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4.54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79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shapes>
          <draw:frame draw:z-index="1" draw:style-name="gr1" draw:text-style-name="P1" svg:width="453.8pt" svg:height="254.61pt" svg:x="582.66pt" svg:y="297.92pt">
            <loext:p draw:notify-on-update-of-ranges="Hoja1.A1:Hoja1.A1 Hoja1.A2:Hoja1.A1548 Hoja1.D1:Hoja1.D1 Hoja1.D2:Hoja1.D15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Ocurrenc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ower law</text:p>
          </table:table-cell>
          <table:table-cell/>
          <table:table-cell table:formula="of:=SUM([.B2:.B60000])" office:value-type="float" office:value="1804687" calcext:value-type="float">
            <text:p>1804687</text:p>
          </table:table-cell>
          <table:table-cell office:value-type="string" calcext:value-type="string">
            <text:p>diff cuadrado</text:p>
          </table:table-cell>
          <table:table-cell table:number-columns-repeated="3"/>
          <table:table-cell>
            <draw:frame table:end-cell-address="Hoja1.R19" table:end-x="31.55pt" table:end-y="0.74pt" draw:z-index="0" draw:style-name="gr1" draw:text-style-name="P1" svg:width="453.69pt" svg:height="254.98pt" svg:x="25.85pt" svg:y="6.8pt">
              <loext:p draw:notify-on-update-of-ranges="Hoja1.A2:Hoja1.A1556 Hoja1.B1:Hoja1.B1 Hoja1.B2:Hoja1.B155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i</text:p>
          </table:table-cell>
          <table:table-cell office:value-type="float" office:value="37791" calcext:value-type="float">
            <text:p>37791</text:p>
          </table:table-cell>
          <table:table-cell table:formula="of:=([.B2]/[.$F$1])" office:value-type="float" office:value="0.0209404733341571" calcext:value-type="float">
            <text:p>0.020940473334157</text:p>
          </table:table-cell>
          <table:table-cell table:formula="of:=([.$S$11]/([.E2]+[.$T$11])^[.$U$11])" office:value-type="float" office:value="0.0250545032365102" calcext:value-type="float">
            <text:p>0.025054503236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]^2" office:value-type="float" office:value="0.000627728132428301" calcext:value-type="float">
            <text:p>0.000627728132428</text:p>
          </table:table-cell>
          <table:table-cell table:formula="of:=([.C2]-[.D2])^2" office:value-type="float" office:value="0.0000169252420374554" calcext:value-type="float">
            <text:p>1.69252420374554E-05</text:p>
          </table:table-cell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2">
          <table:table-cell office:value-type="string" calcext:value-type="string">
            <text:p><text:s/>that</text:p>
          </table:table-cell>
          <table:table-cell office:value-type="float" office:value="37280" calcext:value-type="float">
            <text:p>37280</text:p>
          </table:table-cell>
          <table:table-cell table:formula="of:=([.B3]/[.$F$1])" office:value-type="float" office:value="0.0206573217405567" calcext:value-type="float">
            <text:p>0.020657321740557</text:p>
          </table:table-cell>
          <table:table-cell table:formula="of:=([.$S$11]/([.E3]+[.$T$11])^[.$U$11])" office:value-type="float" office:value="0.021418543006156" calcext:value-type="float">
            <text:p>0.0214185430061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]^2" office:value-type="float" office:value="0.000458753984506553" calcext:value-type="float">
            <text:p>0.000458753984507</text:p>
          </table:table-cell>
          <table:table-cell table:formula="of:=([.C3]-[.D3])^2" office:value-type="float" office:value="0.000000579457815200604" calcext:value-type="float">
            <text:p>5.79457815200604E-07</text:p>
          </table:table-cell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3.25" calcext:value-type="float">
            <text:p>3.25</text:p>
          </table:table-cell>
          <table:table-cell office:value-type="float" office:value="0.86" calcext:value-type="float">
            <text:p>0.86</text:p>
          </table:table-cell>
          <table:table-cell office:value-type="float" office:value="0.000172" calcext:value-type="float">
            <text:p>0.000172</text:p>
          </table:table-cell>
        </table:table-row>
        <table:table-row table:style-name="ro2">
          <table:table-cell office:value-type="string" calcext:value-type="string">
            <text:p><text:s/>was</text:p>
          </table:table-cell>
          <table:table-cell office:value-type="float" office:value="34576" calcext:value-type="float">
            <text:p>34576</text:p>
          </table:table-cell>
          <table:table-cell table:formula="of:=([.B4]/[.$F$1])" office:value-type="float" office:value="0.0191590009791172" calcext:value-type="float">
            <text:p>0.019159000979117</text:p>
          </table:table-cell>
          <table:table-cell table:formula="of:=([.$S$11]/([.E4]+[.$T$11])^[.$U$11])" office:value-type="float" office:value="0.0187592592614375" calcext:value-type="float">
            <text:p>0.01875925926143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4]^2" office:value-type="float" office:value="0.000351909808037827" calcext:value-type="float">
            <text:p>0.000351909808038</text:p>
          </table:table-cell>
          <table:table-cell table:formula="of:=([.C4]-[.D4])^2" office:value-type="float" office:value="0.000000159793440853519" calcext:value-type="float">
            <text:p>1.59793440853519E-07</text:p>
          </table:table-cell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3.25" calcext:value-type="float">
            <text:p>3.25</text:p>
          </table:table-cell>
          <table:table-cell office:value-type="float" office:value="0.9" calcext:value-type="float">
            <text:p>0.9</text:p>
          </table:table-cell>
          <table:table-cell office:value-type="float" office:value="0.0002292" calcext:value-type="float">
            <text:p>0.0002292</text:p>
          </table:table-cell>
        </table:table-row>
        <table:table-row table:style-name="ro2">
          <table:table-cell office:value-type="string" calcext:value-type="string">
            <text:p><text:s/>it</text:p>
          </table:table-cell>
          <table:table-cell office:value-type="float" office:value="31682" calcext:value-type="float">
            <text:p>31682</text:p>
          </table:table-cell>
          <table:table-cell table:formula="of:=([.B5]/[.$F$1])" office:value-type="float" office:value="0.0175553988032274" calcext:value-type="float">
            <text:p>0.017555398803227</text:p>
          </table:table-cell>
          <table:table-cell table:formula="of:=([.$S$11]/([.E5]+[.$T$11])^[.$U$11])" office:value-type="float" office:value="0.0167240944348264" calcext:value-type="float">
            <text:p>0.01672409443482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5]^2" office:value-type="float" office:value="0.000279695334664991" calcext:value-type="float">
            <text:p>0.000279695334665</text:p>
          </table:table-cell>
          <table:table-cell table:formula="of:=([.C5]-[.D5])^2" office:value-type="float" office:value="0.000000691066952922537" calcext:value-type="float">
            <text:p>6.91066952922537E-07</text:p>
          </table:table-cell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.0006605" calcext:value-type="float">
            <text:p>0.0006605</text:p>
          </table:table-cell>
        </table:table-row>
        <table:table-row table:style-name="ro2">
          <table:table-cell office:value-type="string" calcext:value-type="string">
            <text:p><text:s/>he</text:p>
          </table:table-cell>
          <table:table-cell office:value-type="float" office:value="27976" calcext:value-type="float">
            <text:p>27976</text:p>
          </table:table-cell>
          <table:table-cell table:formula="of:=([.B6]/[.$F$1])" office:value-type="float" office:value="0.0155018571087396" calcext:value-type="float">
            <text:p>0.01550185710874</text:p>
          </table:table-cell>
          <table:table-cell table:formula="of:=([.$S$11]/([.E6]+[.$T$11])^[.$U$11])" office:value-type="float" office:value="0.0151130264310122" calcext:value-type="float">
            <text:p>0.01511302643101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6]^2" office:value-type="float" office:value="0.000228403567904473" calcext:value-type="float">
            <text:p>0.000228403567904</text:p>
          </table:table-cell>
          <table:table-cell table:formula="of:=([.C6]-[.D6])^2" office:value-type="float" office:value="0.000000151189295941991" calcext:value-type="float">
            <text:p>1.51189295941991E-07</text:p>
          </table:table-cell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3.25" calcext:value-type="float">
            <text:p>3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3">
          <table:table-cell office:value-type="string" calcext:value-type="string">
            <text:p><text:s/>his</text:p>
          </table:table-cell>
          <table:table-cell office:value-type="float" office:value="27824" calcext:value-type="float">
            <text:p>27824</text:p>
          </table:table-cell>
          <table:table-cell table:formula="of:=([.B7]/[.$F$1])" office:value-type="float" office:value="0.0154176319771794" calcext:value-type="float">
            <text:p>0.01541763197718</text:p>
          </table:table-cell>
          <table:table-cell table:formula="of:=([.$S$11]/([.E7]+[.$T$11])^[.$U$11])" office:value-type="float" office:value="0.0138038426460288" calcext:value-type="float">
            <text:p>0.01380384264602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7]^2" office:value-type="float" office:value="0.000190546071796325" calcext:value-type="float">
            <text:p>0.000190546071796</text:p>
          </table:table-cell>
          <table:table-cell table:formula="of:=([.C7]-[.D7])^2" office:value-type="float" office:value="0.00000260431600533541" calcext:value-type="float">
            <text:p>2.60431600533541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s</text:p>
          </table:table-cell>
          <table:table-cell office:value-type="float" office:value="25167" calcext:value-type="float">
            <text:p>25167</text:p>
          </table:table-cell>
          <table:table-cell table:formula="of:=([.B8]/[.$F$1])" office:value-type="float" office:value="0.0139453545129987" calcext:value-type="float">
            <text:p>0.013945354512999</text:p>
          </table:table-cell>
          <table:table-cell table:formula="of:=([.$S$11]/([.E8]+[.$T$11])^[.$U$11])" office:value-type="float" office:value="0.0127175159435164" calcext:value-type="float">
            <text:p>0.0127175159435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8]^2" office:value-type="float" office:value="0.000161735211773593" calcext:value-type="float">
            <text:p>0.000161735211774</text:p>
          </table:table-cell>
          <table:table-cell table:formula="of:=([.C8]-[.D8])^2" office:value-type="float" office:value="0.00000150758755270829" calcext:value-type="float">
            <text:p>1.50758755270829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th</text:p>
          </table:table-cell>
          <table:table-cell office:value-type="float" office:value="24993" calcext:value-type="float">
            <text:p>24993</text:p>
          </table:table-cell>
          <table:table-cell table:formula="of:=([.B9]/[.$F$1])" office:value-type="float" office:value="0.0138489389018705" calcext:value-type="float">
            <text:p>0.013848938901871</text:p>
          </table:table-cell>
          <table:table-cell table:formula="of:=([.$S$11]/([.E9]+[.$T$11])^[.$U$11])" office:value-type="float" office:value="0.0118006010565532" calcext:value-type="float">
            <text:p>0.01180060105655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9]^2" office:value-type="float" office:value="0.000139254185295925" calcext:value-type="float">
            <text:p>0.000139254185296</text:p>
          </table:table-cell>
          <table:table-cell table:formula="of:=([.C9]-[.D9])^2" office:value-type="float" office:value="0.00000419568792855905" calcext:value-type="float">
            <text:p>4.19568792855905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</text:p>
          </table:table-cell>
          <table:table-cell office:value-type="float" office:value="22801" calcext:value-type="float">
            <text:p>22801</text:p>
          </table:table-cell>
          <table:table-cell table:formula="of:=([.B10]/[.$F$1])" office:value-type="float" office:value="0.0126343238467391" calcext:value-type="float">
            <text:p>0.012634323846739</text:p>
          </table:table-cell>
          <table:table-cell table:formula="of:=([.$S$11]/([.E10]+[.$T$11])^[.$U$11])" office:value-type="float" office:value="0.0110156141949833" calcext:value-type="float">
            <text:p>0.0110156141949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0]^2" office:value-type="float" office:value="0.000121343756092718" calcext:value-type="float">
            <text:p>0.000121343756093</text:p>
          </table:table-cell>
          <table:table-cell table:formula="of:=([.C10]-[.D10])^2" office:value-type="float" office:value="0.0000026202209366872" calcext:value-type="float">
            <text:p>2.6202209366872E-06</text:p>
          </table:table-cell>
          <table:table-cell table:number-columns-repeated="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<text:s/>is</text:p>
          </table:table-cell>
          <table:table-cell office:value-type="float" office:value="22058" calcext:value-type="float">
            <text:p>22058</text:p>
          </table:table-cell>
          <table:table-cell table:formula="of:=([.B11]/[.$F$1])" office:value-type="float" office:value="0.0122226181049678" calcext:value-type="float">
            <text:p>0.012222618104968</text:p>
          </table:table-cell>
          <table:table-cell table:formula="of:=([.$S$11]/([.E11]+[.$T$11])^[.$U$11])" office:value-type="float" office:value="0.0103354618751168" calcext:value-type="float">
            <text:p>0.0103354618751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1]^2" office:value-type="float" office:value="0.000106821772171993" calcext:value-type="float">
            <text:p>0.000106821772172</text:p>
          </table:table-cell>
          <table:table-cell table:formula="of:=([.C11]-[.D11])^2" office:value-type="float" office:value="0.00000356135863586536" calcext:value-type="float">
            <text:p>3.56135863586536E-06</text:p>
          </table:table-cell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3">
          <table:table-cell office:value-type="string" calcext:value-type="string">
            <text:p><text:s/>had</text:p>
          </table:table-cell>
          <table:table-cell office:value-type="float" office:value="20869" calcext:value-type="float">
            <text:p>20869</text:p>
          </table:table-cell>
          <table:table-cell table:formula="of:=([.B12]/[.$F$1])" office:value-type="float" office:value="0.0115637780955922" calcext:value-type="float">
            <text:p>0.011563778095592</text:p>
          </table:table-cell>
          <table:table-cell table:formula="of:=([.$S$11]/([.E12]+[.$T$11])^[.$U$11])" office:value-type="float" office:value="0.00974005742122644" calcext:value-type="float">
            <text:p>0.00974005742122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12]^2" office:value-type="float" office:value="0.0000948687185687882" calcext:value-type="float">
            <text:p>9.48687185687882E-05</text:p>
          </table:table-cell>
          <table:table-cell table:formula="of:=([.C12]-[.D12])^2" office:value-type="float" office:value="0.00000332595709810911" calcext:value-type="float">
            <text:p>3.32595709810911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t</text:p>
          </table:table-cell>
          <table:table-cell office:value-type="float" office:value="19429" calcext:value-type="float">
            <text:p>19429</text:p>
          </table:table-cell>
          <table:table-cell table:formula="of:=([.B13]/[.$F$1])" office:value-type="float" office:value="0.0107658557966007" calcext:value-type="float">
            <text:p>0.010765855796601</text:p>
          </table:table-cell>
          <table:table-cell table:formula="of:=([.$S$11]/([.E13]+[.$T$11])^[.$U$11])" office:value-type="float" office:value="0.00921418260806938" calcext:value-type="float">
            <text:p>0.00921418260806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13]^2" office:value-type="float" office:value="0.0000849011611348483" calcext:value-type="float">
            <text:p>8.49011611348483E-05</text:p>
          </table:table-cell>
          <table:table-cell table:formula="of:=([.C13]-[.D13])^2" office:value-type="float" office:value="0.00000240768968400706" calcext:value-type="float">
            <text:p>2.40768968400706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n</text:p>
          </table:table-cell>
          <table:table-cell office:value-type="float" office:value="19043" calcext:value-type="float">
            <text:p>19043</text:p>
          </table:table-cell>
          <table:table-cell table:formula="of:=([.B14]/[.$F$1])" office:value-type="float" office:value="0.0105519682914544" calcext:value-type="float">
            <text:p>0.010551968291455</text:p>
          </table:table-cell>
          <table:table-cell table:formula="of:=([.$S$11]/([.E14]+[.$T$11])^[.$U$11])" office:value-type="float" office:value="0.00874608970913554" calcext:value-type="float">
            <text:p>0.00874608970913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14]^2" office:value-type="float" office:value="0.0000764940852002465" calcext:value-type="float">
            <text:p>7.64940852002465E-05</text:p>
          </table:table-cell>
          <table:table-cell table:formula="of:=([.C14]-[.D14])^2" office:value-type="float" office:value="0.00000326119745407805" calcext:value-type="float">
            <text:p>3.26119745407805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y</text:p>
          </table:table-cell>
          <table:table-cell office:value-type="float" office:value="18644" calcext:value-type="float">
            <text:p>18644</text:p>
          </table:table-cell>
          <table:table-cell table:formula="of:=([.B15]/[.$F$1])" office:value-type="float" office:value="0.0103308773211089" calcext:value-type="float">
            <text:p>0.010330877321109</text:p>
          </table:table-cell>
          <table:table-cell table:formula="of:=([.$S$11]/([.E15]+[.$T$11])^[.$U$11])" office:value-type="float" office:value="0.00832656057035538" calcext:value-type="float">
            <text:p>0.00832656057035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15]^2" office:value-type="float" office:value="0.0000693316109317969" calcext:value-type="float">
            <text:p>6.93316109317969E-05</text:p>
          </table:table-cell>
          <table:table-cell table:formula="of:=([.C15]-[.D15])^2" office:value-type="float" office:value="0.00000401728563735103" calcext:value-type="float">
            <text:p>4.01728563735103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t</text:p>
          </table:table-cell>
          <table:table-cell office:value-type="float" office:value="17747" calcext:value-type="float">
            <text:p>17747</text:p>
          </table:table-cell>
          <table:table-cell table:formula="of:=([.B16]/[.$F$1])" office:value-type="float" office:value="0.00983383822236211" calcext:value-type="float">
            <text:p>0.009833838222362</text:p>
          </table:table-cell>
          <table:table-cell table:formula="of:=([.$S$11]/([.E16]+[.$T$11])^[.$U$11])" office:value-type="float" office:value="0.00794825703624001" calcext:value-type="float">
            <text:p>0.007948257036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D16]^2" office:value-type="float" office:value="0.0000631747899141389" calcext:value-type="float">
            <text:p>6.31747899141389E-05</text:p>
          </table:table-cell>
          <table:table-cell table:formula="of:=([.C16]-[.D16])^2" office:value-type="float" office:value="0.0000035554164094576" calcext:value-type="float">
            <text:p>3.5554164094576E-06</text:p>
          </table:table-cell>
          <table:table-cell/>
          <table:table-cell table:formula="of:=SUM([.H2:.H1548])" office:value-type="float" office:value="0.000138581716838565" calcext:value-type="float">
            <text:p>0.000138581716839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<text:s/>you</text:p>
          </table:table-cell>
          <table:table-cell office:value-type="float" office:value="17540" calcext:value-type="float">
            <text:p>17540</text:p>
          </table:table-cell>
          <table:table-cell table:formula="of:=([.B17]/[.$F$1])" office:value-type="float" office:value="0.00971913689188208" calcext:value-type="float">
            <text:p>0.009719136891882</text:p>
          </table:table-cell>
          <table:table-cell table:formula="of:=([.$S$11]/([.E17]+[.$T$11])^[.$U$11])" office:value-type="float" office:value="0.00760526241520746" calcext:value-type="float">
            <text:p>0.00760526241520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17]^2" office:value-type="float" office:value="0.0000578400164041672" calcext:value-type="float">
            <text:p>5.78400164041672E-05</text:p>
          </table:table-cell>
          <table:table-cell table:formula="of:=([.C17]-[.D17])^2" office:value-type="float" office:value="0.00000446846530313641" calcext:value-type="float">
            <text:p>4.46846530313641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</text:p>
          </table:table-cell>
          <table:table-cell office:value-type="float" office:value="17493" calcext:value-type="float">
            <text:p>17493</text:p>
          </table:table-cell>
          <table:table-cell table:formula="of:=([.B18]/[.$F$1])" office:value-type="float" office:value="0.00969309359462333" calcext:value-type="float">
            <text:p>0.009693093594623</text:p>
          </table:table-cell>
          <table:table-cell table:formula="of:=([.$S$11]/([.E18]+[.$T$11])^[.$U$11])" office:value-type="float" office:value="0.00729275135337007" calcext:value-type="float">
            <text:p>0.0072927513533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8]^2" office:value-type="float" office:value="0.000053184222302081" calcext:value-type="float">
            <text:p>5.3184222302081E-05</text:p>
          </table:table-cell>
          <table:table-cell table:formula="of:=([.C18]-[.D18])^2" office:value-type="float" office:value="0.00000576164287514474" calcext:value-type="float">
            <text:p>5.76164287514474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ut</text:p>
          </table:table-cell>
          <table:table-cell office:value-type="float" office:value="17033" calcext:value-type="float">
            <text:p>17033</text:p>
          </table:table-cell>
          <table:table-cell table:formula="of:=([.B19]/[.$F$1])" office:value-type="float" office:value="0.00943820174911217" calcext:value-type="float">
            <text:p>0.009438201749112</text:p>
          </table:table-cell>
          <table:table-cell table:formula="of:=([.$S$11]/([.E19]+[.$T$11])^[.$U$11])" office:value-type="float" office:value="0.00700674793970153" calcext:value-type="float">
            <text:p>0.00700674793970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19]^2" office:value-type="float" office:value="0.0000490945166905116" calcext:value-type="float">
            <text:p>4.90945166905116E-05</text:p>
          </table:table-cell>
          <table:table-cell table:formula="of:=([.C19]-[.D19])^2" office:value-type="float" office:value="0.00000591196762729754" calcext:value-type="float">
            <text:p>5.91196762729754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s</text:p>
          </table:table-cell>
          <table:table-cell office:value-type="float" office:value="16399" calcext:value-type="float">
            <text:p>16399</text:p>
          </table:table-cell>
          <table:table-cell table:formula="of:=([.B20]/[.$F$1])" office:value-type="float" office:value="0.00908689429247288" calcext:value-type="float">
            <text:p>0.009086894292473</text:p>
          </table:table-cell>
          <table:table-cell table:formula="of:=([.$S$11]/([.E20]+[.$T$11])^[.$U$11])" office:value-type="float" office:value="0.00674394564081045" calcext:value-type="float">
            <text:p>0.0067439456408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D20]^2" office:value-type="float" office:value="0.0000454808028062063" calcext:value-type="float">
            <text:p>4.54808028062063E-05</text:p>
          </table:table-cell>
          <table:table-cell table:formula="of:=([.C20]-[.D20])^2" office:value-type="float" office:value="0.00000548940838432677" calcext:value-type="float">
            <text:p>5.48940838432677E-06</text:p>
          </table:table-cell>
          <table:table-cell table:number-columns-repeated="10"/>
          <table:table-cell office:value-type="string" calcext:value-type="string">
            <text:p>Primero hemos aproximado la c porque era el mas grande y luego hemos ido haciendo la b y la a por los lol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which</text:p>
          </table:table-cell>
          <table:table-cell office:value-type="float" office:value="15440" calcext:value-type="float">
            <text:p>15440</text:p>
          </table:table-cell>
          <table:table-cell table:formula="of:=([.B21]/[.$F$1])" office:value-type="float" office:value="0.00855550020585287" calcext:value-type="float">
            <text:p>0.008555500205853</text:p>
          </table:table-cell>
          <table:table-cell table:formula="of:=([.$S$11]/([.E21]+[.$T$11])^[.$U$11])" office:value-type="float" office:value="0.00650157133731747" calcext:value-type="float">
            <text:p>0.0065015713373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21]^2" office:value-type="float" office:value="0.0000422704298542281" calcext:value-type="float">
            <text:p>4.22704298542281E-05</text:p>
          </table:table-cell>
          <table:table-cell table:formula="of:=([.C21]-[.D21])^2" office:value-type="float" office:value="0.00000421862379700309" calcext:value-type="float">
            <text:p>4.21862379700309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ve</text:p>
          </table:table-cell>
          <table:table-cell office:value-type="float" office:value="14839" calcext:value-type="float">
            <text:p>14839</text:p>
          </table:table-cell>
          <table:table-cell table:formula="of:=([.B22]/[.$F$1])" office:value-type="float" office:value="0.00822247846856546" calcext:value-type="float">
            <text:p>0.008222478468565</text:p>
          </table:table-cell>
          <table:table-cell table:formula="of:=([.$S$11]/([.E22]+[.$T$11])^[.$U$11])" office:value-type="float" office:value="0.00627728132428301" calcext:value-type="float">
            <text:p>0.00627728132428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22]^2" office:value-type="float" office:value="0.0000394042608241922" calcext:value-type="float">
            <text:p>3.94042608241922E-05</text:p>
          </table:table-cell>
          <table:table-cell table:formula="of:=([.C22]-[.D22])^2" office:value-type="float" office:value="0.00000378379193012463" calcext:value-type="float">
            <text:p>3.78379193012463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</text:p>
          </table:table-cell>
          <table:table-cell office:value-type="float" office:value="14504" calcext:value-type="float">
            <text:p>14504</text:p>
          </table:table-cell>
          <table:table-cell table:formula="of:=([.B23]/[.$F$1])" office:value-type="float" office:value="0.00803685071150842" calcext:value-type="float">
            <text:p>0.008036850711508</text:p>
          </table:table-cell>
          <table:table-cell table:formula="of:=([.$S$11]/([.E23]+[.$T$11])^[.$U$11])" office:value-type="float" office:value="0.00606908081798757" calcext:value-type="float">
            <text:p>0.00606908081798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23]^2" office:value-type="float" office:value="0.0000368337419752647" calcext:value-type="float">
            <text:p>3.68337419752647E-05</text:p>
          </table:table-cell>
          <table:table-cell table:formula="of:=([.C23]-[.D23])^2" office:value-type="float" office:value="0.00000387211835384705" calcext:value-type="float">
            <text:p>3.87211835384705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om</text:p>
          </table:table-cell>
          <table:table-cell office:value-type="float" office:value="14012" calcext:value-type="float">
            <text:p>14012</text:p>
          </table:table-cell>
          <table:table-cell table:formula="of:=([.B24]/[.$F$1])" office:value-type="float" office:value="0.00776422725935301" calcext:value-type="float">
            <text:p>0.007764227259353</text:p>
          </table:table-cell>
          <table:table-cell table:formula="of:=([.$S$11]/([.E24]+[.$T$11])^[.$U$11])" office:value-type="float" office:value="0.00587526098031209" calcext:value-type="float">
            <text:p>0.0058752609803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D24]^2" office:value-type="float" office:value="0.0000345186915867778" calcext:value-type="float">
            <text:p>3.45186915867778E-05</text:p>
          </table:table-cell>
          <table:table-cell table:formula="of:=([.C24]-[.D24])^2" office:value-type="float" office:value="0.00000356819360335368" calcext:value-type="float">
            <text:p>3.56819360335368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y</text:p>
          </table:table-cell>
          <table:table-cell office:value-type="float" office:value="12922" calcext:value-type="float">
            <text:p>12922</text:p>
          </table:table-cell>
          <table:table-cell table:formula="of:=([.B25]/[.$F$1])" office:value-type="float" office:value="0.00716024440803308" calcext:value-type="float">
            <text:p>0.007160244408033</text:p>
          </table:table-cell>
          <table:table-cell table:formula="of:=([.$S$11]/([.E25]+[.$T$11])^[.$U$11])" office:value-type="float" office:value="0.00569434915756944" calcext:value-type="float">
            <text:p>0.00569434915756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5]^2" office:value-type="float" office:value="0.0000324256123283118" calcext:value-type="float">
            <text:p>3.24256123283118E-05</text:p>
          </table:table-cell>
          <table:table-cell table:formula="of:=([.C25]-[.D25])^2" office:value-type="float" office:value="0.00000214884888533186" calcext:value-type="float">
            <text:p>2.14884888533186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l</text:p>
          </table:table-cell>
          <table:table-cell office:value-type="float" office:value="12715" calcext:value-type="float">
            <text:p>12715</text:p>
          </table:table-cell>
          <table:table-cell table:formula="of:=([.B26]/[.$F$1])" office:value-type="float" office:value="0.00704554307755306" calcext:value-type="float">
            <text:p>0.007045543077553</text:p>
          </table:table-cell>
          <table:table-cell table:formula="of:=([.$S$11]/([.E26]+[.$T$11])^[.$U$11])" office:value-type="float" office:value="0.00552506919993074" calcext:value-type="float">
            <text:p>0.00552506919993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^2" office:value-type="float" office:value="0.0000305263896640233" calcext:value-type="float">
            <text:p>3.05263896640233E-05</text:p>
          </table:table-cell>
          <table:table-cell table:formula="of:=([.C26]-[.D26])^2" office:value-type="float" office:value="0.00000231184081253185" calcext:value-type="float">
            <text:p>2.31184081253185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r</text:p>
          </table:table-cell>
          <table:table-cell office:value-type="float" office:value="11904" calcext:value-type="float">
            <text:p>11904</text:p>
          </table:table-cell>
          <table:table-cell table:formula="of:=([.B27]/[.$F$1])" office:value-type="float" office:value="0.00659615767166273" calcext:value-type="float">
            <text:p>0.006596157671663</text:p>
          </table:table-cell>
          <table:table-cell table:formula="of:=([.$S$11]/([.E27]+[.$T$11])^[.$U$11])" office:value-type="float" office:value="0.00536630955069068" calcext:value-type="float">
            <text:p>0.00536630955069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27]^2" office:value-type="float" office:value="0.000028797278193834" calcext:value-type="float">
            <text:p>2.8797278193834E-05</text:p>
          </table:table-cell>
          <table:table-cell table:formula="of:=([.C27]-[.D27])^2" office:value-type="float" office:value="0.00000151252640065849" calcext:value-type="float">
            <text:p>1.51252640065849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</text:p>
          </table:table-cell>
          <table:table-cell office:value-type="float" office:value="11684" calcext:value-type="float">
            <text:p>11684</text:p>
          </table:table-cell>
          <table:table-cell table:formula="of:=([.B28]/[.$F$1])" office:value-type="float" office:value="0.00647425287598348" calcext:value-type="float">
            <text:p>0.006474252875983</text:p>
          </table:table-cell>
          <table:table-cell table:formula="of:=([.$S$11]/([.E28]+[.$T$11])^[.$U$11])" office:value-type="float" office:value="0.00521709738190358" calcext:value-type="float">
            <text:p>0.00521709738190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28]^2" office:value-type="float" office:value="0.0000272181050922652" calcext:value-type="float">
            <text:p>2.72181050922652E-05</text:p>
          </table:table-cell>
          <table:table-cell table:formula="of:=([.C28]-[.D28])^2" office:value-type="float" office:value="0.00000158043993629528" calcext:value-type="float">
            <text:p>1.58043993629528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y</text:p>
          </table:table-cell>
          <table:table-cell office:value-type="float" office:value="11665" calcext:value-type="float">
            <text:p>11665</text:p>
          </table:table-cell>
          <table:table-cell table:formula="of:=([.B29]/[.$F$1])" office:value-type="float" office:value="0.00646372473453846" calcext:value-type="float">
            <text:p>0.006463724734538</text:p>
          </table:table-cell>
          <table:table-cell table:formula="of:=([.$S$11]/([.E29]+[.$T$11])^[.$U$11])" office:value-type="float" office:value="0.00507657747722647" calcext:value-type="float">
            <text:p>0.00507657747722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29]^2" office:value-type="float" office:value="0.0000257716388822831" calcext:value-type="float">
            <text:p>2.57716388822831E-05</text:p>
          </table:table-cell>
          <table:table-cell table:formula="of:=([.C29]-[.D29])^2" office:value-type="float" office:value="0.00000192417751346816" calcext:value-type="float">
            <text:p>1.92417751346816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re</text:p>
          </table:table-cell>
          <table:table-cell office:value-type="float" office:value="11286" calcext:value-type="float">
            <text:p>11286</text:p>
          </table:table-cell>
          <table:table-cell table:formula="of:=([.B30]/[.$F$1])" office:value-type="float" office:value="0.00625371601834556" calcext:value-type="float">
            <text:p>0.006253716018346</text:p>
          </table:table-cell>
          <table:table-cell table:formula="of:=([.$S$11]/([.E30]+[.$T$11])^[.$U$11])" office:value-type="float" office:value="0.0049439948729339" calcext:value-type="float">
            <text:p>0.00494399487293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D30]^2" office:value-type="float" office:value="0.0000244430853035967" calcext:value-type="float">
            <text:p>2.44430853035967E-05</text:p>
          </table:table-cell>
          <table:table-cell table:formula="of:=([.C30]-[.D30])^2" office:value-type="float" office:value="0.00000171536947873845" calcext:value-type="float">
            <text:p>1.71536947873845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m</text:p>
          </table:table-cell>
          <table:table-cell office:value-type="float" office:value="10536" calcext:value-type="float">
            <text:p>10536</text:p>
          </table:table-cell>
          <table:table-cell table:formula="of:=([.B31]/[.$F$1])" office:value-type="float" office:value="0.00583813148762085" calcext:value-type="float">
            <text:p>0.005838131487621</text:p>
          </table:table-cell>
          <table:table-cell table:formula="of:=([.$S$11]/([.E31]+[.$T$11])^[.$U$11])" office:value-type="float" office:value="0.00481868049720611" calcext:value-type="float">
            <text:p>0.00481868049720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^2" office:value-type="float" office:value="0.0000232196817341546" calcext:value-type="float">
            <text:p>2.32196817341546E-05</text:p>
          </table:table-cell>
          <table:table-cell table:formula="of:=([.C31]-[.D31])^2" office:value-type="float" office:value="0.00000103928032185758" calcext:value-type="float">
            <text:p>1.03928032185758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id</text:p>
          </table:table-cell>
          <table:table-cell office:value-type="float" office:value="10489" calcext:value-type="float">
            <text:p>10489</text:p>
          </table:table-cell>
          <table:table-cell table:formula="of:=([.B32]/[.$F$1])" office:value-type="float" office:value="0.0058120881903621" calcext:value-type="float">
            <text:p>0.005812088190362</text:p>
          </table:table-cell>
          <table:table-cell table:formula="of:=([.$S$11]/([.E32]+[.$T$11])^[.$U$11])" office:value-type="float" office:value="0.00470003921880219" calcext:value-type="float">
            <text:p>0.00470003921880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32]^2" office:value-type="float" office:value="0.0000220903686582787" calcext:value-type="float">
            <text:p>2.20903686582787E-05</text:p>
          </table:table-cell>
          <table:table-cell table:formula="of:=([.C32]-[.D32])^2" office:value-type="float" office:value="0.00000123665291514745" calcext:value-type="float">
            <text:p>1.23665291514745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</text:p>
          </table:table-cell>
          <table:table-cell office:value-type="float" office:value="9944" calcext:value-type="float">
            <text:p>9944</text:p>
          </table:table-cell>
          <table:table-cell table:formula="of:=([.B33]/[.$F$1])" office:value-type="float" office:value="0.00551009676470213" calcext:value-type="float">
            <text:p>0.005510096764702</text:p>
          </table:table-cell>
          <table:table-cell table:formula="of:=([.$S$11]/([.E33]+[.$T$11])^[.$U$11])" office:value-type="float" office:value="0.00458753984506553" calcext:value-type="float">
            <text:p>0.00458753984506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3]^2" office:value-type="float" office:value="0.0000210455218300639" calcext:value-type="float">
            <text:p>2.10455218300639E-05</text:p>
          </table:table-cell>
          <table:table-cell table:formula="of:=([.C33]-[.D33])^2" office:value-type="float" office:value="0.000000851111269969379" calcext:value-type="float">
            <text:p>8.51111269969379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</text:p>
          </table:table-cell>
          <table:table-cell office:value-type="float" office:value="9678" calcext:value-type="float">
            <text:p>9678</text:p>
          </table:table-cell>
          <table:table-cell table:formula="of:=([.B34]/[.$F$1])" office:value-type="float" office:value="0.00536270278447177" calcext:value-type="float">
            <text:p>0.005362702784472</text:p>
          </table:table-cell>
          <table:table-cell table:formula="of:=([.$S$11]/([.E34]+[.$T$11])^[.$U$11])" office:value-type="float" office:value="0.00448070670713315" calcext:value-type="float">
            <text:p>0.00448070670713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^2" office:value-type="float" office:value="0.000020076732595348" calcext:value-type="float">
            <text:p>2.0076732595348E-05</text:p>
          </table:table-cell>
          <table:table-cell table:formula="of:=([.C34]-[.D34])^2" office:value-type="float" office:value="0.000000777917080440713" calcext:value-type="float">
            <text:p>7.77917080440713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e</text:p>
          </table:table-cell>
          <table:table-cell office:value-type="float" office:value="9644" calcext:value-type="float">
            <text:p>9644</text:p>
          </table:table-cell>
          <table:table-cell table:formula="of:=([.B35]/[.$F$1])" office:value-type="float" office:value="0.00534386295241225" calcext:value-type="float">
            <text:p>0.005343862952412</text:p>
          </table:table-cell>
          <table:table-cell table:formula="of:=([.$S$11]/([.E35]+[.$T$11])^[.$U$11])" office:value-type="float" office:value="0.00437911254526757" calcext:value-type="float">
            <text:p>0.00437911254526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35]^2" office:value-type="float" office:value="0.0000191766266841198" calcext:value-type="float">
            <text:p>1.91766266841198E-05</text:p>
          </table:table-cell>
          <table:table-cell table:formula="of:=([.C35]-[.D35])^2" office:value-type="float" office:value="0.000000930743348085823" calcext:value-type="float">
            <text:p>9.30743348085823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e</text:p>
          </table:table-cell>
          <table:table-cell office:value-type="float" office:value="9635" calcext:value-type="float">
            <text:p>9635</text:p>
          </table:table-cell>
          <table:table-cell table:formula="of:=([.B36]/[.$F$1])" office:value-type="float" office:value="0.00533887593804355" calcext:value-type="float">
            <text:p>0.005338875938044</text:p>
          </table:table-cell>
          <table:table-cell table:formula="of:=([.$S$11]/([.E36]+[.$T$11])^[.$U$11])" office:value-type="float" office:value="0.00428237246519677" calcext:value-type="float">
            <text:p>0.00428237246519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D36]^2" office:value-type="float" office:value="0.0000183387139306755" calcext:value-type="float">
            <text:p>1.83387139306755E-05</text:p>
          </table:table-cell>
          <table:table-cell table:formula="of:=([.C36]-[.D36])^2" office:value-type="float" office:value="0.00000111619958813731" calcext:value-type="float">
            <text:p>1.11619958813731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ne</text:p>
          </table:table-cell>
          <table:table-cell office:value-type="float" office:value="9468" calcext:value-type="float">
            <text:p>9468</text:p>
          </table:table-cell>
          <table:table-cell table:formula="of:=([.B37]/[.$F$1])" office:value-type="float" office:value="0.00524633911586885" calcext:value-type="float">
            <text:p>0.005246339115869</text:p>
          </table:table-cell>
          <table:table-cell table:formula="of:=([.$S$11]/([.E37]+[.$T$11])^[.$U$11])" office:value-type="float" office:value="0.0041901387814506" calcext:value-type="float">
            <text:p>0.00419013878145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37]^2" office:value-type="float" office:value="0.0000175572630078164" calcext:value-type="float">
            <text:p>1.75572630078164E-05</text:p>
          </table:table-cell>
          <table:table-cell table:formula="of:=([.C37]-[.D37])^2" office:value-type="float" office:value="0.00000111555914642521" calcext:value-type="float">
            <text:p>1.11555914642521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ir</text:p>
          </table:table-cell>
          <table:table-cell office:value-type="float" office:value="9466" calcext:value-type="float">
            <text:p>9466</text:p>
          </table:table-cell>
          <table:table-cell table:formula="of:=([.B38]/[.$F$1])" office:value-type="float" office:value="0.00524523089045358" calcext:value-type="float">
            <text:p>0.005245230890454</text:p>
          </table:table-cell>
          <table:table-cell table:formula="of:=([.$S$11]/([.E38]+[.$T$11])^[.$U$11])" office:value-type="float" office:value="0.00410209659902136" calcext:value-type="float">
            <text:p>0.0041020965990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38]^2" office:value-type="float" office:value="0.0000168271965077026" calcext:value-type="float">
            <text:p>1.68271965077026E-05</text:p>
          </table:table-cell>
          <table:table-cell table:formula="of:=([.C38]-[.D38])^2" office:value-type="float" office:value="0.00000130675600824825" calcext:value-type="float">
            <text:p>1.30675600824825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</text:p>
          </table:table-cell>
          <table:table-cell office:value-type="float" office:value="9446" calcext:value-type="float">
            <text:p>9446</text:p>
          </table:table-cell>
          <table:table-cell table:formula="of:=([.B39]/[.$F$1])" office:value-type="float" office:value="0.00523414863630092" calcext:value-type="float">
            <text:p>0.005234148636301</text:p>
          </table:table-cell>
          <table:table-cell table:formula="of:=([.$S$11]/([.E39]+[.$T$11])^[.$U$11])" office:value-type="float" office:value="0.00401796001254728" calcext:value-type="float">
            <text:p>0.00401796001254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9]^2" office:value-type="float" office:value="0.0000161440026624289" calcext:value-type="float">
            <text:p>1.61440026624289E-05</text:p>
          </table:table-cell>
          <table:table-cell table:formula="of:=([.C39]-[.D39])^2" office:value-type="float" office:value="0.00000147911476854778" calcext:value-type="float">
            <text:p>1.47911476854778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</text:p>
          </table:table-cell>
          <table:table-cell office:value-type="float" office:value="9341" calcext:value-type="float">
            <text:p>9341</text:p>
          </table:table-cell>
          <table:table-cell table:formula="of:=([.B40]/[.$F$1])" office:value-type="float" office:value="0.00517596680199946" calcext:value-type="float">
            <text:p>0.005175966801999</text:p>
          </table:table-cell>
          <table:table-cell table:formula="of:=([.$S$11]/([.E40]+[.$T$11])^[.$U$11])" office:value-type="float" office:value="0.00393746882433668" calcext:value-type="float">
            <text:p>0.00393746882433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40]^2" office:value-type="float" office:value="0.0000155036607426233" calcext:value-type="float">
            <text:p>1.55036607426233E-05</text:p>
          </table:table-cell>
          <table:table-cell table:formula="of:=([.C40]-[.D40])^2" office:value-type="float" office:value="0.00000153387724067479" calcext:value-type="float">
            <text:p>1.53387724067479E-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en</text:p>
          </table:table-cell>
          <table:table-cell office:value-type="float" office:value="8732" calcext:value-type="float">
            <text:p>8732</text:p>
          </table:table-cell>
          <table:table-cell table:formula="of:=([.B41]/[.$F$1])" office:value-type="float" office:value="0.00483851216305099" calcext:value-type="float">
            <text:p>0.004838512163051</text:p>
          </table:table-cell>
          <table:table-cell table:formula="of:=([.$S$11]/([.E41]+[.$T$11])^[.$U$11])" office:value-type="float" office:value="0.00386038570020751" calcext:value-type="float">
            <text:p>0.00386038570020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41]^2" office:value-type="float" office:value="0.0000149025777543666" calcext:value-type="float">
            <text:p>1.49025777543666E-05</text:p>
          </table:table-cell>
          <table:table-cell table:formula="of:=([.C41]-[.D41])^2" office:value-type="float" office:value="0.0000009567313773147" calcext:value-type="float">
            <text:p>9.567313773147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r</text:p>
          </table:table-cell>
          <table:table-cell office:value-type="float" office:value="8391" calcext:value-type="float">
            <text:p>8391</text:p>
          </table:table-cell>
          <table:table-cell table:formula="of:=([.B42]/[.$F$1])" office:value-type="float" office:value="0.00464955972974815" calcext:value-type="float">
            <text:p>0.004649559729748</text:p>
          </table:table-cell>
          <table:table-cell table:formula="of:=([.$S$11]/([.E42]+[.$T$11])^[.$U$11])" office:value-type="float" office:value="0.00378649369629259" calcext:value-type="float">
            <text:p>0.00378649369629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42]^2" office:value-type="float" office:value="0.0000143375345120635" calcext:value-type="float">
            <text:p>1.43375345120635E-05</text:p>
          </table:table-cell>
          <table:table-cell table:formula="of:=([.C42]-[.D42])^2" office:value-type="float" office:value="0.000000744882978104715" calcext:value-type="float">
            <text:p>7.44882978104715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uld</text:p>
          </table:table-cell>
          <table:table-cell office:value-type="float" office:value="8041" calcext:value-type="float">
            <text:p>8041</text:p>
          </table:table-cell>
          <table:table-cell table:formula="of:=([.B43]/[.$F$1])" office:value-type="float" office:value="0.00445562028207662" calcext:value-type="float">
            <text:p>0.004455620282077</text:p>
          </table:table-cell>
          <table:table-cell table:formula="of:=([.$S$11]/([.E43]+[.$T$11])^[.$U$11])" office:value-type="float" office:value="0.0037155941014014" calcext:value-type="float">
            <text:p>0.00371559410140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43]^2" office:value-type="float" office:value="0.0000138056395263689" calcext:value-type="float">
            <text:p>1.38056395263689E-05</text:p>
          </table:table-cell>
          <table:table-cell table:formula="of:=([.C43]-[.D43])^2" office:value-type="float" office:value="0.000000547638748084741" calcext:value-type="float">
            <text:p>5.47638748084741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en</text:p>
          </table:table-cell>
          <table:table-cell office:value-type="float" office:value="7973" calcext:value-type="float">
            <text:p>7973</text:p>
          </table:table-cell>
          <table:table-cell table:formula="of:=([.B44]/[.$F$1])" office:value-type="float" office:value="0.00441794061795757" calcext:value-type="float">
            <text:p>0.004417940617958</text:p>
          </table:table-cell>
          <table:table-cell table:formula="of:=([.$S$11]/([.E44]+[.$T$11])^[.$U$11])" office:value-type="float" office:value="0.00364750454880971" calcext:value-type="float">
            <text:p>0.0036475045488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4]^2" office:value-type="float" office:value="0.0000133042894335875" calcext:value-type="float">
            <text:p>1.33042894335875E-05</text:p>
          </table:table-cell>
          <table:table-cell table:formula="of:=([.C44]-[.D44])^2" office:value-type="float" office:value="0.000000593571736644017" calcext:value-type="float">
            <text:p>5.93571736644017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f</text:p>
          </table:table-cell>
          <table:table-cell office:value-type="float" office:value="7894" calcext:value-type="float">
            <text:p>7894</text:p>
          </table:table-cell>
          <table:table-cell table:formula="of:=([.B45]/[.$F$1])" office:value-type="float" office:value="0.00437416571405457" calcext:value-type="float">
            <text:p>0.004374165714055</text:p>
          </table:table-cell>
          <table:table-cell table:formula="of:=([.$S$11]/([.E45]+[.$T$11])^[.$U$11])" office:value-type="float" office:value="0.00358205735891343" calcext:value-type="float">
            <text:p>0.00358205735891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45]^2" office:value-type="float" office:value="0.0000128311349225459" calcext:value-type="float">
            <text:p>1.28311349225459E-05</text:p>
          </table:table-cell>
          <table:table-cell table:formula="of:=([.C45]-[.D45])^2" office:value-type="float" office:value="0.000000627435646284401" calcext:value-type="float">
            <text:p>6.27435646284401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re</text:p>
          </table:table-cell>
          <table:table-cell office:value-type="float" office:value="7840" calcext:value-type="float">
            <text:p>7840</text:p>
          </table:table-cell>
          <table:table-cell table:formula="of:=([.B46]/[.$F$1])" office:value-type="float" office:value="0.00434424362784239" calcext:value-type="float">
            <text:p>0.004344243627842</text:p>
          </table:table-cell>
          <table:table-cell table:formula="of:=([.$S$11]/([.E46]+[.$T$11])^[.$U$11])" office:value-type="float" office:value="0.00351909808037827" calcext:value-type="float">
            <text:p>0.00351909808037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46]^2" office:value-type="float" office:value="0.000012384051299322" calcext:value-type="float">
            <text:p>1.2384051299322E-05</text:p>
          </table:table-cell>
          <table:table-cell table:formula="of:=([.C46]-[.D46])^2" office:value-type="float" office:value="0.000000680865174499866" calcext:value-type="float">
            <text:p>6.80865174499866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m</text:p>
          </table:table-cell>
          <table:table-cell office:value-type="float" office:value="6933" calcext:value-type="float">
            <text:p>6933</text:p>
          </table:table-cell>
          <table:table-cell table:formula="of:=([.B47]/[.$F$1])" office:value-type="float" office:value="0.0038416634020193" calcext:value-type="float">
            <text:p>0.003841663402019</text:p>
          </table:table-cell>
          <table:table-cell table:formula="of:=([.$S$11]/([.E47]+[.$T$11])^[.$U$11])" office:value-type="float" office:value="0.00345848420251207" calcext:value-type="float">
            <text:p>0.00345848420251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7]^2" office:value-type="float" office:value="0.0000119611129790256" calcext:value-type="float">
            <text:p>1.19611129790256E-05</text:p>
          </table:table-cell>
          <table:table-cell table:formula="of:=([.C47]-[.D47])^2" office:value-type="float" office:value="0.000000146826298934996" calcext:value-type="float">
            <text:p>1.46826298934996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o</text:p>
          </table:table-cell>
          <table:table-cell office:value-type="float" office:value="6796" calcext:value-type="float">
            <text:p>6796</text:p>
          </table:table-cell>
          <table:table-cell table:formula="of:=([.B48]/[.$F$1])" office:value-type="float" office:value="0.00376574996107358" calcext:value-type="float">
            <text:p>0.003765749961074</text:p>
          </table:table-cell>
          <table:table-cell table:formula="of:=([.$S$11]/([.E48]+[.$T$11])^[.$U$11])" office:value-type="float" office:value="0.00340008401579641" calcext:value-type="float">
            <text:p>0.00340008401579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8]^2" office:value-type="float" office:value="0.0000115605713144742" calcext:value-type="float">
            <text:p>1.15605713144742E-05</text:p>
          </table:table-cell>
          <table:table-cell table:formula="of:=([.C48]-[.D48])^2" office:value-type="float" office:value="0.000000133711583535448" calcext:value-type="float">
            <text:p>1.33711583535448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at</text:p>
          </table:table-cell>
          <table:table-cell office:value-type="float" office:value="6608" calcext:value-type="float">
            <text:p>6608</text:p>
          </table:table-cell>
          <table:table-cell table:formula="of:=([.B49]/[.$F$1])" office:value-type="float" office:value="0.00366157677203859" calcext:value-type="float">
            <text:p>0.003661576772039</text:p>
          </table:table-cell>
          <table:table-cell table:formula="of:=([.$S$11]/([.E49]+[.$T$11])^[.$U$11])" office:value-type="float" office:value="0.00334377560100456" calcext:value-type="float">
            <text:p>0.003343775601005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9]^2" office:value-type="float" office:value="0.0000111808352698734" calcext:value-type="float">
            <text:p>1.11808352698734E-05</text:p>
          </table:table-cell>
          <table:table-cell table:formula="of:=([.C49]-[.D49])^2" office:value-type="float" office:value="0.000000100997584310601" calcext:value-type="float">
            <text:p>1.00997584310601E-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p</text:p>
          </table:table-cell>
          <table:table-cell office:value-type="float" office:value="6310" calcext:value-type="float">
            <text:p>6310</text:p>
          </table:table-cell>
          <table:table-cell table:formula="of:=([.B50]/[.$F$1])" office:value-type="float" office:value="0.00349645118516396" calcext:value-type="float">
            <text:p>0.003496451185164</text:p>
          </table:table-cell>
          <table:table-cell table:formula="of:=([.$S$11]/([.E50]+[.$T$11])^[.$U$11])" office:value-type="float" office:value="0.00328944593023995" calcext:value-type="float">
            <text:p>0.00328944593024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50]^2" office:value-type="float" office:value="0.0000108204545279722" calcext:value-type="float">
            <text:p>1.08204545279722E-05</text:p>
          </table:table-cell>
          <table:table-cell table:formula="of:=([.C50]-[.D50])^2" office:value-type="float" office:value="0.0000000428511755661563" calcext:value-type="float">
            <text:p>4.285117556615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ll</text:p>
          </table:table-cell>
          <table:table-cell office:value-type="float" office:value="6290" calcext:value-type="float">
            <text:p>6290</text:p>
          </table:table-cell>
          <table:table-cell table:formula="of:=([.B51]/[.$F$1])" office:value-type="float" office:value="0.00348536893101131" calcext:value-type="float">
            <text:p>0.003485368931011</text:p>
          </table:table-cell>
          <table:table-cell table:formula="of:=([.$S$11]/([.E51]+[.$T$11])^[.$U$11])" office:value-type="float" office:value="0.00323699006565806" calcext:value-type="float">
            <text:p>0.00323699006565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51]^2" office:value-type="float" office:value="0.000010478104685169" calcext:value-type="float">
            <text:p>1.0478104685169E-05</text:p>
          </table:table-cell>
          <table:table-cell table:formula="of:=([.C51]-[.D51])^2" office:value-type="float" office:value="0.0000000616920607541643" calcext:value-type="float">
            <text:p>6.169206075416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ut</text:p>
          </table:table-cell>
          <table:table-cell office:value-type="float" office:value="6249" calcext:value-type="float">
            <text:p>6249</text:p>
          </table:table-cell>
          <table:table-cell table:formula="of:=([.B52]/[.$F$1])" office:value-type="float" office:value="0.00346265030999835" calcext:value-type="float">
            <text:p>0.003462650309998</text:p>
          </table:table-cell>
          <table:table-cell table:formula="of:=([.$S$11]/([.E52]+[.$T$11])^[.$U$11])" office:value-type="float" office:value="0.00318631044367201" calcext:value-type="float">
            <text:p>0.00318631044367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52]^2" office:value-type="float" office:value="0.0000101525742434533" calcext:value-type="float">
            <text:p>1.01525742434533E-05</text:p>
          </table:table-cell>
          <table:table-cell table:formula="of:=([.C52]-[.D52])^2" office:value-type="float" office:value="0.0000000763637217212607" calcext:value-type="float">
            <text:p>7.636372172126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re</text:p>
          </table:table-cell>
          <table:table-cell office:value-type="float" office:value="6011" calcext:value-type="float">
            <text:p>6011</text:p>
          </table:table-cell>
          <table:table-cell table:formula="of:=([.B53]/[.$F$1])" office:value-type="float" office:value="0.00333077148558171" calcext:value-type="float">
            <text:p>0.003330771485582</text:p>
          </table:table-cell>
          <table:table-cell table:formula="of:=([.$S$11]/([.E53]+[.$T$11])^[.$U$11])" office:value-type="float" office:value="0.00313731623415672" calcext:value-type="float">
            <text:p>0.00313731623415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D53]^2" office:value-type="float" office:value="0.00000984275315310329" calcext:value-type="float">
            <text:p>9.84275315310329E-06</text:p>
          </table:table-cell>
          <table:table-cell table:formula="of:=([.C53]-[.D53])^2" office:value-type="float" office:value="0.0000000374249343039073" calcext:value-type="float">
            <text:p>3.742493430390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ts</text:p>
          </table:table-cell>
          <table:table-cell office:value-type="float" office:value="5945" calcext:value-type="float">
            <text:p>5945</text:p>
          </table:table-cell>
          <table:table-cell table:formula="of:=([.B54]/[.$F$1])" office:value-type="float" office:value="0.00329420004687793" calcext:value-type="float">
            <text:p>0.003294200046878</text:p>
          </table:table-cell>
          <table:table-cell table:formula="of:=([.$S$11]/([.E54]+[.$T$11])^[.$U$11])" office:value-type="float" office:value="0.00308992276561409" calcext:value-type="float">
            <text:p>0.00308992276561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D54]^2" office:value-type="float" office:value="0.00000954762269746022" calcext:value-type="float">
            <text:p>9.54762269746022E-06</text:p>
          </table:table-cell>
          <table:table-cell table:formula="of:=([.C54]-[.D54])^2" office:value-type="float" office:value="0.0000000417292076405483" calcext:value-type="float">
            <text:p>4.172920764054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y</text:p>
          </table:table-cell>
          <table:table-cell office:value-type="float" office:value="5914" calcext:value-type="float">
            <text:p>5914</text:p>
          </table:table-cell>
          <table:table-cell table:formula="of:=([.B55]/[.$F$1])" office:value-type="float" office:value="0.00327702255294131" calcext:value-type="float">
            <text:p>0.003277022552941</text:p>
          </table:table-cell>
          <table:table-cell table:formula="of:=([.$S$11]/([.E55]+[.$T$11])^[.$U$11])" office:value-type="float" office:value="0.00304405100848799" calcext:value-type="float">
            <text:p>0.00304405100848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55]^2" office:value-type="float" office:value="0.00000926624654227675" calcext:value-type="float">
            <text:p>9.26624654227675E-06</text:p>
          </table:table-cell>
          <table:table-cell table:formula="of:=([.C55]-[.D55])^2" office:value-type="float" office:value="0.0000000542757405249668" calcext:value-type="float">
            <text:p>5.427574052496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ery</text:p>
          </table:table-cell>
          <table:table-cell office:value-type="float" office:value="5774" calcext:value-type="float">
            <text:p>5774</text:p>
          </table:table-cell>
          <table:table-cell table:formula="of:=([.B56]/[.$F$1])" office:value-type="float" office:value="0.0031994467738727" calcext:value-type="float">
            <text:p>0.003199446773873</text:p>
          </table:table-cell>
          <table:table-cell table:formula="of:=([.$S$11]/([.E56]+[.$T$11])^[.$U$11])" office:value-type="float" office:value="0.00299962710985962" calcext:value-type="float">
            <text:p>0.0029996271098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56]^2" office:value-type="float" office:value="0.00000899776279820477" calcext:value-type="float">
            <text:p>8.99776279820477E-06</text:p>
          </table:table-cell>
          <table:table-cell table:formula="of:=([.C56]-[.D56])^2" office:value-type="float" office:value="0.0000000399278981263002" calcext:value-type="float">
            <text:p>3.992789812630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n</text:p>
          </table:table-cell>
          <table:table-cell office:value-type="float" office:value="5693" calcext:value-type="float">
            <text:p>5693</text:p>
          </table:table-cell>
          <table:table-cell table:formula="of:=([.B57]/[.$F$1])" office:value-type="float" office:value="0.00315456364455443" calcext:value-type="float">
            <text:p>0.003154563644554</text:p>
          </table:table-cell>
          <table:table-cell table:formula="of:=([.$S$11]/([.E57]+[.$T$11])^[.$U$11])" office:value-type="float" office:value="0.00295658197364179" calcext:value-type="float">
            <text:p>0.00295658197364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57]^2" office:value-type="float" office:value="0.00000874137696686357" calcext:value-type="float">
            <text:p>8.74137696686357E-06</text:p>
          </table:table-cell>
          <table:table-cell table:formula="of:=([.C57]-[.D57])^2" office:value-type="float" office:value="0.0000000391967420173616" calcext:value-type="float">
            <text:p>3.919674201736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to</text:p>
          </table:table-cell>
          <table:table-cell office:value-type="float" office:value="5676" calcext:value-type="float">
            <text:p>5676</text:p>
          </table:table-cell>
          <table:table-cell table:formula="of:=([.B58]/[.$F$1])" office:value-type="float" office:value="0.00314514372852467" calcext:value-type="float">
            <text:p>0.003145143728525</text:p>
          </table:table-cell>
          <table:table-cell table:formula="of:=([.$S$11]/([.E58]+[.$T$11])^[.$U$11])" office:value-type="float" office:value="0.00291485088114932" calcext:value-type="float">
            <text:p>0.00291485088114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D58]^2" office:value-type="float" office:value="0.00000849635565933699" calcext:value-type="float">
            <text:p>8.49635565933699E-06</text:p>
          </table:table-cell>
          <table:table-cell table:formula="of:=([.C58]-[.D58])^2" office:value-type="float" office:value="0.0000000530347955522443" calcext:value-type="float">
            <text:p>5.303479555224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ld</text:p>
          </table:table-cell>
          <table:table-cell office:value-type="float" office:value="5673" calcext:value-type="float">
            <text:p>5673</text:p>
          </table:table-cell>
          <table:table-cell table:formula="of:=([.B59]/[.$F$1])" office:value-type="float" office:value="0.00314348139040177" calcext:value-type="float">
            <text:p>0.003143481390402</text:p>
          </table:table-cell>
          <table:table-cell table:formula="of:=([.$S$11]/([.E59]+[.$T$11])^[.$U$11])" office:value-type="float" office:value="0.00287437314757301" calcext:value-type="float">
            <text:p>0.002874373147573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D59]^2" office:value-type="float" office:value="0.00000826202099148879" calcext:value-type="float">
            <text:p>8.26202099148879E-06</text:p>
          </table:table-cell>
          <table:table-cell table:formula="of:=([.C59]-[.D59])^2" office:value-type="float" office:value="0.0000000724192463583816" calcext:value-type="float">
            <text:p>7.241924635838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me</text:p>
          </table:table-cell>
          <table:table-cell office:value-type="float" office:value="5525" calcext:value-type="float">
            <text:p>5525</text:p>
          </table:table-cell>
          <table:table-cell table:formula="of:=([.B60]/[.$F$1])" office:value-type="float" office:value="0.00306147270967209" calcext:value-type="float">
            <text:p>0.003061472709672</text:p>
          </table:table-cell>
          <table:table-cell table:formula="of:=([.$S$11]/([.E60]+[.$T$11])^[.$U$11])" office:value-type="float" office:value="0.00283509181044314" calcext:value-type="float">
            <text:p>0.00283509181044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60]^2" office:value-type="float" office:value="0.00000803774557364178" calcext:value-type="float">
            <text:p>8.03774557364178E-06</text:p>
          </table:table-cell>
          <table:table-cell table:formula="of:=([.C60]-[.D60])^2" office:value-type="float" office:value="0.0000000512483115357082" calcext:value-type="float">
            <text:p>5.124831153570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ime</text:p>
          </table:table-cell>
          <table:table-cell office:value-type="float" office:value="5425" calcext:value-type="float">
            <text:p>5425</text:p>
          </table:table-cell>
          <table:table-cell table:formula="of:=([.B61]/[.$F$1])" office:value-type="float" office:value="0.0030060614389088" calcext:value-type="float">
            <text:p>0.003006061438909</text:p>
          </table:table-cell>
          <table:table-cell table:formula="of:=([.$S$11]/([.E61]+[.$T$11])^[.$U$11])" office:value-type="float" office:value="0.00279695334664991" calcext:value-type="float">
            <text:p>0.0027969533466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1]^2" office:value-type="float" office:value="0.00000782294802333616" calcext:value-type="float">
            <text:p>7.82294802333616E-06</text:p>
          </table:table-cell>
          <table:table-cell table:formula="of:=([.C61]-[.D61])^2" office:value-type="float" office:value="0.0000000437261942481493" calcext:value-type="float">
            <text:p>4.3726194248149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ther</text:p>
          </table:table-cell>
          <table:table-cell office:value-type="float" office:value="5096" calcext:value-type="float">
            <text:p>5096</text:p>
          </table:table-cell>
          <table:table-cell table:formula="of:=([.B62]/[.$F$1])" office:value-type="float" office:value="0.00282375835809755" calcext:value-type="float">
            <text:p>0.002823758358098</text:p>
          </table:table-cell>
          <table:table-cell table:formula="of:=([.$S$11]/([.E62]+[.$T$11])^[.$U$11])" office:value-type="float" office:value="0.00275990741500358" calcext:value-type="float">
            <text:p>0.00275990741500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D62]^2" office:value-type="float" office:value="0.00000761708893939172" calcext:value-type="float">
            <text:p>7.61708893939172E-06</text:p>
          </table:table-cell>
          <table:table-cell table:formula="of:=([.C62]-[.D62])^2" office:value-type="float" office:value="0.00000000407694293399033" calcext:value-type="float">
            <text:p>4.0769429339903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pon</text:p>
          </table:table-cell>
          <table:table-cell office:value-type="float" office:value="5044" calcext:value-type="float">
            <text:p>5044</text:p>
          </table:table-cell>
          <table:table-cell table:formula="of:=([.B63]/[.$F$1])" office:value-type="float" office:value="0.00279494449730064" calcext:value-type="float">
            <text:p>0.002794944497301</text:p>
          </table:table-cell>
          <table:table-cell table:formula="of:=([.$S$11]/([.E63]+[.$T$11])^[.$U$11])" office:value-type="float" office:value="0.0027239066216768" calcext:value-type="float">
            <text:p>0.002723906621677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63]^2" office:value-type="float" office:value="0.00000741966728361471" calcext:value-type="float">
            <text:p>7.41966728361471E-06</text:p>
          </table:table-cell>
          <table:table-cell table:formula="of:=([.C63]-[.D63])^2" office:value-type="float" office:value="0.00000000504637977314851" calcext:value-type="float">
            <text:p>5.0463797731485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ur</text:p>
          </table:table-cell>
          <table:table-cell office:value-type="float" office:value="5042" calcext:value-type="float">
            <text:p>5042</text:p>
          </table:table-cell>
          <table:table-cell table:formula="of:=([.B64]/[.$F$1])" office:value-type="float" office:value="0.00279383627188537" calcext:value-type="float">
            <text:p>0.002793836271885</text:p>
          </table:table-cell>
          <table:table-cell table:formula="of:=([.$S$11]/([.E64]+[.$T$11])^[.$U$11])" office:value-type="float" office:value="0.00268890630618392" calcext:value-type="float">
            <text:p>0.00268890630618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64]^2" office:value-type="float" office:value="0.00000723021712343568" calcext:value-type="float">
            <text:p>7.23021712343568E-06</text:p>
          </table:table-cell>
          <table:table-cell table:formula="of:=([.C64]-[.D64])^2" office:value-type="float" office:value="0.0000000110102977021074" calcext:value-type="float">
            <text:p>1.101029770210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bout</text:p>
          </table:table-cell>
          <table:table-cell office:value-type="float" office:value="5035" calcext:value-type="float">
            <text:p>5035</text:p>
          </table:table-cell>
          <table:table-cell table:formula="of:=([.B65]/[.$F$1])" office:value-type="float" office:value="0.00278995748293194" calcext:value-type="float">
            <text:p>0.002789957482932</text:p>
          </table:table-cell>
          <table:table-cell table:formula="of:=([.$S$11]/([.E65]+[.$T$11])^[.$U$11])" office:value-type="float" office:value="0.00265486434582313" calcext:value-type="float">
            <text:p>0.002654864345823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65]^2" office:value-type="float" office:value="0.0000070483046947229" calcext:value-type="float">
            <text:p>7.0483046947229E-06</text:p>
          </table:table-cell>
          <table:table-cell table:formula="of:=([.C65]-[.D65])^2" office:value-type="float" office:value="0.0000000182501556938997" calcext:value-type="float">
            <text:p>1.825015569389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</text:p>
          </table:table-cell>
          <table:table-cell office:value-type="float" office:value="5025" calcext:value-type="float">
            <text:p>5025</text:p>
          </table:table-cell>
          <table:table-cell table:formula="of:=([.B66]/[.$F$1])" office:value-type="float" office:value="0.00278441635585561" calcext:value-type="float">
            <text:p>0.002784416355856</text:p>
          </table:table-cell>
          <table:table-cell table:formula="of:=([.$S$11]/([.E66]+[.$T$11])^[.$U$11])" office:value-type="float" office:value="0.00262174097674398" calcext:value-type="float">
            <text:p>0.002621740976744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66]^2" office:value-type="float" office:value="0.00000687352574913849" calcext:value-type="float">
            <text:p>6.87352574913849E-06</text:p>
          </table:table-cell>
          <table:table-cell table:formula="of:=([.C66]-[.D66])^2" office:value-type="float" office:value="0.000000026463278969113" calcext:value-type="float">
            <text:p>2.646327896911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an</text:p>
          </table:table-cell>
          <table:table-cell office:value-type="float" office:value="4891" calcext:value-type="float">
            <text:p>4891</text:p>
          </table:table-cell>
          <table:table-cell table:formula="of:=([.B67]/[.$F$1])" office:value-type="float" office:value="0.0027101652530328" calcext:value-type="float">
            <text:p>0.002710165253033</text:p>
          </table:table-cell>
          <table:table-cell table:formula="of:=([.$S$11]/([.E67]+[.$T$11])^[.$U$11])" office:value-type="float" office:value="0.00258949863000942" calcext:value-type="float">
            <text:p>0.00258949863000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D67]^2" office:value-type="float" office:value="0.00000670550315482066" calcext:value-type="float">
            <text:p>6.70550315482066E-06</text:p>
          </table:table-cell>
          <table:table-cell table:formula="of:=([.C67]-[.D67])^2" office:value-type="float" office:value="0.0000000145604339118659" calcext:value-type="float">
            <text:p>1.456043391186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n</text:p>
          </table:table-cell>
          <table:table-cell office:value-type="float" office:value="4874" calcext:value-type="float">
            <text:p>4874</text:p>
          </table:table-cell>
          <table:table-cell table:formula="of:=([.B68]/[.$F$1])" office:value-type="float" office:value="0.00270074533700304" calcext:value-type="float">
            <text:p>0.002700745337003</text:p>
          </table:table-cell>
          <table:table-cell table:formula="of:=([.$S$11]/([.E68]+[.$T$11])^[.$U$11])" office:value-type="float" office:value="0.00255810178120203" calcext:value-type="float">
            <text:p>0.00255810178120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D68]^2" office:value-type="float" office:value="0.00000654388472298898" calcext:value-type="float">
            <text:p>6.54388472298898E-06</text:p>
          </table:table-cell>
          <table:table-cell table:formula="of:=([.C68]-[.D68])^2" office:value-type="float" office:value="0.0000000203471840115559" calcext:value-type="float">
            <text:p>2.034718401155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s</text:p>
          </table:table-cell>
          <table:table-cell office:value-type="float" office:value="4829" calcext:value-type="float">
            <text:p>4829</text:p>
          </table:table-cell>
          <table:table-cell table:formula="of:=([.B69]/[.$F$1])" office:value-type="float" office:value="0.00267581026515955" calcext:value-type="float">
            <text:p>0.00267581026516</text:p>
          </table:table-cell>
          <table:table-cell table:formula="of:=([.$S$11]/([.E69]+[.$T$11])^[.$U$11])" office:value-type="float" office:value="0.00252751681228275" calcext:value-type="float">
            <text:p>0.00252751681228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D69]^2" office:value-type="float" office:value="0.00000638834123637196" calcext:value-type="float">
            <text:p>6.38834123637196E-06</text:p>
          </table:table-cell>
          <table:table-cell table:formula="of:=([.C69]-[.D69])^2" office:value-type="float" office:value="0.0000000219909481661246" calcext:value-type="float">
            <text:p>2.199094816612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neral</text:p>
          </table:table-cell>
          <table:table-cell office:value-type="float" office:value="4826" calcext:value-type="float">
            <text:p>4826</text:p>
          </table:table-cell>
          <table:table-cell table:formula="of:=([.B70]/[.$F$1])" office:value-type="float" office:value="0.00267414792703665" calcext:value-type="float">
            <text:p>0.002674147927037</text:p>
          </table:table-cell>
          <table:table-cell table:formula="of:=([.$S$11]/([.E70]+[.$T$11])^[.$U$11])" office:value-type="float" office:value="0.0024977118845496" calcext:value-type="float">
            <text:p>0.0024977118845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D70]^2" office:value-type="float" office:value="0.00000623856465822032" calcext:value-type="float">
            <text:p>6.23856465822032E-06</text:p>
          </table:table-cell>
          <table:table-cell table:formula="of:=([.C70]-[.D70])^2" office:value-type="float" office:value="0.0000000311296770884936" calcext:value-type="float">
            <text:p>3.112967708849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nly</text:p>
          </table:table-cell>
          <table:table-cell office:value-type="float" office:value="4825" calcext:value-type="float">
            <text:p>4825</text:p>
          </table:table-cell>
          <table:table-cell table:formula="of:=([.B71]/[.$F$1])" office:value-type="float" office:value="0.00267359381432902" calcext:value-type="float">
            <text:p>0.002673593814329</text:p>
          </table:table-cell>
          <table:table-cell table:formula="of:=([.$S$11]/([.E71]+[.$T$11])^[.$U$11])" office:value-type="float" office:value="0.00246865682166633" calcext:value-type="float">
            <text:p>0.00246865682166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71]^2" office:value-type="float" office:value="0.0000060942665031597" calcext:value-type="float">
            <text:p>6.0942665031597E-06</text:p>
          </table:table-cell>
          <table:table-cell table:formula="of:=([.C71]-[.D71])^2" office:value-type="float" office:value="0.0000000419991709616291" calcext:value-type="float">
            <text:p>4.199917096162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w</text:p>
          </table:table-cell>
          <table:table-cell office:value-type="float" office:value="4687" calcext:value-type="float">
            <text:p>4687</text:p>
          </table:table-cell>
          <table:table-cell table:formula="of:=([.B72]/[.$F$1])" office:value-type="float" office:value="0.00259712626067567" calcext:value-type="float">
            <text:p>0.002597126260676</text:p>
          </table:table-cell>
          <table:table-cell table:formula="of:=([.$S$11]/([.E72]+[.$T$11])^[.$U$11])" office:value-type="float" office:value="0.00244032300183913" calcext:value-type="float">
            <text:p>0.00244032300183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72]^2" office:value-type="float" office:value="0.00000595517635330514" calcext:value-type="float">
            <text:p>5.95517635330514E-06</text:p>
          </table:table-cell>
          <table:table-cell table:formula="of:=([.C72]-[.D72])^2" office:value-type="float" office:value="0.0000000245872619817602" calcext:value-type="float">
            <text:p>2.458726198176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ld</text:p>
          </table:table-cell>
          <table:table-cell office:value-type="float" office:value="4629" calcext:value-type="float">
            <text:p>4629</text:p>
          </table:table-cell>
          <table:table-cell table:formula="of:=([.B73]/[.$F$1])" office:value-type="float" office:value="0.00256498772363296" calcext:value-type="float">
            <text:p>0.002564987723633</text:p>
          </table:table-cell>
          <table:table-cell table:formula="of:=([.$S$11]/([.E73]+[.$T$11])^[.$U$11])" office:value-type="float" office:value="0.00241268325831489" calcext:value-type="float">
            <text:p>0.00241268325831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73]^2" office:value-type="float" office:value="0.00000582104050495295" calcext:value-type="float">
            <text:p>5.82104050495295E-06</text:p>
          </table:table-cell>
          <table:table-cell table:formula="of:=([.C73]-[.D73])^2" office:value-type="float" office:value="0.0000000231966501558241" calcext:value-type="float">
            <text:p>2.319665015582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y</text:p>
          </table:table-cell>
          <table:table-cell office:value-type="float" office:value="4361" calcext:value-type="float">
            <text:p>4361</text:p>
          </table:table-cell>
          <table:table-cell table:formula="of:=([.B74]/[.$F$1])" office:value-type="float" office:value="0.00241648551798733" calcext:value-type="float">
            <text:p>0.002416485517987</text:p>
          </table:table-cell>
          <table:table-cell table:formula="of:=([.$S$11]/([.E74]+[.$T$11])^[.$U$11])" office:value-type="float" office:value="0.00238571178745888" calcext:value-type="float">
            <text:p>0.002385711787459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D74]^2" office:value-type="float" office:value="0.00000569162073282025" calcext:value-type="float">
            <text:p>5.69162073282025E-06</text:p>
          </table:table-cell>
          <table:table-cell table:formula="of:=([.C74]-[.D74])^2" office:value-type="float" office:value="0.000000000947022490637616" calcext:value-type="float">
            <text:p>9.47022490637616E-1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se</text:p>
          </table:table-cell>
          <table:table-cell office:value-type="float" office:value="4360" calcext:value-type="float">
            <text:p>4360</text:p>
          </table:table-cell>
          <table:table-cell table:formula="of:=([.B75]/[.$F$1])" office:value-type="float" office:value="0.0024159314052797" calcext:value-type="float">
            <text:p>0.00241593140528</text:p>
          </table:table-cell>
          <table:table-cell table:formula="of:=([.$S$11]/([.E75]+[.$T$11])^[.$U$11])" office:value-type="float" office:value="0.00235938406374473" calcext:value-type="float">
            <text:p>0.00235938406374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75]^2" office:value-type="float" office:value="0.00000556669316025258" calcext:value-type="float">
            <text:p>5.56669316025258E-06</text:p>
          </table:table-cell>
          <table:table-cell table:formula="of:=([.C75]-[.D75])^2" office:value-type="float" office:value="0.00000000319760183467251" calcext:value-type="float">
            <text:p>3.1976018346725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wo</text:p>
          </table:table-cell>
          <table:table-cell office:value-type="float" office:value="4313" calcext:value-type="float">
            <text:p>4313</text:p>
          </table:table-cell>
          <table:table-cell table:formula="of:=([.B76]/[.$F$1])" office:value-type="float" office:value="0.00238988810802095" calcext:value-type="float">
            <text:p>0.002389888108021</text:p>
          </table:table-cell>
          <table:table-cell table:formula="of:=([.$S$11]/([.E76]+[.$T$11])^[.$U$11])" office:value-type="float" office:value="0.00233367676105585" calcext:value-type="float">
            <text:p>0.00233367676105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76]^2" office:value-type="float" office:value="0.00000544604722509212" calcext:value-type="float">
            <text:p>5.44604722509212E-06</text:p>
          </table:table-cell>
          <table:table-cell table:formula="of:=([.C76]-[.D76])^2" office:value-type="float" office:value="0.0000000031597155276306" calcext:value-type="float">
            <text:p>3.15971552763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our</text:p>
          </table:table-cell>
          <table:table-cell office:value-type="float" office:value="4207" calcext:value-type="float">
            <text:p>4207</text:p>
          </table:table-cell>
          <table:table-cell table:formula="of:=([.B77]/[.$F$1])" office:value-type="float" office:value="0.00233115216101185" calcext:value-type="float">
            <text:p>0.002331152161012</text:p>
          </table:table-cell>
          <table:table-cell table:formula="of:=([.$S$11]/([.E77]+[.$T$11])^[.$U$11])" office:value-type="float" office:value="0.0023085676797567" calcext:value-type="float">
            <text:p>0.00230856767975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D77]^2" office:value-type="float" office:value="0.00000532948473201726" calcext:value-type="float">
            <text:p>5.32948473201726E-06</text:p>
          </table:table-cell>
          <table:table-cell table:formula="of:=([.C77]-[.D77])^2" office:value-type="float" office:value="0.000000000510058793564196" calcext:value-type="float">
            <text:p>5.10058793564196E-1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n</text:p>
          </table:table-cell>
          <table:table-cell office:value-type="float" office:value="4187" calcext:value-type="float">
            <text:p>4187</text:p>
          </table:table-cell>
          <table:table-cell table:formula="of:=([.B78]/[.$F$1])" office:value-type="float" office:value="0.00232006990685919" calcext:value-type="float">
            <text:p>0.002320069906859</text:p>
          </table:table-cell>
          <table:table-cell table:formula="of:=([.$S$11]/([.E78]+[.$T$11])^[.$U$11])" office:value-type="float" office:value="0.00228403567904473" calcext:value-type="float">
            <text:p>0.00228403567904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D78]^2" office:value-type="float" office:value="0.00000521681898314931" calcext:value-type="float">
            <text:p>5.21681898314931E-06</text:p>
          </table:table-cell>
          <table:table-cell table:formula="of:=([.C78]-[.D78])^2" office:value-type="float" office:value="0.00000000129846557418499" calcext:value-type="float">
            <text:p>1.2984655741849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ttle</text:p>
          </table:table-cell>
          <table:table-cell office:value-type="float" office:value="3985" calcext:value-type="float">
            <text:p>3985</text:p>
          </table:table-cell>
          <table:table-cell table:formula="of:=([.B79]/[.$F$1])" office:value-type="float" office:value="0.00220813913991734" calcext:value-type="float">
            <text:p>0.002208139139917</text:p>
          </table:table-cell>
          <table:table-cell table:formula="of:=([.$S$11]/([.E79]+[.$T$11])^[.$U$11])" office:value-type="float" office:value="0.00226006061414084" calcext:value-type="float">
            <text:p>0.00226006061414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D79]^2" office:value-type="float" office:value="0.00000510787397959066" calcext:value-type="float">
            <text:p>5.10787397959066E-06</text:p>
          </table:table-cell>
          <table:table-cell table:formula="of:=([.C79]-[.D79])^2" office:value-type="float" office:value="0.00000000269583948554169" calcext:value-type="float">
            <text:p>2.695839485541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ch</text:p>
          </table:table-cell>
          <table:table-cell office:value-type="float" office:value="3985" calcext:value-type="float">
            <text:p>3985</text:p>
          </table:table-cell>
          <table:table-cell table:formula="of:=([.B80]/[.$F$1])" office:value-type="float" office:value="0.00220813913991734" calcext:value-type="float">
            <text:p>0.002208139139917</text:p>
          </table:table-cell>
          <table:table-cell table:formula="of:=([.$S$11]/([.E80]+[.$T$11])^[.$U$11])" office:value-type="float" office:value="0.00223662327791824" calcext:value-type="float">
            <text:p>0.00223662327791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D80]^2" office:value-type="float" office:value="0.00000500248368732574" calcext:value-type="float">
            <text:p>5.00248368732574E-06</text:p>
          </table:table-cell>
          <table:table-cell table:formula="of:=([.C80]-[.D80])^2" office:value-type="float" office:value="0.000000000811346117654553" calcext:value-type="float">
            <text:p>8.11346117654553E-1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eat</text:p>
          </table:table-cell>
          <table:table-cell office:value-type="float" office:value="3875" calcext:value-type="float">
            <text:p>3875</text:p>
          </table:table-cell>
          <table:table-cell table:formula="of:=([.B81]/[.$F$1])" office:value-type="float" office:value="0.00214718674207771" calcext:value-type="float">
            <text:p>0.002147186742078</text:p>
          </table:table-cell>
          <table:table-cell table:formula="of:=([.$S$11]/([.E81]+[.$T$11])^[.$U$11])" office:value-type="float" office:value="0.00221370534660675" calcext:value-type="float">
            <text:p>0.002213705346607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81]^2" office:value-type="float" office:value="0.0000049004913615953" calcext:value-type="float">
            <text:p>4.9004913615953E-06</text:p>
          </table:table-cell>
          <table:table-cell table:formula="of:=([.C81]-[.D81])^2" office:value-type="float" office:value="0.00000000442472474849035" calcext:value-type="float">
            <text:p>4.4247247484903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d</text:p>
          </table:table-cell>
          <table:table-cell office:value-type="float" office:value="3804" calcext:value-type="float">
            <text:p>3804</text:p>
          </table:table-cell>
          <table:table-cell table:formula="of:=([.B82]/[.$F$1])" office:value-type="float" office:value="0.00210784473983577" calcext:value-type="float">
            <text:p>0.002107844739836</text:p>
          </table:table-cell>
          <table:table-cell table:formula="of:=([.$S$11]/([.E82]+[.$T$11])^[.$U$11])" office:value-type="float" office:value="0.00219128932924345" calcext:value-type="float">
            <text:p>0.00219128932924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D82]^2" office:value-type="float" office:value="0.00000480174892445621" calcext:value-type="float">
            <text:p>4.80174892445621E-06</text:p>
          </table:table-cell>
          <table:table-cell table:formula="of:=([.C82]-[.D82])^2" office:value-type="float" office:value="0.0000000069629995014158" calcext:value-type="float">
            <text:p>6.96299950141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e</text:p>
          </table:table-cell>
          <table:table-cell office:value-type="float" office:value="3712" calcext:value-type="float">
            <text:p>3712</text:p>
          </table:table-cell>
          <table:table-cell table:formula="of:=([.B83]/[.$F$1])" office:value-type="float" office:value="0.00205686637073354" calcext:value-type="float">
            <text:p>0.002056866370734</text:p>
          </table:table-cell>
          <table:table-cell table:formula="of:=([.$S$11]/([.E83]+[.$T$11])^[.$U$11])" office:value-type="float" office:value="0.00216935852057063" calcext:value-type="float">
            <text:p>0.00216935852057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83]^2" office:value-type="float" office:value="0.00000470611639077238" calcext:value-type="float">
            <text:p>4.70611639077238E-06</text:p>
          </table:table-cell>
          <table:table-cell table:formula="of:=([.C83]-[.D83])^2" office:value-type="float" office:value="0.0000000126544837749697" calcext:value-type="float">
            <text:p>1.265448377496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uld</text:p>
          </table:table-cell>
          <table:table-cell office:value-type="float" office:value="3662" calcext:value-type="float">
            <text:p>3662</text:p>
          </table:table-cell>
          <table:table-cell table:formula="of:=([.B84]/[.$F$1])" office:value-type="float" office:value="0.00202916073535189" calcext:value-type="float">
            <text:p>0.002029160735352</text:p>
          </table:table-cell>
          <table:table-cell table:formula="of:=([.$S$11]/([.E84]+[.$T$11])^[.$U$11])" office:value-type="float" office:value="0.00214789695710889" calcext:value-type="float">
            <text:p>0.00214789695710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84]^2" office:value-type="float" office:value="0.00000461346133835762" calcext:value-type="float">
            <text:p>4.61346133835762E-06</text:p>
          </table:table-cell>
          <table:table-cell table:formula="of:=([.C84]-[.D84])^2" office:value-type="float" office:value="0.0000000140982903571264" calcext:value-type="float">
            <text:p>1.409829035712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de</text:p>
          </table:table-cell>
          <table:table-cell office:value-type="float" office:value="3645" calcext:value-type="float">
            <text:p>3645</text:p>
          </table:table-cell>
          <table:table-cell table:formula="of:=([.B85]/[.$F$1])" office:value-type="float" office:value="0.00201974081932213" calcext:value-type="float">
            <text:p>0.002019740819322</text:p>
          </table:table-cell>
          <table:table-cell table:formula="of:=([.$S$11]/([.E85]+[.$T$11])^[.$U$11])" office:value-type="float" office:value="0.00212688937615778" calcext:value-type="float">
            <text:p>0.00212688937615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85]^2" office:value-type="float" office:value="0.00000452365841841284" calcext:value-type="float">
            <text:p>4.52365841841284E-06</text:p>
          </table:table-cell>
          <table:table-cell table:formula="of:=([.C85]-[.D85])^2" office:value-type="float" office:value="0.0000000114808132319626" calcext:value-type="float">
            <text:p>1.148081323196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fore</text:p>
          </table:table-cell>
          <table:table-cell office:value-type="float" office:value="3590" calcext:value-type="float">
            <text:p>3590</text:p>
          </table:table-cell>
          <table:table-cell table:formula="of:=([.B86]/[.$F$1])" office:value-type="float" office:value="0.00198926462040232" calcext:value-type="float">
            <text:p>0.001989264620402</text:p>
          </table:table-cell>
          <table:table-cell table:formula="of:=([.$S$11]/([.E86]+[.$T$11])^[.$U$11])" office:value-type="float" office:value="0.00210632117749809" calcext:value-type="float">
            <text:p>0.00210632117749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86]^2" office:value-type="float" office:value="0.00000443658890277694" calcext:value-type="float">
            <text:p>4.43658890277694E-06</text:p>
          </table:table-cell>
          <table:table-cell table:formula="of:=([.C86]-[.D86])^2" office:value-type="float" office:value="0.0000000137022375591154" calcext:value-type="float">
            <text:p>1.370223755911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ust</text:p>
          </table:table-cell>
          <table:table-cell office:value-type="float" office:value="3587" calcext:value-type="float">
            <text:p>3587</text:p>
          </table:table-cell>
          <table:table-cell table:formula="of:=([.B87]/[.$F$1])" office:value-type="float" office:value="0.00198760228227942" calcext:value-type="float">
            <text:p>0.001987602282279</text:p>
          </table:table-cell>
          <table:table-cell table:formula="of:=([.$S$11]/([.E87]+[.$T$11])^[.$U$11])" office:value-type="float" office:value="0.00208617838758967" calcext:value-type="float">
            <text:p>0.00208617838759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87]^2" office:value-type="float" office:value="0.00000435214026484624" calcext:value-type="float">
            <text:p>4.35214026484624E-06</text:p>
          </table:table-cell>
          <table:table-cell table:formula="of:=([.C87]-[.D87])^2" office:value-type="float" office:value="0.00000000971724853813759" calcext:value-type="float">
            <text:p>9.7172485381375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ll</text:p>
          </table:table-cell>
          <table:table-cell office:value-type="float" office:value="3546" calcext:value-type="float">
            <text:p>3546</text:p>
          </table:table-cell>
          <table:table-cell table:formula="of:=([.B88]/[.$F$1])" office:value-type="float" office:value="0.00196488366126647" calcext:value-type="float">
            <text:p>0.001964883661266</text:p>
          </table:table-cell>
          <table:table-cell table:formula="of:=([.$S$11]/([.E88]+[.$T$11])^[.$U$11])" office:value-type="float" office:value="0.00206644762607663" calcext:value-type="float">
            <text:p>0.00206644762607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88]^2" office:value-type="float" office:value="0.00000427020579131774" calcext:value-type="float">
            <text:p>4.27020579131774E-06</text:p>
          </table:table-cell>
          <table:table-cell table:formula="of:=([.C88]-[.D88])^2" office:value-type="float" office:value="0.0000000103152389479595" calcext:value-type="float">
            <text:p>1.031523894795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w</text:p>
          </table:table-cell>
          <table:table-cell office:value-type="float" office:value="3544" calcext:value-type="float">
            <text:p>3544</text:p>
          </table:table-cell>
          <table:table-cell table:formula="of:=([.B89]/[.$F$1])" office:value-type="float" office:value="0.0019637754358512" calcext:value-type="float">
            <text:p>0.001963775435851</text:p>
          </table:table-cell>
          <table:table-cell table:formula="of:=([.$S$11]/([.E89]+[.$T$11])^[.$U$11])" office:value-type="float" office:value="0.00204711607442758" calcext:value-type="float">
            <text:p>0.00204711607442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89]^2" office:value-type="float" office:value="0.0000041906842221798" calcext:value-type="float">
            <text:p>4.1906842221798E-06</text:p>
          </table:table-cell>
          <table:table-cell table:formula="of:=([.C89]-[.D89])^2" office:value-type="float" office:value="0.00000000694566203831873" calcext:value-type="float">
            <text:p>6.945662038318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fter</text:p>
          </table:table-cell>
          <table:table-cell office:value-type="float" office:value="3479" calcext:value-type="float">
            <text:p>3479</text:p>
          </table:table-cell>
          <table:table-cell table:formula="of:=([.B90]/[.$F$1])" office:value-type="float" office:value="0.00192775810985506" calcext:value-type="float">
            <text:p>0.001927758109855</text:p>
          </table:table-cell>
          <table:table-cell table:formula="of:=([.$S$11]/([.E90]+[.$T$11])^[.$U$11])" office:value-type="float" office:value="0.00202817144655345" calcext:value-type="float">
            <text:p>0.002028171446553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90]^2" office:value-type="float" office:value="0.00000411347941661471" calcext:value-type="float">
            <text:p>4.11347941661471E-06</text:p>
          </table:table-cell>
          <table:table-cell table:formula="of:=([.C90]-[.D90])^2" office:value-type="float" office:value="0.0000000100828381869038" calcext:value-type="float">
            <text:p>1.008283818690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ke</text:p>
          </table:table-cell>
          <table:table-cell office:value-type="float" office:value="3453" calcext:value-type="float">
            <text:p>3453</text:p>
          </table:table-cell>
          <table:table-cell table:formula="of:=([.B91]/[.$F$1])" office:value-type="float" office:value="0.0019133511794566" calcext:value-type="float">
            <text:p>0.001913351179457</text:p>
          </table:table-cell>
          <table:table-cell table:formula="of:=([.$S$11]/([.E91]+[.$T$11])^[.$U$11])" office:value-type="float" office:value="0.00200960196125831" calcext:value-type="float">
            <text:p>0.00200960196125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91]^2" office:value-type="float" office:value="0.00000403850004269326" calcext:value-type="float">
            <text:p>4.03850004269326E-06</text:p>
          </table:table-cell>
          <table:table-cell table:formula="of:=([.C91]-[.D91])^2" office:value-type="float" office:value="0.00000000926421299744009" calcext:value-type="float">
            <text:p>9.264212997440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rst</text:p>
          </table:table-cell>
          <table:table-cell office:value-type="float" office:value="3440" calcext:value-type="float">
            <text:p>3440</text:p>
          </table:table-cell>
          <table:table-cell table:formula="of:=([.B92]/[.$F$1])" office:value-type="float" office:value="0.00190614771425738" calcext:value-type="float">
            <text:p>0.001906147714257</text:p>
          </table:table-cell>
          <table:table-cell table:formula="of:=([.$S$11]/([.E92]+[.$T$11])^[.$U$11])" office:value-type="float" office:value="0.0019913963163909" calcext:value-type="float">
            <text:p>0.0019913963163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D92]^2" office:value-type="float" office:value="0.00000396565928893526" calcext:value-type="float">
            <text:p>3.96565928893526E-06</text:p>
          </table:table-cell>
          <table:table-cell table:formula="of:=([.C92]-[.D92])^2" office:value-type="float" office:value="0.00000000726732416572062" calcext:value-type="float">
            <text:p>7.267324165720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wn</text:p>
          </table:table-cell>
          <table:table-cell office:value-type="float" office:value="3401" calcext:value-type="float">
            <text:p>3401</text:p>
          </table:table-cell>
          <table:table-cell table:formula="of:=([.B93]/[.$F$1])" office:value-type="float" office:value="0.00188453731865969" calcext:value-type="float">
            <text:p>0.00188453731866</text:p>
          </table:table-cell>
          <table:table-cell table:formula="of:=([.$S$11]/([.E93]+[.$T$11])^[.$U$11])" office:value-type="float" office:value="0.00197354366457509" calcext:value-type="float">
            <text:p>0.00197354366457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93]^2" office:value-type="float" office:value="0.00000389487459598446" calcext:value-type="float">
            <text:p>3.89487459598446E-06</text:p>
          </table:table-cell>
          <table:table-cell table:formula="of:=([.C93]-[.D93])^2" office:value-type="float" office:value="0.00000000792212961321096" calcext:value-type="float">
            <text:p>7.9221296132109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st</text:p>
          </table:table-cell>
          <table:table-cell office:value-type="float" office:value="3329" calcext:value-type="float">
            <text:p>3329</text:p>
          </table:table-cell>
          <table:table-cell table:formula="of:=([.B94]/[.$F$1])" office:value-type="float" office:value="0.00184464120371012" calcext:value-type="float">
            <text:p>0.00184464120371</text:p>
          </table:table-cell>
          <table:table-cell table:formula="of:=([.$S$11]/([.E94]+[.$T$11])^[.$U$11])" office:value-type="float" office:value="0.00195603359040758" calcext:value-type="float">
            <text:p>0.001956033590408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D94]^2" office:value-type="float" office:value="0.00000382606740680278" calcext:value-type="float">
            <text:p>3.82606740680278E-06</text:p>
          </table:table-cell>
          <table:table-cell table:formula="of:=([.C94]-[.D94])^2" office:value-type="float" office:value="0.0000000124082638141576" calcext:value-type="float">
            <text:p>1.240826381415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ver</text:p>
          </table:table-cell>
          <table:table-cell office:value-type="float" office:value="3325" calcext:value-type="float">
            <text:p>3325</text:p>
          </table:table-cell>
          <table:table-cell table:formula="of:=([.B95]/[.$F$1])" office:value-type="float" office:value="0.00184242475287959" calcext:value-type="float">
            <text:p>0.00184242475288</text:p>
          </table:table-cell>
          <table:table-cell table:formula="of:=([.$S$11]/([.E95]+[.$T$11])^[.$U$11])" office:value-type="float" office:value="0.00193885608902019" calcext:value-type="float">
            <text:p>0.0019388560890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D95]^2" office:value-type="float" office:value="0.00000375916293393066" calcext:value-type="float">
            <text:p>3.75916293393066E-06</text:p>
          </table:table-cell>
          <table:table-cell table:formula="of:=([.C95]-[.D95])^2" office:value-type="float" office:value="0.00000000929900258986178" calcext:value-type="float">
            <text:p>9.2990025898617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s</text:p>
          </table:table-cell>
          <table:table-cell office:value-type="float" office:value="3230" calcext:value-type="float">
            <text:p>3230</text:p>
          </table:table-cell>
          <table:table-cell table:formula="of:=([.B96]/[.$F$1])" office:value-type="float" office:value="0.00178978404565445" calcext:value-type="float">
            <text:p>0.001789784045654</text:p>
          </table:table-cell>
          <table:table-cell table:formula="of:=([.$S$11]/([.E96]+[.$T$11])^[.$U$11])" office:value-type="float" office:value="0.00192200154591182" calcext:value-type="float">
            <text:p>0.00192200154591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96]^2" office:value-type="float" office:value="0.00000369408994248742" calcext:value-type="float">
            <text:p>3.69408994248742E-06</text:p>
          </table:table-cell>
          <table:table-cell table:formula="of:=([.C96]-[.D96])^2" office:value-type="float" office:value="0.0000000174814673743059" calcext:value-type="float">
            <text:p>1.748146737430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me</text:p>
          </table:table-cell>
          <table:table-cell office:value-type="float" office:value="3168" calcext:value-type="float">
            <text:p>3168</text:p>
          </table:table-cell>
          <table:table-cell table:formula="of:=([.B97]/[.$F$1])" office:value-type="float" office:value="0.00175542905778121" calcext:value-type="float">
            <text:p>0.001755429057781</text:p>
          </table:table-cell>
          <table:table-cell table:formula="of:=([.$S$11]/([.E97]+[.$T$11])^[.$U$11])" office:value-type="float" office:value="0.00190546071796325" calcext:value-type="float">
            <text:p>0.00190546071796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97]^2" office:value-type="float" office:value="0.00000363078054770101" calcext:value-type="float">
            <text:p>3.63078054770101E-06</text:p>
          </table:table-cell>
          <table:table-cell table:formula="of:=([.C97]-[.D97])^2" office:value-type="float" office:value="0.0000000225094990569781" calcext:value-type="float">
            <text:p>2.250949905697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now</text:p>
          </table:table-cell>
          <table:table-cell office:value-type="float" office:value="3166" calcext:value-type="float">
            <text:p>3166</text:p>
          </table:table-cell>
          <table:table-cell table:formula="of:=([.B98]/[.$F$1])" office:value-type="float" office:value="0.00175432083236594" calcext:value-type="float">
            <text:p>0.001754320832366</text:p>
          </table:table-cell>
          <table:table-cell table:formula="of:=([.$S$11]/([.E98]+[.$T$11])^[.$U$11])" office:value-type="float" office:value="0.00188922471555414" calcext:value-type="float">
            <text:p>0.001889224715554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D98]^2" office:value-type="float" office:value="0.00000356917002586062" calcext:value-type="float">
            <text:p>3.56917002586062E-06</text:p>
          </table:table-cell>
          <table:table-cell table:formula="of:=([.C98]-[.D98])^2" office:value-type="float" office:value="0.0000000181990576992538" calcext:value-type="float">
            <text:p>1.819905769925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uch</text:p>
          </table:table-cell>
          <table:table-cell office:value-type="float" office:value="3144" calcext:value-type="float">
            <text:p>3144</text:p>
          </table:table-cell>
          <table:table-cell table:formula="of:=([.B99]/[.$F$1])" office:value-type="float" office:value="0.00174213035279802" calcext:value-type="float">
            <text:p>0.001742130352798</text:p>
          </table:table-cell>
          <table:table-cell table:formula="of:=([.$S$11]/([.E99]+[.$T$11])^[.$U$11])" office:value-type="float" office:value="0.00187328498570818" calcext:value-type="float">
            <text:p>0.00187328498570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99]^2" office:value-type="float" office:value="0.00000350919663767969" calcext:value-type="float">
            <text:p>3.50919663767969E-06</text:p>
          </table:table-cell>
          <table:table-cell table:formula="of:=([.C99]-[.D99])^2" office:value-type="float" office:value="0.0000000172015377337981" calcext:value-type="float">
            <text:p>1.720153773379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od</text:p>
          </table:table-cell>
          <table:table-cell office:value-type="float" office:value="3129" calcext:value-type="float">
            <text:p>3129</text:p>
          </table:table-cell>
          <table:table-cell table:formula="of:=([.B100]/[.$F$1])" office:value-type="float" office:value="0.00173381866218353" calcext:value-type="float">
            <text:p>0.001733818662184</text:p>
          </table:table-cell>
          <table:table-cell table:formula="of:=([.$S$11]/([.E100]+[.$T$11])^[.$U$11])" office:value-type="float" office:value="0.0018576332961978" calcext:value-type="float">
            <text:p>0.00185763329619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D100]^2" office:value-type="float" office:value="0.00000345080146314269" calcext:value-type="float">
            <text:p>3.45080146314269E-06</text:p>
          </table:table-cell>
          <table:table-cell table:formula="of:=([.C100]-[.D100])^2" office:value-type="float" office:value="0.0000000153300635960882" calcext:value-type="float">
            <text:p>1.533006359608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ere</text:p>
          </table:table-cell>
          <table:table-cell office:value-type="float" office:value="3095" calcext:value-type="float">
            <text:p>3095</text:p>
          </table:table-cell>
          <table:table-cell table:formula="of:=([.B101]/[.$F$1])" office:value-type="float" office:value="0.00171497883012401" calcext:value-type="float">
            <text:p>0.001714978830124</text:p>
          </table:table-cell>
          <table:table-cell table:formula="of:=([.$S$11]/([.E101]+[.$T$11])^[.$U$11])" office:value-type="float" office:value="0.00184226172054515" calcext:value-type="float">
            <text:p>0.00184226172054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01]^2" office:value-type="float" office:value="0.00000339392824698599" calcext:value-type="float">
            <text:p>3.39392824698599E-06</text:p>
          </table:table-cell>
          <table:table-cell table:formula="of:=([.C101]-[.D101])^2" office:value-type="float" office:value="0.0000000162009341939623" calcext:value-type="float">
            <text:p>1.6200934193962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ing</text:p>
          </table:table-cell>
          <table:table-cell office:value-type="float" office:value="3063" calcext:value-type="float">
            <text:p>3063</text:p>
          </table:table-cell>
          <table:table-cell table:formula="of:=([.B102]/[.$F$1])" office:value-type="float" office:value="0.00169724722347975" calcext:value-type="float">
            <text:p>0.00169724722348</text:p>
          </table:table-cell>
          <table:table-cell table:formula="of:=([.$S$11]/([.E102]+[.$T$11])^[.$U$11])" office:value-type="float" office:value="0.00182716262386075" calcext:value-type="float">
            <text:p>0.00182716262386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102]^2" office:value-type="float" office:value="0.00000333852325403369" calcext:value-type="float">
            <text:p>3.33852325403369E-06</text:p>
          </table:table-cell>
          <table:table-cell table:formula="of:=([.C102]-[.D102])^2" office:value-type="float" office:value="0.0000000168780112561545" calcext:value-type="float">
            <text:p>1.687801125615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ver</text:p>
          </table:table-cell>
          <table:table-cell office:value-type="float" office:value="3046" calcext:value-type="float">
            <text:p>3046</text:p>
          </table:table-cell>
          <table:table-cell table:formula="of:=([.B103]/[.$F$1])" office:value-type="float" office:value="0.00168782730744999" calcext:value-type="float">
            <text:p>0.00168782730745</text:p>
          </table:table-cell>
          <table:table-cell table:formula="of:=([.$S$11]/([.E103]+[.$T$11])^[.$U$11])" office:value-type="float" office:value="0.00181232864946545" calcext:value-type="float">
            <text:p>0.001812328649465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D103]^2" office:value-type="float" office:value="0.00000328453513367326" calcext:value-type="float">
            <text:p>3.28453513367326E-06</text:p>
          </table:table-cell>
          <table:table-cell table:formula="of:=([.C103]-[.D103])^2" office:value-type="float" office:value="0.0000000155005841636503" calcext:value-type="float">
            <text:p>1.550058416365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e</text:p>
          </table:table-cell>
          <table:table-cell office:value-type="float" office:value="2927" calcext:value-type="float">
            <text:p>2927</text:p>
          </table:table-cell>
          <table:table-cell table:formula="of:=([.B104]/[.$F$1])" office:value-type="float" office:value="0.00162188789524167" calcext:value-type="float">
            <text:p>0.001621887895242</text:p>
          </table:table-cell>
          <table:table-cell table:formula="of:=([.$S$11]/([.E104]+[.$T$11])^[.$U$11])" office:value-type="float" office:value="0.00179775270624569" calcext:value-type="float">
            <text:p>0.00179775270624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104]^2" office:value-type="float" office:value="0.00000323191479281371" calcext:value-type="float">
            <text:p>3.23191479281371E-06</text:p>
          </table:table-cell>
          <table:table-cell table:formula="of:=([.C104]-[.D104])^2" office:value-type="float" office:value="0.0000000309284317494814" calcext:value-type="float">
            <text:p>3.092843174948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re</text:p>
          </table:table-cell>
          <table:table-cell office:value-type="float" office:value="2922" calcext:value-type="float">
            <text:p>2922</text:p>
          </table:table-cell>
          <table:table-cell table:formula="of:=([.B105]/[.$F$1])" office:value-type="float" office:value="0.0016191173317035" calcext:value-type="float">
            <text:p>0.001619117331704</text:p>
          </table:table-cell>
          <table:table-cell table:formula="of:=([.$S$11]/([.E105]+[.$T$11])^[.$U$11])" office:value-type="float" office:value="0.00178342795669519" calcext:value-type="float">
            <text:p>0.00178342795669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105]^2" office:value-type="float" office:value="0.00000318061527672199" calcext:value-type="float">
            <text:p>3.18061527672199E-06</text:p>
          </table:table-cell>
          <table:table-cell table:formula="of:=([.C105]-[.D105])^2" office:value-type="float" office:value="0.0000000269979814851596" calcext:value-type="float">
            <text:p>2.699798148515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y</text:p>
          </table:table-cell>
          <table:table-cell office:value-type="float" office:value="2885" calcext:value-type="float">
            <text:p>2885</text:p>
          </table:table-cell>
          <table:table-cell table:formula="of:=([.B106]/[.$F$1])" office:value-type="float" office:value="0.00159861516152108" calcext:value-type="float">
            <text:p>0.001598615161521</text:p>
          </table:table-cell>
          <table:table-cell table:formula="of:=([.$S$11]/([.E106]+[.$T$11])^[.$U$11])" office:value-type="float" office:value="0.00176934780559998" calcext:value-type="float">
            <text:p>0.001769347805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D106]^2" office:value-type="float" office:value="0.00000313059165718148" calcext:value-type="float">
            <text:p>3.13059165718148E-06</text:p>
          </table:table-cell>
          <table:table-cell table:formula="of:=([.C106]-[.D106])^2" office:value-type="float" office:value="0.0000000291496357541724" calcext:value-type="float">
            <text:p>2.914963575417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ack</text:p>
          </table:table-cell>
          <table:table-cell office:value-type="float" office:value="2864" calcext:value-type="float">
            <text:p>2864</text:p>
          </table:table-cell>
          <table:table-cell table:formula="of:=([.B107]/[.$F$1])" office:value-type="float" office:value="0.00158697879466079" calcext:value-type="float">
            <text:p>0.001586978794661</text:p>
          </table:table-cell>
          <table:table-cell table:formula="of:=([.$S$11]/([.E107]+[.$T$11])^[.$U$11])" office:value-type="float" office:value="0.00175550588932663" calcext:value-type="float">
            <text:p>0.001755505889327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D107]^2" office:value-type="float" office:value="0.00000308180092746049" calcext:value-type="float">
            <text:p>3.08180092746049E-06</text:p>
          </table:table-cell>
          <table:table-cell table:formula="of:=([.C107]-[.D107])^2" office:value-type="float" office:value="0.000000028401381636509" calcext:value-type="float">
            <text:p>2.84013816365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wn</text:p>
          </table:table-cell>
          <table:table-cell office:value-type="float" office:value="2845" calcext:value-type="float">
            <text:p>2845</text:p>
          </table:table-cell>
          <table:table-cell table:formula="of:=([.B108]/[.$F$1])" office:value-type="float" office:value="0.00157645065321577" calcext:value-type="float">
            <text:p>0.001576450653216</text:p>
          </table:table-cell>
          <table:table-cell table:formula="of:=([.$S$11]/([.E108]+[.$T$11])^[.$U$11])" office:value-type="float" office:value="0.0017418960656763" calcext:value-type="float">
            <text:p>0.00174189606567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108]^2" office:value-type="float" office:value="0.00000303420190361858" calcext:value-type="float">
            <text:p>3.03420190361858E-06</text:p>
          </table:table-cell>
          <table:table-cell table:formula="of:=([.C108]-[.D108])^2" office:value-type="float" office:value="0.0000000273721845042366" calcext:value-type="float">
            <text:p>2.737218450423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y</text:p>
          </table:table-cell>
          <table:table-cell office:value-type="float" office:value="2823" calcext:value-type="float">
            <text:p>2823</text:p>
          </table:table-cell>
          <table:table-cell table:formula="of:=([.B109]/[.$F$1])" office:value-type="float" office:value="0.00156426017364784" calcext:value-type="float">
            <text:p>0.001564260173648</text:p>
          </table:table-cell>
          <table:table-cell table:formula="of:=([.$S$11]/([.E109]+[.$T$11])^[.$U$11])" office:value-type="float" office:value="0.00172851240427001" calcext:value-type="float">
            <text:p>0.00172851240427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D109]^2" office:value-type="float" office:value="0.00000298775513171531" calcext:value-type="float">
            <text:p>2.98775513171531E-06</text:p>
          </table:table-cell>
          <table:table-cell table:formula="of:=([.C109]-[.D109])^2" office:value-type="float" office:value="0.00000002697879526436" calcext:value-type="float">
            <text:p>2.6978795264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n</text:p>
          </table:table-cell>
          <table:table-cell office:value-type="float" office:value="2800" calcext:value-type="float">
            <text:p>2800</text:p>
          </table:table-cell>
          <table:table-cell table:formula="of:=([.B110]/[.$F$1])" office:value-type="float" office:value="0.00155151558137228" calcext:value-type="float">
            <text:p>0.001551515581372</text:p>
          </table:table-cell>
          <table:table-cell table:formula="of:=([.$S$11]/([.E110]+[.$T$11])^[.$U$11])" office:value-type="float" office:value="0.00171534917743283" calcext:value-type="float">
            <text:p>0.001715349177433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110]^2" office:value-type="float" office:value="0.00000294242280051949" calcext:value-type="float">
            <text:p>2.94242280051949E-06</text:p>
          </table:table-cell>
          <table:table-cell table:formula="of:=([.C110]-[.D110])^2" office:value-type="float" office:value="0.0000000268414471981306" calcext:value-type="float">
            <text:p>2.6841447198130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ny</text:p>
          </table:table-cell>
          <table:table-cell office:value-type="float" office:value="2797" calcext:value-type="float">
            <text:p>2797</text:p>
          </table:table-cell>
          <table:table-cell table:formula="of:=([.B111]/[.$F$1])" office:value-type="float" office:value="0.00154985324324938" calcext:value-type="float">
            <text:p>0.001549853243249</text:p>
          </table:table-cell>
          <table:table-cell table:formula="of:=([.$S$11]/([.E111]+[.$T$11])^[.$U$11])" office:value-type="float" office:value="0.00170240085154688" calcext:value-type="float">
            <text:p>0.00170240085154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11]^2" office:value-type="float" office:value="0.00000289816865934756" calcext:value-type="float">
            <text:p>2.89816865934756E-06</text:p>
          </table:table-cell>
          <table:table-cell table:formula="of:=([.C111]-[.D111])^2" office:value-type="float" office:value="0.0000000232707727972879" calcext:value-type="float">
            <text:p>2.327077279728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ject</text:p>
          </table:table-cell>
          <table:table-cell office:value-type="float" office:value="2793" calcext:value-type="float">
            <text:p>2793</text:p>
          </table:table-cell>
          <table:table-cell table:formula="of:=([.B112]/[.$F$1])" office:value-type="float" office:value="0.00154763679241885" calcext:value-type="float">
            <text:p>0.001547636792419</text:p>
          </table:table-cell>
          <table:table-cell table:formula="of:=([.$S$11]/([.E112]+[.$T$11])^[.$U$11])" office:value-type="float" office:value="0.00168966207884534" calcext:value-type="float">
            <text:p>0.001689662078845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112]^2" office:value-type="float" office:value="0.00000285495794068797" calcext:value-type="float">
            <text:p>2.85495794068797E-06</text:p>
          </table:table-cell>
          <table:table-cell table:formula="of:=([.C112]-[.D112])^2" office:value-type="float" office:value="0.0000000201711819845273" calcext:value-type="float">
            <text:p>2.017118198452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k</text:p>
          </table:table-cell>
          <table:table-cell office:value-type="float" office:value="2786" calcext:value-type="float">
            <text:p>2786</text:p>
          </table:table-cell>
          <table:table-cell table:formula="of:=([.B113]/[.$F$1])" office:value-type="float" office:value="0.00154375800346542" calcext:value-type="float">
            <text:p>0.001543758003465</text:p>
          </table:table-cell>
          <table:table-cell table:formula="of:=([.$S$11]/([.E113]+[.$T$11])^[.$U$11])" office:value-type="float" office:value="0.00167712768962114" calcext:value-type="float">
            <text:p>0.001677127689621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13]^2" office:value-type="float" office:value="0.00000281275728729393" calcext:value-type="float">
            <text:p>2.81275728729393E-06</text:p>
          </table:table-cell>
          <table:table-cell table:formula="of:=([.C113]-[.D113])^2" office:value-type="float" office:value="0.000000017787473185274" calcext:value-type="float">
            <text:p>1.77874731852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me</text:p>
          </table:table-cell>
          <table:table-cell office:value-type="float" office:value="2773" calcext:value-type="float">
            <text:p>2773</text:p>
          </table:table-cell>
          <table:table-cell table:formula="of:=([.B114]/[.$F$1])" office:value-type="float" office:value="0.00153655453826619" calcext:value-type="float">
            <text:p>0.001536554538266</text:p>
          </table:table-cell>
          <table:table-cell table:formula="of:=([.$S$11]/([.E114]+[.$T$11])^[.$U$11])" office:value-type="float" office:value="0.00166479268482616" calcext:value-type="float">
            <text:p>0.001664792684826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D114]^2" office:value-type="float" office:value="0.00000277153468345069" calcext:value-type="float">
            <text:p>2.77153468345069E-06</text:p>
          </table:table-cell>
          <table:table-cell table:formula="of:=([.C114]-[.D114])^2" office:value-type="float" office:value="0.0000000164450222331357" calcext:value-type="float">
            <text:p>1.644502223313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ng</text:p>
          </table:table-cell>
          <table:table-cell office:value-type="float" office:value="2769" calcext:value-type="float">
            <text:p>2769</text:p>
          </table:table-cell>
          <table:table-cell table:formula="of:=([.B115]/[.$F$1])" office:value-type="float" office:value="0.00153433808743566" calcext:value-type="float">
            <text:p>0.001534338087436</text:p>
          </table:table-cell>
          <table:table-cell table:formula="of:=([.$S$11]/([.E115]+[.$T$11])^[.$U$11])" office:value-type="float" office:value="0.00165265222903824" calcext:value-type="float">
            <text:p>0.00165265222903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15]^2" office:value-type="float" office:value="0.00000273125939014507" calcext:value-type="float">
            <text:p>2.73125939014507E-06</text:p>
          </table:table-cell>
          <table:table-cell table:formula="of:=([.C115]-[.D115])^2" office:value-type="float" office:value="0.000000013998236103156" calcext:value-type="float">
            <text:p>1.39982361031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y</text:p>
          </table:table-cell>
          <table:table-cell office:value-type="float" office:value="2719" calcext:value-type="float">
            <text:p>2719</text:p>
          </table:table-cell>
          <table:table-cell table:formula="of:=([.B116]/[.$F$1])" office:value-type="float" office:value="0.00150663245205401" calcext:value-type="float">
            <text:p>0.001506632452054</text:p>
          </table:table-cell>
          <table:table-cell table:formula="of:=([.$S$11]/([.E116]+[.$T$11])^[.$U$11])" office:value-type="float" office:value="0.00164070164377464" calcext:value-type="float">
            <text:p>0.00164070164377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116]^2" office:value-type="float" office:value="0.00000269190188388479" calcext:value-type="float">
            <text:p>2.69190188388479E-06</text:p>
          </table:table-cell>
          <table:table-cell table:formula="of:=([.C116]-[.D116])^2" office:value-type="float" office:value="0.0000000179745481686214" calcext:value-type="float">
            <text:p>1.797454816862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thout</text:p>
          </table:table-cell>
          <table:table-cell office:value-type="float" office:value="2691" calcext:value-type="float">
            <text:p>2691</text:p>
          </table:table-cell>
          <table:table-cell table:formula="of:=([.B117]/[.$F$1])" office:value-type="float" office:value="0.00149111729624029" calcext:value-type="float">
            <text:p>0.00149111729624</text:p>
          </table:table-cell>
          <table:table-cell table:formula="of:=([.$S$11]/([.E117]+[.$T$11])^[.$U$11])" office:value-type="float" office:value="0.00162893640113223" calcext:value-type="float">
            <text:p>0.001628936401132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117]^2" office:value-type="float" office:value="0.00000265343379893361" calcext:value-type="float">
            <text:p>2.65343379893361E-06</text:p>
          </table:table-cell>
          <table:table-cell table:formula="of:=([.C117]-[.D117])^2" office:value-type="float" office:value="0.0000000189941056732146" calcext:value-type="float">
            <text:p>1.899410567321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utenberg</text:p>
          </table:table-cell>
          <table:table-cell office:value-type="float" office:value="2684" calcext:value-type="float">
            <text:p>2684</text:p>
          </table:table-cell>
          <table:table-cell table:formula="of:=([.B118]/[.$F$1])" office:value-type="float" office:value="0.00148723850728686" calcext:value-type="float">
            <text:p>0.001487238507287</text:p>
          </table:table-cell>
          <table:table-cell table:formula="of:=([.$S$11]/([.E118]+[.$T$11])^[.$U$11])" office:value-type="float" office:value="0.00161735211773593" calcext:value-type="float">
            <text:p>0.001617352117736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118]^2" office:value-type="float" office:value="0.0000026158278727449" calcext:value-type="float">
            <text:p>2.6158278727449E-06</text:p>
          </table:table-cell>
          <table:table-cell table:formula="of:=([.C118]-[.D118])^2" office:value-type="float" office:value="0.0000000169295516240931" calcext:value-type="float">
            <text:p>1.692955162409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ain</text:p>
          </table:table-cell>
          <table:table-cell office:value-type="float" office:value="2611" calcext:value-type="float">
            <text:p>2611</text:p>
          </table:table-cell>
          <table:table-cell table:formula="of:=([.B119]/[.$F$1])" office:value-type="float" office:value="0.00144678827962965" calcext:value-type="float">
            <text:p>0.00144678827963</text:p>
          </table:table-cell>
          <table:table-cell table:formula="of:=([.$S$11]/([.E119]+[.$T$11])^[.$U$11])" office:value-type="float" office:value="0.00160594454897794" calcext:value-type="float">
            <text:p>0.001605944548978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D119]^2" office:value-type="float" office:value="0.00000257905789439197" calcext:value-type="float">
            <text:p>2.57905789439197E-06</text:p>
          </table:table-cell>
          <table:table-cell table:formula="of:=([.C119]-[.D119])^2" office:value-type="float" office:value="0.0000000253307180728654" calcext:value-type="float">
            <text:p>2.533071807286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fe</text:p>
          </table:table-cell>
          <table:table-cell office:value-type="float" office:value="2584" calcext:value-type="float">
            <text:p>2584</text:p>
          </table:table-cell>
          <table:table-cell table:formula="of:=([.B120]/[.$F$1])" office:value-type="float" office:value="0.00143182723652356" calcext:value-type="float">
            <text:p>0.001431827236524</text:p>
          </table:table-cell>
          <table:table-cell table:formula="of:=([.$S$11]/([.E120]+[.$T$11])^[.$U$11])" office:value-type="float" office:value="0.00159470958353157" calcext:value-type="float">
            <text:p>0.001594709583532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D120]^2" office:value-type="float" office:value="0.00000254309865580745" calcext:value-type="float">
            <text:p>2.54309865580745E-06</text:p>
          </table:table-cell>
          <table:table-cell table:formula="of:=([.C120]-[.D120])^2" office:value-type="float" office:value="0.0000000265306589668381" calcext:value-type="float">
            <text:p>2.653065896683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der</text:p>
          </table:table-cell>
          <table:table-cell office:value-type="float" office:value="2552" calcext:value-type="float">
            <text:p>2552</text:p>
          </table:table-cell>
          <table:table-cell table:formula="of:=([.B121]/[.$F$1])" office:value-type="float" office:value="0.00141409562987931" calcext:value-type="float">
            <text:p>0.001414095629879</text:p>
          </table:table-cell>
          <table:table-cell table:formula="of:=([.$S$11]/([.E121]+[.$T$11])^[.$U$11])" office:value-type="float" office:value="0.00158364323812453" calcext:value-type="float">
            <text:p>0.00158364323812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21]^2" office:value-type="float" office:value="0.00000250792590565755" calcext:value-type="float">
            <text:p>2.50792590565755E-06</text:p>
          </table:table-cell>
          <table:table-cell table:formula="of:=([.C121]-[.D121])^2" office:value-type="float" office:value="0.0000000287463914616749" calcext:value-type="float">
            <text:p>2.874639146167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ght</text:p>
          </table:table-cell>
          <table:table-cell office:value-type="float" office:value="2548" calcext:value-type="float">
            <text:p>2548</text:p>
          </table:table-cell>
          <table:table-cell table:formula="of:=([.B122]/[.$F$1])" office:value-type="float" office:value="0.00141187917904878" calcext:value-type="float">
            <text:p>0.001411879179049</text:p>
          </table:table-cell>
          <table:table-cell table:formula="of:=([.$S$11]/([.E122]+[.$T$11])^[.$U$11])" office:value-type="float" office:value="0.00157274165255734" calcext:value-type="float">
            <text:p>0.001572741652557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D122]^2" office:value-type="float" office:value="0.00000247351630568878" calcext:value-type="float">
            <text:p>2.47351630568878E-06</text:p>
          </table:table-cell>
          <table:table-cell table:formula="of:=([.C122]-[.D122])^2" office:value-type="float" office:value="0.0000000258767353832919" calcext:value-type="float">
            <text:p>2.587673538329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rough</text:p>
          </table:table-cell>
          <table:table-cell office:value-type="float" office:value="2521" calcext:value-type="float">
            <text:p>2521</text:p>
          </table:table-cell>
          <table:table-cell table:formula="of:=([.B123]/[.$F$1])" office:value-type="float" office:value="0.00139691813594269" calcext:value-type="float">
            <text:p>0.001396918135943</text:p>
          </table:table-cell>
          <table:table-cell table:formula="of:=([.$S$11]/([.E123]+[.$T$11])^[.$U$11])" office:value-type="float" office:value="0.00156200108495359" calcext:value-type="float">
            <text:p>0.001562001084954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123]^2" office:value-type="float" office:value="0.00000243984738939619" calcext:value-type="float">
            <text:p>2.43984738939619E-06</text:p>
          </table:table-cell>
          <table:table-cell table:formula="of:=([.C123]-[.D123])^2" office:value-type="float" office:value="0.0000000272523800541365" calcext:value-type="float">
            <text:p>2.7252380054136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en</text:p>
          </table:table-cell>
          <table:table-cell office:value-type="float" office:value="2493" calcext:value-type="float">
            <text:p>2493</text:p>
          </table:table-cell>
          <table:table-cell table:formula="of:=([.B124]/[.$F$1])" office:value-type="float" office:value="0.00138140298012896" calcext:value-type="float">
            <text:p>0.001381402980129</text:p>
          </table:table-cell>
          <table:table-cell table:formula="of:=([.$S$11]/([.E124]+[.$T$11])^[.$U$11])" office:value-type="float" office:value="0.00155141790722949" calcext:value-type="float">
            <text:p>0.001551417907229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D124]^2" office:value-type="float" office:value="0.00000240689752287232" calcext:value-type="float">
            <text:p>2.40689752287232E-06</text:p>
          </table:table-cell>
          <table:table-cell table:formula="of:=([.C124]-[.D124])^2" office:value-type="float" office:value="0.000000028905075436996" calcext:value-type="float">
            <text:p>2.89050754369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mself</text:p>
          </table:table-cell>
          <table:table-cell office:value-type="float" office:value="2465" calcext:value-type="float">
            <text:p>2465</text:p>
          </table:table-cell>
          <table:table-cell table:formula="of:=([.B125]/[.$F$1])" office:value-type="float" office:value="0.00136588782431524" calcext:value-type="float">
            <text:p>0.001365887824315</text:p>
          </table:table-cell>
          <table:table-cell table:formula="of:=([.$S$11]/([.E125]+[.$T$11])^[.$U$11])" office:value-type="float" office:value="0.00154098860077087" calcext:value-type="float">
            <text:p>0.001540988600771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D125]^2" office:value-type="float" office:value="0.00000237464586770578" calcext:value-type="float">
            <text:p>2.37464586770578E-06</text:p>
          </table:table-cell>
          <table:table-cell table:formula="of:=([.C125]-[.D125])^2" office:value-type="float" office:value="0.0000000306602819153654" calcext:value-type="float">
            <text:p>3.066028191536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</text:p>
          </table:table-cell>
          <table:table-cell office:value-type="float" office:value="2425" calcext:value-type="float">
            <text:p>2425</text:p>
          </table:table-cell>
          <table:table-cell table:formula="of:=([.B126]/[.$F$1])" office:value-type="float" office:value="0.00134372331600992" calcext:value-type="float">
            <text:p>0.00134372331601</text:p>
          </table:table-cell>
          <table:table-cell table:formula="of:=([.$S$11]/([.E126]+[.$T$11])^[.$U$11])" office:value-type="float" office:value="0.00153070975230679" calcext:value-type="float">
            <text:p>0.001530709752307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D126]^2" office:value-type="float" office:value="0.00000234307234580712" calcext:value-type="float">
            <text:p>2.34307234580712E-06</text:p>
          </table:table-cell>
          <table:table-cell table:formula="of:=([.C126]-[.D126])^2" office:value-type="float" office:value="0.0000000349639273590026" calcext:value-type="float">
            <text:p>3.496392735900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und</text:p>
          </table:table-cell>
          <table:table-cell office:value-type="float" office:value="2420" calcext:value-type="float">
            <text:p>2420</text:p>
          </table:table-cell>
          <table:table-cell table:formula="of:=([.B127]/[.$F$1])" office:value-type="float" office:value="0.00134095275247176" calcext:value-type="float">
            <text:p>0.001340952752472</text:p>
          </table:table-cell>
          <table:table-cell table:formula="of:=([.$S$11]/([.E127]+[.$T$11])^[.$U$11])" office:value-type="float" office:value="0.00152057804996912" calcext:value-type="float">
            <text:p>0.001520578049969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D127]^2" office:value-type="float" office:value="0.00000231215760604788" calcext:value-type="float">
            <text:p>2.31215760604788E-06</text:p>
          </table:table-cell>
          <table:table-cell table:formula="of:=([.C127]-[.D127])^2" office:value-type="float" office:value="0.0000000322652475010144" calcext:value-type="float">
            <text:p>3.226524750101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ose</text:p>
          </table:table-cell>
          <table:table-cell office:value-type="float" office:value="2391" calcext:value-type="float">
            <text:p>2391</text:p>
          </table:table-cell>
          <table:table-cell table:formula="of:=([.B128]/[.$F$1])" office:value-type="float" office:value="0.0013248834839504" calcext:value-type="float">
            <text:p>0.00132488348395</text:p>
          </table:table-cell>
          <table:table-cell table:formula="of:=([.$S$11]/([.E128]+[.$T$11])^[.$U$11])" office:value-type="float" office:value="0.00151059027952857" calcext:value-type="float">
            <text:p>0.00151059027952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D128]^2" office:value-type="float" office:value="0.00000228188299260621" calcext:value-type="float">
            <text:p>2.28188299260621E-06</text:p>
          </table:table-cell>
          <table:table-cell table:formula="of:=([.C128]-[.D128])^2" office:value-type="float" office:value="0.0000000344870139239122" calcext:value-type="float">
            <text:p>3.4487013923912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r</text:p>
          </table:table-cell>
          <table:table-cell office:value-type="float" office:value="2387" calcext:value-type="float">
            <text:p>2387</text:p>
          </table:table-cell>
          <table:table-cell table:formula="of:=([.B129]/[.$F$1])" office:value-type="float" office:value="0.00132266703311987" calcext:value-type="float">
            <text:p>0.00132266703312</text:p>
          </table:table-cell>
          <table:table-cell table:formula="of:=([.$S$11]/([.E129]+[.$T$11])^[.$U$11])" office:value-type="float" office:value="0.00150074332079792" calcext:value-type="float">
            <text:p>0.00150074332079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29]^2" office:value-type="float" office:value="0.00000225223051491957" calcext:value-type="float">
            <text:p>2.25223051491957E-06</text:p>
          </table:table-cell>
          <table:table-cell table:formula="of:=([.C129]-[.D129])^2" office:value-type="float" office:value="0.0000000317111642331951" calcext:value-type="float">
            <text:p>3.1711164233195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ke</text:p>
          </table:table-cell>
          <table:table-cell office:value-type="float" office:value="2383" calcext:value-type="float">
            <text:p>2383</text:p>
          </table:table-cell>
          <table:table-cell table:formula="of:=([.B130]/[.$F$1])" office:value-type="float" office:value="0.00132045058228934" calcext:value-type="float">
            <text:p>0.001320450582289</text:p>
          </table:table-cell>
          <table:table-cell table:formula="of:=([.$S$11]/([.E130]+[.$T$11])^[.$U$11])" office:value-type="float" office:value="0.00149103414419371" calcext:value-type="float">
            <text:p>0.001491034144194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130]^2" office:value-type="float" office:value="0.00000222318281915146" calcext:value-type="float">
            <text:p>2.22318281915146E-06</text:p>
          </table:table-cell>
          <table:table-cell table:formula="of:=([.C130]-[.D130])^2" office:value-type="float" office:value="0.0000000290987515919818" calcext:value-type="float">
            <text:p>2.909875159198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w</text:p>
          </table:table-cell>
          <table:table-cell office:value-type="float" office:value="2373" calcext:value-type="float">
            <text:p>2373</text:p>
          </table:table-cell>
          <table:table-cell table:formula="of:=([.B131]/[.$F$1])" office:value-type="float" office:value="0.00131490945521301" calcext:value-type="float">
            <text:p>0.001314909455213</text:p>
          </table:table-cell>
          <table:table-cell table:formula="of:=([.$S$11]/([.E131]+[.$T$11])^[.$U$11])" office:value-type="float" office:value="0.00148145980744847" calcext:value-type="float">
            <text:p>0.001481459807448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31]^2" office:value-type="float" office:value="0.00000219472316108527" calcext:value-type="float">
            <text:p>2.19472316108527E-06</text:p>
          </table:table-cell>
          <table:table-cell table:formula="of:=([.C131]-[.D131])^2" office:value-type="float" office:value="0.0000000277390198297572" calcext:value-type="float">
            <text:p>2.773901982975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ery</text:p>
          </table:table-cell>
          <table:table-cell office:value-type="float" office:value="2360" calcext:value-type="float">
            <text:p>2360</text:p>
          </table:table-cell>
          <table:table-cell table:formula="of:=([.B132]/[.$F$1])" office:value-type="float" office:value="0.00130770599001378" calcext:value-type="float">
            <text:p>0.001307705990014</text:p>
          </table:table-cell>
          <table:table-cell table:formula="of:=([.$S$11]/([.E132]+[.$T$11])^[.$U$11])" office:value-type="float" office:value="0.00147201745246571" calcext:value-type="float">
            <text:p>0.001472017452466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D132]^2" office:value-type="float" office:value="0.00000216683538036365" calcext:value-type="float">
            <text:p>2.16683538036365E-06</text:p>
          </table:table-cell>
          <table:table-cell table:formula="of:=([.C132]-[.D132])^2" office:value-type="float" office:value="0.0000000269982566930933" calcext:value-type="float">
            <text:p>2.699825669309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ch</text:p>
          </table:table-cell>
          <table:table-cell office:value-type="float" office:value="2217" calcext:value-type="float">
            <text:p>2217</text:p>
          </table:table-cell>
          <table:table-cell table:formula="of:=([.B133]/[.$F$1])" office:value-type="float" office:value="0.00122846787282227" calcext:value-type="float">
            <text:p>0.001228467872822</text:p>
          </table:table-cell>
          <table:table-cell table:formula="of:=([.$S$11]/([.E133]+[.$T$11])^[.$U$11])" office:value-type="float" office:value="0.00146270430231046" calcext:value-type="float">
            <text:p>0.00146270430231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33]^2" office:value-type="float" office:value="0.00000213950387599753" calcext:value-type="float">
            <text:p>2.13950387599753E-06</text:p>
          </table:table-cell>
          <table:table-cell table:formula="of:=([.C133]-[.D133])^2" office:value-type="float" office:value="0.0000000548667048993774" calcext:value-type="float">
            <text:p>5.486670489937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ill</text:p>
          </table:table-cell>
          <table:table-cell office:value-type="float" office:value="2179" calcext:value-type="float">
            <text:p>2179</text:p>
          </table:table-cell>
          <table:table-cell table:formula="of:=([.B134]/[.$F$1])" office:value-type="float" office:value="0.00120741158993222" calcext:value-type="float">
            <text:p>0.001207411589932</text:p>
          </table:table-cell>
          <table:table-cell table:formula="of:=([.$S$11]/([.E134]+[.$T$11])^[.$U$11])" office:value-type="float" office:value="0.00145351765832863" calcext:value-type="float">
            <text:p>0.001453517658329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D134]^2" office:value-type="float" office:value="0.00000211271358307314" calcext:value-type="float">
            <text:p>2.11271358307314E-06</text:p>
          </table:table-cell>
          <table:table-cell table:formula="of:=([.C134]-[.D134])^2" office:value-type="float" office:value="0.0000000605681969015408" calcext:value-type="float">
            <text:p>6.056819690154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ickwick</text:p>
          </table:table-cell>
          <table:table-cell office:value-type="float" office:value="2171" calcext:value-type="float">
            <text:p>2171</text:p>
          </table:table-cell>
          <table:table-cell table:formula="of:=([.B135]/[.$F$1])" office:value-type="float" office:value="0.00120297868827115" calcext:value-type="float">
            <text:p>0.001202978688271</text:p>
          </table:table-cell>
          <table:table-cell table:formula="of:=([.$S$11]/([.E135]+[.$T$11])^[.$U$11])" office:value-type="float" office:value="0.00144445489738877" calcext:value-type="float">
            <text:p>0.001444454897389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D135]^2" office:value-type="float" office:value="0.0000020864499505904" calcext:value-type="float">
            <text:p>2.0864499505904E-06</text:p>
          </table:table-cell>
          <table:table-cell table:formula="of:=([.C135]-[.D135])^2" office:value-type="float" office:value="0.0000000583107595698148" calcext:value-type="float">
            <text:p>5.831075956981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nd</text:p>
          </table:table-cell>
          <table:table-cell office:value-type="float" office:value="2163" calcext:value-type="float">
            <text:p>2163</text:p>
          </table:table-cell>
          <table:table-cell table:formula="of:=([.B136]/[.$F$1])" office:value-type="float" office:value="0.00119854578661009" calcext:value-type="float">
            <text:p>0.00119854578661</text:p>
          </table:table-cell>
          <table:table-cell table:formula="of:=([.$S$11]/([.E136]+[.$T$11])^[.$U$11])" office:value-type="float" office:value="0.00143551346924013" calcext:value-type="float">
            <text:p>0.0014355134692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D136]^2" office:value-type="float" office:value="0.00000206069892036985" calcext:value-type="float">
            <text:p>2.06069892036985E-06</text:p>
          </table:table-cell>
          <table:table-cell table:formula="of:=([.C136]-[.D136])^2" office:value-type="float" office:value="0.0000000561536826110544" calcext:value-type="float">
            <text:p>5.615368261105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ight</text:p>
          </table:table-cell>
          <table:table-cell office:value-type="float" office:value="2163" calcext:value-type="float">
            <text:p>2163</text:p>
          </table:table-cell>
          <table:table-cell table:formula="of:=([.B137]/[.$F$1])" office:value-type="float" office:value="0.00119854578661009" calcext:value-type="float">
            <text:p>0.00119854578661</text:p>
          </table:table-cell>
          <table:table-cell table:formula="of:=([.$S$11]/([.E137]+[.$T$11])^[.$U$11])" office:value-type="float" office:value="0.00142669089398143" calcext:value-type="float">
            <text:p>0.00142669089398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137]^2" office:value-type="float" office:value="0.00000203544690696952" calcext:value-type="float">
            <text:p>2.03544690696952E-06</text:p>
          </table:table-cell>
          <table:table-cell table:formula="of:=([.C137]-[.D137])^2" office:value-type="float" office:value="0.0000000520501900174798" calcext:value-type="float">
            <text:p>5.205019001747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rs</text:p>
          </table:table-cell>
          <table:table-cell office:value-type="float" office:value="2143" calcext:value-type="float">
            <text:p>2143</text:p>
          </table:table-cell>
          <table:table-cell table:formula="of:=([.B138]/[.$F$1])" office:value-type="float" office:value="0.00118746353245743" calcext:value-type="float">
            <text:p>0.001187463532457</text:p>
          </table:table-cell>
          <table:table-cell table:formula="of:=([.$S$11]/([.E138]+[.$T$11])^[.$U$11])" office:value-type="float" office:value="0.00141798475963476" calcext:value-type="float">
            <text:p>0.001417984759635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D138]^2" office:value-type="float" office:value="0.00000201068077855644" calcext:value-type="float">
            <text:p>2.01068077855644E-06</text:p>
          </table:table-cell>
          <table:table-cell table:formula="of:=([.C138]-[.D138])^2" office:value-type="float" office:value="0.0000000531400361793412" calcext:value-type="float">
            <text:p>5.314003617934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ile</text:p>
          </table:table-cell>
          <table:table-cell office:value-type="float" office:value="2142" calcext:value-type="float">
            <text:p>2142</text:p>
          </table:table-cell>
          <table:table-cell table:formula="of:=([.B139]/[.$F$1])" office:value-type="float" office:value="0.0011869094197498" calcext:value-type="float">
            <text:p>0.00118690941975</text:p>
          </table:table-cell>
          <table:table-cell table:formula="of:=([.$S$11]/([.E139]+[.$T$11])^[.$U$11])" office:value-type="float" office:value="0.00140939271981979" calcext:value-type="float">
            <text:p>0.00140939271982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D139]^2" office:value-type="float" office:value="0.00000198638783868103" calcext:value-type="float">
            <text:p>1.98638783868103E-06</text:p>
          </table:table-cell>
          <table:table-cell table:formula="of:=([.C139]-[.D139])^2" office:value-type="float" office:value="0.0000000494988188100358" calcext:value-type="float">
            <text:p>4.949881881003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other</text:p>
          </table:table-cell>
          <table:table-cell office:value-type="float" office:value="2112" calcext:value-type="float">
            <text:p>2112</text:p>
          </table:table-cell>
          <table:table-cell table:formula="of:=([.B140]/[.$F$1])" office:value-type="float" office:value="0.00117028603852081" calcext:value-type="float">
            <text:p>0.001170286038521</text:p>
          </table:table-cell>
          <table:table-cell table:formula="of:=([.$S$11]/([.E140]+[.$T$11])^[.$U$11])" office:value-type="float" office:value="0.00140091249152326" calcext:value-type="float">
            <text:p>0.00140091249152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D140]^2" office:value-type="float" office:value="0.0000019625558089059" calcext:value-type="float">
            <text:p>1.9625558089059E-06</text:p>
          </table:table-cell>
          <table:table-cell table:formula="of:=([.C140]-[.D140])^2" office:value-type="float" office:value="0.0000000531885608244917" calcext:value-type="float">
            <text:p>5.318856082449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o</text:p>
          </table:table-cell>
          <table:table-cell office:value-type="float" office:value="2089" calcext:value-type="float">
            <text:p>2089</text:p>
          </table:table-cell>
          <table:table-cell table:formula="of:=([.B141]/[.$F$1])" office:value-type="float" office:value="0.00115754144624525" calcext:value-type="float">
            <text:p>0.001157541446245</text:p>
          </table:table-cell>
          <table:table-cell table:formula="of:=([.$S$11]/([.E141]+[.$T$11])^[.$U$11])" office:value-type="float" office:value="0.00139254185295925" calcext:value-type="float">
            <text:p>0.001392541852959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141]^2" office:value-type="float" office:value="0.00000193917281224319" calcext:value-type="float">
            <text:p>1.93917281224319E-06</text:p>
          </table:table-cell>
          <table:table-cell table:formula="of:=([.C141]-[.D141])^2" office:value-type="float" office:value="0.0000000552251911557473" calcext:value-type="float">
            <text:p>5.522519115574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nt</text:p>
          </table:table-cell>
          <table:table-cell office:value-type="float" office:value="2071" calcext:value-type="float">
            <text:p>2071</text:p>
          </table:table-cell>
          <table:table-cell table:formula="of:=([.B142]/[.$F$1])" office:value-type="float" office:value="0.00114756741750786" calcext:value-type="float">
            <text:p>0.001147567417508</text:p>
          </table:table-cell>
          <table:table-cell table:formula="of:=([.$S$11]/([.E142]+[.$T$11])^[.$U$11])" office:value-type="float" office:value="0.00138427864151608" calcext:value-type="float">
            <text:p>0.001384278641516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D142]^2" office:value-type="float" office:value="0.0000019162273573576" calcext:value-type="float">
            <text:p>1.9162273573576E-06</text:p>
          </table:table-cell>
          <table:table-cell table:formula="of:=([.C142]-[.D142])^2" office:value-type="float" office:value="0.0000000560322035714702" calcext:value-type="float">
            <text:p>5.603220357147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nk</text:p>
          </table:table-cell>
          <table:table-cell office:value-type="float" office:value="2047" calcext:value-type="float">
            <text:p>2047</text:p>
          </table:table-cell>
          <table:table-cell table:formula="of:=([.B143]/[.$F$1])" office:value-type="float" office:value="0.00113426871252467" calcext:value-type="float">
            <text:p>0.001134268712525</text:p>
          </table:table-cell>
          <table:table-cell table:formula="of:=([.$S$11]/([.E143]+[.$T$11])^[.$U$11])" office:value-type="float" office:value="0.00137612075178551" calcext:value-type="float">
            <text:p>0.001376120751786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143]^2" office:value-type="float" office:value="0.00000189370832349471" calcext:value-type="float">
            <text:p>1.89370832349471E-06</text:p>
          </table:table-cell>
          <table:table-cell table:formula="of:=([.C143]-[.D143])^2" office:value-type="float" office:value="0.0000000584924088946284" calcext:value-type="float">
            <text:p>5.8492408894628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way</text:p>
          </table:table-cell>
          <table:table-cell office:value-type="float" office:value="2044" calcext:value-type="float">
            <text:p>2044</text:p>
          </table:table-cell>
          <table:table-cell table:formula="of:=([.B144]/[.$F$1])" office:value-type="float" office:value="0.00113260637440177" calcext:value-type="float">
            <text:p>0.001132606374402</text:p>
          </table:table-cell>
          <table:table-cell table:formula="of:=([.$S$11]/([.E144]+[.$T$11])^[.$U$11])" office:value-type="float" office:value="0.00136806613367068" calcext:value-type="float">
            <text:p>0.001368066133671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D144]^2" office:value-type="float" office:value="0.00000187160494609664" calcext:value-type="float">
            <text:p>1.87160494609664E-06</text:p>
          </table:table-cell>
          <table:table-cell table:formula="of:=([.C144]-[.D144])^2" office:value-type="float" office:value="0.0000000554412982349749" calcext:value-type="float">
            <text:p>5.544129823497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ce</text:p>
          </table:table-cell>
          <table:table-cell office:value-type="float" office:value="2037" calcext:value-type="float">
            <text:p>2037</text:p>
          </table:table-cell>
          <table:table-cell table:formula="of:=([.B145]/[.$F$1])" office:value-type="float" office:value="0.00112872758544834" calcext:value-type="float">
            <text:p>0.001128727585448</text:p>
          </table:table-cell>
          <table:table-cell table:formula="of:=([.$S$11]/([.E145]+[.$T$11])^[.$U$11])" office:value-type="float" office:value="0.00136011279056891" calcext:value-type="float">
            <text:p>0.001360112790569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45]^2" office:value-type="float" office:value="0.00000184990680306915" calcext:value-type="float">
            <text:p>1.84990680306915E-06</text:p>
          </table:table-cell>
          <table:table-cell table:formula="of:=([.C145]-[.D145])^2" office:value-type="float" office:value="0.0000000535391131486907" calcext:value-type="float">
            <text:p>5.353911314869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et</text:p>
          </table:table-cell>
          <table:table-cell office:value-type="float" office:value="2024" calcext:value-type="float">
            <text:p>2024</text:p>
          </table:table-cell>
          <table:table-cell table:formula="of:=([.B146]/[.$F$1])" office:value-type="float" office:value="0.00112152412024911" calcext:value-type="float">
            <text:p>0.001121524120249</text:p>
          </table:table-cell>
          <table:table-cell table:formula="of:=([.$S$11]/([.E146]+[.$T$11])^[.$U$11])" office:value-type="float" office:value="0.00135225877762603" calcext:value-type="float">
            <text:p>0.001352258777626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46]^2" office:value-type="float" office:value="0.00000182860380166665" calcext:value-type="float">
            <text:p>1.82860380166665E-06</text:p>
          </table:table-cell>
          <table:table-cell table:formula="of:=([.C146]-[.D146])^2" office:value-type="float" office:value="0.0000000532384821148472" calcext:value-type="float">
            <text:p>5.323848211484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d</text:p>
          </table:table-cell>
          <table:table-cell office:value-type="float" office:value="2023" calcext:value-type="float">
            <text:p>2023</text:p>
          </table:table-cell>
          <table:table-cell table:formula="of:=([.B147]/[.$F$1])" office:value-type="float" office:value="0.00112097000754147" calcext:value-type="float">
            <text:p>0.001120970007541</text:p>
          </table:table-cell>
          <table:table-cell table:formula="of:=([.$S$11]/([.E147]+[.$T$11])^[.$U$11])" office:value-type="float" office:value="0.00134450220005895" calcext:value-type="float">
            <text:p>0.001344502200059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D147]^2" office:value-type="float" office:value="0.00000180768616596336" calcext:value-type="float">
            <text:p>1.80768616596336E-06</text:p>
          </table:table-cell>
          <table:table-cell table:formula="of:=([.C147]-[.D147])^2" office:value-type="float" office:value="0.0000000499666410916712" calcext:value-type="float">
            <text:p>4.996664109167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ust</text:p>
          </table:table-cell>
          <table:table-cell office:value-type="float" office:value="2013" calcext:value-type="float">
            <text:p>2013</text:p>
          </table:table-cell>
          <table:table-cell table:formula="of:=([.B148]/[.$F$1])" office:value-type="float" office:value="0.00111542888046514" calcext:value-type="float">
            <text:p>0.001115428880465</text:p>
          </table:table-cell>
          <table:table-cell table:formula="of:=([.$S$11]/([.E148]+[.$T$11])^[.$U$11])" office:value-type="float" office:value="0.00133684121154334" calcext:value-type="float">
            <text:p>0.001336841211543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D148]^2" office:value-type="float" office:value="0.00000178714442488067" calcext:value-type="float">
            <text:p>1.78714442488067E-06</text:p>
          </table:table-cell>
          <table:table-cell table:formula="of:=([.C148]-[.D148])^2" office:value-type="float" office:value="0.0000000490234203534817" calcext:value-type="float">
            <text:p>4.902342035348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ought</text:p>
          </table:table-cell>
          <table:table-cell office:value-type="float" office:value="2006" calcext:value-type="float">
            <text:p>2006</text:p>
          </table:table-cell>
          <table:table-cell table:formula="of:=([.B149]/[.$F$1])" office:value-type="float" office:value="0.00111155009151171" calcext:value-type="float">
            <text:p>0.001111550091512</text:p>
          </table:table-cell>
          <table:table-cell table:formula="of:=([.$S$11]/([.E149]+[.$T$11])^[.$U$11])" office:value-type="float" office:value="0.00132927401266351" calcext:value-type="float">
            <text:p>0.00132927401266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D149]^2" office:value-type="float" office:value="0.00000176696940074256" calcext:value-type="float">
            <text:p>1.76696940074256E-06</text:p>
          </table:table-cell>
          <table:table-cell table:formula="of:=([.C149]-[.D149])^2" office:value-type="float" office:value="0.0000000474037058417152" calcext:value-type="float">
            <text:p>4.74037058417152E-08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<text:s/>between</text:p>
          </table:table-cell>
          <table:table-cell table:style-name="Default" office:value-type="float" office:value="1997" calcext:value-type="float">
            <text:p>1997</text:p>
          </table:table-cell>
          <table:table-cell table:formula="of:=([.B150]/[.$F$1])" office:value-type="float" office:value="0.00110656307714302" calcext:value-type="float">
            <text:p>0.001106563077143</text:p>
          </table:table-cell>
          <table:table-cell table:formula="of:=([.$S$11]/([.E150]+[.$T$11])^[.$U$11])" office:value-type="float" office:value="0.00132179884942169" calcext:value-type="float">
            <text:p>0.001321798849422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D150]^2" office:value-type="float" office:value="0.0000017471521983325" calcext:value-type="float">
            <text:p>1.7471521983325E-06</text:p>
          </table:table-cell>
          <table:table-cell table:formula="of:=([.C150]-[.D150])^2" office:value-type="float" office:value="0.0000000463264376683967" calcext:value-type="float">
            <text:p>4.632643766839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m</text:p>
          </table:table-cell>
          <table:table-cell office:value-type="float" office:value="1980" calcext:value-type="float">
            <text:p>1980</text:p>
          </table:table-cell>
          <table:table-cell table:formula="of:=([.B151]/[.$F$1])" office:value-type="float" office:value="0.00109714316111326" calcext:value-type="float">
            <text:p>0.001097143161113</text:p>
          </table:table-cell>
          <table:table-cell table:formula="of:=([.$S$11]/([.E151]+[.$T$11])^[.$U$11])" office:value-type="float" office:value="0.00131441401180404" calcext:value-type="float">
            <text:p>0.00131441401180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151]^2" office:value-type="float" office:value="0.00000172768419442678" calcext:value-type="float">
            <text:p>1.72768419442678E-06</text:p>
          </table:table-cell>
          <table:table-cell table:formula="of:=([.C151]-[.D151])^2" office:value-type="float" office:value="0.0000000472066225598952" calcext:value-type="float">
            <text:p>4.720662255989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st</text:p>
          </table:table-cell>
          <table:table-cell office:value-type="float" office:value="1978" calcext:value-type="float">
            <text:p>1978</text:p>
          </table:table-cell>
          <table:table-cell table:formula="of:=([.B152]/[.$F$1])" office:value-type="float" office:value="0.00109603493569799" calcext:value-type="float">
            <text:p>0.001096034935698</text:p>
          </table:table-cell>
          <table:table-cell table:formula="of:=([.$S$11]/([.E152]+[.$T$11])^[.$U$11])" office:value-type="float" office:value="0.00130711783240092" calcext:value-type="float">
            <text:p>0.001307117832401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D152]^2" office:value-type="float" office:value="0.00000170855702778048" calcext:value-type="float">
            <text:p>1.70855702778048E-06</text:p>
          </table:table-cell>
          <table:table-cell table:formula="of:=([.C152]-[.D152])^2" office:value-type="float" office:value="0.0000000445559892805001" calcext:value-type="float">
            <text:p>4.4555989280500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ople</text:p>
          </table:table-cell>
          <table:table-cell office:value-type="float" office:value="1957" calcext:value-type="float">
            <text:p>1957</text:p>
          </table:table-cell>
          <table:table-cell table:formula="of:=([.B153]/[.$F$1])" office:value-type="float" office:value="0.0010843985688377" calcext:value-type="float">
            <text:p>0.001084398568838</text:p>
          </table:table-cell>
          <table:table-cell table:formula="of:=([.$S$11]/([.E153]+[.$T$11])^[.$U$11])" office:value-type="float" office:value="0.00129990868507903" calcext:value-type="float">
            <text:p>0.001299908685079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153]^2" office:value-type="float" office:value="0.0000016897625895439" calcext:value-type="float">
            <text:p>1.6897625895439E-06</text:p>
          </table:table-cell>
          <table:table-cell table:formula="of:=([.C153]-[.D153])^2" office:value-type="float" office:value="0.0000000464446102023524" calcext:value-type="float">
            <text:p>4.644461020235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ree</text:p>
          </table:table-cell>
          <table:table-cell office:value-type="float" office:value="1951" calcext:value-type="float">
            <text:p>1951</text:p>
          </table:table-cell>
          <table:table-cell table:formula="of:=([.B154]/[.$F$1])" office:value-type="float" office:value="0.0010810738925919" calcext:value-type="float">
            <text:p>0.001081073892592</text:p>
          </table:table-cell>
          <table:table-cell table:formula="of:=([.$S$11]/([.E154]+[.$T$11])^[.$U$11])" office:value-type="float" office:value="0.00129278498370307" calcext:value-type="float">
            <text:p>0.001292784983703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D154]^2" office:value-type="float" office:value="0.00000167129301408815" calcext:value-type="float">
            <text:p>1.67129301408815E-06</text:p>
          </table:table-cell>
          <table:table-cell table:formula="of:=([.C154]-[.D154])^2" office:value-type="float" office:value="0.0000000448215860994822" calcext:value-type="float">
            <text:p>4.4821586099482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oung</text:p>
          </table:table-cell>
          <table:table-cell office:value-type="float" office:value="1938" calcext:value-type="float">
            <text:p>1938</text:p>
          </table:table-cell>
          <table:table-cell table:formula="of:=([.B155]/[.$F$1])" office:value-type="float" office:value="0.00107387042739267" calcext:value-type="float">
            <text:p>0.001073870427393</text:p>
          </table:table-cell>
          <table:table-cell table:formula="of:=([.$S$11]/([.E155]+[.$T$11])^[.$U$11])" office:value-type="float" office:value="0.0012857451809049" calcext:value-type="float">
            <text:p>0.001285745180905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D155]^2" office:value-type="float" office:value="0.00000165314067022017" calcext:value-type="float">
            <text:p>1.65314067022017E-06</text:p>
          </table:table-cell>
          <table:table-cell table:formula="of:=([.C155]-[.D155])^2" office:value-type="float" office:value="0.0000000448909111758672" calcext:value-type="float">
            <text:p>4.489091117586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thing</text:p>
          </table:table-cell>
          <table:table-cell office:value-type="float" office:value="1924" calcext:value-type="float">
            <text:p>1924</text:p>
          </table:table-cell>
          <table:table-cell table:formula="of:=([.B156]/[.$F$1])" office:value-type="float" office:value="0.00106611284948581" calcext:value-type="float">
            <text:p>0.001066112849486</text:p>
          </table:table-cell>
          <table:table-cell table:formula="of:=([.$S$11]/([.E156]+[.$T$11])^[.$U$11])" office:value-type="float" office:value="0.00127878776689804" calcext:value-type="float">
            <text:p>0.001278787766898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D156]^2" office:value-type="float" office:value="0.00000163529815276809" calcext:value-type="float">
            <text:p>1.63529815276809E-06</text:p>
          </table:table-cell>
          <table:table-cell table:formula="of:=([.C156]-[.D156])^2" office:value-type="float" office:value="0.0000000452306204963005" calcext:value-type="float">
            <text:p>4.523062049630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ears</text:p>
          </table:table-cell>
          <table:table-cell office:value-type="float" office:value="1900" calcext:value-type="float">
            <text:p>1900</text:p>
          </table:table-cell>
          <table:table-cell table:formula="of:=([.B157]/[.$F$1])" office:value-type="float" office:value="0.00105281414450262" calcext:value-type="float">
            <text:p>0.001052814144503</text:p>
          </table:table-cell>
          <table:table-cell table:formula="of:=([.$S$11]/([.E157]+[.$T$11])^[.$U$11])" office:value-type="float" office:value="0.00127191126833565" calcext:value-type="float">
            <text:p>0.00127191126833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157]^2" office:value-type="float" office:value="0.00000161775827451921" calcext:value-type="float">
            <text:p>1.61775827451921E-06</text:p>
          </table:table-cell>
          <table:table-cell table:formula="of:=([.C157]-[.D157])^2" office:value-type="float" office:value="0.000000048003549671908" calcext:value-type="float">
            <text:p>4.80035496719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all</text:p>
          </table:table-cell>
          <table:table-cell office:value-type="float" office:value="1894" calcext:value-type="float">
            <text:p>1894</text:p>
          </table:table-cell>
          <table:table-cell table:formula="of:=([.B158]/[.$F$1])" office:value-type="float" office:value="0.00104948946825682" calcext:value-type="float">
            <text:p>0.001049489468257</text:p>
          </table:table-cell>
          <table:table-cell table:formula="of:=([.$S$11]/([.E158]+[.$T$11])^[.$U$11])" office:value-type="float" office:value="0.00126511424721004" calcext:value-type="float">
            <text:p>0.00126511424721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D158]^2" office:value-type="float" office:value="0.00000160051405849383" calcext:value-type="float">
            <text:p>1.60051405849383E-06</text:p>
          </table:table-cell>
          <table:table-cell table:formula="of:=([.C158]-[.D158])^2" office:value-type="float" office:value="0.000000046494045298625" calcext:value-type="float">
            <text:p>4.64940452986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use</text:p>
          </table:table-cell>
          <table:table-cell office:value-type="float" office:value="1892" calcext:value-type="float">
            <text:p>1892</text:p>
          </table:table-cell>
          <table:table-cell table:formula="of:=([.B159]/[.$F$1])" office:value-type="float" office:value="0.00104838124284156" calcext:value-type="float">
            <text:p>0.001048381242842</text:p>
          </table:table-cell>
          <table:table-cell table:formula="of:=([.$S$11]/([.E159]+[.$T$11])^[.$U$11])" office:value-type="float" office:value="0.00125839529979205" calcext:value-type="float">
            <text:p>0.001258395299792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D159]^2" office:value-type="float" office:value="0.00000158355873053871" calcext:value-type="float">
            <text:p>1.58355873053871E-06</text:p>
          </table:table-cell>
          <table:table-cell table:formula="of:=([.C159]-[.D159])^2" office:value-type="float" office:value="0.0000000441059041168037" calcext:value-type="float">
            <text:p>4.410590411680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ft</text:p>
          </table:table-cell>
          <table:table-cell office:value-type="float" office:value="1886" calcext:value-type="float">
            <text:p>1886</text:p>
          </table:table-cell>
          <table:table-cell table:formula="of:=([.B160]/[.$F$1])" office:value-type="float" office:value="0.00104505656659576" calcext:value-type="float">
            <text:p>0.001045056566596</text:p>
          </table:table-cell>
          <table:table-cell table:formula="of:=([.$S$11]/([.E160]+[.$T$11])^[.$U$11])" office:value-type="float" office:value="0.00125175305560854" calcext:value-type="float">
            <text:p>0.001251753055609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160]^2" office:value-type="float" office:value="0.00000156688571222533" calcext:value-type="float">
            <text:p>1.56688571222533E-06</text:p>
          </table:table-cell>
          <table:table-cell table:formula="of:=([.C160]-[.D160])^2" office:value-type="float" office:value="0.0000000427234385702125" calcext:value-type="float">
            <text:p>4.272343857021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ough</text:p>
          </table:table-cell>
          <table:table-cell office:value-type="float" office:value="1880" calcext:value-type="float">
            <text:p>1880</text:p>
          </table:table-cell>
          <table:table-cell table:formula="of:=([.B161]/[.$F$1])" office:value-type="float" office:value="0.00104173189034996" calcext:value-type="float">
            <text:p>0.00104173189035</text:p>
          </table:table-cell>
          <table:table-cell table:formula="of:=([.$S$11]/([.E161]+[.$T$11])^[.$U$11])" office:value-type="float" office:value="0.00124518617645651" calcext:value-type="float">
            <text:p>0.00124518617645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161]^2" office:value-type="float" office:value="0.00000155048861403839" calcext:value-type="float">
            <text:p>1.55048861403839E-06</text:p>
          </table:table-cell>
          <table:table-cell table:formula="of:=([.C161]-[.D161])^2" office:value-type="float" office:value="0.0000000413936465351264" calcext:value-type="float">
            <text:p>4.139364653512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nce</text:p>
          </table:table-cell>
          <table:table-cell office:value-type="float" office:value="1880" calcext:value-type="float">
            <text:p>1880</text:p>
          </table:table-cell>
          <table:table-cell table:formula="of:=([.B162]/[.$F$1])" office:value-type="float" office:value="0.00104173189034996" calcext:value-type="float">
            <text:p>0.00104173189035</text:p>
          </table:table-cell>
          <table:table-cell table:formula="of:=([.$S$11]/([.E162]+[.$T$11])^[.$U$11])" office:value-type="float" office:value="0.00123869335545212" calcext:value-type="float">
            <text:p>0.001238693355452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162]^2" office:value-type="float" office:value="0.00000153436122884124" calcext:value-type="float">
            <text:p>1.53436122884124E-06</text:p>
          </table:table-cell>
          <table:table-cell table:formula="of:=([.C162]-[.D162])^2" office:value-type="float" office:value="0.0000000387938187351897" calcext:value-type="float">
            <text:p>3.879381873518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ving</text:p>
          </table:table-cell>
          <table:table-cell office:value-type="float" office:value="1872" calcext:value-type="float">
            <text:p>1872</text:p>
          </table:table-cell>
          <table:table-cell table:formula="of:=([.B163]/[.$F$1])" office:value-type="float" office:value="0.0010372989886889" calcext:value-type="float">
            <text:p>0.001037298988689</text:p>
          </table:table-cell>
          <table:table-cell table:formula="of:=([.$S$11]/([.E163]+[.$T$11])^[.$U$11])" office:value-type="float" office:value="0.00123227331611341" calcext:value-type="float">
            <text:p>0.00123227331611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D163]^2" office:value-type="float" office:value="0.00000151849752560515" calcext:value-type="float">
            <text:p>1.51849752560515E-06</text:p>
          </table:table-cell>
          <table:table-cell table:formula="of:=([.C163]-[.D163])^2" office:value-type="float" office:value="0.0000000380149883546419" calcext:value-type="float">
            <text:p>3.801498835464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yes</text:p>
          </table:table-cell>
          <table:table-cell office:value-type="float" office:value="1866" calcext:value-type="float">
            <text:p>1866</text:p>
          </table:table-cell>
          <table:table-cell table:formula="of:=([.B164]/[.$F$1])" office:value-type="float" office:value="0.0010339743124431" calcext:value-type="float">
            <text:p>0.001033974312443</text:p>
          </table:table-cell>
          <table:table-cell table:formula="of:=([.$S$11]/([.E164]+[.$T$11])^[.$U$11])" office:value-type="float" office:value="0.00122592481147517" calcext:value-type="float">
            <text:p>0.001225924811475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D164]^2" office:value-type="float" office:value="0.00000150289164339043" calcext:value-type="float">
            <text:p>1.50289164339043E-06</text:p>
          </table:table-cell>
          <table:table-cell table:formula="of:=([.C164]-[.D164])^2" office:value-type="float" office:value="0.0000000368449940786607" calcext:value-type="float">
            <text:p>3.684499407866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ight</text:p>
          </table:table-cell>
          <table:table-cell office:value-type="float" office:value="1857" calcext:value-type="float">
            <text:p>1857</text:p>
          </table:table-cell>
          <table:table-cell table:formula="of:=([.B165]/[.$F$1])" office:value-type="float" office:value="0.0010289872980744" calcext:value-type="float">
            <text:p>0.001028987298074</text:p>
          </table:table-cell>
          <table:table-cell table:formula="of:=([.$S$11]/([.E165]+[.$T$11])^[.$U$11])" office:value-type="float" office:value="0.00121964662323469" calcext:value-type="float">
            <text:p>0.00121964662323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165]^2" office:value-type="float" office:value="0.00000148753788556778" calcext:value-type="float">
            <text:p>1.48753788556778E-06</text:p>
          </table:table-cell>
          <table:table-cell table:formula="of:=([.C165]-[.D165])^2" office:value-type="float" office:value="0.0000000363509782705764" calcext:value-type="float">
            <text:p>3.635097827057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ff</text:p>
          </table:table-cell>
          <table:table-cell office:value-type="float" office:value="1848" calcext:value-type="float">
            <text:p>1848</text:p>
          </table:table-cell>
          <table:table-cell table:formula="of:=([.B166]/[.$F$1])" office:value-type="float" office:value="0.00102400028370571" calcext:value-type="float">
            <text:p>0.001024000283706</text:p>
          </table:table-cell>
          <table:table-cell table:formula="of:=([.$S$11]/([.E166]+[.$T$11])^[.$U$11])" office:value-type="float" office:value="0.00121343756092718" calcext:value-type="float">
            <text:p>0.001213437560927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166]^2" office:value-type="float" office:value="0.00000147243071426891" calcext:value-type="float">
            <text:p>1.47243071426891E-06</text:p>
          </table:table-cell>
          <table:table-cell table:formula="of:=([.C166]-[.D166])^2" office:value-type="float" office:value="0.0000000358864820010864" calcext:value-type="float">
            <text:p>3.588648200108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nd</text:p>
          </table:table-cell>
          <table:table-cell office:value-type="float" office:value="1820" calcext:value-type="float">
            <text:p>1820</text:p>
          </table:table-cell>
          <table:table-cell table:formula="of:=([.B167]/[.$F$1])" office:value-type="float" office:value="0.00100848512789198" calcext:value-type="float">
            <text:p>0.001008485127892</text:p>
          </table:table-cell>
          <table:table-cell table:formula="of:=([.$S$11]/([.E167]+[.$T$11])^[.$U$11])" office:value-type="float" office:value="0.00120729646112959" calcext:value-type="float">
            <text:p>0.0012072964611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167]^2" office:value-type="float" office:value="0.00000145756474505604" calcext:value-type="float">
            <text:p>1.45756474505604E-06</text:p>
          </table:table-cell>
          <table:table-cell table:formula="of:=([.C167]-[.D167])^2" office:value-type="float" office:value="0.0000000395259462237155" calcext:value-type="float">
            <text:p>3.9525946223715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t</text:p>
          </table:table-cell>
          <table:table-cell office:value-type="float" office:value="1803" calcext:value-type="float">
            <text:p>1803</text:p>
          </table:table-cell>
          <table:table-cell table:formula="of:=([.B168]/[.$F$1])" office:value-type="float" office:value="0.000999065211862223" calcext:value-type="float">
            <text:p>0.000999065211862</text:p>
          </table:table-cell>
          <table:table-cell table:formula="of:=([.$S$11]/([.E168]+[.$T$11])^[.$U$11])" office:value-type="float" office:value="0.00120122218669174" calcext:value-type="float">
            <text:p>0.001201222186692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D168]^2" office:value-type="float" office:value="0.00000144293474180048" calcext:value-type="float">
            <text:p>1.44293474180048E-06</text:p>
          </table:table-cell>
          <table:table-cell table:formula="of:=([.C168]-[.D168])^2" office:value-type="float" office:value="0.0000000408674424722211" calcext:value-type="float">
            <text:p>4.086744247222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us</text:p>
          </table:table-cell>
          <table:table-cell office:value-type="float" office:value="1800" calcext:value-type="float">
            <text:p>1800</text:p>
          </table:table-cell>
          <table:table-cell table:formula="of:=([.B169]/[.$F$1])" office:value-type="float" office:value="0.000997402873739324" calcext:value-type="float">
            <text:p>0.000997402873739</text:p>
          </table:table-cell>
          <table:table-cell table:formula="of:=([.$S$11]/([.E169]+[.$T$11])^[.$U$11])" office:value-type="float" office:value="0.00119521362599364" calcext:value-type="float">
            <text:p>0.00119521362599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169]^2" office:value-type="float" office:value="0.00000142853561176088" calcext:value-type="float">
            <text:p>1.42853561176088E-06</text:p>
          </table:table-cell>
          <table:table-cell table:formula="of:=([.C169]-[.D169])^2" office:value-type="float" office:value="0.0000000391290937074202" calcext:value-type="float">
            <text:p>3.912909370742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w</text:p>
          </table:table-cell>
          <table:table-cell office:value-type="float" office:value="1799" calcext:value-type="float">
            <text:p>1799</text:p>
          </table:table-cell>
          <table:table-cell table:formula="of:=([.B170]/[.$F$1])" office:value-type="float" office:value="0.000996848761031691" calcext:value-type="float">
            <text:p>0.000996848761032</text:p>
          </table:table-cell>
          <table:table-cell table:formula="of:=([.$S$11]/([.E170]+[.$T$11])^[.$U$11])" office:value-type="float" office:value="0.00118926969222804" calcext:value-type="float">
            <text:p>0.00118926969222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D170]^2" office:value-type="float" office:value="0.00000141436240085218" calcext:value-type="float">
            <text:p>1.41436240085218E-06</text:p>
          </table:table-cell>
          <table:table-cell table:formula="of:=([.C170]-[.D170])^2" office:value-type="float" office:value="0.0000000370258147624711" calcext:value-type="float">
            <text:p>3.702581476247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er</text:p>
          </table:table-cell>
          <table:table-cell office:value-type="float" office:value="1797" calcext:value-type="float">
            <text:p>1797</text:p>
          </table:table-cell>
          <table:table-cell table:formula="of:=([.B171]/[.$F$1])" office:value-type="float" office:value="0.000995740535616426" calcext:value-type="float">
            <text:p>0.000995740535616</text:p>
          </table:table-cell>
          <table:table-cell table:formula="of:=([.$S$11]/([.E171]+[.$T$11])^[.$U$11])" office:value-type="float" office:value="0.00118338932270704" calcext:value-type="float">
            <text:p>0.001183389322707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D171]^2" office:value-type="float" office:value="0.00000140041028909704" calcext:value-type="float">
            <text:p>1.40041028909704E-06</text:p>
          </table:table-cell>
          <table:table-cell table:formula="of:=([.C171]-[.D171])^2" office:value-type="float" office:value="0.0000000352120672965804" calcext:value-type="float">
            <text:p>3.521206729658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r</text:p>
          </table:table-cell>
          <table:table-cell office:value-type="float" office:value="1780" calcext:value-type="float">
            <text:p>1780</text:p>
          </table:table-cell>
          <table:table-cell table:formula="of:=([.B172]/[.$F$1])" office:value-type="float" office:value="0.000986320619586665" calcext:value-type="float">
            <text:p>0.000986320619587</text:p>
          </table:table-cell>
          <table:table-cell table:formula="of:=([.$S$11]/([.E172]+[.$T$11])^[.$U$11])" office:value-type="float" office:value="0.00117757147819204" calcext:value-type="float">
            <text:p>0.00117757147819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D172]^2" office:value-type="float" office:value="0.00000138667458625139" calcext:value-type="float">
            <text:p>1.38667458625139E-06</text:p>
          </table:table-cell>
          <table:table-cell table:formula="of:=([.C172]-[.D172])^2" office:value-type="float" office:value="0.0000000365768909172942" calcext:value-type="float">
            <text:p>3.6576890917294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so</text:p>
          </table:table-cell>
          <table:table-cell office:value-type="float" office:value="1774" calcext:value-type="float">
            <text:p>1774</text:p>
          </table:table-cell>
          <table:table-cell table:formula="of:=([.B173]/[.$F$1])" office:value-type="float" office:value="0.000982995943340867" calcext:value-type="float">
            <text:p>0.000982995943341</text:p>
          </table:table-cell>
          <table:table-cell table:formula="of:=([.$S$11]/([.E173]+[.$T$11])^[.$U$11])" office:value-type="float" office:value="0.00117181514224594" calcext:value-type="float">
            <text:p>0.00117181514224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D173]^2" office:value-type="float" office:value="0.00000137315072759686" calcext:value-type="float">
            <text:p>1.37315072759686E-06</text:p>
          </table:table-cell>
          <table:table-cell table:formula="of:=([.C173]-[.D173])^2" office:value-type="float" office:value="0.0000000356526898751521" calcext:value-type="float">
            <text:p>3.565268987515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ke</text:p>
          </table:table-cell>
          <table:table-cell office:value-type="float" office:value="1771" calcext:value-type="float">
            <text:p>1771</text:p>
          </table:table-cell>
          <table:table-cell table:formula="of:=([.B174]/[.$F$1])" office:value-type="float" office:value="0.000981333605217968" calcext:value-type="float">
            <text:p>0.000981333605218</text:p>
          </table:table-cell>
          <table:table-cell table:formula="of:=([.$S$11]/([.E174]+[.$T$11])^[.$U$11])" office:value-type="float" office:value="0.0011661193206068" calcext:value-type="float">
            <text:p>0.00116611932060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174]^2" office:value-type="float" office:value="0.00000135983426989247" calcext:value-type="float">
            <text:p>1.35983426989247E-06</text:p>
          </table:table-cell>
          <table:table-cell table:formula="of:=([.C174]-[.D174])^2" office:value-type="float" office:value="0.0000000341457606117627" calcext:value-type="float">
            <text:p>3.4145760611762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me</text:p>
          </table:table-cell>
          <table:table-cell office:value-type="float" office:value="1757" calcext:value-type="float">
            <text:p>1757</text:p>
          </table:table-cell>
          <table:table-cell table:formula="of:=([.B175]/[.$F$1])" office:value-type="float" office:value="0.000973576027311107" calcext:value-type="float">
            <text:p>0.000973576027311</text:p>
          </table:table-cell>
          <table:table-cell table:formula="of:=([.$S$11]/([.E175]+[.$T$11])^[.$U$11])" office:value-type="float" office:value="0.0011604830405822" calcext:value-type="float">
            <text:p>0.00116048304058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D175]^2" office:value-type="float" office:value="0.0000013467208874789" calcext:value-type="float">
            <text:p>1.3467208874789E-06</text:p>
          </table:table-cell>
          <table:table-cell table:formula="of:=([.C175]-[.D175])^2" office:value-type="float" office:value="0.0000000349342316099188" calcext:value-type="float">
            <text:p>3.493423160991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ecies</text:p>
          </table:table-cell>
          <table:table-cell office:value-type="float" office:value="1746" calcext:value-type="float">
            <text:p>1746</text:p>
          </table:table-cell>
          <table:table-cell table:formula="of:=([.B176]/[.$F$1])" office:value-type="float" office:value="0.000967480787527145" calcext:value-type="float">
            <text:p>0.000967480787527</text:p>
          </table:table-cell>
          <table:table-cell table:formula="of:=([.$S$11]/([.E176]+[.$T$11])^[.$U$11])" office:value-type="float" office:value="0.0011549053504633" calcext:value-type="float">
            <text:p>0.00115490535046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D176]^2" office:value-type="float" office:value="0.00000133380636852876" calcext:value-type="float">
            <text:p>1.33380636852876E-06</text:p>
          </table:table-cell>
          <table:table-cell table:formula="of:=([.C176]-[.D176])^2" office:value-type="float" office:value="0.0000000351279667918089" calcext:value-type="float">
            <text:p>3.512796679180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ok</text:p>
          </table:table-cell>
          <table:table-cell office:value-type="float" office:value="1733" calcext:value-type="float">
            <text:p>1733</text:p>
          </table:table-cell>
          <table:table-cell table:formula="of:=([.B177]/[.$F$1])" office:value-type="float" office:value="0.000960277322327916" calcext:value-type="float">
            <text:p>0.000960277322328</text:p>
          </table:table-cell>
          <table:table-cell table:formula="of:=([.$S$11]/([.E177]+[.$T$11])^[.$U$11])" office:value-type="float" office:value="0.00114938531895814" calcext:value-type="float">
            <text:p>0.001149385318958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77]^2" office:value-type="float" office:value="0.0000013210866114365" calcext:value-type="float">
            <text:p>1.3210866114365E-06</text:p>
          </table:table-cell>
          <table:table-cell table:formula="of:=([.C177]-[.D177])^2" office:value-type="float" office:value="0.0000000357618343894963" calcext:value-type="float">
            <text:p>3.576183438949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n't</text:p>
          </table:table-cell>
          <table:table-cell office:value-type="float" office:value="1695" calcext:value-type="float">
            <text:p>1695</text:p>
          </table:table-cell>
          <table:table-cell table:formula="of:=([.B178]/[.$F$1])" office:value-type="float" office:value="0.000939221039437864" calcext:value-type="float">
            <text:p>0.000939221039438</text:p>
          </table:table-cell>
          <table:table-cell table:formula="of:=([.$S$11]/([.E178]+[.$T$11])^[.$U$11])" office:value-type="float" office:value="0.00114392203464316" calcext:value-type="float">
            <text:p>0.001143922034643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D178]^2" office:value-type="float" office:value="0.00000130855762134214" calcext:value-type="float">
            <text:p>1.30855762134214E-06</text:p>
          </table:table-cell>
          <table:table-cell table:formula="of:=([.C178]-[.D178])^2" office:value-type="float" office:value="0.0000000419024974380369" calcext:value-type="float">
            <text:p>4.1902497438036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m</text:p>
          </table:table-cell>
          <table:table-cell office:value-type="float" office:value="1693" calcext:value-type="float">
            <text:p>1693</text:p>
          </table:table-cell>
          <table:table-cell table:formula="of:=([.B179]/[.$F$1])" office:value-type="float" office:value="0.000938112814022598" calcext:value-type="float">
            <text:p>0.000938112814023</text:p>
          </table:table-cell>
          <table:table-cell table:formula="of:=([.$S$11]/([.E179]+[.$T$11])^[.$U$11])" office:value-type="float" office:value="0.00113851460543246" calcext:value-type="float">
            <text:p>0.00113851460543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D179]^2" office:value-type="float" office:value="0.00000129621550678302" calcext:value-type="float">
            <text:p>1.29621550678302E-06</text:p>
          </table:table-cell>
          <table:table-cell table:formula="of:=([.C179]-[.D179])^2" office:value-type="float" office:value="0.0000000401608780002809" calcext:value-type="float">
            <text:p>4.016087800028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th</text:p>
          </table:table-cell>
          <table:table-cell office:value-type="float" office:value="1689" calcext:value-type="float">
            <text:p>1689</text:p>
          </table:table-cell>
          <table:table-cell table:formula="of:=([.B180]/[.$F$1])" office:value-type="float" office:value="0.000935896363192066" calcext:value-type="float">
            <text:p>0.000935896363192</text:p>
          </table:table-cell>
          <table:table-cell table:formula="of:=([.$S$11]/([.E180]+[.$T$11])^[.$U$11])" office:value-type="float" office:value="0.00113316215806406" calcext:value-type="float">
            <text:p>0.001133162158064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D180]^2" office:value-type="float" office:value="0.0000012840564764684" calcext:value-type="float">
            <text:p>1.2840564764684E-06</text:p>
          </table:table-cell>
          <table:table-cell table:formula="of:=([.C180]-[.D180])^2" office:value-type="float" office:value="0.0000000389137938264797" calcext:value-type="float">
            <text:p>3.891379382647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dy</text:p>
          </table:table-cell>
          <table:table-cell office:value-type="float" office:value="1656" calcext:value-type="float">
            <text:p>1656</text:p>
          </table:table-cell>
          <table:table-cell table:formula="of:=([.B181]/[.$F$1])" office:value-type="float" office:value="0.000917610643840178" calcext:value-type="float">
            <text:p>0.00091761064384</text:p>
          </table:table-cell>
          <table:table-cell table:formula="of:=([.$S$11]/([.E181]+[.$T$11])^[.$U$11])" office:value-type="float" office:value="0.0011278638376025" calcext:value-type="float">
            <text:p>0.00112786383760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D181]^2" office:value-type="float" office:value="0.00000127207683617144" calcext:value-type="float">
            <text:p>1.27207683617144E-06</text:p>
          </table:table-cell>
          <table:table-cell table:formula="of:=([.C181]-[.D181])^2" office:value-type="float" office:value="0.0000000442064054872558" calcext:value-type="float">
            <text:p>4.420640548725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ole</text:p>
          </table:table-cell>
          <table:table-cell office:value-type="float" office:value="1642" calcext:value-type="float">
            <text:p>1642</text:p>
          </table:table-cell>
          <table:table-cell table:formula="of:=([.B182]/[.$F$1])" office:value-type="float" office:value="0.000909853065933317" calcext:value-type="float">
            <text:p>0.000909853065933</text:p>
          </table:table-cell>
          <table:table-cell table:formula="of:=([.$S$11]/([.E182]+[.$T$11])^[.$U$11])" office:value-type="float" office:value="0.0011226188069572" calcext:value-type="float">
            <text:p>0.00112261880695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182]^2" office:value-type="float" office:value="0.00000126027298573402" calcext:value-type="float">
            <text:p>1.26027298573402E-06</text:p>
          </table:table-cell>
          <table:table-cell table:formula="of:=([.C182]-[.D182])^2" office:value-type="float" office:value="0.0000000452692605534438" calcext:value-type="float">
            <text:p>4.526926055344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ainst</text:p>
          </table:table-cell>
          <table:table-cell office:value-type="float" office:value="1639" calcext:value-type="float">
            <text:p>1639</text:p>
          </table:table-cell>
          <table:table-cell table:formula="of:=([.B183]/[.$F$1])" office:value-type="float" office:value="0.000908190727810418" calcext:value-type="float">
            <text:p>0.00090819072781</text:p>
          </table:table-cell>
          <table:table-cell table:formula="of:=([.$S$11]/([.E183]+[.$T$11])^[.$U$11])" office:value-type="float" office:value="0.00111742624641606" calcext:value-type="float">
            <text:p>0.001117426246416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D183]^2" office:value-type="float" office:value="0.00000124864141617948" calcext:value-type="float">
            <text:p>1.24864141617948E-06</text:p>
          </table:table-cell>
          <table:table-cell table:formula="of:=([.C183]-[.D183])^2" office:value-type="float" office:value="0.0000000437795022461701" calcext:value-type="float">
            <text:p>4.3779502246170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y</text:p>
          </table:table-cell>
          <table:table-cell office:value-type="float" office:value="1630" calcext:value-type="float">
            <text:p>1630</text:p>
          </table:table-cell>
          <table:table-cell table:formula="of:=([.B184]/[.$F$1])" office:value-type="float" office:value="0.000903203713441721" calcext:value-type="float">
            <text:p>0.000903203713442</text:p>
          </table:table-cell>
          <table:table-cell table:formula="of:=([.$S$11]/([.E184]+[.$T$11])^[.$U$11])" office:value-type="float" office:value="0.00111228535319356" calcext:value-type="float">
            <text:p>0.001112285353194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184]^2" office:value-type="float" office:value="0.00000123717870692892" calcext:value-type="float">
            <text:p>1.23717870692892E-06</text:p>
          </table:table-cell>
          <table:table-cell table:formula="of:=([.C184]-[.D184])^2" office:value-type="float" office:value="0.0000000437151320813163" calcext:value-type="float">
            <text:p>4.371513208131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cause</text:p>
          </table:table-cell>
          <table:table-cell office:value-type="float" office:value="1575" calcext:value-type="float">
            <text:p>1575</text:p>
          </table:table-cell>
          <table:table-cell table:formula="of:=([.B185]/[.$F$1])" office:value-type="float" office:value="0.000872727514521909" calcext:value-type="float">
            <text:p>0.000872727514522</text:p>
          </table:table-cell>
          <table:table-cell table:formula="of:=([.$S$11]/([.E185]+[.$T$11])^[.$U$11])" office:value-type="float" office:value="0.0011071953409931" calcext:value-type="float">
            <text:p>0.001107195340993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D185]^2" office:value-type="float" office:value="0.00000122588152311683" calcext:value-type="float">
            <text:p>1.22588152311683E-06</text:p>
          </table:table-cell>
          <table:table-cell table:formula="of:=([.C185]-[.D185])^2" office:value-type="float" office:value="0.0000000549751616501257" calcext:value-type="float">
            <text:p>5.497516165012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ng</text:p>
          </table:table-cell>
          <table:table-cell office:value-type="float" office:value="1562" calcext:value-type="float">
            <text:p>1562</text:p>
          </table:table-cell>
          <table:table-cell table:formula="of:=([.B186]/[.$F$1])" office:value-type="float" office:value="0.00086552404932268" calcext:value-type="float">
            <text:p>0.000865524049323</text:p>
          </table:table-cell>
          <table:table-cell table:formula="of:=([.$S$11]/([.E186]+[.$T$11])^[.$U$11])" office:value-type="float" office:value="0.00110215543958282" calcext:value-type="float">
            <text:p>0.001102155439583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D186]^2" office:value-type="float" office:value="0.00000121474661300199" calcext:value-type="float">
            <text:p>1.21474661300199E-06</text:p>
          </table:table-cell>
          <table:table-cell table:formula="of:=([.C186]-[.D186])^2" office:value-type="float" office:value="0.0000000559944148564451" calcext:value-type="float">
            <text:p>5.5994414856445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w</text:p>
          </table:table-cell>
          <table:table-cell office:value-type="float" office:value="1542" calcext:value-type="float">
            <text:p>1542</text:p>
          </table:table-cell>
          <table:table-cell table:formula="of:=([.B187]/[.$F$1])" office:value-type="float" office:value="0.000854441795170021" calcext:value-type="float">
            <text:p>0.00085444179517</text:p>
          </table:table-cell>
          <table:table-cell table:formula="of:=([.$S$11]/([.E187]+[.$T$11])^[.$U$11])" office:value-type="float" office:value="0.00109716489438449" calcext:value-type="float">
            <text:p>0.001097164894384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87]^2" office:value-type="float" office:value="0.00000120377080546972" calcext:value-type="float">
            <text:p>1.20377080546972E-06</text:p>
          </table:table-cell>
          <table:table-cell table:formula="of:=([.C187]-[.D187])^2" office:value-type="float" office:value="0.0000000589145028922755" calcext:value-type="float">
            <text:p>5.8914502892275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d</text:p>
          </table:table-cell>
          <table:table-cell office:value-type="float" office:value="1539" calcext:value-type="float">
            <text:p>1539</text:p>
          </table:table-cell>
          <table:table-cell table:formula="of:=([.B188]/[.$F$1])" office:value-type="float" office:value="0.000852779457047122" calcext:value-type="float">
            <text:p>0.000852779457047</text:p>
          </table:table-cell>
          <table:table-cell table:formula="of:=([.$S$11]/([.E188]+[.$T$11])^[.$U$11])" office:value-type="float" office:value="0.00109222296607511" calcext:value-type="float">
            <text:p>0.001092222966075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D188]^2" office:value-type="float" office:value="0.0000011929510076219" calcext:value-type="float">
            <text:p>1.1929510076219E-06</text:p>
          </table:table-cell>
          <table:table-cell table:formula="of:=([.C188]-[.D188])^2" office:value-type="float" office:value="0.0000000573331940156338" calcext:value-type="float">
            <text:p>5.733319401563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wever</text:p>
          </table:table-cell>
          <table:table-cell office:value-type="float" office:value="1536" calcext:value-type="float">
            <text:p>1536</text:p>
          </table:table-cell>
          <table:table-cell table:formula="of:=([.B189]/[.$F$1])" office:value-type="float" office:value="0.000851117118924223" calcext:value-type="float">
            <text:p>0.000851117118924</text:p>
          </table:table-cell>
          <table:table-cell table:formula="of:=([.$S$11]/([.E189]+[.$T$11])^[.$U$11])" office:value-type="float" office:value="0.00108732893020058" calcext:value-type="float">
            <text:p>0.001087328930201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D189]^2" office:value-type="float" office:value="0.00000118228420245114" calcext:value-type="float">
            <text:p>1.18228420245114E-06</text:p>
          </table:table-cell>
          <table:table-cell table:formula="of:=([.C189]-[.D189])^2" office:value-type="float" office:value="0.0000000557960197864571" calcext:value-type="float">
            <text:p>5.579601978645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ull</text:p>
          </table:table-cell>
          <table:table-cell office:value-type="float" office:value="1527" calcext:value-type="float">
            <text:p>1527</text:p>
          </table:table-cell>
          <table:table-cell table:formula="of:=([.B190]/[.$F$1])" office:value-type="float" office:value="0.000846130104555527" calcext:value-type="float">
            <text:p>0.000846130104556</text:p>
          </table:table-cell>
          <table:table-cell table:formula="of:=([.$S$11]/([.E190]+[.$T$11])^[.$U$11])" office:value-type="float" office:value="0.00108248207680118" calcext:value-type="float">
            <text:p>0.001082482076801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D190]^2" office:value-type="float" office:value="0.0000011717674465958" calcext:value-type="float">
            <text:p>1.1717674465958E-06</text:p>
          </table:table-cell>
          <table:table-cell table:formula="of:=([.C190]-[.D190])^2" office:value-type="float" office:value="0.000000055862254784411" calcext:value-type="float">
            <text:p>5.58622547844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ks</text:p>
          </table:table-cell>
          <table:table-cell office:value-type="float" office:value="1519" calcext:value-type="float">
            <text:p>1519</text:p>
          </table:table-cell>
          <table:table-cell table:formula="of:=([.B191]/[.$F$1])" office:value-type="float" office:value="0.000841697202894463" calcext:value-type="float">
            <text:p>0.000841697202894</text:p>
          </table:table-cell>
          <table:table-cell table:formula="of:=([.$S$11]/([.E191]+[.$T$11])^[.$U$11])" office:value-type="float" office:value="0.0010776817100483" calcext:value-type="float">
            <text:p>0.001077681710048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D191]^2" office:value-type="float" office:value="0.00000116139786817264" calcext:value-type="float">
            <text:p>1.16139786817264E-06</text:p>
          </table:table-cell>
          <table:table-cell table:formula="of:=([.C191]-[.D191])^2" office:value-type="float" office:value="0.0000000556886876166415" calcext:value-type="float">
            <text:p>5.5688687616641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ll</text:p>
          </table:table-cell>
          <table:table-cell office:value-type="float" office:value="1518" calcext:value-type="float">
            <text:p>1518</text:p>
          </table:table-cell>
          <table:table-cell table:formula="of:=([.B192]/[.$F$1])" office:value-type="float" office:value="0.00084114309018683" calcext:value-type="float">
            <text:p>0.000841143090187</text:p>
          </table:table-cell>
          <table:table-cell table:formula="of:=([.$S$11]/([.E192]+[.$T$11])^[.$U$11])" office:value-type="float" office:value="0.00107292714789215" calcext:value-type="float">
            <text:p>0.001072927147892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D192]^2" office:value-type="float" office:value="0.00000115117266468398" calcext:value-type="float">
            <text:p>1.15117266468398E-06</text:p>
          </table:table-cell>
          <table:table-cell table:formula="of:=([.C192]-[.D192])^2" office:value-type="float" office:value="0.0000000537238494063415" calcext:value-type="float">
            <text:p>5.3723849406341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emed</text:p>
          </table:table-cell>
          <table:table-cell office:value-type="float" office:value="1515" calcext:value-type="float">
            <text:p>1515</text:p>
          </table:table-cell>
          <table:table-cell table:formula="of:=([.B193]/[.$F$1])" office:value-type="float" office:value="0.000839480752063931" calcext:value-type="float">
            <text:p>0.000839480752064</text:p>
          </table:table-cell>
          <table:table-cell table:formula="of:=([.$S$11]/([.E193]+[.$T$11])^[.$U$11])" office:value-type="float" office:value="0.00106821772171993" calcext:value-type="float">
            <text:p>0.00106821772172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193]^2" office:value-type="float" office:value="0.00000114108910099652" calcext:value-type="float">
            <text:p>1.14108910099652E-06</text:p>
          </table:table-cell>
          <table:table-cell table:formula="of:=([.C193]-[.D193])^2" office:value-type="float" office:value="0.0000000523206012874096" calcext:value-type="float">
            <text:p>5.232060128740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om</text:p>
          </table:table-cell>
          <table:table-cell office:value-type="float" office:value="1513" calcext:value-type="float">
            <text:p>1513</text:p>
          </table:table-cell>
          <table:table-cell table:formula="of:=([.B194]/[.$F$1])" office:value-type="float" office:value="0.000838372526648665" calcext:value-type="float">
            <text:p>0.000838372526649</text:p>
          </table:table-cell>
          <table:table-cell table:formula="of:=([.$S$11]/([.E194]+[.$T$11])^[.$U$11])" office:value-type="float" office:value="0.00106355277602429" calcext:value-type="float">
            <text:p>0.001063552776024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D194]^2" office:value-type="float" office:value="0.00000113114450738898" calcext:value-type="float">
            <text:p>1.13114450738898E-06</text:p>
          </table:table-cell>
          <table:table-cell table:formula="of:=([.C194]-[.D194])^2" office:value-type="float" office:value="0.0000000507061447088702" calcext:value-type="float">
            <text:p>5.070614470887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t</text:p>
          </table:table-cell>
          <table:table-cell office:value-type="float" office:value="1506" calcext:value-type="float">
            <text:p>1506</text:p>
          </table:table-cell>
          <table:table-cell table:formula="of:=([.B195]/[.$F$1])" office:value-type="float" office:value="0.000834493737695235" calcext:value-type="float">
            <text:p>0.000834493737695</text:p>
          </table:table-cell>
          <table:table-cell table:formula="of:=([.$S$11]/([.E195]+[.$T$11])^[.$U$11])" office:value-type="float" office:value="0.00105893166808149" calcext:value-type="float">
            <text:p>0.001058931668082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D195]^2" office:value-type="float" office:value="0.00000112133627766585" calcext:value-type="float">
            <text:p>1.12133627766585E-06</text:p>
          </table:table-cell>
          <table:table-cell table:formula="of:=([.C195]-[.D195])^2" office:value-type="float" office:value="0.0000000503723845960669" calcext:value-type="float">
            <text:p>5.0372384596066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en</text:p>
          </table:table-cell>
          <table:table-cell office:value-type="float" office:value="1505" calcext:value-type="float">
            <text:p>1505</text:p>
          </table:table-cell>
          <table:table-cell table:formula="of:=([.B196]/[.$F$1])" office:value-type="float" office:value="0.000833939624987602" calcext:value-type="float">
            <text:p>0.000833939624988</text:p>
          </table:table-cell>
          <table:table-cell table:formula="of:=([.$S$11]/([.E196]+[.$T$11])^[.$U$11])" office:value-type="float" office:value="0.00105435376763909" calcext:value-type="float">
            <text:p>0.001054353767639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D196]^2" office:value-type="float" office:value="0.00000111166186733475" calcext:value-type="float">
            <text:p>1.11166186733475E-06</text:p>
          </table:table-cell>
          <table:table-cell table:formula="of:=([.C196]-[.D196])^2" office:value-type="float" office:value="0.0000000485823942807925" calcext:value-type="float">
            <text:p>4.858239428079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plied</text:p>
          </table:table-cell>
          <table:table-cell office:value-type="float" office:value="1502" calcext:value-type="float">
            <text:p>1502</text:p>
          </table:table-cell>
          <table:table-cell table:formula="of:=([.B197]/[.$F$1])" office:value-type="float" office:value="0.000832277286864703" calcext:value-type="float">
            <text:p>0.000832277286865</text:p>
          </table:table-cell>
          <table:table-cell table:formula="of:=([.$S$11]/([.E197]+[.$T$11])^[.$U$11])" office:value-type="float" office:value="0.00104981845661281" calcext:value-type="float">
            <text:p>0.00104981845661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97]^2" office:value-type="float" office:value="0.0000011021187918449" calcext:value-type="float">
            <text:p>1.1021187918449E-06</text:p>
          </table:table-cell>
          <table:table-cell table:formula="of:=([.C197]-[.D197])^2" office:value-type="float" office:value="0.0000000473241605353752" calcext:value-type="float">
            <text:p>4.732416053537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ar</text:p>
          </table:table-cell>
          <table:table-cell office:value-type="float" office:value="1495" calcext:value-type="float">
            <text:p>1495</text:p>
          </table:table-cell>
          <table:table-cell table:formula="of:=([.B198]/[.$F$1])" office:value-type="float" office:value="0.000828398497911272" calcext:value-type="float">
            <text:p>0.000828398497911</text:p>
          </table:table-cell>
          <table:table-cell table:formula="of:=([.$S$11]/([.E198]+[.$T$11])^[.$U$11])" office:value-type="float" office:value="0.00104532512879219" calcext:value-type="float">
            <text:p>0.001045325128792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D198]^2" office:value-type="float" office:value="0.0000010927046248844" calcext:value-type="float">
            <text:p>1.0927046248844E-06</text:p>
          </table:table-cell>
          <table:table-cell table:formula="of:=([.C198]-[.D198])^2" office:value-type="float" office:value="0.0000000470571631853447" calcext:value-type="float">
            <text:p>4.7057163185344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t</text:p>
          </table:table-cell>
          <table:table-cell office:value-type="float" office:value="1482" calcext:value-type="float">
            <text:p>1482</text:p>
          </table:table-cell>
          <table:table-cell table:formula="of:=([.B199]/[.$F$1])" office:value-type="float" office:value="0.000821195032712044" calcext:value-type="float">
            <text:p>0.000821195032712</text:p>
          </table:table-cell>
          <table:table-cell table:formula="of:=([.$S$11]/([.E199]+[.$T$11])^[.$U$11])" office:value-type="float" office:value="0.00104087318955482" calcext:value-type="float">
            <text:p>0.001040873189555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D199]^2" office:value-type="float" office:value="0.00000108341699673402" calcext:value-type="float">
            <text:p>1.08341699673402E-06</text:p>
          </table:table-cell>
          <table:table-cell table:formula="of:=([.C199]-[.D199])^2" office:value-type="float" office:value="0.0000000482584925938394" calcext:value-type="float">
            <text:p>4.8258492593839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quite</text:p>
          </table:table-cell>
          <table:table-cell office:value-type="float" office:value="1481" calcext:value-type="float">
            <text:p>1481</text:p>
          </table:table-cell>
          <table:table-cell table:formula="of:=([.B200]/[.$F$1])" office:value-type="float" office:value="0.000820640920004411" calcext:value-type="float">
            <text:p>0.000820640920004</text:p>
          </table:table-cell>
          <table:table-cell table:formula="of:=([.$S$11]/([.E200]+[.$T$11])^[.$U$11])" office:value-type="float" office:value="0.00103646205558884" calcext:value-type="float">
            <text:p>0.001036462055589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D200]^2" office:value-type="float" office:value="0.00000107425359267544" calcext:value-type="float">
            <text:p>1.07425359267544E-06</text:p>
          </table:table-cell>
          <table:table-cell table:formula="of:=([.C200]-[.D200])^2" office:value-type="float" office:value="0.0000000465787625649511" calcext:value-type="float">
            <text:p>4.657876256495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t</text:p>
          </table:table-cell>
          <table:table-cell office:value-type="float" office:value="1462" calcext:value-type="float">
            <text:p>1462</text:p>
          </table:table-cell>
          <table:table-cell table:formula="of:=([.B201]/[.$F$1])" office:value-type="float" office:value="0.000810112778559384" calcext:value-type="float">
            <text:p>0.000810112778559</text:p>
          </table:table-cell>
          <table:table-cell table:formula="of:=([.$S$11]/([.E201]+[.$T$11])^[.$U$11])" office:value-type="float" office:value="0.00103209115462334" calcext:value-type="float">
            <text:p>0.00103209115462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1]^2" office:value-type="float" office:value="0.00000106521215145174" calcext:value-type="float">
            <text:p>1.06521215145174E-06</text:p>
          </table:table-cell>
          <table:table-cell table:formula="of:=([.C201]-[.D201])^2" office:value-type="float" office:value="0.0000000492743994399918" calcext:value-type="float">
            <text:p>4.927439943999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ive</text:p>
          </table:table-cell>
          <table:table-cell office:value-type="float" office:value="1460" calcext:value-type="float">
            <text:p>1460</text:p>
          </table:table-cell>
          <table:table-cell table:formula="of:=([.B202]/[.$F$1])" office:value-type="float" office:value="0.000809004553144119" calcext:value-type="float">
            <text:p>0.000809004553144</text:p>
          </table:table-cell>
          <table:table-cell table:formula="of:=([.$S$11]/([.E202]+[.$T$11])^[.$U$11])" office:value-type="float" office:value="0.00102775992516658" calcext:value-type="float">
            <text:p>0.001027759925167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D202]^2" office:value-type="float" office:value="0.00000105629046377842" calcext:value-type="float">
            <text:p>1.05629046377842E-06</text:p>
          </table:table-cell>
          <table:table-cell table:formula="of:=([.C202]-[.D202])^2" office:value-type="float" office:value="0.0000000478539127886857" calcext:value-type="float">
            <text:p>4.785391278868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ce</text:p>
          </table:table-cell>
          <table:table-cell office:value-type="float" office:value="1447" calcext:value-type="float">
            <text:p>1447</text:p>
          </table:table-cell>
          <table:table-cell table:formula="of:=([.B203]/[.$F$1])" office:value-type="float" office:value="0.00080180108794489" calcext:value-type="float">
            <text:p>0.000801801087945</text:p>
          </table:table-cell>
          <table:table-cell table:formula="of:=([.$S$11]/([.E203]+[.$T$11])^[.$U$11])" office:value-type="float" office:value="0.00102346781625154" calcext:value-type="float">
            <text:p>0.00102346781625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D203]^2" office:value-type="float" office:value="0.0000010474863709027" calcext:value-type="float">
            <text:p>1.0474863709027E-06</text:p>
          </table:table-cell>
          <table:table-cell table:formula="of:=([.C203]-[.D203])^2" office:value-type="float" office:value="0.0000000491361384381752" calcext:value-type="float">
            <text:p>4.913613843817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lf</text:p>
          </table:table-cell>
          <table:table-cell office:value-type="float" office:value="1445" calcext:value-type="float">
            <text:p>1445</text:p>
          </table:table-cell>
          <table:table-cell table:formula="of:=([.B204]/[.$F$1])" office:value-type="float" office:value="0.000800692862529624" calcext:value-type="float">
            <text:p>0.00080069286253</text:p>
          </table:table-cell>
          <table:table-cell table:formula="of:=([.$S$11]/([.E204]+[.$T$11])^[.$U$11])" office:value-type="float" office:value="0.00101921428718878" calcext:value-type="float">
            <text:p>0.001019214287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D204]^2" office:value-type="float" office:value="0.00000103879776320973" calcext:value-type="float">
            <text:p>1.03879776320973E-06</text:p>
          </table:table-cell>
          <table:table-cell table:formula="of:=([.C204]-[.D204])^2" office:value-type="float" office:value="0.000000047751613035066" calcext:value-type="float">
            <text:p>4.77516130350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ways</text:p>
          </table:table-cell>
          <table:table-cell office:value-type="float" office:value="1427" calcext:value-type="float">
            <text:p>1427</text:p>
          </table:table-cell>
          <table:table-cell table:formula="of:=([.B205]/[.$F$1])" office:value-type="float" office:value="0.000790718833792231" calcext:value-type="float">
            <text:p>0.000790718833792</text:p>
          </table:table-cell>
          <table:table-cell table:formula="of:=([.$S$11]/([.E205]+[.$T$11])^[.$U$11])" office:value-type="float" office:value="0.00101499880732618" calcext:value-type="float">
            <text:p>0.001014998807326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D205]^2" office:value-type="float" office:value="0.00000103022257887356" calcext:value-type="float">
            <text:p>1.03022257887356E-06</text:p>
          </table:table-cell>
          <table:table-cell table:formula="of:=([.C205]-[.D205])^2" office:value-type="float" office:value="0.0000000503015065283871" calcext:value-type="float">
            <text:p>5.030150652838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oked</text:p>
          </table:table-cell>
          <table:table-cell office:value-type="float" office:value="1420" calcext:value-type="float">
            <text:p>1420</text:p>
          </table:table-cell>
          <table:table-cell table:formula="of:=([.B206]/[.$F$1])" office:value-type="float" office:value="0.0007868400448388" calcext:value-type="float">
            <text:p>0.000786840044839</text:p>
          </table:table-cell>
          <table:table-cell table:formula="of:=([.$S$11]/([.E206]+[.$T$11])^[.$U$11])" office:value-type="float" office:value="0.00101082085581549" calcext:value-type="float">
            <text:p>0.001010820855815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D206]^2" office:value-type="float" office:value="0.00000102175880255155" calcext:value-type="float">
            <text:p>1.02175880255155E-06</text:p>
          </table:table-cell>
          <table:table-cell table:formula="of:=([.C206]-[.D206])^2" office:value-type="float" office:value="0.0000000501674036857736" calcext:value-type="float">
            <text:p>5.016740368577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ut</text:p>
          </table:table-cell>
          <table:table-cell office:value-type="float" office:value="1412" calcext:value-type="float">
            <text:p>1412</text:p>
          </table:table-cell>
          <table:table-cell table:formula="of:=([.B207]/[.$F$1])" office:value-type="float" office:value="0.000782407143177737" calcext:value-type="float">
            <text:p>0.000782407143178</text:p>
          </table:table-cell>
          <table:table-cell table:formula="of:=([.$S$11]/([.E207]+[.$T$11])^[.$U$11])" office:value-type="float" office:value="0.00100667992138534" calcext:value-type="float">
            <text:p>0.001006679921385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D207]^2" office:value-type="float" office:value="0.0000010134044641204" calcext:value-type="float">
            <text:p>1.0134044641204E-06</text:p>
          </table:table-cell>
          <table:table-cell table:formula="of:=([.C207]-[.D207])^2" office:value-type="float" office:value="0.0000000502982790449586" calcext:value-type="float">
            <text:p>5.029827904495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on</text:p>
          </table:table-cell>
          <table:table-cell office:value-type="float" office:value="1411" calcext:value-type="float">
            <text:p>1411</text:p>
          </table:table-cell>
          <table:table-cell table:formula="of:=([.B208]/[.$F$1])" office:value-type="float" office:value="0.000781853030470104" calcext:value-type="float">
            <text:p>0.00078185303047</text:p>
          </table:table-cell>
          <table:table-cell table:formula="of:=([.$S$11]/([.E208]+[.$T$11])^[.$U$11])" office:value-type="float" office:value="0.00100257550212062" calcext:value-type="float">
            <text:p>0.001002575502121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D208]^2" office:value-type="float" office:value="0.00000100515763745242" calcext:value-type="float">
            <text:p>1.00515763745242E-06</text:p>
          </table:table-cell>
          <table:table-cell table:formula="of:=([.C208]-[.D208])^2" office:value-type="float" office:value="0.0000000487184094915137" calcext:value-type="float">
            <text:p>4.871840949151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ok</text:p>
          </table:table-cell>
          <table:table-cell office:value-type="float" office:value="1386" calcext:value-type="float">
            <text:p>1386</text:p>
          </table:table-cell>
          <table:table-cell table:formula="of:=([.B209]/[.$F$1])" office:value-type="float" office:value="0.00076800021277928" calcext:value-type="float">
            <text:p>0.000768000212779</text:p>
          </table:table-cell>
          <table:table-cell table:formula="of:=([.$S$11]/([.E209]+[.$T$11])^[.$U$11])" office:value-type="float" office:value="0.000998507105247863" calcext:value-type="float">
            <text:p>0.000998507105248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209]^2" office:value-type="float" office:value="0.000000997016439230468" calcext:value-type="float">
            <text:p>9.97016439230468E-07</text:p>
          </table:table-cell>
          <table:table-cell table:formula="of:=([.C209]-[.D209])^2" office:value-type="float" office:value="0.0000000531334274755232" calcext:value-type="float">
            <text:p>5.313342747552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ld</text:p>
          </table:table-cell>
          <table:table-cell office:value-type="float" office:value="1383" calcext:value-type="float">
            <text:p>1383</text:p>
          </table:table-cell>
          <table:table-cell table:formula="of:=([.B210]/[.$F$1])" office:value-type="float" office:value="0.000766337874656381" calcext:value-type="float">
            <text:p>0.000766337874656</text:p>
          </table:table-cell>
          <table:table-cell table:formula="of:=([.$S$11]/([.E210]+[.$T$11])^[.$U$11])" office:value-type="float" office:value="0.000994474246926633" calcext:value-type="float">
            <text:p>0.000994474246927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D210]^2" office:value-type="float" office:value="0.000000988979027800293" calcext:value-type="float">
            <text:p>9.88979027800293E-07</text:p>
          </table:table-cell>
          <table:table-cell table:formula="of:=([.C210]-[.D210])^2" office:value-type="float" office:value="0.0000000520462043526309" calcext:value-type="float">
            <text:p>5.204620435263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mong</text:p>
          </table:table-cell>
          <table:table-cell office:value-type="float" office:value="1377" calcext:value-type="float">
            <text:p>1377</text:p>
          </table:table-cell>
          <table:table-cell table:formula="of:=([.B211]/[.$F$1])" office:value-type="float" office:value="0.000763013198410583" calcext:value-type="float">
            <text:p>0.000763013198411</text:p>
          </table:table-cell>
          <table:table-cell table:formula="of:=([.$S$11]/([.E211]+[.$T$11])^[.$U$11])" office:value-type="float" office:value="0.000990476452046575" calcext:value-type="float">
            <text:p>0.000990476452047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D211]^2" office:value-type="float" office:value="0.000000981043602058772" calcext:value-type="float">
            <text:p>9.81043602058772E-07</text:p>
          </table:table-cell>
          <table:table-cell table:formula="of:=([.C211]-[.D211])^2" office:value-type="float" office:value="0.0000000517395317546718" calcext:value-type="float">
            <text:p>5.173953175467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rse</text:p>
          </table:table-cell>
          <table:table-cell office:value-type="float" office:value="1377" calcext:value-type="float">
            <text:p>1377</text:p>
          </table:table-cell>
          <table:table-cell table:formula="of:=([.B212]/[.$F$1])" office:value-type="float" office:value="0.000763013198410583" calcext:value-type="float">
            <text:p>0.000763013198411</text:p>
          </table:table-cell>
          <table:table-cell table:formula="of:=([.$S$11]/([.E212]+[.$T$11])^[.$U$11])" office:value-type="float" office:value="0.000986513254030015" calcext:value-type="float">
            <text:p>0.00098651325403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D212]^2" office:value-type="float" office:value="0.000000973208400376888" calcext:value-type="float">
            <text:p>9.73208400376888E-07</text:p>
          </table:table-cell>
          <table:table-cell table:formula="of:=([.C212]-[.D212])^2" office:value-type="float" office:value="0.0000000499522748618889" calcext:value-type="float">
            <text:p>4.995227486188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m</text:p>
          </table:table-cell>
          <table:table-cell office:value-type="float" office:value="1372" calcext:value-type="float">
            <text:p>1372</text:p>
          </table:table-cell>
          <table:table-cell table:formula="of:=([.B213]/[.$F$1])" office:value-type="float" office:value="0.000760242634872418" calcext:value-type="float">
            <text:p>0.000760242634872</text:p>
          </table:table-cell>
          <table:table-cell table:formula="of:=([.$S$11]/([.E213]+[.$T$11])^[.$U$11])" office:value-type="float" office:value="0.000982584194639902" calcext:value-type="float">
            <text:p>0.00098258419464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D213]^2" office:value-type="float" office:value="0.000000965471699556144" calcext:value-type="float">
            <text:p>9.65471699556144E-07</text:p>
          </table:table-cell>
          <table:table-cell table:formula="of:=([.C213]-[.D213])^2" office:value-type="float" office:value="0.0000000494357691998374" calcext:value-type="float">
            <text:p>4.943576919983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es</text:p>
          </table:table-cell>
          <table:table-cell office:value-type="float" office:value="1371" calcext:value-type="float">
            <text:p>1371</text:p>
          </table:table-cell>
          <table:table-cell table:formula="of:=([.B214]/[.$F$1])" office:value-type="float" office:value="0.000759688522164785" calcext:value-type="float">
            <text:p>0.000759688522165</text:p>
          </table:table-cell>
          <table:table-cell table:formula="of:=([.$S$11]/([.E214]+[.$T$11])^[.$U$11])" office:value-type="float" office:value="0.000978688823792958" calcext:value-type="float">
            <text:p>0.000978688823793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D214]^2" office:value-type="float" office:value="0.000000957831813817244" calcext:value-type="float">
            <text:p>9.57831813817244E-07</text:p>
          </table:table-cell>
          <table:table-cell table:formula="of:=([.C214]-[.D214])^2" office:value-type="float" office:value="0.0000000479611321132306" calcext:value-type="float">
            <text:p>4.7961132113230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se</text:p>
          </table:table-cell>
          <table:table-cell office:value-type="float" office:value="1363" calcext:value-type="float">
            <text:p>1363</text:p>
          </table:table-cell>
          <table:table-cell table:formula="of:=([.B215]/[.$F$1])" office:value-type="float" office:value="0.000755255620503722" calcext:value-type="float">
            <text:p>0.000755255620504</text:p>
          </table:table-cell>
          <table:table-cell table:formula="of:=([.$S$11]/([.E215]+[.$T$11])^[.$U$11])" office:value-type="float" office:value="0.000974826699377839" calcext:value-type="float">
            <text:p>0.00097482669937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D215]^2" office:value-type="float" office:value="0.000000950287093819891" calcext:value-type="float">
            <text:p>9.50287093819891E-07</text:p>
          </table:table-cell>
          <table:table-cell table:formula="of:=([.C215]-[.D215])^2" office:value-type="float" office:value="0.0000000482114586779437" calcext:value-type="float">
            <text:p>4.821145867794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ter</text:p>
          </table:table-cell>
          <table:table-cell office:value-type="float" office:value="1329" calcext:value-type="float">
            <text:p>1329</text:p>
          </table:table-cell>
          <table:table-cell table:formula="of:=([.B216]/[.$F$1])" office:value-type="float" office:value="0.000736415788444201" calcext:value-type="float">
            <text:p>0.000736415788444</text:p>
          </table:table-cell>
          <table:table-cell table:formula="of:=([.$S$11]/([.E216]+[.$T$11])^[.$U$11])" office:value-type="float" office:value="0.000970997387078164" calcext:value-type="float">
            <text:p>0.000970997387078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D216]^2" office:value-type="float" office:value="0.000000942835925712622" calcext:value-type="float">
            <text:p>9.42835925712622E-07</text:p>
          </table:table-cell>
          <table:table-cell table:formula="of:=([.C216]-[.D216])^2" office:value-type="float" office:value="0.0000000550285264176656" calcext:value-type="float">
            <text:p>5.502852641766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ngs</text:p>
          </table:table-cell>
          <table:table-cell office:value-type="float" office:value="1323" calcext:value-type="float">
            <text:p>1323</text:p>
          </table:table-cell>
          <table:table-cell table:formula="of:=([.B217]/[.$F$1])" office:value-type="float" office:value="0.000733091112198403" calcext:value-type="float">
            <text:p>0.000733091112198</text:p>
          </table:table-cell>
          <table:table-cell table:formula="of:=([.$S$11]/([.E217]+[.$T$11])^[.$U$11])" office:value-type="float" office:value="0.000967200460200267" calcext:value-type="float">
            <text:p>0.000967200460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217]^2" office:value-type="float" office:value="0.000000935476730211609" calcext:value-type="float">
            <text:p>9.35476730211609E-07</text:p>
          </table:table-cell>
          <table:table-cell table:formula="of:=([.C217]-[.D217])^2" office:value-type="float" office:value="0.0000000548071868218578" calcext:value-type="float">
            <text:p>5.4807186821857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ld</text:p>
          </table:table-cell>
          <table:table-cell office:value-type="float" office:value="1314" calcext:value-type="float">
            <text:p>1314</text:p>
          </table:table-cell>
          <table:table-cell table:formula="of:=([.B218]/[.$F$1])" office:value-type="float" office:value="0.000728104097829707" calcext:value-type="float">
            <text:p>0.00072810409783</text:p>
          </table:table-cell>
          <table:table-cell table:formula="of:=([.$S$11]/([.E218]+[.$T$11])^[.$U$11])" office:value-type="float" office:value="0.000963435499505511" calcext:value-type="float">
            <text:p>0.000963435499506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218]^2" office:value-type="float" office:value="0.000000928207961707433" calcext:value-type="float">
            <text:p>9.28207961707433E-07</text:p>
          </table:table-cell>
          <table:table-cell table:formula="of:=([.C218]-[.D218])^2" office:value-type="float" office:value="0.0000000553808686146986" calcext:value-type="float">
            <text:p>5.538086861469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new</text:p>
          </table:table-cell>
          <table:table-cell office:value-type="float" office:value="1313" calcext:value-type="float">
            <text:p>1313</text:p>
          </table:table-cell>
          <table:table-cell table:formula="of:=([.B219]/[.$F$1])" office:value-type="float" office:value="0.000727549985122074" calcext:value-type="float">
            <text:p>0.000727549985122</text:p>
          </table:table-cell>
          <table:table-cell table:formula="of:=([.$S$11]/([.E219]+[.$T$11])^[.$U$11])" office:value-type="float" office:value="0.000959702093047028" calcext:value-type="float">
            <text:p>0.000959702093047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D219]^2" office:value-type="float" office:value="0.000000921028107398847" calcext:value-type="float">
            <text:p>9.21028107398847E-07</text:p>
          </table:table-cell>
          <table:table-cell table:formula="of:=([.C219]-[.D219])^2" office:value-type="float" office:value="0.0000000538946012139997" calcext:value-type="float">
            <text:p>5.389460121399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lled</text:p>
          </table:table-cell>
          <table:table-cell office:value-type="float" office:value="1312" calcext:value-type="float">
            <text:p>1312</text:p>
          </table:table-cell>
          <table:table-cell table:formula="of:=([.B220]/[.$F$1])" office:value-type="float" office:value="0.000726995872414441" calcext:value-type="float">
            <text:p>0.000726995872414</text:p>
          </table:table-cell>
          <table:table-cell table:formula="of:=([.$S$11]/([.E220]+[.$T$11])^[.$U$11])" office:value-type="float" office:value="0.000955999836010762" calcext:value-type="float">
            <text:p>0.000955999836011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D220]^2" office:value-type="float" office:value="0.000000913935686452603" calcext:value-type="float">
            <text:p>9.13935686452603E-07</text:p>
          </table:table-cell>
          <table:table-cell table:formula="of:=([.C220]-[.D220])^2" office:value-type="float" office:value="0.000000052442815342825" calcext:value-type="float">
            <text:p>5.24428153428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se</text:p>
          </table:table-cell>
          <table:table-cell office:value-type="float" office:value="1304" calcext:value-type="float">
            <text:p>1304</text:p>
          </table:table-cell>
          <table:table-cell table:formula="of:=([.B221]/[.$F$1])" office:value-type="float" office:value="0.000722562970753377" calcext:value-type="float">
            <text:p>0.000722562970753</text:p>
          </table:table-cell>
          <table:table-cell table:formula="of:=([.$S$11]/([.E221]+[.$T$11])^[.$U$11])" office:value-type="float" office:value="0.000952328330560655" calcext:value-type="float">
            <text:p>0.000952328330561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221]^2" office:value-type="float" office:value="0.000000906929249188444" calcext:value-type="float">
            <text:p>9.06929249188444E-07</text:p>
          </table:table-cell>
          <table:table-cell table:formula="of:=([.C221]-[.D221])^2" office:value-type="float" office:value="0.0000000527921205673678" calcext:value-type="float">
            <text:p>5.2792120567367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ntry</text:p>
          </table:table-cell>
          <table:table-cell office:value-type="float" office:value="1297" calcext:value-type="float">
            <text:p>1297</text:p>
          </table:table-cell>
          <table:table-cell table:formula="of:=([.B222]/[.$F$1])" office:value-type="float" office:value="0.000718684181799946" calcext:value-type="float">
            <text:p>0.0007186841818</text:p>
          </table:table-cell>
          <table:table-cell table:formula="of:=([.$S$11]/([.E222]+[.$T$11])^[.$U$11])" office:value-type="float" office:value="0.000948687185687882" calcext:value-type="float">
            <text:p>0.000948687185688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D222]^2" office:value-type="float" office:value="0.000000900007376288393" calcext:value-type="float">
            <text:p>9.00007376288393E-07</text:p>
          </table:table-cell>
          <table:table-cell table:formula="of:=([.C222]-[.D222])^2" office:value-type="float" office:value="0.0000000529013817974735" calcext:value-type="float">
            <text:p>5.290138179747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rd</text:p>
          </table:table-cell>
          <table:table-cell office:value-type="float" office:value="1297" calcext:value-type="float">
            <text:p>1297</text:p>
          </table:table-cell>
          <table:table-cell table:formula="of:=([.B223]/[.$F$1])" office:value-type="float" office:value="0.000718684181799946" calcext:value-type="float">
            <text:p>0.0007186841818</text:p>
          </table:table-cell>
          <table:table-cell table:formula="of:=([.$S$11]/([.E223]+[.$T$11])^[.$U$11])" office:value-type="float" office:value="0.000945076017063986" calcext:value-type="float">
            <text:p>0.00094507601706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D223]^2" office:value-type="float" office:value="0.000000893168678029527" calcext:value-type="float">
            <text:p>8.93168678029527E-07</text:p>
          </table:table-cell>
          <table:table-cell table:formula="of:=([.C223]-[.D223])^2" office:value-type="float" office:value="0.0000000512532630742198" calcext:value-type="float">
            <text:p>5.125326307421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ys</text:p>
          </table:table-cell>
          <table:table-cell office:value-type="float" office:value="1293" calcext:value-type="float">
            <text:p>1293</text:p>
          </table:table-cell>
          <table:table-cell table:formula="of:=([.B224]/[.$F$1])" office:value-type="float" office:value="0.000716467730969415" calcext:value-type="float">
            <text:p>0.000716467730969</text:p>
          </table:table-cell>
          <table:table-cell table:formula="of:=([.$S$11]/([.E224]+[.$T$11])^[.$U$11])" office:value-type="float" office:value="0.000941494446897809" calcext:value-type="float">
            <text:p>0.000941494446898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D224]^2" office:value-type="float" office:value="0.000000886411793539412" calcext:value-type="float">
            <text:p>8.86411793539412E-07</text:p>
          </table:table-cell>
          <table:table-cell table:formula="of:=([.C224]-[.D224])^2" office:value-type="float" office:value="0.0000000506370228815185" calcext:value-type="float">
            <text:p>5.063702288151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tter</text:p>
          </table:table-cell>
          <table:table-cell office:value-type="float" office:value="1288" calcext:value-type="float">
            <text:p>1288</text:p>
          </table:table-cell>
          <table:table-cell table:formula="of:=([.B225]/[.$F$1])" office:value-type="float" office:value="0.00071369716743125" calcext:value-type="float">
            <text:p>0.000713697167431</text:p>
          </table:table-cell>
          <table:table-cell table:formula="of:=([.$S$11]/([.E225]+[.$T$11])^[.$U$11])" office:value-type="float" office:value="0.000937942103796105" calcext:value-type="float">
            <text:p>0.000937942103796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225]^2" office:value-type="float" office:value="0.000000879735390073464" calcext:value-type="float">
            <text:p>8.79735390073464E-07</text:p>
          </table:table-cell>
          <table:table-cell table:formula="of:=([.C225]-[.D225])^2" office:value-type="float" office:value="0.0000000502857914852781" calcext:value-type="float">
            <text:p>5.028579148527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nd</text:p>
          </table:table-cell>
          <table:table-cell office:value-type="float" office:value="1286" calcext:value-type="float">
            <text:p>1286</text:p>
          </table:table-cell>
          <table:table-cell table:formula="of:=([.B226]/[.$F$1])" office:value-type="float" office:value="0.000712588942015984" calcext:value-type="float">
            <text:p>0.000712588942016</text:p>
          </table:table-cell>
          <table:table-cell table:formula="of:=([.$S$11]/([.E226]+[.$T$11])^[.$U$11])" office:value-type="float" office:value="0.000934418622627713" calcext:value-type="float">
            <text:p>0.000934418622628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226]^2" office:value-type="float" office:value="0.000000873138162313473" calcext:value-type="float">
            <text:p>8.73138162313473E-07</text:p>
          </table:table-cell>
          <table:table-cell table:formula="of:=([.C226]-[.D226])^2" office:value-type="float" office:value="0.0000000492084072003018" calcext:value-type="float">
            <text:p>4.920840720030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veral</text:p>
          </table:table-cell>
          <table:table-cell office:value-type="float" office:value="1280" calcext:value-type="float">
            <text:p>1280</text:p>
          </table:table-cell>
          <table:table-cell table:formula="of:=([.B227]/[.$F$1])" office:value-type="float" office:value="0.000709264265770186" calcext:value-type="float">
            <text:p>0.00070926426577</text:p>
          </table:table-cell>
          <table:table-cell table:formula="of:=([.$S$11]/([.E227]+[.$T$11])^[.$U$11])" office:value-type="float" office:value="0.000930923644391197" calcext:value-type="float">
            <text:p>0.000930923644391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D227]^2" office:value-type="float" office:value="0.000000866618831686588" calcext:value-type="float">
            <text:p>8.66618831686588E-07</text:p>
          </table:table-cell>
          <table:table-cell table:formula="of:=([.C227]-[.D227])^2" office:value-type="float" office:value="0.0000000491328801306526" calcext:value-type="float">
            <text:p>4.913288013065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uring</text:p>
          </table:table-cell>
          <table:table-cell office:value-type="float" office:value="1274" calcext:value-type="float">
            <text:p>1274</text:p>
          </table:table-cell>
          <table:table-cell table:formula="of:=([.B228]/[.$F$1])" office:value-type="float" office:value="0.000705939589524388" calcext:value-type="float">
            <text:p>0.000705939589524</text:p>
          </table:table-cell>
          <table:table-cell table:formula="of:=([.$S$11]/([.E228]+[.$T$11])^[.$U$11])" office:value-type="float" office:value="0.000927456816085845" calcext:value-type="float">
            <text:p>0.000927456816086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D228]^2" office:value-type="float" office:value="0.000000860176145704093" calcext:value-type="float">
            <text:p>8.60176145704093E-07</text:p>
          </table:table-cell>
          <table:table-cell table:formula="of:=([.C228]-[.D228])^2" office:value-type="float" office:value="0.0000000490698816634796" calcext:value-type="float">
            <text:p>4.906988166347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r</text:p>
          </table:table-cell>
          <table:table-cell office:value-type="float" office:value="1271" calcext:value-type="float">
            <text:p>1271</text:p>
          </table:table-cell>
          <table:table-cell table:formula="of:=([.B229]/[.$F$1])" office:value-type="float" office:value="0.00070427725140149" calcext:value-type="float">
            <text:p>0.000704277251401</text:p>
          </table:table-cell>
          <table:table-cell table:formula="of:=([.$S$11]/([.E229]+[.$T$11])^[.$U$11])" office:value-type="float" office:value="0.000924017790585925" calcext:value-type="float">
            <text:p>0.000924017790586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D229]^2" office:value-type="float" office:value="0.000000853808877319295" calcext:value-type="float">
            <text:p>8.53808877319295E-07</text:p>
          </table:table-cell>
          <table:table-cell table:formula="of:=([.C229]-[.D229])^2" office:value-type="float" office:value="0.0000000482859045610665" calcext:value-type="float">
            <text:p>4.8285904561066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my</text:p>
          </table:table-cell>
          <table:table-cell office:value-type="float" office:value="1269" calcext:value-type="float">
            <text:p>1269</text:p>
          </table:table-cell>
          <table:table-cell table:formula="of:=([.B230]/[.$F$1])" office:value-type="float" office:value="0.000703169025986224" calcext:value-type="float">
            <text:p>0.000703169025986</text:p>
          </table:table-cell>
          <table:table-cell table:formula="of:=([.$S$11]/([.E230]+[.$T$11])^[.$U$11])" office:value-type="float" office:value="0.000920606226518107" calcext:value-type="float">
            <text:p>0.000920606226518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D230]^2" office:value-type="float" office:value="0.000000847515824303908" calcext:value-type="float">
            <text:p>8.47515824303908E-07</text:p>
          </table:table-cell>
          <table:table-cell table:formula="of:=([.C230]-[.D230])^2" office:value-type="float" office:value="0.0000000472789361751425" calcext:value-type="float">
            <text:p>4.727893617514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or</text:p>
          </table:table-cell>
          <table:table-cell office:value-type="float" office:value="1267" calcext:value-type="float">
            <text:p>1267</text:p>
          </table:table-cell>
          <table:table-cell table:formula="of:=([.B231]/[.$F$1])" office:value-type="float" office:value="0.000702060800570958" calcext:value-type="float">
            <text:p>0.000702060800571</text:p>
          </table:table-cell>
          <table:table-cell table:formula="of:=([.$S$11]/([.E231]+[.$T$11])^[.$U$11])" office:value-type="float" office:value="0.000917221788141952" calcext:value-type="float">
            <text:p>0.000917221788142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D231]^2" office:value-type="float" office:value="0.00000084129580864232" calcext:value-type="float">
            <text:p>8.4129580864232E-07</text:p>
          </table:table-cell>
          <table:table-cell table:formula="of:=([.C231]-[.D231])^2" office:value-type="float" office:value="0.0000000462942505725255" calcext:value-type="float">
            <text:p>4.6294250572525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ne</text:p>
          </table:table-cell>
          <table:table-cell office:value-type="float" office:value="1261" calcext:value-type="float">
            <text:p>1261</text:p>
          </table:table-cell>
          <table:table-cell table:formula="of:=([.B232]/[.$F$1])" office:value-type="float" office:value="0.00069873612432516" calcext:value-type="float">
            <text:p>0.000698736124325</text:p>
          </table:table-cell>
          <table:table-cell table:formula="of:=([.$S$11]/([.E232]+[.$T$11])^[.$U$11])" office:value-type="float" office:value="0.000913864145233385" calcext:value-type="float">
            <text:p>0.000913864145233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D232]^2" office:value-type="float" office:value="0.000000835147675943145" calcext:value-type="float">
            <text:p>8.35147675943145E-07</text:p>
          </table:table-cell>
          <table:table-cell table:formula="of:=([.C232]-[.D232])^2" office:value-type="float" office:value="0.0000000462800653798897" calcext:value-type="float">
            <text:p>4.628006537988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ing</text:p>
          </table:table-cell>
          <table:table-cell office:value-type="float" office:value="1255" calcext:value-type="float">
            <text:p>1255</text:p>
          </table:table-cell>
          <table:table-cell table:formula="of:=([.B233]/[.$F$1])" office:value-type="float" office:value="0.000695411448079362" calcext:value-type="float">
            <text:p>0.000695411448079</text:p>
          </table:table-cell>
          <table:table-cell table:formula="of:=([.$S$11]/([.E233]+[.$T$11])^[.$U$11])" office:value-type="float" office:value="0.000910532972971062" calcext:value-type="float">
            <text:p>0.00091053297297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233]^2" office:value-type="float" office:value="0.000000829070294867521" calcext:value-type="float">
            <text:p>8.29070294867521E-07</text:p>
          </table:table-cell>
          <table:table-cell table:formula="of:=([.C233]-[.D233])^2" office:value-type="float" office:value="0.0000000462772704717303" calcext:value-type="float">
            <text:p>4.627727047173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undred</text:p>
          </table:table-cell>
          <table:table-cell office:value-type="float" office:value="1249" calcext:value-type="float">
            <text:p>1249</text:p>
          </table:table-cell>
          <table:table-cell table:formula="of:=([.B234]/[.$F$1])" office:value-type="float" office:value="0.000692086771833564" calcext:value-type="float">
            <text:p>0.000692086771834</text:p>
          </table:table-cell>
          <table:table-cell table:formula="of:=([.$S$11]/([.E234]+[.$T$11])^[.$U$11])" office:value-type="float" office:value="0.000907227951825547" calcext:value-type="float">
            <text:p>0.000907227951826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D234]^2" office:value-type="float" office:value="0.000000823062556573578" calcext:value-type="float">
            <text:p>8.23062556573578E-07</text:p>
          </table:table-cell>
          <table:table-cell table:formula="of:=([.C234]-[.D234])^2" office:value-type="float" office:value="0.0000000462857273283428" calcext:value-type="float">
            <text:p>4.6285727328342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te</text:p>
          </table:table-cell>
          <table:table-cell office:value-type="float" office:value="1248" calcext:value-type="float">
            <text:p>1248</text:p>
          </table:table-cell>
          <table:table-cell table:formula="of:=([.B235]/[.$F$1])" office:value-type="float" office:value="0.000691532659125932" calcext:value-type="float">
            <text:p>0.000691532659126</text:p>
          </table:table-cell>
          <table:table-cell table:formula="of:=([.$S$11]/([.E235]+[.$T$11])^[.$U$11])" office:value-type="float" office:value="0.000903948767451218" calcext:value-type="float">
            <text:p>0.000903948767451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D235]^2" office:value-type="float" office:value="0.000000817123374176577" calcext:value-type="float">
            <text:p>8.17123374176577E-07</text:p>
          </table:table-cell>
          <table:table-cell table:formula="of:=([.C235]-[.D235])^2" office:value-type="float" office:value="0.00000004512060307606" calcext:value-type="float">
            <text:p>4.51206030760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de</text:p>
          </table:table-cell>
          <table:table-cell office:value-type="float" office:value="1233" calcext:value-type="float">
            <text:p>1233</text:p>
          </table:table-cell>
          <table:table-cell table:formula="of:=([.B236]/[.$F$1])" office:value-type="float" office:value="0.000683220968511437" calcext:value-type="float">
            <text:p>0.000683220968511</text:p>
          </table:table-cell>
          <table:table-cell table:formula="of:=([.$S$11]/([.E236]+[.$T$11])^[.$U$11])" office:value-type="float" office:value="0.000900695110580824" calcext:value-type="float">
            <text:p>0.000900695110581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D236]^2" office:value-type="float" office:value="0.000000811251682224202" calcext:value-type="float">
            <text:p>8.11251682224202E-07</text:p>
          </table:table-cell>
          <table:table-cell table:formula="of:=([.C236]-[.D236])^2" office:value-type="float" office:value="0.0000000472950024688157" calcext:value-type="float">
            <text:p>4.729500246881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y</text:p>
          </table:table-cell>
          <table:table-cell office:value-type="float" office:value="1215" calcext:value-type="float">
            <text:p>1215</text:p>
          </table:table-cell>
          <table:table-cell table:formula="of:=([.B237]/[.$F$1])" office:value-type="float" office:value="0.000673246939774044" calcext:value-type="float">
            <text:p>0.000673246939774</text:p>
          </table:table-cell>
          <table:table-cell table:formula="of:=([.$S$11]/([.E237]+[.$T$11])^[.$U$11])" office:value-type="float" office:value="0.000897466676922618" calcext:value-type="float">
            <text:p>0.000897466676923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D237]^2" office:value-type="float" office:value="0.000000805446436186526" calcext:value-type="float">
            <text:p>8.05446436186526E-07</text:p>
          </table:table-cell>
          <table:table-cell table:formula="of:=([.C237]-[.D237])^2" office:value-type="float" office:value="0.0000000502744905269755" calcext:value-type="float">
            <text:p>5.0274490526975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ose</text:p>
          </table:table-cell>
          <table:table-cell office:value-type="float" office:value="1201" calcext:value-type="float">
            <text:p>1201</text:p>
          </table:table-cell>
          <table:table-cell table:formula="of:=([.B238]/[.$F$1])" office:value-type="float" office:value="0.000665489361867182" calcext:value-type="float">
            <text:p>0.000665489361867</text:p>
          </table:table-cell>
          <table:table-cell table:formula="of:=([.$S$11]/([.E238]+[.$T$11])^[.$U$11])" office:value-type="float" office:value="0.000894263167059993" calcext:value-type="float">
            <text:p>0.0008942631670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D238]^2" office:value-type="float" office:value="0.000000799706611960168" calcext:value-type="float">
            <text:p>7.99706611960168E-07</text:p>
          </table:table-cell>
          <table:table-cell table:formula="of:=([.C238]-[.D238])^2" office:value-type="float" office:value="0.0000000523374539423979" calcext:value-type="float">
            <text:p>5.233745394239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t</text:p>
          </table:table-cell>
          <table:table-cell office:value-type="float" office:value="1196" calcext:value-type="float">
            <text:p>1196</text:p>
          </table:table-cell>
          <table:table-cell table:formula="of:=([.B239]/[.$F$1])" office:value-type="float" office:value="0.000662718798329018" calcext:value-type="float">
            <text:p>0.000662718798329</text:p>
          </table:table-cell>
          <table:table-cell table:formula="of:=([.$S$11]/([.E239]+[.$T$11])^[.$U$11])" office:value-type="float" office:value="0.000891084286353547" calcext:value-type="float">
            <text:p>0.000891084286354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D239]^2" office:value-type="float" office:value="0.00000079403120538621" calcext:value-type="float">
            <text:p>7.9403120538621E-07</text:p>
          </table:table-cell>
          <table:table-cell table:formula="of:=([.C239]-[.D239])^2" office:value-type="float" office:value="0.0000000521507961206814" calcext:value-type="float">
            <text:p>5.215079612068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ment</text:p>
          </table:table-cell>
          <table:table-cell office:value-type="float" office:value="1196" calcext:value-type="float">
            <text:p>1196</text:p>
          </table:table-cell>
          <table:table-cell table:formula="of:=([.B240]/[.$F$1])" office:value-type="float" office:value="0.000662718798329018" calcext:value-type="float">
            <text:p>0.000662718798329</text:p>
          </table:table-cell>
          <table:table-cell table:formula="of:=([.$S$11]/([.E240]+[.$T$11])^[.$U$11])" office:value-type="float" office:value="0.000887929744845512" calcext:value-type="float">
            <text:p>0.000887929744846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D240]^2" office:value-type="float" office:value="0.000000788419231781416" calcext:value-type="float">
            <text:p>7.88419231781416E-07</text:p>
          </table:table-cell>
          <table:table-cell table:formula="of:=([.C240]-[.D240])^2" office:value-type="float" office:value="0.0000000507199704308551" calcext:value-type="float">
            <text:p>5.0719970430855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int</text:p>
          </table:table-cell>
          <table:table-cell office:value-type="float" office:value="1192" calcext:value-type="float">
            <text:p>1192</text:p>
          </table:table-cell>
          <table:table-cell table:formula="of:=([.B241]/[.$F$1])" office:value-type="float" office:value="0.000660502347498486" calcext:value-type="float">
            <text:p>0.000660502347498</text:p>
          </table:table-cell>
          <table:table-cell table:formula="of:=([.$S$11]/([.E241]+[.$T$11])^[.$U$11])" office:value-type="float" office:value="0.000884799257166476" calcext:value-type="float">
            <text:p>0.000884799257166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D241]^2" office:value-type="float" office:value="0.000000782869725482348" calcext:value-type="float">
            <text:p>7.82869725482348E-07</text:p>
          </table:table-cell>
          <table:table-cell table:formula="of:=([.C241]-[.D241])^2" office:value-type="float" office:value="0.0000000503091036866104" calcext:value-type="float">
            <text:p>5.030910368661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wen</text:p>
          </table:table-cell>
          <table:table-cell office:value-type="float" office:value="1185" calcext:value-type="float">
            <text:p>1185</text:p>
          </table:table-cell>
          <table:table-cell table:formula="of:=([.B242]/[.$F$1])" office:value-type="float" office:value="0.000656623558545055" calcext:value-type="float">
            <text:p>0.000656623558545</text:p>
          </table:table-cell>
          <table:table-cell table:formula="of:=([.$S$11]/([.E242]+[.$T$11])^[.$U$11])" office:value-type="float" office:value="0.000881692542444342" calcext:value-type="float">
            <text:p>0.000881692542444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D242]^2" office:value-type="float" office:value="0.000000777381739401968" calcext:value-type="float">
            <text:p>7.77381739401968E-07</text:p>
          </table:table-cell>
          <table:table-cell table:formula="of:=([.C242]-[.D242])^2" office:value-type="float" office:value="0.0000000506560475134573" calcext:value-type="float">
            <text:p>5.065604751345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d</text:p>
          </table:table-cell>
          <table:table-cell office:value-type="float" office:value="1182" calcext:value-type="float">
            <text:p>1182</text:p>
          </table:table-cell>
          <table:table-cell table:formula="of:=([.B243]/[.$F$1])" office:value-type="float" office:value="0.000654961220422156" calcext:value-type="float">
            <text:p>0.000654961220422</text:p>
          </table:table-cell>
          <table:table-cell table:formula="of:=([.$S$11]/([.E243]+[.$T$11])^[.$U$11])" office:value-type="float" office:value="0.00087860932421545" calcext:value-type="float">
            <text:p>0.000878609324215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D243]^2" office:value-type="float" office:value="0.000000771954344598331" calcext:value-type="float">
            <text:p>7.71954344598331E-07</text:p>
          </table:table-cell>
          <table:table-cell table:formula="of:=([.C243]-[.D243])^2" office:value-type="float" office:value="0.000000050018474330336" calcext:value-type="float">
            <text:p>5.00184743303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ght</text:p>
          </table:table-cell>
          <table:table-cell office:value-type="float" office:value="1177" calcext:value-type="float">
            <text:p>1177</text:p>
          </table:table-cell>
          <table:table-cell table:formula="of:=([.B244]/[.$F$1])" office:value-type="float" office:value="0.000652190656883992" calcext:value-type="float">
            <text:p>0.000652190656884</text:p>
          </table:table-cell>
          <table:table-cell table:formula="of:=([.$S$11]/([.E244]+[.$T$11])^[.$U$11])" office:value-type="float" office:value="0.000875549330337816" calcext:value-type="float">
            <text:p>0.000875549330338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D244]^2" office:value-type="float" office:value="0.000000766586629854998" calcext:value-type="float">
            <text:p>7.66586629854998E-07</text:p>
          </table:table-cell>
          <table:table-cell table:formula="of:=([.C244]-[.D244])^2" office:value-type="float" office:value="0.0000000498890970070522" calcext:value-type="float">
            <text:p>4.9889097007052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rge</text:p>
          </table:table-cell>
          <table:table-cell office:value-type="float" office:value="1170" calcext:value-type="float">
            <text:p>1170</text:p>
          </table:table-cell>
          <table:table-cell table:formula="of:=([.B245]/[.$F$1])" office:value-type="float" office:value="0.000648311867930561" calcext:value-type="float">
            <text:p>0.000648311867931</text:p>
          </table:table-cell>
          <table:table-cell table:formula="of:=([.$S$11]/([.E245]+[.$T$11])^[.$U$11])" office:value-type="float" office:value="0.00087251229290641" calcext:value-type="float">
            <text:p>0.000872512292906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D245]^2" office:value-type="float" office:value="0.000000761277701272802" calcext:value-type="float">
            <text:p>7.61277701272802E-07</text:p>
          </table:table-cell>
          <table:table-cell table:formula="of:=([.C245]-[.D245])^2" office:value-type="float" office:value="0.0000000502658305593516" calcext:value-type="float">
            <text:p>5.026583055935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ct</text:p>
          </table:table-cell>
          <table:table-cell office:value-type="float" office:value="1169" calcext:value-type="float">
            <text:p>1169</text:p>
          </table:table-cell>
          <table:table-cell table:formula="of:=([.B246]/[.$F$1])" office:value-type="float" office:value="0.000647757755222928" calcext:value-type="float">
            <text:p>0.000647757755223</text:p>
          </table:table-cell>
          <table:table-cell table:formula="of:=([.$S$11]/([.E246]+[.$T$11])^[.$U$11])" office:value-type="float" office:value="0.000869497948170444" calcext:value-type="float">
            <text:p>0.00086949794817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D246]^2" office:value-type="float" office:value="0.000000756026681872612" calcext:value-type="float">
            <text:p>7.56026681872612E-07</text:p>
          </table:table-cell>
          <table:table-cell table:formula="of:=([.C246]-[.D246])^2" office:value-type="float" office:value="0.0000000491687131684015" calcext:value-type="float">
            <text:p>4.9168713168401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nds</text:p>
          </table:table-cell>
          <table:table-cell office:value-type="float" office:value="1163" calcext:value-type="float">
            <text:p>1163</text:p>
          </table:table-cell>
          <table:table-cell table:formula="of:=([.B247]/[.$F$1])" office:value-type="float" office:value="0.00064443307897713" calcext:value-type="float">
            <text:p>0.000644433078977</text:p>
          </table:table-cell>
          <table:table-cell table:formula="of:=([.$S$11]/([.E247]+[.$T$11])^[.$U$11])" office:value-type="float" office:value="0.000866506036452582" calcext:value-type="float">
            <text:p>0.000866506036453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D247]^2" office:value-type="float" office:value="0.000000750832711208763" calcext:value-type="float">
            <text:p>7.50832711208763E-07</text:p>
          </table:table-cell>
          <table:table-cell table:formula="of:=([.C247]-[.D247])^2" office:value-type="float" office:value="0.0000000493163984418938" calcext:value-type="float">
            <text:p>4.931639844189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mall</text:p>
          </table:table-cell>
          <table:table-cell office:value-type="float" office:value="1160" calcext:value-type="float">
            <text:p>1160</text:p>
          </table:table-cell>
          <table:table-cell table:formula="of:=([.B248]/[.$F$1])" office:value-type="float" office:value="0.000642770740854231" calcext:value-type="float">
            <text:p>0.000642770740854</text:p>
          </table:table-cell>
          <table:table-cell table:formula="of:=([.$S$11]/([.E248]+[.$T$11])^[.$U$11])" office:value-type="float" office:value="0.000863536302070053" calcext:value-type="float">
            <text:p>0.00086353630207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248]^2" office:value-type="float" office:value="0.000000745694944992823" calcext:value-type="float">
            <text:p>7.45694944992823E-07</text:p>
          </table:table-cell>
          <table:table-cell table:formula="of:=([.C248]-[.D248])^2" office:value-type="float" office:value="0.0000000487374330189369" calcext:value-type="float">
            <text:p>4.8737433018936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xt</text:p>
          </table:table-cell>
          <table:table-cell office:value-type="float" office:value="1160" calcext:value-type="float">
            <text:p>1160</text:p>
          </table:table-cell>
          <table:table-cell table:formula="of:=([.B249]/[.$F$1])" office:value-type="float" office:value="0.000642770740854231" calcext:value-type="float">
            <text:p>0.000642770740854</text:p>
          </table:table-cell>
          <table:table-cell table:formula="of:=([.$S$11]/([.E249]+[.$T$11])^[.$U$11])" office:value-type="float" office:value="0.000860588493257589" calcext:value-type="float">
            <text:p>0.000860588493258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D249]^2" office:value-type="float" office:value="0.000000740612554727367" calcext:value-type="float">
            <text:p>7.40612554727367E-07</text:p>
          </table:table-cell>
          <table:table-cell table:formula="of:=([.C249]-[.D249])^2" office:value-type="float" office:value="0.0000000474445732620504" calcext:value-type="float">
            <text:p>4.744457326205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der</text:p>
          </table:table-cell>
          <table:table-cell office:value-type="float" office:value="1153" calcext:value-type="float">
            <text:p>1153</text:p>
          </table:table-cell>
          <table:table-cell table:formula="of:=([.B250]/[.$F$1])" office:value-type="float" office:value="0.000638891951900801" calcext:value-type="float">
            <text:p>0.000638891951901</text:p>
          </table:table-cell>
          <table:table-cell table:formula="of:=([.$S$11]/([.E250]+[.$T$11])^[.$U$11])" office:value-type="float" office:value="0.000857662362092147" calcext:value-type="float">
            <text:p>0.000857662362092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D250]^2" office:value-type="float" office:value="0.000000735584727349481" calcext:value-type="float">
            <text:p>7.35584727349481E-07</text:p>
          </table:table-cell>
          <table:table-cell table:formula="of:=([.C250]-[.D250])^2" office:value-type="float" office:value="0.00000004786049237529" calcext:value-type="float">
            <text:p>4.78604923752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ss</text:p>
          </table:table-cell>
          <table:table-cell office:value-type="float" office:value="1152" calcext:value-type="float">
            <text:p>1152</text:p>
          </table:table-cell>
          <table:table-cell table:formula="of:=([.B251]/[.$F$1])" office:value-type="float" office:value="0.000638337839193168" calcext:value-type="float">
            <text:p>0.000638337839193</text:p>
          </table:table-cell>
          <table:table-cell table:formula="of:=([.$S$11]/([.E251]+[.$T$11])^[.$U$11])" office:value-type="float" office:value="0.000854757664419378" calcext:value-type="float">
            <text:p>0.000854757664419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251]^2" office:value-type="float" office:value="0.000000730610664883671" calcext:value-type="float">
            <text:p>7.30610664883671E-07</text:p>
          </table:table-cell>
          <table:table-cell table:formula="of:=([.C251]-[.D251])^2" office:value-type="float" office:value="0.0000000468375407509436" calcext:value-type="float">
            <text:p>4.683754075094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und</text:p>
          </table:table-cell>
          <table:table-cell office:value-type="float" office:value="1147" calcext:value-type="float">
            <text:p>1147</text:p>
          </table:table-cell>
          <table:table-cell table:formula="of:=([.B252]/[.$F$1])" office:value-type="float" office:value="0.000635567275655003" calcext:value-type="float">
            <text:p>0.000635567275655</text:p>
          </table:table-cell>
          <table:table-cell table:formula="of:=([.$S$11]/([.E252]+[.$T$11])^[.$U$11])" office:value-type="float" office:value="0.000851874159781778" calcext:value-type="float">
            <text:p>0.000851874159782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D252]^2" office:value-type="float" office:value="0.00000072568958410391" calcext:value-type="float">
            <text:p>7.2568958410391E-07</text:p>
          </table:table-cell>
          <table:table-cell table:formula="of:=([.C252]-[.D252])^2" office:value-type="float" office:value="0.000000046788668120634" calcext:value-type="float">
            <text:p>4.678866812063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thin</text:p>
          </table:table-cell>
          <table:table-cell office:value-type="float" office:value="1147" calcext:value-type="float">
            <text:p>1147</text:p>
          </table:table-cell>
          <table:table-cell table:formula="of:=([.B253]/[.$F$1])" office:value-type="float" office:value="0.000635567275655003" calcext:value-type="float">
            <text:p>0.000635567275655</text:p>
          </table:table-cell>
          <table:table-cell table:formula="of:=([.$S$11]/([.E253]+[.$T$11])^[.$U$11])" office:value-type="float" office:value="0.000849011611348483" calcext:value-type="float">
            <text:p>0.000849011611348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D253]^2" office:value-type="float" office:value="0.000000720820716204547" calcext:value-type="float">
            <text:p>7.20820716204547E-07</text:p>
          </table:table-cell>
          <table:table-cell table:formula="of:=([.C253]-[.D253])^2" office:value-type="float" office:value="0.000000045558484439631" calcext:value-type="float">
            <text:p>4.55584844396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ar</text:p>
          </table:table-cell>
          <table:table-cell office:value-type="float" office:value="1146" calcext:value-type="float">
            <text:p>1146</text:p>
          </table:table-cell>
          <table:table-cell table:formula="of:=([.B254]/[.$F$1])" office:value-type="float" office:value="0.00063501316294737" calcext:value-type="float">
            <text:p>0.000635013162947</text:p>
          </table:table-cell>
          <table:table-cell table:formula="of:=([.$S$11]/([.E254]+[.$T$11])^[.$U$11])" office:value-type="float" office:value="0.000846169785846675" calcext:value-type="float">
            <text:p>0.000846169785847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D254]^2" office:value-type="float" office:value="0.000000716003306479808" calcext:value-type="float">
            <text:p>7.16003306479808E-07</text:p>
          </table:table-cell>
          <table:table-cell table:formula="of:=([.C254]-[.D254])^2" office:value-type="float" office:value="0.0000000445871193942395" calcext:value-type="float">
            <text:p>4.458711939423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nown</text:p>
          </table:table-cell>
          <table:table-cell office:value-type="float" office:value="1145" calcext:value-type="float">
            <text:p>1145</text:p>
          </table:table-cell>
          <table:table-cell table:formula="of:=([.B255]/[.$F$1])" office:value-type="float" office:value="0.000634459050239737" calcext:value-type="float">
            <text:p>0.00063445905024</text:p>
          </table:table-cell>
          <table:table-cell table:formula="of:=([.$S$11]/([.E255]+[.$T$11])^[.$U$11])" office:value-type="float" office:value="0.000843348453494536" calcext:value-type="float">
            <text:p>0.00084334845349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D255]^2" office:value-type="float" office:value="0.000000711236614011626" calcext:value-type="float">
            <text:p>7.11236614011626E-07</text:p>
          </table:table-cell>
          <table:table-cell table:formula="of:=([.C255]-[.D255])^2" office:value-type="float" office:value="0.0000000436347827921463" calcext:value-type="float">
            <text:p>4.363478279214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ds</text:p>
          </table:table-cell>
          <table:table-cell office:value-type="float" office:value="1140" calcext:value-type="float">
            <text:p>1140</text:p>
          </table:table-cell>
          <table:table-cell table:formula="of:=([.B256]/[.$F$1])" office:value-type="float" office:value="0.000631688486701572" calcext:value-type="float">
            <text:p>0.000631688486702</text:p>
          </table:table-cell>
          <table:table-cell table:formula="of:=([.$S$11]/([.E256]+[.$T$11])^[.$U$11])" office:value-type="float" office:value="0.000840547387935724" calcext:value-type="float">
            <text:p>0.00084054738793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256]^2" office:value-type="float" office:value="0.000000706519911365568" calcext:value-type="float">
            <text:p>7.06519911365568E-07</text:p>
          </table:table-cell>
          <table:table-cell table:formula="of:=([.C256]-[.D256])^2" office:value-type="float" office:value="0.0000000436220406247372" calcext:value-type="float">
            <text:p>4.362204062473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d</text:p>
          </table:table-cell>
          <table:table-cell office:value-type="float" office:value="1139" calcext:value-type="float">
            <text:p>1139</text:p>
          </table:table-cell>
          <table:table-cell table:formula="of:=([.B257]/[.$F$1])" office:value-type="float" office:value="0.000631134373993939" calcext:value-type="float">
            <text:p>0.000631134373994</text:p>
          </table:table-cell>
          <table:table-cell table:formula="of:=([.$S$11]/([.E257]+[.$T$11])^[.$U$11])" office:value-type="float" office:value="0.000837766366175325" calcext:value-type="float">
            <text:p>0.000837766366175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D257]^2" office:value-type="float" office:value="0.000000701852484294609" calcext:value-type="float">
            <text:p>7.01852484294609E-07</text:p>
          </table:table-cell>
          <table:table-cell table:formula="of:=([.C257]-[.D257])^2" office:value-type="float" office:value="0.0000000426967801928483" calcext:value-type="float">
            <text:p>4.269678019284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h</text:p>
          </table:table-cell>
          <table:table-cell office:value-type="float" office:value="1129" calcext:value-type="float">
            <text:p>1129</text:p>
          </table:table-cell>
          <table:table-cell table:formula="of:=([.B258]/[.$F$1])" office:value-type="float" office:value="0.00062559324691761" calcext:value-type="float">
            <text:p>0.000625593246918</text:p>
          </table:table-cell>
          <table:table-cell table:formula="of:=([.$S$11]/([.E258]+[.$T$11])^[.$U$11])" office:value-type="float" office:value="0.000835005168517246" calcext:value-type="float">
            <text:p>0.000835005168517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D258]^2" office:value-type="float" office:value="0.000000697233631450515" calcext:value-type="float">
            <text:p>6.97233631450515E-07</text:p>
          </table:table-cell>
          <table:table-cell table:formula="of:=([.C258]-[.D258])^2" office:value-type="float" office:value="0.0000000438533529080524" calcext:value-type="float">
            <text:p>4.385335290805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tes</text:p>
          </table:table-cell>
          <table:table-cell office:value-type="float" office:value="1128" calcext:value-type="float">
            <text:p>1128</text:p>
          </table:table-cell>
          <table:table-cell table:formula="of:=([.B259]/[.$F$1])" office:value-type="float" office:value="0.000625039134209977" calcext:value-type="float">
            <text:p>0.00062503913421</text:p>
          </table:table-cell>
          <table:table-cell table:formula="of:=([.$S$11]/([.E259]+[.$T$11])^[.$U$11])" office:value-type="float" office:value="0.000832263578503007" calcext:value-type="float">
            <text:p>0.000832263578503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D259]^2" office:value-type="float" office:value="0.00000069266266410263" calcext:value-type="float">
            <text:p>6.9266266410263E-07</text:p>
          </table:table-cell>
          <table:table-cell table:formula="of:=([.C259]-[.D259])^2" office:value-type="float" office:value="0.0000000429419703125552" calcext:value-type="float">
            <text:p>4.294197031255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til</text:p>
          </table:table-cell>
          <table:table-cell office:value-type="float" office:value="1127" calcext:value-type="float">
            <text:p>1127</text:p>
          </table:table-cell>
          <table:table-cell table:formula="of:=([.B260]/[.$F$1])" office:value-type="float" office:value="0.000624485021502344" calcext:value-type="float">
            <text:p>0.000624485021502</text:p>
          </table:table-cell>
          <table:table-cell table:formula="of:=([.$S$11]/([.E260]+[.$T$11])^[.$U$11])" office:value-type="float" office:value="0.000829541382851892" calcext:value-type="float">
            <text:p>0.000829541382852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D260]^2" office:value-type="float" office:value="0.000000688138905863829" calcext:value-type="float">
            <text:p>6.88138905863829E-07</text:p>
          </table:table-cell>
          <table:table-cell table:formula="of:=([.C260]-[.D260])^2" office:value-type="float" office:value="0.0000000420481113299166" calcext:value-type="float">
            <text:p>4.204811132991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ture</text:p>
          </table:table-cell>
          <table:table-cell office:value-type="float" office:value="1126" calcext:value-type="float">
            <text:p>1126</text:p>
          </table:table-cell>
          <table:table-cell table:formula="of:=([.B261]/[.$F$1])" office:value-type="float" office:value="0.000623930908794711" calcext:value-type="float">
            <text:p>0.000623930908795</text:p>
          </table:table-cell>
          <table:table-cell table:formula="of:=([.$S$11]/([.E261]+[.$T$11])^[.$U$11])" office:value-type="float" office:value="0.00082683837140244" calcext:value-type="float">
            <text:p>0.000826838371402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D261]^2" office:value-type="float" office:value="0.00000068366169242344" calcext:value-type="float">
            <text:p>6.8366169242344E-07</text:p>
          </table:table-cell>
          <table:table-cell table:formula="of:=([.C261]-[.D261])^2" office:value-type="float" office:value="0.0000000411714383819073" calcext:value-type="float">
            <text:p>4.117143838190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ousand</text:p>
          </table:table-cell>
          <table:table-cell office:value-type="float" office:value="1123" calcext:value-type="float">
            <text:p>1123</text:p>
          </table:table-cell>
          <table:table-cell table:formula="of:=([.B262]/[.$F$1])" office:value-type="float" office:value="0.000622268570671812" calcext:value-type="float">
            <text:p>0.000622268570672</text:p>
          </table:table-cell>
          <table:table-cell table:formula="of:=([.$S$11]/([.E262]+[.$T$11])^[.$U$11])" office:value-type="float" office:value="0.000824154337055222" calcext:value-type="float">
            <text:p>0.000824154337055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D262]^2" office:value-type="float" office:value="0.000000679230371286932" calcext:value-type="float">
            <text:p>6.79230371286932E-07</text:p>
          </table:table-cell>
          <table:table-cell table:formula="of:=([.C262]-[.D262])^2" office:value-type="float" office:value="0.0000000407578626682167" calcext:value-type="float">
            <text:p>4.075786266821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ur</text:p>
          </table:table-cell>
          <table:table-cell office:value-type="float" office:value="1123" calcext:value-type="float">
            <text:p>1123</text:p>
          </table:table-cell>
          <table:table-cell table:formula="of:=([.B263]/[.$F$1])" office:value-type="float" office:value="0.000622268570671812" calcext:value-type="float">
            <text:p>0.000622268570672</text:p>
          </table:table-cell>
          <table:table-cell table:formula="of:=([.$S$11]/([.E263]+[.$T$11])^[.$U$11])" office:value-type="float" office:value="0.000821489075716876" calcext:value-type="float">
            <text:p>0.000821489075717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D263]^2" office:value-type="float" office:value="0.000000674844301522167" calcext:value-type="float">
            <text:p>6.74844301522167E-07</text:p>
          </table:table-cell>
          <table:table-cell table:formula="of:=([.C263]-[.D263])^2" office:value-type="float" office:value="0.0000000396888096304103" calcext:value-type="float">
            <text:p>3.968880963041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most</text:p>
          </table:table-cell>
          <table:table-cell office:value-type="float" office:value="1119" calcext:value-type="float">
            <text:p>1119</text:p>
          </table:table-cell>
          <table:table-cell table:formula="of:=([.B264]/[.$F$1])" office:value-type="float" office:value="0.00062005211984128" calcext:value-type="float">
            <text:p>0.000620052119841</text:p>
          </table:table-cell>
          <table:table-cell table:formula="of:=([.$S$11]/([.E264]+[.$T$11])^[.$U$11])" office:value-type="float" office:value="0.000818842386245382" calcext:value-type="float">
            <text:p>0.000818842386245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D264]^2" office:value-type="float" office:value="0.000000670502853512032" calcext:value-type="float">
            <text:p>6.70502853512032E-07</text:p>
          </table:table-cell>
          <table:table-cell table:formula="of:=([.C264]-[.D264])^2" office:value-type="float" office:value="0.0000000395175700170139" calcext:value-type="float">
            <text:p>3.9517570017013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r</text:p>
          </table:table-cell>
          <table:table-cell office:value-type="float" office:value="1118" calcext:value-type="float">
            <text:p>1118</text:p>
          </table:table-cell>
          <table:table-cell table:formula="of:=([.B265]/[.$F$1])" office:value-type="float" office:value="0.000619498007133647" calcext:value-type="float">
            <text:p>0.000619498007134</text:p>
          </table:table-cell>
          <table:table-cell table:formula="of:=([.$S$11]/([.E265]+[.$T$11])^[.$U$11])" office:value-type="float" office:value="0.000816214070396526" calcext:value-type="float">
            <text:p>0.000816214070397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265]^2" office:value-type="float" office:value="0.000000666205408713265" calcext:value-type="float">
            <text:p>6.66205408713265E-07</text:p>
          </table:table-cell>
          <table:table-cell table:formula="of:=([.C265]-[.D265])^2" office:value-type="float" office:value="0.0000000386972095456449" calcext:value-type="float">
            <text:p>3.869720954564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ss</text:p>
          </table:table-cell>
          <table:table-cell office:value-type="float" office:value="1110" calcext:value-type="float">
            <text:p>1110</text:p>
          </table:table-cell>
          <table:table-cell table:formula="of:=([.B266]/[.$F$1])" office:value-type="float" office:value="0.000615065105472583" calcext:value-type="float">
            <text:p>0.000615065105473</text:p>
          </table:table-cell>
          <table:table-cell table:formula="of:=([.$S$11]/([.E266]+[.$T$11])^[.$U$11])" office:value-type="float" office:value="0.000813603932771527" calcext:value-type="float">
            <text:p>0.000813603932772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D266]^2" office:value-type="float" office:value="0.000000661951359421296" calcext:value-type="float">
            <text:p>6.61951359421296E-07</text:p>
          </table:table-cell>
          <table:table-cell table:formula="of:=([.C266]-[.D266])^2" office:value-type="float" office:value="0.0000000394176659452399" calcext:value-type="float">
            <text:p>3.941766594523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ough</text:p>
          </table:table-cell>
          <table:table-cell office:value-type="float" office:value="1109" calcext:value-type="float">
            <text:p>1109</text:p>
          </table:table-cell>
          <table:table-cell table:formula="of:=([.B267]/[.$F$1])" office:value-type="float" office:value="0.00061451099276495" calcext:value-type="float">
            <text:p>0.000614510992765</text:p>
          </table:table-cell>
          <table:table-cell table:formula="of:=([.$S$11]/([.E267]+[.$T$11])^[.$U$11])" office:value-type="float" office:value="0.000811011780765813" calcext:value-type="float">
            <text:p>0.0008110117807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D267]^2" office:value-type="float" office:value="0.000000657740108540935" calcext:value-type="float">
            <text:p>6.57740108540935E-07</text:p>
          </table:table-cell>
          <table:table-cell table:formula="of:=([.C267]-[.D267])^2" office:value-type="float" office:value="0.00000003861255968496" calcext:value-type="float">
            <text:p>3.8612559684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nnot</text:p>
          </table:table-cell>
          <table:table-cell office:value-type="float" office:value="1109" calcext:value-type="float">
            <text:p>1109</text:p>
          </table:table-cell>
          <table:table-cell table:formula="of:=([.B268]/[.$F$1])" office:value-type="float" office:value="0.00061451099276495" calcext:value-type="float">
            <text:p>0.000614510992765</text:p>
          </table:table-cell>
          <table:table-cell table:formula="of:=([.$S$11]/([.E268]+[.$T$11])^[.$U$11])" office:value-type="float" office:value="0.000808437424518892" calcext:value-type="float">
            <text:p>0.000808437424519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D268]^2" office:value-type="float" office:value="0.00000065357106936274" calcext:value-type="float">
            <text:p>6.5357106936274E-07</text:p>
          </table:table-cell>
          <table:table-cell table:formula="of:=([.C268]-[.D268])^2" office:value-type="float" office:value="0.0000000376074609328163" calcext:value-type="float">
            <text:p>3.760746093281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ertain</text:p>
          </table:table-cell>
          <table:table-cell office:value-type="float" office:value="1109" calcext:value-type="float">
            <text:p>1109</text:p>
          </table:table-cell>
          <table:table-cell table:formula="of:=([.B269]/[.$F$1])" office:value-type="float" office:value="0.00061451099276495" calcext:value-type="float">
            <text:p>0.000614510992765</text:p>
          </table:table-cell>
          <table:table-cell table:formula="of:=([.$S$11]/([.E269]+[.$T$11])^[.$U$11])" office:value-type="float" office:value="0.000805880676865313" calcext:value-type="float">
            <text:p>0.000805880676865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D269]^2" office:value-type="float" office:value="0.000000649443665344895" calcext:value-type="float">
            <text:p>6.49443665344895E-07</text:p>
          </table:table-cell>
          <table:table-cell table:formula="of:=([.C269]-[.D269])^2" office:value-type="float" office:value="0.0000000366223559926725" calcext:value-type="float">
            <text:p>3.662235599267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m</text:p>
          </table:table-cell>
          <table:table-cell office:value-type="float" office:value="1101" calcext:value-type="float">
            <text:p>1101</text:p>
          </table:table-cell>
          <table:table-cell table:formula="of:=([.B270]/[.$F$1])" office:value-type="float" office:value="0.000610078091103887" calcext:value-type="float">
            <text:p>0.000610078091104</text:p>
          </table:table-cell>
          <table:table-cell table:formula="of:=([.$S$11]/([.E270]+[.$T$11])^[.$U$11])" office:value-type="float" office:value="0.000803341353286672" calcext:value-type="float">
            <text:p>0.000803341353287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D270]^2" office:value-type="float" office:value="0.000000645357329900462" calcext:value-type="float">
            <text:p>6.45357329900462E-07</text:p>
          </table:table-cell>
          <table:table-cell table:formula="of:=([.C270]-[.D270])^2" office:value-type="float" office:value="0.0000000373506885095321" calcext:value-type="float">
            <text:p>3.735068850953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ys</text:p>
          </table:table-cell>
          <table:table-cell office:value-type="float" office:value="1101" calcext:value-type="float">
            <text:p>1101</text:p>
          </table:table-cell>
          <table:table-cell table:formula="of:=([.B271]/[.$F$1])" office:value-type="float" office:value="0.000610078091103887" calcext:value-type="float">
            <text:p>0.000610078091104</text:p>
          </table:table-cell>
          <table:table-cell table:formula="of:=([.$S$11]/([.E271]+[.$T$11])^[.$U$11])" office:value-type="float" office:value="0.000800819271864655" calcext:value-type="float">
            <text:p>0.000800819271865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D271]^2" office:value-type="float" office:value="0.000000641311506189836" calcext:value-type="float">
            <text:p>6.41311506189836E-07</text:p>
          </table:table-cell>
          <table:table-cell table:formula="of:=([.C271]-[.D271])^2" office:value-type="float" office:value="0.0000000363821980380119" calcext:value-type="float">
            <text:p>3.638219803801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yself</text:p>
          </table:table-cell>
          <table:table-cell office:value-type="float" office:value="1100" calcext:value-type="float">
            <text:p>1100</text:p>
          </table:table-cell>
          <table:table-cell table:formula="of:=([.B272]/[.$F$1])" office:value-type="float" office:value="0.000609523978396254" calcext:value-type="float">
            <text:p>0.000609523978396</text:p>
          </table:table-cell>
          <table:table-cell table:formula="of:=([.$S$11]/([.E272]+[.$T$11])^[.$U$11])" office:value-type="float" office:value="0.000798314253235067" calcext:value-type="float">
            <text:p>0.000798314253235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D272]^2" office:value-type="float" office:value="0.000000637305646918262" calcext:value-type="float">
            <text:p>6.37305646918262E-07</text:p>
          </table:table-cell>
          <table:table-cell table:formula="of:=([.C272]-[.D272])^2" office:value-type="float" office:value="0.0000000356417678737146" calcext:value-type="float">
            <text:p>3.564176787371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oice</text:p>
          </table:table-cell>
          <table:table-cell office:value-type="float" office:value="1099" calcext:value-type="float">
            <text:p>1099</text:p>
          </table:table-cell>
          <table:table-cell table:formula="of:=([.B273]/[.$F$1])" office:value-type="float" office:value="0.000608969865688621" calcext:value-type="float">
            <text:p>0.000608969865689</text:p>
          </table:table-cell>
          <table:table-cell table:formula="of:=([.$S$11]/([.E273]+[.$T$11])^[.$U$11])" office:value-type="float" office:value="0.000795826120542854" calcext:value-type="float">
            <text:p>0.000795826120543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D273]^2" office:value-type="float" office:value="0.00000063333921413829" calcext:value-type="float">
            <text:p>6.3333921413829E-07</text:p>
          </table:table-cell>
          <table:table-cell table:formula="of:=([.C273]-[.D273])^2" office:value-type="float" office:value="0.0000000349152599781502" calcext:value-type="float">
            <text:p>3.491525997815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ather</text:p>
          </table:table-cell>
          <table:table-cell office:value-type="float" office:value="1096" calcext:value-type="float">
            <text:p>1096</text:p>
          </table:table-cell>
          <table:table-cell table:formula="of:=([.B274]/[.$F$1])" office:value-type="float" office:value="0.000607307527565722" calcext:value-type="float">
            <text:p>0.000607307527566</text:p>
          </table:table-cell>
          <table:table-cell table:formula="of:=([.$S$11]/([.E274]+[.$T$11])^[.$U$11])" office:value-type="float" office:value="0.000793354699398064" calcext:value-type="float">
            <text:p>0.000793354699398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D274]^2" office:value-type="float" office:value="0.000000629411679056993" calcext:value-type="float">
            <text:p>6.29411679056993E-07</text:p>
          </table:table-cell>
          <table:table-cell table:formula="of:=([.C274]-[.D274])^2" office:value-type="float" office:value="0.0000000346135501468132" calcext:value-type="float">
            <text:p>3.461355014681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mething</text:p>
          </table:table-cell>
          <table:table-cell office:value-type="float" office:value="1090" calcext:value-type="float">
            <text:p>1090</text:p>
          </table:table-cell>
          <table:table-cell table:formula="of:=([.B275]/[.$F$1])" office:value-type="float" office:value="0.000603982851319924" calcext:value-type="float">
            <text:p>0.00060398285132</text:p>
          </table:table-cell>
          <table:table-cell table:formula="of:=([.$S$11]/([.E275]+[.$T$11])^[.$U$11])" office:value-type="float" office:value="0.000790899817832743" calcext:value-type="float">
            <text:p>0.000790899817833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D275]^2" office:value-type="float" office:value="0.000000625522521847866" calcext:value-type="float">
            <text:p>6.25522521847866E-07</text:p>
          </table:table-cell>
          <table:table-cell table:formula="of:=([.C275]-[.D275])^2" office:value-type="float" office:value="0.0000000349379523703542" calcext:value-type="float">
            <text:p>3.4937952370354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ve</text:p>
          </table:table-cell>
          <table:table-cell office:value-type="float" office:value="1088" calcext:value-type="float">
            <text:p>1088</text:p>
          </table:table-cell>
          <table:table-cell table:formula="of:=([.B276]/[.$F$1])" office:value-type="float" office:value="0.000602874625904658" calcext:value-type="float">
            <text:p>0.000602874625905</text:p>
          </table:table-cell>
          <table:table-cell table:formula="of:=([.$S$11]/([.E276]+[.$T$11])^[.$U$11])" office:value-type="float" office:value="0.000788461306258732" calcext:value-type="float">
            <text:p>0.000788461306259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D276]^2" office:value-type="float" office:value="0.000000621671231467227" calcext:value-type="float">
            <text:p>6.21671231467227E-07</text:p>
          </table:table-cell>
          <table:table-cell table:formula="of:=([.C276]-[.D276])^2" office:value-type="float" office:value="0.0000000344424159248452" calcext:value-type="float">
            <text:p>3.444241592484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om</text:p>
          </table:table-cell>
          <table:table-cell office:value-type="float" office:value="1086" calcext:value-type="float">
            <text:p>1086</text:p>
          </table:table-cell>
          <table:table-cell table:formula="of:=([.B277]/[.$F$1])" office:value-type="float" office:value="0.000601766400489392" calcext:value-type="float">
            <text:p>0.000601766400489</text:p>
          </table:table-cell>
          <table:table-cell table:formula="of:=([.$S$11]/([.E277]+[.$T$11])^[.$U$11])" office:value-type="float" office:value="0.000786038997426355" calcext:value-type="float">
            <text:p>0.000786038997426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D277]^2" office:value-type="float" office:value="0.000000617857305475029" calcext:value-type="float">
            <text:p>6.17857305475029E-07</text:p>
          </table:table-cell>
          <table:table-cell table:formula="of:=([.C277]-[.D277])^2" office:value-type="float" office:value="0.0000000339563899818923" calcext:value-type="float">
            <text:p>3.3956389981892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re</text:p>
          </table:table-cell>
          <table:table-cell office:value-type="float" office:value="1084" calcext:value-type="float">
            <text:p>1084</text:p>
          </table:table-cell>
          <table:table-cell table:formula="of:=([.B278]/[.$F$1])" office:value-type="float" office:value="0.000600658175074126" calcext:value-type="float">
            <text:p>0.000600658175074</text:p>
          </table:table-cell>
          <table:table-cell table:formula="of:=([.$S$11]/([.E278]+[.$T$11])^[.$U$11])" office:value-type="float" office:value="0.000783632726383959" calcext:value-type="float">
            <text:p>0.000783632726384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D278]^2" office:value-type="float" office:value="0.000000614080249859956" calcext:value-type="float">
            <text:p>6.14080249859956E-07</text:p>
          </table:table-cell>
          <table:table-cell table:formula="of:=([.C278]-[.D278])^2" office:value-type="float" office:value="0.0000000334796864270344" calcext:value-type="float">
            <text:p>3.347968642703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es</text:p>
          </table:table-cell>
          <table:table-cell office:value-type="float" office:value="1082" calcext:value-type="float">
            <text:p>1082</text:p>
          </table:table-cell>
          <table:table-cell table:formula="of:=([.B279]/[.$F$1])" office:value-type="float" office:value="0.000599549949658861" calcext:value-type="float">
            <text:p>0.000599549949659</text:p>
          </table:table-cell>
          <table:table-cell table:formula="of:=([.$S$11]/([.E279]+[.$T$11])^[.$U$11])" office:value-type="float" office:value="0.000781242330438302" calcext:value-type="float">
            <text:p>0.000781242330438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D279]^2" office:value-type="float" office:value="0.00000061033957886867" calcext:value-type="float">
            <text:p>6.1033957886867E-07</text:p>
          </table:table-cell>
          <table:table-cell table:formula="of:=([.C279]-[.D279])^2" office:value-type="float" office:value="0.0000000330121212333017" calcext:value-type="float">
            <text:p>3.301212123330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rt</text:p>
          </table:table-cell>
          <table:table-cell office:value-type="float" office:value="1077" calcext:value-type="float">
            <text:p>1077</text:p>
          </table:table-cell>
          <table:table-cell table:formula="of:=([.B280]/[.$F$1])" office:value-type="float" office:value="0.000596779386120696" calcext:value-type="float">
            <text:p>0.000596779386121</text:p>
          </table:table-cell>
          <table:table-cell table:formula="of:=([.$S$11]/([.E280]+[.$T$11])^[.$U$11])" office:value-type="float" office:value="0.000778867649115763" calcext:value-type="float">
            <text:p>0.000778867649116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D280]^2" office:value-type="float" office:value="0.000000606634814839115" calcext:value-type="float">
            <text:p>6.06634814839115E-07</text:p>
          </table:table-cell>
          <table:table-cell table:formula="of:=([.C280]-[.D280])^2" office:value-type="float" office:value="0.0000000331561355205606" calcext:value-type="float">
            <text:p>3.3156135520560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ve</text:p>
          </table:table-cell>
          <table:table-cell office:value-type="float" office:value="1077" calcext:value-type="float">
            <text:p>1077</text:p>
          </table:table-cell>
          <table:table-cell table:formula="of:=([.B281]/[.$F$1])" office:value-type="float" office:value="0.000596779386120696" calcext:value-type="float">
            <text:p>0.000596779386121</text:p>
          </table:table-cell>
          <table:table-cell table:formula="of:=([.$S$11]/([.E281]+[.$T$11])^[.$U$11])" office:value-type="float" office:value="0.00077650852412434" calcext:value-type="float">
            <text:p>0.000776508524124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281]^2" office:value-type="float" office:value="0.00000060296548803776" calcext:value-type="float">
            <text:p>6.0296548803776E-07</text:p>
          </table:table-cell>
          <table:table-cell table:formula="of:=([.C281]-[.D281])^2" office:value-type="float" office:value="0.0000000323025630475329" calcext:value-type="float">
            <text:p>3.2302563047532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iven</text:p>
          </table:table-cell>
          <table:table-cell office:value-type="float" office:value="1069" calcext:value-type="float">
            <text:p>1069</text:p>
          </table:table-cell>
          <table:table-cell table:formula="of:=([.B282]/[.$F$1])" office:value-type="float" office:value="0.000592346484459632" calcext:value-type="float">
            <text:p>0.00059234648446</text:p>
          </table:table-cell>
          <table:table-cell table:formula="of:=([.$S$11]/([.E282]+[.$T$11])^[.$U$11])" office:value-type="float" office:value="0.000774164799316447" calcext:value-type="float">
            <text:p>0.000774164799316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D282]^2" office:value-type="float" office:value="0.000000599331136500676" calcext:value-type="float">
            <text:p>5.99331136500676E-07</text:p>
          </table:table-cell>
          <table:table-cell table:formula="of:=([.C282]-[.D282])^2" office:value-type="float" office:value="0.0000000330578996173721" calcext:value-type="float">
            <text:p>3.305789961737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ken</text:p>
          </table:table-cell>
          <table:table-cell office:value-type="float" office:value="1064" calcext:value-type="float">
            <text:p>1064</text:p>
          </table:table-cell>
          <table:table-cell table:formula="of:=([.B283]/[.$F$1])" office:value-type="float" office:value="0.000589575920921467" calcext:value-type="float">
            <text:p>0.000589575920921</text:p>
          </table:table-cell>
          <table:table-cell table:formula="of:=([.$S$11]/([.E283]+[.$T$11])^[.$U$11])" office:value-type="float" office:value="0.000771836320652464" calcext:value-type="float">
            <text:p>0.000771836320652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D283]^2" office:value-type="float" office:value="0.000000595731305878333" calcext:value-type="float">
            <text:p>5.95731305878333E-07</text:p>
          </table:table-cell>
          <table:table-cell table:formula="of:=([.C283]-[.D283])^2" office:value-type="float" office:value="0.0000000332188533101026" calcext:value-type="float">
            <text:p>3.321885331010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ave</text:p>
          </table:table-cell>
          <table:table-cell office:value-type="float" office:value="1060" calcext:value-type="float">
            <text:p>1060</text:p>
          </table:table-cell>
          <table:table-cell table:formula="of:=([.B284]/[.$F$1])" office:value-type="float" office:value="0.000587359470090935" calcext:value-type="float">
            <text:p>0.000587359470091</text:p>
          </table:table-cell>
          <table:table-cell table:formula="of:=([.$S$11]/([.E284]+[.$T$11])^[.$U$11])" office:value-type="float" office:value="0.000769522936165024" calcext:value-type="float">
            <text:p>0.000769522936165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D284]^2" office:value-type="float" office:value="0.00000059216554928404" calcext:value-type="float">
            <text:p>5.9216554928404E-07</text:p>
          </table:table-cell>
          <table:table-cell table:formula="of:=([.C284]-[.D284])^2" office:value-type="float" office:value="0.0000000331835283721257" calcext:value-type="float">
            <text:p>3.318352837212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tter</text:p>
          </table:table-cell>
          <table:table-cell office:value-type="float" office:value="1052" calcext:value-type="float">
            <text:p>1052</text:p>
          </table:table-cell>
          <table:table-cell table:formula="of:=([.B285]/[.$F$1])" office:value-type="float" office:value="0.000582926568429872" calcext:value-type="float">
            <text:p>0.00058292656843</text:p>
          </table:table-cell>
          <table:table-cell table:formula="of:=([.$S$11]/([.E285]+[.$T$11])^[.$U$11])" office:value-type="float" office:value="0.000767224495924048" calcext:value-type="float">
            <text:p>0.000767224495924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D285]^2" office:value-type="float" office:value="0.00000058863342714591" calcext:value-type="float">
            <text:p>5.8863342714591E-07</text:p>
          </table:table-cell>
          <table:table-cell table:formula="of:=([.C285]-[.D285])^2" office:value-type="float" office:value="0.0000000339657260786487" calcext:value-type="float">
            <text:p>3.396572607864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oking</text:p>
          </table:table-cell>
          <table:table-cell office:value-type="float" office:value="1049" calcext:value-type="float">
            <text:p>1049</text:p>
          </table:table-cell>
          <table:table-cell table:formula="of:=([.B286]/[.$F$1])" office:value-type="float" office:value="0.000581264230306973" calcext:value-type="float">
            <text:p>0.000581264230307</text:p>
          </table:table-cell>
          <table:table-cell table:formula="of:=([.$S$11]/([.E286]+[.$T$11])^[.$U$11])" office:value-type="float" office:value="0.000764940852002466" calcext:value-type="float">
            <text:p>0.000764940852002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D286]^2" office:value-type="float" office:value="0.000000585134507062258" calcext:value-type="float">
            <text:p>5.85134507062258E-07</text:p>
          </table:table-cell>
          <table:table-cell table:formula="of:=([.C286]-[.D286])^2" office:value-type="float" office:value="0.0000000337371013574692" calcext:value-type="float">
            <text:p>3.373710135746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ntleman</text:p>
          </table:table-cell>
          <table:table-cell office:value-type="float" office:value="1047" calcext:value-type="float">
            <text:p>1047</text:p>
          </table:table-cell>
          <table:table-cell table:formula="of:=([.B287]/[.$F$1])" office:value-type="float" office:value="0.000580156004891707" calcext:value-type="float">
            <text:p>0.000580156004892</text:p>
          </table:table-cell>
          <table:table-cell table:formula="of:=([.$S$11]/([.E287]+[.$T$11])^[.$U$11])" office:value-type="float" office:value="0.000762671858442645" calcext:value-type="float">
            <text:p>0.000762671858443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D287]^2" office:value-type="float" office:value="0.000000581668363660358" calcext:value-type="float">
            <text:p>5.81668363660358E-07</text:p>
          </table:table-cell>
          <table:table-cell table:formula="of:=([.C287]-[.D287])^2" office:value-type="float" office:value="0.0000000333120367974275" calcext:value-type="float">
            <text:p>3.3312036797427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sked</text:p>
          </table:table-cell>
          <table:table-cell office:value-type="float" office:value="1046" calcext:value-type="float">
            <text:p>1046</text:p>
          </table:table-cell>
          <table:table-cell table:formula="of:=([.B288]/[.$F$1])" office:value-type="float" office:value="0.000579601892184074" calcext:value-type="float">
            <text:p>0.000579601892184</text:p>
          </table:table-cell>
          <table:table-cell table:formula="of:=([.$S$11]/([.E288]+[.$T$11])^[.$U$11])" office:value-type="float" office:value="0.000760417371223492" calcext:value-type="float">
            <text:p>0.000760417371223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D288]^2" office:value-type="float" office:value="0.000000578234578458446" calcext:value-type="float">
            <text:p>5.78234578458446E-07</text:p>
          </table:table-cell>
          <table:table-cell table:formula="of:=([.C288]-[.D288])^2" office:value-type="float" office:value="0.0000000326942374602541" calcext:value-type="float">
            <text:p>3.269423746025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ill</text:p>
          </table:table-cell>
          <table:table-cell office:value-type="float" office:value="1045" calcext:value-type="float">
            <text:p>1045</text:p>
          </table:table-cell>
          <table:table-cell table:formula="of:=([.B289]/[.$F$1])" office:value-type="float" office:value="0.000579047779476441" calcext:value-type="float">
            <text:p>0.000579047779476</text:p>
          </table:table-cell>
          <table:table-cell table:formula="of:=([.$S$11]/([.E289]+[.$T$11])^[.$U$11])" office:value-type="float" office:value="0.00075817724822821" calcext:value-type="float">
            <text:p>0.000758177248228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289]^2" office:value-type="float" office:value="0.0000005748327397309" calcext:value-type="float">
            <text:p>5.748327397309E-07</text:p>
          </table:table-cell>
          <table:table-cell table:formula="of:=([.C289]-[.D289])^2" office:value-type="float" office:value="0.0000000320873665752908" calcext:value-type="float">
            <text:p>3.208736657529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ath</text:p>
          </table:table-cell>
          <table:table-cell office:value-type="float" office:value="1040" calcext:value-type="float">
            <text:p>1040</text:p>
          </table:table-cell>
          <table:table-cell table:formula="of:=([.B290]/[.$F$1])" office:value-type="float" office:value="0.000576277215938276" calcext:value-type="float">
            <text:p>0.000576277215938</text:p>
          </table:table-cell>
          <table:table-cell table:formula="of:=([.$S$11]/([.E290]+[.$T$11])^[.$U$11])" office:value-type="float" office:value="0.000755951349212706" calcext:value-type="float">
            <text:p>0.000755951349213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D290]^2" office:value-type="float" office:value="0.000000571462442376511" calcext:value-type="float">
            <text:p>5.71462442376511E-07</text:p>
          </table:table-cell>
          <table:table-cell table:formula="of:=([.C290]-[.D290])^2" office:value-type="float" office:value="0.0000000322827941679176" calcext:value-type="float">
            <text:p>3.228279416791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sent</text:p>
          </table:table-cell>
          <table:table-cell office:value-type="float" office:value="1039" calcext:value-type="float">
            <text:p>1039</text:p>
          </table:table-cell>
          <table:table-cell table:formula="of:=([.B291]/[.$F$1])" office:value-type="float" office:value="0.000575723103230643" calcext:value-type="float">
            <text:p>0.000575723103231</text:p>
          </table:table-cell>
          <table:table-cell table:formula="of:=([.$S$11]/([.E291]+[.$T$11])^[.$U$11])" office:value-type="float" office:value="0.000753739535774629" calcext:value-type="float">
            <text:p>0.000753739535775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D291]^2" office:value-type="float" office:value="0.000000568123287789753" calcext:value-type="float">
            <text:p>5.68123287789753E-07</text:p>
          </table:table-cell>
          <table:table-cell table:formula="of:=([.C291]-[.D291])^2" office:value-type="float" office:value="0.0000000316898502556873" calcext:value-type="float">
            <text:p>3.168985025568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ther</text:p>
          </table:table-cell>
          <table:table-cell office:value-type="float" office:value="1034" calcext:value-type="float">
            <text:p>1034</text:p>
          </table:table-cell>
          <table:table-cell table:formula="of:=([.B292]/[.$F$1])" office:value-type="float" office:value="0.000572952539692478" calcext:value-type="float">
            <text:p>0.000572952539692</text:p>
          </table:table-cell>
          <table:table-cell table:formula="of:=([.$S$11]/([.E292]+[.$T$11])^[.$U$11])" office:value-type="float" office:value="0.000751541671323016" calcext:value-type="float">
            <text:p>0.000751541671323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D292]^2" office:value-type="float" office:value="0.000000564814883734992" calcext:value-type="float">
            <text:p>5.64814883734992E-07</text:p>
          </table:table-cell>
          <table:table-cell table:formula="of:=([.C292]-[.D292])^2" office:value-type="float" office:value="0.0000000318940779365494" calcext:value-type="float">
            <text:p>3.1894077936549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haps</text:p>
          </table:table-cell>
          <table:table-cell office:value-type="float" office:value="1030" calcext:value-type="float">
            <text:p>1030</text:p>
          </table:table-cell>
          <table:table-cell table:formula="of:=([.B293]/[.$F$1])" office:value-type="float" office:value="0.000570736088861947" calcext:value-type="float">
            <text:p>0.000570736088862</text:p>
          </table:table-cell>
          <table:table-cell table:formula="of:=([.$S$11]/([.E293]+[.$T$11])^[.$U$11])" office:value-type="float" office:value="0.000749357621048548" calcext:value-type="float">
            <text:p>0.000749357621049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D293]^2" office:value-type="float" office:value="0.000000561536844223539" calcext:value-type="float">
            <text:p>5.61536844223539E-07</text:p>
          </table:table-cell>
          <table:table-cell table:formula="of:=([.C293]-[.D293])^2" office:value-type="float" office:value="0.000000031905651760689" calcext:value-type="float">
            <text:p>3.19056517606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st</text:p>
          </table:table-cell>
          <table:table-cell office:value-type="float" office:value="1028" calcext:value-type="float">
            <text:p>1028</text:p>
          </table:table-cell>
          <table:table-cell table:formula="of:=([.B294]/[.$F$1])" office:value-type="float" office:value="0.000569627863446681" calcext:value-type="float">
            <text:p>0.000569627863447</text:p>
          </table:table-cell>
          <table:table-cell table:formula="of:=([.$S$11]/([.E294]+[.$T$11])^[.$U$11])" office:value-type="float" office:value="0.000747187251894387" calcext:value-type="float">
            <text:p>0.000747187251894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D294]^2" office:value-type="float" office:value="0.000000558288789393486" calcext:value-type="float">
            <text:p>5.58288789393486E-07</text:p>
          </table:table-cell>
          <table:table-cell table:formula="of:=([.C294]-[.D294])^2" office:value-type="float" office:value="0.0000000315273364259233" calcext:value-type="float">
            <text:p>3.152733642592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ue</text:p>
          </table:table-cell>
          <table:table-cell office:value-type="float" office:value="1026" calcext:value-type="float">
            <text:p>1026</text:p>
          </table:table-cell>
          <table:table-cell table:formula="of:=([.B295]/[.$F$1])" office:value-type="float" office:value="0.000568519638031415" calcext:value-type="float">
            <text:p>0.000568519638031</text:p>
          </table:table-cell>
          <table:table-cell table:formula="of:=([.$S$11]/([.E295]+[.$T$11])^[.$U$11])" office:value-type="float" office:value="0.000745030432527588" calcext:value-type="float">
            <text:p>0.000745030432528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D295]^2" office:value-type="float" office:value="0.000000555070345392246" calcext:value-type="float">
            <text:p>5.55070345392246E-07</text:p>
          </table:table-cell>
          <table:table-cell table:formula="of:=([.C295]-[.D295])^2" office:value-type="float" office:value="0.0000000311560605736704" calcext:value-type="float">
            <text:p>3.115606057367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lieve</text:p>
          </table:table-cell>
          <table:table-cell office:value-type="float" office:value="1024" calcext:value-type="float">
            <text:p>1024</text:p>
          </table:table-cell>
          <table:table-cell table:formula="of:=([.B296]/[.$F$1])" office:value-type="float" office:value="0.000567411412616149" calcext:value-type="float">
            <text:p>0.000567411412616</text:p>
          </table:table-cell>
          <table:table-cell table:formula="of:=([.$S$11]/([.E296]+[.$T$11])^[.$U$11])" office:value-type="float" office:value="0.000742887033311076" calcext:value-type="float">
            <text:p>0.000742887033311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D296]^2" office:value-type="float" office:value="0.000000551881144261732" calcext:value-type="float">
            <text:p>5.51881144261732E-07</text:p>
          </table:table-cell>
          <table:table-cell table:formula="of:=([.C296]-[.D296])^2" office:value-type="float" office:value="0.0000000307916934582699" calcext:value-type="float">
            <text:p>3.079169345826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gether</text:p>
          </table:table-cell>
          <table:table-cell office:value-type="float" office:value="1023" calcext:value-type="float">
            <text:p>1023</text:p>
          </table:table-cell>
          <table:table-cell table:formula="of:=([.B297]/[.$F$1])" office:value-type="float" office:value="0.000566857299908516" calcext:value-type="float">
            <text:p>0.000566857299909</text:p>
          </table:table-cell>
          <table:table-cell table:formula="of:=([.$S$11]/([.E297]+[.$T$11])^[.$U$11])" office:value-type="float" office:value="0.000740756926276159" calcext:value-type="float">
            <text:p>0.000740756926276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297]^2" office:value-type="float" office:value="0.000000548720823826103" calcext:value-type="float">
            <text:p>5.48720823826103E-07</text:p>
          </table:table-cell>
          <table:table-cell table:formula="of:=([.C297]-[.D297])^2" office:value-type="float" office:value="0.0000000302410800508059" calcext:value-type="float">
            <text:p>3.024108005080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rms</text:p>
          </table:table-cell>
          <table:table-cell office:value-type="float" office:value="1021" calcext:value-type="float">
            <text:p>1021</text:p>
          </table:table-cell>
          <table:table-cell table:formula="of:=([.B298]/[.$F$1])" office:value-type="float" office:value="0.00056574907449325" calcext:value-type="float">
            <text:p>0.000565749074493</text:p>
          </table:table-cell>
          <table:table-cell table:formula="of:=([.$S$11]/([.E298]+[.$T$11])^[.$U$11])" office:value-type="float" office:value="0.000738639985095591" calcext:value-type="float">
            <text:p>0.000738639985096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D298]^2" office:value-type="float" office:value="0.000000545589027582015" calcext:value-type="float">
            <text:p>5.45589027582015E-07</text:p>
          </table:table-cell>
          <table:table-cell table:formula="of:=([.C298]-[.D298])^2" office:value-type="float" office:value="0.0000000298912669689068" calcext:value-type="float">
            <text:p>2.989126696890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deed</text:p>
          </table:table-cell>
          <table:table-cell office:value-type="float" office:value="1012" calcext:value-type="float">
            <text:p>1012</text:p>
          </table:table-cell>
          <table:table-cell table:formula="of:=([.B299]/[.$F$1])" office:value-type="float" office:value="0.000560762060124553" calcext:value-type="float">
            <text:p>0.000560762060125</text:p>
          </table:table-cell>
          <table:table-cell table:formula="of:=([.$S$11]/([.E299]+[.$T$11])^[.$U$11])" office:value-type="float" office:value="0.000736536085057148" calcext:value-type="float">
            <text:p>0.000736536085057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D299]^2" office:value-type="float" office:value="0.00000054248540459131" calcext:value-type="float">
            <text:p>5.4248540459131E-07</text:p>
          </table:table-cell>
          <table:table-cell table:formula="of:=([.C299]-[.D299])^2" office:value-type="float" office:value="0.0000000308965078410043" calcext:value-type="float">
            <text:p>3.089650784100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iver</text:p>
          </table:table-cell>
          <table:table-cell office:value-type="float" office:value="1012" calcext:value-type="float">
            <text:p>1012</text:p>
          </table:table-cell>
          <table:table-cell table:formula="of:=([.B300]/[.$F$1])" office:value-type="float" office:value="0.000560762060124553" calcext:value-type="float">
            <text:p>0.000560762060125</text:p>
          </table:table-cell>
          <table:table-cell table:formula="of:=([.$S$11]/([.E300]+[.$T$11])^[.$U$11])" office:value-type="float" office:value="0.000734445103037714" calcext:value-type="float">
            <text:p>0.000734445103038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D300]^2" office:value-type="float" office:value="0.000000539409609376079" calcext:value-type="float">
            <text:p>5.39409609376079E-07</text:p>
          </table:table-cell>
          <table:table-cell table:formula="of:=([.C300]-[.D300])^2" office:value-type="float" office:value="0.0000000301657993955749" calcext:value-type="float">
            <text:p>3.016579939557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tter</text:p>
          </table:table-cell>
          <table:table-cell office:value-type="float" office:value="1009" calcext:value-type="float">
            <text:p>1009</text:p>
          </table:table-cell>
          <table:table-cell table:formula="of:=([.B301]/[.$F$1])" office:value-type="float" office:value="0.000559099722001655" calcext:value-type="float">
            <text:p>0.000559099722002</text:p>
          </table:table-cell>
          <table:table-cell table:formula="of:=([.$S$11]/([.E301]+[.$T$11])^[.$U$11])" office:value-type="float" office:value="0.000732366917477878" calcext:value-type="float">
            <text:p>0.00073236691747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301]^2" office:value-type="float" office:value="0.000000536361301816049" calcext:value-type="float">
            <text:p>5.36361301816049E-07</text:p>
          </table:table-cell>
          <table:table-cell table:formula="of:=([.C301]-[.D301])^2" office:value-type="float" office:value="0.0000000300215210281958" calcext:value-type="float">
            <text:p>3.002152102819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lt</text:p>
          </table:table-cell>
          <table:table-cell office:value-type="float" office:value="1006" calcext:value-type="float">
            <text:p>1006</text:p>
          </table:table-cell>
          <table:table-cell table:formula="of:=([.B302]/[.$F$1])" office:value-type="float" office:value="0.000557437383878756" calcext:value-type="float">
            <text:p>0.000557437383879</text:p>
          </table:table-cell>
          <table:table-cell table:formula="of:=([.$S$11]/([.E302]+[.$T$11])^[.$U$11])" office:value-type="float" office:value="0.000730301408357004" calcext:value-type="float">
            <text:p>0.00073030140835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D302]^2" office:value-type="float" office:value="0.000000533340147048223" calcext:value-type="float">
            <text:p>5.33340147048223E-07</text:p>
          </table:table-cell>
          <table:table-cell table:formula="of:=([.C302]-[.D302])^2" office:value-type="float" office:value="0.0000000298819709588163" calcext:value-type="float">
            <text:p>2.988197095881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ought</text:p>
          </table:table-cell>
          <table:table-cell office:value-type="float" office:value="1001" calcext:value-type="float">
            <text:p>1001</text:p>
          </table:table-cell>
          <table:table-cell table:formula="of:=([.B303]/[.$F$1])" office:value-type="float" office:value="0.000554666820340591" calcext:value-type="float">
            <text:p>0.000554666820341</text:p>
          </table:table-cell>
          <table:table-cell table:formula="of:=([.$S$11]/([.E303]+[.$T$11])^[.$U$11])" office:value-type="float" office:value="0.000728248457168789" calcext:value-type="float">
            <text:p>0.000728248457169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D303]^2" office:value-type="float" office:value="0.000000530345815368722" calcext:value-type="float">
            <text:p>5.30345815368722E-07</text:p>
          </table:table-cell>
          <table:table-cell table:formula="of:=([.C303]-[.D303])^2" office:value-type="float" office:value="0.0000000301305846439564" calcext:value-type="float">
            <text:p>3.013058464395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urned</text:p>
          </table:table-cell>
          <table:table-cell office:value-type="float" office:value="1000" calcext:value-type="float">
            <text:p>1000</text:p>
          </table:table-cell>
          <table:table-cell table:formula="of:=([.B304]/[.$F$1])" office:value-type="float" office:value="0.000554112707632958" calcext:value-type="float">
            <text:p>0.000554112707633</text:p>
          </table:table-cell>
          <table:table-cell table:formula="of:=([.$S$11]/([.E304]+[.$T$11])^[.$U$11])" office:value-type="float" office:value="0.000726207946897287" calcext:value-type="float">
            <text:p>0.000726207946897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304]^2" office:value-type="float" office:value="0.000000527377982136773" calcext:value-type="float">
            <text:p>5.27377982136773E-07</text:p>
          </table:table-cell>
          <table:table-cell table:formula="of:=([.C304]-[.D304])^2" office:value-type="float" office:value="0.0000000296167713774467" calcext:value-type="float">
            <text:p>2.961677137744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umber</text:p>
          </table:table-cell>
          <table:table-cell office:value-type="float" office:value="999" calcext:value-type="float">
            <text:p>999</text:p>
          </table:table-cell>
          <table:table-cell table:formula="of:=([.B305]/[.$F$1])" office:value-type="float" office:value="0.000553558594925325" calcext:value-type="float">
            <text:p>0.000553558594925</text:p>
          </table:table-cell>
          <table:table-cell table:formula="of:=([.$S$11]/([.E305]+[.$T$11])^[.$U$11])" office:value-type="float" office:value="0.000724179761993384" calcext:value-type="float">
            <text:p>0.000724179761993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D305]^2" office:value-type="float" office:value="0.000000524436327680794" calcext:value-type="float">
            <text:p>5.24436327680794E-07</text:p>
          </table:table-cell>
          <table:table-cell table:formula="of:=([.C305]-[.D305])^2" office:value-type="float" office:value="0.0000000291115826516664" calcext:value-type="float">
            <text:p>2.911158265166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rning</text:p>
          </table:table-cell>
          <table:table-cell office:value-type="float" office:value="998" calcext:value-type="float">
            <text:p>998</text:p>
          </table:table-cell>
          <table:table-cell table:formula="of:=([.B306]/[.$F$1])" office:value-type="float" office:value="0.000553004482217692" calcext:value-type="float">
            <text:p>0.000553004482218</text:p>
          </table:table-cell>
          <table:table-cell table:formula="of:=([.$S$11]/([.E306]+[.$T$11])^[.$U$11])" office:value-type="float" office:value="0.000722163788351722" calcext:value-type="float">
            <text:p>0.000722163788352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D306]^2" office:value-type="float" office:value="0.00000052152053720651" calcext:value-type="float">
            <text:p>5.2152053720651E-07</text:p>
          </table:table-cell>
          <table:table-cell table:formula="of:=([.C306]-[.D306])^2" office:value-type="float" office:value="0.0000000286148708517464" calcext:value-type="float">
            <text:p>2.861487085174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t's</text:p>
          </table:table-cell>
          <table:table-cell office:value-type="float" office:value="996" calcext:value-type="float">
            <text:p>996</text:p>
          </table:table-cell>
          <table:table-cell table:formula="of:=([.B307]/[.$F$1])" office:value-type="float" office:value="0.000551896256802426" calcext:value-type="float">
            <text:p>0.000551896256802</text:p>
          </table:table-cell>
          <table:table-cell table:formula="of:=([.$S$11]/([.E307]+[.$T$11])^[.$U$11])" office:value-type="float" office:value="0.000720159913288061" calcext:value-type="float">
            <text:p>0.00072015991328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D307]^2" office:value-type="float" office:value="0.000000518630300707067" calcext:value-type="float">
            <text:p>5.18630300707067E-07</text:p>
          </table:table-cell>
          <table:table-cell table:formula="of:=([.C307]-[.D307])^2" office:value-type="float" office:value="0.0000000283126580939157" calcext:value-type="float">
            <text:p>2.831265809391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ther</text:p>
          </table:table-cell>
          <table:table-cell office:value-type="float" office:value="995" calcext:value-type="float">
            <text:p>995</text:p>
          </table:table-cell>
          <table:table-cell table:formula="of:=([.B308]/[.$F$1])" office:value-type="float" office:value="0.000551342144094793" calcext:value-type="float">
            <text:p>0.000551342144095</text:p>
          </table:table-cell>
          <table:table-cell table:formula="of:=([.$S$11]/([.E308]+[.$T$11])^[.$U$11])" office:value-type="float" office:value="0.000718168025517066" calcext:value-type="float">
            <text:p>0.000718168025517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D308]^2" office:value-type="float" office:value="0.000000515765312875081" calcext:value-type="float">
            <text:p>5.15765312875081E-07</text:p>
          </table:table-cell>
          <table:table-cell table:formula="of:=([.C308]-[.D308])^2" office:value-type="float" office:value="0.0000000278308747123182" calcext:value-type="float">
            <text:p>2.783087471231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ans</text:p>
          </table:table-cell>
          <table:table-cell office:value-type="float" office:value="994" calcext:value-type="float">
            <text:p>994</text:p>
          </table:table-cell>
          <table:table-cell table:formula="of:=([.B309]/[.$F$1])" office:value-type="float" office:value="0.00055078803138716" calcext:value-type="float">
            <text:p>0.000550788031387</text:p>
          </table:table-cell>
          <table:table-cell table:formula="of:=([.$S$11]/([.E309]+[.$T$11])^[.$U$11])" office:value-type="float" office:value="0.000716188015130511" calcext:value-type="float">
            <text:p>0.000716188015131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D309]^2" office:value-type="float" office:value="0.000000512925273016581" calcext:value-type="float">
            <text:p>5.12925273016581E-07</text:p>
          </table:table-cell>
          <table:table-cell table:formula="of:=([.C309]-[.D309])^2" office:value-type="float" office:value="0.0000000273571546223007" calcext:value-type="float">
            <text:p>2.735715462230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</text:p>
          </table:table-cell>
          <table:table-cell office:value-type="float" office:value="992" calcext:value-type="float">
            <text:p>992</text:p>
          </table:table-cell>
          <table:table-cell table:formula="of:=([.B310]/[.$F$1])" office:value-type="float" office:value="0.000549679805971894" calcext:value-type="float">
            <text:p>0.000549679805972</text:p>
          </table:table-cell>
          <table:table-cell table:formula="of:=([.$S$11]/([.E310]+[.$T$11])^[.$U$11])" office:value-type="float" office:value="0.000714219773575892" calcext:value-type="float">
            <text:p>0.000714219773576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D310]^2" office:value-type="float" office:value="0.000000510109884966798" calcext:value-type="float">
            <text:p>5.10109884966798E-07</text:p>
          </table:table-cell>
          <table:table-cell table:formula="of:=([.C310]-[.D310])^2" office:value-type="float" office:value="0.0000000270734009391245" calcext:value-type="float">
            <text:p>2.707340093912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ften</text:p>
          </table:table-cell>
          <table:table-cell office:value-type="float" office:value="990" calcext:value-type="float">
            <text:p>990</text:p>
          </table:table-cell>
          <table:table-cell table:formula="of:=([.B311]/[.$F$1])" office:value-type="float" office:value="0.000548571580556628" calcext:value-type="float">
            <text:p>0.000548571580557</text:p>
          </table:table-cell>
          <table:table-cell table:formula="of:=([.$S$11]/([.E311]+[.$T$11])^[.$U$11])" office:value-type="float" office:value="0.000712263193635437" calcext:value-type="float">
            <text:p>0.000712263193635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D311]^2" office:value-type="float" office:value="0.000000507318857007753" calcext:value-type="float">
            <text:p>5.07318857007753E-07</text:p>
          </table:table-cell>
          <table:table-cell table:formula="of:=([.C311]-[.D311])^2" office:value-type="float" office:value="0.0000000267949441923425" calcext:value-type="float">
            <text:p>2.679494419234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ublic</text:p>
          </table:table-cell>
          <table:table-cell office:value-type="float" office:value="985" calcext:value-type="float">
            <text:p>985</text:p>
          </table:table-cell>
          <table:table-cell table:formula="of:=([.B312]/[.$F$1])" office:value-type="float" office:value="0.000545801017018464" calcext:value-type="float">
            <text:p>0.000545801017018</text:p>
          </table:table-cell>
          <table:table-cell table:formula="of:=([.$S$11]/([.E312]+[.$T$11])^[.$U$11])" office:value-type="float" office:value="0.000710318169405513" calcext:value-type="float">
            <text:p>0.000710318169406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D312]^2" office:value-type="float" office:value="0.000000504551901787599" calcext:value-type="float">
            <text:p>5.04551901787599E-07</text:p>
          </table:table-cell>
          <table:table-cell table:formula="of:=([.C312]-[.D312])^2" office:value-type="float" office:value="0.0000000270658934295436" calcext:value-type="float">
            <text:p>2.706589342954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nner</text:p>
          </table:table-cell>
          <table:table-cell office:value-type="float" office:value="969" calcext:value-type="float">
            <text:p>969</text:p>
          </table:table-cell>
          <table:table-cell table:formula="of:=([.B313]/[.$F$1])" office:value-type="float" office:value="0.000536935213696336" calcext:value-type="float">
            <text:p>0.000536935213696</text:p>
          </table:table-cell>
          <table:table-cell table:formula="of:=([.$S$11]/([.E313]+[.$T$11])^[.$U$11])" office:value-type="float" office:value="0.000708384596276404" calcext:value-type="float">
            <text:p>0.000708384596276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13]^2" office:value-type="float" office:value="0.000000501808736241684" calcext:value-type="float">
            <text:p>5.01808736241684E-07</text:p>
          </table:table-cell>
          <table:table-cell table:formula="of:=([.C313]-[.D313])^2" office:value-type="float" office:value="0.0000000293948907870864" calcext:value-type="float">
            <text:p>2.939489078708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nce</text:p>
          </table:table-cell>
          <table:table-cell office:value-type="float" office:value="968" calcext:value-type="float">
            <text:p>968</text:p>
          </table:table-cell>
          <table:table-cell table:formula="of:=([.B314]/[.$F$1])" office:value-type="float" office:value="0.000536381100988703" calcext:value-type="float">
            <text:p>0.000536381100989</text:p>
          </table:table-cell>
          <table:table-cell table:formula="of:=([.$S$11]/([.E314]+[.$T$11])^[.$U$11])" office:value-type="float" office:value="0.000706462370912474" calcext:value-type="float">
            <text:p>0.000706462370912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D314]^2" office:value-type="float" office:value="0.000000499089081515274" calcext:value-type="float">
            <text:p>4.99089081515274E-07</text:p>
          </table:table-cell>
          <table:table-cell table:formula="of:=([.C314]-[.D314])^2" office:value-type="float" office:value="0.0000000289276383788826" calcext:value-type="float">
            <text:p>2.892763837888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mon</text:p>
          </table:table-cell>
          <table:table-cell office:value-type="float" office:value="964" calcext:value-type="float">
            <text:p>964</text:p>
          </table:table-cell>
          <table:table-cell table:formula="of:=([.B315]/[.$F$1])" office:value-type="float" office:value="0.000534164650158172" calcext:value-type="float">
            <text:p>0.000534164650158</text:p>
          </table:table-cell>
          <table:table-cell table:formula="of:=([.$S$11]/([.E315]+[.$T$11])^[.$U$11])" office:value-type="float" office:value="0.000704551391232691" calcext:value-type="float">
            <text:p>0.000704551391233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D315]^2" office:value-type="float" office:value="0.000000496392662887921" calcext:value-type="float">
            <text:p>4.96392662887921E-07</text:p>
          </table:table-cell>
          <table:table-cell table:formula="of:=([.C315]-[.D315])^2" office:value-type="float" office:value="0.0000000290316415339954" calcext:value-type="float">
            <text:p>2.903164153399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me</text:p>
          </table:table-cell>
          <table:table-cell office:value-type="float" office:value="948" calcext:value-type="float">
            <text:p>948</text:p>
          </table:table-cell>
          <table:table-cell table:formula="of:=([.B316]/[.$F$1])" office:value-type="float" office:value="0.000525298846836044" calcext:value-type="float">
            <text:p>0.000525298846836</text:p>
          </table:table-cell>
          <table:table-cell table:formula="of:=([.$S$11]/([.E316]+[.$T$11])^[.$U$11])" office:value-type="float" office:value="0.000702651556391505" calcext:value-type="float">
            <text:p>0.000702651556392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D316]^2" office:value-type="float" office:value="0.000000493719209699404" calcext:value-type="float">
            <text:p>4.93719209699404E-07</text:p>
          </table:table-cell>
          <table:table-cell table:formula="of:=([.C316]-[.D316])^2" office:value-type="float" office:value="0.0000000314539835866637" calcext:value-type="float">
            <text:p>3.145398358666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ound</text:p>
          </table:table-cell>
          <table:table-cell office:value-type="float" office:value="947" calcext:value-type="float">
            <text:p>947</text:p>
          </table:table-cell>
          <table:table-cell table:formula="of:=([.B317]/[.$F$1])" office:value-type="float" office:value="0.000524744734128411" calcext:value-type="float">
            <text:p>0.000524744734128</text:p>
          </table:table-cell>
          <table:table-cell table:formula="of:=([.$S$11]/([.E317]+[.$T$11])^[.$U$11])" office:value-type="float" office:value="0.000700762766760083" calcext:value-type="float">
            <text:p>0.00070076276676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D317]^2" office:value-type="float" office:value="0.000000491068455277247" calcext:value-type="float">
            <text:p>4.91068455277247E-07</text:p>
          </table:table-cell>
          <table:table-cell table:formula="of:=([.C317]-[.D317])^2" office:value-type="float" office:value="0.0000000309823478115243" calcext:value-type="float">
            <text:p>3.098234781152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ood</text:p>
          </table:table-cell>
          <table:table-cell office:value-type="float" office:value="946" calcext:value-type="float">
            <text:p>946</text:p>
          </table:table-cell>
          <table:table-cell table:formula="of:=([.B318]/[.$F$1])" office:value-type="float" office:value="0.000524190621420778" calcext:value-type="float">
            <text:p>0.000524190621421</text:p>
          </table:table-cell>
          <table:table-cell table:formula="of:=([.$S$11]/([.E318]+[.$T$11])^[.$U$11])" office:value-type="float" office:value="0.000698884923907884" calcext:value-type="float">
            <text:p>0.000698884923908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18]^2" office:value-type="float" office:value="0.000000488440136865729" calcext:value-type="float">
            <text:p>4.88440136865729E-07</text:p>
          </table:table-cell>
          <table:table-cell table:formula="of:=([.C318]-[.D318])^2" office:value-type="float" office:value="0.0000000305180993214564" calcext:value-type="float">
            <text:p>3.051809932145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ither</text:p>
          </table:table-cell>
          <table:table-cell office:value-type="float" office:value="945" calcext:value-type="float">
            <text:p>945</text:p>
          </table:table-cell>
          <table:table-cell table:formula="of:=([.B319]/[.$F$1])" office:value-type="float" office:value="0.000523636508713145" calcext:value-type="float">
            <text:p>0.000523636508713</text:p>
          </table:table-cell>
          <table:table-cell table:formula="of:=([.$S$11]/([.E319]+[.$T$11])^[.$U$11])" office:value-type="float" office:value="0.000697017930584566" calcext:value-type="float">
            <text:p>0.000697017930585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D319]^2" office:value-type="float" office:value="0.000000485833995556391" calcext:value-type="float">
            <text:p>4.85833995556391E-07</text:p>
          </table:table-cell>
          <table:table-cell table:formula="of:=([.C319]-[.D319])^2" office:value-type="float" office:value="0.0000000300611174501557" calcext:value-type="float">
            <text:p>3.006111745015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w</text:p>
          </table:table-cell>
          <table:table-cell office:value-type="float" office:value="943" calcext:value-type="float">
            <text:p>943</text:p>
          </table:table-cell>
          <table:table-cell table:formula="of:=([.B320]/[.$F$1])" office:value-type="float" office:value="0.000522528283297879" calcext:value-type="float">
            <text:p>0.000522528283298</text:p>
          </table:table-cell>
          <table:table-cell table:formula="of:=([.$S$11]/([.E320]+[.$T$11])^[.$U$11])" office:value-type="float" office:value="0.000695161690702229" calcext:value-type="float">
            <text:p>0.000695161690702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D320]^2" office:value-type="float" office:value="0.000000483249776219981" calcext:value-type="float">
            <text:p>4.83249776219981E-07</text:p>
          </table:table-cell>
          <table:table-cell table:formula="of:=([.C320]-[.D320])^2" office:value-type="float" office:value="0.0000000298022933520361" calcext:value-type="float">
            <text:p>2.980229335203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thers</text:p>
          </table:table-cell>
          <table:table-cell office:value-type="float" office:value="940" calcext:value-type="float">
            <text:p>940</text:p>
          </table:table-cell>
          <table:table-cell table:formula="of:=([.B321]/[.$F$1])" office:value-type="float" office:value="0.00052086594517498" calcext:value-type="float">
            <text:p>0.000520865945175</text:p>
          </table:table-cell>
          <table:table-cell table:formula="of:=([.$S$11]/([.E321]+[.$T$11])^[.$U$11])" office:value-type="float" office:value="0.000693316109317969" calcext:value-type="float">
            <text:p>0.00069331610931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D321]^2" office:value-type="float" office:value="0.000000480687227439806" calcext:value-type="float">
            <text:p>4.80687227439806E-07</text:p>
          </table:table-cell>
          <table:table-cell table:formula="of:=([.C321]-[.D321])^2" office:value-type="float" office:value="0.0000000297390591129436" calcext:value-type="float">
            <text:p>2.973905911294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ether</text:p>
          </table:table-cell>
          <table:table-cell office:value-type="float" office:value="936" calcext:value-type="float">
            <text:p>936</text:p>
          </table:table-cell>
          <table:table-cell table:formula="of:=([.B322]/[.$F$1])" office:value-type="float" office:value="0.000518649494344449" calcext:value-type="float">
            <text:p>0.000518649494344</text:p>
          </table:table-cell>
          <table:table-cell table:formula="of:=([.$S$11]/([.E322]+[.$T$11])^[.$U$11])" office:value-type="float" office:value="0.000691481092616756" calcext:value-type="float">
            <text:p>0.000691481092617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D322]^2" office:value-type="float" office:value="0.000000478146101446463" calcext:value-type="float">
            <text:p>4.78146101446463E-07</text:p>
          </table:table-cell>
          <table:table-cell table:formula="of:=([.C322]-[.D322])^2" office:value-type="float" office:value="0.0000000298707613613603" calcext:value-type="float">
            <text:p>2.987076136136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ller</text:p>
          </table:table-cell>
          <table:table-cell office:value-type="float" office:value="932" calcext:value-type="float">
            <text:p>932</text:p>
          </table:table-cell>
          <table:table-cell table:formula="of:=([.B323]/[.$F$1])" office:value-type="float" office:value="0.000516433043513917" calcext:value-type="float">
            <text:p>0.000516433043514</text:p>
          </table:table-cell>
          <table:table-cell table:formula="of:=([.$S$11]/([.E323]+[.$T$11])^[.$U$11])" office:value-type="float" office:value="0.000689656547894617" calcext:value-type="float">
            <text:p>0.000689656547895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D323]^2" office:value-type="float" office:value="0.00000047562615405392" calcext:value-type="float">
            <text:p>4.7562615405392E-07</text:p>
          </table:table-cell>
          <table:table-cell table:formula="of:=([.C323]-[.D323])^2" office:value-type="float" office:value="0.0000000300063824699305" calcext:value-type="float">
            <text:p>3.000638246993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bor</text:p>
          </table:table-cell>
          <table:table-cell office:value-type="float" office:value="930" calcext:value-type="float">
            <text:p>930</text:p>
          </table:table-cell>
          <table:table-cell table:formula="of:=([.B324]/[.$F$1])" office:value-type="float" office:value="0.000515324818098651" calcext:value-type="float">
            <text:p>0.000515324818099</text:p>
          </table:table-cell>
          <table:table-cell table:formula="of:=([.$S$11]/([.E324]+[.$T$11])^[.$U$11])" office:value-type="float" office:value="0.000687842383542116" calcext:value-type="float">
            <text:p>0.000687842383542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D324]^2" office:value-type="float" office:value="0.000000473127144596899" calcext:value-type="float">
            <text:p>4.73127144596899E-07</text:p>
          </table:table-cell>
          <table:table-cell table:formula="of:=([.C324]-[.D324])^2" office:value-type="float" office:value="0.0000000297623103865402" calcext:value-type="float">
            <text:p>2.976231038654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mselves</text:p>
          </table:table-cell>
          <table:table-cell office:value-type="float" office:value="928" calcext:value-type="float">
            <text:p>928</text:p>
          </table:table-cell>
          <table:table-cell table:formula="of:=([.B325]/[.$F$1])" office:value-type="float" office:value="0.000514216592683385" calcext:value-type="float">
            <text:p>0.000514216592683</text:p>
          </table:table-cell>
          <table:table-cell table:formula="of:=([.$S$11]/([.E325]+[.$T$11])^[.$U$11])" office:value-type="float" office:value="0.000686038509028133" calcext:value-type="float">
            <text:p>0.000686038509028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D325]^2" office:value-type="float" office:value="0.000000470648835869544" calcext:value-type="float">
            <text:p>4.70648835869544E-07</text:p>
          </table:table-cell>
          <table:table-cell table:formula="of:=([.C325]-[.D325])^2" office:value-type="float" office:value="0.0000000295227709363818" calcext:value-type="float">
            <text:p>2.952277093638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ited</text:p>
          </table:table-cell>
          <table:table-cell office:value-type="float" office:value="927" calcext:value-type="float">
            <text:p>927</text:p>
          </table:table-cell>
          <table:table-cell table:formula="of:=([.B326]/[.$F$1])" office:value-type="float" office:value="0.000513662479975752" calcext:value-type="float">
            <text:p>0.000513662479976</text:p>
          </table:table-cell>
          <table:table-cell table:formula="of:=([.$S$11]/([.E326]+[.$T$11])^[.$U$11])" office:value-type="float" office:value="0.000684244834883937" calcext:value-type="float">
            <text:p>0.000684244834884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D326]^2" office:value-type="float" office:value="0.000000468190994065347" calcext:value-type="float">
            <text:p>4.68190994065347E-07</text:p>
          </table:table-cell>
          <table:table-cell table:formula="of:=([.C326]-[.D326])^2" office:value-type="float" office:value="0.0000000290983398060221" calcext:value-type="float">
            <text:p>2.909833980602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gh</text:p>
          </table:table-cell>
          <table:table-cell office:value-type="float" office:value="923" calcext:value-type="float">
            <text:p>923</text:p>
          </table:table-cell>
          <table:table-cell table:formula="of:=([.B327]/[.$F$1])" office:value-type="float" office:value="0.00051144602914522" calcext:value-type="float">
            <text:p>0.000511446029145</text:p>
          </table:table-cell>
          <table:table-cell table:formula="of:=([.$S$11]/([.E327]+[.$T$11])^[.$U$11])" office:value-type="float" office:value="0.000682461272687529" calcext:value-type="float">
            <text:p>0.000682461272688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D327]^2" office:value-type="float" office:value="0.000000465753388718282" calcext:value-type="float">
            <text:p>4.65753388718282E-07</text:p>
          </table:table-cell>
          <table:table-cell table:formula="of:=([.C327]-[.D327])^2" office:value-type="float" office:value="0.0000000292462135238352" calcext:value-type="float">
            <text:p>2.924621352383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son</text:p>
          </table:table-cell>
          <table:table-cell office:value-type="float" office:value="922" calcext:value-type="float">
            <text:p>922</text:p>
          </table:table-cell>
          <table:table-cell table:formula="of:=([.B328]/[.$F$1])" office:value-type="float" office:value="0.000510891916437587" calcext:value-type="float">
            <text:p>0.000510891916438</text:p>
          </table:table-cell>
          <table:table-cell table:formula="of:=([.$S$11]/([.E328]+[.$T$11])^[.$U$11])" office:value-type="float" office:value="0.000680687735048275" calcext:value-type="float">
            <text:p>0.000680687735048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D328]^2" office:value-type="float" office:value="0.00000046333579264515" calcext:value-type="float">
            <text:p>4.6333579264515E-07</text:p>
          </table:table-cell>
          <table:table-cell table:formula="of:=([.C328]-[.D328])^2" office:value-type="float" office:value="0.0000000288306200176735" calcext:value-type="float">
            <text:p>2.883062001767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gan</text:p>
          </table:table-cell>
          <table:table-cell office:value-type="float" office:value="916" calcext:value-type="float">
            <text:p>916</text:p>
          </table:table-cell>
          <table:table-cell table:formula="of:=([.B329]/[.$F$1])" office:value-type="float" office:value="0.00050756724019179" calcext:value-type="float">
            <text:p>0.000507567240192</text:p>
          </table:table-cell>
          <table:table-cell table:formula="of:=([.$S$11]/([.E329]+[.$T$11])^[.$U$11])" office:value-type="float" office:value="0.000678924135591802" calcext:value-type="float">
            <text:p>0.000678924135592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329]^2" office:value-type="float" office:value="0.000000460937981889076" calcext:value-type="float">
            <text:p>4.60937981889076E-07</text:p>
          </table:table-cell>
          <table:table-cell table:formula="of:=([.C329]-[.D329])^2" office:value-type="float" office:value="0.000000029363185601131" calcext:value-type="float">
            <text:p>2.93631856011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ssible</text:p>
          </table:table-cell>
          <table:table-cell office:value-type="float" office:value="913" calcext:value-type="float">
            <text:p>913</text:p>
          </table:table-cell>
          <table:table-cell table:formula="of:=([.B330]/[.$F$1])" office:value-type="float" office:value="0.000505904902068891" calcext:value-type="float">
            <text:p>0.000505904902069</text:p>
          </table:table-cell>
          <table:table-cell table:formula="of:=([.$S$11]/([.E330]+[.$T$11])^[.$U$11])" office:value-type="float" office:value="0.000677170388945168" calcext:value-type="float">
            <text:p>0.000677170388945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D330]^2" office:value-type="float" office:value="0.00000045855973566415" calcext:value-type="float">
            <text:p>4.5855973566415E-07</text:p>
          </table:table-cell>
          <table:table-cell table:formula="of:=([.C330]-[.D330])^2" office:value-type="float" office:value="0.0000000293318669949683" calcext:value-type="float">
            <text:p>2.933186699496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ir</text:p>
          </table:table-cell>
          <table:table-cell office:value-type="float" office:value="909" calcext:value-type="float">
            <text:p>909</text:p>
          </table:table-cell>
          <table:table-cell table:formula="of:=([.B331]/[.$F$1])" office:value-type="float" office:value="0.000503688451238359" calcext:value-type="float">
            <text:p>0.000503688451238</text:p>
          </table:table-cell>
          <table:table-cell table:formula="of:=([.$S$11]/([.E331]+[.$T$11])^[.$U$11])" office:value-type="float" office:value="0.000675426410722279" calcext:value-type="float">
            <text:p>0.000675426410722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D331]^2" office:value-type="float" office:value="0.000000456200836301181" calcext:value-type="float">
            <text:p>4.56200836301181E-07</text:p>
          </table:table-cell>
          <table:table-cell table:formula="of:=([.C331]-[.D331])^2" office:value-type="float" office:value="0.0000000294939267277007" calcext:value-type="float">
            <text:p>2.949392672770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et</text:p>
          </table:table-cell>
          <table:table-cell office:value-type="float" office:value="907" calcext:value-type="float">
            <text:p>907</text:p>
          </table:table-cell>
          <table:table-cell table:formula="of:=([.B332]/[.$F$1])" office:value-type="float" office:value="0.000502580225823093" calcext:value-type="float">
            <text:p>0.000502580225823</text:p>
          </table:table-cell>
          <table:table-cell table:formula="of:=([.$S$11]/([.E332]+[.$T$11])^[.$U$11])" office:value-type="float" office:value="0.000673692117509579" calcext:value-type="float">
            <text:p>0.00067369211751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D332]^2" office:value-type="float" office:value="0.00000045386106919454" calcext:value-type="float">
            <text:p>4.5386106919454E-07</text:p>
          </table:table-cell>
          <table:table-cell table:formula="of:=([.C332]-[.D332])^2" office:value-type="float" office:value="0.0000000292792794765276" calcext:value-type="float">
            <text:p>2.927927947652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rt</text:p>
          </table:table-cell>
          <table:table-cell office:value-type="float" office:value="906" calcext:value-type="float">
            <text:p>906</text:p>
          </table:table-cell>
          <table:table-cell table:formula="of:=([.B333]/[.$F$1])" office:value-type="float" office:value="0.00050202611311546" calcext:value-type="float">
            <text:p>0.000502026113115</text:p>
          </table:table-cell>
          <table:table-cell table:formula="of:=([.$S$11]/([.E333]+[.$T$11])^[.$U$11])" office:value-type="float" office:value="0.00067196742685197" calcext:value-type="float">
            <text:p>0.000671967426852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D333]^2" office:value-type="float" office:value="0.000000451540222750057" calcext:value-type="float">
            <text:p>4.51540222750057E-07</text:p>
          </table:table-cell>
          <table:table-cell table:formula="of:=([.C333]-[.D333])^2" office:value-type="float" office:value="0.0000000288800501144908" calcext:value-type="float">
            <text:p>2.888005011449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st</text:p>
          </table:table-cell>
          <table:table-cell office:value-type="float" office:value="895" calcext:value-type="float">
            <text:p>895</text:p>
          </table:table-cell>
          <table:table-cell table:formula="of:=([.B334]/[.$F$1])" office:value-type="float" office:value="0.000495930873331497" calcext:value-type="float">
            <text:p>0.000495930873331</text:p>
          </table:table-cell>
          <table:table-cell table:formula="of:=([.$S$11]/([.E334]+[.$T$11])^[.$U$11])" office:value-type="float" office:value="0.000670252257238995" calcext:value-type="float">
            <text:p>0.000670252257239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D334]^2" office:value-type="float" office:value="0.000000449238088333968" calcext:value-type="float">
            <text:p>4.49238088333968E-07</text:p>
          </table:table-cell>
          <table:table-cell table:formula="of:=([.C334]-[.D334])^2" office:value-type="float" office:value="0.0000000303879448874252" calcext:value-type="float">
            <text:p>3.038794488742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son</text:p>
          </table:table-cell>
          <table:table-cell office:value-type="float" office:value="891" calcext:value-type="float">
            <text:p>891</text:p>
          </table:table-cell>
          <table:table-cell table:formula="of:=([.B335]/[.$F$1])" office:value-type="float" office:value="0.000493714422500966" calcext:value-type="float">
            <text:p>0.000493714422501</text:p>
          </table:table-cell>
          <table:table-cell table:formula="of:=([.$S$11]/([.E335]+[.$T$11])^[.$U$11])" office:value-type="float" office:value="0.000668546528091249" calcext:value-type="float">
            <text:p>0.000668546528091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D335]^2" office:value-type="float" office:value="0.000000446954460222864" calcext:value-type="float">
            <text:p>4.46954460222864E-07</text:p>
          </table:table-cell>
          <table:table-cell table:formula="of:=([.C335]-[.D335])^2" office:value-type="float" office:value="0.0000000305662651451321" calcext:value-type="float">
            <text:p>3.056626514513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iend</text:p>
          </table:table-cell>
          <table:table-cell office:value-type="float" office:value="889" calcext:value-type="float">
            <text:p>889</text:p>
          </table:table-cell>
          <table:table-cell table:formula="of:=([.B336]/[.$F$1])" office:value-type="float" office:value="0.0004926061970857" calcext:value-type="float">
            <text:p>0.000492606197086</text:p>
          </table:table-cell>
          <table:table-cell table:formula="of:=([.$S$11]/([.E336]+[.$T$11])^[.$U$11])" office:value-type="float" office:value="0.000666850159747029" calcext:value-type="float">
            <text:p>0.000666850159747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D336]^2" office:value-type="float" office:value="0.000000444689135554639" calcext:value-type="float">
            <text:p>4.44689135554639E-07</text:p>
          </table:table-cell>
          <table:table-cell table:formula="of:=([.C336]-[.D336])^2" office:value-type="float" office:value="0.0000000303609585239229" calcext:value-type="float">
            <text:p>3.0360958523922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pen</text:p>
          </table:table-cell>
          <table:table-cell office:value-type="float" office:value="888" calcext:value-type="float">
            <text:p>888</text:p>
          </table:table-cell>
          <table:table-cell table:formula="of:=([.B337]/[.$F$1])" office:value-type="float" office:value="0.000492052084378067" calcext:value-type="float">
            <text:p>0.000492052084378</text:p>
          </table:table-cell>
          <table:table-cell table:formula="of:=([.$S$11]/([.E337]+[.$T$11])^[.$U$11])" office:value-type="float" office:value="0.000665163073449213" calcext:value-type="float">
            <text:p>0.000665163073449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D337]^2" office:value-type="float" office:value="0.000000442441914280403" calcext:value-type="float">
            <text:p>4.42441914280403E-07</text:p>
          </table:table-cell>
          <table:table-cell table:formula="of:=([.C337]-[.D337])^2" office:value-type="float" office:value="0.0000000299674145371904" calcext:value-type="float">
            <text:p>2.996741453719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came</text:p>
          </table:table-cell>
          <table:table-cell office:value-type="float" office:value="888" calcext:value-type="float">
            <text:p>888</text:p>
          </table:table-cell>
          <table:table-cell table:formula="of:=([.B338]/[.$F$1])" office:value-type="float" office:value="0.000492052084378067" calcext:value-type="float">
            <text:p>0.000492052084378</text:p>
          </table:table-cell>
          <table:table-cell table:formula="of:=([.$S$11]/([.E338]+[.$T$11])^[.$U$11])" office:value-type="float" office:value="0.000663485191332363" calcext:value-type="float">
            <text:p>0.000663485191332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D338]^2" office:value-type="float" office:value="0.000000440212599117343" calcext:value-type="float">
            <text:p>4.40212599117343E-07</text:p>
          </table:table-cell>
          <table:table-cell table:formula="of:=([.C338]-[.D338])^2" office:value-type="float" office:value="0.0000000293893101600032" calcext:value-type="float">
            <text:p>2.938931016000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arly</text:p>
          </table:table-cell>
          <table:table-cell office:value-type="float" office:value="887" calcext:value-type="float">
            <text:p>887</text:p>
          </table:table-cell>
          <table:table-cell table:formula="of:=([.B339]/[.$F$1])" office:value-type="float" office:value="0.000491497971670434" calcext:value-type="float">
            <text:p>0.00049149797167</text:p>
          </table:table-cell>
          <table:table-cell table:formula="of:=([.$S$11]/([.E339]+[.$T$11])^[.$U$11])" office:value-type="float" office:value="0.000661816436410058" calcext:value-type="float">
            <text:p>0.00066181643641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D339]^2" office:value-type="float" office:value="0.000000438000995502508" calcext:value-type="float">
            <text:p>4.38000995502508E-07</text:p>
          </table:table-cell>
          <table:table-cell table:formula="of:=([.C339]-[.D339])^2" office:value-type="float" office:value="0.0000000290083794312625" calcext:value-type="float">
            <text:p>2.900837943126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bove</text:p>
          </table:table-cell>
          <table:table-cell office:value-type="float" office:value="885" calcext:value-type="float">
            <text:p>885</text:p>
          </table:table-cell>
          <table:table-cell table:formula="of:=([.B340]/[.$F$1])" office:value-type="float" office:value="0.000490389746255168" calcext:value-type="float">
            <text:p>0.000490389746255</text:p>
          </table:table-cell>
          <table:table-cell table:formula="of:=([.$S$11]/([.E340]+[.$T$11])^[.$U$11])" office:value-type="float" office:value="0.000660156732562428" calcext:value-type="float">
            <text:p>0.00066015673256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D340]^2" office:value-type="float" office:value="0.000000435806911547501" calcext:value-type="float">
            <text:p>4.35806911547501E-07</text:p>
          </table:table-cell>
          <table:table-cell table:formula="of:=([.C340]-[.D340])^2" office:value-type="float" office:value="0.0000000288208296398495" calcext:value-type="float">
            <text:p>2.882082963984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lack</text:p>
          </table:table-cell>
          <table:table-cell office:value-type="float" office:value="884" calcext:value-type="float">
            <text:p>884</text:p>
          </table:table-cell>
          <table:table-cell table:formula="of:=([.B341]/[.$F$1])" office:value-type="float" office:value="0.000489835633547535" calcext:value-type="float">
            <text:p>0.000489835633548</text:p>
          </table:table-cell>
          <table:table-cell table:formula="of:=([.$S$11]/([.E341]+[.$T$11])^[.$U$11])" office:value-type="float" office:value="0.000658506004523916" calcext:value-type="float">
            <text:p>0.000658506004524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D341]^2" office:value-type="float" office:value="0.000000433630157994051" calcext:value-type="float">
            <text:p>4.33630157994051E-07</text:p>
          </table:table-cell>
          <table:table-cell table:formula="of:=([.C341]-[.D341])^2" office:value-type="float" office:value="0.0000000284496940453099" calcext:value-type="float">
            <text:p>2.844969404530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wer</text:p>
          </table:table-cell>
          <table:table-cell office:value-type="float" office:value="882" calcext:value-type="float">
            <text:p>882</text:p>
          </table:table-cell>
          <table:table-cell table:formula="of:=([.B342]/[.$F$1])" office:value-type="float" office:value="0.000488727408132269" calcext:value-type="float">
            <text:p>0.000488727408132</text:p>
          </table:table-cell>
          <table:table-cell table:formula="of:=([.$S$11]/([.E342]+[.$T$11])^[.$U$11])" office:value-type="float" office:value="0.000656864177871235" calcext:value-type="float">
            <text:p>0.000656864177871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D342]^2" office:value-type="float" office:value="0.000000431470548170454" calcext:value-type="float">
            <text:p>4.31470548170454E-07</text:p>
          </table:table-cell>
          <table:table-cell table:formula="of:=([.C342]-[.D342])^2" office:value-type="float" office:value="0.0000000282699733382542" calcext:value-type="float">
            <text:p>2.8269973338254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r</text:p>
          </table:table-cell>
          <table:table-cell office:value-type="float" office:value="881" calcext:value-type="float">
            <text:p>881</text:p>
          </table:table-cell>
          <table:table-cell table:formula="of:=([.B343]/[.$F$1])" office:value-type="float" office:value="0.000488173295424636" calcext:value-type="float">
            <text:p>0.000488173295425</text:p>
          </table:table-cell>
          <table:table-cell table:formula="of:=([.$S$11]/([.E343]+[.$T$11])^[.$U$11])" office:value-type="float" office:value="0.000655231179011541" calcext:value-type="float">
            <text:p>0.000655231179012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D343]^2" office:value-type="float" office:value="0.000000429327897948855" calcext:value-type="float">
            <text:p>4.29327897948855E-07</text:p>
          </table:table-cell>
          <table:table-cell table:formula="of:=([.C343]-[.D343])^2" office:value-type="float" office:value="0.000000027908336468536" calcext:value-type="float">
            <text:p>2.79083364685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rth</text:p>
          </table:table-cell>
          <table:table-cell office:value-type="float" office:value="878" calcext:value-type="float">
            <text:p>878</text:p>
          </table:table-cell>
          <table:table-cell table:formula="of:=([.B344]/[.$F$1])" office:value-type="float" office:value="0.000486510957301737" calcext:value-type="float">
            <text:p>0.000486510957302</text:p>
          </table:table-cell>
          <table:table-cell table:formula="of:=([.$S$11]/([.E344]+[.$T$11])^[.$U$11])" office:value-type="float" office:value="0.000653606935170795" calcext:value-type="float">
            <text:p>0.000653606935171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D344]^2" office:value-type="float" office:value="0.000000427202025703359" calcext:value-type="float">
            <text:p>4.27202025703359E-07</text:p>
          </table:table-cell>
          <table:table-cell table:formula="of:=([.C344]-[.D344])^2" office:value-type="float" office:value="0.0000000279210658200166" calcext:value-type="float">
            <text:p>2.792106582001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ne</text:p>
          </table:table-cell>
          <table:table-cell office:value-type="float" office:value="876" calcext:value-type="float">
            <text:p>876</text:p>
          </table:table-cell>
          <table:table-cell table:formula="of:=([.B345]/[.$F$1])" office:value-type="float" office:value="0.000485402731886471" calcext:value-type="float">
            <text:p>0.000485402731886</text:p>
          </table:table-cell>
          <table:table-cell table:formula="of:=([.$S$11]/([.E345]+[.$T$11])^[.$U$11])" office:value-type="float" office:value="0.000651991374382325" calcext:value-type="float">
            <text:p>0.000651991374382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345]^2" office:value-type="float" office:value="0.000000425092752268953" calcext:value-type="float">
            <text:p>4.25092752268953E-07</text:p>
          </table:table-cell>
          <table:table-cell table:formula="of:=([.C345]-[.D345])^2" office:value-type="float" office:value="0.0000000277517758086113" calcext:value-type="float">
            <text:p>2.7751775808611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bject</text:p>
          </table:table-cell>
          <table:table-cell office:value-type="float" office:value="876" calcext:value-type="float">
            <text:p>876</text:p>
          </table:table-cell>
          <table:table-cell table:formula="of:=([.B346]/[.$F$1])" office:value-type="float" office:value="0.000485402731886471" calcext:value-type="float">
            <text:p>0.000485402731886</text:p>
          </table:table-cell>
          <table:table-cell table:formula="of:=([.$S$11]/([.E346]+[.$T$11])^[.$U$11])" office:value-type="float" office:value="0.000650384425475586" calcext:value-type="float">
            <text:p>0.000650384425476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D346]^2" office:value-type="float" office:value="0.000000422999900901208" calcext:value-type="float">
            <text:p>4.22999900901208E-07</text:p>
          </table:table-cell>
          <table:table-cell table:formula="of:=([.C346]-[.D346])^2" office:value-type="float" office:value="0.0000000272189592195324" calcext:value-type="float">
            <text:p>2.721895921953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ad</text:p>
          </table:table-cell>
          <table:table-cell office:value-type="float" office:value="871" calcext:value-type="float">
            <text:p>871</text:p>
          </table:table-cell>
          <table:table-cell table:formula="of:=([.B347]/[.$F$1])" office:value-type="float" office:value="0.000482632168348306" calcext:value-type="float">
            <text:p>0.000482632168348</text:p>
          </table:table-cell>
          <table:table-cell table:formula="of:=([.$S$11]/([.E347]+[.$T$11])^[.$U$11])" office:value-type="float" office:value="0.000648786018065097" calcext:value-type="float">
            <text:p>0.000648786018065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D347]^2" office:value-type="float" office:value="0.000000420923297236765" calcext:value-type="float">
            <text:p>4.20923297236765E-07</text:p>
          </table:table-cell>
          <table:table-cell table:formula="of:=([.C347]-[.D347])^2" office:value-type="float" office:value="0.00000002760710177571" calcext:value-type="float">
            <text:p>2.7607101775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hind</text:p>
          </table:table-cell>
          <table:table-cell office:value-type="float" office:value="868" calcext:value-type="float">
            <text:p>868</text:p>
          </table:table-cell>
          <table:table-cell table:formula="of:=([.B348]/[.$F$1])" office:value-type="float" office:value="0.000480969830225408" calcext:value-type="float">
            <text:p>0.000480969830225</text:p>
          </table:table-cell>
          <table:table-cell table:formula="of:=([.$S$11]/([.E348]+[.$T$11])^[.$U$11])" office:value-type="float" office:value="0.000647196082539576" calcext:value-type="float">
            <text:p>0.00064719608254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D348]^2" office:value-type="float" office:value="0.000000418862769254573" calcext:value-type="float">
            <text:p>4.18862769254573E-07</text:p>
          </table:table-cell>
          <table:table-cell table:formula="of:=([.C348]-[.D348])^2" office:value-type="float" office:value="0.0000000276311669584135" calcext:value-type="float">
            <text:p>2.763116695841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tural</text:p>
          </table:table-cell>
          <table:table-cell office:value-type="float" office:value="867" calcext:value-type="float">
            <text:p>867</text:p>
          </table:table-cell>
          <table:table-cell table:formula="of:=([.B349]/[.$F$1])" office:value-type="float" office:value="0.000480415717517775" calcext:value-type="float">
            <text:p>0.000480415717518</text:p>
          </table:table-cell>
          <table:table-cell table:formula="of:=([.$S$11]/([.E349]+[.$T$11])^[.$U$11])" office:value-type="float" office:value="0.000645614550051238" calcext:value-type="float">
            <text:p>0.000645614550051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D349]^2" office:value-type="float" office:value="0.000000416818147237863" calcext:value-type="float">
            <text:p>4.16818147237863E-07</text:p>
          </table:table-cell>
          <table:table-cell table:formula="of:=([.C349]-[.D349])^2" office:value-type="float" office:value="0.0000000272906542704193" calcext:value-type="float">
            <text:p>2.7290654270419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ssed</text:p>
          </table:table-cell>
          <table:table-cell office:value-type="float" office:value="867" calcext:value-type="float">
            <text:p>867</text:p>
          </table:table-cell>
          <table:table-cell table:formula="of:=([.B350]/[.$F$1])" office:value-type="float" office:value="0.000480415717517775" calcext:value-type="float">
            <text:p>0.000480415717518</text:p>
          </table:table-cell>
          <table:table-cell table:formula="of:=([.$S$11]/([.E350]+[.$T$11])^[.$U$11])" office:value-type="float" office:value="0.000644041352505292" calcext:value-type="float">
            <text:p>0.000644041352505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D350]^2" office:value-type="float" office:value="0.000000414789263736846" calcext:value-type="float">
            <text:p>4.14789263736846E-07</text:p>
          </table:table-cell>
          <table:table-cell table:formula="of:=([.C350]-[.D350])^2" office:value-type="float" office:value="0.0000000267733484250684" calcext:value-type="float">
            <text:p>2.6773348425068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question</text:p>
          </table:table-cell>
          <table:table-cell office:value-type="float" office:value="865" calcext:value-type="float">
            <text:p>865</text:p>
          </table:table-cell>
          <table:table-cell table:formula="of:=([.B351]/[.$F$1])" office:value-type="float" office:value="0.000479307492102509" calcext:value-type="float">
            <text:p>0.000479307492103</text:p>
          </table:table-cell>
          <table:table-cell table:formula="of:=([.$S$11]/([.E351]+[.$T$11])^[.$U$11])" office:value-type="float" office:value="0.000642476422549596" calcext:value-type="float">
            <text:p>0.0006424764225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D351]^2" office:value-type="float" office:value="0.000000412775953532127" calcext:value-type="float">
            <text:p>4.12775953532127E-07</text:p>
          </table:table-cell>
          <table:table-cell table:formula="of:=([.C351]-[.D351])^2" office:value-type="float" office:value="0.0000000266240998632464" calcext:value-type="float">
            <text:p>2.662409986324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a</text:p>
          </table:table-cell>
          <table:table-cell office:value-type="float" office:value="861" calcext:value-type="float">
            <text:p>861</text:p>
          </table:table-cell>
          <table:table-cell table:formula="of:=([.B352]/[.$F$1])" office:value-type="float" office:value="0.000477091041271977" calcext:value-type="float">
            <text:p>0.000477091041272</text:p>
          </table:table-cell>
          <table:table-cell table:formula="of:=([.$S$11]/([.E352]+[.$T$11])^[.$U$11])" office:value-type="float" office:value="0.000640919693564487" calcext:value-type="float">
            <text:p>0.000640919693564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D352]^2" office:value-type="float" office:value="0.000000410778053598796" calcext:value-type="float">
            <text:p>4.10778053598796E-07</text:p>
          </table:table-cell>
          <table:table-cell table:formula="of:=([.C352]-[.D352])^2" office:value-type="float" office:value="0.0000000268398273119802" calcext:value-type="float">
            <text:p>2.683982731198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ity</text:p>
          </table:table-cell>
          <table:table-cell office:value-type="float" office:value="861" calcext:value-type="float">
            <text:p>861</text:p>
          </table:table-cell>
          <table:table-cell table:formula="of:=([.B353]/[.$F$1])" office:value-type="float" office:value="0.000477091041271977" calcext:value-type="float">
            <text:p>0.000477091041272</text:p>
          </table:table-cell>
          <table:table-cell table:formula="of:=([.$S$11]/([.E353]+[.$T$11])^[.$U$11])" office:value-type="float" office:value="0.000639371099652783" calcext:value-type="float">
            <text:p>0.000639371099653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353]^2" office:value-type="float" office:value="0.000000408795403071209" calcext:value-type="float">
            <text:p>4.08795403071209E-07</text:p>
          </table:table-cell>
          <table:table-cell table:formula="of:=([.C353]-[.D353])^2" office:value-type="float" office:value="0.0000000263348173480778" calcext:value-type="float">
            <text:p>2.6334817348077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wenty</text:p>
          </table:table-cell>
          <table:table-cell office:value-type="float" office:value="858" calcext:value-type="float">
            <text:p>858</text:p>
          </table:table-cell>
          <table:table-cell table:formula="of:=([.B354]/[.$F$1])" office:value-type="float" office:value="0.000475428703149078" calcext:value-type="float">
            <text:p>0.000475428703149</text:p>
          </table:table-cell>
          <table:table-cell table:formula="of:=([.$S$11]/([.E354]+[.$T$11])^[.$U$11])" office:value-type="float" office:value="0.000637830575629942" calcext:value-type="float">
            <text:p>0.00063783057563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D354]^2" office:value-type="float" office:value="0.000000406827843208424" calcext:value-type="float">
            <text:p>4.06827843208424E-07</text:p>
          </table:table-cell>
          <table:table-cell table:formula="of:=([.C354]-[.D354])^2" office:value-type="float" office:value="0.0000000263743681852909" calcext:value-type="float">
            <text:p>2.637436818529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cond</text:p>
          </table:table-cell>
          <table:table-cell office:value-type="float" office:value="855" calcext:value-type="float">
            <text:p>855</text:p>
          </table:table-cell>
          <table:table-cell table:formula="of:=([.B355]/[.$F$1])" office:value-type="float" office:value="0.000473766365026179" calcext:value-type="float">
            <text:p>0.000473766365026</text:p>
          </table:table-cell>
          <table:table-cell table:formula="of:=([.$S$11]/([.E355]+[.$T$11])^[.$U$11])" office:value-type="float" office:value="0.00063629805701439" calcext:value-type="float">
            <text:p>0.00063629805701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D355]^2" office:value-type="float" office:value="0.000000404875217360288" calcext:value-type="float">
            <text:p>4.04875217360288E-07</text:p>
          </table:table-cell>
          <table:table-cell table:formula="of:=([.C355]-[.D355])^2" office:value-type="float" office:value="0.0000000264165509005507" calcext:value-type="float">
            <text:p>2.641655090055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nt</text:p>
          </table:table-cell>
          <table:table-cell office:value-type="float" office:value="852" calcext:value-type="float">
            <text:p>852</text:p>
          </table:table-cell>
          <table:table-cell table:formula="of:=([.B356]/[.$F$1])" office:value-type="float" office:value="0.00047210402690328" calcext:value-type="float">
            <text:p>0.000472104026903</text:p>
          </table:table-cell>
          <table:table-cell table:formula="of:=([.$S$11]/([.E356]+[.$T$11])^[.$U$11])" office:value-type="float" office:value="0.000634773480017998" calcext:value-type="float">
            <text:p>0.000634773480018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D356]^2" office:value-type="float" office:value="0.00000040293737093416" calcext:value-type="float">
            <text:p>4.0293737093416E-07</text:p>
          </table:table-cell>
          <table:table-cell table:formula="of:=([.C356]-[.D356])^2" office:value-type="float" office:value="0.0000000264613509766414" calcext:value-type="float">
            <text:p>2.646135097664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nd</text:p>
          </table:table-cell>
          <table:table-cell office:value-type="float" office:value="852" calcext:value-type="float">
            <text:p>852</text:p>
          </table:table-cell>
          <table:table-cell table:formula="of:=([.B357]/[.$F$1])" office:value-type="float" office:value="0.00047210402690328" calcext:value-type="float">
            <text:p>0.000472104026903</text:p>
          </table:table-cell>
          <table:table-cell table:formula="of:=([.$S$11]/([.E357]+[.$T$11])^[.$U$11])" office:value-type="float" office:value="0.000633256781536721" calcext:value-type="float">
            <text:p>0.000633256781537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D357]^2" office:value-type="float" office:value="0.000000401014151362247" calcext:value-type="float">
            <text:p>4.01014151362247E-07</text:p>
          </table:table-cell>
          <table:table-cell table:formula="of:=([.C357]-[.D357])^2" office:value-type="float" office:value="0.0000000259702103259461" calcext:value-type="float">
            <text:p>2.597021032594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man</text:p>
          </table:table-cell>
          <table:table-cell office:value-type="float" office:value="852" calcext:value-type="float">
            <text:p>852</text:p>
          </table:table-cell>
          <table:table-cell table:formula="of:=([.B358]/[.$F$1])" office:value-type="float" office:value="0.00047210402690328" calcext:value-type="float">
            <text:p>0.000472104026903</text:p>
          </table:table-cell>
          <table:table-cell table:formula="of:=([.$S$11]/([.E358]+[.$T$11])^[.$U$11])" office:value-type="float" office:value="0.000631747899141388" calcext:value-type="float">
            <text:p>0.000631747899141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D358]^2" office:value-type="float" office:value="0.000000399105408069558" calcext:value-type="float">
            <text:p>3.99105408069558E-07</text:p>
          </table:table-cell>
          <table:table-cell table:formula="of:=([.C358]-[.D358])^2" office:value-type="float" office:value="0.0000000254861659431774" calcext:value-type="float">
            <text:p>2.548616594317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imes</text:p>
          </table:table-cell>
          <table:table-cell office:value-type="float" office:value="848" calcext:value-type="float">
            <text:p>848</text:p>
          </table:table-cell>
          <table:table-cell table:formula="of:=([.B359]/[.$F$1])" office:value-type="float" office:value="0.000469887576072748" calcext:value-type="float">
            <text:p>0.000469887576073</text:p>
          </table:table-cell>
          <table:table-cell table:formula="of:=([.$S$11]/([.E359]+[.$T$11])^[.$U$11])" office:value-type="float" office:value="0.000630246771068637" calcext:value-type="float">
            <text:p>0.000630246771069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D359]^2" office:value-type="float" office:value="0.000000397210992442443" calcext:value-type="float">
            <text:p>3.97210992442443E-07</text:p>
          </table:table-cell>
          <table:table-cell table:formula="of:=([.C359]-[.D359])^2" office:value-type="float" office:value="0.0000000257150714197295" calcext:value-type="float">
            <text:p>2.571507141972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eep</text:p>
          </table:table-cell>
          <table:table-cell office:value-type="float" office:value="845" calcext:value-type="float">
            <text:p>845</text:p>
          </table:table-cell>
          <table:table-cell table:formula="of:=([.B360]/[.$F$1])" office:value-type="float" office:value="0.000468225237949849" calcext:value-type="float">
            <text:p>0.00046822523795</text:p>
          </table:table-cell>
          <table:table-cell table:formula="of:=([.$S$11]/([.E360]+[.$T$11])^[.$U$11])" office:value-type="float" office:value="0.000628753336212" calcext:value-type="float">
            <text:p>0.000628753336212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D360]^2" office:value-type="float" office:value="0.000000395330757797721" calcext:value-type="float">
            <text:p>3.95330757797721E-07</text:p>
          </table:table-cell>
          <table:table-cell table:formula="of:=([.C360]-[.D360])^2" office:value-type="float" office:value="0.0000000257692703316628" calcext:value-type="float">
            <text:p>2.5769270331662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one</text:p>
          </table:table-cell>
          <table:table-cell office:value-type="float" office:value="845" calcext:value-type="float">
            <text:p>845</text:p>
          </table:table-cell>
          <table:table-cell table:formula="of:=([.B361]/[.$F$1])" office:value-type="float" office:value="0.000468225237949849" calcext:value-type="float">
            <text:p>0.00046822523795</text:p>
          </table:table-cell>
          <table:table-cell table:formula="of:=([.$S$11]/([.E361]+[.$T$11])^[.$U$11])" office:value-type="float" office:value="0.000627267534113133" calcext:value-type="float">
            <text:p>0.000627267534113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D361]^2" office:value-type="float" office:value="0.00000039346455935237" calcext:value-type="float">
            <text:p>3.9346455935237E-07</text:p>
          </table:table-cell>
          <table:table-cell table:formula="of:=([.C361]-[.D361])^2" office:value-type="float" office:value="0.0000000252944519688896" calcext:value-type="float">
            <text:p>2.529445196888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ad</text:p>
          </table:table-cell>
          <table:table-cell office:value-type="float" office:value="844" calcext:value-type="float">
            <text:p>844</text:p>
          </table:table-cell>
          <table:table-cell table:formula="of:=([.B362]/[.$F$1])" office:value-type="float" office:value="0.000467671125242217" calcext:value-type="float">
            <text:p>0.000467671125242</text:p>
          </table:table-cell>
          <table:table-cell table:formula="of:=([.$S$11]/([.E362]+[.$T$11])^[.$U$11])" office:value-type="float" office:value="0.00062578930495318" calcext:value-type="float">
            <text:p>0.000625789304953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D362]^2" office:value-type="float" office:value="0.000000391612254193784" calcext:value-type="float">
            <text:p>3.91612254193784E-07</text:p>
          </table:table-cell>
          <table:table-cell table:formula="of:=([.C362]-[.D362])^2" office:value-type="float" office:value="0.0000000250013587551085" calcext:value-type="float">
            <text:p>2.500135875510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tself</text:p>
          </table:table-cell>
          <table:table-cell office:value-type="float" office:value="843" calcext:value-type="float">
            <text:p>843</text:p>
          </table:table-cell>
          <table:table-cell table:formula="of:=([.B363]/[.$F$1])" office:value-type="float" office:value="0.000467117012534584" calcext:value-type="float">
            <text:p>0.000467117012535</text:p>
          </table:table-cell>
          <table:table-cell table:formula="of:=([.$S$11]/([.E363]+[.$T$11])^[.$U$11])" office:value-type="float" office:value="0.000624318589544284" calcext:value-type="float">
            <text:p>0.000624318589544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D363]^2" office:value-type="float" office:value="0.000000389773701250564" calcext:value-type="float">
            <text:p>3.89773701250564E-07</text:p>
          </table:table-cell>
          <table:table-cell table:formula="of:=([.C363]-[.D363])^2" office:value-type="float" office:value="0.0000000247123358143368" calcext:value-type="float">
            <text:p>2.471233581433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come</text:p>
          </table:table-cell>
          <table:table-cell office:value-type="float" office:value="841" calcext:value-type="float">
            <text:p>841</text:p>
          </table:table-cell>
          <table:table-cell table:formula="of:=([.B364]/[.$F$1])" office:value-type="float" office:value="0.000466008787119318" calcext:value-type="float">
            <text:p>0.000466008787119</text:p>
          </table:table-cell>
          <table:table-cell table:formula="of:=([.$S$11]/([.E364]+[.$T$11])^[.$U$11])" office:value-type="float" office:value="0.000622855329321228" calcext:value-type="float">
            <text:p>0.000622855329321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D364]^2" office:value-type="float" office:value="0.000000387948761263856" calcext:value-type="float">
            <text:p>3.87948761263856E-07</text:p>
          </table:table-cell>
          <table:table-cell table:formula="of:=([.C364]-[.D364])^2" office:value-type="float" office:value="0.0000000246008378006957" calcext:value-type="float">
            <text:p>2.460083780069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lectronic</text:p>
          </table:table-cell>
          <table:table-cell office:value-type="float" office:value="841" calcext:value-type="float">
            <text:p>841</text:p>
          </table:table-cell>
          <table:table-cell table:formula="of:=([.B365]/[.$F$1])" office:value-type="float" office:value="0.000466008787119318" calcext:value-type="float">
            <text:p>0.000466008787119</text:p>
          </table:table-cell>
          <table:table-cell table:formula="of:=([.$S$11]/([.E365]+[.$T$11])^[.$U$11])" office:value-type="float" office:value="0.00062139946633321" calcext:value-type="float">
            <text:p>0.000621399466333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D365]^2" office:value-type="float" office:value="0.000000386137296759198" calcext:value-type="float">
            <text:p>3.86137296759198E-07</text:p>
          </table:table-cell>
          <table:table-cell table:formula="of:=([.C365]-[.D365])^2" office:value-type="float" office:value="0.0000000241462631865548" calcext:value-type="float">
            <text:p>2.414626318655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rd</text:p>
          </table:table-cell>
          <table:table-cell office:value-type="float" office:value="841" calcext:value-type="float">
            <text:p>841</text:p>
          </table:table-cell>
          <table:table-cell table:formula="of:=([.B366]/[.$F$1])" office:value-type="float" office:value="0.000466008787119318" calcext:value-type="float">
            <text:p>0.000466008787119</text:p>
          </table:table-cell>
          <table:table-cell table:formula="of:=([.$S$11]/([.E366]+[.$T$11])^[.$U$11])" office:value-type="float" office:value="0.000619950943235749" calcext:value-type="float">
            <text:p>0.000619950943236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D366]^2" office:value-type="float" office:value="0.000000384339172018895" calcext:value-type="float">
            <text:p>3.84339172018895E-07</text:p>
          </table:table-cell>
          <table:table-cell table:formula="of:=([.C366]-[.D366])^2" office:value-type="float" office:value="0.0000000236981874297757" calcext:value-type="float">
            <text:p>2.369818742977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irit</text:p>
          </table:table-cell>
          <table:table-cell office:value-type="float" office:value="840" calcext:value-type="float">
            <text:p>840</text:p>
          </table:table-cell>
          <table:table-cell table:formula="of:=([.B367]/[.$F$1])" office:value-type="float" office:value="0.000465454674411685" calcext:value-type="float">
            <text:p>0.000465454674412</text:p>
          </table:table-cell>
          <table:table-cell table:formula="of:=([.$S$11]/([.E367]+[.$T$11])^[.$U$11])" office:value-type="float" office:value="0.00061850970328272" calcext:value-type="float">
            <text:p>0.000618509703283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D367]^2" office:value-type="float" office:value="0.000000382554253054879" calcext:value-type="float">
            <text:p>3.82554253054879E-07</text:p>
          </table:table-cell>
          <table:table-cell table:formula="of:=([.C367]-[.D367])^2" office:value-type="float" office:value="0.0000000234258418627136" calcext:value-type="float">
            <text:p>2.342584186271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ceived</text:p>
          </table:table-cell>
          <table:table-cell office:value-type="float" office:value="838" calcext:value-type="float">
            <text:p>838</text:p>
          </table:table-cell>
          <table:table-cell table:formula="of:=([.B368]/[.$F$1])" office:value-type="float" office:value="0.000464346448996419" calcext:value-type="float">
            <text:p>0.000464346448996</text:p>
          </table:table-cell>
          <table:table-cell table:formula="of:=([.$S$11]/([.E368]+[.$T$11])^[.$U$11])" office:value-type="float" office:value="0.000617075690318515" calcext:value-type="float">
            <text:p>0.000617075690319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368]^2" office:value-type="float" office:value="0.000000380782407582072" calcext:value-type="float">
            <text:p>3.80782407582072E-07</text:p>
          </table:table-cell>
          <table:table-cell table:formula="of:=([.C368]-[.D368])^2" office:value-type="float" office:value="0.0000000233262211548231" calcext:value-type="float">
            <text:p>2.332622115482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rt</text:p>
          </table:table-cell>
          <table:table-cell office:value-type="float" office:value="836" calcext:value-type="float">
            <text:p>836</text:p>
          </table:table-cell>
          <table:table-cell table:formula="of:=([.B369]/[.$F$1])" office:value-type="float" office:value="0.000463238223581153" calcext:value-type="float">
            <text:p>0.000463238223581</text:p>
          </table:table-cell>
          <table:table-cell table:formula="of:=([.$S$11]/([.E369]+[.$T$11])^[.$U$11])" office:value-type="float" office:value="0.000615648848770325" calcext:value-type="float">
            <text:p>0.00061564884877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69]^2" office:value-type="float" office:value="0.000000379023504992226" calcext:value-type="float">
            <text:p>3.79023504992226E-07</text:p>
          </table:table-cell>
          <table:table-cell table:formula="of:=([.C369]-[.D369])^2" office:value-type="float" office:value="0.0000000232289986705543" calcext:value-type="float">
            <text:p>2.322899867055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oe</text:p>
          </table:table-cell>
          <table:table-cell office:value-type="float" office:value="834" calcext:value-type="float">
            <text:p>834</text:p>
          </table:table-cell>
          <table:table-cell table:formula="of:=([.B370]/[.$F$1])" office:value-type="float" office:value="0.000462129998165887" calcext:value-type="float">
            <text:p>0.000462129998166</text:p>
          </table:table-cell>
          <table:table-cell table:formula="of:=([.$S$11]/([.E370]+[.$T$11])^[.$U$11])" office:value-type="float" office:value="0.000614229123640545" calcext:value-type="float">
            <text:p>0.000614229123641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D370]^2" office:value-type="float" office:value="0.000000377277416328233" calcext:value-type="float">
            <text:p>3.77277416328233E-07</text:p>
          </table:table-cell>
          <table:table-cell table:formula="of:=([.C370]-[.D370])^2" office:value-type="float" office:value="0.0000000231341439701559" calcext:value-type="float">
            <text:p>2.313414397015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ubt</text:p>
          </table:table-cell>
          <table:table-cell office:value-type="float" office:value="834" calcext:value-type="float">
            <text:p>834</text:p>
          </table:table-cell>
          <table:table-cell table:formula="of:=([.B371]/[.$F$1])" office:value-type="float" office:value="0.000462129998165887" calcext:value-type="float">
            <text:p>0.000462129998166</text:p>
          </table:table-cell>
          <table:table-cell table:formula="of:=([.$S$11]/([.E371]+[.$T$11])^[.$U$11])" office:value-type="float" office:value="0.000612816460499302" calcext:value-type="float">
            <text:p>0.000612816460499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D371]^2" office:value-type="float" office:value="0.000000375544014258892" calcext:value-type="float">
            <text:p>3.75544014258892E-07</text:p>
          </table:table-cell>
          <table:table-cell table:formula="of:=([.C371]-[.D371])^2" office:value-type="float" office:value="0.0000000227064099305596" calcext:value-type="float">
            <text:p>2.270640993055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d</text:p>
          </table:table-cell>
          <table:table-cell office:value-type="float" office:value="833" calcext:value-type="float">
            <text:p>833</text:p>
          </table:table-cell>
          <table:table-cell table:formula="of:=([.B372]/[.$F$1])" office:value-type="float" office:value="0.000461575885458254" calcext:value-type="float">
            <text:p>0.000461575885458</text:p>
          </table:table-cell>
          <table:table-cell table:formula="of:=([.$S$11]/([.E372]+[.$T$11])^[.$U$11])" office:value-type="float" office:value="0.000611410805477088" calcext:value-type="float">
            <text:p>0.000611410805477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D372]^2" office:value-type="float" office:value="0.000000373823173054142" calcext:value-type="float">
            <text:p>3.73823173054142E-07</text:p>
          </table:table-cell>
          <table:table-cell table:formula="of:=([.C372]-[.D372])^2" office:value-type="float" office:value="0.0000000224505032570504" calcext:value-type="float">
            <text:p>2.245050325705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racter</text:p>
          </table:table-cell>
          <table:table-cell office:value-type="float" office:value="832" calcext:value-type="float">
            <text:p>832</text:p>
          </table:table-cell>
          <table:table-cell table:formula="of:=([.B373]/[.$F$1])" office:value-type="float" office:value="0.000461021772750621" calcext:value-type="float">
            <text:p>0.000461021772751</text:p>
          </table:table-cell>
          <table:table-cell table:formula="of:=([.$S$11]/([.E373]+[.$T$11])^[.$U$11])" office:value-type="float" office:value="0.000610012105257524" calcext:value-type="float">
            <text:p>0.000610012105258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D373]^2" office:value-type="float" office:value="0.000000372114768560717" calcext:value-type="float">
            <text:p>3.72114768560717E-07</text:p>
          </table:table-cell>
          <table:table-cell table:formula="of:=([.C373]-[.D373])^2" office:value-type="float" office:value="0.0000000221981191805175" calcext:value-type="float">
            <text:p>2.2198119180517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ong</text:p>
          </table:table-cell>
          <table:table-cell office:value-type="float" office:value="830" calcext:value-type="float">
            <text:p>830</text:p>
          </table:table-cell>
          <table:table-cell table:formula="of:=([.B374]/[.$F$1])" office:value-type="float" office:value="0.000459913547335355" calcext:value-type="float">
            <text:p>0.000459913547335</text:p>
          </table:table-cell>
          <table:table-cell table:formula="of:=([.$S$11]/([.E374]+[.$T$11])^[.$U$11])" office:value-type="float" office:value="0.000608620307070223" calcext:value-type="float">
            <text:p>0.00060862030707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D374]^2" office:value-type="float" office:value="0.000000370418678178253" calcext:value-type="float">
            <text:p>3.70418678178253E-07</text:p>
          </table:table-cell>
          <table:table-cell table:formula="of:=([.C374]-[.D374])^2" office:value-type="float" office:value="0.0000000221137003908437" calcext:value-type="float">
            <text:p>2.211370039084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dy</text:p>
          </table:table-cell>
          <table:table-cell office:value-type="float" office:value="823" calcext:value-type="float">
            <text:p>823</text:p>
          </table:table-cell>
          <table:table-cell table:formula="of:=([.B375]/[.$F$1])" office:value-type="float" office:value="0.000456034758381924" calcext:value-type="float">
            <text:p>0.000456034758382</text:p>
          </table:table-cell>
          <table:table-cell table:formula="of:=([.$S$11]/([.E375]+[.$T$11])^[.$U$11])" office:value-type="float" office:value="0.00060723535868377" calcext:value-type="float">
            <text:p>0.000607235358684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D375]^2" office:value-type="float" office:value="0.000000368734780835807" calcext:value-type="float">
            <text:p>3.68734780835807E-07</text:p>
          </table:table-cell>
          <table:table-cell table:formula="of:=([.C375]-[.D375])^2" office:value-type="float" office:value="0.0000000228616215316386" calcext:value-type="float">
            <text:p>2.286162153163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ind</text:p>
          </table:table-cell>
          <table:table-cell office:value-type="float" office:value="818" calcext:value-type="float">
            <text:p>818</text:p>
          </table:table-cell>
          <table:table-cell table:formula="of:=([.B376]/[.$F$1])" office:value-type="float" office:value="0.00045326419484376" calcext:value-type="float">
            <text:p>0.000453264194844</text:p>
          </table:table-cell>
          <table:table-cell table:formula="of:=([.$S$11]/([.E376]+[.$T$11])^[.$U$11])" office:value-type="float" office:value="0.000605857208398811" calcext:value-type="float">
            <text:p>0.000605857208399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D376]^2" office:value-type="float" office:value="0.000000367062956968801" calcext:value-type="float">
            <text:p>3.67062956968801E-07</text:p>
          </table:table-cell>
          <table:table-cell table:formula="of:=([.C376]-[.D376])^2" office:value-type="float" office:value="0.0000000232846277858122" calcext:value-type="float">
            <text:p>2.3284627785812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y</text:p>
          </table:table-cell>
          <table:table-cell office:value-type="float" office:value="818" calcext:value-type="float">
            <text:p>818</text:p>
          </table:table-cell>
          <table:table-cell table:formula="of:=([.B377]/[.$F$1])" office:value-type="float" office:value="0.00045326419484376" calcext:value-type="float">
            <text:p>0.000453264194844</text:p>
          </table:table-cell>
          <table:table-cell table:formula="of:=([.$S$11]/([.E377]+[.$T$11])^[.$U$11])" office:value-type="float" office:value="0.000604485805041244" calcext:value-type="float">
            <text:p>0.000604485805041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D377]^2" office:value-type="float" office:value="0.000000365403088496361" calcext:value-type="float">
            <text:p>3.65403088496361E-07</text:p>
          </table:table-cell>
          <table:table-cell table:formula="of:=([.C377]-[.D377])^2" office:value-type="float" office:value="0.0000000228679753907199" calcext:value-type="float">
            <text:p>2.286797539071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uman</text:p>
          </table:table-cell>
          <table:table-cell office:value-type="float" office:value="810" calcext:value-type="float">
            <text:p>810</text:p>
          </table:table-cell>
          <table:table-cell table:formula="of:=([.B378]/[.$F$1])" office:value-type="float" office:value="0.000448831293182696" calcext:value-type="float">
            <text:p>0.000448831293183</text:p>
          </table:table-cell>
          <table:table-cell table:formula="of:=([.$S$11]/([.E378]+[.$T$11])^[.$U$11])" office:value-type="float" office:value="0.000603121097955519" calcext:value-type="float">
            <text:p>0.000603121097956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D378]^2" office:value-type="float" office:value="0.000000363755058799071" calcext:value-type="float">
            <text:p>3.63755058799071E-07</text:p>
          </table:table-cell>
          <table:table-cell table:formula="of:=([.C378]-[.D378])^2" office:value-type="float" office:value="0.000000023805343856836" calcext:value-type="float">
            <text:p>2.38053438568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ything</text:p>
          </table:table-cell>
          <table:table-cell office:value-type="float" office:value="808" calcext:value-type="float">
            <text:p>808</text:p>
          </table:table-cell>
          <table:table-cell table:formula="of:=([.B379]/[.$F$1])" office:value-type="float" office:value="0.00044772306776743" calcext:value-type="float">
            <text:p>0.000447723067767</text:p>
          </table:table-cell>
          <table:table-cell table:formula="of:=([.$S$11]/([.E379]+[.$T$11])^[.$U$11])" office:value-type="float" office:value="0.000601763036998042" calcext:value-type="float">
            <text:p>0.000601763036998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D379]^2" office:value-type="float" office:value="0.000000362118752697107" calcext:value-type="float">
            <text:p>3.62118752697107E-07</text:p>
          </table:table-cell>
          <table:table-cell table:formula="of:=([.C379]-[.D379])^2" office:value-type="float" office:value="0.0000000237283121205679" calcext:value-type="float">
            <text:p>2.372831212056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fferent</text:p>
          </table:table-cell>
          <table:table-cell office:value-type="float" office:value="804" calcext:value-type="float">
            <text:p>804</text:p>
          </table:table-cell>
          <table:table-cell table:formula="of:=([.B380]/[.$F$1])" office:value-type="float" office:value="0.000445506616936898" calcext:value-type="float">
            <text:p>0.000445506616937</text:p>
          </table:table-cell>
          <table:table-cell table:formula="of:=([.$S$11]/([.E380]+[.$T$11])^[.$U$11])" office:value-type="float" office:value="0.000600411572530673" calcext:value-type="float">
            <text:p>0.000600411572531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D380]^2" office:value-type="float" office:value="0.000000360494056428756" calcext:value-type="float">
            <text:p>3.60494056428756E-07</text:p>
          </table:table-cell>
          <table:table-cell table:formula="of:=([.C380]-[.D380])^2" office:value-type="float" office:value="0.0000000239955452675094" calcext:value-type="float">
            <text:p>2.3995545267509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n</text:p>
          </table:table-cell>
          <table:table-cell office:value-type="float" office:value="799" calcext:value-type="float">
            <text:p>799</text:p>
          </table:table-cell>
          <table:table-cell table:formula="of:=([.B381]/[.$F$1])" office:value-type="float" office:value="0.000442736053398733" calcext:value-type="float">
            <text:p>0.000442736053399</text:p>
          </table:table-cell>
          <table:table-cell table:formula="of:=([.$S$11]/([.E381]+[.$T$11])^[.$U$11])" office:value-type="float" office:value="0.000599066655414331" calcext:value-type="float">
            <text:p>0.00059906665541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D381]^2" office:value-type="float" office:value="0.000000358880857629312" calcext:value-type="float">
            <text:p>3.58880857629312E-07</text:p>
          </table:table-cell>
          <table:table-cell table:formula="of:=([.C381]-[.D381])^2" office:value-type="float" office:value="0.0000000244392571265591" calcext:value-type="float">
            <text:p>2.443925712655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</text:p>
          </table:table-cell>
          <table:table-cell office:value-type="float" office:value="798" calcext:value-type="float">
            <text:p>798</text:p>
          </table:table-cell>
          <table:table-cell table:formula="of:=([.B382]/[.$F$1])" office:value-type="float" office:value="0.0004421819406911" calcext:value-type="float">
            <text:p>0.000442181940691</text:p>
          </table:table-cell>
          <table:table-cell table:formula="of:=([.$S$11]/([.E382]+[.$T$11])^[.$U$11])" office:value-type="float" office:value="0.000597728237002691" calcext:value-type="float">
            <text:p>0.000597728237003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D382]^2" office:value-type="float" office:value="0.000000357279045310345" calcext:value-type="float">
            <text:p>3.57279045310345E-07</text:p>
          </table:table-cell>
          <table:table-cell table:formula="of:=([.C382]-[.D382])^2" office:value-type="float" office:value="0.000000024194650296253" calcext:value-type="float">
            <text:p>2.419465029625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ory</text:p>
          </table:table-cell>
          <table:table-cell office:value-type="float" office:value="797" calcext:value-type="float">
            <text:p>797</text:p>
          </table:table-cell>
          <table:table-cell table:formula="of:=([.B383]/[.$F$1])" office:value-type="float" office:value="0.000441627827983468" calcext:value-type="float">
            <text:p>0.000441627827983</text:p>
          </table:table-cell>
          <table:table-cell table:formula="of:=([.$S$11]/([.E383]+[.$T$11])^[.$U$11])" office:value-type="float" office:value="0.00059639626913598" calcext:value-type="float">
            <text:p>0.000596396269136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D383]^2" office:value-type="float" office:value="0.000000355688509839317" calcext:value-type="float">
            <text:p>3.55688509839317E-07</text:p>
          </table:table-cell>
          <table:table-cell table:formula="of:=([.C383]-[.D383])^2" office:value-type="float" office:value="0.0000000239532703767788" calcext:value-type="float">
            <text:p>2.395327037677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ite</text:p>
          </table:table-cell>
          <table:table-cell office:value-type="float" office:value="795" calcext:value-type="float">
            <text:p>795</text:p>
          </table:table-cell>
          <table:table-cell table:formula="of:=([.B384]/[.$F$1])" office:value-type="float" office:value="0.000440519602568202" calcext:value-type="float">
            <text:p>0.000440519602568</text:p>
          </table:table-cell>
          <table:table-cell table:formula="of:=([.$S$11]/([.E384]+[.$T$11])^[.$U$11])" office:value-type="float" office:value="0.000595070704134867" calcext:value-type="float">
            <text:p>0.000595070704135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D384]^2" office:value-type="float" office:value="0.000000354109142919567" calcext:value-type="float">
            <text:p>3.54109142919567E-07</text:p>
          </table:table-cell>
          <table:table-cell table:formula="of:=([.C384]-[.D384])^2" office:value-type="float" office:value="0.0000000238860429954698" calcext:value-type="float">
            <text:p>2.388604299546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ld</text:p>
          </table:table-cell>
          <table:table-cell office:value-type="float" office:value="793" calcext:value-type="float">
            <text:p>793</text:p>
          </table:table-cell>
          <table:table-cell table:formula="of:=([.B385]/[.$F$1])" office:value-type="float" office:value="0.000439411377152936" calcext:value-type="float">
            <text:p>0.000439411377153</text:p>
          </table:table-cell>
          <table:table-cell table:formula="of:=([.$S$11]/([.E385]+[.$T$11])^[.$U$11])" office:value-type="float" office:value="0.000593751494794441" calcext:value-type="float">
            <text:p>0.000593751494794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D385]^2" office:value-type="float" office:value="0.000000352540837570633" calcext:value-type="float">
            <text:p>3.52540837570633E-07</text:p>
          </table:table-cell>
          <table:table-cell table:formula="of:=([.C385]-[.D385])^2" office:value-type="float" office:value="0.0000000238208719135936" calcext:value-type="float">
            <text:p>2.382087191359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usic</text:p>
          </table:table-cell>
          <table:table-cell office:value-type="float" office:value="790" calcext:value-type="float">
            <text:p>790</text:p>
          </table:table-cell>
          <table:table-cell table:formula="of:=([.B386]/[.$F$1])" office:value-type="float" office:value="0.000437749039030037" calcext:value-type="float">
            <text:p>0.00043774903903</text:p>
          </table:table-cell>
          <table:table-cell table:formula="of:=([.$S$11]/([.E386]+[.$T$11])^[.$U$11])" office:value-type="float" office:value="0.000592438594378282" calcext:value-type="float">
            <text:p>0.000592438594378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D386]^2" office:value-type="float" office:value="0.000000350983488108915" calcext:value-type="float">
            <text:p>3.50983488108915E-07</text:p>
          </table:table-cell>
          <table:table-cell table:formula="of:=([.C386]-[.D386])^2" office:value-type="float" office:value="0.000000023928858533838" calcext:value-type="float">
            <text:p>2.39288585338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wards</text:p>
          </table:table-cell>
          <table:table-cell office:value-type="float" office:value="790" calcext:value-type="float">
            <text:p>790</text:p>
          </table:table-cell>
          <table:table-cell table:formula="of:=([.B387]/[.$F$1])" office:value-type="float" office:value="0.000437749039030037" calcext:value-type="float">
            <text:p>0.00043774903903</text:p>
          </table:table-cell>
          <table:table-cell table:formula="of:=([.$S$11]/([.E387]+[.$T$11])^[.$U$11])" office:value-type="float" office:value="0.000591131956612629" calcext:value-type="float">
            <text:p>0.000591131956613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D387]^2" office:value-type="float" office:value="0.000000349436990128675" calcext:value-type="float">
            <text:p>3.49436990128675E-07</text:p>
          </table:table-cell>
          <table:table-cell table:formula="of:=([.C387]-[.D387])^2" office:value-type="float" office:value="0.0000000235263194061481" calcext:value-type="float">
            <text:p>2.352631940614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mily</text:p>
          </table:table-cell>
          <table:table-cell office:value-type="float" office:value="790" calcext:value-type="float">
            <text:p>790</text:p>
          </table:table-cell>
          <table:table-cell table:formula="of:=([.B388]/[.$F$1])" office:value-type="float" office:value="0.000437749039030037" calcext:value-type="float">
            <text:p>0.00043774903903</text:p>
          </table:table-cell>
          <table:table-cell table:formula="of:=([.$S$11]/([.E388]+[.$T$11])^[.$U$11])" office:value-type="float" office:value="0.000589831535680618" calcext:value-type="float">
            <text:p>0.000589831535681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D388]^2" office:value-type="float" office:value="0.000000347901240483356" calcext:value-type="float">
            <text:p>3.47901240483356E-07</text:p>
          </table:table-cell>
          <table:table-cell table:formula="of:=([.C388]-[.D388])^2" office:value-type="float" office:value="0.000000023129085787474" calcext:value-type="float">
            <text:p>2.31290857874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ve</text:p>
          </table:table-cell>
          <table:table-cell office:value-type="float" office:value="784" calcext:value-type="float">
            <text:p>784</text:p>
          </table:table-cell>
          <table:table-cell table:formula="of:=([.B389]/[.$F$1])" office:value-type="float" office:value="0.000434424362784239" calcext:value-type="float">
            <text:p>0.000434424362784</text:p>
          </table:table-cell>
          <table:table-cell table:formula="of:=([.$S$11]/([.E389]+[.$T$11])^[.$U$11])" office:value-type="float" office:value="0.000588537286216625" calcext:value-type="float">
            <text:p>0.000588537286217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D389]^2" office:value-type="float" office:value="0.000000346376137267229" calcext:value-type="float">
            <text:p>3.46376137267229E-07</text:p>
          </table:table-cell>
          <table:table-cell table:formula="of:=([.C389]-[.D389])^2" office:value-type="float" office:value="0.0000000237507931688764" calcext:value-type="float">
            <text:p>2.375079316887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sed</text:p>
          </table:table-cell>
          <table:table-cell office:value-type="float" office:value="783" calcext:value-type="float">
            <text:p>783</text:p>
          </table:table-cell>
          <table:table-cell table:formula="of:=([.B390]/[.$F$1])" office:value-type="float" office:value="0.000433870250076606" calcext:value-type="float">
            <text:p>0.000433870250077</text:p>
          </table:table-cell>
          <table:table-cell table:formula="of:=([.$S$11]/([.E390]+[.$T$11])^[.$U$11])" office:value-type="float" office:value="0.00058724916330068" calcext:value-type="float">
            <text:p>0.000587249163301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D390]^2" office:value-type="float" office:value="0.000000344861579797348" calcext:value-type="float">
            <text:p>3.44861579797348E-07</text:p>
          </table:table-cell>
          <table:table-cell table:formula="of:=([.C390]-[.D390])^2" office:value-type="float" office:value="0.0000000235250910217979" calcext:value-type="float">
            <text:p>2.352509102179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ready</text:p>
          </table:table-cell>
          <table:table-cell office:value-type="float" office:value="783" calcext:value-type="float">
            <text:p>783</text:p>
          </table:table-cell>
          <table:table-cell table:formula="of:=([.B391]/[.$F$1])" office:value-type="float" office:value="0.000433870250076606" calcext:value-type="float">
            <text:p>0.000433870250077</text:p>
          </table:table-cell>
          <table:table-cell table:formula="of:=([.$S$11]/([.E391]+[.$T$11])^[.$U$11])" office:value-type="float" office:value="0.00058596712245297" calcext:value-type="float">
            <text:p>0.000585967122453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D391]^2" office:value-type="float" office:value="0.000000343357468595814" calcext:value-type="float">
            <text:p>3.43357468595814E-07</text:p>
          </table:table-cell>
          <table:table-cell table:formula="of:=([.C391]-[.D391])^2" office:value-type="float" office:value="0.000000023133458586672" calcext:value-type="float">
            <text:p>2.31334585866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ur</text:p>
          </table:table-cell>
          <table:table-cell office:value-type="float" office:value="782" calcext:value-type="float">
            <text:p>782</text:p>
          </table:table-cell>
          <table:table-cell table:formula="of:=([.B392]/[.$F$1])" office:value-type="float" office:value="0.000433316137368973" calcext:value-type="float">
            <text:p>0.000433316137369</text:p>
          </table:table-cell>
          <table:table-cell table:formula="of:=([.$S$11]/([.E392]+[.$T$11])^[.$U$11])" office:value-type="float" office:value="0.000584691119628424" calcext:value-type="float">
            <text:p>0.000584691119628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D392]^2" office:value-type="float" office:value="0.000000341863705372341" calcext:value-type="float">
            <text:p>3.41863705372341E-07</text:p>
          </table:table-cell>
          <table:table-cell table:formula="of:=([.C392]-[.D392])^2" office:value-type="float" office:value="0.0000000229143852540492" calcext:value-type="float">
            <text:p>2.291438525404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nt</text:p>
          </table:table-cell>
          <table:table-cell office:value-type="float" office:value="781" calcext:value-type="float">
            <text:p>781</text:p>
          </table:table-cell>
          <table:table-cell table:formula="of:=([.B393]/[.$F$1])" office:value-type="float" office:value="0.00043276202466134" calcext:value-type="float">
            <text:p>0.000432762024661</text:p>
          </table:table-cell>
          <table:table-cell table:formula="of:=([.$S$11]/([.E393]+[.$T$11])^[.$U$11])" office:value-type="float" office:value="0.000583421111211375" calcext:value-type="float">
            <text:p>0.000583421111211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D393]^2" office:value-type="float" office:value="0.000000340380193007116" calcext:value-type="float">
            <text:p>3.40380193007116E-07</text:p>
          </table:table-cell>
          <table:table-cell table:formula="of:=([.C393]-[.D393])^2" office:value-type="float" office:value="0.0000000226981603600909" calcext:value-type="float">
            <text:p>2.269816036009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pter</text:p>
          </table:table-cell>
          <table:table-cell office:value-type="float" office:value="781" calcext:value-type="float">
            <text:p>781</text:p>
          </table:table-cell>
          <table:table-cell table:formula="of:=([.B394]/[.$F$1])" office:value-type="float" office:value="0.00043276202466134" calcext:value-type="float">
            <text:p>0.000432762024661</text:p>
          </table:table-cell>
          <table:table-cell table:formula="of:=([.$S$11]/([.E394]+[.$T$11])^[.$U$11])" office:value-type="float" office:value="0.000582157054010301" calcext:value-type="float">
            <text:p>0.00058215705401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D394]^2" office:value-type="float" office:value="0.000000338906835533953" calcext:value-type="float">
            <text:p>3.38906835533953E-07</text:p>
          </table:table-cell>
          <table:table-cell table:formula="of:=([.C394]-[.D394])^2" office:value-type="float" office:value="0.000000022318874794177" calcext:value-type="float">
            <text:p>2.23188747941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ok</text:p>
          </table:table-cell>
          <table:table-cell office:value-type="float" office:value="775" calcext:value-type="float">
            <text:p>775</text:p>
          </table:table-cell>
          <table:table-cell table:formula="of:=([.B395]/[.$F$1])" office:value-type="float" office:value="0.000429437348415542" calcext:value-type="float">
            <text:p>0.000429437348416</text:p>
          </table:table-cell>
          <table:table-cell table:formula="of:=([.$S$11]/([.E395]+[.$T$11])^[.$U$11])" office:value-type="float" office:value="0.000580898905252649" calcext:value-type="float">
            <text:p>0.000580898905253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D395]^2" office:value-type="float" office:value="0.000000337443538123726" calcext:value-type="float">
            <text:p>3.37443538123726E-07</text:p>
          </table:table-cell>
          <table:table-cell table:formula="of:=([.C395]-[.D395])^2" office:value-type="float" office:value="0.0000000229406031995199" calcext:value-type="float">
            <text:p>2.294060319951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pe</text:p>
          </table:table-cell>
          <table:table-cell office:value-type="float" office:value="774" calcext:value-type="float">
            <text:p>774</text:p>
          </table:table-cell>
          <table:table-cell table:formula="of:=([.B396]/[.$F$1])" office:value-type="float" office:value="0.000428883235707909" calcext:value-type="float">
            <text:p>0.000428883235708</text:p>
          </table:table-cell>
          <table:table-cell table:formula="of:=([.$S$11]/([.E396]+[.$T$11])^[.$U$11])" office:value-type="float" office:value="0.000579646622579725" calcext:value-type="float">
            <text:p>0.000579646622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396]^2" office:value-type="float" office:value="0.000000335990207068082" calcext:value-type="float">
            <text:p>3.35990207068082E-07</text:p>
          </table:table-cell>
          <table:table-cell table:formula="of:=([.C396]-[.D396])^2" office:value-type="float" office:value="0.0000000227295988210608" calcext:value-type="float">
            <text:p>2.272959882106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cle</text:p>
          </table:table-cell>
          <table:table-cell office:value-type="float" office:value="774" calcext:value-type="float">
            <text:p>774</text:p>
          </table:table-cell>
          <table:table-cell table:formula="of:=([.B397]/[.$F$1])" office:value-type="float" office:value="0.000428883235707909" calcext:value-type="float">
            <text:p>0.000428883235708</text:p>
          </table:table-cell>
          <table:table-cell table:formula="of:=([.$S$11]/([.E397]+[.$T$11])^[.$U$11])" office:value-type="float" office:value="0.000578400164041672" calcext:value-type="float">
            <text:p>0.000578400164042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D397]^2" office:value-type="float" office:value="0.000000334546749763433" calcext:value-type="float">
            <text:p>3.34546749763433E-07</text:p>
          </table:table-cell>
          <table:table-cell table:formula="of:=([.C397]-[.D397])^2" office:value-type="float" office:value="0.0000000223553118583635" calcext:value-type="float">
            <text:p>2.235531185836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iod</text:p>
          </table:table-cell>
          <table:table-cell office:value-type="float" office:value="767" calcext:value-type="float">
            <text:p>767</text:p>
          </table:table-cell>
          <table:table-cell table:formula="of:=([.B398]/[.$F$1])" office:value-type="float" office:value="0.000425004446754479" calcext:value-type="float">
            <text:p>0.000425004446754</text:p>
          </table:table-cell>
          <table:table-cell table:formula="of:=([.$S$11]/([.E398]+[.$T$11])^[.$U$11])" office:value-type="float" office:value="0.000577159488092508" calcext:value-type="float">
            <text:p>0.000577159488093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D398]^2" office:value-type="float" office:value="0.000000333113074695206" calcext:value-type="float">
            <text:p>3.33113074695206E-07</text:p>
          </table:table-cell>
          <table:table-cell table:formula="of:=([.C398]-[.D398])^2" office:value-type="float" office:value="0.0000000231511566045773" calcext:value-type="float">
            <text:p>2.315115660457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ing</text:p>
          </table:table-cell>
          <table:table-cell office:value-type="float" office:value="767" calcext:value-type="float">
            <text:p>767</text:p>
          </table:table-cell>
          <table:table-cell table:formula="of:=([.B399]/[.$F$1])" office:value-type="float" office:value="0.000425004446754479" calcext:value-type="float">
            <text:p>0.000425004446754</text:p>
          </table:table-cell>
          <table:table-cell table:formula="of:=([.$S$11]/([.E399]+[.$T$11])^[.$U$11])" office:value-type="float" office:value="0.000575924553585244" calcext:value-type="float">
            <text:p>0.000575924553585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D399]^2" office:value-type="float" office:value="0.000000331689091422363" calcext:value-type="float">
            <text:p>3.31689091422363E-07</text:p>
          </table:table-cell>
          <table:table-cell table:formula="of:=([.C399]-[.D399])^2" office:value-type="float" office:value="0.0000000227768786458096" calcext:value-type="float">
            <text:p>2.277687864580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ible</text:p>
          </table:table-cell>
          <table:table-cell office:value-type="float" office:value="764" calcext:value-type="float">
            <text:p>764</text:p>
          </table:table-cell>
          <table:table-cell table:formula="of:=([.B400]/[.$F$1])" office:value-type="float" office:value="0.00042334210863158" calcext:value-type="float">
            <text:p>0.000423342108632</text:p>
          </table:table-cell>
          <table:table-cell table:formula="of:=([.$S$11]/([.E400]+[.$T$11])^[.$U$11])" office:value-type="float" office:value="0.000574695319767074" calcext:value-type="float">
            <text:p>0.000574695319767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D400]^2" office:value-type="float" office:value="0.00000033027471056218" calcext:value-type="float">
            <text:p>3.3027471056218E-07</text:p>
          </table:table-cell>
          <table:table-cell table:formula="of:=([.C400]-[.D400])^2" office:value-type="float" office:value="0.0000000229077945210256" calcext:value-type="float">
            <text:p>2.290779452102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ce</text:p>
          </table:table-cell>
          <table:table-cell office:value-type="float" office:value="764" calcext:value-type="float">
            <text:p>764</text:p>
          </table:table-cell>
          <table:table-cell table:formula="of:=([.B401]/[.$F$1])" office:value-type="float" office:value="0.00042334210863158" calcext:value-type="float">
            <text:p>0.000423342108632</text:p>
          </table:table-cell>
          <table:table-cell table:formula="of:=([.$S$11]/([.E401]+[.$T$11])^[.$U$11])" office:value-type="float" office:value="0.000573471746274631" calcext:value-type="float">
            <text:p>0.00057347174627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401]^2" office:value-type="float" office:value="0.000000328869843775274" calcext:value-type="float">
            <text:p>3.28869843775274E-07</text:p>
          </table:table-cell>
          <table:table-cell table:formula="of:=([.C401]-[.D401])^2" office:value-type="float" office:value="0.0000000225389080988337" calcext:value-type="float">
            <text:p>2.253890809883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ppose</text:p>
          </table:table-cell>
          <table:table-cell office:value-type="float" office:value="763" calcext:value-type="float">
            <text:p>763</text:p>
          </table:table-cell>
          <table:table-cell table:formula="of:=([.B402]/[.$F$1])" office:value-type="float" office:value="0.000422787995923947" calcext:value-type="float">
            <text:p>0.000422787995924</text:p>
          </table:table-cell>
          <table:table-cell table:formula="of:=([.$S$11]/([.E402]+[.$T$11])^[.$U$11])" office:value-type="float" office:value="0.000572253793129309" calcext:value-type="float">
            <text:p>0.000572253793129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D402]^2" office:value-type="float" office:value="0.000000327474403750882" calcext:value-type="float">
            <text:p>3.27474403750882E-07</text:p>
          </table:table-cell>
          <table:table-cell table:formula="of:=([.C402]-[.D402])^2" office:value-type="float" office:value="0.0000000223400245342344" calcext:value-type="float">
            <text:p>2.234002453423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re</text:p>
          </table:table-cell>
          <table:table-cell office:value-type="float" office:value="760" calcext:value-type="float">
            <text:p>760</text:p>
          </table:table-cell>
          <table:table-cell table:formula="of:=([.B403]/[.$F$1])" office:value-type="float" office:value="0.000421125657801048" calcext:value-type="float">
            <text:p>0.000421125657801</text:p>
          </table:table-cell>
          <table:table-cell table:formula="of:=([.$S$11]/([.E403]+[.$T$11])^[.$U$11])" office:value-type="float" office:value="0.000571041420732663" calcext:value-type="float">
            <text:p>0.000571041420733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D403]^2" office:value-type="float" office:value="0.000000326088304192379" calcext:value-type="float">
            <text:p>3.26088304192379E-07</text:p>
          </table:table-cell>
          <table:table-cell table:formula="of:=([.C403]-[.D403])^2" office:value-type="float" office:value="0.0000000224747359753683" calcext:value-type="float">
            <text:p>2.247473597536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</text:p>
          </table:table-cell>
          <table:table-cell office:value-type="float" office:value="760" calcext:value-type="float">
            <text:p>760</text:p>
          </table:table-cell>
          <table:table-cell table:formula="of:=([.B404]/[.$F$1])" office:value-type="float" office:value="0.000421125657801048" calcext:value-type="float">
            <text:p>0.000421125657801</text:p>
          </table:table-cell>
          <table:table-cell table:formula="of:=([.$S$11]/([.E404]+[.$T$11])^[.$U$11])" office:value-type="float" office:value="0.000569834589861866" calcext:value-type="float">
            <text:p>0.000569834589862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D404]^2" office:value-type="float" office:value="0.00000032471145980304" calcext:value-type="float">
            <text:p>3.2471145980304E-07</text:p>
          </table:table-cell>
          <table:table-cell table:formula="of:=([.C404]-[.D404])^2" office:value-type="float" office:value="0.0000000221143464746688" calcext:value-type="float">
            <text:p>2.211434647466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lose</text:p>
          </table:table-cell>
          <table:table-cell office:value-type="float" office:value="754" calcext:value-type="float">
            <text:p>754</text:p>
          </table:table-cell>
          <table:table-cell table:formula="of:=([.B405]/[.$F$1])" office:value-type="float" office:value="0.00041780098155525" calcext:value-type="float">
            <text:p>0.000417800981555</text:p>
          </table:table-cell>
          <table:table-cell table:formula="of:=([.$S$11]/([.E405]+[.$T$11])^[.$U$11])" office:value-type="float" office:value="0.000568633261665229" calcext:value-type="float">
            <text:p>0.000568633261665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D405]^2" office:value-type="float" office:value="0.000000323343786272037" calcext:value-type="float">
            <text:p>3.23343786272037E-07</text:p>
          </table:table-cell>
          <table:table-cell table:formula="of:=([.C405]-[.D405])^2" office:value-type="float" office:value="0.0000000227503767231751" calcext:value-type="float">
            <text:p>2.2750376723175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ll</text:p>
          </table:table-cell>
          <table:table-cell office:value-type="float" office:value="754" calcext:value-type="float">
            <text:p>754</text:p>
          </table:table-cell>
          <table:table-cell table:formula="of:=([.B406]/[.$F$1])" office:value-type="float" office:value="0.00041780098155525" calcext:value-type="float">
            <text:p>0.000417800981555</text:p>
          </table:table-cell>
          <table:table-cell table:formula="of:=([.$S$11]/([.E406]+[.$T$11])^[.$U$11])" office:value-type="float" office:value="0.000567437397657801" calcext:value-type="float">
            <text:p>0.000567437397658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D406]^2" office:value-type="float" office:value="0.000000321985200260657" calcext:value-type="float">
            <text:p>3.21985200260657E-07</text:p>
          </table:table-cell>
          <table:table-cell table:formula="of:=([.C406]-[.D406])^2" office:value-type="float" office:value="0.0000000223910570240156" calcext:value-type="float">
            <text:p>2.239105702401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undation</text:p>
          </table:table-cell>
          <table:table-cell office:value-type="float" office:value="749" calcext:value-type="float">
            <text:p>749</text:p>
          </table:table-cell>
          <table:table-cell table:formula="of:=([.B407]/[.$F$1])" office:value-type="float" office:value="0.000415030418017085" calcext:value-type="float">
            <text:p>0.000415030418017</text:p>
          </table:table-cell>
          <table:table-cell table:formula="of:=([.$S$11]/([.E407]+[.$T$11])^[.$U$11])" office:value-type="float" office:value="0.000566246959717009" calcext:value-type="float">
            <text:p>0.000566246959717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D407]^2" office:value-type="float" office:value="0.000000320635619388756" calcext:value-type="float">
            <text:p>3.20635619388756E-07</text:p>
          </table:table-cell>
          <table:table-cell table:formula="of:=([.C407]-[.D407])^2" office:value-type="float" office:value="0.0000000228664424836847" calcext:value-type="float">
            <text:p>2.2866442483684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d</text:p>
          </table:table-cell>
          <table:table-cell office:value-type="float" office:value="748" calcext:value-type="float">
            <text:p>748</text:p>
          </table:table-cell>
          <table:table-cell table:formula="of:=([.B408]/[.$F$1])" office:value-type="float" office:value="0.000414476305309453" calcext:value-type="float">
            <text:p>0.000414476305309</text:p>
          </table:table-cell>
          <table:table-cell table:formula="of:=([.$S$11]/([.E408]+[.$T$11])^[.$U$11])" office:value-type="float" office:value="0.000565061910078381" calcext:value-type="float">
            <text:p>0.000565061910078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D408]^2" office:value-type="float" office:value="0.000000319294962221429" calcext:value-type="float">
            <text:p>3.19294962221429E-07</text:p>
          </table:table-cell>
          <table:table-cell table:formula="of:=([.C408]-[.D408])^2" office:value-type="float" office:value="0.000000022676024363624" calcext:value-type="float">
            <text:p>2.26760243636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king</text:p>
          </table:table-cell>
          <table:table-cell office:value-type="float" office:value="746" calcext:value-type="float">
            <text:p>746</text:p>
          </table:table-cell>
          <table:table-cell table:formula="of:=([.B409]/[.$F$1])" office:value-type="float" office:value="0.000413368079894187" calcext:value-type="float">
            <text:p>0.000413368079894</text:p>
          </table:table-cell>
          <table:table-cell table:formula="of:=([.$S$11]/([.E409]+[.$T$11])^[.$U$11])" office:value-type="float" office:value="0.000563882211331319" calcext:value-type="float">
            <text:p>0.000563882211331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409]^2" office:value-type="float" office:value="0.000000317963148255898" calcext:value-type="float">
            <text:p>3.17963148255898E-07</text:p>
          </table:table-cell>
          <table:table-cell table:formula="of:=([.C409]-[.D409])^2" office:value-type="float" office:value="0.0000000226545037622743" calcext:value-type="float">
            <text:p>2.265450376227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ross</text:p>
          </table:table-cell>
          <table:table-cell office:value-type="float" office:value="746" calcext:value-type="float">
            <text:p>746</text:p>
          </table:table-cell>
          <table:table-cell table:formula="of:=([.B410]/[.$F$1])" office:value-type="float" office:value="0.000413368079894187" calcext:value-type="float">
            <text:p>0.000413368079894</text:p>
          </table:table-cell>
          <table:table-cell table:formula="of:=([.$S$11]/([.E410]+[.$T$11])^[.$U$11])" office:value-type="float" office:value="0.000562707826414929" calcext:value-type="float">
            <text:p>0.000562707826415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D410]^2" office:value-type="float" office:value="0.000000316640097908614" calcext:value-type="float">
            <text:p>3.16640097908614E-07</text:p>
          </table:table-cell>
          <table:table-cell table:formula="of:=([.C410]-[.D410])^2" office:value-type="float" office:value="0.0000000223023598908796" calcext:value-type="float">
            <text:p>2.230235989087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'm</text:p>
          </table:table-cell>
          <table:table-cell office:value-type="float" office:value="743" calcext:value-type="float">
            <text:p>743</text:p>
          </table:table-cell>
          <table:table-cell table:formula="of:=([.B411]/[.$F$1])" office:value-type="float" office:value="0.000411705741771288" calcext:value-type="float">
            <text:p>0.000411705741771</text:p>
          </table:table-cell>
          <table:table-cell table:formula="of:=([.$S$11]/([.E411]+[.$T$11])^[.$U$11])" office:value-type="float" office:value="0.000561538718613923" calcext:value-type="float">
            <text:p>0.000561538718614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D411]^2" office:value-type="float" office:value="0.000000315325732502567" calcext:value-type="float">
            <text:p>3.15325732502567E-07</text:p>
          </table:table-cell>
          <table:table-cell table:formula="of:=([.C411]-[.D411])^2" office:value-type="float" office:value="0.0000000224499209495258" calcext:value-type="float">
            <text:p>2.244992094952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llowed</text:p>
          </table:table-cell>
          <table:table-cell office:value-type="float" office:value="742" calcext:value-type="float">
            <text:p>742</text:p>
          </table:table-cell>
          <table:table-cell table:formula="of:=([.B412]/[.$F$1])" office:value-type="float" office:value="0.000411151629063655" calcext:value-type="float">
            <text:p>0.000411151629064</text:p>
          </table:table-cell>
          <table:table-cell table:formula="of:=([.$S$11]/([.E412]+[.$T$11])^[.$U$11])" office:value-type="float" office:value="0.000560374851554566" calcext:value-type="float">
            <text:p>0.000560374851555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D412]^2" office:value-type="float" office:value="0.000000314019974254802" calcext:value-type="float">
            <text:p>3.14019974254802E-07</text:p>
          </table:table-cell>
          <table:table-cell table:formula="of:=([.C412]-[.D412])^2" office:value-type="float" office:value="0.0000000222675701305721" calcext:value-type="float">
            <text:p>2.226757013057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unt</text:p>
          </table:table-cell>
          <table:table-cell office:value-type="float" office:value="741" calcext:value-type="float">
            <text:p>741</text:p>
          </table:table-cell>
          <table:table-cell table:formula="of:=([.B413]/[.$F$1])" office:value-type="float" office:value="0.000410597516356022" calcext:value-type="float">
            <text:p>0.000410597516356</text:p>
          </table:table-cell>
          <table:table-cell table:formula="of:=([.$S$11]/([.E413]+[.$T$11])^[.$U$11])" office:value-type="float" office:value="0.000559216189200686" calcext:value-type="float">
            <text:p>0.000559216189201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D413]^2" office:value-type="float" office:value="0.000000312722746264137" calcext:value-type="float">
            <text:p>3.12722746264137E-07</text:p>
          </table:table-cell>
          <table:table-cell table:formula="of:=([.C413]-[.D413])^2" office:value-type="float" office:value="0.0000000220875099181093" calcext:value-type="float">
            <text:p>2.2087509918109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ong</text:p>
          </table:table-cell>
          <table:table-cell office:value-type="float" office:value="741" calcext:value-type="float">
            <text:p>741</text:p>
          </table:table-cell>
          <table:table-cell table:formula="of:=([.B414]/[.$F$1])" office:value-type="float" office:value="0.000410597516356022" calcext:value-type="float">
            <text:p>0.000410597516356</text:p>
          </table:table-cell>
          <table:table-cell table:formula="of:=([.$S$11]/([.E414]+[.$T$11])^[.$U$11])" office:value-type="float" office:value="0.000558062695849738" calcext:value-type="float">
            <text:p>0.00055806269585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D414]^2" office:value-type="float" office:value="0.000000311433972499078" calcext:value-type="float">
            <text:p>3.11433972499078E-07</text:p>
          </table:table-cell>
          <table:table-cell table:formula="of:=([.C414]-[.D414])^2" office:value-type="float" office:value="0.000000021745979163114" calcext:value-type="float">
            <text:p>2.17459791631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turned</text:p>
          </table:table-cell>
          <table:table-cell office:value-type="float" office:value="741" calcext:value-type="float">
            <text:p>741</text:p>
          </table:table-cell>
          <table:table-cell table:formula="of:=([.B415]/[.$F$1])" office:value-type="float" office:value="0.000410597516356022" calcext:value-type="float">
            <text:p>0.000410597516356</text:p>
          </table:table-cell>
          <table:table-cell table:formula="of:=([.$S$11]/([.E415]+[.$T$11])^[.$U$11])" office:value-type="float" office:value="0.000556914336128929" calcext:value-type="float">
            <text:p>0.000556914336129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D415]^2" office:value-type="float" office:value="0.000000310153577785925" calcext:value-type="float">
            <text:p>3.10153577785925E-07</text:p>
          </table:table-cell>
          <table:table-cell table:formula="of:=([.C415]-[.D415])^2" office:value-type="float" office:value="0.0000000214086117484573" calcext:value-type="float">
            <text:p>2.140861174845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ral</text:p>
          </table:table-cell>
          <table:table-cell office:value-type="float" office:value="739" calcext:value-type="float">
            <text:p>739</text:p>
          </table:table-cell>
          <table:table-cell table:formula="of:=([.B416]/[.$F$1])" office:value-type="float" office:value="0.000409489290940756" calcext:value-type="float">
            <text:p>0.000409489290941</text:p>
          </table:table-cell>
          <table:table-cell table:formula="of:=([.$S$11]/([.E416]+[.$T$11])^[.$U$11])" office:value-type="float" office:value="0.000555771074991385" calcext:value-type="float">
            <text:p>0.000555771074991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D416]^2" office:value-type="float" office:value="0.00000030888148779708" calcext:value-type="float">
            <text:p>3.0888148779708E-07</text:p>
          </table:table-cell>
          <table:table-cell table:formula="of:=([.C416]-[.D416])^2" office:value-type="float" office:value="0.0000000213983603450349" calcext:value-type="float">
            <text:p>2.139836034503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les</text:p>
          </table:table-cell>
          <table:table-cell office:value-type="float" office:value="739" calcext:value-type="float">
            <text:p>739</text:p>
          </table:table-cell>
          <table:table-cell table:formula="of:=([.B417]/[.$F$1])" office:value-type="float" office:value="0.000409489290940756" calcext:value-type="float">
            <text:p>0.000409489290941</text:p>
          </table:table-cell>
          <table:table-cell table:formula="of:=([.$S$11]/([.E417]+[.$T$11])^[.$U$11])" office:value-type="float" office:value="0.000554632877712387" calcext:value-type="float">
            <text:p>0.000554632877712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D417]^2" office:value-type="float" office:value="0.000000307617629039524" calcext:value-type="float">
            <text:p>3.07617629039524E-07</text:p>
          </table:table-cell>
          <table:table-cell table:formula="of:=([.C417]-[.D417])^2" office:value-type="float" office:value="0.0000000210666607809341" calcext:value-type="float">
            <text:p>2.106666078093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</text:p>
          </table:table-cell>
          <table:table-cell office:value-type="float" office:value="734" calcext:value-type="float">
            <text:p>734</text:p>
          </table:table-cell>
          <table:table-cell table:formula="of:=([.B418]/[.$F$1])" office:value-type="float" office:value="0.000406718727402591" calcext:value-type="float">
            <text:p>0.000406718727403</text:p>
          </table:table-cell>
          <table:table-cell table:formula="of:=([.$S$11]/([.E418]+[.$T$11])^[.$U$11])" office:value-type="float" office:value="0.000553499709885646" calcext:value-type="float">
            <text:p>0.000553499709886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418]^2" office:value-type="float" office:value="0.000000306361928843495" calcext:value-type="float">
            <text:p>3.06361928843495E-07</text:p>
          </table:table-cell>
          <table:table-cell table:formula="of:=([.C418]-[.D418])^2" office:value-type="float" office:value="0.000000021544656818691" calcext:value-type="float">
            <text:p>2.15446568186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x</text:p>
          </table:table-cell>
          <table:table-cell office:value-type="float" office:value="733" calcext:value-type="float">
            <text:p>733</text:p>
          </table:table-cell>
          <table:table-cell table:formula="of:=([.B419]/[.$F$1])" office:value-type="float" office:value="0.000406164614694958" calcext:value-type="float">
            <text:p>0.000406164614695</text:p>
          </table:table-cell>
          <table:table-cell table:formula="of:=([.$S$11]/([.E419]+[.$T$11])^[.$U$11])" office:value-type="float" office:value="0.000552371537419637" calcext:value-type="float">
            <text:p>0.00055237153742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419]^2" office:value-type="float" office:value="0.000000305114315351334" calcext:value-type="float">
            <text:p>3.05114315351334E-07</text:p>
          </table:table-cell>
          <table:table-cell table:formula="of:=([.C419]-[.D419])^2" office:value-type="float" office:value="0.0000000213764642526203" calcext:value-type="float">
            <text:p>2.137646425262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vision</text:p>
          </table:table-cell>
          <table:table-cell office:value-type="float" office:value="730" calcext:value-type="float">
            <text:p>730</text:p>
          </table:table-cell>
          <table:table-cell table:formula="of:=([.B420]/[.$F$1])" office:value-type="float" office:value="0.000404502276572059" calcext:value-type="float">
            <text:p>0.000404502276572</text:p>
          </table:table-cell>
          <table:table-cell table:formula="of:=([.$S$11]/([.E420]+[.$T$11])^[.$U$11])" office:value-type="float" office:value="0.000551248326533982" calcext:value-type="float">
            <text:p>0.000551248326534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[.D420]^2" office:value-type="float" office:value="0.000000303874717506516" calcext:value-type="float">
            <text:p>3.03874717506516E-07</text:p>
          </table:table-cell>
          <table:table-cell table:formula="of:=([.C420]-[.D420])^2" office:value-type="float" office:value="0.0000000215344031794272" calcext:value-type="float">
            <text:p>2.153440317942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t</text:p>
          </table:table-cell>
          <table:table-cell office:value-type="float" office:value="728" calcext:value-type="float">
            <text:p>728</text:p>
          </table:table-cell>
          <table:table-cell table:formula="of:=([.B421]/[.$F$1])" office:value-type="float" office:value="0.000403394051156793" calcext:value-type="float">
            <text:p>0.000403394051157</text:p>
          </table:table-cell>
          <table:table-cell table:formula="of:=([.$S$11]/([.E421]+[.$T$11])^[.$U$11])" office:value-type="float" office:value="0.000550130043755883" calcext:value-type="float">
            <text:p>0.000550130043756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D421]^2" office:value-type="float" office:value="0.00000030264306504285" calcext:value-type="float">
            <text:p>3.0264306504285E-07</text:p>
          </table:table-cell>
          <table:table-cell table:formula="of:=([.C421]-[.D421])^2" office:value-type="float" office:value="0.0000000215314515240401" calcext:value-type="float">
            <text:p>2.1531451524040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refore</text:p>
          </table:table-cell>
          <table:table-cell office:value-type="float" office:value="723" calcext:value-type="float">
            <text:p>723</text:p>
          </table:table-cell>
          <table:table-cell table:formula="of:=([.B422]/[.$F$1])" office:value-type="float" office:value="0.000400623487618629" calcext:value-type="float">
            <text:p>0.000400623487619</text:p>
          </table:table-cell>
          <table:table-cell table:formula="of:=([.$S$11]/([.E422]+[.$T$11])^[.$U$11])" office:value-type="float" office:value="0.000549016655916603" calcext:value-type="float">
            <text:p>0.000549016655917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D422]^2" office:value-type="float" office:value="0.00000030141928847385" calcext:value-type="float">
            <text:p>3.0141928847385E-07</text:p>
          </table:table-cell>
          <table:table-cell table:formula="of:=([.C422]-[.D422])^2" office:value-type="float" office:value="0.0000000220205323975109" calcext:value-type="float">
            <text:p>2.202053239751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ms</text:p>
          </table:table-cell>
          <table:table-cell office:value-type="float" office:value="721" calcext:value-type="float">
            <text:p>721</text:p>
          </table:table-cell>
          <table:table-cell table:formula="of:=([.B423]/[.$F$1])" office:value-type="float" office:value="0.000399515262203363" calcext:value-type="float">
            <text:p>0.000399515262203</text:p>
          </table:table-cell>
          <table:table-cell table:formula="of:=([.$S$11]/([.E423]+[.$T$11])^[.$U$11])" office:value-type="float" office:value="0.000547908130147998" calcext:value-type="float">
            <text:p>0.000547908130148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D423]^2" office:value-type="float" office:value="0.000000300203319082276" calcext:value-type="float">
            <text:p>3.00203319082276E-07</text:p>
          </table:table-cell>
          <table:table-cell table:formula="of:=([.C423]-[.D423])^2" office:value-type="float" office:value="0.000000022020443256834" calcext:value-type="float">
            <text:p>2.202044325683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iends</text:p>
          </table:table-cell>
          <table:table-cell office:value-type="float" office:value="721" calcext:value-type="float">
            <text:p>721</text:p>
          </table:table-cell>
          <table:table-cell table:formula="of:=([.B424]/[.$F$1])" office:value-type="float" office:value="0.000399515262203363" calcext:value-type="float">
            <text:p>0.000399515262203</text:p>
          </table:table-cell>
          <table:table-cell table:formula="of:=([.$S$11]/([.E424]+[.$T$11])^[.$U$11])" office:value-type="float" office:value="0.000546804433879096" calcext:value-type="float">
            <text:p>0.000546804433879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D424]^2" office:value-type="float" office:value="0.000000298995088909838" calcext:value-type="float">
            <text:p>2.98995088909838E-07</text:p>
          </table:table-cell>
          <table:table-cell table:formula="of:=([.C424]-[.D424])^2" office:value-type="float" office:value="0.0000000216941000929236" calcext:value-type="float">
            <text:p>2.169410009292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an</text:p>
          </table:table-cell>
          <table:table-cell office:value-type="float" office:value="721" calcext:value-type="float">
            <text:p>721</text:p>
          </table:table-cell>
          <table:table-cell table:formula="of:=([.B425]/[.$F$1])" office:value-type="float" office:value="0.000399515262203363" calcext:value-type="float">
            <text:p>0.000399515262203</text:p>
          </table:table-cell>
          <table:table-cell table:formula="of:=([.$S$11]/([.E425]+[.$T$11])^[.$U$11])" office:value-type="float" office:value="0.000545705534832718" calcext:value-type="float">
            <text:p>0.000545705534833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425]^2" office:value-type="float" office:value="0.000000297794530747063" calcext:value-type="float">
            <text:p>2.97794530747063E-07</text:p>
          </table:table-cell>
          <table:table-cell table:formula="of:=([.C425]-[.D425])^2" office:value-type="float" office:value="0.0000000213715958114452" calcext:value-type="float">
            <text:p>2.137159581144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w</text:p>
          </table:table-cell>
          <table:table-cell office:value-type="float" office:value="721" calcext:value-type="float">
            <text:p>721</text:p>
          </table:table-cell>
          <table:table-cell table:formula="of:=([.B426]/[.$F$1])" office:value-type="float" office:value="0.000399515262203363" calcext:value-type="float">
            <text:p>0.000399515262203</text:p>
          </table:table-cell>
          <table:table-cell table:formula="of:=([.$S$11]/([.E426]+[.$T$11])^[.$U$11])" office:value-type="float" office:value="0.000544611401022154" calcext:value-type="float">
            <text:p>0.000544611401022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D426]^2" office:value-type="float" office:value="0.000000296601578123314" calcext:value-type="float">
            <text:p>2.96601578123314E-07</text:p>
          </table:table-cell>
          <table:table-cell table:formula="of:=([.C426]-[.D426])^2" office:value-type="float" office:value="0.0000000210528895001221" calcext:value-type="float">
            <text:p>2.105288950012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rly</text:p>
          </table:table-cell>
          <table:table-cell office:value-type="float" office:value="719" calcext:value-type="float">
            <text:p>719</text:p>
          </table:table-cell>
          <table:table-cell table:formula="of:=([.B427]/[.$F$1])" office:value-type="float" office:value="0.000398407036788097" calcext:value-type="float">
            <text:p>0.000398407036788</text:p>
          </table:table-cell>
          <table:table-cell table:formula="of:=([.$S$11]/([.E427]+[.$T$11])^[.$U$11])" office:value-type="float" office:value="0.000543522000747878" calcext:value-type="float">
            <text:p>0.000543522000748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D427]^2" office:value-type="float" office:value="0.000000295416165296976" calcext:value-type="float">
            <text:p>2.95416165296976E-07</text:p>
          </table:table-cell>
          <table:table-cell table:formula="of:=([.C427]-[.D427])^2" office:value-type="float" office:value="0.0000000210583527650485" calcext:value-type="float">
            <text:p>2.105835276504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iew</text:p>
          </table:table-cell>
          <table:table-cell office:value-type="float" office:value="719" calcext:value-type="float">
            <text:p>719</text:p>
          </table:table-cell>
          <table:table-cell table:formula="of:=([.B428]/[.$F$1])" office:value-type="float" office:value="0.000398407036788097" calcext:value-type="float">
            <text:p>0.000398407036788</text:p>
          </table:table-cell>
          <table:table-cell table:formula="of:=([.$S$11]/([.E428]+[.$T$11])^[.$U$11])" office:value-type="float" office:value="0.000542437302594305" calcext:value-type="float">
            <text:p>0.000542437302594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D428]^2" office:value-type="float" office:value="0.000000294238227245786" calcext:value-type="float">
            <text:p>2.94238227245786E-07</text:p>
          </table:table-cell>
          <table:table-cell table:formula="of:=([.C428]-[.D428])^2" office:value-type="float" office:value="0.000000020744717468207" calcext:value-type="float">
            <text:p>2.07447174682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or</text:p>
          </table:table-cell>
          <table:table-cell office:value-type="float" office:value="718" calcext:value-type="float">
            <text:p>718</text:p>
          </table:table-cell>
          <table:table-cell table:formula="of:=([.B429]/[.$F$1])" office:value-type="float" office:value="0.000397852924080464" calcext:value-type="float">
            <text:p>0.00039785292408</text:p>
          </table:table-cell>
          <table:table-cell table:formula="of:=([.$S$11]/([.E429]+[.$T$11])^[.$U$11])" office:value-type="float" office:value="0.000541357275426604" calcext:value-type="float">
            <text:p>0.000541357275427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D429]^2" office:value-type="float" office:value="0.000000293067699657315" calcext:value-type="float">
            <text:p>2.93067699657315E-07</text:p>
          </table:table-cell>
          <table:table-cell table:formula="of:=([.C429]-[.D429])^2" office:value-type="float" office:value="0.0000000205934988552763" calcext:value-type="float">
            <text:p>2.059349885527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ched</text:p>
          </table:table-cell>
          <table:table-cell office:value-type="float" office:value="716" calcext:value-type="float">
            <text:p>716</text:p>
          </table:table-cell>
          <table:table-cell table:formula="of:=([.B430]/[.$F$1])" office:value-type="float" office:value="0.000396744698665198" calcext:value-type="float">
            <text:p>0.000396744698665</text:p>
          </table:table-cell>
          <table:table-cell table:formula="of:=([.$S$11]/([.E430]+[.$T$11])^[.$U$11])" office:value-type="float" office:value="0.000540281888387538" calcext:value-type="float">
            <text:p>0.000540281888388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D430]^2" office:value-type="float" office:value="0.000000291904518919604" calcext:value-type="float">
            <text:p>2.91904518919604E-07</text:p>
          </table:table-cell>
          <table:table-cell table:formula="of:=([.C430]-[.D430])^2" office:value-type="float" office:value="0.000000020602924833387" calcext:value-type="float">
            <text:p>2.06029248333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reement</text:p>
          </table:table-cell>
          <table:table-cell office:value-type="float" office:value="713" calcext:value-type="float">
            <text:p>713</text:p>
          </table:table-cell>
          <table:table-cell table:formula="of:=([.B431]/[.$F$1])" office:value-type="float" office:value="0.000395082360542299" calcext:value-type="float">
            <text:p>0.000395082360542</text:p>
          </table:table-cell>
          <table:table-cell table:formula="of:=([.$S$11]/([.E431]+[.$T$11])^[.$U$11])" office:value-type="float" office:value="0.000539211110894362" calcext:value-type="float">
            <text:p>0.000539211110894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D431]^2" office:value-type="float" office:value="0.000000290748622111932" calcext:value-type="float">
            <text:p>2.90748622111932E-07</text:p>
          </table:table-cell>
          <table:table-cell table:formula="of:=([.C431]-[.D431])^2" office:value-type="float" office:value="0.0000000207730966780472" calcext:value-type="float">
            <text:p>2.077309667804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ne</text:p>
          </table:table-cell>
          <table:table-cell office:value-type="float" office:value="709" calcext:value-type="float">
            <text:p>709</text:p>
          </table:table-cell>
          <table:table-cell table:formula="of:=([.B432]/[.$F$1])" office:value-type="float" office:value="0.000392865909711767" calcext:value-type="float">
            <text:p>0.000392865909712</text:p>
          </table:table-cell>
          <table:table-cell table:formula="of:=([.$S$11]/([.E432]+[.$T$11])^[.$U$11])" office:value-type="float" office:value="0.000538144912635751" calcext:value-type="float">
            <text:p>0.000538144912636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D432]^2" office:value-type="float" office:value="0.00000028959994699574" calcext:value-type="float">
            <text:p>2.8959994699574E-07</text:p>
          </table:table-cell>
          <table:table-cell table:formula="of:=([.C432]-[.D432])^2" office:value-type="float" office:value="0.0000000211059886905868" calcext:value-type="float">
            <text:p>2.110598869058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n</text:p>
          </table:table-cell>
          <table:table-cell office:value-type="float" office:value="709" calcext:value-type="float">
            <text:p>709</text:p>
          </table:table-cell>
          <table:table-cell table:formula="of:=([.B433]/[.$F$1])" office:value-type="float" office:value="0.000392865909711767" calcext:value-type="float">
            <text:p>0.000392865909712</text:p>
          </table:table-cell>
          <table:table-cell table:formula="of:=([.$S$11]/([.E433]+[.$T$11])^[.$U$11])" office:value-type="float" office:value="0.000537083263568776" calcext:value-type="float">
            <text:p>0.000537083263569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433]^2" office:value-type="float" office:value="0.000000288458432005687" calcext:value-type="float">
            <text:p>2.88458432005687E-07</text:p>
          </table:table-cell>
          <table:table-cell table:formula="of:=([.C433]-[.D433])^2" office:value-type="float" office:value="0.0000000207986451535176" calcext:value-type="float">
            <text:p>2.079864515351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uth</text:p>
          </table:table-cell>
          <table:table-cell office:value-type="float" office:value="707" calcext:value-type="float">
            <text:p>707</text:p>
          </table:table-cell>
          <table:table-cell table:formula="of:=([.B434]/[.$F$1])" office:value-type="float" office:value="0.000391757684296501" calcext:value-type="float">
            <text:p>0.000391757684297</text:p>
          </table:table-cell>
          <table:table-cell table:formula="of:=([.$S$11]/([.E434]+[.$T$11])^[.$U$11])" office:value-type="float" office:value="0.000536026133915918" calcext:value-type="float">
            <text:p>0.000536026133916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D434]^2" office:value-type="float" office:value="0.000000287324016240846" calcext:value-type="float">
            <text:p>2.87324016240846E-07</text:p>
          </table:table-cell>
          <table:table-cell table:formula="of:=([.C434]-[.D434])^2" office:value-type="float" office:value="0.0000000208133855555903" calcext:value-type="float">
            <text:p>2.081338555559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ange</text:p>
          </table:table-cell>
          <table:table-cell office:value-type="float" office:value="705" calcext:value-type="float">
            <text:p>705</text:p>
          </table:table-cell>
          <table:table-cell table:formula="of:=([.B435]/[.$F$1])" office:value-type="float" office:value="0.000390649458881235" calcext:value-type="float">
            <text:p>0.000390649458881</text:p>
          </table:table-cell>
          <table:table-cell table:formula="of:=([.$S$11]/([.E435]+[.$T$11])^[.$U$11])" office:value-type="float" office:value="0.000534973494162125" calcext:value-type="float">
            <text:p>0.000534973494162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435]^2" office:value-type="float" office:value="0.000000286196639456033" calcext:value-type="float">
            <text:p>2.86196639456033E-07</text:p>
          </table:table-cell>
          <table:table-cell table:formula="of:=([.C435]-[.D435])^2" office:value-type="float" office:value="0.0000000208294271597595" calcext:value-type="float">
            <text:p>2.082942715975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</text:p>
          </table:table-cell>
          <table:table-cell office:value-type="float" office:value="705" calcext:value-type="float">
            <text:p>705</text:p>
          </table:table-cell>
          <table:table-cell table:formula="of:=([.B436]/[.$F$1])" office:value-type="float" office:value="0.000390649458881235" calcext:value-type="float">
            <text:p>0.000390649458881</text:p>
          </table:table-cell>
          <table:table-cell table:formula="of:=([.$S$11]/([.E436]+[.$T$11])^[.$U$11])" office:value-type="float" office:value="0.000533925315051901" calcext:value-type="float">
            <text:p>0.00053392531505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D436]^2" office:value-type="float" office:value="0.000000285076242053272" calcext:value-type="float">
            <text:p>2.85076242053272E-07</text:p>
          </table:table-cell>
          <table:table-cell table:formula="of:=([.C436]-[.D436])^2" office:value-type="float" office:value="0.0000000205279709614374" calcext:value-type="float">
            <text:p>2.052797096143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sition</text:p>
          </table:table-cell>
          <table:table-cell office:value-type="float" office:value="703" calcext:value-type="float">
            <text:p>703</text:p>
          </table:table-cell>
          <table:table-cell table:formula="of:=([.B437]/[.$F$1])" office:value-type="float" office:value="0.000389541233465969" calcext:value-type="float">
            <text:p>0.000389541233466</text:p>
          </table:table-cell>
          <table:table-cell table:formula="of:=([.$S$11]/([.E437]+[.$T$11])^[.$U$11])" office:value-type="float" office:value="0.000532881567586443" calcext:value-type="float">
            <text:p>0.000532881567586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D437]^2" office:value-type="float" office:value="0.000000283962765073385" calcext:value-type="float">
            <text:p>2.83962765073385E-07</text:p>
          </table:table-cell>
          <table:table-cell table:formula="of:=([.C437]-[.D437])^2" office:value-type="float" office:value="0.0000000205464513857691" calcext:value-type="float">
            <text:p>2.054645138576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ll</text:p>
          </table:table-cell>
          <table:table-cell office:value-type="float" office:value="702" calcext:value-type="float">
            <text:p>702</text:p>
          </table:table-cell>
          <table:table-cell table:formula="of:=([.B438]/[.$F$1])" office:value-type="float" office:value="0.000388987120758336" calcext:value-type="float">
            <text:p>0.000388987120758</text:p>
          </table:table-cell>
          <table:table-cell table:formula="of:=([.$S$11]/([.E438]+[.$T$11])^[.$U$11])" office:value-type="float" office:value="0.00053184222302081" calcext:value-type="float">
            <text:p>0.00053184222302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D438]^2" office:value-type="float" office:value="0.000000282856150187717" calcext:value-type="float">
            <text:p>2.82856150187717E-07</text:p>
          </table:table-cell>
          <table:table-cell table:formula="of:=([.C438]-[.D438])^2" office:value-type="float" office:value="0.0000000204075802424218" calcext:value-type="float">
            <text:p>2.040758024242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lly</text:p>
          </table:table-cell>
          <table:table-cell office:value-type="float" office:value="701" calcext:value-type="float">
            <text:p>701</text:p>
          </table:table-cell>
          <table:table-cell table:formula="of:=([.B439]/[.$F$1])" office:value-type="float" office:value="0.000388433008050703" calcext:value-type="float">
            <text:p>0.000388433008051</text:p>
          </table:table-cell>
          <table:table-cell table:formula="of:=([.$S$11]/([.E439]+[.$T$11])^[.$U$11])" office:value-type="float" office:value="0.00053080725286113" calcext:value-type="float">
            <text:p>0.000530807252861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D439]^2" office:value-type="float" office:value="0.00000028175633968998" calcext:value-type="float">
            <text:p>2.8175633968998E-07</text:p>
          </table:table-cell>
          <table:table-cell table:formula="of:=([.C439]-[.D439])^2" office:value-type="float" office:value="0.0000000202704255853393" calcext:value-type="float">
            <text:p>2.0270425585339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turn</text:p>
          </table:table-cell>
          <table:table-cell office:value-type="float" office:value="700" calcext:value-type="float">
            <text:p>700</text:p>
          </table:table-cell>
          <table:table-cell table:formula="of:=([.B440]/[.$F$1])" office:value-type="float" office:value="0.000387878895343071" calcext:value-type="float">
            <text:p>0.000387878895343</text:p>
          </table:table-cell>
          <table:table-cell table:formula="of:=([.$S$11]/([.E440]+[.$T$11])^[.$U$11])" office:value-type="float" office:value="0.000529776628861848" calcext:value-type="float">
            <text:p>0.000529776628862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D440]^2" office:value-type="float" office:value="0.000000280663276488224" calcext:value-type="float">
            <text:p>2.80663276488224E-07</text:p>
          </table:table-cell>
          <table:table-cell table:formula="of:=([.C440]-[.D440])^2" office:value-type="float" office:value="0.000000020134966777766" calcext:value-type="float">
            <text:p>2.01349667777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ndon</text:p>
          </table:table-cell>
          <table:table-cell office:value-type="float" office:value="699" calcext:value-type="float">
            <text:p>699</text:p>
          </table:table-cell>
          <table:table-cell table:formula="of:=([.B441]/[.$F$1])" office:value-type="float" office:value="0.000387324782635438" calcext:value-type="float">
            <text:p>0.000387324782635</text:p>
          </table:table-cell>
          <table:table-cell table:formula="of:=([.$S$11]/([.E441]+[.$T$11])^[.$U$11])" office:value-type="float" office:value="0.000528750323023006" calcext:value-type="float">
            <text:p>0.000528750323023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D441]^2" office:value-type="float" office:value="0.000000279576904096933" calcext:value-type="float">
            <text:p>2.79576904096933E-07</text:p>
          </table:table-cell>
          <table:table-cell table:formula="of:=([.C441]-[.D441])^2" office:value-type="float" office:value="0.0000000200011834739157" calcext:value-type="float">
            <text:p>2.000118347391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</text:p>
          </table:table-cell>
          <table:table-cell office:value-type="float" office:value="699" calcext:value-type="float">
            <text:p>699</text:p>
          </table:table-cell>
          <table:table-cell table:formula="of:=([.B442]/[.$F$1])" office:value-type="float" office:value="0.000387324782635438" calcext:value-type="float">
            <text:p>0.000387324782635</text:p>
          </table:table-cell>
          <table:table-cell table:formula="of:=([.$S$11]/([.E442]+[.$T$11])^[.$U$11])" office:value-type="float" office:value="0.000527728307587559" calcext:value-type="float">
            <text:p>0.000527728307588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D442]^2" office:value-type="float" office:value="0.000000278497166629229" calcext:value-type="float">
            <text:p>2.78497166629229E-07</text:p>
          </table:table-cell>
          <table:table-cell table:formula="of:=([.C442]-[.D442])^2" office:value-type="float" office:value="0.0000000197131498189809" calcext:value-type="float">
            <text:p>1.971314981898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yond</text:p>
          </table:table-cell>
          <table:table-cell office:value-type="float" office:value="698" calcext:value-type="float">
            <text:p>698</text:p>
          </table:table-cell>
          <table:table-cell table:formula="of:=([.B443]/[.$F$1])" office:value-type="float" office:value="0.000386770669927805" calcext:value-type="float">
            <text:p>0.000386770669928</text:p>
          </table:table-cell>
          <table:table-cell table:formula="of:=([.$S$11]/([.E443]+[.$T$11])^[.$U$11])" office:value-type="float" office:value="0.00052671055503873" calcext:value-type="float">
            <text:p>0.00052671055503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D443]^2" office:value-type="float" office:value="0.000000277424008789207" calcext:value-type="float">
            <text:p>2.77424008789207E-07</text:p>
          </table:table-cell>
          <table:table-cell table:formula="of:=([.C443]-[.D443])^2" office:value-type="float" office:value="0.0000000195831714448589" calcext:value-type="float">
            <text:p>1.958317144485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th</text:p>
          </table:table-cell>
          <table:table-cell office:value-type="float" office:value="696" calcext:value-type="float">
            <text:p>696</text:p>
          </table:table-cell>
          <table:table-cell table:formula="of:=([.B444]/[.$F$1])" office:value-type="float" office:value="0.000385662444512539" calcext:value-type="float">
            <text:p>0.000385662444513</text:p>
          </table:table-cell>
          <table:table-cell table:formula="of:=([.$S$11]/([.E444]+[.$T$11])^[.$U$11])" office:value-type="float" office:value="0.000525697038097395" calcext:value-type="float">
            <text:p>0.00052569703809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D444]^2" office:value-type="float" office:value="0.000000276357375864374" calcext:value-type="float">
            <text:p>2.76357375864374E-07</text:p>
          </table:table-cell>
          <table:table-cell table:formula="of:=([.C444]-[.D444])^2" office:value-type="float" office:value="0.000000019609687400476" calcext:value-type="float">
            <text:p>1.96096874004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use</text:p>
          </table:table-cell>
          <table:table-cell office:value-type="float" office:value="693" calcext:value-type="float">
            <text:p>693</text:p>
          </table:table-cell>
          <table:table-cell table:formula="of:=([.B445]/[.$F$1])" office:value-type="float" office:value="0.00038400010638964" calcext:value-type="float">
            <text:p>0.00038400010639</text:p>
          </table:table-cell>
          <table:table-cell table:formula="of:=([.$S$11]/([.E445]+[.$T$11])^[.$U$11])" office:value-type="float" office:value="0.000524687729719509" calcext:value-type="float">
            <text:p>0.00052468772972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D445]^2" office:value-type="float" office:value="0.000000275297213718212" calcext:value-type="float">
            <text:p>2.75297213718212E-07</text:p>
          </table:table-cell>
          <table:table-cell table:formula="of:=([.C445]-[.D445])^2" office:value-type="float" office:value="0.0000000197930073582071" calcext:value-type="float">
            <text:p>1.979300735820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ear</text:p>
          </table:table-cell>
          <table:table-cell office:value-type="float" office:value="691" calcext:value-type="float">
            <text:p>691</text:p>
          </table:table-cell>
          <table:table-cell table:formula="of:=([.B446]/[.$F$1])" office:value-type="float" office:value="0.000382891880974374" calcext:value-type="float">
            <text:p>0.000382891880974</text:p>
          </table:table-cell>
          <table:table-cell table:formula="of:=([.$S$11]/([.E446]+[.$T$11])^[.$U$11])" office:value-type="float" office:value="0.000523682603093553" calcext:value-type="float">
            <text:p>0.000523682603094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D446]^2" office:value-type="float" office:value="0.00000027424346878284" calcext:value-type="float">
            <text:p>2.7424346878284E-07</text:p>
          </table:table-cell>
          <table:table-cell table:formula="of:=([.C446]-[.D446])^2" office:value-type="float" office:value="0.0000000198220274348399" calcext:value-type="float">
            <text:p>1.982202743483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usiness</text:p>
          </table:table-cell>
          <table:table-cell office:value-type="float" office:value="691" calcext:value-type="float">
            <text:p>691</text:p>
          </table:table-cell>
          <table:table-cell table:formula="of:=([.B447]/[.$F$1])" office:value-type="float" office:value="0.000382891880974374" calcext:value-type="float">
            <text:p>0.000382891880974</text:p>
          </table:table-cell>
          <table:table-cell table:formula="of:=([.$S$11]/([.E447]+[.$T$11])^[.$U$11])" office:value-type="float" office:value="0.00052268163163803" calcext:value-type="float">
            <text:p>0.000522681631638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D447]^2" office:value-type="float" office:value="0.000000273196088051794" calcext:value-type="float">
            <text:p>2.73196088051794E-07</text:p>
          </table:table-cell>
          <table:table-cell table:formula="of:=([.C447]-[.D447])^2" office:value-type="float" office:value="0.0000000195411743906073" calcext:value-type="float">
            <text:p>1.954117439060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mand</text:p>
          </table:table-cell>
          <table:table-cell office:value-type="float" office:value="688" calcext:value-type="float">
            <text:p>688</text:p>
          </table:table-cell>
          <table:table-cell table:formula="of:=([.B448]/[.$F$1])" office:value-type="float" office:value="0.000381229542851475" calcext:value-type="float">
            <text:p>0.000381229542851</text:p>
          </table:table-cell>
          <table:table-cell table:formula="of:=([.$S$11]/([.E448]+[.$T$11])^[.$U$11])" office:value-type="float" office:value="0.000521684788998984" calcext:value-type="float">
            <text:p>0.000521684788999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D448]^2" office:value-type="float" office:value="0.000000272155019072914" calcext:value-type="float">
            <text:p>2.72155019072914E-07</text:p>
          </table:table-cell>
          <table:table-cell table:formula="of:=([.C448]-[.D448])^2" office:value-type="float" office:value="0.0000000197276761703573" calcext:value-type="float">
            <text:p>1.972767617035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t</text:p>
          </table:table-cell>
          <table:table-cell office:value-type="float" office:value="686" calcext:value-type="float">
            <text:p>686</text:p>
          </table:table-cell>
          <table:table-cell table:formula="of:=([.B449]/[.$F$1])" office:value-type="float" office:value="0.000380121317436209" calcext:value-type="float">
            <text:p>0.000380121317436</text:p>
          </table:table-cell>
          <table:table-cell table:formula="of:=([.$S$11]/([.E449]+[.$T$11])^[.$U$11])" office:value-type="float" office:value="0.000520692049047548" calcext:value-type="float">
            <text:p>0.000520692049048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D449]^2" office:value-type="float" office:value="0.000000271120209941335" calcext:value-type="float">
            <text:p>2.71120209941335E-07</text:p>
          </table:table-cell>
          <table:table-cell table:formula="of:=([.C449]-[.D449])^2" office:value-type="float" office:value="0.0000000197601305857472" calcext:value-type="float">
            <text:p>1.976013058574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ing</text:p>
          </table:table-cell>
          <table:table-cell office:value-type="float" office:value="683" calcext:value-type="float">
            <text:p>683</text:p>
          </table:table-cell>
          <table:table-cell table:formula="of:=([.B450]/[.$F$1])" office:value-type="float" office:value="0.00037845897931331" calcext:value-type="float">
            <text:p>0.000378458979313</text:p>
          </table:table-cell>
          <table:table-cell table:formula="of:=([.$S$11]/([.E450]+[.$T$11])^[.$U$11])" office:value-type="float" office:value="0.000519703385877537" calcext:value-type="float">
            <text:p>0.000519703385878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D450]^2" office:value-type="float" office:value="0.000000270091609292577" calcext:value-type="float">
            <text:p>2.70091609292577E-07</text:p>
          </table:table-cell>
          <table:table-cell table:formula="of:=([.C450]-[.D450])^2" office:value-type="float" office:value="0.0000000199499823856807" calcext:value-type="float">
            <text:p>1.994998238568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rt</text:p>
          </table:table-cell>
          <table:table-cell office:value-type="float" office:value="680" calcext:value-type="float">
            <text:p>680</text:p>
          </table:table-cell>
          <table:table-cell table:formula="of:=([.B451]/[.$F$1])" office:value-type="float" office:value="0.000376796641190411" calcext:value-type="float">
            <text:p>0.00037679664119</text:p>
          </table:table-cell>
          <table:table-cell table:formula="of:=([.$S$11]/([.E451]+[.$T$11])^[.$U$11])" office:value-type="float" office:value="0.000518718773803058" calcext:value-type="float">
            <text:p>0.00051871877380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451]^2" office:value-type="float" office:value="0.000000269069166295748" calcext:value-type="float">
            <text:p>2.69069166295748E-07</text:p>
          </table:table-cell>
          <table:table-cell table:formula="of:=([.C451]-[.D451])^2" office:value-type="float" office:value="0.0000000201418917253216" calcext:value-type="float">
            <text:p>2.014189172532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at's</text:p>
          </table:table-cell>
          <table:table-cell office:value-type="float" office:value="678" calcext:value-type="float">
            <text:p>678</text:p>
          </table:table-cell>
          <table:table-cell table:formula="of:=([.B452]/[.$F$1])" office:value-type="float" office:value="0.000375688415775145" calcext:value-type="float">
            <text:p>0.000375688415775</text:p>
          </table:table-cell>
          <table:table-cell table:formula="of:=([.$S$11]/([.E452]+[.$T$11])^[.$U$11])" office:value-type="float" office:value="0.000517738187356157" calcext:value-type="float">
            <text:p>0.000517738187356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D452]^2" office:value-type="float" office:value="0.00000026805283064684" calcext:value-type="float">
            <text:p>2.6805283064684E-07</text:p>
          </table:table-cell>
          <table:table-cell table:formula="of:=([.C452]-[.D452])^2" office:value-type="float" office:value="0.0000000201781376062177" calcext:value-type="float">
            <text:p>2.017813760621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nse</text:p>
          </table:table-cell>
          <table:table-cell office:value-type="float" office:value="676" calcext:value-type="float">
            <text:p>676</text:p>
          </table:table-cell>
          <table:table-cell table:formula="of:=([.B453]/[.$F$1])" office:value-type="float" office:value="0.00037458019035988" calcext:value-type="float">
            <text:p>0.00037458019036</text:p>
          </table:table-cell>
          <table:table-cell table:formula="of:=([.$S$11]/([.E453]+[.$T$11])^[.$U$11])" office:value-type="float" office:value="0.0005167616012845" calcext:value-type="float">
            <text:p>0.000516761601285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D453]^2" office:value-type="float" office:value="0.00000026704255256212" calcext:value-type="float">
            <text:p>2.6704255256212E-07</text:p>
          </table:table-cell>
          <table:table-cell table:formula="of:=([.C453]-[.D453])^2" office:value-type="float" office:value="0.0000000202155536125157" calcext:value-type="float">
            <text:p>2.021555361251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ster</text:p>
          </table:table-cell>
          <table:table-cell office:value-type="float" office:value="676" calcext:value-type="float">
            <text:p>676</text:p>
          </table:table-cell>
          <table:table-cell table:formula="of:=([.B454]/[.$F$1])" office:value-type="float" office:value="0.00037458019035988" calcext:value-type="float">
            <text:p>0.00037458019036</text:p>
          </table:table-cell>
          <table:table-cell table:formula="of:=([.$S$11]/([.E454]+[.$T$11])^[.$U$11])" office:value-type="float" office:value="0.000515788990549074" calcext:value-type="float">
            <text:p>0.000515788990549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D454]^2" office:value-type="float" office:value="0.000000266038282771632" calcext:value-type="float">
            <text:p>2.66038282771632E-07</text:p>
          </table:table-cell>
          <table:table-cell table:formula="of:=([.C454]-[.D454])^2" office:value-type="float" office:value="0.0000000199399252508717" calcext:value-type="float">
            <text:p>1.993992525087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ders</text:p>
          </table:table-cell>
          <table:table-cell office:value-type="float" office:value="675" calcext:value-type="float">
            <text:p>675</text:p>
          </table:table-cell>
          <table:table-cell table:formula="of:=([.B455]/[.$F$1])" office:value-type="float" office:value="0.000374026077652247" calcext:value-type="float">
            <text:p>0.000374026077652</text:p>
          </table:table-cell>
          <table:table-cell table:formula="of:=([.$S$11]/([.E455]+[.$T$11])^[.$U$11])" office:value-type="float" office:value="0.000514820330321927" calcext:value-type="float">
            <text:p>0.000514820330322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D455]^2" office:value-type="float" office:value="0.000000265039972512778" calcext:value-type="float">
            <text:p>2.65039972512778E-07</text:p>
          </table:table-cell>
          <table:table-cell table:formula="of:=([.C455]-[.D455])^2" office:value-type="float" office:value="0.0000000198230215848137" calcext:value-type="float">
            <text:p>1.982302158481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autiful</text:p>
          </table:table-cell>
          <table:table-cell office:value-type="float" office:value="671" calcext:value-type="float">
            <text:p>671</text:p>
          </table:table-cell>
          <table:table-cell table:formula="of:=([.B456]/[.$F$1])" office:value-type="float" office:value="0.000371809626821715" calcext:value-type="float">
            <text:p>0.000371809626822</text:p>
          </table:table-cell>
          <table:table-cell table:formula="of:=([.$S$11]/([.E456]+[.$T$11])^[.$U$11])" office:value-type="float" office:value="0.000513855595983932" calcext:value-type="float">
            <text:p>0.000513855595984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D456]^2" office:value-type="float" office:value="0.000000264047573524002" calcext:value-type="float">
            <text:p>2.64047573524002E-07</text:p>
          </table:table-cell>
          <table:table-cell table:formula="of:=([.C456]-[.D456])^2" office:value-type="float" office:value="0.0000000201770573552335" calcext:value-type="float">
            <text:p>2.017705735523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e</text:p>
          </table:table-cell>
          <table:table-cell office:value-type="float" office:value="671" calcext:value-type="float">
            <text:p>671</text:p>
          </table:table-cell>
          <table:table-cell table:formula="of:=([.B457]/[.$F$1])" office:value-type="float" office:value="0.000371809626821715" calcext:value-type="float">
            <text:p>0.000371809626822</text:p>
          </table:table-cell>
          <table:table-cell table:formula="of:=([.$S$11]/([.E457]+[.$T$11])^[.$U$11])" office:value-type="float" office:value="0.000512894763122579" calcext:value-type="float">
            <text:p>0.000512894763123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457]^2" office:value-type="float" office:value="0.000000263061038038567" calcext:value-type="float">
            <text:p>2.63061038038567E-07</text:p>
          </table:table-cell>
          <table:table-cell table:formula="of:=([.C457]-[.D457])^2" office:value-type="float" office:value="0.0000000199050156850335" calcext:value-type="float">
            <text:p>1.990501568503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story</text:p>
          </table:table-cell>
          <table:table-cell office:value-type="float" office:value="670" calcext:value-type="float">
            <text:p>670</text:p>
          </table:table-cell>
          <table:table-cell table:formula="of:=([.B458]/[.$F$1])" office:value-type="float" office:value="0.000371255514114082" calcext:value-type="float">
            <text:p>0.000371255514114</text:p>
          </table:table-cell>
          <table:table-cell table:formula="of:=([.$S$11]/([.E458]+[.$T$11])^[.$U$11])" office:value-type="float" office:value="0.0005119378075298" calcext:value-type="float">
            <text:p>0.00051193780753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[.D458]^2" office:value-type="float" office:value="0.000000262080318778419" calcext:value-type="float">
            <text:p>2.62080318778419E-07</text:p>
          </table:table-cell>
          <table:table-cell table:formula="of:=([.C458]-[.D458])^2" office:value-type="float" office:value="0.0000000197915076807062" calcext:value-type="float">
            <text:p>1.9791507680706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ildren</text:p>
          </table:table-cell>
          <table:table-cell office:value-type="float" office:value="669" calcext:value-type="float">
            <text:p>669</text:p>
          </table:table-cell>
          <table:table-cell table:formula="of:=([.B459]/[.$F$1])" office:value-type="float" office:value="0.000370701401406449" calcext:value-type="float">
            <text:p>0.000370701401406</text:p>
          </table:table-cell>
          <table:table-cell table:formula="of:=([.$S$11]/([.E459]+[.$T$11])^[.$U$11])" office:value-type="float" office:value="0.000510984705199813" calcext:value-type="float">
            <text:p>0.0005109847052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[.D459]^2" office:value-type="float" office:value="0.000000261105368948139" calcext:value-type="float">
            <text:p>2.61105368948139E-07</text:p>
          </table:table-cell>
          <table:table-cell table:formula="of:=([.C459]-[.D459])^2" office:value-type="float" office:value="0.0000000196794053231812" calcext:value-type="float">
            <text:p>1.967940532318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irl</text:p>
          </table:table-cell>
          <table:table-cell office:value-type="float" office:value="668" calcext:value-type="float">
            <text:p>668</text:p>
          </table:table-cell>
          <table:table-cell table:formula="of:=([.B460]/[.$F$1])" office:value-type="float" office:value="0.000370147288698816" calcext:value-type="float">
            <text:p>0.000370147288699</text:p>
          </table:table-cell>
          <table:table-cell table:formula="of:=([.$S$11]/([.E460]+[.$T$11])^[.$U$11])" office:value-type="float" office:value="0.000510035432327001" calcext:value-type="float">
            <text:p>0.000510035432327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[.D460]^2" office:value-type="float" office:value="0.000000260136142228991" calcext:value-type="float">
            <text:p>2.60136142228991E-07</text:p>
          </table:table-cell>
          <table:table-cell table:formula="of:=([.C460]-[.D460])^2" office:value-type="float" office:value="0.0000000195686927277397" calcext:value-type="float">
            <text:p>1.956869272773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jor</text:p>
          </table:table-cell>
          <table:table-cell office:value-type="float" office:value="666" calcext:value-type="float">
            <text:p>666</text:p>
          </table:table-cell>
          <table:table-cell table:formula="of:=([.B461]/[.$F$1])" office:value-type="float" office:value="0.00036903906328355" calcext:value-type="float">
            <text:p>0.000369039063284</text:p>
          </table:table-cell>
          <table:table-cell table:formula="of:=([.$S$11]/([.E461]+[.$T$11])^[.$U$11])" office:value-type="float" office:value="0.000509089965303817" calcext:value-type="float">
            <text:p>0.000509089965304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D461]^2" office:value-type="float" office:value="0.000000259172592773042" calcext:value-type="float">
            <text:p>2.59172592773042E-07</text:p>
          </table:table-cell>
          <table:table-cell table:formula="of:=([.C461]-[.D461])^2" office:value-type="float" office:value="0.0000000196142551566904" calcext:value-type="float">
            <text:p>1.961425515669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count</text:p>
          </table:table-cell>
          <table:table-cell office:value-type="float" office:value="665" calcext:value-type="float">
            <text:p>665</text:p>
          </table:table-cell>
          <table:table-cell table:formula="of:=([.B462]/[.$F$1])" office:value-type="float" office:value="0.000368484950575917" calcext:value-type="float">
            <text:p>0.000368484950576</text:p>
          </table:table-cell>
          <table:table-cell table:formula="of:=([.$S$11]/([.E462]+[.$T$11])^[.$U$11])" office:value-type="float" office:value="0.00050814828071871" calcext:value-type="float">
            <text:p>0.000508148280719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D462]^2" office:value-type="float" office:value="0.000000258214675197381" calcext:value-type="float">
            <text:p>2.58214675197381E-07</text:p>
          </table:table-cell>
          <table:table-cell table:formula="of:=([.C462]-[.D462])^2" office:value-type="float" office:value="0.0000000195058457865747" calcext:value-type="float">
            <text:p>1.9505845786574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tinued</text:p>
          </table:table-cell>
          <table:table-cell office:value-type="float" office:value="657" calcext:value-type="float">
            <text:p>657</text:p>
          </table:table-cell>
          <table:table-cell table:formula="of:=([.B463]/[.$F$1])" office:value-type="float" office:value="0.000364052048914853" calcext:value-type="float">
            <text:p>0.000364052048915</text:p>
          </table:table-cell>
          <table:table-cell table:formula="of:=([.$S$11]/([.E463]+[.$T$11])^[.$U$11])" office:value-type="float" office:value="0.000507210355354082" calcext:value-type="float">
            <text:p>0.000507210355354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D463]^2" office:value-type="float" office:value="0.000000257262344578414" calcext:value-type="float">
            <text:p>2.57262344578414E-07</text:p>
          </table:table-cell>
          <table:table-cell table:formula="of:=([.C463]-[.D463])^2" office:value-type="float" office:value="0.0000000204943007025481" calcext:value-type="float">
            <text:p>2.049430070254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rself</text:p>
          </table:table-cell>
          <table:table-cell office:value-type="float" office:value="653" calcext:value-type="float">
            <text:p>653</text:p>
          </table:table-cell>
          <table:table-cell table:formula="of:=([.B464]/[.$F$1])" office:value-type="float" office:value="0.000361835598084322" calcext:value-type="float">
            <text:p>0.000361835598084</text:p>
          </table:table-cell>
          <table:table-cell table:formula="of:=([.$S$11]/([.E464]+[.$T$11])^[.$U$11])" office:value-type="float" office:value="0.000506276166184271" calcext:value-type="float">
            <text:p>0.00050627616618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D464]^2" office:value-type="float" office:value="0.000000256315556446244" calcext:value-type="float">
            <text:p>2.56315556446244E-07</text:p>
          </table:table-cell>
          <table:table-cell table:formula="of:=([.C464]-[.D464])^2" office:value-type="float" office:value="0.0000000208630777130362" calcext:value-type="float">
            <text:p>2.0863077713036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ld</text:p>
          </table:table-cell>
          <table:table-cell office:value-type="float" office:value="652" calcext:value-type="float">
            <text:p>652</text:p>
          </table:table-cell>
          <table:table-cell table:formula="of:=([.B465]/[.$F$1])" office:value-type="float" office:value="0.000361281485376689" calcext:value-type="float">
            <text:p>0.000361281485377</text:p>
          </table:table-cell>
          <table:table-cell table:formula="of:=([.$S$11]/([.E465]+[.$T$11])^[.$U$11])" office:value-type="float" office:value="0.000505345690373555" calcext:value-type="float">
            <text:p>0.000505345690374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D465]^2" office:value-type="float" office:value="0.000000255374266779125" calcext:value-type="float">
            <text:p>2.55374266779125E-07</text:p>
          </table:table-cell>
          <table:table-cell table:formula="of:=([.C465]-[.D465])^2" office:value-type="float" office:value="0.0000000207544951613791" calcext:value-type="float">
            <text:p>2.075449516137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d</text:p>
          </table:table-cell>
          <table:table-cell office:value-type="float" office:value="651" calcext:value-type="float">
            <text:p>651</text:p>
          </table:table-cell>
          <table:table-cell table:formula="of:=([.B466]/[.$F$1])" office:value-type="float" office:value="0.000360727372669056" calcext:value-type="float">
            <text:p>0.000360727372669</text:p>
          </table:table-cell>
          <table:table-cell table:formula="of:=([.$S$11]/([.E466]+[.$T$11])^[.$U$11])" office:value-type="float" office:value="0.000504418905274184" calcext:value-type="float">
            <text:p>0.000504418905274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D466]^2" office:value-type="float" office:value="0.000000254438431998006" calcext:value-type="float">
            <text:p>2.54438431998006E-07</text:p>
          </table:table-cell>
          <table:table-cell table:formula="of:=([.C466]-[.D466])^2" office:value-type="float" office:value="0.0000000206472565424106" calcext:value-type="float">
            <text:p>2.0647256542410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st</text:p>
          </table:table-cell>
          <table:table-cell office:value-type="float" office:value="649" calcext:value-type="float">
            <text:p>649</text:p>
          </table:table-cell>
          <table:table-cell table:formula="of:=([.B467]/[.$F$1])" office:value-type="float" office:value="0.00035961914725379" calcext:value-type="float">
            <text:p>0.000359619147254</text:p>
          </table:table-cell>
          <table:table-cell table:formula="of:=([.$S$11]/([.E467]+[.$T$11])^[.$U$11])" office:value-type="float" office:value="0.000503495788424436" calcext:value-type="float">
            <text:p>0.00050349578842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[.D467]^2" office:value-type="float" office:value="0.000000253508008961145" calcext:value-type="float">
            <text:p>2.53508008961145E-07</text:p>
          </table:table-cell>
          <table:table-cell table:formula="of:=([.C467]-[.D467])^2" office:value-type="float" office:value="0.000000020700487874547" calcext:value-type="float">
            <text:p>2.070048787454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ppeared</text:p>
          </table:table-cell>
          <table:table-cell office:value-type="float" office:value="646" calcext:value-type="float">
            <text:p>646</text:p>
          </table:table-cell>
          <table:table-cell table:formula="of:=([.B468]/[.$F$1])" office:value-type="float" office:value="0.000357956809130891" calcext:value-type="float">
            <text:p>0.000357956809131</text:p>
          </table:table-cell>
          <table:table-cell table:formula="of:=([.$S$11]/([.E468]+[.$T$11])^[.$U$11])" office:value-type="float" office:value="0.000502576317546701" calcext:value-type="float">
            <text:p>0.000502576317547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[.D468]^2" office:value-type="float" office:value="0.000000252582954958802" calcext:value-type="float">
            <text:p>2.52582954958802E-07</text:p>
          </table:table-cell>
          <table:table-cell table:formula="of:=([.C468]-[.D468])^2" office:value-type="float" office:value="0.0000000209148022144305" calcext:value-type="float">
            <text:p>2.091480221443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emy</text:p>
          </table:table-cell>
          <table:table-cell office:value-type="float" office:value="643" calcext:value-type="float">
            <text:p>643</text:p>
          </table:table-cell>
          <table:table-cell table:formula="of:=([.B469]/[.$F$1])" office:value-type="float" office:value="0.000356294471007992" calcext:value-type="float">
            <text:p>0.000356294471008</text:p>
          </table:table-cell>
          <table:table-cell table:formula="of:=([.$S$11]/([.E469]+[.$T$11])^[.$U$11])" office:value-type="float" office:value="0.000501660470545577" calcext:value-type="float">
            <text:p>0.000501660470546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D469]^2" office:value-type="float" office:value="0.000000251663227708009" calcext:value-type="float">
            <text:p>2.51663227708009E-07</text:p>
          </table:table-cell>
          <table:table-cell table:formula="of:=([.C469]-[.D469])^2" office:value-type="float" office:value="0.0000000211312738215611" calcext:value-type="float">
            <text:p>2.113127382156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ble</text:p>
          </table:table-cell>
          <table:table-cell office:value-type="float" office:value="638" calcext:value-type="float">
            <text:p>638</text:p>
          </table:table-cell>
          <table:table-cell table:formula="of:=([.B470]/[.$F$1])" office:value-type="float" office:value="0.000353523907469827" calcext:value-type="float">
            <text:p>0.00035352390747</text:p>
          </table:table-cell>
          <table:table-cell table:formula="of:=([.$S$11]/([.E470]+[.$T$11])^[.$U$11])" office:value-type="float" office:value="0.000500748225506004" calcext:value-type="float">
            <text:p>0.000500748225506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D470]^2" office:value-type="float" office:value="0.000000250748785347412" calcext:value-type="float">
            <text:p>2.50748785347412E-07</text:p>
          </table:table-cell>
          <table:table-cell table:formula="of:=([.C470]-[.D470])^2" office:value-type="float" office:value="0.0000000216749998212174" calcext:value-type="float">
            <text:p>2.167499982121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dea</text:p>
          </table:table-cell>
          <table:table-cell office:value-type="float" office:value="636" calcext:value-type="float">
            <text:p>636</text:p>
          </table:table-cell>
          <table:table-cell table:formula="of:=([.B471]/[.$F$1])" office:value-type="float" office:value="0.000352415682054561" calcext:value-type="float">
            <text:p>0.000352415682055</text:p>
          </table:table-cell>
          <table:table-cell table:formula="of:=([.$S$11]/([.E471]+[.$T$11])^[.$U$11])" office:value-type="float" office:value="0.000499839560691415" calcext:value-type="float">
            <text:p>0.000499839560691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D471]^2" office:value-type="float" office:value="0.000000249839586432187" calcext:value-type="float">
            <text:p>2.49839586432187E-07</text:p>
          </table:table-cell>
          <table:table-cell table:formula="of:=([.C471]-[.D471])^2" office:value-type="float" office:value="0.0000000217337999923338" calcext:value-type="float">
            <text:p>2.173379999233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cept</text:p>
          </table:table-cell>
          <table:table-cell office:value-type="float" office:value="636" calcext:value-type="float">
            <text:p>636</text:p>
          </table:table-cell>
          <table:table-cell table:formula="of:=([.B472]/[.$F$1])" office:value-type="float" office:value="0.000352415682054561" calcext:value-type="float">
            <text:p>0.000352415682055</text:p>
          </table:table-cell>
          <table:table-cell table:formula="of:=([.$S$11]/([.E472]+[.$T$11])^[.$U$11])" office:value-type="float" office:value="0.000498934454541904" calcext:value-type="float">
            <text:p>0.000498934454542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D472]^2" office:value-type="float" office:value="0.000000248935589929027" calcext:value-type="float">
            <text:p>2.48935589929027E-07</text:p>
          </table:table-cell>
          <table:table-cell table:formula="of:=([.C472]-[.D472])^2" office:value-type="float" office:value="0.0000000214677506911977" calcext:value-type="float">
            <text:p>2.146775069119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ffect</text:p>
          </table:table-cell>
          <table:table-cell office:value-type="float" office:value="636" calcext:value-type="float">
            <text:p>636</text:p>
          </table:table-cell>
          <table:table-cell table:formula="of:=([.B473]/[.$F$1])" office:value-type="float" office:value="0.000352415682054561" calcext:value-type="float">
            <text:p>0.000352415682055</text:p>
          </table:table-cell>
          <table:table-cell table:formula="of:=([.$S$11]/([.E473]+[.$T$11])^[.$U$11])" office:value-type="float" office:value="0.000498032885672427" calcext:value-type="float">
            <text:p>0.000498032885672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D473]^2" office:value-type="float" office:value="0.000000248036755211205" calcext:value-type="float">
            <text:p>2.48036755211205E-07</text:p>
          </table:table-cell>
          <table:table-cell table:formula="of:=([.C473]-[.D473])^2" office:value-type="float" office:value="0.000000021204369989487" calcext:value-type="float">
            <text:p>2.12043699894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urpose</text:p>
          </table:table-cell>
          <table:table-cell office:value-type="float" office:value="632" calcext:value-type="float">
            <text:p>632</text:p>
          </table:table-cell>
          <table:table-cell table:formula="of:=([.B474]/[.$F$1])" office:value-type="float" office:value="0.000350199231224029" calcext:value-type="float">
            <text:p>0.000350199231224</text:p>
          </table:table-cell>
          <table:table-cell table:formula="of:=([.$S$11]/([.E474]+[.$T$11])^[.$U$11])" office:value-type="float" office:value="0.000497134832871018" calcext:value-type="float">
            <text:p>0.000497134832871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[.D474]^2" office:value-type="float" office:value="0.000000247143042053695" calcext:value-type="float">
            <text:p>2.47143042053695E-07</text:p>
          </table:table-cell>
          <table:table-cell table:formula="of:=([.C474]-[.D474])^2" office:value-type="float" office:value="0.0000000215900710313625" calcext:value-type="float">
            <text:p>2.159007103136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fe</text:p>
          </table:table-cell>
          <table:table-cell office:value-type="float" office:value="631" calcext:value-type="float">
            <text:p>631</text:p>
          </table:table-cell>
          <table:table-cell table:formula="of:=([.B475]/[.$F$1])" office:value-type="float" office:value="0.000349645118516396" calcext:value-type="float">
            <text:p>0.000349645118516</text:p>
          </table:table-cell>
          <table:table-cell table:formula="of:=([.$S$11]/([.E475]+[.$T$11])^[.$U$11])" office:value-type="float" office:value="0.00049624027509703" calcext:value-type="float">
            <text:p>0.000496240275097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D475]^2" office:value-type="float" office:value="0.000000246254410628376" calcext:value-type="float">
            <text:p>2.46254410628376E-07</text:p>
          </table:table-cell>
          <table:table-cell table:formula="of:=([.C475]-[.D475])^2" office:value-type="float" office:value="0.0000000214901399329003" calcext:value-type="float">
            <text:p>2.149013993290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ster</text:p>
          </table:table-cell>
          <table:table-cell office:value-type="float" office:value="629" calcext:value-type="float">
            <text:p>629</text:p>
          </table:table-cell>
          <table:table-cell table:formula="of:=([.B476]/[.$F$1])" office:value-type="float" office:value="0.000348536893101131" calcext:value-type="float">
            <text:p>0.000348536893101</text:p>
          </table:table-cell>
          <table:table-cell table:formula="of:=([.$S$11]/([.E476]+[.$T$11])^[.$U$11])" office:value-type="float" office:value="0.000495349191479394" calcext:value-type="float">
            <text:p>0.000495349191479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D476]^2" office:value-type="float" office:value="0.00000024537082149929" calcext:value-type="float">
            <text:p>2.4537082149929E-07</text:p>
          </table:table-cell>
          <table:table-cell table:formula="of:=([.C476]-[.D476])^2" office:value-type="float" office:value="0.0000000215538509551083" calcext:value-type="float">
            <text:p>2.155385095510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eak</text:p>
          </table:table-cell>
          <table:table-cell office:value-type="float" office:value="629" calcext:value-type="float">
            <text:p>629</text:p>
          </table:table-cell>
          <table:table-cell table:formula="of:=([.B477]/[.$F$1])" office:value-type="float" office:value="0.000348536893101131" calcext:value-type="float">
            <text:p>0.000348536893101</text:p>
          </table:table-cell>
          <table:table-cell table:formula="of:=([.$S$11]/([.E477]+[.$T$11])^[.$U$11])" office:value-type="float" office:value="0.000494461561314907" calcext:value-type="float">
            <text:p>0.000494461561315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D477]^2" office:value-type="float" office:value="0.000000244492235617975" calcext:value-type="float">
            <text:p>2.44492235617975E-07</text:p>
          </table:table-cell>
          <table:table-cell table:formula="of:=([.C477]-[.D477])^2" office:value-type="float" office:value="0.0000000212940087933007" calcext:value-type="float">
            <text:p>2.129400879330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ept</text:p>
          </table:table-cell>
          <table:table-cell office:value-type="float" office:value="628" calcext:value-type="float">
            <text:p>628</text:p>
          </table:table-cell>
          <table:table-cell table:formula="of:=([.B478]/[.$F$1])" office:value-type="float" office:value="0.000347982780393498" calcext:value-type="float">
            <text:p>0.000347982780393</text:p>
          </table:table-cell>
          <table:table-cell table:formula="of:=([.$S$11]/([.E478]+[.$T$11])^[.$U$11])" office:value-type="float" office:value="0.000493577364066529" calcext:value-type="float">
            <text:p>0.000493577364067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[.D478]^2" office:value-type="float" office:value="0.000000243618614318863" calcext:value-type="float">
            <text:p>2.43618614318863E-07</text:p>
          </table:table-cell>
          <table:table-cell table:formula="of:=([.C478]-[.D478])^2" office:value-type="float" office:value="0.0000000211977827949233" calcext:value-type="float">
            <text:p>2.119778279492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llowing</text:p>
          </table:table-cell>
          <table:table-cell office:value-type="float" office:value="625" calcext:value-type="float">
            <text:p>625</text:p>
          </table:table-cell>
          <table:table-cell table:formula="of:=([.B479]/[.$F$1])" office:value-type="float" office:value="0.000346320442270599" calcext:value-type="float">
            <text:p>0.000346320442271</text:p>
          </table:table-cell>
          <table:table-cell table:formula="of:=([.$S$11]/([.E479]+[.$T$11])^[.$U$11])" office:value-type="float" office:value="0.000492696579361713" calcext:value-type="float">
            <text:p>0.000492696579362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[.D479]^2" office:value-type="float" office:value="0.000000242749919314733" calcext:value-type="float">
            <text:p>2.42749919314733E-07</text:p>
          </table:table-cell>
          <table:table-cell table:formula="of:=([.C479]-[.D479])^2" office:value-type="float" office:value="0.0000000214259735097167" calcext:value-type="float">
            <text:p>2.142597350971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ye</text:p>
          </table:table-cell>
          <table:table-cell office:value-type="float" office:value="625" calcext:value-type="float">
            <text:p>625</text:p>
          </table:table-cell>
          <table:table-cell table:formula="of:=([.B480]/[.$F$1])" office:value-type="float" office:value="0.000346320442270599" calcext:value-type="float">
            <text:p>0.000346320442271</text:p>
          </table:table-cell>
          <table:table-cell table:formula="of:=([.$S$11]/([.E480]+[.$T$11])^[.$U$11])" office:value-type="float" office:value="0.000491819186990746" calcext:value-type="float">
            <text:p>0.000491819186991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D480]^2" office:value-type="float" office:value="0.000000241886112692239" calcext:value-type="float">
            <text:p>2.41886112692239E-07</text:p>
          </table:table-cell>
          <table:table-cell table:formula="of:=([.C480]-[.D480])^2" office:value-type="float" office:value="0.0000000211698847151387" calcext:value-type="float">
            <text:p>2.116988471513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urther</text:p>
          </table:table-cell>
          <table:table-cell office:value-type="float" office:value="624" calcext:value-type="float">
            <text:p>624</text:p>
          </table:table-cell>
          <table:table-cell table:formula="of:=([.B481]/[.$F$1])" office:value-type="float" office:value="0.000345766329562966" calcext:value-type="float">
            <text:p>0.000345766329563</text:p>
          </table:table-cell>
          <table:table-cell table:formula="of:=([.$S$11]/([.E481]+[.$T$11])^[.$U$11])" office:value-type="float" office:value="0.000490945166905116" calcext:value-type="float">
            <text:p>0.00049094516690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D481]^2" office:value-type="float" office:value="0.000000241027156907492" calcext:value-type="float">
            <text:p>2.41027156907492E-07</text:p>
          </table:table-cell>
          <table:table-cell table:formula="of:=([.C481]-[.D481])^2" office:value-type="float" office:value="0.0000000210768948120185" calcext:value-type="float">
            <text:p>2.107689481201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lp</text:p>
          </table:table-cell>
          <table:table-cell office:value-type="float" office:value="622" calcext:value-type="float">
            <text:p>622</text:p>
          </table:table-cell>
          <table:table-cell table:formula="of:=([.B482]/[.$F$1])" office:value-type="float" office:value="0.0003446581041477" calcext:value-type="float">
            <text:p>0.000344658104148</text:p>
          </table:table-cell>
          <table:table-cell table:formula="of:=([.$S$11]/([.E482]+[.$T$11])^[.$U$11])" office:value-type="float" office:value="0.000490074499215894" calcext:value-type="float">
            <text:p>0.000490074499216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D482]^2" office:value-type="float" office:value="0.00000024017301478171" calcext:value-type="float">
            <text:p>2.4017301478171E-07</text:p>
          </table:table-cell>
          <table:table-cell table:formula="of:=([.C482]-[.D482])^2" office:value-type="float" office:value="0.0000000211459279546292" calcext:value-type="float">
            <text:p>2.114592795462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lonel</text:p>
          </table:table-cell>
          <table:table-cell office:value-type="float" office:value="622" calcext:value-type="float">
            <text:p>622</text:p>
          </table:table-cell>
          <table:table-cell table:formula="of:=([.B483]/[.$F$1])" office:value-type="float" office:value="0.0003446581041477" calcext:value-type="float">
            <text:p>0.000344658104148</text:p>
          </table:table-cell>
          <table:table-cell table:formula="of:=([.$S$11]/([.E483]+[.$T$11])^[.$U$11])" office:value-type="float" office:value="0.000489207164192142" calcext:value-type="float">
            <text:p>0.000489207164192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D483]^2" office:value-type="float" office:value="0.000000239323649496917" calcext:value-type="float">
            <text:p>2.39323649496917E-07</text:p>
          </table:table-cell>
          <table:table-cell table:formula="of:=([.C483]-[.D483])^2" office:value-type="float" office:value="0.0000000208944307597316" calcext:value-type="float">
            <text:p>2.089443075973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ritten</text:p>
          </table:table-cell>
          <table:table-cell office:value-type="float" office:value="620" calcext:value-type="float">
            <text:p>620</text:p>
          </table:table-cell>
          <table:table-cell table:formula="of:=([.B484]/[.$F$1])" office:value-type="float" office:value="0.000343549878732434" calcext:value-type="float">
            <text:p>0.000343549878732</text:p>
          </table:table-cell>
          <table:table-cell table:formula="of:=([.$S$11]/([.E484]+[.$T$11])^[.$U$11])" office:value-type="float" office:value="0.000488343142259329" calcext:value-type="float">
            <text:p>0.000488343142259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D484]^2" office:value-type="float" office:value="0.000000238479024591715" calcext:value-type="float">
            <text:p>2.38479024591715E-07</text:p>
          </table:table-cell>
          <table:table-cell table:formula="of:=([.C484]-[.D484])^2" office:value-type="float" office:value="0.0000000209650891627689" calcext:value-type="float">
            <text:p>2.096508916276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ses</text:p>
          </table:table-cell>
          <table:table-cell office:value-type="float" office:value="618" calcext:value-type="float">
            <text:p>618</text:p>
          </table:table-cell>
          <table:table-cell table:formula="of:=([.B485]/[.$F$1])" office:value-type="float" office:value="0.000342441653317168" calcext:value-type="float">
            <text:p>0.000342441653317</text:p>
          </table:table-cell>
          <table:table-cell table:formula="of:=([.$S$11]/([.E485]+[.$T$11])^[.$U$11])" office:value-type="float" office:value="0.000487482413997782" calcext:value-type="float">
            <text:p>0.000487482413998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D485]^2" office:value-type="float" office:value="0.000000237639103957105" calcext:value-type="float">
            <text:p>2.37639103957105E-07</text:p>
          </table:table-cell>
          <table:table-cell table:formula="of:=([.C485]-[.D485])^2" office:value-type="float" office:value="0.0000000210368222588112" calcext:value-type="float">
            <text:p>2.103682225881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lear</text:p>
          </table:table-cell>
          <table:table-cell office:value-type="float" office:value="618" calcext:value-type="float">
            <text:p>618</text:p>
          </table:table-cell>
          <table:table-cell table:formula="of:=([.B486]/[.$F$1])" office:value-type="float" office:value="0.000342441653317168" calcext:value-type="float">
            <text:p>0.000342441653317</text:p>
          </table:table-cell>
          <table:table-cell table:formula="of:=([.$S$11]/([.E486]+[.$T$11])^[.$U$11])" office:value-type="float" office:value="0.000486624960141141" calcext:value-type="float">
            <text:p>0.000486624960141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D486]^2" office:value-type="float" office:value="0.000000236803851832367" calcext:value-type="float">
            <text:p>2.36803851832367E-07</text:p>
          </table:table-cell>
          <table:table-cell table:formula="of:=([.C486]-[.D486])^2" office:value-type="float" office:value="0.0000000207888259666959" calcext:value-type="float">
            <text:p>2.078882596669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ney</text:p>
          </table:table-cell>
          <table:table-cell office:value-type="float" office:value="617" calcext:value-type="float">
            <text:p>617</text:p>
          </table:table-cell>
          <table:table-cell table:formula="of:=([.B487]/[.$F$1])" office:value-type="float" office:value="0.000341887540609535" calcext:value-type="float">
            <text:p>0.00034188754061</text:p>
          </table:table-cell>
          <table:table-cell table:formula="of:=([.$S$11]/([.E487]+[.$T$11])^[.$U$11])" office:value-type="float" office:value="0.000485770761574838" calcext:value-type="float">
            <text:p>0.000485770761575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D487]^2" office:value-type="float" office:value="0.000000235973232800998" calcext:value-type="float">
            <text:p>2.35973232800998E-07</text:p>
          </table:table-cell>
          <table:table-cell table:formula="of:=([.C487]-[.D487])^2" office:value-type="float" office:value="0.0000000207023812753502" calcext:value-type="float">
            <text:p>2.070238127535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derstand</text:p>
          </table:table-cell>
          <table:table-cell office:value-type="float" office:value="614" calcext:value-type="float">
            <text:p>614</text:p>
          </table:table-cell>
          <table:table-cell table:formula="of:=([.B488]/[.$F$1])" office:value-type="float" office:value="0.000340225202486636" calcext:value-type="float">
            <text:p>0.000340225202487</text:p>
          </table:table-cell>
          <table:table-cell table:formula="of:=([.$S$11]/([.E488]+[.$T$11])^[.$U$11])" office:value-type="float" office:value="0.000484919799334597" calcext:value-type="float">
            <text:p>0.000484919799335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D488]^2" office:value-type="float" office:value="0.000000235147211786706" calcext:value-type="float">
            <text:p>2.35147211786706E-07</text:p>
          </table:table-cell>
          <table:table-cell table:formula="of:=([.C488]-[.D488])^2" office:value-type="float" office:value="0.000000020936526356994" calcext:value-type="float">
            <text:p>2.093652635699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mportant</text:p>
          </table:table-cell>
          <table:table-cell office:value-type="float" office:value="614" calcext:value-type="float">
            <text:p>614</text:p>
          </table:table-cell>
          <table:table-cell table:formula="of:=([.B489]/[.$F$1])" office:value-type="float" office:value="0.000340225202486636" calcext:value-type="float">
            <text:p>0.000340225202487</text:p>
          </table:table-cell>
          <table:table-cell table:formula="of:=([.$S$11]/([.E489]+[.$T$11])^[.$U$11])" office:value-type="float" office:value="0.000484072054604948" calcext:value-type="float">
            <text:p>0.000484072054605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D489]^2" office:value-type="float" office:value="0.000000234325754049456" calcext:value-type="float">
            <text:p>2.34325754049456E-07</text:p>
          </table:table-cell>
          <table:table-cell table:formula="of:=([.C489]-[.D489])^2" office:value-type="float" office:value="0.0000000206919168643476" calcext:value-type="float">
            <text:p>2.069191686434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ee</text:p>
          </table:table-cell>
          <table:table-cell office:value-type="float" office:value="613" calcext:value-type="float">
            <text:p>613</text:p>
          </table:table-cell>
          <table:table-cell table:formula="of:=([.B490]/[.$F$1])" office:value-type="float" office:value="0.000339671089779003" calcext:value-type="float">
            <text:p>0.000339671089779</text:p>
          </table:table-cell>
          <table:table-cell table:formula="of:=([.$S$11]/([.E490]+[.$T$11])^[.$U$11])" office:value-type="float" office:value="0.00048322750871776" calcext:value-type="float">
            <text:p>0.000483227508718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D490]^2" office:value-type="float" office:value="0.000000233508825181573" calcext:value-type="float">
            <text:p>2.33508825181573E-07</text:p>
          </table:table-cell>
          <table:table-cell table:formula="of:=([.C490]-[.D490])^2" office:value-type="float" office:value="0.0000000206084454185199" calcext:value-type="float">
            <text:p>2.060844541851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metimes</text:p>
          </table:table-cell>
          <table:table-cell office:value-type="float" office:value="612" calcext:value-type="float">
            <text:p>612</text:p>
          </table:table-cell>
          <table:table-cell table:formula="of:=([.B491]/[.$F$1])" office:value-type="float" office:value="0.00033911697707137" calcext:value-type="float">
            <text:p>0.000339116977071</text:p>
          </table:table-cell>
          <table:table-cell table:formula="of:=([.$S$11]/([.E491]+[.$T$11])^[.$U$11])" office:value-type="float" office:value="0.00048238614315079" calcext:value-type="float">
            <text:p>0.000482386143151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D491]^2" office:value-type="float" office:value="0.000000232696391103894" calcext:value-type="float">
            <text:p>2.32696391103894E-07</text:p>
          </table:table-cell>
          <table:table-cell table:formula="of:=([.C491]-[.D491])^2" office:value-type="float" office:value="0.0000000205260539490924" calcext:value-type="float">
            <text:p>2.052605394909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uth</text:p>
          </table:table-cell>
          <table:table-cell office:value-type="float" office:value="612" calcext:value-type="float">
            <text:p>612</text:p>
          </table:table-cell>
          <table:table-cell table:formula="of:=([.B492]/[.$F$1])" office:value-type="float" office:value="0.00033911697707137" calcext:value-type="float">
            <text:p>0.000339116977071</text:p>
          </table:table-cell>
          <table:table-cell table:formula="of:=([.$S$11]/([.E492]+[.$T$11])^[.$U$11])" office:value-type="float" office:value="0.000481547939526253" calcext:value-type="float">
            <text:p>0.000481547939526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D492]^2" office:value-type="float" office:value="0.000000231888418061979" calcext:value-type="float">
            <text:p>2.31888418061979E-07</text:p>
          </table:table-cell>
          <table:table-cell table:formula="of:=([.C492]-[.D492])^2" office:value-type="float" office:value="0.0000000202865790658241" calcext:value-type="float">
            <text:p>2.028657906582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ound</text:p>
          </table:table-cell>
          <table:table-cell office:value-type="float" office:value="608" calcext:value-type="float">
            <text:p>608</text:p>
          </table:table-cell>
          <table:table-cell table:formula="of:=([.B493]/[.$F$1])" office:value-type="float" office:value="0.000336900526240838" calcext:value-type="float">
            <text:p>0.000336900526241</text:p>
          </table:table-cell>
          <table:table-cell table:formula="of:=([.$S$11]/([.E493]+[.$T$11])^[.$U$11])" office:value-type="float" office:value="0.000480712879609403" calcext:value-type="float">
            <text:p>0.000480712879609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[.D493]^2" office:value-type="float" office:value="0.000000231084872622364" calcext:value-type="float">
            <text:p>2.31084872622364E-07</text:p>
          </table:table-cell>
          <table:table-cell table:formula="of:=([.C493]-[.D493])^2" office:value-type="float" office:value="0.0000000206819929814048" calcext:value-type="float">
            <text:p>2.068199298140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ont</text:p>
          </table:table-cell>
          <table:table-cell office:value-type="float" office:value="608" calcext:value-type="float">
            <text:p>608</text:p>
          </table:table-cell>
          <table:table-cell table:formula="of:=([.B494]/[.$F$1])" office:value-type="float" office:value="0.000336900526240838" calcext:value-type="float">
            <text:p>0.000336900526241</text:p>
          </table:table-cell>
          <table:table-cell table:formula="of:=([.$S$11]/([.E494]+[.$T$11])^[.$U$11])" office:value-type="float" office:value="0.000479880945307138" calcext:value-type="float">
            <text:p>0.000479880945307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D494]^2" office:value-type="float" office:value="0.000000230285721668872" calcext:value-type="float">
            <text:p>2.30285721668872E-07</text:p>
          </table:table-cell>
          <table:table-cell table:formula="of:=([.C494]-[.D494])^2" office:value-type="float" office:value="0.0000000204434002363746" calcext:value-type="float">
            <text:p>2.044340023637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tter</text:p>
          </table:table-cell>
          <table:table-cell office:value-type="float" office:value="606" calcext:value-type="float">
            <text:p>606</text:p>
          </table:table-cell>
          <table:table-cell table:formula="of:=([.B495]/[.$F$1])" office:value-type="float" office:value="0.000335792300825572" calcext:value-type="float">
            <text:p>0.000335792300826</text:p>
          </table:table-cell>
          <table:table-cell table:formula="of:=([.$S$11]/([.E495]+[.$T$11])^[.$U$11])" office:value-type="float" office:value="0.000479052118666614" calcext:value-type="float">
            <text:p>0.000479052118667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D495]^2" office:value-type="float" office:value="0.000000229490932398972" calcext:value-type="float">
            <text:p>2.29490932398972E-07</text:p>
          </table:table-cell>
          <table:table-cell table:formula="of:=([.C495]-[.D495])^2" office:value-type="float" office:value="0.0000000205233754078484" calcext:value-type="float">
            <text:p>2.0523375407848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ms</text:p>
          </table:table-cell>
          <table:table-cell office:value-type="float" office:value="605" calcext:value-type="float">
            <text:p>605</text:p>
          </table:table-cell>
          <table:table-cell table:formula="of:=([.B496]/[.$F$1])" office:value-type="float" office:value="0.000335238188117939" calcext:value-type="float">
            <text:p>0.000335238188118</text:p>
          </table:table-cell>
          <table:table-cell table:formula="of:=([.$S$11]/([.E496]+[.$T$11])^[.$U$11])" office:value-type="float" office:value="0.000478226381873881" calcext:value-type="float">
            <text:p>0.000478226381874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D496]^2" office:value-type="float" office:value="0.000000228700472320183" calcext:value-type="float">
            <text:p>2.28700472320183E-07</text:p>
          </table:table-cell>
          <table:table-cell table:formula="of:=([.C496]-[.D496])^2" office:value-type="float" office:value="0.0000000204456235535867" calcext:value-type="float">
            <text:p>2.044562355358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ne</text:p>
          </table:table-cell>
          <table:table-cell office:value-type="float" office:value="604" calcext:value-type="float">
            <text:p>604</text:p>
          </table:table-cell>
          <table:table-cell table:formula="of:=([.B497]/[.$F$1])" office:value-type="float" office:value="0.000334684075410307" calcext:value-type="float">
            <text:p>0.00033468407541</text:p>
          </table:table-cell>
          <table:table-cell table:formula="of:=([.$S$11]/([.E497]+[.$T$11])^[.$U$11])" office:value-type="float" office:value="0.000477403717252532" calcext:value-type="float">
            <text:p>0.000477403717253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D497]^2" office:value-type="float" office:value="0.000000227914309246536" calcext:value-type="float">
            <text:p>2.27914309246536E-07</text:p>
          </table:table-cell>
          <table:table-cell table:formula="of:=([.C497]-[.D497])^2" office:value-type="float" office:value="0.0000000203688961675732" calcext:value-type="float">
            <text:p>2.036889616757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rk</text:p>
          </table:table-cell>
          <table:table-cell office:value-type="float" office:value="604" calcext:value-type="float">
            <text:p>604</text:p>
          </table:table-cell>
          <table:table-cell table:formula="of:=([.B498]/[.$F$1])" office:value-type="float" office:value="0.000334684075410307" calcext:value-type="float">
            <text:p>0.00033468407541</text:p>
          </table:table-cell>
          <table:table-cell table:formula="of:=([.$S$11]/([.E498]+[.$T$11])^[.$U$11])" office:value-type="float" office:value="0.000476584107262369" calcext:value-type="float">
            <text:p>0.000476584107262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D498]^2" office:value-type="float" office:value="0.000000227132411295069" calcext:value-type="float">
            <text:p>2.27132411295069E-07</text:p>
          </table:table-cell>
          <table:table-cell table:formula="of:=([.C498]-[.D498])^2" office:value-type="float" office:value="0.0000000201356190396162" calcext:value-type="float">
            <text:p>2.0135619039616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ty</text:p>
          </table:table-cell>
          <table:table-cell office:value-type="float" office:value="603" calcext:value-type="float">
            <text:p>603</text:p>
          </table:table-cell>
          <table:table-cell table:formula="of:=([.B499]/[.$F$1])" office:value-type="float" office:value="0.000334129962702674" calcext:value-type="float">
            <text:p>0.000334129962703</text:p>
          </table:table-cell>
          <table:table-cell table:formula="of:=([.$S$11]/([.E499]+[.$T$11])^[.$U$11])" office:value-type="float" office:value="0.000475767534498081" calcext:value-type="float">
            <text:p>0.000475767534498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D499]^2" office:value-type="float" office:value="0.000000226354746882383" calcext:value-type="float">
            <text:p>2.26354746882383E-07</text:p>
          </table:table-cell>
          <table:table-cell table:formula="of:=([.C499]-[.D499])^2" office:value-type="float" office:value="0.0000000200612017440992" calcext:value-type="float">
            <text:p>2.006120174409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ertainly</text:p>
          </table:table-cell>
          <table:table-cell office:value-type="float" office:value="603" calcext:value-type="float">
            <text:p>603</text:p>
          </table:table-cell>
          <table:table-cell table:formula="of:=([.B500]/[.$F$1])" office:value-type="float" office:value="0.000334129962702674" calcext:value-type="float">
            <text:p>0.000334129962703</text:p>
          </table:table-cell>
          <table:table-cell table:formula="of:=([.$S$11]/([.E500]+[.$T$11])^[.$U$11])" office:value-type="float" office:value="0.000474953981687947" calcext:value-type="float">
            <text:p>0.000474953981688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D500]^2" office:value-type="float" office:value="0.000000225581284721234" calcext:value-type="float">
            <text:p>2.25581284721234E-07</text:p>
          </table:table-cell>
          <table:table-cell table:formula="of:=([.C500]-[.D500])^2" office:value-type="float" office:value="0.0000000198314043231645" calcext:value-type="float">
            <text:p>1.983140432316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ward</text:p>
          </table:table-cell>
          <table:table-cell office:value-type="float" office:value="601" calcext:value-type="float">
            <text:p>601</text:p>
          </table:table-cell>
          <table:table-cell table:formula="of:=([.B501]/[.$F$1])" office:value-type="float" office:value="0.000333021737287408" calcext:value-type="float">
            <text:p>0.000333021737287</text:p>
          </table:table-cell>
          <table:table-cell table:formula="of:=([.$S$11]/([.E501]+[.$T$11])^[.$U$11])" office:value-type="float" office:value="0.000474143431692541" calcext:value-type="float">
            <text:p>0.000474143431693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501]^2" office:value-type="float" office:value="0.000000224811993817179" calcext:value-type="float">
            <text:p>2.24811993817179E-07</text:p>
          </table:table-cell>
          <table:table-cell table:formula="of:=([.C501]-[.D501])^2" office:value-type="float" office:value="0.0000000199153326317757" calcext:value-type="float">
            <text:p>1.991533263177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wn</text:p>
          </table:table-cell>
          <table:table-cell office:value-type="float" office:value="601" calcext:value-type="float">
            <text:p>601</text:p>
          </table:table-cell>
          <table:table-cell table:formula="of:=([.B502]/[.$F$1])" office:value-type="float" office:value="0.000333021737287408" calcext:value-type="float">
            <text:p>0.000333021737287</text:p>
          </table:table-cell>
          <table:table-cell table:formula="of:=([.$S$11]/([.E502]+[.$T$11])^[.$U$11])" office:value-type="float" office:value="0.000473335867503462" calcext:value-type="float">
            <text:p>0.000473335867503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D502]^2" office:value-type="float" office:value="0.000000224046843465255" calcext:value-type="float">
            <text:p>2.24046843465255E-07</text:p>
          </table:table-cell>
          <table:table-cell table:formula="of:=([.C502]-[.D502])^2" office:value-type="float" office:value="0.000000019688055138288" calcext:value-type="float">
            <text:p>1.96880551382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ws</text:p>
          </table:table-cell>
          <table:table-cell office:value-type="float" office:value="600" calcext:value-type="float">
            <text:p>600</text:p>
          </table:table-cell>
          <table:table-cell table:formula="of:=([.B503]/[.$F$1])" office:value-type="float" office:value="0.000332467624579775" calcext:value-type="float">
            <text:p>0.00033246762458</text:p>
          </table:table-cell>
          <table:table-cell table:formula="of:=([.$S$11]/([.E503]+[.$T$11])^[.$U$11])" office:value-type="float" office:value="0.000472531272242077" calcext:value-type="float">
            <text:p>0.000472531272242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D503]^2" office:value-type="float" office:value="0.000000223285803246716" calcext:value-type="float">
            <text:p>2.23285803246716E-07</text:p>
          </table:table-cell>
          <table:table-cell table:formula="of:=([.C503]-[.D503])^2" office:value-type="float" office:value="0.0000000196178253964697" calcext:value-type="float">
            <text:p>1.961782539646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ngth</text:p>
          </table:table-cell>
          <table:table-cell office:value-type="float" office:value="598" calcext:value-type="float">
            <text:p>598</text:p>
          </table:table-cell>
          <table:table-cell table:formula="of:=([.B504]/[.$F$1])" office:value-type="float" office:value="0.000331359399164509" calcext:value-type="float">
            <text:p>0.000331359399165</text:p>
          </table:table-cell>
          <table:table-cell table:formula="of:=([.$S$11]/([.E504]+[.$T$11])^[.$U$11])" office:value-type="float" office:value="0.000471729629158273" calcext:value-type="float">
            <text:p>0.000471729629158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D504]^2" office:value-type="float" office:value="0.000000222528843025802" calcext:value-type="float">
            <text:p>2.22528843025802E-07</text:p>
          </table:table-cell>
          <table:table-cell table:formula="of:=([.C504]-[.D504])^2" office:value-type="float" office:value="0.0000000197038014685022" calcext:value-type="float">
            <text:p>1.9703801468502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swer</text:p>
          </table:table-cell>
          <table:table-cell office:value-type="float" office:value="598" calcext:value-type="float">
            <text:p>598</text:p>
          </table:table-cell>
          <table:table-cell table:formula="of:=([.B505]/[.$F$1])" office:value-type="float" office:value="0.000331359399164509" calcext:value-type="float">
            <text:p>0.000331359399165</text:p>
          </table:table-cell>
          <table:table-cell table:formula="of:=([.$S$11]/([.E505]+[.$T$11])^[.$U$11])" office:value-type="float" office:value="0.000470930921629228" calcext:value-type="float">
            <text:p>0.000470930921629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505]^2" office:value-type="float" office:value="0.000000221775932946554" calcext:value-type="float">
            <text:p>2.21775932946554E-07</text:p>
          </table:table-cell>
          <table:table-cell table:formula="of:=([.C505]-[.D505])^2" office:value-type="float" office:value="0.0000000194802098831196" calcext:value-type="float">
            <text:p>1.948020988311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rps</text:p>
          </table:table-cell>
          <table:table-cell office:value-type="float" office:value="597" calcext:value-type="float">
            <text:p>597</text:p>
          </table:table-cell>
          <table:table-cell table:formula="of:=([.B506]/[.$F$1])" office:value-type="float" office:value="0.000330805286456876" calcext:value-type="float">
            <text:p>0.000330805286457</text:p>
          </table:table-cell>
          <table:table-cell table:formula="of:=([.$S$11]/([.E506]+[.$T$11])^[.$U$11])" office:value-type="float" office:value="0.000470135133158199" calcext:value-type="float">
            <text:p>0.000470135133158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D506]^2" office:value-type="float" office:value="0.000000221027043429677" calcext:value-type="float">
            <text:p>2.21027043429677E-07</text:p>
          </table:table-cell>
          <table:table-cell table:formula="of:=([.C506]-[.D506])^2" office:value-type="float" office:value="0.0000000194128061818141" calcext:value-type="float">
            <text:p>1.941280618181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bably</text:p>
          </table:table-cell>
          <table:table-cell office:value-type="float" office:value="596" calcext:value-type="float">
            <text:p>596</text:p>
          </table:table-cell>
          <table:table-cell table:formula="of:=([.B507]/[.$F$1])" office:value-type="float" office:value="0.000330251173749243" calcext:value-type="float">
            <text:p>0.000330251173749</text:p>
          </table:table-cell>
          <table:table-cell table:formula="of:=([.$S$11]/([.E507]+[.$T$11])^[.$U$11])" office:value-type="float" office:value="0.000469342247373315" calcext:value-type="float">
            <text:p>0.000469342247373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D507]^2" office:value-type="float" office:value="0.000000220282145169434" calcext:value-type="float">
            <text:p>2.20282145169434E-07</text:p>
          </table:table-cell>
          <table:table-cell table:formula="of:=([.C507]-[.D507])^2" office:value-type="float" office:value="0.000000019346326761897" calcext:value-type="float">
            <text:p>1.93463267618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urn</text:p>
          </table:table-cell>
          <table:table-cell office:value-type="float" office:value="595" calcext:value-type="float">
            <text:p>595</text:p>
          </table:table-cell>
          <table:table-cell table:formula="of:=([.B508]/[.$F$1])" office:value-type="float" office:value="0.00032969706104161" calcext:value-type="float">
            <text:p>0.000329697061042</text:p>
          </table:table-cell>
          <table:table-cell table:formula="of:=([.$S$11]/([.E508]+[.$T$11])^[.$U$11])" office:value-type="float" office:value="0.000468552248026395" calcext:value-type="float">
            <text:p>0.000468552248026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D508]^2" office:value-type="float" office:value="0.000000219541209130588" calcext:value-type="float">
            <text:p>2.19541209130588E-07</text:p>
          </table:table-cell>
          <table:table-cell table:formula="of:=([.C508]-[.D508])^2" office:value-type="float" office:value="0.0000000192807629525796" calcext:value-type="float">
            <text:p>1.928076295257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tion</text:p>
          </table:table-cell>
          <table:table-cell office:value-type="float" office:value="595" calcext:value-type="float">
            <text:p>595</text:p>
          </table:table-cell>
          <table:table-cell table:formula="of:=([.B509]/[.$F$1])" office:value-type="float" office:value="0.00032969706104161" calcext:value-type="float">
            <text:p>0.000329697061042</text:p>
          </table:table-cell>
          <table:table-cell table:formula="of:=([.$S$11]/([.E509]+[.$T$11])^[.$U$11])" office:value-type="float" office:value="0.000467765118991769" calcext:value-type="float">
            <text:p>0.000467765118992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D509]^2" office:value-type="float" office:value="0.000000218804206545384" calcext:value-type="float">
            <text:p>2.18804206545384E-07</text:p>
          </table:table-cell>
          <table:table-cell table:formula="of:=([.C509]-[.D509])^2" office:value-type="float" office:value="0.0000000190627886261285" calcext:value-type="float">
            <text:p>1.906278862612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ble</text:p>
          </table:table-cell>
          <table:table-cell office:value-type="float" office:value="594" calcext:value-type="float">
            <text:p>594</text:p>
          </table:table-cell>
          <table:table-cell table:formula="of:=([.B510]/[.$F$1])" office:value-type="float" office:value="0.000329142948333977" calcext:value-type="float">
            <text:p>0.000329142948334</text:p>
          </table:table-cell>
          <table:table-cell table:formula="of:=([.$S$11]/([.E510]+[.$T$11])^[.$U$11])" office:value-type="float" office:value="0.00046698084426512" calcext:value-type="float">
            <text:p>0.000466980844265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D510]^2" office:value-type="float" office:value="0.000000218071108910564" calcext:value-type="float">
            <text:p>2.18071108910564E-07</text:p>
          </table:table-cell>
          <table:table-cell table:formula="of:=([.C510]-[.D510])^2" office:value-type="float" office:value="0.0000000189992855547245" calcext:value-type="float">
            <text:p>1.899928555472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pany</text:p>
          </table:table-cell>
          <table:table-cell office:value-type="float" office:value="593" calcext:value-type="float">
            <text:p>593</text:p>
          </table:table-cell>
          <table:table-cell table:formula="of:=([.B511]/[.$F$1])" office:value-type="float" office:value="0.000328588835626344" calcext:value-type="float">
            <text:p>0.000328588835626</text:p>
          </table:table-cell>
          <table:table-cell table:formula="of:=([.$S$11]/([.E511]+[.$T$11])^[.$U$11])" office:value-type="float" office:value="0.000466199407962334" calcext:value-type="float">
            <text:p>0.000466199407962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D511]^2" office:value-type="float" office:value="0.000000217341887984431" calcext:value-type="float">
            <text:p>2.17341887984431E-07</text:p>
          </table:table-cell>
          <table:table-cell table:formula="of:=([.C511]-[.D511])^2" office:value-type="float" office:value="0.0000000189366696186387" calcext:value-type="float">
            <text:p>1.893666961863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</text:p>
          </table:table-cell>
          <table:table-cell office:value-type="float" office:value="593" calcext:value-type="float">
            <text:p>593</text:p>
          </table:table-cell>
          <table:table-cell table:formula="of:=([.B512]/[.$F$1])" office:value-type="float" office:value="0.000328588835626344" calcext:value-type="float">
            <text:p>0.000328588835626</text:p>
          </table:table-cell>
          <table:table-cell table:formula="of:=([.$S$11]/([.E512]+[.$T$11])^[.$U$11])" office:value-type="float" office:value="0.000465420794318368" calcext:value-type="float">
            <text:p>0.00046542079431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D512]^2" office:value-type="float" office:value="0.000000216616515783941" calcext:value-type="float">
            <text:p>2.16616515783941E-07</text:p>
          </table:table-cell>
          <table:table-cell table:formula="of:=([.C512]-[.D512])^2" office:value-type="float" office:value="0.0000000187229849194959" calcext:value-type="float">
            <text:p>1.872298491949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ild</text:p>
          </table:table-cell>
          <table:table-cell office:value-type="float" office:value="591" calcext:value-type="float">
            <text:p>591</text:p>
          </table:table-cell>
          <table:table-cell table:formula="of:=([.B513]/[.$F$1])" office:value-type="float" office:value="0.000327480610211078" calcext:value-type="float">
            <text:p>0.000327480610211</text:p>
          </table:table-cell>
          <table:table-cell table:formula="of:=([.$S$11]/([.E513]+[.$T$11])^[.$U$11])" office:value-type="float" office:value="0.000464644987686129" calcext:value-type="float">
            <text:p>0.000464644987686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D513]^2" office:value-type="float" office:value="0.000000215894964581843" calcext:value-type="float">
            <text:p>2.15894964581843E-07</text:p>
          </table:table-cell>
          <table:table-cell table:formula="of:=([.C513]-[.D513])^2" office:value-type="float" office:value="0.0000000188140664481182" calcext:value-type="float">
            <text:p>1.881406644811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rse</text:p>
          </table:table-cell>
          <table:table-cell office:value-type="float" office:value="587" calcext:value-type="float">
            <text:p>587</text:p>
          </table:table-cell>
          <table:table-cell table:formula="of:=([.B514]/[.$F$1])" office:value-type="float" office:value="0.000325264159380546" calcext:value-type="float">
            <text:p>0.000325264159381</text:p>
          </table:table-cell>
          <table:table-cell table:formula="of:=([.$S$11]/([.E514]+[.$T$11])^[.$U$11])" office:value-type="float" office:value="0.000463871972535359" calcext:value-type="float">
            <text:p>0.000463871972535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D514]^2" office:value-type="float" office:value="0.000000215177206903845" calcext:value-type="float">
            <text:p>2.15177206903845E-07</text:p>
          </table:table-cell>
          <table:table-cell table:formula="of:=([.C514]-[.D514])^2" office:value-type="float" office:value="0.0000000192121258675596" calcext:value-type="float">
            <text:p>1.921212586755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nge</text:p>
          </table:table-cell>
          <table:table-cell office:value-type="float" office:value="587" calcext:value-type="float">
            <text:p>587</text:p>
          </table:table-cell>
          <table:table-cell table:formula="of:=([.B515]/[.$F$1])" office:value-type="float" office:value="0.000325264159380546" calcext:value-type="float">
            <text:p>0.000325264159381</text:p>
          </table:table-cell>
          <table:table-cell table:formula="of:=([.$S$11]/([.E515]+[.$T$11])^[.$U$11])" office:value-type="float" office:value="0.000463101733451548" calcext:value-type="float">
            <text:p>0.000463101733452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D515]^2" office:value-type="float" office:value="0.000000214463215525829" calcext:value-type="float">
            <text:p>2.14463215525829E-07</text:p>
          </table:table-cell>
          <table:table-cell table:formula="of:=([.C515]-[.D515])^2" office:value-type="float" office:value="0.0000000189991968257789" calcext:value-type="float">
            <text:p>1.899919682577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ddenly</text:p>
          </table:table-cell>
          <table:table-cell office:value-type="float" office:value="583" calcext:value-type="float">
            <text:p>583</text:p>
          </table:table-cell>
          <table:table-cell table:formula="of:=([.B516]/[.$F$1])" office:value-type="float" office:value="0.000323047708550014" calcext:value-type="float">
            <text:p>0.00032304770855</text:p>
          </table:table-cell>
          <table:table-cell table:formula="of:=([.$S$11]/([.E516]+[.$T$11])^[.$U$11])" office:value-type="float" office:value="0.000462334255134842" calcext:value-type="float">
            <text:p>0.000462334255135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D516]^2" office:value-type="float" office:value="0.000000213752963471089" calcext:value-type="float">
            <text:p>2.13752963471089E-07</text:p>
          </table:table-cell>
          <table:table-cell table:formula="of:=([.C516]-[.D516])^2" office:value-type="float" office:value="0.0000000194007420595273" calcext:value-type="float">
            <text:p>1.940074205952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ying</text:p>
          </table:table-cell>
          <table:table-cell office:value-type="float" office:value="582" calcext:value-type="float">
            <text:p>582</text:p>
          </table:table-cell>
          <table:table-cell table:formula="of:=([.B517]/[.$F$1])" office:value-type="float" office:value="0.000322493595842382" calcext:value-type="float">
            <text:p>0.000322493595842</text:p>
          </table:table-cell>
          <table:table-cell table:formula="of:=([.$S$11]/([.E517]+[.$T$11])^[.$U$11])" office:value-type="float" office:value="0.000461569522398974" calcext:value-type="float">
            <text:p>0.000461569522399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D517]^2" office:value-type="float" office:value="0.000000213046424007617" calcext:value-type="float">
            <text:p>2.13046424007617E-07</text:p>
          </table:table-cell>
          <table:table-cell table:formula="of:=([.C517]-[.D517])^2" office:value-type="float" office:value="0.0000000193421133475748" calcext:value-type="float">
            <text:p>1.934211334757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rth</text:p>
          </table:table-cell>
          <table:table-cell office:value-type="float" office:value="582" calcext:value-type="float">
            <text:p>582</text:p>
          </table:table-cell>
          <table:table-cell table:formula="of:=([.B518]/[.$F$1])" office:value-type="float" office:value="0.000322493595842382" calcext:value-type="float">
            <text:p>0.000322493595842</text:p>
          </table:table-cell>
          <table:table-cell table:formula="of:=([.$S$11]/([.E518]+[.$T$11])^[.$U$11])" office:value-type="float" office:value="0.000460807520170207" calcext:value-type="float">
            <text:p>0.00046080752017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D518]^2" office:value-type="float" office:value="0.000000212343570645416" calcext:value-type="float">
            <text:p>2.12343570645416E-07</text:p>
          </table:table-cell>
          <table:table-cell table:formula="of:=([.C518]-[.D518])^2" office:value-type="float" office:value="0.0000000191307416629636" calcext:value-type="float">
            <text:p>1.913074166296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nowledge</text:p>
          </table:table-cell>
          <table:table-cell office:value-type="float" office:value="580" calcext:value-type="float">
            <text:p>580</text:p>
          </table:table-cell>
          <table:table-cell table:formula="of:=([.B519]/[.$F$1])" office:value-type="float" office:value="0.000321385370427116" calcext:value-type="float">
            <text:p>0.000321385370427</text:p>
          </table:table-cell>
          <table:table-cell table:formula="of:=([.$S$11]/([.E519]+[.$T$11])^[.$U$11])" office:value-type="float" office:value="0.000460048233486283" calcext:value-type="float">
            <text:p>0.000460048233486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519]^2" office:value-type="float" office:value="0.000000211644377133849" calcext:value-type="float">
            <text:p>2.11644377133849E-07</text:p>
          </table:table-cell>
          <table:table-cell table:formula="of:=([.C519]-[.D519])^2" office:value-type="float" office:value="0.0000000192273895917653" calcext:value-type="float">
            <text:p>1.9227389591765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ems</text:p>
          </table:table-cell>
          <table:table-cell office:value-type="float" office:value="580" calcext:value-type="float">
            <text:p>580</text:p>
          </table:table-cell>
          <table:table-cell table:formula="of:=([.B520]/[.$F$1])" office:value-type="float" office:value="0.000321385370427116" calcext:value-type="float">
            <text:p>0.000321385370427</text:p>
          </table:table-cell>
          <table:table-cell table:formula="of:=([.$S$11]/([.E520]+[.$T$11])^[.$U$11])" office:value-type="float" office:value="0.000459291647495385" calcext:value-type="float">
            <text:p>0.000459291647495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D520]^2" office:value-type="float" office:value="0.000000210948817459025" calcext:value-type="float">
            <text:p>2.10948817459025E-07</text:p>
          </table:table-cell>
          <table:table-cell table:formula="of:=([.C520]-[.D520])^2" office:value-type="float" office:value="0.0000000190181412548303" calcext:value-type="float">
            <text:p>1.901814125483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st</text:p>
          </table:table-cell>
          <table:table-cell office:value-type="float" office:value="578" calcext:value-type="float">
            <text:p>578</text:p>
          </table:table-cell>
          <table:table-cell table:formula="of:=([.B521]/[.$F$1])" office:value-type="float" office:value="0.00032027714501185" calcext:value-type="float">
            <text:p>0.000320277145012</text:p>
          </table:table-cell>
          <table:table-cell table:formula="of:=([.$S$11]/([.E521]+[.$T$11])^[.$U$11])" office:value-type="float" office:value="0.000458537747455119" calcext:value-type="float">
            <text:p>0.000458537747455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521]^2" office:value-type="float" office:value="0.000000210256865841215" calcext:value-type="float">
            <text:p>2.10256865841215E-07</text:p>
          </table:table-cell>
          <table:table-cell table:formula="of:=([.C521]-[.D521])^2" office:value-type="float" office:value="0.0000000191159941879758" calcext:value-type="float">
            <text:p>1.911599418797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though</text:p>
          </table:table-cell>
          <table:table-cell office:value-type="float" office:value="578" calcext:value-type="float">
            <text:p>578</text:p>
          </table:table-cell>
          <table:table-cell table:formula="of:=([.B522]/[.$F$1])" office:value-type="float" office:value="0.00032027714501185" calcext:value-type="float">
            <text:p>0.000320277145012</text:p>
          </table:table-cell>
          <table:table-cell table:formula="of:=([.$S$11]/([.E522]+[.$T$11])^[.$U$11])" office:value-type="float" office:value="0.000457786518731496" calcext:value-type="float">
            <text:p>0.000457786518731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D522]^2" office:value-type="float" office:value="0.000000209568496732302" calcext:value-type="float">
            <text:p>2.09568496732302E-07</text:p>
          </table:table-cell>
          <table:table-cell table:formula="of:=([.C522]-[.D522])^2" office:value-type="float" office:value="0.0000000189088278607692" calcext:value-type="float">
            <text:p>1.890882786076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king</text:p>
          </table:table-cell>
          <table:table-cell office:value-type="float" office:value="576" calcext:value-type="float">
            <text:p>576</text:p>
          </table:table-cell>
          <table:table-cell table:formula="of:=([.B523]/[.$F$1])" office:value-type="float" office:value="0.000319168919596584" calcext:value-type="float">
            <text:p>0.000319168919597</text:p>
          </table:table-cell>
          <table:table-cell table:formula="of:=([.$S$11]/([.E523]+[.$T$11])^[.$U$11])" office:value-type="float" office:value="0.000457037946797929" calcext:value-type="float">
            <text:p>0.000457037946798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D523]^2" office:value-type="float" office:value="0.000000208883684813267" calcext:value-type="float">
            <text:p>2.08883684813267E-07</text:p>
          </table:table-cell>
          <table:table-cell table:formula="of:=([.C523]-[.D523])^2" office:value-type="float" office:value="0.0000000190078686614453" calcext:value-type="float">
            <text:p>1.9007868661445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re</text:p>
          </table:table-cell>
          <table:table-cell office:value-type="float" office:value="575" calcext:value-type="float">
            <text:p>575</text:p>
          </table:table-cell>
          <table:table-cell table:formula="of:=([.B524]/[.$F$1])" office:value-type="float" office:value="0.000318614806888951" calcext:value-type="float">
            <text:p>0.000318614806889</text:p>
          </table:table-cell>
          <table:table-cell table:formula="of:=([.$S$11]/([.E524]+[.$T$11])^[.$U$11])" office:value-type="float" office:value="0.000456292017234248" calcext:value-type="float">
            <text:p>0.000456292017234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D524]^2" office:value-type="float" office:value="0.0000002082024049917" calcext:value-type="float">
            <text:p>2.082024049917E-07</text:p>
          </table:table-cell>
          <table:table-cell table:formula="of:=([.C524]-[.D524])^2" office:value-type="float" office:value="0.0000000189550142484633" calcext:value-type="float">
            <text:p>1.895501424846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other</text:p>
          </table:table-cell>
          <table:table-cell office:value-type="float" office:value="575" calcext:value-type="float">
            <text:p>575</text:p>
          </table:table-cell>
          <table:table-cell table:formula="of:=([.B525]/[.$F$1])" office:value-type="float" office:value="0.000318614806888951" calcext:value-type="float">
            <text:p>0.000318614806889</text:p>
          </table:table-cell>
          <table:table-cell table:formula="of:=([.$S$11]/([.E525]+[.$T$11])^[.$U$11])" office:value-type="float" office:value="0.000455548715725717" calcext:value-type="float">
            <text:p>0.000455548715726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D525]^2" office:value-type="float" office:value="0.00000020752463239935" calcext:value-type="float">
            <text:p>2.0752463239935E-07</text:p>
          </table:table-cell>
          <table:table-cell table:formula="of:=([.C525]-[.D525])^2" office:value-type="float" office:value="0.0000000187508953893158" calcext:value-type="float">
            <text:p>1.875089538931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cessary</text:p>
          </table:table-cell>
          <table:table-cell office:value-type="float" office:value="572" calcext:value-type="float">
            <text:p>572</text:p>
          </table:table-cell>
          <table:table-cell table:formula="of:=([.B526]/[.$F$1])" office:value-type="float" office:value="0.000316952468766052" calcext:value-type="float">
            <text:p>0.000316952468766</text:p>
          </table:table-cell>
          <table:table-cell table:formula="of:=([.$S$11]/([.E526]+[.$T$11])^[.$U$11])" office:value-type="float" office:value="0.000454808028062063" calcext:value-type="float">
            <text:p>0.000454808028062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D526]^2" office:value-type="float" office:value="0.000000206850342389702" calcext:value-type="float">
            <text:p>2.06850342389702E-07</text:p>
          </table:table-cell>
          <table:table-cell table:formula="of:=([.C526]-[.D526])^2" office:value-type="float" office:value="0.0000000190041552288161" calcext:value-type="float">
            <text:p>1.900415522881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sh</text:p>
          </table:table-cell>
          <table:table-cell office:value-type="float" office:value="571" calcext:value-type="float">
            <text:p>571</text:p>
          </table:table-cell>
          <table:table-cell table:formula="of:=([.B527]/[.$F$1])" office:value-type="float" office:value="0.000316398356058419" calcext:value-type="float">
            <text:p>0.000316398356058</text:p>
          </table:table-cell>
          <table:table-cell table:formula="of:=([.$S$11]/([.E527]+[.$T$11])^[.$U$11])" office:value-type="float" office:value="0.000454069940136523" calcext:value-type="float">
            <text:p>0.000454069940137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D527]^2" office:value-type="float" office:value="0.000000206179510535585" calcext:value-type="float">
            <text:p>2.06179510535585E-07</text:p>
          </table:table-cell>
          <table:table-cell table:formula="of:=([.C527]-[.D527])^2" office:value-type="float" office:value="0.0000000189534650625744" calcext:value-type="float">
            <text:p>1.895346506257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dy</text:p>
          </table:table-cell>
          <table:table-cell office:value-type="float" office:value="570" calcext:value-type="float">
            <text:p>570</text:p>
          </table:table-cell>
          <table:table-cell table:formula="of:=([.B528]/[.$F$1])" office:value-type="float" office:value="0.000315844243350786" calcext:value-type="float">
            <text:p>0.000315844243351</text:p>
          </table:table-cell>
          <table:table-cell table:formula="of:=([.$S$11]/([.E528]+[.$T$11])^[.$U$11])" office:value-type="float" office:value="0.000453334437944891" calcext:value-type="float">
            <text:p>0.000453334437945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[.D528]^2" office:value-type="float" office:value="0.00000020551211262681" calcext:value-type="float">
            <text:p>2.0551211262681E-07</text:p>
          </table:table-cell>
          <table:table-cell table:formula="of:=([.C528]-[.D528])^2" office:value-type="float" office:value="0.0000000189035536095248" calcext:value-type="float">
            <text:p>1.890355360952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ion</text:p>
          </table:table-cell>
          <table:table-cell office:value-type="float" office:value="569" calcext:value-type="float">
            <text:p>569</text:p>
          </table:table-cell>
          <table:table-cell table:formula="of:=([.B529]/[.$F$1])" office:value-type="float" office:value="0.000315290130643153" calcext:value-type="float">
            <text:p>0.000315290130643</text:p>
          </table:table-cell>
          <table:table-cell table:formula="of:=([.$S$11]/([.E529]+[.$T$11])^[.$U$11])" office:value-type="float" office:value="0.000452601507584587" calcext:value-type="float">
            <text:p>0.00045260150758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529]^2" office:value-type="float" office:value="0.000000204848124667841" calcext:value-type="float">
            <text:p>2.04848124667841E-07</text:p>
          </table:table-cell>
          <table:table-cell table:formula="of:=([.C529]-[.D529])^2" office:value-type="float" office:value="0.0000000188544142375525" calcext:value-type="float">
            <text:p>1.885441423755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'll</text:p>
          </table:table-cell>
          <table:table-cell office:value-type="float" office:value="569" calcext:value-type="float">
            <text:p>569</text:p>
          </table:table-cell>
          <table:table-cell table:formula="of:=([.B530]/[.$F$1])" office:value-type="float" office:value="0.000315290130643153" calcext:value-type="float">
            <text:p>0.000315290130643</text:p>
          </table:table-cell>
          <table:table-cell table:formula="of:=([.$S$11]/([.E530]+[.$T$11])^[.$U$11])" office:value-type="float" office:value="0.000451871135253725" calcext:value-type="float">
            <text:p>0.000451871135254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D530]^2" office:value-type="float" office:value="0.00000020418752287549" calcext:value-type="float">
            <text:p>2.0418752287549E-07</text:p>
          </table:table-cell>
          <table:table-cell table:formula="of:=([.C530]-[.D530])^2" office:value-type="float" office:value="0.000000018654370820433" calcext:value-type="float">
            <text:p>1.86543708204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und</text:p>
          </table:table-cell>
          <table:table-cell office:value-type="float" office:value="568" calcext:value-type="float">
            <text:p>568</text:p>
          </table:table-cell>
          <table:table-cell table:formula="of:=([.B531]/[.$F$1])" office:value-type="float" office:value="0.00031473601793552" calcext:value-type="float">
            <text:p>0.000314736017936</text:p>
          </table:table-cell>
          <table:table-cell table:formula="of:=([.$S$11]/([.E531]+[.$T$11])^[.$U$11])" office:value-type="float" office:value="0.000451143307250199" calcext:value-type="float">
            <text:p>0.00045114330725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D531]^2" office:value-type="float" office:value="0.000000203530283676648" calcext:value-type="float">
            <text:p>2.03530283676648E-07</text:p>
          </table:table-cell>
          <table:table-cell table:formula="of:=([.C531]-[.D531])^2" office:value-type="float" office:value="0.0000000186069485781785" calcext:value-type="float">
            <text:p>1.860694857817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low</text:p>
          </table:table-cell>
          <table:table-cell office:value-type="float" office:value="568" calcext:value-type="float">
            <text:p>568</text:p>
          </table:table-cell>
          <table:table-cell table:formula="of:=([.B532]/[.$F$1])" office:value-type="float" office:value="0.00031473601793552" calcext:value-type="float">
            <text:p>0.000314736017936</text:p>
          </table:table-cell>
          <table:table-cell table:formula="of:=([.$S$11]/([.E532]+[.$T$11])^[.$U$11])" office:value-type="float" office:value="0.000450418009970777" calcext:value-type="float">
            <text:p>0.000450418009971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D532]^2" office:value-type="float" office:value="0.000000202876383706035" calcext:value-type="float">
            <text:p>2.02876383706035E-07</text:p>
          </table:table-cell>
          <table:table-cell table:formula="of:=([.C532]-[.D532])^2" office:value-type="float" office:value="0.0000000184096029626555" calcext:value-type="float">
            <text:p>1.8409602962655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st</text:p>
          </table:table-cell>
          <table:table-cell office:value-type="float" office:value="567" calcext:value-type="float">
            <text:p>567</text:p>
          </table:table-cell>
          <table:table-cell table:formula="of:=([.B533]/[.$F$1])" office:value-type="float" office:value="0.000314181905227887" calcext:value-type="float">
            <text:p>0.000314181905228</text:p>
          </table:table-cell>
          <table:table-cell table:formula="of:=([.$S$11]/([.E533]+[.$T$11])^[.$U$11])" office:value-type="float" office:value="0.000449695229910202" calcext:value-type="float">
            <text:p>0.00044969522991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D533]^2" office:value-type="float" office:value="0.000000202225799803989" calcext:value-type="float">
            <text:p>2.02225799803989E-07</text:p>
          </table:table-cell>
          <table:table-cell table:formula="of:=([.C533]-[.D533])^2" office:value-type="float" office:value="0.0000000183638611664544" calcext:value-type="float">
            <text:p>1.836386116645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duced</text:p>
          </table:table-cell>
          <table:table-cell office:value-type="float" office:value="566" calcext:value-type="float">
            <text:p>566</text:p>
          </table:table-cell>
          <table:table-cell table:formula="of:=([.B534]/[.$F$1])" office:value-type="float" office:value="0.000313627792520254" calcext:value-type="float">
            <text:p>0.00031362779252</text:p>
          </table:table-cell>
          <table:table-cell table:formula="of:=([.$S$11]/([.E534]+[.$T$11])^[.$U$11])" office:value-type="float" office:value="0.000448974953660307" calcext:value-type="float">
            <text:p>0.00044897495366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D534]^2" office:value-type="float" office:value="0.000000201578509014275" calcext:value-type="float">
            <text:p>2.01578509014275E-07</text:p>
          </table:table-cell>
          <table:table-cell table:formula="of:=([.C534]-[.D534])^2" office:value-type="float" office:value="0.0000000183188540286714" calcext:value-type="float">
            <text:p>1.831885402867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eet</text:p>
          </table:table-cell>
          <table:table-cell office:value-type="float" office:value="565" calcext:value-type="float">
            <text:p>565</text:p>
          </table:table-cell>
          <table:table-cell table:formula="of:=([.B535]/[.$F$1])" office:value-type="float" office:value="0.000313073679812621" calcext:value-type="float">
            <text:p>0.000313073679813</text:p>
          </table:table-cell>
          <table:table-cell table:formula="of:=([.$S$11]/([.E535]+[.$T$11])^[.$U$11])" office:value-type="float" office:value="0.000448257167909138" calcext:value-type="float">
            <text:p>0.000448257167909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D535]^2" office:value-type="float" office:value="0.000000200934488581921" calcext:value-type="float">
            <text:p>2.00934488581921E-07</text:p>
          </table:table-cell>
          <table:table-cell table:formula="of:=([.C535]-[.D535])^2" office:value-type="float" office:value="0.0000000182745754539411" calcext:value-type="float">
            <text:p>1.827457545394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mained</text:p>
          </table:table-cell>
          <table:table-cell office:value-type="float" office:value="565" calcext:value-type="float">
            <text:p>565</text:p>
          </table:table-cell>
          <table:table-cell table:formula="of:=([.B536]/[.$F$1])" office:value-type="float" office:value="0.000313073679812621" calcext:value-type="float">
            <text:p>0.000313073679813</text:p>
          </table:table-cell>
          <table:table-cell table:formula="of:=([.$S$11]/([.E536]+[.$T$11])^[.$U$11])" office:value-type="float" office:value="0.000447541859440085" calcext:value-type="float">
            <text:p>0.0004475418594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D536]^2" office:value-type="float" office:value="0.000000200293715951089" calcext:value-type="float">
            <text:p>2.00293715951089E-07</text:p>
          </table:table-cell>
          <table:table-cell table:formula="of:=([.C536]-[.D536])^2" office:value-type="float" office:value="0.0000000180816913323239" calcext:value-type="float">
            <text:p>1.8081691332323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ttention</text:p>
          </table:table-cell>
          <table:table-cell office:value-type="float" office:value="563" calcext:value-type="float">
            <text:p>563</text:p>
          </table:table-cell>
          <table:table-cell table:formula="of:=([.B537]/[.$F$1])" office:value-type="float" office:value="0.000311965454397355" calcext:value-type="float">
            <text:p>0.000311965454397</text:p>
          </table:table-cell>
          <table:table-cell table:formula="of:=([.$S$11]/([.E537]+[.$T$11])^[.$U$11])" office:value-type="float" office:value="0.000446829015131025" calcext:value-type="float">
            <text:p>0.000446829015131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537]^2" office:value-type="float" office:value="0.000000199656168762962" calcext:value-type="float">
            <text:p>1.99656168762962E-07</text:p>
          </table:table-cell>
          <table:table-cell table:formula="of:=([.C537]-[.D537])^2" office:value-type="float" office:value="0.0000000181881800137642" calcext:value-type="float">
            <text:p>1.8188180013764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swered</text:p>
          </table:table-cell>
          <table:table-cell office:value-type="float" office:value="563" calcext:value-type="float">
            <text:p>563</text:p>
          </table:table-cell>
          <table:table-cell table:formula="of:=([.B538]/[.$F$1])" office:value-type="float" office:value="0.000311965454397355" calcext:value-type="float">
            <text:p>0.000311965454397</text:p>
          </table:table-cell>
          <table:table-cell table:formula="of:=([.$S$11]/([.E538]+[.$T$11])^[.$U$11])" office:value-type="float" office:value="0.000446118621953472" calcext:value-type="float">
            <text:p>0.000446118621953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D538]^2" office:value-type="float" office:value="0.000000199021824853665" calcext:value-type="float">
            <text:p>1.99021824853665E-07</text:p>
          </table:table-cell>
          <table:table-cell table:formula="of:=([.C538]-[.D538])^2" office:value-type="float" office:value="0.0000000179970723653396" calcext:value-type="float">
            <text:p>1.799707236533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el</text:p>
          </table:table-cell>
          <table:table-cell office:value-type="float" office:value="563" calcext:value-type="float">
            <text:p>563</text:p>
          </table:table-cell>
          <table:table-cell table:formula="of:=([.B539]/[.$F$1])" office:value-type="float" office:value="0.000311965454397355" calcext:value-type="float">
            <text:p>0.000311965454397</text:p>
          </table:table-cell>
          <table:table-cell table:formula="of:=([.$S$11]/([.E539]+[.$T$11])^[.$U$11])" office:value-type="float" office:value="0.000445410666971739" calcext:value-type="float">
            <text:p>0.000445410666972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D539]^2" office:value-type="float" office:value="0.00000019839066225221" calcext:value-type="float">
            <text:p>1.9839066225221E-07</text:p>
          </table:table-cell>
          <table:table-cell table:formula="of:=([.C539]-[.D539])^2" office:value-type="float" office:value="0.0000000178076247590225" calcext:value-type="float">
            <text:p>1.780762475902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t</text:p>
          </table:table-cell>
          <table:table-cell office:value-type="float" office:value="562" calcext:value-type="float">
            <text:p>562</text:p>
          </table:table-cell>
          <table:table-cell table:formula="of:=([.B540]/[.$F$1])" office:value-type="float" office:value="0.000311411341689722" calcext:value-type="float">
            <text:p>0.00031141134169</text:p>
          </table:table-cell>
          <table:table-cell table:formula="of:=([.$S$11]/([.E540]+[.$T$11])^[.$U$11])" office:value-type="float" office:value="0.000444705137342106" calcext:value-type="float">
            <text:p>0.000444705137342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[.D540]^2" office:value-type="float" office:value="0.000000197762659178461" calcext:value-type="float">
            <text:p>1.97762659178461E-07</text:p>
          </table:table-cell>
          <table:table-cell table:formula="of:=([.C540]-[.D540])^2" office:value-type="float" office:value="0.0000000177672359594194" calcext:value-type="float">
            <text:p>1.7767235959419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rried</text:p>
          </table:table-cell>
          <table:table-cell office:value-type="float" office:value="562" calcext:value-type="float">
            <text:p>562</text:p>
          </table:table-cell>
          <table:table-cell table:formula="of:=([.B541]/[.$F$1])" office:value-type="float" office:value="0.000311411341689722" calcext:value-type="float">
            <text:p>0.00031141134169</text:p>
          </table:table-cell>
          <table:table-cell table:formula="of:=([.$S$11]/([.E541]+[.$T$11])^[.$U$11])" office:value-type="float" office:value="0.000444002020311997" calcext:value-type="float">
            <text:p>0.000444002020312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D541]^2" office:value-type="float" office:value="0.000000197137794041135" calcext:value-type="float">
            <text:p>1.97137794041135E-07</text:p>
          </table:table-cell>
          <table:table-cell table:formula="of:=([.C541]-[.D541])^2" office:value-type="float" office:value="0.0000000175802880575153" calcext:value-type="float">
            <text:p>1.7580288057515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ngle</text:p>
          </table:table-cell>
          <table:table-cell office:value-type="float" office:value="554" calcext:value-type="float">
            <text:p>554</text:p>
          </table:table-cell>
          <table:table-cell table:formula="of:=([.B542]/[.$F$1])" office:value-type="float" office:value="0.000306978440028659" calcext:value-type="float">
            <text:p>0.000306978440029</text:p>
          </table:table-cell>
          <table:table-cell table:formula="of:=([.$S$11]/([.E542]+[.$T$11])^[.$U$11])" office:value-type="float" office:value="0.00044330130321917" calcext:value-type="float">
            <text:p>0.000443301303219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[.D542]^2" office:value-type="float" office:value="0.000000196516045435815" calcext:value-type="float">
            <text:p>1.96516045435815E-07</text:p>
          </table:table-cell>
          <table:table-cell table:formula="of:=([.C542]-[.D542])^2" office:value-type="float" office:value="0.0000000185839230284589" calcext:value-type="float">
            <text:p>1.858392302845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ohn</text:p>
          </table:table-cell>
          <table:table-cell office:value-type="float" office:value="552" calcext:value-type="float">
            <text:p>552</text:p>
          </table:table-cell>
          <table:table-cell table:formula="of:=([.B543]/[.$F$1])" office:value-type="float" office:value="0.000305870214613393" calcext:value-type="float">
            <text:p>0.000305870214613</text:p>
          </table:table-cell>
          <table:table-cell table:formula="of:=([.$S$11]/([.E543]+[.$T$11])^[.$U$11])" office:value-type="float" office:value="0.000442602973490912" calcext:value-type="float">
            <text:p>0.000442602973491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D543]^2" office:value-type="float" office:value="0.000000195897392142997" calcext:value-type="float">
            <text:p>1.95897392142997E-07</text:p>
          </table:table-cell>
          <table:table-cell table:formula="of:=([.C543]-[.D543])^2" office:value-type="float" office:value="0.0000000186958473502578" calcext:value-type="float">
            <text:p>1.8695847350257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ant</text:p>
          </table:table-cell>
          <table:table-cell office:value-type="float" office:value="552" calcext:value-type="float">
            <text:p>552</text:p>
          </table:table-cell>
          <table:table-cell table:formula="of:=([.B544]/[.$F$1])" office:value-type="float" office:value="0.000305870214613393" calcext:value-type="float">
            <text:p>0.000305870214613</text:p>
          </table:table-cell>
          <table:table-cell table:formula="of:=([.$S$11]/([.E544]+[.$T$11])^[.$U$11])" office:value-type="float" office:value="0.000441907018643241" calcext:value-type="float">
            <text:p>0.000441907018643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D544]^2" office:value-type="float" office:value="0.000000195281813126158" calcext:value-type="float">
            <text:p>1.95281813126158E-07</text:p>
          </table:table-cell>
          <table:table-cell table:formula="of:=([.C544]-[.D544])^2" office:value-type="float" office:value="0.0000000185060120506554" calcext:value-type="float">
            <text:p>1.850601205065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ul</text:p>
          </table:table-cell>
          <table:table-cell office:value-type="float" office:value="552" calcext:value-type="float">
            <text:p>552</text:p>
          </table:table-cell>
          <table:table-cell table:formula="of:=([.B545]/[.$F$1])" office:value-type="float" office:value="0.000305870214613393" calcext:value-type="float">
            <text:p>0.000305870214613</text:p>
          </table:table-cell>
          <table:table-cell table:formula="of:=([.$S$11]/([.E545]+[.$T$11])^[.$U$11])" office:value-type="float" office:value="0.000441213426280123" calcext:value-type="float">
            <text:p>0.00044121342628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D545]^2" office:value-type="float" office:value="0.000000194669287529845" calcext:value-type="float">
            <text:p>1.94669287529845E-07</text:p>
          </table:table-cell>
          <table:table-cell table:formula="of:=([.C545]-[.D545])^2" office:value-type="float" office:value="0.0000000183177849442652" calcext:value-type="float">
            <text:p>1.831778494426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ve</text:p>
          </table:table-cell>
          <table:table-cell office:value-type="float" office:value="549" calcext:value-type="float">
            <text:p>549</text:p>
          </table:table-cell>
          <table:table-cell table:formula="of:=([.B546]/[.$F$1])" office:value-type="float" office:value="0.000304207876490494" calcext:value-type="float">
            <text:p>0.00030420787649</text:p>
          </table:table-cell>
          <table:table-cell table:formula="of:=([.$S$11]/([.E546]+[.$T$11])^[.$U$11])" office:value-type="float" office:value="0.000440522184092689" calcext:value-type="float">
            <text:p>0.000440522184093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D546]^2" office:value-type="float" office:value="0.000000194059794677793" calcext:value-type="float">
            <text:p>1.94059794677793E-07</text:p>
          </table:table-cell>
          <table:table-cell table:formula="of:=([.C546]-[.D546])^2" office:value-type="float" office:value="0.0000000185815904570658" calcext:value-type="float">
            <text:p>1.858159045706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een</text:p>
          </table:table-cell>
          <table:table-cell office:value-type="float" office:value="549" calcext:value-type="float">
            <text:p>549</text:p>
          </table:table-cell>
          <table:table-cell table:formula="of:=([.B547]/[.$F$1])" office:value-type="float" office:value="0.000304207876490494" calcext:value-type="float">
            <text:p>0.00030420787649</text:p>
          </table:table-cell>
          <table:table-cell table:formula="of:=([.$S$11]/([.E547]+[.$T$11])^[.$U$11])" office:value-type="float" office:value="0.000439833279858468" calcext:value-type="float">
            <text:p>0.000439833279858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D547]^2" office:value-type="float" office:value="0.000000193453314071058" calcext:value-type="float">
            <text:p>1.93453314071058E-07</text:p>
          </table:table-cell>
          <table:table-cell table:formula="of:=([.C547]-[.D547])^2" office:value-type="float" office:value="0.0000000183942500387257" calcext:value-type="float">
            <text:p>1.839425003872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ving</text:p>
          </table:table-cell>
          <table:table-cell office:value-type="float" office:value="548" calcext:value-type="float">
            <text:p>548</text:p>
          </table:table-cell>
          <table:table-cell table:formula="of:=([.B548]/[.$F$1])" office:value-type="float" office:value="0.000303653763782861" calcext:value-type="float">
            <text:p>0.000303653763783</text:p>
          </table:table-cell>
          <table:table-cell table:formula="of:=([.$S$11]/([.E548]+[.$T$11])^[.$U$11])" office:value-type="float" office:value="0.000439146701440625" calcext:value-type="float">
            <text:p>0.000439146701441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D548]^2" office:value-type="float" office:value="0.000000192849825386181" calcext:value-type="float">
            <text:p>1.92849825386181E-07</text:p>
          </table:table-cell>
          <table:table-cell table:formula="of:=([.C548]-[.D548])^2" office:value-type="float" office:value="0.0000000183583361551307" calcext:value-type="float">
            <text:p>1.835833615513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ght</text:p>
          </table:table-cell>
          <table:table-cell office:value-type="float" office:value="545" calcext:value-type="float">
            <text:p>545</text:p>
          </table:table-cell>
          <table:table-cell table:formula="of:=([.B549]/[.$F$1])" office:value-type="float" office:value="0.000301991425659962" calcext:value-type="float">
            <text:p>0.00030199142566</text:p>
          </table:table-cell>
          <table:table-cell table:formula="of:=([.$S$11]/([.E549]+[.$T$11])^[.$U$11])" office:value-type="float" office:value="0.000438462436787204" calcext:value-type="float">
            <text:p>0.000438462436787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549]^2" office:value-type="float" office:value="0.000000192249308473373" calcext:value-type="float">
            <text:p>1.92249308473373E-07</text:p>
          </table:table-cell>
          <table:table-cell table:formula="of:=([.C549]-[.D549])^2" office:value-type="float" office:value="0.0000000186243368780917" calcext:value-type="float">
            <text:p>1.862433687809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nkle</text:p>
          </table:table-cell>
          <table:table-cell office:value-type="float" office:value="544" calcext:value-type="float">
            <text:p>544</text:p>
          </table:table-cell>
          <table:table-cell table:formula="of:=([.B550]/[.$F$1])" office:value-type="float" office:value="0.000301437312952329" calcext:value-type="float">
            <text:p>0.000301437312952</text:p>
          </table:table-cell>
          <table:table-cell table:formula="of:=([.$S$11]/([.E550]+[.$T$11])^[.$U$11])" office:value-type="float" office:value="0.000437780473930383" calcext:value-type="float">
            <text:p>0.00043778047393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D550]^2" office:value-type="float" office:value="0.000000191651743354711" calcext:value-type="float">
            <text:p>1.91651743354711E-07</text:p>
          </table:table-cell>
          <table:table-cell table:formula="of:=([.C550]-[.D550])^2" office:value-type="float" office:value="0.0000000185894575454875" calcext:value-type="float">
            <text:p>1.8589457545487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ve</text:p>
          </table:table-cell>
          <table:table-cell office:value-type="float" office:value="544" calcext:value-type="float">
            <text:p>544</text:p>
          </table:table-cell>
          <table:table-cell table:formula="of:=([.B551]/[.$F$1])" office:value-type="float" office:value="0.000301437312952329" calcext:value-type="float">
            <text:p>0.000301437312952</text:p>
          </table:table-cell>
          <table:table-cell table:formula="of:=([.$S$11]/([.E551]+[.$T$11])^[.$U$11])" office:value-type="float" office:value="0.000437100800985739" calcext:value-type="float">
            <text:p>0.00043710080098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551]^2" office:value-type="float" office:value="0.000000191057110222375" calcext:value-type="float">
            <text:p>1.91057110222375E-07</text:p>
          </table:table-cell>
          <table:table-cell table:formula="of:=([.C551]-[.D551])^2" office:value-type="float" office:value="0.0000000184045819853911" calcext:value-type="float">
            <text:p>1.840458198539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n</text:p>
          </table:table-cell>
          <table:table-cell office:value-type="float" office:value="540" calcext:value-type="float">
            <text:p>540</text:p>
          </table:table-cell>
          <table:table-cell table:formula="of:=([.B552]/[.$F$1])" office:value-type="float" office:value="0.000299220862121797" calcext:value-type="float">
            <text:p>0.000299220862122</text:p>
          </table:table-cell>
          <table:table-cell table:formula="of:=([.$S$11]/([.E552]+[.$T$11])^[.$U$11])" office:value-type="float" office:value="0.000436423406151513" calcext:value-type="float">
            <text:p>0.000436423406152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552]^2" office:value-type="float" office:value="0.000000190465389436888" calcext:value-type="float">
            <text:p>1.90465389436888E-07</text:p>
          </table:table-cell>
          <table:table-cell table:formula="of:=([.C552]-[.D552])^2" office:value-type="float" office:value="0.000000018824538088226" calcext:value-type="float">
            <text:p>1.88245380882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ither</text:p>
          </table:table-cell>
          <table:table-cell office:value-type="float" office:value="539" calcext:value-type="float">
            <text:p>539</text:p>
          </table:table-cell>
          <table:table-cell table:formula="of:=([.B553]/[.$F$1])" office:value-type="float" office:value="0.000298666749414164" calcext:value-type="float">
            <text:p>0.000298666749414</text:p>
          </table:table-cell>
          <table:table-cell table:formula="of:=([.$S$11]/([.E553]+[.$T$11])^[.$U$11])" office:value-type="float" office:value="0.000435748277707889" calcext:value-type="float">
            <text:p>0.000435748277708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D553]^2" office:value-type="float" office:value="0.000000189876561525392" calcext:value-type="float">
            <text:p>1.89876561525392E-07</text:p>
          </table:table-cell>
          <table:table-cell table:formula="of:=([.C553]-[.D553])^2" office:value-type="float" office:value="0.0000000187913453993434" calcext:value-type="float">
            <text:p>1.8791345399343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rd</text:p>
          </table:table-cell>
          <table:table-cell office:value-type="float" office:value="537" calcext:value-type="float">
            <text:p>537</text:p>
          </table:table-cell>
          <table:table-cell table:formula="of:=([.B554]/[.$F$1])" office:value-type="float" office:value="0.000297558523998898" calcext:value-type="float">
            <text:p>0.000297558523999</text:p>
          </table:table-cell>
          <table:table-cell table:formula="of:=([.$S$11]/([.E554]+[.$T$11])^[.$U$11])" office:value-type="float" office:value="0.000435075404016283" calcext:value-type="float">
            <text:p>0.000435075404016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D554]^2" office:value-type="float" office:value="0.000000189290607179932" calcext:value-type="float">
            <text:p>1.89290607179932E-07</text:p>
          </table:table-cell>
          <table:table-cell table:formula="of:=([.C554]-[.D554])^2" office:value-type="float" office:value="0.0000000189108922897156" calcext:value-type="float">
            <text:p>1.891089228971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ief</text:p>
          </table:table-cell>
          <table:table-cell office:value-type="float" office:value="533" calcext:value-type="float">
            <text:p>533</text:p>
          </table:table-cell>
          <table:table-cell table:formula="of:=([.B555]/[.$F$1])" office:value-type="float" office:value="0.000295342073168367" calcext:value-type="float">
            <text:p>0.000295342073168</text:p>
          </table:table-cell>
          <table:table-cell table:formula="of:=([.$S$11]/([.E555]+[.$T$11])^[.$U$11])" office:value-type="float" office:value="0.000434404773518626" calcext:value-type="float">
            <text:p>0.000434404773519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D555]^2" office:value-type="float" office:value="0.000000188707507255769" calcext:value-type="float">
            <text:p>1.88707507255769E-07</text:p>
          </table:table-cell>
          <table:table-cell table:formula="of:=([.C555]-[.D555])^2" office:value-type="float" office:value="0.0000000193384346287061" calcext:value-type="float">
            <text:p>1.933843462870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imals</text:p>
          </table:table-cell>
          <table:table-cell office:value-type="float" office:value="533" calcext:value-type="float">
            <text:p>533</text:p>
          </table:table-cell>
          <table:table-cell table:formula="of:=([.B556]/[.$F$1])" office:value-type="float" office:value="0.000295342073168367" calcext:value-type="float">
            <text:p>0.000295342073168</text:p>
          </table:table-cell>
          <table:table-cell table:formula="of:=([.$S$11]/([.E556]+[.$T$11])^[.$U$11])" office:value-type="float" office:value="0.000433736374736675" calcext:value-type="float">
            <text:p>0.000433736374737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D556]^2" office:value-type="float" office:value="0.000000188127242769713" calcext:value-type="float">
            <text:p>1.88127242769713E-07</text:p>
          </table:table-cell>
          <table:table-cell table:formula="of:=([.C556]-[.D556])^2" office:value-type="float" office:value="0.0000000191529827065798" calcext:value-type="float">
            <text:p>1.915298270657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terest</text:p>
          </table:table-cell>
          <table:table-cell office:value-type="float" office:value="531" calcext:value-type="float">
            <text:p>531</text:p>
          </table:table-cell>
          <table:table-cell table:formula="of:=([.B557]/[.$F$1])" office:value-type="float" office:value="0.000294233847753101" calcext:value-type="float">
            <text:p>0.000294233847753</text:p>
          </table:table-cell>
          <table:table-cell table:formula="of:=([.$S$11]/([.E557]+[.$T$11])^[.$U$11])" office:value-type="float" office:value="0.000433070196271311" calcext:value-type="float">
            <text:p>0.000433070196271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[.D557]^2" office:value-type="float" office:value="0.000000187549794898472" calcext:value-type="float">
            <text:p>1.87549794898472E-07</text:p>
          </table:table-cell>
          <table:table-cell table:formula="of:=([.C557]-[.D557])^2" office:value-type="float" office:value="0.00000001927553166987" calcext:value-type="float">
            <text:p>1.9275531669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ward</text:p>
          </table:table-cell>
          <table:table-cell office:value-type="float" office:value="529" calcext:value-type="float">
            <text:p>529</text:p>
          </table:table-cell>
          <table:table-cell table:formula="of:=([.B558]/[.$F$1])" office:value-type="float" office:value="0.000293125622337835" calcext:value-type="float">
            <text:p>0.000293125622338</text:p>
          </table:table-cell>
          <table:table-cell table:formula="of:=([.$S$11]/([.E558]+[.$T$11])^[.$U$11])" office:value-type="float" office:value="0.00043240622680186" calcext:value-type="float">
            <text:p>0.000432406226802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D558]^2" office:value-type="float" office:value="0.000000186975144977022" calcext:value-type="float">
            <text:p>1.86975144977022E-07</text:p>
          </table:table-cell>
          <table:table-cell table:formula="of:=([.C558]-[.D558])^2" office:value-type="float" office:value="0.0000000193990867798643" calcext:value-type="float">
            <text:p>1.939908677986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cense</text:p>
          </table:table-cell>
          <table:table-cell office:value-type="float" office:value="529" calcext:value-type="float">
            <text:p>529</text:p>
          </table:table-cell>
          <table:table-cell table:formula="of:=([.B559]/[.$F$1])" office:value-type="float" office:value="0.000293125622337835" calcext:value-type="float">
            <text:p>0.000293125622338</text:p>
          </table:table-cell>
          <table:table-cell table:formula="of:=([.$S$11]/([.E559]+[.$T$11])^[.$U$11])" office:value-type="float" office:value="0.00043174445508541" calcext:value-type="float">
            <text:p>0.00043174445508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D559]^2" office:value-type="float" office:value="0.000000186403274496998" calcext:value-type="float">
            <text:p>1.86403274496998E-07</text:p>
          </table:table-cell>
          <table:table-cell table:formula="of:=([.C559]-[.D559])^2" office:value-type="float" office:value="0.0000000192151807923003" calcext:value-type="float">
            <text:p>1.921518079230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w</text:p>
          </table:table-cell>
          <table:table-cell office:value-type="float" office:value="528" calcext:value-type="float">
            <text:p>528</text:p>
          </table:table-cell>
          <table:table-cell table:formula="of:=([.B560]/[.$F$1])" office:value-type="float" office:value="0.000292571509630202" calcext:value-type="float">
            <text:p>0.00029257150963</text:p>
          </table:table-cell>
          <table:table-cell table:formula="of:=([.$S$11]/([.E560]+[.$T$11])^[.$U$11])" office:value-type="float" office:value="0.000431084869956142" calcext:value-type="float">
            <text:p>0.000431084869956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D560]^2" office:value-type="float" office:value="0.000000185834165105104" calcext:value-type="float">
            <text:p>1.85834165105104E-07</text:p>
          </table:table-cell>
          <table:table-cell table:formula="of:=([.C560]-[.D560])^2" office:value-type="float" office:value="0.0000000191859509887838" calcext:value-type="float">
            <text:p>1.918595098878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men</text:p>
          </table:table-cell>
          <table:table-cell office:value-type="float" office:value="525" calcext:value-type="float">
            <text:p>525</text:p>
          </table:table-cell>
          <table:table-cell table:formula="of:=([.B561]/[.$F$1])" office:value-type="float" office:value="0.000290909171507303" calcext:value-type="float">
            <text:p>0.000290909171507</text:p>
          </table:table-cell>
          <table:table-cell table:formula="of:=([.$S$11]/([.E561]+[.$T$11])^[.$U$11])" office:value-type="float" office:value="0.000430427460324666" calcext:value-type="float">
            <text:p>0.00043042746032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D561]^2" office:value-type="float" office:value="0.000000185267798601541" calcext:value-type="float">
            <text:p>1.85267798601541E-07</text:p>
          </table:table-cell>
          <table:table-cell table:formula="of:=([.C561]-[.D561])^2" office:value-type="float" office:value="0.000000019465352914525" calcext:value-type="float">
            <text:p>1.946535291452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ter</text:p>
          </table:table-cell>
          <table:table-cell office:value-type="float" office:value="524" calcext:value-type="float">
            <text:p>524</text:p>
          </table:table-cell>
          <table:table-cell table:formula="of:=([.B562]/[.$F$1])" office:value-type="float" office:value="0.00029035505879967" calcext:value-type="float">
            <text:p>0.0002903550588</text:p>
          </table:table-cell>
          <table:table-cell table:formula="of:=([.$S$11]/([.E562]+[.$T$11])^[.$U$11])" office:value-type="float" office:value="0.00042977221517736" calcext:value-type="float">
            <text:p>0.000429772215177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D562]^2" office:value-type="float" office:value="0.000000184704156938455" calcext:value-type="float">
            <text:p>1.84704156938455E-07</text:p>
          </table:table-cell>
          <table:table-cell table:formula="of:=([.C562]-[.D562])^2" office:value-type="float" office:value="0.0000000194371434924411" calcext:value-type="float">
            <text:p>1.943714349244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nerally</text:p>
          </table:table-cell>
          <table:table-cell office:value-type="float" office:value="524" calcext:value-type="float">
            <text:p>524</text:p>
          </table:table-cell>
          <table:table-cell table:formula="of:=([.B563]/[.$F$1])" office:value-type="float" office:value="0.00029035505879967" calcext:value-type="float">
            <text:p>0.0002903550588</text:p>
          </table:table-cell>
          <table:table-cell table:formula="of:=([.$S$11]/([.E563]+[.$T$11])^[.$U$11])" office:value-type="float" office:value="0.000429119123575724" calcext:value-type="float">
            <text:p>0.000429119123576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D563]^2" office:value-type="float" office:value="0.000000184143222218397" calcext:value-type="float">
            <text:p>1.84143222218397E-07</text:p>
          </table:table-cell>
          <table:table-cell table:formula="of:=([.C563]-[.D563])^2" office:value-type="float" office:value="0.0000000192554656731729" calcext:value-type="float">
            <text:p>1.9255465673172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t</text:p>
          </table:table-cell>
          <table:table-cell office:value-type="float" office:value="522" calcext:value-type="float">
            <text:p>522</text:p>
          </table:table-cell>
          <table:table-cell table:formula="of:=([.B564]/[.$F$1])" office:value-type="float" office:value="0.000289246833384404" calcext:value-type="float">
            <text:p>0.000289246833384</text:p>
          </table:table-cell>
          <table:table-cell table:formula="of:=([.$S$11]/([.E564]+[.$T$11])^[.$U$11])" office:value-type="float" office:value="0.000428468174655734" calcext:value-type="float">
            <text:p>0.000428468174656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D564]^2" office:value-type="float" office:value="0.000000183584976692816" calcext:value-type="float">
            <text:p>1.83584976692816E-07</text:p>
          </table:table-cell>
          <table:table-cell table:formula="of:=([.C564]-[.D564])^2" office:value-type="float" office:value="0.0000000193825818653881" calcext:value-type="float">
            <text:p>1.938258186538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rely</text:p>
          </table:table-cell>
          <table:table-cell office:value-type="float" office:value="521" calcext:value-type="float">
            <text:p>521</text:p>
          </table:table-cell>
          <table:table-cell table:formula="of:=([.B565]/[.$F$1])" office:value-type="float" office:value="0.000288692720676771" calcext:value-type="float">
            <text:p>0.000288692720677</text:p>
          </table:table-cell>
          <table:table-cell table:formula="of:=([.$S$11]/([.E565]+[.$T$11])^[.$U$11])" office:value-type="float" office:value="0.000427819357627203" calcext:value-type="float">
            <text:p>0.000427819357627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D565]^2" office:value-type="float" office:value="0.000000183029402760553" calcext:value-type="float">
            <text:p>1.83029402760553E-07</text:p>
          </table:table-cell>
          <table:table-cell table:formula="of:=([.C565]-[.D565])^2" office:value-type="float" office:value="0.0000000193562211091374" calcext:value-type="float">
            <text:p>1.935622110913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dividual</text:p>
          </table:table-cell>
          <table:table-cell office:value-type="float" office:value="521" calcext:value-type="float">
            <text:p>521</text:p>
          </table:table-cell>
          <table:table-cell table:formula="of:=([.B566]/[.$F$1])" office:value-type="float" office:value="0.000288692720676771" calcext:value-type="float">
            <text:p>0.000288692720677</text:p>
          </table:table-cell>
          <table:table-cell table:formula="of:=([.$S$11]/([.E566]+[.$T$11])^[.$U$11])" office:value-type="float" office:value="0.000427172661773154" calcext:value-type="float">
            <text:p>0.000427172661773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D566]^2" office:value-type="float" office:value="0.000000182476482966361" calcext:value-type="float">
            <text:p>1.82476482966361E-07</text:p>
          </table:table-cell>
          <table:table-cell table:formula="of:=([.C566]-[.D566])^2" office:value-type="float" office:value="0.0000000191766940860577" calcext:value-type="float">
            <text:p>1.917669408605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sk</text:p>
          </table:table-cell>
          <table:table-cell office:value-type="float" office:value="519" calcext:value-type="float">
            <text:p>519</text:p>
          </table:table-cell>
          <table:table-cell table:formula="of:=([.B567]/[.$F$1])" office:value-type="float" office:value="0.000287584495261505" calcext:value-type="float">
            <text:p>0.000287584495262</text:p>
          </table:table-cell>
          <table:table-cell table:formula="of:=([.$S$11]/([.E567]+[.$T$11])^[.$U$11])" office:value-type="float" office:value="0.000426528076449192" calcext:value-type="float">
            <text:p>0.000426528076449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D567]^2" office:value-type="float" office:value="0.000000181926199999447" calcext:value-type="float">
            <text:p>1.81926199999447E-07</text:p>
          </table:table-cell>
          <table:table-cell table:formula="of:=([.C567]-[.D567])^2" office:value-type="float" office:value="0.0000000193053187532592" calcext:value-type="float">
            <text:p>1.930531875325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ig</text:p>
          </table:table-cell>
          <table:table-cell office:value-type="float" office:value="515" calcext:value-type="float">
            <text:p>515</text:p>
          </table:table-cell>
          <table:table-cell table:formula="of:=([.B568]/[.$F$1])" office:value-type="float" office:value="0.000285368044430973" calcext:value-type="float">
            <text:p>0.000285368044431</text:p>
          </table:table-cell>
          <table:table-cell table:formula="of:=([.$S$11]/([.E568]+[.$T$11])^[.$U$11])" office:value-type="float" office:value="0.000425885591082887" calcext:value-type="float">
            <text:p>0.000425885591083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D568]^2" office:value-type="float" office:value="0.00000018137853669202" calcext:value-type="float">
            <text:p>1.8137853669202E-07</text:p>
          </table:table-cell>
          <table:table-cell table:formula="of:=([.C568]-[.D568])^2" office:value-type="float" office:value="0.0000000197451809170727" calcext:value-type="float">
            <text:p>1.9745180917072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lass</text:p>
          </table:table-cell>
          <table:table-cell office:value-type="float" office:value="514" calcext:value-type="float">
            <text:p>514</text:p>
          </table:table-cell>
          <table:table-cell table:formula="of:=([.B569]/[.$F$1])" office:value-type="float" office:value="0.00028481393172334" calcext:value-type="float">
            <text:p>0.000284813931723</text:p>
          </table:table-cell>
          <table:table-cell table:formula="of:=([.$S$11]/([.E569]+[.$T$11])^[.$U$11])" office:value-type="float" office:value="0.000425245195173165" calcext:value-type="float">
            <text:p>0.00042524519517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569]^2" office:value-type="float" office:value="0.000000180833476017863" calcext:value-type="float">
            <text:p>1.80833476017863E-07</text:p>
          </table:table-cell>
          <table:table-cell table:formula="of:=([.C569]-[.D569])^2" office:value-type="float" office:value="0.000000019720939754114" calcext:value-type="float">
            <text:p>1.97209397541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ad</text:p>
          </table:table-cell>
          <table:table-cell office:value-type="float" office:value="514" calcext:value-type="float">
            <text:p>514</text:p>
          </table:table-cell>
          <table:table-cell table:formula="of:=([.B570]/[.$F$1])" office:value-type="float" office:value="0.00028481393172334" calcext:value-type="float">
            <text:p>0.000284813931723</text:p>
          </table:table-cell>
          <table:table-cell table:formula="of:=([.$S$11]/([.E570]+[.$T$11])^[.$U$11])" office:value-type="float" office:value="0.0004246068782897" calcext:value-type="float">
            <text:p>0.0004246068782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D570]^2" office:value-type="float" office:value="0.000000180291001090924" calcext:value-type="float">
            <text:p>1.80291001090924E-07</text:p>
          </table:table-cell>
          <table:table-cell table:formula="of:=([.C570]-[.D570])^2" office:value-type="float" office:value="0.000000019542067909705" calcext:value-type="float">
            <text:p>1.95420679097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terary</text:p>
          </table:table-cell>
          <table:table-cell office:value-type="float" office:value="513" calcext:value-type="float">
            <text:p>513</text:p>
          </table:table-cell>
          <table:table-cell table:formula="of:=([.B571]/[.$F$1])" office:value-type="float" office:value="0.000284259819015707" calcext:value-type="float">
            <text:p>0.000284259819016</text:p>
          </table:table-cell>
          <table:table-cell table:formula="of:=([.$S$11]/([.E571]+[.$T$11])^[.$U$11])" office:value-type="float" office:value="0.000423970630072315" calcext:value-type="float">
            <text:p>0.000423970630072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D571]^2" office:value-type="float" office:value="0.000000179751095163916" calcext:value-type="float">
            <text:p>1.79751095163916E-07</text:p>
          </table:table-cell>
          <table:table-cell table:formula="of:=([.C571]-[.D571])^2" office:value-type="float" office:value="0.0000000195191107260952" calcext:value-type="float">
            <text:p>1.951911072609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lf</text:p>
          </table:table-cell>
          <table:table-cell office:value-type="float" office:value="512" calcext:value-type="float">
            <text:p>512</text:p>
          </table:table-cell>
          <table:table-cell table:formula="of:=([.B572]/[.$F$1])" office:value-type="float" office:value="0.000283705706308074" calcext:value-type="float">
            <text:p>0.000283705706308</text:p>
          </table:table-cell>
          <table:table-cell table:formula="of:=([.$S$11]/([.E572]+[.$T$11])^[.$U$11])" office:value-type="float" office:value="0.000423336440230392" calcext:value-type="float">
            <text:p>0.00042333644023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D572]^2" office:value-type="float" office:value="0.000000179213741626941" calcext:value-type="float">
            <text:p>1.79213741626941E-07</text:p>
          </table:table-cell>
          <table:table-cell table:formula="of:=([.C572]-[.D572])^2" office:value-type="float" office:value="0.0000000194967418556852" calcext:value-type="float">
            <text:p>1.949674185568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ing</text:p>
          </table:table-cell>
          <table:table-cell office:value-type="float" office:value="512" calcext:value-type="float">
            <text:p>512</text:p>
          </table:table-cell>
          <table:table-cell table:formula="of:=([.B573]/[.$F$1])" office:value-type="float" office:value="0.000283705706308074" calcext:value-type="float">
            <text:p>0.000283705706308</text:p>
          </table:table-cell>
          <table:table-cell table:formula="of:=([.$S$11]/([.E573]+[.$T$11])^[.$U$11])" office:value-type="float" office:value="0.000422704298542281" calcext:value-type="float">
            <text:p>0.000422704298542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D573]^2" office:value-type="float" office:value="0.000000178678924006122" calcext:value-type="float">
            <text:p>1.78678924006122E-07</text:p>
          </table:table-cell>
          <table:table-cell table:formula="of:=([.C573]-[.D573])^2" office:value-type="float" office:value="0.0000000193206086430913" calcext:value-type="float">
            <text:p>1.9320608643091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py</text:p>
          </table:table-cell>
          <table:table-cell office:value-type="float" office:value="511" calcext:value-type="float">
            <text:p>511</text:p>
          </table:table-cell>
          <table:table-cell table:formula="of:=([.B574]/[.$F$1])" office:value-type="float" office:value="0.000283151593600441" calcext:value-type="float">
            <text:p>0.0002831515936</text:p>
          </table:table-cell>
          <table:table-cell table:formula="of:=([.$S$11]/([.E574]+[.$T$11])^[.$U$11])" office:value-type="float" office:value="0.000422074194854721" calcext:value-type="float">
            <text:p>0.000422074194855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D574]^2" office:value-type="float" office:value="0.000000178146625962261" calcext:value-type="float">
            <text:p>1.78146625962261E-07</text:p>
          </table:table-cell>
          <table:table-cell table:formula="of:=([.C574]-[.D574])^2" office:value-type="float" office:value="0.0000000192994891392555" calcext:value-type="float">
            <text:p>1.9299489139255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vement</text:p>
          </table:table-cell>
          <table:table-cell office:value-type="float" office:value="510" calcext:value-type="float">
            <text:p>510</text:p>
          </table:table-cell>
          <table:table-cell table:formula="of:=([.B575]/[.$F$1])" office:value-type="float" office:value="0.000282597480892809" calcext:value-type="float">
            <text:p>0.000282597480893</text:p>
          </table:table-cell>
          <table:table-cell table:formula="of:=([.$S$11]/([.E575]+[.$T$11])^[.$U$11])" office:value-type="float" office:value="0.000421446119082265" calcext:value-type="float">
            <text:p>0.000421446119082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D575]^2" office:value-type="float" office:value="0.000000177616831289503" calcext:value-type="float">
            <text:p>1.77616831289503E-07</text:p>
          </table:table-cell>
          <table:table-cell table:formula="of:=([.C575]-[.D575])^2" office:value-type="float" office:value="0.0000000192789443270666" calcext:value-type="float">
            <text:p>1.927894432706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erman</text:p>
          </table:table-cell>
          <table:table-cell office:value-type="float" office:value="508" calcext:value-type="float">
            <text:p>508</text:p>
          </table:table-cell>
          <table:table-cell table:formula="of:=([.B576]/[.$F$1])" office:value-type="float" office:value="0.000281489255477543" calcext:value-type="float">
            <text:p>0.000281489255478</text:p>
          </table:table-cell>
          <table:table-cell table:formula="of:=([.$S$11]/([.E576]+[.$T$11])^[.$U$11])" office:value-type="float" office:value="0.000420820061206711" calcext:value-type="float">
            <text:p>0.000420820061207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D576]^2" office:value-type="float" office:value="0.00000017708952391402" calcext:value-type="float">
            <text:p>1.7708952391402E-07</text:p>
          </table:table-cell>
          <table:table-cell table:formula="of:=([.C576]-[.D576])^2" office:value-type="float" office:value="0.0000000194130734251392" calcext:value-type="float">
            <text:p>1.941307342513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lowly</text:p>
          </table:table-cell>
          <table:table-cell office:value-type="float" office:value="508" calcext:value-type="float">
            <text:p>508</text:p>
          </table:table-cell>
          <table:table-cell table:formula="of:=([.B577]/[.$F$1])" office:value-type="float" office:value="0.000281489255477543" calcext:value-type="float">
            <text:p>0.000281489255478</text:p>
          </table:table-cell>
          <table:table-cell table:formula="of:=([.$S$11]/([.E577]+[.$T$11])^[.$U$11])" office:value-type="float" office:value="0.000420196011276536" calcext:value-type="float">
            <text:p>0.000420196011277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577]^2" office:value-type="float" office:value="0.000000176564687892711" calcext:value-type="float">
            <text:p>1.76564687892711E-07</text:p>
          </table:table-cell>
          <table:table-cell table:formula="of:=([.C577]-[.D577])^2" office:value-type="float" office:value="0.0000000192395641042817" calcext:value-type="float">
            <text:p>1.923956410428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ir</text:p>
          </table:table-cell>
          <table:table-cell office:value-type="float" office:value="505" calcext:value-type="float">
            <text:p>505</text:p>
          </table:table-cell>
          <table:table-cell table:formula="of:=([.B578]/[.$F$1])" office:value-type="float" office:value="0.000279826917354644" calcext:value-type="float">
            <text:p>0.000279826917355</text:p>
          </table:table-cell>
          <table:table-cell table:formula="of:=([.$S$11]/([.E578]+[.$T$11])^[.$U$11])" office:value-type="float" office:value="0.000419573959406344" calcext:value-type="float">
            <text:p>0.000419573959406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D578]^2" office:value-type="float" office:value="0.000000176042307411916" calcext:value-type="float">
            <text:p>1.76042307411916E-07</text:p>
          </table:table-cell>
          <table:table-cell table:formula="of:=([.C578]-[.D578])^2" office:value-type="float" office:value="0.0000000195292357621996" calcext:value-type="float">
            <text:p>1.952923576219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ade</text:p>
          </table:table-cell>
          <table:table-cell office:value-type="float" office:value="505" calcext:value-type="float">
            <text:p>505</text:p>
          </table:table-cell>
          <table:table-cell table:formula="of:=([.B579]/[.$F$1])" office:value-type="float" office:value="0.000279826917354644" calcext:value-type="float">
            <text:p>0.000279826917355</text:p>
          </table:table-cell>
          <table:table-cell table:formula="of:=([.$S$11]/([.E579]+[.$T$11])^[.$U$11])" office:value-type="float" office:value="0.000418953895776305" calcext:value-type="float">
            <text:p>0.000418953895776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D579]^2" office:value-type="float" office:value="0.000000175522366786143" calcext:value-type="float">
            <text:p>1.75522366786143E-07</text:p>
          </table:table-cell>
          <table:table-cell table:formula="of:=([.C579]-[.D579])^2" office:value-type="float" office:value="0.0000000193563161247413" calcext:value-type="float">
            <text:p>1.9356316124741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glish</text:p>
          </table:table-cell>
          <table:table-cell office:value-type="float" office:value="505" calcext:value-type="float">
            <text:p>505</text:p>
          </table:table-cell>
          <table:table-cell table:formula="of:=([.B580]/[.$F$1])" office:value-type="float" office:value="0.000279826917354644" calcext:value-type="float">
            <text:p>0.000279826917355</text:p>
          </table:table-cell>
          <table:table-cell table:formula="of:=([.$S$11]/([.E580]+[.$T$11])^[.$U$11])" office:value-type="float" office:value="0.000418335810631616" calcext:value-type="float">
            <text:p>0.000418335810632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D580]^2" office:value-type="float" office:value="0.000000175004850456811" calcext:value-type="float">
            <text:p>1.75004850456811E-07</text:p>
          </table:table-cell>
          <table:table-cell table:formula="of:=([.C580]-[.D580])^2" office:value-type="float" office:value="0.0000000191847135168117" calcext:value-type="float">
            <text:p>1.918471351681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vernment</text:p>
          </table:table-cell>
          <table:table-cell office:value-type="float" office:value="504" calcext:value-type="float">
            <text:p>504</text:p>
          </table:table-cell>
          <table:table-cell table:formula="of:=([.B581]/[.$F$1])" office:value-type="float" office:value="0.000279272804647011" calcext:value-type="float">
            <text:p>0.000279272804647</text:p>
          </table:table-cell>
          <table:table-cell table:formula="of:=([.$S$11]/([.E581]+[.$T$11])^[.$U$11])" office:value-type="float" office:value="0.000417719694281958" calcext:value-type="float">
            <text:p>0.000417719694282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D581]^2" office:value-type="float" office:value="0.000000174489742991012" calcext:value-type="float">
            <text:p>1.74489742991012E-07</text:p>
          </table:table-cell>
          <table:table-cell table:formula="of:=([.C581]-[.D581])^2" office:value-type="float" office:value="0.0000000191675412495911" calcext:value-type="float">
            <text:p>1.916754124959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ight</text:p>
          </table:table-cell>
          <table:table-cell office:value-type="float" office:value="503" calcext:value-type="float">
            <text:p>503</text:p>
          </table:table-cell>
          <table:table-cell table:formula="of:=([.B582]/[.$F$1])" office:value-type="float" office:value="0.000278718691939378" calcext:value-type="float">
            <text:p>0.000278718691939</text:p>
          </table:table-cell>
          <table:table-cell table:formula="of:=([.$S$11]/([.E582]+[.$T$11])^[.$U$11])" office:value-type="float" office:value="0.000417105537100955" calcext:value-type="float">
            <text:p>0.000417105537101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D582]^2" office:value-type="float" office:value="0.000000173977029080277" calcext:value-type="float">
            <text:p>1.73977029080277E-07</text:p>
          </table:table-cell>
          <table:table-cell table:formula="of:=([.C582]-[.D582])^2" office:value-type="float" office:value="0.0000000191509189137745" calcext:value-type="float">
            <text:p>1.915091891377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cts</text:p>
          </table:table-cell>
          <table:table-cell office:value-type="float" office:value="502" calcext:value-type="float">
            <text:p>502</text:p>
          </table:table-cell>
          <table:table-cell table:formula="of:=([.B583]/[.$F$1])" office:value-type="float" office:value="0.000278164579231745" calcext:value-type="float">
            <text:p>0.000278164579232</text:p>
          </table:table-cell>
          <table:table-cell table:formula="of:=([.$S$11]/([.E583]+[.$T$11])^[.$U$11])" office:value-type="float" office:value="0.000416493329525653" calcext:value-type="float">
            <text:p>0.000416493329526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D583]^2" office:value-type="float" office:value="0.000000173466693539365" calcext:value-type="float">
            <text:p>1.73466693539365E-07</text:p>
          </table:table-cell>
          <table:table-cell table:formula="of:=([.C583]-[.D583])^2" office:value-type="float" office:value="0.0000000191348431578745" calcext:value-type="float">
            <text:p>1.913484315787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ffice</text:p>
          </table:table-cell>
          <table:table-cell office:value-type="float" office:value="502" calcext:value-type="float">
            <text:p>502</text:p>
          </table:table-cell>
          <table:table-cell table:formula="of:=([.B584]/[.$F$1])" office:value-type="float" office:value="0.000278164579231745" calcext:value-type="float">
            <text:p>0.000278164579232</text:p>
          </table:table-cell>
          <table:table-cell table:formula="of:=([.$S$11]/([.E584]+[.$T$11])^[.$U$11])" office:value-type="float" office:value="0.000415883062055987" calcext:value-type="float">
            <text:p>0.000415883062056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[.D584]^2" office:value-type="float" office:value="0.000000172958721305064" calcext:value-type="float">
            <text:p>1.72958721305064E-07</text:p>
          </table:table-cell>
          <table:table-cell table:formula="of:=([.C584]-[.D584])^2" office:value-type="float" office:value="0.000000018966380511411" calcext:value-type="float">
            <text:p>1.89663805114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ening</text:p>
          </table:table-cell>
          <table:table-cell office:value-type="float" office:value="501" calcext:value-type="float">
            <text:p>501</text:p>
          </table:table-cell>
          <table:table-cell table:formula="of:=([.B585]/[.$F$1])" office:value-type="float" office:value="0.000277610466524112" calcext:value-type="float">
            <text:p>0.000277610466524</text:p>
          </table:table-cell>
          <table:table-cell table:formula="of:=([.$S$11]/([.E585]+[.$T$11])^[.$U$11])" office:value-type="float" office:value="0.000415274725254263" calcext:value-type="float">
            <text:p>0.000415274725254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D585]^2" office:value-type="float" office:value="0.000000172453097435003" calcext:value-type="float">
            <text:p>1.72453097435003E-07</text:p>
          </table:table-cell>
          <table:table-cell table:formula="of:=([.C585]-[.D585])^2" office:value-type="float" office:value="0.0000000189514481317218" calcext:value-type="float">
            <text:p>1.895144813172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rd</text:p>
          </table:table-cell>
          <table:table-cell office:value-type="float" office:value="500" calcext:value-type="float">
            <text:p>500</text:p>
          </table:table-cell>
          <table:table-cell table:formula="of:=([.B586]/[.$F$1])" office:value-type="float" office:value="0.000277056353816479" calcext:value-type="float">
            <text:p>0.000277056353816</text:p>
          </table:table-cell>
          <table:table-cell table:formula="of:=([.$S$11]/([.E586]+[.$T$11])^[.$U$11])" office:value-type="float" office:value="0.000414668309744645" calcext:value-type="float">
            <text:p>0.000414668309745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586]^2" office:value-type="float" office:value="0.000000171949807106481" calcext:value-type="float">
            <text:p>1.71949807106481E-07</text:p>
          </table:table-cell>
          <table:table-cell table:formula="of:=([.C586]-[.D586])^2" office:value-type="float" office:value="0.0000000189370504143754" calcext:value-type="float">
            <text:p>1.893705041437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'riar</text:p>
          </table:table-cell>
          <table:table-cell office:value-type="float" office:value="500" calcext:value-type="float">
            <text:p>500</text:p>
          </table:table-cell>
          <table:table-cell table:formula="of:=([.B587]/[.$F$1])" office:value-type="float" office:value="0.000277056353816479" calcext:value-type="float">
            <text:p>0.000277056353816</text:p>
          </table:table-cell>
          <table:table-cell table:formula="of:=([.$S$11]/([.E587]+[.$T$11])^[.$U$11])" office:value-type="float" office:value="0.000414063806212645" calcext:value-type="float">
            <text:p>0.000414063806213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D587]^2" office:value-type="float" office:value="0.000000171448835615303" calcext:value-type="float">
            <text:p>1.71448835615303E-07</text:p>
          </table:table-cell>
          <table:table-cell table:formula="of:=([.C587]-[.D587])^2" office:value-type="float" office:value="0.0000000187710420120876" calcext:value-type="float">
            <text:p>1.877104201208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ristian</text:p>
          </table:table-cell>
          <table:table-cell office:value-type="float" office:value="499" calcext:value-type="float">
            <text:p>499</text:p>
          </table:table-cell>
          <table:table-cell table:formula="of:=([.B588]/[.$F$1])" office:value-type="float" office:value="0.000276502241108846" calcext:value-type="float">
            <text:p>0.000276502241109</text:p>
          </table:table-cell>
          <table:table-cell table:formula="of:=([.$S$11]/([.E588]+[.$T$11])^[.$U$11])" office:value-type="float" office:value="0.000413461205404617" calcext:value-type="float">
            <text:p>0.000413461205405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D588]^2" office:value-type="float" office:value="0.000000170950168374639" calcext:value-type="float">
            <text:p>1.70950168374639E-07</text:p>
          </table:table-cell>
          <table:table-cell table:formula="of:=([.C588]-[.D588])^2" office:value-type="float" office:value="0.0000000187577579009704" calcext:value-type="float">
            <text:p>1.875775790097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ughter</text:p>
          </table:table-cell>
          <table:table-cell office:value-type="float" office:value="499" calcext:value-type="float">
            <text:p>499</text:p>
          </table:table-cell>
          <table:table-cell table:formula="of:=([.B589]/[.$F$1])" office:value-type="float" office:value="0.000276502241108846" calcext:value-type="float">
            <text:p>0.000276502241109</text:p>
          </table:table-cell>
          <table:table-cell table:formula="of:=([.$S$11]/([.E589]+[.$T$11])^[.$U$11])" office:value-type="float" office:value="0.000412860498127261" calcext:value-type="float">
            <text:p>0.000412860498127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D589]^2" office:value-type="float" office:value="0.00000017045379091389" calcext:value-type="float">
            <text:p>1.7045379091389E-07</text:p>
          </table:table-cell>
          <table:table-cell table:formula="of:=([.C589]-[.D589])^2" office:value-type="float" office:value="0.0000000185935742571001" calcext:value-type="float">
            <text:p>1.8593574257100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n't</text:p>
          </table:table-cell>
          <table:table-cell office:value-type="float" office:value="497" calcext:value-type="float">
            <text:p>497</text:p>
          </table:table-cell>
          <table:table-cell table:formula="of:=([.B590]/[.$F$1])" office:value-type="float" office:value="0.00027539401569358" calcext:value-type="float">
            <text:p>0.000275394015694</text:p>
          </table:table-cell>
          <table:table-cell table:formula="of:=([.$S$11]/([.E590]+[.$T$11])^[.$U$11])" office:value-type="float" office:value="0.000412261675247121" calcext:value-type="float">
            <text:p>0.000412261675247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[.D590]^2" office:value-type="float" office:value="0.000000169959688877563" calcext:value-type="float">
            <text:p>1.69959688877563E-07</text:p>
          </table:table-cell>
          <table:table-cell table:formula="of:=([.C590]-[.D590])^2" office:value-type="float" office:value="0.0000000187327562316641" calcext:value-type="float">
            <text:p>1.873275623166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attle</text:p>
          </table:table-cell>
          <table:table-cell office:value-type="float" office:value="496" calcext:value-type="float">
            <text:p>496</text:p>
          </table:table-cell>
          <table:table-cell table:formula="of:=([.B591]/[.$F$1])" office:value-type="float" office:value="0.000274839902985947" calcext:value-type="float">
            <text:p>0.000274839902986</text:p>
          </table:table-cell>
          <table:table-cell table:formula="of:=([.$S$11]/([.E591]+[.$T$11])^[.$U$11])" office:value-type="float" office:value="0.000411664727690105" calcext:value-type="float">
            <text:p>0.00041166472769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D591]^2" office:value-type="float" office:value="0.000000169467848024169" calcext:value-type="float">
            <text:p>1.69467848024169E-07</text:p>
          </table:table-cell>
          <table:table-cell table:formula="of:=([.C591]-[.D591])^2" office:value-type="float" office:value="0.0000000187210326553236" calcext:value-type="float">
            <text:p>1.872103265532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ied</text:p>
          </table:table-cell>
          <table:table-cell office:value-type="float" office:value="496" calcext:value-type="float">
            <text:p>496</text:p>
          </table:table-cell>
          <table:table-cell table:formula="of:=([.B592]/[.$F$1])" office:value-type="float" office:value="0.000274839902985947" calcext:value-type="float">
            <text:p>0.000274839902986</text:p>
          </table:table-cell>
          <table:table-cell table:formula="of:=([.$S$11]/([.E592]+[.$T$11])^[.$U$11])" office:value-type="float" office:value="0.000411069646440992" calcext:value-type="float">
            <text:p>0.000411069646441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D592]^2" office:value-type="float" office:value="0.000000168978254225123" calcext:value-type="float">
            <text:p>1.68978254225123E-07</text:p>
          </table:table-cell>
          <table:table-cell table:formula="of:=([.C592]-[.D592])^2" office:value-type="float" office:value="0.0000000185585430018275" calcext:value-type="float">
            <text:p>1.8558543001827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quired</text:p>
          </table:table-cell>
          <table:table-cell office:value-type="float" office:value="494" calcext:value-type="float">
            <text:p>494</text:p>
          </table:table-cell>
          <table:table-cell table:formula="of:=([.B593]/[.$F$1])" office:value-type="float" office:value="0.000273731677570681" calcext:value-type="float">
            <text:p>0.000273731677571</text:p>
          </table:table-cell>
          <table:table-cell table:formula="of:=([.$S$11]/([.E593]+[.$T$11])^[.$U$11])" office:value-type="float" office:value="0.000410476422542957" calcext:value-type="float">
            <text:p>0.000410476422543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593]^2" office:value-type="float" office:value="0.000000168490893463664" calcext:value-type="float">
            <text:p>1.68490893463664E-07</text:p>
          </table:table-cell>
          <table:table-cell table:formula="of:=([.C593]-[.D593])^2" office:value-type="float" office:value="0.0000000186991252775327" calcext:value-type="float">
            <text:p>1.8699125277532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d</text:p>
          </table:table-cell>
          <table:table-cell office:value-type="float" office:value="494" calcext:value-type="float">
            <text:p>494</text:p>
          </table:table-cell>
          <table:table-cell table:formula="of:=([.B594]/[.$F$1])" office:value-type="float" office:value="0.000273731677570681" calcext:value-type="float">
            <text:p>0.000273731677571</text:p>
          </table:table-cell>
          <table:table-cell table:formula="of:=([.$S$11]/([.E594]+[.$T$11])^[.$U$11])" office:value-type="float" office:value="0.000409885047097091" calcext:value-type="float">
            <text:p>0.000409885047097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D594]^2" office:value-type="float" office:value="0.000000168005751833785" calcext:value-type="float">
            <text:p>1.68005751833785E-07</text:p>
          </table:table-cell>
          <table:table-cell table:formula="of:=([.C594]-[.D594])^2" office:value-type="float" office:value="0.0000000185377400333952" calcext:value-type="float">
            <text:p>1.853774003339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rong</text:p>
          </table:table-cell>
          <table:table-cell office:value-type="float" office:value="493" calcext:value-type="float">
            <text:p>493</text:p>
          </table:table-cell>
          <table:table-cell table:formula="of:=([.B595]/[.$F$1])" office:value-type="float" office:value="0.000273177564863048" calcext:value-type="float">
            <text:p>0.000273177564863</text:p>
          </table:table-cell>
          <table:table-cell table:formula="of:=([.$S$11]/([.E595]+[.$T$11])^[.$U$11])" office:value-type="float" office:value="0.000409295511261936" calcext:value-type="float">
            <text:p>0.000409295511262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[.D595]^2" office:value-type="float" office:value="0.00000016752281553917" calcext:value-type="float">
            <text:p>1.6752281553917E-07</text:p>
          </table:table-cell>
          <table:table-cell table:formula="of:=([.C595]-[.D595])^2" office:value-type="float" office:value="0.0000000185280953318506" calcext:value-type="float">
            <text:p>1.8528095331850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eater</text:p>
          </table:table-cell>
          <table:table-cell office:value-type="float" office:value="492" calcext:value-type="float">
            <text:p>492</text:p>
          </table:table-cell>
          <table:table-cell table:formula="of:=([.B596]/[.$F$1])" office:value-type="float" office:value="0.000272623452155415" calcext:value-type="float">
            <text:p>0.000272623452155</text:p>
          </table:table-cell>
          <table:table-cell table:formula="of:=([.$S$11]/([.E596]+[.$T$11])^[.$U$11])" office:value-type="float" office:value="0.000408707806253014" calcext:value-type="float">
            <text:p>0.000408707806253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D596]^2" office:value-type="float" office:value="0.000000167042070892151" calcext:value-type="float">
            <text:p>1.67042070892151E-07</text:p>
          </table:table-cell>
          <table:table-cell table:formula="of:=([.C596]-[.D596])^2" office:value-type="float" office:value="0.0000000185189514301606" calcext:value-type="float">
            <text:p>1.8518951430160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ed</text:p>
          </table:table-cell>
          <table:table-cell office:value-type="float" office:value="492" calcext:value-type="float">
            <text:p>492</text:p>
          </table:table-cell>
          <table:table-cell table:formula="of:=([.B597]/[.$F$1])" office:value-type="float" office:value="0.000272623452155415" calcext:value-type="float">
            <text:p>0.000272623452155</text:p>
          </table:table-cell>
          <table:table-cell table:formula="of:=([.$S$11]/([.E597]+[.$T$11])^[.$U$11])" office:value-type="float" office:value="0.000408121923342367" calcext:value-type="float">
            <text:p>0.000408121923342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[.D597]^2" office:value-type="float" office:value="0.000000166563504312673" calcext:value-type="float">
            <text:p>1.66563504312673E-07</text:p>
          </table:table-cell>
          <table:table-cell table:formula="of:=([.C597]-[.D597])^2" office:value-type="float" office:value="0.0000000183598356940011" calcext:value-type="float">
            <text:p>1.835983569400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tered</text:p>
          </table:table-cell>
          <table:table-cell office:value-type="float" office:value="491" calcext:value-type="float">
            <text:p>491</text:p>
          </table:table-cell>
          <table:table-cell table:formula="of:=([.B598]/[.$F$1])" office:value-type="float" office:value="0.000272069339447782" calcext:value-type="float">
            <text:p>0.000272069339448</text:p>
          </table:table-cell>
          <table:table-cell table:formula="of:=([.$S$11]/([.E598]+[.$T$11])^[.$U$11])" office:value-type="float" office:value="0.000407537853858099" calcext:value-type="float">
            <text:p>0.000407537853858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D598]^2" office:value-type="float" office:value="0.000000166087102327266" calcext:value-type="float">
            <text:p>1.66087102327266E-07</text:p>
          </table:table-cell>
          <table:table-cell table:formula="of:=([.C598]-[.D598])^2" office:value-type="float" office:value="0.0000000183517183965383" calcext:value-type="float">
            <text:p>1.835171839653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member</text:p>
          </table:table-cell>
          <table:table-cell office:value-type="float" office:value="490" calcext:value-type="float">
            <text:p>490</text:p>
          </table:table-cell>
          <table:table-cell table:formula="of:=([.B599]/[.$F$1])" office:value-type="float" office:value="0.000271515226740149" calcext:value-type="float">
            <text:p>0.00027151522674</text:p>
          </table:table-cell>
          <table:table-cell table:formula="of:=([.$S$11]/([.E599]+[.$T$11])^[.$U$11])" office:value-type="float" office:value="0.000406955589183928" calcext:value-type="float">
            <text:p>0.000406955589184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D599]^2" office:value-type="float" office:value="0.000000165612851568038" calcext:value-type="float">
            <text:p>1.65612851568038E-07</text:p>
          </table:table-cell>
          <table:table-cell table:formula="of:=([.C599]-[.D599])^2" office:value-type="float" office:value="0.0000000183440917789021" calcext:value-type="float">
            <text:p>1.834409177890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rge</text:p>
          </table:table-cell>
          <table:table-cell office:value-type="float" office:value="489" calcext:value-type="float">
            <text:p>489</text:p>
          </table:table-cell>
          <table:table-cell table:formula="of:=([.B600]/[.$F$1])" office:value-type="float" office:value="0.000270961114032516" calcext:value-type="float">
            <text:p>0.000270961114033</text:p>
          </table:table-cell>
          <table:table-cell table:formula="of:=([.$S$11]/([.E600]+[.$T$11])^[.$U$11])" office:value-type="float" office:value="0.00040637512075873" calcext:value-type="float">
            <text:p>0.000406375120759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D600]^2" office:value-type="float" office:value="0.000000165140738771672" calcext:value-type="float">
            <text:p>1.65140738771672E-07</text:p>
          </table:table-cell>
          <table:table-cell table:formula="of:=([.C600]-[.D600])^2" office:value-type="float" office:value="0.0000000183369532176469" calcext:value-type="float">
            <text:p>1.8336953217646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formation</text:p>
          </table:table-cell>
          <table:table-cell office:value-type="float" office:value="489" calcext:value-type="float">
            <text:p>489</text:p>
          </table:table-cell>
          <table:table-cell table:formula="of:=([.B601]/[.$F$1])" office:value-type="float" office:value="0.000270961114032516" calcext:value-type="float">
            <text:p>0.000270961114033</text:p>
          </table:table-cell>
          <table:table-cell table:formula="of:=([.$S$11]/([.E601]+[.$T$11])^[.$U$11])" office:value-type="float" office:value="0.000405796440076101" calcext:value-type="float">
            <text:p>0.00040579644007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601]^2" office:value-type="float" office:value="0.000000164670750778437" calcext:value-type="float">
            <text:p>1.64670750778437E-07</text:p>
          </table:table-cell>
          <table:table-cell table:formula="of:=([.C601]-[.D601])^2" office:value-type="float" office:value="0.0000000181805651492797" calcext:value-type="float">
            <text:p>1.818056514927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ticular</text:p>
          </table:table-cell>
          <table:table-cell office:value-type="float" office:value="489" calcext:value-type="float">
            <text:p>489</text:p>
          </table:table-cell>
          <table:table-cell table:formula="of:=([.B602]/[.$F$1])" office:value-type="float" office:value="0.000270961114032516" calcext:value-type="float">
            <text:p>0.000270961114033</text:p>
          </table:table-cell>
          <table:table-cell table:formula="of:=([.$S$11]/([.E602]+[.$T$11])^[.$U$11])" office:value-type="float" office:value="0.000405219538683916" calcext:value-type="float">
            <text:p>0.000405219538684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D602]^2" office:value-type="float" office:value="0.000000164202874531205" calcext:value-type="float">
            <text:p>1.64202874531205E-07</text:p>
          </table:table-cell>
          <table:table-cell table:formula="of:=([.C602]-[.D602])^2" office:value-type="float" office:value="0.0000000180253245898754" calcext:value-type="float">
            <text:p>1.802532458987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em</text:p>
          </table:table-cell>
          <table:table-cell office:value-type="float" office:value="488" calcext:value-type="float">
            <text:p>488</text:p>
          </table:table-cell>
          <table:table-cell table:formula="of:=([.B603]/[.$F$1])" office:value-type="float" office:value="0.000270407001324883" calcext:value-type="float">
            <text:p>0.000270407001325</text:p>
          </table:table-cell>
          <table:table-cell table:formula="of:=([.$S$11]/([.E603]+[.$T$11])^[.$U$11])" office:value-type="float" office:value="0.000404644408183891" calcext:value-type="float">
            <text:p>0.000404644408184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D603]^2" office:value-type="float" office:value="0.000000163737097074491" calcext:value-type="float">
            <text:p>1.63737097074491E-07</text:p>
          </table:table-cell>
          <table:table-cell table:formula="of:=([.C603]-[.D603])^2" office:value-type="float" office:value="0.0000000180196814002307" calcext:value-type="float">
            <text:p>1.801968140023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ch</text:p>
          </table:table-cell>
          <table:table-cell office:value-type="float" office:value="487" calcext:value-type="float">
            <text:p>487</text:p>
          </table:table-cell>
          <table:table-cell table:formula="of:=([.B604]/[.$F$1])" office:value-type="float" office:value="0.000269852888617251" calcext:value-type="float">
            <text:p>0.000269852888617</text:p>
          </table:table-cell>
          <table:table-cell table:formula="of:=([.$S$11]/([.E604]+[.$T$11])^[.$U$11])" office:value-type="float" office:value="0.000404071040231157" calcext:value-type="float">
            <text:p>0.000404071040231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D604]^2" office:value-type="float" office:value="0.00000016327340555349" calcext:value-type="float">
            <text:p>1.6327340555349E-07</text:p>
          </table:table-cell>
          <table:table-cell table:formula="of:=([.C604]-[.D604])^2" office:value-type="float" office:value="0.0000000180145122226537" calcext:value-type="float">
            <text:p>1.801451222265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eld</text:p>
          </table:table-cell>
          <table:table-cell office:value-type="float" office:value="487" calcext:value-type="float">
            <text:p>487</text:p>
          </table:table-cell>
          <table:table-cell table:formula="of:=([.B605]/[.$F$1])" office:value-type="float" office:value="0.000269852888617251" calcext:value-type="float">
            <text:p>0.000269852888617</text:p>
          </table:table-cell>
          <table:table-cell table:formula="of:=([.$S$11]/([.E605]+[.$T$11])^[.$U$11])" office:value-type="float" office:value="0.000403499426533829" calcext:value-type="float">
            <text:p>0.00040349942653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D605]^2" office:value-type="float" office:value="0.000000162811787213129" calcext:value-type="float">
            <text:p>1.62811787213129E-07</text:p>
          </table:table-cell>
          <table:table-cell table:formula="of:=([.C605]-[.D605])^2" office:value-type="float" office:value="0.0000000178613970970874" calcext:value-type="float">
            <text:p>1.786139709708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ld</text:p>
          </table:table-cell>
          <table:table-cell office:value-type="float" office:value="487" calcext:value-type="float">
            <text:p>487</text:p>
          </table:table-cell>
          <table:table-cell table:formula="of:=([.B606]/[.$F$1])" office:value-type="float" office:value="0.000269852888617251" calcext:value-type="float">
            <text:p>0.000269852888617</text:p>
          </table:table-cell>
          <table:table-cell table:formula="of:=([.$S$11]/([.E606]+[.$T$11])^[.$U$11])" office:value-type="float" office:value="0.000402929558852582" calcext:value-type="float">
            <text:p>0.000402929558853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D606]^2" office:value-type="float" office:value="0.000000162352229397137" calcext:value-type="float">
            <text:p>1.62352229397137E-07</text:p>
          </table:table-cell>
          <table:table-cell table:formula="of:=([.C606]-[.D606])^2" office:value-type="float" office:value="0.0000000177094001609232" calcext:value-type="float">
            <text:p>1.770940016092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l</text:p>
          </table:table-cell>
          <table:table-cell office:value-type="float" office:value="486" calcext:value-type="float">
            <text:p>486</text:p>
          </table:table-cell>
          <table:table-cell table:formula="of:=([.B607]/[.$F$1])" office:value-type="float" office:value="0.000269298775909618" calcext:value-type="float">
            <text:p>0.00026929877591</text:p>
          </table:table-cell>
          <table:table-cell table:formula="of:=([.$S$11]/([.E607]+[.$T$11])^[.$U$11])" office:value-type="float" office:value="0.000402361429000238" calcext:value-type="float">
            <text:p>0.000402361429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D607]^2" office:value-type="float" office:value="0.000000161894719547114" calcext:value-type="float">
            <text:p>1.61894719547114E-07</text:p>
          </table:table-cell>
          <table:table-cell table:formula="of:=([.C607]-[.D607])^2" office:value-type="float" office:value="0.0000000177056696475148" calcext:value-type="float">
            <text:p>1.770566964751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un</text:p>
          </table:table-cell>
          <table:table-cell office:value-type="float" office:value="486" calcext:value-type="float">
            <text:p>486</text:p>
          </table:table-cell>
          <table:table-cell table:formula="of:=([.B608]/[.$F$1])" office:value-type="float" office:value="0.000269298775909618" calcext:value-type="float">
            <text:p>0.00026929877591</text:p>
          </table:table-cell>
          <table:table-cell table:formula="of:=([.$S$11]/([.E608]+[.$T$11])^[.$U$11])" office:value-type="float" office:value="0.000401795028841345" calcext:value-type="float">
            <text:p>0.000401795028841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D608]^2" office:value-type="float" office:value="0.000000161439245201617" calcext:value-type="float">
            <text:p>1.61439245201617E-07</text:p>
          </table:table-cell>
          <table:table-cell table:formula="of:=([.C608]-[.D608])^2" office:value-type="float" office:value="0.0000000175552570409482" calcext:value-type="float">
            <text:p>1.755525704094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cording</text:p>
          </table:table-cell>
          <table:table-cell office:value-type="float" office:value="486" calcext:value-type="float">
            <text:p>486</text:p>
          </table:table-cell>
          <table:table-cell table:formula="of:=([.B609]/[.$F$1])" office:value-type="float" office:value="0.000269298775909618" calcext:value-type="float">
            <text:p>0.00026929877591</text:p>
          </table:table-cell>
          <table:table-cell table:formula="of:=([.$S$11]/([.E609]+[.$T$11])^[.$U$11])" office:value-type="float" office:value="0.000401230350291769" calcext:value-type="float">
            <text:p>0.000401230350292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D609]^2" office:value-type="float" office:value="0.000000160985793995255" calcext:value-type="float">
            <text:p>1.60985793995255E-07</text:p>
          </table:table-cell>
          <table:table-cell table:formula="of:=([.C609]-[.D609])^2" office:value-type="float" office:value="0.0000000174059403189531" calcext:value-type="float">
            <text:p>1.740594031895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lse</text:p>
          </table:table-cell>
          <table:table-cell office:value-type="float" office:value="485" calcext:value-type="float">
            <text:p>485</text:p>
          </table:table-cell>
          <table:table-cell table:formula="of:=([.B610]/[.$F$1])" office:value-type="float" office:value="0.000268744663201985" calcext:value-type="float">
            <text:p>0.000268744663202</text:p>
          </table:table-cell>
          <table:table-cell table:formula="of:=([.$S$11]/([.E610]+[.$T$11])^[.$U$11])" office:value-type="float" office:value="0.000400667385318287" calcext:value-type="float">
            <text:p>0.000400667385318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D610]^2" office:value-type="float" office:value="0.000000160534353657793" calcext:value-type="float">
            <text:p>1.60534353657793E-07</text:p>
          </table:table-cell>
          <table:table-cell table:formula="of:=([.C610]-[.D610])^2" office:value-type="float" office:value="0.0000000174036046105752" calcext:value-type="float">
            <text:p>1.740360461057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urs</text:p>
          </table:table-cell>
          <table:table-cell office:value-type="float" office:value="484" calcext:value-type="float">
            <text:p>484</text:p>
          </table:table-cell>
          <table:table-cell table:formula="of:=([.B611]/[.$F$1])" office:value-type="float" office:value="0.000268190550494352" calcext:value-type="float">
            <text:p>0.000268190550494</text:p>
          </table:table-cell>
          <table:table-cell table:formula="of:=([.$S$11]/([.E611]+[.$T$11])^[.$U$11])" office:value-type="float" office:value="0.000400106125938185" calcext:value-type="float">
            <text:p>0.00040010612593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611]^2" office:value-type="float" office:value="0.000000160084912013263" calcext:value-type="float">
            <text:p>1.60084912013263E-07</text:p>
          </table:table-cell>
          <table:table-cell table:formula="of:=([.C611]-[.D611])^2" office:value-type="float" office:value="0.0000000174017190446778" calcext:value-type="float">
            <text:p>1.7401719044677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ut</text:p>
          </table:table-cell>
          <table:table-cell office:value-type="float" office:value="483" calcext:value-type="float">
            <text:p>483</text:p>
          </table:table-cell>
          <table:table-cell table:formula="of:=([.B612]/[.$F$1])" office:value-type="float" office:value="0.000267636437786719" calcext:value-type="float">
            <text:p>0.000267636437787</text:p>
          </table:table-cell>
          <table:table-cell table:formula="of:=([.$S$11]/([.E612]+[.$T$11])^[.$U$11])" office:value-type="float" office:value="0.000399546564218857" calcext:value-type="float">
            <text:p>0.000399546564219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D612]^2" office:value-type="float" office:value="0.000000159637456979093" calcext:value-type="float">
            <text:p>1.59637456979093E-07</text:p>
          </table:table-cell>
          <table:table-cell table:formula="of:=([.C612]-[.D612])^2" office:value-type="float" office:value="0.0000000174002814553426" calcext:value-type="float">
            <text:p>1.740028145534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mmediately</text:p>
          </table:table-cell>
          <table:table-cell office:value-type="float" office:value="483" calcext:value-type="float">
            <text:p>483</text:p>
          </table:table-cell>
          <table:table-cell table:formula="of:=([.B613]/[.$F$1])" office:value-type="float" office:value="0.000267636437786719" calcext:value-type="float">
            <text:p>0.000267636437787</text:p>
          </table:table-cell>
          <table:table-cell table:formula="of:=([.$S$11]/([.E613]+[.$T$11])^[.$U$11])" office:value-type="float" office:value="0.000398988692277408" calcext:value-type="float">
            <text:p>0.000398988692277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D613]^2" office:value-type="float" office:value="0.000000159191976565236" calcext:value-type="float">
            <text:p>1.59191976565236E-07</text:p>
          </table:table-cell>
          <table:table-cell table:formula="of:=([.C613]-[.D613])^2" office:value-type="float" office:value="0.0000000172534147597868" calcext:value-type="float">
            <text:p>1.725341475978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nations</text:p>
          </table:table-cell>
          <table:table-cell office:value-type="float" office:value="482" calcext:value-type="float">
            <text:p>482</text:p>
          </table:table-cell>
          <table:table-cell table:formula="of:=([.B614]/[.$F$1])" office:value-type="float" office:value="0.000267082325079086" calcext:value-type="float">
            <text:p>0.000267082325079</text:p>
          </table:table-cell>
          <table:table-cell table:formula="of:=([.$S$11]/([.E614]+[.$T$11])^[.$U$11])" office:value-type="float" office:value="0.000398432502280268" calcext:value-type="float">
            <text:p>0.00039843250228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[.D614]^2" office:value-type="float" office:value="0.000000158748458873316" calcext:value-type="float">
            <text:p>1.58748458873316E-07</text:p>
          </table:table-cell>
          <table:table-cell table:formula="of:=([.C614]-[.D614])^2" office:value-type="float" office:value="0.0000000172528690507819" calcext:value-type="float">
            <text:p>1.725286905078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ou</text:p>
          </table:table-cell>
          <table:table-cell office:value-type="float" office:value="482" calcext:value-type="float">
            <text:p>482</text:p>
          </table:table-cell>
          <table:table-cell table:formula="of:=([.B615]/[.$F$1])" office:value-type="float" office:value="0.000267082325079086" calcext:value-type="float">
            <text:p>0.000267082325079</text:p>
          </table:table-cell>
          <table:table-cell table:formula="of:=([.$S$11]/([.E615]+[.$T$11])^[.$U$11])" office:value-type="float" office:value="0.000397877986442798" calcext:value-type="float">
            <text:p>0.000397877986443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D615]^2" office:value-type="float" office:value="0.000000158306892095775" calcext:value-type="float">
            <text:p>1.58306892095775E-07</text:p>
          </table:table-cell>
          <table:table-cell table:formula="of:=([.C615]-[.D615])^2" office:value-type="float" office:value="0.0000000171075050315709" calcext:value-type="float">
            <text:p>1.710750503157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eling</text:p>
          </table:table-cell>
          <table:table-cell office:value-type="float" office:value="481" calcext:value-type="float">
            <text:p>481</text:p>
          </table:table-cell>
          <table:table-cell table:formula="of:=([.B616]/[.$F$1])" office:value-type="float" office:value="0.000266528212371453" calcext:value-type="float">
            <text:p>0.000266528212371</text:p>
          </table:table-cell>
          <table:table-cell table:formula="of:=([.$S$11]/([.E616]+[.$T$11])^[.$U$11])" office:value-type="float" office:value="0.00039732513702891" calcext:value-type="float">
            <text:p>0.000397325137029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D616]^2" office:value-type="float" office:value="0.000000157867264515042" calcext:value-type="float">
            <text:p>1.57867264515042E-07</text:p>
          </table:table-cell>
          <table:table-cell table:formula="of:=([.C616]-[.D616])^2" office:value-type="float" office:value="0.0000000171078354998487" calcext:value-type="float">
            <text:p>1.710783549984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fty</text:p>
          </table:table-cell>
          <table:table-cell office:value-type="float" office:value="481" calcext:value-type="float">
            <text:p>481</text:p>
          </table:table-cell>
          <table:table-cell table:formula="of:=([.B617]/[.$F$1])" office:value-type="float" office:value="0.000266528212371453" calcext:value-type="float">
            <text:p>0.000266528212371</text:p>
          </table:table-cell>
          <table:table-cell table:formula="of:=([.$S$11]/([.E617]+[.$T$11])^[.$U$11])" office:value-type="float" office:value="0.000396773946350685" calcext:value-type="float">
            <text:p>0.000396773946351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D617]^2" office:value-type="float" office:value="0.000000157429564502697" calcext:value-type="float">
            <text:p>1.57429564502697E-07</text:p>
          </table:table-cell>
          <table:table-cell table:formula="of:=([.C617]-[.D617])^2" office:value-type="float" office:value="0.000000016963951219789" calcext:value-type="float">
            <text:p>1.69639512197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ld</text:p>
          </table:table-cell>
          <table:table-cell office:value-type="float" office:value="480" calcext:value-type="float">
            <text:p>480</text:p>
          </table:table-cell>
          <table:table-cell table:formula="of:=([.B618]/[.$F$1])" office:value-type="float" office:value="0.00026597409966382" calcext:value-type="float">
            <text:p>0.000265974099664</text:p>
          </table:table-cell>
          <table:table-cell table:formula="of:=([.$S$11]/([.E618]+[.$T$11])^[.$U$11])" office:value-type="float" office:value="0.000396224406767995" calcext:value-type="float">
            <text:p>0.000396224406768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[.D618]^2" office:value-type="float" office:value="0.000000156993780518649" calcext:value-type="float">
            <text:p>1.56993780518649E-07</text:p>
          </table:table-cell>
          <table:table-cell table:formula="of:=([.C618]-[.D618])^2" office:value-type="float" office:value="0.0000000169651425007319" calcext:value-type="float">
            <text:p>1.696514250073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utside</text:p>
          </table:table-cell>
          <table:table-cell office:value-type="float" office:value="479" calcext:value-type="float">
            <text:p>479</text:p>
          </table:table-cell>
          <table:table-cell table:formula="of:=([.B619]/[.$F$1])" office:value-type="float" office:value="0.000265419986956187" calcext:value-type="float">
            <text:p>0.000265419986956</text:p>
          </table:table-cell>
          <table:table-cell table:formula="of:=([.$S$11]/([.E619]+[.$T$11])^[.$U$11])" office:value-type="float" office:value="0.00039567651068813" calcext:value-type="float">
            <text:p>0.000395676510688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619]^2" office:value-type="float" office:value="0.000000156559901110334" calcext:value-type="float">
            <text:p>1.56559901110334E-07</text:p>
          </table:table-cell>
          <table:table-cell table:formula="of:=([.C619]-[.D619])^2" office:value-type="float" office:value="0.0000000169667619747302" calcext:value-type="float">
            <text:p>1.696676197473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</text:p>
          </table:table-cell>
          <table:table-cell office:value-type="float" office:value="478" calcext:value-type="float">
            <text:p>478</text:p>
          </table:table-cell>
          <table:table-cell table:formula="of:=([.B620]/[.$F$1])" office:value-type="float" office:value="0.000264865874248554" calcext:value-type="float">
            <text:p>0.000264865874249</text:p>
          </table:table-cell>
          <table:table-cell table:formula="of:=([.$S$11]/([.E620]+[.$T$11])^[.$U$11])" office:value-type="float" office:value="0.000395130250565429" calcext:value-type="float">
            <text:p>0.000395130250565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D620]^2" office:value-type="float" office:value="0.000000156127914911898" calcext:value-type="float">
            <text:p>1.56127914911898E-07</text:p>
          </table:table-cell>
          <table:table-cell table:formula="of:=([.C620]-[.D620])^2" office:value-type="float" office:value="0.0000000169688077372244" calcext:value-type="float">
            <text:p>1.696880773722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arious</text:p>
          </table:table-cell>
          <table:table-cell office:value-type="float" office:value="478" calcext:value-type="float">
            <text:p>478</text:p>
          </table:table-cell>
          <table:table-cell table:formula="of:=([.B621]/[.$F$1])" office:value-type="float" office:value="0.000264865874248554" calcext:value-type="float">
            <text:p>0.000264865874249</text:p>
          </table:table-cell>
          <table:table-cell table:formula="of:=([.$S$11]/([.E621]+[.$T$11])^[.$U$11])" office:value-type="float" office:value="0.000394585618900913" calcext:value-type="float">
            <text:p>0.000394585618901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D621]^2" office:value-type="float" office:value="0.000000155697810643416" calcext:value-type="float">
            <text:p>1.55697810643416E-07</text:p>
          </table:table-cell>
          <table:table-cell table:formula="of:=([.C621]-[.D621])^2" office:value-type="float" office:value="0.0000000168272121526732" calcext:value-type="float">
            <text:p>1.682721215267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o</text:p>
          </table:table-cell>
          <table:table-cell office:value-type="float" office:value="477" calcext:value-type="float">
            <text:p>477</text:p>
          </table:table-cell>
          <table:table-cell table:formula="of:=([.B622]/[.$F$1])" office:value-type="float" office:value="0.000264311761540921" calcext:value-type="float">
            <text:p>0.000264311761541</text:p>
          </table:table-cell>
          <table:table-cell table:formula="of:=([.$S$11]/([.E622]+[.$T$11])^[.$U$11])" office:value-type="float" office:value="0.000394042608241922" calcext:value-type="float">
            <text:p>0.000394042608242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D622]^2" office:value-type="float" office:value="0.000000155269577110097" calcext:value-type="float">
            <text:p>1.55269577110097E-07</text:p>
          </table:table-cell>
          <table:table-cell table:formula="of:=([.C622]-[.D622])^2" office:value-type="float" office:value="0.0000000168300925857586" calcext:value-type="float">
            <text:p>1.683009258575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oops</text:p>
          </table:table-cell>
          <table:table-cell office:value-type="float" office:value="476" calcext:value-type="float">
            <text:p>476</text:p>
          </table:table-cell>
          <table:table-cell table:formula="of:=([.B623]/[.$F$1])" office:value-type="float" office:value="0.000263757648833288" calcext:value-type="float">
            <text:p>0.000263757648833</text:p>
          </table:table-cell>
          <table:table-cell table:formula="of:=([.$S$11]/([.E623]+[.$T$11])^[.$U$11])" office:value-type="float" office:value="0.000393501211181755" calcext:value-type="float">
            <text:p>0.000393501211182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D623]^2" office:value-type="float" office:value="0.000000154843203201508" calcext:value-type="float">
            <text:p>1.54843203201508E-07</text:p>
          </table:table-cell>
          <table:table-cell table:formula="of:=([.C623]-[.D623])^2" office:value-type="float" office:value="0.0000000168333919708705" calcext:value-type="float">
            <text:p>1.683339197087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ep</text:p>
          </table:table-cell>
          <table:table-cell office:value-type="float" office:value="476" calcext:value-type="float">
            <text:p>476</text:p>
          </table:table-cell>
          <table:table-cell table:formula="of:=([.B624]/[.$F$1])" office:value-type="float" office:value="0.000263757648833288" calcext:value-type="float">
            <text:p>0.000263757648833</text:p>
          </table:table-cell>
          <table:table-cell table:formula="of:=([.$S$11]/([.E624]+[.$T$11])^[.$U$11])" office:value-type="float" office:value="0.000392961420359314" calcext:value-type="float">
            <text:p>0.000392961420359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D624]^2" office:value-type="float" office:value="0.000000154418677890809" calcext:value-type="float">
            <text:p>1.54418677890809E-07</text:p>
          </table:table-cell>
          <table:table-cell table:formula="of:=([.C624]-[.D624])^2" office:value-type="float" office:value="0.0000000166936145765495" calcext:value-type="float">
            <text:p>1.669361457654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cket</text:p>
          </table:table-cell>
          <table:table-cell office:value-type="float" office:value="474" calcext:value-type="float">
            <text:p>474</text:p>
          </table:table-cell>
          <table:table-cell table:formula="of:=([.B625]/[.$F$1])" office:value-type="float" office:value="0.000262649423418022" calcext:value-type="float">
            <text:p>0.000262649423418</text:p>
          </table:table-cell>
          <table:table-cell table:formula="of:=([.$S$11]/([.E625]+[.$T$11])^[.$U$11])" office:value-type="float" office:value="0.000392423228458751" calcext:value-type="float">
            <text:p>0.000392423228459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D625]^2" office:value-type="float" office:value="0.000000153995990233989" calcext:value-type="float">
            <text:p>1.53995990233989E-07</text:p>
          </table:table-cell>
          <table:table-cell table:formula="of:=([.C625]-[.D625])^2" office:value-type="float" office:value="0.000000016841240474749" calcext:value-type="float">
            <text:p>1.68412404747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ppearance</text:p>
          </table:table-cell>
          <table:table-cell office:value-type="float" office:value="474" calcext:value-type="float">
            <text:p>474</text:p>
          </table:table-cell>
          <table:table-cell table:formula="of:=([.B626]/[.$F$1])" office:value-type="float" office:value="0.000262649423418022" calcext:value-type="float">
            <text:p>0.000262649423418</text:p>
          </table:table-cell>
          <table:table-cell table:formula="of:=([.$S$11]/([.E626]+[.$T$11])^[.$U$11])" office:value-type="float" office:value="0.000391886628209118" calcext:value-type="float">
            <text:p>0.000391886628209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D626]^2" office:value-type="float" office:value="0.000000153575129369111" calcext:value-type="float">
            <text:p>1.53575129369111E-07</text:p>
          </table:table-cell>
          <table:table-cell table:formula="of:=([.C626]-[.D626])^2" office:value-type="float" office:value="0.0000000167022551022157" calcext:value-type="float">
            <text:p>1.670225510221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uture</text:p>
          </table:table-cell>
          <table:table-cell office:value-type="float" office:value="473" calcext:value-type="float">
            <text:p>473</text:p>
          </table:table-cell>
          <table:table-cell table:formula="of:=([.B627]/[.$F$1])" office:value-type="float" office:value="0.000262095310710389" calcext:value-type="float">
            <text:p>0.00026209531071</text:p>
          </table:table-cell>
          <table:table-cell table:formula="of:=([.$S$11]/([.E627]+[.$T$11])^[.$U$11])" office:value-type="float" office:value="0.000391351612384022" calcext:value-type="float">
            <text:p>0.000391351612384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D627]^2" office:value-type="float" office:value="0.000000153156084515574" calcext:value-type="float">
            <text:p>1.53156084515574E-07</text:p>
          </table:table-cell>
          <table:table-cell table:formula="of:=([.C627]-[.D627])^2" office:value-type="float" office:value="0.0000000167071915223452" calcext:value-type="float">
            <text:p>1.670719152234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ne</text:p>
          </table:table-cell>
          <table:table-cell office:value-type="float" office:value="472" calcext:value-type="float">
            <text:p>472</text:p>
          </table:table-cell>
          <table:table-cell table:formula="of:=([.B628]/[.$F$1])" office:value-type="float" office:value="0.000261541198002756" calcext:value-type="float">
            <text:p>0.000261541198003</text:p>
          </table:table-cell>
          <table:table-cell table:formula="of:=([.$S$11]/([.E628]+[.$T$11])^[.$U$11])" office:value-type="float" office:value="0.000390818173801279" calcext:value-type="float">
            <text:p>0.000390818173801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D628]^2" office:value-type="float" office:value="0.000000152738844973367" calcext:value-type="float">
            <text:p>1.52738844973367E-07</text:p>
          </table:table-cell>
          <table:table-cell table:formula="of:=([.C628]-[.D628])^2" office:value-type="float" office:value="0.000000016712536471612" calcext:value-type="float">
            <text:p>1.67125364716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bject</text:p>
          </table:table-cell>
          <table:table-cell office:value-type="float" office:value="472" calcext:value-type="float">
            <text:p>472</text:p>
          </table:table-cell>
          <table:table-cell table:formula="of:=([.B629]/[.$F$1])" office:value-type="float" office:value="0.000261541198002756" calcext:value-type="float">
            <text:p>0.000261541198003</text:p>
          </table:table-cell>
          <table:table-cell table:formula="of:=([.$S$11]/([.E629]+[.$T$11])^[.$U$11])" office:value-type="float" office:value="0.000390286305322578" calcext:value-type="float">
            <text:p>0.000390286305323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D629]^2" office:value-type="float" office:value="0.000000152323400122349" calcext:value-type="float">
            <text:p>1.52323400122349E-07</text:p>
          </table:table-cell>
          <table:table-cell table:formula="of:=([.C629]-[.D629])^2" office:value-type="float" office:value="0.0000000165753026587926" calcext:value-type="float">
            <text:p>1.657530265879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ar</text:p>
          </table:table-cell>
          <table:table-cell office:value-type="float" office:value="470" calcext:value-type="float">
            <text:p>470</text:p>
          </table:table-cell>
          <table:table-cell table:formula="of:=([.B630]/[.$F$1])" office:value-type="float" office:value="0.00026043297258749" calcext:value-type="float">
            <text:p>0.000260432972587</text:p>
          </table:table-cell>
          <table:table-cell table:formula="of:=([.$S$11]/([.E630]+[.$T$11])^[.$U$11])" office:value-type="float" office:value="0.000389755999853141" calcext:value-type="float">
            <text:p>0.000389755999853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[.D630]^2" office:value-type="float" office:value="0.000000151909739421521" calcext:value-type="float">
            <text:p>1.51909739421521E-07</text:p>
          </table:table-cell>
          <table:table-cell table:formula="of:=([.C630]-[.D630])^2" office:value-type="float" office:value="0.0000000167244453811521" calcext:value-type="float">
            <text:p>1.672444538115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less</text:p>
          </table:table-cell>
          <table:table-cell office:value-type="float" office:value="470" calcext:value-type="float">
            <text:p>470</text:p>
          </table:table-cell>
          <table:table-cell table:formula="of:=([.B631]/[.$F$1])" office:value-type="float" office:value="0.00026043297258749" calcext:value-type="float">
            <text:p>0.000260432972587</text:p>
          </table:table-cell>
          <table:table-cell table:formula="of:=([.$S$11]/([.E631]+[.$T$11])^[.$U$11])" office:value-type="float" office:value="0.000389227250341388" calcext:value-type="float">
            <text:p>0.000389227250341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D631]^2" office:value-type="float" office:value="0.000000151497852408317" calcext:value-type="float">
            <text:p>1.51497852408317E-07</text:p>
          </table:table-cell>
          <table:table-cell table:formula="of:=([.C631]-[.D631])^2" office:value-type="float" office:value="0.0000000165879659821481" calcext:value-type="float">
            <text:p>1.658796598214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e</text:p>
          </table:table-cell>
          <table:table-cell office:value-type="float" office:value="469" calcext:value-type="float">
            <text:p>469</text:p>
          </table:table-cell>
          <table:table-cell table:formula="of:=([.B632]/[.$F$1])" office:value-type="float" office:value="0.000259878859879857" calcext:value-type="float">
            <text:p>0.00025987885988</text:p>
          </table:table-cell>
          <table:table-cell table:formula="of:=([.$S$11]/([.E632]+[.$T$11])^[.$U$11])" office:value-type="float" office:value="0.000388700049778611" calcext:value-type="float">
            <text:p>0.000388700049779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D632]^2" office:value-type="float" office:value="0.000000151087728697894" calcext:value-type="float">
            <text:p>1.51087728697894E-07</text:p>
          </table:table-cell>
          <table:table-cell table:formula="of:=([.C632]-[.D632])^2" office:value-type="float" office:value="0.0000000165948989669307" calcext:value-type="float">
            <text:p>1.659489896693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oke</text:p>
          </table:table-cell>
          <table:table-cell office:value-type="float" office:value="468" calcext:value-type="float">
            <text:p>468</text:p>
          </table:table-cell>
          <table:table-cell table:formula="of:=([.B633]/[.$F$1])" office:value-type="float" office:value="0.000259324747172224" calcext:value-type="float">
            <text:p>0.000259324747172</text:p>
          </table:table-cell>
          <table:table-cell table:formula="of:=([.$S$11]/([.E633]+[.$T$11])^[.$U$11])" office:value-type="float" office:value="0.000388174391198643" calcext:value-type="float">
            <text:p>0.000388174391199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D633]^2" office:value-type="float" office:value="0.000000150679357982437" calcext:value-type="float">
            <text:p>1.50679357982437E-07</text:p>
          </table:table-cell>
          <table:table-cell table:formula="of:=([.C633]-[.D633])^2" office:value-type="float" office:value="0.0000000166022307657348" calcext:value-type="float">
            <text:p>1.660223076573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opped</text:p>
          </table:table-cell>
          <table:table-cell office:value-type="float" office:value="468" calcext:value-type="float">
            <text:p>468</text:p>
          </table:table-cell>
          <table:table-cell table:formula="of:=([.B634]/[.$F$1])" office:value-type="float" office:value="0.000259324747172224" calcext:value-type="float">
            <text:p>0.000259324747172</text:p>
          </table:table-cell>
          <table:table-cell table:formula="of:=([.$S$11]/([.E634]+[.$T$11])^[.$U$11])" office:value-type="float" office:value="0.000387650267677534" calcext:value-type="float">
            <text:p>0.000387650267678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[.D634]^2" office:value-type="float" office:value="0.000000150272730030464" calcext:value-type="float">
            <text:p>1.50272730030464E-07</text:p>
          </table:table-cell>
          <table:table-cell table:formula="of:=([.C634]-[.D634])^2" office:value-type="float" office:value="0.0000000164674392129588" calcext:value-type="float">
            <text:p>1.646743921295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r</text:p>
          </table:table-cell>
          <table:table-cell office:value-type="float" office:value="467" calcext:value-type="float">
            <text:p>467</text:p>
          </table:table-cell>
          <table:table-cell table:formula="of:=([.B635]/[.$F$1])" office:value-type="float" office:value="0.000258770634464591" calcext:value-type="float">
            <text:p>0.000258770634465</text:p>
          </table:table-cell>
          <table:table-cell table:formula="of:=([.$S$11]/([.E635]+[.$T$11])^[.$U$11])" office:value-type="float" office:value="0.000387127672333231" calcext:value-type="float">
            <text:p>0.000387127672333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[.D635]^2" office:value-type="float" office:value="0.000000149867834686146" calcext:value-type="float">
            <text:p>1.49867834686146E-07</text:p>
          </table:table-cell>
          <table:table-cell table:formula="of:=([.C635]-[.D635])^2" office:value-type="float" office:value="0.0000000164755291704114" calcext:value-type="float">
            <text:p>1.647552917041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</text:p>
          </table:table-cell>
          <table:table-cell office:value-type="float" office:value="467" calcext:value-type="float">
            <text:p>467</text:p>
          </table:table-cell>
          <table:table-cell table:formula="of:=([.B636]/[.$F$1])" office:value-type="float" office:value="0.000258770634464591" calcext:value-type="float">
            <text:p>0.000258770634465</text:p>
          </table:table-cell>
          <table:table-cell table:formula="of:=([.$S$11]/([.E636]+[.$T$11])^[.$U$11])" office:value-type="float" office:value="0.000386606598325256" calcext:value-type="float">
            <text:p>0.000386606598325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D636]^2" office:value-type="float" office:value="0.000000149464661868626" calcext:value-type="float">
            <text:p>1.49464661868626E-07</text:p>
          </table:table-cell>
          <table:table-cell table:formula="of:=([.C636]-[.D636])^2" office:value-type="float" office:value="0.0000000163420336561851" calcext:value-type="float">
            <text:p>1.6342033656185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specially</text:p>
          </table:table-cell>
          <table:table-cell office:value-type="float" office:value="467" calcext:value-type="float">
            <text:p>467</text:p>
          </table:table-cell>
          <table:table-cell table:formula="of:=([.B637]/[.$F$1])" office:value-type="float" office:value="0.000258770634464591" calcext:value-type="float">
            <text:p>0.000258770634465</text:p>
          </table:table-cell>
          <table:table-cell table:formula="of:=([.$S$11]/([.E637]+[.$T$11])^[.$U$11])" office:value-type="float" office:value="0.000386087038854392" calcext:value-type="float">
            <text:p>0.000386087038854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D637]^2" office:value-type="float" office:value="0.000000149063201571353" calcext:value-type="float">
            <text:p>1.49063201571353E-07</text:p>
          </table:table-cell>
          <table:table-cell table:formula="of:=([.C637]-[.D637])^2" office:value-type="float" office:value="0.0000000162094668267472" calcext:value-type="float">
            <text:p>1.620946682674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llow</text:p>
          </table:table-cell>
          <table:table-cell office:value-type="float" office:value="466" calcext:value-type="float">
            <text:p>466</text:p>
          </table:table-cell>
          <table:table-cell table:formula="of:=([.B638]/[.$F$1])" office:value-type="float" office:value="0.000258216521756958" calcext:value-type="float">
            <text:p>0.000258216521757</text:p>
          </table:table-cell>
          <table:table-cell table:formula="of:=([.$S$11]/([.E638]+[.$T$11])^[.$U$11])" office:value-type="float" office:value="0.000385568987162372" calcext:value-type="float">
            <text:p>0.000385568987162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D638]^2" office:value-type="float" office:value="0.000000148663443861417" calcext:value-type="float">
            <text:p>1.48663443861417E-07</text:p>
          </table:table-cell>
          <table:table-cell table:formula="of:=([.C638]-[.D638])^2" office:value-type="float" office:value="0.0000000162186504448371" calcext:value-type="float">
            <text:p>1.621865044483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ne</text:p>
          </table:table-cell>
          <table:table-cell office:value-type="float" office:value="464" calcext:value-type="float">
            <text:p>464</text:p>
          </table:table-cell>
          <table:table-cell table:formula="of:=([.B639]/[.$F$1])" office:value-type="float" office:value="0.000257108296341692" calcext:value-type="float">
            <text:p>0.000257108296342</text:p>
          </table:table-cell>
          <table:table-cell table:formula="of:=([.$S$11]/([.E639]+[.$T$11])^[.$U$11])" office:value-type="float" office:value="0.000385052436531567" calcext:value-type="float">
            <text:p>0.000385052436532</text:p>
          </table:table-cell>
          <table:table-cell office:value-type="float" office:value="638" calcext:value-type="float">
            <text:p>638</text:p>
          </table:table-cell>
          <table:table-cell/>
          <table:table-cell table:formula="of:=[.D639]^2" office:value-type="float" office:value="0.000000148265378878896" calcext:value-type="float">
            <text:p>1.48265378878896E-07</text:p>
          </table:table-cell>
          <table:table-cell table:formula="of:=([.C639]-[.D639])^2" office:value-type="float" office:value="0.0000000163697030089262" calcext:value-type="float">
            <text:p>1.6369703008926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ced</text:p>
          </table:table-cell>
          <table:table-cell office:value-type="float" office:value="461" calcext:value-type="float">
            <text:p>461</text:p>
          </table:table-cell>
          <table:table-cell table:formula="of:=([.B640]/[.$F$1])" office:value-type="float" office:value="0.000255445958218794" calcext:value-type="float">
            <text:p>0.000255445958219</text:p>
          </table:table-cell>
          <table:table-cell table:formula="of:=([.$S$11]/([.E640]+[.$T$11])^[.$U$11])" office:value-type="float" office:value="0.000384537380284677" calcext:value-type="float">
            <text:p>0.000384537380285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D640]^2" office:value-type="float" office:value="0.000000147868996836202" calcext:value-type="float">
            <text:p>1.47868996836202E-07</text:p>
          </table:table-cell>
          <table:table-cell table:formula="of:=([.C640]-[.D640])^2" office:value-type="float" office:value="0.000000016664595250992" calcext:value-type="float">
            <text:p>1.66645952509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gree</text:p>
          </table:table-cell>
          <table:table-cell office:value-type="float" office:value="459" calcext:value-type="float">
            <text:p>459</text:p>
          </table:table-cell>
          <table:table-cell table:formula="of:=([.B641]/[.$F$1])" office:value-type="float" office:value="0.000254337732803528" calcext:value-type="float">
            <text:p>0.000254337732804</text:p>
          </table:table-cell>
          <table:table-cell table:formula="of:=([.$S$11]/([.E641]+[.$T$11])^[.$U$11])" office:value-type="float" office:value="0.000384023811784431" calcext:value-type="float">
            <text:p>0.000384023811784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D641]^2" office:value-type="float" office:value="0.000000147474288017444" calcext:value-type="float">
            <text:p>1.47474288017444E-07</text:p>
          </table:table-cell>
          <table:table-cell table:formula="of:=([.C641]-[.D641])^2" office:value-type="float" office:value="0.0000000168184790814411" calcext:value-type="float">
            <text:p>1.681847908144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re</text:p>
          </table:table-cell>
          <table:table-cell office:value-type="float" office:value="459" calcext:value-type="float">
            <text:p>459</text:p>
          </table:table-cell>
          <table:table-cell table:formula="of:=([.B642]/[.$F$1])" office:value-type="float" office:value="0.000254337732803528" calcext:value-type="float">
            <text:p>0.000254337732804</text:p>
          </table:table-cell>
          <table:table-cell table:formula="of:=([.$S$11]/([.E642]+[.$T$11])^[.$U$11])" office:value-type="float" office:value="0.000383511724433282" calcext:value-type="float">
            <text:p>0.000383511724433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D642]^2" office:value-type="float" office:value="0.00000014708124277779" calcext:value-type="float">
            <text:p>1.4708124277779E-07</text:p>
          </table:table-cell>
          <table:table-cell table:formula="of:=([.C642]-[.D642])^2" office:value-type="float" office:value="0.0000000166859201135639" calcext:value-type="float">
            <text:p>1.6685920113563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uck</text:p>
          </table:table-cell>
          <table:table-cell office:value-type="float" office:value="457" calcext:value-type="float">
            <text:p>457</text:p>
          </table:table-cell>
          <table:table-cell table:formula="of:=([.B643]/[.$F$1])" office:value-type="float" office:value="0.000253229507388262" calcext:value-type="float">
            <text:p>0.000253229507388</text:p>
          </table:table-cell>
          <table:table-cell table:formula="of:=([.$S$11]/([.E643]+[.$T$11])^[.$U$11])" office:value-type="float" office:value="0.00038300111167311" calcext:value-type="float">
            <text:p>0.000383001111673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D643]^2" office:value-type="float" office:value="0.000000146689851542838" calcext:value-type="float">
            <text:p>1.46689851542838E-07</text:p>
          </table:table-cell>
          <table:table-cell table:formula="of:=([.C643]-[.D643])^2" office:value-type="float" office:value="0.0000000168406692786633" calcext:value-type="float">
            <text:p>1.684066927866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pyright</text:p>
          </table:table-cell>
          <table:table-cell office:value-type="float" office:value="457" calcext:value-type="float">
            <text:p>457</text:p>
          </table:table-cell>
          <table:table-cell table:formula="of:=([.B644]/[.$F$1])" office:value-type="float" office:value="0.000253229507388262" calcext:value-type="float">
            <text:p>0.000253229507388</text:p>
          </table:table-cell>
          <table:table-cell table:formula="of:=([.$S$11]/([.E644]+[.$T$11])^[.$U$11])" office:value-type="float" office:value="0.000382491966984924" calcext:value-type="float">
            <text:p>0.000382491966985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D644]^2" office:value-type="float" office:value="0.000000146300104807996" calcext:value-type="float">
            <text:p>1.46300104807996E-07</text:p>
          </table:table-cell>
          <table:table-cell table:formula="of:=([.C644]-[.D644])^2" office:value-type="float" office:value="0.0000000167087834609786" calcext:value-type="float">
            <text:p>1.670878346097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ditions</text:p>
          </table:table-cell>
          <table:table-cell office:value-type="float" office:value="456" calcext:value-type="float">
            <text:p>456</text:p>
          </table:table-cell>
          <table:table-cell table:formula="of:=([.B645]/[.$F$1])" office:value-type="float" office:value="0.000252675394680629" calcext:value-type="float">
            <text:p>0.000252675394681</text:p>
          </table:table-cell>
          <table:table-cell table:formula="of:=([.$S$11]/([.E645]+[.$T$11])^[.$U$11])" office:value-type="float" office:value="0.000381984283888569" calcext:value-type="float">
            <text:p>0.000381984283889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D645]^2" office:value-type="float" office:value="0.000000145911993137863" calcext:value-type="float">
            <text:p>1.45911993137863E-07</text:p>
          </table:table-cell>
          <table:table-cell table:formula="of:=([.C645]-[.D645])^2" office:value-type="float" office:value="0.0000000167207888281912" calcext:value-type="float">
            <text:p>1.672078882819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atever</text:p>
          </table:table-cell>
          <table:table-cell office:value-type="float" office:value="456" calcext:value-type="float">
            <text:p>456</text:p>
          </table:table-cell>
          <table:table-cell table:formula="of:=([.B646]/[.$F$1])" office:value-type="float" office:value="0.000252675394680629" calcext:value-type="float">
            <text:p>0.000252675394681</text:p>
          </table:table-cell>
          <table:table-cell table:formula="of:=([.$S$11]/([.E646]+[.$T$11])^[.$U$11])" office:value-type="float" office:value="0.000381478055942436" calcext:value-type="float">
            <text:p>0.000381478055942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D646]^2" office:value-type="float" office:value="0.000000145525507165621" calcext:value-type="float">
            <text:p>1.45525507165621E-07</text:p>
          </table:table-cell>
          <table:table-cell table:formula="of:=([.C646]-[.D646])^2" office:value-type="float" office:value="0.000000016590125548124" calcext:value-type="float">
            <text:p>1.65901255481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nted</text:p>
          </table:table-cell>
          <table:table-cell office:value-type="float" office:value="456" calcext:value-type="float">
            <text:p>456</text:p>
          </table:table-cell>
          <table:table-cell table:formula="of:=([.B647]/[.$F$1])" office:value-type="float" office:value="0.000252675394680629" calcext:value-type="float">
            <text:p>0.000252675394681</text:p>
          </table:table-cell>
          <table:table-cell table:formula="of:=([.$S$11]/([.E647]+[.$T$11])^[.$U$11])" office:value-type="float" office:value="0.000380973276743176" calcext:value-type="float">
            <text:p>0.000380973276743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D647]^2" office:value-type="float" office:value="0.000000145140637592433" calcext:value-type="float">
            <text:p>1.45140637592433E-07</text:p>
          </table:table-cell>
          <table:table-cell table:formula="of:=([.C647]-[.D647])^2" office:value-type="float" office:value="0.0000000164603465417353" calcext:value-type="float">
            <text:p>1.6460346541735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id</text:p>
          </table:table-cell>
          <table:table-cell office:value-type="float" office:value="454" calcext:value-type="float">
            <text:p>454</text:p>
          </table:table-cell>
          <table:table-cell table:formula="of:=([.B648]/[.$F$1])" office:value-type="float" office:value="0.000251567169265363" calcext:value-type="float">
            <text:p>0.000251567169265</text:p>
          </table:table-cell>
          <table:table-cell table:formula="of:=([.$S$11]/([.E648]+[.$T$11])^[.$U$11])" office:value-type="float" office:value="0.000380469939925408" calcext:value-type="float">
            <text:p>0.000380469939925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[.D648]^2" office:value-type="float" office:value="0.000000144757375186843" calcext:value-type="float">
            <text:p>1.44757375186843E-07</text:p>
          </table:table-cell>
          <table:table-cell table:formula="of:=([.C648]-[.D648])^2" office:value-type="float" office:value="0.0000000166159242838361" calcext:value-type="float">
            <text:p>1.661592428383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lection</text:p>
          </table:table-cell>
          <table:table-cell office:value-type="float" office:value="454" calcext:value-type="float">
            <text:p>454</text:p>
          </table:table-cell>
          <table:table-cell table:formula="of:=([.B649]/[.$F$1])" office:value-type="float" office:value="0.000251567169265363" calcext:value-type="float">
            <text:p>0.000251567169265</text:p>
          </table:table-cell>
          <table:table-cell table:formula="of:=([.$S$11]/([.E649]+[.$T$11])^[.$U$11])" office:value-type="float" office:value="0.000379968039161441" calcext:value-type="float">
            <text:p>0.000379968039161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649]^2" office:value-type="float" office:value="0.00000014437571078419" calcext:value-type="float">
            <text:p>1.4437571078419E-07</text:p>
          </table:table-cell>
          <table:table-cell table:formula="of:=([.C649]-[.D649])^2" office:value-type="float" office:value="0.0000000164867833900695" calcext:value-type="float">
            <text:p>1.648678339006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vy</text:p>
          </table:table-cell>
          <table:table-cell office:value-type="float" office:value="453" calcext:value-type="float">
            <text:p>453</text:p>
          </table:table-cell>
          <table:table-cell table:formula="of:=([.B650]/[.$F$1])" office:value-type="float" office:value="0.00025101305655773" calcext:value-type="float">
            <text:p>0.000251013056558</text:p>
          </table:table-cell>
          <table:table-cell table:formula="of:=([.$S$11]/([.E650]+[.$T$11])^[.$U$11])" office:value-type="float" office:value="0.000379467568160992" calcext:value-type="float">
            <text:p>0.000379467568161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D650]^2" office:value-type="float" office:value="0.000000143995635286017" calcext:value-type="float">
            <text:p>1.43995635286017E-07</text:p>
          </table:table-cell>
          <table:table-cell table:formula="of:=([.C650]-[.D650])^2" office:value-type="float" office:value="0.0000000165005615512326" calcext:value-type="float">
            <text:p>1.650056155123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nger</text:p>
          </table:table-cell>
          <table:table-cell office:value-type="float" office:value="452" calcext:value-type="float">
            <text:p>452</text:p>
          </table:table-cell>
          <table:table-cell table:formula="of:=([.B651]/[.$F$1])" office:value-type="float" office:value="0.000250458943850097" calcext:value-type="float">
            <text:p>0.00025045894385</text:p>
          </table:table-cell>
          <table:table-cell table:formula="of:=([.$S$11]/([.E651]+[.$T$11])^[.$U$11])" office:value-type="float" office:value="0.00037896852067091" calcext:value-type="float">
            <text:p>0.000378968520671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D651]^2" office:value-type="float" office:value="0.000000143617139659498" calcext:value-type="float">
            <text:p>1.43617139659498E-07</text:p>
          </table:table-cell>
          <table:table-cell table:formula="of:=([.C651]-[.D651])^2" office:value-type="float" office:value="0.0000000165147113346643" calcext:value-type="float">
            <text:p>1.651471133466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versation</text:p>
          </table:table-cell>
          <table:table-cell office:value-type="float" office:value="452" calcext:value-type="float">
            <text:p>452</text:p>
          </table:table-cell>
          <table:table-cell table:formula="of:=([.B652]/[.$F$1])" office:value-type="float" office:value="0.000250458943850097" calcext:value-type="float">
            <text:p>0.00025045894385</text:p>
          </table:table-cell>
          <table:table-cell table:formula="of:=([.$S$11]/([.E652]+[.$T$11])^[.$U$11])" office:value-type="float" office:value="0.000378470890474895" calcext:value-type="float">
            <text:p>0.000378470890475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D652]^2" office:value-type="float" office:value="0.00000014324021493686" calcext:value-type="float">
            <text:p>1.4324021493686E-07</text:p>
          </table:table-cell>
          <table:table-cell table:formula="of:=([.C652]-[.D652])^2" office:value-type="float" office:value="0.0000000163870584786701" calcext:value-type="float">
            <text:p>1.6387058478670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dition</text:p>
          </table:table-cell>
          <table:table-cell office:value-type="float" office:value="451" calcext:value-type="float">
            <text:p>451</text:p>
          </table:table-cell>
          <table:table-cell table:formula="of:=([.B653]/[.$F$1])" office:value-type="float" office:value="0.000249904831142464" calcext:value-type="float">
            <text:p>0.000249904831142</text:p>
          </table:table-cell>
          <table:table-cell table:formula="of:=([.$S$11]/([.E653]+[.$T$11])^[.$U$11])" office:value-type="float" office:value="0.000377974671393231" calcext:value-type="float">
            <text:p>0.000377974671393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653]^2" office:value-type="float" office:value="0.000000142864852214821" calcext:value-type="float">
            <text:p>1.42864852214821E-07</text:p>
          </table:table-cell>
          <table:table-cell table:formula="of:=([.C653]-[.D653])^2" office:value-type="float" office:value="0.000000016401883981857" calcext:value-type="float">
            <text:p>1.64018839818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arieties</text:p>
          </table:table-cell>
          <table:table-cell office:value-type="float" office:value="451" calcext:value-type="float">
            <text:p>451</text:p>
          </table:table-cell>
          <table:table-cell table:formula="of:=([.B654]/[.$F$1])" office:value-type="float" office:value="0.000249904831142464" calcext:value-type="float">
            <text:p>0.000249904831142</text:p>
          </table:table-cell>
          <table:table-cell table:formula="of:=([.$S$11]/([.E654]+[.$T$11])^[.$U$11])" office:value-type="float" office:value="0.000377479857282514" calcext:value-type="float">
            <text:p>0.000377479857283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D654]^2" office:value-type="float" office:value="0.000000142491042654027" calcext:value-type="float">
            <text:p>1.42491042654027E-07</text:p>
          </table:table-cell>
          <table:table-cell table:formula="of:=([.C654]-[.D654])^2" office:value-type="float" office:value="0.0000000162753872946343" calcext:value-type="float">
            <text:p>1.627538729463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llow</text:p>
          </table:table-cell>
          <table:table-cell office:value-type="float" office:value="450" calcext:value-type="float">
            <text:p>450</text:p>
          </table:table-cell>
          <table:table-cell table:formula="of:=([.B655]/[.$F$1])" office:value-type="float" office:value="0.000249350718434831" calcext:value-type="float">
            <text:p>0.000249350718435</text:p>
          </table:table-cell>
          <table:table-cell table:formula="of:=([.$S$11]/([.E655]+[.$T$11])^[.$U$11])" office:value-type="float" office:value="0.000376986442035379" calcext:value-type="float">
            <text:p>0.000376986442035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D655]^2" office:value-type="float" office:value="0.000000142118777478494" calcext:value-type="float">
            <text:p>1.42118777478494E-07</text:p>
          </table:table-cell>
          <table:table-cell table:formula="of:=([.C655]-[.D655])^2" office:value-type="float" office:value="0.0000000162908779390354" calcext:value-type="float">
            <text:p>1.629087793903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ndow</text:p>
          </table:table-cell>
          <table:table-cell office:value-type="float" office:value="448" calcext:value-type="float">
            <text:p>448</text:p>
          </table:table-cell>
          <table:table-cell table:formula="of:=([.B656]/[.$F$1])" office:value-type="float" office:value="0.000248242493019565" calcext:value-type="float">
            <text:p>0.00024824249302</text:p>
          </table:table-cell>
          <table:table-cell table:formula="of:=([.$S$11]/([.E656]+[.$T$11])^[.$U$11])" office:value-type="float" office:value="0.00037649441958024" calcext:value-type="float">
            <text:p>0.00037649441958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D656]^2" office:value-type="float" office:value="0.000000141748047975062" calcext:value-type="float">
            <text:p>1.41748047975062E-07</text:p>
          </table:table-cell>
          <table:table-cell table:formula="of:=([.C656]-[.D656])^2" office:value-type="float" office:value="0.0000000164485566665248" calcext:value-type="float">
            <text:p>1.644855666652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te</text:p>
          </table:table-cell>
          <table:table-cell office:value-type="float" office:value="448" calcext:value-type="float">
            <text:p>448</text:p>
          </table:table-cell>
          <table:table-cell table:formula="of:=([.B657]/[.$F$1])" office:value-type="float" office:value="0.000248242493019565" calcext:value-type="float">
            <text:p>0.00024824249302</text:p>
          </table:table-cell>
          <table:table-cell table:formula="of:=([.$S$11]/([.E657]+[.$T$11])^[.$U$11])" office:value-type="float" office:value="0.000376003783881025" calcext:value-type="float">
            <text:p>0.00037600378388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657]^2" office:value-type="float" office:value="0.000000141378845492849" calcext:value-type="float">
            <text:p>1.41378845492849E-07</text:p>
          </table:table-cell>
          <table:table-cell table:formula="of:=([.C657]-[.D657])^2" office:value-type="float" office:value="0.0000000163229474425867" calcext:value-type="float">
            <text:p>1.632294744258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dded</text:p>
          </table:table-cell>
          <table:table-cell office:value-type="float" office:value="448" calcext:value-type="float">
            <text:p>448</text:p>
          </table:table-cell>
          <table:table-cell table:formula="of:=([.B658]/[.$F$1])" office:value-type="float" office:value="0.000248242493019565" calcext:value-type="float">
            <text:p>0.00024824249302</text:p>
          </table:table-cell>
          <table:table-cell table:formula="of:=([.$S$11]/([.E658]+[.$T$11])^[.$U$11])" office:value-type="float" office:value="0.000375514528936914" calcext:value-type="float">
            <text:p>0.000375514528937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D658]^2" office:value-type="float" office:value="0.000000141011161442712" calcext:value-type="float">
            <text:p>1.41011161442712E-07</text:p>
          </table:table-cell>
          <table:table-cell table:formula="of:=([.C658]-[.D658])^2" office:value-type="float" office:value="0.0000000161981711265469" calcext:value-type="float">
            <text:p>1.6198171126546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</text:p>
          </table:table-cell>
          <table:table-cell office:value-type="float" office:value="448" calcext:value-type="float">
            <text:p>448</text:p>
          </table:table-cell>
          <table:table-cell table:formula="of:=([.B659]/[.$F$1])" office:value-type="float" office:value="0.000248242493019565" calcext:value-type="float">
            <text:p>0.00024824249302</text:p>
          </table:table-cell>
          <table:table-cell table:formula="of:=([.$S$11]/([.E659]+[.$T$11])^[.$U$11])" office:value-type="float" office:value="0.000375026648782078" calcext:value-type="float">
            <text:p>0.000375026648782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D659]^2" office:value-type="float" office:value="0.000000140644987296716" calcext:value-type="float">
            <text:p>1.40644987296716E-07</text:p>
          </table:table-cell>
          <table:table-cell table:formula="of:=([.C659]-[.D659])^2" office:value-type="float" office:value="0.0000000160742221524132" calcext:value-type="float">
            <text:p>1.607422215241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ciety</text:p>
          </table:table-cell>
          <table:table-cell office:value-type="float" office:value="448" calcext:value-type="float">
            <text:p>448</text:p>
          </table:table-cell>
          <table:table-cell table:formula="of:=([.B660]/[.$F$1])" office:value-type="float" office:value="0.000248242493019565" calcext:value-type="float">
            <text:p>0.00024824249302</text:p>
          </table:table-cell>
          <table:table-cell table:formula="of:=([.$S$11]/([.E660]+[.$T$11])^[.$U$11])" office:value-type="float" office:value="0.000374540137485428" calcext:value-type="float">
            <text:p>0.000374540137485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D660]^2" office:value-type="float" office:value="0.000000140280314587604" calcext:value-type="float">
            <text:p>1.40280314587604E-07</text:p>
          </table:table-cell>
          <table:table-cell table:formula="of:=([.C660]-[.D660])^2" office:value-type="float" office:value="0.0000000159510949976256" calcext:value-type="float">
            <text:p>1.595109499762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et</text:p>
          </table:table-cell>
          <table:table-cell office:value-type="float" office:value="447" calcext:value-type="float">
            <text:p>447</text:p>
          </table:table-cell>
          <table:table-cell table:formula="of:=([.B661]/[.$F$1])" office:value-type="float" office:value="0.000247688380311932" calcext:value-type="float">
            <text:p>0.000247688380312</text:p>
          </table:table-cell>
          <table:table-cell table:formula="of:=([.$S$11]/([.E661]+[.$T$11])^[.$U$11])" office:value-type="float" office:value="0.000374054989150356" calcext:value-type="float">
            <text:p>0.00037405498915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D661]^2" office:value-type="float" office:value="0.000000139917134908273" calcext:value-type="float">
            <text:p>1.39917134908273E-07</text:p>
          </table:table-cell>
          <table:table-cell table:formula="of:=([.C661]-[.D661])^2" office:value-type="float" office:value="0.0000000159685198293233" calcext:value-type="float">
            <text:p>1.596851982932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lood</text:p>
          </table:table-cell>
          <table:table-cell office:value-type="float" office:value="447" calcext:value-type="float">
            <text:p>447</text:p>
          </table:table-cell>
          <table:table-cell table:formula="of:=([.B662]/[.$F$1])" office:value-type="float" office:value="0.000247688380311932" calcext:value-type="float">
            <text:p>0.000247688380312</text:p>
          </table:table-cell>
          <table:table-cell table:formula="of:=([.$S$11]/([.E662]+[.$T$11])^[.$U$11])" office:value-type="float" office:value="0.000373571197914485" calcext:value-type="float">
            <text:p>0.000373571197914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D662]^2" office:value-type="float" office:value="0.000000139555439911263" calcext:value-type="float">
            <text:p>1.39555439911263E-07</text:p>
          </table:table-cell>
          <table:table-cell table:formula="of:=([.C662]-[.D662])^2" office:value-type="float" office:value="0.0000000158464837675576" calcext:value-type="float">
            <text:p>1.584648376755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ench</text:p>
          </table:table-cell>
          <table:table-cell office:value-type="float" office:value="447" calcext:value-type="float">
            <text:p>447</text:p>
          </table:table-cell>
          <table:table-cell table:formula="of:=([.B663]/[.$F$1])" office:value-type="float" office:value="0.000247688380311932" calcext:value-type="float">
            <text:p>0.000247688380312</text:p>
          </table:table-cell>
          <table:table-cell table:formula="of:=([.$S$11]/([.E663]+[.$T$11])^[.$U$11])" office:value-type="float" office:value="0.000373088757949417" calcext:value-type="float">
            <text:p>0.000373088757949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D663]^2" office:value-type="float" office:value="0.000000139195221308239" calcext:value-type="float">
            <text:p>1.39195221308239E-07</text:p>
          </table:table-cell>
          <table:table-cell table:formula="of:=([.C663]-[.D663])^2" office:value-type="float" office:value="0.0000000157252547116239" calcext:value-type="float">
            <text:p>1.5725254711623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bserved</text:p>
          </table:table-cell>
          <table:table-cell office:value-type="float" office:value="447" calcext:value-type="float">
            <text:p>447</text:p>
          </table:table-cell>
          <table:table-cell table:formula="of:=([.B664]/[.$F$1])" office:value-type="float" office:value="0.000247688380311932" calcext:value-type="float">
            <text:p>0.000247688380312</text:p>
          </table:table-cell>
          <table:table-cell table:formula="of:=([.$S$11]/([.E664]+[.$T$11])^[.$U$11])" office:value-type="float" office:value="0.00037260766346049" calcext:value-type="float">
            <text:p>0.00037260766346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D664]^2" office:value-type="float" office:value="0.000000138836470869486" calcext:value-type="float">
            <text:p>1.38836470869486E-07</text:p>
          </table:table-cell>
          <table:table-cell table:formula="of:=([.C664]-[.D664])^2" office:value-type="float" office:value="0.0000000156048273023497" calcext:value-type="float">
            <text:p>1.560482730234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ir</text:p>
          </table:table-cell>
          <table:table-cell office:value-type="float" office:value="446" calcext:value-type="float">
            <text:p>446</text:p>
          </table:table-cell>
          <table:table-cell table:formula="of:=([.B665]/[.$F$1])" office:value-type="float" office:value="0.000247134267604299" calcext:value-type="float">
            <text:p>0.000247134267604</text:p>
          </table:table-cell>
          <table:table-cell table:formula="of:=([.$S$11]/([.E665]+[.$T$11])^[.$U$11])" office:value-type="float" office:value="0.000372127908686528" calcext:value-type="float">
            <text:p>0.000372127908687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D665]^2" office:value-type="float" office:value="0.000000138479180423409" calcext:value-type="float">
            <text:p>1.38479180423409E-07</text:p>
          </table:table-cell>
          <table:table-cell table:formula="of:=([.C665]-[.D665])^2" office:value-type="float" office:value="0.0000000156234103109931" calcext:value-type="float">
            <text:p>1.562341031099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gland</text:p>
          </table:table-cell>
          <table:table-cell office:value-type="float" office:value="446" calcext:value-type="float">
            <text:p>446</text:p>
          </table:table-cell>
          <table:table-cell table:formula="of:=([.B666]/[.$F$1])" office:value-type="float" office:value="0.000247134267604299" calcext:value-type="float">
            <text:p>0.000247134267604</text:p>
          </table:table-cell>
          <table:table-cell table:formula="of:=([.$S$11]/([.E666]+[.$T$11])^[.$U$11])" office:value-type="float" office:value="0.000371649487899599" calcext:value-type="float">
            <text:p>0.0003716494879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D666]^2" office:value-type="float" office:value="0.000000138123341856035" calcext:value-type="float">
            <text:p>1.38123341856035E-07</text:p>
          </table:table-cell>
          <table:table-cell table:formula="of:=([.C666]-[.D666])^2" office:value-type="float" office:value="0.0000000155040400851871" calcext:value-type="float">
            <text:p>1.550404008518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lk</text:p>
          </table:table-cell>
          <table:table-cell office:value-type="float" office:value="444" calcext:value-type="float">
            <text:p>444</text:p>
          </table:table-cell>
          <table:table-cell table:formula="of:=([.B667]/[.$F$1])" office:value-type="float" office:value="0.000246026042189033" calcext:value-type="float">
            <text:p>0.000246026042189</text:p>
          </table:table-cell>
          <table:table-cell table:formula="of:=([.$S$11]/([.E667]+[.$T$11])^[.$U$11])" office:value-type="float" office:value="0.000371172395404776" calcext:value-type="float">
            <text:p>0.000371172395405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D667]^2" office:value-type="float" office:value="0.000000137768947110519" calcext:value-type="float">
            <text:p>1.37768947110519E-07</text:p>
          </table:table-cell>
          <table:table-cell table:formula="of:=([.C667]-[.D667])^2" office:value-type="float" office:value="0.0000000156616097231993" calcext:value-type="float">
            <text:p>1.5661609723199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rection</text:p>
          </table:table-cell>
          <table:table-cell office:value-type="float" office:value="443" calcext:value-type="float">
            <text:p>443</text:p>
          </table:table-cell>
          <table:table-cell table:formula="of:=([.B668]/[.$F$1])" office:value-type="float" office:value="0.0002454719294814" calcext:value-type="float">
            <text:p>0.000245471929481</text:p>
          </table:table-cell>
          <table:table-cell table:formula="of:=([.$S$11]/([.E668]+[.$T$11])^[.$U$11])" office:value-type="float" office:value="0.000370696625539893" calcext:value-type="float">
            <text:p>0.00037069662554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D668]^2" office:value-type="float" office:value="0.000000137415988186664" calcext:value-type="float">
            <text:p>1.37415988186664E-07</text:p>
          </table:table-cell>
          <table:table-cell table:formula="of:=([.C668]-[.D668])^2" office:value-type="float" office:value="0.0000000156812245029418" calcext:value-type="float">
            <text:p>1.568122450294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g</text:p>
          </table:table-cell>
          <table:table-cell office:value-type="float" office:value="443" calcext:value-type="float">
            <text:p>443</text:p>
          </table:table-cell>
          <table:table-cell table:formula="of:=([.B669]/[.$F$1])" office:value-type="float" office:value="0.0002454719294814" calcext:value-type="float">
            <text:p>0.000245471929481</text:p>
          </table:table-cell>
          <table:table-cell table:formula="of:=([.$S$11]/([.E669]+[.$T$11])^[.$U$11])" office:value-type="float" office:value="0.000370222172675314" calcext:value-type="float">
            <text:p>0.000370222172675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D669]^2" office:value-type="float" office:value="0.00000013706445714043" calcext:value-type="float">
            <text:p>1.3706445714043E-07</text:p>
          </table:table-cell>
          <table:table-cell table:formula="of:=([.C669]-[.D669])^2" office:value-type="float" office:value="0.0000000155626231769405" calcext:value-type="float">
            <text:p>1.556262317694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pposed</text:p>
          </table:table-cell>
          <table:table-cell office:value-type="float" office:value="443" calcext:value-type="float">
            <text:p>443</text:p>
          </table:table-cell>
          <table:table-cell table:formula="of:=([.B670]/[.$F$1])" office:value-type="float" office:value="0.0002454719294814" calcext:value-type="float">
            <text:p>0.000245471929481</text:p>
          </table:table-cell>
          <table:table-cell table:formula="of:=([.$S$11]/([.E670]+[.$T$11])^[.$U$11])" office:value-type="float" office:value="0.000369749031213694" calcext:value-type="float">
            <text:p>0.000369749031214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D670]^2" office:value-type="float" office:value="0.000000136714346083465" calcext:value-type="float">
            <text:p>1.36714346083465E-07</text:p>
          </table:table-cell>
          <table:table-cell table:formula="of:=([.C670]-[.D670])^2" office:value-type="float" office:value="0.0000000154447980149788" calcext:value-type="float">
            <text:p>1.544479801497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ircumstances</text:p>
          </table:table-cell>
          <table:table-cell office:value-type="float" office:value="442" calcext:value-type="float">
            <text:p>442</text:p>
          </table:table-cell>
          <table:table-cell table:formula="of:=([.B671]/[.$F$1])" office:value-type="float" office:value="0.000244917816773767" calcext:value-type="float">
            <text:p>0.000244917816774</text:p>
          </table:table-cell>
          <table:table-cell table:formula="of:=([.$S$11]/([.E671]+[.$T$11])^[.$U$11])" office:value-type="float" office:value="0.000369277195589747" calcext:value-type="float">
            <text:p>0.00036927719559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D671]^2" office:value-type="float" office:value="0.000000136365647182629" calcext:value-type="float">
            <text:p>1.36365647182629E-07</text:p>
          </table:table-cell>
          <table:table-cell table:formula="of:=([.C671]-[.D671])^2" office:value-type="float" office:value="0.0000000154652550994964" calcext:value-type="float">
            <text:p>1.546525509949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mer</text:p>
          </table:table-cell>
          <table:table-cell office:value-type="float" office:value="442" calcext:value-type="float">
            <text:p>442</text:p>
          </table:table-cell>
          <table:table-cell table:formula="of:=([.B672]/[.$F$1])" office:value-type="float" office:value="0.000244917816773767" calcext:value-type="float">
            <text:p>0.000244917816774</text:p>
          </table:table-cell>
          <table:table-cell table:formula="of:=([.$S$11]/([.E672]+[.$T$11])^[.$U$11])" office:value-type="float" office:value="0.000368806660270018" calcext:value-type="float">
            <text:p>0.00036880666027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D672]^2" office:value-type="float" office:value="0.000000136018352659524" calcext:value-type="float">
            <text:p>1.36018352659524E-07</text:p>
          </table:table-cell>
          <table:table-cell table:formula="of:=([.C672]-[.D672])^2" office:value-type="float" office:value="0.0000000153484455428384" calcext:value-type="float">
            <text:p>1.5348445542838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rawn</text:p>
          </table:table-cell>
          <table:table-cell office:value-type="float" office:value="442" calcext:value-type="float">
            <text:p>442</text:p>
          </table:table-cell>
          <table:table-cell table:formula="of:=([.B673]/[.$F$1])" office:value-type="float" office:value="0.000244917816773767" calcext:value-type="float">
            <text:p>0.000244917816774</text:p>
          </table:table-cell>
          <table:table-cell table:formula="of:=([.$S$11]/([.E673]+[.$T$11])^[.$U$11])" office:value-type="float" office:value="0.000368337419752647" calcext:value-type="float">
            <text:p>0.000368337419753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D673]^2" office:value-type="float" office:value="0.000000135672454790038" calcext:value-type="float">
            <text:p>1.35672454790038E-07</text:p>
          </table:table-cell>
          <table:table-cell table:formula="of:=([.C673]-[.D673])^2" office:value-type="float" office:value="0.0000000152323983994643" calcext:value-type="float">
            <text:p>1.523239839946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ees</text:p>
          </table:table-cell>
          <table:table-cell office:value-type="float" office:value="442" calcext:value-type="float">
            <text:p>442</text:p>
          </table:table-cell>
          <table:table-cell table:formula="of:=([.B674]/[.$F$1])" office:value-type="float" office:value="0.000244917816773767" calcext:value-type="float">
            <text:p>0.000244917816774</text:p>
          </table:table-cell>
          <table:table-cell table:formula="of:=([.$S$11]/([.E674]+[.$T$11])^[.$U$11])" office:value-type="float" office:value="0.000367869468567151" calcext:value-type="float">
            <text:p>0.000367869468567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D674]^2" office:value-type="float" office:value="0.000000135327945903878" calcext:value-type="float">
            <text:p>1.35327945903878E-07</text:p>
          </table:table-cell>
          <table:table-cell table:formula="of:=([.C674]-[.D674])^2" office:value-type="float" office:value="0.0000000151171086787215" calcext:value-type="float">
            <text:p>1.5117108678721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ailroad</text:p>
          </table:table-cell>
          <table:table-cell office:value-type="float" office:value="441" calcext:value-type="float">
            <text:p>441</text:p>
          </table:table-cell>
          <table:table-cell table:formula="of:=([.B675]/[.$F$1])" office:value-type="float" office:value="0.000244363704066134" calcext:value-type="float">
            <text:p>0.000244363704066</text:p>
          </table:table-cell>
          <table:table-cell table:formula="of:=([.$S$11]/([.E675]+[.$T$11])^[.$U$11])" office:value-type="float" office:value="0.000367402801274193" calcext:value-type="float">
            <text:p>0.000367402801274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D675]^2" office:value-type="float" office:value="0.000000134984818384124" calcext:value-type="float">
            <text:p>1.34984818384124E-07</text:p>
          </table:table-cell>
          <table:table-cell table:formula="of:=([.C675]-[.D675])^2" office:value-type="float" office:value="0.0000000151386194417742" calcext:value-type="float">
            <text:p>1.5138619441774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ppy</text:p>
          </table:table-cell>
          <table:table-cell office:value-type="float" office:value="440" calcext:value-type="float">
            <text:p>440</text:p>
          </table:table-cell>
          <table:table-cell table:formula="of:=([.B676]/[.$F$1])" office:value-type="float" office:value="0.000243809591358501" calcext:value-type="float">
            <text:p>0.000243809591359</text:p>
          </table:table-cell>
          <table:table-cell table:formula="of:=([.$S$11]/([.E676]+[.$T$11])^[.$U$11])" office:value-type="float" office:value="0.000366937412465362" calcext:value-type="float">
            <text:p>0.000366937412465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D676]^2" office:value-type="float" office:value="0.000000134643064666775" calcext:value-type="float">
            <text:p>1.34643064666775E-07</text:p>
          </table:table-cell>
          <table:table-cell table:formula="of:=([.C676]-[.D676])^2" office:value-type="float" office:value="0.000000015160460330523" calcext:value-type="float">
            <text:p>1.516046033052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fficers</text:p>
          </table:table-cell>
          <table:table-cell office:value-type="float" office:value="440" calcext:value-type="float">
            <text:p>440</text:p>
          </table:table-cell>
          <table:table-cell table:formula="of:=([.B677]/[.$F$1])" office:value-type="float" office:value="0.000243809591358501" calcext:value-type="float">
            <text:p>0.000243809591359</text:p>
          </table:table-cell>
          <table:table-cell table:formula="of:=([.$S$11]/([.E677]+[.$T$11])^[.$U$11])" office:value-type="float" office:value="0.000366473296762948" calcext:value-type="float">
            <text:p>0.00036647329676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D677]^2" office:value-type="float" office:value="0.000000134302677240304" calcext:value-type="float">
            <text:p>1.34302677240304E-07</text:p>
          </table:table-cell>
          <table:table-cell table:formula="of:=([.C677]-[.D677])^2" office:value-type="float" office:value="0.000000015046384623549" calcext:value-type="float">
            <text:p>1.50463846235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fect</text:p>
          </table:table-cell>
          <table:table-cell office:value-type="float" office:value="439" calcext:value-type="float">
            <text:p>439</text:p>
          </table:table-cell>
          <table:table-cell table:formula="of:=([.B678]/[.$F$1])" office:value-type="float" office:value="0.000243255478650869" calcext:value-type="float">
            <text:p>0.000243255478651</text:p>
          </table:table-cell>
          <table:table-cell table:formula="of:=([.$S$11]/([.E678]+[.$T$11])^[.$U$11])" office:value-type="float" office:value="0.00036601044881973" calcext:value-type="float">
            <text:p>0.00036601044882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D678]^2" office:value-type="float" office:value="0.00000013396364864522" calcext:value-type="float">
            <text:p>1.3396364864522E-07</text:p>
          </table:table-cell>
          <table:table-cell table:formula="of:=([.C678]-[.D678])^2" office:value-type="float" office:value="0.0000000150687827011581" calcext:value-type="float">
            <text:p>1.506878270115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ntlemen</text:p>
          </table:table-cell>
          <table:table-cell office:value-type="float" office:value="439" calcext:value-type="float">
            <text:p>439</text:p>
          </table:table-cell>
          <table:table-cell table:formula="of:=([.B679]/[.$F$1])" office:value-type="float" office:value="0.000243255478650869" calcext:value-type="float">
            <text:p>0.000243255478651</text:p>
          </table:table-cell>
          <table:table-cell table:formula="of:=([.$S$11]/([.E679]+[.$T$11])^[.$U$11])" office:value-type="float" office:value="0.000365548863318751" calcext:value-type="float">
            <text:p>0.000365548863319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D679]^2" office:value-type="float" office:value="0.000000133625971473631" calcext:value-type="float">
            <text:p>1.33625971473631E-07</text:p>
          </table:table-cell>
          <table:table-cell table:formula="of:=([.C679]-[.D679])^2" office:value-type="float" office:value="0.0000000149556719335268" calcext:value-type="float">
            <text:p>1.495567193352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valry</text:p>
          </table:table-cell>
          <table:table-cell office:value-type="float" office:value="439" calcext:value-type="float">
            <text:p>439</text:p>
          </table:table-cell>
          <table:table-cell table:formula="of:=([.B680]/[.$F$1])" office:value-type="float" office:value="0.000243255478650869" calcext:value-type="float">
            <text:p>0.000243255478651</text:p>
          </table:table-cell>
          <table:table-cell table:formula="of:=([.$S$11]/([.E680]+[.$T$11])^[.$U$11])" office:value-type="float" office:value="0.000365088534973108" calcext:value-type="float">
            <text:p>0.000365088534973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D680]^2" office:value-type="float" office:value="0.00000013328963836881" calcext:value-type="float">
            <text:p>1.3328963836881E-07</text:p>
          </table:table-cell>
          <table:table-cell table:formula="of:=([.C680]-[.D680])^2" office:value-type="float" office:value="0.000000014843293612818" calcext:value-type="float">
            <text:p>1.48432936128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nce</text:p>
          </table:table-cell>
          <table:table-cell office:value-type="float" office:value="438" calcext:value-type="float">
            <text:p>438</text:p>
          </table:table-cell>
          <table:table-cell table:formula="of:=([.B681]/[.$F$1])" office:value-type="float" office:value="0.000242701365943236" calcext:value-type="float">
            <text:p>0.000242701365943</text:p>
          </table:table-cell>
          <table:table-cell table:formula="of:=([.$S$11]/([.E681]+[.$T$11])^[.$U$11])" office:value-type="float" office:value="0.000364629458525735" calcext:value-type="float">
            <text:p>0.000364629458526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D681]^2" office:value-type="float" office:value="0.000000132954642024771" calcext:value-type="float">
            <text:p>1.32954642024771E-07</text:p>
          </table:table-cell>
          <table:table-cell table:formula="of:=([.C681]-[.D681])^2" office:value-type="float" office:value="0.0000000148664597608066" calcext:value-type="float">
            <text:p>1.486645976080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ts</text:p>
          </table:table-cell>
          <table:table-cell office:value-type="float" office:value="436" calcext:value-type="float">
            <text:p>436</text:p>
          </table:table-cell>
          <table:table-cell table:formula="of:=([.B682]/[.$F$1])" office:value-type="float" office:value="0.00024159314052797" calcext:value-type="float">
            <text:p>0.000241593140528</text:p>
          </table:table-cell>
          <table:table-cell table:formula="of:=([.$S$11]/([.E682]+[.$T$11])^[.$U$11])" office:value-type="float" office:value="0.000364171628749194" calcext:value-type="float">
            <text:p>0.000364171628749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D682]^2" office:value-type="float" office:value="0.000000132620975185841" calcext:value-type="float">
            <text:p>1.32620975185841E-07</text:p>
          </table:table-cell>
          <table:table-cell table:formula="of:=([.C682]-[.D682])^2" office:value-type="float" office:value="0.0000000150254857746008" calcext:value-type="float">
            <text:p>1.502548577460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ch</text:p>
          </table:table-cell>
          <table:table-cell office:value-type="float" office:value="436" calcext:value-type="float">
            <text:p>436</text:p>
          </table:table-cell>
          <table:table-cell table:formula="of:=([.B683]/[.$F$1])" office:value-type="float" office:value="0.00024159314052797" calcext:value-type="float">
            <text:p>0.000241593140528</text:p>
          </table:table-cell>
          <table:table-cell table:formula="of:=([.$S$11]/([.E683]+[.$T$11])^[.$U$11])" office:value-type="float" office:value="0.000363715040445463" calcext:value-type="float">
            <text:p>0.000363715040445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D683]^2" office:value-type="float" office:value="0.000000132288630646245" calcext:value-type="float">
            <text:p>1.32288630646245E-07</text:p>
          </table:table-cell>
          <table:table-cell table:formula="of:=([.C683]-[.D683])^2" office:value-type="float" office:value="0.0000000149137584394584" calcext:value-type="float">
            <text:p>1.4913758439458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tice</text:p>
          </table:table-cell>
          <table:table-cell office:value-type="float" office:value="435" calcext:value-type="float">
            <text:p>435</text:p>
          </table:table-cell>
          <table:table-cell table:formula="of:=([.B684]/[.$F$1])" office:value-type="float" office:value="0.000241039027820337" calcext:value-type="float">
            <text:p>0.00024103902782</text:p>
          </table:table-cell>
          <table:table-cell table:formula="of:=([.$S$11]/([.E684]+[.$T$11])^[.$U$11])" office:value-type="float" office:value="0.00036325968844573" calcext:value-type="float">
            <text:p>0.000363259688446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D684]^2" office:value-type="float" office:value="0.000000131957601249689" calcext:value-type="float">
            <text:p>1.31957601249689E-07</text:p>
          </table:table-cell>
          <table:table-cell table:formula="of:=([.C684]-[.D684])^2" office:value-type="float" office:value="0.0000000149378898837077" calcext:value-type="float">
            <text:p>1.493788988370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es</text:p>
          </table:table-cell>
          <table:table-cell office:value-type="float" office:value="434" calcext:value-type="float">
            <text:p>434</text:p>
          </table:table-cell>
          <table:table-cell table:formula="of:=([.B685]/[.$F$1])" office:value-type="float" office:value="0.000240484915112704" calcext:value-type="float">
            <text:p>0.000240484915113</text:p>
          </table:table-cell>
          <table:table-cell table:formula="of:=([.$S$11]/([.E685]+[.$T$11])^[.$U$11])" office:value-type="float" office:value="0.000362805567610185" calcext:value-type="float">
            <text:p>0.00036280556761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D685]^2" office:value-type="float" office:value="0.000000131627879888948" calcext:value-type="float">
            <text:p>1.31627879888948E-07</text:p>
          </table:table-cell>
          <table:table-cell table:formula="of:=([.C685]-[.D685])^2" office:value-type="float" office:value="0.0000000149623420274095" calcext:value-type="float">
            <text:p>1.496234202740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ength</text:p>
          </table:table-cell>
          <table:table-cell office:value-type="float" office:value="433" calcext:value-type="float">
            <text:p>433</text:p>
          </table:table-cell>
          <table:table-cell table:formula="of:=([.B686]/[.$F$1])" office:value-type="float" office:value="0.000239930802405071" calcext:value-type="float">
            <text:p>0.000239930802405</text:p>
          </table:table-cell>
          <table:table-cell table:formula="of:=([.$S$11]/([.E686]+[.$T$11])^[.$U$11])" office:value-type="float" office:value="0.000362352672827813" calcext:value-type="float">
            <text:p>0.000362352672828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D686]^2" office:value-type="float" office:value="0.00000013129945950546" calcext:value-type="float">
            <text:p>1.3129945950546E-07</text:p>
          </table:table-cell>
          <table:table-cell table:formula="of:=([.C686]-[.D686])^2" office:value-type="float" office:value="0.0000000149871143578028" calcext:value-type="float">
            <text:p>1.4987114357802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eech</text:p>
          </table:table-cell>
          <table:table-cell office:value-type="float" office:value="432" calcext:value-type="float">
            <text:p>432</text:p>
          </table:table-cell>
          <table:table-cell table:formula="of:=([.B687]/[.$F$1])" office:value-type="float" office:value="0.000239376689697438" calcext:value-type="float">
            <text:p>0.000239376689697</text:p>
          </table:table-cell>
          <table:table-cell table:formula="of:=([.$S$11]/([.E687]+[.$T$11])^[.$U$11])" office:value-type="float" office:value="0.000361900999016199" calcext:value-type="float">
            <text:p>0.000361900999016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687]^2" office:value-type="float" office:value="0.000000130972333088923" calcext:value-type="float">
            <text:p>1.30972333088923E-07</text:p>
          </table:table-cell>
          <table:table-cell table:formula="of:=([.C687]-[.D687])^2" office:value-type="float" office:value="0.0000000150122063740395" calcext:value-type="float">
            <text:p>1.5012206374039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ll</text:p>
          </table:table-cell>
          <table:table-cell office:value-type="float" office:value="431" calcext:value-type="float">
            <text:p>431</text:p>
          </table:table-cell>
          <table:table-cell table:formula="of:=([.B688]/[.$F$1])" office:value-type="float" office:value="0.000238822576989805" calcext:value-type="float">
            <text:p>0.00023882257699</text:p>
          </table:table-cell>
          <table:table-cell table:formula="of:=([.$S$11]/([.E688]+[.$T$11])^[.$U$11])" office:value-type="float" office:value="0.000361450541121318" calcext:value-type="float">
            <text:p>0.000361450541121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D688]^2" office:value-type="float" office:value="0.000000130646493676894" calcext:value-type="float">
            <text:p>1.30646493676894E-07</text:p>
          </table:table-cell>
          <table:table-cell table:formula="of:=([.C688]-[.D688])^2" office:value-type="float" office:value="0.0000000150376175870397" calcext:value-type="float">
            <text:p>1.503761758703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leep</text:p>
          </table:table-cell>
          <table:table-cell office:value-type="float" office:value="430" calcext:value-type="float">
            <text:p>430</text:p>
          </table:table-cell>
          <table:table-cell table:formula="of:=([.B689]/[.$F$1])" office:value-type="float" office:value="0.000238268464282172" calcext:value-type="float">
            <text:p>0.000238268464282</text:p>
          </table:table-cell>
          <table:table-cell table:formula="of:=([.$S$11]/([.E689]+[.$T$11])^[.$U$11])" office:value-type="float" office:value="0.00036100129411734" calcext:value-type="float">
            <text:p>0.000361001294117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689]^2" office:value-type="float" office:value="0.000000130321934354395" calcext:value-type="float">
            <text:p>1.30321934354395E-07</text:p>
          </table:table-cell>
          <table:table-cell table:formula="of:=([.C689]-[.D689])^2" office:value-type="float" office:value="0.0000000150633475193484" calcext:value-type="float">
            <text:p>1.5063347519348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perty</text:p>
          </table:table-cell>
          <table:table-cell office:value-type="float" office:value="429" calcext:value-type="float">
            <text:p>429</text:p>
          </table:table-cell>
          <table:table-cell table:formula="of:=([.B690]/[.$F$1])" office:value-type="float" office:value="0.000237714351574539" calcext:value-type="float">
            <text:p>0.000237714351575</text:p>
          </table:table-cell>
          <table:table-cell table:formula="of:=([.$S$11]/([.E690]+[.$T$11])^[.$U$11])" office:value-type="float" office:value="0.000360553253006434" calcext:value-type="float">
            <text:p>0.000360553253006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D690]^2" office:value-type="float" office:value="0.000000129998648253521" calcext:value-type="float">
            <text:p>1.29998648253521E-07</text:p>
          </table:table-cell>
          <table:table-cell table:formula="of:=([.C690]-[.D690])^2" office:value-type="float" office:value="0.0000000150893957049947" calcext:value-type="float">
            <text:p>1.5089395704994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istence</text:p>
          </table:table-cell>
          <table:table-cell office:value-type="float" office:value="428" calcext:value-type="float">
            <text:p>428</text:p>
          </table:table-cell>
          <table:table-cell table:formula="of:=([.B691]/[.$F$1])" office:value-type="float" office:value="0.000237160238866906" calcext:value-type="float">
            <text:p>0.000237160238867</text:p>
          </table:table-cell>
          <table:table-cell table:formula="of:=([.$S$11]/([.E691]+[.$T$11])^[.$U$11])" office:value-type="float" office:value="0.000360106412818565" calcext:value-type="float">
            <text:p>0.000360106412819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D691]^2" office:value-type="float" office:value="0.000000129676628553055" calcext:value-type="float">
            <text:p>1.29676628553055E-07</text:p>
          </table:table-cell>
          <table:table-cell table:formula="of:=([.C691]-[.D691])^2" office:value-type="float" office:value="0.0000000151157616893517" calcext:value-type="float">
            <text:p>1.511576168935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dn't</text:p>
          </table:table-cell>
          <table:table-cell office:value-type="float" office:value="427" calcext:value-type="float">
            <text:p>427</text:p>
          </table:table-cell>
          <table:table-cell table:formula="of:=([.B692]/[.$F$1])" office:value-type="float" office:value="0.000236606126159273" calcext:value-type="float">
            <text:p>0.000236606126159</text:p>
          </table:table-cell>
          <table:table-cell table:formula="of:=([.$S$11]/([.E692]+[.$T$11])^[.$U$11])" office:value-type="float" office:value="0.000359660768611309" calcext:value-type="float">
            <text:p>0.000359660768611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D692]^2" office:value-type="float" office:value="0.000000129355868478078" calcext:value-type="float">
            <text:p>1.29355868478078E-07</text:p>
          </table:table-cell>
          <table:table-cell table:formula="of:=([.C692]-[.D692])^2" office:value-type="float" office:value="0.0000000151424450289985" calcext:value-type="float">
            <text:p>1.514244502899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pened</text:p>
          </table:table-cell>
          <table:table-cell office:value-type="float" office:value="427" calcext:value-type="float">
            <text:p>427</text:p>
          </table:table-cell>
          <table:table-cell table:formula="of:=([.B693]/[.$F$1])" office:value-type="float" office:value="0.000236606126159273" calcext:value-type="float">
            <text:p>0.000236606126159</text:p>
          </table:table-cell>
          <table:table-cell table:formula="of:=([.$S$11]/([.E693]+[.$T$11])^[.$U$11])" office:value-type="float" office:value="0.000359216315469653" calcext:value-type="float">
            <text:p>0.00035921631547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D693]^2" office:value-type="float" office:value="0.000000129036361299593" calcext:value-type="float">
            <text:p>1.29036361299593E-07</text:p>
          </table:table-cell>
          <table:table-cell table:formula="of:=([.C693]-[.D693])^2" office:value-type="float" office:value="0.0000000150332585227272" calcext:value-type="float">
            <text:p>1.503325852272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ression</text:p>
          </table:table-cell>
          <table:table-cell office:value-type="float" office:value="426" calcext:value-type="float">
            <text:p>426</text:p>
          </table:table-cell>
          <table:table-cell table:formula="of:=([.B694]/[.$F$1])" office:value-type="float" office:value="0.00023605201345164" calcext:value-type="float">
            <text:p>0.000236052013452</text:p>
          </table:table-cell>
          <table:table-cell table:formula="of:=([.$S$11]/([.E694]+[.$T$11])^[.$U$11])" office:value-type="float" office:value="0.000358773048505806" calcext:value-type="float">
            <text:p>0.000358773048506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D694]^2" office:value-type="float" office:value="0.000000128718100334149" calcext:value-type="float">
            <text:p>1.28718100334149E-07</text:p>
          </table:table-cell>
          <table:table-cell table:formula="of:=([.C694]-[.D694])^2" office:value-type="float" office:value="0.0000000150604524447657" calcext:value-type="float">
            <text:p>1.506045244476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ll</text:p>
          </table:table-cell>
          <table:table-cell office:value-type="float" office:value="426" calcext:value-type="float">
            <text:p>426</text:p>
          </table:table-cell>
          <table:table-cell table:formula="of:=([.B695]/[.$F$1])" office:value-type="float" office:value="0.00023605201345164" calcext:value-type="float">
            <text:p>0.000236052013452</text:p>
          </table:table-cell>
          <table:table-cell table:formula="of:=([.$S$11]/([.E695]+[.$T$11])^[.$U$11])" office:value-type="float" office:value="0.000358330962859009" calcext:value-type="float">
            <text:p>0.000358330962859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[.D695]^2" office:value-type="float" office:value="0.000000128401078943465" calcext:value-type="float">
            <text:p>1.28401078943465E-07</text:p>
          </table:table-cell>
          <table:table-cell table:formula="of:=([.C695]-[.D695])^2" office:value-type="float" office:value="0.0000000149521414681699" calcext:value-type="float">
            <text:p>1.495214146816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m</text:p>
          </table:table-cell>
          <table:table-cell office:value-type="float" office:value="426" calcext:value-type="float">
            <text:p>426</text:p>
          </table:table-cell>
          <table:table-cell table:formula="of:=([.B696]/[.$F$1])" office:value-type="float" office:value="0.00023605201345164" calcext:value-type="float">
            <text:p>0.000236052013452</text:p>
          </table:table-cell>
          <table:table-cell table:formula="of:=([.$S$11]/([.E696]+[.$T$11])^[.$U$11])" office:value-type="float" office:value="0.00035789005369535" calcext:value-type="float">
            <text:p>0.000357890053695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D696]^2" office:value-type="float" office:value="0.00000012808529053406" calcext:value-type="float">
            <text:p>1.2808529053406E-07</text:p>
          </table:table-cell>
          <table:table-cell table:formula="of:=([.C696]-[.D696])^2" office:value-type="float" office:value="0.0000000148445080504279" calcext:value-type="float">
            <text:p>1.484450805042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tance</text:p>
          </table:table-cell>
          <table:table-cell office:value-type="float" office:value="425" calcext:value-type="float">
            <text:p>425</text:p>
          </table:table-cell>
          <table:table-cell table:formula="of:=([.B697]/[.$F$1])" office:value-type="float" office:value="0.000235497900744007" calcext:value-type="float">
            <text:p>0.000235497900744</text:p>
          </table:table-cell>
          <table:table-cell table:formula="of:=([.$S$11]/([.E697]+[.$T$11])^[.$U$11])" office:value-type="float" office:value="0.000357450316207573" calcext:value-type="float">
            <text:p>0.000357450316208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D697]^2" office:value-type="float" office:value="0.000000127770728556894" calcext:value-type="float">
            <text:p>1.27770728556894E-07</text:p>
          </table:table-cell>
          <table:table-cell table:formula="of:=([.C697]-[.D697])^2" office:value-type="float" office:value="0.0000000148723916373982" calcext:value-type="float">
            <text:p>1.487239163739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stead</text:p>
          </table:table-cell>
          <table:table-cell office:value-type="float" office:value="425" calcext:value-type="float">
            <text:p>425</text:p>
          </table:table-cell>
          <table:table-cell table:formula="of:=([.B698]/[.$F$1])" office:value-type="float" office:value="0.000235497900744007" calcext:value-type="float">
            <text:p>0.000235497900744</text:p>
          </table:table-cell>
          <table:table-cell table:formula="of:=([.$S$11]/([.E698]+[.$T$11])^[.$U$11])" office:value-type="float" office:value="0.000357011745614897" calcext:value-type="float">
            <text:p>0.000357011745615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[.D698]^2" office:value-type="float" office:value="0.000000127457386506996" calcext:value-type="float">
            <text:p>1.27457386506996E-07</text:p>
          </table:table-cell>
          <table:table-cell table:formula="of:=([.C698]-[.D698])^2" office:value-type="float" office:value="0.0000000147656144953067" calcext:value-type="float">
            <text:p>1.476561449530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id</text:p>
          </table:table-cell>
          <table:table-cell office:value-type="float" office:value="424" calcext:value-type="float">
            <text:p>424</text:p>
          </table:table-cell>
          <table:table-cell table:formula="of:=([.B699]/[.$F$1])" office:value-type="float" office:value="0.000234943788036374" calcext:value-type="float">
            <text:p>0.000234943788036</text:p>
          </table:table-cell>
          <table:table-cell table:formula="of:=([.$S$11]/([.E699]+[.$T$11])^[.$U$11])" office:value-type="float" office:value="0.00035657433716283" calcext:value-type="float">
            <text:p>0.000356574337163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D699]^2" office:value-type="float" office:value="0.000000127145257923111" calcext:value-type="float">
            <text:p>1.27145257923111E-07</text:p>
          </table:table-cell>
          <table:table-cell table:formula="of:=([.C699]-[.D699])^2" office:value-type="float" office:value="0.0000000147939904808031" calcext:value-type="float">
            <text:p>1.479399048080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mpossible</text:p>
          </table:table-cell>
          <table:table-cell office:value-type="float" office:value="424" calcext:value-type="float">
            <text:p>424</text:p>
          </table:table-cell>
          <table:table-cell table:formula="of:=([.B700]/[.$F$1])" office:value-type="float" office:value="0.000234943788036374" calcext:value-type="float">
            <text:p>0.000234943788036</text:p>
          </table:table-cell>
          <table:table-cell table:formula="of:=([.$S$11]/([.E700]+[.$T$11])^[.$U$11])" office:value-type="float" office:value="0.000356138086122988" calcext:value-type="float">
            <text:p>0.000356138086123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D700]^2" office:value-type="float" office:value="0.000000126834336387345" calcext:value-type="float">
            <text:p>1.26834336387345E-07</text:p>
          </table:table-cell>
          <table:table-cell table:formula="of:=([.C700]-[.D700])^2" office:value-type="float" office:value="0.0000000146880578887071" calcext:value-type="float">
            <text:p>1.468805788870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nutes</text:p>
          </table:table-cell>
          <table:table-cell office:value-type="float" office:value="424" calcext:value-type="float">
            <text:p>424</text:p>
          </table:table-cell>
          <table:table-cell table:formula="of:=([.B701]/[.$F$1])" office:value-type="float" office:value="0.000234943788036374" calcext:value-type="float">
            <text:p>0.000234943788036</text:p>
          </table:table-cell>
          <table:table-cell table:formula="of:=([.$S$11]/([.E701]+[.$T$11])^[.$U$11])" office:value-type="float" office:value="0.000355702987792918" calcext:value-type="float">
            <text:p>0.00035570298779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01]^2" office:value-type="float" office:value="0.000000126524615524809" calcext:value-type="float">
            <text:p>1.26524615524809E-07</text:p>
          </table:table-cell>
          <table:table-cell table:formula="of:=([.C701]-[.D701])^2" office:value-type="float" office:value="0.0000000145827843258408" calcext:value-type="float">
            <text:p>1.458278432584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ot</text:p>
          </table:table-cell>
          <table:table-cell office:value-type="float" office:value="423" calcext:value-type="float">
            <text:p>423</text:p>
          </table:table-cell>
          <table:table-cell table:formula="of:=([.B702]/[.$F$1])" office:value-type="float" office:value="0.000234389675328741" calcext:value-type="float">
            <text:p>0.000234389675329</text:p>
          </table:table-cell>
          <table:table-cell table:formula="of:=([.$S$11]/([.E702]+[.$T$11])^[.$U$11])" office:value-type="float" office:value="0.000355269037495912" calcext:value-type="float">
            <text:p>0.000355269037496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D702]^2" office:value-type="float" office:value="0.000000126216089003271" calcext:value-type="float">
            <text:p>1.26216089003271E-07</text:p>
          </table:table-cell>
          <table:table-cell table:formula="of:=([.C702]-[.D702])^2" office:value-type="float" office:value="0.0000000146118201979419" calcext:value-type="float">
            <text:p>1.461182019794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ved</text:p>
          </table:table-cell>
          <table:table-cell office:value-type="float" office:value="422" calcext:value-type="float">
            <text:p>422</text:p>
          </table:table-cell>
          <table:table-cell table:formula="of:=([.B703]/[.$F$1])" office:value-type="float" office:value="0.000233835562621108" calcext:value-type="float">
            <text:p>0.000233835562621</text:p>
          </table:table-cell>
          <table:table-cell table:formula="of:=([.$S$11]/([.E703]+[.$T$11])^[.$U$11])" office:value-type="float" office:value="0.000354836230580837" calcext:value-type="float">
            <text:p>0.000354836230581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D703]^2" office:value-type="float" office:value="0.000000125908750532817" calcext:value-type="float">
            <text:p>1.25908750532817E-07</text:p>
          </table:table-cell>
          <table:table-cell table:formula="of:=([.C703]-[.D703])^2" office:value-type="float" office:value="0.0000000146411616467004" calcext:value-type="float">
            <text:p>1.464116164670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ar</text:p>
          </table:table-cell>
          <table:table-cell office:value-type="float" office:value="422" calcext:value-type="float">
            <text:p>422</text:p>
          </table:table-cell>
          <table:table-cell table:formula="of:=([.B704]/[.$F$1])" office:value-type="float" office:value="0.000233835562621108" calcext:value-type="float">
            <text:p>0.000233835562621</text:p>
          </table:table-cell>
          <table:table-cell table:formula="of:=([.$S$11]/([.E704]+[.$T$11])^[.$U$11])" office:value-type="float" office:value="0.000354404562421955" calcext:value-type="float">
            <text:p>0.000354404562422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[.D704]^2" office:value-type="float" office:value="0.000000125602593865497" calcext:value-type="float">
            <text:p>1.25602593865497E-07</text:p>
          </table:table-cell>
          <table:table-cell table:formula="of:=([.C704]-[.D704])^2" office:value-type="float" office:value="0.0000000145368837129766" calcext:value-type="float">
            <text:p>1.453688371297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per</text:p>
          </table:table-cell>
          <table:table-cell office:value-type="float" office:value="421" calcext:value-type="float">
            <text:p>421</text:p>
          </table:table-cell>
          <table:table-cell table:formula="of:=([.B705]/[.$F$1])" office:value-type="float" office:value="0.000233281449913475" calcext:value-type="float">
            <text:p>0.000233281449913</text:p>
          </table:table-cell>
          <table:table-cell table:formula="of:=([.$S$11]/([.E705]+[.$T$11])^[.$U$11])" office:value-type="float" office:value="0.000353974028418751" calcext:value-type="float">
            <text:p>0.000353974028419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D705]^2" office:value-type="float" office:value="0.000000125297612794999" calcext:value-type="float">
            <text:p>1.25297612794999E-07</text:p>
          </table:table-cell>
          <table:table-cell table:formula="of:=([.C705]-[.D705])^2" office:value-type="float" office:value="0.0000000145666985062523" calcext:value-type="float">
            <text:p>1.4566698506252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dered</text:p>
          </table:table-cell>
          <table:table-cell office:value-type="float" office:value="419" calcext:value-type="float">
            <text:p>419</text:p>
          </table:table-cell>
          <table:table-cell table:formula="of:=([.B706]/[.$F$1])" office:value-type="float" office:value="0.000232173224498209" calcext:value-type="float">
            <text:p>0.000232173224498</text:p>
          </table:table-cell>
          <table:table-cell table:formula="of:=([.$S$11]/([.E706]+[.$T$11])^[.$U$11])" office:value-type="float" office:value="0.000353544623995759" calcext:value-type="float">
            <text:p>0.000353544623996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D706]^2" office:value-type="float" office:value="0.000000124993801156303" calcext:value-type="float">
            <text:p>1.24993801156303E-07</text:p>
          </table:table-cell>
          <table:table-cell table:formula="of:=([.C706]-[.D706])^2" office:value-type="float" office:value="0.0000000147310166159938" calcext:value-type="float">
            <text:p>1.473101661599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aning</text:p>
          </table:table-cell>
          <table:table-cell office:value-type="float" office:value="418" calcext:value-type="float">
            <text:p>418</text:p>
          </table:table-cell>
          <table:table-cell table:formula="of:=([.B707]/[.$F$1])" office:value-type="float" office:value="0.000231619111790576" calcext:value-type="float">
            <text:p>0.000231619111791</text:p>
          </table:table-cell>
          <table:table-cell table:formula="of:=([.$S$11]/([.E707]+[.$T$11])^[.$U$11])" office:value-type="float" office:value="0.000353116344602389" calcext:value-type="float">
            <text:p>0.00035311634460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D707]^2" office:value-type="float" office:value="0.000000124691152825353" calcext:value-type="float">
            <text:p>1.24691152825353E-07</text:p>
          </table:table-cell>
          <table:table-cell table:formula="of:=([.C707]-[.D707])^2" office:value-type="float" office:value="0.0000000147615775809278" calcext:value-type="float">
            <text:p>1.4761577580927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pinion</text:p>
          </table:table-cell>
          <table:table-cell office:value-type="float" office:value="418" calcext:value-type="float">
            <text:p>418</text:p>
          </table:table-cell>
          <table:table-cell table:formula="of:=([.B708]/[.$F$1])" office:value-type="float" office:value="0.000231619111790576" calcext:value-type="float">
            <text:p>0.000231619111791</text:p>
          </table:table-cell>
          <table:table-cell table:formula="of:=([.$S$11]/([.E708]+[.$T$11])^[.$U$11])" office:value-type="float" office:value="0.00035268918571276" calcext:value-type="float">
            <text:p>0.000352689185713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D708]^2" office:value-type="float" office:value="0.000000124389661718729" calcext:value-type="float">
            <text:p>1.24389661718729E-07</text:p>
          </table:table-cell>
          <table:table-cell table:formula="of:=([.C708]-[.D708])^2" office:value-type="float" office:value="0.0000000146579627995229" calcext:value-type="float">
            <text:p>1.4657962799522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rdly</text:p>
          </table:table-cell>
          <table:table-cell office:value-type="float" office:value="417" calcext:value-type="float">
            <text:p>417</text:p>
          </table:table-cell>
          <table:table-cell table:formula="of:=([.B709]/[.$F$1])" office:value-type="float" office:value="0.000231064999082943" calcext:value-type="float">
            <text:p>0.000231064999083</text:p>
          </table:table-cell>
          <table:table-cell table:formula="of:=([.$S$11]/([.E709]+[.$T$11])^[.$U$11])" office:value-type="float" office:value="0.000352263142825528" calcext:value-type="float">
            <text:p>0.000352263142826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D709]^2" office:value-type="float" office:value="0.000000124089321793318" calcext:value-type="float">
            <text:p>1.24089321793318E-07</text:p>
          </table:table-cell>
          <table:table-cell table:formula="of:=([.C709]-[.D709])^2" office:value-type="float" office:value="0.0000000146889900466481" calcext:value-type="float">
            <text:p>1.468899004664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n't</text:p>
          </table:table-cell>
          <table:table-cell office:value-type="float" office:value="416" calcext:value-type="float">
            <text:p>416</text:p>
          </table:table-cell>
          <table:table-cell table:formula="of:=([.B710]/[.$F$1])" office:value-type="float" office:value="0.000230510886375311" calcext:value-type="float">
            <text:p>0.000230510886375</text:p>
          </table:table-cell>
          <table:table-cell table:formula="of:=([.$S$11]/([.E710]+[.$T$11])^[.$U$11])" office:value-type="float" office:value="0.000351838211463723" calcext:value-type="float">
            <text:p>0.000351838211464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D710]^2" office:value-type="float" office:value="0.000000123790127045991" calcext:value-type="float">
            <text:p>1.23790127045991E-07</text:p>
          </table:table-cell>
          <table:table-cell table:formula="of:=([.C710]-[.D710])^2" office:value-type="float" office:value="0.0000000147203198131093" calcext:value-type="float">
            <text:p>1.4720319813109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ue</text:p>
          </table:table-cell>
          <table:table-cell office:value-type="float" office:value="416" calcext:value-type="float">
            <text:p>416</text:p>
          </table:table-cell>
          <table:table-cell table:formula="of:=([.B711]/[.$F$1])" office:value-type="float" office:value="0.000230510886375311" calcext:value-type="float">
            <text:p>0.000230510886375</text:p>
          </table:table-cell>
          <table:table-cell table:formula="of:=([.$S$11]/([.E711]+[.$T$11])^[.$U$11])" office:value-type="float" office:value="0.000351414387174578" calcext:value-type="float">
            <text:p>0.000351414387175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711]^2" office:value-type="float" office:value="0.000000123492071513285" calcext:value-type="float">
            <text:p>1.23492071513285E-07</text:p>
          </table:table-cell>
          <table:table-cell table:formula="of:=([.C711]-[.D711])^2" office:value-type="float" office:value="0.0000000146176565055186" calcext:value-type="float">
            <text:p>1.461765650551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rty</text:p>
          </table:table-cell>
          <table:table-cell office:value-type="float" office:value="416" calcext:value-type="float">
            <text:p>416</text:p>
          </table:table-cell>
          <table:table-cell table:formula="of:=([.B712]/[.$F$1])" office:value-type="float" office:value="0.000230510886375311" calcext:value-type="float">
            <text:p>0.000230510886375</text:p>
          </table:table-cell>
          <table:table-cell table:formula="of:=([.$S$11]/([.E712]+[.$T$11])^[.$U$11])" office:value-type="float" office:value="0.00035099166552937" calcext:value-type="float">
            <text:p>0.000350991665529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[.D712]^2" office:value-type="float" office:value="0.000000123195149271081" calcext:value-type="float">
            <text:p>1.23195149271081E-07</text:p>
          </table:table-cell>
          <table:table-cell table:formula="of:=([.C712]-[.D712])^2" office:value-type="float" office:value="0.0000000145156181455694" calcext:value-type="float">
            <text:p>1.4515618145569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's</text:p>
          </table:table-cell>
          <table:table-cell office:value-type="float" office:value="416" calcext:value-type="float">
            <text:p>416</text:p>
          </table:table-cell>
          <table:table-cell table:formula="of:=([.B713]/[.$F$1])" office:value-type="float" office:value="0.000230510886375311" calcext:value-type="float">
            <text:p>0.000230510886375</text:p>
          </table:table-cell>
          <table:table-cell table:formula="of:=([.$S$11]/([.E713]+[.$T$11])^[.$U$11])" office:value-type="float" office:value="0.000350570042123252" calcext:value-type="float">
            <text:p>0.000350570042123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713]^2" office:value-type="float" office:value="0.000000122899354434299" calcext:value-type="float">
            <text:p>1.22899354434299E-07</text:p>
          </table:table-cell>
          <table:table-cell table:formula="of:=([.C713]-[.D713])^2" office:value-type="float" office:value="0.0000000144142008789085" calcext:value-type="float">
            <text:p>1.441420087890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cluding</text:p>
          </table:table-cell>
          <table:table-cell office:value-type="float" office:value="415" calcext:value-type="float">
            <text:p>415</text:p>
          </table:table-cell>
          <table:table-cell table:formula="of:=([.B714]/[.$F$1])" office:value-type="float" office:value="0.000229956773667678" calcext:value-type="float">
            <text:p>0.000229956773668</text:p>
          </table:table-cell>
          <table:table-cell table:formula="of:=([.$S$11]/([.E714]+[.$T$11])^[.$U$11])" office:value-type="float" office:value="0.000350149512575092" calcext:value-type="float">
            <text:p>0.000350149512575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[.D714]^2" office:value-type="float" office:value="0.000000122604681156575" calcext:value-type="float">
            <text:p>1.22604681156575E-07</text:p>
          </table:table-cell>
          <table:table-cell table:formula="of:=([.C714]-[.D714])^2" office:value-type="float" office:value="0.0000000144462944860659" calcext:value-type="float">
            <text:p>1.444629448606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pera</text:p>
          </table:table-cell>
          <table:table-cell office:value-type="float" office:value="415" calcext:value-type="float">
            <text:p>415</text:p>
          </table:table-cell>
          <table:table-cell table:formula="of:=([.B715]/[.$F$1])" office:value-type="float" office:value="0.000229956773667678" calcext:value-type="float">
            <text:p>0.000229956773668</text:p>
          </table:table-cell>
          <table:table-cell table:formula="of:=([.$S$11]/([.E715]+[.$T$11])^[.$U$11])" office:value-type="float" office:value="0.000349730072527316" calcext:value-type="float">
            <text:p>0.000349730072527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D715]^2" office:value-type="float" office:value="0.000000122311123629962" calcext:value-type="float">
            <text:p>1.22311123629962E-07</text:p>
          </table:table-cell>
          <table:table-cell table:formula="of:=([.C715]-[.D715])^2" office:value-type="float" office:value="0.0000000143456431197202" calcext:value-type="float">
            <text:p>1.434564311972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urch</text:p>
          </table:table-cell>
          <table:table-cell office:value-type="float" office:value="415" calcext:value-type="float">
            <text:p>415</text:p>
          </table:table-cell>
          <table:table-cell table:formula="of:=([.B716]/[.$F$1])" office:value-type="float" office:value="0.000229956773667678" calcext:value-type="float">
            <text:p>0.000229956773668</text:p>
          </table:table-cell>
          <table:table-cell table:formula="of:=([.$S$11]/([.E716]+[.$T$11])^[.$U$11])" office:value-type="float" office:value="0.000349311717645744" calcext:value-type="float">
            <text:p>0.000349311717646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D716]^2" office:value-type="float" office:value="0.00000012201867608462" calcext:value-type="float">
            <text:p>1.2201867608462E-07</text:p>
          </table:table-cell>
          <table:table-cell table:formula="of:=([.C716]-[.D716])^2" office:value-type="float" office:value="0.0000000142456026520073" calcext:value-type="float">
            <text:p>1.424560265200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</text:p>
          </table:table-cell>
          <table:table-cell office:value-type="float" office:value="415" calcext:value-type="float">
            <text:p>415</text:p>
          </table:table-cell>
          <table:table-cell table:formula="of:=([.B717]/[.$F$1])" office:value-type="float" office:value="0.000229956773667678" calcext:value-type="float">
            <text:p>0.000229956773668</text:p>
          </table:table-cell>
          <table:table-cell table:formula="of:=([.$S$11]/([.E717]+[.$T$11])^[.$U$11])" office:value-type="float" office:value="0.000348894443619435" calcext:value-type="float">
            <text:p>0.000348894443619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D717]^2" office:value-type="float" office:value="0.000000121727332788515" calcext:value-type="float">
            <text:p>1.21727332788515E-07</text:p>
          </table:table-cell>
          <table:table-cell table:formula="of:=([.C717]-[.D717])^2" office:value-type="float" office:value="0.0000000141461693335533" calcext:value-type="float">
            <text:p>1.4146169333553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stance</text:p>
          </table:table-cell>
          <table:table-cell office:value-type="float" office:value="414" calcext:value-type="float">
            <text:p>414</text:p>
          </table:table-cell>
          <table:table-cell table:formula="of:=([.B718]/[.$F$1])" office:value-type="float" office:value="0.000229402660960045" calcext:value-type="float">
            <text:p>0.00022940266096</text:p>
          </table:table-cell>
          <table:table-cell table:formula="of:=([.$S$11]/([.E718]+[.$T$11])^[.$U$11])" office:value-type="float" office:value="0.000348478246160531" calcext:value-type="float">
            <text:p>0.000348478246161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D718]^2" office:value-type="float" office:value="0.00000012143708804712" calcext:value-type="float">
            <text:p>1.2143708804712E-07</text:p>
          </table:table-cell>
          <table:table-cell table:formula="of:=([.C718]-[.D718])^2" office:value-type="float" office:value="0.0000000141789949908383" calcext:value-type="float">
            <text:p>1.417899499083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ike</text:p>
          </table:table-cell>
          <table:table-cell office:value-type="float" office:value="413" calcext:value-type="float">
            <text:p>413</text:p>
          </table:table-cell>
          <table:table-cell table:formula="of:=([.B719]/[.$F$1])" office:value-type="float" office:value="0.000228848548252412" calcext:value-type="float">
            <text:p>0.000228848548252</text:p>
          </table:table-cell>
          <table:table-cell table:formula="of:=([.$S$11]/([.E719]+[.$T$11])^[.$U$11])" office:value-type="float" office:value="0.000348063121004098" calcext:value-type="float">
            <text:p>0.000348063121004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D719]^2" office:value-type="float" office:value="0.000000121147936203114" calcext:value-type="float">
            <text:p>1.21147936203114E-07</text:p>
          </table:table-cell>
          <table:table-cell table:formula="of:=([.C719]-[.D719])^2" office:value-type="float" office:value="0.0000000142121143563672" calcext:value-type="float">
            <text:p>1.421211435636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an</text:p>
          </table:table-cell>
          <table:table-cell office:value-type="float" office:value="413" calcext:value-type="float">
            <text:p>413</text:p>
          </table:table-cell>
          <table:table-cell table:formula="of:=([.B720]/[.$F$1])" office:value-type="float" office:value="0.000228848548252412" calcext:value-type="float">
            <text:p>0.000228848548252</text:p>
          </table:table-cell>
          <table:table-cell table:formula="of:=([.$S$11]/([.E720]+[.$T$11])^[.$U$11])" office:value-type="float" office:value="0.000347649063907976" calcext:value-type="float">
            <text:p>0.000347649063908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720]^2" office:value-type="float" office:value="0.000000120859871636092" calcext:value-type="float">
            <text:p>1.20859871636092E-07</text:p>
          </table:table-cell>
          <table:table-cell table:formula="of:=([.C720]-[.D720])^2" office:value-type="float" office:value="0.0000000141135625200281" calcext:value-type="float">
            <text:p>1.4113562520028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uth</text:p>
          </table:table-cell>
          <table:table-cell office:value-type="float" office:value="410" calcext:value-type="float">
            <text:p>410</text:p>
          </table:table-cell>
          <table:table-cell table:formula="of:=([.B721]/[.$F$1])" office:value-type="float" office:value="0.000227186210129513" calcext:value-type="float">
            <text:p>0.00022718621013</text:p>
          </table:table-cell>
          <table:table-cell table:formula="of:=([.$S$11]/([.E721]+[.$T$11])^[.$U$11])" office:value-type="float" office:value="0.000347236070652623" calcext:value-type="float">
            <text:p>0.00034723607065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D721]^2" office:value-type="float" office:value="0.000000120572888762274" calcext:value-type="float">
            <text:p>1.20572888762274E-07</text:p>
          </table:table-cell>
          <table:table-cell table:formula="of:=([.C721]-[.D721])^2" office:value-type="float" office:value="0.0000000144119690116183" calcext:value-type="float">
            <text:p>1.441196901161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carcely</text:p>
          </table:table-cell>
          <table:table-cell office:value-type="float" office:value="409" calcext:value-type="float">
            <text:p>409</text:p>
          </table:table-cell>
          <table:table-cell table:formula="of:=([.B722]/[.$F$1])" office:value-type="float" office:value="0.00022663209742188" calcext:value-type="float">
            <text:p>0.000226632097422</text:p>
          </table:table-cell>
          <table:table-cell table:formula="of:=([.$S$11]/([.E722]+[.$T$11])^[.$U$11])" office:value-type="float" office:value="0.000346824137040965" calcext:value-type="float">
            <text:p>0.000346824137041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[.D722]^2" office:value-type="float" office:value="0.00000012028698203421" calcext:value-type="float">
            <text:p>1.2028698203421E-07</text:p>
          </table:table-cell>
          <table:table-cell table:formula="of:=([.C722]-[.D722])^2" office:value-type="float" office:value="0.0000000144461263877958" calcext:value-type="float">
            <text:p>1.444612638779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tty</text:p>
          </table:table-cell>
          <table:table-cell office:value-type="float" office:value="409" calcext:value-type="float">
            <text:p>409</text:p>
          </table:table-cell>
          <table:table-cell table:formula="of:=([.B723]/[.$F$1])" office:value-type="float" office:value="0.00022663209742188" calcext:value-type="float">
            <text:p>0.000226632097422</text:p>
          </table:table-cell>
          <table:table-cell table:formula="of:=([.$S$11]/([.E723]+[.$T$11])^[.$U$11])" office:value-type="float" office:value="0.000346413258898245" calcext:value-type="float">
            <text:p>0.000346413258898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[.D723]^2" office:value-type="float" office:value="0.000000120002145940503" calcext:value-type="float">
            <text:p>1.20002145940503E-07</text:p>
          </table:table-cell>
          <table:table-cell table:formula="of:=([.C723]-[.D723])^2" office:value-type="float" office:value="0.0000000143475266446271" calcext:value-type="float">
            <text:p>1.4347526644627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chive</text:p>
          </table:table-cell>
          <table:table-cell office:value-type="float" office:value="409" calcext:value-type="float">
            <text:p>409</text:p>
          </table:table-cell>
          <table:table-cell table:formula="of:=([.B724]/[.$F$1])" office:value-type="float" office:value="0.00022663209742188" calcext:value-type="float">
            <text:p>0.000226632097422</text:p>
          </table:table-cell>
          <table:table-cell table:formula="of:=([.$S$11]/([.E724]+[.$T$11])^[.$U$11])" office:value-type="float" office:value="0.000346003432071874" calcext:value-type="float">
            <text:p>0.000346003432072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D724]^2" office:value-type="float" office:value="0.000000119718375005516" calcext:value-type="float">
            <text:p>1.19718375005516E-07</text:p>
          </table:table-cell>
          <table:table-cell table:formula="of:=([.C724]-[.D724])^2" office:value-type="float" office:value="0.000000014249515536121" calcext:value-type="float">
            <text:p>1.42495155361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i</text:p>
          </table:table-cell>
          <table:table-cell office:value-type="float" office:value="408" calcext:value-type="float">
            <text:p>408</text:p>
          </table:table-cell>
          <table:table-cell table:formula="of:=([.B725]/[.$F$1])" office:value-type="float" office:value="0.000226077984714247" calcext:value-type="float">
            <text:p>0.000226077984714</text:p>
          </table:table-cell>
          <table:table-cell table:formula="of:=([.$S$11]/([.E725]+[.$T$11])^[.$U$11])" office:value-type="float" office:value="0.000345594652431284" calcext:value-type="float">
            <text:p>0.000345594652431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[.D725]^2" office:value-type="float" office:value="0.0000001194356637891" calcext:value-type="float">
            <text:p>1.194356637891E-07</text:p>
          </table:table-cell>
          <table:table-cell table:formula="of:=([.C725]-[.D725])^2" office:value-type="float" office:value="0.0000000142842338621846" calcext:value-type="float">
            <text:p>1.428423386218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sy</text:p>
          </table:table-cell>
          <table:table-cell office:value-type="float" office:value="408" calcext:value-type="float">
            <text:p>408</text:p>
          </table:table-cell>
          <table:table-cell table:formula="of:=([.B726]/[.$F$1])" office:value-type="float" office:value="0.000226077984714247" calcext:value-type="float">
            <text:p>0.000226077984714</text:p>
          </table:table-cell>
          <table:table-cell table:formula="of:=([.$S$11]/([.E726]+[.$T$11])^[.$U$11])" office:value-type="float" office:value="0.000345186915867778" calcext:value-type="float">
            <text:p>0.000345186915868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D726]^2" office:value-type="float" office:value="0.000000119154006886309" calcext:value-type="float">
            <text:p>1.19154006886309E-07</text:p>
          </table:table-cell>
          <table:table-cell table:formula="of:=([.C726]-[.D726])^2" office:value-type="float" office:value="0.0000000141869374805366" calcext:value-type="float">
            <text:p>1.418693748053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ed</text:p>
          </table:table-cell>
          <table:table-cell office:value-type="float" office:value="407" calcext:value-type="float">
            <text:p>407</text:p>
          </table:table-cell>
          <table:table-cell table:formula="of:=([.B727]/[.$F$1])" office:value-type="float" office:value="0.000225523872006614" calcext:value-type="float">
            <text:p>0.000225523872007</text:p>
          </table:table-cell>
          <table:table-cell table:formula="of:=([.$S$11]/([.E727]+[.$T$11])^[.$U$11])" office:value-type="float" office:value="0.000344780218294389" calcext:value-type="float">
            <text:p>0.000344780218294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[.D727]^2" office:value-type="float" office:value="0.000000118873398927126" calcext:value-type="float">
            <text:p>1.18873398927126E-07</text:p>
          </table:table-cell>
          <table:table-cell table:formula="of:=([.C727]-[.D727])^2" office:value-type="float" office:value="0.0000000142220761299097" calcext:value-type="float">
            <text:p>1.422207612990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op</text:p>
          </table:table-cell>
          <table:table-cell office:value-type="float" office:value="405" calcext:value-type="float">
            <text:p>405</text:p>
          </table:table-cell>
          <table:table-cell table:formula="of:=([.B728]/[.$F$1])" office:value-type="float" office:value="0.000224415646591348" calcext:value-type="float">
            <text:p>0.000224415646591</text:p>
          </table:table-cell>
          <table:table-cell table:formula="of:=([.$S$11]/([.E728]+[.$T$11])^[.$U$11])" office:value-type="float" office:value="0.000344374555645731" calcext:value-type="float">
            <text:p>0.000344374555646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D728]^2" office:value-type="float" office:value="0.000000118593834576194" calcext:value-type="float">
            <text:p>1.18593834576194E-07</text:p>
          </table:table-cell>
          <table:table-cell table:formula="of:=([.C728]-[.D728])^2" office:value-type="float" office:value="0.0000000143901398615177" calcext:value-type="float">
            <text:p>1.439013986151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tc</text:p>
          </table:table-cell>
          <table:table-cell office:value-type="float" office:value="405" calcext:value-type="float">
            <text:p>405</text:p>
          </table:table-cell>
          <table:table-cell table:formula="of:=([.B729]/[.$F$1])" office:value-type="float" office:value="0.000224415646591348" calcext:value-type="float">
            <text:p>0.000224415646591</text:p>
          </table:table-cell>
          <table:table-cell table:formula="of:=([.$S$11]/([.E729]+[.$T$11])^[.$U$11])" office:value-type="float" office:value="0.000343969923877858" calcext:value-type="float">
            <text:p>0.000343969923878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D729]^2" office:value-type="float" office:value="0.00000011831530853254" calcext:value-type="float">
            <text:p>1.1831530853254E-07</text:p>
          </table:table-cell>
          <table:table-cell table:formula="of:=([.C729]-[.D729])^2" office:value-type="float" office:value="0.0000000142932252174998" calcext:value-type="float">
            <text:p>1.429322521749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sident</text:p>
          </table:table-cell>
          <table:table-cell office:value-type="float" office:value="404" calcext:value-type="float">
            <text:p>404</text:p>
          </table:table-cell>
          <table:table-cell table:formula="of:=([.B730]/[.$F$1])" office:value-type="float" office:value="0.000223861533883715" calcext:value-type="float">
            <text:p>0.000223861533884</text:p>
          </table:table-cell>
          <table:table-cell table:formula="of:=([.$S$11]/([.E730]+[.$T$11])^[.$U$11])" office:value-type="float" office:value="0.000343566318968124" calcext:value-type="float">
            <text:p>0.000343566318968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[.D730]^2" office:value-type="float" office:value="0.000000118037815529307" calcext:value-type="float">
            <text:p>1.18037815529307E-07</text:p>
          </table:table-cell>
          <table:table-cell table:formula="of:=([.C730]-[.D730])^2" office:value-type="float" office:value="0.0000000143292355721045" calcext:value-type="float">
            <text:p>1.432923557210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tinct</text:p>
          </table:table-cell>
          <table:table-cell office:value-type="float" office:value="404" calcext:value-type="float">
            <text:p>404</text:p>
          </table:table-cell>
          <table:table-cell table:formula="of:=([.B731]/[.$F$1])" office:value-type="float" office:value="0.000223861533883715" calcext:value-type="float">
            <text:p>0.000223861533884</text:p>
          </table:table-cell>
          <table:table-cell table:formula="of:=([.$S$11]/([.E731]+[.$T$11])^[.$U$11])" office:value-type="float" office:value="0.000343163736915036" calcext:value-type="float">
            <text:p>0.000343163736915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[.D731]^2" office:value-type="float" office:value="0.000000117761350333492" calcext:value-type="float">
            <text:p>1.17761350333492E-07</text:p>
          </table:table-cell>
          <table:table-cell table:formula="of:=([.C731]-[.D731])^2" office:value-type="float" office:value="0.0000000142330156481266" calcext:value-type="float">
            <text:p>1.423301564812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</text:p>
          </table:table-cell>
          <table:table-cell office:value-type="float" office:value="402" calcext:value-type="float">
            <text:p>402</text:p>
          </table:table-cell>
          <table:table-cell table:formula="of:=([.B732]/[.$F$1])" office:value-type="float" office:value="0.000222753308468449" calcext:value-type="float">
            <text:p>0.000222753308468</text:p>
          </table:table-cell>
          <table:table-cell table:formula="of:=([.$S$11]/([.E732]+[.$T$11])^[.$U$11])" office:value-type="float" office:value="0.000342762173738121" calcext:value-type="float">
            <text:p>0.000342762173738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D732]^2" office:value-type="float" office:value="0.000000117485907745682" calcext:value-type="float">
            <text:p>1.17485907745682E-07</text:p>
          </table:table-cell>
          <table:table-cell table:formula="of:=([.C732]-[.D732])^2" office:value-type="float" office:value="0.0000000144021277433142" calcext:value-type="float">
            <text:p>1.4402127743314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spect</text:p>
          </table:table-cell>
          <table:table-cell office:value-type="float" office:value="402" calcext:value-type="float">
            <text:p>402</text:p>
          </table:table-cell>
          <table:table-cell table:formula="of:=([.B733]/[.$F$1])" office:value-type="float" office:value="0.000222753308468449" calcext:value-type="float">
            <text:p>0.000222753308468</text:p>
          </table:table-cell>
          <table:table-cell table:formula="of:=([.$S$11]/([.E733]+[.$T$11])^[.$U$11])" office:value-type="float" office:value="0.00034236162547778" calcext:value-type="float">
            <text:p>0.000342361625478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D733]^2" office:value-type="float" office:value="0.000000117211482599788" calcext:value-type="float">
            <text:p>1.17211482599788E-07</text:p>
          </table:table-cell>
          <table:table-cell table:formula="of:=([.C733]-[.D733])^2" office:value-type="float" office:value="0.0000000143061494978046" calcext:value-type="float">
            <text:p>1.430614949780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uty</text:p>
          </table:table-cell>
          <table:table-cell office:value-type="float" office:value="402" calcext:value-type="float">
            <text:p>402</text:p>
          </table:table-cell>
          <table:table-cell table:formula="of:=([.B734]/[.$F$1])" office:value-type="float" office:value="0.000222753308468449" calcext:value-type="float">
            <text:p>0.000222753308468</text:p>
          </table:table-cell>
          <table:table-cell table:formula="of:=([.$S$11]/([.E734]+[.$T$11])^[.$U$11])" office:value-type="float" office:value="0.000341962088195158" calcext:value-type="float">
            <text:p>0.000341962088195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[.D734]^2" office:value-type="float" office:value="0.000000116938069762793" calcext:value-type="float">
            <text:p>1.16938069762793E-07</text:p>
          </table:table-cell>
          <table:table-cell table:formula="of:=([.C734]-[.D734])^2" office:value-type="float" office:value="0.000000014210733163931" calcext:value-type="float">
            <text:p>1.42107331639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fficulty</text:p>
          </table:table-cell>
          <table:table-cell office:value-type="float" office:value="402" calcext:value-type="float">
            <text:p>402</text:p>
          </table:table-cell>
          <table:table-cell table:formula="of:=([.B735]/[.$F$1])" office:value-type="float" office:value="0.000222753308468449" calcext:value-type="float">
            <text:p>0.000222753308468</text:p>
          </table:table-cell>
          <table:table-cell table:formula="of:=([.$S$11]/([.E735]+[.$T$11])^[.$U$11])" office:value-type="float" office:value="0.000341563557972001" calcext:value-type="float">
            <text:p>0.000341563557972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D735]^2" office:value-type="float" office:value="0.000000116665664134493" calcext:value-type="float">
            <text:p>1.16665664134493E-07</text:p>
          </table:table-cell>
          <table:table-cell table:formula="of:=([.C735]-[.D735])^2" office:value-type="float" office:value="0.0000000141158753870963" calcext:value-type="float">
            <text:p>1.411587538709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ught</text:p>
          </table:table-cell>
          <table:table-cell office:value-type="float" office:value="401" calcext:value-type="float">
            <text:p>401</text:p>
          </table:table-cell>
          <table:table-cell table:formula="of:=([.B736]/[.$F$1])" office:value-type="float" office:value="0.000222199195760816" calcext:value-type="float">
            <text:p>0.000222199195761</text:p>
          </table:table-cell>
          <table:table-cell table:formula="of:=([.$S$11]/([.E736]+[.$T$11])^[.$U$11])" office:value-type="float" office:value="0.000341166030910525" calcext:value-type="float">
            <text:p>0.000341166030911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.D736]^2" office:value-type="float" office:value="0.000000116394260647241" calcext:value-type="float">
            <text:p>1.16394260647241E-07</text:p>
          </table:table-cell>
          <table:table-cell table:formula="of:=([.C736]-[.D736])^2" office:value-type="float" office:value="0.0000000141531078655379" calcext:value-type="float">
            <text:p>1.415310786553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main</text:p>
          </table:table-cell>
          <table:table-cell office:value-type="float" office:value="401" calcext:value-type="float">
            <text:p>401</text:p>
          </table:table-cell>
          <table:table-cell table:formula="of:=([.B737]/[.$F$1])" office:value-type="float" office:value="0.000222199195760816" calcext:value-type="float">
            <text:p>0.000222199195761</text:p>
          </table:table-cell>
          <table:table-cell table:formula="of:=([.$S$11]/([.E737]+[.$T$11])^[.$U$11])" office:value-type="float" office:value="0.000340769503133277" calcext:value-type="float">
            <text:p>0.000340769503133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D737]^2" office:value-type="float" office:value="0.0000001161238542657" calcext:value-type="float">
            <text:p>1.161238542657E-07</text:p>
          </table:table-cell>
          <table:table-cell table:formula="of:=([.C737]-[.D737])^2" office:value-type="float" office:value="0.0000000140589177903998" calcext:value-type="float">
            <text:p>1.405891779039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ystem</text:p>
          </table:table-cell>
          <table:table-cell office:value-type="float" office:value="401" calcext:value-type="float">
            <text:p>401</text:p>
          </table:table-cell>
          <table:table-cell table:formula="of:=([.B738]/[.$F$1])" office:value-type="float" office:value="0.000222199195760816" calcext:value-type="float">
            <text:p>0.000222199195761</text:p>
          </table:table-cell>
          <table:table-cell table:formula="of:=([.$S$11]/([.E738]+[.$T$11])^[.$U$11])" office:value-type="float" office:value="0.000340373970783007" calcext:value-type="float">
            <text:p>0.000340373970783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[.D738]^2" office:value-type="float" office:value="0.000000115854439986591" calcext:value-type="float">
            <text:p>1.15854439986591E-07</text:p>
          </table:table-cell>
          <table:table-cell table:formula="of:=([.C738]-[.D738])^2" office:value-type="float" office:value="0.0000000139652774515454" calcext:value-type="float">
            <text:p>1.396527745154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oken</text:p>
          </table:table-cell>
          <table:table-cell office:value-type="float" office:value="400" calcext:value-type="float">
            <text:p>400</text:p>
          </table:table-cell>
          <table:table-cell table:formula="of:=([.B739]/[.$F$1])" office:value-type="float" office:value="0.000221645083053183" calcext:value-type="float">
            <text:p>0.000221645083053</text:p>
          </table:table-cell>
          <table:table-cell table:formula="of:=([.$S$11]/([.E739]+[.$T$11])^[.$U$11])" office:value-type="float" office:value="0.000339979430022532" calcext:value-type="float">
            <text:p>0.000339979430023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[.D739]^2" office:value-type="float" office:value="0.000000115586012838445" calcext:value-type="float">
            <text:p>1.15586012838445E-07</text:p>
          </table:table-cell>
          <table:table-cell table:formula="of:=([.C739]-[.D739])^2" office:value-type="float" office:value="0.0000000140030176726621" calcext:value-type="float">
            <text:p>1.400301767266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nd</text:p>
          </table:table-cell>
          <table:table-cell office:value-type="float" office:value="400" calcext:value-type="float">
            <text:p>400</text:p>
          </table:table-cell>
          <table:table-cell table:formula="of:=([.B740]/[.$F$1])" office:value-type="float" office:value="0.000221645083053183" calcext:value-type="float">
            <text:p>0.000221645083053</text:p>
          </table:table-cell>
          <table:table-cell table:formula="of:=([.$S$11]/([.E740]+[.$T$11])^[.$U$11])" office:value-type="float" office:value="0.000339585877034604" calcext:value-type="float">
            <text:p>0.000339585877035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[.D740]^2" office:value-type="float" office:value="0.000000115318567881361" calcext:value-type="float">
            <text:p>1.15318567881361E-07</text:p>
          </table:table-cell>
          <table:table-cell table:formula="of:=([.C740]-[.D740])^2" office:value-type="float" office:value="0.0000000139100308849679" calcext:value-type="float">
            <text:p>1.391003088496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lue</text:p>
          </table:table-cell>
          <table:table-cell office:value-type="float" office:value="399" calcext:value-type="float">
            <text:p>399</text:p>
          </table:table-cell>
          <table:table-cell table:formula="of:=([.B741]/[.$F$1])" office:value-type="float" office:value="0.00022109097034555" calcext:value-type="float">
            <text:p>0.000221090970346</text:p>
          </table:table-cell>
          <table:table-cell table:formula="of:=([.$S$11]/([.E741]+[.$T$11])^[.$U$11])" office:value-type="float" office:value="0.000339193308021783" calcext:value-type="float">
            <text:p>0.000339193308022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D741]^2" office:value-type="float" office:value="0.00000011505210020676" calcext:value-type="float">
            <text:p>1.1505210020676E-07</text:p>
          </table:table-cell>
          <table:table-cell table:formula="of:=([.C741]-[.D741])^2" office:value-type="float" office:value="0.000000013948162164591" calcext:value-type="float">
            <text:p>1.39481621645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litary</text:p>
          </table:table-cell>
          <table:table-cell office:value-type="float" office:value="399" calcext:value-type="float">
            <text:p>399</text:p>
          </table:table-cell>
          <table:table-cell table:formula="of:=([.B742]/[.$F$1])" office:value-type="float" office:value="0.00022109097034555" calcext:value-type="float">
            <text:p>0.000221090970346</text:p>
          </table:table-cell>
          <table:table-cell table:formula="of:=([.$S$11]/([.E742]+[.$T$11])^[.$U$11])" office:value-type="float" office:value="0.000338801719206308" calcext:value-type="float">
            <text:p>0.000338801719206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D742]^2" office:value-type="float" office:value="0.00000011478660493715" calcext:value-type="float">
            <text:p>1.1478660493715E-07</text:p>
          </table:table-cell>
          <table:table-cell table:formula="of:=([.C742]-[.D742])^2" office:value-type="float" office:value="0.0000000138558203973603" calcext:value-type="float">
            <text:p>1.385582039736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fluence</text:p>
          </table:table-cell>
          <table:table-cell office:value-type="float" office:value="398" calcext:value-type="float">
            <text:p>398</text:p>
          </table:table-cell>
          <table:table-cell table:formula="of:=([.B743]/[.$F$1])" office:value-type="float" office:value="0.000220536857637917" calcext:value-type="float">
            <text:p>0.000220536857638</text:p>
          </table:table-cell>
          <table:table-cell table:formula="of:=([.$S$11]/([.E743]+[.$T$11])^[.$U$11])" office:value-type="float" office:value="0.000338411106829962" calcext:value-type="float">
            <text:p>0.00033841110683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[.D743]^2" office:value-type="float" office:value="0.00000011452207722588" calcext:value-type="float">
            <text:p>1.1452207722588E-07</text:p>
          </table:table-cell>
          <table:table-cell table:formula="of:=([.C743]-[.D743])^2" office:value-type="float" office:value="0.0000000138943386225883" calcext:value-type="float">
            <text:p>1.389433862258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isit</text:p>
          </table:table-cell>
          <table:table-cell office:value-type="float" office:value="398" calcext:value-type="float">
            <text:p>398</text:p>
          </table:table-cell>
          <table:table-cell table:formula="of:=([.B744]/[.$F$1])" office:value-type="float" office:value="0.000220536857637917" calcext:value-type="float">
            <text:p>0.000220536857638</text:p>
          </table:table-cell>
          <table:table-cell table:formula="of:=([.$S$11]/([.E744]+[.$T$11])^[.$U$11])" office:value-type="float" office:value="0.000338021467153955" calcext:value-type="float">
            <text:p>0.000338021467154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D744]^2" office:value-type="float" office:value="0.000000114258512256912" calcext:value-type="float">
            <text:p>1.14258512256912E-07</text:p>
          </table:table-cell>
          <table:table-cell table:formula="of:=([.C744]-[.D744])^2" office:value-type="float" office:value="0.0000000138026334731358" calcext:value-type="float">
            <text:p>1.380263347313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st</text:p>
          </table:table-cell>
          <table:table-cell office:value-type="float" office:value="397" calcext:value-type="float">
            <text:p>397</text:p>
          </table:table-cell>
          <table:table-cell table:formula="of:=([.B745]/[.$F$1])" office:value-type="float" office:value="0.000219982744930284" calcext:value-type="float">
            <text:p>0.00021998274493</text:p>
          </table:table-cell>
          <table:table-cell table:formula="of:=([.$S$11]/([.E745]+[.$T$11])^[.$U$11])" office:value-type="float" office:value="0.000337632796458789" calcext:value-type="float">
            <text:p>0.000337632796459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D745]^2" office:value-type="float" office:value="0.000000113995905244582" calcext:value-type="float">
            <text:p>1.13995905244582E-07</text:p>
          </table:table-cell>
          <table:table-cell table:formula="of:=([.C745]-[.D745])^2" office:value-type="float" office:value="0.0000000138415346246597" calcext:value-type="float">
            <text:p>1.384153462465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rned</text:p>
          </table:table-cell>
          <table:table-cell office:value-type="float" office:value="397" calcext:value-type="float">
            <text:p>397</text:p>
          </table:table-cell>
          <table:table-cell table:formula="of:=([.B746]/[.$F$1])" office:value-type="float" office:value="0.000219982744930284" calcext:value-type="float">
            <text:p>0.00021998274493</text:p>
          </table:table-cell>
          <table:table-cell table:formula="of:=([.$S$11]/([.E746]+[.$T$11])^[.$U$11])" office:value-type="float" office:value="0.000337245091044138" calcext:value-type="float">
            <text:p>0.000337245091044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D746]^2" office:value-type="float" office:value="0.000000113734251433369" calcext:value-type="float">
            <text:p>1.13734251433369E-07</text:p>
          </table:table-cell>
          <table:table-cell table:formula="of:=([.C746]-[.D746])^2" office:value-type="float" office:value="0.0000000137504578161251" calcext:value-type="float">
            <text:p>1.3750457816125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med</text:p>
          </table:table-cell>
          <table:table-cell office:value-type="float" office:value="396" calcext:value-type="float">
            <text:p>396</text:p>
          </table:table-cell>
          <table:table-cell table:formula="of:=([.B747]/[.$F$1])" office:value-type="float" office:value="0.000219428632222651" calcext:value-type="float">
            <text:p>0.000219428632223</text:p>
          </table:table-cell>
          <table:table-cell table:formula="of:=([.$S$11]/([.E747]+[.$T$11])^[.$U$11])" office:value-type="float" office:value="0.000336858347228721" calcext:value-type="float">
            <text:p>0.000336858347229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D747]^2" office:value-type="float" office:value="0.000000113473546097666" calcext:value-type="float">
            <text:p>1.13473546097666E-07</text:p>
          </table:table-cell>
          <table:table-cell table:formula="of:=([.C747]-[.D747])^2" office:value-type="float" office:value="0.0000000137897379664068" calcext:value-type="float">
            <text:p>1.378973796640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se</text:p>
          </table:table-cell>
          <table:table-cell office:value-type="float" office:value="396" calcext:value-type="float">
            <text:p>396</text:p>
          </table:table-cell>
          <table:table-cell table:formula="of:=([.B748]/[.$F$1])" office:value-type="float" office:value="0.000219428632222651" calcext:value-type="float">
            <text:p>0.000219428632223</text:p>
          </table:table-cell>
          <table:table-cell table:formula="of:=([.$S$11]/([.E748]+[.$T$11])^[.$U$11])" office:value-type="float" office:value="0.000336472561350182" calcext:value-type="float">
            <text:p>0.00033647256135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D748]^2" office:value-type="float" office:value="0.000000113213784541552" calcext:value-type="float">
            <text:p>1.13213784541552E-07</text:p>
          </table:table-cell>
          <table:table-cell table:formula="of:=([.C748]-[.D748])^2" office:value-type="float" office:value="0.0000000136992813456105" calcext:value-type="float">
            <text:p>1.369928134561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ease</text:p>
          </table:table-cell>
          <table:table-cell office:value-type="float" office:value="396" calcext:value-type="float">
            <text:p>396</text:p>
          </table:table-cell>
          <table:table-cell table:formula="of:=([.B749]/[.$F$1])" office:value-type="float" office:value="0.000219428632222651" calcext:value-type="float">
            <text:p>0.000219428632223</text:p>
          </table:table-cell>
          <table:table-cell table:formula="of:=([.$S$11]/([.E749]+[.$T$11])^[.$U$11])" office:value-type="float" office:value="0.000336087729764964" calcext:value-type="float">
            <text:p>0.000336087729765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D749]^2" office:value-type="float" office:value="0.000000112954962098567" calcext:value-type="float">
            <text:p>1.12954962098567E-07</text:p>
          </table:table-cell>
          <table:table-cell table:formula="of:=([.C749]-[.D749])^2" office:value-type="float" office:value="0.0000000136093450393867" calcext:value-type="float">
            <text:p>1.360934503938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erience</text:p>
          </table:table-cell>
          <table:table-cell office:value-type="float" office:value="395" calcext:value-type="float">
            <text:p>395</text:p>
          </table:table-cell>
          <table:table-cell table:formula="of:=([.B750]/[.$F$1])" office:value-type="float" office:value="0.000218874519515018" calcext:value-type="float">
            <text:p>0.000218874519515</text:p>
          </table:table-cell>
          <table:table-cell table:formula="of:=([.$S$11]/([.E750]+[.$T$11])^[.$U$11])" office:value-type="float" office:value="0.000335703848848188" calcext:value-type="float">
            <text:p>0.000335703848848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D750]^2" office:value-type="float" office:value="0.000000112697074131487" calcext:value-type="float">
            <text:p>1.12697074131487E-07</text:p>
          </table:table-cell>
          <table:table-cell table:formula="of:=([.C750]-[.D750])^2" office:value-type="float" office:value="0.0000000136490921924382" calcext:value-type="float">
            <text:p>1.364909219243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nding</text:p>
          </table:table-cell>
          <table:table-cell office:value-type="float" office:value="394" calcext:value-type="float">
            <text:p>394</text:p>
          </table:table-cell>
          <table:table-cell table:formula="of:=([.B751]/[.$F$1])" office:value-type="float" office:value="0.000218320406807385" calcext:value-type="float">
            <text:p>0.000218320406807</text:p>
          </table:table-cell>
          <table:table-cell table:formula="of:=([.$S$11]/([.E751]+[.$T$11])^[.$U$11])" office:value-type="float" office:value="0.000335320914993536" calcext:value-type="float">
            <text:p>0.000335320914994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751]^2" office:value-type="float" office:value="0.000000112440116032102" calcext:value-type="float">
            <text:p>1.12440116032102E-07</text:p>
          </table:table-cell>
          <table:table-cell table:formula="of:=([.C751]-[.D751])^2" office:value-type="float" office:value="0.0000000136891189158175" calcext:value-type="float">
            <text:p>1.3689118915817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lked</text:p>
          </table:table-cell>
          <table:table-cell office:value-type="float" office:value="393" calcext:value-type="float">
            <text:p>393</text:p>
          </table:table-cell>
          <table:table-cell table:formula="of:=([.B752]/[.$F$1])" office:value-type="float" office:value="0.000217766294099752" calcext:value-type="float">
            <text:p>0.0002177662941</text:p>
          </table:table-cell>
          <table:table-cell table:formula="of:=([.$S$11]/([.E752]+[.$T$11])^[.$U$11])" office:value-type="float" office:value="0.000334938924613129" calcext:value-type="float">
            <text:p>0.000334938924613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D752]^2" office:value-type="float" office:value="0.000000112184083220999" calcext:value-type="float">
            <text:p>1.12184083220999E-07</text:p>
          </table:table-cell>
          <table:table-cell table:formula="of:=([.C752]-[.D752])^2" office:value-type="float" office:value="0.0000000137294253414243" calcext:value-type="float">
            <text:p>1.372942534142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ant</text:p>
          </table:table-cell>
          <table:table-cell office:value-type="float" office:value="393" calcext:value-type="float">
            <text:p>393</text:p>
          </table:table-cell>
          <table:table-cell table:formula="of:=([.B753]/[.$F$1])" office:value-type="float" office:value="0.000217766294099752" calcext:value-type="float">
            <text:p>0.0002177662941</text:p>
          </table:table-cell>
          <table:table-cell table:formula="of:=([.$S$11]/([.E753]+[.$T$11])^[.$U$11])" office:value-type="float" office:value="0.000334557874137408" calcext:value-type="float">
            <text:p>0.000334557874137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D753]^2" office:value-type="float" office:value="0.000000111928971147341" calcext:value-type="float">
            <text:p>1.11928971147341E-07</text:p>
          </table:table-cell>
          <table:table-cell table:formula="of:=([.C753]-[.D753])^2" office:value-type="float" office:value="0.000000013640273167692" calcext:value-type="float">
            <text:p>1.36402731676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nguage</text:p>
          </table:table-cell>
          <table:table-cell office:value-type="float" office:value="392" calcext:value-type="float">
            <text:p>392</text:p>
          </table:table-cell>
          <table:table-cell table:formula="of:=([.B754]/[.$F$1])" office:value-type="float" office:value="0.000217212181392119" calcext:value-type="float">
            <text:p>0.000217212181392</text:p>
          </table:table-cell>
          <table:table-cell table:formula="of:=([.$S$11]/([.E754]+[.$T$11])^[.$U$11])" office:value-type="float" office:value="0.000334177760015016" calcext:value-type="float">
            <text:p>0.000334177760015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[.D754]^2" office:value-type="float" office:value="0.000000111674775288654" calcext:value-type="float">
            <text:p>1.11674775288654E-07</text:p>
          </table:table-cell>
          <table:table-cell table:formula="of:=([.C754]-[.D754])^2" office:value-type="float" office:value="0.0000000136809465825891" calcext:value-type="float">
            <text:p>1.368094658258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've</text:p>
          </table:table-cell>
          <table:table-cell office:value-type="float" office:value="392" calcext:value-type="float">
            <text:p>392</text:p>
          </table:table-cell>
          <table:table-cell table:formula="of:=([.B755]/[.$F$1])" office:value-type="float" office:value="0.000217212181392119" calcext:value-type="float">
            <text:p>0.000217212181392</text:p>
          </table:table-cell>
          <table:table-cell table:formula="of:=([.$S$11]/([.E755]+[.$T$11])^[.$U$11])" office:value-type="float" office:value="0.000333798578712686" calcext:value-type="float">
            <text:p>0.000333798578713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D755]^2" office:value-type="float" office:value="0.000000111421491150609" calcext:value-type="float">
            <text:p>1.11421491150609E-07</text:p>
          </table:table-cell>
          <table:table-cell table:formula="of:=([.C755]-[.D755])^2" office:value-type="float" office:value="0.000000013592388040189" calcext:value-type="float">
            <text:p>1.35923880401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erything</text:p>
          </table:table-cell>
          <table:table-cell office:value-type="float" office:value="391" calcext:value-type="float">
            <text:p>391</text:p>
          </table:table-cell>
          <table:table-cell table:formula="of:=([.B756]/[.$F$1])" office:value-type="float" office:value="0.000216658068684487" calcext:value-type="float">
            <text:p>0.000216658068684</text:p>
          </table:table-cell>
          <table:table-cell table:formula="of:=([.$S$11]/([.E756]+[.$T$11])^[.$U$11])" office:value-type="float" office:value="0.000333420326715118" calcext:value-type="float">
            <text:p>0.000333420326715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[.D756]^2" office:value-type="float" office:value="0.000000111169114266816" calcext:value-type="float">
            <text:p>1.11169114266816E-07</text:p>
          </table:table-cell>
          <table:table-cell table:formula="of:=([.C756]-[.D756])^2" office:value-type="float" office:value="0.0000000136334249004117" calcext:value-type="float">
            <text:p>1.363342490041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rvice</text:p>
          </table:table-cell>
          <table:table-cell office:value-type="float" office:value="390" calcext:value-type="float">
            <text:p>390</text:p>
          </table:table-cell>
          <table:table-cell table:formula="of:=([.B757]/[.$F$1])" office:value-type="float" office:value="0.000216103955976854" calcext:value-type="float">
            <text:p>0.000216103955977</text:p>
          </table:table-cell>
          <table:table-cell table:formula="of:=([.$S$11]/([.E757]+[.$T$11])^[.$U$11])" office:value-type="float" office:value="0.000333043000524869" calcext:value-type="float">
            <text:p>0.000333043000525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D757]^2" office:value-type="float" office:value="0.000000110917640198608" calcext:value-type="float">
            <text:p>1.10917640198608E-07</text:p>
          </table:table-cell>
          <table:table-cell table:formula="of:=([.C757]-[.D757])^2" office:value-type="float" office:value="0.0000000136747401398027" calcext:value-type="float">
            <text:p>1.3674740139802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ving</text:p>
          </table:table-cell>
          <table:table-cell office:value-type="float" office:value="390" calcext:value-type="float">
            <text:p>390</text:p>
          </table:table-cell>
          <table:table-cell table:formula="of:=([.B758]/[.$F$1])" office:value-type="float" office:value="0.000216103955976854" calcext:value-type="float">
            <text:p>0.000216103955977</text:p>
          </table:table-cell>
          <table:table-cell table:formula="of:=([.$S$11]/([.E758]+[.$T$11])^[.$U$11])" office:value-type="float" office:value="0.000332666596662238" calcext:value-type="float">
            <text:p>0.000332666596662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[.D758]^2" office:value-type="float" office:value="0.000000110667064534836" calcext:value-type="float">
            <text:p>1.10667064534836E-07</text:p>
          </table:table-cell>
          <table:table-cell table:formula="of:=([.C758]-[.D758])^2" office:value-type="float" office:value="0.0000000135868492035501" calcext:value-type="float">
            <text:p>1.3586849203550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milar</text:p>
          </table:table-cell>
          <table:table-cell office:value-type="float" office:value="389" calcext:value-type="float">
            <text:p>389</text:p>
          </table:table-cell>
          <table:table-cell table:formula="of:=([.B759]/[.$F$1])" office:value-type="float" office:value="0.000215549843269221" calcext:value-type="float">
            <text:p>0.000215549843269</text:p>
          </table:table-cell>
          <table:table-cell table:formula="of:=([.$S$11]/([.E759]+[.$T$11])^[.$U$11])" office:value-type="float" office:value="0.000332291111665153" calcext:value-type="float">
            <text:p>0.000332291111665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[.D759]^2" office:value-type="float" office:value="0.000000110417382891663" calcext:value-type="float">
            <text:p>1.10417382891663E-07</text:p>
          </table:table-cell>
          <table:table-cell table:formula="of:=([.C759]-[.D759])^2" office:value-type="float" office:value="0.000000013628523746691" calcext:value-type="float">
            <text:p>1.36285237466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ttempt</text:p>
          </table:table-cell>
          <table:table-cell office:value-type="float" office:value="388" calcext:value-type="float">
            <text:p>388</text:p>
          </table:table-cell>
          <table:table-cell table:formula="of:=([.B760]/[.$F$1])" office:value-type="float" office:value="0.000214995730561588" calcext:value-type="float">
            <text:p>0.000214995730562</text:p>
          </table:table-cell>
          <table:table-cell table:formula="of:=([.$S$11]/([.E760]+[.$T$11])^[.$U$11])" office:value-type="float" office:value="0.000331916542089055" calcext:value-type="float">
            <text:p>0.000331916542089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[.D760]^2" office:value-type="float" office:value="0.000000110168590912356" calcext:value-type="float">
            <text:p>1.10168590912356E-07</text:p>
          </table:table-cell>
          <table:table-cell table:formula="of:=([.C760]-[.D760])^2" office:value-type="float" office:value="0.0000000136704761682416" calcext:value-type="float">
            <text:p>1.367047616824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nes</text:p>
          </table:table-cell>
          <table:table-cell office:value-type="float" office:value="388" calcext:value-type="float">
            <text:p>388</text:p>
          </table:table-cell>
          <table:table-cell table:formula="of:=([.B761]/[.$F$1])" office:value-type="float" office:value="0.000214995730561588" calcext:value-type="float">
            <text:p>0.000214995730562</text:p>
          </table:table-cell>
          <table:table-cell table:formula="of:=([.$S$11]/([.E761]+[.$T$11])^[.$U$11])" office:value-type="float" office:value="0.000331542884506794" calcext:value-type="float">
            <text:p>0.00033154288450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D761]^2" office:value-type="float" office:value="0.000000109920684267086" calcext:value-type="float">
            <text:p>1.09920684267086E-07</text:p>
          </table:table-cell>
          <table:table-cell table:formula="of:=([.C761]-[.D761])^2" office:value-type="float" office:value="0.0000000135832390927277" calcext:value-type="float">
            <text:p>1.358323909272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sonal</text:p>
          </table:table-cell>
          <table:table-cell office:value-type="float" office:value="387" calcext:value-type="float">
            <text:p>387</text:p>
          </table:table-cell>
          <table:table-cell table:formula="of:=([.B762]/[.$F$1])" office:value-type="float" office:value="0.000214441617853955" calcext:value-type="float">
            <text:p>0.000214441617854</text:p>
          </table:table-cell>
          <table:table-cell table:formula="of:=([.$S$11]/([.E762]+[.$T$11])^[.$U$11])" office:value-type="float" office:value="0.000331170135508512" calcext:value-type="float">
            <text:p>0.000331170135509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[.D762]^2" office:value-type="float" office:value="0.000000109673658652726" calcext:value-type="float">
            <text:p>1.09673658652726E-07</text:p>
          </table:table-cell>
          <table:table-cell table:formula="of:=([.C762]-[.D762])^2" office:value-type="float" office:value="0.0000000136255468338303" calcext:value-type="float">
            <text:p>1.362554683383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rses</text:p>
          </table:table-cell>
          <table:table-cell office:value-type="float" office:value="387" calcext:value-type="float">
            <text:p>387</text:p>
          </table:table-cell>
          <table:table-cell table:formula="of:=([.B763]/[.$F$1])" office:value-type="float" office:value="0.000214441617853955" calcext:value-type="float">
            <text:p>0.000214441617854</text:p>
          </table:table-cell>
          <table:table-cell table:formula="of:=([.$S$11]/([.E763]+[.$T$11])^[.$U$11])" office:value-type="float" office:value="0.000330798291701535" calcext:value-type="float">
            <text:p>0.000330798291702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[.D763]^2" office:value-type="float" office:value="0.000000109427509792654" calcext:value-type="float">
            <text:p>1.09427509792654E-07</text:p>
          </table:table-cell>
          <table:table-cell table:formula="of:=([.C763]-[.D763])^2" office:value-type="float" office:value="0.0000000135388755488721" calcext:value-type="float">
            <text:p>1.353887554887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ddle</text:p>
          </table:table-cell>
          <table:table-cell office:value-type="float" office:value="386" calcext:value-type="float">
            <text:p>386</text:p>
          </table:table-cell>
          <table:table-cell table:formula="of:=([.B764]/[.$F$1])" office:value-type="float" office:value="0.000213887505146322" calcext:value-type="float">
            <text:p>0.000213887505146</text:p>
          </table:table-cell>
          <table:table-cell table:formula="of:=([.$S$11]/([.E764]+[.$T$11])^[.$U$11])" office:value-type="float" office:value="0.000330427349710264" calcext:value-type="float">
            <text:p>0.00033042734971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[.D764]^2" office:value-type="float" office:value="0.000000109182233436549" calcext:value-type="float">
            <text:p>1.09182233436549E-07</text:p>
          </table:table-cell>
          <table:table-cell table:formula="of:=([.C764]-[.D764])^2" office:value-type="float" office:value="0.0000000135815353709879" calcext:value-type="float">
            <text:p>1.358153537098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ied</text:p>
          </table:table-cell>
          <table:table-cell office:value-type="float" office:value="386" calcext:value-type="float">
            <text:p>386</text:p>
          </table:table-cell>
          <table:table-cell table:formula="of:=([.B765]/[.$F$1])" office:value-type="float" office:value="0.000213887505146322" calcext:value-type="float">
            <text:p>0.000213887505146</text:p>
          </table:table-cell>
          <table:table-cell table:formula="of:=([.$S$11]/([.E765]+[.$T$11])^[.$U$11])" office:value-type="float" office:value="0.000330057306176071" calcext:value-type="float">
            <text:p>0.000330057306176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D765]^2" office:value-type="float" office:value="0.000000108937825360205" calcext:value-type="float">
            <text:p>1.08937825360205E-07</text:p>
          </table:table-cell>
          <table:table-cell table:formula="of:=([.C765]-[.D765])^2" office:value-type="float" office:value="0.0000000134954226712915" calcext:value-type="float">
            <text:p>1.3495422671291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icture</text:p>
          </table:table-cell>
          <table:table-cell office:value-type="float" office:value="385" calcext:value-type="float">
            <text:p>385</text:p>
          </table:table-cell>
          <table:table-cell table:formula="of:=([.B766]/[.$F$1])" office:value-type="float" office:value="0.000213333392438689" calcext:value-type="float">
            <text:p>0.000213333392439</text:p>
          </table:table-cell>
          <table:table-cell table:formula="of:=([.$S$11]/([.E766]+[.$T$11])^[.$U$11])" office:value-type="float" office:value="0.000329688157757184" calcext:value-type="float">
            <text:p>0.000329688157757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D766]^2" office:value-type="float" office:value="0.000000108694281365326" calcext:value-type="float">
            <text:p>1.08694281365326E-07</text:p>
          </table:table-cell>
          <table:table-cell table:formula="of:=([.C766]-[.D766])^2" office:value-type="float" office:value="0.000000013538431412322" calcext:value-type="float">
            <text:p>1.353843141232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od</text:p>
          </table:table-cell>
          <table:table-cell office:value-type="float" office:value="385" calcext:value-type="float">
            <text:p>385</text:p>
          </table:table-cell>
          <table:table-cell table:formula="of:=([.B767]/[.$F$1])" office:value-type="float" office:value="0.000213333392438689" calcext:value-type="float">
            <text:p>0.000213333392439</text:p>
          </table:table-cell>
          <table:table-cell table:formula="of:=([.$S$11]/([.E767]+[.$T$11])^[.$U$11])" office:value-type="float" office:value="0.000329319901128586" calcext:value-type="float">
            <text:p>0.000329319901129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D767]^2" office:value-type="float" office:value="0.000000108451597279342" calcext:value-type="float">
            <text:p>1.08451597279342E-07</text:p>
          </table:table-cell>
          <table:table-cell table:formula="of:=([.C767]-[.D767])^2" office:value-type="float" office:value="0.0000000134528701980716" calcext:value-type="float">
            <text:p>1.345287019807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llustration</text:p>
          </table:table-cell>
          <table:table-cell office:value-type="float" office:value="383" calcext:value-type="float">
            <text:p>383</text:p>
          </table:table-cell>
          <table:table-cell table:formula="of:=([.B768]/[.$F$1])" office:value-type="float" office:value="0.000212225167023423" calcext:value-type="float">
            <text:p>0.000212225167023</text:p>
          </table:table-cell>
          <table:table-cell table:formula="of:=([.$S$11]/([.E768]+[.$T$11])^[.$U$11])" office:value-type="float" office:value="0.00032895253298191" calcext:value-type="float">
            <text:p>0.000328952532982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D768]^2" office:value-type="float" office:value="0.000000108209768955215" calcext:value-type="float">
            <text:p>1.08209768955215E-07</text:p>
          </table:table-cell>
          <table:table-cell table:formula="of:=([.C768]-[.D768])^2" office:value-type="float" office:value="0.0000000136252779636066" calcext:value-type="float">
            <text:p>1.362527796360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rted</text:p>
          </table:table-cell>
          <table:table-cell office:value-type="float" office:value="382" calcext:value-type="float">
            <text:p>382</text:p>
          </table:table-cell>
          <table:table-cell table:formula="of:=([.B769]/[.$F$1])" office:value-type="float" office:value="0.00021167105431579" calcext:value-type="float">
            <text:p>0.000211671054316</text:p>
          </table:table-cell>
          <table:table-cell table:formula="of:=([.$S$11]/([.E769]+[.$T$11])^[.$U$11])" office:value-type="float" office:value="0.00032858605002533" calcext:value-type="float">
            <text:p>0.000328586050025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D769]^2" office:value-type="float" office:value="0.000000107968792271249" calcext:value-type="float">
            <text:p>1.07968792271249E-07</text:p>
          </table:table-cell>
          <table:table-cell table:formula="of:=([.C769]-[.D769])^2" office:value-type="float" office:value="0.0000000136691162217619" calcext:value-type="float">
            <text:p>1.366911622176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merican</text:p>
          </table:table-cell>
          <table:table-cell office:value-type="float" office:value="381" calcext:value-type="float">
            <text:p>381</text:p>
          </table:table-cell>
          <table:table-cell table:formula="of:=([.B770]/[.$F$1])" office:value-type="float" office:value="0.000211116941608157" calcext:value-type="float">
            <text:p>0.000211116941608</text:p>
          </table:table-cell>
          <table:table-cell table:formula="of:=([.$S$11]/([.E770]+[.$T$11])^[.$U$11])" office:value-type="float" office:value="0.000328220448983461" calcext:value-type="float">
            <text:p>0.000328220448983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D770]^2" office:value-type="float" office:value="0.000000107728663130905" calcext:value-type="float">
            <text:p>1.07728663130905E-07</text:p>
          </table:table-cell>
          <table:table-cell table:formula="of:=([.C770]-[.D770])^2" office:value-type="float" office:value="0.000000013713231439598" calcext:value-type="float">
            <text:p>1.37132314395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mportance</text:p>
          </table:table-cell>
          <table:table-cell office:value-type="float" office:value="381" calcext:value-type="float">
            <text:p>381</text:p>
          </table:table-cell>
          <table:table-cell table:formula="of:=([.B771]/[.$F$1])" office:value-type="float" office:value="0.000211116941608157" calcext:value-type="float">
            <text:p>0.000211116941608</text:p>
          </table:table-cell>
          <table:table-cell table:formula="of:=([.$S$11]/([.E771]+[.$T$11])^[.$U$11])" office:value-type="float" office:value="0.000327855726597254" calcext:value-type="float">
            <text:p>0.000327855726597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D771]^2" office:value-type="float" office:value="0.000000107489377462613" calcext:value-type="float">
            <text:p>1.07489377462613E-07</text:p>
          </table:table-cell>
          <table:table-cell table:formula="of:=([.C771]-[.D771])^2" office:value-type="float" office:value="0.0000000136279439207305" calcext:value-type="float">
            <text:p>1.362794392073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sily</text:p>
          </table:table-cell>
          <table:table-cell office:value-type="float" office:value="381" calcext:value-type="float">
            <text:p>381</text:p>
          </table:table-cell>
          <table:table-cell table:formula="of:=([.B772]/[.$F$1])" office:value-type="float" office:value="0.000211116941608157" calcext:value-type="float">
            <text:p>0.000211116941608</text:p>
          </table:table-cell>
          <table:table-cell table:formula="of:=([.$S$11]/([.E772]+[.$T$11])^[.$U$11])" office:value-type="float" office:value="0.000327491879623891" calcext:value-type="float">
            <text:p>0.000327491879624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D772]^2" office:value-type="float" office:value="0.000000107250931219589" calcext:value-type="float">
            <text:p>1.07250931219589E-07</text:p>
          </table:table-cell>
          <table:table-cell table:formula="of:=([.C772]-[.D772])^2" office:value-type="float" office:value="0.0000000135431261981659" calcext:value-type="float">
            <text:p>1.354312619816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cient</text:p>
          </table:table-cell>
          <table:table-cell office:value-type="float" office:value="380" calcext:value-type="float">
            <text:p>380</text:p>
          </table:table-cell>
          <table:table-cell table:formula="of:=([.B773]/[.$F$1])" office:value-type="float" office:value="0.000210562828900524" calcext:value-type="float">
            <text:p>0.000210562828901</text:p>
          </table:table-cell>
          <table:table-cell table:formula="of:=([.$S$11]/([.E773]+[.$T$11])^[.$U$11])" office:value-type="float" office:value="0.000327128904836689" calcext:value-type="float">
            <text:p>0.000327128904837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D773]^2" office:value-type="float" office:value="0.000000107013320379652" calcext:value-type="float">
            <text:p>1.07013320379652E-07</text:p>
          </table:table-cell>
          <table:table-cell table:formula="of:=([.C773]-[.D773])^2" office:value-type="float" office:value="0.0000000135876500591559" calcext:value-type="float">
            <text:p>1.358765005915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nts</text:p>
          </table:table-cell>
          <table:table-cell office:value-type="float" office:value="380" calcext:value-type="float">
            <text:p>380</text:p>
          </table:table-cell>
          <table:table-cell table:formula="of:=([.B774]/[.$F$1])" office:value-type="float" office:value="0.000210562828900524" calcext:value-type="float">
            <text:p>0.000210562828901</text:p>
          </table:table-cell>
          <table:table-cell table:formula="of:=([.$S$11]/([.E774]+[.$T$11])^[.$U$11])" office:value-type="float" office:value="0.000326766799024996" calcext:value-type="float">
            <text:p>0.000326766799025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D774]^2" office:value-type="float" office:value="0.000000106776540945042" calcext:value-type="float">
            <text:p>1.06776540945042E-07</text:p>
          </table:table-cell>
          <table:table-cell table:formula="of:=([.C774]-[.D774])^2" office:value-type="float" office:value="0.0000000135033626726892" calcext:value-type="float">
            <text:p>1.350336267268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ace</text:p>
          </table:table-cell>
          <table:table-cell office:value-type="float" office:value="379" calcext:value-type="float">
            <text:p>379</text:p>
          </table:table-cell>
          <table:table-cell table:formula="of:=([.B775]/[.$F$1])" office:value-type="float" office:value="0.000210008716192891" calcext:value-type="float">
            <text:p>0.000210008716193</text:p>
          </table:table-cell>
          <table:table-cell table:formula="of:=([.$S$11]/([.E775]+[.$T$11])^[.$U$11])" office:value-type="float" office:value="0.000326405558994089" calcext:value-type="float">
            <text:p>0.000326405558994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D775]^2" office:value-type="float" office:value="0.000000106540588942244" calcext:value-type="float">
            <text:p>1.06540588942244E-07</text:p>
          </table:table-cell>
          <table:table-cell table:formula="of:=([.C775]-[.D775])^2" office:value-type="float" office:value="0.0000000135482250140867" calcext:value-type="float">
            <text:p>1.354822501408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gure</text:p>
          </table:table-cell>
          <table:table-cell office:value-type="float" office:value="378" calcext:value-type="float">
            <text:p>378</text:p>
          </table:table-cell>
          <table:table-cell table:formula="of:=([.B776]/[.$F$1])" office:value-type="float" office:value="0.000209454603485258" calcext:value-type="float">
            <text:p>0.000209454603485</text:p>
          </table:table-cell>
          <table:table-cell table:formula="of:=([.$S$11]/([.E776]+[.$T$11])^[.$U$11])" office:value-type="float" office:value="0.000326045181565077" calcext:value-type="float">
            <text:p>0.000326045181565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D776]^2" office:value-type="float" office:value="0.000000106305460421804" calcext:value-type="float">
            <text:p>1.06305460421804E-07</text:p>
          </table:table-cell>
          <table:table-cell table:formula="of:=([.C776]-[.D776])^2" office:value-type="float" office:value="0.0000000135933628969863" calcext:value-type="float">
            <text:p>1.359336289698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rew</text:p>
          </table:table-cell>
          <table:table-cell office:value-type="float" office:value="377" calcext:value-type="float">
            <text:p>377</text:p>
          </table:table-cell>
          <table:table-cell table:formula="of:=([.B777]/[.$F$1])" office:value-type="float" office:value="0.000208900490777625" calcext:value-type="float">
            <text:p>0.000208900490778</text:p>
          </table:table-cell>
          <table:table-cell table:formula="of:=([.$S$11]/([.E777]+[.$T$11])^[.$U$11])" office:value-type="float" office:value="0.000325685663574803" calcext:value-type="float">
            <text:p>0.000325685663575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D777]^2" office:value-type="float" office:value="0.00000010607115145816" calcext:value-type="float">
            <text:p>1.0607115145816E-07</text:p>
          </table:table-cell>
          <table:table-cell table:formula="of:=([.C777]-[.D777])^2" office:value-type="float" office:value="0.0000000136387765852667" calcext:value-type="float">
            <text:p>1.3638776585266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ill</text:p>
          </table:table-cell>
          <table:table-cell office:value-type="float" office:value="377" calcext:value-type="float">
            <text:p>377</text:p>
          </table:table-cell>
          <table:table-cell table:formula="of:=([.B778]/[.$F$1])" office:value-type="float" office:value="0.000208900490777625" calcext:value-type="float">
            <text:p>0.000208900490778</text:p>
          </table:table-cell>
          <table:table-cell table:formula="of:=([.$S$11]/([.E778]+[.$T$11])^[.$U$11])" office:value-type="float" office:value="0.000325327001875744" calcext:value-type="float">
            <text:p>0.000325327001876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[.D778]^2" office:value-type="float" office:value="0.00000010583765814946" calcext:value-type="float">
            <text:p>1.0583765814946E-07</text:p>
          </table:table-cell>
          <table:table-cell table:formula="of:=([.C778]-[.D778])^2" office:value-type="float" office:value="0.0000000135551324864804" calcext:value-type="float">
            <text:p>1.355513248648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il</text:p>
          </table:table-cell>
          <table:table-cell office:value-type="float" office:value="376" calcext:value-type="float">
            <text:p>376</text:p>
          </table:table-cell>
          <table:table-cell table:formula="of:=([.B779]/[.$F$1])" office:value-type="float" office:value="0.000208346378069992" calcext:value-type="float">
            <text:p>0.00020834637807</text:p>
          </table:table-cell>
          <table:table-cell table:formula="of:=([.$S$11]/([.E779]+[.$T$11])^[.$U$11])" office:value-type="float" office:value="0.000324969193335915" calcext:value-type="float">
            <text:p>0.000324969193336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D779]^2" office:value-type="float" office:value="0.000000105604976617395" calcext:value-type="float">
            <text:p>1.05604976617395E-07</text:p>
          </table:table-cell>
          <table:table-cell table:formula="of:=([.C779]-[.D779])^2" office:value-type="float" office:value="0.0000000136008810405496" calcext:value-type="float">
            <text:p>1.3600881040549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ssession</text:p>
          </table:table-cell>
          <table:table-cell office:value-type="float" office:value="376" calcext:value-type="float">
            <text:p>376</text:p>
          </table:table-cell>
          <table:table-cell table:formula="of:=([.B780]/[.$F$1])" office:value-type="float" office:value="0.000208346378069992" calcext:value-type="float">
            <text:p>0.00020834637807</text:p>
          </table:table-cell>
          <table:table-cell table:formula="of:=([.$S$11]/([.E780]+[.$T$11])^[.$U$11])" office:value-type="float" office:value="0.000324612234838772" calcext:value-type="float">
            <text:p>0.000324612234839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[.D780]^2" office:value-type="float" office:value="0.000000105373103007022" calcext:value-type="float">
            <text:p>1.05373103007022E-07</text:p>
          </table:table-cell>
          <table:table-cell table:formula="of:=([.C780]-[.D780])^2" office:value-type="float" office:value="0.0000000135177494501785" calcext:value-type="float">
            <text:p>1.351774945017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fectly</text:p>
          </table:table-cell>
          <table:table-cell office:value-type="float" office:value="376" calcext:value-type="float">
            <text:p>376</text:p>
          </table:table-cell>
          <table:table-cell table:formula="of:=([.B781]/[.$F$1])" office:value-type="float" office:value="0.000208346378069992" calcext:value-type="float">
            <text:p>0.00020834637807</text:p>
          </table:table-cell>
          <table:table-cell table:formula="of:=([.$S$11]/([.E781]+[.$T$11])^[.$U$11])" office:value-type="float" office:value="0.000324256123283118" calcext:value-type="float">
            <text:p>0.00032425612328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[.D781]^2" office:value-type="float" office:value="0.000000105142033486597" calcext:value-type="float">
            <text:p>1.05142033486597E-07</text:p>
          </table:table-cell>
          <table:table-cell table:formula="of:=([.C781]-[.D781])^2" office:value-type="float" office:value="0.0000000134350690353717" calcext:value-type="float">
            <text:p>1.343506903537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ppened</text:p>
          </table:table-cell>
          <table:table-cell office:value-type="float" office:value="376" calcext:value-type="float">
            <text:p>376</text:p>
          </table:table-cell>
          <table:table-cell table:formula="of:=([.B782]/[.$F$1])" office:value-type="float" office:value="0.000208346378069992" calcext:value-type="float">
            <text:p>0.00020834637807</text:p>
          </table:table-cell>
          <table:table-cell table:formula="of:=([.$S$11]/([.E782]+[.$T$11])^[.$U$11])" office:value-type="float" office:value="0.000323900855583004" calcext:value-type="float">
            <text:p>0.000323900855583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[.D782]^2" office:value-type="float" office:value="0.000000104911764247402" calcext:value-type="float">
            <text:p>1.04911764247402E-07</text:p>
          </table:table-cell>
          <table:table-cell table:formula="of:=([.C782]-[.D782])^2" office:value-type="float" office:value="0.0000000133528372733051" calcext:value-type="float">
            <text:p>1.3352837273305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nows</text:p>
          </table:table-cell>
          <table:table-cell office:value-type="float" office:value="376" calcext:value-type="float">
            <text:p>376</text:p>
          </table:table-cell>
          <table:table-cell table:formula="of:=([.B783]/[.$F$1])" office:value-type="float" office:value="0.000208346378069992" calcext:value-type="float">
            <text:p>0.00020834637807</text:p>
          </table:table-cell>
          <table:table-cell table:formula="of:=([.$S$11]/([.E783]+[.$T$11])^[.$U$11])" office:value-type="float" office:value="0.000323546428667639" calcext:value-type="float">
            <text:p>0.000323546428668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[.D783]^2" office:value-type="float" office:value="0.000000104682291503584" calcext:value-type="float">
            <text:p>1.04682291503584E-07</text:p>
          </table:table-cell>
          <table:table-cell table:formula="of:=([.C783]-[.D783])^2" office:value-type="float" office:value="0.0000000132710516577004" calcext:value-type="float">
            <text:p>1.327105165770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ccess</text:p>
          </table:table-cell>
          <table:table-cell office:value-type="float" office:value="376" calcext:value-type="float">
            <text:p>376</text:p>
          </table:table-cell>
          <table:table-cell table:formula="of:=([.B784]/[.$F$1])" office:value-type="float" office:value="0.000208346378069992" calcext:value-type="float">
            <text:p>0.00020834637807</text:p>
          </table:table-cell>
          <table:table-cell table:formula="of:=([.$S$11]/([.E784]+[.$T$11])^[.$U$11])" office:value-type="float" office:value="0.000323192839481295" calcext:value-type="float">
            <text:p>0.000323192839481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[.D784]^2" office:value-type="float" office:value="0.000000104453611491982" calcext:value-type="float">
            <text:p>1.04453611491982E-07</text:p>
          </table:table-cell>
          <table:table-cell table:formula="of:=([.C784]-[.D784])^2" office:value-type="float" office:value="0.0000000131897096986978" calcext:value-type="float">
            <text:p>1.3189709698697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clusion</text:p>
          </table:table-cell>
          <table:table-cell office:value-type="float" office:value="375" calcext:value-type="float">
            <text:p>375</text:p>
          </table:table-cell>
          <table:table-cell table:formula="of:=([.B785]/[.$F$1])" office:value-type="float" office:value="0.000207792265362359" calcext:value-type="float">
            <text:p>0.000207792265362</text:p>
          </table:table-cell>
          <table:table-cell table:formula="of:=([.$S$11]/([.E785]+[.$T$11])^[.$U$11])" office:value-type="float" office:value="0.000322840084983212" calcext:value-type="float">
            <text:p>0.000322840084983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D785]^2" office:value-type="float" office:value="0.000000104225720471968" calcext:value-type="float">
            <text:p>1.04225720471968E-07</text:p>
          </table:table-cell>
          <table:table-cell table:formula="of:=([.C785]-[.D785])^2" office:value-type="float" office:value="0.0000000132360007995123" calcext:value-type="float">
            <text:p>1.3236000799512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lass</text:p>
          </table:table-cell>
          <table:table-cell office:value-type="float" office:value="375" calcext:value-type="float">
            <text:p>375</text:p>
          </table:table-cell>
          <table:table-cell table:formula="of:=([.B786]/[.$F$1])" office:value-type="float" office:value="0.000207792265362359" calcext:value-type="float">
            <text:p>0.000207792265362</text:p>
          </table:table-cell>
          <table:table-cell table:formula="of:=([.$S$11]/([.E786]+[.$T$11])^[.$U$11])" office:value-type="float" office:value="0.00032248816214751" calcext:value-type="float">
            <text:p>0.000322488162148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D786]^2" office:value-type="float" office:value="0.000000103998614725279" calcext:value-type="float">
            <text:p>1.03998614725279E-07</text:p>
          </table:table-cell>
          <table:table-cell table:formula="of:=([.C786]-[.D786])^2" office:value-type="float" office:value="0.0000000131551487393499" calcext:value-type="float">
            <text:p>1.315514873934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ven</text:p>
          </table:table-cell>
          <table:table-cell office:value-type="float" office:value="374" calcext:value-type="float">
            <text:p>374</text:p>
          </table:table-cell>
          <table:table-cell table:formula="of:=([.B787]/[.$F$1])" office:value-type="float" office:value="0.000207238152654726" calcext:value-type="float">
            <text:p>0.000207238152655</text:p>
          </table:table-cell>
          <table:table-cell table:formula="of:=([.$S$11]/([.E787]+[.$T$11])^[.$U$11])" office:value-type="float" office:value="0.000322137067963092" calcext:value-type="float">
            <text:p>0.000322137067963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D787]^2" office:value-type="float" office:value="0.000000103772290555858" calcext:value-type="float">
            <text:p>1.03772290555858E-07</text:p>
          </table:table-cell>
          <table:table-cell table:formula="of:=([.C787]-[.D787])^2" office:value-type="float" office:value="0.000000013201760739039" calcext:value-type="float">
            <text:p>1.320176073903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kes</text:p>
          </table:table-cell>
          <table:table-cell office:value-type="float" office:value="373" calcext:value-type="float">
            <text:p>373</text:p>
          </table:table-cell>
          <table:table-cell table:formula="of:=([.B788]/[.$F$1])" office:value-type="float" office:value="0.000206684039947093" calcext:value-type="float">
            <text:p>0.000206684039947</text:p>
          </table:table-cell>
          <table:table-cell table:formula="of:=([.$S$11]/([.E788]+[.$T$11])^[.$U$11])" office:value-type="float" office:value="0.000321786799433559" calcext:value-type="float">
            <text:p>0.000321786799434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D788]^2" office:value-type="float" office:value="0.000000103546744289694" calcext:value-type="float">
            <text:p>1.03546744289694E-07</text:p>
          </table:table-cell>
          <table:table-cell table:formula="of:=([.C788]-[.D788])^2" office:value-type="float" office:value="0.0000000132486452413992" calcext:value-type="float">
            <text:p>1.324864524139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idence</text:p>
          </table:table-cell>
          <table:table-cell office:value-type="float" office:value="373" calcext:value-type="float">
            <text:p>373</text:p>
          </table:table-cell>
          <table:table-cell table:formula="of:=([.B789]/[.$F$1])" office:value-type="float" office:value="0.000206684039947093" calcext:value-type="float">
            <text:p>0.000206684039947</text:p>
          </table:table-cell>
          <table:table-cell table:formula="of:=([.$S$11]/([.E789]+[.$T$11])^[.$U$11])" office:value-type="float" office:value="0.000321437353577116" calcext:value-type="float">
            <text:p>0.000321437353577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[.D789]^2" office:value-type="float" office:value="0.00000010332197227466" calcext:value-type="float">
            <text:p>1.0332197227466E-07</text:p>
          </table:table-cell>
          <table:table-cell table:formula="of:=([.C789]-[.D789])^2" office:value-type="float" office:value="0.0000000131683229890703" calcext:value-type="float">
            <text:p>1.316832298907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mp</text:p>
          </table:table-cell>
          <table:table-cell office:value-type="float" office:value="373" calcext:value-type="float">
            <text:p>373</text:p>
          </table:table-cell>
          <table:table-cell table:formula="of:=([.B790]/[.$F$1])" office:value-type="float" office:value="0.000206684039947093" calcext:value-type="float">
            <text:p>0.000206684039947</text:p>
          </table:table-cell>
          <table:table-cell table:formula="of:=([.$S$11]/([.E790]+[.$T$11])^[.$U$11])" office:value-type="float" office:value="0.000321088727426482" calcext:value-type="float">
            <text:p>0.000321088727426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D790]^2" office:value-type="float" office:value="0.000000103097970880357" calcext:value-type="float">
            <text:p>1.03097970880357E-07</text:p>
          </table:table-cell>
          <table:table-cell table:formula="of:=([.C790]-[.D790])^2" office:value-type="float" office:value="0.0000000130884325172565" calcext:value-type="float">
            <text:p>1.3088432517256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udge</text:p>
          </table:table-cell>
          <table:table-cell office:value-type="float" office:value="373" calcext:value-type="float">
            <text:p>373</text:p>
          </table:table-cell>
          <table:table-cell table:formula="of:=([.B791]/[.$F$1])" office:value-type="float" office:value="0.000206684039947093" calcext:value-type="float">
            <text:p>0.000206684039947</text:p>
          </table:table-cell>
          <table:table-cell table:formula="of:=([.$S$11]/([.E791]+[.$T$11])^[.$U$11])" office:value-type="float" office:value="0.000320740918028804" calcext:value-type="float">
            <text:p>0.000320740918029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D791]^2" office:value-type="float" office:value="0.00000010287473649796" calcext:value-type="float">
            <text:p>1.0287473649796E-07</text:p>
          </table:table-cell>
          <table:table-cell table:formula="of:=([.C791]-[.D791])^2" office:value-type="float" office:value="0.0000000130089714377461" calcext:value-type="float">
            <text:p>1.300897143774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ew</text:p>
          </table:table-cell>
          <table:table-cell office:value-type="float" office:value="372" calcext:value-type="float">
            <text:p>372</text:p>
          </table:table-cell>
          <table:table-cell table:formula="of:=([.B792]/[.$F$1])" office:value-type="float" office:value="0.00020612992723946" calcext:value-type="float">
            <text:p>0.000206129927239</text:p>
          </table:table-cell>
          <table:table-cell table:formula="of:=([.$S$11]/([.E792]+[.$T$11])^[.$U$11])" office:value-type="float" office:value="0.000320393922445567" calcext:value-type="float">
            <text:p>0.000320393922446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D792]^2" office:value-type="float" office:value="0.000000102652265540056" calcext:value-type="float">
            <text:p>1.02652265540056E-07</text:p>
          </table:table-cell>
          <table:table-cell table:formula="of:=([.C792]-[.D792])^2" office:value-type="float" office:value="0.0000000130562606004612" calcext:value-type="float">
            <text:p>1.305626060046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eaking</text:p>
          </table:table-cell>
          <table:table-cell office:value-type="float" office:value="372" calcext:value-type="float">
            <text:p>372</text:p>
          </table:table-cell>
          <table:table-cell table:formula="of:=([.B793]/[.$F$1])" office:value-type="float" office:value="0.00020612992723946" calcext:value-type="float">
            <text:p>0.000206129927239</text:p>
          </table:table-cell>
          <table:table-cell table:formula="of:=([.$S$11]/([.E793]+[.$T$11])^[.$U$11])" office:value-type="float" office:value="0.000320047737752508" calcext:value-type="float">
            <text:p>0.000320047737753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D793]^2" office:value-type="float" office:value="0.000000102430554440498" calcext:value-type="float">
            <text:p>1.02430554440498E-07</text:p>
          </table:table-cell>
          <table:table-cell table:formula="of:=([.C793]-[.D793])^2" office:value-type="float" office:value="0.0000000129772675520866" calcext:value-type="float">
            <text:p>1.297726755208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y</text:p>
          </table:table-cell>
          <table:table-cell office:value-type="float" office:value="372" calcext:value-type="float">
            <text:p>372</text:p>
          </table:table-cell>
          <table:table-cell table:formula="of:=([.B794]/[.$F$1])" office:value-type="float" office:value="0.00020612992723946" calcext:value-type="float">
            <text:p>0.000206129927239</text:p>
          </table:table-cell>
          <table:table-cell table:formula="of:=([.$S$11]/([.E794]+[.$T$11])^[.$U$11])" office:value-type="float" office:value="0.000319702361039526" calcext:value-type="float">
            <text:p>0.00031970236104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D794]^2" office:value-type="float" office:value="0.000000102209599654248" calcext:value-type="float">
            <text:p>1.02209599654248E-07</text:p>
          </table:table-cell>
          <table:table-cell table:formula="of:=([.C794]-[.D794])^2" office:value-type="float" office:value="0.0000000128986977192703" calcext:value-type="float">
            <text:p>1.2898697719270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anny</text:p>
          </table:table-cell>
          <table:table-cell office:value-type="float" office:value="372" calcext:value-type="float">
            <text:p>372</text:p>
          </table:table-cell>
          <table:table-cell table:formula="of:=([.B795]/[.$F$1])" office:value-type="float" office:value="0.00020612992723946" calcext:value-type="float">
            <text:p>0.000206129927239</text:p>
          </table:table-cell>
          <table:table-cell table:formula="of:=([.$S$11]/([.E795]+[.$T$11])^[.$U$11])" office:value-type="float" office:value="0.000319357789410599" calcext:value-type="float">
            <text:p>0.000319357789411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D795]^2" office:value-type="float" office:value="0.000000101989397657225" calcext:value-type="float">
            <text:p>1.01989397657225E-07</text:p>
          </table:table-cell>
          <table:table-cell table:formula="of:=([.C795]-[.D795])^2" office:value-type="float" office:value="0.0000000128205487718464" calcext:value-type="float">
            <text:p>1.282054877184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agraph</text:p>
          </table:table-cell>
          <table:table-cell office:value-type="float" office:value="371" calcext:value-type="float">
            <text:p>371</text:p>
          </table:table-cell>
          <table:table-cell table:formula="of:=([.B796]/[.$F$1])" office:value-type="float" office:value="0.000205575814531827" calcext:value-type="float">
            <text:p>0.000205575814532</text:p>
          </table:table-cell>
          <table:table-cell table:formula="of:=([.$S$11]/([.E796]+[.$T$11])^[.$U$11])" office:value-type="float" office:value="0.000319014019983696" calcext:value-type="float">
            <text:p>0.000319014019984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D796]^2" office:value-type="float" office:value="0.000000101769944946158" calcext:value-type="float">
            <text:p>1.01769944946158E-07</text:p>
          </table:table-cell>
          <table:table-cell table:formula="of:=([.C796]-[.D796])^2" office:value-type="float" office:value="0.0000000128682264561404" calcext:value-type="float">
            <text:p>1.2868226456140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ptain</text:p>
          </table:table-cell>
          <table:table-cell office:value-type="float" office:value="371" calcext:value-type="float">
            <text:p>371</text:p>
          </table:table-cell>
          <table:table-cell table:formula="of:=([.B797]/[.$F$1])" office:value-type="float" office:value="0.000205575814531827" calcext:value-type="float">
            <text:p>0.000205575814532</text:p>
          </table:table-cell>
          <table:table-cell table:formula="of:=([.$S$11]/([.E797]+[.$T$11])^[.$U$11])" office:value-type="float" office:value="0.000318671049890695" calcext:value-type="float">
            <text:p>0.000318671049891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[.D797]^2" office:value-type="float" office:value="0.000000101551238038438" calcext:value-type="float">
            <text:p>1.01551238038438E-07</text:p>
          </table:table-cell>
          <table:table-cell table:formula="of:=([.C797]-[.D797])^2" office:value-type="float" office:value="0.0000000127905322608776" calcext:value-type="float">
            <text:p>1.279053226087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nd</text:p>
          </table:table-cell>
          <table:table-cell office:value-type="float" office:value="370" calcext:value-type="float">
            <text:p>370</text:p>
          </table:table-cell>
          <table:table-cell table:formula="of:=([.B798]/[.$F$1])" office:value-type="float" office:value="0.000205021701824194" calcext:value-type="float">
            <text:p>0.000205021701824</text:p>
          </table:table-cell>
          <table:table-cell table:formula="of:=([.$S$11]/([.E798]+[.$T$11])^[.$U$11])" office:value-type="float" office:value="0.000318328876277293" calcext:value-type="float">
            <text:p>0.000318328876277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D798]^2" office:value-type="float" office:value="0.000000101333273471964" calcext:value-type="float">
            <text:p>1.01333273471964E-07</text:p>
          </table:table-cell>
          <table:table-cell table:formula="of:=([.C798]-[.D798])^2" office:value-type="float" office:value="0.0000000128385157825449" calcext:value-type="float">
            <text:p>1.283851578254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ully</text:p>
          </table:table-cell>
          <table:table-cell office:value-type="float" office:value="370" calcext:value-type="float">
            <text:p>370</text:p>
          </table:table-cell>
          <table:table-cell table:formula="of:=([.B799]/[.$F$1])" office:value-type="float" office:value="0.000205021701824194" calcext:value-type="float">
            <text:p>0.000205021701824</text:p>
          </table:table-cell>
          <table:table-cell table:formula="of:=([.$S$11]/([.E799]+[.$T$11])^[.$U$11])" office:value-type="float" office:value="0.00031798749630293" calcext:value-type="float">
            <text:p>0.000317987496303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D799]^2" office:value-type="float" office:value="0.000000101116047805006" calcext:value-type="float">
            <text:p>1.01116047805006E-07</text:p>
          </table:table-cell>
          <table:table-cell table:formula="of:=([.C799]-[.D799])^2" office:value-type="float" office:value="0.0000000127612707222119" calcext:value-type="float">
            <text:p>1.2761270722211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ee</text:p>
          </table:table-cell>
          <table:table-cell office:value-type="float" office:value="370" calcext:value-type="float">
            <text:p>370</text:p>
          </table:table-cell>
          <table:table-cell table:formula="of:=([.B800]/[.$F$1])" office:value-type="float" office:value="0.000205021701824194" calcext:value-type="float">
            <text:p>0.000205021701824</text:p>
          </table:table-cell>
          <table:table-cell table:formula="of:=([.$S$11]/([.E800]+[.$T$11])^[.$U$11])" office:value-type="float" office:value="0.000317646907140699" calcext:value-type="float">
            <text:p>0.000317646907141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D800]^2" office:value-type="float" office:value="0.000000100899557616052" calcext:value-type="float">
            <text:p>1.00899557616052E-07</text:p>
          </table:table-cell>
          <table:table-cell table:formula="of:=([.C800]-[.D800])^2" office:value-type="float" office:value="0.0000000126844368725848" calcext:value-type="float">
            <text:p>1.268443687258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ve</text:p>
          </table:table-cell>
          <table:table-cell office:value-type="float" office:value="370" calcext:value-type="float">
            <text:p>370</text:p>
          </table:table-cell>
          <table:table-cell table:formula="of:=([.B801]/[.$F$1])" office:value-type="float" office:value="0.000205021701824194" calcext:value-type="float">
            <text:p>0.000205021701824</text:p>
          </table:table-cell>
          <table:table-cell table:formula="of:=([.$S$11]/([.E801]+[.$T$11])^[.$U$11])" office:value-type="float" office:value="0.000317307105977267" calcext:value-type="float">
            <text:p>0.000317307105977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801]^2" office:value-type="float" office:value="0.000000100683799503668" calcext:value-type="float">
            <text:p>1.00683799503668E-07</text:p>
          </table:table-cell>
          <table:table-cell table:formula="of:=([.C801]-[.D801])^2" office:value-type="float" office:value="0.0000000126080119858188" calcext:value-type="float">
            <text:p>1.260801198581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ree</text:p>
          </table:table-cell>
          <table:table-cell office:value-type="float" office:value="369" calcext:value-type="float">
            <text:p>369</text:p>
          </table:table-cell>
          <table:table-cell table:formula="of:=([.B802]/[.$F$1])" office:value-type="float" office:value="0.000204467589116561" calcext:value-type="float">
            <text:p>0.000204467589117</text:p>
          </table:table-cell>
          <table:table-cell table:formula="of:=([.$S$11]/([.E802]+[.$T$11])^[.$U$11])" office:value-type="float" office:value="0.000316968090012792" calcext:value-type="float">
            <text:p>0.000316968090013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D802]^2" office:value-type="float" office:value="0.000000100468770086357" calcext:value-type="float">
            <text:p>1.00468770086357E-07</text:p>
          </table:table-cell>
          <table:table-cell table:formula="of:=([.C802]-[.D802])^2" office:value-type="float" office:value="0.0000000126563627019027" calcext:value-type="float">
            <text:p>1.2656362701902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idge</text:p>
          </table:table-cell>
          <table:table-cell office:value-type="float" office:value="368" calcext:value-type="float">
            <text:p>368</text:p>
          </table:table-cell>
          <table:table-cell table:formula="of:=([.B803]/[.$F$1])" office:value-type="float" office:value="0.000203913476408929" calcext:value-type="float">
            <text:p>0.000203913476409</text:p>
          </table:table-cell>
          <table:table-cell table:formula="of:=([.$S$11]/([.E803]+[.$T$11])^[.$U$11])" office:value-type="float" office:value="0.000316629856460842" calcext:value-type="float">
            <text:p>0.000316629856461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[.D803]^2" office:value-type="float" office:value="0.000000100254466002413" calcext:value-type="float">
            <text:p>1.00254466002413E-07</text:p>
          </table:table-cell>
          <table:table-cell table:formula="of:=([.C803]-[.D803])^2" office:value-type="float" office:value="0.0000000127049823320074" calcext:value-type="float">
            <text:p>1.270498233200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und</text:p>
          </table:table-cell>
          <table:table-cell office:value-type="float" office:value="368" calcext:value-type="float">
            <text:p>368</text:p>
          </table:table-cell>
          <table:table-cell table:formula="of:=([.B804]/[.$F$1])" office:value-type="float" office:value="0.000203913476408929" calcext:value-type="float">
            <text:p>0.000203913476409</text:p>
          </table:table-cell>
          <table:table-cell table:formula="of:=([.$S$11]/([.E804]+[.$T$11])^[.$U$11])" office:value-type="float" office:value="0.000316292402548314" calcext:value-type="float">
            <text:p>0.000316292402548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[.D804]^2" office:value-type="float" office:value="0.000000100040883909785" calcext:value-type="float">
            <text:p>1.00040883909785E-07</text:p>
          </table:table-cell>
          <table:table-cell table:formula="of:=([.C804]-[.D804])^2" office:value-type="float" office:value="0.0000000126290230402415" calcext:value-type="float">
            <text:p>1.2629023040241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usband</text:p>
          </table:table-cell>
          <table:table-cell office:value-type="float" office:value="366" calcext:value-type="float">
            <text:p>366</text:p>
          </table:table-cell>
          <table:table-cell table:formula="of:=([.B805]/[.$F$1])" office:value-type="float" office:value="0.000202805250993663" calcext:value-type="float">
            <text:p>0.000202805250994</text:p>
          </table:table-cell>
          <table:table-cell table:formula="of:=([.$S$11]/([.E805]+[.$T$11])^[.$U$11])" office:value-type="float" office:value="0.000315955725515355" calcext:value-type="float">
            <text:p>0.000315955725515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D805]^2" office:value-type="float" office:value="0.0000000998280204859341" calcext:value-type="float">
            <text:p>9.98280204859341E-08</text:p>
          </table:table-cell>
          <table:table-cell table:formula="of:=([.C805]-[.D805])^2" office:value-type="float" office:value="0.0000000128030298844841" calcext:value-type="float">
            <text:p>1.280302988448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ample</text:p>
          </table:table-cell>
          <table:table-cell office:value-type="float" office:value="366" calcext:value-type="float">
            <text:p>366</text:p>
          </table:table-cell>
          <table:table-cell table:formula="of:=([.B806]/[.$F$1])" office:value-type="float" office:value="0.000202805250993663" calcext:value-type="float">
            <text:p>0.000202805250994</text:p>
          </table:table-cell>
          <table:table-cell table:formula="of:=([.$S$11]/([.E806]+[.$T$11])^[.$U$11])" office:value-type="float" office:value="0.000315619822615278" calcext:value-type="float">
            <text:p>0.000315619822615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D806]^2" office:value-type="float" office:value="0.0000000996158724276997" calcext:value-type="float">
            <text:p>9.96158724276997E-08</text:p>
          </table:table-cell>
          <table:table-cell table:formula="of:=([.C806]-[.D806])^2" office:value-type="float" office:value="0.0000000127271275701686" calcext:value-type="float">
            <text:p>1.272712757016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p</text:p>
          </table:table-cell>
          <table:table-cell office:value-type="float" office:value="366" calcext:value-type="float">
            <text:p>366</text:p>
          </table:table-cell>
          <table:table-cell table:formula="of:=([.B807]/[.$F$1])" office:value-type="float" office:value="0.000202805250993663" calcext:value-type="float">
            <text:p>0.000202805250994</text:p>
          </table:table-cell>
          <table:table-cell table:formula="of:=([.$S$11]/([.E807]+[.$T$11])^[.$U$11])" office:value-type="float" office:value="0.000315284691114491" calcext:value-type="float">
            <text:p>0.000315284691114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D807]^2" office:value-type="float" office:value="0.0000000994044364511598" calcext:value-type="float">
            <text:p>9.94044364511598E-08</text:p>
          </table:table-cell>
          <table:table-cell table:formula="of:=([.C807]-[.D807])^2" office:value-type="float" office:value="0.0000000126516244498949" calcext:value-type="float">
            <text:p>1.2651624449894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de</text:p>
          </table:table-cell>
          <table:table-cell office:value-type="float" office:value="366" calcext:value-type="float">
            <text:p>366</text:p>
          </table:table-cell>
          <table:table-cell table:formula="of:=([.B808]/[.$F$1])" office:value-type="float" office:value="0.000202805250993663" calcext:value-type="float">
            <text:p>0.000202805250994</text:p>
          </table:table-cell>
          <table:table-cell table:formula="of:=([.$S$11]/([.E808]+[.$T$11])^[.$U$11])" office:value-type="float" office:value="0.000314950328292409" calcext:value-type="float">
            <text:p>0.000314950328292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D808]^2" office:value-type="float" office:value="0.0000000991937092914963" calcext:value-type="float">
            <text:p>9.91937092914963E-08</text:p>
          </table:table-cell>
          <table:table-cell table:formula="of:=([.C808]-[.D808])^2" office:value-type="float" office:value="0.0000000125765183623418" calcext:value-type="float">
            <text:p>1.257651836234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ecial</text:p>
          </table:table-cell>
          <table:table-cell office:value-type="float" office:value="365" calcext:value-type="float">
            <text:p>365</text:p>
          </table:table-cell>
          <table:table-cell table:formula="of:=([.B809]/[.$F$1])" office:value-type="float" office:value="0.00020225113828603" calcext:value-type="float">
            <text:p>0.000202251138286</text:p>
          </table:table-cell>
          <table:table-cell table:formula="of:=([.$S$11]/([.E809]+[.$T$11])^[.$U$11])" office:value-type="float" office:value="0.000314616731441385" calcext:value-type="float">
            <text:p>0.000314616731441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D809]^2" office:value-type="float" office:value="0.0000000989836877028605" calcext:value-type="float">
            <text:p>9.89836877028605E-08</text:p>
          </table:table-cell>
          <table:table-cell table:formula="of:=([.C809]-[.D809])^2" office:value-type="float" office:value="0.0000000126260265251548" calcext:value-type="float">
            <text:p>1.262602652515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ot</text:p>
          </table:table-cell>
          <table:table-cell office:value-type="float" office:value="365" calcext:value-type="float">
            <text:p>365</text:p>
          </table:table-cell>
          <table:table-cell table:formula="of:=([.B810]/[.$F$1])" office:value-type="float" office:value="0.00020225113828603" calcext:value-type="float">
            <text:p>0.000202251138286</text:p>
          </table:table-cell>
          <table:table-cell table:formula="of:=([.$S$11]/([.E810]+[.$T$11])^[.$U$11])" office:value-type="float" office:value="0.000314283897866626" calcext:value-type="float">
            <text:p>0.000314283897867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D810]^2" office:value-type="float" office:value="0.0000000987743684582398" calcext:value-type="float">
            <text:p>9.87743684582398E-08</text:p>
          </table:table-cell>
          <table:table-cell table:formula="of:=([.C810]-[.D810])^2" office:value-type="float" office:value="0.0000000125513392192437" calcext:value-type="float">
            <text:p>1.255133921924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easure</text:p>
          </table:table-cell>
          <table:table-cell office:value-type="float" office:value="365" calcext:value-type="float">
            <text:p>365</text:p>
          </table:table-cell>
          <table:table-cell table:formula="of:=([.B811]/[.$F$1])" office:value-type="float" office:value="0.00020225113828603" calcext:value-type="float">
            <text:p>0.000202251138286</text:p>
          </table:table-cell>
          <table:table-cell table:formula="of:=([.$S$11]/([.E811]+[.$T$11])^[.$U$11])" office:value-type="float" office:value="0.00031395182488612" calcext:value-type="float">
            <text:p>0.000313951824886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D811]^2" office:value-type="float" office:value="0.0000000985657483493249" calcext:value-type="float">
            <text:p>9.85657483493249E-08</text:p>
          </table:table-cell>
          <table:table-cell table:formula="of:=([.C811]-[.D811])^2" office:value-type="float" office:value="0.0000000124770433869316" calcext:value-type="float">
            <text:p>1.247704338693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ossed</text:p>
          </table:table-cell>
          <table:table-cell office:value-type="float" office:value="365" calcext:value-type="float">
            <text:p>365</text:p>
          </table:table-cell>
          <table:table-cell table:formula="of:=([.B812]/[.$F$1])" office:value-type="float" office:value="0.00020225113828603" calcext:value-type="float">
            <text:p>0.000202251138286</text:p>
          </table:table-cell>
          <table:table-cell table:formula="of:=([.$S$11]/([.E812]+[.$T$11])^[.$U$11])" office:value-type="float" office:value="0.000313620509830558" calcext:value-type="float">
            <text:p>0.000313620509831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D812]^2" office:value-type="float" office:value="0.0000000983578241863792" calcext:value-type="float">
            <text:p>9.83578241863792E-08</text:p>
          </table:table-cell>
          <table:table-cell table:formula="of:=([.C812]-[.D812])^2" office:value-type="float" office:value="0.0000000124031369182232" calcext:value-type="float">
            <text:p>1.240313691822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y</text:p>
          </table:table-cell>
          <table:table-cell office:value-type="float" office:value="364" calcext:value-type="float">
            <text:p>364</text:p>
          </table:table-cell>
          <table:table-cell table:formula="of:=([.B813]/[.$F$1])" office:value-type="float" office:value="0.000201697025578397" calcext:value-type="float">
            <text:p>0.000201697025578</text:p>
          </table:table-cell>
          <table:table-cell table:formula="of:=([.$S$11]/([.E813]+[.$T$11])^[.$U$11])" office:value-type="float" office:value="0.00031328995004326" calcext:value-type="float">
            <text:p>0.000313289950043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[.D813]^2" office:value-type="float" office:value="0.0000000981505927981083" calcext:value-type="float">
            <text:p>9.81505927981083E-08</text:p>
          </table:table-cell>
          <table:table-cell table:formula="of:=([.C813]-[.D813])^2" office:value-type="float" office:value="0.0000000124529807906207" calcext:value-type="float">
            <text:p>1.2452980790620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n's</text:p>
          </table:table-cell>
          <table:table-cell office:value-type="float" office:value="364" calcext:value-type="float">
            <text:p>364</text:p>
          </table:table-cell>
          <table:table-cell table:formula="of:=([.B814]/[.$F$1])" office:value-type="float" office:value="0.000201697025578397" calcext:value-type="float">
            <text:p>0.000201697025578</text:p>
          </table:table-cell>
          <table:table-cell table:formula="of:=([.$S$11]/([.E814]+[.$T$11])^[.$U$11])" office:value-type="float" office:value="0.000312960142880097" calcext:value-type="float">
            <text:p>0.00031296014288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D814]^2" office:value-type="float" office:value="0.0000000979440510315308" calcext:value-type="float">
            <text:p>9.79440510315308E-08</text:p>
          </table:table-cell>
          <table:table-cell table:formula="of:=([.C814]-[.D814])^2" office:value-type="float" office:value="0.000000012379481271692" calcext:value-type="float">
            <text:p>1.23794812716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at</text:p>
          </table:table-cell>
          <table:table-cell office:value-type="float" office:value="364" calcext:value-type="float">
            <text:p>364</text:p>
          </table:table-cell>
          <table:table-cell table:formula="of:=([.B815]/[.$F$1])" office:value-type="float" office:value="0.000201697025578397" calcext:value-type="float">
            <text:p>0.000201697025578</text:p>
          </table:table-cell>
          <table:table-cell table:formula="of:=([.$S$11]/([.E815]+[.$T$11])^[.$U$11])" office:value-type="float" office:value="0.000312631085709421" calcext:value-type="float">
            <text:p>0.000312631085709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D815]^2" office:value-type="float" office:value="0.0000000977381957518511" calcext:value-type="float">
            <text:p>9.77381957518511E-08</text:p>
          </table:table-cell>
          <table:table-cell table:formula="of:=([.C815]-[.D815])^2" office:value-type="float" office:value="0.0000000123063656971536" calcext:value-type="float">
            <text:p>1.230636569715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ligion</text:p>
          </table:table-cell>
          <table:table-cell office:value-type="float" office:value="364" calcext:value-type="float">
            <text:p>364</text:p>
          </table:table-cell>
          <table:table-cell table:formula="of:=([.B816]/[.$F$1])" office:value-type="float" office:value="0.000201697025578397" calcext:value-type="float">
            <text:p>0.000201697025578</text:p>
          </table:table-cell>
          <table:table-cell table:formula="of:=([.$S$11]/([.E816]+[.$T$11])^[.$U$11])" office:value-type="float" office:value="0.000312302775911985" calcext:value-type="float">
            <text:p>0.00031230277591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D816]^2" office:value-type="float" office:value="0.0000000975330238423313" calcext:value-type="float">
            <text:p>9.75330238423313E-08</text:p>
          </table:table-cell>
          <table:table-cell table:formula="of:=([.C816]-[.D816])^2" office:value-type="float" office:value="0.000000012233632006856" calcext:value-type="float">
            <text:p>1.22336320068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cience</text:p>
          </table:table-cell>
          <table:table-cell office:value-type="float" office:value="361" calcext:value-type="float">
            <text:p>361</text:p>
          </table:table-cell>
          <table:table-cell table:formula="of:=([.B817]/[.$F$1])" office:value-type="float" office:value="0.000200034687455498" calcext:value-type="float">
            <text:p>0.000200034687455</text:p>
          </table:table-cell>
          <table:table-cell table:formula="of:=([.$S$11]/([.E817]+[.$T$11])^[.$U$11])" office:value-type="float" office:value="0.000311975210880875" calcext:value-type="float">
            <text:p>0.000311975210881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D817]^2" office:value-type="float" office:value="0.0000000973285322041661" calcext:value-type="float">
            <text:p>9.73285322041661E-08</text:p>
          </table:table-cell>
          <table:table-cell table:formula="of:=([.C817]-[.D817])^2" office:value-type="float" office:value="0.0000000125306807847473" calcext:value-type="float">
            <text:p>1.253068078474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oks</text:p>
          </table:table-cell>
          <table:table-cell office:value-type="float" office:value="360" calcext:value-type="float">
            <text:p>360</text:p>
          </table:table-cell>
          <table:table-cell table:formula="of:=([.B818]/[.$F$1])" office:value-type="float" office:value="0.000199480574747865" calcext:value-type="float">
            <text:p>0.000199480574748</text:p>
          </table:table-cell>
          <table:table-cell table:formula="of:=([.$S$11]/([.E818]+[.$T$11])^[.$U$11])" office:value-type="float" office:value="0.000311648388021433" calcext:value-type="float">
            <text:p>0.000311648388021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[.D818]^2" office:value-type="float" office:value="0.0000000971247177563578" calcext:value-type="float">
            <text:p>9.71247177563578E-08</text:p>
          </table:table-cell>
          <table:table-cell table:formula="of:=([.C818]-[.D818])^2" office:value-type="float" office:value="0.0000000125816183345741" calcext:value-type="float">
            <text:p>1.258161833457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fference</text:p>
          </table:table-cell>
          <table:table-cell office:value-type="float" office:value="360" calcext:value-type="float">
            <text:p>360</text:p>
          </table:table-cell>
          <table:table-cell table:formula="of:=([.B819]/[.$F$1])" office:value-type="float" office:value="0.000199480574747865" calcext:value-type="float">
            <text:p>0.000199480574748</text:p>
          </table:table-cell>
          <table:table-cell table:formula="of:=([.$S$11]/([.E819]+[.$T$11])^[.$U$11])" office:value-type="float" office:value="0.000311322304751189" calcext:value-type="float">
            <text:p>0.000311322304751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D819]^2" office:value-type="float" office:value="0.0000000969215774355921" calcext:value-type="float">
            <text:p>9.69215774355921E-08</text:p>
          </table:table-cell>
          <table:table-cell table:formula="of:=([.C819]-[.D819])^2" office:value-type="float" office:value="0.0000000125085725701364" calcext:value-type="float">
            <text:p>1.250857257013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fterwards</text:p>
          </table:table-cell>
          <table:table-cell office:value-type="float" office:value="360" calcext:value-type="float">
            <text:p>360</text:p>
          </table:table-cell>
          <table:table-cell table:formula="of:=([.B820]/[.$F$1])" office:value-type="float" office:value="0.000199480574747865" calcext:value-type="float">
            <text:p>0.000199480574748</text:p>
          </table:table-cell>
          <table:table-cell table:formula="of:=([.$S$11]/([.E820]+[.$T$11])^[.$U$11])" office:value-type="float" office:value="0.000310996958499783" calcext:value-type="float">
            <text:p>0.000310996958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D820]^2" office:value-type="float" office:value="0.0000000967191081961156" calcext:value-type="float">
            <text:p>9.67191081961156E-08</text:p>
          </table:table-cell>
          <table:table-cell table:formula="of:=([.C820]-[.D820])^2" office:value-type="float" office:value="0.000000012435903845105" calcext:value-type="float">
            <text:p>1.243590384510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riting</text:p>
          </table:table-cell>
          <table:table-cell office:value-type="float" office:value="360" calcext:value-type="float">
            <text:p>360</text:p>
          </table:table-cell>
          <table:table-cell table:formula="of:=([.B821]/[.$F$1])" office:value-type="float" office:value="0.000199480574747865" calcext:value-type="float">
            <text:p>0.000199480574748</text:p>
          </table:table-cell>
          <table:table-cell table:formula="of:=([.$S$11]/([.E821]+[.$T$11])^[.$U$11])" office:value-type="float" office:value="0.000310672346708898" calcext:value-type="float">
            <text:p>0.000310672346709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[.D821]^2" office:value-type="float" office:value="0.0000000965173070096138" calcext:value-type="float">
            <text:p>9.65173070096138E-08</text:p>
          </table:table-cell>
          <table:table-cell table:formula="of:=([.C821]-[.D821])^2" office:value-type="float" office:value="0.0000000123636101518344" calcext:value-type="float">
            <text:p>1.236361015183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lence</text:p>
          </table:table-cell>
          <table:table-cell office:value-type="float" office:value="359" calcext:value-type="float">
            <text:p>359</text:p>
          </table:table-cell>
          <table:table-cell table:formula="of:=([.B822]/[.$F$1])" office:value-type="float" office:value="0.000198926462040232" calcext:value-type="float">
            <text:p>0.00019892646204</text:p>
          </table:table-cell>
          <table:table-cell table:formula="of:=([.$S$11]/([.E822]+[.$T$11])^[.$U$11])" office:value-type="float" office:value="0.000310348466832189" calcext:value-type="float">
            <text:p>0.000310348466832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D822]^2" office:value-type="float" office:value="0.0000000963161708650902" calcext:value-type="float">
            <text:p>9.63161708650902E-08</text:p>
          </table:table-cell>
          <table:table-cell table:formula="of:=([.C822]-[.D822])^2" office:value-type="float" office:value="0.0000000124148631518589" calcext:value-type="float">
            <text:p>1.241486315185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nce</text:p>
          </table:table-cell>
          <table:table-cell office:value-type="float" office:value="359" calcext:value-type="float">
            <text:p>359</text:p>
          </table:table-cell>
          <table:table-cell table:formula="of:=([.B823]/[.$F$1])" office:value-type="float" office:value="0.000198926462040232" calcext:value-type="float">
            <text:p>0.00019892646204</text:p>
          </table:table-cell>
          <table:table-cell table:formula="of:=([.$S$11]/([.E823]+[.$T$11])^[.$U$11])" office:value-type="float" office:value="0.000310025316335209" calcext:value-type="float">
            <text:p>0.000310025316335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D823]^2" office:value-type="float" office:value="0.0000000961156967687465" calcext:value-type="float">
            <text:p>9.61156967687465E-08</text:p>
          </table:table-cell>
          <table:table-cell table:formula="of:=([.C823]-[.D823])^2" office:value-type="float" office:value="0.0000000123429554256566" calcext:value-type="float">
            <text:p>1.234295542565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nths</text:p>
          </table:table-cell>
          <table:table-cell office:value-type="float" office:value="358" calcext:value-type="float">
            <text:p>358</text:p>
          </table:table-cell>
          <table:table-cell table:formula="of:=([.B824]/[.$F$1])" office:value-type="float" office:value="0.000198372349332599" calcext:value-type="float">
            <text:p>0.000198372349333</text:p>
          </table:table-cell>
          <table:table-cell table:formula="of:=([.$S$11]/([.E824]+[.$T$11])^[.$U$11])" office:value-type="float" office:value="0.000309702892695344" calcext:value-type="float">
            <text:p>0.000309702892695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[.D824]^2" office:value-type="float" office:value="0.0000000959158817438638" calcext:value-type="float">
            <text:p>9.59158817438638E-08</text:p>
          </table:table-cell>
          <table:table-cell table:formula="of:=([.C824]-[.D824])^2" office:value-type="float" office:value="0.0000000123944898854441" calcext:value-type="float">
            <text:p>1.2394489885444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loor</text:p>
          </table:table-cell>
          <table:table-cell office:value-type="float" office:value="358" calcext:value-type="float">
            <text:p>358</text:p>
          </table:table-cell>
          <table:table-cell table:formula="of:=([.B825]/[.$F$1])" office:value-type="float" office:value="0.000198372349332599" calcext:value-type="float">
            <text:p>0.000198372349333</text:p>
          </table:table-cell>
          <table:table-cell table:formula="of:=([.$S$11]/([.E825]+[.$T$11])^[.$U$11])" office:value-type="float" office:value="0.000309381193401739" calcext:value-type="float">
            <text:p>0.000309381193402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D825]^2" office:value-type="float" office:value="0.0000000957167228306845" calcext:value-type="float">
            <text:p>9.57167228306845E-08</text:p>
          </table:table-cell>
          <table:table-cell table:formula="of:=([.C825]-[.D825])^2" office:value-type="float" office:value="0.0000000123229634615668" calcext:value-type="float">
            <text:p>1.232296346156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usical</text:p>
          </table:table-cell>
          <table:table-cell office:value-type="float" office:value="357" calcext:value-type="float">
            <text:p>357</text:p>
          </table:table-cell>
          <table:table-cell table:formula="of:=([.B826]/[.$F$1])" office:value-type="float" office:value="0.000197818236624966" calcext:value-type="float">
            <text:p>0.000197818236625</text:p>
          </table:table-cell>
          <table:table-cell table:formula="of:=([.$S$11]/([.E826]+[.$T$11])^[.$U$11])" office:value-type="float" office:value="0.000309060215955233" calcext:value-type="float">
            <text:p>0.000309060215955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[.D826]^2" office:value-type="float" office:value="0.0000000955182170862953" calcext:value-type="float">
            <text:p>9.55182170862953E-08</text:p>
          </table:table-cell>
          <table:table-cell table:formula="of:=([.C826]-[.D826])^2" office:value-type="float" office:value="0.0000000123747779653156" calcext:value-type="float">
            <text:p>1.237477796531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nally</text:p>
          </table:table-cell>
          <table:table-cell office:value-type="float" office:value="357" calcext:value-type="float">
            <text:p>357</text:p>
          </table:table-cell>
          <table:table-cell table:formula="of:=([.B827]/[.$F$1])" office:value-type="float" office:value="0.000197818236624966" calcext:value-type="float">
            <text:p>0.000197818236625</text:p>
          </table:table-cell>
          <table:table-cell table:formula="of:=([.$S$11]/([.E827]+[.$T$11])^[.$U$11])" office:value-type="float" office:value="0.000308739957868287" calcext:value-type="float">
            <text:p>0.00030873995786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D827]^2" office:value-type="float" office:value="0.0000000953203615845113" calcext:value-type="float">
            <text:p>9.53203615845113E-08</text:p>
          </table:table-cell>
          <table:table-cell table:formula="of:=([.C827]-[.D827])^2" office:value-type="float" office:value="0.0000000123036282435809" calcext:value-type="float">
            <text:p>1.230362824358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scape</text:p>
          </table:table-cell>
          <table:table-cell office:value-type="float" office:value="357" calcext:value-type="float">
            <text:p>357</text:p>
          </table:table-cell>
          <table:table-cell table:formula="of:=([.B828]/[.$F$1])" office:value-type="float" office:value="0.000197818236624966" calcext:value-type="float">
            <text:p>0.000197818236625</text:p>
          </table:table-cell>
          <table:table-cell table:formula="of:=([.$S$11]/([.E828]+[.$T$11])^[.$U$11])" office:value-type="float" office:value="0.000308420416664917" calcext:value-type="float">
            <text:p>0.000308420416665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[.D828]^2" office:value-type="float" office:value="0.0000000951231534157609" calcext:value-type="float">
            <text:p>9.51231534157609E-08</text:p>
          </table:table-cell>
          <table:table-cell table:formula="of:=([.C828]-[.D828])^2" office:value-type="float" office:value="0.0000000122328422295897" calcext:value-type="float">
            <text:p>1.2232842229589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gs</text:p>
          </table:table-cell>
          <table:table-cell office:value-type="float" office:value="357" calcext:value-type="float">
            <text:p>357</text:p>
          </table:table-cell>
          <table:table-cell table:formula="of:=([.B829]/[.$F$1])" office:value-type="float" office:value="0.000197818236624966" calcext:value-type="float">
            <text:p>0.000197818236625</text:p>
          </table:table-cell>
          <table:table-cell table:formula="of:=([.$S$11]/([.E829]+[.$T$11])^[.$U$11])" office:value-type="float" office:value="0.000308101589880629" calcext:value-type="float">
            <text:p>0.000308101589881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D829]^2" office:value-type="float" office:value="0.0000000949265896869715" calcext:value-type="float">
            <text:p>9.49265896869715E-08</text:p>
          </table:table-cell>
          <table:table-cell table:formula="of:=([.C829]-[.D829])^2" office:value-type="float" office:value="0.0000000121624180053134" calcext:value-type="float">
            <text:p>1.2162418005313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ld</text:p>
          </table:table-cell>
          <table:table-cell office:value-type="float" office:value="356" calcext:value-type="float">
            <text:p>356</text:p>
          </table:table-cell>
          <table:table-cell table:formula="of:=([.B830]/[.$F$1])" office:value-type="float" office:value="0.000197264123917333" calcext:value-type="float">
            <text:p>0.000197264123917</text:p>
          </table:table-cell>
          <table:table-cell table:formula="of:=([.$S$11]/([.E830]+[.$T$11])^[.$U$11])" office:value-type="float" office:value="0.00030778347506235" calcext:value-type="float">
            <text:p>0.000307783475062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D830]^2" office:value-type="float" office:value="0.0000000947306675214562" calcext:value-type="float">
            <text:p>9.47306675214562E-08</text:p>
          </table:table-cell>
          <table:table-cell table:formula="of:=([.C830]-[.D830])^2" office:value-type="float" office:value="0.0000000122145269775156" calcext:value-type="float">
            <text:p>1.221452697751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sual</text:p>
          </table:table-cell>
          <table:table-cell office:value-type="float" office:value="356" calcext:value-type="float">
            <text:p>356</text:p>
          </table:table-cell>
          <table:table-cell table:formula="of:=([.B831]/[.$F$1])" office:value-type="float" office:value="0.000197264123917333" calcext:value-type="float">
            <text:p>0.000197264123917</text:p>
          </table:table-cell>
          <table:table-cell table:formula="of:=([.$S$11]/([.E831]+[.$T$11])^[.$U$11])" office:value-type="float" office:value="0.00030746606976836" calcext:value-type="float">
            <text:p>0.000307466069768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D831]^2" office:value-type="float" office:value="0.0000000945353840588019" calcext:value-type="float">
            <text:p>9.45353840588019E-08</text:p>
          </table:table-cell>
          <table:table-cell table:formula="of:=([.C831]-[.D831])^2" office:value-type="float" office:value="0.0000000121444688693526" calcext:value-type="float">
            <text:p>1.2144468869352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sult</text:p>
          </table:table-cell>
          <table:table-cell office:value-type="float" office:value="356" calcext:value-type="float">
            <text:p>356</text:p>
          </table:table-cell>
          <table:table-cell table:formula="of:=([.B832]/[.$F$1])" office:value-type="float" office:value="0.000197264123917333" calcext:value-type="float">
            <text:p>0.000197264123917</text:p>
          </table:table-cell>
          <table:table-cell table:formula="of:=([.$S$11]/([.E832]+[.$T$11])^[.$U$11])" office:value-type="float" office:value="0.000307149371568228" calcext:value-type="float">
            <text:p>0.000307149371568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[.D832]^2" office:value-type="float" office:value="0.0000000943407364547574" calcext:value-type="float">
            <text:p>9.43407364547574E-08</text:p>
          </table:table-cell>
          <table:table-cell table:formula="of:=([.C832]-[.D832])^2" office:value-type="float" office:value="0.0000000120747676512985" calcext:value-type="float">
            <text:p>1.207476765129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ginning</text:p>
          </table:table-cell>
          <table:table-cell office:value-type="float" office:value="355" calcext:value-type="float">
            <text:p>355</text:p>
          </table:table-cell>
          <table:table-cell table:formula="of:=([.B833]/[.$F$1])" office:value-type="float" office:value="0.0001967100112097" calcext:value-type="float">
            <text:p>0.00019671001121</text:p>
          </table:table-cell>
          <table:table-cell table:formula="of:=([.$S$11]/([.E833]+[.$T$11])^[.$U$11])" office:value-type="float" office:value="0.000306833378042746" calcext:value-type="float">
            <text:p>0.000306833378043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D833]^2" office:value-type="float" office:value="0.0000000941467218811229" calcext:value-type="float">
            <text:p>9.41467218811229E-08</text:p>
          </table:table-cell>
          <table:table-cell table:formula="of:=([.C833]-[.D833])^2" office:value-type="float" office:value="0.0000000121271559226457" calcext:value-type="float">
            <text:p>1.212715592264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ccasion</text:p>
          </table:table-cell>
          <table:table-cell office:value-type="float" office:value="355" calcext:value-type="float">
            <text:p>355</text:p>
          </table:table-cell>
          <table:table-cell table:formula="of:=([.B834]/[.$F$1])" office:value-type="float" office:value="0.0001967100112097" calcext:value-type="float">
            <text:p>0.00019671001121</text:p>
          </table:table-cell>
          <table:table-cell table:formula="of:=([.$S$11]/([.E834]+[.$T$11])^[.$U$11])" office:value-type="float" office:value="0.000306518086783865" calcext:value-type="float">
            <text:p>0.000306518086784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834]^2" office:value-type="float" office:value="0.0000000939533375256408" calcext:value-type="float">
            <text:p>9.39533375256408E-08</text:p>
          </table:table-cell>
          <table:table-cell table:formula="of:=([.C834]-[.D834])^2" office:value-type="float" office:value="0.0000000120578134613015" calcext:value-type="float">
            <text:p>1.2057813461301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illed</text:p>
          </table:table-cell>
          <table:table-cell office:value-type="float" office:value="355" calcext:value-type="float">
            <text:p>355</text:p>
          </table:table-cell>
          <table:table-cell table:formula="of:=([.B835]/[.$F$1])" office:value-type="float" office:value="0.0001967100112097" calcext:value-type="float">
            <text:p>0.00019671001121</text:p>
          </table:table-cell>
          <table:table-cell table:formula="of:=([.$S$11]/([.E835]+[.$T$11])^[.$U$11])" office:value-type="float" office:value="0.000306203495394625" calcext:value-type="float">
            <text:p>0.000306203495395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835]^2" office:value-type="float" office:value="0.0000000937605805918864" calcext:value-type="float">
            <text:p>9.37605805918864E-08</text:p>
          </table:table-cell>
          <table:table-cell table:formula="of:=([.C835]-[.D835])^2" office:value-type="float" office:value="0.0000000119888230789545" calcext:value-type="float">
            <text:p>1.198882307895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covered</text:p>
          </table:table-cell>
          <table:table-cell office:value-type="float" office:value="355" calcext:value-type="float">
            <text:p>355</text:p>
          </table:table-cell>
          <table:table-cell table:formula="of:=([.B836]/[.$F$1])" office:value-type="float" office:value="0.0001967100112097" calcext:value-type="float">
            <text:p>0.00019671001121</text:p>
          </table:table-cell>
          <table:table-cell table:formula="of:=([.$S$11]/([.E836]+[.$T$11])^[.$U$11])" office:value-type="float" office:value="0.000305889601489099" calcext:value-type="float">
            <text:p>0.000305889601489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D836]^2" office:value-type="float" office:value="0.0000000935684482991601" calcext:value-type="float">
            <text:p>9.35684482991601E-08</text:p>
          </table:table-cell>
          <table:table-cell table:formula="of:=([.C836]-[.D836])^2" office:value-type="float" office:value="0.0000000119201829335775" calcext:value-type="float">
            <text:p>1.1920182933577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nciple</text:p>
          </table:table-cell>
          <table:table-cell office:value-type="float" office:value="355" calcext:value-type="float">
            <text:p>355</text:p>
          </table:table-cell>
          <table:table-cell table:formula="of:=([.B837]/[.$F$1])" office:value-type="float" office:value="0.0001967100112097" calcext:value-type="float">
            <text:p>0.00019671001121</text:p>
          </table:table-cell>
          <table:table-cell table:formula="of:=([.$S$11]/([.E837]+[.$T$11])^[.$U$11])" office:value-type="float" office:value="0.000305576402692323" calcext:value-type="float">
            <text:p>0.000305576402692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D837]^2" office:value-type="float" office:value="0.0000000933769378823808" calcext:value-type="float">
            <text:p>9.33769378823808E-08</text:p>
          </table:table-cell>
          <table:table-cell table:formula="of:=([.C837]-[.D837])^2" office:value-type="float" office:value="0.0000000118518911944477" calcext:value-type="float">
            <text:p>1.1851891194447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ing</text:p>
          </table:table-cell>
          <table:table-cell office:value-type="float" office:value="355" calcext:value-type="float">
            <text:p>355</text:p>
          </table:table-cell>
          <table:table-cell table:formula="of:=([.B838]/[.$F$1])" office:value-type="float" office:value="0.0001967100112097" calcext:value-type="float">
            <text:p>0.00019671001121</text:p>
          </table:table-cell>
          <table:table-cell table:formula="of:=([.$S$11]/([.E838]+[.$T$11])^[.$U$11])" office:value-type="float" office:value="0.000305263896640233" calcext:value-type="float">
            <text:p>0.00030526389664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D838]^2" office:value-type="float" office:value="0.0000000931860465919792" calcext:value-type="float">
            <text:p>9.31860465919792E-08</text:p>
          </table:table-cell>
          <table:table-cell table:formula="of:=([.C838]-[.D838])^2" office:value-type="float" office:value="0.0000000117839460420654" calcext:value-type="float">
            <text:p>1.1783946042065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lly</text:p>
          </table:table-cell>
          <table:table-cell office:value-type="float" office:value="353" calcext:value-type="float">
            <text:p>353</text:p>
          </table:table-cell>
          <table:table-cell table:formula="of:=([.B839]/[.$F$1])" office:value-type="float" office:value="0.000195601785794434" calcext:value-type="float">
            <text:p>0.000195601785794</text:p>
          </table:table-cell>
          <table:table-cell table:formula="of:=([.$S$11]/([.E839]+[.$T$11])^[.$U$11])" office:value-type="float" office:value="0.000304952080979607" calcext:value-type="float">
            <text:p>0.00030495208098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D839]^2" office:value-type="float" office:value="0.0000000929957716937927" calcext:value-type="float">
            <text:p>9.29957716937927E-08</text:p>
          </table:table-cell>
          <table:table-cell table:formula="of:=([.C839]-[.D839])^2" office:value-type="float" office:value="0.0000000119574870570844" calcext:value-type="float">
            <text:p>1.1957487057084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omas</text:p>
          </table:table-cell>
          <table:table-cell office:value-type="float" office:value="353" calcext:value-type="float">
            <text:p>353</text:p>
          </table:table-cell>
          <table:table-cell table:formula="of:=([.B840]/[.$F$1])" office:value-type="float" office:value="0.000195601785794434" calcext:value-type="float">
            <text:p>0.000195601785794</text:p>
          </table:table-cell>
          <table:table-cell table:formula="of:=([.$S$11]/([.E840]+[.$T$11])^[.$U$11])" office:value-type="float" office:value="0.000304640953367995" calcext:value-type="float">
            <text:p>0.000304640953368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D840]^2" office:value-type="float" office:value="0.0000000928061104689608" calcext:value-type="float">
            <text:p>9.28061104689608E-08</text:p>
          </table:table-cell>
          <table:table-cell table:formula="of:=([.C840]-[.D840])^2" office:value-type="float" office:value="0.000000011889540065135" calcext:value-type="float">
            <text:p>1.18895400651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mes</text:p>
          </table:table-cell>
          <table:table-cell office:value-type="float" office:value="353" calcext:value-type="float">
            <text:p>353</text:p>
          </table:table-cell>
          <table:table-cell table:formula="of:=([.B841]/[.$F$1])" office:value-type="float" office:value="0.000195601785794434" calcext:value-type="float">
            <text:p>0.000195601785794</text:p>
          </table:table-cell>
          <table:table-cell table:formula="of:=([.$S$11]/([.E841]+[.$T$11])^[.$U$11])" office:value-type="float" office:value="0.000304330511473664" calcext:value-type="float">
            <text:p>0.000304330511474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D841]^2" office:value-type="float" office:value="0.0000000926170602138217" calcext:value-type="float">
            <text:p>9.26170602138217E-08</text:p>
          </table:table-cell>
          <table:table-cell table:formula="of:=([.C841]-[.D841])^2" office:value-type="float" office:value="0.0000000118219357878291" calcext:value-type="float">
            <text:p>1.182193578782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in</text:p>
          </table:table-cell>
          <table:table-cell office:value-type="float" office:value="353" calcext:value-type="float">
            <text:p>353</text:p>
          </table:table-cell>
          <table:table-cell table:formula="of:=([.B842]/[.$F$1])" office:value-type="float" office:value="0.000195601785794434" calcext:value-type="float">
            <text:p>0.000195601785794</text:p>
          </table:table-cell>
          <table:table-cell table:formula="of:=([.$S$11]/([.E842]+[.$T$11])^[.$U$11])" office:value-type="float" office:value="0.000304020752975531" calcext:value-type="float">
            <text:p>0.000304020752976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D842]^2" office:value-type="float" office:value="0.0000000924286182398091" calcext:value-type="float">
            <text:p>9.24286182398091E-08</text:p>
          </table:table-cell>
          <table:table-cell table:formula="of:=([.C842]-[.D842])^2" office:value-type="float" office:value="0.0000000117546724446158" calcext:value-type="float">
            <text:p>1.1754672444615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ork</text:p>
          </table:table-cell>
          <table:table-cell office:value-type="float" office:value="352" calcext:value-type="float">
            <text:p>352</text:p>
          </table:table-cell>
          <table:table-cell table:formula="of:=([.B843]/[.$F$1])" office:value-type="float" office:value="0.000195047673086801" calcext:value-type="float">
            <text:p>0.000195047673087</text:p>
          </table:table-cell>
          <table:table-cell table:formula="of:=([.$S$11]/([.E843]+[.$T$11])^[.$U$11])" office:value-type="float" office:value="0.000303711675563108" calcext:value-type="float">
            <text:p>0.000303711675563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D843]^2" office:value-type="float" office:value="0.0000000922407818733505" calcext:value-type="float">
            <text:p>9.22407818733505E-08</text:p>
          </table:table-cell>
          <table:table-cell table:formula="of:=([.C843]-[.D843])^2" office:value-type="float" office:value="0.0000000118078654341708" calcext:value-type="float">
            <text:p>1.1807865434170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ty</text:p>
          </table:table-cell>
          <table:table-cell office:value-type="float" office:value="351" calcext:value-type="float">
            <text:p>351</text:p>
          </table:table-cell>
          <table:table-cell table:formula="of:=([.B844]/[.$F$1])" office:value-type="float" office:value="0.000194493560379168" calcext:value-type="float">
            <text:p>0.000194493560379</text:p>
          </table:table-cell>
          <table:table-cell table:formula="of:=([.$S$11]/([.E844]+[.$T$11])^[.$U$11])" office:value-type="float" office:value="0.000303403276936433" calcext:value-type="float">
            <text:p>0.000303403276936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D844]^2" office:value-type="float" office:value="0.0000000920535484557656" calcext:value-type="float">
            <text:p>9.20535484557656E-08</text:p>
          </table:table-cell>
          <table:table-cell table:formula="of:=([.C844]-[.D844])^2" office:value-type="float" office:value="0.0000000118613263605837" calcext:value-type="float">
            <text:p>1.186132636058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entury</text:p>
          </table:table-cell>
          <table:table-cell office:value-type="float" office:value="350" calcext:value-type="float">
            <text:p>350</text:p>
          </table:table-cell>
          <table:table-cell table:formula="of:=([.B845]/[.$F$1])" office:value-type="float" office:value="0.000193939447671535" calcext:value-type="float">
            <text:p>0.000193939447672</text:p>
          </table:table-cell>
          <table:table-cell table:formula="of:=([.$S$11]/([.E845]+[.$T$11])^[.$U$11])" office:value-type="float" office:value="0.000303095554806016" calcext:value-type="float">
            <text:p>0.000303095554806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D845]^2" office:value-type="float" office:value="0.0000000918669153431664" calcext:value-type="float">
            <text:p>9.18669153431664E-08</text:p>
          </table:table-cell>
          <table:table-cell table:formula="of:=([.C845]-[.D845])^2" office:value-type="float" office:value="0.0000000119150557247542" calcext:value-type="float">
            <text:p>1.1915055724754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fficer</text:p>
          </table:table-cell>
          <table:table-cell office:value-type="float" office:value="350" calcext:value-type="float">
            <text:p>350</text:p>
          </table:table-cell>
          <table:table-cell table:formula="of:=([.B846]/[.$F$1])" office:value-type="float" office:value="0.000193939447671535" calcext:value-type="float">
            <text:p>0.000193939447672</text:p>
          </table:table-cell>
          <table:table-cell table:formula="of:=([.$S$11]/([.E846]+[.$T$11])^[.$U$11])" office:value-type="float" office:value="0.000302788506892777" calcext:value-type="float">
            <text:p>0.000302788506893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D846]^2" office:value-type="float" office:value="0.0000000916808799063572" calcext:value-type="float">
            <text:p>9.16808799063572E-08</text:p>
          </table:table-cell>
          <table:table-cell table:formula="of:=([.C846]-[.D846])^2" office:value-type="float" office:value="0.0000000118481176933494" calcext:value-type="float">
            <text:p>1.1848117693349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ught</text:p>
          </table:table-cell>
          <table:table-cell office:value-type="float" office:value="349" calcext:value-type="float">
            <text:p>349</text:p>
          </table:table-cell>
          <table:table-cell table:formula="of:=([.B847]/[.$F$1])" office:value-type="float" office:value="0.000193385334963902" calcext:value-type="float">
            <text:p>0.000193385334964</text:p>
          </table:table-cell>
          <table:table-cell table:formula="of:=([.$S$11]/([.E847]+[.$T$11])^[.$U$11])" office:value-type="float" office:value="0.000302482130927987" calcext:value-type="float">
            <text:p>0.000302482130928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D847]^2" office:value-type="float" office:value="0.0000000914954395307358" calcext:value-type="float">
            <text:p>9.14954395307358E-08</text:p>
          </table:table-cell>
          <table:table-cell table:formula="of:=([.C847]-[.D847])^2" office:value-type="float" office:value="0.0000000119021108896291" calcext:value-type="float">
            <text:p>1.1902110889629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rived</text:p>
          </table:table-cell>
          <table:table-cell office:value-type="float" office:value="349" calcext:value-type="float">
            <text:p>349</text:p>
          </table:table-cell>
          <table:table-cell table:formula="of:=([.B848]/[.$F$1])" office:value-type="float" office:value="0.000193385334963902" calcext:value-type="float">
            <text:p>0.000193385334964</text:p>
          </table:table-cell>
          <table:table-cell table:formula="of:=([.$S$11]/([.E848]+[.$T$11])^[.$U$11])" office:value-type="float" office:value="0.000302176424653207" calcext:value-type="float">
            <text:p>0.000302176424653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[.D848]^2" office:value-type="float" office:value="0.0000000913105916161956" calcext:value-type="float">
            <text:p>9.13105916161956E-08</text:p>
          </table:table-cell>
          <table:table-cell table:formula="of:=([.C848]-[.D848])^2" office:value-type="float" office:value="0.0000000118355011957864" calcext:value-type="float">
            <text:p>1.183550119578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b</text:p>
          </table:table-cell>
          <table:table-cell office:value-type="float" office:value="348" calcext:value-type="float">
            <text:p>348</text:p>
          </table:table-cell>
          <table:table-cell table:formula="of:=([.B849]/[.$F$1])" office:value-type="float" office:value="0.000192831222256269" calcext:value-type="float">
            <text:p>0.000192831222256</text:p>
          </table:table-cell>
          <table:table-cell table:formula="of:=([.$S$11]/([.E849]+[.$T$11])^[.$U$11])" office:value-type="float" office:value="0.000301871385820233" calcext:value-type="float">
            <text:p>0.00030187138582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D849]^2" office:value-type="float" office:value="0.0000000911263335770283" calcext:value-type="float">
            <text:p>9.11263335770283E-08</text:p>
          </table:table-cell>
          <table:table-cell table:formula="of:=([.C849]-[.D849])^2" office:value-type="float" office:value="0.0000000118897572700561" calcext:value-type="float">
            <text:p>1.188975727005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ep</text:p>
          </table:table-cell>
          <table:table-cell office:value-type="float" office:value="348" calcext:value-type="float">
            <text:p>348</text:p>
          </table:table-cell>
          <table:table-cell table:formula="of:=([.B850]/[.$F$1])" office:value-type="float" office:value="0.000192831222256269" calcext:value-type="float">
            <text:p>0.000192831222256</text:p>
          </table:table-cell>
          <table:table-cell table:formula="of:=([.$S$11]/([.E850]+[.$T$11])^[.$U$11])" office:value-type="float" office:value="0.000301567012191034" calcext:value-type="float">
            <text:p>0.000301567012191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D850]^2" office:value-type="float" office:value="0.0000000909426628418273" calcext:value-type="float">
            <text:p>9.09426628418273E-08</text:p>
          </table:table-cell>
          <table:table-cell table:formula="of:=([.C850]-[.D850])^2" office:value-type="float" office:value="0.0000000118234720127373" calcext:value-type="float">
            <text:p>1.182347201273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ve</text:p>
          </table:table-cell>
          <table:table-cell office:value-type="float" office:value="347" calcext:value-type="float">
            <text:p>347</text:p>
          </table:table-cell>
          <table:table-cell table:formula="of:=([.B851]/[.$F$1])" office:value-type="float" office:value="0.000192277109548636" calcext:value-type="float">
            <text:p>0.000192277109549</text:p>
          </table:table-cell>
          <table:table-cell table:formula="of:=([.$S$11]/([.E851]+[.$T$11])^[.$U$11])" office:value-type="float" office:value="0.000301263301537695" calcext:value-type="float">
            <text:p>0.000301263301538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D851]^2" office:value-type="float" office:value="0.000000090759576853392" calcext:value-type="float">
            <text:p>9.0759576853392E-08</text:p>
          </table:table-cell>
          <table:table-cell table:formula="of:=([.C851]-[.D851])^2" office:value-type="float" office:value="0.0000000118779900442759" calcext:value-type="float">
            <text:p>1.187799004427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ademark</text:p>
          </table:table-cell>
          <table:table-cell office:value-type="float" office:value="347" calcext:value-type="float">
            <text:p>347</text:p>
          </table:table-cell>
          <table:table-cell table:formula="of:=([.B852]/[.$F$1])" office:value-type="float" office:value="0.000192277109548636" calcext:value-type="float">
            <text:p>0.000192277109549</text:p>
          </table:table-cell>
          <table:table-cell table:formula="of:=([.$S$11]/([.E852]+[.$T$11])^[.$U$11])" office:value-type="float" office:value="0.00030096025164236" calcext:value-type="float">
            <text:p>0.000300960251642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D852]^2" office:value-type="float" office:value="0.0000000905770730686328" calcext:value-type="float">
            <text:p>9.05770730686328E-08</text:p>
          </table:table-cell>
          <table:table-cell table:formula="of:=([.C852]-[.D852])^2" office:value-type="float" office:value="0.0000000118120253753646" calcext:value-type="float">
            <text:p>1.181202537536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ir</text:p>
          </table:table-cell>
          <table:table-cell office:value-type="float" office:value="347" calcext:value-type="float">
            <text:p>347</text:p>
          </table:table-cell>
          <table:table-cell table:formula="of:=([.B853]/[.$F$1])" office:value-type="float" office:value="0.000192277109548636" calcext:value-type="float">
            <text:p>0.000192277109549</text:p>
          </table:table-cell>
          <table:table-cell table:formula="of:=([.$S$11]/([.E853]+[.$T$11])^[.$U$11])" office:value-type="float" office:value="0.000300657860297177" calcext:value-type="float">
            <text:p>0.000300657860297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D853]^2" office:value-type="float" office:value="0.0000000903951489584768" calcext:value-type="float">
            <text:p>9.03951489584768E-08</text:p>
          </table:table-cell>
          <table:table-cell table:formula="of:=([.C853]-[.D853])^2" office:value-type="float" office:value="0.0000000117463871328173" calcext:value-type="float">
            <text:p>1.174638713281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te</text:p>
          </table:table-cell>
          <table:table-cell office:value-type="float" office:value="347" calcext:value-type="float">
            <text:p>347</text:p>
          </table:table-cell>
          <table:table-cell table:formula="of:=([.B854]/[.$F$1])" office:value-type="float" office:value="0.000192277109548636" calcext:value-type="float">
            <text:p>0.000192277109549</text:p>
          </table:table-cell>
          <table:table-cell table:formula="of:=([.$S$11]/([.E854]+[.$T$11])^[.$U$11])" office:value-type="float" office:value="0.000300356125304237" calcext:value-type="float">
            <text:p>0.000300356125304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[.D854]^2" office:value-type="float" office:value="0.0000000902138020077744" calcext:value-type="float">
            <text:p>9.02138020077744E-08</text:p>
          </table:table-cell>
          <table:table-cell table:formula="of:=([.C854]-[.D854])^2" office:value-type="float" office:value="0.0000000116810736466993" calcext:value-type="float">
            <text:p>1.1681073646699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tting</text:p>
          </table:table-cell>
          <table:table-cell office:value-type="float" office:value="347" calcext:value-type="float">
            <text:p>347</text:p>
          </table:table-cell>
          <table:table-cell table:formula="of:=([.B855]/[.$F$1])" office:value-type="float" office:value="0.000192277109548636" calcext:value-type="float">
            <text:p>0.000192277109549</text:p>
          </table:table-cell>
          <table:table-cell table:formula="of:=([.$S$11]/([.E855]+[.$T$11])^[.$U$11])" office:value-type="float" office:value="0.00030005504447552" calcext:value-type="float">
            <text:p>0.000300055044476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D855]^2" office:value-type="float" office:value="0.0000000900330297152064" calcext:value-type="float">
            <text:p>9.00330297152064E-08</text:p>
          </table:table-cell>
          <table:table-cell table:formula="of:=([.C855]-[.D855])^2" office:value-type="float" office:value="0.0000000116160832571036" calcext:value-type="float">
            <text:p>1.161608325710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ss</text:p>
          </table:table-cell>
          <table:table-cell office:value-type="float" office:value="346" calcext:value-type="float">
            <text:p>346</text:p>
          </table:table-cell>
          <table:table-cell table:formula="of:=([.B856]/[.$F$1])" office:value-type="float" office:value="0.000191722996841003" calcext:value-type="float">
            <text:p>0.000191722996841</text:p>
          </table:table-cell>
          <table:table-cell table:formula="of:=([.$S$11]/([.E856]+[.$T$11])^[.$U$11])" office:value-type="float" office:value="0.000299754615632841" calcext:value-type="float">
            <text:p>0.000299754615633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D856]^2" office:value-type="float" office:value="0.000000089852829593192" calcext:value-type="float">
            <text:p>8.9852829593192E-08</text:p>
          </table:table-cell>
          <table:table-cell table:formula="of:=([.C856]-[.D856])^2" office:value-type="float" office:value="0.0000000116708306587848" calcext:value-type="float">
            <text:p>1.167083065878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m</text:p>
          </table:table-cell>
          <table:table-cell office:value-type="float" office:value="346" calcext:value-type="float">
            <text:p>346</text:p>
          </table:table-cell>
          <table:table-cell table:formula="of:=([.B857]/[.$F$1])" office:value-type="float" office:value="0.000191722996841003" calcext:value-type="float">
            <text:p>0.000191722996841</text:p>
          </table:table-cell>
          <table:table-cell table:formula="of:=([.$S$11]/([.E857]+[.$T$11])^[.$U$11])" office:value-type="float" office:value="0.000299454836607789" calcext:value-type="float">
            <text:p>0.000299454836608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D857]^2" office:value-type="float" office:value="0.0000000896731991677974" calcext:value-type="float">
            <text:p>8.96731991677974E-08</text:p>
          </table:table-cell>
          <table:table-cell table:formula="of:=([.C857]-[.D857])^2" office:value-type="float" office:value="0.0000000116061492995363" calcext:value-type="float">
            <text:p>1.1606149299536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ints</text:p>
          </table:table-cell>
          <table:table-cell office:value-type="float" office:value="346" calcext:value-type="float">
            <text:p>346</text:p>
          </table:table-cell>
          <table:table-cell table:formula="of:=([.B858]/[.$F$1])" office:value-type="float" office:value="0.000191722996841003" calcext:value-type="float">
            <text:p>0.000191722996841</text:p>
          </table:table-cell>
          <table:table-cell table:formula="of:=([.$S$11]/([.E858]+[.$T$11])^[.$U$11])" office:value-type="float" office:value="0.000299155705241677" calcext:value-type="float">
            <text:p>0.000299155705242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[.D858]^2" office:value-type="float" office:value="0.0000000894941359786454" calcext:value-type="float">
            <text:p>8.94941359786454E-08</text:p>
          </table:table-cell>
          <table:table-cell table:formula="of:=([.C858]-[.D858])^2" office:value-type="float" office:value="0.0000000115417868343043" calcext:value-type="float">
            <text:p>1.1541786834304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re's</text:p>
          </table:table-cell>
          <table:table-cell office:value-type="float" office:value="346" calcext:value-type="float">
            <text:p>346</text:p>
          </table:table-cell>
          <table:table-cell table:formula="of:=([.B859]/[.$F$1])" office:value-type="float" office:value="0.000191722996841003" calcext:value-type="float">
            <text:p>0.000191722996841</text:p>
          </table:table-cell>
          <table:table-cell table:formula="of:=([.$S$11]/([.E859]+[.$T$11])^[.$U$11])" office:value-type="float" office:value="0.000298857219385487" calcext:value-type="float">
            <text:p>0.000298857219385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[.D859]^2" office:value-type="float" office:value="0.0000000893156375788251" calcext:value-type="float">
            <text:p>8.93156375788251E-08</text:p>
          </table:table-cell>
          <table:table-cell table:formula="of:=([.C859]-[.D859])^2" office:value-type="float" office:value="0.0000000114777416402109" calcext:value-type="float">
            <text:p>1.147774164021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ces</text:p>
          </table:table-cell>
          <table:table-cell office:value-type="float" office:value="346" calcext:value-type="float">
            <text:p>346</text:p>
          </table:table-cell>
          <table:table-cell table:formula="of:=([.B860]/[.$F$1])" office:value-type="float" office:value="0.000191722996841003" calcext:value-type="float">
            <text:p>0.000191722996841</text:p>
          </table:table-cell>
          <table:table-cell table:formula="of:=([.$S$11]/([.E860]+[.$T$11])^[.$U$11])" office:value-type="float" office:value="0.00029855937689981" calcext:value-type="float">
            <text:p>0.0002985593769</text:p>
          </table:table-cell>
          <table:table-cell office:value-type="float" office:value="859" calcext:value-type="float">
            <text:p>859</text:p>
          </table:table-cell>
          <table:table-cell/>
          <table:table-cell table:formula="of:=[.D860]^2" office:value-type="float" office:value="0.0000000891377015348029" calcext:value-type="float">
            <text:p>8.91377015348029E-08</text:p>
          </table:table-cell>
          <table:table-cell table:formula="of:=([.C860]-[.D860])^2" office:value-type="float" office:value="0.0000000114140121040698" calcext:value-type="float">
            <text:p>1.141401210406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iving</text:p>
          </table:table-cell>
          <table:table-cell office:value-type="float" office:value="345" calcext:value-type="float">
            <text:p>345</text:p>
          </table:table-cell>
          <table:table-cell table:formula="of:=([.B861]/[.$F$1])" office:value-type="float" office:value="0.00019116888413337" calcext:value-type="float">
            <text:p>0.000191168884133</text:p>
          </table:table-cell>
          <table:table-cell table:formula="of:=([.$S$11]/([.E861]+[.$T$11])^[.$U$11])" office:value-type="float" office:value="0.000298262175654799" calcext:value-type="float">
            <text:p>0.000298262175655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D861]^2" office:value-type="float" office:value="0.0000000889603254263341" calcext:value-type="float">
            <text:p>8.89603254263341E-08</text:p>
          </table:table-cell>
          <table:table-cell table:formula="of:=([.C861]-[.D861])^2" office:value-type="float" office:value="0.0000000114689730888937" calcext:value-type="float">
            <text:p>1.146897308889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ii</text:p>
          </table:table-cell>
          <table:table-cell office:value-type="float" office:value="344" calcext:value-type="float">
            <text:p>344</text:p>
          </table:table-cell>
          <table:table-cell table:formula="of:=([.B862]/[.$F$1])" office:value-type="float" office:value="0.000190614771425738" calcext:value-type="float">
            <text:p>0.000190614771426</text:p>
          </table:table-cell>
          <table:table-cell table:formula="of:=([.$S$11]/([.E862]+[.$T$11])^[.$U$11])" office:value-type="float" office:value="0.00029796561353011" calcext:value-type="float">
            <text:p>0.00029796561353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[.D862]^2" office:value-type="float" office:value="0.0000000887835068463749" calcext:value-type="float">
            <text:p>8.87835068463749E-08</text:p>
          </table:table-cell>
          <table:table-cell table:formula="of:=([.C862]-[.D862])^2" office:value-type="float" office:value="0.0000000115242033005179" calcext:value-type="float">
            <text:p>1.152420330051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in</text:p>
          </table:table-cell>
          <table:table-cell office:value-type="float" office:value="344" calcext:value-type="float">
            <text:p>344</text:p>
          </table:table-cell>
          <table:table-cell table:formula="of:=([.B863]/[.$F$1])" office:value-type="float" office:value="0.000190614771425738" calcext:value-type="float">
            <text:p>0.000190614771426</text:p>
          </table:table-cell>
          <table:table-cell table:formula="of:=([.$S$11]/([.E863]+[.$T$11])^[.$U$11])" office:value-type="float" office:value="0.000297669688414852" calcext:value-type="float">
            <text:p>0.000297669688415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[.D863]^2" office:value-type="float" office:value="0.0000000886072434009951" calcext:value-type="float">
            <text:p>8.86072434009951E-08</text:p>
          </table:table-cell>
          <table:table-cell table:formula="of:=([.C863]-[.D863])^2" office:value-type="float" office:value="0.0000000114607552515462" calcext:value-type="float">
            <text:p>1.1460755251546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quiet</text:p>
          </table:table-cell>
          <table:table-cell office:value-type="float" office:value="343" calcext:value-type="float">
            <text:p>343</text:p>
          </table:table-cell>
          <table:table-cell table:formula="of:=([.B864]/[.$F$1])" office:value-type="float" office:value="0.000190060658718105" calcext:value-type="float">
            <text:p>0.000190060658718</text:p>
          </table:table-cell>
          <table:table-cell table:formula="of:=([.$S$11]/([.E864]+[.$T$11])^[.$U$11])" office:value-type="float" office:value="0.000297374398207532" calcext:value-type="float">
            <text:p>0.000297374398208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D864]^2" office:value-type="float" office:value="0.0000000884315327092918" calcext:value-type="float">
            <text:p>8.84315327092918E-08</text:p>
          </table:table-cell>
          <table:table-cell table:formula="of:=([.C864]-[.D864])^2" office:value-type="float" office:value="0.0000000115162386832047" calcext:value-type="float">
            <text:p>1.1516238683204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rdle</text:p>
          </table:table-cell>
          <table:table-cell office:value-type="float" office:value="343" calcext:value-type="float">
            <text:p>343</text:p>
          </table:table-cell>
          <table:table-cell table:formula="of:=([.B865]/[.$F$1])" office:value-type="float" office:value="0.000190060658718105" calcext:value-type="float">
            <text:p>0.000190060658718</text:p>
          </table:table-cell>
          <table:table-cell table:formula="of:=([.$S$11]/([.E865]+[.$T$11])^[.$U$11])" office:value-type="float" office:value="0.000297079740816004" calcext:value-type="float">
            <text:p>0.000297079740816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D865]^2" office:value-type="float" office:value="0.000000088256372403304" calcext:value-type="float">
            <text:p>8.8256372403304E-08</text:p>
          </table:table-cell>
          <table:table-cell table:formula="of:=([.C865]-[.D865])^2" office:value-type="float" office:value="0.0000000114530839330769" calcext:value-type="float">
            <text:p>1.1453083933076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ll</text:p>
          </table:table-cell>
          <table:table-cell office:value-type="float" office:value="343" calcext:value-type="float">
            <text:p>343</text:p>
          </table:table-cell>
          <table:table-cell table:formula="of:=([.B866]/[.$F$1])" office:value-type="float" office:value="0.000190060658718105" calcext:value-type="float">
            <text:p>0.000190060658718</text:p>
          </table:table-cell>
          <table:table-cell table:formula="of:=([.$S$11]/([.E866]+[.$T$11])^[.$U$11])" office:value-type="float" office:value="0.000296785714157414" calcext:value-type="float">
            <text:p>0.000296785714157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D866]^2" office:value-type="float" office:value="0.0000000880817601279264" calcext:value-type="float">
            <text:p>8.80817601279264E-08</text:p>
          </table:table-cell>
          <table:table-cell table:formula="of:=([.C866]-[.D866])^2" office:value-type="float" office:value="0.0000000113902374585237" calcext:value-type="float">
            <text:p>1.139023745852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eing</text:p>
          </table:table-cell>
          <table:table-cell office:value-type="float" office:value="343" calcext:value-type="float">
            <text:p>343</text:p>
          </table:table-cell>
          <table:table-cell table:formula="of:=([.B867]/[.$F$1])" office:value-type="float" office:value="0.000190060658718105" calcext:value-type="float">
            <text:p>0.000190060658718</text:p>
          </table:table-cell>
          <table:table-cell table:formula="of:=([.$S$11]/([.E867]+[.$T$11])^[.$U$11])" office:value-type="float" office:value="0.000296492316158153" calcext:value-type="float">
            <text:p>0.000296492316158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D867]^2" office:value-type="float" office:value="0.0000000879076935408259" calcext:value-type="float">
            <text:p>8.79076935408259E-08</text:p>
          </table:table-cell>
          <table:table-cell table:formula="of:=([.C867]-[.D867])^2" office:value-type="float" office:value="0.0000000113276977054357" calcext:value-type="float">
            <text:p>1.132769770543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ven</text:p>
          </table:table-cell>
          <table:table-cell office:value-type="float" office:value="343" calcext:value-type="float">
            <text:p>343</text:p>
          </table:table-cell>
          <table:table-cell table:formula="of:=([.B868]/[.$F$1])" office:value-type="float" office:value="0.000190060658718105" calcext:value-type="float">
            <text:p>0.000190060658718</text:p>
          </table:table-cell>
          <table:table-cell table:formula="of:=([.$S$11]/([.E868]+[.$T$11])^[.$U$11])" office:value-type="float" office:value="0.000296199544753798" calcext:value-type="float">
            <text:p>0.000296199544754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D868]^2" office:value-type="float" office:value="0.0000000877341703123574" calcext:value-type="float">
            <text:p>8.77341703123574E-08</text:p>
          </table:table-cell>
          <table:table-cell table:formula="of:=([.C868]-[.D868])^2" office:value-type="float" office:value="0.000000011265463128898" calcext:value-type="float">
            <text:p>1.126546312889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sence</text:p>
          </table:table-cell>
          <table:table-cell office:value-type="float" office:value="343" calcext:value-type="float">
            <text:p>343</text:p>
          </table:table-cell>
          <table:table-cell table:formula="of:=([.B869]/[.$F$1])" office:value-type="float" office:value="0.000190060658718105" calcext:value-type="float">
            <text:p>0.000190060658718</text:p>
          </table:table-cell>
          <table:table-cell table:formula="of:=([.$S$11]/([.E869]+[.$T$11])^[.$U$11])" office:value-type="float" office:value="0.00029590739788907" calcext:value-type="float">
            <text:p>0.000295907397889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D869]^2" office:value-type="float" office:value="0.0000000875611881254804" calcext:value-type="float">
            <text:p>8.75611881254804E-08</text:p>
          </table:table-cell>
          <table:table-cell table:formula="of:=([.C869]-[.D869])^2" office:value-type="float" office:value="0.0000000112035321931264" calcext:value-type="float">
            <text:p>1.120353219312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iginal</text:p>
          </table:table-cell>
          <table:table-cell office:value-type="float" office:value="342" calcext:value-type="float">
            <text:p>342</text:p>
          </table:table-cell>
          <table:table-cell table:formula="of:=([.B870]/[.$F$1])" office:value-type="float" office:value="0.000189506546010472" calcext:value-type="float">
            <text:p>0.00018950654601</text:p>
          </table:table-cell>
          <table:table-cell table:formula="of:=([.$S$11]/([.E870]+[.$T$11])^[.$U$11])" office:value-type="float" office:value="0.000295615873517774" calcext:value-type="float">
            <text:p>0.000295615873518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[.D870]^2" office:value-type="float" office:value="0.0000000873887446756767" calcext:value-type="float">
            <text:p>8.73887446756767E-08</text:p>
          </table:table-cell>
          <table:table-cell table:formula="of:=([.C870]-[.D870])^2" office:value-type="float" office:value="0.000000011259189384052" calcext:value-type="float">
            <text:p>1.12591893840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lief</text:p>
          </table:table-cell>
          <table:table-cell office:value-type="float" office:value="342" calcext:value-type="float">
            <text:p>342</text:p>
          </table:table-cell>
          <table:table-cell table:formula="of:=([.B871]/[.$F$1])" office:value-type="float" office:value="0.000189506546010472" calcext:value-type="float">
            <text:p>0.00018950654601</text:p>
          </table:table-cell>
          <table:table-cell table:formula="of:=([.$S$11]/([.E871]+[.$T$11])^[.$U$11])" office:value-type="float" office:value="0.000295324969602756" calcext:value-type="float">
            <text:p>0.00029532496960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D871]^2" office:value-type="float" office:value="0.0000000872168376708686" calcext:value-type="float">
            <text:p>8.72168376708686E-08</text:p>
          </table:table-cell>
          <table:table-cell table:formula="of:=([.C871]-[.D871])^2" office:value-type="float" office:value="0.0000000111975387715561" calcext:value-type="float">
            <text:p>1.1197538771556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isie</text:p>
          </table:table-cell>
          <table:table-cell office:value-type="float" office:value="341" calcext:value-type="float">
            <text:p>341</text:p>
          </table:table-cell>
          <table:table-cell table:formula="of:=([.B872]/[.$F$1])" office:value-type="float" office:value="0.000188952433302839" calcext:value-type="float">
            <text:p>0.000188952433303</text:p>
          </table:table-cell>
          <table:table-cell table:formula="of:=([.$S$11]/([.E872]+[.$T$11])^[.$U$11])" office:value-type="float" office:value="0.000295034684115847" calcext:value-type="float">
            <text:p>0.000295034684116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D872]^2" office:value-type="float" office:value="0.0000000870454648313374" calcext:value-type="float">
            <text:p>8.70454648313374E-08</text:p>
          </table:table-cell>
          <table:table-cell table:formula="of:=([.C872]-[.D872])^2" office:value-type="float" office:value="0.0000000112534439375539" calcext:value-type="float">
            <text:p>1.1253443937553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mply</text:p>
          </table:table-cell>
          <table:table-cell office:value-type="float" office:value="341" calcext:value-type="float">
            <text:p>341</text:p>
          </table:table-cell>
          <table:table-cell table:formula="of:=([.B873]/[.$F$1])" office:value-type="float" office:value="0.000188952433302839" calcext:value-type="float">
            <text:p>0.000188952433303</text:p>
          </table:table-cell>
          <table:table-cell table:formula="of:=([.$S$11]/([.E873]+[.$T$11])^[.$U$11])" office:value-type="float" office:value="0.000294745015037816" calcext:value-type="float">
            <text:p>0.000294745015038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D873]^2" office:value-type="float" office:value="0.0000000868746238896424" calcext:value-type="float">
            <text:p>8.68746238896424E-08</text:p>
          </table:table-cell>
          <table:table-cell table:formula="of:=([.C873]-[.D873])^2" office:value-type="float" office:value="0.0000000111920703501518" calcext:value-type="float">
            <text:p>1.119207035015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lained</text:p>
          </table:table-cell>
          <table:table-cell office:value-type="float" office:value="340" calcext:value-type="float">
            <text:p>340</text:p>
          </table:table-cell>
          <table:table-cell table:formula="of:=([.B874]/[.$F$1])" office:value-type="float" office:value="0.000188398320595206" calcext:value-type="float">
            <text:p>0.000188398320595</text:p>
          </table:table-cell>
          <table:table-cell table:formula="of:=([.$S$11]/([.E874]+[.$T$11])^[.$U$11])" office:value-type="float" office:value="0.000294455960358322" calcext:value-type="float">
            <text:p>0.000294455960358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[.D874]^2" office:value-type="float" office:value="0.0000000867043125905416" calcext:value-type="float">
            <text:p>8.67043125905416E-08</text:p>
          </table:table-cell>
          <table:table-cell table:formula="of:=([.C874]-[.D874])^2" office:value-type="float" office:value="0.0000000112482229521229" calcext:value-type="float">
            <text:p>1.1248222952122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ents</text:p>
          </table:table-cell>
          <table:table-cell office:value-type="float" office:value="340" calcext:value-type="float">
            <text:p>340</text:p>
          </table:table-cell>
          <table:table-cell table:formula="of:=([.B875]/[.$F$1])" office:value-type="float" office:value="0.000188398320595206" calcext:value-type="float">
            <text:p>0.000188398320595</text:p>
          </table:table-cell>
          <table:table-cell table:formula="of:=([.$S$11]/([.E875]+[.$T$11])^[.$U$11])" office:value-type="float" office:value="0.000294167518075861" calcext:value-type="float">
            <text:p>0.000294167518076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D875]^2" office:value-type="float" office:value="0.0000000865345286909118" calcext:value-type="float">
            <text:p>8.65345286909118E-08</text:p>
          </table:table-cell>
          <table:table-cell table:formula="of:=([.C875]-[.D875])^2" office:value-type="float" office:value="0.0000000111871231357018" calcext:value-type="float">
            <text:p>1.1187123135701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per</text:p>
          </table:table-cell>
          <table:table-cell office:value-type="float" office:value="340" calcext:value-type="float">
            <text:p>340</text:p>
          </table:table-cell>
          <table:table-cell table:formula="of:=([.B876]/[.$F$1])" office:value-type="float" office:value="0.000188398320595206" calcext:value-type="float">
            <text:p>0.000188398320595</text:p>
          </table:table-cell>
          <table:table-cell table:formula="of:=([.$S$11]/([.E876]+[.$T$11])^[.$U$11])" office:value-type="float" office:value="0.000293879686197719" calcext:value-type="float">
            <text:p>0.000293879686198</text:p>
          </table:table-cell>
          <table:table-cell office:value-type="float" office:value="875" calcext:value-type="float">
            <text:p>875</text:p>
          </table:table-cell>
          <table:table-cell/>
          <table:table-cell table:formula="of:=[.D876]^2" office:value-type="float" office:value="0.0000000863652699596698" calcext:value-type="float">
            <text:p>8.63652699596698E-08</text:p>
          </table:table-cell>
          <table:table-cell table:formula="of:=([.C876]-[.D876])^2" office:value-type="float" office:value="0.0000000111263184893711" calcext:value-type="float">
            <text:p>1.1126318489371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ourself</text:p>
          </table:table-cell>
          <table:table-cell office:value-type="float" office:value="340" calcext:value-type="float">
            <text:p>340</text:p>
          </table:table-cell>
          <table:table-cell table:formula="of:=([.B877]/[.$F$1])" office:value-type="float" office:value="0.000188398320595206" calcext:value-type="float">
            <text:p>0.000188398320595</text:p>
          </table:table-cell>
          <table:table-cell table:formula="of:=([.$S$11]/([.E877]+[.$T$11])^[.$U$11])" office:value-type="float" office:value="0.000293592462739925" calcext:value-type="float">
            <text:p>0.00029359246274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D877]^2" office:value-type="float" office:value="0.0000000861965341776942" calcext:value-type="float">
            <text:p>8.61965341776942E-08</text:p>
          </table:table-cell>
          <table:table-cell table:formula="of:=([.C877]-[.D877])^2" office:value-type="float" office:value="0.0000000110658075415634" calcext:value-type="float">
            <text:p>1.1065807541563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tters</text:p>
          </table:table-cell>
          <table:table-cell office:value-type="float" office:value="339" calcext:value-type="float">
            <text:p>339</text:p>
          </table:table-cell>
          <table:table-cell table:formula="of:=([.B878]/[.$F$1])" office:value-type="float" office:value="0.000187844207887573" calcext:value-type="float">
            <text:p>0.000187844207888</text:p>
          </table:table-cell>
          <table:table-cell table:formula="of:=([.$S$11]/([.E878]+[.$T$11])^[.$U$11])" office:value-type="float" office:value="0.0002933058457272" calcext:value-type="float">
            <text:p>0.000293305845727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D878]^2" office:value-type="float" office:value="0.0000000860283191377478" calcext:value-type="float">
            <text:p>8.60283191377478E-08</text:p>
          </table:table-cell>
          <table:table-cell table:formula="of:=([.C878]-[.D878])^2" office:value-type="float" office:value="0.0000000111221570558166" calcext:value-type="float">
            <text:p>1.1122157055816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ved</text:p>
          </table:table-cell>
          <table:table-cell office:value-type="float" office:value="339" calcext:value-type="float">
            <text:p>339</text:p>
          </table:table-cell>
          <table:table-cell table:formula="of:=([.B879]/[.$F$1])" office:value-type="float" office:value="0.000187844207887573" calcext:value-type="float">
            <text:p>0.000187844207888</text:p>
          </table:table-cell>
          <table:table-cell table:formula="of:=([.$S$11]/([.E879]+[.$T$11])^[.$U$11])" office:value-type="float" office:value="0.00029301983319291" calcext:value-type="float">
            <text:p>0.000293019833193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D879]^2" office:value-type="float" office:value="0.0000000858606226444007" calcext:value-type="float">
            <text:p>8.58606226444007E-08</text:p>
          </table:table-cell>
          <table:table-cell table:formula="of:=([.C879]-[.D879])^2" office:value-type="float" office:value="0.0000000110619121583687" calcext:value-type="float">
            <text:p>1.106191215836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uses</text:p>
          </table:table-cell>
          <table:table-cell office:value-type="float" office:value="338" calcext:value-type="float">
            <text:p>338</text:p>
          </table:table-cell>
          <table:table-cell table:formula="of:=([.B880]/[.$F$1])" office:value-type="float" office:value="0.00018729009517994" calcext:value-type="float">
            <text:p>0.00018729009518</text:p>
          </table:table-cell>
          <table:table-cell table:formula="of:=([.$S$11]/([.E880]+[.$T$11])^[.$U$11])" office:value-type="float" office:value="0.00029273442317902" calcext:value-type="float">
            <text:p>0.000292734423179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[.D880]^2" office:value-type="float" office:value="0.0000000856934425139535" calcext:value-type="float">
            <text:p>8.56934425139535E-08</text:p>
          </table:table-cell>
          <table:table-cell table:formula="of:=([.C880]-[.D880])^2" office:value-type="float" office:value="0.0000000111185063071776" calcext:value-type="float">
            <text:p>1.1118506307177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cess</text:p>
          </table:table-cell>
          <table:table-cell office:value-type="float" office:value="338" calcext:value-type="float">
            <text:p>338</text:p>
          </table:table-cell>
          <table:table-cell table:formula="of:=([.B881]/[.$F$1])" office:value-type="float" office:value="0.00018729009517994" calcext:value-type="float">
            <text:p>0.00018729009518</text:p>
          </table:table-cell>
          <table:table-cell table:formula="of:=([.$S$11]/([.E881]+[.$T$11])^[.$U$11])" office:value-type="float" office:value="0.000292449613736044" calcext:value-type="float">
            <text:p>0.000292449613736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D881]^2" office:value-type="float" office:value="0.0000000855267765743616" calcext:value-type="float">
            <text:p>8.55267765743616E-08</text:p>
          </table:table-cell>
          <table:table-cell table:formula="of:=([.C881]-[.D881])^2" office:value-type="float" office:value="0.0000000110585243429517" calcext:value-type="float">
            <text:p>1.1058524342951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te</text:p>
          </table:table-cell>
          <table:table-cell office:value-type="float" office:value="338" calcext:value-type="float">
            <text:p>338</text:p>
          </table:table-cell>
          <table:table-cell table:formula="of:=([.B882]/[.$F$1])" office:value-type="float" office:value="0.00018729009517994" calcext:value-type="float">
            <text:p>0.00018729009518</text:p>
          </table:table-cell>
          <table:table-cell table:formula="of:=([.$S$11]/([.E882]+[.$T$11])^[.$U$11])" office:value-type="float" office:value="0.000292165402923002" calcext:value-type="float">
            <text:p>0.000292165402923</text:p>
          </table:table-cell>
          <table:table-cell office:value-type="float" office:value="881" calcext:value-type="float">
            <text:p>881</text:p>
          </table:table-cell>
          <table:table-cell/>
          <table:table-cell table:formula="of:=[.D882]^2" office:value-type="float" office:value="0.00000008536062266516" calcext:value-type="float">
            <text:p>8.536062266516E-08</text:p>
          </table:table-cell>
          <table:table-cell table:formula="of:=([.C882]-[.D882])^2" office:value-type="float" office:value="0.000000010998830174202" calcext:value-type="float">
            <text:p>1.099883017420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t</text:p>
          </table:table-cell>
          <table:table-cell office:value-type="float" office:value="338" calcext:value-type="float">
            <text:p>338</text:p>
          </table:table-cell>
          <table:table-cell table:formula="of:=([.B883]/[.$F$1])" office:value-type="float" office:value="0.00018729009517994" calcext:value-type="float">
            <text:p>0.00018729009518</text:p>
          </table:table-cell>
          <table:table-cell table:formula="of:=([.$S$11]/([.E883]+[.$T$11])^[.$U$11])" office:value-type="float" office:value="0.000291881788807367" calcext:value-type="float">
            <text:p>0.000291881788807</text:p>
          </table:table-cell>
          <table:table-cell office:value-type="float" office:value="882" calcext:value-type="float">
            <text:p>882</text:p>
          </table:table-cell>
          <table:table-cell/>
          <table:table-cell table:formula="of:=[.D883]^2" office:value-type="float" office:value="0.0000000851949786373887" calcext:value-type="float">
            <text:p>8.51949786373887E-08</text:p>
          </table:table-cell>
          <table:table-cell table:formula="of:=([.C883]-[.D883])^2" office:value-type="float" office:value="0.0000000109394223758537" calcext:value-type="float">
            <text:p>1.093942237585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rry</text:p>
          </table:table-cell>
          <table:table-cell office:value-type="float" office:value="338" calcext:value-type="float">
            <text:p>338</text:p>
          </table:table-cell>
          <table:table-cell table:formula="of:=([.B884]/[.$F$1])" office:value-type="float" office:value="0.00018729009517994" calcext:value-type="float">
            <text:p>0.00018729009518</text:p>
          </table:table-cell>
          <table:table-cell table:formula="of:=([.$S$11]/([.E884]+[.$T$11])^[.$U$11])" office:value-type="float" office:value="0.000291598769465027" calcext:value-type="float">
            <text:p>0.00029159876946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D884]^2" office:value-type="float" office:value="0.0000000850298423535179" calcext:value-type="float">
            <text:p>8.50298423535179E-08</text:p>
          </table:table-cell>
          <table:table-cell table:formula="of:=([.C884]-[.D884])^2" office:value-type="float" office:value="0.0000000108802995311124" calcext:value-type="float">
            <text:p>1.0880299531112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ppear</text:p>
          </table:table-cell>
          <table:table-cell office:value-type="float" office:value="338" calcext:value-type="float">
            <text:p>338</text:p>
          </table:table-cell>
          <table:table-cell table:formula="of:=([.B885]/[.$F$1])" office:value-type="float" office:value="0.00018729009517994" calcext:value-type="float">
            <text:p>0.00018729009518</text:p>
          </table:table-cell>
          <table:table-cell table:formula="of:=([.$S$11]/([.E885]+[.$T$11])^[.$U$11])" office:value-type="float" office:value="0.00029131634298023" calcext:value-type="float">
            <text:p>0.00029131634298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[.D885]^2" office:value-type="float" office:value="0.0000000848652116873752" calcext:value-type="float">
            <text:p>8.48652116873752E-08</text:p>
          </table:table-cell>
          <table:table-cell table:formula="of:=([.C885]-[.D885])^2" office:value-type="float" office:value="0.0000000108214602314074" calcext:value-type="float">
            <text:p>1.082146023140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wn</text:p>
          </table:table-cell>
          <table:table-cell office:value-type="float" office:value="337" calcext:value-type="float">
            <text:p>337</text:p>
          </table:table-cell>
          <table:table-cell table:formula="of:=([.B886]/[.$F$1])" office:value-type="float" office:value="0.000186735982472307" calcext:value-type="float">
            <text:p>0.000186735982472</text:p>
          </table:table-cell>
          <table:table-cell table:formula="of:=([.$S$11]/([.E886]+[.$T$11])^[.$U$11])" office:value-type="float" office:value="0.000291034507445547" calcext:value-type="float">
            <text:p>0.000291034507446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D886]^2" office:value-type="float" office:value="0.0000000847010845240719" calcext:value-type="float">
            <text:p>8.47010845240719E-08</text:p>
          </table:table-cell>
          <table:table-cell table:formula="of:=([.C886]-[.D886])^2" office:value-type="float" office:value="0.0000000108781823115935" calcext:value-type="float">
            <text:p>1.087818231159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st</text:p>
          </table:table-cell>
          <table:table-cell office:value-type="float" office:value="337" calcext:value-type="float">
            <text:p>337</text:p>
          </table:table-cell>
          <table:table-cell table:formula="of:=([.B887]/[.$F$1])" office:value-type="float" office:value="0.000186735982472307" calcext:value-type="float">
            <text:p>0.000186735982472</text:p>
          </table:table-cell>
          <table:table-cell table:formula="of:=([.$S$11]/([.E887]+[.$T$11])^[.$U$11])" office:value-type="float" office:value="0.000290753260961818" calcext:value-type="float">
            <text:p>0.000290753260962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D887]^2" office:value-type="float" office:value="0.0000000845374587599312" calcext:value-type="float">
            <text:p>8.45374587599312E-08</text:p>
          </table:table-cell>
          <table:table-cell table:formula="of:=([.C887]-[.D887])^2" office:value-type="float" office:value="0.0000000108195942243646" calcext:value-type="float">
            <text:p>1.0819594224364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sons</text:p>
          </table:table-cell>
          <table:table-cell office:value-type="float" office:value="337" calcext:value-type="float">
            <text:p>337</text:p>
          </table:table-cell>
          <table:table-cell table:formula="of:=([.B888]/[.$F$1])" office:value-type="float" office:value="0.000186735982472307" calcext:value-type="float">
            <text:p>0.000186735982472</text:p>
          </table:table-cell>
          <table:table-cell table:formula="of:=([.$S$11]/([.E888]+[.$T$11])^[.$U$11])" office:value-type="float" office:value="0.000290472601638116" calcext:value-type="float">
            <text:p>0.000290472601638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D888]^2" office:value-type="float" office:value="0.0000000843743323024154" calcext:value-type="float">
            <text:p>8.43743323024154E-08</text:p>
          </table:table-cell>
          <table:table-cell table:formula="of:=([.C888]-[.D888])^2" office:value-type="float" office:value="0.000000010761286155952" calcext:value-type="float">
            <text:p>1.07612861559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ps</text:p>
          </table:table-cell>
          <table:table-cell office:value-type="float" office:value="336" calcext:value-type="float">
            <text:p>336</text:p>
          </table:table-cell>
          <table:table-cell table:formula="of:=([.B889]/[.$F$1])" office:value-type="float" office:value="0.000186181869764674" calcext:value-type="float">
            <text:p>0.000186181869765</text:p>
          </table:table-cell>
          <table:table-cell table:formula="of:=([.$S$11]/([.E889]+[.$T$11])^[.$U$11])" office:value-type="float" office:value="0.000290192527591693" calcext:value-type="float">
            <text:p>0.000290192527592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D889]^2" office:value-type="float" office:value="0.0000000842117030700553" calcext:value-type="float">
            <text:p>8.42117030700553E-08</text:p>
          </table:table-cell>
          <table:table-cell table:formula="of:=([.C889]-[.D889])^2" office:value-type="float" office:value="0.0000000108182169416092" calcext:value-type="float">
            <text:p>1.0818216941609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tion</text:p>
          </table:table-cell>
          <table:table-cell office:value-type="float" office:value="336" calcext:value-type="float">
            <text:p>336</text:p>
          </table:table-cell>
          <table:table-cell table:formula="of:=([.B890]/[.$F$1])" office:value-type="float" office:value="0.000186181869764674" calcext:value-type="float">
            <text:p>0.000186181869765</text:p>
          </table:table-cell>
          <table:table-cell table:formula="of:=([.$S$11]/([.E890]+[.$T$11])^[.$U$11])" office:value-type="float" office:value="0.000289913036947942" calcext:value-type="float">
            <text:p>0.000289913036948</text:p>
          </table:table-cell>
          <table:table-cell office:value-type="float" office:value="889" calcext:value-type="float">
            <text:p>889</text:p>
          </table:table-cell>
          <table:table-cell/>
          <table:table-cell table:formula="of:=[.D890]^2" office:value-type="float" office:value="0.0000000840495689923787" calcext:value-type="float">
            <text:p>8.40495689923787E-08</text:p>
          </table:table-cell>
          <table:table-cell table:formula="of:=([.C890]-[.D890])^2" office:value-type="float" office:value="0.0000000107601550452031" calcext:value-type="float">
            <text:p>1.076015504520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uck</text:p>
          </table:table-cell>
          <table:table-cell office:value-type="float" office:value="336" calcext:value-type="float">
            <text:p>336</text:p>
          </table:table-cell>
          <table:table-cell table:formula="of:=([.B891]/[.$F$1])" office:value-type="float" office:value="0.000186181869764674" calcext:value-type="float">
            <text:p>0.000186181869765</text:p>
          </table:table-cell>
          <table:table-cell table:formula="of:=([.$S$11]/([.E891]+[.$T$11])^[.$U$11])" office:value-type="float" office:value="0.000289634127840351" calcext:value-type="float">
            <text:p>0.00028963412784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[.D891]^2" office:value-type="float" office:value="0.0000000838879280098407" calcext:value-type="float">
            <text:p>8.38879280098407E-08</text:p>
          </table:table-cell>
          <table:table-cell table:formula="of:=([.C891]-[.D891])^2" office:value-type="float" office:value="0.0000000107023697009565" calcext:value-type="float">
            <text:p>1.0702369700956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sidered</text:p>
          </table:table-cell>
          <table:table-cell office:value-type="float" office:value="335" calcext:value-type="float">
            <text:p>335</text:p>
          </table:table-cell>
          <table:table-cell table:formula="of:=([.B892]/[.$F$1])" office:value-type="float" office:value="0.000185627757057041" calcext:value-type="float">
            <text:p>0.000185627757057</text:p>
          </table:table-cell>
          <table:table-cell table:formula="of:=([.$S$11]/([.E892]+[.$T$11])^[.$U$11])" office:value-type="float" office:value="0.000289355798410457" calcext:value-type="float">
            <text:p>0.00028935579841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[.D892]^2" office:value-type="float" office:value="0.0000000837267780737531" calcext:value-type="float">
            <text:p>8.37267780737531E-08</text:p>
          </table:table-cell>
          <table:table-cell table:formula="of:=([.C892]-[.D892])^2" office:value-type="float" office:value="0.000000010759506563016" calcext:value-type="float">
            <text:p>1.07595065630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dinary</text:p>
          </table:table-cell>
          <table:table-cell office:value-type="float" office:value="334" calcext:value-type="float">
            <text:p>334</text:p>
          </table:table-cell>
          <table:table-cell table:formula="of:=([.B893]/[.$F$1])" office:value-type="float" office:value="0.000185073644349408" calcext:value-type="float">
            <text:p>0.000185073644349</text:p>
          </table:table-cell>
          <table:table-cell table:formula="of:=([.$S$11]/([.E893]+[.$T$11])^[.$U$11])" office:value-type="float" office:value="0.000289078046807806" calcext:value-type="float">
            <text:p>0.000289078046808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[.D893]^2" office:value-type="float" office:value="0.0000000835661171462158" calcext:value-type="float">
            <text:p>8.35661171462158E-08</text:p>
          </table:table-cell>
          <table:table-cell table:formula="of:=([.C893]-[.D893])^2" office:value-type="float" office:value="0.0000000108169157307283" calcext:value-type="float">
            <text:p>1.081691573072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ry</text:p>
          </table:table-cell>
          <table:table-cell office:value-type="float" office:value="334" calcext:value-type="float">
            <text:p>334</text:p>
          </table:table-cell>
          <table:table-cell table:formula="of:=([.B894]/[.$F$1])" office:value-type="float" office:value="0.000185073644349408" calcext:value-type="float">
            <text:p>0.000185073644349</text:p>
          </table:table-cell>
          <table:table-cell table:formula="of:=([.$S$11]/([.E894]+[.$T$11])^[.$U$11])" office:value-type="float" office:value="0.000288800871189905" calcext:value-type="float">
            <text:p>0.00028880087119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D894]^2" office:value-type="float" office:value="0.000000083405943200048" calcext:value-type="float">
            <text:p>8.3405943200048E-08</text:p>
          </table:table-cell>
          <table:table-cell table:formula="of:=([.C894]-[.D894])^2" office:value-type="float" office:value="0.0000000107593375880199" calcext:value-type="float">
            <text:p>1.0759337588019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light</text:p>
          </table:table-cell>
          <table:table-cell office:value-type="float" office:value="334" calcext:value-type="float">
            <text:p>334</text:p>
          </table:table-cell>
          <table:table-cell table:formula="of:=([.B895]/[.$F$1])" office:value-type="float" office:value="0.000185073644349408" calcext:value-type="float">
            <text:p>0.000185073644349</text:p>
          </table:table-cell>
          <table:table-cell table:formula="of:=([.$S$11]/([.E895]+[.$T$11])^[.$U$11])" office:value-type="float" office:value="0.000288524269722183" calcext:value-type="float">
            <text:p>0.000288524269722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D895]^2" office:value-type="float" office:value="0.0000000832462542187192" calcext:value-type="float">
            <text:p>8.32462542187192E-08</text:p>
          </table:table-cell>
          <table:table-cell table:formula="of:=([.C895]-[.D895])^2" office:value-type="float" office:value="0.0000000107020318900183" calcext:value-type="float">
            <text:p>1.070203189001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dies</text:p>
          </table:table-cell>
          <table:table-cell office:value-type="float" office:value="333" calcext:value-type="float">
            <text:p>333</text:p>
          </table:table-cell>
          <table:table-cell table:formula="of:=([.B896]/[.$F$1])" office:value-type="float" office:value="0.000184519531641775" calcext:value-type="float">
            <text:p>0.000184519531642</text:p>
          </table:table-cell>
          <table:table-cell table:formula="of:=([.$S$11]/([.E896]+[.$T$11])^[.$U$11])" office:value-type="float" office:value="0.000288248240577948" calcext:value-type="float">
            <text:p>0.000288248240578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[.D896]^2" office:value-type="float" office:value="0.0000000830870481962825" calcext:value-type="float">
            <text:p>8.30870481962825E-08</text:p>
          </table:table-cell>
          <table:table-cell table:formula="of:=([.C896]-[.D896])^2" office:value-type="float" office:value="0.0000000107596450575653" calcext:value-type="float">
            <text:p>1.0759645057565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nking</text:p>
          </table:table-cell>
          <table:table-cell office:value-type="float" office:value="333" calcext:value-type="float">
            <text:p>333</text:p>
          </table:table-cell>
          <table:table-cell table:formula="of:=([.B897]/[.$F$1])" office:value-type="float" office:value="0.000184519531641775" calcext:value-type="float">
            <text:p>0.000184519531642</text:p>
          </table:table-cell>
          <table:table-cell table:formula="of:=([.$S$11]/([.E897]+[.$T$11])^[.$U$11])" office:value-type="float" office:value="0.00028797278193834" calcext:value-type="float">
            <text:p>0.000287972781938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897]^2" office:value-type="float" office:value="0.0000000829283231373067" calcext:value-type="float">
            <text:p>8.29283231373067E-08</text:p>
          </table:table-cell>
          <table:table-cell table:formula="of:=([.C897]-[.D897])^2" office:value-type="float" office:value="0.0000000107025749969237" calcext:value-type="float">
            <text:p>1.0702574996923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y</text:p>
          </table:table-cell>
          <table:table-cell office:value-type="float" office:value="333" calcext:value-type="float">
            <text:p>333</text:p>
          </table:table-cell>
          <table:table-cell table:formula="of:=([.B898]/[.$F$1])" office:value-type="float" office:value="0.000184519531641775" calcext:value-type="float">
            <text:p>0.000184519531642</text:p>
          </table:table-cell>
          <table:table-cell table:formula="of:=([.$S$11]/([.E898]+[.$T$11])^[.$U$11])" office:value-type="float" office:value="0.000287697891992294" calcext:value-type="float">
            <text:p>0.00028769789199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D898]^2" office:value-type="float" office:value="0.0000000827700770568097" calcext:value-type="float">
            <text:p>8.27700770568097E-08</text:p>
          </table:table-cell>
          <table:table-cell table:formula="of:=([.C898]-[.D898])^2" office:value-type="float" office:value="0.0000000106457740446216" calcext:value-type="float">
            <text:p>1.0645774044621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queen</text:p>
          </table:table-cell>
          <table:table-cell office:value-type="float" office:value="333" calcext:value-type="float">
            <text:p>333</text:p>
          </table:table-cell>
          <table:table-cell table:formula="of:=([.B899]/[.$F$1])" office:value-type="float" office:value="0.000184519531641775" calcext:value-type="float">
            <text:p>0.000184519531642</text:p>
          </table:table-cell>
          <table:table-cell table:formula="of:=([.$S$11]/([.E899]+[.$T$11])^[.$U$11])" office:value-type="float" office:value="0.000287423568936495" calcext:value-type="float">
            <text:p>0.000287423568936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D899]^2" office:value-type="float" office:value="0.0000000826123079801922" calcext:value-type="float">
            <text:p>8.26123079801922E-08</text:p>
          </table:table-cell>
          <table:table-cell table:formula="of:=([.C899]-[.D899])^2" office:value-type="float" office:value="0.0000000105892408915532" calcext:value-type="float">
            <text:p>1.0589240891553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auty</text:p>
          </table:table-cell>
          <table:table-cell office:value-type="float" office:value="332" calcext:value-type="float">
            <text:p>332</text:p>
          </table:table-cell>
          <table:table-cell table:formula="of:=([.B900]/[.$F$1])" office:value-type="float" office:value="0.000183965418934142" calcext:value-type="float">
            <text:p>0.000183965418934</text:p>
          </table:table-cell>
          <table:table-cell table:formula="of:=([.$S$11]/([.E900]+[.$T$11])^[.$U$11])" office:value-type="float" office:value="0.000287149810975338" calcext:value-type="float">
            <text:p>0.000287149810975</text:p>
          </table:table-cell>
          <table:table-cell office:value-type="float" office:value="899" calcext:value-type="float">
            <text:p>899</text:p>
          </table:table-cell>
          <table:table-cell/>
          <table:table-cell table:formula="of:=[.D900]^2" office:value-type="float" office:value="0.0000000824550139431723" calcext:value-type="float">
            <text:p>8.24550139431723E-08</text:p>
          </table:table-cell>
          <table:table-cell table:formula="of:=([.C900]-[.D900])^2" office:value-type="float" office:value="0.0000000106470187609112" calcext:value-type="float">
            <text:p>1.0647018760911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nute</text:p>
          </table:table-cell>
          <table:table-cell office:value-type="float" office:value="331" calcext:value-type="float">
            <text:p>331</text:p>
          </table:table-cell>
          <table:table-cell table:formula="of:=([.B901]/[.$F$1])" office:value-type="float" office:value="0.000183411306226509" calcext:value-type="float">
            <text:p>0.000183411306227</text:p>
          </table:table-cell>
          <table:table-cell table:formula="of:=([.$S$11]/([.E901]+[.$T$11])^[.$U$11])" office:value-type="float" office:value="0.000286876616320884" calcext:value-type="float">
            <text:p>0.000286876616321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D901]^2" office:value-type="float" office:value="0.0000000822981929917199" calcext:value-type="float">
            <text:p>8.22981929917199E-08</text:p>
          </table:table-cell>
          <table:table-cell table:formula="of:=([.C901]-[.D901])^2" office:value-type="float" office:value="0.0000000107050703929252" calcext:value-type="float">
            <text:p>1.070507039292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habitants</text:p>
          </table:table-cell>
          <table:table-cell office:value-type="float" office:value="331" calcext:value-type="float">
            <text:p>331</text:p>
          </table:table-cell>
          <table:table-cell table:formula="of:=([.B902]/[.$F$1])" office:value-type="float" office:value="0.000183411306226509" calcext:value-type="float">
            <text:p>0.000183411306227</text:p>
          </table:table-cell>
          <table:table-cell table:formula="of:=([.$S$11]/([.E902]+[.$T$11])^[.$U$11])" office:value-type="float" office:value="0.000286603983192823" calcext:value-type="float">
            <text:p>0.000286603983193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[.D902]^2" office:value-type="float" office:value="0.0000000821418431819919" calcext:value-type="float">
            <text:p>8.21418431819919E-08</text:p>
          </table:table-cell>
          <table:table-cell table:formula="of:=([.C902]-[.D902])^2" office:value-type="float" office:value="0.000000010648728579474" calcext:value-type="float">
            <text:p>1.064872857947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ou're</text:p>
          </table:table-cell>
          <table:table-cell office:value-type="float" office:value="331" calcext:value-type="float">
            <text:p>331</text:p>
          </table:table-cell>
          <table:table-cell table:formula="of:=([.B903]/[.$F$1])" office:value-type="float" office:value="0.000183411306226509" calcext:value-type="float">
            <text:p>0.000183411306227</text:p>
          </table:table-cell>
          <table:table-cell table:formula="of:=([.$S$11]/([.E903]+[.$T$11])^[.$U$11])" office:value-type="float" office:value="0.000286331909818427" calcext:value-type="float">
            <text:p>0.00028633190981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D903]^2" office:value-type="float" office:value="0.000000081985962580268" calcext:value-type="float">
            <text:p>8.1985962580268E-08</text:p>
          </table:table-cell>
          <table:table-cell table:formula="of:=([.C903]-[.D903])^2" office:value-type="float" office:value="0.0000000105926506437248" calcext:value-type="float">
            <text:p>1.059265064372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ffort</text:p>
          </table:table-cell>
          <table:table-cell office:value-type="float" office:value="330" calcext:value-type="float">
            <text:p>330</text:p>
          </table:table-cell>
          <table:table-cell table:formula="of:=([.B904]/[.$F$1])" office:value-type="float" office:value="0.000182857193518876" calcext:value-type="float">
            <text:p>0.000182857193519</text:p>
          </table:table-cell>
          <table:table-cell table:formula="of:=([.$S$11]/([.E904]+[.$T$11])^[.$U$11])" office:value-type="float" office:value="0.000286060394432517" calcext:value-type="float">
            <text:p>0.000286060394433</text:p>
          </table:table-cell>
          <table:table-cell office:value-type="float" office:value="903" calcext:value-type="float">
            <text:p>903</text:p>
          </table:table-cell>
          <table:table-cell/>
          <table:table-cell table:formula="of:=[.D904]^2" office:value-type="float" office:value="0.0000000818305492628874" calcext:value-type="float">
            <text:p>8.18305492628874E-08</text:p>
          </table:table-cell>
          <table:table-cell table:formula="of:=([.C904]-[.D904])^2" office:value-type="float" office:value="0.0000000106509006788214" calcext:value-type="float">
            <text:p>1.0650900678821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urning</text:p>
          </table:table-cell>
          <table:table-cell office:value-type="float" office:value="330" calcext:value-type="float">
            <text:p>330</text:p>
          </table:table-cell>
          <table:table-cell table:formula="of:=([.B905]/[.$F$1])" office:value-type="float" office:value="0.000182857193518876" calcext:value-type="float">
            <text:p>0.000182857193519</text:p>
          </table:table-cell>
          <table:table-cell table:formula="of:=([.$S$11]/([.E905]+[.$T$11])^[.$U$11])" office:value-type="float" office:value="0.000285789435277416" calcext:value-type="float">
            <text:p>0.000285789435277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D905]^2" office:value-type="float" office:value="0.0000000816756013161844" calcext:value-type="float">
            <text:p>8.16756013161844E-08</text:p>
          </table:table-cell>
          <table:table-cell table:formula="of:=([.C905]-[.D905])^2" office:value-type="float" office:value="0.0000000105950463934385" calcext:value-type="float">
            <text:p>1.0595046393438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rt</text:p>
          </table:table-cell>
          <table:table-cell office:value-type="float" office:value="329" calcext:value-type="float">
            <text:p>329</text:p>
          </table:table-cell>
          <table:table-cell table:formula="of:=([.B906]/[.$F$1])" office:value-type="float" office:value="0.000182303080811243" calcext:value-type="float">
            <text:p>0.000182303080811</text:p>
          </table:table-cell>
          <table:table-cell table:formula="of:=([.$S$11]/([.E906]+[.$T$11])^[.$U$11])" office:value-type="float" office:value="0.000285519030602912" calcext:value-type="float">
            <text:p>0.000285519030603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[.D906]^2" office:value-type="float" office:value="0.0000000815211168364264" calcext:value-type="float">
            <text:p>8.15211168364264E-08</text:p>
          </table:table-cell>
          <table:table-cell table:formula="of:=([.C906]-[.D906])^2" office:value-type="float" office:value="0.0000000106535322913962" calcext:value-type="float">
            <text:p>1.0653532291396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ge</text:p>
          </table:table-cell>
          <table:table-cell office:value-type="float" office:value="329" calcext:value-type="float">
            <text:p>329</text:p>
          </table:table-cell>
          <table:table-cell table:formula="of:=([.B907]/[.$F$1])" office:value-type="float" office:value="0.000182303080811243" calcext:value-type="float">
            <text:p>0.000182303080811</text:p>
          </table:table-cell>
          <table:table-cell table:formula="of:=([.$S$11]/([.E907]+[.$T$11])^[.$U$11])" office:value-type="float" office:value="0.000285249178666216" calcext:value-type="float">
            <text:p>0.000285249178666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[.D907]^2" office:value-type="float" office:value="0.0000000813670939297511" calcext:value-type="float">
            <text:p>8.13670939297511E-08</text:p>
          </table:table-cell>
          <table:table-cell table:formula="of:=([.C907]-[.D907])^2" office:value-type="float" office:value="0.0000000105978990635657" calcext:value-type="float">
            <text:p>1.059789906356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ligious</text:p>
          </table:table-cell>
          <table:table-cell office:value-type="float" office:value="328" calcext:value-type="float">
            <text:p>328</text:p>
          </table:table-cell>
          <table:table-cell table:formula="of:=([.B908]/[.$F$1])" office:value-type="float" office:value="0.00018174896810361" calcext:value-type="float">
            <text:p>0.000181748968104</text:p>
          </table:table-cell>
          <table:table-cell table:formula="of:=([.$S$11]/([.E908]+[.$T$11])^[.$U$11])" office:value-type="float" office:value="0.000284979877731928" calcext:value-type="float">
            <text:p>0.000284979877732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[.D908]^2" office:value-type="float" office:value="0.0000000812135307121048" calcext:value-type="float">
            <text:p>8.12135307121048E-08</text:p>
          </table:table-cell>
          <table:table-cell table:formula="of:=([.C908]-[.D908])^2" office:value-type="float" office:value="0.00000001065662070269" calcext:value-type="float">
            <text:p>1.06566207026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uggle</text:p>
          </table:table-cell>
          <table:table-cell office:value-type="float" office:value="328" calcext:value-type="float">
            <text:p>328</text:p>
          </table:table-cell>
          <table:table-cell table:formula="of:=([.B909]/[.$F$1])" office:value-type="float" office:value="0.00018174896810361" calcext:value-type="float">
            <text:p>0.000181748968104</text:p>
          </table:table-cell>
          <table:table-cell table:formula="of:=([.$S$11]/([.E909]+[.$T$11])^[.$U$11])" office:value-type="float" office:value="0.00028471112607199" calcext:value-type="float">
            <text:p>0.000284711126072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[.D909]^2" office:value-type="float" office:value="0.0000000810604253091805" calcext:value-type="float">
            <text:p>8.10604253091805E-08</text:p>
          </table:table-cell>
          <table:table-cell table:formula="of:=([.C909]-[.D909])^2" office:value-type="float" office:value="0.0000000106012059735056" calcext:value-type="float">
            <text:p>1.0601205973505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fraid</text:p>
          </table:table-cell>
          <table:table-cell office:value-type="float" office:value="328" calcext:value-type="float">
            <text:p>328</text:p>
          </table:table-cell>
          <table:table-cell table:formula="of:=([.B910]/[.$F$1])" office:value-type="float" office:value="0.00018174896810361" calcext:value-type="float">
            <text:p>0.000181748968104</text:p>
          </table:table-cell>
          <table:table-cell table:formula="of:=([.$S$11]/([.E910]+[.$T$11])^[.$U$11])" office:value-type="float" office:value="0.000284442921965651" calcext:value-type="float">
            <text:p>0.000284442921966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[.D910]^2" office:value-type="float" office:value="0.0000000809077758563574" calcext:value-type="float">
            <text:p>8.09077758563574E-08</text:p>
          </table:table-cell>
          <table:table-cell table:formula="of:=([.C910]-[.D910])^2" office:value-type="float" office:value="0.0000000105460481598189" calcext:value-type="float">
            <text:p>1.0546048159818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ssage</text:p>
          </table:table-cell>
          <table:table-cell office:value-type="float" office:value="327" calcext:value-type="float">
            <text:p>327</text:p>
          </table:table-cell>
          <table:table-cell table:formula="of:=([.B911]/[.$F$1])" office:value-type="float" office:value="0.000181194855395977" calcext:value-type="float">
            <text:p>0.000181194855396</text:p>
          </table:table-cell>
          <table:table-cell table:formula="of:=([.$S$11]/([.E911]+[.$T$11])^[.$U$11])" office:value-type="float" office:value="0.000284175263699428" calcext:value-type="float">
            <text:p>0.000284175263699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D911]^2" office:value-type="float" office:value="0.0000000807555804986397" calcext:value-type="float">
            <text:p>8.07555804986397E-08</text:p>
          </table:table-cell>
          <table:table-cell table:formula="of:=([.C911]-[.D911])^2" office:value-type="float" office:value="0.0000000106049644943455" calcext:value-type="float">
            <text:p>1.0604964494345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pportunity</text:p>
          </table:table-cell>
          <table:table-cell office:value-type="float" office:value="327" calcext:value-type="float">
            <text:p>327</text:p>
          </table:table-cell>
          <table:table-cell table:formula="of:=([.B912]/[.$F$1])" office:value-type="float" office:value="0.000181194855395977" calcext:value-type="float">
            <text:p>0.000181194855396</text:p>
          </table:table-cell>
          <table:table-cell table:formula="of:=([.$S$11]/([.E912]+[.$T$11])^[.$U$11])" office:value-type="float" office:value="0.000283908149567069" calcext:value-type="float">
            <text:p>0.000283908149567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[.D912]^2" office:value-type="float" office:value="0.0000000806038373905971" calcext:value-type="float">
            <text:p>8.06038373905971E-08</text:p>
          </table:table-cell>
          <table:table-cell table:formula="of:=([.C912]-[.D912])^2" office:value-type="float" office:value="0.0000000105500207994772" calcext:value-type="float">
            <text:p>1.055002079947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st</text:p>
          </table:table-cell>
          <table:table-cell office:value-type="float" office:value="327" calcext:value-type="float">
            <text:p>327</text:p>
          </table:table-cell>
          <table:table-cell table:formula="of:=([.B913]/[.$F$1])" office:value-type="float" office:value="0.000181194855395977" calcext:value-type="float">
            <text:p>0.000181194855396</text:p>
          </table:table-cell>
          <table:table-cell table:formula="of:=([.$S$11]/([.E913]+[.$T$11])^[.$U$11])" office:value-type="float" office:value="0.000283641577869509" calcext:value-type="float">
            <text:p>0.00028364157787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D913]^2" office:value-type="float" office:value="0.0000000804525446963046" calcext:value-type="float">
            <text:p>8.04525446963046E-08</text:p>
          </table:table-cell>
          <table:table-cell table:formula="of:=([.C913]-[.D913])^2" office:value-type="float" office:value="0.0000000104953309455688" calcext:value-type="float">
            <text:p>1.0495330945568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ine</text:p>
          </table:table-cell>
          <table:table-cell office:value-type="float" office:value="326" calcext:value-type="float">
            <text:p>326</text:p>
          </table:table-cell>
          <table:table-cell table:formula="of:=([.B914]/[.$F$1])" office:value-type="float" office:value="0.000180640742688344" calcext:value-type="float">
            <text:p>0.000180640742688</text:p>
          </table:table-cell>
          <table:table-cell table:formula="of:=([.$S$11]/([.E914]+[.$T$11])^[.$U$11])" office:value-type="float" office:value="0.000283375546914838" calcext:value-type="float">
            <text:p>0.000283375546915</text:p>
          </table:table-cell>
          <table:table-cell office:value-type="float" office:value="913" calcext:value-type="float">
            <text:p>913</text:p>
          </table:table-cell>
          <table:table-cell/>
          <table:table-cell table:formula="of:=[.D914]^2" office:value-type="float" office:value="0.0000000803017005892833" calcext:value-type="float">
            <text:p>8.03017005892833E-08</text:p>
          </table:table-cell>
          <table:table-cell table:formula="of:=([.C914]-[.D914])^2" office:value-type="float" office:value="0.0000000105544399994559" calcext:value-type="float">
            <text:p>1.055443999945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book</text:p>
          </table:table-cell>
          <table:table-cell office:value-type="float" office:value="326" calcext:value-type="float">
            <text:p>326</text:p>
          </table:table-cell>
          <table:table-cell table:formula="of:=([.B915]/[.$F$1])" office:value-type="float" office:value="0.000180640742688344" calcext:value-type="float">
            <text:p>0.000180640742688</text:p>
          </table:table-cell>
          <table:table-cell table:formula="of:=([.$S$11]/([.E915]+[.$T$11])^[.$U$11])" office:value-type="float" office:value="0.00028311005501826" calcext:value-type="float">
            <text:p>0.000283110055018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[.D915]^2" office:value-type="float" office:value="0.0000000801513032524419" calcext:value-type="float">
            <text:p>8.01513032524419E-08</text:p>
          </table:table-cell>
          <table:table-cell table:formula="of:=([.C915]-[.D915])^2" office:value-type="float" office:value="0.0000000104999599693657" calcext:value-type="float">
            <text:p>1.0499959969365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shington</text:p>
          </table:table-cell>
          <table:table-cell office:value-type="float" office:value="326" calcext:value-type="float">
            <text:p>326</text:p>
          </table:table-cell>
          <table:table-cell table:formula="of:=([.B916]/[.$F$1])" office:value-type="float" office:value="0.000180640742688344" calcext:value-type="float">
            <text:p>0.000180640742688</text:p>
          </table:table-cell>
          <table:table-cell table:formula="of:=([.$S$11]/([.E916]+[.$T$11])^[.$U$11])" office:value-type="float" office:value="0.000282845100502055" calcext:value-type="float">
            <text:p>0.000282845100502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[.D916]^2" office:value-type="float" office:value="0.0000000800013508780179" calcext:value-type="float">
            <text:p>8.00013508780179E-08</text:p>
          </table:table-cell>
          <table:table-cell table:formula="of:=([.C916]-[.D916])^2" office:value-type="float" office:value="0.0000000104457307561131" calcext:value-type="float">
            <text:p>1.0445730756113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ip</text:p>
          </table:table-cell>
          <table:table-cell office:value-type="float" office:value="326" calcext:value-type="float">
            <text:p>326</text:p>
          </table:table-cell>
          <table:table-cell table:formula="of:=([.B917]/[.$F$1])" office:value-type="float" office:value="0.000180640742688344" calcext:value-type="float">
            <text:p>0.000180640742688</text:p>
          </table:table-cell>
          <table:table-cell table:formula="of:=([.$S$11]/([.E917]+[.$T$11])^[.$U$11])" office:value-type="float" office:value="0.000282580681695546" calcext:value-type="float">
            <text:p>0.000282580681696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D917]^2" office:value-type="float" office:value="0.0000000798518416675197" calcext:value-type="float">
            <text:p>7.98518416675197E-08</text:p>
          </table:table-cell>
          <table:table-cell table:formula="of:=([.C917]-[.D917])^2" office:value-type="float" office:value="0.0000000103917511647921" calcext:value-type="float">
            <text:p>1.03917511647921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losely</text:p>
          </table:table-cell>
          <table:table-cell office:value-type="float" office:value="325" calcext:value-type="float">
            <text:p>325</text:p>
          </table:table-cell>
          <table:table-cell table:formula="of:=([.B918]/[.$F$1])" office:value-type="float" office:value="0.000180086629980711" calcext:value-type="float">
            <text:p>0.000180086629981</text:p>
          </table:table-cell>
          <table:table-cell table:formula="of:=([.$S$11]/([.E918]+[.$T$11])^[.$U$11])" office:value-type="float" office:value="0.000282316796935055" calcext:value-type="float">
            <text:p>0.000282316796935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[.D918]^2" office:value-type="float" office:value="0.0000000797027738316692" calcext:value-type="float">
            <text:p>7.97027738316692E-08</text:p>
          </table:table-cell>
          <table:table-cell table:formula="of:=([.C918]-[.D918])^2" office:value-type="float" office:value="0.000000010451007035513" calcext:value-type="float">
            <text:p>1.045100703551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crooge</text:p>
          </table:table-cell>
          <table:table-cell office:value-type="float" office:value="324" calcext:value-type="float">
            <text:p>324</text:p>
          </table:table-cell>
          <table:table-cell table:formula="of:=([.B919]/[.$F$1])" office:value-type="float" office:value="0.000179532517273078" calcext:value-type="float">
            <text:p>0.000179532517273</text:p>
          </table:table-cell>
          <table:table-cell table:formula="of:=([.$S$11]/([.E919]+[.$T$11])^[.$U$11])" office:value-type="float" office:value="0.000282053444563871" calcext:value-type="float">
            <text:p>0.000282053444564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[.D919]^2" office:value-type="float" office:value="0.0000000795541455903447" calcext:value-type="float">
            <text:p>7.95541455903447E-08</text:p>
          </table:table-cell>
          <table:table-cell table:formula="of:=([.C919]-[.D919])^2" office:value-type="float" office:value="0.000000010510540532564" calcext:value-type="float">
            <text:p>1.0510540532564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gard</text:p>
          </table:table-cell>
          <table:table-cell office:value-type="float" office:value="324" calcext:value-type="float">
            <text:p>324</text:p>
          </table:table-cell>
          <table:table-cell table:formula="of:=([.B920]/[.$F$1])" office:value-type="float" office:value="0.000179532517273078" calcext:value-type="float">
            <text:p>0.000179532517273</text:p>
          </table:table-cell>
          <table:table-cell table:formula="of:=([.$S$11]/([.E920]+[.$T$11])^[.$U$11])" office:value-type="float" office:value="0.000281790622932212" calcext:value-type="float">
            <text:p>0.000281790622932</text:p>
          </table:table-cell>
          <table:table-cell office:value-type="float" office:value="919" calcext:value-type="float">
            <text:p>919</text:p>
          </table:table-cell>
          <table:table-cell/>
          <table:table-cell table:formula="of:=[.D920]^2" office:value-type="float" office:value="0.000000079405955172524" calcext:value-type="float">
            <text:p>7.9405955172524E-08</text:p>
          </table:table-cell>
          <table:table-cell table:formula="of:=([.C920]-[.D920])^2" office:value-type="float" office:value="0.0000000104567201729945" calcext:value-type="float">
            <text:p>1.0456720172994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ll</text:p>
          </table:table-cell>
          <table:table-cell office:value-type="float" office:value="324" calcext:value-type="float">
            <text:p>324</text:p>
          </table:table-cell>
          <table:table-cell table:formula="of:=([.B921]/[.$F$1])" office:value-type="float" office:value="0.000179532517273078" calcext:value-type="float">
            <text:p>0.000179532517273</text:p>
          </table:table-cell>
          <table:table-cell table:formula="of:=([.$S$11]/([.E921]+[.$T$11])^[.$U$11])" office:value-type="float" office:value="0.000281528330397188" calcext:value-type="float">
            <text:p>0.000281528330397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D921]^2" office:value-type="float" office:value="0.0000000792582008162281" calcext:value-type="float">
            <text:p>7.92582008162281E-08</text:p>
          </table:table-cell>
          <table:table-cell table:formula="of:=([.C921]-[.D921])^2" office:value-type="float" office:value="0.0000000104031458948482" calcext:value-type="float">
            <text:p>1.0403145894848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ction</text:p>
          </table:table-cell>
          <table:table-cell office:value-type="float" office:value="323" calcext:value-type="float">
            <text:p>323</text:p>
          </table:table-cell>
          <table:table-cell table:formula="of:=([.B922]/[.$F$1])" office:value-type="float" office:value="0.000178978404565445" calcext:value-type="float">
            <text:p>0.000178978404565</text:p>
          </table:table-cell>
          <table:table-cell table:formula="of:=([.$S$11]/([.E922]+[.$T$11])^[.$U$11])" office:value-type="float" office:value="0.000281266565322765" calcext:value-type="float">
            <text:p>0.000281266565323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[.D922]^2" office:value-type="float" office:value="0.0000000791108807684652" calcext:value-type="float">
            <text:p>7.91108807684652E-08</text:p>
          </table:table-cell>
          <table:table-cell table:formula="of:=([.C922]-[.D922])^2" office:value-type="float" office:value="0.0000000104628678311152" calcext:value-type="float">
            <text:p>1.0462867831115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claimed</text:p>
          </table:table-cell>
          <table:table-cell office:value-type="float" office:value="322" calcext:value-type="float">
            <text:p>322</text:p>
          </table:table-cell>
          <table:table-cell table:formula="of:=([.B923]/[.$F$1])" office:value-type="float" office:value="0.000178424291857812" calcext:value-type="float">
            <text:p>0.000178424291858</text:p>
          </table:table-cell>
          <table:table-cell table:formula="of:=([.$S$11]/([.E923]+[.$T$11])^[.$U$11])" office:value-type="float" office:value="0.000281005326079731" calcext:value-type="float">
            <text:p>0.00028100532608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[.D923]^2" office:value-type="float" office:value="0.0000000789639932851757" calcext:value-type="float">
            <text:p>7.89639932851757E-08</text:p>
          </table:table-cell>
          <table:table-cell table:formula="of:=([.C923]-[.D923])^2" office:value-type="float" office:value="0.0000000105228685820383" calcext:value-type="float">
            <text:p>1.0522868582038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ne</text:p>
          </table:table-cell>
          <table:table-cell office:value-type="float" office:value="322" calcext:value-type="float">
            <text:p>322</text:p>
          </table:table-cell>
          <table:table-cell table:formula="of:=([.B924]/[.$F$1])" office:value-type="float" office:value="0.000178424291857812" calcext:value-type="float">
            <text:p>0.000178424291858</text:p>
          </table:table-cell>
          <table:table-cell table:formula="of:=([.$S$11]/([.E924]+[.$T$11])^[.$U$11])" office:value-type="float" office:value="0.000280744611045656" calcext:value-type="float">
            <text:p>0.000280744611046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[.D924]^2" office:value-type="float" office:value="0.0000000788175366311766" calcext:value-type="float">
            <text:p>7.88175366311766E-08</text:p>
          </table:table-cell>
          <table:table-cell table:formula="of:=([.C924]-[.D924])^2" office:value-type="float" office:value="0.0000000104694477187022" calcext:value-type="float">
            <text:p>1.0469447718702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nnessee</text:p>
          </table:table-cell>
          <table:table-cell office:value-type="float" office:value="322" calcext:value-type="float">
            <text:p>322</text:p>
          </table:table-cell>
          <table:table-cell table:formula="of:=([.B925]/[.$F$1])" office:value-type="float" office:value="0.000178424291857812" calcext:value-type="float">
            <text:p>0.000178424291858</text:p>
          </table:table-cell>
          <table:table-cell table:formula="of:=([.$S$11]/([.E925]+[.$T$11])^[.$U$11])" office:value-type="float" office:value="0.000280484418604861" calcext:value-type="float">
            <text:p>0.000280484418605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[.D925]^2" office:value-type="float" office:value="0.0000000786715090801069" calcext:value-type="float">
            <text:p>7.86715090801069E-08</text:p>
          </table:table-cell>
          <table:table-cell table:formula="of:=([.C925]-[.D925])^2" office:value-type="float" office:value="0.0000000104162694716236" calcext:value-type="float">
            <text:p>1.0416269471623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ght</text:p>
          </table:table-cell>
          <table:table-cell office:value-type="float" office:value="322" calcext:value-type="float">
            <text:p>322</text:p>
          </table:table-cell>
          <table:table-cell table:formula="of:=([.B926]/[.$F$1])" office:value-type="float" office:value="0.000178424291857812" calcext:value-type="float">
            <text:p>0.000178424291858</text:p>
          </table:table-cell>
          <table:table-cell table:formula="of:=([.$S$11]/([.E926]+[.$T$11])^[.$U$11])" office:value-type="float" office:value="0.00028022474714838" calcext:value-type="float">
            <text:p>0.000280224747148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D926]^2" office:value-type="float" office:value="0.0000000785259089143735" calcext:value-type="float">
            <text:p>7.85259089143735E-08</text:p>
          </table:table-cell>
          <table:table-cell table:formula="of:=([.C926]-[.D926])^2" office:value-type="float" office:value="0.0000000103633326973668" calcext:value-type="float">
            <text:p>1.0363332697366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peated</text:p>
          </table:table-cell>
          <table:table-cell office:value-type="float" office:value="322" calcext:value-type="float">
            <text:p>322</text:p>
          </table:table-cell>
          <table:table-cell table:formula="of:=([.B927]/[.$F$1])" office:value-type="float" office:value="0.000178424291857812" calcext:value-type="float">
            <text:p>0.000178424291858</text:p>
          </table:table-cell>
          <table:table-cell table:formula="of:=([.$S$11]/([.E927]+[.$T$11])^[.$U$11])" office:value-type="float" office:value="0.000279965595073925" calcext:value-type="float">
            <text:p>0.000279965595074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D927]^2" office:value-type="float" office:value="0.000000078380734425097" calcext:value-type="float">
            <text:p>7.8380734425097E-08</text:p>
          </table:table-cell>
          <table:table-cell table:formula="of:=([.C927]-[.D927])^2" office:value-type="float" office:value="0.0000000103106362588265" calcext:value-type="float">
            <text:p>1.0310636258826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ply</text:p>
          </table:table-cell>
          <table:table-cell office:value-type="float" office:value="322" calcext:value-type="float">
            <text:p>322</text:p>
          </table:table-cell>
          <table:table-cell table:formula="of:=([.B928]/[.$F$1])" office:value-type="float" office:value="0.000178424291857812" calcext:value-type="float">
            <text:p>0.000178424291858</text:p>
          </table:table-cell>
          <table:table-cell table:formula="of:=([.$S$11]/([.E928]+[.$T$11])^[.$U$11])" office:value-type="float" office:value="0.000279706960785853" calcext:value-type="float">
            <text:p>0.000279706960786</text:p>
          </table:table-cell>
          <table:table-cell office:value-type="float" office:value="927" calcext:value-type="float">
            <text:p>927</text:p>
          </table:table-cell>
          <table:table-cell/>
          <table:table-cell table:formula="of:=[.D928]^2" office:value-type="float" office:value="0.0000000782359839120586" calcext:value-type="float">
            <text:p>7.82359839120586E-08</text:p>
          </table:table-cell>
          <table:table-cell table:formula="of:=([.C928]-[.D928])^2" office:value-type="float" office:value="0.000000010258179025187" calcext:value-type="float">
            <text:p>1.025817902518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tional</text:p>
          </table:table-cell>
          <table:table-cell office:value-type="float" office:value="321" calcext:value-type="float">
            <text:p>321</text:p>
          </table:table-cell>
          <table:table-cell table:formula="of:=([.B929]/[.$F$1])" office:value-type="float" office:value="0.000177870179150179" calcext:value-type="float">
            <text:p>0.00017787017915</text:p>
          </table:table-cell>
          <table:table-cell table:formula="of:=([.$S$11]/([.E929]+[.$T$11])^[.$U$11])" office:value-type="float" office:value="0.000279448842695128" calcext:value-type="float">
            <text:p>0.000279448842695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D929]^2" office:value-type="float" office:value="0.0000000780916556836466" calcext:value-type="float">
            <text:p>7.80916556836466E-08</text:p>
          </table:table-cell>
          <table:table-cell table:formula="of:=([.C929]-[.D929])^2" office:value-type="float" office:value="0.0000000103182248875779" calcext:value-type="float">
            <text:p>1.0318224887577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rner</text:p>
          </table:table-cell>
          <table:table-cell office:value-type="float" office:value="321" calcext:value-type="float">
            <text:p>321</text:p>
          </table:table-cell>
          <table:table-cell table:formula="of:=([.B930]/[.$F$1])" office:value-type="float" office:value="0.000177870179150179" calcext:value-type="float">
            <text:p>0.00017787017915</text:p>
          </table:table-cell>
          <table:table-cell table:formula="of:=([.$S$11]/([.E930]+[.$T$11])^[.$U$11])" office:value-type="float" office:value="0.000279191239219292" calcext:value-type="float">
            <text:p>0.000279191239219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[.D930]^2" office:value-type="float" office:value="0.0000000779477480568037" calcext:value-type="float">
            <text:p>7.79477480568037E-08</text:p>
          </table:table-cell>
          <table:table-cell table:formula="of:=([.C930]-[.D930])^2" office:value-type="float" office:value="0.0000000102659572135286" calcext:value-type="float">
            <text:p>1.026595721352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in't</text:p>
          </table:table-cell>
          <table:table-cell office:value-type="float" office:value="321" calcext:value-type="float">
            <text:p>321</text:p>
          </table:table-cell>
          <table:table-cell table:formula="of:=([.B931]/[.$F$1])" office:value-type="float" office:value="0.000177870179150179" calcext:value-type="float">
            <text:p>0.00017787017915</text:p>
          </table:table-cell>
          <table:table-cell table:formula="of:=([.$S$11]/([.E931]+[.$T$11])^[.$U$11])" office:value-type="float" office:value="0.000278934148782423" calcext:value-type="float">
            <text:p>0.000278934148782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[.D931]^2" office:value-type="float" office:value="0.0000000778042593569747" calcext:value-type="float">
            <text:p>7.78042593569747E-08</text:p>
          </table:table-cell>
          <table:table-cell table:formula="of:=([.C931]-[.D931])^2" office:value-type="float" office:value="0.000000010213925957827" calcext:value-type="float">
            <text:p>1.0213925957827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eutenant</text:p>
          </table:table-cell>
          <table:table-cell office:value-type="float" office:value="320" calcext:value-type="float">
            <text:p>320</text:p>
          </table:table-cell>
          <table:table-cell table:formula="of:=([.B932]/[.$F$1])" office:value-type="float" office:value="0.000177316066442547" calcext:value-type="float">
            <text:p>0.000177316066443</text:p>
          </table:table-cell>
          <table:table-cell table:formula="of:=([.$S$11]/([.E932]+[.$T$11])^[.$U$11])" office:value-type="float" office:value="0.000278677569815109" calcext:value-type="float">
            <text:p>0.000278677569815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[.D932]^2" office:value-type="float" office:value="0.0000000776611879180548" calcext:value-type="float">
            <text:p>7.76611879180548E-08</text:p>
          </table:table-cell>
          <table:table-cell table:formula="of:=([.C932]-[.D932])^2" office:value-type="float" office:value="0.0000000102741543659459" calcext:value-type="float">
            <text:p>1.0274154365945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rn</text:p>
          </table:table-cell>
          <table:table-cell office:value-type="float" office:value="319" calcext:value-type="float">
            <text:p>319</text:p>
          </table:table-cell>
          <table:table-cell table:formula="of:=([.B933]/[.$F$1])" office:value-type="float" office:value="0.000176761953734914" calcext:value-type="float">
            <text:p>0.000176761953735</text:p>
          </table:table-cell>
          <table:table-cell table:formula="of:=([.$S$11]/([.E933]+[.$T$11])^[.$U$11])" office:value-type="float" office:value="0.000278421500754409" calcext:value-type="float">
            <text:p>0.000278421500754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[.D933]^2" office:value-type="float" office:value="0.0000000775185320823373" calcext:value-type="float">
            <text:p>7.75185320823373E-08</text:p>
          </table:table-cell>
          <table:table-cell table:formula="of:=([.C933]-[.D933])^2" office:value-type="float" office:value="0.000000010334663500209" calcext:value-type="float">
            <text:p>1.0334663500209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irds</text:p>
          </table:table-cell>
          <table:table-cell office:value-type="float" office:value="319" calcext:value-type="float">
            <text:p>319</text:p>
          </table:table-cell>
          <table:table-cell table:formula="of:=([.B934]/[.$F$1])" office:value-type="float" office:value="0.000176761953734914" calcext:value-type="float">
            <text:p>0.000176761953735</text:p>
          </table:table-cell>
          <table:table-cell table:formula="of:=([.$S$11]/([.E934]+[.$T$11])^[.$U$11])" office:value-type="float" office:value="0.000278165940043822" calcext:value-type="float">
            <text:p>0.000278165940044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D934]^2" office:value-type="float" office:value="0.000000077376290200463" calcext:value-type="float">
            <text:p>7.7376290200463E-08</text:p>
          </table:table-cell>
          <table:table-cell table:formula="of:=([.C934]-[.D934])^2" office:value-type="float" office:value="0.0000000102827684393372" calcext:value-type="float">
            <text:p>1.02827684393372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fund</text:p>
          </table:table-cell>
          <table:table-cell office:value-type="float" office:value="319" calcext:value-type="float">
            <text:p>319</text:p>
          </table:table-cell>
          <table:table-cell table:formula="of:=([.B935]/[.$F$1])" office:value-type="float" office:value="0.000176761953734914" calcext:value-type="float">
            <text:p>0.000176761953735</text:p>
          </table:table-cell>
          <table:table-cell table:formula="of:=([.$S$11]/([.E935]+[.$T$11])^[.$U$11])" office:value-type="float" office:value="0.000277910886133251" calcext:value-type="float">
            <text:p>0.000277910886133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D935]^2" office:value-type="float" office:value="0.0000000772344606313689" calcext:value-type="float">
            <text:p>7.72344606313689E-08</text:p>
          </table:table-cell>
          <table:table-cell table:formula="of:=([.C935]-[.D935])^2" office:value-type="float" office:value="0.0000000102311065253235" calcext:value-type="float">
            <text:p>1.0231106525323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fficient</text:p>
          </table:table-cell>
          <table:table-cell office:value-type="float" office:value="319" calcext:value-type="float">
            <text:p>319</text:p>
          </table:table-cell>
          <table:table-cell table:formula="of:=([.B936]/[.$F$1])" office:value-type="float" office:value="0.000176761953734914" calcext:value-type="float">
            <text:p>0.000176761953735</text:p>
          </table:table-cell>
          <table:table-cell table:formula="of:=([.$S$11]/([.E936]+[.$T$11])^[.$U$11])" office:value-type="float" office:value="0.000277656337478974" calcext:value-type="float">
            <text:p>0.000277656337479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[.D936]^2" office:value-type="float" office:value="0.000000077093041742238" calcext:value-type="float">
            <text:p>7.7093041742238E-08</text:p>
          </table:table-cell>
          <table:table-cell table:formula="of:=([.C936]-[.D936])^2" office:value-type="float" office:value="0.0000000101796766710938" calcext:value-type="float">
            <text:p>1.0179676671093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port</text:p>
          </table:table-cell>
          <table:table-cell office:value-type="float" office:value="319" calcext:value-type="float">
            <text:p>319</text:p>
          </table:table-cell>
          <table:table-cell table:formula="of:=([.B937]/[.$F$1])" office:value-type="float" office:value="0.000176761953734914" calcext:value-type="float">
            <text:p>0.000176761953735</text:p>
          </table:table-cell>
          <table:table-cell table:formula="of:=([.$S$11]/([.E937]+[.$T$11])^[.$U$11])" office:value-type="float" office:value="0.000277402292543607" calcext:value-type="float">
            <text:p>0.000277402292544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D937]^2" office:value-type="float" office:value="0.0000000769520319084489" calcext:value-type="float">
            <text:p>7.69520319084489E-08</text:p>
          </table:table-cell>
          <table:table-cell table:formula="of:=([.C937]-[.D937])^2" office:value-type="float" office:value="0.0000000101284777955286" calcext:value-type="float">
            <text:p>1.01284777955286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mith</text:p>
          </table:table-cell>
          <table:table-cell office:value-type="float" office:value="319" calcext:value-type="float">
            <text:p>319</text:p>
          </table:table-cell>
          <table:table-cell table:formula="of:=([.B938]/[.$F$1])" office:value-type="float" office:value="0.000176761953734914" calcext:value-type="float">
            <text:p>0.000176761953735</text:p>
          </table:table-cell>
          <table:table-cell table:formula="of:=([.$S$11]/([.E938]+[.$T$11])^[.$U$11])" office:value-type="float" office:value="0.000277148749796073" calcext:value-type="float">
            <text:p>0.000277148749796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D938]^2" office:value-type="float" office:value="0.0000000768114295135261" calcext:value-type="float">
            <text:p>7.68114295135261E-08</text:p>
          </table:table-cell>
          <table:table-cell table:formula="of:=([.C938]-[.D938])^2" office:value-type="float" office:value="0.0000000100775088234248" calcext:value-type="float">
            <text:p>1.00775088234248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mount</text:p>
          </table:table-cell>
          <table:table-cell office:value-type="float" office:value="319" calcext:value-type="float">
            <text:p>319</text:p>
          </table:table-cell>
          <table:table-cell table:formula="of:=([.B939]/[.$F$1])" office:value-type="float" office:value="0.000176761953734914" calcext:value-type="float">
            <text:p>0.000176761953735</text:p>
          </table:table-cell>
          <table:table-cell table:formula="of:=([.$S$11]/([.E939]+[.$T$11])^[.$U$11])" office:value-type="float" office:value="0.000276895707711569" calcext:value-type="float">
            <text:p>0.000276895707712</text:p>
          </table:table-cell>
          <table:table-cell office:value-type="float" office:value="938" calcext:value-type="float">
            <text:p>938</text:p>
          </table:table-cell>
          <table:table-cell/>
          <table:table-cell table:formula="of:=[.D939]^2" office:value-type="float" office:value="0.0000000766712329490905" calcext:value-type="float">
            <text:p>7.66712329490905E-08</text:p>
          </table:table-cell>
          <table:table-cell table:formula="of:=([.C939]-[.D939])^2" office:value-type="float" office:value="0.0000000100267686854573" calcext:value-type="float">
            <text:p>1.0026768685457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vered</text:p>
          </table:table-cell>
          <table:table-cell office:value-type="float" office:value="319" calcext:value-type="float">
            <text:p>319</text:p>
          </table:table-cell>
          <table:table-cell table:formula="of:=([.B940]/[.$F$1])" office:value-type="float" office:value="0.000176761953734914" calcext:value-type="float">
            <text:p>0.000176761953735</text:p>
          </table:table-cell>
          <table:table-cell table:formula="of:=([.$S$11]/([.E940]+[.$T$11])^[.$U$11])" office:value-type="float" office:value="0.000276643164771535" calcext:value-type="float">
            <text:p>0.000276643164772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D940]^2" office:value-type="float" office:value="0.0000000765314406148104" calcext:value-type="float">
            <text:p>7.65314406148104E-08</text:p>
          </table:table-cell>
          <table:table-cell table:formula="of:=([.C940]-[.D940])^2" office:value-type="float" office:value="0.00000000997625631814201" calcext:value-type="float">
            <text:p>9.976256318142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main</text:p>
          </table:table-cell>
          <table:table-cell office:value-type="float" office:value="318" calcext:value-type="float">
            <text:p>318</text:p>
          </table:table-cell>
          <table:table-cell table:formula="of:=([.B941]/[.$F$1])" office:value-type="float" office:value="0.000176207841027281" calcext:value-type="float">
            <text:p>0.000176207841027</text:p>
          </table:table-cell>
          <table:table-cell table:formula="of:=([.$S$11]/([.E941]+[.$T$11])^[.$U$11])" office:value-type="float" office:value="0.000276391119463619" calcext:value-type="float">
            <text:p>0.000276391119464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[.D941]^2" office:value-type="float" office:value="0.0000000763920509183527" calcext:value-type="float">
            <text:p>7.63920509183527E-08</text:p>
          </table:table-cell>
          <table:table-cell table:formula="of:=([.C941]-[.D941])^2" office:value-type="float" office:value="0.000000010036689278253" calcext:value-type="float">
            <text:p>1.0036689278253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ceive</text:p>
          </table:table-cell>
          <table:table-cell office:value-type="float" office:value="318" calcext:value-type="float">
            <text:p>318</text:p>
          </table:table-cell>
          <table:table-cell table:formula="of:=([.B942]/[.$F$1])" office:value-type="float" office:value="0.000176207841027281" calcext:value-type="float">
            <text:p>0.000176207841027</text:p>
          </table:table-cell>
          <table:table-cell table:formula="of:=([.$S$11]/([.E942]+[.$T$11])^[.$U$11])" office:value-type="float" office:value="0.00027613957028165" calcext:value-type="float">
            <text:p>0.000276139570282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D942]^2" office:value-type="float" office:value="0.0000000762530622753344" calcext:value-type="float">
            <text:p>7.62530622753344E-08</text:p>
          </table:table-cell>
          <table:table-cell table:formula="of:=([.C942]-[.D942])^2" office:value-type="float" office:value="0.00000000998635051176862" calcext:value-type="float">
            <text:p>9.986350511768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ge</text:p>
          </table:table-cell>
          <table:table-cell office:value-type="float" office:value="317" calcext:value-type="float">
            <text:p>317</text:p>
          </table:table-cell>
          <table:table-cell table:formula="of:=([.B943]/[.$F$1])" office:value-type="float" office:value="0.000175653728319648" calcext:value-type="float">
            <text:p>0.00017565372832</text:p>
          </table:table-cell>
          <table:table-cell table:formula="of:=([.$S$11]/([.E943]+[.$T$11])^[.$U$11])" office:value-type="float" office:value="0.0002758885157256" calcext:value-type="float">
            <text:p>0.000275888515726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[.D943]^2" office:value-type="float" office:value="0.0000000761144731092749" calcext:value-type="float">
            <text:p>7.61144731092749E-08</text:p>
          </table:table-cell>
          <table:table-cell table:formula="of:=([.C943]-[.D943])^2" office:value-type="float" office:value="0.0000000100470126063165" calcext:value-type="float">
            <text:p>1.00470126063165E-0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tirely</text:p>
          </table:table-cell>
          <table:table-cell office:value-type="float" office:value="317" calcext:value-type="float">
            <text:p>317</text:p>
          </table:table-cell>
          <table:table-cell table:formula="of:=([.B944]/[.$F$1])" office:value-type="float" office:value="0.000175653728319648" calcext:value-type="float">
            <text:p>0.00017565372832</text:p>
          </table:table-cell>
          <table:table-cell table:formula="of:=([.$S$11]/([.E944]+[.$T$11])^[.$U$11])" office:value-type="float" office:value="0.000275637954301558" calcext:value-type="float">
            <text:p>0.000275637954302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[.D944]^2" office:value-type="float" office:value="0.0000000759762818515478" calcext:value-type="float">
            <text:p>7.59762818515478E-08</text:p>
          </table:table-cell>
          <table:table-cell table:formula="of:=([.C944]-[.D944])^2" office:value-type="float" office:value="0.00000000999684544520171" calcext:value-type="float">
            <text:p>9.9968454452017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uthority</text:p>
          </table:table-cell>
          <table:table-cell office:value-type="float" office:value="317" calcext:value-type="float">
            <text:p>317</text:p>
          </table:table-cell>
          <table:table-cell table:formula="of:=([.B945]/[.$F$1])" office:value-type="float" office:value="0.000175653728319648" calcext:value-type="float">
            <text:p>0.00017565372832</text:p>
          </table:table-cell>
          <table:table-cell table:formula="of:=([.$S$11]/([.E945]+[.$T$11])^[.$U$11])" office:value-type="float" office:value="0.000275387884521694" calcext:value-type="float">
            <text:p>0.000275387884522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D945]^2" office:value-type="float" office:value="0.0000000758384869413338" calcext:value-type="float">
            <text:p>7.58384869413338E-08</text:p>
          </table:table-cell>
          <table:table-cell table:formula="of:=([.C945]-[.D945])^2" office:value-type="float" office:value="0.00000000994690191333416" calcext:value-type="float">
            <text:p>9.946901913334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e</text:p>
          </table:table-cell>
          <table:table-cell office:value-type="float" office:value="317" calcext:value-type="float">
            <text:p>317</text:p>
          </table:table-cell>
          <table:table-cell table:formula="of:=([.B946]/[.$F$1])" office:value-type="float" office:value="0.000175653728319648" calcext:value-type="float">
            <text:p>0.00017565372832</text:p>
          </table:table-cell>
          <table:table-cell table:formula="of:=([.$S$11]/([.E946]+[.$T$11])^[.$U$11])" office:value-type="float" office:value="0.000275138304904232" calcext:value-type="float">
            <text:p>0.000275138304904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[.D946]^2" office:value-type="float" office:value="0.0000000757010868255739" calcext:value-type="float">
            <text:p>7.57010868255739E-08</text:p>
          </table:table-cell>
          <table:table-cell table:formula="of:=([.C946]-[.D946])^2" office:value-type="float" office:value="0.00000000989718097821393" calcext:value-type="float">
            <text:p>9.897180978213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losed</text:p>
          </table:table-cell>
          <table:table-cell office:value-type="float" office:value="317" calcext:value-type="float">
            <text:p>317</text:p>
          </table:table-cell>
          <table:table-cell table:formula="of:=([.B947]/[.$F$1])" office:value-type="float" office:value="0.000175653728319648" calcext:value-type="float">
            <text:p>0.00017565372832</text:p>
          </table:table-cell>
          <table:table-cell table:formula="of:=([.$S$11]/([.E947]+[.$T$11])^[.$U$11])" office:value-type="float" office:value="0.000274889213973415" calcext:value-type="float">
            <text:p>0.000274889213973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[.D947]^2" office:value-type="float" office:value="0.000000075564079958922" calcext:value-type="float">
            <text:p>7.5564079958922E-08</text:p>
          </table:table-cell>
          <table:table-cell table:formula="of:=([.C947]-[.D947])^2" office:value-type="float" office:value="0.00000000984768161293909" calcext:value-type="float">
            <text:p>9.847681612939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arden</text:p>
          </table:table-cell>
          <table:table-cell office:value-type="float" office:value="316" calcext:value-type="float">
            <text:p>316</text:p>
          </table:table-cell>
          <table:table-cell table:formula="of:=([.B948]/[.$F$1])" office:value-type="float" office:value="0.000175099615612015" calcext:value-type="float">
            <text:p>0.000175099615612</text:p>
          </table:table-cell>
          <table:table-cell table:formula="of:=([.$S$11]/([.E948]+[.$T$11])^[.$U$11])" office:value-type="float" office:value="0.00027464061025948" calcext:value-type="float">
            <text:p>0.000274640610259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[.D948]^2" office:value-type="float" office:value="0.0000000754274648036994" calcext:value-type="float">
            <text:p>7.54274648036994E-08</text:p>
          </table:table-cell>
          <table:table-cell table:formula="of:=([.C948]-[.D948])^2" office:value-type="float" office:value="0.00000000990840961540663" calcext:value-type="float">
            <text:p>9.9084096154066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vate</text:p>
          </table:table-cell>
          <table:table-cell office:value-type="float" office:value="316" calcext:value-type="float">
            <text:p>316</text:p>
          </table:table-cell>
          <table:table-cell table:formula="of:=([.B949]/[.$F$1])" office:value-type="float" office:value="0.000175099615612015" calcext:value-type="float">
            <text:p>0.000175099615612</text:p>
          </table:table-cell>
          <table:table-cell table:formula="of:=([.$S$11]/([.E949]+[.$T$11])^[.$U$11])" office:value-type="float" office:value="0.000274392492298619" calcext:value-type="float">
            <text:p>0.000274392492299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[.D949]^2" office:value-type="float" office:value="0.0000000752912398298478" calcext:value-type="float">
            <text:p>7.52912398298478E-08</text:p>
          </table:table-cell>
          <table:table-cell table:formula="of:=([.C949]-[.D949])^2" office:value-type="float" office:value="0.00000000985907536070126" calcext:value-type="float">
            <text:p>9.859075360701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umerous</text:p>
          </table:table-cell>
          <table:table-cell office:value-type="float" office:value="316" calcext:value-type="float">
            <text:p>316</text:p>
          </table:table-cell>
          <table:table-cell table:formula="of:=([.B950]/[.$F$1])" office:value-type="float" office:value="0.000175099615612015" calcext:value-type="float">
            <text:p>0.000175099615612</text:p>
          </table:table-cell>
          <table:table-cell table:formula="of:=([.$S$11]/([.E950]+[.$T$11])^[.$U$11])" office:value-type="float" office:value="0.000274144858632958" calcext:value-type="float">
            <text:p>0.000274144858633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[.D950]^2" office:value-type="float" office:value="0.0000000751554035148846" calcext:value-type="float">
            <text:p>7.51554035148846E-08</text:p>
          </table:table-cell>
          <table:table-cell table:formula="of:=([.C950]-[.D950])^2" office:value-type="float" office:value="0.00000000980996016507774" calcext:value-type="float">
            <text:p>9.809960165077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dden</text:p>
          </table:table-cell>
          <table:table-cell office:value-type="float" office:value="316" calcext:value-type="float">
            <text:p>316</text:p>
          </table:table-cell>
          <table:table-cell table:formula="of:=([.B951]/[.$F$1])" office:value-type="float" office:value="0.000175099615612015" calcext:value-type="float">
            <text:p>0.000175099615612</text:p>
          </table:table-cell>
          <table:table-cell table:formula="of:=([.$S$11]/([.E951]+[.$T$11])^[.$U$11])" office:value-type="float" office:value="0.000273897707810519" calcext:value-type="float">
            <text:p>0.000273897707811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[.D951]^2" office:value-type="float" office:value="0.0000000750199543438566" calcext:value-type="float">
            <text:p>7.50199543438566E-08</text:p>
          </table:table-cell>
          <table:table-cell table:formula="of:=([.C951]-[.D951])^2" office:value-type="float" office:value="0.00000000976106302206422" calcext:value-type="float">
            <text:p>9.761063022064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rote</text:p>
          </table:table-cell>
          <table:table-cell office:value-type="float" office:value="315" calcext:value-type="float">
            <text:p>315</text:p>
          </table:table-cell>
          <table:table-cell table:formula="of:=([.B952]/[.$F$1])" office:value-type="float" office:value="0.000174545502904382" calcext:value-type="float">
            <text:p>0.000174545502904</text:p>
          </table:table-cell>
          <table:table-cell table:formula="of:=([.$S$11]/([.E952]+[.$T$11])^[.$U$11])" office:value-type="float" office:value="0.000273651038385195" calcext:value-type="float">
            <text:p>0.000273651038385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[.D952]^2" office:value-type="float" office:value="0.0000000748848908092955" calcext:value-type="float">
            <text:p>7.48848908092955E-08</text:p>
          </table:table-cell>
          <table:table-cell table:formula="of:=([.C952]-[.D952])^2" office:value-type="float" office:value="0.00000000982190716293873" calcext:value-type="float">
            <text:p>9.821907162938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imal</text:p>
          </table:table-cell>
          <table:table-cell office:value-type="float" office:value="315" calcext:value-type="float">
            <text:p>315</text:p>
          </table:table-cell>
          <table:table-cell table:formula="of:=([.B953]/[.$F$1])" office:value-type="float" office:value="0.000174545502904382" calcext:value-type="float">
            <text:p>0.000174545502904</text:p>
          </table:table-cell>
          <table:table-cell table:formula="of:=([.$S$11]/([.E953]+[.$T$11])^[.$U$11])" office:value-type="float" office:value="0.000273404848916717" calcext:value-type="float">
            <text:p>0.000273404848917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D953]^2" office:value-type="float" office:value="0.0000000747502114111727" calcext:value-type="float">
            <text:p>7.47502114111727E-08</text:p>
          </table:table-cell>
          <table:table-cell table:formula="of:=([.C953]-[.D953])^2" office:value-type="float" office:value="0.00000000977317029398658" calcext:value-type="float">
            <text:p>9.773170293986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ith</text:p>
          </table:table-cell>
          <table:table-cell office:value-type="float" office:value="315" calcext:value-type="float">
            <text:p>315</text:p>
          </table:table-cell>
          <table:table-cell table:formula="of:=([.B954]/[.$F$1])" office:value-type="float" office:value="0.000174545502904382" calcext:value-type="float">
            <text:p>0.000174545502904</text:p>
          </table:table-cell>
          <table:table-cell table:formula="of:=([.$S$11]/([.E954]+[.$T$11])^[.$U$11])" office:value-type="float" office:value="0.000273159137970626" calcext:value-type="float">
            <text:p>0.000273159137971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[.D954]^2" office:value-type="float" office:value="0.0000000746159146568554" calcext:value-type="float">
            <text:p>7.46159146568554E-08</text:p>
          </table:table-cell>
          <table:table-cell table:formula="of:=([.C954]-[.D954])^2" office:value-type="float" office:value="0.00000000972464902097837" calcext:value-type="float">
            <text:p>9.724649020978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dquarters</text:p>
          </table:table-cell>
          <table:table-cell office:value-type="float" office:value="315" calcext:value-type="float">
            <text:p>315</text:p>
          </table:table-cell>
          <table:table-cell table:formula="of:=([.B955]/[.$F$1])" office:value-type="float" office:value="0.000174545502904382" calcext:value-type="float">
            <text:p>0.000174545502904</text:p>
          </table:table-cell>
          <table:table-cell table:formula="of:=([.$S$11]/([.E955]+[.$T$11])^[.$U$11])" office:value-type="float" office:value="0.000272913904118244" calcext:value-type="float">
            <text:p>0.000272913904118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[.D955]^2" office:value-type="float" office:value="0.0000000744819990610619" calcext:value-type="float">
            <text:p>7.44819990610619E-08</text:p>
          </table:table-cell>
          <table:table-cell table:formula="of:=([.C955]-[.D955])^2" office:value-type="float" office:value="0.0000000096763423573713" calcext:value-type="float">
            <text:p>9.67634235737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ccupied</text:p>
          </table:table-cell>
          <table:table-cell office:value-type="float" office:value="315" calcext:value-type="float">
            <text:p>315</text:p>
          </table:table-cell>
          <table:table-cell table:formula="of:=([.B956]/[.$F$1])" office:value-type="float" office:value="0.000174545502904382" calcext:value-type="float">
            <text:p>0.000174545502904</text:p>
          </table:table-cell>
          <table:table-cell table:formula="of:=([.$S$11]/([.E956]+[.$T$11])^[.$U$11])" office:value-type="float" office:value="0.000272669145936642" calcext:value-type="float">
            <text:p>0.000272669145937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D956]^2" office:value-type="float" office:value="0.000000074348463145818" calcext:value-type="float">
            <text:p>7.4348463145818E-08</text:p>
          </table:table-cell>
          <table:table-cell table:formula="of:=([.C956]-[.D956])^2" office:value-type="float" office:value="0.0000000096282493219225" calcext:value-type="float">
            <text:p>9.628249321922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gress</text:p>
          </table:table-cell>
          <table:table-cell office:value-type="float" office:value="315" calcext:value-type="float">
            <text:p>315</text:p>
          </table:table-cell>
          <table:table-cell table:formula="of:=([.B957]/[.$F$1])" office:value-type="float" office:value="0.000174545502904382" calcext:value-type="float">
            <text:p>0.000174545502904</text:p>
          </table:table-cell>
          <table:table-cell table:formula="of:=([.$S$11]/([.E957]+[.$T$11])^[.$U$11])" office:value-type="float" office:value="0.000272424862008616" calcext:value-type="float">
            <text:p>0.000272424862009</text:p>
          </table:table-cell>
          <table:table-cell office:value-type="float" office:value="956" calcext:value-type="float">
            <text:p>956</text:p>
          </table:table-cell>
          <table:table-cell/>
          <table:table-cell table:formula="of:=[.D957]^2" office:value-type="float" office:value="0.0000000742153054404135" calcext:value-type="float">
            <text:p>7.42153054404135E-08</text:p>
          </table:table-cell>
          <table:table-cell table:formula="of:=([.C957]-[.D957])^2" office:value-type="float" office:value="0.00000000958036893865567" calcext:value-type="float">
            <text:p>9.5803689386556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racters</text:p>
          </table:table-cell>
          <table:table-cell office:value-type="float" office:value="315" calcext:value-type="float">
            <text:p>315</text:p>
          </table:table-cell>
          <table:table-cell table:formula="of:=([.B958]/[.$F$1])" office:value-type="float" office:value="0.000174545502904382" calcext:value-type="float">
            <text:p>0.000174545502904</text:p>
          </table:table-cell>
          <table:table-cell table:formula="of:=([.$S$11]/([.E958]+[.$T$11])^[.$U$11])" office:value-type="float" office:value="0.000272181050922652" calcext:value-type="float">
            <text:p>0.000272181050923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D958]^2" office:value-type="float" office:value="0.0000000740825244813592" calcext:value-type="float">
            <text:p>7.40825244813592E-08</text:p>
          </table:table-cell>
          <table:table-cell table:formula="of:=([.C958]-[.D958])^2" office:value-type="float" office:value="0.00000000953270023682792" calcext:value-type="float">
            <text:p>9.5327002368279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upman</text:p>
          </table:table-cell>
          <table:table-cell office:value-type="float" office:value="314" calcext:value-type="float">
            <text:p>314</text:p>
          </table:table-cell>
          <table:table-cell table:formula="of:=([.B959]/[.$F$1])" office:value-type="float" office:value="0.000173991390196749" calcext:value-type="float">
            <text:p>0.000173991390197</text:p>
          </table:table-cell>
          <table:table-cell table:formula="of:=([.$S$11]/([.E959]+[.$T$11])^[.$U$11])" office:value-type="float" office:value="0.0002719377112729" calcext:value-type="float">
            <text:p>0.000271937711273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D959]^2" office:value-type="float" office:value="0.0000000739501188123433" calcext:value-type="float">
            <text:p>7.39501188123433E-08</text:p>
          </table:table-cell>
          <table:table-cell table:formula="of:=([.C959]-[.D959])^2" office:value-type="float" office:value="0.00000000959348181235257" calcext:value-type="float">
            <text:p>9.593481812352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qual</text:p>
          </table:table-cell>
          <table:table-cell office:value-type="float" office:value="314" calcext:value-type="float">
            <text:p>314</text:p>
          </table:table-cell>
          <table:table-cell table:formula="of:=([.B960]/[.$F$1])" office:value-type="float" office:value="0.000173991390196749" calcext:value-type="float">
            <text:p>0.000173991390197</text:p>
          </table:table-cell>
          <table:table-cell table:formula="of:=([.$S$11]/([.E960]+[.$T$11])^[.$U$11])" office:value-type="float" office:value="0.000271694841659148" calcext:value-type="float">
            <text:p>0.000271694841659</text:p>
          </table:table-cell>
          <table:table-cell office:value-type="float" office:value="959" calcext:value-type="float">
            <text:p>959</text:p>
          </table:table-cell>
          <table:table-cell/>
          <table:table-cell table:formula="of:=[.D960]^2" office:value-type="float" office:value="0.0000000738180869841897" calcext:value-type="float">
            <text:p>7.38180869841897E-08</text:p>
          </table:table-cell>
          <table:table-cell table:formula="of:=([.C960]-[.D960])^2" office:value-type="float" office:value="0.00000000954596442766546" calcext:value-type="float">
            <text:p>9.545964427665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wt</text:p>
          </table:table-cell>
          <table:table-cell office:value-type="float" office:value="314" calcext:value-type="float">
            <text:p>314</text:p>
          </table:table-cell>
          <table:table-cell table:formula="of:=([.B961]/[.$F$1])" office:value-type="float" office:value="0.000173991390196749" calcext:value-type="float">
            <text:p>0.000173991390197</text:p>
          </table:table-cell>
          <table:table-cell table:formula="of:=([.$S$11]/([.E961]+[.$T$11])^[.$U$11])" office:value-type="float" office:value="0.000271452440686789" calcext:value-type="float">
            <text:p>0.000271452440687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D961]^2" office:value-type="float" office:value="0.0000000736864275548147" calcext:value-type="float">
            <text:p>7.36864275548147E-08</text:p>
          </table:table-cell>
          <table:table-cell table:formula="of:=([.C961]-[.D961])^2" office:value-type="float" office:value="0.00000000949865636262217" calcext:value-type="float">
            <text:p>9.4986563626221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aised</text:p>
          </table:table-cell>
          <table:table-cell office:value-type="float" office:value="314" calcext:value-type="float">
            <text:p>314</text:p>
          </table:table-cell>
          <table:table-cell table:formula="of:=([.B962]/[.$F$1])" office:value-type="float" office:value="0.000173991390196749" calcext:value-type="float">
            <text:p>0.000173991390197</text:p>
          </table:table-cell>
          <table:table-cell table:formula="of:=([.$S$11]/([.E962]+[.$T$11])^[.$U$11])" office:value-type="float" office:value="0.000271210506966795" calcext:value-type="float">
            <text:p>0.000271210506967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D962]^2" office:value-type="float" office:value="0.000000073555139089186" calcext:value-type="float">
            <text:p>7.3555139089186E-08</text:p>
          </table:table-cell>
          <table:table-cell table:formula="of:=([.C962]-[.D962])^2" office:value-type="float" office:value="0.00000000945155666554788" calcext:value-type="float">
            <text:p>9.4515566655478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actly</text:p>
          </table:table-cell>
          <table:table-cell office:value-type="float" office:value="314" calcext:value-type="float">
            <text:p>314</text:p>
          </table:table-cell>
          <table:table-cell table:formula="of:=([.B963]/[.$F$1])" office:value-type="float" office:value="0.000173991390196749" calcext:value-type="float">
            <text:p>0.000173991390197</text:p>
          </table:table-cell>
          <table:table-cell table:formula="of:=([.$S$11]/([.E963]+[.$T$11])^[.$U$11])" office:value-type="float" office:value="0.000270969039115689" calcext:value-type="float">
            <text:p>0.000270969039116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D963]^2" office:value-type="float" office:value="0.00000007342422015928" calcext:value-type="float">
            <text:p>7.342422015928E-08</text:p>
          </table:table-cell>
          <table:table-cell table:formula="of:=([.C963]-[.D963])^2" office:value-type="float" office:value="0.00000000940466438984529" calcext:value-type="float">
            <text:p>9.404664389845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lled</text:p>
          </table:table-cell>
          <table:table-cell office:value-type="float" office:value="313" calcext:value-type="float">
            <text:p>313</text:p>
          </table:table-cell>
          <table:table-cell table:formula="of:=([.B964]/[.$F$1])" office:value-type="float" office:value="0.000173437277489116" calcext:value-type="float">
            <text:p>0.000173437277489</text:p>
          </table:table-cell>
          <table:table-cell table:formula="of:=([.$S$11]/([.E964]+[.$T$11])^[.$U$11])" office:value-type="float" office:value="0.000270728035755518" calcext:value-type="float">
            <text:p>0.000270728035756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[.D964]^2" office:value-type="float" office:value="0.000000073293669344041" calcext:value-type="float">
            <text:p>7.3293669344041E-08</text:p>
          </table:table-cell>
          <table:table-cell table:formula="of:=([.C964]-[.D964])^2" office:value-type="float" office:value="0.00000000946549164405149" calcext:value-type="float">
            <text:p>9.465491644051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nner</text:p>
          </table:table-cell>
          <table:table-cell office:value-type="float" office:value="313" calcext:value-type="float">
            <text:p>313</text:p>
          </table:table-cell>
          <table:table-cell table:formula="of:=([.B965]/[.$F$1])" office:value-type="float" office:value="0.000173437277489116" calcext:value-type="float">
            <text:p>0.000173437277489</text:p>
          </table:table-cell>
          <table:table-cell table:formula="of:=([.$S$11]/([.E965]+[.$T$11])^[.$U$11])" office:value-type="float" office:value="0.000270487495513822" calcext:value-type="float">
            <text:p>0.000270487495514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[.D965]^2" office:value-type="float" office:value="0.0000000731634852293398" calcext:value-type="float">
            <text:p>7.31634852293398E-08</text:p>
          </table:table-cell>
          <table:table-cell table:formula="of:=([.C965]-[.D965])^2" office:value-type="float" office:value="0.00000000941874481864298" calcext:value-type="float">
            <text:p>9.418744818642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roughout</text:p>
          </table:table-cell>
          <table:table-cell office:value-type="float" office:value="313" calcext:value-type="float">
            <text:p>313</text:p>
          </table:table-cell>
          <table:table-cell table:formula="of:=([.B966]/[.$F$1])" office:value-type="float" office:value="0.000173437277489116" calcext:value-type="float">
            <text:p>0.000173437277489</text:p>
          </table:table-cell>
          <table:table-cell table:formula="of:=([.$S$11]/([.E966]+[.$T$11])^[.$U$11])" office:value-type="float" office:value="0.00027024741702361" calcext:value-type="float">
            <text:p>0.000270247417024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D966]^2" office:value-type="float" office:value="0.000000073033666407933" calcext:value-type="float">
            <text:p>7.3033666407933E-08</text:p>
          </table:table-cell>
          <table:table-cell table:formula="of:=([.C966]-[.D966])^2" office:value-type="float" office:value="0.00000000937220311668823" calcext:value-type="float">
            <text:p>9.3722031166882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ctor</text:p>
          </table:table-cell>
          <table:table-cell office:value-type="float" office:value="313" calcext:value-type="float">
            <text:p>313</text:p>
          </table:table-cell>
          <table:table-cell table:formula="of:=([.B967]/[.$F$1])" office:value-type="float" office:value="0.000173437277489116" calcext:value-type="float">
            <text:p>0.000173437277489</text:p>
          </table:table-cell>
          <table:table-cell table:formula="of:=([.$S$11]/([.E967]+[.$T$11])^[.$U$11])" office:value-type="float" office:value="0.000270007798923331" calcext:value-type="float">
            <text:p>0.000270007798923</text:p>
          </table:table-cell>
          <table:table-cell office:value-type="float" office:value="966" calcext:value-type="float">
            <text:p>966</text:p>
          </table:table-cell>
          <table:table-cell/>
          <table:table-cell table:formula="of:=[.D967]^2" office:value-type="float" office:value="0.000000072904211479422" calcext:value-type="float">
            <text:p>7.2904211479422E-08</text:p>
          </table:table-cell>
          <table:table-cell table:formula="of:=([.C967]-[.D967])^2" office:value-type="float" office:value="0.00000000932586561007622" calcext:value-type="float">
            <text:p>9.325865610076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ank</text:p>
          </table:table-cell>
          <table:table-cell office:value-type="float" office:value="312" calcext:value-type="float">
            <text:p>312</text:p>
          </table:table-cell>
          <table:table-cell table:formula="of:=([.B968]/[.$F$1])" office:value-type="float" office:value="0.000172883164781483" calcext:value-type="float">
            <text:p>0.000172883164781</text:p>
          </table:table-cell>
          <table:table-cell table:formula="of:=([.$S$11]/([.E968]+[.$T$11])^[.$U$11])" office:value-type="float" office:value="0.000269768639856847" calcext:value-type="float">
            <text:p>0.000269768639857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[.D968]^2" office:value-type="float" office:value="0.0000000727751190502131" calcext:value-type="float">
            <text:p>7.27751190502131E-08</text:p>
          </table:table-cell>
          <table:table-cell table:formula="of:=([.C968]-[.D968])^2" office:value-type="float" office:value="0.00000000938679528057896" calcext:value-type="float">
            <text:p>9.3867952805789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rectly</text:p>
          </table:table-cell>
          <table:table-cell office:value-type="float" office:value="312" calcext:value-type="float">
            <text:p>312</text:p>
          </table:table-cell>
          <table:table-cell table:formula="of:=([.B969]/[.$F$1])" office:value-type="float" office:value="0.000172883164781483" calcext:value-type="float">
            <text:p>0.000172883164781</text:p>
          </table:table-cell>
          <table:table-cell table:formula="of:=([.$S$11]/([.E969]+[.$T$11])^[.$U$11])" office:value-type="float" office:value="0.000269529938473405" calcext:value-type="float">
            <text:p>0.000269529938473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D969]^2" office:value-type="float" office:value="0.0000000726463877334774" calcext:value-type="float">
            <text:p>7.26463877334774E-08</text:p>
          </table:table-cell>
          <table:table-cell table:formula="of:=([.C969]-[.D969])^2" office:value-type="float" office:value="0.00000000934059886505758" calcext:value-type="float">
            <text:p>9.340598865057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partment</text:p>
          </table:table-cell>
          <table:table-cell office:value-type="float" office:value="311" calcext:value-type="float">
            <text:p>311</text:p>
          </table:table-cell>
          <table:table-cell table:formula="of:=([.B970]/[.$F$1])" office:value-type="float" office:value="0.00017232905207385" calcext:value-type="float">
            <text:p>0.000172329052074</text:p>
          </table:table-cell>
          <table:table-cell table:formula="of:=([.$S$11]/([.E970]+[.$T$11])^[.$U$11])" office:value-type="float" office:value="0.000269291693427612" calcext:value-type="float">
            <text:p>0.000269291693428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D970]^2" office:value-type="float" office:value="0.000000072518016149111" calcext:value-type="float">
            <text:p>7.2518016149111E-08</text:p>
          </table:table-cell>
          <table:table-cell table:formula="of:=([.C970]-[.D970])^2" office:value-type="float" office:value="0.0000000094017538182983" calcext:value-type="float">
            <text:p>9.40175381829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oup</text:p>
          </table:table-cell>
          <table:table-cell office:value-type="float" office:value="311" calcext:value-type="float">
            <text:p>311</text:p>
          </table:table-cell>
          <table:table-cell table:formula="of:=([.B971]/[.$F$1])" office:value-type="float" office:value="0.00017232905207385" calcext:value-type="float">
            <text:p>0.000172329052074</text:p>
          </table:table-cell>
          <table:table-cell table:formula="of:=([.$S$11]/([.E971]+[.$T$11])^[.$U$11])" office:value-type="float" office:value="0.000269053903379407" calcext:value-type="float">
            <text:p>0.000269053903379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[.D971]^2" office:value-type="float" office:value="0.0000000723900029236953" calcext:value-type="float">
            <text:p>7.23900029236953E-08</text:p>
          </table:table-cell>
          <table:table-cell table:formula="of:=([.C971]-[.D971])^2" office:value-type="float" office:value="0.00000000935569686008214" calcext:value-type="float">
            <text:p>9.355696860082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oss</text:p>
          </table:table-cell>
          <table:table-cell office:value-type="float" office:value="311" calcext:value-type="float">
            <text:p>311</text:p>
          </table:table-cell>
          <table:table-cell table:formula="of:=([.B972]/[.$F$1])" office:value-type="float" office:value="0.00017232905207385" calcext:value-type="float">
            <text:p>0.000172329052074</text:p>
          </table:table-cell>
          <table:table-cell table:formula="of:=([.$S$11]/([.E972]+[.$T$11])^[.$U$11])" office:value-type="float" office:value="0.000268816566994034" calcext:value-type="float">
            <text:p>0.000268816566994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[.D972]^2" office:value-type="float" office:value="0.0000000722623466904583" calcext:value-type="float">
            <text:p>7.22623466904583E-08</text:p>
          </table:table-cell>
          <table:table-cell table:formula="of:=([.C972]-[.D972])^2" office:value-type="float" office:value="0.00000000930984053547284" calcext:value-type="float">
            <text:p>9.3098405354728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lad</text:p>
          </table:table-cell>
          <table:table-cell office:value-type="float" office:value="311" calcext:value-type="float">
            <text:p>311</text:p>
          </table:table-cell>
          <table:table-cell table:formula="of:=([.B973]/[.$F$1])" office:value-type="float" office:value="0.00017232905207385" calcext:value-type="float">
            <text:p>0.000172329052074</text:p>
          </table:table-cell>
          <table:table-cell table:formula="of:=([.$S$11]/([.E973]+[.$T$11])^[.$U$11])" office:value-type="float" office:value="0.000268579682942018" calcext:value-type="float">
            <text:p>0.000268579682942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[.D973]^2" office:value-type="float" office:value="0.000000072135046089235" calcext:value-type="float">
            <text:p>7.2135046089235E-08</text:p>
          </table:table-cell>
          <table:table-cell table:formula="of:=([.C973]-[.D973])^2" office:value-type="float" office:value="0.00000000926418394252037" calcext:value-type="float">
            <text:p>9.264183942520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rious</text:p>
          </table:table-cell>
          <table:table-cell office:value-type="float" office:value="311" calcext:value-type="float">
            <text:p>311</text:p>
          </table:table-cell>
          <table:table-cell table:formula="of:=([.B974]/[.$F$1])" office:value-type="float" office:value="0.00017232905207385" calcext:value-type="float">
            <text:p>0.000172329052074</text:p>
          </table:table-cell>
          <table:table-cell table:formula="of:=([.$S$11]/([.E974]+[.$T$11])^[.$U$11])" office:value-type="float" office:value="0.000268343249899135" calcext:value-type="float">
            <text:p>0.000268343249899</text:p>
          </table:table-cell>
          <table:table-cell office:value-type="float" office:value="973" calcext:value-type="float">
            <text:p>973</text:p>
          </table:table-cell>
          <table:table-cell/>
          <table:table-cell table:formula="of:=[.D974]^2" office:value-type="float" office:value="0.0000000720080997664294" calcext:value-type="float">
            <text:p>7.20080997664294E-08</text:p>
          </table:table-cell>
          <table:table-cell table:formula="of:=([.C974]-[.D974])^2" office:value-type="float" office:value="0.0000000092187261840329" calcext:value-type="float">
            <text:p>9.21872618403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mory</text:p>
          </table:table-cell>
          <table:table-cell office:value-type="float" office:value="311" calcext:value-type="float">
            <text:p>311</text:p>
          </table:table-cell>
          <table:table-cell table:formula="of:=([.B975]/[.$F$1])" office:value-type="float" office:value="0.00017232905207385" calcext:value-type="float">
            <text:p>0.000172329052074</text:p>
          </table:table-cell>
          <table:table-cell table:formula="of:=([.$S$11]/([.E975]+[.$T$11])^[.$U$11])" office:value-type="float" office:value="0.000268107266546387" calcext:value-type="float">
            <text:p>0.000268107266546</text:p>
          </table:table-cell>
          <table:table-cell office:value-type="float" office:value="974" calcext:value-type="float">
            <text:p>974</text:p>
          </table:table-cell>
          <table:table-cell/>
          <table:table-cell table:formula="of:=[.D975]^2" office:value-type="float" office:value="0.0000000718815063749757" calcext:value-type="float">
            <text:p>7.18815063749757E-08</text:p>
          </table:table-cell>
          <table:table-cell table:formula="of:=([.C975]-[.D975])^2" office:value-type="float" office:value="0.00000000917346636754741" calcext:value-type="float">
            <text:p>9.173466367547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fficult</text:p>
          </table:table-cell>
          <table:table-cell office:value-type="float" office:value="310" calcext:value-type="float">
            <text:p>310</text:p>
          </table:table-cell>
          <table:table-cell table:formula="of:=([.B976]/[.$F$1])" office:value-type="float" office:value="0.000171774939366217" calcext:value-type="float">
            <text:p>0.000171774939366</text:p>
          </table:table-cell>
          <table:table-cell table:formula="of:=([.$S$11]/([.E976]+[.$T$11])^[.$U$11])" office:value-type="float" office:value="0.000267871731569981" calcext:value-type="float">
            <text:p>0.00026787173157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[.D976]^2" office:value-type="float" office:value="0.0000000717552645743001" calcext:value-type="float">
            <text:p>7.17552645743001E-08</text:p>
          </table:table-cell>
          <table:table-cell table:formula="of:=([.C976]-[.D976])^2" office:value-type="float" office:value="0.00000000923459347185347" calcext:value-type="float">
            <text:p>9.234593471853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pport</text:p>
          </table:table-cell>
          <table:table-cell office:value-type="float" office:value="310" calcext:value-type="float">
            <text:p>310</text:p>
          </table:table-cell>
          <table:table-cell table:formula="of:=([.B977]/[.$F$1])" office:value-type="float" office:value="0.000171774939366217" calcext:value-type="float">
            <text:p>0.000171774939366</text:p>
          </table:table-cell>
          <table:table-cell table:formula="of:=([.$S$11]/([.E977]+[.$T$11])^[.$U$11])" office:value-type="float" office:value="0.000267636643661296" calcext:value-type="float">
            <text:p>0.000267636643661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D977]^2" office:value-type="float" office:value="0.0000000716293730302834" calcext:value-type="float">
            <text:p>7.16293730302834E-08</text:p>
          </table:table-cell>
          <table:table-cell table:formula="of:=([.C977]-[.D977])^2" office:value-type="float" office:value="0.00000000918946635035711" calcext:value-type="float">
            <text:p>9.1894663503571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y</text:p>
          </table:table-cell>
          <table:table-cell office:value-type="float" office:value="309" calcext:value-type="float">
            <text:p>309</text:p>
          </table:table-cell>
          <table:table-cell table:formula="of:=([.B978]/[.$F$1])" office:value-type="float" office:value="0.000171220826658584" calcext:value-type="float">
            <text:p>0.000171220826659</text:p>
          </table:table-cell>
          <table:table-cell table:formula="of:=([.$S$11]/([.E978]+[.$T$11])^[.$U$11])" office:value-type="float" office:value="0.00026740200151686" calcext:value-type="float">
            <text:p>0.000267402001517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D978]^2" office:value-type="float" office:value="0.0000000715038304152226" calcext:value-type="float">
            <text:p>7.15038304152226E-08</text:p>
          </table:table-cell>
          <table:table-cell table:formula="of:=([.C978]-[.D978])^2" office:value-type="float" office:value="0.00000000925081839711818" calcext:value-type="float">
            <text:p>9.250818397118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h</text:p>
          </table:table-cell>
          <table:table-cell office:value-type="float" office:value="309" calcext:value-type="float">
            <text:p>309</text:p>
          </table:table-cell>
          <table:table-cell table:formula="of:=([.B979]/[.$F$1])" office:value-type="float" office:value="0.000171220826658584" calcext:value-type="float">
            <text:p>0.000171220826659</text:p>
          </table:table-cell>
          <table:table-cell table:formula="of:=([.$S$11]/([.E979]+[.$T$11])^[.$U$11])" office:value-type="float" office:value="0.000267167803838326" calcext:value-type="float">
            <text:p>0.00026716780383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[.D979]^2" office:value-type="float" office:value="0.0000000713786354077943" calcext:value-type="float">
            <text:p>7.13786354077943E-08</text:p>
          </table:table-cell>
          <table:table-cell table:formula="of:=([.C979]-[.D979])^2" office:value-type="float" office:value="0.00000000920582242992995" calcext:value-type="float">
            <text:p>9.2058224299299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ory</text:p>
          </table:table-cell>
          <table:table-cell office:value-type="float" office:value="309" calcext:value-type="float">
            <text:p>309</text:p>
          </table:table-cell>
          <table:table-cell table:formula="of:=([.B980]/[.$F$1])" office:value-type="float" office:value="0.000171220826658584" calcext:value-type="float">
            <text:p>0.000171220826659</text:p>
          </table:table-cell>
          <table:table-cell table:formula="of:=([.$S$11]/([.E980]+[.$T$11])^[.$U$11])" office:value-type="float" office:value="0.000266934049332447" calcext:value-type="float">
            <text:p>0.000266934049332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[.D980]^2" office:value-type="float" office:value="0.0000000712537866930172" calcext:value-type="float">
            <text:p>7.12537866930172E-08</text:p>
          </table:table-cell>
          <table:table-cell table:formula="of:=([.C980]-[.D980])^2" office:value-type="float" office:value="0.00000000916102099461646" calcext:value-type="float">
            <text:p>9.161020994616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wed</text:p>
          </table:table-cell>
          <table:table-cell office:value-type="float" office:value="308" calcext:value-type="float">
            <text:p>308</text:p>
          </table:table-cell>
          <table:table-cell table:formula="of:=([.B981]/[.$F$1])" office:value-type="float" office:value="0.000170666713950951" calcext:value-type="float">
            <text:p>0.000170666713951</text:p>
          </table:table-cell>
          <table:table-cell table:formula="of:=([.$S$11]/([.E981]+[.$T$11])^[.$U$11])" office:value-type="float" office:value="0.000266700736711047" calcext:value-type="float">
            <text:p>0.000266700736711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D981]^2" office:value-type="float" office:value="0.0000000711292829622154" calcext:value-type="float">
            <text:p>7.11292829622154E-08</text:p>
          </table:table-cell>
          <table:table-cell table:formula="of:=([.C981]-[.D981])^2" office:value-type="float" office:value="0.00000000922253352748669" calcext:value-type="float">
            <text:p>9.222533527486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neath</text:p>
          </table:table-cell>
          <table:table-cell office:value-type="float" office:value="308" calcext:value-type="float">
            <text:p>308</text:p>
          </table:table-cell>
          <table:table-cell table:formula="of:=([.B982]/[.$F$1])" office:value-type="float" office:value="0.000170666713950951" calcext:value-type="float">
            <text:p>0.000170666713951</text:p>
          </table:table-cell>
          <table:table-cell table:formula="of:=([.$S$11]/([.E982]+[.$T$11])^[.$U$11])" office:value-type="float" office:value="0.000266467864691001" calcext:value-type="float">
            <text:p>0.000266467864691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D982]^2" office:value-type="float" office:value="0.0000000710051229129815" calcext:value-type="float">
            <text:p>7.10051229129815E-08</text:p>
          </table:table-cell>
          <table:table-cell table:formula="of:=([.C982]-[.D982])^2" office:value-type="float" office:value="0.00000000917786048311774" calcext:value-type="float">
            <text:p>9.177860483117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</text:p>
          </table:table-cell>
          <table:table-cell office:value-type="float" office:value="308" calcext:value-type="float">
            <text:p>308</text:p>
          </table:table-cell>
          <table:table-cell table:formula="of:=([.B983]/[.$F$1])" office:value-type="float" office:value="0.000170666713950951" calcext:value-type="float">
            <text:p>0.000170666713951</text:p>
          </table:table-cell>
          <table:table-cell table:formula="of:=([.$S$11]/([.E983]+[.$T$11])^[.$U$11])" office:value-type="float" office:value="0.000266235431994205" calcext:value-type="float">
            <text:p>0.000266235431994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[.D983]^2" office:value-type="float" office:value="0.0000000708813052491408" calcext:value-type="float">
            <text:p>7.08813052491408E-08</text:p>
          </table:table-cell>
          <table:table-cell table:formula="of:=([.C983]-[.D983])^2" office:value-type="float" office:value="0.00000000913337986843091" calcext:value-type="float">
            <text:p>9.1333798684309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pposite</text:p>
          </table:table-cell>
          <table:table-cell office:value-type="float" office:value="307" calcext:value-type="float">
            <text:p>307</text:p>
          </table:table-cell>
          <table:table-cell table:formula="of:=([.B984]/[.$F$1])" office:value-type="float" office:value="0.000170112601243318" calcext:value-type="float">
            <text:p>0.000170112601243</text:p>
          </table:table-cell>
          <table:table-cell table:formula="of:=([.$S$11]/([.E984]+[.$T$11])^[.$U$11])" office:value-type="float" office:value="0.000266003437347555" calcext:value-type="float">
            <text:p>0.000266003437348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[.D984]^2" office:value-type="float" office:value="0.0000000707578286807145" calcext:value-type="float">
            <text:p>7.07578286807145E-08</text:p>
          </table:table-cell>
          <table:table-cell table:formula="of:=([.C984]-[.D984])^2" office:value-type="float" office:value="0.00000000919505244876957" calcext:value-type="float">
            <text:p>9.195052448769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ked</text:p>
          </table:table-cell>
          <table:table-cell office:value-type="float" office:value="307" calcext:value-type="float">
            <text:p>307</text:p>
          </table:table-cell>
          <table:table-cell table:formula="of:=([.B985]/[.$F$1])" office:value-type="float" office:value="0.000170112601243318" calcext:value-type="float">
            <text:p>0.000170112601243</text:p>
          </table:table-cell>
          <table:table-cell table:formula="of:=([.$S$11]/([.E985]+[.$T$11])^[.$U$11])" office:value-type="float" office:value="0.000265771879482921" calcext:value-type="float">
            <text:p>0.000265771879483</text:p>
          </table:table-cell>
          <table:table-cell office:value-type="float" office:value="984" calcext:value-type="float">
            <text:p>984</text:p>
          </table:table-cell>
          <table:table-cell/>
          <table:table-cell table:formula="of:=[.D985]^2" office:value-type="float" office:value="0.0000000706346919238845" calcext:value-type="float">
            <text:p>7.06346919238845E-08</text:p>
          </table:table-cell>
          <table:table-cell table:formula="of:=([.C985]-[.D985])^2" office:value-type="float" office:value="0.00000000915069751332183" calcext:value-type="float">
            <text:p>9.150697513321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nder</text:p>
          </table:table-cell>
          <table:table-cell office:value-type="float" office:value="306" calcext:value-type="float">
            <text:p>306</text:p>
          </table:table-cell>
          <table:table-cell table:formula="of:=([.B986]/[.$F$1])" office:value-type="float" office:value="0.000169558488535685" calcext:value-type="float">
            <text:p>0.000169558488536</text:p>
          </table:table-cell>
          <table:table-cell table:formula="of:=([.$S$11]/([.E986]+[.$T$11])^[.$U$11])" office:value-type="float" office:value="0.000265540757137124" calcext:value-type="float">
            <text:p>0.000265540757137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D986]^2" office:value-type="float" office:value="0.0000000705118937009572" calcext:value-type="float">
            <text:p>7.05118937009572E-08</text:p>
          </table:table-cell>
          <table:table-cell table:formula="of:=([.C986]-[.D986])^2" office:value-type="float" office:value="0.00000000921259588587882" calcext:value-type="float">
            <text:p>9.2125958858788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ssociated</text:p>
          </table:table-cell>
          <table:table-cell office:value-type="float" office:value="306" calcext:value-type="float">
            <text:p>306</text:p>
          </table:table-cell>
          <table:table-cell table:formula="of:=([.B987]/[.$F$1])" office:value-type="float" office:value="0.000169558488535685" calcext:value-type="float">
            <text:p>0.000169558488536</text:p>
          </table:table-cell>
          <table:table-cell table:formula="of:=([.$S$11]/([.E987]+[.$T$11])^[.$U$11])" office:value-type="float" office:value="0.000265310069051909" calcext:value-type="float">
            <text:p>0.000265310069052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D987]^2" office:value-type="float" office:value="0.0000000703894327403288" calcext:value-type="float">
            <text:p>7.03894327403288E-08</text:p>
          </table:table-cell>
          <table:table-cell table:formula="of:=([.C987]-[.D987])^2" office:value-type="float" office:value="0.00000000916836517135494" calcext:value-type="float">
            <text:p>9.168365171354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dvantage</text:p>
          </table:table-cell>
          <table:table-cell office:value-type="float" office:value="306" calcext:value-type="float">
            <text:p>306</text:p>
          </table:table-cell>
          <table:table-cell table:formula="of:=([.B988]/[.$F$1])" office:value-type="float" office:value="0.000169558488535685" calcext:value-type="float">
            <text:p>0.000169558488536</text:p>
          </table:table-cell>
          <table:table-cell table:formula="of:=([.$S$11]/([.E988]+[.$T$11])^[.$U$11])" office:value-type="float" office:value="0.000265079813973923" calcext:value-type="float">
            <text:p>0.000265079813974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988]^2" office:value-type="float" office:value="0.0000000702673077764495" calcext:value-type="float">
            <text:p>7.02673077764495E-08</text:p>
          </table:table-cell>
          <table:table-cell table:formula="of:=([.C988]-[.D988])^2" office:value-type="float" office:value="0.0000000091243236134777" calcext:value-type="float">
            <text:p>9.12432361347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ace</text:p>
          </table:table-cell>
          <table:table-cell office:value-type="float" office:value="305" calcext:value-type="float">
            <text:p>305</text:p>
          </table:table-cell>
          <table:table-cell table:formula="of:=([.B989]/[.$F$1])" office:value-type="float" office:value="0.000169004375828052" calcext:value-type="float">
            <text:p>0.000169004375828</text:p>
          </table:table-cell>
          <table:table-cell table:formula="of:=([.$S$11]/([.E989]+[.$T$11])^[.$U$11])" office:value-type="float" office:value="0.000264849990654689" calcext:value-type="float">
            <text:p>0.000264849990655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[.D989]^2" office:value-type="float" office:value="0.0000000701455175497889" calcext:value-type="float">
            <text:p>7.01455175497889E-08</text:p>
          </table:table-cell>
          <table:table-cell table:formula="of:=([.C989]-[.D989])^2" office:value-type="float" office:value="0.00000000918638188149603" calcext:value-type="float">
            <text:p>9.1863818814960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rite</text:p>
          </table:table-cell>
          <table:table-cell office:value-type="float" office:value="305" calcext:value-type="float">
            <text:p>305</text:p>
          </table:table-cell>
          <table:table-cell table:formula="of:=([.B990]/[.$F$1])" office:value-type="float" office:value="0.000169004375828052" calcext:value-type="float">
            <text:p>0.000169004375828</text:p>
          </table:table-cell>
          <table:table-cell table:formula="of:=([.$S$11]/([.E990]+[.$T$11])^[.$U$11])" office:value-type="float" office:value="0.000264620597850586" calcext:value-type="float">
            <text:p>0.000264620597851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[.D990]^2" office:value-type="float" office:value="0.0000000700240608068013" calcext:value-type="float">
            <text:p>7.00240608068013E-08</text:p>
          </table:table-cell>
          <table:table-cell table:formula="of:=([.C990]-[.D990])^2" office:value-type="float" office:value="0.0000000091424619138624" calcext:value-type="float">
            <text:p>9.14246191386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iece</text:p>
          </table:table-cell>
          <table:table-cell office:value-type="float" office:value="305" calcext:value-type="float">
            <text:p>305</text:p>
          </table:table-cell>
          <table:table-cell table:formula="of:=([.B991]/[.$F$1])" office:value-type="float" office:value="0.000169004375828052" calcext:value-type="float">
            <text:p>0.000169004375828</text:p>
          </table:table-cell>
          <table:table-cell table:formula="of:=([.$S$11]/([.E991]+[.$T$11])^[.$U$11])" office:value-type="float" office:value="0.00026439163432282" calcext:value-type="float">
            <text:p>0.000264391634323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D991]^2" office:value-type="float" office:value="0.0000000699029362998915" calcext:value-type="float">
            <text:p>6.99029362998915E-08</text:p>
          </table:table-cell>
          <table:table-cell table:formula="of:=([.C991]-[.D991])^2" office:value-type="float" office:value="0.00000000909872908314756" calcext:value-type="float">
            <text:p>9.098729083147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rbert</text:p>
          </table:table-cell>
          <table:table-cell office:value-type="float" office:value="304" calcext:value-type="float">
            <text:p>304</text:p>
          </table:table-cell>
          <table:table-cell table:formula="of:=([.B992]/[.$F$1])" office:value-type="float" office:value="0.000168450263120419" calcext:value-type="float">
            <text:p>0.00016845026312</text:p>
          </table:table-cell>
          <table:table-cell table:formula="of:=([.$S$11]/([.E992]+[.$T$11])^[.$U$11])" office:value-type="float" office:value="0.000264163098837404" calcext:value-type="float">
            <text:p>0.000264163098837</text:p>
          </table:table-cell>
          <table:table-cell office:value-type="float" office:value="991" calcext:value-type="float">
            <text:p>991</text:p>
          </table:table-cell>
          <table:table-cell/>
          <table:table-cell table:formula="of:=[.D992]^2" office:value-type="float" office:value="0.0000000697821427873802" calcext:value-type="float">
            <text:p>6.97821427873802E-08</text:p>
          </table:table-cell>
          <table:table-cell table:formula="of:=([.C992]-[.D992])^2" office:value-type="float" office:value="0.00000000916094692098656" calcext:value-type="float">
            <text:p>9.160946920986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sides</text:p>
          </table:table-cell>
          <table:table-cell office:value-type="float" office:value="304" calcext:value-type="float">
            <text:p>304</text:p>
          </table:table-cell>
          <table:table-cell table:formula="of:=([.B993]/[.$F$1])" office:value-type="float" office:value="0.000168450263120419" calcext:value-type="float">
            <text:p>0.00016845026312</text:p>
          </table:table-cell>
          <table:table-cell table:formula="of:=([.$S$11]/([.E993]+[.$T$11])^[.$U$11])" office:value-type="float" office:value="0.000263934990165136" calcext:value-type="float">
            <text:p>0.000263934990165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D993]^2" office:value-type="float" office:value="0.0000000696616790334702" calcext:value-type="float">
            <text:p>6.96616790334702E-08</text:p>
          </table:table-cell>
          <table:table-cell table:formula="of:=([.C993]-[.D993])^2" office:value-type="float" office:value="0.00000000911733309880398" calcext:value-type="float">
            <text:p>9.117333098803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one</text:p>
          </table:table-cell>
          <table:table-cell office:value-type="float" office:value="304" calcext:value-type="float">
            <text:p>304</text:p>
          </table:table-cell>
          <table:table-cell table:formula="of:=([.B994]/[.$F$1])" office:value-type="float" office:value="0.000168450263120419" calcext:value-type="float">
            <text:p>0.00016845026312</text:p>
          </table:table-cell>
          <table:table-cell table:formula="of:=([.$S$11]/([.E994]+[.$T$11])^[.$U$11])" office:value-type="float" office:value="0.000263707307081569" calcext:value-type="float">
            <text:p>0.000263707307082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[.D994]^2" office:value-type="float" office:value="0.0000000695415438082129" calcext:value-type="float">
            <text:p>6.95415438082129E-08</text:p>
          </table:table-cell>
          <table:table-cell table:formula="of:=([.C994]-[.D994])^2" office:value-type="float" office:value="0.0000000090739044242164" calcext:value-type="float">
            <text:p>9.07390442421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rkness</text:p>
          </table:table-cell>
          <table:table-cell office:value-type="float" office:value="304" calcext:value-type="float">
            <text:p>304</text:p>
          </table:table-cell>
          <table:table-cell table:formula="of:=([.B995]/[.$F$1])" office:value-type="float" office:value="0.000168450263120419" calcext:value-type="float">
            <text:p>0.00016845026312</text:p>
          </table:table-cell>
          <table:table-cell table:formula="of:=([.$S$11]/([.E995]+[.$T$11])^[.$U$11])" office:value-type="float" office:value="0.000263480048366996" calcext:value-type="float">
            <text:p>0.000263480048367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D995]^2" office:value-type="float" office:value="0.0000000694217358874744" calcext:value-type="float">
            <text:p>6.94217358874744E-08</text:p>
          </table:table-cell>
          <table:table-cell table:formula="of:=([.C995]-[.D995])^2" office:value-type="float" office:value="0.00000000903066008401045" calcext:value-type="float">
            <text:p>9.0306600840104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markable</text:p>
          </table:table-cell>
          <table:table-cell office:value-type="float" office:value="304" calcext:value-type="float">
            <text:p>304</text:p>
          </table:table-cell>
          <table:table-cell table:formula="of:=([.B996]/[.$F$1])" office:value-type="float" office:value="0.000168450263120419" calcext:value-type="float">
            <text:p>0.00016845026312</text:p>
          </table:table-cell>
          <table:table-cell table:formula="of:=([.$S$11]/([.E996]+[.$T$11])^[.$U$11])" office:value-type="float" office:value="0.000263253212806421" calcext:value-type="float">
            <text:p>0.000263253212806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[.D996]^2" office:value-type="float" office:value="0.0000000693022540529026" calcext:value-type="float">
            <text:p>6.93022540529026E-08</text:p>
          </table:table-cell>
          <table:table-cell table:formula="of:=([.C996]-[.D996])^2" office:value-type="float" office:value="0.0000000089875992691665" calcext:value-type="float">
            <text:p>8.98759926916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tent</text:p>
          </table:table-cell>
          <table:table-cell office:value-type="float" office:value="303" calcext:value-type="float">
            <text:p>303</text:p>
          </table:table-cell>
          <table:table-cell table:formula="of:=([.B997]/[.$F$1])" office:value-type="float" office:value="0.000167896150412786" calcext:value-type="float">
            <text:p>0.000167896150413</text:p>
          </table:table-cell>
          <table:table-cell table:formula="of:=([.$S$11]/([.E997]+[.$T$11])^[.$U$11])" office:value-type="float" office:value="0.000263026799189538" calcext:value-type="float">
            <text:p>0.00026302679919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[.D997]^2" office:value-type="float" office:value="0.0000000691830970918937" calcext:value-type="float">
            <text:p>6.91830970918937E-08</text:p>
          </table:table-cell>
          <table:table-cell table:formula="of:=([.C997]-[.D997])^2" office:value-type="float" office:value="0.00000000904984033668574" calcext:value-type="float">
            <text:p>9.049840336685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gaged</text:p>
          </table:table-cell>
          <table:table-cell office:value-type="float" office:value="302" calcext:value-type="float">
            <text:p>302</text:p>
          </table:table-cell>
          <table:table-cell table:formula="of:=([.B998]/[.$F$1])" office:value-type="float" office:value="0.000167342037705153" calcext:value-type="float">
            <text:p>0.000167342037705</text:p>
          </table:table-cell>
          <table:table-cell table:formula="of:=([.$S$11]/([.E998]+[.$T$11])^[.$U$11])" office:value-type="float" office:value="0.000262800806310711" calcext:value-type="float">
            <text:p>0.000262800806311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[.D998]^2" office:value-type="float" office:value="0.0000000690642637975598" calcext:value-type="float">
            <text:p>6.90642637975598E-08</text:p>
          </table:table-cell>
          <table:table-cell table:formula="of:=([.C998]-[.D998])^2" office:value-type="float" office:value="0.0000000091123765036894" calcext:value-type="float">
            <text:p>9.11237650368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mited</text:p>
          </table:table-cell>
          <table:table-cell office:value-type="float" office:value="302" calcext:value-type="float">
            <text:p>302</text:p>
          </table:table-cell>
          <table:table-cell table:formula="of:=([.B999]/[.$F$1])" office:value-type="float" office:value="0.000167342037705153" calcext:value-type="float">
            <text:p>0.000167342037705</text:p>
          </table:table-cell>
          <table:table-cell table:formula="of:=([.$S$11]/([.E999]+[.$T$11])^[.$U$11])" office:value-type="float" office:value="0.000262575232968946" calcext:value-type="float">
            <text:p>0.000262575232969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D999]^2" office:value-type="float" office:value="0.0000000689457529686961" calcext:value-type="float">
            <text:p>6.89457529686961E-08</text:p>
          </table:table-cell>
          <table:table-cell table:formula="of:=([.C999]-[.D999])^2" office:value-type="float" office:value="0.00000000906936148015162" calcext:value-type="float">
            <text:p>9.069361480151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anger</text:p>
          </table:table-cell>
          <table:table-cell office:value-type="float" office:value="302" calcext:value-type="float">
            <text:p>302</text:p>
          </table:table-cell>
          <table:table-cell table:formula="of:=([.B1000]/[.$F$1])" office:value-type="float" office:value="0.000167342037705153" calcext:value-type="float">
            <text:p>0.000167342037705</text:p>
          </table:table-cell>
          <table:table-cell table:formula="of:=([.$S$11]/([.E1000]+[.$T$11])^[.$U$11])" office:value-type="float" office:value="0.000262350077967872" calcext:value-type="float">
            <text:p>0.000262350077968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[.D1000]^2" office:value-type="float" office:value="0.0000000688275634097485" calcext:value-type="float">
            <text:p>6.88275634097485E-08</text:p>
          </table:table-cell>
          <table:table-cell table:formula="of:=([.C1000]-[.D1000])^2" office:value-type="float" office:value="0.00000000902652771456236" calcext:value-type="float">
            <text:p>9.0265277145623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treme</text:p>
          </table:table-cell>
          <table:table-cell office:value-type="float" office:value="302" calcext:value-type="float">
            <text:p>302</text:p>
          </table:table-cell>
          <table:table-cell table:formula="of:=([.B1001]/[.$F$1])" office:value-type="float" office:value="0.000167342037705153" calcext:value-type="float">
            <text:p>0.000167342037705</text:p>
          </table:table-cell>
          <table:table-cell table:formula="of:=([.$S$11]/([.E1001]+[.$T$11])^[.$U$11])" office:value-type="float" office:value="0.000262125340115719" calcext:value-type="float">
            <text:p>0.000262125340116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1001]^2" office:value-type="float" office:value="0.0000000687096939307812" calcext:value-type="float">
            <text:p>6.87096939307812E-08</text:p>
          </table:table-cell>
          <table:table-cell table:formula="of:=([.C1001]-[.D1001])^2" office:value-type="float" office:value="0.0000000089838744158527" calcext:value-type="float">
            <text:p>8.983874415852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nius</text:p>
          </table:table-cell>
          <table:table-cell office:value-type="float" office:value="302" calcext:value-type="float">
            <text:p>302</text:p>
          </table:table-cell>
          <table:table-cell table:formula="of:=([.B1002]/[.$F$1])" office:value-type="float" office:value="0.000167342037705153" calcext:value-type="float">
            <text:p>0.000167342037705</text:p>
          </table:table-cell>
          <table:table-cell table:formula="of:=([.$S$11]/([.E1002]+[.$T$11])^[.$U$11])" office:value-type="float" office:value="0.000261901018225293" calcext:value-type="float">
            <text:p>0.000261901018225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D1002]^2" office:value-type="float" office:value="0.0000000685921433474453" calcext:value-type="float">
            <text:p>6.85921433474453E-08</text:p>
          </table:table-cell>
          <table:table-cell table:formula="of:=([.C1002]-[.D1002])^2" office:value-type="float" office:value="0.00000000894140079700816" calcext:value-type="float">
            <text:p>8.941400797008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al</text:p>
          </table:table-cell>
          <table:table-cell office:value-type="float" office:value="301" calcext:value-type="float">
            <text:p>301</text:p>
          </table:table-cell>
          <table:table-cell table:formula="of:=([.B1003]/[.$F$1])" office:value-type="float" office:value="0.00016678792499752" calcext:value-type="float">
            <text:p>0.000166787924998</text:p>
          </table:table-cell>
          <table:table-cell table:formula="of:=([.$S$11]/([.E1003]+[.$T$11])^[.$U$11])" office:value-type="float" office:value="0.000261677111113957" calcext:value-type="float">
            <text:p>0.000261677111114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[.D1003]^2" office:value-type="float" office:value="0.0000000684749104809463" calcext:value-type="float">
            <text:p>6.84749104809463E-08</text:p>
          </table:table-cell>
          <table:table-cell table:formula="of:=([.C1003]-[.D1003])^2" office:value-type="float" office:value="0.00000000900395764183981" calcext:value-type="float">
            <text:p>9.0039576418398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tters</text:p>
          </table:table-cell>
          <table:table-cell office:value-type="float" office:value="301" calcext:value-type="float">
            <text:p>301</text:p>
          </table:table-cell>
          <table:table-cell table:formula="of:=([.B1004]/[.$F$1])" office:value-type="float" office:value="0.00016678792499752" calcext:value-type="float">
            <text:p>0.000166787924998</text:p>
          </table:table-cell>
          <table:table-cell table:formula="of:=([.$S$11]/([.E1004]+[.$T$11])^[.$U$11])" office:value-type="float" office:value="0.000261453617603607" calcext:value-type="float">
            <text:p>0.000261453617604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D1004]^2" office:value-type="float" office:value="0.0000000683579941580134" calcext:value-type="float">
            <text:p>6.83579941580134E-08</text:p>
          </table:table-cell>
          <table:table-cell table:formula="of:=([.C1004]-[.D1004])^2" office:value-type="float" office:value="0.00000000896159335659019" calcext:value-type="float">
            <text:p>8.9615933565901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esh</text:p>
          </table:table-cell>
          <table:table-cell office:value-type="float" office:value="301" calcext:value-type="float">
            <text:p>301</text:p>
          </table:table-cell>
          <table:table-cell table:formula="of:=([.B1005]/[.$F$1])" office:value-type="float" office:value="0.00016678792499752" calcext:value-type="float">
            <text:p>0.000166787924998</text:p>
          </table:table-cell>
          <table:table-cell table:formula="of:=([.$S$11]/([.E1005]+[.$T$11])^[.$U$11])" office:value-type="float" office:value="0.000261230536520651" calcext:value-type="float">
            <text:p>0.000261230536521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[.D1005]^2" office:value-type="float" office:value="0.0000000682413932108674" calcext:value-type="float">
            <text:p>6.82413932108674E-08</text:p>
          </table:table-cell>
          <table:table-cell table:formula="of:=([.C1005]-[.D1005])^2" office:value-type="float" office:value="0.00000000891940687130905" calcext:value-type="float">
            <text:p>8.9194068713090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mbers</text:p>
          </table:table-cell>
          <table:table-cell office:value-type="float" office:value="301" calcext:value-type="float">
            <text:p>301</text:p>
          </table:table-cell>
          <table:table-cell table:formula="of:=([.B1006]/[.$F$1])" office:value-type="float" office:value="0.00016678792499752" calcext:value-type="float">
            <text:p>0.000166787924998</text:p>
          </table:table-cell>
          <table:table-cell table:formula="of:=([.$S$11]/([.E1006]+[.$T$11])^[.$U$11])" office:value-type="float" office:value="0.000261007866695987" calcext:value-type="float">
            <text:p>0.000261007866696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[.D1006]^2" office:value-type="float" office:value="0.00000006812510647719" calcext:value-type="float">
            <text:p>6.812510647719E-08</text:p>
          </table:table-cell>
          <table:table-cell table:formula="of:=([.C1006]-[.D1006])^2" office:value-type="float" office:value="0.0000000088773974136624" calcext:value-type="float">
            <text:p>8.87739741366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mple</text:p>
          </table:table-cell>
          <table:table-cell office:value-type="float" office:value="301" calcext:value-type="float">
            <text:p>301</text:p>
          </table:table-cell>
          <table:table-cell table:formula="of:=([.B1007]/[.$F$1])" office:value-type="float" office:value="0.00016678792499752" calcext:value-type="float">
            <text:p>0.000166787924998</text:p>
          </table:table-cell>
          <table:table-cell table:formula="of:=([.$S$11]/([.E1007]+[.$T$11])^[.$U$11])" office:value-type="float" office:value="0.000260785606964979" calcext:value-type="float">
            <text:p>0.000260785606965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[.D1007]^2" office:value-type="float" office:value="0.0000000680091328000927" calcext:value-type="float">
            <text:p>6.80091328000927E-08</text:p>
          </table:table-cell>
          <table:table-cell table:formula="of:=([.C1007]-[.D1007])^2" office:value-type="float" office:value="0.00000000883556421525558" calcext:value-type="float">
            <text:p>8.835564215255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ly</text:p>
          </table:table-cell>
          <table:table-cell office:value-type="float" office:value="301" calcext:value-type="float">
            <text:p>301</text:p>
          </table:table-cell>
          <table:table-cell table:formula="of:=([.B1008]/[.$F$1])" office:value-type="float" office:value="0.00016678792499752" calcext:value-type="float">
            <text:p>0.000166787924998</text:p>
          </table:table-cell>
          <table:table-cell table:formula="of:=([.$S$11]/([.E1008]+[.$T$11])^[.$U$11])" office:value-type="float" office:value="0.000260563756167442" calcext:value-type="float">
            <text:p>0.000260563756167</text:p>
          </table:table-cell>
          <table:table-cell office:value-type="float" office:value="1007" calcext:value-type="float">
            <text:p>1007</text:p>
          </table:table-cell>
          <table:table-cell/>
          <table:table-cell table:formula="of:=[.D1008]^2" office:value-type="float" office:value="0.0000000678934710280864" calcext:value-type="float">
            <text:p>6.78934710280864E-08</text:p>
          </table:table-cell>
          <table:table-cell table:formula="of:=([.C1008]-[.D1008])^2" office:value-type="float" office:value="0.00000000879390651160974" calcext:value-type="float">
            <text:p>8.793906511609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is</text:p>
          </table:table-cell>
          <table:table-cell office:value-type="float" office:value="301" calcext:value-type="float">
            <text:p>301</text:p>
          </table:table-cell>
          <table:table-cell table:formula="of:=([.B1009]/[.$F$1])" office:value-type="float" office:value="0.00016678792499752" calcext:value-type="float">
            <text:p>0.000166787924998</text:p>
          </table:table-cell>
          <table:table-cell table:formula="of:=([.$S$11]/([.E1009]+[.$T$11])^[.$U$11])" office:value-type="float" office:value="0.000260342313147614" calcext:value-type="float">
            <text:p>0.000260342313148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D1009]^2" office:value-type="float" office:value="0.0000000677781200150505" calcext:value-type="float">
            <text:p>6.77781200150505E-08</text:p>
          </table:table-cell>
          <table:table-cell table:formula="of:=([.C1009]-[.D1009])^2" office:value-type="float" office:value="0.00000000875242354213845" calcext:value-type="float">
            <text:p>8.7524235421384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ried</text:p>
          </table:table-cell>
          <table:table-cell office:value-type="float" office:value="300" calcext:value-type="float">
            <text:p>300</text:p>
          </table:table-cell>
          <table:table-cell table:formula="of:=([.B1010]/[.$F$1])" office:value-type="float" office:value="0.000166233812289887" calcext:value-type="float">
            <text:p>0.00016623381229</text:p>
          </table:table-cell>
          <table:table-cell table:formula="of:=([.$S$11]/([.E1010]+[.$T$11])^[.$U$11])" office:value-type="float" office:value="0.000260121276754138" calcext:value-type="float">
            <text:p>0.000260121276754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[.D1010]^2" office:value-type="float" office:value="0.0000000676630786202027" calcext:value-type="float">
            <text:p>6.76630786202027E-08</text:p>
          </table:table-cell>
          <table:table-cell table:formula="of:=([.C1010]-[.D1010])^2" office:value-type="float" office:value="0.00000000881485598352588" calcext:value-type="float">
            <text:p>8.8148559835258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ected</text:p>
          </table:table-cell>
          <table:table-cell office:value-type="float" office:value="299" calcext:value-type="float">
            <text:p>299</text:p>
          </table:table-cell>
          <table:table-cell table:formula="of:=([.B1011]/[.$F$1])" office:value-type="float" office:value="0.000165679699582254" calcext:value-type="float">
            <text:p>0.000165679699582</text:p>
          </table:table-cell>
          <table:table-cell table:formula="of:=([.$S$11]/([.E1011]+[.$T$11])^[.$U$11])" office:value-type="float" office:value="0.000259900645840039" calcext:value-type="float">
            <text:p>0.00025990064584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D1011]^2" office:value-type="float" office:value="0.0000000675483457080692" calcext:value-type="float">
            <text:p>6.75483457080692E-08</text:p>
          </table:table-cell>
          <table:table-cell table:formula="of:=([.C1011]-[.D1011])^2" office:value-type="float" office:value="0.00000000887758671371226" calcext:value-type="float">
            <text:p>8.877586713712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lk</text:p>
          </table:table-cell>
          <table:table-cell office:value-type="float" office:value="299" calcext:value-type="float">
            <text:p>299</text:p>
          </table:table-cell>
          <table:table-cell table:formula="of:=([.B1012]/[.$F$1])" office:value-type="float" office:value="0.000165679699582254" calcext:value-type="float">
            <text:p>0.000165679699582</text:p>
          </table:table-cell>
          <table:table-cell table:formula="of:=([.$S$11]/([.E1012]+[.$T$11])^[.$U$11])" office:value-type="float" office:value="0.000259680419262705" calcext:value-type="float">
            <text:p>0.000259680419263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D1012]^2" office:value-type="float" office:value="0.0000000674339201484544" calcext:value-type="float">
            <text:p>6.74339201484544E-08</text:p>
          </table:table-cell>
          <table:table-cell table:formula="of:=([.C1012]-[.D1012])^2" office:value-type="float" office:value="0.00000000883613530044268" calcext:value-type="float">
            <text:p>8.8361353004426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nger</text:p>
          </table:table-cell>
          <table:table-cell office:value-type="float" office:value="299" calcext:value-type="float">
            <text:p>299</text:p>
          </table:table-cell>
          <table:table-cell table:formula="of:=([.B1013]/[.$F$1])" office:value-type="float" office:value="0.000165679699582254" calcext:value-type="float">
            <text:p>0.000165679699582</text:p>
          </table:table-cell>
          <table:table-cell table:formula="of:=([.$S$11]/([.E1013]+[.$T$11])^[.$U$11])" office:value-type="float" office:value="0.000259460595883867" calcext:value-type="float">
            <text:p>0.000259460595884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D1013]^2" office:value-type="float" office:value="0.0000000673198008164113" calcext:value-type="float">
            <text:p>6.73198008164113E-08</text:p>
          </table:table-cell>
          <table:table-cell table:formula="of:=([.C1013]-[.D1013])^2" office:value-type="float" office:value="0.00000000879485651113377" calcext:value-type="float">
            <text:p>8.794856511133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chool</text:p>
          </table:table-cell>
          <table:table-cell office:value-type="float" office:value="298" calcext:value-type="float">
            <text:p>298</text:p>
          </table:table-cell>
          <table:table-cell table:formula="of:=([.B1014]/[.$F$1])" office:value-type="float" office:value="0.000165125586874621" calcext:value-type="float">
            <text:p>0.000165125586875</text:p>
          </table:table-cell>
          <table:table-cell table:formula="of:=([.$S$11]/([.E1014]+[.$T$11])^[.$U$11])" office:value-type="float" office:value="0.000259241174569574" calcext:value-type="float">
            <text:p>0.00025924117457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[.D1014]^2" office:value-type="float" office:value="0.0000000672059865922121" calcext:value-type="float">
            <text:p>6.72059865922121E-08</text:p>
          </table:table-cell>
          <table:table-cell table:formula="of:=([.C1014]-[.D1014])^2" office:value-type="float" office:value="0.00000000885774384716621" calcext:value-type="float">
            <text:p>8.857743847166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sland</text:p>
          </table:table-cell>
          <table:table-cell office:value-type="float" office:value="298" calcext:value-type="float">
            <text:p>298</text:p>
          </table:table-cell>
          <table:table-cell table:formula="of:=([.B1015]/[.$F$1])" office:value-type="float" office:value="0.000165125586874621" calcext:value-type="float">
            <text:p>0.000165125586875</text:p>
          </table:table-cell>
          <table:table-cell table:formula="of:=([.$S$11]/([.E1015]+[.$T$11])^[.$U$11])" office:value-type="float" office:value="0.000259022154190175" calcext:value-type="float">
            <text:p>0.00025902215419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[.D1015]^2" office:value-type="float" office:value="0.0000000670924763613189" calcext:value-type="float">
            <text:p>6.70924763613189E-08</text:p>
          </table:table-cell>
          <table:table-cell table:formula="of:=([.C1015]-[.D1015])^2" office:value-type="float" office:value="0.00000000881656535364433" calcext:value-type="float">
            <text:p>8.8165653536443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</text:p>
          </table:table-cell>
          <table:table-cell office:value-type="float" office:value="298" calcext:value-type="float">
            <text:p>298</text:p>
          </table:table-cell>
          <table:table-cell table:formula="of:=([.B1016]/[.$F$1])" office:value-type="float" office:value="0.000165125586874621" calcext:value-type="float">
            <text:p>0.000165125586875</text:p>
          </table:table-cell>
          <table:table-cell table:formula="of:=([.$S$11]/([.E1016]+[.$T$11])^[.$U$11])" office:value-type="float" office:value="0.000258803533620302" calcext:value-type="float">
            <text:p>0.00025880353362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[.D1016]^2" office:value-type="float" office:value="0.0000000669792690143546" calcext:value-type="float">
            <text:p>6.69792690143546E-08</text:p>
          </table:table-cell>
          <table:table-cell table:formula="of:=([.C1016]-[.D1016])^2" office:value-type="float" office:value="0.00000000877555770648648" calcext:value-type="float">
            <text:p>8.7755577064864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t</text:p>
          </table:table-cell>
          <table:table-cell office:value-type="float" office:value="297" calcext:value-type="float">
            <text:p>297</text:p>
          </table:table-cell>
          <table:table-cell table:formula="of:=([.B1017]/[.$F$1])" office:value-type="float" office:value="0.000164571474166989" calcext:value-type="float">
            <text:p>0.000164571474167</text:p>
          </table:table-cell>
          <table:table-cell table:formula="of:=([.$S$11]/([.E1017]+[.$T$11])^[.$U$11])" office:value-type="float" office:value="0.000258585311738841" calcext:value-type="float">
            <text:p>0.000258585311739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D1017]^2" office:value-type="float" office:value="0.0000000668663634470735" calcext:value-type="float">
            <text:p>6.68663634470735E-08</text:p>
          </table:table-cell>
          <table:table-cell table:formula="of:=([.C1017]-[.D1017])^2" office:value-type="float" office:value="0.00000000883860165498662" calcext:value-type="float">
            <text:p>8.838601654986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mmediate</text:p>
          </table:table-cell>
          <table:table-cell office:value-type="float" office:value="297" calcext:value-type="float">
            <text:p>297</text:p>
          </table:table-cell>
          <table:table-cell table:formula="of:=([.B1018]/[.$F$1])" office:value-type="float" office:value="0.000164571474166989" calcext:value-type="float">
            <text:p>0.000164571474167</text:p>
          </table:table-cell>
          <table:table-cell table:formula="of:=([.$S$11]/([.E1018]+[.$T$11])^[.$U$11])" office:value-type="float" office:value="0.00025836748742892" calcext:value-type="float">
            <text:p>0.000258367487429</text:p>
          </table:table-cell>
          <table:table-cell office:value-type="float" office:value="1017" calcext:value-type="float">
            <text:p>1017</text:p>
          </table:table-cell>
          <table:table-cell/>
          <table:table-cell table:formula="of:=[.D1018]^2" office:value-type="float" office:value="0.0000000667537585603332" calcext:value-type="float">
            <text:p>6.67537585603332E-08</text:p>
          </table:table-cell>
          <table:table-cell table:formula="of:=([.C1018]-[.D1018])^2" office:value-type="float" office:value="0.00000000879769210383247" calcext:value-type="float">
            <text:p>8.797692103832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derstood</text:p>
          </table:table-cell>
          <table:table-cell office:value-type="float" office:value="297" calcext:value-type="float">
            <text:p>297</text:p>
          </table:table-cell>
          <table:table-cell table:formula="of:=([.B1019]/[.$F$1])" office:value-type="float" office:value="0.000164571474166989" calcext:value-type="float">
            <text:p>0.000164571474167</text:p>
          </table:table-cell>
          <table:table-cell table:formula="of:=([.$S$11]/([.E1019]+[.$T$11])^[.$U$11])" office:value-type="float" office:value="0.000258150059577886" calcext:value-type="float">
            <text:p>0.000258150059578</text:p>
          </table:table-cell>
          <table:table-cell office:value-type="float" office:value="1018" calcext:value-type="float">
            <text:p>1018</text:p>
          </table:table-cell>
          <table:table-cell/>
          <table:table-cell table:formula="of:=[.D1019]^2" office:value-type="float" office:value="0.0000000666414532600659" calcext:value-type="float">
            <text:p>6.66414532600659E-08</text:p>
          </table:table-cell>
          <table:table-cell table:formula="of:=([.C1019]-[.D1019])^2" office:value-type="float" office:value="0.00000000875695164750456" calcext:value-type="float">
            <text:p>8.756951647504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pared</text:p>
          </table:table-cell>
          <table:table-cell office:value-type="float" office:value="296" calcext:value-type="float">
            <text:p>296</text:p>
          </table:table-cell>
          <table:table-cell table:formula="of:=([.B1020]/[.$F$1])" office:value-type="float" office:value="0.000164017361459356" calcext:value-type="float">
            <text:p>0.000164017361459</text:p>
          </table:table-cell>
          <table:table-cell table:formula="of:=([.$S$11]/([.E1020]+[.$T$11])^[.$U$11])" office:value-type="float" office:value="0.000257933027077281" calcext:value-type="float">
            <text:p>0.000257933027077</text:p>
          </table:table-cell>
          <table:table-cell office:value-type="float" office:value="1019" calcext:value-type="float">
            <text:p>1019</text:p>
          </table:table-cell>
          <table:table-cell/>
          <table:table-cell table:formula="of:=[.D1020]^2" office:value-type="float" office:value="0.0000000665294464572496" calcext:value-type="float">
            <text:p>6.65294464572496E-08</text:p>
          </table:table-cell>
          <table:table-cell table:formula="of:=([.C1020]-[.D1020])^2" office:value-type="float" office:value="0.00000000882015224845808" calcext:value-type="float">
            <text:p>8.8201522484580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st</text:p>
          </table:table-cell>
          <table:table-cell office:value-type="float" office:value="296" calcext:value-type="float">
            <text:p>296</text:p>
          </table:table-cell>
          <table:table-cell table:formula="of:=([.B1021]/[.$F$1])" office:value-type="float" office:value="0.000164017361459356" calcext:value-type="float">
            <text:p>0.000164017361459</text:p>
          </table:table-cell>
          <table:table-cell table:formula="of:=([.$S$11]/([.E1021]+[.$T$11])^[.$U$11])" office:value-type="float" office:value="0.000257716388822831" calcext:value-type="float">
            <text:p>0.000257716388823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D1021]^2" office:value-type="float" office:value="0.0000000664177370678806" calcext:value-type="float">
            <text:p>6.64177370678806E-08</text:p>
          </table:table-cell>
          <table:table-cell table:formula="of:=([.C1021]-[.D1021])^2" office:value-type="float" office:value="0.00000000877950772886131" calcext:value-type="float">
            <text:p>8.7795077288613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t</text:p>
          </table:table-cell>
          <table:table-cell office:value-type="float" office:value="296" calcext:value-type="float">
            <text:p>296</text:p>
          </table:table-cell>
          <table:table-cell table:formula="of:=([.B1022]/[.$F$1])" office:value-type="float" office:value="0.000164017361459356" calcext:value-type="float">
            <text:p>0.000164017361459</text:p>
          </table:table-cell>
          <table:table-cell table:formula="of:=([.$S$11]/([.E1022]+[.$T$11])^[.$U$11])" office:value-type="float" office:value="0.000257500143714416" calcext:value-type="float">
            <text:p>0.000257500143714</text:p>
          </table:table-cell>
          <table:table-cell office:value-type="float" office:value="1021" calcext:value-type="float">
            <text:p>1021</text:p>
          </table:table-cell>
          <table:table-cell/>
          <table:table-cell table:formula="of:=[.D1022]^2" office:value-type="float" office:value="0.0000000663063240129448" calcext:value-type="float">
            <text:p>6.63063240129448E-08</text:p>
          </table:table-cell>
          <table:table-cell table:formula="of:=([.C1022]-[.D1022])^2" office:value-type="float" office:value="0.00000000873903057814701" calcext:value-type="float">
            <text:p>8.739030578147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ouble</text:p>
          </table:table-cell>
          <table:table-cell office:value-type="float" office:value="296" calcext:value-type="float">
            <text:p>296</text:p>
          </table:table-cell>
          <table:table-cell table:formula="of:=([.B1023]/[.$F$1])" office:value-type="float" office:value="0.000164017361459356" calcext:value-type="float">
            <text:p>0.000164017361459</text:p>
          </table:table-cell>
          <table:table-cell table:formula="of:=([.$S$11]/([.E1023]+[.$T$11])^[.$U$11])" office:value-type="float" office:value="0.000257284290656057" calcext:value-type="float">
            <text:p>0.000257284290656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[.D1023]^2" office:value-type="float" office:value="0.0000000661952062183905" calcext:value-type="float">
            <text:p>6.61952062183905E-08</text:p>
          </table:table-cell>
          <table:table-cell table:formula="of:=([.C1023]-[.D1023])^2" office:value-type="float" office:value="0.00000000869872008178254" calcext:value-type="float">
            <text:p>8.6987200817825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culiar</text:p>
          </table:table-cell>
          <table:table-cell office:value-type="float" office:value="296" calcext:value-type="float">
            <text:p>296</text:p>
          </table:table-cell>
          <table:table-cell table:formula="of:=([.B1024]/[.$F$1])" office:value-type="float" office:value="0.000164017361459356" calcext:value-type="float">
            <text:p>0.000164017361459</text:p>
          </table:table-cell>
          <table:table-cell table:formula="of:=([.$S$11]/([.E1024]+[.$T$11])^[.$U$11])" office:value-type="float" office:value="0.000257068828555895" calcext:value-type="float">
            <text:p>0.000257068828556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[.D1024]^2" office:value-type="float" office:value="0.0000000660843826151004" calcext:value-type="float">
            <text:p>6.60843826151004E-08</text:p>
          </table:table-cell>
          <table:table-cell table:formula="of:=([.C1024]-[.D1024])^2" office:value-type="float" office:value="0.00000000865857552881844" calcext:value-type="float">
            <text:p>8.658575528818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tribution</text:p>
          </table:table-cell>
          <table:table-cell office:value-type="float" office:value="295" calcext:value-type="float">
            <text:p>295</text:p>
          </table:table-cell>
          <table:table-cell table:formula="of:=([.B1025]/[.$F$1])" office:value-type="float" office:value="0.000163463248751723" calcext:value-type="float">
            <text:p>0.000163463248752</text:p>
          </table:table-cell>
          <table:table-cell table:formula="of:=([.$S$11]/([.E1025]+[.$T$11])^[.$U$11])" office:value-type="float" office:value="0.000256853756326171" calcext:value-type="float">
            <text:p>0.000256853756326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D1025]^2" office:value-type="float" office:value="0.0000000659738521388642" calcext:value-type="float">
            <text:p>6.59738521388642E-08</text:p>
          </table:table-cell>
          <table:table-cell table:formula="of:=([.C1025]-[.D1025])^2" office:value-type="float" office:value="0.00000000872178690501318" calcext:value-type="float">
            <text:p>8.721786905013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untain</text:p>
          </table:table-cell>
          <table:table-cell office:value-type="float" office:value="295" calcext:value-type="float">
            <text:p>295</text:p>
          </table:table-cell>
          <table:table-cell table:formula="of:=([.B1026]/[.$F$1])" office:value-type="float" office:value="0.000163463248751723" calcext:value-type="float">
            <text:p>0.000163463248752</text:p>
          </table:table-cell>
          <table:table-cell table:formula="of:=([.$S$11]/([.E1026]+[.$T$11])^[.$U$11])" office:value-type="float" office:value="0.000256639072883206" calcext:value-type="float">
            <text:p>0.000256639072883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D1026]^2" office:value-type="float" office:value="0.0000000658636137303517" calcext:value-type="float">
            <text:p>6.58636137303517E-08</text:p>
          </table:table-cell>
          <table:table-cell table:formula="of:=([.C1026]-[.D1026])^2" office:value-type="float" office:value="0.00000000868173420258119" calcext:value-type="float">
            <text:p>8.6817342025811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uthor</text:p>
          </table:table-cell>
          <table:table-cell office:value-type="float" office:value="294" calcext:value-type="float">
            <text:p>294</text:p>
          </table:table-cell>
          <table:table-cell table:formula="of:=([.B1027]/[.$F$1])" office:value-type="float" office:value="0.00016290913604409" calcext:value-type="float">
            <text:p>0.000162909136044</text:p>
          </table:table-cell>
          <table:table-cell table:formula="of:=([.$S$11]/([.E1027]+[.$T$11])^[.$U$11])" office:value-type="float" office:value="0.000256424777147383" calcext:value-type="float">
            <text:p>0.000256424777147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[.D1027]^2" office:value-type="float" office:value="0.000000065753666335085" calcext:value-type="float">
            <text:p>6.5753666335085E-08</text:p>
          </table:table-cell>
          <table:table-cell table:formula="of:=([.C1027]-[.D1027])^2" office:value-type="float" office:value="0.00000000874517513095997" calcext:value-type="float">
            <text:p>8.745175130959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thod</text:p>
          </table:table-cell>
          <table:table-cell office:value-type="float" office:value="294" calcext:value-type="float">
            <text:p>294</text:p>
          </table:table-cell>
          <table:table-cell table:formula="of:=([.B1028]/[.$F$1])" office:value-type="float" office:value="0.00016290913604409" calcext:value-type="float">
            <text:p>0.000162909136044</text:p>
          </table:table-cell>
          <table:table-cell table:formula="of:=([.$S$11]/([.E1028]+[.$T$11])^[.$U$11])" office:value-type="float" office:value="0.000256210868043126" calcext:value-type="float">
            <text:p>0.000256210868043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D1028]^2" office:value-type="float" office:value="0.0000000656440089034124" calcext:value-type="float">
            <text:p>6.56440089034124E-08</text:p>
          </table:table-cell>
          <table:table-cell table:formula="of:=([.C1028]-[.D1028])^2" office:value-type="float" office:value="0.00000000870521319402009" calcext:value-type="float">
            <text:p>8.705213194020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ings</text:p>
          </table:table-cell>
          <table:table-cell office:value-type="float" office:value="293" calcext:value-type="float">
            <text:p>293</text:p>
          </table:table-cell>
          <table:table-cell table:formula="of:=([.B1029]/[.$F$1])" office:value-type="float" office:value="0.000162355023336457" calcext:value-type="float">
            <text:p>0.000162355023336</text:p>
          </table:table-cell>
          <table:table-cell table:formula="of:=([.$S$11]/([.E1029]+[.$T$11])^[.$U$11])" office:value-type="float" office:value="0.000255997344498885" calcext:value-type="float">
            <text:p>0.000255997344499</text:p>
          </table:table-cell>
          <table:table-cell office:value-type="float" office:value="1028" calcext:value-type="float">
            <text:p>1028</text:p>
          </table:table-cell>
          <table:table-cell/>
          <table:table-cell table:formula="of:=[.D1029]^2" office:value-type="float" office:value="0.0000000655346403904808" calcext:value-type="float">
            <text:p>6.55346403904808E-08</text:p>
          </table:table-cell>
          <table:table-cell table:formula="of:=([.C1029]-[.D1029])^2" office:value-type="float" office:value="0.00000000876888431268737" calcext:value-type="float">
            <text:p>8.768884312687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eatest</text:p>
          </table:table-cell>
          <table:table-cell office:value-type="float" office:value="293" calcext:value-type="float">
            <text:p>293</text:p>
          </table:table-cell>
          <table:table-cell table:formula="of:=([.B1030]/[.$F$1])" office:value-type="float" office:value="0.000162355023336457" calcext:value-type="float">
            <text:p>0.000162355023336</text:p>
          </table:table-cell>
          <table:table-cell table:formula="of:=([.$S$11]/([.E1030]+[.$T$11])^[.$U$11])" office:value-type="float" office:value="0.000255784205447111" calcext:value-type="float">
            <text:p>0.000255784205447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[.D1030]^2" office:value-type="float" office:value="0.0000000654255597562101" calcext:value-type="float">
            <text:p>6.54255597562101E-08</text:p>
          </table:table-cell>
          <table:table-cell table:formula="of:=([.C1030]-[.D1030])^2" office:value-type="float" office:value="0.00000000872901206986587" calcext:value-type="float">
            <text:p>8.7290120698658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ule</text:p>
          </table:table-cell>
          <table:table-cell office:value-type="float" office:value="293" calcext:value-type="float">
            <text:p>293</text:p>
          </table:table-cell>
          <table:table-cell table:formula="of:=([.B1031]/[.$F$1])" office:value-type="float" office:value="0.000162355023336457" calcext:value-type="float">
            <text:p>0.000162355023336</text:p>
          </table:table-cell>
          <table:table-cell table:formula="of:=([.$S$11]/([.E1031]+[.$T$11])^[.$U$11])" office:value-type="float" office:value="0.000255571449824244" calcext:value-type="float">
            <text:p>0.000255571449824</text:p>
          </table:table-cell>
          <table:table-cell office:value-type="float" office:value="1030" calcext:value-type="float">
            <text:p>1030</text:p>
          </table:table-cell>
          <table:table-cell/>
          <table:table-cell table:formula="of:=[.D1031]^2" office:value-type="float" office:value="0.0000000653167659652659" calcext:value-type="float">
            <text:p>6.53167659652659E-08</text:p>
          </table:table-cell>
          <table:table-cell table:formula="of:=([.C1031]-[.D1031])^2" office:value-type="float" office:value="0.00000000868930216715298" calcext:value-type="float">
            <text:p>8.689302167152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ucture</text:p>
          </table:table-cell>
          <table:table-cell office:value-type="float" office:value="293" calcext:value-type="float">
            <text:p>293</text:p>
          </table:table-cell>
          <table:table-cell table:formula="of:=([.B1032]/[.$F$1])" office:value-type="float" office:value="0.000162355023336457" calcext:value-type="float">
            <text:p>0.000162355023336</text:p>
          </table:table-cell>
          <table:table-cell table:formula="of:=([.$S$11]/([.E1032]+[.$T$11])^[.$U$11])" office:value-type="float" office:value="0.000255359076570687" calcext:value-type="float">
            <text:p>0.00025535907657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[.D1032]^2" office:value-type="float" office:value="0.0000000652082579870338" calcext:value-type="float">
            <text:p>6.52082579870338E-08</text:p>
          </table:table-cell>
          <table:table-cell table:formula="of:=([.C1032]-[.D1032])^2" office:value-type="float" office:value="0.00000000864975391799548" calcext:value-type="float">
            <text:p>8.6497539179954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fe</text:p>
          </table:table-cell>
          <table:table-cell office:value-type="float" office:value="292" calcext:value-type="float">
            <text:p>292</text:p>
          </table:table-cell>
          <table:table-cell table:formula="of:=([.B1033]/[.$F$1])" office:value-type="float" office:value="0.000161800910628824" calcext:value-type="float">
            <text:p>0.000161800910629</text:p>
          </table:table-cell>
          <table:table-cell table:formula="of:=([.$S$11]/([.E1033]+[.$T$11])^[.$U$11])" office:value-type="float" office:value="0.000255147084630794" calcext:value-type="float">
            <text:p>0.000255147084631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D1033]^2" office:value-type="float" office:value="0.0000000651000347955934" calcext:value-type="float">
            <text:p>6.51000347955934E-08</text:p>
          </table:table-cell>
          <table:table-cell table:formula="of:=([.C1033]-[.D1033])^2" office:value-type="float" office:value="0.00000000871350820080605" calcext:value-type="float">
            <text:p>8.7135082008060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learly</text:p>
          </table:table-cell>
          <table:table-cell office:value-type="float" office:value="291" calcext:value-type="float">
            <text:p>291</text:p>
          </table:table-cell>
          <table:table-cell table:formula="of:=([.B1034]/[.$F$1])" office:value-type="float" office:value="0.000161246797921191" calcext:value-type="float">
            <text:p>0.000161246797921</text:p>
          </table:table-cell>
          <table:table-cell table:formula="of:=([.$S$11]/([.E1034]+[.$T$11])^[.$U$11])" office:value-type="float" office:value="0.000254935472952847" calcext:value-type="float">
            <text:p>0.000254935472953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[.D1034]^2" office:value-type="float" office:value="0.0000000649920953696921" calcext:value-type="float">
            <text:p>6.49920953696921E-08</text:p>
          </table:table-cell>
          <table:table-cell table:formula="of:=([.C1034]-[.D1034])^2" office:value-type="float" office:value="0.00000000877756782918739" calcext:value-type="float">
            <text:p>8.7775678291873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siderable</text:p>
          </table:table-cell>
          <table:table-cell office:value-type="float" office:value="290" calcext:value-type="float">
            <text:p>290</text:p>
          </table:table-cell>
          <table:table-cell table:formula="of:=([.B1035]/[.$F$1])" office:value-type="float" office:value="0.000160692685213558" calcext:value-type="float">
            <text:p>0.000160692685214</text:p>
          </table:table-cell>
          <table:table-cell table:formula="of:=([.$S$11]/([.E1035]+[.$T$11])^[.$U$11])" office:value-type="float" office:value="0.000254724240489042" calcext:value-type="float">
            <text:p>0.000254724240489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[.D1035]^2" office:value-type="float" office:value="0.0000000648844386927194" calcext:value-type="float">
            <text:p>6.48844386927194E-08</text:p>
          </table:table-cell>
          <table:table-cell table:formula="of:=([.C1035]-[.D1035])^2" office:value-type="float" office:value="0.00000000884193338752647" calcext:value-type="float">
            <text:p>8.841933387526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vide</text:p>
          </table:table-cell>
          <table:table-cell office:value-type="float" office:value="290" calcext:value-type="float">
            <text:p>290</text:p>
          </table:table-cell>
          <table:table-cell table:formula="of:=([.B1036]/[.$F$1])" office:value-type="float" office:value="0.000160692685213558" calcext:value-type="float">
            <text:p>0.000160692685214</text:p>
          </table:table-cell>
          <table:table-cell table:formula="of:=([.$S$11]/([.E1036]+[.$T$11])^[.$U$11])" office:value-type="float" office:value="0.000254513386195465" calcext:value-type="float">
            <text:p>0.000254513386195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[.D1036]^2" office:value-type="float" office:value="0.0000000647770637526817" calcext:value-type="float">
            <text:p>6.47770637526817E-08</text:p>
          </table:table-cell>
          <table:table-cell table:formula="of:=([.C1036]-[.D1036])^2" office:value-type="float" office:value="0.00000000880232393273638" calcext:value-type="float">
            <text:p>8.8023239327363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ding</text:p>
          </table:table-cell>
          <table:table-cell office:value-type="float" office:value="290" calcext:value-type="float">
            <text:p>290</text:p>
          </table:table-cell>
          <table:table-cell table:formula="of:=([.B1037]/[.$F$1])" office:value-type="float" office:value="0.000160692685213558" calcext:value-type="float">
            <text:p>0.000160692685214</text:p>
          </table:table-cell>
          <table:table-cell table:formula="of:=([.$S$11]/([.E1037]+[.$T$11])^[.$U$11])" office:value-type="float" office:value="0.000254302909032077" calcext:value-type="float">
            <text:p>0.000254302909032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[.D1037]^2" office:value-type="float" office:value="0.0000000646699695421767" calcext:value-type="float">
            <text:p>6.46699695421767E-08</text:p>
          </table:table-cell>
          <table:table-cell table:formula="of:=([.C1037]-[.D1037])^2" office:value-type="float" office:value="0.00000000876287400335322" calcext:value-type="float">
            <text:p>8.762874003353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untains</text:p>
          </table:table-cell>
          <table:table-cell office:value-type="float" office:value="290" calcext:value-type="float">
            <text:p>290</text:p>
          </table:table-cell>
          <table:table-cell table:formula="of:=([.B1038]/[.$F$1])" office:value-type="float" office:value="0.000160692685213558" calcext:value-type="float">
            <text:p>0.000160692685214</text:p>
          </table:table-cell>
          <table:table-cell table:formula="of:=([.$S$11]/([.E1038]+[.$T$11])^[.$U$11])" office:value-type="float" office:value="0.000254092807962697" calcext:value-type="float">
            <text:p>0.000254092807963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[.D1038]^2" office:value-type="float" office:value="0.0000000645631550583681" calcext:value-type="float">
            <text:p>6.45631550583681E-08</text:p>
          </table:table-cell>
          <table:table-cell table:formula="of:=([.C1038]-[.D1038])^2" office:value-type="float" office:value="0.00000000872358292955431" calcext:value-type="float">
            <text:p>8.7235829295543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uilding</text:p>
          </table:table-cell>
          <table:table-cell office:value-type="float" office:value="290" calcext:value-type="float">
            <text:p>290</text:p>
          </table:table-cell>
          <table:table-cell table:formula="of:=([.B1039]/[.$F$1])" office:value-type="float" office:value="0.000160692685213558" calcext:value-type="float">
            <text:p>0.000160692685214</text:p>
          </table:table-cell>
          <table:table-cell table:formula="of:=([.$S$11]/([.E1039]+[.$T$11])^[.$U$11])" office:value-type="float" office:value="0.000253883081954983" calcext:value-type="float">
            <text:p>0.000253883081955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[.D1039]^2" office:value-type="float" office:value="0.0000000644566193029606" calcext:value-type="float">
            <text:p>6.44566193029606E-08</text:p>
          </table:table-cell>
          <table:table-cell table:formula="of:=([.C1039]-[.D1039])^2" office:value-type="float" office:value="0.00000000868445004482423" calcext:value-type="float">
            <text:p>8.6844500448242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plete</text:p>
          </table:table-cell>
          <table:table-cell office:value-type="float" office:value="289" calcext:value-type="float">
            <text:p>289</text:p>
          </table:table-cell>
          <table:table-cell table:formula="of:=([.B1040]/[.$F$1])" office:value-type="float" office:value="0.000160138572505925" calcext:value-type="float">
            <text:p>0.000160138572506</text:p>
          </table:table-cell>
          <table:table-cell table:formula="of:=([.$S$11]/([.E1040]+[.$T$11])^[.$U$11])" office:value-type="float" office:value="0.000253673729980412" calcext:value-type="float">
            <text:p>0.00025367372998</text:p>
          </table:table-cell>
          <table:table-cell office:value-type="float" office:value="1039" calcext:value-type="float">
            <text:p>1039</text:p>
          </table:table-cell>
          <table:table-cell/>
          <table:table-cell table:formula="of:=[.D1040]^2" office:value-type="float" office:value="0.0000000643503612821751" calcext:value-type="float">
            <text:p>6.43503612821751E-08</text:p>
          </table:table-cell>
          <table:table-cell table:formula="of:=([.C1040]-[.D1040])^2" office:value-type="float" office:value="0.00000000874882568377717" calcext:value-type="float">
            <text:p>8.7488256837771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cepted</text:p>
          </table:table-cell>
          <table:table-cell office:value-type="float" office:value="288" calcext:value-type="float">
            <text:p>288</text:p>
          </table:table-cell>
          <table:table-cell table:formula="of:=([.B1041]/[.$F$1])" office:value-type="float" office:value="0.000159584459798292" calcext:value-type="float">
            <text:p>0.000159584459798</text:p>
          </table:table-cell>
          <table:table-cell table:formula="of:=([.$S$11]/([.E1041]+[.$T$11])^[.$U$11])" office:value-type="float" office:value="0.000253464751014266" calcext:value-type="float">
            <text:p>0.00025346475101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D1041]^2" office:value-type="float" office:value="0.0000000642443800067239" calcext:value-type="float">
            <text:p>6.42443800067239E-08</text:p>
          </table:table-cell>
          <table:table-cell table:formula="of:=([.C1041]-[.D1041])^2" office:value-type="float" office:value="0.00000000881350907879613" calcext:value-type="float">
            <text:p>8.813509078796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ying</text:p>
          </table:table-cell>
          <table:table-cell office:value-type="float" office:value="287" calcext:value-type="float">
            <text:p>287</text:p>
          </table:table-cell>
          <table:table-cell table:formula="of:=([.B1042]/[.$F$1])" office:value-type="float" office:value="0.000159030347090659" calcext:value-type="float">
            <text:p>0.000159030347091</text:p>
          </table:table-cell>
          <table:table-cell table:formula="of:=([.$S$11]/([.E1042]+[.$T$11])^[.$U$11])" office:value-type="float" office:value="0.000253256144035611" calcext:value-type="float">
            <text:p>0.000253256144036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[.D1042]^2" office:value-type="float" office:value="0.0000000641386744917862" calcext:value-type="float">
            <text:p>6.41386744917862E-08</text:p>
          </table:table-cell>
          <table:table-cell table:formula="of:=([.C1042]-[.D1042])^2" office:value-type="float" office:value="0.00000000887850080991134" calcext:value-type="float">
            <text:p>8.8785008099113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cene</text:p>
          </table:table-cell>
          <table:table-cell office:value-type="float" office:value="286" calcext:value-type="float">
            <text:p>286</text:p>
          </table:table-cell>
          <table:table-cell table:formula="of:=([.B1043]/[.$F$1])" office:value-type="float" office:value="0.000158476234383026" calcext:value-type="float">
            <text:p>0.000158476234383</text:p>
          </table:table-cell>
          <table:table-cell table:formula="of:=([.$S$11]/([.E1043]+[.$T$11])^[.$U$11])" office:value-type="float" office:value="0.000253047908027281" calcext:value-type="float">
            <text:p>0.000253047908027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[.D1043]^2" office:value-type="float" office:value="0.0000000640332437569832" calcext:value-type="float">
            <text:p>6.40332437569832E-08</text:p>
          </table:table-cell>
          <table:table-cell table:formula="of:=([.C1043]-[.D1043])^2" office:value-type="float" office:value="0.00000000894380145587546" calcext:value-type="float">
            <text:p>8.943801455875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nd</text:p>
          </table:table-cell>
          <table:table-cell office:value-type="float" office:value="286" calcext:value-type="float">
            <text:p>286</text:p>
          </table:table-cell>
          <table:table-cell table:formula="of:=([.B1044]/[.$F$1])" office:value-type="float" office:value="0.000158476234383026" calcext:value-type="float">
            <text:p>0.000158476234383</text:p>
          </table:table-cell>
          <table:table-cell table:formula="of:=([.$S$11]/([.E1044]+[.$T$11])^[.$U$11])" office:value-type="float" office:value="0.00025284004197586" calcext:value-type="float">
            <text:p>0.000252840041976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[.D1044]^2" office:value-type="float" office:value="0.0000000639280868263548" calcext:value-type="float">
            <text:p>6.39280868263548E-08</text:p>
          </table:table-cell>
          <table:table-cell table:formula="of:=([.C1044]-[.D1044])^2" office:value-type="float" office:value="0.00000000890452818341746" calcext:value-type="float">
            <text:p>8.904528183417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lent</text:p>
          </table:table-cell>
          <table:table-cell office:value-type="float" office:value="286" calcext:value-type="float">
            <text:p>286</text:p>
          </table:table-cell>
          <table:table-cell table:formula="of:=([.B1045]/[.$F$1])" office:value-type="float" office:value="0.000158476234383026" calcext:value-type="float">
            <text:p>0.000158476234383</text:p>
          </table:table-cell>
          <table:table-cell table:formula="of:=([.$S$11]/([.E1045]+[.$T$11])^[.$U$11])" office:value-type="float" office:value="0.000252632544871667" calcext:value-type="float">
            <text:p>0.000252632544872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[.D1045]^2" office:value-type="float" office:value="0.0000000638232027283346" calcext:value-type="float">
            <text:p>6.38232027283346E-08</text:p>
          </table:table-cell>
          <table:table-cell table:formula="of:=([.C1045]-[.D1045])^2" office:value-type="float" office:value="0.00000000886541080483329" calcext:value-type="float">
            <text:p>8.865410804833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m</text:p>
          </table:table-cell>
          <table:table-cell office:value-type="float" office:value="286" calcext:value-type="float">
            <text:p>286</text:p>
          </table:table-cell>
          <table:table-cell table:formula="of:=([.B1046]/[.$F$1])" office:value-type="float" office:value="0.000158476234383026" calcext:value-type="float">
            <text:p>0.000158476234383</text:p>
          </table:table-cell>
          <table:table-cell table:formula="of:=([.$S$11]/([.E1046]+[.$T$11])^[.$U$11])" office:value-type="float" office:value="0.000252425415708732" calcext:value-type="float">
            <text:p>0.000252425415709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D1046]^2" office:value-type="float" office:value="0.0000000637185904957264" calcext:value-type="float">
            <text:p>6.37185904957264E-08</text:p>
          </table:table-cell>
          <table:table-cell table:formula="of:=([.C1046]-[.D1046])^2" office:value-type="float" office:value="0.00000000882644867177048" calcext:value-type="float">
            <text:p>8.8264486717704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mile</text:p>
          </table:table-cell>
          <table:table-cell office:value-type="float" office:value="286" calcext:value-type="float">
            <text:p>286</text:p>
          </table:table-cell>
          <table:table-cell table:formula="of:=([.B1047]/[.$F$1])" office:value-type="float" office:value="0.000158476234383026" calcext:value-type="float">
            <text:p>0.000158476234383</text:p>
          </table:table-cell>
          <table:table-cell table:formula="of:=([.$S$11]/([.E1047]+[.$T$11])^[.$U$11])" office:value-type="float" office:value="0.000252218653484789" calcext:value-type="float">
            <text:p>0.000252218653485</text:p>
          </table:table-cell>
          <table:table-cell office:value-type="float" office:value="1046" calcext:value-type="float">
            <text:p>1046</text:p>
          </table:table-cell>
          <table:table-cell/>
          <table:table-cell table:formula="of:=[.D1047]^2" office:value-type="float" office:value="0.0000000636142491656802" calcext:value-type="float">
            <text:p>6.36142491656802E-08</text:p>
          </table:table-cell>
          <table:table-cell table:formula="of:=([.C1047]-[.D1047])^2" office:value-type="float" office:value="0.00000000878764113905065" calcext:value-type="float">
            <text:p>8.787641139050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unning</text:p>
          </table:table-cell>
          <table:table-cell office:value-type="float" office:value="286" calcext:value-type="float">
            <text:p>286</text:p>
          </table:table-cell>
          <table:table-cell table:formula="of:=([.B1048]/[.$F$1])" office:value-type="float" office:value="0.000158476234383026" calcext:value-type="float">
            <text:p>0.000158476234383</text:p>
          </table:table-cell>
          <table:table-cell table:formula="of:=([.$S$11]/([.E1048]+[.$T$11])^[.$U$11])" office:value-type="float" office:value="0.00025201225720125" calcext:value-type="float">
            <text:p>0.000252012257201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D1048]^2" office:value-type="float" office:value="0.0000000635101777796688" calcext:value-type="float">
            <text:p>6.35101777796688E-08</text:p>
          </table:table-cell>
          <table:table-cell table:formula="of:=([.C1048]-[.D1048])^2" office:value-type="float" office:value="0.00000000874898756465126" calcext:value-type="float">
            <text:p>8.748987564651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ss</text:p>
          </table:table-cell>
          <table:table-cell office:value-type="float" office:value="285" calcext:value-type="float">
            <text:p>285</text:p>
          </table:table-cell>
          <table:table-cell table:formula="of:=([.B1049]/[.$F$1])" office:value-type="float" office:value="0.000157922121675393" calcext:value-type="float">
            <text:p>0.000157922121675</text:p>
          </table:table-cell>
          <table:table-cell table:formula="of:=([.$S$11]/([.E1049]+[.$T$11])^[.$U$11])" office:value-type="float" office:value="0.00025180622586319" calcext:value-type="float">
            <text:p>0.000251806225863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D1049]^2" office:value-type="float" office:value="0.0000000634063753834639" calcext:value-type="float">
            <text:p>6.34063753834639E-08</text:p>
          </table:table-cell>
          <table:table-cell table:formula="of:=([.C1049]-[.D1049])^2" office:value-type="float" office:value="0.00000000881422501914513" calcext:value-type="float">
            <text:p>8.814225019145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ace</text:p>
          </table:table-cell>
          <table:table-cell office:value-type="float" office:value="284" calcext:value-type="float">
            <text:p>284</text:p>
          </table:table-cell>
          <table:table-cell table:formula="of:=([.B1050]/[.$F$1])" office:value-type="float" office:value="0.00015736800896776" calcext:value-type="float">
            <text:p>0.000157368008968</text:p>
          </table:table-cell>
          <table:table-cell table:formula="of:=([.$S$11]/([.E1050]+[.$T$11])^[.$U$11])" office:value-type="float" office:value="0.000251600558479335" calcext:value-type="float">
            <text:p>0.000251600558479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[.D1050]^2" office:value-type="float" office:value="0.0000000633028410271132" calcext:value-type="float">
            <text:p>6.33028410271132E-08</text:p>
          </table:table-cell>
          <table:table-cell table:formula="of:=([.C1050]-[.D1050])^2" office:value-type="float" office:value="0.00000000887977338745139" calcext:value-type="float">
            <text:p>8.8797733874513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rect</text:p>
          </table:table-cell>
          <table:table-cell office:value-type="float" office:value="283" calcext:value-type="float">
            <text:p>283</text:p>
          </table:table-cell>
          <table:table-cell table:formula="of:=([.B1051]/[.$F$1])" office:value-type="float" office:value="0.000156813896260127" calcext:value-type="float">
            <text:p>0.00015681389626</text:p>
          </table:table-cell>
          <table:table-cell table:formula="of:=([.$S$11]/([.E1051]+[.$T$11])^[.$U$11])" office:value-type="float" office:value="0.000251395254062038" calcext:value-type="float">
            <text:p>0.000251395254062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[.D1051]^2" office:value-type="float" office:value="0.0000000631995737649169" calcext:value-type="float">
            <text:p>6.31995737649169E-08</text:p>
          </table:table-cell>
          <table:table-cell table:formula="of:=([.C1051]-[.D1051])^2" office:value-type="float" office:value="0.00000000894563324365319" calcext:value-type="float">
            <text:p>8.9456332436531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ff</text:p>
          </table:table-cell>
          <table:table-cell office:value-type="float" office:value="283" calcext:value-type="float">
            <text:p>283</text:p>
          </table:table-cell>
          <table:table-cell table:formula="of:=([.B1052]/[.$F$1])" office:value-type="float" office:value="0.000156813896260127" calcext:value-type="float">
            <text:p>0.00015681389626</text:p>
          </table:table-cell>
          <table:table-cell table:formula="of:=([.$S$11]/([.E1052]+[.$T$11])^[.$U$11])" office:value-type="float" office:value="0.00025119031162727" calcext:value-type="float">
            <text:p>0.000251190311627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[.D1052]^2" office:value-type="float" office:value="0.0000000630965726554048" calcext:value-type="float">
            <text:p>6.30965726554048E-08</text:p>
          </table:table-cell>
          <table:table-cell table:formula="of:=([.C1052]-[.D1052])^2" office:value-type="float" office:value="0.00000000890690777755142" calcext:value-type="float">
            <text:p>8.9069077775514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manding</text:p>
          </table:table-cell>
          <table:table-cell office:value-type="float" office:value="283" calcext:value-type="float">
            <text:p>283</text:p>
          </table:table-cell>
          <table:table-cell table:formula="of:=([.B1053]/[.$F$1])" office:value-type="float" office:value="0.000156813896260127" calcext:value-type="float">
            <text:p>0.00015681389626</text:p>
          </table:table-cell>
          <table:table-cell table:formula="of:=([.$S$11]/([.E1053]+[.$T$11])^[.$U$11])" office:value-type="float" office:value="0.000250985730194594" calcext:value-type="float">
            <text:p>0.000250985730195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D1053]^2" office:value-type="float" office:value="0.0000000629938367613134" calcext:value-type="float">
            <text:p>6.29938367613134E-08</text:p>
          </table:table-cell>
          <table:table-cell table:formula="of:=([.C1053]-[.D1053])^2" office:value-type="float" office:value="0.00000000886833430658077" calcext:value-type="float">
            <text:p>8.868334306580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ich</text:p>
          </table:table-cell>
          <table:table-cell office:value-type="float" office:value="282" calcext:value-type="float">
            <text:p>282</text:p>
          </table:table-cell>
          <table:table-cell table:formula="of:=([.B1054]/[.$F$1])" office:value-type="float" office:value="0.000156259783552494" calcext:value-type="float">
            <text:p>0.000156259783552</text:p>
          </table:table-cell>
          <table:table-cell table:formula="of:=([.$S$11]/([.E1054]+[.$T$11])^[.$U$11])" office:value-type="float" office:value="0.000250781508787157" calcext:value-type="float">
            <text:p>0.000250781508787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D1054]^2" office:value-type="float" office:value="0.000000062891365149563" calcext:value-type="float">
            <text:p>6.2891365149563E-08</text:p>
          </table:table-cell>
          <table:table-cell table:formula="of:=([.C1054]-[.D1054])^2" office:value-type="float" office:value="0.00000000893435654133713" calcext:value-type="float">
            <text:p>8.934356541337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dow</text:p>
          </table:table-cell>
          <table:table-cell office:value-type="float" office:value="282" calcext:value-type="float">
            <text:p>282</text:p>
          </table:table-cell>
          <table:table-cell table:formula="of:=([.B1055]/[.$F$1])" office:value-type="float" office:value="0.000156259783552494" calcext:value-type="float">
            <text:p>0.000156259783552</text:p>
          </table:table-cell>
          <table:table-cell table:formula="of:=([.$S$11]/([.E1055]+[.$T$11])^[.$U$11])" office:value-type="float" office:value="0.00025057764643167" calcext:value-type="float">
            <text:p>0.000250577646432</text:p>
          </table:table-cell>
          <table:table-cell office:value-type="float" office:value="1054" calcext:value-type="float">
            <text:p>1054</text:p>
          </table:table-cell>
          <table:table-cell/>
          <table:table-cell table:formula="of:=[.D1055]^2" office:value-type="float" office:value="0.0000000627891568912352" calcext:value-type="float">
            <text:p>6.27891568912352E-08</text:p>
          </table:table-cell>
          <table:table-cell table:formula="of:=([.C1055]-[.D1055])^2" office:value-type="float" office:value="0.00000000889585925809507" calcext:value-type="float">
            <text:p>8.8958592580950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tting</text:p>
          </table:table-cell>
          <table:table-cell office:value-type="float" office:value="282" calcext:value-type="float">
            <text:p>282</text:p>
          </table:table-cell>
          <table:table-cell table:formula="of:=([.B1056]/[.$F$1])" office:value-type="float" office:value="0.000156259783552494" calcext:value-type="float">
            <text:p>0.000156259783552</text:p>
          </table:table-cell>
          <table:table-cell table:formula="of:=([.$S$11]/([.E1056]+[.$T$11])^[.$U$11])" office:value-type="float" office:value="0.000250374142158391" calcext:value-type="float">
            <text:p>0.000250374142158</text:p>
          </table:table-cell>
          <table:table-cell office:value-type="float" office:value="1055" calcext:value-type="float">
            <text:p>1055</text:p>
          </table:table-cell>
          <table:table-cell/>
          <table:table-cell table:formula="of:=[.D1056]^2" office:value-type="float" office:value="0.0000000626872110615504" calcext:value-type="float">
            <text:p>6.26872110615504E-08</text:p>
          </table:table-cell>
          <table:table-cell table:formula="of:=([.C1056]-[.D1056])^2" office:value-type="float" office:value="0.00000000885751249579942" calcext:value-type="float">
            <text:p>8.8575124957994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p'n</text:p>
          </table:table-cell>
          <table:table-cell office:value-type="float" office:value="282" calcext:value-type="float">
            <text:p>282</text:p>
          </table:table-cell>
          <table:table-cell table:formula="of:=([.B1057]/[.$F$1])" office:value-type="float" office:value="0.000156259783552494" calcext:value-type="float">
            <text:p>0.000156259783552</text:p>
          </table:table-cell>
          <table:table-cell table:formula="of:=([.$S$11]/([.E1057]+[.$T$11])^[.$U$11])" office:value-type="float" office:value="0.00025017099500111" calcext:value-type="float">
            <text:p>0.000250170995001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[.D1057]^2" office:value-type="float" office:value="0.0000000625855267398456" calcext:value-type="float">
            <text:p>6.25855267398456E-08</text:p>
          </table:table-cell>
          <table:table-cell table:formula="of:=([.C1057]-[.D1057])^2" office:value-type="float" office:value="0.0000000088193156357467" calcext:value-type="float">
            <text:p>8.819315635746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ee</text:p>
          </table:table-cell>
          <table:table-cell office:value-type="float" office:value="282" calcext:value-type="float">
            <text:p>282</text:p>
          </table:table-cell>
          <table:table-cell table:formula="of:=([.B1058]/[.$F$1])" office:value-type="float" office:value="0.000156259783552494" calcext:value-type="float">
            <text:p>0.000156259783552</text:p>
          </table:table-cell>
          <table:table-cell table:formula="of:=([.$S$11]/([.E1058]+[.$T$11])^[.$U$11])" office:value-type="float" office:value="0.000249968203997132" calcext:value-type="float">
            <text:p>0.000249968203997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D1058]^2" office:value-type="float" office:value="0.0000000624841030095519" calcext:value-type="float">
            <text:p>6.24841030095519E-08</text:p>
          </table:table-cell>
          <table:table-cell table:formula="of:=([.C1058]-[.D1058])^2" office:value-type="float" office:value="0.00000000878126806222906" calcext:value-type="float">
            <text:p>8.781268062229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ssissippi</text:p>
          </table:table-cell>
          <table:table-cell office:value-type="float" office:value="282" calcext:value-type="float">
            <text:p>282</text:p>
          </table:table-cell>
          <table:table-cell table:formula="of:=([.B1059]/[.$F$1])" office:value-type="float" office:value="0.000156259783552494" calcext:value-type="float">
            <text:p>0.000156259783552</text:p>
          </table:table-cell>
          <table:table-cell table:formula="of:=([.$S$11]/([.E1059]+[.$T$11])^[.$U$11])" office:value-type="float" office:value="0.000249765768187262" calcext:value-type="float">
            <text:p>0.000249765768187</text:p>
          </table:table-cell>
          <table:table-cell office:value-type="float" office:value="1058" calcext:value-type="float">
            <text:p>1058</text:p>
          </table:table-cell>
          <table:table-cell/>
          <table:table-cell table:formula="of:=[.D1059]^2" office:value-type="float" office:value="0.0000000623829389581729" calcext:value-type="float">
            <text:p>6.23829389581729E-08</text:p>
          </table:table-cell>
          <table:table-cell table:formula="of:=([.C1059]-[.D1059])^2" office:value-type="float" office:value="0.00000000874336916251737" calcext:value-type="float">
            <text:p>8.743369162517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mission</text:p>
          </table:table-cell>
          <table:table-cell office:value-type="float" office:value="282" calcext:value-type="float">
            <text:p>282</text:p>
          </table:table-cell>
          <table:table-cell table:formula="of:=([.B1060]/[.$F$1])" office:value-type="float" office:value="0.000156259783552494" calcext:value-type="float">
            <text:p>0.000156259783552</text:p>
          </table:table-cell>
          <table:table-cell table:formula="of:=([.$S$11]/([.E1060]+[.$T$11])^[.$U$11])" office:value-type="float" office:value="0.000249563686615786" calcext:value-type="float">
            <text:p>0.000249563686616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D1060]^2" office:value-type="float" office:value="0.0000000622820336772624" calcext:value-type="float">
            <text:p>6.22820336772624E-08</text:p>
          </table:table-cell>
          <table:table-cell table:formula="of:=([.C1060]-[.D1060])^2" office:value-type="float" office:value="0.00000000870561832684421" calcext:value-type="float">
            <text:p>8.705618326844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ings</text:p>
          </table:table-cell>
          <table:table-cell office:value-type="float" office:value="282" calcext:value-type="float">
            <text:p>282</text:p>
          </table:table-cell>
          <table:table-cell table:formula="of:=([.B1061]/[.$F$1])" office:value-type="float" office:value="0.000156259783552494" calcext:value-type="float">
            <text:p>0.000156259783552</text:p>
          </table:table-cell>
          <table:table-cell table:formula="of:=([.$S$11]/([.E1061]+[.$T$11])^[.$U$11])" office:value-type="float" office:value="0.000249361958330461" calcext:value-type="float">
            <text:p>0.00024936195833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[.D1061]^2" office:value-type="float" office:value="0.0000000621813862624028" calcext:value-type="float">
            <text:p>6.21813862624028E-08</text:p>
          </table:table-cell>
          <table:table-cell table:formula="of:=([.C1061]-[.D1061])^2" office:value-type="float" office:value="0.00000000866801494838716" calcext:value-type="float">
            <text:p>8.668014948387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r</text:p>
          </table:table-cell>
          <table:table-cell office:value-type="float" office:value="281" calcext:value-type="float">
            <text:p>281</text:p>
          </table:table-cell>
          <table:table-cell table:formula="of:=([.B1062]/[.$F$1])" office:value-type="float" office:value="0.000155705670844861" calcext:value-type="float">
            <text:p>0.000155705670845</text:p>
          </table:table-cell>
          <table:table-cell table:formula="of:=([.$S$11]/([.E1062]+[.$T$11])^[.$U$11])" office:value-type="float" office:value="0.000249160582382494" calcext:value-type="float">
            <text:p>0.000249160582382</text:p>
          </table:table-cell>
          <table:table-cell office:value-type="float" office:value="1061" calcext:value-type="float">
            <text:p>1061</text:p>
          </table:table-cell>
          <table:table-cell/>
          <table:table-cell table:formula="of:=[.D1062]^2" office:value-type="float" office:value="0.0000000620809958131834" calcext:value-type="float">
            <text:p>6.20809958131834E-08</text:p>
          </table:table-cell>
          <table:table-cell table:formula="of:=([.C1062]-[.D1062])^2" office:value-type="float" office:value="0.00000000873382049050671" calcext:value-type="float">
            <text:p>8.7338204905067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oke</text:p>
          </table:table-cell>
          <table:table-cell office:value-type="float" office:value="281" calcext:value-type="float">
            <text:p>281</text:p>
          </table:table-cell>
          <table:table-cell table:formula="of:=([.B1063]/[.$F$1])" office:value-type="float" office:value="0.000155705670844861" calcext:value-type="float">
            <text:p>0.000155705670845</text:p>
          </table:table-cell>
          <table:table-cell table:formula="of:=([.$S$11]/([.E1063]+[.$T$11])^[.$U$11])" office:value-type="float" office:value="0.000248959557826526" calcext:value-type="float">
            <text:p>0.000248959557827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D1063]^2" office:value-type="float" office:value="0.0000000619808614331792" calcext:value-type="float">
            <text:p>6.19808614331792E-08</text:p>
          </table:table-cell>
          <table:table-cell table:formula="of:=([.C1063]-[.D1063])^2" office:value-type="float" office:value="0.00000000869628743718905" calcext:value-type="float">
            <text:p>8.6962874371890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at</text:p>
          </table:table-cell>
          <table:table-cell office:value-type="float" office:value="281" calcext:value-type="float">
            <text:p>281</text:p>
          </table:table-cell>
          <table:table-cell table:formula="of:=([.B1064]/[.$F$1])" office:value-type="float" office:value="0.000155705670844861" calcext:value-type="float">
            <text:p>0.000155705670845</text:p>
          </table:table-cell>
          <table:table-cell table:formula="of:=([.$S$11]/([.E1064]+[.$T$11])^[.$U$11])" office:value-type="float" office:value="0.00024875888372062" calcext:value-type="float">
            <text:p>0.000248758883721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D1064]^2" office:value-type="float" office:value="0.0000000618809822299289" calcext:value-type="float">
            <text:p>6.18809822299289E-08</text:p>
          </table:table-cell>
          <table:table-cell table:formula="of:=([.C1064]-[.D1064])^2" office:value-type="float" office:value="0.00000000865890042650128" calcext:value-type="float">
            <text:p>8.6589004265012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ldn't</text:p>
          </table:table-cell>
          <table:table-cell office:value-type="float" office:value="280" calcext:value-type="float">
            <text:p>280</text:p>
          </table:table-cell>
          <table:table-cell table:formula="of:=([.B1065]/[.$F$1])" office:value-type="float" office:value="0.000155151558137228" calcext:value-type="float">
            <text:p>0.000155151558137</text:p>
          </table:table-cell>
          <table:table-cell table:formula="of:=([.$S$11]/([.E1065]+[.$T$11])^[.$U$11])" office:value-type="float" office:value="0.000248558559126244" calcext:value-type="float">
            <text:p>0.000248558559126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D1065]^2" office:value-type="float" office:value="0.0000000617813573149146" calcext:value-type="float">
            <text:p>6.17813573149146E-08</text:p>
          </table:table-cell>
          <table:table-cell table:formula="of:=([.C1065]-[.D1065])^2" office:value-type="float" office:value="0.00000000872486783376201" calcext:value-type="float">
            <text:p>8.724867833762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lanation</text:p>
          </table:table-cell>
          <table:table-cell office:value-type="float" office:value="280" calcext:value-type="float">
            <text:p>280</text:p>
          </table:table-cell>
          <table:table-cell table:formula="of:=([.B1066]/[.$F$1])" office:value-type="float" office:value="0.000155151558137228" calcext:value-type="float">
            <text:p>0.000155151558137</text:p>
          </table:table-cell>
          <table:table-cell table:formula="of:=([.$S$11]/([.E1066]+[.$T$11])^[.$U$11])" office:value-type="float" office:value="0.000248358583108254" calcext:value-type="float">
            <text:p>0.000248358583108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[.D1066]^2" office:value-type="float" office:value="0.0000000616819858035396" calcext:value-type="float">
            <text:p>6.16819858035396E-08</text:p>
          </table:table-cell>
          <table:table-cell table:formula="of:=([.C1066]-[.D1066])^2" office:value-type="float" office:value="0.00000000868754950394946" calcext:value-type="float">
            <text:p>8.687549503949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eeping</text:p>
          </table:table-cell>
          <table:table-cell office:value-type="float" office:value="280" calcext:value-type="float">
            <text:p>280</text:p>
          </table:table-cell>
          <table:table-cell table:formula="of:=([.B1067]/[.$F$1])" office:value-type="float" office:value="0.000155151558137228" calcext:value-type="float">
            <text:p>0.000155151558137</text:p>
          </table:table-cell>
          <table:table-cell table:formula="of:=([.$S$11]/([.E1067]+[.$T$11])^[.$U$11])" office:value-type="float" office:value="0.000248158954734881" calcext:value-type="float">
            <text:p>0.000248158954735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[.D1067]^2" office:value-type="float" office:value="0.0000000615828668151086" calcext:value-type="float">
            <text:p>6.15828668151086E-08</text:p>
          </table:table-cell>
          <table:table-cell table:formula="of:=([.C1067]-[.D1067])^2" office:value-type="float" office:value="0.00000000865037582187302" calcext:value-type="float">
            <text:p>8.6503758218730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ccurred</text:p>
          </table:table-cell>
          <table:table-cell office:value-type="float" office:value="280" calcext:value-type="float">
            <text:p>280</text:p>
          </table:table-cell>
          <table:table-cell table:formula="of:=([.B1068]/[.$F$1])" office:value-type="float" office:value="0.000155151558137228" calcext:value-type="float">
            <text:p>0.000155151558137</text:p>
          </table:table-cell>
          <table:table-cell table:formula="of:=([.$S$11]/([.E1068]+[.$T$11])^[.$U$11])" office:value-type="float" office:value="0.000247959673077712" calcext:value-type="float">
            <text:p>0.000247959673078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D1068]^2" office:value-type="float" office:value="0.0000000614839994728058" calcext:value-type="float">
            <text:p>6.14839994728058E-08</text:p>
          </table:table-cell>
          <table:table-cell table:formula="of:=([.C1068]-[.D1068])^2" office:value-type="float" office:value="0.00000000861334619880606" calcext:value-type="float">
            <text:p>8.613346198806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elings</text:p>
          </table:table-cell>
          <table:table-cell office:value-type="float" office:value="280" calcext:value-type="float">
            <text:p>280</text:p>
          </table:table-cell>
          <table:table-cell table:formula="of:=([.B1069]/[.$F$1])" office:value-type="float" office:value="0.000155151558137228" calcext:value-type="float">
            <text:p>0.000155151558137</text:p>
          </table:table-cell>
          <table:table-cell table:formula="of:=([.$S$11]/([.E1069]+[.$T$11])^[.$U$11])" office:value-type="float" office:value="0.00024776073721168" calcext:value-type="float">
            <text:p>0.000247760737212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D1069]^2" office:value-type="float" office:value="0.0000000613853829036752" calcext:value-type="float">
            <text:p>6.13853829036752E-08</text:p>
          </table:table-cell>
          <table:table-cell table:formula="of:=([.C1069]-[.D1069])^2" office:value-type="float" office:value="0.00000000857646004884389" calcext:value-type="float">
            <text:p>8.5764600488438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aight</text:p>
          </table:table-cell>
          <table:table-cell office:value-type="float" office:value="280" calcext:value-type="float">
            <text:p>280</text:p>
          </table:table-cell>
          <table:table-cell table:formula="of:=([.B1070]/[.$F$1])" office:value-type="float" office:value="0.000155151558137228" calcext:value-type="float">
            <text:p>0.000155151558137</text:p>
          </table:table-cell>
          <table:table-cell table:formula="of:=([.$S$11]/([.E1070]+[.$T$11])^[.$U$11])" office:value-type="float" office:value="0.000247562146215044" calcext:value-type="float">
            <text:p>0.000247562146215</text:p>
          </table:table-cell>
          <table:table-cell office:value-type="float" office:value="1069" calcext:value-type="float">
            <text:p>1069</text:p>
          </table:table-cell>
          <table:table-cell/>
          <table:table-cell table:formula="of:=[.D1070]^2" office:value-type="float" office:value="0.0000000612870162385991" calcext:value-type="float">
            <text:p>6.12870162385991E-08</text:p>
          </table:table-cell>
          <table:table-cell table:formula="of:=([.C1070]-[.D1070])^2" office:value-type="float" office:value="0.00000000853971678888784" calcext:value-type="float">
            <text:p>8.5397167888878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le</text:p>
          </table:table-cell>
          <table:table-cell office:value-type="float" office:value="280" calcext:value-type="float">
            <text:p>280</text:p>
          </table:table-cell>
          <table:table-cell table:formula="of:=([.B1071]/[.$F$1])" office:value-type="float" office:value="0.000155151558137228" calcext:value-type="float">
            <text:p>0.000155151558137</text:p>
          </table:table-cell>
          <table:table-cell table:formula="of:=([.$S$11]/([.E1071]+[.$T$11])^[.$U$11])" office:value-type="float" office:value="0.000247363899169378" calcext:value-type="float">
            <text:p>0.000247363899169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D1071]^2" office:value-type="float" office:value="0.0000000611888986122783" calcext:value-type="float">
            <text:p>6.11888986122783E-08</text:p>
          </table:table-cell>
          <table:table-cell table:formula="of:=([.C1071]-[.D1071])^2" office:value-type="float" office:value="0.00000000850311583862954" calcext:value-type="float">
            <text:p>8.5031158386295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pparently</text:p>
          </table:table-cell>
          <table:table-cell office:value-type="float" office:value="280" calcext:value-type="float">
            <text:p>280</text:p>
          </table:table-cell>
          <table:table-cell table:formula="of:=([.B1072]/[.$F$1])" office:value-type="float" office:value="0.000155151558137228" calcext:value-type="float">
            <text:p>0.000155151558137</text:p>
          </table:table-cell>
          <table:table-cell table:formula="of:=([.$S$11]/([.E1072]+[.$T$11])^[.$U$11])" office:value-type="float" office:value="0.000247165995159552" calcext:value-type="float">
            <text:p>0.00024716599516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D1072]^2" office:value-type="float" office:value="0.0000000610910291632117" calcext:value-type="float">
            <text:p>6.10910291632117E-08</text:p>
          </table:table-cell>
          <table:table-cell table:formula="of:=([.C1072]-[.D1072])^2" office:value-type="float" office:value="0.00000000846665662053521" calcext:value-type="float">
            <text:p>8.466656620535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ect</text:p>
          </table:table-cell>
          <table:table-cell office:value-type="float" office:value="280" calcext:value-type="float">
            <text:p>280</text:p>
          </table:table-cell>
          <table:table-cell table:formula="of:=([.B1073]/[.$F$1])" office:value-type="float" office:value="0.000155151558137228" calcext:value-type="float">
            <text:p>0.000155151558137</text:p>
          </table:table-cell>
          <table:table-cell table:formula="of:=([.$S$11]/([.E1073]+[.$T$11])^[.$U$11])" office:value-type="float" office:value="0.00024696843327372" calcext:value-type="float">
            <text:p>0.000246968433274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D1073]^2" office:value-type="float" office:value="0.0000000609934070336759" calcext:value-type="float">
            <text:p>6.09934070336759E-08</text:p>
          </table:table-cell>
          <table:table-cell table:formula="of:=([.C1073]-[.D1073])^2" office:value-type="float" office:value="0.00000000843033855983013" calcext:value-type="float">
            <text:p>8.430338559830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fidence</text:p>
          </table:table-cell>
          <table:table-cell office:value-type="float" office:value="279" calcext:value-type="float">
            <text:p>279</text:p>
          </table:table-cell>
          <table:table-cell table:formula="of:=([.B1074]/[.$F$1])" office:value-type="float" office:value="0.000154597445429595" calcext:value-type="float">
            <text:p>0.00015459744543</text:p>
          </table:table-cell>
          <table:table-cell table:formula="of:=([.$S$11]/([.E1074]+[.$T$11])^[.$U$11])" office:value-type="float" office:value="0.000246771212603304" calcext:value-type="float">
            <text:p>0.000246771212603</text:p>
          </table:table-cell>
          <table:table-cell office:value-type="float" office:value="1073" calcext:value-type="float">
            <text:p>1073</text:p>
          </table:table-cell>
          <table:table-cell/>
          <table:table-cell table:formula="of:=[.D1074]^2" office:value-type="float" office:value="0.0000000608960313697051" calcext:value-type="float">
            <text:p>6.08960313697051E-08</text:p>
          </table:table-cell>
          <table:table-cell table:formula="of:=([.C1074]-[.D1074])^2" office:value-type="float" office:value="0.00000000849600335499308" calcext:value-type="float">
            <text:p>8.4960033549930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vided</text:p>
          </table:table-cell>
          <table:table-cell office:value-type="float" office:value="279" calcext:value-type="float">
            <text:p>279</text:p>
          </table:table-cell>
          <table:table-cell table:formula="of:=([.B1075]/[.$F$1])" office:value-type="float" office:value="0.000154597445429595" calcext:value-type="float">
            <text:p>0.00015459744543</text:p>
          </table:table-cell>
          <table:table-cell table:formula="of:=([.$S$11]/([.E1075]+[.$T$11])^[.$U$11])" office:value-type="float" office:value="0.00024657433224298" calcext:value-type="float">
            <text:p>0.000246574332243</text:p>
          </table:table-cell>
          <table:table-cell office:value-type="float" office:value="1074" calcext:value-type="float">
            <text:p>1074</text:p>
          </table:table-cell>
          <table:table-cell/>
          <table:table-cell table:formula="of:=[.D1075]^2" office:value-type="float" office:value="0.0000000607989013210716" calcext:value-type="float">
            <text:p>6.07989013210716E-08</text:p>
          </table:table-cell>
          <table:table-cell table:formula="of:=([.C1075]-[.D1075])^2" office:value-type="float" office:value="0.00000000845974770788224" calcext:value-type="float">
            <text:p>8.459747707882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ntenance</text:p>
          </table:table-cell>
          <table:table-cell office:value-type="float" office:value="279" calcext:value-type="float">
            <text:p>279</text:p>
          </table:table-cell>
          <table:table-cell table:formula="of:=([.B1076]/[.$F$1])" office:value-type="float" office:value="0.000154597445429595" calcext:value-type="float">
            <text:p>0.00015459744543</text:p>
          </table:table-cell>
          <table:table-cell table:formula="of:=([.$S$11]/([.E1076]+[.$T$11])^[.$U$11])" office:value-type="float" office:value="0.000246377791290663" calcext:value-type="float">
            <text:p>0.000246377791291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[.D1076]^2" office:value-type="float" office:value="0.0000000607020160412656" calcext:value-type="float">
            <text:p>6.07020160412656E-08</text:p>
          </table:table-cell>
          <table:table-cell table:formula="of:=([.C1076]-[.D1076])^2" office:value-type="float" office:value="0.00000000842363188637726" calcext:value-type="float">
            <text:p>8.423631886377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ssessed</text:p>
          </table:table-cell>
          <table:table-cell office:value-type="float" office:value="278" calcext:value-type="float">
            <text:p>278</text:p>
          </table:table-cell>
          <table:table-cell table:formula="of:=([.B1077]/[.$F$1])" office:value-type="float" office:value="0.000154043332721962" calcext:value-type="float">
            <text:p>0.000154043332722</text:p>
          </table:table-cell>
          <table:table-cell table:formula="of:=([.$S$11]/([.E1077]+[.$T$11])^[.$U$11])" office:value-type="float" office:value="0.000246181588847492" calcext:value-type="float">
            <text:p>0.000246181588847</text:p>
          </table:table-cell>
          <table:table-cell office:value-type="float" office:value="1076" calcext:value-type="float">
            <text:p>1076</text:p>
          </table:table-cell>
          <table:table-cell/>
          <table:table-cell table:formula="of:=[.D1077]^2" office:value-type="float" office:value="0.0000000606053746874756" calcext:value-type="float">
            <text:p>6.06053746874756E-08</text:p>
          </table:table-cell>
          <table:table-cell table:formula="of:=([.C1077]-[.D1077])^2" office:value-type="float" office:value="0.00000000848945824185369" calcext:value-type="float">
            <text:p>8.489458241853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on</text:p>
          </table:table-cell>
          <table:table-cell office:value-type="float" office:value="278" calcext:value-type="float">
            <text:p>278</text:p>
          </table:table-cell>
          <table:table-cell table:formula="of:=([.B1078]/[.$F$1])" office:value-type="float" office:value="0.000154043332721962" calcext:value-type="float">
            <text:p>0.000154043332722</text:p>
          </table:table-cell>
          <table:table-cell table:formula="of:=([.$S$11]/([.E1078]+[.$T$11])^[.$U$11])" office:value-type="float" office:value="0.000245985724017815" calcext:value-type="float">
            <text:p>0.000245985724018</text:p>
          </table:table-cell>
          <table:table-cell office:value-type="float" office:value="1077" calcext:value-type="float">
            <text:p>1077</text:p>
          </table:table-cell>
          <table:table-cell/>
          <table:table-cell table:formula="of:=[.D1078]^2" office:value-type="float" office:value="0.0000000605089764205688" calcext:value-type="float">
            <text:p>6.05089764205688E-08</text:p>
          </table:table-cell>
          <table:table-cell table:formula="of:=([.C1078]-[.D1078])^2" office:value-type="float" office:value="0.00000000845340331719973" calcext:value-type="float">
            <text:p>8.453403317199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ding</text:p>
          </table:table-cell>
          <table:table-cell office:value-type="float" office:value="278" calcext:value-type="float">
            <text:p>278</text:p>
          </table:table-cell>
          <table:table-cell table:formula="of:=([.B1079]/[.$F$1])" office:value-type="float" office:value="0.000154043332721962" calcext:value-type="float">
            <text:p>0.000154043332722</text:p>
          </table:table-cell>
          <table:table-cell table:formula="of:=([.$S$11]/([.E1079]+[.$T$11])^[.$U$11])" office:value-type="float" office:value="0.000245790195909177" calcext:value-type="float">
            <text:p>0.000245790195909</text:p>
          </table:table-cell>
          <table:table-cell office:value-type="float" office:value="1078" calcext:value-type="float">
            <text:p>1078</text:p>
          </table:table-cell>
          <table:table-cell/>
          <table:table-cell table:formula="of:=[.D1079]^2" office:value-type="float" office:value="0.0000000604128204050718" calcext:value-type="float">
            <text:p>6.04128204050718E-08</text:p>
          </table:table-cell>
          <table:table-cell table:formula="of:=([.C1079]-[.D1079])^2" office:value-type="float" office:value="0.00000000841748690469355" calcext:value-type="float">
            <text:p>8.4174869046935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sire</text:p>
          </table:table-cell>
          <table:table-cell office:value-type="float" office:value="278" calcext:value-type="float">
            <text:p>278</text:p>
          </table:table-cell>
          <table:table-cell table:formula="of:=([.B1080]/[.$F$1])" office:value-type="float" office:value="0.000154043332721962" calcext:value-type="float">
            <text:p>0.000154043332722</text:p>
          </table:table-cell>
          <table:table-cell table:formula="of:=([.$S$11]/([.E1080]+[.$T$11])^[.$U$11])" office:value-type="float" office:value="0.000245595003632304" calcext:value-type="float">
            <text:p>0.000245595003632</text:p>
          </table:table-cell>
          <table:table-cell office:value-type="float" office:value="1079" calcext:value-type="float">
            <text:p>1079</text:p>
          </table:table-cell>
          <table:table-cell/>
          <table:table-cell table:formula="of:=[.D1080]^2" office:value-type="float" office:value="0.0000000603169058091513" calcext:value-type="float">
            <text:p>6.03169058091513E-08</text:p>
          </table:table-cell>
          <table:table-cell table:formula="of:=([.C1080]-[.D1080])^2" office:value-type="float" office:value="0.00000000838170844647546" calcext:value-type="float">
            <text:p>8.381708446475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ntire</text:p>
          </table:table-cell>
          <table:table-cell office:value-type="float" office:value="277" calcext:value-type="float">
            <text:p>277</text:p>
          </table:table-cell>
          <table:table-cell table:formula="of:=([.B1081]/[.$F$1])" office:value-type="float" office:value="0.000153489220014329" calcext:value-type="float">
            <text:p>0.000153489220014</text:p>
          </table:table-cell>
          <table:table-cell table:formula="of:=([.$S$11]/([.E1081]+[.$T$11])^[.$U$11])" office:value-type="float" office:value="0.000245400146301086" calcext:value-type="float">
            <text:p>0.000245400146301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D1081]^2" office:value-type="float" office:value="0.0000000602212318045947" calcext:value-type="float">
            <text:p>6.02212318045947E-08</text:p>
          </table:table-cell>
          <table:table-cell table:formula="of:=([.C1081]-[.D1081])^2" office:value-type="float" office:value="0.0000000084476183708897" calcext:value-type="float">
            <text:p>8.44761837088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ceeded</text:p>
          </table:table-cell>
          <table:table-cell office:value-type="float" office:value="277" calcext:value-type="float">
            <text:p>277</text:p>
          </table:table-cell>
          <table:table-cell table:formula="of:=([.B1082]/[.$F$1])" office:value-type="float" office:value="0.000153489220014329" calcext:value-type="float">
            <text:p>0.000153489220014</text:p>
          </table:table-cell>
          <table:table-cell table:formula="of:=([.$S$11]/([.E1082]+[.$T$11])^[.$U$11])" office:value-type="float" office:value="0.00024520562303257" calcext:value-type="float">
            <text:p>0.000245205623033</text:p>
          </table:table-cell>
          <table:table-cell office:value-type="float" office:value="1081" calcext:value-type="float">
            <text:p>1081</text:p>
          </table:table-cell>
          <table:table-cell/>
          <table:table-cell table:formula="of:=[.D1082]^2" office:value-type="float" office:value="0.000000060125797566791" calcext:value-type="float">
            <text:p>6.0125797566791E-08</text:p>
          </table:table-cell>
          <table:table-cell table:formula="of:=([.C1082]-[.D1082])^2" office:value-type="float" office:value="0.00000000841189858260441" calcext:value-type="float">
            <text:p>8.411898582604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</text:p>
          </table:table-cell>
          <table:table-cell office:value-type="float" office:value="277" calcext:value-type="float">
            <text:p>277</text:p>
          </table:table-cell>
          <table:table-cell table:formula="of:=([.B1083]/[.$F$1])" office:value-type="float" office:value="0.000153489220014329" calcext:value-type="float">
            <text:p>0.000153489220014</text:p>
          </table:table-cell>
          <table:table-cell table:formula="of:=([.$S$11]/([.E1083]+[.$T$11])^[.$U$11])" office:value-type="float" office:value="0.000245011432946939" calcext:value-type="float">
            <text:p>0.000245011432947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[.D1083]^2" office:value-type="float" office:value="0.0000000600306022747122" calcext:value-type="float">
            <text:p>6.00306022747122E-08</text:p>
          </table:table-cell>
          <table:table-cell table:formula="of:=([.C1083]-[.D1083])^2" office:value-type="float" office:value="0.00000000837631546008188" calcext:value-type="float">
            <text:p>8.3763154600818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ave</text:p>
          </table:table-cell>
          <table:table-cell office:value-type="float" office:value="277" calcext:value-type="float">
            <text:p>277</text:p>
          </table:table-cell>
          <table:table-cell table:formula="of:=([.B1084]/[.$F$1])" office:value-type="float" office:value="0.000153489220014329" calcext:value-type="float">
            <text:p>0.000153489220014</text:p>
          </table:table-cell>
          <table:table-cell table:formula="of:=([.$S$11]/([.E1084]+[.$T$11])^[.$U$11])" office:value-type="float" office:value="0.000244817575167499" calcext:value-type="float">
            <text:p>0.000244817575168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[.D1084]^2" office:value-type="float" office:value="0.0000000599356451108941" calcext:value-type="float">
            <text:p>5.99356451108941E-08</text:p>
          </table:table-cell>
          <table:table-cell table:formula="of:=([.C1084]-[.D1084])^2" office:value-type="float" office:value="0.00000000834086845498352" calcext:value-type="float">
            <text:p>8.3408684549835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duct</text:p>
          </table:table-cell>
          <table:table-cell office:value-type="float" office:value="277" calcext:value-type="float">
            <text:p>277</text:p>
          </table:table-cell>
          <table:table-cell table:formula="of:=([.B1085]/[.$F$1])" office:value-type="float" office:value="0.000153489220014329" calcext:value-type="float">
            <text:p>0.000153489220014</text:p>
          </table:table-cell>
          <table:table-cell table:formula="of:=([.$S$11]/([.E1085]+[.$T$11])^[.$U$11])" office:value-type="float" office:value="0.00024462404882067" calcext:value-type="float">
            <text:p>0.000244624048821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[.D1085]^2" office:value-type="float" office:value="0.0000000598409252614176" calcext:value-type="float">
            <text:p>5.98409252614176E-08</text:p>
          </table:table-cell>
          <table:table-cell table:formula="of:=([.C1085]-[.D1085])^2" office:value-type="float" office:value="0.00000000830555702156104" calcext:value-type="float">
            <text:p>8.305557021561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tch</text:p>
          </table:table-cell>
          <table:table-cell office:value-type="float" office:value="277" calcext:value-type="float">
            <text:p>277</text:p>
          </table:table-cell>
          <table:table-cell table:formula="of:=([.B1086]/[.$F$1])" office:value-type="float" office:value="0.000153489220014329" calcext:value-type="float">
            <text:p>0.000153489220014</text:p>
          </table:table-cell>
          <table:table-cell table:formula="of:=([.$S$11]/([.E1086]+[.$T$11])^[.$U$11])" office:value-type="float" office:value="0.000244430853035967" calcext:value-type="float">
            <text:p>0.000244430853036</text:p>
          </table:table-cell>
          <table:table-cell office:value-type="float" office:value="1085" calcext:value-type="float">
            <text:p>1085</text:p>
          </table:table-cell>
          <table:table-cell/>
          <table:table-cell table:formula="of:=[.D1086]^2" office:value-type="float" office:value="0.0000000597464419158903" calcext:value-type="float">
            <text:p>5.97464419158903E-08</text:p>
          </table:table-cell>
          <table:table-cell table:formula="of:=([.C1086]-[.D1086])^2" office:value-type="float" office:value="0.00000000827038061664214" calcext:value-type="float">
            <text:p>8.270380616642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chard</text:p>
          </table:table-cell>
          <table:table-cell office:value-type="float" office:value="276" calcext:value-type="float">
            <text:p>276</text:p>
          </table:table-cell>
          <table:table-cell table:formula="of:=([.B1087]/[.$F$1])" office:value-type="float" office:value="0.000152935107306696" calcext:value-type="float">
            <text:p>0.000152935107307</text:p>
          </table:table-cell>
          <table:table-cell table:formula="of:=([.$S$11]/([.E1087]+[.$T$11])^[.$U$11])" office:value-type="float" office:value="0.000244237986945986" calcext:value-type="float">
            <text:p>0.000244237986946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[.D1087]^2" office:value-type="float" office:value="0.0000000596521942674277" calcext:value-type="float">
            <text:p>5.96521942674277E-08</text:p>
          </table:table-cell>
          <table:table-cell table:formula="of:=([.C1087]-[.D1087])^2" office:value-type="float" office:value="0.00000000833621583042664" calcext:value-type="float">
            <text:p>8.336215830426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es</text:p>
          </table:table-cell>
          <table:table-cell office:value-type="float" office:value="276" calcext:value-type="float">
            <text:p>276</text:p>
          </table:table-cell>
          <table:table-cell table:formula="of:=([.B1088]/[.$F$1])" office:value-type="float" office:value="0.000152935107306696" calcext:value-type="float">
            <text:p>0.000152935107307</text:p>
          </table:table-cell>
          <table:table-cell table:formula="of:=([.$S$11]/([.E1088]+[.$T$11])^[.$U$11])" office:value-type="float" office:value="0.000244045449686396" calcext:value-type="float">
            <text:p>0.000244045449686</text:p>
          </table:table-cell>
          <table:table-cell office:value-type="float" office:value="1087" calcext:value-type="float">
            <text:p>1087</text:p>
          </table:table-cell>
          <table:table-cell/>
          <table:table-cell table:formula="of:=[.D1088]^2" office:value-type="float" office:value="0.0000000595581815126352" calcext:value-type="float">
            <text:p>5.95581815126352E-08</text:p>
          </table:table-cell>
          <table:table-cell table:formula="of:=([.C1088]-[.D1088])^2" office:value-type="float" office:value="0.00000000830109448854606" calcext:value-type="float">
            <text:p>8.301094488546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known</text:p>
          </table:table-cell>
          <table:table-cell office:value-type="float" office:value="276" calcext:value-type="float">
            <text:p>276</text:p>
          </table:table-cell>
          <table:table-cell table:formula="of:=([.B1089]/[.$F$1])" office:value-type="float" office:value="0.000152935107306696" calcext:value-type="float">
            <text:p>0.000152935107307</text:p>
          </table:table-cell>
          <table:table-cell table:formula="of:=([.$S$11]/([.E1089]+[.$T$11])^[.$U$11])" office:value-type="float" office:value="0.000243853240395918" calcext:value-type="float">
            <text:p>0.000243853240396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D1089]^2" office:value-type="float" office:value="0.0000000594644028515893" calcext:value-type="float">
            <text:p>5.94644028515893E-08</text:p>
          </table:table-cell>
          <table:table-cell table:formula="of:=([.C1089]-[.D1089])^2" office:value-type="float" office:value="0.0000000082661069244294" calcext:value-type="float">
            <text:p>8.26610692442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stant</text:p>
          </table:table-cell>
          <table:table-cell office:value-type="float" office:value="276" calcext:value-type="float">
            <text:p>276</text:p>
          </table:table-cell>
          <table:table-cell table:formula="of:=([.B1090]/[.$F$1])" office:value-type="float" office:value="0.000152935107306696" calcext:value-type="float">
            <text:p>0.000152935107307</text:p>
          </table:table-cell>
          <table:table-cell table:formula="of:=([.$S$11]/([.E1090]+[.$T$11])^[.$U$11])" office:value-type="float" office:value="0.000243661358216316" calcext:value-type="float">
            <text:p>0.000243661358216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D1090]^2" office:value-type="float" office:value="0.0000000593708574878201" calcext:value-type="float">
            <text:p>5.93708574878201E-08</text:p>
          </table:table-cell>
          <table:table-cell table:formula="of:=([.C1090]-[.D1090])^2" office:value-type="float" office:value="0.00000000823125260411534" calcext:value-type="float">
            <text:p>8.2312526041153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vannah</text:p>
          </table:table-cell>
          <table:table-cell office:value-type="float" office:value="275" calcext:value-type="float">
            <text:p>275</text:p>
          </table:table-cell>
          <table:table-cell table:formula="of:=([.B1091]/[.$F$1])" office:value-type="float" office:value="0.000152380994599063" calcext:value-type="float">
            <text:p>0.000152380994599</text:p>
          </table:table-cell>
          <table:table-cell table:formula="of:=([.$S$11]/([.E1091]+[.$T$11])^[.$U$11])" office:value-type="float" office:value="0.000243469802292384" calcext:value-type="float">
            <text:p>0.000243469802292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D1091]^2" office:value-type="float" office:value="0.0000000592775446282926" calcext:value-type="float">
            <text:p>5.92775446282926E-08</text:p>
          </table:table-cell>
          <table:table-cell table:formula="of:=([.C1091]-[.D1091])^2" office:value-type="float" office:value="0.00000000829717088699075" calcext:value-type="float">
            <text:p>8.2971708869907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rtion</text:p>
          </table:table-cell>
          <table:table-cell office:value-type="float" office:value="275" calcext:value-type="float">
            <text:p>275</text:p>
          </table:table-cell>
          <table:table-cell table:formula="of:=([.B1092]/[.$F$1])" office:value-type="float" office:value="0.000152380994599063" calcext:value-type="float">
            <text:p>0.000152380994599</text:p>
          </table:table-cell>
          <table:table-cell table:formula="of:=([.$S$11]/([.E1092]+[.$T$11])^[.$U$11])" office:value-type="float" office:value="0.000243278571771928" calcext:value-type="float">
            <text:p>0.000243278571772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D1092]^2" office:value-type="float" office:value="0.0000000591844634833892" calcext:value-type="float">
            <text:p>5.91844634833892E-08</text:p>
          </table:table-cell>
          <table:table-cell table:formula="of:=([.C1092]-[.D1092])^2" office:value-type="float" office:value="0.00000000826236953589689" calcext:value-type="float">
            <text:p>8.2623695358968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d</text:p>
          </table:table-cell>
          <table:table-cell office:value-type="float" office:value="275" calcext:value-type="float">
            <text:p>275</text:p>
          </table:table-cell>
          <table:table-cell table:formula="of:=([.B1093]/[.$F$1])" office:value-type="float" office:value="0.000152380994599063" calcext:value-type="float">
            <text:p>0.000152380994599</text:p>
          </table:table-cell>
          <table:table-cell table:formula="of:=([.$S$11]/([.E1093]+[.$T$11])^[.$U$11])" office:value-type="float" office:value="0.000243087665805757" calcext:value-type="float">
            <text:p>0.000243087665806</text:p>
          </table:table-cell>
          <table:table-cell office:value-type="float" office:value="1092" calcext:value-type="float">
            <text:p>1092</text:p>
          </table:table-cell>
          <table:table-cell/>
          <table:table-cell table:formula="of:=[.D1093]^2" office:value-type="float" office:value="0.0000000590916132668916" calcext:value-type="float">
            <text:p>5.90916132668916E-08</text:p>
          </table:table-cell>
          <table:table-cell table:formula="of:=([.C1093]-[.D1093])^2" office:value-type="float" office:value="0.0000000082277002013993" calcext:value-type="float">
            <text:p>8.22770020139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together</text:p>
          </table:table-cell>
          <table:table-cell office:value-type="float" office:value="274" calcext:value-type="float">
            <text:p>274</text:p>
          </table:table-cell>
          <table:table-cell table:formula="of:=([.B1094]/[.$F$1])" office:value-type="float" office:value="0.00015182688189143" calcext:value-type="float">
            <text:p>0.000151826881891</text:p>
          </table:table-cell>
          <table:table-cell table:formula="of:=([.$S$11]/([.E1094]+[.$T$11])^[.$U$11])" office:value-type="float" office:value="0.000242897083547669" calcext:value-type="float">
            <text:p>0.000242897083548</text:p>
          </table:table-cell>
          <table:table-cell office:value-type="float" office:value="1093" calcext:value-type="float">
            <text:p>1093</text:p>
          </table:table-cell>
          <table:table-cell/>
          <table:table-cell table:formula="of:=[.D1094]^2" office:value-type="float" office:value="0.0000000589989931959635" calcext:value-type="float">
            <text:p>5.89989931959635E-08</text:p>
          </table:table-cell>
          <table:table-cell table:formula="of:=([.C1094]-[.D1094])^2" office:value-type="float" office:value="0.00000000829378162970801" calcext:value-type="float">
            <text:p>8.293781629708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rable</text:p>
          </table:table-cell>
          <table:table-cell office:value-type="float" office:value="274" calcext:value-type="float">
            <text:p>274</text:p>
          </table:table-cell>
          <table:table-cell table:formula="of:=([.B1095]/[.$F$1])" office:value-type="float" office:value="0.00015182688189143" calcext:value-type="float">
            <text:p>0.000151826881891</text:p>
          </table:table-cell>
          <table:table-cell table:formula="of:=([.$S$11]/([.E1095]+[.$T$11])^[.$U$11])" office:value-type="float" office:value="0.000242706824154436" calcext:value-type="float">
            <text:p>0.000242706824154</text:p>
          </table:table-cell>
          <table:table-cell office:value-type="float" office:value="1094" calcext:value-type="float">
            <text:p>1094</text:p>
          </table:table-cell>
          <table:table-cell/>
          <table:table-cell table:formula="of:=[.D1095]^2" office:value-type="float" office:value="0.0000000589066024911322" calcext:value-type="float">
            <text:p>5.89066024911322E-08</text:p>
          </table:table-cell>
          <table:table-cell table:formula="of:=([.C1095]-[.D1095])^2" office:value-type="float" office:value="0.00000000825916390572718" calcext:value-type="float">
            <text:p>8.259163905727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lieved</text:p>
          </table:table-cell>
          <table:table-cell office:value-type="float" office:value="274" calcext:value-type="float">
            <text:p>274</text:p>
          </table:table-cell>
          <table:table-cell table:formula="of:=([.B1096]/[.$F$1])" office:value-type="float" office:value="0.00015182688189143" calcext:value-type="float">
            <text:p>0.000151826881891</text:p>
          </table:table-cell>
          <table:table-cell table:formula="of:=([.$S$11]/([.E1096]+[.$T$11])^[.$U$11])" office:value-type="float" office:value="0.000242516886785791" calcext:value-type="float">
            <text:p>0.000242516886786</text:p>
          </table:table-cell>
          <table:table-cell office:value-type="float" office:value="1095" calcext:value-type="float">
            <text:p>1095</text:p>
          </table:table-cell>
          <table:table-cell/>
          <table:table-cell table:formula="of:=[.D1096]^2" office:value-type="float" office:value="0.0000000588144403762722" calcext:value-type="float">
            <text:p>5.88144403762722E-08</text:p>
          </table:table-cell>
          <table:table-cell table:formula="of:=([.C1096]-[.D1096])^2" office:value-type="float" office:value="0.00000000822467698773914" calcext:value-type="float">
            <text:p>8.224676987739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dyship</text:p>
          </table:table-cell>
          <table:table-cell office:value-type="float" office:value="274" calcext:value-type="float">
            <text:p>274</text:p>
          </table:table-cell>
          <table:table-cell table:formula="of:=([.B1097]/[.$F$1])" office:value-type="float" office:value="0.00015182688189143" calcext:value-type="float">
            <text:p>0.000151826881891</text:p>
          </table:table-cell>
          <table:table-cell table:formula="of:=([.$S$11]/([.E1097]+[.$T$11])^[.$U$11])" office:value-type="float" office:value="0.000242327270604418" calcext:value-type="float">
            <text:p>0.000242327270604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D1097]^2" office:value-type="float" office:value="0.0000000587225060785866" calcext:value-type="float">
            <text:p>5.87225060785866E-08</text:p>
          </table:table-cell>
          <table:table-cell table:formula="of:=([.C1097]-[.D1097])^2" office:value-type="float" office:value="0.00000000819032035720176" calcext:value-type="float">
            <text:p>8.190320357201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t</text:p>
          </table:table-cell>
          <table:table-cell office:value-type="float" office:value="274" calcext:value-type="float">
            <text:p>274</text:p>
          </table:table-cell>
          <table:table-cell table:formula="of:=([.B1098]/[.$F$1])" office:value-type="float" office:value="0.00015182688189143" calcext:value-type="float">
            <text:p>0.000151826881891</text:p>
          </table:table-cell>
          <table:table-cell table:formula="of:=([.$S$11]/([.E1098]+[.$T$11])^[.$U$11])" office:value-type="float" office:value="0.000242137974775934" calcext:value-type="float">
            <text:p>0.000242137974776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[.D1098]^2" office:value-type="float" office:value="0.0000000586307988285909" calcext:value-type="float">
            <text:p>5.86307988285909E-08</text:p>
          </table:table-cell>
          <table:table-cell table:formula="of:=([.C1098]-[.D1098])^2" office:value-type="float" office:value="0.00000000815609349799342" calcext:value-type="float">
            <text:p>8.1560934979934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pies</text:p>
          </table:table-cell>
          <table:table-cell office:value-type="float" office:value="274" calcext:value-type="float">
            <text:p>274</text:p>
          </table:table-cell>
          <table:table-cell table:formula="of:=([.B1099]/[.$F$1])" office:value-type="float" office:value="0.00015182688189143" calcext:value-type="float">
            <text:p>0.000151826881891</text:p>
          </table:table-cell>
          <table:table-cell table:formula="of:=([.$S$11]/([.E1099]+[.$T$11])^[.$U$11])" office:value-type="float" office:value="0.000241948998468882" calcext:value-type="float">
            <text:p>0.000241948998469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[.D1099]^2" office:value-type="float" office:value="0.0000000585393178600949" calcext:value-type="float">
            <text:p>5.85393178600949E-08</text:p>
          </table:table-cell>
          <table:table-cell table:formula="of:=([.C1099]-[.D1099])^2" office:value-type="float" office:value="0.0000000081219958963997" calcext:value-type="float">
            <text:p>8.12199589639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posed</text:p>
          </table:table-cell>
          <table:table-cell office:value-type="float" office:value="273" calcext:value-type="float">
            <text:p>273</text:p>
          </table:table-cell>
          <table:table-cell table:formula="of:=([.B1100]/[.$F$1])" office:value-type="float" office:value="0.000151272769183798" calcext:value-type="float">
            <text:p>0.000151272769184</text:p>
          </table:table-cell>
          <table:table-cell table:formula="of:=([.$S$11]/([.E1100]+[.$T$11])^[.$U$11])" office:value-type="float" office:value="0.000241760340854712" calcext:value-type="float">
            <text:p>0.000241760340855</text:p>
          </table:table-cell>
          <table:table-cell office:value-type="float" office:value="1099" calcext:value-type="float">
            <text:p>1099</text:p>
          </table:table-cell>
          <table:table-cell/>
          <table:table-cell table:formula="of:=[.D1100]^2" office:value-type="float" office:value="0.0000000584480624101864" calcext:value-type="float">
            <text:p>5.84480624101864E-08</text:p>
          </table:table-cell>
          <table:table-cell table:formula="of:=([.C1100]-[.D1100])^2" office:value-type="float" office:value="0.00000000818800062689882" calcext:value-type="float">
            <text:p>8.1880006268988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mewhat</text:p>
          </table:table-cell>
          <table:table-cell office:value-type="float" office:value="273" calcext:value-type="float">
            <text:p>273</text:p>
          </table:table-cell>
          <table:table-cell table:formula="of:=([.B1101]/[.$F$1])" office:value-type="float" office:value="0.000151272769183798" calcext:value-type="float">
            <text:p>0.000151272769184</text:p>
          </table:table-cell>
          <table:table-cell table:formula="of:=([.$S$11]/([.E1101]+[.$T$11])^[.$U$11])" office:value-type="float" office:value="0.000241572001107772" calcext:value-type="float">
            <text:p>0.000241572001108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D1101]^2" office:value-type="float" office:value="0.0000000583570317192136" calcext:value-type="float">
            <text:p>5.83570317192136E-08</text:p>
          </table:table-cell>
          <table:table-cell table:formula="of:=([.C1101]-[.D1101])^2" office:value-type="float" office:value="0.00000000815395128605979" calcext:value-type="float">
            <text:p>8.1539512860597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hat's</text:p>
          </table:table-cell>
          <table:table-cell office:value-type="float" office:value="273" calcext:value-type="float">
            <text:p>273</text:p>
          </table:table-cell>
          <table:table-cell table:formula="of:=([.B1102]/[.$F$1])" office:value-type="float" office:value="0.000151272769183798" calcext:value-type="float">
            <text:p>0.000151272769184</text:p>
          </table:table-cell>
          <table:table-cell table:formula="of:=([.$S$11]/([.E1102]+[.$T$11])^[.$U$11])" office:value-type="float" office:value="0.000241383978405296" calcext:value-type="float">
            <text:p>0.000241383978405</text:p>
          </table:table-cell>
          <table:table-cell office:value-type="float" office:value="1101" calcext:value-type="float">
            <text:p>1101</text:p>
          </table:table-cell>
          <table:table-cell/>
          <table:table-cell table:formula="of:=[.D1102]^2" office:value-type="float" office:value="0.0000000582662250307686" calcext:value-type="float">
            <text:p>5.82662250307686E-08</text:p>
          </table:table-cell>
          <table:table-cell table:formula="of:=([.C1102]-[.D1102])^2" office:value-type="float" office:value="0.00000000812003002736074" calcext:value-type="float">
            <text:p>8.120030027360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quired</text:p>
          </table:table-cell>
          <table:table-cell office:value-type="float" office:value="273" calcext:value-type="float">
            <text:p>273</text:p>
          </table:table-cell>
          <table:table-cell table:formula="of:=([.B1103]/[.$F$1])" office:value-type="float" office:value="0.000151272769183798" calcext:value-type="float">
            <text:p>0.000151272769184</text:p>
          </table:table-cell>
          <table:table-cell table:formula="of:=([.$S$11]/([.E1103]+[.$T$11])^[.$U$11])" office:value-type="float" office:value="0.000241196271927388" calcext:value-type="float">
            <text:p>0.000241196271927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[.D1103]^2" office:value-type="float" office:value="0.0000000581756415916706" calcext:value-type="float">
            <text:p>5.81756415916706E-08</text:p>
          </table:table-cell>
          <table:table-cell table:formula="of:=([.C1103]-[.D1103])^2" office:value-type="float" office:value="0.00000000808623634567655" calcext:value-type="float">
            <text:p>8.0862363456765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therwise</text:p>
          </table:table-cell>
          <table:table-cell office:value-type="float" office:value="273" calcext:value-type="float">
            <text:p>273</text:p>
          </table:table-cell>
          <table:table-cell table:formula="of:=([.B1104]/[.$F$1])" office:value-type="float" office:value="0.000151272769183798" calcext:value-type="float">
            <text:p>0.000151272769184</text:p>
          </table:table-cell>
          <table:table-cell table:formula="of:=([.$S$11]/([.E1104]+[.$T$11])^[.$U$11])" office:value-type="float" office:value="0.000241008880857011" calcext:value-type="float">
            <text:p>0.000241008880857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[.D1104]^2" office:value-type="float" office:value="0.000000058085280651949" calcext:value-type="float">
            <text:p>5.8085280651949E-08</text:p>
          </table:table-cell>
          <table:table-cell table:formula="of:=([.C1104]-[.D1104])^2" office:value-type="float" office:value="0.00000000805256973822745" calcext:value-type="float">
            <text:p>8.0525697382274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ttp</text:p>
          </table:table-cell>
          <table:table-cell office:value-type="float" office:value="272" calcext:value-type="float">
            <text:p>272</text:p>
          </table:table-cell>
          <table:table-cell table:formula="of:=([.B1105]/[.$F$1])" office:value-type="float" office:value="0.000150718656476165" calcext:value-type="float">
            <text:p>0.000150718656476</text:p>
          </table:table-cell>
          <table:table-cell table:formula="of:=([.$S$11]/([.E1105]+[.$T$11])^[.$U$11])" office:value-type="float" office:value="0.000240821804379975" calcext:value-type="float">
            <text:p>0.00024082180438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D1105]^2" office:value-type="float" office:value="0.000000057995141464827" calcext:value-type="float">
            <text:p>5.7995141464827E-08</text:p>
          </table:table-cell>
          <table:table-cell table:formula="of:=([.C1105]-[.D1105])^2" office:value-type="float" office:value="0.00000000811857726217594" calcext:value-type="float">
            <text:p>8.118577262175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eath</text:p>
          </table:table-cell>
          <table:table-cell office:value-type="float" office:value="272" calcext:value-type="float">
            <text:p>272</text:p>
          </table:table-cell>
          <table:table-cell table:formula="of:=([.B1106]/[.$F$1])" office:value-type="float" office:value="0.000150718656476165" calcext:value-type="float">
            <text:p>0.000150718656476</text:p>
          </table:table-cell>
          <table:table-cell table:formula="of:=([.$S$11]/([.E1106]+[.$T$11])^[.$U$11])" office:value-type="float" office:value="0.000240635041684924" calcext:value-type="float">
            <text:p>0.000240635041685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D1106]^2" office:value-type="float" office:value="0.0000000579052232867051" calcext:value-type="float">
            <text:p>5.79052232867051E-08</text:p>
          </table:table-cell>
          <table:table-cell table:formula="of:=([.C1106]-[.D1106])^2" office:value-type="float" office:value="0.00000000808495632901002" calcext:value-type="float">
            <text:p>8.0849563290100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lations</text:p>
          </table:table-cell>
          <table:table-cell office:value-type="float" office:value="271" calcext:value-type="float">
            <text:p>271</text:p>
          </table:table-cell>
          <table:table-cell table:formula="of:=([.B1107]/[.$F$1])" office:value-type="float" office:value="0.000150164543768532" calcext:value-type="float">
            <text:p>0.000150164543769</text:p>
          </table:table-cell>
          <table:table-cell table:formula="of:=([.$S$11]/([.E1107]+[.$T$11])^[.$U$11])" office:value-type="float" office:value="0.000240448591963324" calcext:value-type="float">
            <text:p>0.000240448591963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[.D1107]^2" office:value-type="float" office:value="0.000000057815525377145" calcext:value-type="float">
            <text:p>5.7815525377145E-08</text:p>
          </table:table-cell>
          <table:table-cell table:formula="of:=([.C1107]-[.D1107])^2" office:value-type="float" office:value="0.00000000815120935843957" calcext:value-type="float">
            <text:p>8.151209358439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zard</text:p>
          </table:table-cell>
          <table:table-cell office:value-type="float" office:value="271" calcext:value-type="float">
            <text:p>271</text:p>
          </table:table-cell>
          <table:table-cell table:formula="of:=([.B1108]/[.$F$1])" office:value-type="float" office:value="0.000150164543768532" calcext:value-type="float">
            <text:p>0.000150164543769</text:p>
          </table:table-cell>
          <table:table-cell table:formula="of:=([.$S$11]/([.E1108]+[.$T$11])^[.$U$11])" office:value-type="float" office:value="0.000240262454409449" calcext:value-type="float">
            <text:p>0.000240262454409</text:p>
          </table:table-cell>
          <table:table-cell office:value-type="float" office:value="1107" calcext:value-type="float">
            <text:p>1107</text:p>
          </table:table-cell>
          <table:table-cell/>
          <table:table-cell table:formula="of:=[.D1108]^2" office:value-type="float" office:value="0.0000000577260469988528" calcext:value-type="float">
            <text:p>5.77260469988528E-08</text:p>
          </table:table-cell>
          <table:table-cell table:formula="of:=([.C1108]-[.D1108])^2" office:value-type="float" office:value="0.00000000811763350185881" calcext:value-type="float">
            <text:p>8.1176335018588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rown</text:p>
          </table:table-cell>
          <table:table-cell office:value-type="float" office:value="271" calcext:value-type="float">
            <text:p>271</text:p>
          </table:table-cell>
          <table:table-cell table:formula="of:=([.B1109]/[.$F$1])" office:value-type="float" office:value="0.000150164543768532" calcext:value-type="float">
            <text:p>0.000150164543769</text:p>
          </table:table-cell>
          <table:table-cell table:formula="of:=([.$S$11]/([.E1109]+[.$T$11])^[.$U$11])" office:value-type="float" office:value="0.000240076628220373" calcext:value-type="float">
            <text:p>0.00024007662822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[.D1109]^2" office:value-type="float" office:value="0.0000000576367874176631" calcext:value-type="float">
            <text:p>5.76367874176631E-08</text:p>
          </table:table-cell>
          <table:table-cell table:formula="of:=([.C1109]-[.D1109])^2" office:value-type="float" office:value="0.00000000808418293047501" calcext:value-type="float">
            <text:p>8.084182930475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talian</text:p>
          </table:table-cell>
          <table:table-cell office:value-type="float" office:value="271" calcext:value-type="float">
            <text:p>271</text:p>
          </table:table-cell>
          <table:table-cell table:formula="of:=([.B1110]/[.$F$1])" office:value-type="float" office:value="0.000150164543768532" calcext:value-type="float">
            <text:p>0.000150164543769</text:p>
          </table:table-cell>
          <table:table-cell table:formula="of:=([.$S$11]/([.E1110]+[.$T$11])^[.$U$11])" office:value-type="float" office:value="0.000239891112595951" calcext:value-type="float">
            <text:p>0.000239891112596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D1110]^2" office:value-type="float" office:value="0.0000000575477459025231" calcext:value-type="float">
            <text:p>5.75477459025231E-08</text:p>
          </table:table-cell>
          <table:table-cell table:formula="of:=([.C1110]-[.D1110])^2" office:value-type="float" office:value="0.00000000805085715354156" calcext:value-type="float">
            <text:p>8.050857153541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ctrine</text:p>
          </table:table-cell>
          <table:table-cell office:value-type="float" office:value="271" calcext:value-type="float">
            <text:p>271</text:p>
          </table:table-cell>
          <table:table-cell table:formula="of:=([.B1111]/[.$F$1])" office:value-type="float" office:value="0.000150164543768532" calcext:value-type="float">
            <text:p>0.000150164543769</text:p>
          </table:table-cell>
          <table:table-cell table:formula="of:=([.$S$11]/([.E1111]+[.$T$11])^[.$U$11])" office:value-type="float" office:value="0.000239705906738813" calcext:value-type="float">
            <text:p>0.000239705906739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[.D1111]^2" office:value-type="float" office:value="0.0000000574589217254763" calcext:value-type="float">
            <text:p>5.74589217254763E-08</text:p>
          </table:table-cell>
          <table:table-cell table:formula="of:=([.C1111]-[.D1111])^2" office:value-type="float" office:value="0.0000000080176556825756" calcext:value-type="float">
            <text:p>8.01765568257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nged</text:p>
          </table:table-cell>
          <table:table-cell office:value-type="float" office:value="271" calcext:value-type="float">
            <text:p>271</text:p>
          </table:table-cell>
          <table:table-cell table:formula="of:=([.B1112]/[.$F$1])" office:value-type="float" office:value="0.000150164543768532" calcext:value-type="float">
            <text:p>0.000150164543769</text:p>
          </table:table-cell>
          <table:table-cell table:formula="of:=([.$S$11]/([.E1112]+[.$T$11])^[.$U$11])" office:value-type="float" office:value="0.000239521009854349" calcext:value-type="float">
            <text:p>0.000239521009854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[.D1112]^2" office:value-type="float" office:value="0.000000057370314161647" calcext:value-type="float">
            <text:p>5.7370314161647E-08</text:p>
          </table:table-cell>
          <table:table-cell table:formula="of:=([.C1112]-[.D1112])^2" office:value-type="float" office:value="0.00000000798457803134576" calcext:value-type="float">
            <text:p>7.984578031345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xed</text:p>
          </table:table-cell>
          <table:table-cell office:value-type="float" office:value="270" calcext:value-type="float">
            <text:p>270</text:p>
          </table:table-cell>
          <table:table-cell table:formula="of:=([.B1113]/[.$F$1])" office:value-type="float" office:value="0.000149610431060899" calcext:value-type="float">
            <text:p>0.000149610431061</text:p>
          </table:table-cell>
          <table:table-cell table:formula="of:=([.$S$11]/([.E1113]+[.$T$11])^[.$U$11])" office:value-type="float" office:value="0.000239336421150697" calcext:value-type="float">
            <text:p>0.000239336421151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D1113]^2" office:value-type="float" office:value="0.0000000572819224892239" calcext:value-type="float">
            <text:p>5.72819224892239E-08</text:p>
          </table:table-cell>
          <table:table-cell table:formula="of:=([.C1113]-[.D1113])^2" office:value-type="float" office:value="0.00000000805075329759464" calcext:value-type="float">
            <text:p>8.050753297594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ldiers</text:p>
          </table:table-cell>
          <table:table-cell office:value-type="float" office:value="270" calcext:value-type="float">
            <text:p>270</text:p>
          </table:table-cell>
          <table:table-cell table:formula="of:=([.B1114]/[.$F$1])" office:value-type="float" office:value="0.000149610431060899" calcext:value-type="float">
            <text:p>0.000149610431061</text:p>
          </table:table-cell>
          <table:table-cell table:formula="of:=([.$S$11]/([.E1114]+[.$T$11])^[.$U$11])" office:value-type="float" office:value="0.000239152139838734" calcext:value-type="float">
            <text:p>0.000239152139839</text:p>
          </table:table-cell>
          <table:table-cell office:value-type="float" office:value="1113" calcext:value-type="float">
            <text:p>1113</text:p>
          </table:table-cell>
          <table:table-cell/>
          <table:table-cell table:formula="of:=[.D1114]^2" office:value-type="float" office:value="0.0000000571937459894453" calcext:value-type="float">
            <text:p>5.71937459894453E-08</text:p>
          </table:table-cell>
          <table:table-cell table:formula="of:=([.C1114]-[.D1114])^2" office:value-type="float" office:value="0.00000000801771761085466" calcext:value-type="float">
            <text:p>8.017717610854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gic</text:p>
          </table:table-cell>
          <table:table-cell office:value-type="float" office:value="270" calcext:value-type="float">
            <text:p>270</text:p>
          </table:table-cell>
          <table:table-cell table:formula="of:=([.B1115]/[.$F$1])" office:value-type="float" office:value="0.000149610431060899" calcext:value-type="float">
            <text:p>0.000149610431061</text:p>
          </table:table-cell>
          <table:table-cell table:formula="of:=([.$S$11]/([.E1115]+[.$T$11])^[.$U$11])" office:value-type="float" office:value="0.000238968165132058" calcext:value-type="float">
            <text:p>0.000238968165132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[.D1115]^2" office:value-type="float" office:value="0.0000000571057839465827" calcext:value-type="float">
            <text:p>5.71057839465827E-08</text:p>
          </table:table-cell>
          <table:table-cell table:formula="of:=([.C1115]-[.D1115])^2" office:value-type="float" office:value="0.0000000079848046383321" calcext:value-type="float">
            <text:p>7.98480463833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manded</text:p>
          </table:table-cell>
          <table:table-cell office:value-type="float" office:value="270" calcext:value-type="float">
            <text:p>270</text:p>
          </table:table-cell>
          <table:table-cell table:formula="of:=([.B1116]/[.$F$1])" office:value-type="float" office:value="0.000149610431060899" calcext:value-type="float">
            <text:p>0.000149610431061</text:p>
          </table:table-cell>
          <table:table-cell table:formula="of:=([.$S$11]/([.E1116]+[.$T$11])^[.$U$11])" office:value-type="float" office:value="0.000238784496246983" calcext:value-type="float">
            <text:p>0.000238784496247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[.D1116]^2" office:value-type="float" office:value="0.0000000570180356479256" calcext:value-type="float">
            <text:p>5.70180356479256E-08</text:p>
          </table:table-cell>
          <table:table-cell table:formula="of:=([.C1116]-[.D1116])^2" office:value-type="float" office:value="0.0000000079520139018121" calcext:value-type="float">
            <text:p>7.95201390181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bjects</text:p>
          </table:table-cell>
          <table:table-cell office:value-type="float" office:value="270" calcext:value-type="float">
            <text:p>270</text:p>
          </table:table-cell>
          <table:table-cell table:formula="of:=([.B1117]/[.$F$1])" office:value-type="float" office:value="0.000149610431060899" calcext:value-type="float">
            <text:p>0.000149610431061</text:p>
          </table:table-cell>
          <table:table-cell table:formula="of:=([.$S$11]/([.E1117]+[.$T$11])^[.$U$11])" office:value-type="float" office:value="0.000238601132402523" calcext:value-type="float">
            <text:p>0.000238601132403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D1117]^2" office:value-type="float" office:value="0.0000000569305003837663" calcext:value-type="float">
            <text:p>5.69305003837663E-08</text:p>
          </table:table-cell>
          <table:table-cell table:formula="of:=([.C1117]-[.D1117])^2" office:value-type="float" office:value="0.00000000791934492527416" calcext:value-type="float">
            <text:p>7.919344925274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welve</text:p>
          </table:table-cell>
          <table:table-cell office:value-type="float" office:value="269" calcext:value-type="float">
            <text:p>269</text:p>
          </table:table-cell>
          <table:table-cell table:formula="of:=([.B1118]/[.$F$1])" office:value-type="float" office:value="0.000149056318353266" calcext:value-type="float">
            <text:p>0.000149056318353</text:p>
          </table:table-cell>
          <table:table-cell table:formula="of:=([.$S$11]/([.E1118]+[.$T$11])^[.$U$11])" office:value-type="float" office:value="0.00023841807282038" calcext:value-type="float">
            <text:p>0.00023841807282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[.D1118]^2" office:value-type="float" office:value="0.000000056843177447384" calcext:value-type="float">
            <text:p>5.6843177447384E-08</text:p>
          </table:table-cell>
          <table:table-cell table:formula="of:=([.C1118]-[.D1118])^2" office:value-type="float" office:value="0.00000000798552316144083" calcext:value-type="float">
            <text:p>7.985523161440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ars</text:p>
          </table:table-cell>
          <table:table-cell office:value-type="float" office:value="269" calcext:value-type="float">
            <text:p>269</text:p>
          </table:table-cell>
          <table:table-cell table:formula="of:=([.B1119]/[.$F$1])" office:value-type="float" office:value="0.000149056318353266" calcext:value-type="float">
            <text:p>0.000149056318353</text:p>
          </table:table-cell>
          <table:table-cell table:formula="of:=([.$S$11]/([.E1119]+[.$T$11])^[.$U$11])" office:value-type="float" office:value="0.000238235316724936" calcext:value-type="float">
            <text:p>0.000238235316725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[.D1119]^2" office:value-type="float" office:value="0.0000000567560661350305" calcext:value-type="float">
            <text:p>5.67560661350305E-08</text:p>
          </table:table-cell>
          <table:table-cell table:formula="of:=([.C1119]-[.D1119])^2" office:value-type="float" office:value="0.00000000795289375057435" calcext:value-type="float">
            <text:p>7.9528937505743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ron</text:p>
          </table:table-cell>
          <table:table-cell office:value-type="float" office:value="269" calcext:value-type="float">
            <text:p>269</text:p>
          </table:table-cell>
          <table:table-cell table:formula="of:=([.B1120]/[.$F$1])" office:value-type="float" office:value="0.000149056318353266" calcext:value-type="float">
            <text:p>0.000149056318353</text:p>
          </table:table-cell>
          <table:table-cell table:formula="of:=([.$S$11]/([.E1120]+[.$T$11])^[.$U$11])" office:value-type="float" office:value="0.000238052863343237" calcext:value-type="float">
            <text:p>0.000238052863343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[.D1120]^2" office:value-type="float" office:value="0.0000000566691657459141" calcext:value-type="float">
            <text:p>5.66691657459141E-08</text:p>
          </table:table-cell>
          <table:table-cell table:formula="of:=([.C1120]-[.D1120])^2" office:value-type="float" office:value="0.00000000792038502015207" calcext:value-type="float">
            <text:p>7.9203850201520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ng</text:p>
          </table:table-cell>
          <table:table-cell office:value-type="float" office:value="269" calcext:value-type="float">
            <text:p>269</text:p>
          </table:table-cell>
          <table:table-cell table:formula="of:=([.B1121]/[.$F$1])" office:value-type="float" office:value="0.000149056318353266" calcext:value-type="float">
            <text:p>0.000149056318353</text:p>
          </table:table-cell>
          <table:table-cell table:formula="of:=([.$S$11]/([.E1121]+[.$T$11])^[.$U$11])" office:value-type="float" office:value="0.000237870711904986" calcext:value-type="float">
            <text:p>0.000237870711905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D1121]^2" office:value-type="float" office:value="0.0000000565824755821851" calcext:value-type="float">
            <text:p>5.65824755821851E-08</text:p>
          </table:table-cell>
          <table:table-cell table:formula="of:=([.C1121]-[.D1121])^2" office:value-type="float" office:value="0.00000000788799650195995" calcext:value-type="float">
            <text:p>7.8879965019599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ppiness</text:p>
          </table:table-cell>
          <table:table-cell office:value-type="float" office:value="269" calcext:value-type="float">
            <text:p>269</text:p>
          </table:table-cell>
          <table:table-cell table:formula="of:=([.B1122]/[.$F$1])" office:value-type="float" office:value="0.000149056318353266" calcext:value-type="float">
            <text:p>0.000149056318353</text:p>
          </table:table-cell>
          <table:table-cell table:formula="of:=([.$S$11]/([.E1122]+[.$T$11])^[.$U$11])" office:value-type="float" office:value="0.000237688861642528" calcext:value-type="float">
            <text:p>0.000237688861643</text:p>
          </table:table-cell>
          <table:table-cell office:value-type="float" office:value="1121" calcext:value-type="float">
            <text:p>1121</text:p>
          </table:table-cell>
          <table:table-cell/>
          <table:table-cell table:formula="of:=[.D1122]^2" office:value-type="float" office:value="0.0000000564959949489208" calcext:value-type="float">
            <text:p>5.64959949489208E-08</text:p>
          </table:table-cell>
          <table:table-cell table:formula="of:=([.C1122]-[.D1122])^2" office:value-type="float" office:value="0.00000000785572772992294" calcext:value-type="float">
            <text:p>7.855727729922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ttack</text:p>
          </table:table-cell>
          <table:table-cell office:value-type="float" office:value="268" calcext:value-type="float">
            <text:p>268</text:p>
          </table:table-cell>
          <table:table-cell table:formula="of:=([.B1123]/[.$F$1])" office:value-type="float" office:value="0.000148502205645633" calcext:value-type="float">
            <text:p>0.000148502205646</text:p>
          </table:table-cell>
          <table:table-cell table:formula="of:=([.$S$11]/([.E1123]+[.$T$11])^[.$U$11])" office:value-type="float" office:value="0.000237507311790838" calcext:value-type="float">
            <text:p>0.000237507311791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D1123]^2" office:value-type="float" office:value="0.0000000564097231541105" calcext:value-type="float">
            <text:p>5.64097231541105E-08</text:p>
          </table:table-cell>
          <table:table-cell table:formula="of:=([.C1123]-[.D1123])^2" office:value-type="float" office:value="0.0000000079219089199193" calcext:value-type="float">
            <text:p>7.92190891991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lls</text:p>
          </table:table-cell>
          <table:table-cell office:value-type="float" office:value="268" calcext:value-type="float">
            <text:p>268</text:p>
          </table:table-cell>
          <table:table-cell table:formula="of:=([.B1124]/[.$F$1])" office:value-type="float" office:value="0.000148502205645633" calcext:value-type="float">
            <text:p>0.000148502205646</text:p>
          </table:table-cell>
          <table:table-cell table:formula="of:=([.$S$11]/([.E1124]+[.$T$11])^[.$U$11])" office:value-type="float" office:value="0.000237326061587515" calcext:value-type="float">
            <text:p>0.000237326061588</text:p>
          </table:table-cell>
          <table:table-cell office:value-type="float" office:value="1123" calcext:value-type="float">
            <text:p>1123</text:p>
          </table:table-cell>
          <table:table-cell/>
          <table:table-cell table:formula="of:=[.D1124]^2" office:value-type="float" office:value="0.0000000563236595086408" calcext:value-type="float">
            <text:p>5.63236595086408E-08</text:p>
          </table:table-cell>
          <table:table-cell table:formula="of:=([.C1124]-[.D1124])^2" office:value-type="float" office:value="0.00000000788967738438418" calcext:value-type="float">
            <text:p>7.889677384384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t</text:p>
          </table:table-cell>
          <table:table-cell office:value-type="float" office:value="268" calcext:value-type="float">
            <text:p>268</text:p>
          </table:table-cell>
          <table:table-cell table:formula="of:=([.B1125]/[.$F$1])" office:value-type="float" office:value="0.000148502205645633" calcext:value-type="float">
            <text:p>0.000148502205646</text:p>
          </table:table-cell>
          <table:table-cell table:formula="of:=([.$S$11]/([.E1125]+[.$T$11])^[.$U$11])" office:value-type="float" office:value="0.000237145110272763" calcext:value-type="float">
            <text:p>0.000237145110273</text:p>
          </table:table-cell>
          <table:table-cell office:value-type="float" office:value="1124" calcext:value-type="float">
            <text:p>1124</text:p>
          </table:table-cell>
          <table:table-cell/>
          <table:table-cell table:formula="of:=[.D1125]^2" office:value-type="float" office:value="0.0000000562378033262809" calcext:value-type="float">
            <text:p>5.62378033262809E-08</text:p>
          </table:table-cell>
          <table:table-cell table:formula="of:=([.C1125]-[.D1125])^2" office:value-type="float" office:value="0.0000000078575645407345" calcext:value-type="float">
            <text:p>7.857564540734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igade</text:p>
          </table:table-cell>
          <table:table-cell office:value-type="float" office:value="268" calcext:value-type="float">
            <text:p>268</text:p>
          </table:table-cell>
          <table:table-cell table:formula="of:=([.B1126]/[.$F$1])" office:value-type="float" office:value="0.000148502205645633" calcext:value-type="float">
            <text:p>0.000148502205646</text:p>
          </table:table-cell>
          <table:table-cell table:formula="of:=([.$S$11]/([.E1126]+[.$T$11])^[.$U$11])" office:value-type="float" office:value="0.000236964457089387" calcext:value-type="float">
            <text:p>0.000236964457089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D1126]^2" office:value-type="float" office:value="0.000000056152153923668" calcext:value-type="float">
            <text:p>5.6152153923668E-08</text:p>
          </table:table-cell>
          <table:table-cell table:formula="of:=([.C1126]-[.D1126])^2" office:value-type="float" office:value="0.00000000782556993049804" calcext:value-type="float">
            <text:p>7.825569930498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uldn't</text:p>
          </table:table-cell>
          <table:table-cell office:value-type="float" office:value="267" calcext:value-type="float">
            <text:p>267</text:p>
          </table:table-cell>
          <table:table-cell table:formula="of:=([.B1127]/[.$F$1])" office:value-type="float" office:value="0.000147948092938" calcext:value-type="float">
            <text:p>0.000147948092938</text:p>
          </table:table-cell>
          <table:table-cell table:formula="of:=([.$S$11]/([.E1127]+[.$T$11])^[.$U$11])" office:value-type="float" office:value="0.000236784101282778" calcext:value-type="float">
            <text:p>0.000236784101283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D1127]^2" office:value-type="float" office:value="0.0000000560667106202929" calcext:value-type="float">
            <text:p>5.60667106202929E-08</text:p>
          </table:table-cell>
          <table:table-cell table:formula="of:=([.C1127]-[.D1127])^2" office:value-type="float" office:value="0.00000000789183637863351" calcext:value-type="float">
            <text:p>7.8918363786335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oughts</text:p>
          </table:table-cell>
          <table:table-cell office:value-type="float" office:value="267" calcext:value-type="float">
            <text:p>267</text:p>
          </table:table-cell>
          <table:table-cell table:formula="of:=([.B1128]/[.$F$1])" office:value-type="float" office:value="0.000147948092938" calcext:value-type="float">
            <text:p>0.000147948092938</text:p>
          </table:table-cell>
          <table:table-cell table:formula="of:=([.$S$11]/([.E1128]+[.$T$11])^[.$U$11])" office:value-type="float" office:value="0.000236604042100902" calcext:value-type="float">
            <text:p>0.000236604042101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D1128]^2" office:value-type="float" office:value="0.0000000559814727384852" calcext:value-type="float">
            <text:p>5.59814727384852E-08</text:p>
          </table:table-cell>
          <table:table-cell table:formula="of:=([.C1128]-[.D1128])^2" office:value-type="float" office:value="0.00000000785987732197504" calcext:value-type="float">
            <text:p>7.859877321975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od</text:p>
          </table:table-cell>
          <table:table-cell office:value-type="float" office:value="267" calcext:value-type="float">
            <text:p>267</text:p>
          </table:table-cell>
          <table:table-cell table:formula="of:=([.B1129]/[.$F$1])" office:value-type="float" office:value="0.000147948092938" calcext:value-type="float">
            <text:p>0.000147948092938</text:p>
          </table:table-cell>
          <table:table-cell table:formula="of:=([.$S$11]/([.E1129]+[.$T$11])^[.$U$11])" office:value-type="float" office:value="0.000236424278794289" calcext:value-type="float">
            <text:p>0.000236424278794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D1129]^2" office:value-type="float" office:value="0.0000000558964396033996" calcext:value-type="float">
            <text:p>5.58964396033996E-08</text:p>
          </table:table-cell>
          <table:table-cell table:formula="of:=([.C1129]-[.D1129])^2" office:value-type="float" office:value="0.00000000782803546367659" calcext:value-type="float">
            <text:p>7.8280354636765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merica</text:p>
          </table:table-cell>
          <table:table-cell office:value-type="float" office:value="266" calcext:value-type="float">
            <text:p>266</text:p>
          </table:table-cell>
          <table:table-cell table:formula="of:=([.B1130]/[.$F$1])" office:value-type="float" office:value="0.000147393980230367" calcext:value-type="float">
            <text:p>0.00014739398023</text:p>
          </table:table-cell>
          <table:table-cell table:formula="of:=([.$S$11]/([.E1130]+[.$T$11])^[.$U$11])" office:value-type="float" office:value="0.000236244810616024" calcext:value-type="float">
            <text:p>0.000236244810616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D1130]^2" office:value-type="float" office:value="0.0000000558116105430009" calcext:value-type="float">
            <text:p>5.58116105430009E-08</text:p>
          </table:table-cell>
          <table:table-cell table:formula="of:=([.C1130]-[.D1130])^2" office:value-type="float" office:value="0.00000000789447006022076" calcext:value-type="float">
            <text:p>7.894470060220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eatly</text:p>
          </table:table-cell>
          <table:table-cell office:value-type="float" office:value="266" calcext:value-type="float">
            <text:p>266</text:p>
          </table:table-cell>
          <table:table-cell table:formula="of:=([.B1131]/[.$F$1])" office:value-type="float" office:value="0.000147393980230367" calcext:value-type="float">
            <text:p>0.00014739398023</text:p>
          </table:table-cell>
          <table:table-cell table:formula="of:=([.$S$11]/([.E1131]+[.$T$11])^[.$U$11])" office:value-type="float" office:value="0.000236065636821733" calcext:value-type="float">
            <text:p>0.000236065636822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D1131]^2" office:value-type="float" office:value="0.0000000557269848880504" calcext:value-type="float">
            <text:p>5.57269848880504E-08</text:p>
          </table:table-cell>
          <table:table-cell table:formula="of:=([.C1131]-[.D1131])^2" office:value-type="float" office:value="0.00000000786266268265719" calcext:value-type="float">
            <text:p>7.8626626826571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it</text:p>
          </table:table-cell>
          <table:table-cell office:value-type="float" office:value="266" calcext:value-type="float">
            <text:p>266</text:p>
          </table:table-cell>
          <table:table-cell table:formula="of:=([.B1132]/[.$F$1])" office:value-type="float" office:value="0.000147393980230367" calcext:value-type="float">
            <text:p>0.00014739398023</text:p>
          </table:table-cell>
          <table:table-cell table:formula="of:=([.$S$11]/([.E1132]+[.$T$11])^[.$U$11])" office:value-type="float" office:value="0.000235886756669575" calcext:value-type="float">
            <text:p>0.00023588675667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[.D1132]^2" office:value-type="float" office:value="0.0000000556425619720915" calcext:value-type="float">
            <text:p>5.56425619720915E-08</text:p>
          </table:table-cell>
          <table:table-cell table:formula="of:=([.C1132]-[.D1132])^2" office:value-type="float" office:value="0.00000000783097148191977" calcext:value-type="float">
            <text:p>7.830971481919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arp</text:p>
          </table:table-cell>
          <table:table-cell office:value-type="float" office:value="266" calcext:value-type="float">
            <text:p>266</text:p>
          </table:table-cell>
          <table:table-cell table:formula="of:=([.B1133]/[.$F$1])" office:value-type="float" office:value="0.000147393980230367" calcext:value-type="float">
            <text:p>0.00014739398023</text:p>
          </table:table-cell>
          <table:table-cell table:formula="of:=([.$S$11]/([.E1133]+[.$T$11])^[.$U$11])" office:value-type="float" office:value="0.00023570816942023" calcext:value-type="float">
            <text:p>0.00023570816942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D1133]^2" office:value-type="float" office:value="0.000000055558341131436" calcext:value-type="float">
            <text:p>5.5558341131436E-08</text:p>
          </table:table-cell>
          <table:table-cell table:formula="of:=([.C1133]-[.D1133])^2" office:value-type="float" office:value="0.00000000779939601226299" calcext:value-type="float">
            <text:p>7.7993960122629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t</text:p>
          </table:table-cell>
          <table:table-cell office:value-type="float" office:value="266" calcext:value-type="float">
            <text:p>266</text:p>
          </table:table-cell>
          <table:table-cell table:formula="of:=([.B1134]/[.$F$1])" office:value-type="float" office:value="0.000147393980230367" calcext:value-type="float">
            <text:p>0.00014739398023</text:p>
          </table:table-cell>
          <table:table-cell table:formula="of:=([.$S$11]/([.E1134]+[.$T$11])^[.$U$11])" office:value-type="float" office:value="0.000235529874336887" calcext:value-type="float">
            <text:p>0.000235529874337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[.D1134]^2" office:value-type="float" office:value="0.0000000554743217051497" calcext:value-type="float">
            <text:p>5.54743217051497E-08</text:p>
          </table:table-cell>
          <table:table-cell table:formula="of:=([.C1134]-[.D1134])^2" office:value-type="float" office:value="0.0000000077679358299557" calcext:value-type="float">
            <text:p>7.76793582995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dividuals</text:p>
          </table:table-cell>
          <table:table-cell office:value-type="float" office:value="265" calcext:value-type="float">
            <text:p>265</text:p>
          </table:table-cell>
          <table:table-cell table:formula="of:=([.B1135]/[.$F$1])" office:value-type="float" office:value="0.000146839867522734" calcext:value-type="float">
            <text:p>0.000146839867523</text:p>
          </table:table-cell>
          <table:table-cell table:formula="of:=([.$S$11]/([.E1135]+[.$T$11])^[.$U$11])" office:value-type="float" office:value="0.000235351870685234" calcext:value-type="float">
            <text:p>0.000235351870685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D1135]^2" office:value-type="float" office:value="0.000000055390503035039" calcext:value-type="float">
            <text:p>5.5390503035039E-08</text:p>
          </table:table-cell>
          <table:table-cell table:formula="of:=([.C1135]-[.D1135])^2" office:value-type="float" office:value="0.0000000078343747038384" calcext:value-type="float">
            <text:p>7.834374703838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vent</text:p>
          </table:table-cell>
          <table:table-cell office:value-type="float" office:value="265" calcext:value-type="float">
            <text:p>265</text:p>
          </table:table-cell>
          <table:table-cell table:formula="of:=([.B1136]/[.$F$1])" office:value-type="float" office:value="0.000146839867522734" calcext:value-type="float">
            <text:p>0.000146839867523</text:p>
          </table:table-cell>
          <table:table-cell table:formula="of:=([.$S$11]/([.E1136]+[.$T$11])^[.$U$11])" office:value-type="float" office:value="0.000235174157733449" calcext:value-type="float">
            <text:p>0.000235174157733</text:p>
          </table:table-cell>
          <table:table-cell office:value-type="float" office:value="1135" calcext:value-type="float">
            <text:p>1135</text:p>
          </table:table-cell>
          <table:table-cell/>
          <table:table-cell table:formula="of:=[.D1136]^2" office:value-type="float" office:value="0.000000055306884465637" calcext:value-type="float">
            <text:p>5.5306884465637E-08</text:p>
          </table:table-cell>
          <table:table-cell table:formula="of:=([.C1136]-[.D1136])^2" office:value-type="float" office:value="0.0000000078029468270308" calcext:value-type="float">
            <text:p>7.802946827030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ve</text:p>
          </table:table-cell>
          <table:table-cell office:value-type="float" office:value="265" calcext:value-type="float">
            <text:p>265</text:p>
          </table:table-cell>
          <table:table-cell table:formula="of:=([.B1137]/[.$F$1])" office:value-type="float" office:value="0.000146839867522734" calcext:value-type="float">
            <text:p>0.000146839867523</text:p>
          </table:table-cell>
          <table:table-cell table:formula="of:=([.$S$11]/([.E1137]+[.$T$11])^[.$U$11])" office:value-type="float" office:value="0.000234996734752187" calcext:value-type="float">
            <text:p>0.000234996734752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D1137]^2" office:value-type="float" office:value="0.0000000552234653441898" calcext:value-type="float">
            <text:p>5.52234653441898E-08</text:p>
          </table:table-cell>
          <table:table-cell table:formula="of:=([.C1137]-[.D1137])^2" office:value-type="float" office:value="0.00000000777163323971146" calcext:value-type="float">
            <text:p>7.771633239711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litical</text:p>
          </table:table-cell>
          <table:table-cell office:value-type="float" office:value="265" calcext:value-type="float">
            <text:p>265</text:p>
          </table:table-cell>
          <table:table-cell table:formula="of:=([.B1138]/[.$F$1])" office:value-type="float" office:value="0.000146839867522734" calcext:value-type="float">
            <text:p>0.000146839867523</text:p>
          </table:table-cell>
          <table:table-cell table:formula="of:=([.$S$11]/([.E1138]+[.$T$11])^[.$U$11])" office:value-type="float" office:value="0.000234819601014572" calcext:value-type="float">
            <text:p>0.000234819601015</text:p>
          </table:table-cell>
          <table:table-cell office:value-type="float" office:value="1137" calcext:value-type="float">
            <text:p>1137</text:p>
          </table:table-cell>
          <table:table-cell/>
          <table:table-cell table:formula="of:=[.D1138]^2" office:value-type="float" office:value="0.0000000551402450206428" calcext:value-type="float">
            <text:p>5.51402450206428E-08</text:p>
          </table:table-cell>
          <table:table-cell table:formula="of:=([.C1138]-[.D1138])^2" office:value-type="float" office:value="0.00000000774043350529488" calcext:value-type="float">
            <text:p>7.7404335052948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vidently</text:p>
          </table:table-cell>
          <table:table-cell office:value-type="float" office:value="265" calcext:value-type="float">
            <text:p>265</text:p>
          </table:table-cell>
          <table:table-cell table:formula="of:=([.B1139]/[.$F$1])" office:value-type="float" office:value="0.000146839867522734" calcext:value-type="float">
            <text:p>0.000146839867523</text:p>
          </table:table-cell>
          <table:table-cell table:formula="of:=([.$S$11]/([.E1139]+[.$T$11])^[.$U$11])" office:value-type="float" office:value="0.000234642755796184" calcext:value-type="float">
            <text:p>0.000234642755796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D1139]^2" office:value-type="float" office:value="0.0000000550572228476275" calcext:value-type="float">
            <text:p>5.50572228476275E-08</text:p>
          </table:table-cell>
          <table:table-cell table:formula="of:=([.C1139]-[.D1139])^2" office:value-type="float" office:value="0.0000000077093471891599" calcext:value-type="float">
            <text:p>7.709347189159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wers</text:p>
          </table:table-cell>
          <table:table-cell office:value-type="float" office:value="265" calcext:value-type="float">
            <text:p>265</text:p>
          </table:table-cell>
          <table:table-cell table:formula="of:=([.B1140]/[.$F$1])" office:value-type="float" office:value="0.000146839867522734" calcext:value-type="float">
            <text:p>0.000146839867523</text:p>
          </table:table-cell>
          <table:table-cell table:formula="of:=([.$S$11]/([.E1140]+[.$T$11])^[.$U$11])" office:value-type="float" office:value="0.000234466198375048" calcext:value-type="float">
            <text:p>0.000234466198375</text:p>
          </table:table-cell>
          <table:table-cell office:value-type="float" office:value="1139" calcext:value-type="float">
            <text:p>1139</text:p>
          </table:table-cell>
          <table:table-cell/>
          <table:table-cell table:formula="of:=[.D1140]^2" office:value-type="float" office:value="0.0000000549743981804475" calcext:value-type="float">
            <text:p>5.49743981804475E-08</text:p>
          </table:table-cell>
          <table:table-cell table:formula="of:=([.C1140]-[.D1140])^2" office:value-type="float" office:value="0.00000000767837385863928" calcext:value-type="float">
            <text:p>7.6783738586392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ll</text:p>
          </table:table-cell>
          <table:table-cell office:value-type="float" office:value="265" calcext:value-type="float">
            <text:p>265</text:p>
          </table:table-cell>
          <table:table-cell table:formula="of:=([.B1141]/[.$F$1])" office:value-type="float" office:value="0.000146839867522734" calcext:value-type="float">
            <text:p>0.000146839867523</text:p>
          </table:table-cell>
          <table:table-cell table:formula="of:=([.$S$11]/([.E1141]+[.$T$11])^[.$U$11])" office:value-type="float" office:value="0.000234289928031629" calcext:value-type="float">
            <text:p>0.000234289928032</text:p>
          </table:table-cell>
          <table:table-cell office:value-type="float" office:value="1140" calcext:value-type="float">
            <text:p>1140</text:p>
          </table:table-cell>
          <table:table-cell/>
          <table:table-cell table:formula="of:=[.D1141]^2" office:value-type="float" office:value="0.0000000548917703770659" calcext:value-type="float">
            <text:p>5.48917703770659E-08</text:p>
          </table:table-cell>
          <table:table-cell table:formula="of:=([.C1141]-[.D1141])^2" office:value-type="float" office:value="0.00000000764751308300943" calcext:value-type="float">
            <text:p>7.6475130830094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ts</text:p>
          </table:table-cell>
          <table:table-cell office:value-type="float" office:value="264" calcext:value-type="float">
            <text:p>264</text:p>
          </table:table-cell>
          <table:table-cell table:formula="of:=([.B1142]/[.$F$1])" office:value-type="float" office:value="0.000146285754815101" calcext:value-type="float">
            <text:p>0.000146285754815</text:p>
          </table:table-cell>
          <table:table-cell table:formula="of:=([.$S$11]/([.E1142]+[.$T$11])^[.$U$11])" office:value-type="float" office:value="0.000234113944048814" calcext:value-type="float">
            <text:p>0.000234113944049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D1142]^2" office:value-type="float" office:value="0.0000000548093387980915" calcext:value-type="float">
            <text:p>5.48093387980915E-08</text:p>
          </table:table-cell>
          <table:table-cell table:formula="of:=([.C1142]-[.D1142])^2" office:value-type="float" office:value="0.00000000771379082407301" calcext:value-type="float">
            <text:p>7.713790824073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eside</text:p>
          </table:table-cell>
          <table:table-cell office:value-type="float" office:value="264" calcext:value-type="float">
            <text:p>264</text:p>
          </table:table-cell>
          <table:table-cell table:formula="of:=([.B1143]/[.$F$1])" office:value-type="float" office:value="0.000146285754815101" calcext:value-type="float">
            <text:p>0.000146285754815</text:p>
          </table:table-cell>
          <table:table-cell table:formula="of:=([.$S$11]/([.E1143]+[.$T$11])^[.$U$11])" office:value-type="float" office:value="0.000233938245711909" calcext:value-type="float">
            <text:p>0.000233938245712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D1143]^2" office:value-type="float" office:value="0.0000000547271028067654" calcext:value-type="float">
            <text:p>5.47271028067654E-08</text:p>
          </table:table-cell>
          <table:table-cell table:formula="of:=([.C1143]-[.D1143])^2" office:value-type="float" office:value="0.00000000768295916041499" calcext:value-type="float">
            <text:p>7.6829591604149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th</text:p>
          </table:table-cell>
          <table:table-cell office:value-type="float" office:value="263" calcext:value-type="float">
            <text:p>263</text:p>
          </table:table-cell>
          <table:table-cell table:formula="of:=([.B1144]/[.$F$1])" office:value-type="float" office:value="0.000145731642107468" calcext:value-type="float">
            <text:p>0.000145731642107</text:p>
          </table:table-cell>
          <table:table-cell table:formula="of:=([.$S$11]/([.E1144]+[.$T$11])^[.$U$11])" office:value-type="float" office:value="0.000233762832308621" calcext:value-type="float">
            <text:p>0.000233762832309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[.D1144]^2" office:value-type="float" office:value="0.0000000546450617689487" calcext:value-type="float">
            <text:p>5.46450617689487E-08</text:p>
          </table:table-cell>
          <table:table-cell table:formula="of:=([.C1144]-[.D1144])^2" office:value-type="float" office:value="0.00000000774949044823167" calcext:value-type="float">
            <text:p>7.7494904482316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hio</text:p>
          </table:table-cell>
          <table:table-cell office:value-type="float" office:value="263" calcext:value-type="float">
            <text:p>263</text:p>
          </table:table-cell>
          <table:table-cell table:formula="of:=([.B1145]/[.$F$1])" office:value-type="float" office:value="0.000145731642107468" calcext:value-type="float">
            <text:p>0.000145731642107</text:p>
          </table:table-cell>
          <table:table-cell table:formula="of:=([.$S$11]/([.E1145]+[.$T$11])^[.$U$11])" office:value-type="float" office:value="0.000233587703129057" calcext:value-type="float">
            <text:p>0.000233587703129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D1145]^2" office:value-type="float" office:value="0.0000000545632150531086" calcext:value-type="float">
            <text:p>5.45632150531086E-08</text:p>
          </table:table-cell>
          <table:table-cell table:formula="of:=([.C1145]-[.D1145])^2" office:value-type="float" office:value="0.00000000771868745822922" calcext:value-type="float">
            <text:p>7.718687458229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wner</text:p>
          </table:table-cell>
          <table:table-cell office:value-type="float" office:value="263" calcext:value-type="float">
            <text:p>263</text:p>
          </table:table-cell>
          <table:table-cell table:formula="of:=([.B1146]/[.$F$1])" office:value-type="float" office:value="0.000145731642107468" calcext:value-type="float">
            <text:p>0.000145731642107</text:p>
          </table:table-cell>
          <table:table-cell table:formula="of:=([.$S$11]/([.E1146]+[.$T$11])^[.$U$11])" office:value-type="float" office:value="0.000233412857465706" calcext:value-type="float">
            <text:p>0.000233412857466</text:p>
          </table:table-cell>
          <table:table-cell office:value-type="float" office:value="1145" calcext:value-type="float">
            <text:p>1145</text:p>
          </table:table-cell>
          <table:table-cell/>
          <table:table-cell table:formula="of:=[.D1146]^2" office:value-type="float" office:value="0.0000000544815620303058" calcext:value-type="float">
            <text:p>5.44815620303058E-08</text:p>
          </table:table-cell>
          <table:table-cell table:formula="of:=([.C1146]-[.D1146])^2" office:value-type="float" office:value="0.00000000768799552669765" calcext:value-type="float">
            <text:p>7.687995526697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rvant</text:p>
          </table:table-cell>
          <table:table-cell office:value-type="float" office:value="263" calcext:value-type="float">
            <text:p>263</text:p>
          </table:table-cell>
          <table:table-cell table:formula="of:=([.B1147]/[.$F$1])" office:value-type="float" office:value="0.000145731642107468" calcext:value-type="float">
            <text:p>0.000145731642107</text:p>
          </table:table-cell>
          <table:table-cell table:formula="of:=([.$S$11]/([.E1147]+[.$T$11])^[.$U$11])" office:value-type="float" office:value="0.000233238294613431" calcext:value-type="float">
            <text:p>0.000233238294613</text:p>
          </table:table-cell>
          <table:table-cell office:value-type="float" office:value="1146" calcext:value-type="float">
            <text:p>1146</text:p>
          </table:table-cell>
          <table:table-cell/>
          <table:table-cell table:formula="of:=[.D1147]^2" office:value-type="float" office:value="0.0000000544001020741817" calcext:value-type="float">
            <text:p>5.44001020741817E-08</text:p>
          </table:table-cell>
          <table:table-cell table:formula="of:=([.C1147]-[.D1147])^2" office:value-type="float" office:value="0.00000000765741423279941" calcext:value-type="float">
            <text:p>7.657414232799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rm</text:p>
          </table:table-cell>
          <table:table-cell office:value-type="float" office:value="263" calcext:value-type="float">
            <text:p>263</text:p>
          </table:table-cell>
          <table:table-cell table:formula="of:=([.B1148]/[.$F$1])" office:value-type="float" office:value="0.000145731642107468" calcext:value-type="float">
            <text:p>0.000145731642107</text:p>
          </table:table-cell>
          <table:table-cell table:formula="of:=([.$S$11]/([.E1148]+[.$T$11])^[.$U$11])" office:value-type="float" office:value="0.000233064013869464" calcext:value-type="float">
            <text:p>0.000233064013869</text:p>
          </table:table-cell>
          <table:table-cell office:value-type="float" office:value="1147" calcext:value-type="float">
            <text:p>1147</text:p>
          </table:table-cell>
          <table:table-cell/>
          <table:table-cell table:formula="of:=[.D1148]^2" office:value-type="float" office:value="0.0000000543188345609455" calcext:value-type="float">
            <text:p>5.43188345609455E-08</text:p>
          </table:table-cell>
          <table:table-cell table:formula="of:=([.C1148]-[.D1148])^2" office:value-type="float" office:value="0.00000000762694315757541" calcext:value-type="float">
            <text:p>7.626943157575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poser</text:p>
          </table:table-cell>
          <table:table-cell office:value-type="float" office:value="262" calcext:value-type="float">
            <text:p>262</text:p>
          </table:table-cell>
          <table:table-cell table:formula="of:=([.B1149]/[.$F$1])" office:value-type="float" office:value="0.000145177529399835" calcext:value-type="float">
            <text:p>0.0001451775294</text:p>
          </table:table-cell>
          <table:table-cell table:formula="of:=([.$S$11]/([.E1149]+[.$T$11])^[.$U$11])" office:value-type="float" office:value="0.000232890014533387" calcext:value-type="float">
            <text:p>0.000232890014533</text:p>
          </table:table-cell>
          <table:table-cell office:value-type="float" office:value="1148" calcext:value-type="float">
            <text:p>1148</text:p>
          </table:table-cell>
          <table:table-cell/>
          <table:table-cell table:formula="of:=[.D1149]^2" office:value-type="float" office:value="0.0000000542377588693612" calcext:value-type="float">
            <text:p>5.42377588693612E-08</text:p>
          </table:table-cell>
          <table:table-cell table:formula="of:=([.C1149]-[.D1149])^2" office:value-type="float" office:value="0.00000000769348004830357" calcext:value-type="float">
            <text:p>7.693480048303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eps</text:p>
          </table:table-cell>
          <table:table-cell office:value-type="float" office:value="262" calcext:value-type="float">
            <text:p>262</text:p>
          </table:table-cell>
          <table:table-cell table:formula="of:=([.B1150]/[.$F$1])" office:value-type="float" office:value="0.000145177529399835" calcext:value-type="float">
            <text:p>0.0001451775294</text:p>
          </table:table-cell>
          <table:table-cell table:formula="of:=([.$S$11]/([.E1150]+[.$T$11])^[.$U$11])" office:value-type="float" office:value="0.000232716295907131" calcext:value-type="float">
            <text:p>0.000232716295907</text:p>
          </table:table-cell>
          <table:table-cell office:value-type="float" office:value="1149" calcext:value-type="float">
            <text:p>1149</text:p>
          </table:table-cell>
          <table:table-cell/>
          <table:table-cell table:formula="of:=[.D1150]^2" office:value-type="float" office:value="0.0000000541568743807352" calcext:value-type="float">
            <text:p>5.41568743807352E-08</text:p>
          </table:table-cell>
          <table:table-cell table:formula="of:=([.C1150]-[.D1150])^2" office:value-type="float" office:value="0.00000000766303564161883" calcext:value-type="float">
            <text:p>7.663035641618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scribed</text:p>
          </table:table-cell>
          <table:table-cell office:value-type="float" office:value="262" calcext:value-type="float">
            <text:p>262</text:p>
          </table:table-cell>
          <table:table-cell table:formula="of:=([.B1151]/[.$F$1])" office:value-type="float" office:value="0.000145177529399835" calcext:value-type="float">
            <text:p>0.0001451775294</text:p>
          </table:table-cell>
          <table:table-cell table:formula="of:=([.$S$11]/([.E1151]+[.$T$11])^[.$U$11])" office:value-type="float" office:value="0.000232542857294959" calcext:value-type="float">
            <text:p>0.000232542857295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D1151]^2" office:value-type="float" office:value="0.0000000540761804789038" calcext:value-type="float">
            <text:p>5.40761804789038E-08</text:p>
          </table:table-cell>
          <table:table-cell table:formula="of:=([.C1151]-[.D1151])^2" office:value-type="float" office:value="0.00000000763270051822259" calcext:value-type="float">
            <text:p>7.6327005182225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rothy</text:p>
          </table:table-cell>
          <table:table-cell office:value-type="float" office:value="262" calcext:value-type="float">
            <text:p>262</text:p>
          </table:table-cell>
          <table:table-cell table:formula="of:=([.B1152]/[.$F$1])" office:value-type="float" office:value="0.000145177529399835" calcext:value-type="float">
            <text:p>0.0001451775294</text:p>
          </table:table-cell>
          <table:table-cell table:formula="of:=([.$S$11]/([.E1152]+[.$T$11])^[.$U$11])" office:value-type="float" office:value="0.000232369698003462" calcext:value-type="float">
            <text:p>0.000232369698003</text:p>
          </table:table-cell>
          <table:table-cell office:value-type="float" office:value="1151" calcext:value-type="float">
            <text:p>1151</text:p>
          </table:table-cell>
          <table:table-cell/>
          <table:table-cell table:formula="of:=[.D1152]^2" office:value-type="float" office:value="0.0000000539956765502204" calcext:value-type="float">
            <text:p>5.39956765502204E-08</text:p>
          </table:table-cell>
          <table:table-cell table:formula="of:=([.C1152]-[.D1152])^2" office:value-type="float" office:value="0.00000000760247426580341" calcext:value-type="float">
            <text:p>7.602474265803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ves</text:p>
          </table:table-cell>
          <table:table-cell office:value-type="float" office:value="261" calcext:value-type="float">
            <text:p>261</text:p>
          </table:table-cell>
          <table:table-cell table:formula="of:=([.B1153]/[.$F$1])" office:value-type="float" office:value="0.000144623416692202" calcext:value-type="float">
            <text:p>0.000144623416692</text:p>
          </table:table-cell>
          <table:table-cell table:formula="of:=([.$S$11]/([.E1153]+[.$T$11])^[.$U$11])" office:value-type="float" office:value="0.000232196817341546" calcext:value-type="float">
            <text:p>0.000232196817342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D1153]^2" office:value-type="float" office:value="0.0000000539153619835431" calcext:value-type="float">
            <text:p>5.39153619835431E-08</text:p>
          </table:table-cell>
          <table:table-cell table:formula="of:=([.C1153]-[.D1153])^2" office:value-type="float" office:value="0.00000000766910050129045" calcext:value-type="float">
            <text:p>7.6691005012904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rew</text:p>
          </table:table-cell>
          <table:table-cell office:value-type="float" office:value="261" calcext:value-type="float">
            <text:p>261</text:p>
          </table:table-cell>
          <table:table-cell table:formula="of:=([.B1154]/[.$F$1])" office:value-type="float" office:value="0.000144623416692202" calcext:value-type="float">
            <text:p>0.000144623416692</text:p>
          </table:table-cell>
          <table:table-cell table:formula="of:=([.$S$11]/([.E1154]+[.$T$11])^[.$U$11])" office:value-type="float" office:value="0.00023202421462042" calcext:value-type="float">
            <text:p>0.00023202421462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D1154]^2" office:value-type="float" office:value="0.0000000538352361702225" calcext:value-type="float">
            <text:p>5.38352361702225E-08</text:p>
          </table:table-cell>
          <table:table-cell table:formula="of:=([.C1154]-[.D1154])^2" office:value-type="float" office:value="0.00000000763889947848911" calcext:value-type="float">
            <text:p>7.6388994784891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tuation</text:p>
          </table:table-cell>
          <table:table-cell office:value-type="float" office:value="260" calcext:value-type="float">
            <text:p>260</text:p>
          </table:table-cell>
          <table:table-cell table:formula="of:=([.B1155]/[.$F$1])" office:value-type="float" office:value="0.000144069303984569" calcext:value-type="float">
            <text:p>0.000144069303985</text:p>
          </table:table-cell>
          <table:table-cell table:formula="of:=([.$S$11]/([.E1155]+[.$T$11])^[.$U$11])" office:value-type="float" office:value="0.000231851889153591" calcext:value-type="float">
            <text:p>0.000231851889154</text:p>
          </table:table-cell>
          <table:table-cell office:value-type="float" office:value="1154" calcext:value-type="float">
            <text:p>1154</text:p>
          </table:table-cell>
          <table:table-cell/>
          <table:table-cell table:formula="of:=[.D1155]^2" office:value-type="float" office:value="0.0000000537552985040893" calcext:value-type="float">
            <text:p>5.37552985040893E-08</text:p>
          </table:table-cell>
          <table:table-cell table:formula="of:=([.C1155]-[.D1155])^2" office:value-type="float" office:value="0.00000000770578225895667" calcext:value-type="float">
            <text:p>7.7057822589566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bsence</text:p>
          </table:table-cell>
          <table:table-cell office:value-type="float" office:value="260" calcext:value-type="float">
            <text:p>260</text:p>
          </table:table-cell>
          <table:table-cell table:formula="of:=([.B1156]/[.$F$1])" office:value-type="float" office:value="0.000144069303984569" calcext:value-type="float">
            <text:p>0.000144069303985</text:p>
          </table:table-cell>
          <table:table-cell table:formula="of:=([.$S$11]/([.E1156]+[.$T$11])^[.$U$11])" office:value-type="float" office:value="0.000231679840256855" calcext:value-type="float">
            <text:p>0.000231679840257</text:p>
          </table:table-cell>
          <table:table-cell office:value-type="float" office:value="1155" calcext:value-type="float">
            <text:p>1155</text:p>
          </table:table-cell>
          <table:table-cell/>
          <table:table-cell table:formula="of:=[.D1156]^2" office:value-type="float" office:value="0.0000000536755483814419" calcext:value-type="float">
            <text:p>5.36755483814419E-08</text:p>
          </table:table-cell>
          <table:table-cell table:formula="of:=([.C1156]-[.D1156])^2" office:value-type="float" office:value="0.00000000767560606591754" calcext:value-type="float">
            <text:p>7.6756060659175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gotten</text:p>
          </table:table-cell>
          <table:table-cell office:value-type="float" office:value="260" calcext:value-type="float">
            <text:p>260</text:p>
          </table:table-cell>
          <table:table-cell table:formula="of:=([.B1157]/[.$F$1])" office:value-type="float" office:value="0.000144069303984569" calcext:value-type="float">
            <text:p>0.000144069303985</text:p>
          </table:table-cell>
          <table:table-cell table:formula="of:=([.$S$11]/([.E1157]+[.$T$11])^[.$U$11])" office:value-type="float" office:value="0.000231508067248281" calcext:value-type="float">
            <text:p>0.000231508067248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[.D1157]^2" office:value-type="float" office:value="0.0000000535959852010345" calcext:value-type="float">
            <text:p>5.35959852010345E-08</text:p>
          </table:table-cell>
          <table:table-cell table:formula="of:=([.C1157]-[.D1157])^2" office:value-type="float" office:value="0.00000000764553732108741" calcext:value-type="float">
            <text:p>7.645537321087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oad</text:p>
          </table:table-cell>
          <table:table-cell office:value-type="float" office:value="260" calcext:value-type="float">
            <text:p>260</text:p>
          </table:table-cell>
          <table:table-cell table:formula="of:=([.B1158]/[.$F$1])" office:value-type="float" office:value="0.000144069303984569" calcext:value-type="float">
            <text:p>0.000144069303985</text:p>
          </table:table-cell>
          <table:table-cell table:formula="of:=([.$S$11]/([.E1158]+[.$T$11])^[.$U$11])" office:value-type="float" office:value="0.000231336569448206" calcext:value-type="float">
            <text:p>0.000231336569448</text:p>
          </table:table-cell>
          <table:table-cell office:value-type="float" office:value="1157" calcext:value-type="float">
            <text:p>1157</text:p>
          </table:table-cell>
          <table:table-cell/>
          <table:table-cell table:formula="of:=[.D1158]^2" office:value-type="float" office:value="0.0000000535166083640648" calcext:value-type="float">
            <text:p>5.35166083640648E-08</text:p>
          </table:table-cell>
          <table:table-cell table:formula="of:=([.C1158]-[.D1158])^2" office:value-type="float" office:value="0.00000000761557562150094" calcext:value-type="float">
            <text:p>7.615575621500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traordinary</text:p>
          </table:table-cell>
          <table:table-cell office:value-type="float" office:value="260" calcext:value-type="float">
            <text:p>260</text:p>
          </table:table-cell>
          <table:table-cell table:formula="of:=([.B1159]/[.$F$1])" office:value-type="float" office:value="0.000144069303984569" calcext:value-type="float">
            <text:p>0.000144069303985</text:p>
          </table:table-cell>
          <table:table-cell table:formula="of:=([.$S$11]/([.E1159]+[.$T$11])^[.$U$11])" office:value-type="float" office:value="0.000231165346179228" calcext:value-type="float">
            <text:p>0.000231165346179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[.D1159]^2" office:value-type="float" office:value="0.0000000534374172741622" calcext:value-type="float">
            <text:p>5.34374172741622E-08</text:p>
          </table:table-cell>
          <table:table-cell table:formula="of:=([.C1159]-[.D1159])^2" office:value-type="float" office:value="0.00000000758572056597376" calcext:value-type="float">
            <text:p>7.585720565973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e</text:p>
          </table:table-cell>
          <table:table-cell office:value-type="float" office:value="260" calcext:value-type="float">
            <text:p>260</text:p>
          </table:table-cell>
          <table:table-cell table:formula="of:=([.B1160]/[.$F$1])" office:value-type="float" office:value="0.000144069303984569" calcext:value-type="float">
            <text:p>0.000144069303985</text:p>
          </table:table-cell>
          <table:table-cell table:formula="of:=([.$S$11]/([.E1160]+[.$T$11])^[.$U$11])" office:value-type="float" office:value="0.000230994396766189" calcext:value-type="float">
            <text:p>0.000230994396766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D1160]^2" office:value-type="float" office:value="0.0000000533584113373755" calcext:value-type="float">
            <text:p>5.33584113373755E-08</text:p>
          </table:table-cell>
          <table:table-cell table:formula="of:=([.C1160]-[.D1160])^2" office:value-type="float" office:value="0.00000000755597175509322" calcext:value-type="float">
            <text:p>7.555971755093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sider</text:p>
          </table:table-cell>
          <table:table-cell office:value-type="float" office:value="260" calcext:value-type="float">
            <text:p>260</text:p>
          </table:table-cell>
          <table:table-cell table:formula="of:=([.B1161]/[.$F$1])" office:value-type="float" office:value="0.000144069303984569" calcext:value-type="float">
            <text:p>0.000144069303985</text:p>
          </table:table-cell>
          <table:table-cell table:formula="of:=([.$S$11]/([.E1161]+[.$T$11])^[.$U$11])" office:value-type="float" office:value="0.000230823720536173" calcext:value-type="float">
            <text:p>0.000230823720536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D1161]^2" office:value-type="float" office:value="0.0000000532795899621614" calcext:value-type="float">
            <text:p>5.32795899621614E-08</text:p>
          </table:table-cell>
          <table:table-cell table:formula="of:=([.C1161]-[.D1161])^2" office:value-type="float" office:value="0.00000000752632879120925" calcext:value-type="float">
            <text:p>7.5263287912092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sently</text:p>
          </table:table-cell>
          <table:table-cell office:value-type="float" office:value="259" calcext:value-type="float">
            <text:p>259</text:p>
          </table:table-cell>
          <table:table-cell table:formula="of:=([.B1162]/[.$F$1])" office:value-type="float" office:value="0.000143515191276936" calcext:value-type="float">
            <text:p>0.000143515191277</text:p>
          </table:table-cell>
          <table:table-cell table:formula="of:=([.$S$11]/([.E1162]+[.$T$11])^[.$U$11])" office:value-type="float" office:value="0.000230653316818494" calcext:value-type="float">
            <text:p>0.000230653316818</text:p>
          </table:table-cell>
          <table:table-cell office:value-type="float" office:value="1161" calcext:value-type="float">
            <text:p>1161</text:p>
          </table:table-cell>
          <table:table-cell/>
          <table:table-cell table:formula="of:=[.D1162]^2" office:value-type="float" office:value="0.0000000532009525593724" calcext:value-type="float">
            <text:p>5.32009525593724E-08</text:p>
          </table:table-cell>
          <table:table-cell table:formula="of:=([.C1162]-[.D1162])^2" office:value-type="float" office:value="0.00000000759305292289624" calcext:value-type="float">
            <text:p>7.593052922896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ppears</text:p>
          </table:table-cell>
          <table:table-cell office:value-type="float" office:value="259" calcext:value-type="float">
            <text:p>259</text:p>
          </table:table-cell>
          <table:table-cell table:formula="of:=([.B1163]/[.$F$1])" office:value-type="float" office:value="0.000143515191276936" calcext:value-type="float">
            <text:p>0.000143515191277</text:p>
          </table:table-cell>
          <table:table-cell table:formula="of:=([.$S$11]/([.E1163]+[.$T$11])^[.$U$11])" office:value-type="float" office:value="0.000230483184944683" calcext:value-type="float">
            <text:p>0.000230483184945</text:p>
          </table:table-cell>
          <table:table-cell office:value-type="float" office:value="1162" calcext:value-type="float">
            <text:p>1162</text:p>
          </table:table-cell>
          <table:table-cell/>
          <table:table-cell table:formula="of:=[.D1163]^2" office:value-type="float" office:value="0.0000000531224985422452" calcext:value-type="float">
            <text:p>5.31224985422452E-08</text:p>
          </table:table-cell>
          <table:table-cell table:formula="of:=([.C1163]-[.D1163])^2" office:value-type="float" office:value="0.00000000756343192259334" calcext:value-type="float">
            <text:p>7.5634319225933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rrow</text:p>
          </table:table-cell>
          <table:table-cell office:value-type="float" office:value="259" calcext:value-type="float">
            <text:p>259</text:p>
          </table:table-cell>
          <table:table-cell table:formula="of:=([.B1164]/[.$F$1])" office:value-type="float" office:value="0.000143515191276936" calcext:value-type="float">
            <text:p>0.000143515191277</text:p>
          </table:table-cell>
          <table:table-cell table:formula="of:=([.$S$11]/([.E1164]+[.$T$11])^[.$U$11])" office:value-type="float" office:value="0.000230313324248487" calcext:value-type="float">
            <text:p>0.000230313324248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[.D1164]^2" office:value-type="float" office:value="0.0000000530442273263888" calcext:value-type="float">
            <text:p>5.30442273263888E-08</text:p>
          </table:table-cell>
          <table:table-cell table:formula="of:=([.C1164]-[.D1164])^2" office:value-type="float" office:value="0.00000000753391588734706" calcext:value-type="float">
            <text:p>7.533915887347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ulder</text:p>
          </table:table-cell>
          <table:table-cell office:value-type="float" office:value="259" calcext:value-type="float">
            <text:p>259</text:p>
          </table:table-cell>
          <table:table-cell table:formula="of:=([.B1165]/[.$F$1])" office:value-type="float" office:value="0.000143515191276936" calcext:value-type="float">
            <text:p>0.000143515191277</text:p>
          </table:table-cell>
          <table:table-cell table:formula="of:=([.$S$11]/([.E1165]+[.$T$11])^[.$U$11])" office:value-type="float" office:value="0.000230143734065851" calcext:value-type="float">
            <text:p>0.000230143734066</text:p>
          </table:table-cell>
          <table:table-cell office:value-type="float" office:value="1164" calcext:value-type="float">
            <text:p>1164</text:p>
          </table:table-cell>
          <table:table-cell/>
          <table:table-cell table:formula="of:=[.D1165]^2" office:value-type="float" office:value="0.0000000529661383297733" calcext:value-type="float">
            <text:p>5.29661383297733E-08</text:p>
          </table:table-cell>
          <table:table-cell table:formula="of:=([.C1165]-[.D1165])^2" office:value-type="float" office:value="0.00000000750450442573093" calcext:value-type="float">
            <text:p>7.504504425730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yle</text:p>
          </table:table-cell>
          <table:table-cell office:value-type="float" office:value="259" calcext:value-type="float">
            <text:p>259</text:p>
          </table:table-cell>
          <table:table-cell table:formula="of:=([.B1166]/[.$F$1])" office:value-type="float" office:value="0.000143515191276936" calcext:value-type="float">
            <text:p>0.000143515191277</text:p>
          </table:table-cell>
          <table:table-cell table:formula="of:=([.$S$11]/([.E1166]+[.$T$11])^[.$U$11])" office:value-type="float" office:value="0.000229974413734915" calcext:value-type="float">
            <text:p>0.000229974413735</text:p>
          </table:table-cell>
          <table:table-cell office:value-type="float" office:value="1165" calcext:value-type="float">
            <text:p>1165</text:p>
          </table:table-cell>
          <table:table-cell/>
          <table:table-cell table:formula="of:=[.D1166]^2" office:value-type="float" office:value="0.000000052888230972718" calcext:value-type="float">
            <text:p>5.2888230972718E-08</text:p>
          </table:table-cell>
          <table:table-cell table:formula="of:=([.C1166]-[.D1166])^2" office:value-type="float" office:value="0.00000000747519714803834" calcext:value-type="float">
            <text:p>7.4751971480383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lowers</text:p>
          </table:table-cell>
          <table:table-cell office:value-type="float" office:value="259" calcext:value-type="float">
            <text:p>259</text:p>
          </table:table-cell>
          <table:table-cell table:formula="of:=([.B1167]/[.$F$1])" office:value-type="float" office:value="0.000143515191276936" calcext:value-type="float">
            <text:p>0.000143515191277</text:p>
          </table:table-cell>
          <table:table-cell table:formula="of:=([.$S$11]/([.E1167]+[.$T$11])^[.$U$11])" office:value-type="float" office:value="0.000229805362596002" calcext:value-type="float">
            <text:p>0.000229805362596</text:p>
          </table:table-cell>
          <table:table-cell office:value-type="float" office:value="1166" calcext:value-type="float">
            <text:p>1166</text:p>
          </table:table-cell>
          <table:table-cell/>
          <table:table-cell table:formula="of:=[.D1167]^2" office:value-type="float" office:value="0.00000005281050467788" calcext:value-type="float">
            <text:p>5.281050467788E-08</text:p>
          </table:table-cell>
          <table:table-cell table:formula="of:=([.C1167]-[.D1167])^2" office:value-type="float" office:value="0.00000000744599366627376" calcext:value-type="float">
            <text:p>7.445993666273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used</text:p>
          </table:table-cell>
          <table:table-cell office:value-type="float" office:value="258" calcext:value-type="float">
            <text:p>258</text:p>
          </table:table-cell>
          <table:table-cell table:formula="of:=([.B1168]/[.$F$1])" office:value-type="float" office:value="0.000142961078569303" calcext:value-type="float">
            <text:p>0.000142961078569</text:p>
          </table:table-cell>
          <table:table-cell table:formula="of:=([.$S$11]/([.E1168]+[.$T$11])^[.$U$11])" office:value-type="float" office:value="0.000229636579991609" calcext:value-type="float">
            <text:p>0.000229636579992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D1168]^2" office:value-type="float" office:value="0.0000000527329588702428" calcext:value-type="float">
            <text:p>5.27329588702428E-08</text:p>
          </table:table-cell>
          <table:table-cell table:formula="of:=([.C1168]-[.D1168])^2" office:value-type="float" office:value="0.00000000751264254680821" calcext:value-type="float">
            <text:p>7.512642546808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llen</text:p>
          </table:table-cell>
          <table:table-cell office:value-type="float" office:value="258" calcext:value-type="float">
            <text:p>258</text:p>
          </table:table-cell>
          <table:table-cell table:formula="of:=([.B1169]/[.$F$1])" office:value-type="float" office:value="0.000142961078569303" calcext:value-type="float">
            <text:p>0.000142961078569</text:p>
          </table:table-cell>
          <table:table-cell table:formula="of:=([.$S$11]/([.E1169]+[.$T$11])^[.$U$11])" office:value-type="float" office:value="0.0002294680652664" calcext:value-type="float">
            <text:p>0.000229468065266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D1169]^2" office:value-type="float" office:value="0.000000052655592977105" calcext:value-type="float">
            <text:p>5.2655592977105E-08</text:p>
          </table:table-cell>
          <table:table-cell table:formula="of:=([.C1169]-[.D1169])^2" office:value-type="float" office:value="0.00000000748345874741175" calcext:value-type="float">
            <text:p>7.4834587474117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hysical</text:p>
          </table:table-cell>
          <table:table-cell office:value-type="float" office:value="258" calcext:value-type="float">
            <text:p>258</text:p>
          </table:table-cell>
          <table:table-cell table:formula="of:=([.B1170]/[.$F$1])" office:value-type="float" office:value="0.000142961078569303" calcext:value-type="float">
            <text:p>0.000142961078569</text:p>
          </table:table-cell>
          <table:table-cell table:formula="of:=([.$S$11]/([.E1170]+[.$T$11])^[.$U$11])" office:value-type="float" office:value="0.000229299817767195" calcext:value-type="float">
            <text:p>0.000229299817767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[.D1170]^2" office:value-type="float" office:value="0.0000000525784064280688" calcext:value-type="float">
            <text:p>5.25784064280688E-08</text:p>
          </table:table-cell>
          <table:table-cell table:formula="of:=([.C1170]-[.D1170])^2" office:value-type="float" office:value="0.00000000745437788628158" calcext:value-type="float">
            <text:p>7.454377886281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garded</text:p>
          </table:table-cell>
          <table:table-cell office:value-type="float" office:value="258" calcext:value-type="float">
            <text:p>258</text:p>
          </table:table-cell>
          <table:table-cell table:formula="of:=([.B1171]/[.$F$1])" office:value-type="float" office:value="0.000142961078569303" calcext:value-type="float">
            <text:p>0.000142961078569</text:p>
          </table:table-cell>
          <table:table-cell table:formula="of:=([.$S$11]/([.E1171]+[.$T$11])^[.$U$11])" office:value-type="float" office:value="0.000229131836842961" calcext:value-type="float">
            <text:p>0.000229131836843</text:p>
          </table:table-cell>
          <table:table-cell office:value-type="float" office:value="1170" calcext:value-type="float">
            <text:p>1170</text:p>
          </table:table-cell>
          <table:table-cell/>
          <table:table-cell table:formula="of:=[.D1171]^2" office:value-type="float" office:value="0.0000000525013986550293" calcext:value-type="float">
            <text:p>5.25013986550293E-08</text:p>
          </table:table-cell>
          <table:table-cell table:formula="of:=([.C1171]-[.D1171])^2" office:value-type="float" office:value="0.00000000742539958145716" calcext:value-type="float">
            <text:p>7.425399581457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</text:p>
          </table:table-cell>
          <table:table-cell office:value-type="float" office:value="258" calcext:value-type="float">
            <text:p>258</text:p>
          </table:table-cell>
          <table:table-cell table:formula="of:=([.B1172]/[.$F$1])" office:value-type="float" office:value="0.000142961078569303" calcext:value-type="float">
            <text:p>0.000142961078569</text:p>
          </table:table-cell>
          <table:table-cell table:formula="of:=([.$S$11]/([.E1172]+[.$T$11])^[.$U$11])" office:value-type="float" office:value="0.000228964121844805" calcext:value-type="float">
            <text:p>0.000228964121845</text:p>
          </table:table-cell>
          <table:table-cell office:value-type="float" office:value="1171" calcext:value-type="float">
            <text:p>1171</text:p>
          </table:table-cell>
          <table:table-cell/>
          <table:table-cell table:formula="of:=[.D1172]^2" office:value-type="float" office:value="0.0000000524245690921626" calcext:value-type="float">
            <text:p>5.24245690921626E-08</text:p>
          </table:table-cell>
          <table:table-cell table:formula="of:=([.C1172]-[.D1172])^2" office:value-type="float" office:value="0.0000000073965234526478" calcext:value-type="float">
            <text:p>7.396523452647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ight</text:p>
          </table:table-cell>
          <table:table-cell office:value-type="float" office:value="258" calcext:value-type="float">
            <text:p>258</text:p>
          </table:table-cell>
          <table:table-cell table:formula="of:=([.B1173]/[.$F$1])" office:value-type="float" office:value="0.000142961078569303" calcext:value-type="float">
            <text:p>0.000142961078569</text:p>
          </table:table-cell>
          <table:table-cell table:formula="of:=([.$S$11]/([.E1173]+[.$T$11])^[.$U$11])" office:value-type="float" office:value="0.000228796672125963" calcext:value-type="float">
            <text:p>0.000228796672126</text:p>
          </table:table-cell>
          <table:table-cell office:value-type="float" office:value="1172" calcext:value-type="float">
            <text:p>1172</text:p>
          </table:table-cell>
          <table:table-cell/>
          <table:table-cell table:formula="of:=[.D1173]^2" office:value-type="float" office:value="0.0000000523479171759154" calcext:value-type="float">
            <text:p>5.23479171759154E-08</text:p>
          </table:table-cell>
          <table:table-cell table:formula="of:=([.C1173]-[.D1173])^2" office:value-type="float" office:value="0.00000000736774912122409" calcext:value-type="float">
            <text:p>7.367749121224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ast</text:p>
          </table:table-cell>
          <table:table-cell office:value-type="float" office:value="258" calcext:value-type="float">
            <text:p>258</text:p>
          </table:table-cell>
          <table:table-cell table:formula="of:=([.B1174]/[.$F$1])" office:value-type="float" office:value="0.000142961078569303" calcext:value-type="float">
            <text:p>0.000142961078569</text:p>
          </table:table-cell>
          <table:table-cell table:formula="of:=([.$S$11]/([.E1174]+[.$T$11])^[.$U$11])" office:value-type="float" office:value="0.000228629487041793" calcext:value-type="float">
            <text:p>0.000228629487042</text:p>
          </table:table-cell>
          <table:table-cell office:value-type="float" office:value="1173" calcext:value-type="float">
            <text:p>1173</text:p>
          </table:table-cell>
          <table:table-cell/>
          <table:table-cell table:formula="of:=[.D1174]^2" office:value-type="float" office:value="0.0000000522714423449934" calcext:value-type="float">
            <text:p>5.22714423449934E-08</text:p>
          </table:table-cell>
          <table:table-cell table:formula="of:=([.C1174]-[.D1174])^2" office:value-type="float" office:value="0.00000000733907621020939" calcext:value-type="float">
            <text:p>7.3390762102093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ughed</text:p>
          </table:table-cell>
          <table:table-cell office:value-type="float" office:value="258" calcext:value-type="float">
            <text:p>258</text:p>
          </table:table-cell>
          <table:table-cell table:formula="of:=([.B1175]/[.$F$1])" office:value-type="float" office:value="0.000142961078569303" calcext:value-type="float">
            <text:p>0.000142961078569</text:p>
          </table:table-cell>
          <table:table-cell table:formula="of:=([.$S$11]/([.E1175]+[.$T$11])^[.$U$11])" office:value-type="float" office:value="0.000228462565949765" calcext:value-type="float">
            <text:p>0.00022846256595</text:p>
          </table:table-cell>
          <table:table-cell office:value-type="float" office:value="1174" calcext:value-type="float">
            <text:p>1174</text:p>
          </table:table-cell>
          <table:table-cell/>
          <table:table-cell table:formula="of:=[.D1175]^2" office:value-type="float" office:value="0.0000000521951440403509" calcext:value-type="float">
            <text:p>5.21951440403509E-08</text:p>
          </table:table-cell>
          <table:table-cell table:formula="of:=([.C1175]-[.D1175])^2" office:value-type="float" office:value="0.00000000731050434427136" calcext:value-type="float">
            <text:p>7.3105043442713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lls</text:p>
          </table:table-cell>
          <table:table-cell office:value-type="float" office:value="257" calcext:value-type="float">
            <text:p>257</text:p>
          </table:table-cell>
          <table:table-cell table:formula="of:=([.B1176]/[.$F$1])" office:value-type="float" office:value="0.00014240696586167" calcext:value-type="float">
            <text:p>0.000142406965862</text:p>
          </table:table-cell>
          <table:table-cell table:formula="of:=([.$S$11]/([.E1176]+[.$T$11])^[.$U$11])" office:value-type="float" office:value="0.000228295908209454" calcext:value-type="float">
            <text:p>0.000228295908209</text:p>
          </table:table-cell>
          <table:table-cell office:value-type="float" office:value="1175" calcext:value-type="float">
            <text:p>1175</text:p>
          </table:table-cell>
          <table:table-cell/>
          <table:table-cell table:formula="of:=[.D1176]^2" office:value-type="float" office:value="0.0000000521190217051794" calcext:value-type="float">
            <text:p>5.21190217051794E-08</text:p>
          </table:table-cell>
          <table:table-cell table:formula="of:=([.C1176]-[.D1176])^2" office:value-type="float" office:value="0.00000000737691041762092" calcext:value-type="float">
            <text:p>7.3769104176209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lking</text:p>
          </table:table-cell>
          <table:table-cell office:value-type="float" office:value="257" calcext:value-type="float">
            <text:p>257</text:p>
          </table:table-cell>
          <table:table-cell table:formula="of:=([.B1177]/[.$F$1])" office:value-type="float" office:value="0.00014240696586167" calcext:value-type="float">
            <text:p>0.000142406965862</text:p>
          </table:table-cell>
          <table:table-cell table:formula="of:=([.$S$11]/([.E1177]+[.$T$11])^[.$U$11])" office:value-type="float" office:value="0.000228129513182527" calcext:value-type="float">
            <text:p>0.000228129513183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D1177]^2" office:value-type="float" office:value="0.0000000520430747848969" calcext:value-type="float">
            <text:p>5.20430747848969E-08</text:p>
          </table:table-cell>
          <table:table-cell table:formula="of:=([.C1177]-[.D1177])^2" office:value-type="float" office:value="0.0000000073483551191766" calcext:value-type="float">
            <text:p>7.34835511917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wer</text:p>
          </table:table-cell>
          <table:table-cell office:value-type="float" office:value="257" calcext:value-type="float">
            <text:p>257</text:p>
          </table:table-cell>
          <table:table-cell table:formula="of:=([.B1178]/[.$F$1])" office:value-type="float" office:value="0.00014240696586167" calcext:value-type="float">
            <text:p>0.000142406965862</text:p>
          </table:table-cell>
          <table:table-cell table:formula="of:=([.$S$11]/([.E1178]+[.$T$11])^[.$U$11])" office:value-type="float" office:value="0.000227963380232741" calcext:value-type="float">
            <text:p>0.000227963380233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D1178]^2" office:value-type="float" office:value="0.0000000519673027271374" calcext:value-type="float">
            <text:p>5.19673027271374E-08</text:p>
          </table:table-cell>
          <table:table-cell table:formula="of:=([.C1178]-[.D1178])^2" office:value-type="float" office:value="0.00000000731990004003443" calcext:value-type="float">
            <text:p>7.3199000400344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ported</text:p>
          </table:table-cell>
          <table:table-cell office:value-type="float" office:value="257" calcext:value-type="float">
            <text:p>257</text:p>
          </table:table-cell>
          <table:table-cell table:formula="of:=([.B1179]/[.$F$1])" office:value-type="float" office:value="0.00014240696586167" calcext:value-type="float">
            <text:p>0.000142406965862</text:p>
          </table:table-cell>
          <table:table-cell table:formula="of:=([.$S$11]/([.E1179]+[.$T$11])^[.$U$11])" office:value-type="float" office:value="0.000227797508725929" calcext:value-type="float">
            <text:p>0.000227797508726</text:p>
          </table:table-cell>
          <table:table-cell office:value-type="float" office:value="1178" calcext:value-type="float">
            <text:p>1178</text:p>
          </table:table-cell>
          <table:table-cell/>
          <table:table-cell table:formula="of:=[.D1179]^2" office:value-type="float" office:value="0.0000000518917049817397" calcext:value-type="float">
            <text:p>5.18917049817397E-08</text:p>
          </table:table-cell>
          <table:table-cell table:formula="of:=([.C1179]-[.D1179])^2" office:value-type="float" office:value="0.00000000729154481065283" calcext:value-type="float">
            <text:p>7.291544810652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ars</text:p>
          </table:table-cell>
          <table:table-cell office:value-type="float" office:value="257" calcext:value-type="float">
            <text:p>257</text:p>
          </table:table-cell>
          <table:table-cell table:formula="of:=([.B1180]/[.$F$1])" office:value-type="float" office:value="0.00014240696586167" calcext:value-type="float">
            <text:p>0.000142406965862</text:p>
          </table:table-cell>
          <table:table-cell table:formula="of:=([.$S$11]/([.E1180]+[.$T$11])^[.$U$11])" office:value-type="float" office:value="0.000227631898029993" calcext:value-type="float">
            <text:p>0.00022763189803</text:p>
          </table:table-cell>
          <table:table-cell office:value-type="float" office:value="1179" calcext:value-type="float">
            <text:p>1179</text:p>
          </table:table-cell>
          <table:table-cell/>
          <table:table-cell table:formula="of:=[.D1180]^2" office:value-type="float" office:value="0.0000000518162810007372" calcext:value-type="float">
            <text:p>5.18162810007372E-08</text:p>
          </table:table-cell>
          <table:table-cell table:formula="of:=([.C1180]-[.D1180])^2" office:value-type="float" office:value="0.00000000726328906309526" calcext:value-type="float">
            <text:p>7.263289063095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ames</text:p>
          </table:table-cell>
          <table:table-cell office:value-type="float" office:value="257" calcext:value-type="float">
            <text:p>257</text:p>
          </table:table-cell>
          <table:table-cell table:formula="of:=([.B1181]/[.$F$1])" office:value-type="float" office:value="0.00014240696586167" calcext:value-type="float">
            <text:p>0.000142406965862</text:p>
          </table:table-cell>
          <table:table-cell table:formula="of:=([.$S$11]/([.E1181]+[.$T$11])^[.$U$11])" office:value-type="float" office:value="0.000227466547514897" calcext:value-type="float">
            <text:p>0.000227466547515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D1181]^2" office:value-type="float" office:value="0.000000051741030238347" calcext:value-type="float">
            <text:p>5.1741030238347E-08</text:p>
          </table:table-cell>
          <table:table-cell table:formula="of:=([.C1181]-[.D1181])^2" office:value-type="float" office:value="0.000000007235132431022" calcext:value-type="float">
            <text:p>7.2351324310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uth</text:p>
          </table:table-cell>
          <table:table-cell office:value-type="float" office:value="257" calcext:value-type="float">
            <text:p>257</text:p>
          </table:table-cell>
          <table:table-cell table:formula="of:=([.B1182]/[.$F$1])" office:value-type="float" office:value="0.00014240696586167" calcext:value-type="float">
            <text:p>0.000142406965862</text:p>
          </table:table-cell>
          <table:table-cell table:formula="of:=([.$S$11]/([.E1182]+[.$T$11])^[.$U$11])" office:value-type="float" office:value="0.000227301456552657" calcext:value-type="float">
            <text:p>0.000227301456553</text:p>
          </table:table-cell>
          <table:table-cell office:value-type="float" office:value="1181" calcext:value-type="float">
            <text:p>1181</text:p>
          </table:table-cell>
          <table:table-cell/>
          <table:table-cell table:formula="of:=[.D1182]^2" office:value-type="float" office:value="0.0000000516659521509594" calcext:value-type="float">
            <text:p>5.16659521509594E-08</text:p>
          </table:table-cell>
          <table:table-cell table:formula="of:=([.C1182]-[.D1182])^2" office:value-type="float" office:value="0.00000000720707454968205" calcext:value-type="float">
            <text:p>7.2070745496820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'clock</text:p>
          </table:table-cell>
          <table:table-cell office:value-type="float" office:value="256" calcext:value-type="float">
            <text:p>256</text:p>
          </table:table-cell>
          <table:table-cell table:formula="of:=([.B1183]/[.$F$1])" office:value-type="float" office:value="0.000141852853154037" calcext:value-type="float">
            <text:p>0.000141852853154</text:p>
          </table:table-cell>
          <table:table-cell table:formula="of:=([.$S$11]/([.E1183]+[.$T$11])^[.$U$11])" office:value-type="float" office:value="0.000227136624517332" calcext:value-type="float">
            <text:p>0.000227136624517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D1183]^2" office:value-type="float" office:value="0.0000000515910461971277" calcext:value-type="float">
            <text:p>5.15910461971277E-08</text:p>
          </table:table-cell>
          <table:table-cell table:formula="of:=([.C1183]-[.D1183])^2" office:value-type="float" office:value="0.00000000727332165794682" calcext:value-type="float">
            <text:p>7.2733216579468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mmick</text:p>
          </table:table-cell>
          <table:table-cell office:value-type="float" office:value="256" calcext:value-type="float">
            <text:p>256</text:p>
          </table:table-cell>
          <table:table-cell table:formula="of:=([.B1184]/[.$F$1])" office:value-type="float" office:value="0.000141852853154037" calcext:value-type="float">
            <text:p>0.000141852853154</text:p>
          </table:table-cell>
          <table:table-cell table:formula="of:=([.$S$11]/([.E1184]+[.$T$11])^[.$U$11])" office:value-type="float" office:value="0.000226972050785019" calcext:value-type="float">
            <text:p>0.000226972050785</text:p>
          </table:table-cell>
          <table:table-cell office:value-type="float" office:value="1183" calcext:value-type="float">
            <text:p>1183</text:p>
          </table:table-cell>
          <table:table-cell/>
          <table:table-cell table:formula="of:=[.D1184]^2" office:value-type="float" office:value="0.0000000515163118375573" calcext:value-type="float">
            <text:p>5.15163118375573E-08</text:p>
          </table:table-cell>
          <table:table-cell table:formula="of:=([.C1184]-[.D1184])^2" office:value-type="float" office:value="0.00000000724527780534214" calcext:value-type="float">
            <text:p>7.245277805342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qually</text:p>
          </table:table-cell>
          <table:table-cell office:value-type="float" office:value="256" calcext:value-type="float">
            <text:p>256</text:p>
          </table:table-cell>
          <table:table-cell table:formula="of:=([.B1185]/[.$F$1])" office:value-type="float" office:value="0.000141852853154037" calcext:value-type="float">
            <text:p>0.000141852853154</text:p>
          </table:table-cell>
          <table:table-cell table:formula="of:=([.$S$11]/([.E1185]+[.$T$11])^[.$U$11])" office:value-type="float" office:value="0.000226807734733839" calcext:value-type="float">
            <text:p>0.000226807734734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D1185]^2" office:value-type="float" office:value="0.0000000514417485350957" calcext:value-type="float">
            <text:p>5.14417485350957E-08</text:p>
          </table:table-cell>
          <table:table-cell table:formula="of:=([.C1185]-[.D1185])^2" office:value-type="float" office:value="0.00000000721733190423822" calcext:value-type="float">
            <text:p>7.217331904238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ses</text:p>
          </table:table-cell>
          <table:table-cell office:value-type="float" office:value="256" calcext:value-type="float">
            <text:p>256</text:p>
          </table:table-cell>
          <table:table-cell table:formula="of:=([.B1186]/[.$F$1])" office:value-type="float" office:value="0.000141852853154037" calcext:value-type="float">
            <text:p>0.000141852853154</text:p>
          </table:table-cell>
          <table:table-cell table:formula="of:=([.$S$11]/([.E1186]+[.$T$11])^[.$U$11])" office:value-type="float" office:value="0.000226643675743935" calcext:value-type="float">
            <text:p>0.000226643675744</text:p>
          </table:table-cell>
          <table:table-cell office:value-type="float" office:value="1185" calcext:value-type="float">
            <text:p>1185</text:p>
          </table:table-cell>
          <table:table-cell/>
          <table:table-cell table:formula="of:=[.D1186]^2" office:value-type="float" office:value="0.0000000513673557547222" calcext:value-type="float">
            <text:p>5.13673557547222E-08</text:p>
          </table:table-cell>
          <table:table-cell table:formula="of:=([.C1186]-[.D1186])^2" office:value-type="float" office:value="0.0000000071894835954716" calcext:value-type="float">
            <text:p>7.18948359547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dian</text:p>
          </table:table-cell>
          <table:table-cell office:value-type="float" office:value="256" calcext:value-type="float">
            <text:p>256</text:p>
          </table:table-cell>
          <table:table-cell table:formula="of:=([.B1187]/[.$F$1])" office:value-type="float" office:value="0.000141852853154037" calcext:value-type="float">
            <text:p>0.000141852853154</text:p>
          </table:table-cell>
          <table:table-cell table:formula="of:=([.$S$11]/([.E1187]+[.$T$11])^[.$U$11])" office:value-type="float" office:value="0.00022647987319746" calcext:value-type="float">
            <text:p>0.000226479873197</text:p>
          </table:table-cell>
          <table:table-cell office:value-type="float" office:value="1186" calcext:value-type="float">
            <text:p>1186</text:p>
          </table:table-cell>
          <table:table-cell/>
          <table:table-cell table:formula="of:=[.D1187]^2" office:value-type="float" office:value="0.0000000512931329635374" calcext:value-type="float">
            <text:p>5.12931329635374E-08</text:p>
          </table:table-cell>
          <table:table-cell table:formula="of:=([.C1187]-[.D1187])^2" office:value-type="float" office:value="0.00000000716173252142981" calcext:value-type="float">
            <text:p>7.1617325214298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e</text:p>
          </table:table-cell>
          <table:table-cell office:value-type="float" office:value="256" calcext:value-type="float">
            <text:p>256</text:p>
          </table:table-cell>
          <table:table-cell table:formula="of:=([.B1188]/[.$F$1])" office:value-type="float" office:value="0.000141852853154037" calcext:value-type="float">
            <text:p>0.000141852853154</text:p>
          </table:table-cell>
          <table:table-cell table:formula="of:=([.$S$11]/([.E1188]+[.$T$11])^[.$U$11])" office:value-type="float" office:value="0.000226316326478567" calcext:value-type="float">
            <text:p>0.000226316326479</text:p>
          </table:table-cell>
          <table:table-cell office:value-type="float" office:value="1187" calcext:value-type="float">
            <text:p>1187</text:p>
          </table:table-cell>
          <table:table-cell/>
          <table:table-cell table:formula="of:=[.D1188]^2" office:value-type="float" office:value="0.0000000512190796307533" calcext:value-type="float">
            <text:p>5.12190796307533E-08</text:p>
          </table:table-cell>
          <table:table-cell table:formula="of:=([.C1188]-[.D1188])^2" office:value-type="float" office:value="0.00000000713407832604354" calcext:value-type="float">
            <text:p>7.1340783260435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fforts</text:p>
          </table:table-cell>
          <table:table-cell office:value-type="float" office:value="256" calcext:value-type="float">
            <text:p>256</text:p>
          </table:table-cell>
          <table:table-cell table:formula="of:=([.B1189]/[.$F$1])" office:value-type="float" office:value="0.000141852853154037" calcext:value-type="float">
            <text:p>0.000141852853154</text:p>
          </table:table-cell>
          <table:table-cell table:formula="of:=([.$S$11]/([.E1189]+[.$T$11])^[.$U$11])" office:value-type="float" office:value="0.000226153034973407" calcext:value-type="float">
            <text:p>0.000226153034973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[.D1189]^2" office:value-type="float" office:value="0.0000000511451952276829" calcext:value-type="float">
            <text:p>5.11451952276829E-08</text:p>
          </table:table-cell>
          <table:table-cell table:formula="of:=([.C1189]-[.D1189])^2" office:value-type="float" office:value="0.00000000710652065477876" calcext:value-type="float">
            <text:p>7.106520654778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cceeded</text:p>
          </table:table-cell>
          <table:table-cell office:value-type="float" office:value="255" calcext:value-type="float">
            <text:p>255</text:p>
          </table:table-cell>
          <table:table-cell table:formula="of:=([.B1190]/[.$F$1])" office:value-type="float" office:value="0.000141298740446404" calcext:value-type="float">
            <text:p>0.000141298740446</text:p>
          </table:table-cell>
          <table:table-cell table:formula="of:=([.$S$11]/([.E1190]+[.$T$11])^[.$U$11])" office:value-type="float" office:value="0.000225989998070115" calcext:value-type="float">
            <text:p>0.00022598999807</text:p>
          </table:table-cell>
          <table:table-cell office:value-type="float" office:value="1189" calcext:value-type="float">
            <text:p>1189</text:p>
          </table:table-cell>
          <table:table-cell/>
          <table:table-cell table:formula="of:=[.D1190]^2" office:value-type="float" office:value="0.0000000510714792277306" calcext:value-type="float">
            <text:p>5.10714792277306E-08</text:p>
          </table:table-cell>
          <table:table-cell table:formula="of:=([.C1190]-[.D1190])^2" office:value-type="float" office:value="0.00000000717260911788573" calcext:value-type="float">
            <text:p>7.172609117885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chine</text:p>
          </table:table-cell>
          <table:table-cell office:value-type="float" office:value="255" calcext:value-type="float">
            <text:p>255</text:p>
          </table:table-cell>
          <table:table-cell table:formula="of:=([.B1191]/[.$F$1])" office:value-type="float" office:value="0.000141298740446404" calcext:value-type="float">
            <text:p>0.000141298740446</text:p>
          </table:table-cell>
          <table:table-cell table:formula="of:=([.$S$11]/([.E1191]+[.$T$11])^[.$U$11])" office:value-type="float" office:value="0.000225827215158805" calcext:value-type="float">
            <text:p>0.000225827215159</text:p>
          </table:table-cell>
          <table:table-cell office:value-type="float" office:value="1190" calcext:value-type="float">
            <text:p>1190</text:p>
          </table:table-cell>
          <table:table-cell/>
          <table:table-cell table:formula="of:=[.D1191]^2" office:value-type="float" office:value="0.0000000509979311063813" calcext:value-type="float">
            <text:p>5.09979311063813E-08</text:p>
          </table:table-cell>
          <table:table-cell table:formula="of:=([.C1191]-[.D1191])^2" office:value-type="float" office:value="0.00000000714506303720501" calcext:value-type="float">
            <text:p>7.145063037205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ssibly</text:p>
          </table:table-cell>
          <table:table-cell office:value-type="float" office:value="255" calcext:value-type="float">
            <text:p>255</text:p>
          </table:table-cell>
          <table:table-cell table:formula="of:=([.B1192]/[.$F$1])" office:value-type="float" office:value="0.000141298740446404" calcext:value-type="float">
            <text:p>0.000141298740446</text:p>
          </table:table-cell>
          <table:table-cell table:formula="of:=([.$S$11]/([.E1192]+[.$T$11])^[.$U$11])" office:value-type="float" office:value="0.000225664685631562" calcext:value-type="float">
            <text:p>0.000225664685632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D1192]^2" office:value-type="float" office:value="0.0000000509245503411916" calcext:value-type="float">
            <text:p>5.09245503411916E-08</text:p>
          </table:table-cell>
          <table:table-cell table:formula="of:=([.C1192]-[.D1192])^2" office:value-type="float" office:value="0.00000000711761270698498" calcext:value-type="float">
            <text:p>7.117612706984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oups</text:p>
          </table:table-cell>
          <table:table-cell office:value-type="float" office:value="255" calcext:value-type="float">
            <text:p>255</text:p>
          </table:table-cell>
          <table:table-cell table:formula="of:=([.B1193]/[.$F$1])" office:value-type="float" office:value="0.000141298740446404" calcext:value-type="float">
            <text:p>0.000141298740446</text:p>
          </table:table-cell>
          <table:table-cell table:formula="of:=([.$S$11]/([.E1193]+[.$T$11])^[.$U$11])" office:value-type="float" office:value="0.00022550240888243" calcext:value-type="float">
            <text:p>0.000225502408882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D1193]^2" office:value-type="float" office:value="0.0000000508513364117788" calcext:value-type="float">
            <text:p>5.08513364117788E-08</text:p>
          </table:table-cell>
          <table:table-cell table:formula="of:=([.C1193]-[.D1193])^2" office:value-type="float" office:value="0.0000000070902577780842" calcext:value-type="float">
            <text:p>7.090257778084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ach</text:p>
          </table:table-cell>
          <table:table-cell office:value-type="float" office:value="254" calcext:value-type="float">
            <text:p>254</text:p>
          </table:table-cell>
          <table:table-cell table:formula="of:=([.B1194]/[.$F$1])" office:value-type="float" office:value="0.000140744627738771" calcext:value-type="float">
            <text:p>0.000140744627739</text:p>
          </table:table-cell>
          <table:table-cell table:formula="of:=([.$S$11]/([.E1194]+[.$T$11])^[.$U$11])" office:value-type="float" office:value="0.000225340384307411" calcext:value-type="float">
            <text:p>0.000225340384307</text:p>
          </table:table-cell>
          <table:table-cell office:value-type="float" office:value="1193" calcext:value-type="float">
            <text:p>1193</text:p>
          </table:table-cell>
          <table:table-cell/>
          <table:table-cell table:formula="of:=[.D1194]^2" office:value-type="float" office:value="0.0000000507782887998118" calcext:value-type="float">
            <text:p>5.07782887998118E-08</text:p>
          </table:table-cell>
          <table:table-cell table:formula="of:=([.C1194]-[.D1194])^2" office:value-type="float" office:value="0.0000000071564420294206" calcext:value-type="float">
            <text:p>7.15644202942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rface</text:p>
          </table:table-cell>
          <table:table-cell office:value-type="float" office:value="253" calcext:value-type="float">
            <text:p>253</text:p>
          </table:table-cell>
          <table:table-cell table:formula="of:=([.B1195]/[.$F$1])" office:value-type="float" office:value="0.000140190515031138" calcext:value-type="float">
            <text:p>0.000140190515031</text:p>
          </table:table-cell>
          <table:table-cell table:formula="of:=([.$S$11]/([.E1195]+[.$T$11])^[.$U$11])" office:value-type="float" office:value="0.000225178611304451" calcext:value-type="float">
            <text:p>0.000225178611304</text:p>
          </table:table-cell>
          <table:table-cell office:value-type="float" office:value="1194" calcext:value-type="float">
            <text:p>1194</text:p>
          </table:table-cell>
          <table:table-cell/>
          <table:table-cell table:formula="of:=[.D1195]^2" office:value-type="float" office:value="0.0000000507054069890012" calcext:value-type="float">
            <text:p>5.07054069890012E-08</text:p>
          </table:table-cell>
          <table:table-cell table:formula="of:=([.C1195]-[.D1195])^2" office:value-type="float" office:value="0.00000000722297650816192" calcext:value-type="float">
            <text:p>7.2229765081619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marked</text:p>
          </table:table-cell>
          <table:table-cell office:value-type="float" office:value="253" calcext:value-type="float">
            <text:p>253</text:p>
          </table:table-cell>
          <table:table-cell table:formula="of:=([.B1196]/[.$F$1])" office:value-type="float" office:value="0.000140190515031138" calcext:value-type="float">
            <text:p>0.000140190515031</text:p>
          </table:table-cell>
          <table:table-cell table:formula="of:=([.$S$11]/([.E1196]+[.$T$11])^[.$U$11])" office:value-type="float" office:value="0.000225017089273435" calcext:value-type="float">
            <text:p>0.000225017089273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D1196]^2" office:value-type="float" office:value="0.0000000506326904650891" calcext:value-type="float">
            <text:p>5.06326904650891E-08</text:p>
          </table:table-cell>
          <table:table-cell table:formula="of:=([.C1196]-[.D1196])^2" office:value-type="float" office:value="0.00000000719554769768387" calcext:value-type="float">
            <text:p>7.1955476976838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eature</text:p>
          </table:table-cell>
          <table:table-cell office:value-type="float" office:value="253" calcext:value-type="float">
            <text:p>253</text:p>
          </table:table-cell>
          <table:table-cell table:formula="of:=([.B1197]/[.$F$1])" office:value-type="float" office:value="0.000140190515031138" calcext:value-type="float">
            <text:p>0.000140190515031</text:p>
          </table:table-cell>
          <table:table-cell table:formula="of:=([.$S$11]/([.E1197]+[.$T$11])^[.$U$11])" office:value-type="float" office:value="0.000224855817616178" calcext:value-type="float">
            <text:p>0.000224855817616</text:p>
          </table:table-cell>
          <table:table-cell office:value-type="float" office:value="1196" calcext:value-type="float">
            <text:p>1196</text:p>
          </table:table-cell>
          <table:table-cell/>
          <table:table-cell table:formula="of:=[.D1197]^2" office:value-type="float" office:value="0.0000000505601387158398" calcext:value-type="float">
            <text:p>5.05601387158398E-08</text:p>
          </table:table-cell>
          <table:table-cell table:formula="of:=([.C1197]-[.D1197])^2" office:value-type="float" office:value="0.00000000716821346181629" calcext:value-type="float">
            <text:p>7.168213461816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lowed</text:p>
          </table:table-cell>
          <table:table-cell office:value-type="float" office:value="253" calcext:value-type="float">
            <text:p>253</text:p>
          </table:table-cell>
          <table:table-cell table:formula="of:=([.B1198]/[.$F$1])" office:value-type="float" office:value="0.000140190515031138" calcext:value-type="float">
            <text:p>0.000140190515031</text:p>
          </table:table-cell>
          <table:table-cell table:formula="of:=([.$S$11]/([.E1198]+[.$T$11])^[.$U$11])" office:value-type="float" office:value="0.000224694795736418" calcext:value-type="float">
            <text:p>0.000224694795736</text:p>
          </table:table-cell>
          <table:table-cell office:value-type="float" office:value="1197" calcext:value-type="float">
            <text:p>1197</text:p>
          </table:table-cell>
          <table:table-cell/>
          <table:table-cell table:formula="of:=[.D1198]^2" office:value-type="float" office:value="0.0000000504877512310304" calcext:value-type="float">
            <text:p>5.04877512310304E-08</text:p>
          </table:table-cell>
          <table:table-cell table:formula="of:=([.C1198]-[.D1198])^2" office:value-type="float" office:value="0.00000000714097345751662" calcext:value-type="float">
            <text:p>7.140973457516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ntioned</text:p>
          </table:table-cell>
          <table:table-cell office:value-type="float" office:value="253" calcext:value-type="float">
            <text:p>253</text:p>
          </table:table-cell>
          <table:table-cell table:formula="of:=([.B1199]/[.$F$1])" office:value-type="float" office:value="0.000140190515031138" calcext:value-type="float">
            <text:p>0.000140190515031</text:p>
          </table:table-cell>
          <table:table-cell table:formula="of:=([.$S$11]/([.E1199]+[.$T$11])^[.$U$11])" office:value-type="float" office:value="0.000224534023039807" calcext:value-type="float">
            <text:p>0.00022453402304</text:p>
          </table:table-cell>
          <table:table-cell office:value-type="float" office:value="1198" calcext:value-type="float">
            <text:p>1198</text:p>
          </table:table-cell>
          <table:table-cell/>
          <table:table-cell table:formula="of:=[.D1199]^2" office:value-type="float" office:value="0.0000000504155275024406" calcext:value-type="float">
            <text:p>5.04155275024406E-08</text:p>
          </table:table-cell>
          <table:table-cell table:formula="of:=([.C1199]-[.D1199])^2" office:value-type="float" office:value="0.00000000711382734320836" calcext:value-type="float">
            <text:p>7.1138273432083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ncy</text:p>
          </table:table-cell>
          <table:table-cell office:value-type="float" office:value="253" calcext:value-type="float">
            <text:p>253</text:p>
          </table:table-cell>
          <table:table-cell table:formula="of:=([.B1200]/[.$F$1])" office:value-type="float" office:value="0.000140190515031138" calcext:value-type="float">
            <text:p>0.000140190515031</text:p>
          </table:table-cell>
          <table:table-cell table:formula="of:=([.$S$11]/([.E1200]+[.$T$11])^[.$U$11])" office:value-type="float" office:value="0.000224373498933906" calcext:value-type="float">
            <text:p>0.000224373498934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D1200]^2" office:value-type="float" office:value="0.0000000503434670238437" calcext:value-type="float">
            <text:p>5.03434670238437E-08</text:p>
          </table:table-cell>
          <table:table-cell table:formula="of:=([.C1200]-[.D1200])^2" office:value-type="float" office:value="0.00000000708677477877372" calcext:value-type="float">
            <text:p>7.0867747787737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nions</text:p>
          </table:table-cell>
          <table:table-cell office:value-type="float" office:value="253" calcext:value-type="float">
            <text:p>253</text:p>
          </table:table-cell>
          <table:table-cell table:formula="of:=([.B1201]/[.$F$1])" office:value-type="float" office:value="0.000140190515031138" calcext:value-type="float">
            <text:p>0.000140190515031</text:p>
          </table:table-cell>
          <table:table-cell table:formula="of:=([.$S$11]/([.E1201]+[.$T$11])^[.$U$11])" office:value-type="float" office:value="0.000224213222828175" calcext:value-type="float">
            <text:p>0.000224213222828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D1201]^2" office:value-type="float" office:value="0.000000050271569290997" calcext:value-type="float">
            <text:p>5.0271569290997E-08</text:p>
          </table:table-cell>
          <table:table-cell table:formula="of:=([.C1201]-[.D1201])^2" office:value-type="float" office:value="0.00000000705981542554623" calcext:value-type="float">
            <text:p>7.0598154255462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uns</text:p>
          </table:table-cell>
          <table:table-cell office:value-type="float" office:value="252" calcext:value-type="float">
            <text:p>252</text:p>
          </table:table-cell>
          <table:table-cell table:formula="of:=([.B1202]/[.$F$1])" office:value-type="float" office:value="0.000139636402323505" calcext:value-type="float">
            <text:p>0.000139636402324</text:p>
          </table:table-cell>
          <table:table-cell table:formula="of:=([.$S$11]/([.E1202]+[.$T$11])^[.$U$11])" office:value-type="float" office:value="0.000224053194133965" calcext:value-type="float">
            <text:p>0.000224053194134</text:p>
          </table:table-cell>
          <table:table-cell office:value-type="float" office:value="1201" calcext:value-type="float">
            <text:p>1201</text:p>
          </table:table-cell>
          <table:table-cell/>
          <table:table-cell table:formula="of:=[.D1202]^2" office:value-type="float" office:value="0.000000050199833801632" calcext:value-type="float">
            <text:p>5.0199833801632E-08</text:p>
          </table:table-cell>
          <table:table-cell table:formula="of:=([.C1202]-[.D1202])^2" office:value-type="float" office:value="0.0000000071261947395704" calcext:value-type="float">
            <text:p>7.12619473957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quare</text:p>
          </table:table-cell>
          <table:table-cell office:value-type="float" office:value="252" calcext:value-type="float">
            <text:p>252</text:p>
          </table:table-cell>
          <table:table-cell table:formula="of:=([.B1203]/[.$F$1])" office:value-type="float" office:value="0.000139636402323505" calcext:value-type="float">
            <text:p>0.000139636402324</text:p>
          </table:table-cell>
          <table:table-cell table:formula="of:=([.$S$11]/([.E1203]+[.$T$11])^[.$U$11])" office:value-type="float" office:value="0.00022389341226451" calcext:value-type="float">
            <text:p>0.000223893412265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D1203]^2" office:value-type="float" office:value="0.0000000501282600554458" calcext:value-type="float">
            <text:p>5.01282600554458E-08</text:p>
          </table:table-cell>
          <table:table-cell table:formula="of:=([.C1203]-[.D1203])^2" office:value-type="float" office:value="0.00000000709924372419853" calcext:value-type="float">
            <text:p>7.0992437241985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nyone</text:p>
          </table:table-cell>
          <table:table-cell office:value-type="float" office:value="252" calcext:value-type="float">
            <text:p>252</text:p>
          </table:table-cell>
          <table:table-cell table:formula="of:=([.B1204]/[.$F$1])" office:value-type="float" office:value="0.000139636402323505" calcext:value-type="float">
            <text:p>0.000139636402324</text:p>
          </table:table-cell>
          <table:table-cell table:formula="of:=([.$S$11]/([.E1204]+[.$T$11])^[.$U$11])" office:value-type="float" office:value="0.000223733876634923" calcext:value-type="float">
            <text:p>0.000223733876635</text:p>
          </table:table-cell>
          <table:table-cell office:value-type="float" office:value="1203" calcext:value-type="float">
            <text:p>1203</text:p>
          </table:table-cell>
          <table:table-cell/>
          <table:table-cell table:formula="of:=[.D1204]^2" office:value-type="float" office:value="0.0000000500568475540911" calcext:value-type="float">
            <text:p>5.00568475540911E-08</text:p>
          </table:table-cell>
          <table:table-cell table:formula="of:=([.C1204]-[.D1204])^2" office:value-type="float" office:value="0.00000000707238518555961" calcext:value-type="float">
            <text:p>7.0723851855596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ds</text:p>
          </table:table-cell>
          <table:table-cell office:value-type="float" office:value="252" calcext:value-type="float">
            <text:p>252</text:p>
          </table:table-cell>
          <table:table-cell table:formula="of:=([.B1205]/[.$F$1])" office:value-type="float" office:value="0.000139636402323505" calcext:value-type="float">
            <text:p>0.000139636402324</text:p>
          </table:table-cell>
          <table:table-cell table:formula="of:=([.$S$11]/([.E1205]+[.$T$11])^[.$U$11])" office:value-type="float" office:value="0.000223574586662186" calcext:value-type="float">
            <text:p>0.000223574586662</text:p>
          </table:table-cell>
          <table:table-cell office:value-type="float" office:value="1204" calcext:value-type="float">
            <text:p>1204</text:p>
          </table:table-cell>
          <table:table-cell/>
          <table:table-cell table:formula="of:=[.D1205]^2" office:value-type="float" office:value="0.0000000499855958011673" calcext:value-type="float">
            <text:p>4.99855958011673E-08</text:p>
          </table:table-cell>
          <table:table-cell table:formula="of:=([.C1205]-[.D1205])^2" office:value-type="float" office:value="0.00000000704561879007433" calcext:value-type="float">
            <text:p>7.0456187900743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rrible</text:p>
          </table:table-cell>
          <table:table-cell office:value-type="float" office:value="252" calcext:value-type="float">
            <text:p>252</text:p>
          </table:table-cell>
          <table:table-cell table:formula="of:=([.B1206]/[.$F$1])" office:value-type="float" office:value="0.000139636402323505" calcext:value-type="float">
            <text:p>0.000139636402324</text:p>
          </table:table-cell>
          <table:table-cell table:formula="of:=([.$S$11]/([.E1206]+[.$T$11])^[.$U$11])" office:value-type="float" office:value="0.00022341554176514" calcext:value-type="float">
            <text:p>0.000223415541765</text:p>
          </table:table-cell>
          <table:table-cell office:value-type="float" office:value="1205" calcext:value-type="float">
            <text:p>1205</text:p>
          </table:table-cell>
          <table:table-cell/>
          <table:table-cell table:formula="of:=[.D1206]^2" office:value-type="float" office:value="0.0000000499145043022112" calcext:value-type="float">
            <text:p>4.99145043022112E-08</text:p>
          </table:table-cell>
          <table:table-cell table:formula="of:=([.C1206]-[.D1206])^2" office:value-type="float" office:value="0.00000000701894420558092" calcext:value-type="float">
            <text:p>7.0189442055809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tement</text:p>
          </table:table-cell>
          <table:table-cell office:value-type="float" office:value="252" calcext:value-type="float">
            <text:p>252</text:p>
          </table:table-cell>
          <table:table-cell table:formula="of:=([.B1207]/[.$F$1])" office:value-type="float" office:value="0.000139636402323505" calcext:value-type="float">
            <text:p>0.000139636402324</text:p>
          </table:table-cell>
          <table:table-cell table:formula="of:=([.$S$11]/([.E1207]+[.$T$11])^[.$U$11])" office:value-type="float" office:value="0.000223256741364483" calcext:value-type="float">
            <text:p>0.000223256741364</text:p>
          </table:table-cell>
          <table:table-cell office:value-type="float" office:value="1206" calcext:value-type="float">
            <text:p>1206</text:p>
          </table:table-cell>
          <table:table-cell/>
          <table:table-cell table:formula="of:=[.D1207]^2" office:value-type="float" office:value="0.0000000498435725646878" calcext:value-type="float">
            <text:p>4.98435725646878E-08</text:p>
          </table:table-cell>
          <table:table-cell table:formula="of:=([.C1207]-[.D1207])^2" office:value-type="float" office:value="0.00000000699236110132809" calcext:value-type="float">
            <text:p>6.992361101328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ive</text:p>
          </table:table-cell>
          <table:table-cell office:value-type="float" office:value="252" calcext:value-type="float">
            <text:p>252</text:p>
          </table:table-cell>
          <table:table-cell table:formula="of:=([.B1208]/[.$F$1])" office:value-type="float" office:value="0.000139636402323505" calcext:value-type="float">
            <text:p>0.000139636402324</text:p>
          </table:table-cell>
          <table:table-cell table:formula="of:=([.$S$11]/([.E1208]+[.$T$11])^[.$U$11])" office:value-type="float" office:value="0.000223098184882758" calcext:value-type="float">
            <text:p>0.000223098184883</text:p>
          </table:table-cell>
          <table:table-cell office:value-type="float" office:value="1207" calcext:value-type="float">
            <text:p>1207</text:p>
          </table:table-cell>
          <table:table-cell/>
          <table:table-cell table:formula="of:=[.D1208]^2" office:value-type="float" office:value="0.0000000497728000979812" calcext:value-type="float">
            <text:p>4.97728000979812E-08</text:p>
          </table:table-cell>
          <table:table-cell table:formula="of:=([.C1208]-[.D1208])^2" office:value-type="float" office:value="0.00000000696586914796793" calcext:value-type="float">
            <text:p>6.965869147967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hoebe</text:p>
          </table:table-cell>
          <table:table-cell office:value-type="float" office:value="251" calcext:value-type="float">
            <text:p>251</text:p>
          </table:table-cell>
          <table:table-cell table:formula="of:=([.B1209]/[.$F$1])" office:value-type="float" office:value="0.000139082289615872" calcext:value-type="float">
            <text:p>0.000139082289616</text:p>
          </table:table-cell>
          <table:table-cell table:formula="of:=([.$S$11]/([.E1209]+[.$T$11])^[.$U$11])" office:value-type="float" office:value="0.000222939871744346" calcext:value-type="float">
            <text:p>0.000222939871744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1209]^2" office:value-type="float" office:value="0.0000000497021864133857" calcext:value-type="float">
            <text:p>4.97021864133857E-08</text:p>
          </table:table-cell>
          <table:table-cell table:formula="of:=([.C1209]-[.D1209])^2" office:value-type="float" office:value="0.00000000703209408043377" calcext:value-type="float">
            <text:p>7.032094080433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t</text:p>
          </table:table-cell>
          <table:table-cell office:value-type="float" office:value="250" calcext:value-type="float">
            <text:p>250</text:p>
          </table:table-cell>
          <table:table-cell table:formula="of:=([.B1210]/[.$F$1])" office:value-type="float" office:value="0.000138528176908239" calcext:value-type="float">
            <text:p>0.000138528176908</text:p>
          </table:table-cell>
          <table:table-cell table:formula="of:=([.$S$11]/([.E1210]+[.$T$11])^[.$U$11])" office:value-type="float" office:value="0.000222781801375464" calcext:value-type="float">
            <text:p>0.000222781801375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[.D1210]^2" office:value-type="float" office:value="0.0000000496317310240965" calcext:value-type="float">
            <text:p>4.96317310240965E-08</text:p>
          </table:table-cell>
          <table:table-cell table:formula="of:=([.C1210]-[.D1210])^2" office:value-type="float" office:value="0.00000000709867323586403" calcext:value-type="float">
            <text:p>7.0986732358640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ress</text:p>
          </table:table-cell>
          <table:table-cell office:value-type="float" office:value="250" calcext:value-type="float">
            <text:p>250</text:p>
          </table:table-cell>
          <table:table-cell table:formula="of:=([.B1211]/[.$F$1])" office:value-type="float" office:value="0.000138528176908239" calcext:value-type="float">
            <text:p>0.000138528176908</text:p>
          </table:table-cell>
          <table:table-cell table:formula="of:=([.$S$11]/([.E1211]+[.$T$11])^[.$U$11])" office:value-type="float" office:value="0.000222623973204148" calcext:value-type="float">
            <text:p>0.000222623973204</text:p>
          </table:table-cell>
          <table:table-cell office:value-type="float" office:value="1210" calcext:value-type="float">
            <text:p>1210</text:p>
          </table:table-cell>
          <table:table-cell/>
          <table:table-cell table:formula="of:=[.D1211]^2" office:value-type="float" office:value="0.0000000495614334452012" calcext:value-type="float">
            <text:p>4.95614334452012E-08</text:p>
          </table:table-cell>
          <table:table-cell table:formula="of:=([.C1211]-[.D1211])^2" office:value-type="float" office:value="0.00000000707210295464293" calcext:value-type="float">
            <text:p>7.072102954642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eak</text:p>
          </table:table-cell>
          <table:table-cell office:value-type="float" office:value="250" calcext:value-type="float">
            <text:p>250</text:p>
          </table:table-cell>
          <table:table-cell table:formula="of:=([.B1212]/[.$F$1])" office:value-type="float" office:value="0.000138528176908239" calcext:value-type="float">
            <text:p>0.000138528176908</text:p>
          </table:table-cell>
          <table:table-cell table:formula="of:=([.$S$11]/([.E1212]+[.$T$11])^[.$U$11])" office:value-type="float" office:value="0.000222466386660255" calcext:value-type="float">
            <text:p>0.00022246638666</text:p>
          </table:table-cell>
          <table:table-cell office:value-type="float" office:value="1211" calcext:value-type="float">
            <text:p>1211</text:p>
          </table:table-cell>
          <table:table-cell/>
          <table:table-cell table:formula="of:=[.D1212]^2" office:value-type="float" office:value="0.0000000494912931936703" calcext:value-type="float">
            <text:p>4.94912931936703E-08</text:p>
          </table:table-cell>
          <table:table-cell table:formula="of:=([.C1212]-[.D1212])^2" office:value-type="float" office:value="0.00000000704562305637344" calcext:value-type="float">
            <text:p>7.045623056373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alley</text:p>
          </table:table-cell>
          <table:table-cell office:value-type="float" office:value="250" calcext:value-type="float">
            <text:p>250</text:p>
          </table:table-cell>
          <table:table-cell table:formula="of:=([.B1213]/[.$F$1])" office:value-type="float" office:value="0.000138528176908239" calcext:value-type="float">
            <text:p>0.000138528176908</text:p>
          </table:table-cell>
          <table:table-cell table:formula="of:=([.$S$11]/([.E1213]+[.$T$11])^[.$U$11])" office:value-type="float" office:value="0.000222309041175452" calcext:value-type="float">
            <text:p>0.000222309041175</text:p>
          </table:table-cell>
          <table:table-cell office:value-type="float" office:value="1212" calcext:value-type="float">
            <text:p>1212</text:p>
          </table:table-cell>
          <table:table-cell/>
          <table:table-cell table:formula="of:=[.D1213]^2" office:value-type="float" office:value="0.0000000494213097883489" calcext:value-type="float">
            <text:p>4.94213097883489E-08</text:p>
          </table:table-cell>
          <table:table-cell table:formula="of:=([.C1213]-[.D1213])^2" office:value-type="float" office:value="0.00000000701923321736113" calcext:value-type="float">
            <text:p>7.019233217361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iting</text:p>
          </table:table-cell>
          <table:table-cell office:value-type="float" office:value="250" calcext:value-type="float">
            <text:p>250</text:p>
          </table:table-cell>
          <table:table-cell table:formula="of:=([.B1214]/[.$F$1])" office:value-type="float" office:value="0.000138528176908239" calcext:value-type="float">
            <text:p>0.000138528176908</text:p>
          </table:table-cell>
          <table:table-cell table:formula="of:=([.$S$11]/([.E1214]+[.$T$11])^[.$U$11])" office:value-type="float" office:value="0.000222151936183207" calcext:value-type="float">
            <text:p>0.000222151936183</text:p>
          </table:table-cell>
          <table:table-cell office:value-type="float" office:value="1213" calcext:value-type="float">
            <text:p>1213</text:p>
          </table:table-cell>
          <table:table-cell/>
          <table:table-cell table:formula="of:=[.D1214]^2" office:value-type="float" office:value="0.0000000493514827499476" calcext:value-type="float">
            <text:p>4.93514827499476E-08</text:p>
          </table:table-cell>
          <table:table-cell table:formula="of:=([.C1214]-[.D1214])^2" office:value-type="float" office:value="0.00000000699293311527767" calcext:value-type="float">
            <text:p>6.9929331152776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oken</text:p>
          </table:table-cell>
          <table:table-cell office:value-type="float" office:value="249" calcext:value-type="float">
            <text:p>249</text:p>
          </table:table-cell>
          <table:table-cell table:formula="of:=([.B1215]/[.$F$1])" office:value-type="float" office:value="0.000137974064200607" calcext:value-type="float">
            <text:p>0.000137974064201</text:p>
          </table:table-cell>
          <table:table-cell table:formula="of:=([.$S$11]/([.E1215]+[.$T$11])^[.$U$11])" office:value-type="float" office:value="0.000221995071118783" calcext:value-type="float">
            <text:p>0.000221995071119</text:p>
          </table:table-cell>
          <table:table-cell office:value-type="float" office:value="1214" calcext:value-type="float">
            <text:p>1214</text:p>
          </table:table-cell>
          <table:table-cell/>
          <table:table-cell table:formula="of:=[.D1215]^2" office:value-type="float" office:value="0.0000000492818116010336" calcext:value-type="float">
            <text:p>4.92818116010336E-08</text:p>
          </table:table-cell>
          <table:table-cell table:formula="of:=([.C1215]-[.D1215])^2" office:value-type="float" office:value="0.00000000705952960354428" calcext:value-type="float">
            <text:p>7.0595296035442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cess</text:p>
          </table:table-cell>
          <table:table-cell office:value-type="float" office:value="249" calcext:value-type="float">
            <text:p>249</text:p>
          </table:table-cell>
          <table:table-cell table:formula="of:=([.B1216]/[.$F$1])" office:value-type="float" office:value="0.000137974064200607" calcext:value-type="float">
            <text:p>0.000137974064201</text:p>
          </table:table-cell>
          <table:table-cell table:formula="of:=([.$S$11]/([.E1216]+[.$T$11])^[.$U$11])" office:value-type="float" office:value="0.000221838445419234" calcext:value-type="float">
            <text:p>0.000221838445419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1216]^2" office:value-type="float" office:value="0.0000000492122958660224" calcext:value-type="float">
            <text:p>4.92122958660224E-08</text:p>
          </table:table-cell>
          <table:table-cell table:formula="of:=([.C1216]-[.D1216])^2" office:value-type="float" office:value="0.00000000703323443718327" calcext:value-type="float">
            <text:p>7.0332344371832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gher</text:p>
          </table:table-cell>
          <table:table-cell office:value-type="float" office:value="249" calcext:value-type="float">
            <text:p>249</text:p>
          </table:table-cell>
          <table:table-cell table:formula="of:=([.B1217]/[.$F$1])" office:value-type="float" office:value="0.000137974064200607" calcext:value-type="float">
            <text:p>0.000137974064201</text:p>
          </table:table-cell>
          <table:table-cell table:formula="of:=([.$S$11]/([.E1217]+[.$T$11])^[.$U$11])" office:value-type="float" office:value="0.000221682058523393" calcext:value-type="float">
            <text:p>0.000221682058523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D1217]^2" office:value-type="float" office:value="0.000000049142935071169" calcext:value-type="float">
            <text:p>4.9142935071169E-08</text:p>
          </table:table-cell>
          <table:table-cell table:formula="of:=([.C1217]-[.D1217])^2" office:value-type="float" office:value="0.00000000700702831354365" calcext:value-type="float">
            <text:p>7.007028313543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in</text:p>
          </table:table-cell>
          <table:table-cell office:value-type="float" office:value="249" calcext:value-type="float">
            <text:p>249</text:p>
          </table:table-cell>
          <table:table-cell table:formula="of:=([.B1218]/[.$F$1])" office:value-type="float" office:value="0.000137974064200607" calcext:value-type="float">
            <text:p>0.000137974064201</text:p>
          </table:table-cell>
          <table:table-cell table:formula="of:=([.$S$11]/([.E1218]+[.$T$11])^[.$U$11])" office:value-type="float" office:value="0.000221525909871868" calcext:value-type="float">
            <text:p>0.000221525909872</text:p>
          </table:table-cell>
          <table:table-cell office:value-type="float" office:value="1217" calcext:value-type="float">
            <text:p>1217</text:p>
          </table:table-cell>
          <table:table-cell/>
          <table:table-cell table:formula="of:=[.D1218]^2" office:value-type="float" office:value="0.000000049073728744559" calcext:value-type="float">
            <text:p>4.9073728744559E-08</text:p>
          </table:table-cell>
          <table:table-cell table:formula="of:=([.C1218]-[.D1218])^2" office:value-type="float" office:value="0.00000000698091091507429" calcext:value-type="float">
            <text:p>6.980910915074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eated</text:p>
          </table:table-cell>
          <table:table-cell office:value-type="float" office:value="249" calcext:value-type="float">
            <text:p>249</text:p>
          </table:table-cell>
          <table:table-cell table:formula="of:=([.B1219]/[.$F$1])" office:value-type="float" office:value="0.000137974064200607" calcext:value-type="float">
            <text:p>0.000137974064201</text:p>
          </table:table-cell>
          <table:table-cell table:formula="of:=([.$S$11]/([.E1219]+[.$T$11])^[.$U$11])" office:value-type="float" office:value="0.000221369998907034" calcext:value-type="float">
            <text:p>0.000221369998907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D1219]^2" office:value-type="float" office:value="0.0000000490046764161002" calcext:value-type="float">
            <text:p>4.90046764161002E-08</text:p>
          </table:table-cell>
          <table:table-cell table:formula="of:=([.C1219]-[.D1219])^2" office:value-type="float" office:value="0.00000000695488192555872" calcext:value-type="float">
            <text:p>6.9548819255587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ved</text:p>
          </table:table-cell>
          <table:table-cell office:value-type="float" office:value="249" calcext:value-type="float">
            <text:p>249</text:p>
          </table:table-cell>
          <table:table-cell table:formula="of:=([.B1220]/[.$F$1])" office:value-type="float" office:value="0.000137974064200607" calcext:value-type="float">
            <text:p>0.000137974064201</text:p>
          </table:table-cell>
          <table:table-cell table:formula="of:=([.$S$11]/([.E1220]+[.$T$11])^[.$U$11])" office:value-type="float" office:value="0.000221214325073026" calcext:value-type="float">
            <text:p>0.000221214325073</text:p>
          </table:table-cell>
          <table:table-cell office:value-type="float" office:value="1219" calcext:value-type="float">
            <text:p>1219</text:p>
          </table:table-cell>
          <table:table-cell/>
          <table:table-cell table:formula="of:=[.D1220]^2" office:value-type="float" office:value="0.0000000489357776175145" calcext:value-type="float">
            <text:p>4.89357776175145E-08</text:p>
          </table:table-cell>
          <table:table-cell table:formula="of:=([.C1220]-[.D1220])^2" office:value-type="float" office:value="0.00000000692894103010847" calcext:value-type="float">
            <text:p>6.928941030108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apidly</text:p>
          </table:table-cell>
          <table:table-cell office:value-type="float" office:value="249" calcext:value-type="float">
            <text:p>249</text:p>
          </table:table-cell>
          <table:table-cell table:formula="of:=([.B1221]/[.$F$1])" office:value-type="float" office:value="0.000137974064200607" calcext:value-type="float">
            <text:p>0.000137974064201</text:p>
          </table:table-cell>
          <table:table-cell table:formula="of:=([.$S$11]/([.E1221]+[.$T$11])^[.$U$11])" office:value-type="float" office:value="0.000221058887815732" calcext:value-type="float">
            <text:p>0.000221058887816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[.D1221]^2" office:value-type="float" office:value="0.0000000488670318823285" calcext:value-type="float">
            <text:p>4.88670318823285E-08</text:p>
          </table:table-cell>
          <table:table-cell table:formula="of:=([.C1221]-[.D1221])^2" office:value-type="float" office:value="0.00000000690308791515656" calcext:value-type="float">
            <text:p>6.903087915156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mise</text:p>
          </table:table-cell>
          <table:table-cell office:value-type="float" office:value="248" calcext:value-type="float">
            <text:p>248</text:p>
          </table:table-cell>
          <table:table-cell table:formula="of:=([.B1222]/[.$F$1])" office:value-type="float" office:value="0.000137419951492974" calcext:value-type="float">
            <text:p>0.000137419951493</text:p>
          </table:table-cell>
          <table:table-cell table:formula="of:=([.$S$11]/([.E1222]+[.$T$11])^[.$U$11])" office:value-type="float" office:value="0.000220903686582787" calcext:value-type="float">
            <text:p>0.000220903686583</text:p>
          </table:table-cell>
          <table:table-cell office:value-type="float" office:value="1221" calcext:value-type="float">
            <text:p>1221</text:p>
          </table:table-cell>
          <table:table-cell/>
          <table:table-cell table:formula="of:=[.D1222]^2" office:value-type="float" office:value="0.0000000487984387458661" calcext:value-type="float">
            <text:p>4.87984387458661E-08</text:p>
          </table:table-cell>
          <table:table-cell table:formula="of:=([.C1222]-[.D1222])^2" office:value-type="float" office:value="0.0000000069695340245461" calcext:value-type="float">
            <text:p>6.969534024546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olunteers</text:p>
          </table:table-cell>
          <table:table-cell office:value-type="float" office:value="248" calcext:value-type="float">
            <text:p>248</text:p>
          </table:table-cell>
          <table:table-cell table:formula="of:=([.B1223]/[.$F$1])" office:value-type="float" office:value="0.000137419951492974" calcext:value-type="float">
            <text:p>0.000137419951493</text:p>
          </table:table-cell>
          <table:table-cell table:formula="of:=([.$S$11]/([.E1223]+[.$T$11])^[.$U$11])" office:value-type="float" office:value="0.000220748720823563" calcext:value-type="float">
            <text:p>0.000220748720824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D1223]^2" office:value-type="float" office:value="0.0000000487299977452394" calcext:value-type="float">
            <text:p>4.87299977452394E-08</text:p>
          </table:table-cell>
          <table:table-cell table:formula="of:=([.C1223]-[.D1223])^2" office:value-type="float" office:value="0.00000000694368379815058" calcext:value-type="float">
            <text:p>6.943683798150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lation</text:p>
          </table:table-cell>
          <table:table-cell office:value-type="float" office:value="248" calcext:value-type="float">
            <text:p>248</text:p>
          </table:table-cell>
          <table:table-cell table:formula="of:=([.B1224]/[.$F$1])" office:value-type="float" office:value="0.000137419951492974" calcext:value-type="float">
            <text:p>0.000137419951493</text:p>
          </table:table-cell>
          <table:table-cell table:formula="of:=([.$S$11]/([.E1224]+[.$T$11])^[.$U$11])" office:value-type="float" office:value="0.000220593989989167" calcext:value-type="float">
            <text:p>0.000220593989989</text:p>
          </table:table-cell>
          <table:table-cell office:value-type="float" office:value="1223" calcext:value-type="float">
            <text:p>1223</text:p>
          </table:table-cell>
          <table:table-cell/>
          <table:table-cell table:formula="of:=[.D1224]^2" office:value-type="float" office:value="0.0000000486617084193406" calcext:value-type="float">
            <text:p>4.86617084193406E-08</text:p>
          </table:table-cell>
          <table:table-cell table:formula="of:=([.C1224]-[.D1224])^2" office:value-type="float" office:value="0.00000000691792067976621" calcext:value-type="float">
            <text:p>6.917920679766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ced</text:p>
          </table:table-cell>
          <table:table-cell office:value-type="float" office:value="248" calcext:value-type="float">
            <text:p>248</text:p>
          </table:table-cell>
          <table:table-cell table:formula="of:=([.B1225]/[.$F$1])" office:value-type="float" office:value="0.000137419951492974" calcext:value-type="float">
            <text:p>0.000137419951493</text:p>
          </table:table-cell>
          <table:table-cell table:formula="of:=([.$S$11]/([.E1225]+[.$T$11])^[.$U$11])" office:value-type="float" office:value="0.000220439493532429" calcext:value-type="float">
            <text:p>0.000220439493532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D1225]^2" office:value-type="float" office:value="0.0000000485935703088338" calcext:value-type="float">
            <text:p>4.85935703088338E-08</text:p>
          </table:table-cell>
          <table:table-cell table:formula="of:=([.C1225]-[.D1225])^2" office:value-type="float" office:value="0.00000000689224436044091" calcext:value-type="float">
            <text:p>6.8922443604409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x</text:p>
          </table:table-cell>
          <table:table-cell office:value-type="float" office:value="247" calcext:value-type="float">
            <text:p>247</text:p>
          </table:table-cell>
          <table:table-cell table:formula="of:=([.B1226]/[.$F$1])" office:value-type="float" office:value="0.000136865838785341" calcext:value-type="float">
            <text:p>0.000136865838785</text:p>
          </table:table-cell>
          <table:table-cell table:formula="of:=([.$S$11]/([.E1226]+[.$T$11])^[.$U$11])" office:value-type="float" office:value="0.0002202852309079" calcext:value-type="float">
            <text:p>0.000220285230908</text:p>
          </table:table-cell>
          <table:table-cell office:value-type="float" office:value="1225" calcext:value-type="float">
            <text:p>1225</text:p>
          </table:table-cell>
          <table:table-cell/>
          <table:table-cell table:formula="of:=[.D1226]^2" office:value-type="float" office:value="0.0000000485255829561467" calcext:value-type="float">
            <text:p>4.85255829561467E-08</text:p>
          </table:table-cell>
          <table:table-cell table:formula="of:=([.C1226]-[.D1226])^2" office:value-type="float" office:value="0.00000000695879498209728" calcext:value-type="float">
            <text:p>6.9587949820972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termined</text:p>
          </table:table-cell>
          <table:table-cell office:value-type="float" office:value="247" calcext:value-type="float">
            <text:p>247</text:p>
          </table:table-cell>
          <table:table-cell table:formula="of:=([.B1227]/[.$F$1])" office:value-type="float" office:value="0.000136865838785341" calcext:value-type="float">
            <text:p>0.000136865838785</text:p>
          </table:table-cell>
          <table:table-cell table:formula="of:=([.$S$11]/([.E1227]+[.$T$11])^[.$U$11])" office:value-type="float" office:value="0.00022013120157184" calcext:value-type="float">
            <text:p>0.000220131201572</text:p>
          </table:table-cell>
          <table:table-cell office:value-type="float" office:value="1226" calcext:value-type="float">
            <text:p>1226</text:p>
          </table:table-cell>
          <table:table-cell/>
          <table:table-cell table:formula="of:=[.D1227]^2" office:value-type="float" office:value="0.0000000484577459054623" calcext:value-type="float">
            <text:p>4.84577459054623E-08</text:p>
          </table:table-cell>
          <table:table-cell table:formula="of:=([.C1227]-[.D1227])^2" office:value-type="float" office:value="0.00000000693312063996744" calcext:value-type="float">
            <text:p>6.933120639967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urious</text:p>
          </table:table-cell>
          <table:table-cell office:value-type="float" office:value="247" calcext:value-type="float">
            <text:p>247</text:p>
          </table:table-cell>
          <table:table-cell table:formula="of:=([.B1228]/[.$F$1])" office:value-type="float" office:value="0.000136865838785341" calcext:value-type="float">
            <text:p>0.000136865838785</text:p>
          </table:table-cell>
          <table:table-cell table:formula="of:=([.$S$11]/([.E1228]+[.$T$11])^[.$U$11])" office:value-type="float" office:value="0.000219977404982218" calcext:value-type="float">
            <text:p>0.000219977404982</text:p>
          </table:table-cell>
          <table:table-cell office:value-type="float" office:value="1227" calcext:value-type="float">
            <text:p>1227</text:p>
          </table:table-cell>
          <table:table-cell/>
          <table:table-cell table:formula="of:=[.D1228]^2" office:value-type="float" office:value="0.0000000483900587027108" calcext:value-type="float">
            <text:p>4.83900587027108E-08</text:p>
          </table:table-cell>
          <table:table-cell table:formula="of:=([.C1228]-[.D1228])^2" office:value-type="float" office:value="0.00000000690753243569794" calcext:value-type="float">
            <text:p>6.907532435697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rawing</text:p>
          </table:table-cell>
          <table:table-cell office:value-type="float" office:value="247" calcext:value-type="float">
            <text:p>247</text:p>
          </table:table-cell>
          <table:table-cell table:formula="of:=([.B1229]/[.$F$1])" office:value-type="float" office:value="0.000136865838785341" calcext:value-type="float">
            <text:p>0.000136865838785</text:p>
          </table:table-cell>
          <table:table-cell table:formula="of:=([.$S$11]/([.E1229]+[.$T$11])^[.$U$11])" office:value-type="float" office:value="0.000219823840598697" calcext:value-type="float">
            <text:p>0.000219823840599</text:p>
          </table:table-cell>
          <table:table-cell office:value-type="float" office:value="1228" calcext:value-type="float">
            <text:p>1228</text:p>
          </table:table-cell>
          <table:table-cell/>
          <table:table-cell table:formula="of:=[.D1229]^2" office:value-type="float" office:value="0.0000000483225208955615" calcext:value-type="float">
            <text:p>4.83225208955615E-08</text:p>
          </table:table-cell>
          <table:table-cell table:formula="of:=([.C1229]-[.D1229])^2" office:value-type="float" office:value="0.0000000068820300648649" calcext:value-type="float">
            <text:p>6.88203006486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uard</text:p>
          </table:table-cell>
          <table:table-cell office:value-type="float" office:value="247" calcext:value-type="float">
            <text:p>247</text:p>
          </table:table-cell>
          <table:table-cell table:formula="of:=([.B1230]/[.$F$1])" office:value-type="float" office:value="0.000136865838785341" calcext:value-type="float">
            <text:p>0.000136865838785</text:p>
          </table:table-cell>
          <table:table-cell table:formula="of:=([.$S$11]/([.E1230]+[.$T$11])^[.$U$11])" office:value-type="float" office:value="0.000219670507882635" calcext:value-type="float">
            <text:p>0.000219670507883</text:p>
          </table:table-cell>
          <table:table-cell office:value-type="float" office:value="1229" calcext:value-type="float">
            <text:p>1229</text:p>
          </table:table-cell>
          <table:table-cell/>
          <table:table-cell table:formula="of:=[.D1230]^2" office:value-type="float" office:value="0.0000000482551320334149" calcext:value-type="float">
            <text:p>4.82551320334149E-08</text:p>
          </table:table-cell>
          <table:table-cell table:formula="of:=([.C1230]-[.D1230])^2" office:value-type="float" office:value="0.00000000685661322431244" calcext:value-type="float">
            <text:p>6.856613224312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ustice</text:p>
          </table:table-cell>
          <table:table-cell office:value-type="float" office:value="246" calcext:value-type="float">
            <text:p>246</text:p>
          </table:table-cell>
          <table:table-cell table:formula="of:=([.B1231]/[.$F$1])" office:value-type="float" office:value="0.000136311726077708" calcext:value-type="float">
            <text:p>0.000136311726078</text:p>
          </table:table-cell>
          <table:table-cell table:formula="of:=([.$S$11]/([.E1231]+[.$T$11])^[.$U$11])" office:value-type="float" office:value="0.000219517406297073" calcext:value-type="float">
            <text:p>0.000219517406297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[.D1231]^2" office:value-type="float" office:value="0.0000000481878916673943" calcext:value-type="float">
            <text:p>4.81878916673943E-08</text:p>
          </table:table-cell>
          <table:table-cell table:formula="of:=([.C1231]-[.D1231])^2" office:value-type="float" office:value="0.00000000692318522076732" calcext:value-type="float">
            <text:p>6.9231852207673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tant</text:p>
          </table:table-cell>
          <table:table-cell office:value-type="float" office:value="246" calcext:value-type="float">
            <text:p>246</text:p>
          </table:table-cell>
          <table:table-cell table:formula="of:=([.B1232]/[.$F$1])" office:value-type="float" office:value="0.000136311726077708" calcext:value-type="float">
            <text:p>0.000136311726078</text:p>
          </table:table-cell>
          <table:table-cell table:formula="of:=([.$S$11]/([.E1232]+[.$T$11])^[.$U$11])" office:value-type="float" office:value="0.000219364535306731" calcext:value-type="float">
            <text:p>0.000219364535307</text:p>
          </table:table-cell>
          <table:table-cell office:value-type="float" office:value="1231" calcext:value-type="float">
            <text:p>1231</text:p>
          </table:table-cell>
          <table:table-cell/>
          <table:table-cell table:formula="of:=[.D1232]^2" office:value-type="float" office:value="0.0000000481207993503383" calcext:value-type="float">
            <text:p>4.81207993503383E-08</text:p>
          </table:table-cell>
          <table:table-cell table:formula="of:=([.C1232]-[.D1232])^2" office:value-type="float" office:value="0.00000000689776912083263" calcext:value-type="float">
            <text:p>6.8977691208326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rger</text:p>
          </table:table-cell>
          <table:table-cell office:value-type="float" office:value="246" calcext:value-type="float">
            <text:p>246</text:p>
          </table:table-cell>
          <table:table-cell table:formula="of:=([.B1233]/[.$F$1])" office:value-type="float" office:value="0.000136311726077708" calcext:value-type="float">
            <text:p>0.000136311726078</text:p>
          </table:table-cell>
          <table:table-cell table:formula="of:=([.$S$11]/([.E1233]+[.$T$11])^[.$U$11])" office:value-type="float" office:value="0.000219211894378002" calcext:value-type="float">
            <text:p>0.000219211894378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D1233]^2" office:value-type="float" office:value="0.0000000480538546367923" calcext:value-type="float">
            <text:p>4.80538546367923E-08</text:p>
          </table:table-cell>
          <table:table-cell table:formula="of:=([.C1233]-[.D1233])^2" office:value-type="float" office:value="0.00000000687243790421712" calcext:value-type="float">
            <text:p>6.8724379042171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se</text:p>
          </table:table-cell>
          <table:table-cell office:value-type="float" office:value="246" calcext:value-type="float">
            <text:p>246</text:p>
          </table:table-cell>
          <table:table-cell table:formula="of:=([.B1234]/[.$F$1])" office:value-type="float" office:value="0.000136311726077708" calcext:value-type="float">
            <text:p>0.000136311726078</text:p>
          </table:table-cell>
          <table:table-cell table:formula="of:=([.$S$11]/([.E1234]+[.$T$11])^[.$U$11])" office:value-type="float" office:value="0.000219059482978942" calcext:value-type="float">
            <text:p>0.000219059482979</text:p>
          </table:table-cell>
          <table:table-cell office:value-type="float" office:value="1233" calcext:value-type="float">
            <text:p>1233</text:p>
          </table:table-cell>
          <table:table-cell/>
          <table:table-cell table:formula="of:=[.D1234]^2" office:value-type="float" office:value="0.0000000479870570830012" calcext:value-type="float">
            <text:p>4.79870570830012E-08</text:p>
          </table:table-cell>
          <table:table-cell table:formula="of:=([.C1234]-[.D1234])^2" office:value-type="float" office:value="0.0000000068471912721857" calcext:value-type="float">
            <text:p>6.84719127218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low</text:p>
          </table:table-cell>
          <table:table-cell office:value-type="float" office:value="246" calcext:value-type="float">
            <text:p>246</text:p>
          </table:table-cell>
          <table:table-cell table:formula="of:=([.B1235]/[.$F$1])" office:value-type="float" office:value="0.000136311726077708" calcext:value-type="float">
            <text:p>0.000136311726078</text:p>
          </table:table-cell>
          <table:table-cell table:formula="of:=([.$S$11]/([.E1235]+[.$T$11])^[.$U$11])" office:value-type="float" office:value="0.000218907300579266" calcext:value-type="float">
            <text:p>0.000218907300579</text:p>
          </table:table-cell>
          <table:table-cell office:value-type="float" office:value="1234" calcext:value-type="float">
            <text:p>1234</text:p>
          </table:table-cell>
          <table:table-cell/>
          <table:table-cell table:formula="of:=[.D1235]^2" office:value-type="float" office:value="0.0000000479204062469011" calcext:value-type="float">
            <text:p>4.79204062469011E-08</text:p>
          </table:table-cell>
          <table:table-cell table:formula="of:=([.C1235]-[.D1235])^2" office:value-type="float" office:value="0.00000000682202892724246" calcext:value-type="float">
            <text:p>6.822028927242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gs</text:p>
          </table:table-cell>
          <table:table-cell office:value-type="float" office:value="245" calcext:value-type="float">
            <text:p>245</text:p>
          </table:table-cell>
          <table:table-cell table:formula="of:=([.B1236]/[.$F$1])" office:value-type="float" office:value="0.000135757613370075" calcext:value-type="float">
            <text:p>0.00013575761337</text:p>
          </table:table-cell>
          <table:table-cell table:formula="of:=([.$S$11]/([.E1236]+[.$T$11])^[.$U$11])" office:value-type="float" office:value="0.000218755346650343" calcext:value-type="float">
            <text:p>0.00021875534665</text:p>
          </table:table-cell>
          <table:table-cell office:value-type="float" office:value="1235" calcext:value-type="float">
            <text:p>1235</text:p>
          </table:table-cell>
          <table:table-cell/>
          <table:table-cell table:formula="of:=[.D1236]^2" office:value-type="float" office:value="0.0000000478539016881117" calcext:value-type="float">
            <text:p>4.78539016881117E-08</text:p>
          </table:table-cell>
          <table:table-cell table:formula="of:=([.C1236]-[.D1236])^2" office:value-type="float" office:value="0.00000000688862372966254" calcext:value-type="float">
            <text:p>6.8886237296625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ot</text:p>
          </table:table-cell>
          <table:table-cell office:value-type="float" office:value="245" calcext:value-type="float">
            <text:p>245</text:p>
          </table:table-cell>
          <table:table-cell table:formula="of:=([.B1237]/[.$F$1])" office:value-type="float" office:value="0.000135757613370075" calcext:value-type="float">
            <text:p>0.00013575761337</text:p>
          </table:table-cell>
          <table:table-cell table:formula="of:=([.$S$11]/([.E1237]+[.$T$11])^[.$U$11])" office:value-type="float" office:value="0.000218603620665186" calcext:value-type="float">
            <text:p>0.000218603620665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D1237]^2" office:value-type="float" office:value="0.0000000477875429679285" calcext:value-type="float">
            <text:p>4.77875429679285E-08</text:p>
          </table:table-cell>
          <table:table-cell table:formula="of:=([.C1237]-[.D1237])^2" office:value-type="float" office:value="0.00000000686346092474164" calcext:value-type="float">
            <text:p>6.863460924741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iled</text:p>
          </table:table-cell>
          <table:table-cell office:value-type="float" office:value="245" calcext:value-type="float">
            <text:p>245</text:p>
          </table:table-cell>
          <table:table-cell table:formula="of:=([.B1238]/[.$F$1])" office:value-type="float" office:value="0.000135757613370075" calcext:value-type="float">
            <text:p>0.00013575761337</text:p>
          </table:table-cell>
          <table:table-cell table:formula="of:=([.$S$11]/([.E1238]+[.$T$11])^[.$U$11])" office:value-type="float" office:value="0.000218452122098448" calcext:value-type="float">
            <text:p>0.000218452122098</text:p>
          </table:table-cell>
          <table:table-cell office:value-type="float" office:value="1237" calcext:value-type="float">
            <text:p>1237</text:p>
          </table:table-cell>
          <table:table-cell/>
          <table:table-cell table:formula="of:=[.D1238]^2" office:value-type="float" office:value="0.0000000477213296493152" calcext:value-type="float">
            <text:p>4.77213296493152E-08</text:p>
          </table:table-cell>
          <table:table-cell table:formula="of:=([.C1238]-[.D1238])^2" office:value-type="float" office:value="0.000000006838381773827" calcext:value-type="float">
            <text:p>6.83838177382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wyer</text:p>
          </table:table-cell>
          <table:table-cell office:value-type="float" office:value="245" calcext:value-type="float">
            <text:p>245</text:p>
          </table:table-cell>
          <table:table-cell table:formula="of:=([.B1239]/[.$F$1])" office:value-type="float" office:value="0.000135757613370075" calcext:value-type="float">
            <text:p>0.00013575761337</text:p>
          </table:table-cell>
          <table:table-cell table:formula="of:=([.$S$11]/([.E1239]+[.$T$11])^[.$U$11])" office:value-type="float" office:value="0.000218300850426414" calcext:value-type="float">
            <text:p>0.000218300850426</text:p>
          </table:table-cell>
          <table:table-cell office:value-type="float" office:value="1238" calcext:value-type="float">
            <text:p>1238</text:p>
          </table:table-cell>
          <table:table-cell/>
          <table:table-cell table:formula="of:=[.D1239]^2" office:value-type="float" office:value="0.0000000476552612968957" calcext:value-type="float">
            <text:p>4.76552612968957E-08</text:p>
          </table:table-cell>
          <table:table-cell table:formula="of:=([.C1239]-[.D1239])^2" office:value-type="float" office:value="0.00000000681338598373909" calcext:value-type="float">
            <text:p>6.813385983739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bel</text:p>
          </table:table-cell>
          <table:table-cell office:value-type="float" office:value="245" calcext:value-type="float">
            <text:p>245</text:p>
          </table:table-cell>
          <table:table-cell table:formula="of:=([.B1240]/[.$F$1])" office:value-type="float" office:value="0.000135757613370075" calcext:value-type="float">
            <text:p>0.00013575761337</text:p>
          </table:table-cell>
          <table:table-cell table:formula="of:=([.$S$11]/([.E1240]+[.$T$11])^[.$U$11])" office:value-type="float" office:value="0.000218149805126997" calcext:value-type="float">
            <text:p>0.000218149805127</text:p>
          </table:table-cell>
          <table:table-cell office:value-type="float" office:value="1239" calcext:value-type="float">
            <text:p>1239</text:p>
          </table:table-cell>
          <table:table-cell/>
          <table:table-cell table:formula="of:=[.D1240]^2" office:value-type="float" office:value="0.0000000475893374769468" calcext:value-type="float">
            <text:p>4.75893374769468E-08</text:p>
          </table:table-cell>
          <table:table-cell table:formula="of:=([.C1240]-[.D1240])^2" office:value-type="float" office:value="0.00000000678847326250947" calcext:value-type="float">
            <text:p>6.788473262509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dmit</text:p>
          </table:table-cell>
          <table:table-cell office:value-type="float" office:value="245" calcext:value-type="float">
            <text:p>245</text:p>
          </table:table-cell>
          <table:table-cell table:formula="of:=([.B1241]/[.$F$1])" office:value-type="float" office:value="0.000135757613370075" calcext:value-type="float">
            <text:p>0.00013575761337</text:p>
          </table:table-cell>
          <table:table-cell table:formula="of:=([.$S$11]/([.E1241]+[.$T$11])^[.$U$11])" office:value-type="float" office:value="0.000217998985679728" calcext:value-type="float">
            <text:p>0.00021799898568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D1241]^2" office:value-type="float" office:value="0.0000000475235577573904" calcext:value-type="float">
            <text:p>4.75235577573904E-08</text:p>
          </table:table-cell>
          <table:table-cell table:formula="of:=([.C1241]-[.D1241])^2" office:value-type="float" office:value="0.00000000676364331937505" calcext:value-type="float">
            <text:p>6.7636433193750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dern</text:p>
          </table:table-cell>
          <table:table-cell office:value-type="float" office:value="245" calcext:value-type="float">
            <text:p>245</text:p>
          </table:table-cell>
          <table:table-cell table:formula="of:=([.B1242]/[.$F$1])" office:value-type="float" office:value="0.000135757613370075" calcext:value-type="float">
            <text:p>0.00013575761337</text:p>
          </table:table-cell>
          <table:table-cell table:formula="of:=([.$S$11]/([.E1242]+[.$T$11])^[.$U$11])" office:value-type="float" office:value="0.000217848391565754" calcext:value-type="float">
            <text:p>0.000217848391566</text:p>
          </table:table-cell>
          <table:table-cell office:value-type="float" office:value="1241" calcext:value-type="float">
            <text:p>1241</text:p>
          </table:table-cell>
          <table:table-cell/>
          <table:table-cell table:formula="of:=[.D1242]^2" office:value-type="float" office:value="0.0000000474579217077859" calcext:value-type="float">
            <text:p>4.74579217077859E-08</text:p>
          </table:table-cell>
          <table:table-cell table:formula="of:=([.C1242]-[.D1242])^2" office:value-type="float" office:value="0.00000000673889586477216" calcext:value-type="float">
            <text:p>6.738895864772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tlanta</text:p>
          </table:table-cell>
          <table:table-cell office:value-type="float" office:value="245" calcext:value-type="float">
            <text:p>245</text:p>
          </table:table-cell>
          <table:table-cell table:formula="of:=([.B1243]/[.$F$1])" office:value-type="float" office:value="0.000135757613370075" calcext:value-type="float">
            <text:p>0.00013575761337</text:p>
          </table:table-cell>
          <table:table-cell table:formula="of:=([.$S$11]/([.E1243]+[.$T$11])^[.$U$11])" office:value-type="float" office:value="0.000217698022267826" calcext:value-type="float">
            <text:p>0.000217698022268</text:p>
          </table:table-cell>
          <table:table-cell office:value-type="float" office:value="1242" calcext:value-type="float">
            <text:p>1242</text:p>
          </table:table-cell>
          <table:table-cell/>
          <table:table-cell table:formula="of:=[.D1243]^2" office:value-type="float" office:value="0.0000000473924288993231" calcext:value-type="float">
            <text:p>4.73924288993231E-08</text:p>
          </table:table-cell>
          <table:table-cell table:formula="of:=([.C1243]-[.D1243])^2" office:value-type="float" office:value="0.00000000671423061033076" calcext:value-type="float">
            <text:p>6.714230610330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it</text:p>
          </table:table-cell>
          <table:table-cell office:value-type="float" office:value="245" calcext:value-type="float">
            <text:p>245</text:p>
          </table:table-cell>
          <table:table-cell table:formula="of:=([.B1244]/[.$F$1])" office:value-type="float" office:value="0.000135757613370075" calcext:value-type="float">
            <text:p>0.00013575761337</text:p>
          </table:table-cell>
          <table:table-cell table:formula="of:=([.$S$11]/([.E1244]+[.$T$11])^[.$U$11])" office:value-type="float" office:value="0.000217547877270301" calcext:value-type="float">
            <text:p>0.00021754787727</text:p>
          </table:table-cell>
          <table:table-cell office:value-type="float" office:value="1243" calcext:value-type="float">
            <text:p>1243</text:p>
          </table:table-cell>
          <table:table-cell/>
          <table:table-cell table:formula="of:=[.D1244]^2" office:value-type="float" office:value="0.000000047327078904814" calcext:value-type="float">
            <text:p>4.7327078904814E-08</text:p>
          </table:table-cell>
          <table:table-cell table:formula="of:=([.C1244]-[.D1244])^2" office:value-type="float" office:value="0.00000000668964726886869" calcext:value-type="float">
            <text:p>6.689647268868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ublished</text:p>
          </table:table-cell>
          <table:table-cell office:value-type="float" office:value="245" calcext:value-type="float">
            <text:p>245</text:p>
          </table:table-cell>
          <table:table-cell table:formula="of:=([.B1245]/[.$F$1])" office:value-type="float" office:value="0.000135757613370075" calcext:value-type="float">
            <text:p>0.00013575761337</text:p>
          </table:table-cell>
          <table:table-cell table:formula="of:=([.$S$11]/([.E1245]+[.$T$11])^[.$U$11])" office:value-type="float" office:value="0.000217397956059127" calcext:value-type="float">
            <text:p>0.000217397956059</text:p>
          </table:table-cell>
          <table:table-cell office:value-type="float" office:value="1244" calcext:value-type="float">
            <text:p>1244</text:p>
          </table:table-cell>
          <table:table-cell/>
          <table:table-cell table:formula="of:=[.D1245]^2" office:value-type="float" office:value="0.0000000472618712986862" calcext:value-type="float">
            <text:p>4.72618712986862E-08</text:p>
          </table:table-cell>
          <table:table-cell table:formula="of:=([.C1245]-[.D1245])^2" office:value-type="float" office:value="0.00000000666514555438594" calcext:value-type="float">
            <text:p>6.665145554385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sh</text:p>
          </table:table-cell>
          <table:table-cell office:value-type="float" office:value="245" calcext:value-type="float">
            <text:p>245</text:p>
          </table:table-cell>
          <table:table-cell table:formula="of:=([.B1246]/[.$F$1])" office:value-type="float" office:value="0.000135757613370075" calcext:value-type="float">
            <text:p>0.00013575761337</text:p>
          </table:table-cell>
          <table:table-cell table:formula="of:=([.$S$11]/([.E1246]+[.$T$11])^[.$U$11])" office:value-type="float" office:value="0.000217248258121843" calcext:value-type="float">
            <text:p>0.000217248258122</text:p>
          </table:table-cell>
          <table:table-cell office:value-type="float" office:value="1245" calcext:value-type="float">
            <text:p>1245</text:p>
          </table:table-cell>
          <table:table-cell/>
          <table:table-cell table:formula="of:=[.D1246]^2" office:value-type="float" office:value="0.0000000471968056569748" calcext:value-type="float">
            <text:p>4.71968056569748E-08</text:p>
          </table:table-cell>
          <table:table-cell table:formula="of:=([.C1246]-[.D1246])^2" office:value-type="float" office:value="0.00000000664072518205886" calcext:value-type="float">
            <text:p>6.6407251820588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and</text:p>
          </table:table-cell>
          <table:table-cell office:value-type="float" office:value="244" calcext:value-type="float">
            <text:p>244</text:p>
          </table:table-cell>
          <table:table-cell table:formula="of:=([.B1247]/[.$F$1])" office:value-type="float" office:value="0.000135203500662442" calcext:value-type="float">
            <text:p>0.000135203500662</text:p>
          </table:table-cell>
          <table:table-cell table:formula="of:=([.$S$11]/([.E1247]+[.$T$11])^[.$U$11])" office:value-type="float" office:value="0.000217098782947568" calcext:value-type="float">
            <text:p>0.000217098782948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[.D1247]^2" office:value-type="float" office:value="0.0000000471318815573154" calcext:value-type="float">
            <text:p>4.71318815573154E-08</text:p>
          </table:table-cell>
          <table:table-cell table:formula="of:=([.C1247]-[.D1247])^2" office:value-type="float" office:value="0.00000000670683726056058" calcext:value-type="float">
            <text:p>6.706837260560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ws</text:p>
          </table:table-cell>
          <table:table-cell office:value-type="float" office:value="244" calcext:value-type="float">
            <text:p>244</text:p>
          </table:table-cell>
          <table:table-cell table:formula="of:=([.B1248]/[.$F$1])" office:value-type="float" office:value="0.000135203500662442" calcext:value-type="float">
            <text:p>0.000135203500662</text:p>
          </table:table-cell>
          <table:table-cell table:formula="of:=([.$S$11]/([.E1248]+[.$T$11])^[.$U$11])" office:value-type="float" office:value="0.000216949530027001" calcext:value-type="float">
            <text:p>0.000216949530027</text:p>
          </table:table-cell>
          <table:table-cell office:value-type="float" office:value="1247" calcext:value-type="float">
            <text:p>1247</text:p>
          </table:table-cell>
          <table:table-cell/>
          <table:table-cell table:formula="of:=[.D1248]^2" office:value-type="float" office:value="0.0000000470670985789368" calcext:value-type="float">
            <text:p>4.70670985789368E-08</text:p>
          </table:table-cell>
          <table:table-cell table:formula="of:=([.C1248]-[.D1248])^2" office:value-type="float" office:value="0.00000000668241331687146" calcext:value-type="float">
            <text:p>6.682413316871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oy</text:p>
          </table:table-cell>
          <table:table-cell office:value-type="float" office:value="244" calcext:value-type="float">
            <text:p>244</text:p>
          </table:table-cell>
          <table:table-cell table:formula="of:=([.B1249]/[.$F$1])" office:value-type="float" office:value="0.000135203500662442" calcext:value-type="float">
            <text:p>0.000135203500662</text:p>
          </table:table-cell>
          <table:table-cell table:formula="of:=([.$S$11]/([.E1249]+[.$T$11])^[.$U$11])" office:value-type="float" office:value="0.000216800498852409" calcext:value-type="float">
            <text:p>0.000216800498852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[.D1249]^2" office:value-type="float" office:value="0.0000000470024563026535" calcext:value-type="float">
            <text:p>4.70024563026535E-08</text:p>
          </table:table-cell>
          <table:table-cell table:formula="of:=([.C1249]-[.D1249])^2" office:value-type="float" office:value="0.00000000665807011361355" calcext:value-type="float">
            <text:p>6.6580701136135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avid</text:p>
          </table:table-cell>
          <table:table-cell office:value-type="float" office:value="244" calcext:value-type="float">
            <text:p>244</text:p>
          </table:table-cell>
          <table:table-cell table:formula="of:=([.B1250]/[.$F$1])" office:value-type="float" office:value="0.000135203500662442" calcext:value-type="float">
            <text:p>0.000135203500662</text:p>
          </table:table-cell>
          <table:table-cell table:formula="of:=([.$S$11]/([.E1250]+[.$T$11])^[.$U$11])" office:value-type="float" office:value="0.000216651688917623" calcext:value-type="float">
            <text:p>0.000216651688918</text:p>
          </table:table-cell>
          <table:table-cell office:value-type="float" office:value="1249" calcext:value-type="float">
            <text:p>1249</text:p>
          </table:table-cell>
          <table:table-cell/>
          <table:table-cell table:formula="of:=[.D1250]^2" office:value-type="float" office:value="0.0000000469379543108586" calcext:value-type="float">
            <text:p>4.69379543108586E-08</text:p>
          </table:table-cell>
          <table:table-cell table:formula="of:=([.C1250]-[.D1250])^2" office:value-type="float" office:value="0.00000000663380737005149" calcext:value-type="float">
            <text:p>6.633807370051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dvance</text:p>
          </table:table-cell>
          <table:table-cell office:value-type="float" office:value="244" calcext:value-type="float">
            <text:p>244</text:p>
          </table:table-cell>
          <table:table-cell table:formula="of:=([.B1251]/[.$F$1])" office:value-type="float" office:value="0.000135203500662442" calcext:value-type="float">
            <text:p>0.000135203500662</text:p>
          </table:table-cell>
          <table:table-cell table:formula="of:=([.$S$11]/([.E1251]+[.$T$11])^[.$U$11])" office:value-type="float" office:value="0.000216503099718034" calcext:value-type="float">
            <text:p>0.000216503099718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D1251]^2" office:value-type="float" office:value="0.0000000468735921875168" calcext:value-type="float">
            <text:p>4.68735921875168E-08</text:p>
          </table:table-cell>
          <table:table-cell table:formula="of:=([.C1251]-[.D1251])^2" office:value-type="float" office:value="0.0000000066096248066" calcext:value-type="float">
            <text:p>6.60962480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pital</text:p>
          </table:table-cell>
          <table:table-cell office:value-type="float" office:value="244" calcext:value-type="float">
            <text:p>244</text:p>
          </table:table-cell>
          <table:table-cell table:formula="of:=([.B1252]/[.$F$1])" office:value-type="float" office:value="0.000135203500662442" calcext:value-type="float">
            <text:p>0.000135203500662</text:p>
          </table:table-cell>
          <table:table-cell table:formula="of:=([.$S$11]/([.E1252]+[.$T$11])^[.$U$11])" office:value-type="float" office:value="0.000216354730750582" calcext:value-type="float">
            <text:p>0.000216354730751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D1252]^2" office:value-type="float" office:value="0.0000000468093695181569" calcext:value-type="float">
            <text:p>4.68093695181569E-08</text:p>
          </table:table-cell>
          <table:table-cell table:formula="of:=([.C1252]-[.D1252])^2" office:value-type="float" office:value="0.00000000658552214481829" calcext:value-type="float">
            <text:p>6.585522144818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urth</text:p>
          </table:table-cell>
          <table:table-cell office:value-type="float" office:value="243" calcext:value-type="float">
            <text:p>243</text:p>
          </table:table-cell>
          <table:table-cell table:formula="of:=([.B1253]/[.$F$1])" office:value-type="float" office:value="0.000134649387954809" calcext:value-type="float">
            <text:p>0.000134649387955</text:p>
          </table:table-cell>
          <table:table-cell table:formula="of:=([.$S$11]/([.E1253]+[.$T$11])^[.$U$11])" office:value-type="float" office:value="0.000216206581513757" calcext:value-type="float">
            <text:p>0.000216206581514</text:p>
          </table:table-cell>
          <table:table-cell office:value-type="float" office:value="1252" calcext:value-type="float">
            <text:p>1252</text:p>
          </table:table-cell>
          <table:table-cell/>
          <table:table-cell table:formula="of:=[.D1253]^2" office:value-type="float" office:value="0.0000000467452858898647" calcext:value-type="float">
            <text:p>4.67452858898647E-08</text:p>
          </table:table-cell>
          <table:table-cell table:formula="of:=([.C1253]-[.D1253])^2" office:value-type="float" office:value="0.0000000066515758212117" calcext:value-type="float">
            <text:p>6.651575821211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ou'll</text:p>
          </table:table-cell>
          <table:table-cell office:value-type="float" office:value="243" calcext:value-type="float">
            <text:p>243</text:p>
          </table:table-cell>
          <table:table-cell table:formula="of:=([.B1254]/[.$F$1])" office:value-type="float" office:value="0.000134649387954809" calcext:value-type="float">
            <text:p>0.000134649387955</text:p>
          </table:table-cell>
          <table:table-cell table:formula="of:=([.$S$11]/([.E1254]+[.$T$11])^[.$U$11])" office:value-type="float" office:value="0.000216058651507586" calcext:value-type="float">
            <text:p>0.000216058651508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D1254]^2" office:value-type="float" office:value="0.0000000466813408912763" calcext:value-type="float">
            <text:p>4.66813408912763E-08</text:p>
          </table:table-cell>
          <table:table-cell table:formula="of:=([.C1254]-[.D1254])^2" office:value-type="float" office:value="0.00000000662746819220548" calcext:value-type="float">
            <text:p>6.6274681922054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read</text:p>
          </table:table-cell>
          <table:table-cell office:value-type="float" office:value="243" calcext:value-type="float">
            <text:p>243</text:p>
          </table:table-cell>
          <table:table-cell table:formula="of:=([.B1255]/[.$F$1])" office:value-type="float" office:value="0.000134649387954809" calcext:value-type="float">
            <text:p>0.000134649387955</text:p>
          </table:table-cell>
          <table:table-cell table:formula="of:=([.$S$11]/([.E1255]+[.$T$11])^[.$U$11])" office:value-type="float" office:value="0.000215910940233631" calcext:value-type="float">
            <text:p>0.000215910940234</text:p>
          </table:table-cell>
          <table:table-cell office:value-type="float" office:value="1254" calcext:value-type="float">
            <text:p>1254</text:p>
          </table:table-cell>
          <table:table-cell/>
          <table:table-cell table:formula="of:=[.D1255]^2" office:value-type="float" office:value="0.0000000466175341125707" calcext:value-type="float">
            <text:p>4.66175341125707E-08</text:p>
          </table:table-cell>
          <table:table-cell table:formula="of:=([.C1255]-[.D1255])^2" office:value-type="float" office:value="0.00000000660343987876379" calcext:value-type="float">
            <text:p>6.6034398787637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visham</text:p>
          </table:table-cell>
          <table:table-cell office:value-type="float" office:value="243" calcext:value-type="float">
            <text:p>243</text:p>
          </table:table-cell>
          <table:table-cell table:formula="of:=([.B1256]/[.$F$1])" office:value-type="float" office:value="0.000134649387954809" calcext:value-type="float">
            <text:p>0.000134649387955</text:p>
          </table:table-cell>
          <table:table-cell table:formula="of:=([.$S$11]/([.E1256]+[.$T$11])^[.$U$11])" office:value-type="float" office:value="0.000215763447194984" calcext:value-type="float">
            <text:p>0.000215763447195</text:p>
          </table:table-cell>
          <table:table-cell office:value-type="float" office:value="1255" calcext:value-type="float">
            <text:p>1255</text:p>
          </table:table-cell>
          <table:table-cell/>
          <table:table-cell table:formula="of:=[.D1256]^2" office:value-type="float" office:value="0.0000000465538651454626" calcext:value-type="float">
            <text:p>4.65538651454626E-08</text:p>
          </table:table-cell>
          <table:table-cell table:formula="of:=([.C1256]-[.D1256])^2" office:value-type="float" office:value="0.00000000657949060641865" calcext:value-type="float">
            <text:p>6.579490606418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ky</text:p>
          </table:table-cell>
          <table:table-cell office:value-type="float" office:value="243" calcext:value-type="float">
            <text:p>243</text:p>
          </table:table-cell>
          <table:table-cell table:formula="of:=([.B1257]/[.$F$1])" office:value-type="float" office:value="0.000134649387954809" calcext:value-type="float">
            <text:p>0.000134649387955</text:p>
          </table:table-cell>
          <table:table-cell table:formula="of:=([.$S$11]/([.E1257]+[.$T$11])^[.$U$11])" office:value-type="float" office:value="0.000215616171896257" calcext:value-type="float">
            <text:p>0.000215616171896</text:p>
          </table:table-cell>
          <table:table-cell office:value-type="float" office:value="1256" calcext:value-type="float">
            <text:p>1256</text:p>
          </table:table-cell>
          <table:table-cell/>
          <table:table-cell table:formula="of:=[.D1257]^2" office:value-type="float" office:value="0.0000000464903335831963" calcext:value-type="float">
            <text:p>4.64903335831963E-08</text:p>
          </table:table-cell>
          <table:table-cell table:formula="of:=([.C1257]-[.D1257])^2" office:value-type="float" office:value="0.00000000655562010182116" calcext:value-type="float">
            <text:p>6.555620101821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ek</text:p>
          </table:table-cell>
          <table:table-cell office:value-type="float" office:value="242" calcext:value-type="float">
            <text:p>242</text:p>
          </table:table-cell>
          <table:table-cell table:formula="of:=([.B1258]/[.$F$1])" office:value-type="float" office:value="0.000134095275247176" calcext:value-type="float">
            <text:p>0.000134095275247</text:p>
          </table:table-cell>
          <table:table-cell table:formula="of:=([.$S$11]/([.E1258]+[.$T$11])^[.$U$11])" office:value-type="float" office:value="0.00021546911384358" calcext:value-type="float">
            <text:p>0.000215469113844</text:p>
          </table:table-cell>
          <table:table-cell office:value-type="float" office:value="1257" calcext:value-type="float">
            <text:p>1257</text:p>
          </table:table-cell>
          <table:table-cell/>
          <table:table-cell table:formula="of:=[.D1258]^2" office:value-type="float" office:value="0.0000000464269390205375" calcext:value-type="float">
            <text:p>4.64269390205375E-08</text:p>
          </table:table-cell>
          <table:table-cell table:formula="of:=([.C1258]-[.D1258])^2" office:value-type="float" office:value="0.00000000662170160791358" calcext:value-type="float">
            <text:p>6.621701607913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ob</text:p>
          </table:table-cell>
          <table:table-cell office:value-type="float" office:value="242" calcext:value-type="float">
            <text:p>242</text:p>
          </table:table-cell>
          <table:table-cell table:formula="of:=([.B1259]/[.$F$1])" office:value-type="float" office:value="0.000134095275247176" calcext:value-type="float">
            <text:p>0.000134095275247</text:p>
          </table:table-cell>
          <table:table-cell table:formula="of:=([.$S$11]/([.E1259]+[.$T$11])^[.$U$11])" office:value-type="float" office:value="0.000215322272544592" calcext:value-type="float">
            <text:p>0.000215322272545</text:p>
          </table:table-cell>
          <table:table-cell office:value-type="float" office:value="1258" calcext:value-type="float">
            <text:p>1258</text:p>
          </table:table-cell>
          <table:table-cell/>
          <table:table-cell table:formula="of:=[.D1259]^2" office:value-type="float" office:value="0.0000000463636810537676" calcext:value-type="float">
            <text:p>4.63636810537676E-08</text:p>
          </table:table-cell>
          <table:table-cell table:formula="of:=([.C1259]-[.D1259])^2" office:value-type="float" office:value="0.00000000659782508995446" calcext:value-type="float">
            <text:p>6.597825089954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rprise</text:p>
          </table:table-cell>
          <table:table-cell office:value-type="float" office:value="242" calcext:value-type="float">
            <text:p>242</text:p>
          </table:table-cell>
          <table:table-cell table:formula="of:=([.B1260]/[.$F$1])" office:value-type="float" office:value="0.000134095275247176" calcext:value-type="float">
            <text:p>0.000134095275247</text:p>
          </table:table-cell>
          <table:table-cell table:formula="of:=([.$S$11]/([.E1260]+[.$T$11])^[.$U$11])" office:value-type="float" office:value="0.000215175647508439" calcext:value-type="float">
            <text:p>0.000215175647508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D1260]^2" office:value-type="float" office:value="0.0000000463005592806761" calcext:value-type="float">
            <text:p>4.63005592806761E-08</text:p>
          </table:table-cell>
          <table:table-cell table:formula="of:=([.C1260]-[.D1260])^2" office:value-type="float" office:value="0.00000000657402676602504" calcext:value-type="float">
            <text:p>6.574026766025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ble</text:p>
          </table:table-cell>
          <table:table-cell office:value-type="float" office:value="242" calcext:value-type="float">
            <text:p>242</text:p>
          </table:table-cell>
          <table:table-cell table:formula="of:=([.B1261]/[.$F$1])" office:value-type="float" office:value="0.000134095275247176" calcext:value-type="float">
            <text:p>0.000134095275247</text:p>
          </table:table-cell>
          <table:table-cell table:formula="of:=([.$S$11]/([.E1261]+[.$T$11])^[.$U$11])" office:value-type="float" office:value="0.000215029238245765" calcext:value-type="float">
            <text:p>0.000215029238246</text:p>
          </table:table-cell>
          <table:table-cell office:value-type="float" office:value="1260" calcext:value-type="float">
            <text:p>1260</text:p>
          </table:table-cell>
          <table:table-cell/>
          <table:table-cell table:formula="of:=[.D1261]^2" office:value-type="float" office:value="0.000000046237573300554" calcext:value-type="float">
            <text:p>4.6237573300554E-08</text:p>
          </table:table-cell>
          <table:table-cell table:formula="of:=([.C1261]-[.D1261])^2" office:value-type="float" office:value="0.00000000655030636665701" calcext:value-type="float">
            <text:p>6.550306366657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tually</text:p>
          </table:table-cell>
          <table:table-cell office:value-type="float" office:value="242" calcext:value-type="float">
            <text:p>242</text:p>
          </table:table-cell>
          <table:table-cell table:formula="of:=([.B1262]/[.$F$1])" office:value-type="float" office:value="0.000134095275247176" calcext:value-type="float">
            <text:p>0.000134095275247</text:p>
          </table:table-cell>
          <table:table-cell table:formula="of:=([.$S$11]/([.E1262]+[.$T$11])^[.$U$11])" office:value-type="float" office:value="0.000214883044268707" calcext:value-type="float">
            <text:p>0.000214883044269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D1262]^2" office:value-type="float" office:value="0.000000046174722714187" calcext:value-type="float">
            <text:p>4.6174722714187E-08</text:p>
          </table:table-cell>
          <table:table-cell table:formula="of:=([.C1262]-[.D1262])^2" office:value-type="float" office:value="0.00000000652666362347625" calcext:value-type="float">
            <text:p>6.5266636234762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nds</text:p>
          </table:table-cell>
          <table:table-cell office:value-type="float" office:value="242" calcext:value-type="float">
            <text:p>242</text:p>
          </table:table-cell>
          <table:table-cell table:formula="of:=([.B1263]/[.$F$1])" office:value-type="float" office:value="0.000134095275247176" calcext:value-type="float">
            <text:p>0.000134095275247</text:p>
          </table:table-cell>
          <table:table-cell table:formula="of:=([.$S$11]/([.E1263]+[.$T$11])^[.$U$11])" office:value-type="float" office:value="0.00021473706509089" calcext:value-type="float">
            <text:p>0.000214737065091</text:p>
          </table:table-cell>
          <table:table-cell office:value-type="float" office:value="1262" calcext:value-type="float">
            <text:p>1262</text:p>
          </table:table-cell>
          <table:table-cell/>
          <table:table-cell table:formula="of:=[.D1263]^2" office:value-type="float" office:value="0.0000000461120071238489" calcext:value-type="float">
            <text:p>4.61120071238489E-08</text:p>
          </table:table-cell>
          <table:table-cell table:formula="of:=([.C1263]-[.D1263])^2" office:value-type="float" office:value="0.00000000650309826919769" calcext:value-type="float">
            <text:p>6.503098269197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ttom</text:p>
          </table:table-cell>
          <table:table-cell office:value-type="float" office:value="241" calcext:value-type="float">
            <text:p>241</text:p>
          </table:table-cell>
          <table:table-cell table:formula="of:=([.B1264]/[.$F$1])" office:value-type="float" office:value="0.000133541162539543" calcext:value-type="float">
            <text:p>0.00013354116254</text:p>
          </table:table-cell>
          <table:table-cell table:formula="of:=([.$S$11]/([.E1264]+[.$T$11])^[.$U$11])" office:value-type="float" office:value="0.00021459130022742" calcext:value-type="float">
            <text:p>0.000214591300227</text:p>
          </table:table-cell>
          <table:table-cell office:value-type="float" office:value="1263" calcext:value-type="float">
            <text:p>1263</text:p>
          </table:table-cell>
          <table:table-cell/>
          <table:table-cell table:formula="of:=[.D1264]^2" office:value-type="float" office:value="0.0000000460494261332947" calcext:value-type="float">
            <text:p>4.60494261332947E-08</text:p>
          </table:table-cell>
          <table:table-cell table:formula="of:=([.C1264]-[.D1264])^2" office:value-type="float" office:value="0.00000000656912481922382" calcext:value-type="float">
            <text:p>6.5691248192238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rking</text:p>
          </table:table-cell>
          <table:table-cell office:value-type="float" office:value="241" calcext:value-type="float">
            <text:p>241</text:p>
          </table:table-cell>
          <table:table-cell table:formula="of:=([.B1265]/[.$F$1])" office:value-type="float" office:value="0.000133541162539543" calcext:value-type="float">
            <text:p>0.00013354116254</text:p>
          </table:table-cell>
          <table:table-cell table:formula="of:=([.$S$11]/([.E1265]+[.$T$11])^[.$U$11])" office:value-type="float" office:value="0.000214445749194881" calcext:value-type="float">
            <text:p>0.000214445749195</text:p>
          </table:table-cell>
          <table:table-cell office:value-type="float" office:value="1264" calcext:value-type="float">
            <text:p>1264</text:p>
          </table:table-cell>
          <table:table-cell/>
          <table:table-cell table:formula="of:=[.D1265]^2" office:value-type="float" office:value="0.0000000459869793477537" calcext:value-type="float">
            <text:p>4.59869793477537E-08</text:p>
          </table:table-cell>
          <table:table-cell table:formula="of:=([.C1265]-[.D1265])^2" office:value-type="float" office:value="0.00000000654555214187106" calcext:value-type="float">
            <text:p>6.545552141871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cretary</text:p>
          </table:table-cell>
          <table:table-cell office:value-type="float" office:value="241" calcext:value-type="float">
            <text:p>241</text:p>
          </table:table-cell>
          <table:table-cell table:formula="of:=([.B1266]/[.$F$1])" office:value-type="float" office:value="0.000133541162539543" calcext:value-type="float">
            <text:p>0.00013354116254</text:p>
          </table:table-cell>
          <table:table-cell table:formula="of:=([.$S$11]/([.E1266]+[.$T$11])^[.$U$11])" office:value-type="float" office:value="0.000214300411511325" calcext:value-type="float">
            <text:p>0.000214300411511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D1266]^2" office:value-type="float" office:value="0.0000000459246663739234" calcext:value-type="float">
            <text:p>4.59246663739234E-08</text:p>
          </table:table-cell>
          <table:table-cell table:formula="of:=([.C1266]-[.D1266])^2" office:value-type="float" office:value="0.00000000652205629448634" calcext:value-type="float">
            <text:p>6.5220562944863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ying</text:p>
          </table:table-cell>
          <table:table-cell office:value-type="float" office:value="241" calcext:value-type="float">
            <text:p>241</text:p>
          </table:table-cell>
          <table:table-cell table:formula="of:=([.B1267]/[.$F$1])" office:value-type="float" office:value="0.000133541162539543" calcext:value-type="float">
            <text:p>0.00013354116254</text:p>
          </table:table-cell>
          <table:table-cell table:formula="of:=([.$S$11]/([.E1267]+[.$T$11])^[.$U$11])" office:value-type="float" office:value="0.000214155286696272" calcext:value-type="float">
            <text:p>0.000214155286696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[.D1267]^2" office:value-type="float" office:value="0.0000000458624868199625" calcext:value-type="float">
            <text:p>4.58624868199625E-08</text:p>
          </table:table-cell>
          <table:table-cell table:formula="of:=([.C1267]-[.D1267])^2" office:value-type="float" office:value="0.00000000649863701355657" calcext:value-type="float">
            <text:p>6.498637013556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ok</text:p>
          </table:table-cell>
          <table:table-cell office:value-type="float" office:value="241" calcext:value-type="float">
            <text:p>241</text:p>
          </table:table-cell>
          <table:table-cell table:formula="of:=([.B1268]/[.$F$1])" office:value-type="float" office:value="0.000133541162539543" calcext:value-type="float">
            <text:p>0.00013354116254</text:p>
          </table:table-cell>
          <table:table-cell table:formula="of:=([.$S$11]/([.E1268]+[.$T$11])^[.$U$11])" office:value-type="float" office:value="0.000214010374270699" calcext:value-type="float">
            <text:p>0.000214010374271</text:p>
          </table:table-cell>
          <table:table-cell office:value-type="float" office:value="1267" calcext:value-type="float">
            <text:p>1267</text:p>
          </table:table-cell>
          <table:table-cell/>
          <table:table-cell table:formula="of:=[.D1268]^2" office:value-type="float" office:value="0.0000000458004402954846" calcext:value-type="float">
            <text:p>4.58004402954846E-08</text:p>
          </table:table-cell>
          <table:table-cell table:formula="of:=([.C1268]-[.D1268])^2" office:value-type="float" office:value="0.00000000647529403663361" calcext:value-type="float">
            <text:p>6.4752940366336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rn</text:p>
          </table:table-cell>
          <table:table-cell office:value-type="float" office:value="240" calcext:value-type="float">
            <text:p>240</text:p>
          </table:table-cell>
          <table:table-cell table:formula="of:=([.B1269]/[.$F$1])" office:value-type="float" office:value="0.00013298704983191" calcext:value-type="float">
            <text:p>0.000132987049832</text:p>
          </table:table-cell>
          <table:table-cell table:formula="of:=([.$S$11]/([.E1269]+[.$T$11])^[.$U$11])" office:value-type="float" office:value="0.000213865673757037" calcext:value-type="float">
            <text:p>0.000213865673757</text:p>
          </table:table-cell>
          <table:table-cell office:value-type="float" office:value="1268" calcext:value-type="float">
            <text:p>1268</text:p>
          </table:table-cell>
          <table:table-cell/>
          <table:table-cell table:formula="of:=[.D1269]^2" office:value-type="float" office:value="0.0000000457385264115513" calcext:value-type="float">
            <text:p>4.57385264115513E-08</text:p>
          </table:table-cell>
          <table:table-cell table:formula="of:=([.C1269]-[.D1269])^2" office:value-type="float" office:value="0.00000000654135180802209" calcext:value-type="float">
            <text:p>6.541351808022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ssion</text:p>
          </table:table-cell>
          <table:table-cell office:value-type="float" office:value="240" calcext:value-type="float">
            <text:p>240</text:p>
          </table:table-cell>
          <table:table-cell table:formula="of:=([.B1270]/[.$F$1])" office:value-type="float" office:value="0.00013298704983191" calcext:value-type="float">
            <text:p>0.000132987049832</text:p>
          </table:table-cell>
          <table:table-cell table:formula="of:=([.$S$11]/([.E1270]+[.$T$11])^[.$U$11])" office:value-type="float" office:value="0.000213721184679165" calcext:value-type="float">
            <text:p>0.000213721184679</text:p>
          </table:table-cell>
          <table:table-cell office:value-type="float" office:value="1269" calcext:value-type="float">
            <text:p>1269</text:p>
          </table:table-cell>
          <table:table-cell/>
          <table:table-cell table:formula="of:=[.D1270]^2" office:value-type="float" office:value="0.0000000456767447806658" calcext:value-type="float">
            <text:p>4.56767447806658E-08</text:p>
          </table:table-cell>
          <table:table-cell table:formula="of:=([.C1270]-[.D1270])^2" office:value-type="float" office:value="0.00000000651800052953479" calcext:value-type="float">
            <text:p>6.5180005295347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alue</text:p>
          </table:table-cell>
          <table:table-cell office:value-type="float" office:value="240" calcext:value-type="float">
            <text:p>240</text:p>
          </table:table-cell>
          <table:table-cell table:formula="of:=([.B1271]/[.$F$1])" office:value-type="float" office:value="0.00013298704983191" calcext:value-type="float">
            <text:p>0.000132987049832</text:p>
          </table:table-cell>
          <table:table-cell table:formula="of:=([.$S$11]/([.E1271]+[.$T$11])^[.$U$11])" office:value-type="float" office:value="0.000213576906562406" calcext:value-type="float">
            <text:p>0.000213576906562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[.D1271]^2" office:value-type="float" office:value="0.0000000456150950167669" calcext:value-type="float">
            <text:p>4.56150950167669E-08</text:p>
          </table:table-cell>
          <table:table-cell table:formula="of:=([.C1271]-[.D1271])^2" office:value-type="float" office:value="0.00000000649472500784194" calcext:value-type="float">
            <text:p>6.494725007841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riage</text:p>
          </table:table-cell>
          <table:table-cell office:value-type="float" office:value="239" calcext:value-type="float">
            <text:p>239</text:p>
          </table:table-cell>
          <table:table-cell table:formula="of:=([.B1272]/[.$F$1])" office:value-type="float" office:value="0.000132432937124277" calcext:value-type="float">
            <text:p>0.000132432937124</text:p>
          </table:table-cell>
          <table:table-cell table:formula="of:=([.$S$11]/([.E1272]+[.$T$11])^[.$U$11])" office:value-type="float" office:value="0.00021343283893352" calcext:value-type="float">
            <text:p>0.000213432838934</text:p>
          </table:table-cell>
          <table:table-cell office:value-type="float" office:value="1271" calcext:value-type="float">
            <text:p>1271</text:p>
          </table:table-cell>
          <table:table-cell/>
          <table:table-cell table:formula="of:=[.D1272]^2" office:value-type="float" office:value="0.0000000455535767352217" calcext:value-type="float">
            <text:p>4.55535767352217E-08</text:p>
          </table:table-cell>
          <table:table-cell table:formula="of:=([.C1272]-[.D1272])^2" office:value-type="float" office:value="0.00000000656098409310695" calcext:value-type="float">
            <text:p>6.5609840931069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refully</text:p>
          </table:table-cell>
          <table:table-cell office:value-type="float" office:value="239" calcext:value-type="float">
            <text:p>239</text:p>
          </table:table-cell>
          <table:table-cell table:formula="of:=([.B1273]/[.$F$1])" office:value-type="float" office:value="0.000132432937124277" calcext:value-type="float">
            <text:p>0.000132432937124</text:p>
          </table:table-cell>
          <table:table-cell table:formula="of:=([.$S$11]/([.E1273]+[.$T$11])^[.$U$11])" office:value-type="float" office:value="0.000213288981320696" calcext:value-type="float">
            <text:p>0.000213288981321</text:p>
          </table:table-cell>
          <table:table-cell office:value-type="float" office:value="1272" calcext:value-type="float">
            <text:p>1272</text:p>
          </table:table-cell>
          <table:table-cell/>
          <table:table-cell table:formula="of:=[.D1273]^2" office:value-type="float" office:value="0.0000000454921895528201" calcext:value-type="float">
            <text:p>4.54921895528201E-08</text:p>
          </table:table-cell>
          <table:table-cell table:formula="of:=([.C1273]-[.D1273])^2" office:value-type="float" office:value="0.00000000653769988309324" calcext:value-type="float">
            <text:p>6.537699883093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urope</text:p>
          </table:table-cell>
          <table:table-cell office:value-type="float" office:value="239" calcext:value-type="float">
            <text:p>239</text:p>
          </table:table-cell>
          <table:table-cell table:formula="of:=([.B1274]/[.$F$1])" office:value-type="float" office:value="0.000132432937124277" calcext:value-type="float">
            <text:p>0.000132432937124</text:p>
          </table:table-cell>
          <table:table-cell table:formula="of:=([.$S$11]/([.E1274]+[.$T$11])^[.$U$11])" office:value-type="float" office:value="0.000213145333253552" calcext:value-type="float">
            <text:p>0.000213145333254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[.D1274]^2" office:value-type="float" office:value="0.0000000454309330877678" calcext:value-type="float">
            <text:p>4.54309330877678E-08</text:p>
          </table:table-cell>
          <table:table-cell table:formula="of:=([.C1274]-[.D1274])^2" office:value-type="float" office:value="0.00000000651449088892903" calcext:value-type="float">
            <text:p>6.5144908889290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y</text:p>
          </table:table-cell>
          <table:table-cell office:value-type="float" office:value="239" calcext:value-type="float">
            <text:p>239</text:p>
          </table:table-cell>
          <table:table-cell table:formula="of:=([.B1275]/[.$F$1])" office:value-type="float" office:value="0.000132432937124277" calcext:value-type="float">
            <text:p>0.000132432937124</text:p>
          </table:table-cell>
          <table:table-cell table:formula="of:=([.$S$11]/([.E1275]+[.$T$11])^[.$U$11])" office:value-type="float" office:value="0.000213001894263127" calcext:value-type="float">
            <text:p>0.000213001894263</text:p>
          </table:table-cell>
          <table:table-cell office:value-type="float" office:value="1274" calcext:value-type="float">
            <text:p>1274</text:p>
          </table:table-cell>
          <table:table-cell/>
          <table:table-cell table:formula="of:=[.D1275]^2" office:value-type="float" office:value="0.0000000453698069596801" calcext:value-type="float">
            <text:p>4.53698069596801E-08</text:p>
          </table:table-cell>
          <table:table-cell table:formula="of:=([.C1275]-[.D1275])^2" office:value-type="float" office:value="0.00000000649135685444179" calcext:value-type="float">
            <text:p>6.4913568544417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ate</text:p>
          </table:table-cell>
          <table:table-cell office:value-type="float" office:value="239" calcext:value-type="float">
            <text:p>239</text:p>
          </table:table-cell>
          <table:table-cell table:formula="of:=([.B1276]/[.$F$1])" office:value-type="float" office:value="0.000132432937124277" calcext:value-type="float">
            <text:p>0.000132432937124</text:p>
          </table:table-cell>
          <table:table-cell table:formula="of:=([.$S$11]/([.E1276]+[.$T$11])^[.$U$11])" office:value-type="float" office:value="0.000212858663881872" calcext:value-type="float">
            <text:p>0.000212858663882</text:p>
          </table:table-cell>
          <table:table-cell office:value-type="float" office:value="1275" calcext:value-type="float">
            <text:p>1275</text:p>
          </table:table-cell>
          <table:table-cell/>
          <table:table-cell table:formula="of:=[.D1276]^2" office:value-type="float" office:value="0.000000045308810789576" calcext:value-type="float">
            <text:p>4.5308810789576E-08</text:p>
          </table:table-cell>
          <table:table-cell table:formula="of:=([.C1276]-[.D1276])^2" office:value-type="float" office:value="0.00000000646829752448741" calcext:value-type="float">
            <text:p>6.468297524487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zen</text:p>
          </table:table-cell>
          <table:table-cell office:value-type="float" office:value="238" calcext:value-type="float">
            <text:p>238</text:p>
          </table:table-cell>
          <table:table-cell table:formula="of:=([.B1277]/[.$F$1])" office:value-type="float" office:value="0.000131878824416644" calcext:value-type="float">
            <text:p>0.000131878824417</text:p>
          </table:table-cell>
          <table:table-cell table:formula="of:=([.$S$11]/([.E1277]+[.$T$11])^[.$U$11])" office:value-type="float" office:value="0.000212715641643653" calcext:value-type="float">
            <text:p>0.000212715641644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D1277]^2" office:value-type="float" office:value="0.0000000452479441998711" calcext:value-type="float">
            <text:p>4.52479441998711E-08</text:p>
          </table:table-cell>
          <table:table-cell table:formula="of:=([.C1277]-[.D1277])^2" office:value-type="float" office:value="0.00000000653459101939288" calcext:value-type="float">
            <text:p>6.5345910193928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ple</text:p>
          </table:table-cell>
          <table:table-cell office:value-type="float" office:value="238" calcext:value-type="float">
            <text:p>238</text:p>
          </table:table-cell>
          <table:table-cell table:formula="of:=([.B1278]/[.$F$1])" office:value-type="float" office:value="0.000131878824416644" calcext:value-type="float">
            <text:p>0.000131878824417</text:p>
          </table:table-cell>
          <table:table-cell table:formula="of:=([.$S$11]/([.E1278]+[.$T$11])^[.$U$11])" office:value-type="float" office:value="0.000212572827083737" calcext:value-type="float">
            <text:p>0.000212572827084</text:p>
          </table:table-cell>
          <table:table-cell office:value-type="float" office:value="1277" calcext:value-type="float">
            <text:p>1277</text:p>
          </table:table-cell>
          <table:table-cell/>
          <table:table-cell table:formula="of:=[.D1278]^2" office:value-type="float" office:value="0.0000000451872068143722" calcext:value-type="float">
            <text:p>4.51872068143722E-08</text:p>
          </table:table-cell>
          <table:table-cell table:formula="of:=([.C1278]-[.D1278])^2" office:value-type="float" office:value="0.00000000651152206643677" calcext:value-type="float">
            <text:p>6.511522066436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wis</text:p>
          </table:table-cell>
          <table:table-cell office:value-type="float" office:value="238" calcext:value-type="float">
            <text:p>238</text:p>
          </table:table-cell>
          <table:table-cell table:formula="of:=([.B1279]/[.$F$1])" office:value-type="float" office:value="0.000131878824416644" calcext:value-type="float">
            <text:p>0.000131878824417</text:p>
          </table:table-cell>
          <table:table-cell table:formula="of:=([.$S$11]/([.E1279]+[.$T$11])^[.$U$11])" office:value-type="float" office:value="0.000212430219738791" calcext:value-type="float">
            <text:p>0.000212430219739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[.D1279]^2" office:value-type="float" office:value="0.0000000451265982582708" calcext:value-type="float">
            <text:p>4.51265982582708E-08</text:p>
          </table:table-cell>
          <table:table-cell table:formula="of:=([.C1279]-[.D1279])^2" office:value-type="float" office:value="0.00000000648852728834473" calcext:value-type="float">
            <text:p>6.488527288344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ssing</text:p>
          </table:table-cell>
          <table:table-cell office:value-type="float" office:value="238" calcext:value-type="float">
            <text:p>238</text:p>
          </table:table-cell>
          <table:table-cell table:formula="of:=([.B1280]/[.$F$1])" office:value-type="float" office:value="0.000131878824416644" calcext:value-type="float">
            <text:p>0.000131878824417</text:p>
          </table:table-cell>
          <table:table-cell table:formula="of:=([.$S$11]/([.E1280]+[.$T$11])^[.$U$11])" office:value-type="float" office:value="0.000212287819146876" calcext:value-type="float">
            <text:p>0.000212287819147</text:p>
          </table:table-cell>
          <table:table-cell office:value-type="float" office:value="1279" calcext:value-type="float">
            <text:p>1279</text:p>
          </table:table-cell>
          <table:table-cell/>
          <table:table-cell table:formula="of:=[.D1280]^2" office:value-type="float" office:value="0.0000000450661181581368" calcext:value-type="float">
            <text:p>4.50661181581368E-08</text:p>
          </table:table-cell>
          <table:table-cell table:formula="of:=([.C1280]-[.D1280])^2" office:value-type="float" office:value="0.0000000064656064335265" calcext:value-type="float">
            <text:p>6.46560643352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ck</text:p>
          </table:table-cell>
          <table:table-cell office:value-type="float" office:value="238" calcext:value-type="float">
            <text:p>238</text:p>
          </table:table-cell>
          <table:table-cell table:formula="of:=([.B1281]/[.$F$1])" office:value-type="float" office:value="0.000131878824416644" calcext:value-type="float">
            <text:p>0.000131878824417</text:p>
          </table:table-cell>
          <table:table-cell table:formula="of:=([.$S$11]/([.E1281]+[.$T$11])^[.$U$11])" office:value-type="float" office:value="0.000212145624847444" calcext:value-type="float">
            <text:p>0.00021214562484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D1281]^2" office:value-type="float" office:value="0.0000000450057661419123" calcext:value-type="float">
            <text:p>4.50057661419123E-08</text:p>
          </table:table-cell>
          <table:table-cell table:formula="of:=([.C1281]-[.D1281])^2" office:value-type="float" office:value="0.00000000644275925139782" calcext:value-type="float">
            <text:p>6.4427592513978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x</text:p>
          </table:table-cell>
          <table:table-cell office:value-type="float" office:value="238" calcext:value-type="float">
            <text:p>238</text:p>
          </table:table-cell>
          <table:table-cell table:formula="of:=([.B1282]/[.$F$1])" office:value-type="float" office:value="0.000131878824416644" calcext:value-type="float">
            <text:p>0.000131878824417</text:p>
          </table:table-cell>
          <table:table-cell table:formula="of:=([.$S$11]/([.E1282]+[.$T$11])^[.$U$11])" office:value-type="float" office:value="0.000212003636381327" calcext:value-type="float">
            <text:p>0.000212003636381</text:p>
          </table:table-cell>
          <table:table-cell office:value-type="float" office:value="1281" calcext:value-type="float">
            <text:p>1281</text:p>
          </table:table-cell>
          <table:table-cell/>
          <table:table-cell table:formula="of:=[.D1282]^2" office:value-type="float" office:value="0.0000000449455418389058" calcext:value-type="float">
            <text:p>4.49455418389058E-08</text:p>
          </table:table-cell>
          <table:table-cell table:formula="of:=([.C1282]-[.D1282])^2" office:value-type="float" office:value="0.00000000641998549237577" calcext:value-type="float">
            <text:p>6.419985492375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fternoon</text:p>
          </table:table-cell>
          <table:table-cell office:value-type="float" office:value="237" calcext:value-type="float">
            <text:p>237</text:p>
          </table:table-cell>
          <table:table-cell table:formula="of:=([.B1283]/[.$F$1])" office:value-type="float" office:value="0.000131324711709011" calcext:value-type="float">
            <text:p>0.000131324711709</text:p>
          </table:table-cell>
          <table:table-cell table:formula="of:=([.$S$11]/([.E1283]+[.$T$11])^[.$U$11])" office:value-type="float" office:value="0.000211861853290738" calcext:value-type="float">
            <text:p>0.000211861853291</text:p>
          </table:table-cell>
          <table:table-cell office:value-type="float" office:value="1282" calcext:value-type="float">
            <text:p>1282</text:p>
          </table:table-cell>
          <table:table-cell/>
          <table:table-cell table:formula="of:=[.D1283]^2" office:value-type="float" office:value="0.000000044885444879786" calcext:value-type="float">
            <text:p>4.4885444879786E-08</text:p>
          </table:table-cell>
          <table:table-cell table:formula="of:=([.C1283]-[.D1283])^2" office:value-type="float" office:value="0.00000000648623117415507" calcext:value-type="float">
            <text:p>6.4862311741550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weet</text:p>
          </table:table-cell>
          <table:table-cell office:value-type="float" office:value="237" calcext:value-type="float">
            <text:p>237</text:p>
          </table:table-cell>
          <table:table-cell table:formula="of:=([.B1284]/[.$F$1])" office:value-type="float" office:value="0.000131324711709011" calcext:value-type="float">
            <text:p>0.000131324711709</text:p>
          </table:table-cell>
          <table:table-cell table:formula="of:=([.$S$11]/([.E1284]+[.$T$11])^[.$U$11])" office:value-type="float" office:value="0.000211720275119261" calcext:value-type="float">
            <text:p>0.000211720275119</text:p>
          </table:table-cell>
          <table:table-cell office:value-type="float" office:value="1283" calcext:value-type="float">
            <text:p>1283</text:p>
          </table:table-cell>
          <table:table-cell/>
          <table:table-cell table:formula="of:=[.D1284]^2" office:value-type="float" office:value="0.0000000448254748965757" calcext:value-type="float">
            <text:p>4.48254748965757E-08</text:p>
          </table:table-cell>
          <table:table-cell table:formula="of:=([.C1284]-[.D1284])^2" office:value-type="float" office:value="0.00000000646344661605156" calcext:value-type="float">
            <text:p>6.463446616051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</text:p>
          </table:table-cell>
          <table:table-cell office:value-type="float" office:value="237" calcext:value-type="float">
            <text:p>237</text:p>
          </table:table-cell>
          <table:table-cell table:formula="of:=([.B1285]/[.$F$1])" office:value-type="float" office:value="0.000131324711709011" calcext:value-type="float">
            <text:p>0.000131324711709</text:p>
          </table:table-cell>
          <table:table-cell table:formula="of:=([.$S$11]/([.E1285]+[.$T$11])^[.$U$11])" office:value-type="float" office:value="0.000211578901411851" calcext:value-type="float">
            <text:p>0.000211578901412</text:p>
          </table:table-cell>
          <table:table-cell office:value-type="float" office:value="1284" calcext:value-type="float">
            <text:p>1284</text:p>
          </table:table-cell>
          <table:table-cell/>
          <table:table-cell table:formula="of:=[.D1285]^2" office:value-type="float" office:value="0.0000000447656315226456" calcext:value-type="float">
            <text:p>4.47656315226456E-08</text:p>
          </table:table-cell>
          <table:table-cell table:formula="of:=([.C1285]-[.D1285])^2" office:value-type="float" office:value="0.00000000644073496485937" calcext:value-type="float">
            <text:p>6.440734964859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ghting</text:p>
          </table:table-cell>
          <table:table-cell office:value-type="float" office:value="237" calcext:value-type="float">
            <text:p>237</text:p>
          </table:table-cell>
          <table:table-cell table:formula="of:=([.B1286]/[.$F$1])" office:value-type="float" office:value="0.000131324711709011" calcext:value-type="float">
            <text:p>0.000131324711709</text:p>
          </table:table-cell>
          <table:table-cell table:formula="of:=([.$S$11]/([.E1286]+[.$T$11])^[.$U$11])" office:value-type="float" office:value="0.000211437731714822" calcext:value-type="float">
            <text:p>0.000211437731715</text:p>
          </table:table-cell>
          <table:table-cell office:value-type="float" office:value="1285" calcext:value-type="float">
            <text:p>1285</text:p>
          </table:table-cell>
          <table:table-cell/>
          <table:table-cell table:formula="of:=[.D1286]^2" office:value-type="float" office:value="0.0000000447059143927089" calcext:value-type="float">
            <text:p>4.47059143927089E-08</text:p>
          </table:table-cell>
          <table:table-cell table:formula="of:=([.C1286]-[.D1286])^2" office:value-type="float" office:value="0.0000000064180959744514" calcext:value-type="float">
            <text:p>6.41809597445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ressed</text:p>
          </table:table-cell>
          <table:table-cell office:value-type="float" office:value="237" calcext:value-type="float">
            <text:p>237</text:p>
          </table:table-cell>
          <table:table-cell table:formula="of:=([.B1287]/[.$F$1])" office:value-type="float" office:value="0.000131324711709011" calcext:value-type="float">
            <text:p>0.000131324711709</text:p>
          </table:table-cell>
          <table:table-cell table:formula="of:=([.$S$11]/([.E1287]+[.$T$11])^[.$U$11])" office:value-type="float" office:value="0.000211296765575847" calcext:value-type="float">
            <text:p>0.000211296765576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D1287]^2" office:value-type="float" office:value="0.0000000446463231428146" calcext:value-type="float">
            <text:p>4.46463231428146E-08</text:p>
          </table:table-cell>
          <table:table-cell table:formula="of:=([.C1287]-[.D1287])^2" office:value-type="float" office:value="0.00000000639552939968018" calcext:value-type="float">
            <text:p>6.395529399680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rther</text:p>
          </table:table-cell>
          <table:table-cell office:value-type="float" office:value="237" calcext:value-type="float">
            <text:p>237</text:p>
          </table:table-cell>
          <table:table-cell table:formula="of:=([.B1288]/[.$F$1])" office:value-type="float" office:value="0.000131324711709011" calcext:value-type="float">
            <text:p>0.000131324711709</text:p>
          </table:table-cell>
          <table:table-cell table:formula="of:=([.$S$11]/([.E1288]+[.$T$11])^[.$U$11])" office:value-type="float" office:value="0.000211156002543954" calcext:value-type="float">
            <text:p>0.000211156002544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[.D1288]^2" office:value-type="float" office:value="0.0000000445868574103423" calcext:value-type="float">
            <text:p>4.45868574103423E-08</text:p>
          </table:table-cell>
          <table:table-cell table:formula="of:=([.C1288]-[.D1288])^2" office:value-type="float" office:value="0.00000000637303499637324" calcext:value-type="float">
            <text:p>6.373034996373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sually</text:p>
          </table:table-cell>
          <table:table-cell office:value-type="float" office:value="237" calcext:value-type="float">
            <text:p>237</text:p>
          </table:table-cell>
          <table:table-cell table:formula="of:=([.B1289]/[.$F$1])" office:value-type="float" office:value="0.000131324711709011" calcext:value-type="float">
            <text:p>0.000131324711709</text:p>
          </table:table-cell>
          <table:table-cell table:formula="of:=([.$S$11]/([.E1289]+[.$T$11])^[.$U$11])" office:value-type="float" office:value="0.000211015442169514" calcext:value-type="float">
            <text:p>0.00021101544217</text:p>
          </table:table-cell>
          <table:table-cell office:value-type="float" office:value="1288" calcext:value-type="float">
            <text:p>1288</text:p>
          </table:table-cell>
          <table:table-cell/>
          <table:table-cell table:formula="of:=[.D1289]^2" office:value-type="float" office:value="0.0000000445275168339957" calcext:value-type="float">
            <text:p>4.45275168339957E-08</text:p>
          </table:table-cell>
          <table:table-cell table:formula="of:=([.C1289]-[.D1289])^2" office:value-type="float" office:value="0.00000000635061252132862" calcext:value-type="float">
            <text:p>6.350612521328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stella</text:p>
          </table:table-cell>
          <table:table-cell office:value-type="float" office:value="237" calcext:value-type="float">
            <text:p>237</text:p>
          </table:table-cell>
          <table:table-cell table:formula="of:=([.B1290]/[.$F$1])" office:value-type="float" office:value="0.000131324711709011" calcext:value-type="float">
            <text:p>0.000131324711709</text:p>
          </table:table-cell>
          <table:table-cell table:formula="of:=([.$S$11]/([.E1290]+[.$T$11])^[.$U$11])" office:value-type="float" office:value="0.000210875084004245" calcext:value-type="float">
            <text:p>0.000210875084004</text:p>
          </table:table-cell>
          <table:table-cell office:value-type="float" office:value="1289" calcext:value-type="float">
            <text:p>1289</text:p>
          </table:table-cell>
          <table:table-cell/>
          <table:table-cell table:formula="of:=[.D1290]^2" office:value-type="float" office:value="0.0000000444683010537973" calcext:value-type="float">
            <text:p>4.44683010537973E-08</text:p>
          </table:table-cell>
          <table:table-cell table:formula="of:=([.C1290]-[.D1290])^2" office:value-type="float" office:value="0.00000000632826173231029" calcext:value-type="float">
            <text:p>6.328261732310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ut</text:p>
          </table:table-cell>
          <table:table-cell office:value-type="float" office:value="237" calcext:value-type="float">
            <text:p>237</text:p>
          </table:table-cell>
          <table:table-cell table:formula="of:=([.B1291]/[.$F$1])" office:value-type="float" office:value="0.000131324711709011" calcext:value-type="float">
            <text:p>0.000131324711709</text:p>
          </table:table-cell>
          <table:table-cell table:formula="of:=([.$S$11]/([.E1291]+[.$T$11])^[.$U$11])" office:value-type="float" office:value="0.000210734927601197" calcext:value-type="float">
            <text:p>0.000210734927601</text:p>
          </table:table-cell>
          <table:table-cell office:value-type="float" office:value="1290" calcext:value-type="float">
            <text:p>1290</text:p>
          </table:table-cell>
          <table:table-cell/>
          <table:table-cell table:formula="of:=[.D1291]^2" office:value-type="float" office:value="0.0000000444092097110819" calcext:value-type="float">
            <text:p>4.44092097110819E-08</text:p>
          </table:table-cell>
          <table:table-cell table:formula="of:=([.C1291]-[.D1291])^2" office:value-type="float" office:value="0.00000000630598238804366" calcext:value-type="float">
            <text:p>6.305982388043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k</text:p>
          </table:table-cell>
          <table:table-cell office:value-type="float" office:value="237" calcext:value-type="float">
            <text:p>237</text:p>
          </table:table-cell>
          <table:table-cell table:formula="of:=([.B1292]/[.$F$1])" office:value-type="float" office:value="0.000131324711709011" calcext:value-type="float">
            <text:p>0.000131324711709</text:p>
          </table:table-cell>
          <table:table-cell table:formula="of:=([.$S$11]/([.E1292]+[.$T$11])^[.$U$11])" office:value-type="float" office:value="0.000210594972514758" calcext:value-type="float">
            <text:p>0.000210594972515</text:p>
          </table:table-cell>
          <table:table-cell office:value-type="float" office:value="1291" calcext:value-type="float">
            <text:p>1291</text:p>
          </table:table-cell>
          <table:table-cell/>
          <table:table-cell table:formula="of:=[.D1292]^2" office:value-type="float" office:value="0.0000000443502424484917" calcext:value-type="float">
            <text:p>4.43502424484917E-08</text:p>
          </table:table-cell>
          <table:table-cell table:formula="of:=([.C1292]-[.D1292])^2" office:value-type="float" office:value="0.00000000628377424821114" calcext:value-type="float">
            <text:p>6.283774248211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untries</text:p>
          </table:table-cell>
          <table:table-cell office:value-type="float" office:value="236" calcext:value-type="float">
            <text:p>236</text:p>
          </table:table-cell>
          <table:table-cell table:formula="of:=([.B1293]/[.$F$1])" office:value-type="float" office:value="0.000130770599001378" calcext:value-type="float">
            <text:p>0.000130770599001</text:p>
          </table:table-cell>
          <table:table-cell table:formula="of:=([.$S$11]/([.E1293]+[.$T$11])^[.$U$11])" office:value-type="float" office:value="0.000210455218300639" calcext:value-type="float">
            <text:p>0.000210455218301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D1293]^2" office:value-type="float" office:value="0.0000000442913989099695" calcext:value-type="float">
            <text:p>4.42913989099695E-08</text:p>
          </table:table-cell>
          <table:table-cell table:formula="of:=([.C1293]-[.D1293])^2" office:value-type="float" office:value="0.00000000634963855286809" calcext:value-type="float">
            <text:p>6.349638552868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rm</text:p>
          </table:table-cell>
          <table:table-cell office:value-type="float" office:value="236" calcext:value-type="float">
            <text:p>236</text:p>
          </table:table-cell>
          <table:table-cell table:formula="of:=([.B1294]/[.$F$1])" office:value-type="float" office:value="0.000130770599001378" calcext:value-type="float">
            <text:p>0.000130770599001</text:p>
          </table:table-cell>
          <table:table-cell table:formula="of:=([.$S$11]/([.E1294]+[.$T$11])^[.$U$11])" office:value-type="float" office:value="0.000210315664515874" calcext:value-type="float">
            <text:p>0.000210315664516</text:p>
          </table:table-cell>
          <table:table-cell office:value-type="float" office:value="1293" calcext:value-type="float">
            <text:p>1293</text:p>
          </table:table-cell>
          <table:table-cell/>
          <table:table-cell table:formula="of:=[.D1294]^2" office:value-type="float" office:value="0.0000000442326787407538" calcext:value-type="float">
            <text:p>4.42326787407538E-08</text:p>
          </table:table-cell>
          <table:table-cell table:formula="of:=([.C1294]-[.D1294])^2" office:value-type="float" office:value="0.00000000632741744770551" calcext:value-type="float">
            <text:p>6.3274174477055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ffects</text:p>
          </table:table-cell>
          <table:table-cell office:value-type="float" office:value="235" calcext:value-type="float">
            <text:p>235</text:p>
          </table:table-cell>
          <table:table-cell table:formula="of:=([.B1295]/[.$F$1])" office:value-type="float" office:value="0.000130216486293745" calcext:value-type="float">
            <text:p>0.000130216486294</text:p>
          </table:table-cell>
          <table:table-cell table:formula="of:=([.$S$11]/([.E1295]+[.$T$11])^[.$U$11])" office:value-type="float" office:value="0.000210176310718817" calcext:value-type="float">
            <text:p>0.000210176310719</text:p>
          </table:table-cell>
          <table:table-cell office:value-type="float" office:value="1294" calcext:value-type="float">
            <text:p>1294</text:p>
          </table:table-cell>
          <table:table-cell/>
          <table:table-cell table:formula="of:=[.D1295]^2" office:value-type="float" office:value="0.0000000441740815873728" calcext:value-type="float">
            <text:p>4.41740815873728E-08</text:p>
          </table:table-cell>
          <table:table-cell table:formula="of:=([.C1295]-[.D1295])^2" office:value-type="float" office:value="0.00000000639357352208837" calcext:value-type="float">
            <text:p>6.393573522088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bsolutely</text:p>
          </table:table-cell>
          <table:table-cell office:value-type="float" office:value="235" calcext:value-type="float">
            <text:p>235</text:p>
          </table:table-cell>
          <table:table-cell table:formula="of:=([.B1296]/[.$F$1])" office:value-type="float" office:value="0.000130216486293745" calcext:value-type="float">
            <text:p>0.000130216486294</text:p>
          </table:table-cell>
          <table:table-cell table:formula="of:=([.$S$11]/([.E1296]+[.$T$11])^[.$U$11])" office:value-type="float" office:value="0.000210037156469132" calcext:value-type="float">
            <text:p>0.000210037156469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[.D1296]^2" office:value-type="float" office:value="0.0000000441156070976387" calcext:value-type="float">
            <text:p>4.41156070976387E-08</text:p>
          </table:table-cell>
          <table:table-cell table:formula="of:=([.C1296]-[.D1296])^2" office:value-type="float" office:value="0.00000000637133938724791" calcext:value-type="float">
            <text:p>6.3713393872479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low</text:p>
          </table:table-cell>
          <table:table-cell office:value-type="float" office:value="235" calcext:value-type="float">
            <text:p>235</text:p>
          </table:table-cell>
          <table:table-cell table:formula="of:=([.B1297]/[.$F$1])" office:value-type="float" office:value="0.000130216486293745" calcext:value-type="float">
            <text:p>0.000130216486294</text:p>
          </table:table-cell>
          <table:table-cell table:formula="of:=([.$S$11]/([.E1297]+[.$T$11])^[.$U$11])" office:value-type="float" office:value="0.000209898201327791" calcext:value-type="float">
            <text:p>0.000209898201328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D1297]^2" office:value-type="float" office:value="0.0000000440572549206418" calcext:value-type="float">
            <text:p>4.40572549206418E-08</text:p>
          </table:table-cell>
          <table:table-cell table:formula="of:=([.C1297]-[.D1297])^2" office:value-type="float" office:value="0.00000000634917571076685" calcext:value-type="float">
            <text:p>6.3491757107668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turally</text:p>
          </table:table-cell>
          <table:table-cell office:value-type="float" office:value="235" calcext:value-type="float">
            <text:p>235</text:p>
          </table:table-cell>
          <table:table-cell table:formula="of:=([.B1298]/[.$F$1])" office:value-type="float" office:value="0.000130216486293745" calcext:value-type="float">
            <text:p>0.000130216486294</text:p>
          </table:table-cell>
          <table:table-cell table:formula="of:=([.$S$11]/([.E1298]+[.$T$11])^[.$U$11])" office:value-type="float" office:value="0.000209759444857068" calcext:value-type="float">
            <text:p>0.000209759444857</text:p>
          </table:table-cell>
          <table:table-cell office:value-type="float" office:value="1297" calcext:value-type="float">
            <text:p>1297</text:p>
          </table:table-cell>
          <table:table-cell/>
          <table:table-cell table:formula="of:=[.D1298]^2" office:value-type="float" office:value="0.0000000439990247067454" calcext:value-type="float">
            <text:p>4.39990247067454E-08</text:p>
          </table:table-cell>
          <table:table-cell table:formula="of:=([.C1298]-[.D1298])^2" office:value-type="float" office:value="0.00000000632708225700652" calcext:value-type="float">
            <text:p>6.3270822570065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cessity</text:p>
          </table:table-cell>
          <table:table-cell office:value-type="float" office:value="235" calcext:value-type="float">
            <text:p>235</text:p>
          </table:table-cell>
          <table:table-cell table:formula="of:=([.B1299]/[.$F$1])" office:value-type="float" office:value="0.000130216486293745" calcext:value-type="float">
            <text:p>0.000130216486294</text:p>
          </table:table-cell>
          <table:table-cell table:formula="of:=([.$S$11]/([.E1299]+[.$T$11])^[.$U$11])" office:value-type="float" office:value="0.000209620886620537" calcext:value-type="float">
            <text:p>0.000209620886621</text:p>
          </table:table-cell>
          <table:table-cell office:value-type="float" office:value="1298" calcext:value-type="float">
            <text:p>1298</text:p>
          </table:table-cell>
          <table:table-cell/>
          <table:table-cell table:formula="of:=[.D1299]^2" office:value-type="float" office:value="0.0000000439409161075799" calcext:value-type="float">
            <text:p>4.39409161075799E-08</text:p>
          </table:table-cell>
          <table:table-cell table:formula="of:=([.C1299]-[.D1299])^2" office:value-type="float" office:value="0.00000000630505879125739" calcext:value-type="float">
            <text:p>6.3050587912573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cident</text:p>
          </table:table-cell>
          <table:table-cell office:value-type="float" office:value="235" calcext:value-type="float">
            <text:p>235</text:p>
          </table:table-cell>
          <table:table-cell table:formula="of:=([.B1300]/[.$F$1])" office:value-type="float" office:value="0.000130216486293745" calcext:value-type="float">
            <text:p>0.000130216486294</text:p>
          </table:table-cell>
          <table:table-cell table:formula="of:=([.$S$11]/([.E1300]+[.$T$11])^[.$U$11])" office:value-type="float" office:value="0.000209482526183062" calcext:value-type="float">
            <text:p>0.000209482526183</text:p>
          </table:table-cell>
          <table:table-cell office:value-type="float" office:value="1299" calcext:value-type="float">
            <text:p>1299</text:p>
          </table:table-cell>
          <table:table-cell/>
          <table:table-cell table:formula="of:=[.D1300]^2" office:value-type="float" office:value="0.0000000438829287760373" calcext:value-type="float">
            <text:p>4.38829287760373E-08</text:p>
          </table:table-cell>
          <table:table-cell table:formula="of:=([.C1300]-[.D1300])^2" office:value-type="float" office:value="0.0000000062831050797348" calcext:value-type="float">
            <text:p>6.283105079734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udy</text:p>
          </table:table-cell>
          <table:table-cell office:value-type="float" office:value="235" calcext:value-type="float">
            <text:p>235</text:p>
          </table:table-cell>
          <table:table-cell table:formula="of:=([.B1301]/[.$F$1])" office:value-type="float" office:value="0.000130216486293745" calcext:value-type="float">
            <text:p>0.000130216486294</text:p>
          </table:table-cell>
          <table:table-cell table:formula="of:=([.$S$11]/([.E1301]+[.$T$11])^[.$U$11])" office:value-type="float" office:value="0.000209344363110798" calcext:value-type="float">
            <text:p>0.000209344363111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D1301]^2" office:value-type="float" office:value="0.0000000438250623662656" calcext:value-type="float">
            <text:p>4.38250623662656E-08</text:p>
          </table:table-cell>
          <table:table-cell table:formula="of:=([.C1301]-[.D1301])^2" office:value-type="float" office:value="0.00000000626122088957469" calcext:value-type="float">
            <text:p>6.261220889574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sh</text:p>
          </table:table-cell>
          <table:table-cell office:value-type="float" office:value="234" calcext:value-type="float">
            <text:p>234</text:p>
          </table:table-cell>
          <table:table-cell table:formula="of:=([.B1302]/[.$F$1])" office:value-type="float" office:value="0.000129662373586112" calcext:value-type="float">
            <text:p>0.000129662373586</text:p>
          </table:table-cell>
          <table:table-cell table:formula="of:=([.$S$11]/([.E1302]+[.$T$11])^[.$U$11])" office:value-type="float" office:value="0.000209206396971181" calcext:value-type="float">
            <text:p>0.000209206396971</text:p>
          </table:table-cell>
          <table:table-cell office:value-type="float" office:value="1301" calcext:value-type="float">
            <text:p>1301</text:p>
          </table:table-cell>
          <table:table-cell/>
          <table:table-cell table:formula="of:=[.D1302]^2" office:value-type="float" office:value="0.0000000437673165336634" calcext:value-type="float">
            <text:p>4.37673165336634E-08</text:p>
          </table:table-cell>
          <table:table-cell table:formula="of:=([.C1302]-[.D1302])^2" office:value-type="float" office:value="0.00000000632725165628438" calcext:value-type="float">
            <text:p>6.3272516562843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irits</text:p>
          </table:table-cell>
          <table:table-cell office:value-type="float" office:value="234" calcext:value-type="float">
            <text:p>234</text:p>
          </table:table-cell>
          <table:table-cell table:formula="of:=([.B1303]/[.$F$1])" office:value-type="float" office:value="0.000129662373586112" calcext:value-type="float">
            <text:p>0.000129662373586</text:p>
          </table:table-cell>
          <table:table-cell table:formula="of:=([.$S$11]/([.E1303]+[.$T$11])^[.$U$11])" office:value-type="float" office:value="0.000209068627332927" calcext:value-type="float">
            <text:p>0.000209068627333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D1303]^2" office:value-type="float" office:value="0.0000000437096909348743" calcext:value-type="float">
            <text:p>4.37096909348743E-08</text:p>
          </table:table-cell>
          <table:table-cell table:formula="of:=([.C1303]-[.D1303])^2" office:value-type="float" office:value="0.00000000630535313410353" calcext:value-type="float">
            <text:p>6.3053531341035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uis</text:p>
          </table:table-cell>
          <table:table-cell office:value-type="float" office:value="234" calcext:value-type="float">
            <text:p>234</text:p>
          </table:table-cell>
          <table:table-cell table:formula="of:=([.B1304]/[.$F$1])" office:value-type="float" office:value="0.000129662373586112" calcext:value-type="float">
            <text:p>0.000129662373586</text:p>
          </table:table-cell>
          <table:table-cell table:formula="of:=([.$S$11]/([.E1304]+[.$T$11])^[.$U$11])" office:value-type="float" office:value="0.000208931053766025" calcext:value-type="float">
            <text:p>0.000208931053766</text:p>
          </table:table-cell>
          <table:table-cell office:value-type="float" office:value="1303" calcext:value-type="float">
            <text:p>1303</text:p>
          </table:table-cell>
          <table:table-cell/>
          <table:table-cell table:formula="of:=[.D1304]^2" office:value-type="float" office:value="0.0000000436521852277816" calcext:value-type="float">
            <text:p>4.36521852277816E-08</text:p>
          </table:table-cell>
          <table:table-cell table:formula="of:=([.C1304]-[.D1304])^2" office:value-type="float" office:value="0.00000000628352365746528" calcext:value-type="float">
            <text:p>6.2835236574652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tual</text:p>
          </table:table-cell>
          <table:table-cell office:value-type="float" office:value="234" calcext:value-type="float">
            <text:p>234</text:p>
          </table:table-cell>
          <table:table-cell table:formula="of:=([.B1305]/[.$F$1])" office:value-type="float" office:value="0.000129662373586112" calcext:value-type="float">
            <text:p>0.000129662373586</text:p>
          </table:table-cell>
          <table:table-cell table:formula="of:=([.$S$11]/([.E1305]+[.$T$11])^[.$U$11])" office:value-type="float" office:value="0.000208793675841733" calcext:value-type="float">
            <text:p>0.000208793675842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D1305]^2" office:value-type="float" office:value="0.0000000435947990715028" calcext:value-type="float">
            <text:p>4.35947990715028E-08</text:p>
          </table:table-cell>
          <table:table-cell table:formula="of:=([.C1305]-[.D1305])^2" office:value-type="float" office:value="0.00000000626176299667045" calcext:value-type="float">
            <text:p>6.2617629966704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ads</text:p>
          </table:table-cell>
          <table:table-cell office:value-type="float" office:value="234" calcext:value-type="float">
            <text:p>234</text:p>
          </table:table-cell>
          <table:table-cell table:formula="of:=([.B1306]/[.$F$1])" office:value-type="float" office:value="0.000129662373586112" calcext:value-type="float">
            <text:p>0.000129662373586</text:p>
          </table:table-cell>
          <table:table-cell table:formula="of:=([.$S$11]/([.E1306]+[.$T$11])^[.$U$11])" office:value-type="float" office:value="0.000208656493132575" calcext:value-type="float">
            <text:p>0.000208656493133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[.D1306]^2" office:value-type="float" office:value="0.0000000435375321263842" calcext:value-type="float">
            <text:p>4.35375321263842E-08</text:p>
          </table:table-cell>
          <table:table-cell table:formula="of:=([.C1306]-[.D1306])^2" office:value-type="float" office:value="0.0000000062400709229208" calcext:value-type="float">
            <text:p>6.240070922920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soners</text:p>
          </table:table-cell>
          <table:table-cell office:value-type="float" office:value="234" calcext:value-type="float">
            <text:p>234</text:p>
          </table:table-cell>
          <table:table-cell table:formula="of:=([.B1307]/[.$F$1])" office:value-type="float" office:value="0.000129662373586112" calcext:value-type="float">
            <text:p>0.000129662373586</text:p>
          </table:table-cell>
          <table:table-cell table:formula="of:=([.$S$11]/([.E1307]+[.$T$11])^[.$U$11])" office:value-type="float" office:value="0.000208519505212331" calcext:value-type="float">
            <text:p>0.000208519505212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[.D1307]^2" office:value-type="float" office:value="0.0000000434803840539955" calcext:value-type="float">
            <text:p>4.34803840539955E-08</text:p>
          </table:table-cell>
          <table:table-cell table:formula="of:=([.C1307]-[.D1307])^2" office:value-type="float" office:value="0.00000000621844720831488" calcext:value-type="float">
            <text:p>6.2184472083148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ncess</text:p>
          </table:table-cell>
          <table:table-cell office:value-type="float" office:value="234" calcext:value-type="float">
            <text:p>234</text:p>
          </table:table-cell>
          <table:table-cell table:formula="of:=([.B1308]/[.$F$1])" office:value-type="float" office:value="0.000129662373586112" calcext:value-type="float">
            <text:p>0.000129662373586</text:p>
          </table:table-cell>
          <table:table-cell table:formula="of:=([.$S$11]/([.E1308]+[.$T$11])^[.$U$11])" office:value-type="float" office:value="0.000208382711656041" calcext:value-type="float">
            <text:p>0.000208382711656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[.D1308]^2" office:value-type="float" office:value="0.0000000434233545171248" calcext:value-type="float">
            <text:p>4.34233545171248E-08</text:p>
          </table:table-cell>
          <table:table-cell table:formula="of:=([.C1308]-[.D1308])^2" office:value-type="float" office:value="0.00000000619689162584391" calcext:value-type="float">
            <text:p>6.1968916258439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mestic</text:p>
          </table:table-cell>
          <table:table-cell office:value-type="float" office:value="234" calcext:value-type="float">
            <text:p>234</text:p>
          </table:table-cell>
          <table:table-cell table:formula="of:=([.B1309]/[.$F$1])" office:value-type="float" office:value="0.000129662373586112" calcext:value-type="float">
            <text:p>0.000129662373586</text:p>
          </table:table-cell>
          <table:table-cell table:formula="of:=([.$S$11]/([.E1309]+[.$T$11])^[.$U$11])" office:value-type="float" office:value="0.000208246112039991" calcext:value-type="float">
            <text:p>0.00020824611204</text:p>
          </table:table-cell>
          <table:table-cell office:value-type="float" office:value="1308" calcext:value-type="float">
            <text:p>1308</text:p>
          </table:table-cell>
          <table:table-cell/>
          <table:table-cell table:formula="of:=[.D1309]^2" office:value-type="float" office:value="0.0000000433664431797726" calcext:value-type="float">
            <text:p>4.33664431797726E-08</text:p>
          </table:table-cell>
          <table:table-cell table:formula="of:=([.C1309]-[.D1309])^2" office:value-type="float" office:value="0.00000000617540394938767" calcext:value-type="float">
            <text:p>6.1754039493876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host</text:p>
          </table:table-cell>
          <table:table-cell office:value-type="float" office:value="233" calcext:value-type="float">
            <text:p>233</text:p>
          </table:table-cell>
          <table:table-cell table:formula="of:=([.B1310]/[.$F$1])" office:value-type="float" office:value="0.000129108260878479" calcext:value-type="float">
            <text:p>0.000129108260878</text:p>
          </table:table-cell>
          <table:table-cell table:formula="of:=([.$S$11]/([.E1310]+[.$T$11])^[.$U$11])" office:value-type="float" office:value="0.000208109705941715" calcext:value-type="float">
            <text:p>0.000208109705942</text:p>
          </table:table-cell>
          <table:table-cell office:value-type="float" office:value="1309" calcext:value-type="float">
            <text:p>1309</text:p>
          </table:table-cell>
          <table:table-cell/>
          <table:table-cell table:formula="of:=[.D1310]^2" office:value-type="float" office:value="0.0000000433096497071471" calcext:value-type="float">
            <text:p>4.33096497071471E-08</text:p>
          </table:table-cell>
          <table:table-cell table:formula="of:=([.C1310]-[.D1310])^2" office:value-type="float" office:value="0.00000000624122832207948" calcext:value-type="float">
            <text:p>6.2412283220794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side</text:p>
          </table:table-cell>
          <table:table-cell office:value-type="float" office:value="233" calcext:value-type="float">
            <text:p>233</text:p>
          </table:table-cell>
          <table:table-cell table:formula="of:=([.B1311]/[.$F$1])" office:value-type="float" office:value="0.000129108260878479" calcext:value-type="float">
            <text:p>0.000129108260878</text:p>
          </table:table-cell>
          <table:table-cell table:formula="of:=([.$S$11]/([.E1311]+[.$T$11])^[.$U$11])" office:value-type="float" office:value="0.000207973492939987" calcext:value-type="float">
            <text:p>0.00020797349294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D1311]^2" office:value-type="float" office:value="0.000000043252973765659" calcext:value-type="float">
            <text:p>4.3252973765659E-08</text:p>
          </table:table-cell>
          <table:table-cell table:formula="of:=([.C1311]-[.D1311])^2" office:value-type="float" office:value="0.00000000621972482811553" calcext:value-type="float">
            <text:p>6.2197248281155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y</text:p>
          </table:table-cell>
          <table:table-cell office:value-type="float" office:value="233" calcext:value-type="float">
            <text:p>233</text:p>
          </table:table-cell>
          <table:table-cell table:formula="of:=([.B1312]/[.$F$1])" office:value-type="float" office:value="0.000129108260878479" calcext:value-type="float">
            <text:p>0.000129108260878</text:p>
          </table:table-cell>
          <table:table-cell table:formula="of:=([.$S$11]/([.E1312]+[.$T$11])^[.$U$11])" office:value-type="float" office:value="0.000207837472614819" calcext:value-type="float">
            <text:p>0.000207837472615</text:p>
          </table:table-cell>
          <table:table-cell office:value-type="float" office:value="1311" calcext:value-type="float">
            <text:p>1311</text:p>
          </table:table-cell>
          <table:table-cell/>
          <table:table-cell table:formula="of:=[.D1312]^2" office:value-type="float" office:value="0.0000000431964150229156" calcext:value-type="float">
            <text:p>4.31964150229156E-08</text:p>
          </table:table-cell>
          <table:table-cell table:formula="of:=([.C1312]-[.D1312])^2" office:value-type="float" office:value="0.00000000619828878062539" calcext:value-type="float">
            <text:p>6.1982887806253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eth</text:p>
          </table:table-cell>
          <table:table-cell office:value-type="float" office:value="233" calcext:value-type="float">
            <text:p>233</text:p>
          </table:table-cell>
          <table:table-cell table:formula="of:=([.B1313]/[.$F$1])" office:value-type="float" office:value="0.000129108260878479" calcext:value-type="float">
            <text:p>0.000129108260878</text:p>
          </table:table-cell>
          <table:table-cell table:formula="of:=([.$S$11]/([.E1313]+[.$T$11])^[.$U$11])" office:value-type="float" office:value="0.000207701644547453" calcext:value-type="float">
            <text:p>0.000207701644547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D1313]^2" office:value-type="float" office:value="0.0000000431399731477163" calcext:value-type="float">
            <text:p>4.31399731477163E-08</text:p>
          </table:table-cell>
          <table:table-cell table:formula="of:=([.C1313]-[.D1313])^2" office:value-type="float" office:value="0.00000000617691995653844" calcext:value-type="float">
            <text:p>6.176919956538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presented</text:p>
          </table:table-cell>
          <table:table-cell office:value-type="float" office:value="233" calcext:value-type="float">
            <text:p>233</text:p>
          </table:table-cell>
          <table:table-cell table:formula="of:=([.B1314]/[.$F$1])" office:value-type="float" office:value="0.000129108260878479" calcext:value-type="float">
            <text:p>0.000129108260878</text:p>
          </table:table-cell>
          <table:table-cell table:formula="of:=([.$S$11]/([.E1314]+[.$T$11])^[.$U$11])" office:value-type="float" office:value="0.000207566008320359" calcext:value-type="float">
            <text:p>0.00020756600832</text:p>
          </table:table-cell>
          <table:table-cell office:value-type="float" office:value="1313" calcext:value-type="float">
            <text:p>1313</text:p>
          </table:table-cell>
          <table:table-cell/>
          <table:table-cell table:formula="of:=[.D1314]^2" office:value-type="float" office:value="0.0000000430836478100473" calcext:value-type="float">
            <text:p>4.30836478100473E-08</text:p>
          </table:table-cell>
          <table:table-cell table:formula="of:=([.C1314]-[.D1314])^2" office:value-type="float" office:value="0.00000000615561813365377" calcext:value-type="float">
            <text:p>6.155618133653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quickly</text:p>
          </table:table-cell>
          <table:table-cell office:value-type="float" office:value="233" calcext:value-type="float">
            <text:p>233</text:p>
          </table:table-cell>
          <table:table-cell table:formula="of:=([.B1315]/[.$F$1])" office:value-type="float" office:value="0.000129108260878479" calcext:value-type="float">
            <text:p>0.000129108260878</text:p>
          </table:table-cell>
          <table:table-cell table:formula="of:=([.$S$11]/([.E1315]+[.$T$11])^[.$U$11])" office:value-type="float" office:value="0.000207430563517231" calcext:value-type="float">
            <text:p>0.000207430563517</text:p>
          </table:table-cell>
          <table:table-cell office:value-type="float" office:value="1314" calcext:value-type="float">
            <text:p>1314</text:p>
          </table:table-cell>
          <table:table-cell/>
          <table:table-cell table:formula="of:=[.D1315]^2" office:value-type="float" office:value="0.000000043027438681076" calcext:value-type="float">
            <text:p>4.3027438681076E-08</text:p>
          </table:table-cell>
          <table:table-cell table:formula="of:=([.C1315]-[.D1315])^2" office:value-type="float" office:value="0.00000000613438309063621" calcext:value-type="float">
            <text:p>6.134383090636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st</text:p>
          </table:table-cell>
          <table:table-cell office:value-type="float" office:value="232" calcext:value-type="float">
            <text:p>232</text:p>
          </table:table-cell>
          <table:table-cell table:formula="of:=([.B1316]/[.$F$1])" office:value-type="float" office:value="0.000128554148170846" calcext:value-type="float">
            <text:p>0.000128554148171</text:p>
          </table:table-cell>
          <table:table-cell table:formula="of:=([.$S$11]/([.E1316]+[.$T$11])^[.$U$11])" office:value-type="float" office:value="0.00020729530972298" calcext:value-type="float">
            <text:p>0.000207295309723</text:p>
          </table:table-cell>
          <table:table-cell office:value-type="float" office:value="1315" calcext:value-type="float">
            <text:p>1315</text:p>
          </table:table-cell>
          <table:table-cell/>
          <table:table-cell table:formula="of:=[.D1316]^2" office:value-type="float" office:value="0.0000000429713454331464" calcext:value-type="float">
            <text:p>4.29713454331464E-08</text:p>
          </table:table-cell>
          <table:table-cell table:formula="of:=([.C1316]-[.D1316])^2" office:value-type="float" office:value="0.00000000620017052257929" calcext:value-type="float">
            <text:p>6.200170522579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rely</text:p>
          </table:table-cell>
          <table:table-cell office:value-type="float" office:value="232" calcext:value-type="float">
            <text:p>232</text:p>
          </table:table-cell>
          <table:table-cell table:formula="of:=([.B1317]/[.$F$1])" office:value-type="float" office:value="0.000128554148170846" calcext:value-type="float">
            <text:p>0.000128554148171</text:p>
          </table:table-cell>
          <table:table-cell table:formula="of:=([.$S$11]/([.E1317]+[.$T$11])^[.$U$11])" office:value-type="float" office:value="0.000207160246523733" calcext:value-type="float">
            <text:p>0.000207160246524</text:p>
          </table:table-cell>
          <table:table-cell office:value-type="float" office:value="1316" calcext:value-type="float">
            <text:p>1316</text:p>
          </table:table-cell>
          <table:table-cell/>
          <table:table-cell table:formula="of:=[.D1317]^2" office:value-type="float" office:value="0.0000000429153677397737" calcext:value-type="float">
            <text:p>4.29153677397737E-08</text:p>
          </table:table-cell>
          <table:table-cell table:formula="of:=([.C1317]-[.D1317])^2" office:value-type="float" office:value="0.00000000617891869826366" calcext:value-type="float">
            <text:p>6.178918698263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cret</text:p>
          </table:table-cell>
          <table:table-cell office:value-type="float" office:value="232" calcext:value-type="float">
            <text:p>232</text:p>
          </table:table-cell>
          <table:table-cell table:formula="of:=([.B1318]/[.$F$1])" office:value-type="float" office:value="0.000128554148170846" calcext:value-type="float">
            <text:p>0.000128554148171</text:p>
          </table:table-cell>
          <table:table-cell table:formula="of:=([.$S$11]/([.E1318]+[.$T$11])^[.$U$11])" office:value-type="float" office:value="0.000207025373506823" calcext:value-type="float">
            <text:p>0.000207025373507</text:p>
          </table:table-cell>
          <table:table-cell office:value-type="float" office:value="1317" calcext:value-type="float">
            <text:p>1317</text:p>
          </table:table-cell>
          <table:table-cell/>
          <table:table-cell table:formula="of:=[.D1318]^2" office:value-type="float" office:value="0.0000000428595052756395" calcext:value-type="float">
            <text:p>4.28595052756395E-08</text:p>
          </table:table-cell>
          <table:table-cell table:formula="of:=([.C1318]-[.D1318])^2" office:value-type="float" office:value="0.00000000615773320572961" calcext:value-type="float">
            <text:p>6.1577332057296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eely</text:p>
          </table:table-cell>
          <table:table-cell office:value-type="float" office:value="232" calcext:value-type="float">
            <text:p>232</text:p>
          </table:table-cell>
          <table:table-cell table:formula="of:=([.B1319]/[.$F$1])" office:value-type="float" office:value="0.000128554148170846" calcext:value-type="float">
            <text:p>0.000128554148171</text:p>
          </table:table-cell>
          <table:table-cell table:formula="of:=([.$S$11]/([.E1319]+[.$T$11])^[.$U$11])" office:value-type="float" office:value="0.000206890690260791" calcext:value-type="float">
            <text:p>0.000206890690261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[.D1319]^2" office:value-type="float" office:value="0.0000000428037577165864" calcext:value-type="float">
            <text:p>4.28037577165864E-08</text:p>
          </table:table-cell>
          <table:table-cell table:formula="of:=([.C1319]-[.D1319])^2" office:value-type="float" office:value="0.00000000613661382660962" calcext:value-type="float">
            <text:p>6.136613826609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tributed</text:p>
          </table:table-cell>
          <table:table-cell office:value-type="float" office:value="232" calcext:value-type="float">
            <text:p>232</text:p>
          </table:table-cell>
          <table:table-cell table:formula="of:=([.B1320]/[.$F$1])" office:value-type="float" office:value="0.000128554148170846" calcext:value-type="float">
            <text:p>0.000128554148171</text:p>
          </table:table-cell>
          <table:table-cell table:formula="of:=([.$S$11]/([.E1320]+[.$T$11])^[.$U$11])" office:value-type="float" office:value="0.000206756196375376" calcext:value-type="float">
            <text:p>0.000206756196375</text:p>
          </table:table-cell>
          <table:table-cell office:value-type="float" office:value="1319" calcext:value-type="float">
            <text:p>1319</text:p>
          </table:table-cell>
          <table:table-cell/>
          <table:table-cell table:formula="of:=[.D1320]^2" office:value-type="float" office:value="0.0000000427481247396131" calcext:value-type="float">
            <text:p>4.27481247396131E-08</text:p>
          </table:table-cell>
          <table:table-cell table:formula="of:=([.C1320]-[.D1320])^2" office:value-type="float" office:value="0.00000000611556034338363" calcext:value-type="float">
            <text:p>6.1155603433836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ise</text:p>
          </table:table-cell>
          <table:table-cell office:value-type="float" office:value="232" calcext:value-type="float">
            <text:p>232</text:p>
          </table:table-cell>
          <table:table-cell table:formula="of:=([.B1321]/[.$F$1])" office:value-type="float" office:value="0.000128554148170846" calcext:value-type="float">
            <text:p>0.000128554148171</text:p>
          </table:table-cell>
          <table:table-cell table:formula="of:=([.$S$11]/([.E1321]+[.$T$11])^[.$U$11])" office:value-type="float" office:value="0.000206621891441517" calcext:value-type="float">
            <text:p>0.000206621891442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D1321]^2" office:value-type="float" office:value="0.0000000426926060228699" calcext:value-type="float">
            <text:p>4.26926060228699E-08</text:p>
          </table:table-cell>
          <table:table-cell table:formula="of:=([.C1321]-[.D1321])^2" office:value-type="float" office:value="0.00000000609457253937529" calcext:value-type="float">
            <text:p>6.094572539375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dvanced</text:p>
          </table:table-cell>
          <table:table-cell office:value-type="float" office:value="232" calcext:value-type="float">
            <text:p>232</text:p>
          </table:table-cell>
          <table:table-cell table:formula="of:=([.B1322]/[.$F$1])" office:value-type="float" office:value="0.000128554148170846" calcext:value-type="float">
            <text:p>0.000128554148171</text:p>
          </table:table-cell>
          <table:table-cell table:formula="of:=([.$S$11]/([.E1322]+[.$T$11])^[.$U$11])" office:value-type="float" office:value="0.00020648777505134" calcext:value-type="float">
            <text:p>0.000206487775051</text:p>
          </table:table-cell>
          <table:table-cell office:value-type="float" office:value="1321" calcext:value-type="float">
            <text:p>1321</text:p>
          </table:table-cell>
          <table:table-cell/>
          <table:table-cell table:formula="of:=[.D1322]^2" office:value-type="float" office:value="0.0000000426372012456527" calcext:value-type="float">
            <text:p>4.26372012456527E-08</text:p>
          </table:table-cell>
          <table:table-cell table:formula="of:=([.C1322]-[.D1322])^2" office:value-type="float" office:value="0.00000000607365019874798" calcext:value-type="float">
            <text:p>6.073650198747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arer</text:p>
          </table:table-cell>
          <table:table-cell office:value-type="float" office:value="231" calcext:value-type="float">
            <text:p>231</text:p>
          </table:table-cell>
          <table:table-cell table:formula="of:=([.B1323]/[.$F$1])" office:value-type="float" office:value="0.000128000035463213" calcext:value-type="float">
            <text:p>0.000128000035463</text:p>
          </table:table-cell>
          <table:table-cell table:formula="of:=([.$S$11]/([.E1323]+[.$T$11])^[.$U$11])" office:value-type="float" office:value="0.000206353846798161" calcext:value-type="float">
            <text:p>0.000206353846798</text:p>
          </table:table-cell>
          <table:table-cell office:value-type="float" office:value="1322" calcext:value-type="float">
            <text:p>1322</text:p>
          </table:table-cell>
          <table:table-cell/>
          <table:table-cell table:formula="of:=[.D1323]^2" office:value-type="float" office:value="0.0000000425819100883991" calcext:value-type="float">
            <text:p>4.25819100883991E-08</text:p>
          </table:table-cell>
          <table:table-cell table:formula="of:=([.C1323]-[.D1323])^2" office:value-type="float" office:value="0.00000000613931975071264" calcext:value-type="float">
            <text:p>6.139319750712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med</text:p>
          </table:table-cell>
          <table:table-cell office:value-type="float" office:value="231" calcext:value-type="float">
            <text:p>231</text:p>
          </table:table-cell>
          <table:table-cell table:formula="of:=([.B1324]/[.$F$1])" office:value-type="float" office:value="0.000128000035463213" calcext:value-type="float">
            <text:p>0.000128000035463</text:p>
          </table:table-cell>
          <table:table-cell table:formula="of:=([.$S$11]/([.E1324]+[.$T$11])^[.$U$11])" office:value-type="float" office:value="0.00020622010627648" calcext:value-type="float">
            <text:p>0.000206220106276</text:p>
          </table:table-cell>
          <table:table-cell office:value-type="float" office:value="1323" calcext:value-type="float">
            <text:p>1323</text:p>
          </table:table-cell>
          <table:table-cell/>
          <table:table-cell table:formula="of:=[.D1324]^2" office:value-type="float" office:value="0.0000000425267322326829" calcext:value-type="float">
            <text:p>4.25267322326829E-08</text:p>
          </table:table-cell>
          <table:table-cell table:formula="of:=([.C1324]-[.D1324])^2" office:value-type="float" office:value="0.00000000611837947803252" calcext:value-type="float">
            <text:p>6.1183794780325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gument</text:p>
          </table:table-cell>
          <table:table-cell office:value-type="float" office:value="231" calcext:value-type="float">
            <text:p>231</text:p>
          </table:table-cell>
          <table:table-cell table:formula="of:=([.B1325]/[.$F$1])" office:value-type="float" office:value="0.000128000035463213" calcext:value-type="float">
            <text:p>0.000128000035463</text:p>
          </table:table-cell>
          <table:table-cell table:formula="of:=([.$S$11]/([.E1325]+[.$T$11])^[.$U$11])" office:value-type="float" office:value="0.000206086553081974" calcext:value-type="float">
            <text:p>0.000206086553082</text:p>
          </table:table-cell>
          <table:table-cell office:value-type="float" office:value="1324" calcext:value-type="float">
            <text:p>1324</text:p>
          </table:table-cell>
          <table:table-cell/>
          <table:table-cell table:formula="of:=[.D1325]^2" office:value-type="float" office:value="0.0000000424716673612093" calcext:value-type="float">
            <text:p>4.24716673612093E-08</text:p>
          </table:table-cell>
          <table:table-cell table:formula="of:=([.C1325]-[.D1325])^2" office:value-type="float" office:value="0.00000000609750423382502" calcext:value-type="float">
            <text:p>6.0975042338250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ganization</text:p>
          </table:table-cell>
          <table:table-cell office:value-type="float" office:value="231" calcext:value-type="float">
            <text:p>231</text:p>
          </table:table-cell>
          <table:table-cell table:formula="of:=([.B1326]/[.$F$1])" office:value-type="float" office:value="0.000128000035463213" calcext:value-type="float">
            <text:p>0.000128000035463</text:p>
          </table:table-cell>
          <table:table-cell table:formula="of:=([.$S$11]/([.E1326]+[.$T$11])^[.$U$11])" office:value-type="float" office:value="0.000205953186811494" calcext:value-type="float">
            <text:p>0.000205953186811</text:p>
          </table:table-cell>
          <table:table-cell office:value-type="float" office:value="1325" calcext:value-type="float">
            <text:p>1325</text:p>
          </table:table-cell>
          <table:table-cell/>
          <table:table-cell table:formula="of:=[.D1326]^2" office:value-type="float" office:value="0.0000000424167151578101" calcext:value-type="float">
            <text:p>4.24167151578101E-08</text:p>
          </table:table-cell>
          <table:table-cell table:formula="of:=([.C1326]-[.D1326])^2" office:value-type="float" office:value="0.00000000607669380512796" calcext:value-type="float">
            <text:p>6.0766938051279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at</text:p>
          </table:table-cell>
          <table:table-cell office:value-type="float" office:value="230" calcext:value-type="float">
            <text:p>230</text:p>
          </table:table-cell>
          <table:table-cell table:formula="of:=([.B1327]/[.$F$1])" office:value-type="float" office:value="0.00012744592275558" calcext:value-type="float">
            <text:p>0.000127445922756</text:p>
          </table:table-cell>
          <table:table-cell table:formula="of:=([.$S$11]/([.E1327]+[.$T$11])^[.$U$11])" office:value-type="float" office:value="0.000205820007063062" calcext:value-type="float">
            <text:p>0.000205820007063</text:p>
          </table:table-cell>
          <table:table-cell office:value-type="float" office:value="1326" calcext:value-type="float">
            <text:p>1326</text:p>
          </table:table-cell>
          <table:table-cell/>
          <table:table-cell table:formula="of:=[.D1327]^2" office:value-type="float" office:value="0.000000042361875307439" calcext:value-type="float">
            <text:p>4.2361875307439E-08</text:p>
          </table:table-cell>
          <table:table-cell table:formula="of:=([.C1327]-[.D1327])^2" office:value-type="float" office:value="0.0000000061424970910363" calcext:value-type="float">
            <text:p>6.142497091036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bits</text:p>
          </table:table-cell>
          <table:table-cell office:value-type="float" office:value="230" calcext:value-type="float">
            <text:p>230</text:p>
          </table:table-cell>
          <table:table-cell table:formula="of:=([.B1328]/[.$F$1])" office:value-type="float" office:value="0.00012744592275558" calcext:value-type="float">
            <text:p>0.000127445922756</text:p>
          </table:table-cell>
          <table:table-cell table:formula="of:=([.$S$11]/([.E1328]+[.$T$11])^[.$U$11])" office:value-type="float" office:value="0.000205687013435867" calcext:value-type="float">
            <text:p>0.00020568701343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D1328]^2" office:value-type="float" office:value="0.0000000423071474961665" calcext:value-type="float">
            <text:p>4.23071474961665E-08</text:p>
          </table:table-cell>
          <table:table-cell table:formula="of:=([.C1328]-[.D1328])^2" office:value-type="float" office:value="0.00000000612166827084082" calcext:value-type="float">
            <text:p>6.1216682708408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easant</text:p>
          </table:table-cell>
          <table:table-cell office:value-type="float" office:value="230" calcext:value-type="float">
            <text:p>230</text:p>
          </table:table-cell>
          <table:table-cell table:formula="of:=([.B1329]/[.$F$1])" office:value-type="float" office:value="0.00012744592275558" calcext:value-type="float">
            <text:p>0.000127445922756</text:p>
          </table:table-cell>
          <table:table-cell table:formula="of:=([.$S$11]/([.E1329]+[.$T$11])^[.$U$11])" office:value-type="float" office:value="0.000205554205530257" calcext:value-type="float">
            <text:p>0.00020555420553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D1329]^2" office:value-type="float" office:value="0.000000042252531411175" calcext:value-type="float">
            <text:p>4.2252531411175E-08</text:p>
          </table:table-cell>
          <table:table-cell table:formula="of:=([.C1329]-[.D1329])^2" office:value-type="float" office:value="0.00000000610090383800881" calcext:value-type="float">
            <text:p>6.1009038380088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sented</text:p>
          </table:table-cell>
          <table:table-cell office:value-type="float" office:value="230" calcext:value-type="float">
            <text:p>230</text:p>
          </table:table-cell>
          <table:table-cell table:formula="of:=([.B1330]/[.$F$1])" office:value-type="float" office:value="0.00012744592275558" calcext:value-type="float">
            <text:p>0.000127445922756</text:p>
          </table:table-cell>
          <table:table-cell table:formula="of:=([.$S$11]/([.E1330]+[.$T$11])^[.$U$11])" office:value-type="float" office:value="0.000205421582947739" calcext:value-type="float">
            <text:p>0.000205421582948</text:p>
          </table:table-cell>
          <table:table-cell office:value-type="float" office:value="1329" calcext:value-type="float">
            <text:p>1329</text:p>
          </table:table-cell>
          <table:table-cell/>
          <table:table-cell table:formula="of:=[.D1330]^2" office:value-type="float" office:value="0.0000000421980267407547" calcext:value-type="float">
            <text:p>4.21980267407547E-08</text:p>
          </table:table-cell>
          <table:table-cell table:formula="of:=([.C1330]-[.D1330])^2" office:value-type="float" office:value="0.00000000608020358240294" calcext:value-type="float">
            <text:p>6.080203582402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laim</text:p>
          </table:table-cell>
          <table:table-cell office:value-type="float" office:value="230" calcext:value-type="float">
            <text:p>230</text:p>
          </table:table-cell>
          <table:table-cell table:formula="of:=([.B1331]/[.$F$1])" office:value-type="float" office:value="0.00012744592275558" calcext:value-type="float">
            <text:p>0.000127445922756</text:p>
          </table:table-cell>
          <table:table-cell table:formula="of:=([.$S$11]/([.E1331]+[.$T$11])^[.$U$11])" office:value-type="float" office:value="0.000205289145290972" calcext:value-type="float">
            <text:p>0.000205289145291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D1331]^2" office:value-type="float" office:value="0.000000042143633174298" calcext:value-type="float">
            <text:p>4.2143633174298E-08</text:p>
          </table:table-cell>
          <table:table-cell table:formula="of:=([.C1331]-[.D1331])^2" office:value-type="float" office:value="0.00000000605956729469458" calcext:value-type="float">
            <text:p>6.059567294694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actical</text:p>
          </table:table-cell>
          <table:table-cell office:value-type="float" office:value="230" calcext:value-type="float">
            <text:p>230</text:p>
          </table:table-cell>
          <table:table-cell table:formula="of:=([.B1332]/[.$F$1])" office:value-type="float" office:value="0.00012744592275558" calcext:value-type="float">
            <text:p>0.000127445922756</text:p>
          </table:table-cell>
          <table:table-cell table:formula="of:=([.$S$11]/([.E1332]+[.$T$11])^[.$U$11])" office:value-type="float" office:value="0.000205156892163767" calcext:value-type="float">
            <text:p>0.000205156892164</text:p>
          </table:table-cell>
          <table:table-cell office:value-type="float" office:value="1331" calcext:value-type="float">
            <text:p>1331</text:p>
          </table:table-cell>
          <table:table-cell/>
          <table:table-cell table:formula="of:=[.D1332]^2" office:value-type="float" office:value="0.0000000420893504022954" calcext:value-type="float">
            <text:p>4.20893504022954E-08</text:p>
          </table:table-cell>
          <table:table-cell table:formula="of:=([.C1332]-[.D1332])^2" office:value-type="float" office:value="0.00000000603899476636008" calcext:value-type="float">
            <text:p>6.0389947663600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ill</text:p>
          </table:table-cell>
          <table:table-cell office:value-type="float" office:value="230" calcext:value-type="float">
            <text:p>230</text:p>
          </table:table-cell>
          <table:table-cell table:formula="of:=([.B1333]/[.$F$1])" office:value-type="float" office:value="0.00012744592275558" calcext:value-type="float">
            <text:p>0.000127445922756</text:p>
          </table:table-cell>
          <table:table-cell table:formula="of:=([.$S$11]/([.E1333]+[.$T$11])^[.$U$11])" office:value-type="float" office:value="0.000205024823171075" calcext:value-type="float">
            <text:p>0.000205024823171</text:p>
          </table:table-cell>
          <table:table-cell office:value-type="float" office:value="1332" calcext:value-type="float">
            <text:p>1332</text:p>
          </table:table-cell>
          <table:table-cell/>
          <table:table-cell table:formula="of:=[.D1333]^2" office:value-type="float" office:value="0.0000000420351781163305" calcext:value-type="float">
            <text:p>4.20351781163305E-08</text:p>
          </table:table-cell>
          <table:table-cell table:formula="of:=([.C1333]-[.D1333])^2" office:value-type="float" office:value="0.00000000601848578967722" calcext:value-type="float">
            <text:p>6.018485789677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vine</text:p>
          </table:table-cell>
          <table:table-cell office:value-type="float" office:value="229" calcext:value-type="float">
            <text:p>229</text:p>
          </table:table-cell>
          <table:table-cell table:formula="of:=([.B1334]/[.$F$1])" office:value-type="float" office:value="0.000126891810047947" calcext:value-type="float">
            <text:p>0.000126891810048</text:p>
          </table:table-cell>
          <table:table-cell table:formula="of:=([.$S$11]/([.E1334]+[.$T$11])^[.$U$11])" office:value-type="float" office:value="0.000204892937918991" calcext:value-type="float">
            <text:p>0.000204892937919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D1334]^2" office:value-type="float" office:value="0.0000000419811160090755" calcext:value-type="float">
            <text:p>4.19811160090755E-08</text:p>
          </table:table-cell>
          <table:table-cell table:formula="of:=([.C1334]-[.D1334])^2" office:value-type="float" office:value="0.0000000060841759491549" calcext:value-type="float">
            <text:p>6.08417594915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bservation</text:p>
          </table:table-cell>
          <table:table-cell office:value-type="float" office:value="229" calcext:value-type="float">
            <text:p>229</text:p>
          </table:table-cell>
          <table:table-cell table:formula="of:=([.B1335]/[.$F$1])" office:value-type="float" office:value="0.000126891810047947" calcext:value-type="float">
            <text:p>0.000126891810048</text:p>
          </table:table-cell>
          <table:table-cell table:formula="of:=([.$S$11]/([.E1335]+[.$T$11])^[.$U$11])" office:value-type="float" office:value="0.000204761236014746" calcext:value-type="float">
            <text:p>0.000204761236015</text:p>
          </table:table-cell>
          <table:table-cell office:value-type="float" office:value="1334" calcext:value-type="float">
            <text:p>1334</text:p>
          </table:table-cell>
          <table:table-cell/>
          <table:table-cell table:formula="of:=[.D1335]^2" office:value-type="float" office:value="0.0000000419271637742863" calcext:value-type="float">
            <text:p>4.19271637742863E-08</text:p>
          </table:table-cell>
          <table:table-cell table:formula="of:=([.C1335]-[.D1335])^2" office:value-type="float" office:value="0.00000000606364750039866" calcext:value-type="float">
            <text:p>6.063647500398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iddy</text:p>
          </table:table-cell>
          <table:table-cell office:value-type="float" office:value="229" calcext:value-type="float">
            <text:p>229</text:p>
          </table:table-cell>
          <table:table-cell table:formula="of:=([.B1336]/[.$F$1])" office:value-type="float" office:value="0.000126891810047947" calcext:value-type="float">
            <text:p>0.000126891810048</text:p>
          </table:table-cell>
          <table:table-cell table:formula="of:=([.$S$11]/([.E1336]+[.$T$11])^[.$U$11])" office:value-type="float" office:value="0.000204629717066701" calcext:value-type="float">
            <text:p>0.000204629717067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D1336]^2" office:value-type="float" office:value="0.0000000418733211067982" calcext:value-type="float">
            <text:p>4.18733211067982E-08</text:p>
          </table:table-cell>
          <table:table-cell table:formula="of:=([.C1336]-[.D1336])^2" office:value-type="float" office:value="0.00000000604318218765643" calcext:value-type="float">
            <text:p>6.0431821876564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st</text:p>
          </table:table-cell>
          <table:table-cell office:value-type="float" office:value="229" calcext:value-type="float">
            <text:p>229</text:p>
          </table:table-cell>
          <table:table-cell table:formula="of:=([.B1337]/[.$F$1])" office:value-type="float" office:value="0.000126891810047947" calcext:value-type="float">
            <text:p>0.000126891810048</text:p>
          </table:table-cell>
          <table:table-cell table:formula="of:=([.$S$11]/([.E1337]+[.$T$11])^[.$U$11])" office:value-type="float" office:value="0.000204498380684349" calcext:value-type="float">
            <text:p>0.000204498380684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D1337]^2" office:value-type="float" office:value="0.000000041819587702521" calcext:value-type="float">
            <text:p>4.1819587702521E-08</text:p>
          </table:table-cell>
          <table:table-cell table:formula="of:=([.C1337]-[.D1337])^2" office:value-type="float" office:value="0.00000000602277980594283" calcext:value-type="float">
            <text:p>6.022779805942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fficial</text:p>
          </table:table-cell>
          <table:table-cell office:value-type="float" office:value="229" calcext:value-type="float">
            <text:p>229</text:p>
          </table:table-cell>
          <table:table-cell table:formula="of:=([.B1338]/[.$F$1])" office:value-type="float" office:value="0.000126891810047947" calcext:value-type="float">
            <text:p>0.000126891810048</text:p>
          </table:table-cell>
          <table:table-cell table:formula="of:=([.$S$11]/([.E1338]+[.$T$11])^[.$U$11])" office:value-type="float" office:value="0.000204367226478304" calcext:value-type="float">
            <text:p>0.000204367226478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D1338]^2" office:value-type="float" office:value="0.0000000417659632584346" calcext:value-type="float">
            <text:p>4.17659632584346E-08</text:p>
          </table:table-cell>
          <table:table-cell table:formula="of:=([.C1338]-[.D1338])^2" office:value-type="float" office:value="0.00000000600244015105724" calcext:value-type="float">
            <text:p>6.002440151057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stablished</text:p>
          </table:table-cell>
          <table:table-cell office:value-type="float" office:value="229" calcext:value-type="float">
            <text:p>229</text:p>
          </table:table-cell>
          <table:table-cell table:formula="of:=([.B1339]/[.$F$1])" office:value-type="float" office:value="0.000126891810047947" calcext:value-type="float">
            <text:p>0.000126891810048</text:p>
          </table:table-cell>
          <table:table-cell table:formula="of:=([.$S$11]/([.E1339]+[.$T$11])^[.$U$11])" office:value-type="float" office:value="0.000204236254060302" calcext:value-type="float">
            <text:p>0.00020423625406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[.D1339]^2" office:value-type="float" office:value="0.0000000417124474725842" calcext:value-type="float">
            <text:p>4.17124474725842E-08</text:p>
          </table:table-cell>
          <table:table-cell table:formula="of:=([.C1339]-[.D1339])^2" office:value-type="float" office:value="0.00000000598216301958026" calcext:value-type="float">
            <text:p>5.982163019580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utting</text:p>
          </table:table-cell>
          <table:table-cell office:value-type="float" office:value="229" calcext:value-type="float">
            <text:p>229</text:p>
          </table:table-cell>
          <table:table-cell table:formula="of:=([.B1340]/[.$F$1])" office:value-type="float" office:value="0.000126891810047947" calcext:value-type="float">
            <text:p>0.000126891810048</text:p>
          </table:table-cell>
          <table:table-cell table:formula="of:=([.$S$11]/([.E1340]+[.$T$11])^[.$U$11])" office:value-type="float" office:value="0.000204105463043193" calcext:value-type="float">
            <text:p>0.000204105463043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D1340]^2" office:value-type="float" office:value="0.0000000416590400440763" calcext:value-type="float">
            <text:p>4.16590400440763E-08</text:p>
          </table:table-cell>
          <table:table-cell table:formula="of:=([.C1340]-[.D1340])^2" office:value-type="float" office:value="0.00000000596194820887024" calcext:value-type="float">
            <text:p>5.961948208870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</text:p>
          </table:table-cell>
          <table:table-cell office:value-type="float" office:value="229" calcext:value-type="float">
            <text:p>229</text:p>
          </table:table-cell>
          <table:table-cell table:formula="of:=([.B1341]/[.$F$1])" office:value-type="float" office:value="0.000126891810047947" calcext:value-type="float">
            <text:p>0.000126891810048</text:p>
          </table:table-cell>
          <table:table-cell table:formula="of:=([.$S$11]/([.E1341]+[.$T$11])^[.$U$11])" office:value-type="float" office:value="0.000203974853040941" calcext:value-type="float">
            <text:p>0.000203974853041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[.D1341]^2" office:value-type="float" office:value="0.0000000416057406730735" calcext:value-type="float">
            <text:p>4.16057406730735E-08</text:p>
          </table:table-cell>
          <table:table-cell table:formula="of:=([.C1341]-[.D1341])^2" office:value-type="float" office:value="0.00000000594179551705971" calcext:value-type="float">
            <text:p>5.9417955170597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ard</text:p>
          </table:table-cell>
          <table:table-cell office:value-type="float" office:value="229" calcext:value-type="float">
            <text:p>229</text:p>
          </table:table-cell>
          <table:table-cell table:formula="of:=([.B1342]/[.$F$1])" office:value-type="float" office:value="0.000126891810047947" calcext:value-type="float">
            <text:p>0.000126891810048</text:p>
          </table:table-cell>
          <table:table-cell table:formula="of:=([.$S$11]/([.E1342]+[.$T$11])^[.$U$11])" office:value-type="float" office:value="0.000203844423668617" calcext:value-type="float">
            <text:p>0.000203844423669</text:p>
          </table:table-cell>
          <table:table-cell office:value-type="float" office:value="1341" calcext:value-type="float">
            <text:p>1341</text:p>
          </table:table-cell>
          <table:table-cell/>
          <table:table-cell table:formula="of:=[.D1342]^2" office:value-type="float" office:value="0.0000000415525490607905" calcext:value-type="float">
            <text:p>4.15525490607905E-08</text:p>
          </table:table-cell>
          <table:table-cell table:formula="of:=([.C1342]-[.D1342])^2" office:value-type="float" office:value="0.00000000592170474305201" calcext:value-type="float">
            <text:p>5.921704743052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onderful</text:p>
          </table:table-cell>
          <table:table-cell office:value-type="float" office:value="229" calcext:value-type="float">
            <text:p>229</text:p>
          </table:table-cell>
          <table:table-cell table:formula="of:=([.B1343]/[.$F$1])" office:value-type="float" office:value="0.000126891810047947" calcext:value-type="float">
            <text:p>0.000126891810048</text:p>
          </table:table-cell>
          <table:table-cell table:formula="of:=([.$S$11]/([.E1343]+[.$T$11])^[.$U$11])" office:value-type="float" office:value="0.000203714174542395" calcext:value-type="float">
            <text:p>0.000203714174542</text:p>
          </table:table-cell>
          <table:table-cell office:value-type="float" office:value="1342" calcext:value-type="float">
            <text:p>1342</text:p>
          </table:table-cell>
          <table:table-cell/>
          <table:table-cell table:formula="of:=[.D1343]^2" office:value-type="float" office:value="0.0000000414994649094893" calcext:value-type="float">
            <text:p>4.14994649094893E-08</text:p>
          </table:table-cell>
          <table:table-cell table:formula="of:=([.C1343]-[.D1343])^2" office:value-type="float" office:value="0.00000000590167568651774" calcext:value-type="float">
            <text:p>5.901675686517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orge</text:p>
          </table:table-cell>
          <table:table-cell office:value-type="float" office:value="229" calcext:value-type="float">
            <text:p>229</text:p>
          </table:table-cell>
          <table:table-cell table:formula="of:=([.B1344]/[.$F$1])" office:value-type="float" office:value="0.000126891810047947" calcext:value-type="float">
            <text:p>0.000126891810048</text:p>
          </table:table-cell>
          <table:table-cell table:formula="of:=([.$S$11]/([.E1344]+[.$T$11])^[.$U$11])" office:value-type="float" office:value="0.000203584105279551" calcext:value-type="float">
            <text:p>0.00020358410528</text:p>
          </table:table-cell>
          <table:table-cell office:value-type="float" office:value="1343" calcext:value-type="float">
            <text:p>1343</text:p>
          </table:table-cell>
          <table:table-cell/>
          <table:table-cell table:formula="of:=[.D1344]^2" office:value-type="float" office:value="0.0000000414464879224752" calcext:value-type="float">
            <text:p>4.14464879224752E-08</text:p>
          </table:table-cell>
          <table:table-cell table:formula="of:=([.C1344]-[.D1344])^2" office:value-type="float" office:value="0.00000000588170814789141" calcext:value-type="float">
            <text:p>5.881708147891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quarter</text:p>
          </table:table-cell>
          <table:table-cell office:value-type="float" office:value="228" calcext:value-type="float">
            <text:p>228</text:p>
          </table:table-cell>
          <table:table-cell table:formula="of:=([.B1345]/[.$F$1])" office:value-type="float" office:value="0.000126337697340314" calcext:value-type="float">
            <text:p>0.00012633769734</text:p>
          </table:table-cell>
          <table:table-cell table:formula="of:=([.$S$11]/([.E1345]+[.$T$11])^[.$U$11])" office:value-type="float" office:value="0.000203454215498455" calcext:value-type="float">
            <text:p>0.000203454215498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D1345]^2" office:value-type="float" office:value="0.0000000413936178040918" calcext:value-type="float">
            <text:p>4.13936178040918E-08</text:p>
          </table:table-cell>
          <table:table-cell table:formula="of:=([.C1345]-[.D1345])^2" office:value-type="float" office:value="0.00000000594695737283485" calcext:value-type="float">
            <text:p>5.9469573728348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lkins</text:p>
          </table:table-cell>
          <table:table-cell office:value-type="float" office:value="228" calcext:value-type="float">
            <text:p>228</text:p>
          </table:table-cell>
          <table:table-cell table:formula="of:=([.B1346]/[.$F$1])" office:value-type="float" office:value="0.000126337697340314" calcext:value-type="float">
            <text:p>0.00012633769734</text:p>
          </table:table-cell>
          <table:table-cell table:formula="of:=([.$S$11]/([.E1346]+[.$T$11])^[.$U$11])" office:value-type="float" office:value="0.000203324504818571" calcext:value-type="float">
            <text:p>0.000203324504819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346]^2" office:value-type="float" office:value="0.0000000413408542597172" calcext:value-type="float">
            <text:p>4.13408542597172E-08</text:p>
          </table:table-cell>
          <table:table-cell table:formula="of:=([.C1346]-[.D1346])^2" office:value-type="float" office:value="0.00000000592696852569417" calcext:value-type="float">
            <text:p>5.9269685256941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erformed</text:p>
          </table:table-cell>
          <table:table-cell office:value-type="float" office:value="228" calcext:value-type="float">
            <text:p>228</text:p>
          </table:table-cell>
          <table:table-cell table:formula="of:=([.B1347]/[.$F$1])" office:value-type="float" office:value="0.000126337697340314" calcext:value-type="float">
            <text:p>0.00012633769734</text:p>
          </table:table-cell>
          <table:table-cell table:formula="of:=([.$S$11]/([.E1347]+[.$T$11])^[.$U$11])" office:value-type="float" office:value="0.00020319497286045" calcext:value-type="float">
            <text:p>0.00020319497286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D1347]^2" office:value-type="float" office:value="0.0000000412881969957589" calcext:value-type="float">
            <text:p>4.12881969957589E-08</text:p>
          </table:table-cell>
          <table:table-cell table:formula="of:=([.C1347]-[.D1347])^2" office:value-type="float" office:value="0.00000000590704080037799" calcext:value-type="float">
            <text:p>5.9070408003779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pper</text:p>
          </table:table-cell>
          <table:table-cell office:value-type="float" office:value="228" calcext:value-type="float">
            <text:p>228</text:p>
          </table:table-cell>
          <table:table-cell table:formula="of:=([.B1348]/[.$F$1])" office:value-type="float" office:value="0.000126337697340314" calcext:value-type="float">
            <text:p>0.00012633769734</text:p>
          </table:table-cell>
          <table:table-cell table:formula="of:=([.$S$11]/([.E1348]+[.$T$11])^[.$U$11])" office:value-type="float" office:value="0.000203065619245726" calcext:value-type="float">
            <text:p>0.000203065619246</text:p>
          </table:table-cell>
          <table:table-cell office:value-type="float" office:value="1347" calcext:value-type="float">
            <text:p>1347</text:p>
          </table:table-cell>
          <table:table-cell/>
          <table:table-cell table:formula="of:=[.D1348]^2" office:value-type="float" office:value="0.0000000412356457196503" calcext:value-type="float">
            <text:p>4.12356457196503E-08</text:p>
          </table:table-cell>
          <table:table-cell table:formula="of:=([.C1348]-[.D1348])^2" office:value-type="float" office:value="0.00000000588717399992297" calcext:value-type="float">
            <text:p>5.887173999922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udgment</text:p>
          </table:table-cell>
          <table:table-cell office:value-type="float" office:value="228" calcext:value-type="float">
            <text:p>228</text:p>
          </table:table-cell>
          <table:table-cell table:formula="of:=([.B1349]/[.$F$1])" office:value-type="float" office:value="0.000126337697340314" calcext:value-type="float">
            <text:p>0.00012633769734</text:p>
          </table:table-cell>
          <table:table-cell table:formula="of:=([.$S$11]/([.E1349]+[.$T$11])^[.$U$11])" office:value-type="float" office:value="0.000202936443597116" calcext:value-type="float">
            <text:p>0.000202936443597</text:p>
          </table:table-cell>
          <table:table-cell office:value-type="float" office:value="1348" calcext:value-type="float">
            <text:p>1348</text:p>
          </table:table-cell>
          <table:table-cell/>
          <table:table-cell table:formula="of:=[.D1349]^2" office:value-type="float" office:value="0.0000000411832001398455" calcext:value-type="float">
            <text:p>4.11832001398455E-08</text:p>
          </table:table-cell>
          <table:table-cell table:formula="of:=([.C1349]-[.D1349])^2" office:value-type="float" office:value="0.00000000586736792811389" calcext:value-type="float">
            <text:p>5.8673679281138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of</text:p>
          </table:table-cell>
          <table:table-cell office:value-type="float" office:value="228" calcext:value-type="float">
            <text:p>228</text:p>
          </table:table-cell>
          <table:table-cell table:formula="of:=([.B1350]/[.$F$1])" office:value-type="float" office:value="0.000126337697340314" calcext:value-type="float">
            <text:p>0.00012633769734</text:p>
          </table:table-cell>
          <table:table-cell table:formula="of:=([.$S$11]/([.E1350]+[.$T$11])^[.$U$11])" office:value-type="float" office:value="0.000202807445538411" calcext:value-type="float">
            <text:p>0.000202807445538</text:p>
          </table:table-cell>
          <table:table-cell office:value-type="float" office:value="1349" calcext:value-type="float">
            <text:p>1349</text:p>
          </table:table-cell>
          <table:table-cell/>
          <table:table-cell table:formula="of:=[.D1350]^2" office:value-type="float" office:value="0.0000000411308599658158" calcext:value-type="float">
            <text:p>4.11308599658158E-08</text:p>
          </table:table-cell>
          <table:table-cell table:formula="of:=([.C1350]-[.D1350])^2" office:value-type="float" office:value="0.00000000584762238948038" calcext:value-type="float">
            <text:p>5.8476223894803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ffairs</text:p>
          </table:table-cell>
          <table:table-cell office:value-type="float" office:value="227" calcext:value-type="float">
            <text:p>227</text:p>
          </table:table-cell>
          <table:table-cell table:formula="of:=([.B1351]/[.$F$1])" office:value-type="float" office:value="0.000125783584632681" calcext:value-type="float">
            <text:p>0.000125783584633</text:p>
          </table:table-cell>
          <table:table-cell table:formula="of:=([.$S$11]/([.E1351]+[.$T$11])^[.$U$11])" office:value-type="float" office:value="0.000202678624694477" calcext:value-type="float">
            <text:p>0.000202678624694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[.D1351]^2" office:value-type="float" office:value="0.0000000410786249080446" calcext:value-type="float">
            <text:p>4.10786249080446E-08</text:p>
          </table:table-cell>
          <table:table-cell table:formula="of:=([.C1351]-[.D1351])^2" office:value-type="float" office:value="0.00000000591284718610513" calcext:value-type="float">
            <text:p>5.912847186105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nera</text:p>
          </table:table-cell>
          <table:table-cell office:value-type="float" office:value="227" calcext:value-type="float">
            <text:p>227</text:p>
          </table:table-cell>
          <table:table-cell table:formula="of:=([.B1352]/[.$F$1])" office:value-type="float" office:value="0.000125783584632681" calcext:value-type="float">
            <text:p>0.000125783584633</text:p>
          </table:table-cell>
          <table:table-cell table:formula="of:=([.$S$11]/([.E1352]+[.$T$11])^[.$U$11])" office:value-type="float" office:value="0.000202549980691246" calcext:value-type="float">
            <text:p>0.000202549980691</text:p>
          </table:table-cell>
          <table:table-cell office:value-type="float" office:value="1351" calcext:value-type="float">
            <text:p>1351</text:p>
          </table:table-cell>
          <table:table-cell/>
          <table:table-cell table:formula="of:=[.D1352]^2" office:value-type="float" office:value="0.000000041026494678024" calcext:value-type="float">
            <text:p>4.1026494678024E-08</text:p>
          </table:table-cell>
          <table:table-cell table:formula="of:=([.C1352]-[.D1352])^2" office:value-type="float" office:value="0.00000000589307956382034" calcext:value-type="float">
            <text:p>5.8930795638203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trol</text:p>
          </table:table-cell>
          <table:table-cell office:value-type="float" office:value="227" calcext:value-type="float">
            <text:p>227</text:p>
          </table:table-cell>
          <table:table-cell table:formula="of:=([.B1353]/[.$F$1])" office:value-type="float" office:value="0.000125783584632681" calcext:value-type="float">
            <text:p>0.000125783584633</text:p>
          </table:table-cell>
          <table:table-cell table:formula="of:=([.$S$11]/([.E1353]+[.$T$11])^[.$U$11])" office:value-type="float" office:value="0.000202421513155716" calcext:value-type="float">
            <text:p>0.000202421513156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D1353]^2" office:value-type="float" office:value="0.0000000409744689882496" calcext:value-type="float">
            <text:p>4.09744689882496E-08</text:p>
          </table:table-cell>
          <table:table-cell table:formula="of:=([.C1353]-[.D1353])^2" office:value-type="float" office:value="0.0000000058733720883017" calcext:value-type="float">
            <text:p>5.873372088301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nciples</text:p>
          </table:table-cell>
          <table:table-cell office:value-type="float" office:value="227" calcext:value-type="float">
            <text:p>227</text:p>
          </table:table-cell>
          <table:table-cell table:formula="of:=([.B1354]/[.$F$1])" office:value-type="float" office:value="0.000125783584632681" calcext:value-type="float">
            <text:p>0.000125783584633</text:p>
          </table:table-cell>
          <table:table-cell table:formula="of:=([.$S$11]/([.E1354]+[.$T$11])^[.$U$11])" office:value-type="float" office:value="0.000202293221715946" calcext:value-type="float">
            <text:p>0.000202293221716</text:p>
          </table:table-cell>
          <table:table-cell office:value-type="float" office:value="1353" calcext:value-type="float">
            <text:p>1353</text:p>
          </table:table-cell>
          <table:table-cell/>
          <table:table-cell table:formula="of:=[.D1354]^2" office:value-type="float" office:value="0.000000040922547552217" calcext:value-type="float">
            <text:p>4.0922547552217E-08</text:p>
          </table:table-cell>
          <table:table-cell table:formula="of:=([.C1354]-[.D1354])^2" office:value-type="float" office:value="0.00000000585372456661291" calcext:value-type="float">
            <text:p>5.8537245666129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rriors</text:p>
          </table:table-cell>
          <table:table-cell office:value-type="float" office:value="226" calcext:value-type="float">
            <text:p>226</text:p>
          </table:table-cell>
          <table:table-cell table:formula="of:=([.B1355]/[.$F$1])" office:value-type="float" office:value="0.000125229471925049" calcext:value-type="float">
            <text:p>0.000125229471925</text:p>
          </table:table-cell>
          <table:table-cell table:formula="of:=([.$S$11]/([.E1355]+[.$T$11])^[.$U$11])" office:value-type="float" office:value="0.000202165106001054" calcext:value-type="float">
            <text:p>0.000202165106001</text:p>
          </table:table-cell>
          <table:table-cell office:value-type="float" office:value="1354" calcext:value-type="float">
            <text:p>1354</text:p>
          </table:table-cell>
          <table:table-cell/>
          <table:table-cell table:formula="of:=[.D1355]^2" office:value-type="float" office:value="0.0000000408707300844174" calcext:value-type="float">
            <text:p>4.08707300844174E-08</text:p>
          </table:table-cell>
          <table:table-cell table:formula="of:=([.C1355]-[.D1355])^2" office:value-type="float" office:value="0.00000000591909179067703" calcext:value-type="float">
            <text:p>5.9190917906770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nodgrass</text:p>
          </table:table-cell>
          <table:table-cell office:value-type="float" office:value="226" calcext:value-type="float">
            <text:p>226</text:p>
          </table:table-cell>
          <table:table-cell table:formula="of:=([.B1356]/[.$F$1])" office:value-type="float" office:value="0.000125229471925049" calcext:value-type="float">
            <text:p>0.000125229471925</text:p>
          </table:table-cell>
          <table:table-cell table:formula="of:=([.$S$11]/([.E1356]+[.$T$11])^[.$U$11])" office:value-type="float" office:value="0.000202037165641209" calcext:value-type="float">
            <text:p>0.000202037165641</text:p>
          </table:table-cell>
          <table:table-cell office:value-type="float" office:value="1355" calcext:value-type="float">
            <text:p>1355</text:p>
          </table:table-cell>
          <table:table-cell/>
          <table:table-cell table:formula="of:=[.D1356]^2" office:value-type="float" office:value="0.0000000408190163003332" calcext:value-type="float">
            <text:p>4.08190163003332E-08</text:p>
          </table:table-cell>
          <table:table-cell table:formula="of:=([.C1356]-[.D1356])^2" office:value-type="float" office:value="0.00000000589942181399549" calcext:value-type="float">
            <text:p>5.899421813995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nth</text:p>
          </table:table-cell>
          <table:table-cell office:value-type="float" office:value="226" calcext:value-type="float">
            <text:p>226</text:p>
          </table:table-cell>
          <table:table-cell table:formula="of:=([.B1357]/[.$F$1])" office:value-type="float" office:value="0.000125229471925049" calcext:value-type="float">
            <text:p>0.000125229471925</text:p>
          </table:table-cell>
          <table:table-cell table:formula="of:=([.$S$11]/([.E1357]+[.$T$11])^[.$U$11])" office:value-type="float" office:value="0.00020190940026763" calcext:value-type="float">
            <text:p>0.000201909400268</text:p>
          </table:table-cell>
          <table:table-cell office:value-type="float" office:value="1356" calcext:value-type="float">
            <text:p>1356</text:p>
          </table:table-cell>
          <table:table-cell/>
          <table:table-cell table:formula="of:=[.D1357]^2" office:value-type="float" office:value="0.0000000407674059164341" calcext:value-type="float">
            <text:p>4.07674059164341E-08</text:p>
          </table:table-cell>
          <table:table-cell table:formula="of:=([.C1357]-[.D1357])^2" office:value-type="float" office:value="0.00000000587981141062346" calcext:value-type="float">
            <text:p>5.879811410623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orry</text:p>
          </table:table-cell>
          <table:table-cell office:value-type="float" office:value="226" calcext:value-type="float">
            <text:p>226</text:p>
          </table:table-cell>
          <table:table-cell table:formula="of:=([.B1358]/[.$F$1])" office:value-type="float" office:value="0.000125229471925049" calcext:value-type="float">
            <text:p>0.000125229471925</text:p>
          </table:table-cell>
          <table:table-cell table:formula="of:=([.$S$11]/([.E1358]+[.$T$11])^[.$U$11])" office:value-type="float" office:value="0.000201781809512584" calcext:value-type="float">
            <text:p>0.00020178180951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D1358]^2" office:value-type="float" office:value="0.0000000407158986501727" calcext:value-type="float">
            <text:p>4.07158986501727E-08</text:p>
          </table:table-cell>
          <table:table-cell table:formula="of:=([.C1358]-[.D1358])^2" office:value-type="float" office:value="0.00000000586026039011597" calcext:value-type="float">
            <text:p>5.860260390115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te</text:p>
          </table:table-cell>
          <table:table-cell office:value-type="float" office:value="226" calcext:value-type="float">
            <text:p>226</text:p>
          </table:table-cell>
          <table:table-cell table:formula="of:=([.B1359]/[.$F$1])" office:value-type="float" office:value="0.000125229471925049" calcext:value-type="float">
            <text:p>0.000125229471925</text:p>
          </table:table-cell>
          <table:table-cell table:formula="of:=([.$S$11]/([.E1359]+[.$T$11])^[.$U$11])" office:value-type="float" office:value="0.000201654393009378" calcext:value-type="float">
            <text:p>0.000201654393009</text:p>
          </table:table-cell>
          <table:table-cell office:value-type="float" office:value="1358" calcext:value-type="float">
            <text:p>1358</text:p>
          </table:table-cell>
          <table:table-cell/>
          <table:table-cell table:formula="of:=[.D1359]^2" office:value-type="float" office:value="0.0000000406644942199805" calcext:value-type="float">
            <text:p>4.06644942199805E-08</text:p>
          </table:table-cell>
          <table:table-cell table:formula="of:=([.C1359]-[.D1359])^2" office:value-type="float" office:value="0.00000000584076856274593" calcext:value-type="float">
            <text:p>5.840768562745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ffered</text:p>
          </table:table-cell>
          <table:table-cell office:value-type="float" office:value="226" calcext:value-type="float">
            <text:p>226</text:p>
          </table:table-cell>
          <table:table-cell table:formula="of:=([.B1360]/[.$F$1])" office:value-type="float" office:value="0.000125229471925049" calcext:value-type="float">
            <text:p>0.000125229471925</text:p>
          </table:table-cell>
          <table:table-cell table:formula="of:=([.$S$11]/([.E1360]+[.$T$11])^[.$U$11])" office:value-type="float" office:value="0.000201527150392358" calcext:value-type="float">
            <text:p>0.000201527150392</text:p>
          </table:table-cell>
          <table:table-cell office:value-type="float" office:value="1359" calcext:value-type="float">
            <text:p>1359</text:p>
          </table:table-cell>
          <table:table-cell/>
          <table:table-cell table:formula="of:=[.D1360]^2" office:value-type="float" office:value="0.0000000406131923452641" calcext:value-type="float">
            <text:p>4.06131923452641E-08</text:p>
          </table:table-cell>
          <table:table-cell table:formula="of:=([.C1360]-[.D1360])^2" office:value-type="float" office:value="0.00000000582133573950094" calcext:value-type="float">
            <text:p>5.821335739500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rtians</text:p>
          </table:table-cell>
          <table:table-cell office:value-type="float" office:value="226" calcext:value-type="float">
            <text:p>226</text:p>
          </table:table-cell>
          <table:table-cell table:formula="of:=([.B1361]/[.$F$1])" office:value-type="float" office:value="0.000125229471925049" calcext:value-type="float">
            <text:p>0.000125229471925</text:p>
          </table:table-cell>
          <table:table-cell table:formula="of:=([.$S$11]/([.E1361]+[.$T$11])^[.$U$11])" office:value-type="float" office:value="0.000201400081296906" calcext:value-type="float">
            <text:p>0.000201400081297</text:p>
          </table:table-cell>
          <table:table-cell office:value-type="float" office:value="1360" calcext:value-type="float">
            <text:p>1360</text:p>
          </table:table-cell>
          <table:table-cell/>
          <table:table-cell table:formula="of:=[.D1361]^2" office:value-type="float" office:value="0.0000000405619927464004" calcext:value-type="float">
            <text:p>4.05619927464004E-08</text:p>
          </table:table-cell>
          <table:table-cell table:formula="of:=([.C1361]-[.D1361])^2" office:value-type="float" office:value="0.00000000580196173208011" calcext:value-type="float">
            <text:p>5.8019617320801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adually</text:p>
          </table:table-cell>
          <table:table-cell office:value-type="float" office:value="226" calcext:value-type="float">
            <text:p>226</text:p>
          </table:table-cell>
          <table:table-cell table:formula="of:=([.B1362]/[.$F$1])" office:value-type="float" office:value="0.000125229471925049" calcext:value-type="float">
            <text:p>0.000125229471925</text:p>
          </table:table-cell>
          <table:table-cell table:formula="of:=([.$S$11]/([.E1362]+[.$T$11])^[.$U$11])" office:value-type="float" office:value="0.000201273185359434" calcext:value-type="float">
            <text:p>0.000201273185359</text:p>
          </table:table-cell>
          <table:table-cell office:value-type="float" office:value="1361" calcext:value-type="float">
            <text:p>1361</text:p>
          </table:table-cell>
          <table:table-cell/>
          <table:table-cell table:formula="of:=[.D1362]^2" office:value-type="float" office:value="0.0000000405108951447332" calcext:value-type="float">
            <text:p>4.05108951447332E-08</text:p>
          </table:table-cell>
          <table:table-cell table:formula="of:=([.C1362]-[.D1362])^2" office:value-type="float" office:value="0.00000000578264635289097" calcext:value-type="float">
            <text:p>5.782646352890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ck</text:p>
          </table:table-cell>
          <table:table-cell office:value-type="float" office:value="226" calcext:value-type="float">
            <text:p>226</text:p>
          </table:table-cell>
          <table:table-cell table:formula="of:=([.B1363]/[.$F$1])" office:value-type="float" office:value="0.000125229471925049" calcext:value-type="float">
            <text:p>0.000125229471925</text:p>
          </table:table-cell>
          <table:table-cell table:formula="of:=([.$S$11]/([.E1363]+[.$T$11])^[.$U$11])" office:value-type="float" office:value="0.000201146462217382" calcext:value-type="float">
            <text:p>0.000201146462217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D1363]^2" office:value-type="float" office:value="0.0000000404598992625688" calcext:value-type="float">
            <text:p>4.04598992625688E-08</text:p>
          </table:table-cell>
          <table:table-cell table:formula="of:=([.C1363]-[.D1363])^2" office:value-type="float" office:value="0.00000000576338941504631" calcext:value-type="float">
            <text:p>5.7633894150463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ays</text:p>
          </table:table-cell>
          <table:table-cell office:value-type="float" office:value="226" calcext:value-type="float">
            <text:p>226</text:p>
          </table:table-cell>
          <table:table-cell table:formula="of:=([.B1364]/[.$F$1])" office:value-type="float" office:value="0.000125229471925049" calcext:value-type="float">
            <text:p>0.000125229471925</text:p>
          </table:table-cell>
          <table:table-cell table:formula="of:=([.$S$11]/([.E1364]+[.$T$11])^[.$U$11])" office:value-type="float" office:value="0.000201019911509214" calcext:value-type="float">
            <text:p>0.000201019911509</text:p>
          </table:table-cell>
          <table:table-cell office:value-type="float" office:value="1363" calcext:value-type="float">
            <text:p>1363</text:p>
          </table:table-cell>
          <table:table-cell/>
          <table:table-cell table:formula="of:=[.D1364]^2" office:value-type="float" office:value="0.0000000404090048231722" calcext:value-type="float">
            <text:p>4.04090048231722E-08</text:p>
          </table:table-cell>
          <table:table-cell table:formula="of:=([.C1364]-[.D1364])^2" office:value-type="float" office:value="0.00000000574419073236104" calcext:value-type="float">
            <text:p>5.744190732361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ving</text:p>
          </table:table-cell>
          <table:table-cell office:value-type="float" office:value="226" calcext:value-type="float">
            <text:p>226</text:p>
          </table:table-cell>
          <table:table-cell table:formula="of:=([.B1365]/[.$F$1])" office:value-type="float" office:value="0.000125229471925049" calcext:value-type="float">
            <text:p>0.000125229471925</text:p>
          </table:table-cell>
          <table:table-cell table:formula="of:=([.$S$11]/([.E1365]+[.$T$11])^[.$U$11])" office:value-type="float" office:value="0.000200893532874413" calcext:value-type="float">
            <text:p>0.000200893532874</text:p>
          </table:table-cell>
          <table:table-cell office:value-type="float" office:value="1364" calcext:value-type="float">
            <text:p>1364</text:p>
          </table:table-cell>
          <table:table-cell/>
          <table:table-cell table:formula="of:=[.D1365]^2" office:value-type="float" office:value="0.0000000403582115507628" calcext:value-type="float">
            <text:p>4.03582115507628E-08</text:p>
          </table:table-cell>
          <table:table-cell table:formula="of:=([.C1365]-[.D1365])^2" office:value-type="float" office:value="0.00000000572505011934914" calcext:value-type="float">
            <text:p>5.725050119349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pular</text:p>
          </table:table-cell>
          <table:table-cell office:value-type="float" office:value="225" calcext:value-type="float">
            <text:p>225</text:p>
          </table:table-cell>
          <table:table-cell table:formula="of:=([.B1366]/[.$F$1])" office:value-type="float" office:value="0.000124675359217416" calcext:value-type="float">
            <text:p>0.000124675359217</text:p>
          </table:table-cell>
          <table:table-cell table:formula="of:=([.$S$11]/([.E1366]+[.$T$11])^[.$U$11])" office:value-type="float" office:value="0.00020076732595348" calcext:value-type="float">
            <text:p>0.0002007673259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D1366]^2" office:value-type="float" office:value="0.0000000403075191705107" calcext:value-type="float">
            <text:p>4.03075191705107E-08</text:p>
          </table:table-cell>
          <table:table-cell table:formula="of:=([.C1366]-[.D1366])^2" office:value-type="float" office:value="0.00000000578998740176229" calcext:value-type="float">
            <text:p>5.789987401762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ud</text:p>
          </table:table-cell>
          <table:table-cell office:value-type="float" office:value="225" calcext:value-type="float">
            <text:p>225</text:p>
          </table:table-cell>
          <table:table-cell table:formula="of:=([.B1367]/[.$F$1])" office:value-type="float" office:value="0.000124675359217416" calcext:value-type="float">
            <text:p>0.000124675359217</text:p>
          </table:table-cell>
          <table:table-cell table:formula="of:=([.$S$11]/([.E1367]+[.$T$11])^[.$U$11])" office:value-type="float" office:value="0.000200641290387927" calcext:value-type="float">
            <text:p>0.000200641290388</text:p>
          </table:table-cell>
          <table:table-cell office:value-type="float" office:value="1366" calcext:value-type="float">
            <text:p>1366</text:p>
          </table:table-cell>
          <table:table-cell/>
          <table:table-cell table:formula="of:=[.D1367]^2" office:value-type="float" office:value="0.0000000402569274085326" calcext:value-type="float">
            <text:p>4.02569274085326E-08</text:p>
          </table:table-cell>
          <table:table-cell table:formula="of:=([.C1367]-[.D1367])^2" office:value-type="float" office:value="0.00000000577082269860294" calcext:value-type="float">
            <text:p>5.770822698602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aring</text:p>
          </table:table-cell>
          <table:table-cell office:value-type="float" office:value="225" calcext:value-type="float">
            <text:p>225</text:p>
          </table:table-cell>
          <table:table-cell table:formula="of:=([.B1368]/[.$F$1])" office:value-type="float" office:value="0.000124675359217416" calcext:value-type="float">
            <text:p>0.000124675359217</text:p>
          </table:table-cell>
          <table:table-cell table:formula="of:=([.$S$11]/([.E1368]+[.$T$11])^[.$U$11])" office:value-type="float" office:value="0.000200515425820279" calcext:value-type="float">
            <text:p>0.00020051542582</text:p>
          </table:table-cell>
          <table:table-cell office:value-type="float" office:value="1367" calcext:value-type="float">
            <text:p>1367</text:p>
          </table:table-cell>
          <table:table-cell/>
          <table:table-cell table:formula="of:=[.D1368]^2" office:value-type="float" office:value="0.0000000402064359918877" calcext:value-type="float">
            <text:p>4.02064359918877E-08</text:p>
          </table:table-cell>
          <table:table-cell table:formula="of:=([.C1368]-[.D1368])^2" office:value-type="float" office:value="0.00000000575171570232673" calcext:value-type="float">
            <text:p>5.751715702326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ropped</text:p>
          </table:table-cell>
          <table:table-cell office:value-type="float" office:value="225" calcext:value-type="float">
            <text:p>225</text:p>
          </table:table-cell>
          <table:table-cell table:formula="of:=([.B1369]/[.$F$1])" office:value-type="float" office:value="0.000124675359217416" calcext:value-type="float">
            <text:p>0.000124675359217</text:p>
          </table:table-cell>
          <table:table-cell table:formula="of:=([.$S$11]/([.E1369]+[.$T$11])^[.$U$11])" office:value-type="float" office:value="0.000200389731894062" calcext:value-type="float">
            <text:p>0.000200389731894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D1369]^2" office:value-type="float" office:value="0.0000000401560446485742" calcext:value-type="float">
            <text:p>4.01560446485742E-08</text:p>
          </table:table-cell>
          <table:table-cell table:formula="of:=([.C1369]-[.D1369])^2" office:value-type="float" office:value="0.00000000573266622981815" calcext:value-type="float">
            <text:p>5.7326662298181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books</text:p>
          </table:table-cell>
          <table:table-cell office:value-type="float" office:value="225" calcext:value-type="float">
            <text:p>225</text:p>
          </table:table-cell>
          <table:table-cell table:formula="of:=([.B1370]/[.$F$1])" office:value-type="float" office:value="0.000124675359217416" calcext:value-type="float">
            <text:p>0.000124675359217</text:p>
          </table:table-cell>
          <table:table-cell table:formula="of:=([.$S$11]/([.E1370]+[.$T$11])^[.$U$11])" office:value-type="float" office:value="0.000200264208253809" calcext:value-type="float">
            <text:p>0.000200264208254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D1370]^2" office:value-type="float" office:value="0.0000000401057531075248" calcext:value-type="float">
            <text:p>4.01057531075248E-08</text:p>
          </table:table-cell>
          <table:table-cell table:formula="of:=([.C1370]-[.D1370])^2" office:value-type="float" office:value="0.00000000571367409864661" calcext:value-type="float">
            <text:p>5.7136740986466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itle</text:p>
          </table:table-cell>
          <table:table-cell office:value-type="float" office:value="225" calcext:value-type="float">
            <text:p>225</text:p>
          </table:table-cell>
          <table:table-cell table:formula="of:=([.B1371]/[.$F$1])" office:value-type="float" office:value="0.000124675359217416" calcext:value-type="float">
            <text:p>0.000124675359217</text:p>
          </table:table-cell>
          <table:table-cell table:formula="of:=([.$S$11]/([.E1371]+[.$T$11])^[.$U$11])" office:value-type="float" office:value="0.000200138854545047" calcext:value-type="float">
            <text:p>0.000200138854545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D1371]^2" office:value-type="float" office:value="0.0000000400555610986035" calcext:value-type="float">
            <text:p>4.00555610986035E-08</text:p>
          </table:table-cell>
          <table:table-cell table:formula="of:=([.C1371]-[.D1371])^2" office:value-type="float" office:value="0.00000000569473912706346" calcext:value-type="float">
            <text:p>5.6947391270634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ise</text:p>
          </table:table-cell>
          <table:table-cell office:value-type="float" office:value="225" calcext:value-type="float">
            <text:p>225</text:p>
          </table:table-cell>
          <table:table-cell table:formula="of:=([.B1372]/[.$F$1])" office:value-type="float" office:value="0.000124675359217416" calcext:value-type="float">
            <text:p>0.000124675359217</text:p>
          </table:table-cell>
          <table:table-cell table:formula="of:=([.$S$11]/([.E1372]+[.$T$11])^[.$U$11])" office:value-type="float" office:value="0.000200013670414302" calcext:value-type="float">
            <text:p>0.000200013670414</text:p>
          </table:table-cell>
          <table:table-cell office:value-type="float" office:value="1371" calcext:value-type="float">
            <text:p>1371</text:p>
          </table:table-cell>
          <table:table-cell/>
          <table:table-cell table:formula="of:=[.D1372]^2" office:value-type="float" office:value="0.0000000400054683526011" calcext:value-type="float">
            <text:p>4.00054683526011E-08</text:p>
          </table:table-cell>
          <table:table-cell table:formula="of:=([.C1372]-[.D1372])^2" office:value-type="float" office:value="0.00000000567586113399893" calcext:value-type="float">
            <text:p>5.675861133998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dified</text:p>
          </table:table-cell>
          <table:table-cell office:value-type="float" office:value="225" calcext:value-type="float">
            <text:p>225</text:p>
          </table:table-cell>
          <table:table-cell table:formula="of:=([.B1373]/[.$F$1])" office:value-type="float" office:value="0.000124675359217416" calcext:value-type="float">
            <text:p>0.000124675359217</text:p>
          </table:table-cell>
          <table:table-cell table:formula="of:=([.$S$11]/([.E1373]+[.$T$11])^[.$U$11])" office:value-type="float" office:value="0.00019988865550909" calcext:value-type="float">
            <text:p>0.000199888655509</text:p>
          </table:table-cell>
          <table:table-cell office:value-type="float" office:value="1372" calcext:value-type="float">
            <text:p>1372</text:p>
          </table:table-cell>
          <table:table-cell/>
          <table:table-cell table:formula="of:=[.D1373]^2" office:value-type="float" office:value="0.0000000399554746012316" calcext:value-type="float">
            <text:p>3.99554746012316E-08</text:p>
          </table:table-cell>
          <table:table-cell table:formula="of:=([.C1373]-[.D1373])^2" office:value-type="float" office:value="0.00000000565703993905921" calcext:value-type="float">
            <text:p>5.657039939059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re</text:p>
          </table:table-cell>
          <table:table-cell office:value-type="float" office:value="224" calcext:value-type="float">
            <text:p>224</text:p>
          </table:table-cell>
          <table:table-cell table:formula="of:=([.B1374]/[.$F$1])" office:value-type="float" office:value="0.000124121246509783" calcext:value-type="float">
            <text:p>0.00012412124651</text:p>
          </table:table-cell>
          <table:table-cell table:formula="of:=([.$S$11]/([.E1374]+[.$T$11])^[.$U$11])" office:value-type="float" office:value="0.000199763809477915" calcext:value-type="float">
            <text:p>0.000199763809478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[.D1374]^2" office:value-type="float" office:value="0.0000000399055795771287" calcext:value-type="float">
            <text:p>3.99055795771287E-08</text:p>
          </table:table-cell>
          <table:table-cell table:formula="of:=([.C1374]-[.D1374])^2" office:value-type="float" office:value="0.00000000572179733238786" calcext:value-type="float">
            <text:p>5.7217973323878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duce</text:p>
          </table:table-cell>
          <table:table-cell office:value-type="float" office:value="224" calcext:value-type="float">
            <text:p>224</text:p>
          </table:table-cell>
          <table:table-cell table:formula="of:=([.B1375]/[.$F$1])" office:value-type="float" office:value="0.000124121246509783" calcext:value-type="float">
            <text:p>0.00012412124651</text:p>
          </table:table-cell>
          <table:table-cell table:formula="of:=([.$S$11]/([.E1375]+[.$T$11])^[.$U$11])" office:value-type="float" office:value="0.000199639131970266" calcext:value-type="float">
            <text:p>0.00019963913197</text:p>
          </table:table-cell>
          <table:table-cell office:value-type="float" office:value="1374" calcext:value-type="float">
            <text:p>1374</text:p>
          </table:table-cell>
          <table:table-cell/>
          <table:table-cell table:formula="of:=[.D1375]^2" office:value-type="float" office:value="0.0000000398557830138411" calcext:value-type="float">
            <text:p>3.98557830138411E-08</text:p>
          </table:table-cell>
          <table:table-cell table:formula="of:=([.C1375]-[.D1375])^2" office:value-type="float" office:value="0.00000000570295102442264" calcext:value-type="float">
            <text:p>5.702951024422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tributing</text:p>
          </table:table-cell>
          <table:table-cell office:value-type="float" office:value="224" calcext:value-type="float">
            <text:p>224</text:p>
          </table:table-cell>
          <table:table-cell table:formula="of:=([.B1376]/[.$F$1])" office:value-type="float" office:value="0.000124121246509783" calcext:value-type="float">
            <text:p>0.00012412124651</text:p>
          </table:table-cell>
          <table:table-cell table:formula="of:=([.$S$11]/([.E1376]+[.$T$11])^[.$U$11])" office:value-type="float" office:value="0.000199514622636612" calcext:value-type="float">
            <text:p>0.000199514622637</text:p>
          </table:table-cell>
          <table:table-cell office:value-type="float" office:value="1375" calcext:value-type="float">
            <text:p>1375</text:p>
          </table:table-cell>
          <table:table-cell/>
          <table:table-cell table:formula="of:=[.D1376]^2" office:value-type="float" office:value="0.0000000398060846458299" calcext:value-type="float">
            <text:p>3.98060846458299E-08</text:p>
          </table:table-cell>
          <table:table-cell table:formula="of:=([.C1376]-[.D1376])^2" office:value-type="float" office:value="0.00000000568416116380164" calcext:value-type="float">
            <text:p>5.684161163801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dies</text:p>
          </table:table-cell>
          <table:table-cell office:value-type="float" office:value="224" calcext:value-type="float">
            <text:p>224</text:p>
          </table:table-cell>
          <table:table-cell table:formula="of:=([.B1377]/[.$F$1])" office:value-type="float" office:value="0.000124121246509783" calcext:value-type="float">
            <text:p>0.00012412124651</text:p>
          </table:table-cell>
          <table:table-cell table:formula="of:=([.$S$11]/([.E1377]+[.$T$11])^[.$U$11])" office:value-type="float" office:value="0.000199390281128403" calcext:value-type="float">
            <text:p>0.000199390281128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D1377]^2" office:value-type="float" office:value="0.0000000397564842084636" calcext:value-type="float">
            <text:p>3.97564842084636E-08</text:p>
          </table:table-cell>
          <table:table-cell table:formula="of:=([.C1377]-[.D1377])^2" office:value-type="float" office:value="0.00000000566542757241909" calcext:value-type="float">
            <text:p>5.6654275724190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ives</text:p>
          </table:table-cell>
          <table:table-cell office:value-type="float" office:value="224" calcext:value-type="float">
            <text:p>224</text:p>
          </table:table-cell>
          <table:table-cell table:formula="of:=([.B1378]/[.$F$1])" office:value-type="float" office:value="0.000124121246509783" calcext:value-type="float">
            <text:p>0.00012412124651</text:p>
          </table:table-cell>
          <table:table-cell table:formula="of:=([.$S$11]/([.E1378]+[.$T$11])^[.$U$11])" office:value-type="float" office:value="0.000199266107098059" calcext:value-type="float">
            <text:p>0.000199266107098</text:p>
          </table:table-cell>
          <table:table-cell office:value-type="float" office:value="1377" calcext:value-type="float">
            <text:p>1377</text:p>
          </table:table-cell>
          <table:table-cell/>
          <table:table-cell table:formula="of:=[.D1378]^2" office:value-type="float" office:value="0.0000000397069814380153" calcext:value-type="float">
            <text:p>3.97069814380153E-08</text:p>
          </table:table-cell>
          <table:table-cell table:formula="of:=([.C1378]-[.D1378])^2" office:value-type="float" office:value="0.00000000564675007283157" calcext:value-type="float">
            <text:p>5.6467500728315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stroy</text:p>
          </table:table-cell>
          <table:table-cell office:value-type="float" office:value="224" calcext:value-type="float">
            <text:p>224</text:p>
          </table:table-cell>
          <table:table-cell table:formula="of:=([.B1379]/[.$F$1])" office:value-type="float" office:value="0.000124121246509783" calcext:value-type="float">
            <text:p>0.00012412124651</text:p>
          </table:table-cell>
          <table:table-cell table:formula="of:=([.$S$11]/([.E1379]+[.$T$11])^[.$U$11])" office:value-type="float" office:value="0.000199142100198975" calcext:value-type="float">
            <text:p>0.000199142100199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D1379]^2" office:value-type="float" office:value="0.0000000396575760716585" calcext:value-type="float">
            <text:p>3.96575760716585E-08</text:p>
          </table:table-cell>
          <table:table-cell table:formula="of:=([.C1379]-[.D1379])^2" office:value-type="float" office:value="0.00000000562812848825518" calcext:value-type="float">
            <text:p>5.628128488255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nour</text:p>
          </table:table-cell>
          <table:table-cell office:value-type="float" office:value="223" calcext:value-type="float">
            <text:p>223</text:p>
          </table:table-cell>
          <table:table-cell table:formula="of:=([.B1380]/[.$F$1])" office:value-type="float" office:value="0.00012356713380215" calcext:value-type="float">
            <text:p>0.000123567133802</text:p>
          </table:table-cell>
          <table:table-cell table:formula="of:=([.$S$11]/([.E1380]+[.$T$11])^[.$U$11])" office:value-type="float" office:value="0.000199018260085509" calcext:value-type="float">
            <text:p>0.000199018260086</text:p>
          </table:table-cell>
          <table:table-cell office:value-type="float" office:value="1379" calcext:value-type="float">
            <text:p>1379</text:p>
          </table:table-cell>
          <table:table-cell/>
          <table:table-cell table:formula="of:=[.D1380]^2" office:value-type="float" office:value="0.0000000396082678474634" calcext:value-type="float">
            <text:p>3.96082678474634E-08</text:p>
          </table:table-cell>
          <table:table-cell table:formula="of:=([.C1380]-[.D1380])^2" office:value-type="float" office:value="0.00000000569287245742747" calcext:value-type="float">
            <text:p>5.692872457427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press</text:p>
          </table:table-cell>
          <table:table-cell office:value-type="float" office:value="223" calcext:value-type="float">
            <text:p>223</text:p>
          </table:table-cell>
          <table:table-cell table:formula="of:=([.B1381]/[.$F$1])" office:value-type="float" office:value="0.00012356713380215" calcext:value-type="float">
            <text:p>0.000123567133802</text:p>
          </table:table-cell>
          <table:table-cell table:formula="of:=([.$S$11]/([.E1381]+[.$T$11])^[.$U$11])" office:value-type="float" office:value="0.000198894586412987" calcext:value-type="float">
            <text:p>0.000198894586413</text:p>
          </table:table-cell>
          <table:table-cell office:value-type="float" office:value="1380" calcext:value-type="float">
            <text:p>1380</text:p>
          </table:table-cell>
          <table:table-cell/>
          <table:table-cell table:formula="of:=[.D1381]^2" office:value-type="float" office:value="0.0000000395590565043932" calcext:value-type="float">
            <text:p>3.95590565043932E-08</text:p>
          </table:table-cell>
          <table:table-cell table:formula="of:=([.C1381]-[.D1381])^2" office:value-type="float" office:value="0.00000000567422511683798" calcext:value-type="float">
            <text:p>5.674225116837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ite</text:p>
          </table:table-cell>
          <table:table-cell office:value-type="float" office:value="223" calcext:value-type="float">
            <text:p>223</text:p>
          </table:table-cell>
          <table:table-cell table:formula="of:=([.B1382]/[.$F$1])" office:value-type="float" office:value="0.00012356713380215" calcext:value-type="float">
            <text:p>0.000123567133802</text:p>
          </table:table-cell>
          <table:table-cell table:formula="of:=([.$S$11]/([.E1382]+[.$T$11])^[.$U$11])" office:value-type="float" office:value="0.000198771078837694" calcext:value-type="float">
            <text:p>0.000198771078838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D1382]^2" office:value-type="float" office:value="0.0000000395099417823007" calcext:value-type="float">
            <text:p>3.95099417823007E-08</text:p>
          </table:table-cell>
          <table:table-cell table:formula="of:=([.C1382]-[.D1382])^2" office:value-type="float" office:value="0.00000000565563334890916" calcext:value-type="float">
            <text:p>5.655633348909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vel</text:p>
          </table:table-cell>
          <table:table-cell office:value-type="float" office:value="223" calcext:value-type="float">
            <text:p>223</text:p>
          </table:table-cell>
          <table:table-cell table:formula="of:=([.B1383]/[.$F$1])" office:value-type="float" office:value="0.00012356713380215" calcext:value-type="float">
            <text:p>0.000123567133802</text:p>
          </table:table-cell>
          <table:table-cell table:formula="of:=([.$S$11]/([.E1383]+[.$T$11])^[.$U$11])" office:value-type="float" office:value="0.000198647737016872" calcext:value-type="float">
            <text:p>0.000198647737017</text:p>
          </table:table-cell>
          <table:table-cell office:value-type="float" office:value="1382" calcext:value-type="float">
            <text:p>1382</text:p>
          </table:table-cell>
          <table:table-cell/>
          <table:table-cell table:formula="of:=[.D1383]^2" office:value-type="float" office:value="0.0000000394609234219242" calcext:value-type="float">
            <text:p>3.94609234219242E-08</text:p>
          </table:table-cell>
          <table:table-cell table:formula="of:=([.C1383]-[.D1383])^2" office:value-type="float" office:value="0.00000000563709697908652" calcext:value-type="float">
            <text:p>5.6370969790865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ip</text:p>
          </table:table-cell>
          <table:table-cell office:value-type="float" office:value="223" calcext:value-type="float">
            <text:p>223</text:p>
          </table:table-cell>
          <table:table-cell table:formula="of:=([.B1384]/[.$F$1])" office:value-type="float" office:value="0.00012356713380215" calcext:value-type="float">
            <text:p>0.000123567133802</text:p>
          </table:table-cell>
          <table:table-cell table:formula="of:=([.$S$11]/([.E1384]+[.$T$11])^[.$U$11])" office:value-type="float" office:value="0.000198524560608717" calcext:value-type="float">
            <text:p>0.000198524560609</text:p>
          </table:table-cell>
          <table:table-cell office:value-type="float" office:value="1383" calcext:value-type="float">
            <text:p>1383</text:p>
          </table:table-cell>
          <table:table-cell/>
          <table:table-cell table:formula="of:=[.D1384]^2" office:value-type="float" office:value="0.000000039412001164884" calcext:value-type="float">
            <text:p>3.9412001164884E-08</text:p>
          </table:table-cell>
          <table:table-cell table:formula="of:=([.C1384]-[.D1384])^2" office:value-type="float" office:value="0.00000000561861583346185" calcext:value-type="float">
            <text:p>5.6186158334618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ring</text:p>
          </table:table-cell>
          <table:table-cell office:value-type="float" office:value="223" calcext:value-type="float">
            <text:p>223</text:p>
          </table:table-cell>
          <table:table-cell table:formula="of:=([.B1385]/[.$F$1])" office:value-type="float" office:value="0.00012356713380215" calcext:value-type="float">
            <text:p>0.000123567133802</text:p>
          </table:table-cell>
          <table:table-cell table:formula="of:=([.$S$11]/([.E1385]+[.$T$11])^[.$U$11])" office:value-type="float" office:value="0.000198401549272376" calcext:value-type="float">
            <text:p>0.000198401549272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D1385]^2" office:value-type="float" office:value="0.000000039363174753679" calcext:value-type="float">
            <text:p>3.9363174753679E-08</text:p>
          </table:table-cell>
          <table:table-cell table:formula="of:=([.C1385]-[.D1385])^2" office:value-type="float" office:value="0.00000000560018973877045" calcext:value-type="float">
            <text:p>5.6001897387704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tremely</text:p>
          </table:table-cell>
          <table:table-cell office:value-type="float" office:value="223" calcext:value-type="float">
            <text:p>223</text:p>
          </table:table-cell>
          <table:table-cell table:formula="of:=([.B1386]/[.$F$1])" office:value-type="float" office:value="0.00012356713380215" calcext:value-type="float">
            <text:p>0.000123567133802</text:p>
          </table:table-cell>
          <table:table-cell table:formula="of:=([.$S$11]/([.E1386]+[.$T$11])^[.$U$11])" office:value-type="float" office:value="0.000198278702667944" calcext:value-type="float">
            <text:p>0.000198278702668</text:p>
          </table:table-cell>
          <table:table-cell office:value-type="float" office:value="1385" calcext:value-type="float">
            <text:p>1385</text:p>
          </table:table-cell>
          <table:table-cell/>
          <table:table-cell table:formula="of:=[.D1386]^2" office:value-type="float" office:value="0.0000000393144439316828" calcext:value-type="float">
            <text:p>3.93144439316828E-08</text:p>
          </table:table-cell>
          <table:table-cell table:formula="of:=([.C1386]-[.D1386])^2" office:value-type="float" office:value="0.00000000558181852238828" calcext:value-type="float">
            <text:p>5.5818185223882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rale</text:p>
          </table:table-cell>
          <table:table-cell office:value-type="float" office:value="223" calcext:value-type="float">
            <text:p>223</text:p>
          </table:table-cell>
          <table:table-cell table:formula="of:=([.B1387]/[.$F$1])" office:value-type="float" office:value="0.00012356713380215" calcext:value-type="float">
            <text:p>0.000123567133802</text:p>
          </table:table-cell>
          <table:table-cell table:formula="of:=([.$S$11]/([.E1387]+[.$T$11])^[.$U$11])" office:value-type="float" office:value="0.000198156020456458" calcext:value-type="float">
            <text:p>0.000198156020456</text:p>
          </table:table-cell>
          <table:table-cell office:value-type="float" office:value="1386" calcext:value-type="float">
            <text:p>1386</text:p>
          </table:table-cell>
          <table:table-cell/>
          <table:table-cell table:formula="of:=[.D1387]^2" office:value-type="float" office:value="0.0000000392658084431402" calcext:value-type="float">
            <text:p>3.92658084431402E-08</text:p>
          </table:table-cell>
          <table:table-cell table:formula="of:=([.C1387]-[.D1387])^2" office:value-type="float" office:value="0.00000000556350201232925" calcext:value-type="float">
            <text:p>5.5635020123292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rain</text:p>
          </table:table-cell>
          <table:table-cell office:value-type="float" office:value="222" calcext:value-type="float">
            <text:p>222</text:p>
          </table:table-cell>
          <table:table-cell table:formula="of:=([.B1388]/[.$F$1])" office:value-type="float" office:value="0.000123013021094517" calcext:value-type="float">
            <text:p>0.000123013021095</text:p>
          </table:table-cell>
          <table:table-cell table:formula="of:=([.$S$11]/([.E1388]+[.$T$11])^[.$U$11])" office:value-type="float" office:value="0.000198033502299898" calcext:value-type="float">
            <text:p>0.0001980335023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D1388]^2" office:value-type="float" office:value="0.0000000392172680331635" calcext:value-type="float">
            <text:p>3.92172680331635E-08</text:p>
          </table:table-cell>
          <table:table-cell table:formula="of:=([.C1388]-[.D1388])^2" office:value-type="float" office:value="0.0000000056280726002869" calcext:value-type="float">
            <text:p>5.62807260028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visions</text:p>
          </table:table-cell>
          <table:table-cell office:value-type="float" office:value="222" calcext:value-type="float">
            <text:p>222</text:p>
          </table:table-cell>
          <table:table-cell table:formula="of:=([.B1389]/[.$F$1])" office:value-type="float" office:value="0.000123013021094517" calcext:value-type="float">
            <text:p>0.000123013021095</text:p>
          </table:table-cell>
          <table:table-cell table:formula="of:=([.$S$11]/([.E1389]+[.$T$11])^[.$U$11])" office:value-type="float" office:value="0.000197911147861179" calcext:value-type="float">
            <text:p>0.000197911147861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D1389]^2" office:value-type="float" office:value="0.0000000391688224477293" calcext:value-type="float">
            <text:p>3.91688224477293E-08</text:p>
          </table:table-cell>
          <table:table-cell table:formula="of:=([.C1389]-[.D1389])^2" office:value-type="float" office:value="0.00000000560972939315496" calcext:value-type="float">
            <text:p>5.6097293931549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nry</text:p>
          </table:table-cell>
          <table:table-cell office:value-type="float" office:value="222" calcext:value-type="float">
            <text:p>222</text:p>
          </table:table-cell>
          <table:table-cell table:formula="of:=([.B1390]/[.$F$1])" office:value-type="float" office:value="0.000123013021094517" calcext:value-type="float">
            <text:p>0.000123013021095</text:p>
          </table:table-cell>
          <table:table-cell table:formula="of:=([.$S$11]/([.E1390]+[.$T$11])^[.$U$11])" office:value-type="float" office:value="0.000197788956804152" calcext:value-type="float">
            <text:p>0.000197788956804</text:p>
          </table:table-cell>
          <table:table-cell office:value-type="float" office:value="1389" calcext:value-type="float">
            <text:p>1389</text:p>
          </table:table-cell>
          <table:table-cell/>
          <table:table-cell table:formula="of:=[.D1390]^2" office:value-type="float" office:value="0.0000000391204714336745" calcext:value-type="float">
            <text:p>3.91204714336745E-08</text:p>
          </table:table-cell>
          <table:table-cell table:formula="of:=([.C1390]-[.D1390])^2" office:value-type="float" office:value="0.00000000559144056125144" calcext:value-type="float">
            <text:p>5.591440561251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owd</text:p>
          </table:table-cell>
          <table:table-cell office:value-type="float" office:value="221" calcext:value-type="float">
            <text:p>221</text:p>
          </table:table-cell>
          <table:table-cell table:formula="of:=([.B1391]/[.$F$1])" office:value-type="float" office:value="0.000122458908386884" calcext:value-type="float">
            <text:p>0.000122458908387</text:p>
          </table:table-cell>
          <table:table-cell table:formula="of:=([.$S$11]/([.E1391]+[.$T$11])^[.$U$11])" office:value-type="float" office:value="0.000197666928793597" calcext:value-type="float">
            <text:p>0.000197666928794</text:p>
          </table:table-cell>
          <table:table-cell office:value-type="float" office:value="1390" calcext:value-type="float">
            <text:p>1390</text:p>
          </table:table-cell>
          <table:table-cell/>
          <table:table-cell table:formula="of:=[.D1391]^2" office:value-type="float" office:value="0.0000000390722147386931" calcext:value-type="float">
            <text:p>3.90722147386931E-08</text:p>
          </table:table-cell>
          <table:table-cell table:formula="of:=([.C1391]-[.D1391])^2" office:value-type="float" office:value="0.00000000565624633349665" calcext:value-type="float">
            <text:p>5.656246333496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dmitted</text:p>
          </table:table-cell>
          <table:table-cell office:value-type="float" office:value="221" calcext:value-type="float">
            <text:p>221</text:p>
          </table:table-cell>
          <table:table-cell table:formula="of:=([.B1392]/[.$F$1])" office:value-type="float" office:value="0.000122458908386884" calcext:value-type="float">
            <text:p>0.000122458908387</text:p>
          </table:table-cell>
          <table:table-cell table:formula="of:=([.$S$11]/([.E1392]+[.$T$11])^[.$U$11])" office:value-type="float" office:value="0.000197545063495225" calcext:value-type="float">
            <text:p>0.000197545063495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D1392]^2" office:value-type="float" office:value="0.0000000390240521113324" calcext:value-type="float">
            <text:p>3.90240521113324E-08</text:p>
          </table:table-cell>
          <table:table-cell table:formula="of:=([.C1392]-[.D1392])^2" office:value-type="float" office:value="0.00000000563793068895385" calcext:value-type="float">
            <text:p>5.6379306889538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knowing</text:p>
          </table:table-cell>
          <table:table-cell office:value-type="float" office:value="221" calcext:value-type="float">
            <text:p>221</text:p>
          </table:table-cell>
          <table:table-cell table:formula="of:=([.B1393]/[.$F$1])" office:value-type="float" office:value="0.000122458908386884" calcext:value-type="float">
            <text:p>0.000122458908387</text:p>
          </table:table-cell>
          <table:table-cell table:formula="of:=([.$S$11]/([.E1393]+[.$T$11])^[.$U$11])" office:value-type="float" office:value="0.000197423360575667" calcext:value-type="float">
            <text:p>0.000197423360576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D1393]^2" office:value-type="float" office:value="0.0000000389759833009898" calcext:value-type="float">
            <text:p>3.89759833009898E-08</text:p>
          </table:table-cell>
          <table:table-cell table:formula="of:=([.C1393]-[.D1393])^2" office:value-type="float" office:value="0.00000000561966909196436" calcext:value-type="float">
            <text:p>5.6196690919643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ze</text:p>
          </table:table-cell>
          <table:table-cell office:value-type="float" office:value="221" calcext:value-type="float">
            <text:p>221</text:p>
          </table:table-cell>
          <table:table-cell table:formula="of:=([.B1394]/[.$F$1])" office:value-type="float" office:value="0.000122458908386884" calcext:value-type="float">
            <text:p>0.000122458908387</text:p>
          </table:table-cell>
          <table:table-cell table:formula="of:=([.$S$11]/([.E1394]+[.$T$11])^[.$U$11])" office:value-type="float" office:value="0.000197301819702478" calcext:value-type="float">
            <text:p>0.000197301819702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D1394]^2" office:value-type="float" office:value="0.0000000389280080579092" calcext:value-type="float">
            <text:p>3.89280080579092E-08</text:p>
          </table:table-cell>
          <table:table-cell table:formula="of:=([.C1394]-[.D1394])^2" office:value-type="float" office:value="0.00000000560146137419392" calcext:value-type="float">
            <text:p>5.6014613741939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ents</text:p>
          </table:table-cell>
          <table:table-cell office:value-type="float" office:value="220" calcext:value-type="float">
            <text:p>220</text:p>
          </table:table-cell>
          <table:table-cell table:formula="of:=([.B1395]/[.$F$1])" office:value-type="float" office:value="0.000121904795679251" calcext:value-type="float">
            <text:p>0.000121904795679</text:p>
          </table:table-cell>
          <table:table-cell table:formula="of:=([.$S$11]/([.E1395]+[.$T$11])^[.$U$11])" office:value-type="float" office:value="0.00019718044054413" calcext:value-type="float">
            <text:p>0.000197180440544</text:p>
          </table:table-cell>
          <table:table-cell office:value-type="float" office:value="1394" calcext:value-type="float">
            <text:p>1394</text:p>
          </table:table-cell>
          <table:table-cell/>
          <table:table-cell table:formula="of:=[.D1395]^2" office:value-type="float" office:value="0.0000000388801261331774" calcext:value-type="float">
            <text:p>3.88801261331774E-08</text:p>
          </table:table-cell>
          <table:table-cell table:formula="of:=([.C1395]-[.D1395])^2" office:value-type="float" office:value="0.00000000566642270982349" calcext:value-type="float">
            <text:p>5.666422709823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pooner</text:p>
          </table:table-cell>
          <table:table-cell office:value-type="float" office:value="220" calcext:value-type="float">
            <text:p>220</text:p>
          </table:table-cell>
          <table:table-cell table:formula="of:=([.B1396]/[.$F$1])" office:value-type="float" office:value="0.000121904795679251" calcext:value-type="float">
            <text:p>0.000121904795679</text:p>
          </table:table-cell>
          <table:table-cell table:formula="of:=([.$S$11]/([.E1396]+[.$T$11])^[.$U$11])" office:value-type="float" office:value="0.000197059222770011" calcext:value-type="float">
            <text:p>0.00019705922277</text:p>
          </table:table-cell>
          <table:table-cell office:value-type="float" office:value="1395" calcext:value-type="float">
            <text:p>1395</text:p>
          </table:table-cell>
          <table:table-cell/>
          <table:table-cell table:formula="of:=[.D1396]^2" office:value-type="float" office:value="0.0000000388323372787208" calcext:value-type="float">
            <text:p>3.88323372787208E-08</text:p>
          </table:table-cell>
          <table:table-cell table:formula="of:=([.C1396]-[.D1396])^2" office:value-type="float" office:value="0.00000000564818791134041" calcext:value-type="float">
            <text:p>5.6481879113404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yal</text:p>
          </table:table-cell>
          <table:table-cell office:value-type="float" office:value="220" calcext:value-type="float">
            <text:p>220</text:p>
          </table:table-cell>
          <table:table-cell table:formula="of:=([.B1397]/[.$F$1])" office:value-type="float" office:value="0.000121904795679251" calcext:value-type="float">
            <text:p>0.000121904795679</text:p>
          </table:table-cell>
          <table:table-cell table:formula="of:=([.$S$11]/([.E1397]+[.$T$11])^[.$U$11])" office:value-type="float" office:value="0.000196938166050418" calcext:value-type="float">
            <text:p>0.00019693816605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[.D1397]^2" office:value-type="float" office:value="0.0000000387846412473022" calcext:value-type="float">
            <text:p>3.87846412473022E-08</text:p>
          </table:table-cell>
          <table:table-cell table:formula="of:=([.C1397]-[.D1397])^2" office:value-type="float" office:value="0.00000000563000666925683" calcext:value-type="float">
            <text:p>5.630006669256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illage</text:p>
          </table:table-cell>
          <table:table-cell office:value-type="float" office:value="220" calcext:value-type="float">
            <text:p>220</text:p>
          </table:table-cell>
          <table:table-cell table:formula="of:=([.B1398]/[.$F$1])" office:value-type="float" office:value="0.000121904795679251" calcext:value-type="float">
            <text:p>0.000121904795679</text:p>
          </table:table-cell>
          <table:table-cell table:formula="of:=([.$S$11]/([.E1398]+[.$T$11])^[.$U$11])" office:value-type="float" office:value="0.00019681727005656" calcext:value-type="float">
            <text:p>0.000196817270057</text:p>
          </table:table-cell>
          <table:table-cell office:value-type="float" office:value="1397" calcext:value-type="float">
            <text:p>1397</text:p>
          </table:table-cell>
          <table:table-cell/>
          <table:table-cell table:formula="of:=[.D1398]^2" office:value-type="float" office:value="0.0000000387370377925167" calcext:value-type="float">
            <text:p>3.87370377925167E-08</text:p>
          </table:table-cell>
          <table:table-cell table:formula="of:=([.C1398]-[.D1398])^2" office:value-type="float" office:value="0.00000000561187881733097" calcext:value-type="float">
            <text:p>5.611878817330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pening</text:p>
          </table:table-cell>
          <table:table-cell office:value-type="float" office:value="220" calcext:value-type="float">
            <text:p>220</text:p>
          </table:table-cell>
          <table:table-cell table:formula="of:=([.B1399]/[.$F$1])" office:value-type="float" office:value="0.000121904795679251" calcext:value-type="float">
            <text:p>0.000121904795679</text:p>
          </table:table-cell>
          <table:table-cell table:formula="of:=([.$S$11]/([.E1399]+[.$T$11])^[.$U$11])" office:value-type="float" office:value="0.000196696534460547" calcext:value-type="float">
            <text:p>0.000196696534461</text:p>
          </table:table-cell>
          <table:table-cell office:value-type="float" office:value="1398" calcext:value-type="float">
            <text:p>1398</text:p>
          </table:table-cell>
          <table:table-cell/>
          <table:table-cell table:formula="of:=[.D1399]^2" office:value-type="float" office:value="0.0000000386895266687892" calcext:value-type="float">
            <text:p>3.86895266687892E-08</text:p>
          </table:table-cell>
          <table:table-cell table:formula="of:=([.C1399]-[.D1399])^2" office:value-type="float" office:value="0.00000000559380418992965" calcext:value-type="float">
            <text:p>5.5938041899296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ference</text:p>
          </table:table-cell>
          <table:table-cell office:value-type="float" office:value="220" calcext:value-type="float">
            <text:p>220</text:p>
          </table:table-cell>
          <table:table-cell table:formula="of:=([.B1400]/[.$F$1])" office:value-type="float" office:value="0.000121904795679251" calcext:value-type="float">
            <text:p>0.000121904795679</text:p>
          </table:table-cell>
          <table:table-cell table:formula="of:=([.$S$11]/([.E1400]+[.$T$11])^[.$U$11])" office:value-type="float" office:value="0.000196575958935395" calcext:value-type="float">
            <text:p>0.000196575958935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D1400]^2" office:value-type="float" office:value="0.0000000386421076313701" calcext:value-type="float">
            <text:p>3.86421076313701E-08</text:p>
          </table:table-cell>
          <table:table-cell table:formula="of:=([.C1400]-[.D1400])^2" office:value-type="float" office:value="0.00000000557578262202573" calcext:value-type="float">
            <text:p>5.575782622025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augh</text:p>
          </table:table-cell>
          <table:table-cell office:value-type="float" office:value="220" calcext:value-type="float">
            <text:p>220</text:p>
          </table:table-cell>
          <table:table-cell table:formula="of:=([.B1401]/[.$F$1])" office:value-type="float" office:value="0.000121904795679251" calcext:value-type="float">
            <text:p>0.000121904795679</text:p>
          </table:table-cell>
          <table:table-cell table:formula="of:=([.$S$11]/([.E1401]+[.$T$11])^[.$U$11])" office:value-type="float" office:value="0.000196455543155017" calcext:value-type="float">
            <text:p>0.000196455543155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[.D1401]^2" office:value-type="float" office:value="0.0000000385947804363327" calcext:value-type="float">
            <text:p>3.85947804363327E-08</text:p>
          </table:table-cell>
          <table:table-cell table:formula="of:=([.C1401]-[.D1401])^2" office:value-type="float" office:value="0.00000000555781394919544" calcext:value-type="float">
            <text:p>5.557813949195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ate</text:p>
          </table:table-cell>
          <table:table-cell office:value-type="float" office:value="220" calcext:value-type="float">
            <text:p>220</text:p>
          </table:table-cell>
          <table:table-cell table:formula="of:=([.B1402]/[.$F$1])" office:value-type="float" office:value="0.000121904795679251" calcext:value-type="float">
            <text:p>0.000121904795679</text:p>
          </table:table-cell>
          <table:table-cell table:formula="of:=([.$S$11]/([.E1402]+[.$T$11])^[.$U$11])" office:value-type="float" office:value="0.000196335286794222" calcext:value-type="float">
            <text:p>0.000196335286794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[.D1402]^2" office:value-type="float" office:value="0.0000000385475448405694" calcext:value-type="float">
            <text:p>3.85475448405694E-08</text:p>
          </table:table-cell>
          <table:table-cell table:formula="of:=([.C1402]-[.D1402])^2" office:value-type="float" office:value="0.00000000553989800761583" calcext:value-type="float">
            <text:p>5.539898007615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â</text:p>
          </table:table-cell>
          <table:table-cell office:value-type="float" office:value="220" calcext:value-type="float">
            <text:p>220</text:p>
          </table:table-cell>
          <table:table-cell table:formula="of:=([.B1403]/[.$F$1])" office:value-type="float" office:value="0.000121904795679251" calcext:value-type="float">
            <text:p>0.000121904795679</text:p>
          </table:table-cell>
          <table:table-cell table:formula="of:=([.$S$11]/([.E1403]+[.$T$11])^[.$U$11])" office:value-type="float" office:value="0.000196215189528713" calcext:value-type="float">
            <text:p>0.000196215189529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D1403]^2" office:value-type="float" office:value="0.0000000385004006017887" calcext:value-type="float">
            <text:p>3.85004006017887E-08</text:p>
          </table:table-cell>
          <table:table-cell table:formula="of:=([.C1403]-[.D1403])^2" office:value-type="float" office:value="0.00000000552203463406219" calcext:value-type="float">
            <text:p>5.5220346340621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rget</text:p>
          </table:table-cell>
          <table:table-cell office:value-type="float" office:value="220" calcext:value-type="float">
            <text:p>220</text:p>
          </table:table-cell>
          <table:table-cell table:formula="of:=([.B1404]/[.$F$1])" office:value-type="float" office:value="0.000121904795679251" calcext:value-type="float">
            <text:p>0.000121904795679</text:p>
          </table:table-cell>
          <table:table-cell table:formula="of:=([.$S$11]/([.E1404]+[.$T$11])^[.$U$11])" office:value-type="float" office:value="0.000196095251035081" calcext:value-type="float">
            <text:p>0.000196095251035</text:p>
          </table:table-cell>
          <table:table-cell office:value-type="float" office:value="1403" calcext:value-type="float">
            <text:p>1403</text:p>
          </table:table-cell>
          <table:table-cell/>
          <table:table-cell table:formula="of:=[.D1404]^2" office:value-type="float" office:value="0.0000000384533474785116" calcext:value-type="float">
            <text:p>3.84533474785116E-08</text:p>
          </table:table-cell>
          <table:table-cell table:formula="of:=([.C1404]-[.D1404])^2" office:value-type="float" office:value="0.00000000550422366590549" calcext:value-type="float">
            <text:p>5.504223665905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urselves</text:p>
          </table:table-cell>
          <table:table-cell office:value-type="float" office:value="220" calcext:value-type="float">
            <text:p>220</text:p>
          </table:table-cell>
          <table:table-cell table:formula="of:=([.B1405]/[.$F$1])" office:value-type="float" office:value="0.000121904795679251" calcext:value-type="float">
            <text:p>0.000121904795679</text:p>
          </table:table-cell>
          <table:table-cell table:formula="of:=([.$S$11]/([.E1405]+[.$T$11])^[.$U$11])" office:value-type="float" office:value="0.000195975470990806" calcext:value-type="float">
            <text:p>0.000195975470991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[.D1405]^2" office:value-type="float" office:value="0.0000000384063852300682" calcext:value-type="float">
            <text:p>3.84063852300682E-08</text:p>
          </table:table-cell>
          <table:table-cell table:formula="of:=([.C1405]-[.D1405])^2" office:value-type="float" office:value="0.00000000548646494110981" calcext:value-type="float">
            <text:p>5.4864649411098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nges</text:p>
          </table:table-cell>
          <table:table-cell office:value-type="float" office:value="220" calcext:value-type="float">
            <text:p>220</text:p>
          </table:table-cell>
          <table:table-cell table:formula="of:=([.B1406]/[.$F$1])" office:value-type="float" office:value="0.000121904795679251" calcext:value-type="float">
            <text:p>0.000121904795679</text:p>
          </table:table-cell>
          <table:table-cell table:formula="of:=([.$S$11]/([.E1406]+[.$T$11])^[.$U$11])" office:value-type="float" office:value="0.000195855849074249" calcext:value-type="float">
            <text:p>0.000195855849074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[.D1406]^2" office:value-type="float" office:value="0.0000000383595136165948" calcext:value-type="float">
            <text:p>3.83595136165948E-08</text:p>
          </table:table-cell>
          <table:table-cell table:formula="of:=([.C1406]-[.D1406])^2" office:value-type="float" office:value="0.00000000546875829822981" calcext:value-type="float">
            <text:p>5.4687582982298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lace</text:p>
          </table:table-cell>
          <table:table-cell office:value-type="float" office:value="219" calcext:value-type="float">
            <text:p>219</text:p>
          </table:table-cell>
          <table:table-cell table:formula="of:=([.B1407]/[.$F$1])" office:value-type="float" office:value="0.000121350682971618" calcext:value-type="float">
            <text:p>0.000121350682972</text:p>
          </table:table-cell>
          <table:table-cell table:formula="of:=([.$S$11]/([.E1407]+[.$T$11])^[.$U$11])" office:value-type="float" office:value="0.000195736384964652" calcext:value-type="float">
            <text:p>0.000195736384965</text:p>
          </table:table-cell>
          <table:table-cell office:value-type="float" office:value="1406" calcext:value-type="float">
            <text:p>1406</text:p>
          </table:table-cell>
          <table:table-cell/>
          <table:table-cell table:formula="of:=[.D1407]^2" office:value-type="float" office:value="0.0000000383127323990305" calcext:value-type="float">
            <text:p>3.83127323990305E-08</text:p>
          </table:table-cell>
          <table:table-cell table:formula="of:=([.C1407]-[.D1407])^2" office:value-type="float" office:value="0.00000000553323266099653" calcext:value-type="float">
            <text:p>5.5332326609965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ariety</text:p>
          </table:table-cell>
          <table:table-cell office:value-type="float" office:value="219" calcext:value-type="float">
            <text:p>219</text:p>
          </table:table-cell>
          <table:table-cell table:formula="of:=([.B1408]/[.$F$1])" office:value-type="float" office:value="0.000121350682971618" calcext:value-type="float">
            <text:p>0.000121350682972</text:p>
          </table:table-cell>
          <table:table-cell table:formula="of:=([.$S$11]/([.E1408]+[.$T$11])^[.$U$11])" office:value-type="float" office:value="0.000195617078342137" calcext:value-type="float">
            <text:p>0.000195617078342</text:p>
          </table:table-cell>
          <table:table-cell office:value-type="float" office:value="1407" calcext:value-type="float">
            <text:p>1407</text:p>
          </table:table-cell>
          <table:table-cell/>
          <table:table-cell table:formula="of:=[.D1408]^2" office:value-type="float" office:value="0.0000000382660413391139" calcext:value-type="float">
            <text:p>3.82660413391139E-08</text:p>
          </table:table-cell>
          <table:table-cell table:formula="of:=([.C1408]-[.D1408])^2" office:value-type="float" office:value="0.00000000551549748133032" calcext:value-type="float">
            <text:p>5.5154974813303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moke</text:p>
          </table:table-cell>
          <table:table-cell office:value-type="float" office:value="219" calcext:value-type="float">
            <text:p>219</text:p>
          </table:table-cell>
          <table:table-cell table:formula="of:=([.B1409]/[.$F$1])" office:value-type="float" office:value="0.000121350682971618" calcext:value-type="float">
            <text:p>0.000121350682972</text:p>
          </table:table-cell>
          <table:table-cell table:formula="of:=([.$S$11]/([.E1409]+[.$T$11])^[.$U$11])" office:value-type="float" office:value="0.000195497928887698" calcext:value-type="float">
            <text:p>0.000195497928888</text:p>
          </table:table-cell>
          <table:table-cell office:value-type="float" office:value="1408" calcext:value-type="float">
            <text:p>1408</text:p>
          </table:table-cell>
          <table:table-cell/>
          <table:table-cell table:formula="of:=[.D1409]^2" office:value-type="float" office:value="0.0000000382194401993795" calcext:value-type="float">
            <text:p>3.82194401993795E-08</text:p>
          </table:table-cell>
          <table:table-cell table:formula="of:=([.C1409]-[.D1409])^2" office:value-type="float" office:value="0.00000000549781407693971" calcext:value-type="float">
            <text:p>5.4978140769397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evious</text:p>
          </table:table-cell>
          <table:table-cell office:value-type="float" office:value="219" calcext:value-type="float">
            <text:p>219</text:p>
          </table:table-cell>
          <table:table-cell table:formula="of:=([.B1410]/[.$F$1])" office:value-type="float" office:value="0.000121350682971618" calcext:value-type="float">
            <text:p>0.000121350682972</text:p>
          </table:table-cell>
          <table:table-cell table:formula="of:=([.$S$11]/([.E1410]+[.$T$11])^[.$U$11])" office:value-type="float" office:value="0.000195378936283202" calcext:value-type="float">
            <text:p>0.000195378936283</text:p>
          </table:table-cell>
          <table:table-cell office:value-type="float" office:value="1409" calcext:value-type="float">
            <text:p>1409</text:p>
          </table:table-cell>
          <table:table-cell/>
          <table:table-cell table:formula="of:=[.D1410]^2" office:value-type="float" office:value="0.0000000381729287431553" calcext:value-type="float">
            <text:p>3.81729287431553E-08</text:p>
          </table:table-cell>
          <table:table-cell table:formula="of:=([.C1410]-[.D1410])^2" office:value-type="float" office:value="0.00000000548018228836402" calcext:value-type="float">
            <text:p>5.4801822883640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ules</text:p>
          </table:table-cell>
          <table:table-cell office:value-type="float" office:value="219" calcext:value-type="float">
            <text:p>219</text:p>
          </table:table-cell>
          <table:table-cell table:formula="of:=([.B1411]/[.$F$1])" office:value-type="float" office:value="0.000121350682971618" calcext:value-type="float">
            <text:p>0.000121350682972</text:p>
          </table:table-cell>
          <table:table-cell table:formula="of:=([.$S$11]/([.E1411]+[.$T$11])^[.$U$11])" office:value-type="float" office:value="0.000195260100211382" calcext:value-type="float">
            <text:p>0.000195260100211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[.D1411]^2" office:value-type="float" office:value="0.0000000381265067345589" calcext:value-type="float">
            <text:p>3.81265067345589E-08</text:p>
          </table:table-cell>
          <table:table-cell table:formula="of:=([.C1411]-[.D1411])^2" office:value-type="float" office:value="0.00000000546260195672156" calcext:value-type="float">
            <text:p>5.462601956721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oys</text:p>
          </table:table-cell>
          <table:table-cell office:value-type="float" office:value="219" calcext:value-type="float">
            <text:p>219</text:p>
          </table:table-cell>
          <table:table-cell table:formula="of:=([.B1412]/[.$F$1])" office:value-type="float" office:value="0.000121350682971618" calcext:value-type="float">
            <text:p>0.000121350682972</text:p>
          </table:table-cell>
          <table:table-cell table:formula="of:=([.$S$11]/([.E1412]+[.$T$11])^[.$U$11])" office:value-type="float" office:value="0.00019514142035584" calcext:value-type="float">
            <text:p>0.000195141420356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D1412]^2" office:value-type="float" office:value="0.0000000380801739384945" calcext:value-type="float">
            <text:p>3.80801739384945E-08</text:p>
          </table:table-cell>
          <table:table-cell table:formula="of:=([.C1412]-[.D1412])^2" office:value-type="float" office:value="0.0000000054450729237072" calcext:value-type="float">
            <text:p>5.445072923707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fantry</text:p>
          </table:table-cell>
          <table:table-cell office:value-type="float" office:value="219" calcext:value-type="float">
            <text:p>219</text:p>
          </table:table-cell>
          <table:table-cell table:formula="of:=([.B1413]/[.$F$1])" office:value-type="float" office:value="0.000121350682971618" calcext:value-type="float">
            <text:p>0.000121350682972</text:p>
          </table:table-cell>
          <table:table-cell table:formula="of:=([.$S$11]/([.E1413]+[.$T$11])^[.$U$11])" office:value-type="float" office:value="0.000195022896401038" calcext:value-type="float">
            <text:p>0.000195022896401</text:p>
          </table:table-cell>
          <table:table-cell office:value-type="float" office:value="1412" calcext:value-type="float">
            <text:p>1412</text:p>
          </table:table-cell>
          <table:table-cell/>
          <table:table-cell table:formula="of:=[.D1413]^2" office:value-type="float" office:value="0.0000000380339301206498" calcext:value-type="float">
            <text:p>3.80339301206498E-08</text:p>
          </table:table-cell>
          <table:table-cell table:formula="of:=([.C1413]-[.D1413])^2" office:value-type="float" office:value="0.00000000542759503158998" calcext:value-type="float">
            <text:p>5.427595031589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des</text:p>
          </table:table-cell>
          <table:table-cell office:value-type="float" office:value="219" calcext:value-type="float">
            <text:p>219</text:p>
          </table:table-cell>
          <table:table-cell table:formula="of:=([.B1414]/[.$F$1])" office:value-type="float" office:value="0.000121350682971618" calcext:value-type="float">
            <text:p>0.000121350682972</text:p>
          </table:table-cell>
          <table:table-cell table:formula="of:=([.$S$11]/([.E1414]+[.$T$11])^[.$U$11])" office:value-type="float" office:value="0.000194904528032298" calcext:value-type="float">
            <text:p>0.000194904528032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D1414]^2" office:value-type="float" office:value="0.0000000379877750474928" calcext:value-type="float">
            <text:p>3.79877750474928E-08</text:p>
          </table:table-cell>
          <table:table-cell table:formula="of:=([.C1414]-[.D1414])^2" office:value-type="float" office:value="0.00000000541016812321054" calcext:value-type="float">
            <text:p>5.4101681232105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olding</text:p>
          </table:table-cell>
          <table:table-cell office:value-type="float" office:value="219" calcext:value-type="float">
            <text:p>219</text:p>
          </table:table-cell>
          <table:table-cell table:formula="of:=([.B1415]/[.$F$1])" office:value-type="float" office:value="0.000121350682971618" calcext:value-type="float">
            <text:p>0.000121350682972</text:p>
          </table:table-cell>
          <table:table-cell table:formula="of:=([.$S$11]/([.E1415]+[.$T$11])^[.$U$11])" office:value-type="float" office:value="0.0001947863149358" calcext:value-type="float">
            <text:p>0.000194786314936</text:p>
          </table:table-cell>
          <table:table-cell office:value-type="float" office:value="1414" calcext:value-type="float">
            <text:p>1414</text:p>
          </table:table-cell>
          <table:table-cell/>
          <table:table-cell table:formula="of:=[.D1415]^2" office:value-type="float" office:value="0.0000000379417084862686" calcext:value-type="float">
            <text:p>3.79417084862686E-08</text:p>
          </table:table-cell>
          <table:table-cell table:formula="of:=([.C1415]-[.D1415])^2" office:value-type="float" office:value="0.0000000053927920419788" calcext:value-type="float">
            <text:p>5.392792041978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uggested</text:p>
          </table:table-cell>
          <table:table-cell office:value-type="float" office:value="218" calcext:value-type="float">
            <text:p>218</text:p>
          </table:table-cell>
          <table:table-cell table:formula="of:=([.B1416]/[.$F$1])" office:value-type="float" office:value="0.000120796570263985" calcext:value-type="float">
            <text:p>0.000120796570264</text:p>
          </table:table-cell>
          <table:table-cell table:formula="of:=([.$S$11]/([.E1416]+[.$T$11])^[.$U$11])" office:value-type="float" office:value="0.000194668256798576" calcext:value-type="float">
            <text:p>0.000194668256799</text:p>
          </table:table-cell>
          <table:table-cell office:value-type="float" office:value="1415" calcext:value-type="float">
            <text:p>1415</text:p>
          </table:table-cell>
          <table:table-cell/>
          <table:table-cell table:formula="of:=[.D1416]^2" office:value-type="float" office:value="0.0000000378957302049964" calcext:value-type="float">
            <text:p>3.78957302049964E-08</text:p>
          </table:table-cell>
          <table:table-cell table:formula="of:=([.C1416]-[.D1416])^2" office:value-type="float" office:value="0.00000000545702607146492" calcext:value-type="float">
            <text:p>5.4570260714649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nce</text:p>
          </table:table-cell>
          <table:table-cell office:value-type="float" office:value="218" calcext:value-type="float">
            <text:p>218</text:p>
          </table:table-cell>
          <table:table-cell table:formula="of:=([.B1417]/[.$F$1])" office:value-type="float" office:value="0.000120796570263985" calcext:value-type="float">
            <text:p>0.000120796570264</text:p>
          </table:table-cell>
          <table:table-cell table:formula="of:=([.$S$11]/([.E1417]+[.$T$11])^[.$U$11])" office:value-type="float" office:value="0.00019455035330851" calcext:value-type="float">
            <text:p>0.000194550353309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D1417]^2" office:value-type="float" office:value="0.0000000378498399724662" calcext:value-type="float">
            <text:p>3.78498399724662E-08</text:p>
          </table:table-cell>
          <table:table-cell table:formula="of:=([.C1417]-[.D1417])^2" office:value-type="float" office:value="0.00000000543962051337893" calcext:value-type="float">
            <text:p>5.4396205133789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irtue</text:p>
          </table:table-cell>
          <table:table-cell office:value-type="float" office:value="218" calcext:value-type="float">
            <text:p>218</text:p>
          </table:table-cell>
          <table:table-cell table:formula="of:=([.B1418]/[.$F$1])" office:value-type="float" office:value="0.000120796570263985" calcext:value-type="float">
            <text:p>0.000120796570264</text:p>
          </table:table-cell>
          <table:table-cell table:formula="of:=([.$S$11]/([.E1418]+[.$T$11])^[.$U$11])" office:value-type="float" office:value="0.000194432604154334" calcext:value-type="float">
            <text:p>0.000194432604154</text:p>
          </table:table-cell>
          <table:table-cell office:value-type="float" office:value="1417" calcext:value-type="float">
            <text:p>1417</text:p>
          </table:table-cell>
          <table:table-cell/>
          <table:table-cell table:formula="of:=[.D1418]^2" office:value-type="float" office:value="0.0000000378040375582359" calcext:value-type="float">
            <text:p>3.78040375582359E-08</text:p>
          </table:table-cell>
          <table:table-cell table:formula="of:=([.C1418]-[.D1418])^2" office:value-type="float" office:value="0.00000000542226548710062" calcext:value-type="float">
            <text:p>5.422265487100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uly</text:p>
          </table:table-cell>
          <table:table-cell office:value-type="float" office:value="218" calcext:value-type="float">
            <text:p>218</text:p>
          </table:table-cell>
          <table:table-cell table:formula="of:=([.B1419]/[.$F$1])" office:value-type="float" office:value="0.000120796570263985" calcext:value-type="float">
            <text:p>0.000120796570264</text:p>
          </table:table-cell>
          <table:table-cell table:formula="of:=([.$S$11]/([.E1419]+[.$T$11])^[.$U$11])" office:value-type="float" office:value="0.000194315009025623" calcext:value-type="float">
            <text:p>0.000194315009026</text:p>
          </table:table-cell>
          <table:table-cell office:value-type="float" office:value="1418" calcext:value-type="float">
            <text:p>1418</text:p>
          </table:table-cell>
          <table:table-cell/>
          <table:table-cell table:formula="of:=[.D1419]^2" office:value-type="float" office:value="0.0000000377583227326279" calcext:value-type="float">
            <text:p>3.77583227326279E-08</text:p>
          </table:table-cell>
          <table:table-cell table:formula="of:=([.C1419]-[.D1419])^2" office:value-type="float" office:value="0.00000000540496083794872" calcext:value-type="float">
            <text:p>5.4049608379487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gular</text:p>
          </table:table-cell>
          <table:table-cell office:value-type="float" office:value="218" calcext:value-type="float">
            <text:p>218</text:p>
          </table:table-cell>
          <table:table-cell table:formula="of:=([.B1420]/[.$F$1])" office:value-type="float" office:value="0.000120796570263985" calcext:value-type="float">
            <text:p>0.000120796570264</text:p>
          </table:table-cell>
          <table:table-cell table:formula="of:=([.$S$11]/([.E1420]+[.$T$11])^[.$U$11])" office:value-type="float" office:value="0.000194197567612796" calcext:value-type="float">
            <text:p>0.000194197567613</text:p>
          </table:table-cell>
          <table:table-cell office:value-type="float" office:value="1419" calcext:value-type="float">
            <text:p>1419</text:p>
          </table:table-cell>
          <table:table-cell/>
          <table:table-cell table:formula="of:=[.D1420]^2" office:value-type="float" office:value="0.0000000377126952667265" calcext:value-type="float">
            <text:p>3.77126952667265E-08</text:p>
          </table:table-cell>
          <table:table-cell table:formula="of:=([.C1420]-[.D1420])^2" office:value-type="float" office:value="0.0000000053877064118002" calcext:value-type="float">
            <text:p>5.387706411800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lse</text:p>
          </table:table-cell>
          <table:table-cell office:value-type="float" office:value="217" calcext:value-type="float">
            <text:p>217</text:p>
          </table:table-cell>
          <table:table-cell table:formula="of:=([.B1421]/[.$F$1])" office:value-type="float" office:value="0.000120242457556352" calcext:value-type="float">
            <text:p>0.000120242457556</text:p>
          </table:table-cell>
          <table:table-cell table:formula="of:=([.$S$11]/([.E1421]+[.$T$11])^[.$U$11])" office:value-type="float" office:value="0.000194080279607111" calcext:value-type="float">
            <text:p>0.000194080279607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D1421]^2" office:value-type="float" office:value="0.0000000376671549323744" calcext:value-type="float">
            <text:p>3.76671549323744E-08</text:p>
          </table:table-cell>
          <table:table-cell table:formula="of:=([.C1421]-[.D1421])^2" office:value-type="float" office:value="0.00000000545202396519959" calcext:value-type="float">
            <text:p>5.4520239651995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lind</text:p>
          </table:table-cell>
          <table:table-cell office:value-type="float" office:value="217" calcext:value-type="float">
            <text:p>217</text:p>
          </table:table-cell>
          <table:table-cell table:formula="of:=([.B1422]/[.$F$1])" office:value-type="float" office:value="0.000120242457556352" calcext:value-type="float">
            <text:p>0.000120242457556</text:p>
          </table:table-cell>
          <table:table-cell table:formula="of:=([.$S$11]/([.E1422]+[.$T$11])^[.$U$11])" office:value-type="float" office:value="0.000193963144700662" calcext:value-type="float">
            <text:p>0.000193963144701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D1422]^2" office:value-type="float" office:value="0.00000003762170150217" calcext:value-type="float">
            <text:p>3.762170150217E-08</text:p>
          </table:table-cell>
          <table:table-cell table:formula="of:=([.C1422]-[.D1422])^2" office:value-type="float" office:value="0.00000000543473971302926" calcext:value-type="float">
            <text:p>5.434739713029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ain</text:p>
          </table:table-cell>
          <table:table-cell office:value-type="float" office:value="217" calcext:value-type="float">
            <text:p>217</text:p>
          </table:table-cell>
          <table:table-cell table:formula="of:=([.B1423]/[.$F$1])" office:value-type="float" office:value="0.000120242457556352" calcext:value-type="float">
            <text:p>0.000120242457556</text:p>
          </table:table-cell>
          <table:table-cell table:formula="of:=([.$S$11]/([.E1423]+[.$T$11])^[.$U$11])" office:value-type="float" office:value="0.000193846162586376" calcext:value-type="float">
            <text:p>0.000193846162586</text:p>
          </table:table-cell>
          <table:table-cell office:value-type="float" office:value="1422" calcext:value-type="float">
            <text:p>1422</text:p>
          </table:table-cell>
          <table:table-cell/>
          <table:table-cell table:formula="of:=[.D1423]^2" office:value-type="float" office:value="0.0000000375763347494639" calcext:value-type="float">
            <text:p>3.75763347494639E-08</text:p>
          </table:table-cell>
          <table:table-cell table:formula="of:=([.C1423]-[.D1423])^2" office:value-type="float" office:value="0.00000000541750539414686" calcext:value-type="float">
            <text:p>5.4175053941468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ream</text:p>
          </table:table-cell>
          <table:table-cell office:value-type="float" office:value="217" calcext:value-type="float">
            <text:p>217</text:p>
          </table:table-cell>
          <table:table-cell table:formula="of:=([.B1424]/[.$F$1])" office:value-type="float" office:value="0.000120242457556352" calcext:value-type="float">
            <text:p>0.000120242457556</text:p>
          </table:table-cell>
          <table:table-cell table:formula="of:=([.$S$11]/([.E1424]+[.$T$11])^[.$U$11])" office:value-type="float" office:value="0.000193729332958012" calcext:value-type="float">
            <text:p>0.000193729332958</text:p>
          </table:table-cell>
          <table:table-cell office:value-type="float" office:value="1423" calcext:value-type="float">
            <text:p>1423</text:p>
          </table:table-cell>
          <table:table-cell/>
          <table:table-cell table:formula="of:=[.D1424]^2" office:value-type="float" office:value="0.0000000375310544483564" calcext:value-type="float">
            <text:p>3.75310544483564E-08</text:p>
          </table:table-cell>
          <table:table-cell table:formula="of:=([.C1424]-[.D1424])^2" office:value-type="float" office:value="0.00000000540032085629918" calcext:value-type="float">
            <text:p>5.400320856299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requently</text:p>
          </table:table-cell>
          <table:table-cell office:value-type="float" office:value="217" calcext:value-type="float">
            <text:p>217</text:p>
          </table:table-cell>
          <table:table-cell table:formula="of:=([.B1425]/[.$F$1])" office:value-type="float" office:value="0.000120242457556352" calcext:value-type="float">
            <text:p>0.000120242457556</text:p>
          </table:table-cell>
          <table:table-cell table:formula="of:=([.$S$11]/([.E1425]+[.$T$11])^[.$U$11])" office:value-type="float" office:value="0.000193612655510156" calcext:value-type="float">
            <text:p>0.00019361265551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D1425]^2" office:value-type="float" office:value="0.0000000374858603736943" calcext:value-type="float">
            <text:p>3.74858603736943E-08</text:p>
          </table:table-cell>
          <table:table-cell table:formula="of:=([.C1425]-[.D1425])^2" office:value-type="float" office:value="0.0000000053831859477804" calcext:value-type="float">
            <text:p>5.38318594778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ories</text:p>
          </table:table-cell>
          <table:table-cell office:value-type="float" office:value="217" calcext:value-type="float">
            <text:p>217</text:p>
          </table:table-cell>
          <table:table-cell table:formula="of:=([.B1426]/[.$F$1])" office:value-type="float" office:value="0.000120242457556352" calcext:value-type="float">
            <text:p>0.000120242457556</text:p>
          </table:table-cell>
          <table:table-cell table:formula="of:=([.$S$11]/([.E1426]+[.$T$11])^[.$U$11])" office:value-type="float" office:value="0.000193496129938218" calcext:value-type="float">
            <text:p>0.000193496129938</text:p>
          </table:table-cell>
          <table:table-cell office:value-type="float" office:value="1425" calcext:value-type="float">
            <text:p>1425</text:p>
          </table:table-cell>
          <table:table-cell/>
          <table:table-cell table:formula="of:=[.D1426]^2" office:value-type="float" office:value="0.0000000374407523010679" calcext:value-type="float">
            <text:p>3.74407523010679E-08</text:p>
          </table:table-cell>
          <table:table-cell table:formula="of:=([.C1426]-[.D1426])^2" office:value-type="float" office:value="0.00000000536610051742983" calcext:value-type="float">
            <text:p>5.366100517429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ung</text:p>
          </table:table-cell>
          <table:table-cell office:value-type="float" office:value="217" calcext:value-type="float">
            <text:p>217</text:p>
          </table:table-cell>
          <table:table-cell table:formula="of:=([.B1427]/[.$F$1])" office:value-type="float" office:value="0.000120242457556352" calcext:value-type="float">
            <text:p>0.000120242457556</text:p>
          </table:table-cell>
          <table:table-cell table:formula="of:=([.$S$11]/([.E1427]+[.$T$11])^[.$U$11])" office:value-type="float" office:value="0.000193379755938433" calcext:value-type="float">
            <text:p>0.000193379755938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[.D1427]^2" office:value-type="float" office:value="0.0000000373957300068078" calcext:value-type="float">
            <text:p>3.73957300068078E-08</text:p>
          </table:table-cell>
          <table:table-cell table:formula="of:=([.C1427]-[.D1427])^2" office:value-type="float" office:value="0.00000000534906441462954" calcext:value-type="float">
            <text:p>5.3490644146295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g</text:p>
          </table:table-cell>
          <table:table-cell office:value-type="float" office:value="217" calcext:value-type="float">
            <text:p>217</text:p>
          </table:table-cell>
          <table:table-cell table:formula="of:=([.B1428]/[.$F$1])" office:value-type="float" office:value="0.000120242457556352" calcext:value-type="float">
            <text:p>0.000120242457556</text:p>
          </table:table-cell>
          <table:table-cell table:formula="of:=([.$S$11]/([.E1428]+[.$T$11])^[.$U$11])" office:value-type="float" office:value="0.000193263533207852" calcext:value-type="float">
            <text:p>0.000193263533208</text:p>
          </table:table-cell>
          <table:table-cell office:value-type="float" office:value="1427" calcext:value-type="float">
            <text:p>1427</text:p>
          </table:table-cell>
          <table:table-cell/>
          <table:table-cell table:formula="of:=[.D1428]^2" office:value-type="float" office:value="0.0000000373507932679825" calcext:value-type="float">
            <text:p>3.73507932679825E-08</text:p>
          </table:table-cell>
          <table:table-cell table:formula="of:=([.C1428]-[.D1428])^2" office:value-type="float" office:value="0.00000000533207748930208" calcext:value-type="float">
            <text:p>5.3320774893020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ghest</text:p>
          </table:table-cell>
          <table:table-cell office:value-type="float" office:value="216" calcext:value-type="float">
            <text:p>216</text:p>
          </table:table-cell>
          <table:table-cell table:formula="of:=([.B1429]/[.$F$1])" office:value-type="float" office:value="0.000119688344848719" calcext:value-type="float">
            <text:p>0.000119688344849</text:p>
          </table:table-cell>
          <table:table-cell table:formula="of:=([.$S$11]/([.E1429]+[.$T$11])^[.$U$11])" office:value-type="float" office:value="0.000193147461444345" calcext:value-type="float">
            <text:p>0.000193147461444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[.D1429]^2" office:value-type="float" office:value="0.0000000373059418623948" calcext:value-type="float">
            <text:p>3.73059418623948E-08</text:p>
          </table:table-cell>
          <table:table-cell table:formula="of:=([.C1429]-[.D1429])^2" office:value-type="float" office:value="0.0000000053962418110098" calcext:value-type="float">
            <text:p>5.396241811009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slands</text:p>
          </table:table-cell>
          <table:table-cell office:value-type="float" office:value="216" calcext:value-type="float">
            <text:p>216</text:p>
          </table:table-cell>
          <table:table-cell table:formula="of:=([.B1430]/[.$F$1])" office:value-type="float" office:value="0.000119688344848719" calcext:value-type="float">
            <text:p>0.000119688344849</text:p>
          </table:table-cell>
          <table:table-cell table:formula="of:=([.$S$11]/([.E1430]+[.$T$11])^[.$U$11])" office:value-type="float" office:value="0.000193031540346596" calcext:value-type="float">
            <text:p>0.000193031540347</text:p>
          </table:table-cell>
          <table:table-cell office:value-type="float" office:value="1429" calcext:value-type="float">
            <text:p>1429</text:p>
          </table:table-cell>
          <table:table-cell/>
          <table:table-cell table:formula="of:=[.D1430]^2" office:value-type="float" office:value="0.0000000372611755685794" calcext:value-type="float">
            <text:p>3.72611755685794E-08</text:p>
          </table:table-cell>
          <table:table-cell table:formula="of:=([.C1430]-[.D1430])^2" office:value-type="float" office:value="0.00000000537922432583977" calcext:value-type="float">
            <text:p>5.379224325839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inted</text:p>
          </table:table-cell>
          <table:table-cell office:value-type="float" office:value="216" calcext:value-type="float">
            <text:p>216</text:p>
          </table:table-cell>
          <table:table-cell table:formula="of:=([.B1431]/[.$F$1])" office:value-type="float" office:value="0.000119688344848719" calcext:value-type="float">
            <text:p>0.000119688344849</text:p>
          </table:table-cell>
          <table:table-cell table:formula="of:=([.$S$11]/([.E1431]+[.$T$11])^[.$U$11])" office:value-type="float" office:value="0.000192915769614098" calcext:value-type="float">
            <text:p>0.000192915769614</text:p>
          </table:table-cell>
          <table:table-cell office:value-type="float" office:value="1430" calcext:value-type="float">
            <text:p>1430</text:p>
          </table:table-cell>
          <table:table-cell/>
          <table:table-cell table:formula="of:=[.D1431]^2" office:value-type="float" office:value="0.0000000372164941657997" calcext:value-type="float">
            <text:p>3.72164941657997E-08</text:p>
          </table:table-cell>
          <table:table-cell table:formula="of:=([.C1431]-[.D1431])^2" office:value-type="float" office:value="0.00000000536225573776923" calcext:value-type="float">
            <text:p>5.3622557377692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deas</text:p>
          </table:table-cell>
          <table:table-cell office:value-type="float" office:value="216" calcext:value-type="float">
            <text:p>216</text:p>
          </table:table-cell>
          <table:table-cell table:formula="of:=([.B1432]/[.$F$1])" office:value-type="float" office:value="0.000119688344848719" calcext:value-type="float">
            <text:p>0.000119688344849</text:p>
          </table:table-cell>
          <table:table-cell table:formula="of:=([.$S$11]/([.E1432]+[.$T$11])^[.$U$11])" office:value-type="float" office:value="0.000192800148947154" calcext:value-type="float">
            <text:p>0.000192800148947</text:p>
          </table:table-cell>
          <table:table-cell office:value-type="float" office:value="1431" calcext:value-type="float">
            <text:p>1431</text:p>
          </table:table-cell>
          <table:table-cell/>
          <table:table-cell table:formula="of:=[.D1432]^2" office:value-type="float" office:value="0.0000000371718974340449" calcext:value-type="float">
            <text:p>3.71718974340449E-08</text:p>
          </table:table-cell>
          <table:table-cell table:formula="of:=([.C1432]-[.D1432])^2" office:value-type="float" office:value="0.00000000534533589852801" calcext:value-type="float">
            <text:p>5.345335898528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xt</text:p>
          </table:table-cell>
          <table:table-cell office:value-type="float" office:value="216" calcext:value-type="float">
            <text:p>216</text:p>
          </table:table-cell>
          <table:table-cell table:formula="of:=([.B1433]/[.$F$1])" office:value-type="float" office:value="0.000119688344848719" calcext:value-type="float">
            <text:p>0.000119688344849</text:p>
          </table:table-cell>
          <table:table-cell table:formula="of:=([.$S$11]/([.E1433]+[.$T$11])^[.$U$11])" office:value-type="float" office:value="0.000192684678046874" calcext:value-type="float">
            <text:p>0.000192684678047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D1433]^2" office:value-type="float" office:value="0.0000000371273851540274" calcext:value-type="float">
            <text:p>3.71273851540274E-08</text:p>
          </table:table-cell>
          <table:table-cell table:formula="of:=([.C1433]-[.D1433])^2" office:value-type="float" office:value="0.00000000532846466037603" calcext:value-type="float">
            <text:p>5.3284646603760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moved</text:p>
          </table:table-cell>
          <table:table-cell office:value-type="float" office:value="216" calcext:value-type="float">
            <text:p>216</text:p>
          </table:table-cell>
          <table:table-cell table:formula="of:=([.B1434]/[.$F$1])" office:value-type="float" office:value="0.000119688344848719" calcext:value-type="float">
            <text:p>0.000119688344849</text:p>
          </table:table-cell>
          <table:table-cell table:formula="of:=([.$S$11]/([.E1434]+[.$T$11])^[.$U$11])" office:value-type="float" office:value="0.000192569356615167" calcext:value-type="float">
            <text:p>0.000192569356615</text:p>
          </table:table-cell>
          <table:table-cell office:value-type="float" office:value="1433" calcext:value-type="float">
            <text:p>1433</text:p>
          </table:table-cell>
          <table:table-cell/>
          <table:table-cell table:formula="of:=[.D1434]^2" office:value-type="float" office:value="0.0000000370829571071793" calcext:value-type="float">
            <text:p>3.70829571071793E-08</text:p>
          </table:table-cell>
          <table:table-cell table:formula="of:=([.C1434]-[.D1434])^2" office:value-type="float" office:value="0.00000000531164187610113" calcext:value-type="float">
            <text:p>5.311641876101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body</text:p>
          </table:table-cell>
          <table:table-cell office:value-type="float" office:value="215" calcext:value-type="float">
            <text:p>215</text:p>
          </table:table-cell>
          <table:table-cell table:formula="of:=([.B1435]/[.$F$1])" office:value-type="float" office:value="0.000119134232141086" calcext:value-type="float">
            <text:p>0.000119134232141</text:p>
          </table:table-cell>
          <table:table-cell table:formula="of:=([.$S$11]/([.E1435]+[.$T$11])^[.$U$11])" office:value-type="float" office:value="0.000192454184354746" calcext:value-type="float">
            <text:p>0.000192454184355</text:p>
          </table:table-cell>
          <table:table-cell office:value-type="float" office:value="1434" calcext:value-type="float">
            <text:p>1434</text:p>
          </table:table-cell>
          <table:table-cell/>
          <table:table-cell table:formula="of:=[.D1435]^2" office:value-type="float" office:value="0.0000000370386130756504" calcext:value-type="float">
            <text:p>3.70386130756504E-08</text:p>
          </table:table-cell>
          <table:table-cell table:formula="of:=([.C1435]-[.D1435])^2" office:value-type="float" office:value="0.00000000537581539261333" calcext:value-type="float">
            <text:p>5.3758153926133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ay</text:p>
          </table:table-cell>
          <table:table-cell office:value-type="float" office:value="215" calcext:value-type="float">
            <text:p>215</text:p>
          </table:table-cell>
          <table:table-cell table:formula="of:=([.B1436]/[.$F$1])" office:value-type="float" office:value="0.000119134232141086" calcext:value-type="float">
            <text:p>0.000119134232141</text:p>
          </table:table-cell>
          <table:table-cell table:formula="of:=([.$S$11]/([.E1436]+[.$T$11])^[.$U$11])" office:value-type="float" office:value="0.000192339160969119" calcext:value-type="float">
            <text:p>0.000192339160969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1436]^2" office:value-type="float" office:value="0.0000000369943528423045" calcext:value-type="float">
            <text:p>3.69943528423045E-08</text:p>
          </table:table-cell>
          <table:table-cell table:formula="of:=([.C1436]-[.D1436])^2" office:value-type="float" office:value="0.00000000535896160471733" calcext:value-type="float">
            <text:p>5.3589616047173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kely</text:p>
          </table:table-cell>
          <table:table-cell office:value-type="float" office:value="215" calcext:value-type="float">
            <text:p>215</text:p>
          </table:table-cell>
          <table:table-cell table:formula="of:=([.B1437]/[.$F$1])" office:value-type="float" office:value="0.000119134232141086" calcext:value-type="float">
            <text:p>0.000119134232141</text:p>
          </table:table-cell>
          <table:table-cell table:formula="of:=([.$S$11]/([.E1437]+[.$T$11])^[.$U$11])" office:value-type="float" office:value="0.00019222428616259" calcext:value-type="float">
            <text:p>0.000192224286163</text:p>
          </table:table-cell>
          <table:table-cell office:value-type="float" office:value="1436" calcext:value-type="float">
            <text:p>1436</text:p>
          </table:table-cell>
          <table:table-cell/>
          <table:table-cell table:formula="of:=[.D1437]^2" office:value-type="float" office:value="0.0000000369501761907172" calcext:value-type="float">
            <text:p>3.69501761907172E-08</text:p>
          </table:table-cell>
          <table:table-cell table:formula="of:=([.C1437]-[.D1437])^2" office:value-type="float" office:value="0.00000000534215599686634" calcext:value-type="float">
            <text:p>5.3421559968663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umbers</text:p>
          </table:table-cell>
          <table:table-cell office:value-type="float" office:value="215" calcext:value-type="float">
            <text:p>215</text:p>
          </table:table-cell>
          <table:table-cell table:formula="of:=([.B1438]/[.$F$1])" office:value-type="float" office:value="0.000119134232141086" calcext:value-type="float">
            <text:p>0.000119134232141</text:p>
          </table:table-cell>
          <table:table-cell table:formula="of:=([.$S$11]/([.E1438]+[.$T$11])^[.$U$11])" office:value-type="float" office:value="0.000192109559640255" calcext:value-type="float">
            <text:p>0.00019210955964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[.D1438]^2" office:value-type="float" office:value="0.0000000369060829051726" calcext:value-type="float">
            <text:p>3.69060829051726E-08</text:p>
          </table:table-cell>
          <table:table-cell table:formula="of:=([.C1438]-[.D1438])^2" office:value-type="float" office:value="0.00000000532539842361095" calcext:value-type="float">
            <text:p>5.3253984236109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ttled</text:p>
          </table:table-cell>
          <table:table-cell office:value-type="float" office:value="215" calcext:value-type="float">
            <text:p>215</text:p>
          </table:table-cell>
          <table:table-cell table:formula="of:=([.B1439]/[.$F$1])" office:value-type="float" office:value="0.000119134232141086" calcext:value-type="float">
            <text:p>0.000119134232141</text:p>
          </table:table-cell>
          <table:table-cell table:formula="of:=([.$S$11]/([.E1439]+[.$T$11])^[.$U$11])" office:value-type="float" office:value="0.000191994981107999" calcext:value-type="float">
            <text:p>0.000191994981108</text:p>
          </table:table-cell>
          <table:table-cell office:value-type="float" office:value="1438" calcext:value-type="float">
            <text:p>1438</text:p>
          </table:table-cell>
          <table:table-cell/>
          <table:table-cell table:formula="of:=[.D1439]^2" office:value-type="float" office:value="0.0000000368620727706609" calcext:value-type="float">
            <text:p>3.68620727706609E-08</text:p>
          </table:table-cell>
          <table:table-cell table:formula="of:=([.C1439]-[.D1439])^2" office:value-type="float" office:value="0.00000000530868874001953" calcext:value-type="float">
            <text:p>5.3086887400195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ganized</text:p>
          </table:table-cell>
          <table:table-cell office:value-type="float" office:value="215" calcext:value-type="float">
            <text:p>215</text:p>
          </table:table-cell>
          <table:table-cell table:formula="of:=([.B1440]/[.$F$1])" office:value-type="float" office:value="0.000119134232141086" calcext:value-type="float">
            <text:p>0.000119134232141</text:p>
          </table:table-cell>
          <table:table-cell table:formula="of:=([.$S$11]/([.E1440]+[.$T$11])^[.$U$11])" office:value-type="float" office:value="0.000191880550272495" calcext:value-type="float">
            <text:p>0.000191880550272</text:p>
          </table:table-cell>
          <table:table-cell office:value-type="float" office:value="1439" calcext:value-type="float">
            <text:p>1439</text:p>
          </table:table-cell>
          <table:table-cell/>
          <table:table-cell table:formula="of:=[.D1440]^2" office:value-type="float" office:value="0.0000000368181455728754" calcext:value-type="float">
            <text:p>3.68181455728754E-08</text:p>
          </table:table-cell>
          <table:table-cell table:formula="of:=([.C1440]-[.D1440])^2" office:value-type="float" office:value="0.00000000529202680167613" calcext:value-type="float">
            <text:p>5.292026801676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ghty</text:p>
          </table:table-cell>
          <table:table-cell office:value-type="float" office:value="215" calcext:value-type="float">
            <text:p>215</text:p>
          </table:table-cell>
          <table:table-cell table:formula="of:=([.B1441]/[.$F$1])" office:value-type="float" office:value="0.000119134232141086" calcext:value-type="float">
            <text:p>0.000119134232141</text:p>
          </table:table-cell>
          <table:table-cell table:formula="of:=([.$S$11]/([.E1441]+[.$T$11])^[.$U$11])" office:value-type="float" office:value="0.000191766266841198" calcext:value-type="float">
            <text:p>0.000191766266841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D1441]^2" office:value-type="float" office:value="0.0000000367743010982095" calcext:value-type="float">
            <text:p>3.67743010982095E-08</text:p>
          </table:table-cell>
          <table:table-cell table:formula="of:=([.C1441]-[.D1441])^2" office:value-type="float" office:value="0.00000000527541246467827" calcext:value-type="float">
            <text:p>5.2754124646782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earch</text:p>
          </table:table-cell>
          <table:table-cell office:value-type="float" office:value="215" calcext:value-type="float">
            <text:p>215</text:p>
          </table:table-cell>
          <table:table-cell table:formula="of:=([.B1442]/[.$F$1])" office:value-type="float" office:value="0.000119134232141086" calcext:value-type="float">
            <text:p>0.000119134232141</text:p>
          </table:table-cell>
          <table:table-cell table:formula="of:=([.$S$11]/([.E1442]+[.$T$11])^[.$U$11])" office:value-type="float" office:value="0.000191652130522346" calcext:value-type="float">
            <text:p>0.000191652130522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[.D1442]^2" office:value-type="float" office:value="0.0000000367305391337545" calcext:value-type="float">
            <text:p>3.67305391337545E-08</text:p>
          </table:table-cell>
          <table:table-cell table:formula="of:=([.C1442]-[.D1442])^2" office:value-type="float" office:value="0.00000000525884558563483" calcext:value-type="float">
            <text:p>5.258845585634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rigin</text:p>
          </table:table-cell>
          <table:table-cell office:value-type="float" office:value="215" calcext:value-type="float">
            <text:p>215</text:p>
          </table:table-cell>
          <table:table-cell table:formula="of:=([.B1443]/[.$F$1])" office:value-type="float" office:value="0.000119134232141086" calcext:value-type="float">
            <text:p>0.000119134232141</text:p>
          </table:table-cell>
          <table:table-cell table:formula="of:=([.$S$11]/([.E1443]+[.$T$11])^[.$U$11])" office:value-type="float" office:value="0.000191538141024957" calcext:value-type="float">
            <text:p>0.000191538141025</text:p>
          </table:table-cell>
          <table:table-cell office:value-type="float" office:value="1442" calcext:value-type="float">
            <text:p>1442</text:p>
          </table:table-cell>
          <table:table-cell/>
          <table:table-cell table:formula="of:=[.D1443]^2" office:value-type="float" office:value="0.0000000366868594672963" calcext:value-type="float">
            <text:p>3.66868594672963E-08</text:p>
          </table:table-cell>
          <table:table-cell table:formula="of:=([.C1443]-[.D1443])^2" office:value-type="float" office:value="0.0000000052423260216639" calcext:value-type="float">
            <text:p>5.242326021663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ss</text:p>
          </table:table-cell>
          <table:table-cell office:value-type="float" office:value="215" calcext:value-type="float">
            <text:p>215</text:p>
          </table:table-cell>
          <table:table-cell table:formula="of:=([.B1444]/[.$F$1])" office:value-type="float" office:value="0.000119134232141086" calcext:value-type="float">
            <text:p>0.000119134232141</text:p>
          </table:table-cell>
          <table:table-cell table:formula="of:=([.$S$11]/([.E1444]+[.$T$11])^[.$U$11])" office:value-type="float" office:value="0.000191424298058822" calcext:value-type="float">
            <text:p>0.000191424298059</text:p>
          </table:table-cell>
          <table:table-cell office:value-type="float" office:value="1443" calcext:value-type="float">
            <text:p>1443</text:p>
          </table:table-cell>
          <table:table-cell/>
          <table:table-cell table:formula="of:=[.D1444]^2" office:value-type="float" office:value="0.0000000366432618873128" calcext:value-type="float">
            <text:p>3.66432618873128E-08</text:p>
          </table:table-cell>
          <table:table-cell table:formula="of:=([.C1444]-[.D1444])^2" office:value-type="float" office:value="0.00000000522585363039066" calcext:value-type="float">
            <text:p>5.225853630390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lated</text:p>
          </table:table-cell>
          <table:table-cell office:value-type="float" office:value="215" calcext:value-type="float">
            <text:p>215</text:p>
          </table:table-cell>
          <table:table-cell table:formula="of:=([.B1445]/[.$F$1])" office:value-type="float" office:value="0.000119134232141086" calcext:value-type="float">
            <text:p>0.000119134232141</text:p>
          </table:table-cell>
          <table:table-cell table:formula="of:=([.$S$11]/([.E1445]+[.$T$11])^[.$U$11])" office:value-type="float" office:value="0.000191310601334509" calcext:value-type="float">
            <text:p>0.000191310601335</text:p>
          </table:table-cell>
          <table:table-cell office:value-type="float" office:value="1444" calcext:value-type="float">
            <text:p>1444</text:p>
          </table:table-cell>
          <table:table-cell/>
          <table:table-cell table:formula="of:=[.D1445]^2" office:value-type="float" office:value="0.0000000365997461829714" calcext:value-type="float">
            <text:p>3.65997461829714E-08</text:p>
          </table:table-cell>
          <table:table-cell table:formula="of:=([.C1445]-[.D1445])^2" office:value-type="float" office:value="0.00000000520942826994529" calcext:value-type="float">
            <text:p>5.209428269945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lling</text:p>
          </table:table-cell>
          <table:table-cell office:value-type="float" office:value="214" calcext:value-type="float">
            <text:p>214</text:p>
          </table:table-cell>
          <table:table-cell table:formula="of:=([.B1446]/[.$F$1])" office:value-type="float" office:value="0.000118580119433453" calcext:value-type="float">
            <text:p>0.000118580119433</text:p>
          </table:table-cell>
          <table:table-cell table:formula="of:=([.$S$11]/([.E1446]+[.$T$11])^[.$U$11])" office:value-type="float" office:value="0.000191197050563354" calcext:value-type="float">
            <text:p>0.000191197050563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D1446]^2" office:value-type="float" office:value="0.0000000365563121441259" calcext:value-type="float">
            <text:p>3.65563121441259E-08</text:p>
          </table:table-cell>
          <table:table-cell table:formula="of:=([.C1446]-[.D1446])^2" office:value-type="float" office:value="0.00000000527321868672485" calcext:value-type="float">
            <text:p>5.2732186867248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e's</text:p>
          </table:table-cell>
          <table:table-cell office:value-type="float" office:value="214" calcext:value-type="float">
            <text:p>214</text:p>
          </table:table-cell>
          <table:table-cell table:formula="of:=([.B1447]/[.$F$1])" office:value-type="float" office:value="0.000118580119433453" calcext:value-type="float">
            <text:p>0.000118580119433</text:p>
          </table:table-cell>
          <table:table-cell table:formula="of:=([.$S$11]/([.E1447]+[.$T$11])^[.$U$11])" office:value-type="float" office:value="0.000191083645457465" calcext:value-type="float">
            <text:p>0.000191083645457</text:p>
          </table:table-cell>
          <table:table-cell office:value-type="float" office:value="1446" calcext:value-type="float">
            <text:p>1446</text:p>
          </table:table-cell>
          <table:table-cell/>
          <table:table-cell table:formula="of:=[.D1447]^2" office:value-type="float" office:value="0.0000000365129595613142" calcext:value-type="float">
            <text:p>3.65129595613142E-08</text:p>
          </table:table-cell>
          <table:table-cell table:formula="of:=([.C1447]-[.D1447])^2" office:value-type="float" office:value="0.00000000525676128591459" calcext:value-type="float">
            <text:p>5.2567612859145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owing</text:p>
          </table:table-cell>
          <table:table-cell office:value-type="float" office:value="214" calcext:value-type="float">
            <text:p>214</text:p>
          </table:table-cell>
          <table:table-cell table:formula="of:=([.B1448]/[.$F$1])" office:value-type="float" office:value="0.000118580119433453" calcext:value-type="float">
            <text:p>0.000118580119433</text:p>
          </table:table-cell>
          <table:table-cell table:formula="of:=([.$S$11]/([.E1448]+[.$T$11])^[.$U$11])" office:value-type="float" office:value="0.000190970385729713" calcext:value-type="float">
            <text:p>0.00019097038573</text:p>
          </table:table-cell>
          <table:table-cell office:value-type="float" office:value="1447" calcext:value-type="float">
            <text:p>1447</text:p>
          </table:table-cell>
          <table:table-cell/>
          <table:table-cell table:formula="of:=[.D1448]^2" office:value-type="float" office:value="0.0000000364696882257552" calcext:value-type="float">
            <text:p>3.64696882257552E-08</text:p>
          </table:table-cell>
          <table:table-cell table:formula="of:=([.C1448]-[.D1448])^2" office:value-type="float" office:value="0.00000000524035065444338" calcext:value-type="float">
            <text:p>5.2403506544433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crease</text:p>
          </table:table-cell>
          <table:table-cell office:value-type="float" office:value="214" calcext:value-type="float">
            <text:p>214</text:p>
          </table:table-cell>
          <table:table-cell table:formula="of:=([.B1449]/[.$F$1])" office:value-type="float" office:value="0.000118580119433453" calcext:value-type="float">
            <text:p>0.000118580119433</text:p>
          </table:table-cell>
          <table:table-cell table:formula="of:=([.$S$11]/([.E1449]+[.$T$11])^[.$U$11])" office:value-type="float" office:value="0.000190857271093732" calcext:value-type="float">
            <text:p>0.000190857271094</text:p>
          </table:table-cell>
          <table:table-cell office:value-type="float" office:value="1448" calcext:value-type="float">
            <text:p>1448</text:p>
          </table:table-cell>
          <table:table-cell/>
          <table:table-cell table:formula="of:=[.D1449]^2" office:value-type="float" office:value="0.0000000364264979293465" calcext:value-type="float">
            <text:p>3.64264979293465E-08</text:p>
          </table:table-cell>
          <table:table-cell table:formula="of:=([.C1449]-[.D1449])^2" office:value-type="float" office:value="0.00000000522398665212304" calcext:value-type="float">
            <text:p>5.223986652123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stribute</text:p>
          </table:table-cell>
          <table:table-cell office:value-type="float" office:value="214" calcext:value-type="float">
            <text:p>214</text:p>
          </table:table-cell>
          <table:table-cell table:formula="of:=([.B1450]/[.$F$1])" office:value-type="float" office:value="0.000118580119433453" calcext:value-type="float">
            <text:p>0.000118580119433</text:p>
          </table:table-cell>
          <table:table-cell table:formula="of:=([.$S$11]/([.E1450]+[.$T$11])^[.$U$11])" office:value-type="float" office:value="0.000190744301263921" calcext:value-type="float">
            <text:p>0.000190744301264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D1450]^2" office:value-type="float" office:value="0.0000000363833884646614" calcext:value-type="float">
            <text:p>3.63833884646614E-08</text:p>
          </table:table-cell>
          <table:table-cell table:formula="of:=([.C1450]-[.D1450])^2" office:value-type="float" office:value="0.00000000520766913926081" calcext:value-type="float">
            <text:p>5.2076691392608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</text:p>
          </table:table-cell>
          <table:table-cell office:value-type="float" office:value="214" calcext:value-type="float">
            <text:p>214</text:p>
          </table:table-cell>
          <table:table-cell table:formula="of:=([.B1451]/[.$F$1])" office:value-type="float" office:value="0.000118580119433453" calcext:value-type="float">
            <text:p>0.000118580119433</text:p>
          </table:table-cell>
          <table:table-cell table:formula="of:=([.$S$11]/([.E1451]+[.$T$11])^[.$U$11])" office:value-type="float" office:value="0.000190631475955432" calcext:value-type="float">
            <text:p>0.000190631475955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[.D1451]^2" office:value-type="float" office:value="0.0000000363403596249464" calcext:value-type="float">
            <text:p>3.63403596249464E-08</text:p>
          </table:table-cell>
          <table:table-cell table:formula="of:=([.C1451]-[.D1451])^2" office:value-type="float" office:value="0.00000000519139797665729" calcext:value-type="float">
            <text:p>5.191397976657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ved</text:p>
          </table:table-cell>
          <table:table-cell office:value-type="float" office:value="214" calcext:value-type="float">
            <text:p>214</text:p>
          </table:table-cell>
          <table:table-cell table:formula="of:=([.B1452]/[.$F$1])" office:value-type="float" office:value="0.000118580119433453" calcext:value-type="float">
            <text:p>0.000118580119433</text:p>
          </table:table-cell>
          <table:table-cell table:formula="of:=([.$S$11]/([.E1452]+[.$T$11])^[.$U$11])" office:value-type="float" office:value="0.000190518794884176" calcext:value-type="float">
            <text:p>0.000190518794884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[.D1452]^2" office:value-type="float" office:value="0.0000000362974112041186" calcext:value-type="float">
            <text:p>3.62974112041186E-08</text:p>
          </table:table-cell>
          <table:table-cell table:formula="of:=([.C1452]-[.D1452])^2" office:value-type="float" office:value="0.0000000051751730256044" calcext:value-type="float">
            <text:p>5.17517302560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treets</text:p>
          </table:table-cell>
          <table:table-cell office:value-type="float" office:value="213" calcext:value-type="float">
            <text:p>213</text:p>
          </table:table-cell>
          <table:table-cell table:formula="of:=([.B1453]/[.$F$1])" office:value-type="float" office:value="0.00011802600672582" calcext:value-type="float">
            <text:p>0.000118026006726</text:p>
          </table:table-cell>
          <table:table-cell table:formula="of:=([.$S$11]/([.E1453]+[.$T$11])^[.$U$11])" office:value-type="float" office:value="0.000190406257766815" calcext:value-type="float">
            <text:p>0.000190406257767</text:p>
          </table:table-cell>
          <table:table-cell office:value-type="float" office:value="1452" calcext:value-type="float">
            <text:p>1452</text:p>
          </table:table-cell>
          <table:table-cell/>
          <table:table-cell table:formula="of:=[.D1453]^2" office:value-type="float" office:value="0.000000036254542996763" calcext:value-type="float">
            <text:p>3.6254542996763E-08</text:p>
          </table:table-cell>
          <table:table-cell table:formula="of:=([.C1453]-[.D1453])^2" office:value-type="float" office:value="0.00000000523890074075751" calcext:value-type="float">
            <text:p>5.2389007407575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chael</text:p>
          </table:table-cell>
          <table:table-cell office:value-type="float" office:value="213" calcext:value-type="float">
            <text:p>213</text:p>
          </table:table-cell>
          <table:table-cell table:formula="of:=([.B1454]/[.$F$1])" office:value-type="float" office:value="0.00011802600672582" calcext:value-type="float">
            <text:p>0.000118026006726</text:p>
          </table:table-cell>
          <table:table-cell table:formula="of:=([.$S$11]/([.E1454]+[.$T$11])^[.$U$11])" office:value-type="float" office:value="0.000190293864320765" calcext:value-type="float">
            <text:p>0.000190293864321</text:p>
          </table:table-cell>
          <table:table-cell office:value-type="float" office:value="1453" calcext:value-type="float">
            <text:p>1453</text:p>
          </table:table-cell>
          <table:table-cell/>
          <table:table-cell table:formula="of:=[.D1454]^2" office:value-type="float" office:value="0.0000000362117547981298" calcext:value-type="float">
            <text:p>3.62117547981298E-08</text:p>
          </table:table-cell>
          <table:table-cell table:formula="of:=([.C1454]-[.D1454])^2" office:value-type="float" office:value="0.00000000522264324136327" calcext:value-type="float">
            <text:p>5.2226432413632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aching</text:p>
          </table:table-cell>
          <table:table-cell office:value-type="float" office:value="213" calcext:value-type="float">
            <text:p>213</text:p>
          </table:table-cell>
          <table:table-cell table:formula="of:=([.B1455]/[.$F$1])" office:value-type="float" office:value="0.00011802600672582" calcext:value-type="float">
            <text:p>0.000118026006726</text:p>
          </table:table-cell>
          <table:table-cell table:formula="of:=([.$S$11]/([.E1455]+[.$T$11])^[.$U$11])" office:value-type="float" office:value="0.000190181614264187" calcext:value-type="float">
            <text:p>0.000190181614264</text:p>
          </table:table-cell>
          <table:table-cell office:value-type="float" office:value="1454" calcext:value-type="float">
            <text:p>1454</text:p>
          </table:table-cell>
          <table:table-cell/>
          <table:table-cell table:formula="of:=[.D1455]^2" office:value-type="float" office:value="0.000000036169046404132" calcext:value-type="float">
            <text:p>3.6169046404132E-08</text:p>
          </table:table-cell>
          <table:table-cell table:formula="of:=([.C1455]-[.D1455])^2" office:value-type="float" office:value="0.00000000520643169923083" calcext:value-type="float">
            <text:p>5.206431699230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n</text:p>
          </table:table-cell>
          <table:table-cell office:value-type="float" office:value="213" calcext:value-type="float">
            <text:p>213</text:p>
          </table:table-cell>
          <table:table-cell table:formula="of:=([.B1456]/[.$F$1])" office:value-type="float" office:value="0.00011802600672582" calcext:value-type="float">
            <text:p>0.000118026006726</text:p>
          </table:table-cell>
          <table:table-cell table:formula="of:=([.$S$11]/([.E1456]+[.$T$11])^[.$U$11])" office:value-type="float" office:value="0.000190069507315988" calcext:value-type="float">
            <text:p>0.000190069507316</text:p>
          </table:table-cell>
          <table:table-cell office:value-type="float" office:value="1455" calcext:value-type="float">
            <text:p>1455</text:p>
          </table:table-cell>
          <table:table-cell/>
          <table:table-cell table:formula="of:=[.D1456]^2" office:value-type="float" office:value="0.0000000361264176113426" calcext:value-type="float">
            <text:p>3.61264176113426E-08</text:p>
          </table:table-cell>
          <table:table-cell table:formula="of:=([.C1456]-[.D1456])^2" office:value-type="float" office:value="0.0000000051902659772856" calcext:value-type="float">
            <text:p>5.19026597728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tellectual</text:p>
          </table:table-cell>
          <table:table-cell office:value-type="float" office:value="213" calcext:value-type="float">
            <text:p>213</text:p>
          </table:table-cell>
          <table:table-cell table:formula="of:=([.B1457]/[.$F$1])" office:value-type="float" office:value="0.00011802600672582" calcext:value-type="float">
            <text:p>0.000118026006726</text:p>
          </table:table-cell>
          <table:table-cell table:formula="of:=([.$S$11]/([.E1457]+[.$T$11])^[.$U$11])" office:value-type="float" office:value="0.000189957543195821" calcext:value-type="float">
            <text:p>0.000189957543196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D1457]^2" office:value-type="float" office:value="0.0000000360838682169921" calcext:value-type="float">
            <text:p>3.60838682169921E-08</text:p>
          </table:table-cell>
          <table:table-cell table:formula="of:=([.C1457]-[.D1457])^2" office:value-type="float" office:value="0.00000000517414593893504" calcext:value-type="float">
            <text:p>5.1741459389350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fusion</text:p>
          </table:table-cell>
          <table:table-cell office:value-type="float" office:value="213" calcext:value-type="float">
            <text:p>213</text:p>
          </table:table-cell>
          <table:table-cell table:formula="of:=([.B1458]/[.$F$1])" office:value-type="float" office:value="0.00011802600672582" calcext:value-type="float">
            <text:p>0.000118026006726</text:p>
          </table:table-cell>
          <table:table-cell table:formula="of:=([.$S$11]/([.E1458]+[.$T$11])^[.$U$11])" office:value-type="float" office:value="0.000189845721624075" calcext:value-type="float">
            <text:p>0.000189845721624</text:p>
          </table:table-cell>
          <table:table-cell office:value-type="float" office:value="1457" calcext:value-type="float">
            <text:p>1457</text:p>
          </table:table-cell>
          <table:table-cell/>
          <table:table-cell table:formula="of:=[.D1458]^2" office:value-type="float" office:value="0.000000036041398018966" calcext:value-type="float">
            <text:p>3.6041398018966E-08</text:p>
          </table:table-cell>
          <table:table-cell table:formula="of:=([.C1458]-[.D1458])^2" office:value-type="float" office:value="0.00000000515807144806669" calcext:value-type="float">
            <text:p>5.158071448066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giment</text:p>
          </table:table-cell>
          <table:table-cell office:value-type="float" office:value="213" calcext:value-type="float">
            <text:p>213</text:p>
          </table:table-cell>
          <table:table-cell table:formula="of:=([.B1459]/[.$F$1])" office:value-type="float" office:value="0.00011802600672582" calcext:value-type="float">
            <text:p>0.000118026006726</text:p>
          </table:table-cell>
          <table:table-cell table:formula="of:=([.$S$11]/([.E1459]+[.$T$11])^[.$U$11])" office:value-type="float" office:value="0.000189734042321883" calcext:value-type="float">
            <text:p>0.000189734042322</text:p>
          </table:table-cell>
          <table:table-cell office:value-type="float" office:value="1458" calcext:value-type="float">
            <text:p>1458</text:p>
          </table:table-cell>
          <table:table-cell/>
          <table:table-cell table:formula="of:=[.D1459]^2" office:value-type="float" office:value="0.0000000359990068158019" calcext:value-type="float">
            <text:p>3.59990068158019E-08</text:p>
          </table:table-cell>
          <table:table-cell table:formula="of:=([.C1459]-[.D1459])^2" office:value-type="float" office:value="0.00000000514204236904617" calcext:value-type="float">
            <text:p>5.1420423690461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vil</text:p>
          </table:table-cell>
          <table:table-cell office:value-type="float" office:value="213" calcext:value-type="float">
            <text:p>213</text:p>
          </table:table-cell>
          <table:table-cell table:formula="of:=([.B1460]/[.$F$1])" office:value-type="float" office:value="0.00011802600672582" calcext:value-type="float">
            <text:p>0.000118026006726</text:p>
          </table:table-cell>
          <table:table-cell table:formula="of:=([.$S$11]/([.E1460]+[.$T$11])^[.$U$11])" office:value-type="float" office:value="0.000189622505011108" calcext:value-type="float">
            <text:p>0.000189622505011</text:p>
          </table:table-cell>
          <table:table-cell office:value-type="float" office:value="1459" calcext:value-type="float">
            <text:p>1459</text:p>
          </table:table-cell>
          <table:table-cell/>
          <table:table-cell table:formula="of:=[.D1460]^2" office:value-type="float" office:value="0.0000000359566944066876" calcext:value-type="float">
            <text:p>3.59566944066876E-08</text:p>
          </table:table-cell>
          <table:table-cell table:formula="of:=([.C1460]-[.D1460])^2" office:value-type="float" office:value="0.00000000512605856671521" calcext:value-type="float">
            <text:p>5.126058566715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oposition</text:p>
          </table:table-cell>
          <table:table-cell office:value-type="float" office:value="213" calcext:value-type="float">
            <text:p>213</text:p>
          </table:table-cell>
          <table:table-cell table:formula="of:=([.B1461]/[.$F$1])" office:value-type="float" office:value="0.00011802600672582" calcext:value-type="float">
            <text:p>0.000118026006726</text:p>
          </table:table-cell>
          <table:table-cell table:formula="of:=([.$S$11]/([.E1461]+[.$T$11])^[.$U$11])" office:value-type="float" office:value="0.00018951110941435" calcext:value-type="float">
            <text:p>0.000189511109414</text:p>
          </table:table-cell>
          <table:table-cell office:value-type="float" office:value="1460" calcext:value-type="float">
            <text:p>1460</text:p>
          </table:table-cell>
          <table:table-cell/>
          <table:table-cell table:formula="of:=[.D1461]^2" office:value-type="float" office:value="0.0000000359144605914578" calcext:value-type="float">
            <text:p>3.59144605914578E-08</text:p>
          </table:table-cell>
          <table:table-cell table:formula="of:=([.C1461]-[.D1461])^2" office:value-type="float" office:value="0.0000000051101199063897" calcext:value-type="float">
            <text:p>5.11011990638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mpression</text:p>
          </table:table-cell>
          <table:table-cell office:value-type="float" office:value="213" calcext:value-type="float">
            <text:p>213</text:p>
          </table:table-cell>
          <table:table-cell table:formula="of:=([.B1462]/[.$F$1])" office:value-type="float" office:value="0.00011802600672582" calcext:value-type="float">
            <text:p>0.000118026006726</text:p>
          </table:table-cell>
          <table:table-cell table:formula="of:=([.$S$11]/([.E1462]+[.$T$11])^[.$U$11])" office:value-type="float" office:value="0.00018939985525494" calcext:value-type="float">
            <text:p>0.000189399855255</text:p>
          </table:table-cell>
          <table:table-cell office:value-type="float" office:value="1461" calcext:value-type="float">
            <text:p>1461</text:p>
          </table:table-cell>
          <table:table-cell/>
          <table:table-cell table:formula="of:=[.D1462]^2" office:value-type="float" office:value="0.0000000358723051705922" calcext:value-type="float">
            <text:p>3.58723051705922E-08</text:p>
          </table:table-cell>
          <table:table-cell table:formula="of:=([.C1462]-[.D1462])^2" office:value-type="float" office:value="0.00000000509422625385776" calcext:value-type="float">
            <text:p>5.094226253857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rival</text:p>
          </table:table-cell>
          <table:table-cell office:value-type="float" office:value="213" calcext:value-type="float">
            <text:p>213</text:p>
          </table:table-cell>
          <table:table-cell table:formula="of:=([.B1463]/[.$F$1])" office:value-type="float" office:value="0.00011802600672582" calcext:value-type="float">
            <text:p>0.000118026006726</text:p>
          </table:table-cell>
          <table:table-cell table:formula="of:=([.$S$11]/([.E1463]+[.$T$11])^[.$U$11])" office:value-type="float" office:value="0.000189288742256936" calcext:value-type="float">
            <text:p>0.000189288742257</text:p>
          </table:table-cell>
          <table:table-cell office:value-type="float" office:value="1462" calcext:value-type="float">
            <text:p>1462</text:p>
          </table:table-cell>
          <table:table-cell/>
          <table:table-cell table:formula="of:=[.D1463]^2" office:value-type="float" office:value="0.0000000358302279452126" calcext:value-type="float">
            <text:p>3.58302279452126E-08</text:p>
          </table:table-cell>
          <table:table-cell table:formula="of:=([.C1463]-[.D1463])^2" office:value-type="float" office:value="0.00000000507837747537773" calcext:value-type="float">
            <text:p>5.0783774753777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mies</text:p>
          </table:table-cell>
          <table:table-cell office:value-type="float" office:value="212" calcext:value-type="float">
            <text:p>212</text:p>
          </table:table-cell>
          <table:table-cell table:formula="of:=([.B1464]/[.$F$1])" office:value-type="float" office:value="0.000117471894018187" calcext:value-type="float">
            <text:p>0.000117471894018</text:p>
          </table:table-cell>
          <table:table-cell table:formula="of:=([.$S$11]/([.E1464]+[.$T$11])^[.$U$11])" office:value-type="float" office:value="0.000189177770145122" calcext:value-type="float">
            <text:p>0.000189177770145</text:p>
          </table:table-cell>
          <table:table-cell office:value-type="float" office:value="1463" calcext:value-type="float">
            <text:p>1463</text:p>
          </table:table-cell>
          <table:table-cell/>
          <table:table-cell table:formula="of:=[.D1464]^2" office:value-type="float" office:value="0.0000000357882287170805" calcext:value-type="float">
            <text:p>3.57882287170805E-08</text:p>
          </table:table-cell>
          <table:table-cell table:formula="of:=([.C1464]-[.D1464])^2" office:value-type="float" office:value="0.00000000514173267113131" calcext:value-type="float">
            <text:p>5.1417326711313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dification</text:p>
          </table:table-cell>
          <table:table-cell office:value-type="float" office:value="212" calcext:value-type="float">
            <text:p>212</text:p>
          </table:table-cell>
          <table:table-cell table:formula="of:=([.B1465]/[.$F$1])" office:value-type="float" office:value="0.000117471894018187" calcext:value-type="float">
            <text:p>0.000117471894018</text:p>
          </table:table-cell>
          <table:table-cell table:formula="of:=([.$S$11]/([.E1465]+[.$T$11])^[.$U$11])" office:value-type="float" office:value="0.000189066938645007" calcext:value-type="float">
            <text:p>0.000189066938645</text:p>
          </table:table-cell>
          <table:table-cell office:value-type="float" office:value="1464" calcext:value-type="float">
            <text:p>1464</text:p>
          </table:table-cell>
          <table:table-cell/>
          <table:table-cell table:formula="of:=[.D1465]^2" office:value-type="float" office:value="0.0000000357463072885948" calcext:value-type="float">
            <text:p>3.57463072885948E-08</text:p>
          </table:table-cell>
          <table:table-cell table:formula="of:=([.C1465]-[.D1465])^2" office:value-type="float" office:value="0.00000000512585041511632" calcext:value-type="float">
            <text:p>5.1258504151163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osted</text:p>
          </table:table-cell>
          <table:table-cell office:value-type="float" office:value="212" calcext:value-type="float">
            <text:p>212</text:p>
          </table:table-cell>
          <table:table-cell table:formula="of:=([.B1466]/[.$F$1])" office:value-type="float" office:value="0.000117471894018187" calcext:value-type="float">
            <text:p>0.000117471894018</text:p>
          </table:table-cell>
          <table:table-cell table:formula="of:=([.$S$11]/([.E1466]+[.$T$11])^[.$U$11])" office:value-type="float" office:value="0.000188956247482821" calcext:value-type="float">
            <text:p>0.000188956247483</text:p>
          </table:table-cell>
          <table:table-cell office:value-type="float" office:value="1465" calcext:value-type="float">
            <text:p>1465</text:p>
          </table:table-cell>
          <table:table-cell/>
          <table:table-cell table:formula="of:=[.D1466]^2" office:value-type="float" office:value="0.0000000357044634627889" calcext:value-type="float">
            <text:p>3.57044634627889E-08</text:p>
          </table:table-cell>
          <table:table-cell table:formula="of:=([.C1466]-[.D1466])^2" office:value-type="float" office:value="0.00000000511001279025666" calcext:value-type="float">
            <text:p>5.1100127902566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ations</text:p>
          </table:table-cell>
          <table:table-cell office:value-type="float" office:value="212" calcext:value-type="float">
            <text:p>212</text:p>
          </table:table-cell>
          <table:table-cell table:formula="of:=([.B1467]/[.$F$1])" office:value-type="float" office:value="0.000117471894018187" calcext:value-type="float">
            <text:p>0.000117471894018</text:p>
          </table:table-cell>
          <table:table-cell table:formula="of:=([.$S$11]/([.E1467]+[.$T$11])^[.$U$11])" office:value-type="float" office:value="0.000188845696385511" calcext:value-type="float">
            <text:p>0.000188845696386</text:p>
          </table:table-cell>
          <table:table-cell office:value-type="float" office:value="1466" calcext:value-type="float">
            <text:p>1466</text:p>
          </table:table-cell>
          <table:table-cell/>
          <table:table-cell table:formula="of:=[.D1467]^2" office:value-type="float" office:value="0.0000000356626970433287" calcext:value-type="float">
            <text:p>3.56626970433287E-08</text:p>
          </table:table-cell>
          <table:table-cell table:formula="of:=([.C1467]-[.D1467])^2" office:value-type="float" office:value="0.00000000509421966436986" calcext:value-type="float">
            <text:p>5.0942196643698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youth</text:p>
          </table:table-cell>
          <table:table-cell office:value-type="float" office:value="212" calcext:value-type="float">
            <text:p>212</text:p>
          </table:table-cell>
          <table:table-cell table:formula="of:=([.B1468]/[.$F$1])" office:value-type="float" office:value="0.000117471894018187" calcext:value-type="float">
            <text:p>0.000117471894018</text:p>
          </table:table-cell>
          <table:table-cell table:formula="of:=([.$S$11]/([.E1468]+[.$T$11])^[.$U$11])" office:value-type="float" office:value="0.000188735285080744" calcext:value-type="float">
            <text:p>0.000188735285081</text:p>
          </table:table-cell>
          <table:table-cell office:value-type="float" office:value="1467" calcext:value-type="float">
            <text:p>1467</text:p>
          </table:table-cell>
          <table:table-cell/>
          <table:table-cell table:formula="of:=[.D1468]^2" office:value-type="float" office:value="0.0000000356210078345099" calcext:value-type="float">
            <text:p>3.56210078345099E-08</text:p>
          </table:table-cell>
          <table:table-cell table:formula="of:=([.C1468]-[.D1468])^2" office:value-type="float" office:value="0.00000000507847090573497" calcext:value-type="float">
            <text:p>5.078470905734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eting</text:p>
          </table:table-cell>
          <table:table-cell office:value-type="float" office:value="212" calcext:value-type="float">
            <text:p>212</text:p>
          </table:table-cell>
          <table:table-cell table:formula="of:=([.B1469]/[.$F$1])" office:value-type="float" office:value="0.000117471894018187" calcext:value-type="float">
            <text:p>0.000117471894018</text:p>
          </table:table-cell>
          <table:table-cell table:formula="of:=([.$S$11]/([.E1469]+[.$T$11])^[.$U$11])" office:value-type="float" office:value="0.000188625013296899" calcext:value-type="float">
            <text:p>0.000188625013297</text:p>
          </table:table-cell>
          <table:table-cell office:value-type="float" office:value="1468" calcext:value-type="float">
            <text:p>1468</text:p>
          </table:table-cell>
          <table:table-cell/>
          <table:table-cell table:formula="of:=[.D1469]^2" office:value-type="float" office:value="0.0000000355793956412553" calcext:value-type="float">
            <text:p>3.55793956412553E-08</text:p>
          </table:table-cell>
          <table:table-cell table:formula="of:=([.C1469]-[.D1469])^2" office:value-type="float" office:value="0.0000000050627663830906" calcext:value-type="float">
            <text:p>5.06276638309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rrors</text:p>
          </table:table-cell>
          <table:table-cell office:value-type="float" office:value="211" calcext:value-type="float">
            <text:p>211</text:p>
          </table:table-cell>
          <table:table-cell table:formula="of:=([.B1470]/[.$F$1])" office:value-type="float" office:value="0.000116917781310554" calcext:value-type="float">
            <text:p>0.000116917781311</text:p>
          </table:table-cell>
          <table:table-cell table:formula="of:=([.$S$11]/([.E1470]+[.$T$11])^[.$U$11])" office:value-type="float" office:value="0.000188514880763066" calcext:value-type="float">
            <text:p>0.000188514880763</text:p>
          </table:table-cell>
          <table:table-cell office:value-type="float" office:value="1469" calcext:value-type="float">
            <text:p>1469</text:p>
          </table:table-cell>
          <table:table-cell/>
          <table:table-cell table:formula="of:=[.D1470]^2" office:value-type="float" office:value="0.0000000355378602691131" calcext:value-type="float">
            <text:p>3.55378602691131E-08</text:p>
          </table:table-cell>
          <table:table-cell table:formula="of:=([.C1470]-[.D1470])^2" office:value-type="float" office:value="0.0000000051261446500129" calcext:value-type="float">
            <text:p>5.12614465001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eb</text:p>
          </table:table-cell>
          <table:table-cell office:value-type="float" office:value="211" calcext:value-type="float">
            <text:p>211</text:p>
          </table:table-cell>
          <table:table-cell table:formula="of:=([.B1471]/[.$F$1])" office:value-type="float" office:value="0.000116917781310554" calcext:value-type="float">
            <text:p>0.000116917781311</text:p>
          </table:table-cell>
          <table:table-cell table:formula="of:=([.$S$11]/([.E1471]+[.$T$11])^[.$U$11])" office:value-type="float" office:value="0.000188404887209047" calcext:value-type="float">
            <text:p>0.000188404887209</text:p>
          </table:table-cell>
          <table:table-cell office:value-type="float" office:value="1470" calcext:value-type="float">
            <text:p>1470</text:p>
          </table:table-cell>
          <table:table-cell/>
          <table:table-cell table:formula="of:=[.D1471]^2" office:value-type="float" office:value="0.0000000354964015242536" calcext:value-type="float">
            <text:p>3.54964015242536E-08</text:p>
          </table:table-cell>
          <table:table-cell table:formula="of:=([.C1471]-[.D1471])^2" office:value-type="float" office:value="0.00000000511040630974227" calcext:value-type="float">
            <text:p>5.1104063097422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amber</text:p>
          </table:table-cell>
          <table:table-cell office:value-type="float" office:value="211" calcext:value-type="float">
            <text:p>211</text:p>
          </table:table-cell>
          <table:table-cell table:formula="of:=([.B1472]/[.$F$1])" office:value-type="float" office:value="0.000116917781310554" calcext:value-type="float">
            <text:p>0.000116917781311</text:p>
          </table:table-cell>
          <table:table-cell table:formula="of:=([.$S$11]/([.E1472]+[.$T$11])^[.$U$11])" office:value-type="float" office:value="0.000188295032365348" calcext:value-type="float">
            <text:p>0.000188295032365</text:p>
          </table:table-cell>
          <table:table-cell office:value-type="float" office:value="1471" calcext:value-type="float">
            <text:p>1471</text:p>
          </table:table-cell>
          <table:table-cell/>
          <table:table-cell table:formula="of:=[.D1472]^2" office:value-type="float" office:value="0.0000000354550192134674" calcext:value-type="float">
            <text:p>3.54550192134674E-08</text:p>
          </table:table-cell>
          <table:table-cell table:formula="of:=([.C1472]-[.D1472])^2" office:value-type="float" office:value="0.00000000509471196813906" calcext:value-type="float">
            <text:p>5.094711968139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se</text:p>
          </table:table-cell>
          <table:table-cell office:value-type="float" office:value="211" calcext:value-type="float">
            <text:p>211</text:p>
          </table:table-cell>
          <table:table-cell table:formula="of:=([.B1473]/[.$F$1])" office:value-type="float" office:value="0.000116917781310554" calcext:value-type="float">
            <text:p>0.000116917781311</text:p>
          </table:table-cell>
          <table:table-cell table:formula="of:=([.$S$11]/([.E1473]+[.$T$11])^[.$U$11])" office:value-type="float" office:value="0.000188185315963183" calcext:value-type="float">
            <text:p>0.000188185315963</text:p>
          </table:table-cell>
          <table:table-cell office:value-type="float" office:value="1472" calcext:value-type="float">
            <text:p>1472</text:p>
          </table:table-cell>
          <table:table-cell/>
          <table:table-cell table:formula="of:=[.D1473]^2" office:value-type="float" office:value="0.0000000354137131441629" calcext:value-type="float">
            <text:p>3.54137131441629E-08</text:p>
          </table:table-cell>
          <table:table-cell table:formula="of:=([.C1473]-[.D1473])^2" office:value-type="float" office:value="0.0000000050790614954636" calcext:value-type="float">
            <text:p>5.079061495463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jaggers</text:p>
          </table:table-cell>
          <table:table-cell office:value-type="float" office:value="211" calcext:value-type="float">
            <text:p>211</text:p>
          </table:table-cell>
          <table:table-cell table:formula="of:=([.B1474]/[.$F$1])" office:value-type="float" office:value="0.000116917781310554" calcext:value-type="float">
            <text:p>0.000116917781311</text:p>
          </table:table-cell>
          <table:table-cell table:formula="of:=([.$S$11]/([.E1474]+[.$T$11])^[.$U$11])" office:value-type="float" office:value="0.000188075737734466" calcext:value-type="float">
            <text:p>0.000188075737734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D1474]^2" office:value-type="float" office:value="0.0000000353724831243635" calcext:value-type="float">
            <text:p>3.53724831243635E-08</text:p>
          </table:table-cell>
          <table:table-cell table:formula="of:=([.C1474]-[.D1474])^2" office:value-type="float" office:value="0.00000000506345476242731" calcext:value-type="float">
            <text:p>5.0634547624273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rincipal</text:p>
          </table:table-cell>
          <table:table-cell office:value-type="float" office:value="211" calcext:value-type="float">
            <text:p>211</text:p>
          </table:table-cell>
          <table:table-cell table:formula="of:=([.B1475]/[.$F$1])" office:value-type="float" office:value="0.000116917781310554" calcext:value-type="float">
            <text:p>0.000116917781311</text:p>
          </table:table-cell>
          <table:table-cell table:formula="of:=([.$S$11]/([.E1475]+[.$T$11])^[.$U$11])" office:value-type="float" office:value="0.000187966297411812" calcext:value-type="float">
            <text:p>0.000187966297412</text:p>
          </table:table-cell>
          <table:table-cell office:value-type="float" office:value="1474" calcext:value-type="float">
            <text:p>1474</text:p>
          </table:table-cell>
          <table:table-cell/>
          <table:table-cell table:formula="of:=[.D1475]^2" office:value-type="float" office:value="0.0000000353313289627059" calcext:value-type="float">
            <text:p>3.53313289627059E-08</text:p>
          </table:table-cell>
          <table:table-cell table:formula="of:=([.C1475]-[.D1475])^2" office:value-type="float" office:value="0.00000000504789164019077" calcext:value-type="float">
            <text:p>5.047891640190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uties</text:p>
          </table:table-cell>
          <table:table-cell office:value-type="float" office:value="211" calcext:value-type="float">
            <text:p>211</text:p>
          </table:table-cell>
          <table:table-cell table:formula="of:=([.B1476]/[.$F$1])" office:value-type="float" office:value="0.000116917781310554" calcext:value-type="float">
            <text:p>0.000116917781311</text:p>
          </table:table-cell>
          <table:table-cell table:formula="of:=([.$S$11]/([.E1476]+[.$T$11])^[.$U$11])" office:value-type="float" office:value="0.000187856994728536" calcext:value-type="float">
            <text:p>0.000187856994729</text:p>
          </table:table-cell>
          <table:table-cell office:value-type="float" office:value="1475" calcext:value-type="float">
            <text:p>1475</text:p>
          </table:table-cell>
          <table:table-cell/>
          <table:table-cell table:formula="of:=[.D1476]^2" office:value-type="float" office:value="0.0000000352902504684371" calcext:value-type="float">
            <text:p>3.52902504684371E-08</text:p>
          </table:table-cell>
          <table:table-cell table:formula="of:=([.C1476]-[.D1476])^2" office:value-type="float" office:value="0.00000000503237200036195" calcext:value-type="float">
            <text:p>5.0323720003619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ods</text:p>
          </table:table-cell>
          <table:table-cell office:value-type="float" office:value="211" calcext:value-type="float">
            <text:p>211</text:p>
          </table:table-cell>
          <table:table-cell table:formula="of:=([.B1477]/[.$F$1])" office:value-type="float" office:value="0.000116917781310554" calcext:value-type="float">
            <text:p>0.000116917781311</text:p>
          </table:table-cell>
          <table:table-cell table:formula="of:=([.$S$11]/([.E1477]+[.$T$11])^[.$U$11])" office:value-type="float" office:value="0.000187747829418644" calcext:value-type="float">
            <text:p>0.000187747829419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D1477]^2" office:value-type="float" office:value="0.0000000352492474514124" calcext:value-type="float">
            <text:p>3.52492474514124E-08</text:p>
          </table:table-cell>
          <table:table-cell table:formula="of:=([.C1477]-[.D1477])^2" office:value-type="float" office:value="0.00000000501689571499437" calcext:value-type="float">
            <text:p>5.016895714994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arent</text:p>
          </table:table-cell>
          <table:table-cell office:value-type="float" office:value="211" calcext:value-type="float">
            <text:p>211</text:p>
          </table:table-cell>
          <table:table-cell table:formula="of:=([.B1478]/[.$F$1])" office:value-type="float" office:value="0.000116917781310554" calcext:value-type="float">
            <text:p>0.000116917781311</text:p>
          </table:table-cell>
          <table:table-cell table:formula="of:=([.$S$11]/([.E1478]+[.$T$11])^[.$U$11])" office:value-type="float" office:value="0.00018763880121684" calcext:value-type="float">
            <text:p>0.000187638801217</text:p>
          </table:table-cell>
          <table:table-cell office:value-type="float" office:value="1477" calcext:value-type="float">
            <text:p>1477</text:p>
          </table:table-cell>
          <table:table-cell/>
          <table:table-cell table:formula="of:=[.D1478]^2" office:value-type="float" office:value="0.0000000352083197220928" calcext:value-type="float">
            <text:p>3.52083197220928E-08</text:p>
          </table:table-cell>
          <table:table-cell table:formula="of:=([.C1478]-[.D1478])^2" office:value-type="float" office:value="0.00000000500146265658528" calcext:value-type="float">
            <text:p>5.0014626565852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aught</text:p>
          </table:table-cell>
          <table:table-cell office:value-type="float" office:value="210" calcext:value-type="float">
            <text:p>210</text:p>
          </table:table-cell>
          <table:table-cell table:formula="of:=([.B1479]/[.$F$1])" office:value-type="float" office:value="0.000116363668602921" calcext:value-type="float">
            <text:p>0.000116363668603</text:p>
          </table:table-cell>
          <table:table-cell table:formula="of:=([.$S$11]/([.E1479]+[.$T$11])^[.$U$11])" office:value-type="float" office:value="0.000187529909858516" calcext:value-type="float">
            <text:p>0.000187529909859</text:p>
          </table:table-cell>
          <table:table-cell office:value-type="float" office:value="1478" calcext:value-type="float">
            <text:p>1478</text:p>
          </table:table-cell>
          <table:table-cell/>
          <table:table-cell table:formula="of:=[.D1479]^2" office:value-type="float" office:value="0.000000035167467091543" calcext:value-type="float">
            <text:p>3.5167467091543E-08</text:p>
          </table:table-cell>
          <table:table-cell table:formula="of:=([.C1479]-[.D1479])^2" office:value-type="float" office:value="0.00000000506463389444949" calcext:value-type="float">
            <text:p>5.064633894449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ristmas</text:p>
          </table:table-cell>
          <table:table-cell office:value-type="float" office:value="210" calcext:value-type="float">
            <text:p>210</text:p>
          </table:table-cell>
          <table:table-cell table:formula="of:=([.B1480]/[.$F$1])" office:value-type="float" office:value="0.000116363668602921" calcext:value-type="float">
            <text:p>0.000116363668603</text:p>
          </table:table-cell>
          <table:table-cell table:formula="of:=([.$S$11]/([.E1480]+[.$T$11])^[.$U$11])" office:value-type="float" office:value="0.000187421155079753" calcext:value-type="float">
            <text:p>0.00018742115508</text:p>
          </table:table-cell>
          <table:table-cell office:value-type="float" office:value="1479" calcext:value-type="float">
            <text:p>1479</text:p>
          </table:table-cell>
          <table:table-cell/>
          <table:table-cell table:formula="of:=[.D1480]^2" office:value-type="float" office:value="0.0000000351266893714289" calcext:value-type="float">
            <text:p>3.51266893714289E-08</text:p>
          </table:table-cell>
          <table:table-cell table:formula="of:=([.C1480]-[.D1480])^2" office:value-type="float" office:value="0.00000000504916638440518" calcext:value-type="float">
            <text:p>5.0491663844051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edium</text:p>
          </table:table-cell>
          <table:table-cell office:value-type="float" office:value="210" calcext:value-type="float">
            <text:p>210</text:p>
          </table:table-cell>
          <table:table-cell table:formula="of:=([.B1481]/[.$F$1])" office:value-type="float" office:value="0.000116363668602921" calcext:value-type="float">
            <text:p>0.000116363668603</text:p>
          </table:table-cell>
          <table:table-cell table:formula="of:=([.$S$11]/([.E1481]+[.$T$11])^[.$U$11])" office:value-type="float" office:value="0.000187312536617321" calcext:value-type="float">
            <text:p>0.000187312536617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[.D1481]^2" office:value-type="float" office:value="0.0000000350859863740152" calcext:value-type="float">
            <text:p>3.50859863740152E-08</text:p>
          </table:table-cell>
          <table:table-cell table:formula="of:=([.C1481]-[.D1481])^2" office:value-type="float" office:value="0.0000000050337418725247" calcext:value-type="float">
            <text:p>5.03374187252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cord</text:p>
          </table:table-cell>
          <table:table-cell office:value-type="float" office:value="210" calcext:value-type="float">
            <text:p>210</text:p>
          </table:table-cell>
          <table:table-cell table:formula="of:=([.B1482]/[.$F$1])" office:value-type="float" office:value="0.000116363668602921" calcext:value-type="float">
            <text:p>0.000116363668603</text:p>
          </table:table-cell>
          <table:table-cell table:formula="of:=([.$S$11]/([.E1482]+[.$T$11])^[.$U$11])" office:value-type="float" office:value="0.000187204054208671" calcext:value-type="float">
            <text:p>0.000187204054209</text:p>
          </table:table-cell>
          <table:table-cell office:value-type="float" office:value="1481" calcext:value-type="float">
            <text:p>1481</text:p>
          </table:table-cell>
          <table:table-cell/>
          <table:table-cell table:formula="of:=[.D1482]^2" office:value-type="float" office:value="0.000000035045357912163" calcext:value-type="float">
            <text:p>3.5045357912163E-08</text:p>
          </table:table-cell>
          <table:table-cell table:formula="of:=([.C1482]-[.D1482])^2" office:value-type="float" office:value="0.0000000050183602327713" calcext:value-type="float">
            <text:p>5.018360232771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sleep</text:p>
          </table:table-cell>
          <table:table-cell office:value-type="float" office:value="210" calcext:value-type="float">
            <text:p>210</text:p>
          </table:table-cell>
          <table:table-cell table:formula="of:=([.B1483]/[.$F$1])" office:value-type="float" office:value="0.000116363668602921" calcext:value-type="float">
            <text:p>0.000116363668603</text:p>
          </table:table-cell>
          <table:table-cell table:formula="of:=([.$S$11]/([.E1483]+[.$T$11])^[.$U$11])" office:value-type="float" office:value="0.000187095707591938" calcext:value-type="float">
            <text:p>0.000187095707592</text:p>
          </table:table-cell>
          <table:table-cell office:value-type="float" office:value="1482" calcext:value-type="float">
            <text:p>1482</text:p>
          </table:table-cell>
          <table:table-cell/>
          <table:table-cell table:formula="of:=[.D1483]^2" office:value-type="float" office:value="0.0000000350048037993279" calcext:value-type="float">
            <text:p>3.50048037993279E-08</text:p>
          </table:table-cell>
          <table:table-cell table:formula="of:=([.C1483]-[.D1483])^2" office:value-type="float" office:value="0.00000000500302133954376" calcext:value-type="float">
            <text:p>5.0030213395437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alling</text:p>
          </table:table-cell>
          <table:table-cell office:value-type="float" office:value="210" calcext:value-type="float">
            <text:p>210</text:p>
          </table:table-cell>
          <table:table-cell table:formula="of:=([.B1484]/[.$F$1])" office:value-type="float" office:value="0.000116363668602921" calcext:value-type="float">
            <text:p>0.000116363668603</text:p>
          </table:table-cell>
          <table:table-cell table:formula="of:=([.$S$11]/([.E1484]+[.$T$11])^[.$U$11])" office:value-type="float" office:value="0.000186987496505936" calcext:value-type="float">
            <text:p>0.000186987496506</text:p>
          </table:table-cell>
          <table:table-cell office:value-type="float" office:value="1483" calcext:value-type="float">
            <text:p>1483</text:p>
          </table:table-cell>
          <table:table-cell/>
          <table:table-cell table:formula="of:=[.D1484]^2" office:value-type="float" office:value="0.0000000349643238495574" calcext:value-type="float">
            <text:p>3.49643238495574E-08</text:p>
          </table:table-cell>
          <table:table-cell table:formula="of:=([.C1484]-[.D1484])^2" office:value-type="float" office:value="0.00000000498772506767464" calcext:value-type="float">
            <text:p>4.9877250676746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ising</text:p>
          </table:table-cell>
          <table:table-cell office:value-type="float" office:value="209" calcext:value-type="float">
            <text:p>209</text:p>
          </table:table-cell>
          <table:table-cell table:formula="of:=([.B1485]/[.$F$1])" office:value-type="float" office:value="0.000115809555895288" calcext:value-type="float">
            <text:p>0.000115809555895</text:p>
          </table:table-cell>
          <table:table-cell table:formula="of:=([.$S$11]/([.E1485]+[.$T$11])^[.$U$11])" office:value-type="float" office:value="0.000186879420690157" calcext:value-type="float">
            <text:p>0.00018687942069</text:p>
          </table:table-cell>
          <table:table-cell office:value-type="float" office:value="1484" calcext:value-type="float">
            <text:p>1484</text:p>
          </table:table-cell>
          <table:table-cell/>
          <table:table-cell table:formula="of:=[.D1485]^2" office:value-type="float" office:value="0.0000000349239178774887" calcext:value-type="float">
            <text:p>3.49239178774887E-08</text:p>
          </table:table-cell>
          <table:table-cell table:formula="of:=([.C1485]-[.D1485])^2" office:value-type="float" office:value="0.00000000505092568196094" calcext:value-type="float">
            <text:p>5.050925681960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ederation</text:p>
          </table:table-cell>
          <table:table-cell office:value-type="float" office:value="209" calcext:value-type="float">
            <text:p>209</text:p>
          </table:table-cell>
          <table:table-cell table:formula="of:=([.B1486]/[.$F$1])" office:value-type="float" office:value="0.000115809555895288" calcext:value-type="float">
            <text:p>0.000115809555895</text:p>
          </table:table-cell>
          <table:table-cell table:formula="of:=([.$S$11]/([.E1486]+[.$T$11])^[.$U$11])" office:value-type="float" office:value="0.000186771479884769" calcext:value-type="float">
            <text:p>0.000186771479885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D1486]^2" office:value-type="float" office:value="0.0000000348835856983465" calcext:value-type="float">
            <text:p>3.48835856983465E-08</text:p>
          </table:table-cell>
          <table:table-cell table:formula="of:=([.C1486]-[.D1486])^2" office:value-type="float" office:value="0.00000000503559465628879" calcext:value-type="float">
            <text:p>5.0355946562887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ollars</text:p>
          </table:table-cell>
          <table:table-cell office:value-type="float" office:value="209" calcext:value-type="float">
            <text:p>209</text:p>
          </table:table-cell>
          <table:table-cell table:formula="of:=([.B1487]/[.$F$1])" office:value-type="float" office:value="0.000115809555895288" calcext:value-type="float">
            <text:p>0.000115809555895</text:p>
          </table:table-cell>
          <table:table-cell table:formula="of:=([.$S$11]/([.E1487]+[.$T$11])^[.$U$11])" office:value-type="float" office:value="0.000186663673830611" calcext:value-type="float">
            <text:p>0.00018666367383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[.D1487]^2" office:value-type="float" office:value="0.0000000348433271279406" calcext:value-type="float">
            <text:p>3.48433271279406E-08</text:p>
          </table:table-cell>
          <table:table-cell table:formula="of:=([.C1487]-[.D1487])^2" office:value-type="float" office:value="0.00000000502030602839258" calcext:value-type="float">
            <text:p>5.020306028392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a'am</text:p>
          </table:table-cell>
          <table:table-cell office:value-type="float" office:value="209" calcext:value-type="float">
            <text:p>209</text:p>
          </table:table-cell>
          <table:table-cell table:formula="of:=([.B1488]/[.$F$1])" office:value-type="float" office:value="0.000115809555895288" calcext:value-type="float">
            <text:p>0.000115809555895</text:p>
          </table:table-cell>
          <table:table-cell table:formula="of:=([.$S$11]/([.E1488]+[.$T$11])^[.$U$11])" office:value-type="float" office:value="0.000186556002269195" calcext:value-type="float">
            <text:p>0.000186556002269</text:p>
          </table:table-cell>
          <table:table-cell office:value-type="float" office:value="1487" calcext:value-type="float">
            <text:p>1487</text:p>
          </table:table-cell>
          <table:table-cell/>
          <table:table-cell table:formula="of:=[.D1488]^2" office:value-type="float" office:value="0.0000000348031419826638" calcext:value-type="float">
            <text:p>3.48031419826638E-08</text:p>
          </table:table-cell>
          <table:table-cell table:formula="of:=([.C1488]-[.D1488])^2" office:value-type="float" office:value="0.00000000500505967453603" calcext:value-type="float">
            <text:p>5.0050596745360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ose</text:p>
          </table:table-cell>
          <table:table-cell office:value-type="float" office:value="209" calcext:value-type="float">
            <text:p>209</text:p>
          </table:table-cell>
          <table:table-cell table:formula="of:=([.B1489]/[.$F$1])" office:value-type="float" office:value="0.000115809555895288" calcext:value-type="float">
            <text:p>0.000115809555895</text:p>
          </table:table-cell>
          <table:table-cell table:formula="of:=([.$S$11]/([.E1489]+[.$T$11])^[.$U$11])" office:value-type="float" office:value="0.000186448464942701" calcext:value-type="float">
            <text:p>0.000186448464943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[.D1489]^2" office:value-type="float" office:value="0.0000000347630300794895" calcext:value-type="float">
            <text:p>3.47630300794895E-08</text:p>
          </table:table-cell>
          <table:table-cell table:formula="of:=([.C1489]-[.D1489])^2" office:value-type="float" office:value="0.00000000498985547140862" calcext:value-type="float">
            <text:p>4.9898554714086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ission</text:p>
          </table:table-cell>
          <table:table-cell office:value-type="float" office:value="209" calcext:value-type="float">
            <text:p>209</text:p>
          </table:table-cell>
          <table:table-cell table:formula="of:=([.B1490]/[.$F$1])" office:value-type="float" office:value="0.000115809555895288" calcext:value-type="float">
            <text:p>0.000115809555895</text:p>
          </table:table-cell>
          <table:table-cell table:formula="of:=([.$S$11]/([.E1490]+[.$T$11])^[.$U$11])" office:value-type="float" office:value="0.000186341061593976" calcext:value-type="float">
            <text:p>0.000186341061594</text:p>
          </table:table-cell>
          <table:table-cell office:value-type="float" office:value="1489" calcext:value-type="float">
            <text:p>1489</text:p>
          </table:table-cell>
          <table:table-cell/>
          <table:table-cell table:formula="of:=[.D1490]^2" office:value-type="float" office:value="0.0000000347229912359698" calcext:value-type="float">
            <text:p>3.47229912359698E-08</text:p>
          </table:table-cell>
          <table:table-cell table:formula="of:=([.C1490]-[.D1490])^2" office:value-type="float" office:value="0.00000000497469329612397" calcext:value-type="float">
            <text:p>4.974693296123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visible</text:p>
          </table:table-cell>
          <table:table-cell office:value-type="float" office:value="209" calcext:value-type="float">
            <text:p>209</text:p>
          </table:table-cell>
          <table:table-cell table:formula="of:=([.B1491]/[.$F$1])" office:value-type="float" office:value="0.000115809555895288" calcext:value-type="float">
            <text:p>0.000115809555895</text:p>
          </table:table-cell>
          <table:table-cell table:formula="of:=([.$S$11]/([.E1491]+[.$T$11])^[.$U$11])" office:value-type="float" office:value="0.00018623379196653" calcext:value-type="float">
            <text:p>0.000186233791967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D1491]^2" office:value-type="float" office:value="0.0000000346830252702329" calcext:value-type="float">
            <text:p>3.46830252702329E-08</text:p>
          </table:table-cell>
          <table:table-cell table:formula="of:=([.C1491]-[.D1491])^2" office:value-type="float" office:value="0.00000000495957302621802" calcext:value-type="float">
            <text:p>4.9595730262180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ies</text:p>
          </table:table-cell>
          <table:table-cell office:value-type="float" office:value="209" calcext:value-type="float">
            <text:p>209</text:p>
          </table:table-cell>
          <table:table-cell table:formula="of:=([.B1492]/[.$F$1])" office:value-type="float" office:value="0.000115809555895288" calcext:value-type="float">
            <text:p>0.000115809555895</text:p>
          </table:table-cell>
          <table:table-cell table:formula="of:=([.$S$11]/([.E1492]+[.$T$11])^[.$U$11])" office:value-type="float" office:value="0.000186126655804538" calcext:value-type="float">
            <text:p>0.000186126655805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D1492]^2" office:value-type="float" office:value="0.000000034643132000981" calcext:value-type="float">
            <text:p>3.4643132000981E-08</text:p>
          </table:table-cell>
          <table:table-cell table:formula="of:=([.C1492]-[.D1492])^2" office:value-type="float" office:value="0.00000000494449453964744" calcext:value-type="float">
            <text:p>4.944494539647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drian</text:p>
          </table:table-cell>
          <table:table-cell office:value-type="float" office:value="209" calcext:value-type="float">
            <text:p>209</text:p>
          </table:table-cell>
          <table:table-cell table:formula="of:=([.B1493]/[.$F$1])" office:value-type="float" office:value="0.000115809555895288" calcext:value-type="float">
            <text:p>0.000115809555895</text:p>
          </table:table-cell>
          <table:table-cell table:formula="of:=([.$S$11]/([.E1493]+[.$T$11])^[.$U$11])" office:value-type="float" office:value="0.000186019652852833" calcext:value-type="float">
            <text:p>0.000186019652853</text:p>
          </table:table-cell>
          <table:table-cell office:value-type="float" office:value="1492" calcext:value-type="float">
            <text:p>1492</text:p>
          </table:table-cell>
          <table:table-cell/>
          <table:table-cell table:formula="of:=[.D1493]^2" office:value-type="float" office:value="0.0000000346033112474884" calcext:value-type="float">
            <text:p>3.46033112474884E-08</text:p>
          </table:table-cell>
          <table:table-cell table:formula="of:=([.C1493]-[.D1493])^2" office:value-type="float" office:value="0.00000000492945771478782" calcext:value-type="float">
            <text:p>4.9294577147878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reakfast</text:p>
          </table:table-cell>
          <table:table-cell office:value-type="float" office:value="208" calcext:value-type="float">
            <text:p>208</text:p>
          </table:table-cell>
          <table:table-cell table:formula="of:=([.B1494]/[.$F$1])" office:value-type="float" office:value="0.000115255443187655" calcext:value-type="float">
            <text:p>0.000115255443188</text:p>
          </table:table-cell>
          <table:table-cell table:formula="of:=([.$S$11]/([.E1494]+[.$T$11])^[.$U$11])" office:value-type="float" office:value="0.000185912782856906" calcext:value-type="float">
            <text:p>0.000185912782857</text:p>
          </table:table-cell>
          <table:table-cell office:value-type="float" office:value="1493" calcext:value-type="float">
            <text:p>1493</text:p>
          </table:table-cell>
          <table:table-cell/>
          <table:table-cell table:formula="of:=[.D1494]^2" office:value-type="float" office:value="0.000000034563562829599" calcext:value-type="float">
            <text:p>3.4563562829599E-08</text:p>
          </table:table-cell>
          <table:table-cell table:formula="of:=([.C1494]-[.D1494])^2" office:value-type="float" office:value="0.00000000499245964913584" calcext:value-type="float">
            <text:p>4.9924596491358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ouch</text:p>
          </table:table-cell>
          <table:table-cell office:value-type="float" office:value="208" calcext:value-type="float">
            <text:p>208</text:p>
          </table:table-cell>
          <table:table-cell table:formula="of:=([.B1495]/[.$F$1])" office:value-type="float" office:value="0.000115255443187655" calcext:value-type="float">
            <text:p>0.000115255443188</text:p>
          </table:table-cell>
          <table:table-cell table:formula="of:=([.$S$11]/([.E1495]+[.$T$11])^[.$U$11])" office:value-type="float" office:value="0.000185806045562904" calcext:value-type="float">
            <text:p>0.000185806045563</text:p>
          </table:table-cell>
          <table:table-cell office:value-type="float" office:value="1494" calcext:value-type="float">
            <text:p>1494</text:p>
          </table:table-cell>
          <table:table-cell/>
          <table:table-cell table:formula="of:=[.D1495]^2" office:value-type="float" office:value="0.0000000345238865677241" calcext:value-type="float">
            <text:p>3.45238865677241E-08</text:p>
          </table:table-cell>
          <table:table-cell table:formula="of:=([.C1495]-[.D1495])^2" office:value-type="float" office:value="0.00000000497738749551049" calcext:value-type="float">
            <text:p>4.9773874955104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fterward</text:p>
          </table:table-cell>
          <table:table-cell office:value-type="float" office:value="208" calcext:value-type="float">
            <text:p>208</text:p>
          </table:table-cell>
          <table:table-cell table:formula="of:=([.B1496]/[.$F$1])" office:value-type="float" office:value="0.000115255443187655" calcext:value-type="float">
            <text:p>0.000115255443188</text:p>
          </table:table-cell>
          <table:table-cell table:formula="of:=([.$S$11]/([.E1496]+[.$T$11])^[.$U$11])" office:value-type="float" office:value="0.000185699440717629" calcext:value-type="float">
            <text:p>0.000185699440718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D1496]^2" office:value-type="float" office:value="0.0000000344842822828404" calcext:value-type="float">
            <text:p>3.44842822828404E-08</text:p>
          </table:table-cell>
          <table:table-cell table:formula="of:=([.C1496]-[.D1496])^2" office:value-type="float" office:value="0.000000004962356788003" calcext:value-type="float">
            <text:p>4.96235678800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hrist</text:p>
          </table:table-cell>
          <table:table-cell office:value-type="float" office:value="208" calcext:value-type="float">
            <text:p>208</text:p>
          </table:table-cell>
          <table:table-cell table:formula="of:=([.B1497]/[.$F$1])" office:value-type="float" office:value="0.000115255443187655" calcext:value-type="float">
            <text:p>0.000115255443188</text:p>
          </table:table-cell>
          <table:table-cell table:formula="of:=([.$S$11]/([.E1497]+[.$T$11])^[.$U$11])" office:value-type="float" office:value="0.000185592968068534" calcext:value-type="float">
            <text:p>0.000185592968069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D1497]^2" office:value-type="float" office:value="0.0000000344447497964878" calcext:value-type="float">
            <text:p>3.44447497964878E-08</text:p>
          </table:table-cell>
          <table:table-cell table:formula="of:=([.C1497]-[.D1497])^2" office:value-type="float" office:value="0.00000000494736740636821" calcext:value-type="float">
            <text:p>4.947367406368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pril</text:p>
          </table:table-cell>
          <table:table-cell office:value-type="float" office:value="207" calcext:value-type="float">
            <text:p>207</text:p>
          </table:table-cell>
          <table:table-cell table:formula="of:=([.B1498]/[.$F$1])" office:value-type="float" office:value="0.000114701330480022" calcext:value-type="float">
            <text:p>0.00011470133048</text:p>
          </table:table-cell>
          <table:table-cell table:formula="of:=([.$S$11]/([.E1498]+[.$T$11])^[.$U$11])" office:value-type="float" office:value="0.00018548662736372" calcext:value-type="float">
            <text:p>0.000185486627364</text:p>
          </table:table-cell>
          <table:table-cell office:value-type="float" office:value="1497" calcext:value-type="float">
            <text:p>1497</text:p>
          </table:table-cell>
          <table:table-cell/>
          <table:table-cell table:formula="of:=[.D1498]^2" office:value-type="float" office:value="0.0000000344052889307673" calcext:value-type="float">
            <text:p>3.44052889307673E-08</text:p>
          </table:table-cell>
          <table:table-cell table:formula="of:=([.C1498]-[.D1498])^2" office:value-type="float" office:value="0.00000000501055825491316" calcext:value-type="float">
            <text:p>5.010558254913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wine</text:p>
          </table:table-cell>
          <table:table-cell office:value-type="float" office:value="207" calcext:value-type="float">
            <text:p>207</text:p>
          </table:table-cell>
          <table:table-cell table:formula="of:=([.B1499]/[.$F$1])" office:value-type="float" office:value="0.000114701330480022" calcext:value-type="float">
            <text:p>0.00011470133048</text:p>
          </table:table-cell>
          <table:table-cell table:formula="of:=([.$S$11]/([.E1499]+[.$T$11])^[.$U$11])" office:value-type="float" office:value="0.000185380418351936" calcext:value-type="float">
            <text:p>0.000185380418352</text:p>
          </table:table-cell>
          <table:table-cell office:value-type="float" office:value="1498" calcext:value-type="float">
            <text:p>1498</text:p>
          </table:table-cell>
          <table:table-cell/>
          <table:table-cell table:formula="of:=[.D1499]^2" office:value-type="float" office:value="0.0000000343658995083389" calcext:value-type="float">
            <text:p>3.43658995083389E-08</text:p>
          </table:table-cell>
          <table:table-cell table:formula="of:=([.C1499]-[.D1499])^2" office:value-type="float" office:value="0.00000000499553346240574" calcext:value-type="float">
            <text:p>4.995533462405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dians</text:p>
          </table:table-cell>
          <table:table-cell office:value-type="float" office:value="207" calcext:value-type="float">
            <text:p>207</text:p>
          </table:table-cell>
          <table:table-cell table:formula="of:=([.B1500]/[.$F$1])" office:value-type="float" office:value="0.000114701330480022" calcext:value-type="float">
            <text:p>0.00011470133048</text:p>
          </table:table-cell>
          <table:table-cell table:formula="of:=([.$S$11]/([.E1500]+[.$T$11])^[.$U$11])" office:value-type="float" office:value="0.000185274340782579" calcext:value-type="float">
            <text:p>0.000185274340783</text:p>
          </table:table-cell>
          <table:table-cell office:value-type="float" office:value="1499" calcext:value-type="float">
            <text:p>1499</text:p>
          </table:table-cell>
          <table:table-cell/>
          <table:table-cell table:formula="of:=[.D1500]^2" office:value-type="float" office:value="0.0000000343265813524191" calcext:value-type="float">
            <text:p>3.43265813524191E-08</text:p>
          </table:table-cell>
          <table:table-cell table:formula="of:=([.C1500]-[.D1500])^2" office:value-type="float" office:value="0.00000000498054978316472" calcext:value-type="float">
            <text:p>4.9805497831647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id</text:p>
          </table:table-cell>
          <table:table-cell office:value-type="float" office:value="207" calcext:value-type="float">
            <text:p>207</text:p>
          </table:table-cell>
          <table:table-cell table:formula="of:=([.B1501]/[.$F$1])" office:value-type="float" office:value="0.000114701330480022" calcext:value-type="float">
            <text:p>0.00011470133048</text:p>
          </table:table-cell>
          <table:table-cell table:formula="of:=([.$S$11]/([.E1501]+[.$T$11])^[.$U$11])" office:value-type="float" office:value="0.000185168394405685" calcext:value-type="float">
            <text:p>0.000185168394406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D1501]^2" office:value-type="float" office:value="0.0000000342873342867792" calcext:value-type="float">
            <text:p>3.42873342867792E-08</text:p>
          </table:table-cell>
          <table:table-cell table:formula="of:=([.C1501]-[.D1501])^2" office:value-type="float" office:value="0.00000000496560709830338" calcext:value-type="float">
            <text:p>4.9656070983033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inding</text:p>
          </table:table-cell>
          <table:table-cell office:value-type="float" office:value="207" calcext:value-type="float">
            <text:p>207</text:p>
          </table:table-cell>
          <table:table-cell table:formula="of:=([.B1502]/[.$F$1])" office:value-type="float" office:value="0.000114701330480022" calcext:value-type="float">
            <text:p>0.00011470133048</text:p>
          </table:table-cell>
          <table:table-cell table:formula="of:=([.$S$11]/([.E1502]+[.$T$11])^[.$U$11])" office:value-type="float" office:value="0.000185062578971933" calcext:value-type="float">
            <text:p>0.000185062578972</text:p>
          </table:table-cell>
          <table:table-cell office:value-type="float" office:value="1501" calcext:value-type="float">
            <text:p>1501</text:p>
          </table:table-cell>
          <table:table-cell/>
          <table:table-cell table:formula="of:=[.D1502]^2" office:value-type="float" office:value="0.0000000342481581357431" calcext:value-type="float">
            <text:p>3.42481581357431E-08</text:p>
          </table:table-cell>
          <table:table-cell table:formula="of:=([.C1502]-[.D1502])^2" office:value-type="float" office:value="0.00000000495070528934047" calcext:value-type="float">
            <text:p>4.950705289340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ingular</text:p>
          </table:table-cell>
          <table:table-cell office:value-type="float" office:value="207" calcext:value-type="float">
            <text:p>207</text:p>
          </table:table-cell>
          <table:table-cell table:formula="of:=([.B1503]/[.$F$1])" office:value-type="float" office:value="0.000114701330480022" calcext:value-type="float">
            <text:p>0.00011470133048</text:p>
          </table:table-cell>
          <table:table-cell table:formula="of:=([.$S$11]/([.E1503]+[.$T$11])^[.$U$11])" office:value-type="float" office:value="0.000184956894232643" calcext:value-type="float">
            <text:p>0.000184956894233</text:p>
          </table:table-cell>
          <table:table-cell office:value-type="float" office:value="1502" calcext:value-type="float">
            <text:p>1502</text:p>
          </table:table-cell>
          <table:table-cell/>
          <table:table-cell table:formula="of:=[.D1503]^2" office:value-type="float" office:value="0.0000000342090527241852" calcext:value-type="float">
            <text:p>3.42090527241852E-08</text:p>
          </table:table-cell>
          <table:table-cell table:formula="of:=([.C1503]-[.D1503])^2" office:value-type="float" office:value="0.0000000049358442381986" calcext:value-type="float">
            <text:p>4.935844238198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ttached</text:p>
          </table:table-cell>
          <table:table-cell office:value-type="float" office:value="207" calcext:value-type="float">
            <text:p>207</text:p>
          </table:table-cell>
          <table:table-cell table:formula="of:=([.B1504]/[.$F$1])" office:value-type="float" office:value="0.000114701330480022" calcext:value-type="float">
            <text:p>0.00011470133048</text:p>
          </table:table-cell>
          <table:table-cell table:formula="of:=([.$S$11]/([.E1504]+[.$T$11])^[.$U$11])" office:value-type="float" office:value="0.000184851339939769" calcext:value-type="float">
            <text:p>0.00018485133994</text:p>
          </table:table-cell>
          <table:table-cell office:value-type="float" office:value="1503" calcext:value-type="float">
            <text:p>1503</text:p>
          </table:table-cell>
          <table:table-cell/>
          <table:table-cell table:formula="of:=[.D1504]^2" office:value-type="float" office:value="0.0000000341700178775282" calcext:value-type="float">
            <text:p>3.41700178775282E-08</text:p>
          </table:table-cell>
          <table:table-cell table:formula="of:=([.C1504]-[.D1504])^2" office:value-type="float" office:value="0.00000000492102382720261" calcext:value-type="float">
            <text:p>4.9210238272026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llen</text:p>
          </table:table-cell>
          <table:table-cell office:value-type="float" office:value="206" calcext:value-type="float">
            <text:p>206</text:p>
          </table:table-cell>
          <table:table-cell table:formula="of:=([.B1505]/[.$F$1])" office:value-type="float" office:value="0.000114147217772389" calcext:value-type="float">
            <text:p>0.000114147217772</text:p>
          </table:table-cell>
          <table:table-cell table:formula="of:=([.$S$11]/([.E1505]+[.$T$11])^[.$U$11])" office:value-type="float" office:value="0.000184745915845902" calcext:value-type="float">
            <text:p>0.000184745915846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D1505]^2" office:value-type="float" office:value="0.000000034131053421741" calcext:value-type="float">
            <text:p>3.4131053421741E-08</text:p>
          </table:table-cell>
          <table:table-cell table:formula="of:=([.C1505]-[.D1505])^2" office:value-type="float" office:value="0.00000000498417616967497" calcext:value-type="float">
            <text:p>4.984176169674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reed</text:p>
          </table:table-cell>
          <table:table-cell office:value-type="float" office:value="206" calcext:value-type="float">
            <text:p>206</text:p>
          </table:table-cell>
          <table:table-cell table:formula="of:=([.B1506]/[.$F$1])" office:value-type="float" office:value="0.000114147217772389" calcext:value-type="float">
            <text:p>0.000114147217772</text:p>
          </table:table-cell>
          <table:table-cell table:formula="of:=([.$S$11]/([.E1506]+[.$T$11])^[.$U$11])" office:value-type="float" office:value="0.000184640621704264" calcext:value-type="float">
            <text:p>0.000184640621704</text:p>
          </table:table-cell>
          <table:table-cell office:value-type="float" office:value="1505" calcext:value-type="float">
            <text:p>1505</text:p>
          </table:table-cell>
          <table:table-cell/>
          <table:table-cell table:formula="of:=[.D1506]^2" office:value-type="float" office:value="0.000000034092159183337" calcext:value-type="float">
            <text:p>3.4092159183337E-08</text:p>
          </table:table-cell>
          <table:table-cell table:formula="of:=([.C1506]-[.D1506])^2" office:value-type="float" office:value="0.00000000496931999790239" calcext:value-type="float">
            <text:p>4.9693199979023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layed</text:p>
          </table:table-cell>
          <table:table-cell office:value-type="float" office:value="206" calcext:value-type="float">
            <text:p>206</text:p>
          </table:table-cell>
          <table:table-cell table:formula="of:=([.B1507]/[.$F$1])" office:value-type="float" office:value="0.000114147217772389" calcext:value-type="float">
            <text:p>0.000114147217772</text:p>
          </table:table-cell>
          <table:table-cell table:formula="of:=([.$S$11]/([.E1507]+[.$T$11])^[.$U$11])" office:value-type="float" office:value="0.000184535457268709" calcext:value-type="float">
            <text:p>0.000184535457269</text:p>
          </table:table-cell>
          <table:table-cell office:value-type="float" office:value="1506" calcext:value-type="float">
            <text:p>1506</text:p>
          </table:table-cell>
          <table:table-cell/>
          <table:table-cell table:formula="of:=[.D1507]^2" office:value-type="float" office:value="0.0000000340533349893714" calcext:value-type="float">
            <text:p>3.40533349893714E-08</text:p>
          </table:table-cell>
          <table:table-cell table:formula="of:=([.C1507]-[.D1507])^2" office:value-type="float" office:value="0.00000000495450425939121" calcext:value-type="float">
            <text:p>4.9545042593912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enerations</text:p>
          </table:table-cell>
          <table:table-cell office:value-type="float" office:value="206" calcext:value-type="float">
            <text:p>206</text:p>
          </table:table-cell>
          <table:table-cell table:formula="of:=([.B1508]/[.$F$1])" office:value-type="float" office:value="0.000114147217772389" calcext:value-type="float">
            <text:p>0.000114147217772</text:p>
          </table:table-cell>
          <table:table-cell table:formula="of:=([.$S$11]/([.E1508]+[.$T$11])^[.$U$11])" office:value-type="float" office:value="0.00018443042229372" calcext:value-type="float">
            <text:p>0.000184430422294</text:p>
          </table:table-cell>
          <table:table-cell office:value-type="float" office:value="1507" calcext:value-type="float">
            <text:p>1507</text:p>
          </table:table-cell>
          <table:table-cell/>
          <table:table-cell table:formula="of:=[.D1508]^2" office:value-type="float" office:value="0.0000000340145806674398" calcext:value-type="float">
            <text:p>3.40145806674398E-08</text:p>
          </table:table-cell>
          <table:table-cell table:formula="of:=([.C1508]-[.D1508])^2" office:value-type="float" office:value="0.00000000493972883778716" calcext:value-type="float">
            <text:p>4.9397288377871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mowgli</text:p>
          </table:table-cell>
          <table:table-cell office:value-type="float" office:value="205" calcext:value-type="float">
            <text:p>205</text:p>
          </table:table-cell>
          <table:table-cell table:formula="of:=([.B1509]/[.$F$1])" office:value-type="float" office:value="0.000113593105064756" calcext:value-type="float">
            <text:p>0.000113593105065</text:p>
          </table:table-cell>
          <table:table-cell table:formula="of:=([.$S$11]/([.E1509]+[.$T$11])^[.$U$11])" office:value-type="float" office:value="0.000184325516534406" calcext:value-type="float">
            <text:p>0.000184325516534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D1509]^2" office:value-type="float" office:value="0.0000000339758960456757" calcext:value-type="float">
            <text:p>3.39758960456757E-08</text:p>
          </table:table-cell>
          <table:table-cell table:formula="of:=([.C1509]-[.D1509])^2" office:value-type="float" office:value="0.00000000500307403231187" calcext:value-type="float">
            <text:p>5.0030740323118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oof</text:p>
          </table:table-cell>
          <table:table-cell office:value-type="float" office:value="205" calcext:value-type="float">
            <text:p>205</text:p>
          </table:table-cell>
          <table:table-cell table:formula="of:=([.B1510]/[.$F$1])" office:value-type="float" office:value="0.000113593105064756" calcext:value-type="float">
            <text:p>0.000113593105065</text:p>
          </table:table-cell>
          <table:table-cell table:formula="of:=([.$S$11]/([.E1510]+[.$T$11])^[.$U$11])" office:value-type="float" office:value="0.000184220739746503" calcext:value-type="float">
            <text:p>0.000184220739747</text:p>
          </table:table-cell>
          <table:table-cell office:value-type="float" office:value="1509" calcext:value-type="float">
            <text:p>1509</text:p>
          </table:table-cell>
          <table:table-cell/>
          <table:table-cell table:formula="of:=[.D1510]^2" office:value-type="float" office:value="0.0000000339372809527487" calcext:value-type="float">
            <text:p>3.39372809527487E-08</text:p>
          </table:table-cell>
          <table:table-cell table:formula="of:=([.C1510]-[.D1510])^2" office:value-type="float" office:value="0.00000000498826278073824" calcext:value-type="float">
            <text:p>4.988262780738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rtillery</text:p>
          </table:table-cell>
          <table:table-cell office:value-type="float" office:value="205" calcext:value-type="float">
            <text:p>205</text:p>
          </table:table-cell>
          <table:table-cell table:formula="of:=([.B1511]/[.$F$1])" office:value-type="float" office:value="0.000113593105064756" calcext:value-type="float">
            <text:p>0.000113593105065</text:p>
          </table:table-cell>
          <table:table-cell table:formula="of:=([.$S$11]/([.E1511]+[.$T$11])^[.$U$11])" office:value-type="float" office:value="0.000184116091686366" calcext:value-type="float">
            <text:p>0.000184116091686</text:p>
          </table:table-cell>
          <table:table-cell office:value-type="float" office:value="1510" calcext:value-type="float">
            <text:p>1510</text:p>
          </table:table-cell>
          <table:table-cell/>
          <table:table-cell table:formula="of:=[.D1511]^2" office:value-type="float" office:value="0.0000000338987352178625" calcext:value-type="float">
            <text:p>3.38987352178625E-08</text:p>
          </table:table-cell>
          <table:table-cell table:formula="of:=([.C1511]-[.D1511])^2" office:value-type="float" office:value="0.00000000497349164203179" calcext:value-type="float">
            <text:p>4.9734916420317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ea</text:p>
          </table:table-cell>
          <table:table-cell office:value-type="float" office:value="205" calcext:value-type="float">
            <text:p>205</text:p>
          </table:table-cell>
          <table:table-cell table:formula="of:=([.B1512]/[.$F$1])" office:value-type="float" office:value="0.000113593105064756" calcext:value-type="float">
            <text:p>0.000113593105065</text:p>
          </table:table-cell>
          <table:table-cell table:formula="of:=([.$S$11]/([.E1512]+[.$T$11])^[.$U$11])" office:value-type="float" office:value="0.000184011572110975" calcext:value-type="float">
            <text:p>0.00018401157211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D1512]^2" office:value-type="float" office:value="0.0000000338602586707525" calcext:value-type="float">
            <text:p>3.38602586707525E-08</text:p>
          </table:table-cell>
          <table:table-cell table:formula="of:=([.C1512]-[.D1512])^2" office:value-type="float" office:value="0.00000000495876050113936" calcext:value-type="float">
            <text:p>4.9587605011393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bliged</text:p>
          </table:table-cell>
          <table:table-cell office:value-type="float" office:value="205" calcext:value-type="float">
            <text:p>205</text:p>
          </table:table-cell>
          <table:table-cell table:formula="of:=([.B1513]/[.$F$1])" office:value-type="float" office:value="0.000113593105064756" calcext:value-type="float">
            <text:p>0.000113593105065</text:p>
          </table:table-cell>
          <table:table-cell table:formula="of:=([.$S$11]/([.E1513]+[.$T$11])^[.$U$11])" office:value-type="float" office:value="0.000183907180777925" calcext:value-type="float">
            <text:p>0.000183907180778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D1513]^2" office:value-type="float" office:value="0.0000000338218511416844" calcext:value-type="float">
            <text:p>3.38218511416844E-08</text:p>
          </table:table-cell>
          <table:table-cell table:formula="of:=([.C1513]-[.D1513])^2" office:value-type="float" office:value="0.00000000494406924339722" calcext:value-type="float">
            <text:p>4.9440692433972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atisfied</text:p>
          </table:table-cell>
          <table:table-cell office:value-type="float" office:value="205" calcext:value-type="float">
            <text:p>205</text:p>
          </table:table-cell>
          <table:table-cell table:formula="of:=([.B1514]/[.$F$1])" office:value-type="float" office:value="0.000113593105064756" calcext:value-type="float">
            <text:p>0.000113593105065</text:p>
          </table:table-cell>
          <table:table-cell table:formula="of:=([.$S$11]/([.E1514]+[.$T$11])^[.$U$11])" office:value-type="float" office:value="0.000183802917445431" calcext:value-type="float">
            <text:p>0.000183802917445</text:p>
          </table:table-cell>
          <table:table-cell office:value-type="float" office:value="1513" calcext:value-type="float">
            <text:p>1513</text:p>
          </table:table-cell>
          <table:table-cell/>
          <table:table-cell table:formula="of:=[.D1514]^2" office:value-type="float" office:value="0.0000000337835124614518" calcext:value-type="float">
            <text:p>3.37835124614518E-08</text:p>
          </table:table-cell>
          <table:table-cell table:formula="of:=([.C1514]-[.D1514])^2" office:value-type="float" office:value="0.00000000492941775452947" calcext:value-type="float">
            <text:p>4.9294177545294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irected</text:p>
          </table:table-cell>
          <table:table-cell office:value-type="float" office:value="205" calcext:value-type="float">
            <text:p>205</text:p>
          </table:table-cell>
          <table:table-cell table:formula="of:=([.B1515]/[.$F$1])" office:value-type="float" office:value="0.000113593105064756" calcext:value-type="float">
            <text:p>0.000113593105065</text:p>
          </table:table-cell>
          <table:table-cell table:formula="of:=([.$S$11]/([.E1515]+[.$T$11])^[.$U$11])" office:value-type="float" office:value="0.00018369878187232" calcext:value-type="float">
            <text:p>0.000183698781872</text:p>
          </table:table-cell>
          <table:table-cell office:value-type="float" office:value="1514" calcext:value-type="float">
            <text:p>1514</text:p>
          </table:table-cell>
          <table:table-cell/>
          <table:table-cell table:formula="of:=[.D1515]^2" office:value-type="float" office:value="0.0000000337452424613741" calcext:value-type="float">
            <text:p>3.37452424613741E-08</text:p>
          </table:table-cell>
          <table:table-cell table:formula="of:=([.C1515]-[.D1515])^2" office:value-type="float" office:value="0.00000000491480592064652" calcext:value-type="float">
            <text:p>4.9148059206465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reatures</text:p>
          </table:table-cell>
          <table:table-cell office:value-type="float" office:value="204" calcext:value-type="float">
            <text:p>204</text:p>
          </table:table-cell>
          <table:table-cell table:formula="of:=([.B1516]/[.$F$1])" office:value-type="float" office:value="0.000113038992357123" calcext:value-type="float">
            <text:p>0.000113038992357</text:p>
          </table:table-cell>
          <table:table-cell table:formula="of:=([.$S$11]/([.E1516]+[.$T$11])^[.$U$11])" office:value-type="float" office:value="0.000183594773818034" calcext:value-type="float">
            <text:p>0.000183594773818</text:p>
          </table:table-cell>
          <table:table-cell office:value-type="float" office:value="1515" calcext:value-type="float">
            <text:p>1515</text:p>
          </table:table-cell>
          <table:table-cell/>
          <table:table-cell table:formula="of:=[.D1516]^2" office:value-type="float" office:value="0.000000033707040973295" calcext:value-type="float">
            <text:p>3.3707040973295E-08</text:p>
          </table:table-cell>
          <table:table-cell table:formula="of:=([.C1516]-[.D1516])^2" office:value-type="float" office:value="0.00000000497811829755974" calcext:value-type="float">
            <text:p>4.9781182975597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nevertheless</text:p>
          </table:table-cell>
          <table:table-cell office:value-type="float" office:value="204" calcext:value-type="float">
            <text:p>204</text:p>
          </table:table-cell>
          <table:table-cell table:formula="of:=([.B1517]/[.$F$1])" office:value-type="float" office:value="0.000113038992357123" calcext:value-type="float">
            <text:p>0.000113038992357</text:p>
          </table:table-cell>
          <table:table-cell table:formula="of:=([.$S$11]/([.E1517]+[.$T$11])^[.$U$11])" office:value-type="float" office:value="0.000183490893042625" calcext:value-type="float">
            <text:p>0.000183490893043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[.D1517]^2" office:value-type="float" office:value="0.00000003366890782958" calcext:value-type="float">
            <text:p>3.366890782958E-08</text:p>
          </table:table-cell>
          <table:table-cell table:formula="of:=([.C1517]-[.D1517])^2" office:value-type="float" office:value="0.00000000496347031019977" calcext:value-type="float">
            <text:p>4.9634703101997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pipe</text:p>
          </table:table-cell>
          <table:table-cell office:value-type="float" office:value="204" calcext:value-type="float">
            <text:p>204</text:p>
          </table:table-cell>
          <table:table-cell table:formula="of:=([.B1518]/[.$F$1])" office:value-type="float" office:value="0.000113038992357123" calcext:value-type="float">
            <text:p>0.000113038992357</text:p>
          </table:table-cell>
          <table:table-cell table:formula="of:=([.$S$11]/([.E1518]+[.$T$11])^[.$U$11])" office:value-type="float" office:value="0.000183387139306755" calcext:value-type="float">
            <text:p>0.000183387139307</text:p>
          </table:table-cell>
          <table:table-cell office:value-type="float" office:value="1517" calcext:value-type="float">
            <text:p>1517</text:p>
          </table:table-cell>
          <table:table-cell/>
          <table:table-cell table:formula="of:=[.D1518]^2" office:value-type="float" office:value="0.000000033630842863115" calcext:value-type="float">
            <text:p>3.3630842863115E-08</text:p>
          </table:table-cell>
          <table:table-cell table:formula="of:=([.C1518]-[.D1518])^2" office:value-type="float" office:value="0.0000000049488617792469" calcext:value-type="float">
            <text:p>4.948861779246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obtain</text:p>
          </table:table-cell>
          <table:table-cell office:value-type="float" office:value="204" calcext:value-type="float">
            <text:p>204</text:p>
          </table:table-cell>
          <table:table-cell table:formula="of:=([.B1519]/[.$F$1])" office:value-type="float" office:value="0.000113038992357123" calcext:value-type="float">
            <text:p>0.000113038992357</text:p>
          </table:table-cell>
          <table:table-cell table:formula="of:=([.$S$11]/([.E1519]+[.$T$11])^[.$U$11])" office:value-type="float" office:value="0.000183283512371691" calcext:value-type="float">
            <text:p>0.000183283512372</text:p>
          </table:table-cell>
          <table:table-cell office:value-type="float" office:value="1518" calcext:value-type="float">
            <text:p>1518</text:p>
          </table:table-cell>
          <table:table-cell/>
          <table:table-cell table:formula="of:=[.D1519]^2" office:value-type="float" office:value="0.0000000335928459073037" calcext:value-type="float">
            <text:p>3.35928459073037E-08</text:p>
          </table:table-cell>
          <table:table-cell table:formula="of:=([.C1519]-[.D1519])^2" office:value-type="float" office:value="0.00000000493429259207694" calcext:value-type="float">
            <text:p>4.9342925920769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cent</text:p>
          </table:table-cell>
          <table:table-cell office:value-type="float" office:value="204" calcext:value-type="float">
            <text:p>204</text:p>
          </table:table-cell>
          <table:table-cell table:formula="of:=([.B1520]/[.$F$1])" office:value-type="float" office:value="0.000113038992357123" calcext:value-type="float">
            <text:p>0.000113038992357</text:p>
          </table:table-cell>
          <table:table-cell table:formula="of:=([.$S$11]/([.E1520]+[.$T$11])^[.$U$11])" office:value-type="float" office:value="0.000183180011999307" calcext:value-type="float">
            <text:p>0.000183180011999</text:p>
          </table:table-cell>
          <table:table-cell office:value-type="float" office:value="1519" calcext:value-type="float">
            <text:p>1519</text:p>
          </table:table-cell>
          <table:table-cell/>
          <table:table-cell table:formula="of:=[.D1520]^2" office:value-type="float" office:value="0.0000000335549167960661" calcext:value-type="float">
            <text:p>3.35549167960661E-08</text:p>
          </table:table-cell>
          <table:table-cell table:formula="of:=([.C1520]-[.D1520])^2" office:value-type="float" office:value="0.00000000491976263644514" calcext:value-type="float">
            <text:p>4.9197626364451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shop</text:p>
          </table:table-cell>
          <table:table-cell office:value-type="float" office:value="204" calcext:value-type="float">
            <text:p>204</text:p>
          </table:table-cell>
          <table:table-cell table:formula="of:=([.B1521]/[.$F$1])" office:value-type="float" office:value="0.000113038992357123" calcext:value-type="float">
            <text:p>0.000113038992357</text:p>
          </table:table-cell>
          <table:table-cell table:formula="of:=([.$S$11]/([.E1521]+[.$T$11])^[.$U$11])" office:value-type="float" office:value="0.000183076637952079" calcext:value-type="float">
            <text:p>0.000183076637952</text:p>
          </table:table-cell>
          <table:table-cell office:value-type="float" office:value="1520" calcext:value-type="float">
            <text:p>1520</text:p>
          </table:table-cell>
          <table:table-cell/>
          <table:table-cell table:formula="of:=[.D1521]^2" office:value-type="float" office:value="0.0000000335170553638366" calcext:value-type="float">
            <text:p>3.35170553638366E-08</text:p>
          </table:table-cell>
          <table:table-cell table:formula="of:=([.C1521]-[.D1521])^2" office:value-type="float" office:value="0.00000000490527180048459" calcext:value-type="float">
            <text:p>4.9052718004845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ivil</text:p>
          </table:table-cell>
          <table:table-cell office:value-type="float" office:value="204" calcext:value-type="float">
            <text:p>204</text:p>
          </table:table-cell>
          <table:table-cell table:formula="of:=([.B1522]/[.$F$1])" office:value-type="float" office:value="0.000113038992357123" calcext:value-type="float">
            <text:p>0.000113038992357</text:p>
          </table:table-cell>
          <table:table-cell table:formula="of:=([.$S$11]/([.E1522]+[.$T$11])^[.$U$11])" office:value-type="float" office:value="0.000182973389993085" calcext:value-type="float">
            <text:p>0.000182973389993</text:p>
          </table:table-cell>
          <table:table-cell office:value-type="float" office:value="1521" calcext:value-type="float">
            <text:p>1521</text:p>
          </table:table-cell>
          <table:table-cell/>
          <table:table-cell table:formula="of:=[.D1522]^2" office:value-type="float" office:value="0.0000000334792614455616" calcext:value-type="float">
            <text:p>3.34792614455616E-08</text:p>
          </table:table-cell>
          <table:table-cell table:formula="of:=([.C1522]-[.D1522])^2" office:value-type="float" office:value="0.0000000048908199727048" calcext:value-type="float">
            <text:p>4.890819972704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mployed</text:p>
          </table:table-cell>
          <table:table-cell office:value-type="float" office:value="204" calcext:value-type="float">
            <text:p>204</text:p>
          </table:table-cell>
          <table:table-cell table:formula="of:=([.B1523]/[.$F$1])" office:value-type="float" office:value="0.000113038992357123" calcext:value-type="float">
            <text:p>0.000113038992357</text:p>
          </table:table-cell>
          <table:table-cell table:formula="of:=([.$S$11]/([.E1523]+[.$T$11])^[.$U$11])" office:value-type="float" office:value="0.000182870267886002" calcext:value-type="float">
            <text:p>0.000182870267886</text:p>
          </table:table-cell>
          <table:table-cell office:value-type="float" office:value="1522" calcext:value-type="float">
            <text:p>1522</text:p>
          </table:table-cell>
          <table:table-cell/>
          <table:table-cell table:formula="of:=[.D1523]^2" office:value-type="float" office:value="0.0000000334415348766982" calcext:value-type="float">
            <text:p>3.34415348766982E-08</text:p>
          </table:table-cell>
          <table:table-cell table:formula="of:=([.C1523]-[.D1523])^2" office:value-type="float" office:value="0.00000000487640704199019" calcext:value-type="float">
            <text:p>4.8764070419901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tive</text:p>
          </table:table-cell>
          <table:table-cell office:value-type="float" office:value="204" calcext:value-type="float">
            <text:p>204</text:p>
          </table:table-cell>
          <table:table-cell table:formula="of:=([.B1524]/[.$F$1])" office:value-type="float" office:value="0.000113038992357123" calcext:value-type="float">
            <text:p>0.000113038992357</text:p>
          </table:table-cell>
          <table:table-cell table:formula="of:=([.$S$11]/([.E1524]+[.$T$11])^[.$U$11])" office:value-type="float" office:value="0.000182767271395105" calcext:value-type="float">
            <text:p>0.000182767271395</text:p>
          </table:table-cell>
          <table:table-cell office:value-type="float" office:value="1523" calcext:value-type="float">
            <text:p>1523</text:p>
          </table:table-cell>
          <table:table-cell/>
          <table:table-cell table:formula="of:=[.D1524]^2" office:value-type="float" office:value="0.0000000334038754932119" calcext:value-type="float">
            <text:p>3.34038754932119E-08</text:p>
          </table:table-cell>
          <table:table-cell table:formula="of:=([.C1524]-[.D1524])^2" office:value-type="float" office:value="0.00000000486203289759858" calcext:value-type="float">
            <text:p>4.8620328975985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built</text:p>
          </table:table-cell>
          <table:table-cell office:value-type="float" office:value="204" calcext:value-type="float">
            <text:p>204</text:p>
          </table:table-cell>
          <table:table-cell table:formula="of:=([.B1525]/[.$F$1])" office:value-type="float" office:value="0.000113038992357123" calcext:value-type="float">
            <text:p>0.000113038992357</text:p>
          </table:table-cell>
          <table:table-cell table:formula="of:=([.$S$11]/([.E1525]+[.$T$11])^[.$U$11])" office:value-type="float" office:value="0.000182664400285263" calcext:value-type="float">
            <text:p>0.000182664400285</text:p>
          </table:table-cell>
          <table:table-cell office:value-type="float" office:value="1524" calcext:value-type="float">
            <text:p>1524</text:p>
          </table:table-cell>
          <table:table-cell/>
          <table:table-cell table:formula="of:=[.D1525]^2" office:value-type="float" office:value="0.0000000333662831315746" calcext:value-type="float">
            <text:p>3.33662831315746E-08</text:p>
          </table:table-cell>
          <table:table-cell table:formula="of:=([.C1525]-[.D1525])^2" office:value-type="float" office:value="0.00000000484769742915978" calcext:value-type="float">
            <text:p>4.84769742915978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extended</text:p>
          </table:table-cell>
          <table:table-cell office:value-type="float" office:value="203" calcext:value-type="float">
            <text:p>203</text:p>
          </table:table-cell>
          <table:table-cell table:formula="of:=([.B1526]/[.$F$1])" office:value-type="float" office:value="0.00011248487964949" calcext:value-type="float">
            <text:p>0.000112484879649</text:p>
          </table:table-cell>
          <table:table-cell table:formula="of:=([.$S$11]/([.E1526]+[.$T$11])^[.$U$11])" office:value-type="float" office:value="0.000182561654321939" calcext:value-type="float">
            <text:p>0.000182561654322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D1526]^2" office:value-type="float" office:value="0.0000000333287576287632" calcext:value-type="float">
            <text:p>3.33287576287632E-08</text:p>
          </table:table-cell>
          <table:table-cell table:formula="of:=([.C1526]-[.D1526])^2" office:value-type="float" office:value="0.00000000491075434849315" calcext:value-type="float">
            <text:p>4.9107543484931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bit</text:p>
          </table:table-cell>
          <table:table-cell office:value-type="float" office:value="203" calcext:value-type="float">
            <text:p>203</text:p>
          </table:table-cell>
          <table:table-cell table:formula="of:=([.B1527]/[.$F$1])" office:value-type="float" office:value="0.00011248487964949" calcext:value-type="float">
            <text:p>0.000112484879649</text:p>
          </table:table-cell>
          <table:table-cell table:formula="of:=([.$S$11]/([.E1527]+[.$T$11])^[.$U$11])" office:value-type="float" office:value="0.00018245903327119" calcext:value-type="float">
            <text:p>0.000182459033271</text:p>
          </table:table-cell>
          <table:table-cell office:value-type="float" office:value="1526" calcext:value-type="float">
            <text:p>1526</text:p>
          </table:table-cell>
          <table:table-cell/>
          <table:table-cell table:formula="of:=[.D1527]^2" office:value-type="float" office:value="0.0000000332912988222572" calcext:value-type="float">
            <text:p>3.32912988222572E-08</text:p>
          </table:table-cell>
          <table:table-cell table:formula="of:=([.C1527]-[.D1527])^2" office:value-type="float" office:value="0.00000000489638217507319" calcext:value-type="float">
            <text:p>4.8963821750731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ved</text:p>
          </table:table-cell>
          <table:table-cell office:value-type="float" office:value="203" calcext:value-type="float">
            <text:p>203</text:p>
          </table:table-cell>
          <table:table-cell table:formula="of:=([.B1528]/[.$F$1])" office:value-type="float" office:value="0.00011248487964949" calcext:value-type="float">
            <text:p>0.000112484879649</text:p>
          </table:table-cell>
          <table:table-cell table:formula="of:=([.$S$11]/([.E1528]+[.$T$11])^[.$U$11])" office:value-type="float" office:value="0.00018235653689966" calcext:value-type="float">
            <text:p>0.0001823565369</text:p>
          </table:table-cell>
          <table:table-cell office:value-type="float" office:value="1527" calcext:value-type="float">
            <text:p>1527</text:p>
          </table:table-cell>
          <table:table-cell/>
          <table:table-cell table:formula="of:=[.D1528]^2" office:value-type="float" office:value="0.000000033253906550037" calcext:value-type="float">
            <text:p>3.3253906550037E-08</text:p>
          </table:table-cell>
          <table:table-cell table:formula="of:=([.C1528]-[.D1528])^2" office:value-type="float" office:value="0.00000000488204848688515" calcext:value-type="float">
            <text:p>4.8820484868851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all</text:p>
          </table:table-cell>
          <table:table-cell office:value-type="float" office:value="203" calcext:value-type="float">
            <text:p>203</text:p>
          </table:table-cell>
          <table:table-cell table:formula="of:=([.B1529]/[.$F$1])" office:value-type="float" office:value="0.00011248487964949" calcext:value-type="float">
            <text:p>0.000112484879649</text:p>
          </table:table-cell>
          <table:table-cell table:formula="of:=([.$S$11]/([.E1529]+[.$T$11])^[.$U$11])" office:value-type="float" office:value="0.000182254164974582" calcext:value-type="float">
            <text:p>0.000182254164975</text:p>
          </table:table-cell>
          <table:table-cell office:value-type="float" office:value="1528" calcext:value-type="float">
            <text:p>1528</text:p>
          </table:table-cell>
          <table:table-cell/>
          <table:table-cell table:formula="of:=[.D1529]^2" office:value-type="float" office:value="0.0000000332165806505822" calcext:value-type="float">
            <text:p>3.32165806505822E-08</text:p>
          </table:table-cell>
          <table:table-cell table:formula="of:=([.C1529]-[.D1529])^2" office:value-type="float" office:value="0.00000000486775317477406" calcext:value-type="float">
            <text:p>4.8677531747740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wice</text:p>
          </table:table-cell>
          <table:table-cell office:value-type="float" office:value="203" calcext:value-type="float">
            <text:p>203</text:p>
          </table:table-cell>
          <table:table-cell table:formula="of:=([.B1530]/[.$F$1])" office:value-type="float" office:value="0.00011248487964949" calcext:value-type="float">
            <text:p>0.000112484879649</text:p>
          </table:table-cell>
          <table:table-cell table:formula="of:=([.$S$11]/([.E1530]+[.$T$11])^[.$U$11])" office:value-type="float" office:value="0.000182151917263776" calcext:value-type="float">
            <text:p>0.000182151917264</text:p>
          </table:table-cell>
          <table:table-cell office:value-type="float" office:value="1529" calcext:value-type="float">
            <text:p>1529</text:p>
          </table:table-cell>
          <table:table-cell/>
          <table:table-cell table:formula="of:=[.D1530]^2" office:value-type="float" office:value="0.0000000331793209628695" calcext:value-type="float">
            <text:p>3.31793209628695E-08</text:p>
          </table:table-cell>
          <table:table-cell table:formula="of:=([.C1530]-[.D1530])^2" office:value-type="float" office:value="0.00000000485349612995029" calcext:value-type="float">
            <text:p>4.85349612995029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scended</text:p>
          </table:table-cell>
          <table:table-cell office:value-type="float" office:value="203" calcext:value-type="float">
            <text:p>203</text:p>
          </table:table-cell>
          <table:table-cell table:formula="of:=([.B1531]/[.$F$1])" office:value-type="float" office:value="0.00011248487964949" calcext:value-type="float">
            <text:p>0.000112484879649</text:p>
          </table:table-cell>
          <table:table-cell table:formula="of:=([.$S$11]/([.E1531]+[.$T$11])^[.$U$11])" office:value-type="float" office:value="0.000182049793535645" calcext:value-type="float">
            <text:p>0.000182049793536</text:p>
          </table:table-cell>
          <table:table-cell office:value-type="float" office:value="1530" calcext:value-type="float">
            <text:p>1530</text:p>
          </table:table-cell>
          <table:table-cell/>
          <table:table-cell table:formula="of:=[.D1531]^2" office:value-type="float" office:value="0.000000033142127326371" calcext:value-type="float">
            <text:p>3.3142127326371E-08</text:p>
          </table:table-cell>
          <table:table-cell table:formula="of:=([.C1531]-[.D1531])^2" office:value-type="float" office:value="0.00000000483927724398812" calcext:value-type="float">
            <text:p>4.8392772439881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thick</text:p>
          </table:table-cell>
          <table:table-cell office:value-type="float" office:value="203" calcext:value-type="float">
            <text:p>203</text:p>
          </table:table-cell>
          <table:table-cell table:formula="of:=([.B1532]/[.$F$1])" office:value-type="float" office:value="0.00011248487964949" calcext:value-type="float">
            <text:p>0.000112484879649</text:p>
          </table:table-cell>
          <table:table-cell table:formula="of:=([.$S$11]/([.E1532]+[.$T$11])^[.$U$11])" office:value-type="float" office:value="0.000181947793559175" calcext:value-type="float">
            <text:p>0.000181947793559</text:p>
          </table:table-cell>
          <table:table-cell office:value-type="float" office:value="1531" calcext:value-type="float">
            <text:p>1531</text:p>
          </table:table-cell>
          <table:table-cell/>
          <table:table-cell table:formula="of:=[.D1532]^2" office:value-type="float" office:value="0.0000000331049995810522" calcext:value-type="float">
            <text:p>3.31049995810522E-08</text:p>
          </table:table-cell>
          <table:table-cell table:formula="of:=([.C1532]-[.D1532])^2" office:value-type="float" office:value="0.00000000482509640882426" calcext:value-type="float">
            <text:p>4.8250964088242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using</text:p>
          </table:table-cell>
          <table:table-cell office:value-type="float" office:value="202" calcext:value-type="float">
            <text:p>202</text:p>
          </table:table-cell>
          <table:table-cell table:formula="of:=([.B1533]/[.$F$1])" office:value-type="float" office:value="0.000111930766941858" calcext:value-type="float">
            <text:p>0.000111930766942</text:p>
          </table:table-cell>
          <table:table-cell table:formula="of:=([.$S$11]/([.E1533]+[.$T$11])^[.$U$11])" office:value-type="float" office:value="0.000181845917103933" calcext:value-type="float">
            <text:p>0.000181845917104</text:p>
          </table:table-cell>
          <table:table-cell office:value-type="float" office:value="1532" calcext:value-type="float">
            <text:p>1532</text:p>
          </table:table-cell>
          <table:table-cell/>
          <table:table-cell table:formula="of:=[.D1533]^2" office:value-type="float" office:value="0.0000000330679375673703" calcext:value-type="float">
            <text:p>3.30679375673703E-08</text:p>
          </table:table-cell>
          <table:table-cell table:formula="of:=([.C1533]-[.D1533])^2" office:value-type="float" office:value="0.00000000488812822218552" calcext:value-type="float">
            <text:p>4.8881282221855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greek</text:p>
          </table:table-cell>
          <table:table-cell office:value-type="float" office:value="202" calcext:value-type="float">
            <text:p>202</text:p>
          </table:table-cell>
          <table:table-cell table:formula="of:=([.B1534]/[.$F$1])" office:value-type="float" office:value="0.000111930766941858" calcext:value-type="float">
            <text:p>0.000111930766942</text:p>
          </table:table-cell>
          <table:table-cell table:formula="of:=([.$S$11]/([.E1534]+[.$T$11])^[.$U$11])" office:value-type="float" office:value="0.000181744163940063" calcext:value-type="float">
            <text:p>0.00018174416394</text:p>
          </table:table-cell>
          <table:table-cell office:value-type="float" office:value="1533" calcext:value-type="float">
            <text:p>1533</text:p>
          </table:table-cell>
          <table:table-cell/>
          <table:table-cell table:formula="of:=[.D1534]^2" office:value-type="float" office:value="0.0000000330309411262724" calcext:value-type="float">
            <text:p>3.30309411262724E-08</text:p>
          </table:table-cell>
          <table:table-cell table:formula="of:=([.C1534]-[.D1534])^2" office:value-type="float" office:value="0.00000000487391040042902" calcext:value-type="float">
            <text:p>4.8739104004290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included</text:p>
          </table:table-cell>
          <table:table-cell office:value-type="float" office:value="202" calcext:value-type="float">
            <text:p>202</text:p>
          </table:table-cell>
          <table:table-cell table:formula="of:=([.B1535]/[.$F$1])" office:value-type="float" office:value="0.000111930766941858" calcext:value-type="float">
            <text:p>0.000111930766942</text:p>
          </table:table-cell>
          <table:table-cell table:formula="of:=([.$S$11]/([.E1535]+[.$T$11])^[.$U$11])" office:value-type="float" office:value="0.000181642533838288" calcext:value-type="float">
            <text:p>0.000181642533838</text:p>
          </table:table-cell>
          <table:table-cell office:value-type="float" office:value="1534" calcext:value-type="float">
            <text:p>1534</text:p>
          </table:table-cell>
          <table:table-cell/>
          <table:table-cell table:formula="of:=[.D1535]^2" office:value-type="float" office:value="0.0000000329940100991935" calcext:value-type="float">
            <text:p>3.29940100991935E-08</text:p>
          </table:table-cell>
          <table:table-cell table:formula="of:=([.C1535]-[.D1535])^2" office:value-type="float" office:value="0.00000000485973044382224" calcext:value-type="float">
            <text:p>4.8597304438222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companied</text:p>
          </table:table-cell>
          <table:table-cell office:value-type="float" office:value="202" calcext:value-type="float">
            <text:p>202</text:p>
          </table:table-cell>
          <table:table-cell table:formula="of:=([.B1536]/[.$F$1])" office:value-type="float" office:value="0.000111930766941858" calcext:value-type="float">
            <text:p>0.000111930766942</text:p>
          </table:table-cell>
          <table:table-cell table:formula="of:=([.$S$11]/([.E1536]+[.$T$11])^[.$U$11])" office:value-type="float" office:value="0.000181541026569905" calcext:value-type="float">
            <text:p>0.00018154102657</text:p>
          </table:table-cell>
          <table:table-cell office:value-type="float" office:value="1535" calcext:value-type="float">
            <text:p>1535</text:p>
          </table:table-cell>
          <table:table-cell/>
          <table:table-cell table:formula="of:=[.D1536]^2" office:value-type="float" office:value="0.0000000329571443280549" calcext:value-type="float">
            <text:p>3.29571443280549E-08</text:p>
          </table:table-cell>
          <table:table-cell table:formula="of:=([.C1536]-[.D1536])^2" office:value-type="float" office:value="0.00000000484558824548415" calcext:value-type="float">
            <text:p>4.8455882454841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nnected</text:p>
          </table:table-cell>
          <table:table-cell office:value-type="float" office:value="202" calcext:value-type="float">
            <text:p>202</text:p>
          </table:table-cell>
          <table:table-cell table:formula="of:=([.B1537]/[.$F$1])" office:value-type="float" office:value="0.000111930766941858" calcext:value-type="float">
            <text:p>0.000111930766942</text:p>
          </table:table-cell>
          <table:table-cell table:formula="of:=([.$S$11]/([.E1537]+[.$T$11])^[.$U$11])" office:value-type="float" office:value="0.000181439641906784" calcext:value-type="float">
            <text:p>0.000181439641907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D1537]^2" office:value-type="float" office:value="0.0000000329203436552621" calcext:value-type="float">
            <text:p>3.29203436552621E-08</text:p>
          </table:table-cell>
          <table:table-cell table:formula="of:=([.C1537]-[.D1537])^2" office:value-type="float" office:value="0.00000000483148369888983" calcext:value-type="float">
            <text:p>4.83148369888983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ampaign</text:p>
          </table:table-cell>
          <table:table-cell office:value-type="float" office:value="202" calcext:value-type="float">
            <text:p>202</text:p>
          </table:table-cell>
          <table:table-cell table:formula="of:=([.B1538]/[.$F$1])" office:value-type="float" office:value="0.000111930766941858" calcext:value-type="float">
            <text:p>0.000111930766942</text:p>
          </table:table-cell>
          <table:table-cell table:formula="of:=([.$S$11]/([.E1538]+[.$T$11])^[.$U$11])" office:value-type="float" office:value="0.000181338379621368" calcext:value-type="float">
            <text:p>0.0001813383796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[.D1538]^2" office:value-type="float" office:value="0.0000000328836079237034" calcext:value-type="float">
            <text:p>3.28836079237034E-08</text:p>
          </table:table-cell>
          <table:table-cell table:formula="of:=([.C1538]-[.D1538])^2" office:value-type="float" office:value="0.00000000481741669786897" calcext:value-type="float">
            <text:p>4.8174166978689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remembered</text:p>
          </table:table-cell>
          <table:table-cell office:value-type="float" office:value="202" calcext:value-type="float">
            <text:p>202</text:p>
          </table:table-cell>
          <table:table-cell table:formula="of:=([.B1539]/[.$F$1])" office:value-type="float" office:value="0.000111930766941858" calcext:value-type="float">
            <text:p>0.000111930766942</text:p>
          </table:table-cell>
          <table:table-cell table:formula="of:=([.$S$11]/([.E1539]+[.$T$11])^[.$U$11])" office:value-type="float" office:value="0.000181237239486668" calcext:value-type="float">
            <text:p>0.000181237239487</text:p>
          </table:table-cell>
          <table:table-cell office:value-type="float" office:value="1538" calcext:value-type="float">
            <text:p>1538</text:p>
          </table:table-cell>
          <table:table-cell/>
          <table:table-cell table:formula="of:=[.D1539]^2" office:value-type="float" office:value="0.0000000328469369767479" calcext:value-type="float">
            <text:p>3.28469369767479E-08</text:p>
          </table:table-cell>
          <table:table-cell table:formula="of:=([.C1539]-[.D1539])^2" office:value-type="float" office:value="0.00000000480338713660458" calcext:value-type="float">
            <text:p>4.80338713660458E-09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<text:s/>phrase</text:p>
          </table:table-cell>
          <table:table-cell table:style-name="Default" office:value-type="float" office:value="201" calcext:value-type="float">
            <text:p>201</text:p>
          </table:table-cell>
          <table:table-cell table:formula="of:=([.B1540]/[.$F$1])" office:value-type="float" office:value="0.000111376654234225" calcext:value-type="float">
            <text:p>0.000111376654234</text:p>
          </table:table-cell>
          <table:table-cell table:formula="of:=([.$S$11]/([.E1540]+[.$T$11])^[.$U$11])" office:value-type="float" office:value="0.000181136221276263" calcext:value-type="float">
            <text:p>0.000181136221276</text:p>
          </table:table-cell>
          <table:table-cell office:value-type="float" office:value="1539" calcext:value-type="float">
            <text:p>1539</text:p>
          </table:table-cell>
          <table:table-cell/>
          <table:table-cell table:formula="of:=[.D1540]^2" office:value-type="float" office:value="0.0000000328103306582435" calcext:value-type="float">
            <text:p>3.28103306582435E-08</text:p>
          </table:table-cell>
          <table:table-cell table:formula="of:=([.C1540]-[.D1540])^2" office:value-type="float" office:value="0.00000000486639719389271" calcext:value-type="float">
            <text:p>4.8663971938927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declared</text:p>
          </table:table-cell>
          <table:table-cell office:value-type="float" office:value="201" calcext:value-type="float">
            <text:p>201</text:p>
          </table:table-cell>
          <table:table-cell table:formula="of:=([.B1541]/[.$F$1])" office:value-type="float" office:value="0.000111376654234225" calcext:value-type="float">
            <text:p>0.000111376654234</text:p>
          </table:table-cell>
          <table:table-cell table:formula="of:=([.$S$11]/([.E1541]+[.$T$11])^[.$U$11])" office:value-type="float" office:value="0.0001810353247643" calcext:value-type="float">
            <text:p>0.000181035324764</text:p>
          </table:table-cell>
          <table:table-cell office:value-type="float" office:value="1540" calcext:value-type="float">
            <text:p>1540</text:p>
          </table:table-cell>
          <table:table-cell/>
          <table:table-cell table:formula="of:=[.D1541]^2" office:value-type="float" office:value="0.0000000327737888125155" calcext:value-type="float">
            <text:p>3.27737888125155E-08</text:p>
          </table:table-cell>
          <table:table-cell table:formula="of:=([.C1541]-[.D1541])^2" office:value-type="float" office:value="0.00000000485233038001756" calcext:value-type="float">
            <text:p>4.85233038001756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eaves</text:p>
          </table:table-cell>
          <table:table-cell office:value-type="float" office:value="201" calcext:value-type="float">
            <text:p>201</text:p>
          </table:table-cell>
          <table:table-cell table:formula="of:=([.B1542]/[.$F$1])" office:value-type="float" office:value="0.000111376654234225" calcext:value-type="float">
            <text:p>0.000111376654234</text:p>
          </table:table-cell>
          <table:table-cell table:formula="of:=([.$S$11]/([.E1542]+[.$T$11])^[.$U$11])" office:value-type="float" office:value="0.000180934549725487" calcext:value-type="float">
            <text:p>0.000180934549725</text:p>
          </table:table-cell>
          <table:table-cell office:value-type="float" office:value="1541" calcext:value-type="float">
            <text:p>1541</text:p>
          </table:table-cell>
          <table:table-cell/>
          <table:table-cell table:formula="of:=[.D1542]^2" office:value-type="float" office:value="0.0000000327373112843647" calcext:value-type="float">
            <text:p>3.27373112843647E-08</text:p>
          </table:table-cell>
          <table:table-cell table:formula="of:=([.C1542]-[.D1542])^2" office:value-type="float" office:value="0.00000000483830082517337" calcext:value-type="float">
            <text:p>4.83830082517337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ccept</text:p>
          </table:table-cell>
          <table:table-cell office:value-type="float" office:value="201" calcext:value-type="float">
            <text:p>201</text:p>
          </table:table-cell>
          <table:table-cell table:formula="of:=([.B1543]/[.$F$1])" office:value-type="float" office:value="0.000111376654234225" calcext:value-type="float">
            <text:p>0.000111376654234</text:p>
          </table:table-cell>
          <table:table-cell table:formula="of:=([.$S$11]/([.E1543]+[.$T$11])^[.$U$11])" office:value-type="float" office:value="0.000180833895935097" calcext:value-type="float">
            <text:p>0.000180833895935</text:p>
          </table:table-cell>
          <table:table-cell office:value-type="float" office:value="1542" calcext:value-type="float">
            <text:p>1542</text:p>
          </table:table-cell>
          <table:table-cell/>
          <table:table-cell table:formula="of:=[.D1543]^2" office:value-type="float" office:value="0.0000000327008979190655" calcext:value-type="float">
            <text:p>3.27008979190655E-08</text:p>
          </table:table-cell>
          <table:table-cell table:formula="of:=([.C1543]-[.D1543])^2" office:value-type="float" office:value="0.00000000482430842469344" calcext:value-type="float">
            <text:p>4.82430842469344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comply</text:p>
          </table:table-cell>
          <table:table-cell office:value-type="float" office:value="201" calcext:value-type="float">
            <text:p>201</text:p>
          </table:table-cell>
          <table:table-cell table:formula="of:=([.B1544]/[.$F$1])" office:value-type="float" office:value="0.000111376654234225" calcext:value-type="float">
            <text:p>0.000111376654234</text:p>
          </table:table-cell>
          <table:table-cell table:formula="of:=([.$S$11]/([.E1544]+[.$T$11])^[.$U$11])" office:value-type="float" office:value="0.000180733363168964" calcext:value-type="float">
            <text:p>0.000180733363169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D1544]^2" office:value-type="float" office:value="0.0000000326645485623645" calcext:value-type="float">
            <text:p>3.26645485623645E-08</text:p>
          </table:table-cell>
          <table:table-cell table:formula="of:=([.C1544]-[.D1544])^2" office:value-type="float" office:value="0.00000000481035307425812" calcext:value-type="float">
            <text:p>4.81035307425812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looks</text:p>
          </table:table-cell>
          <table:table-cell office:value-type="float" office:value="201" calcext:value-type="float">
            <text:p>201</text:p>
          </table:table-cell>
          <table:table-cell table:formula="of:=([.B1545]/[.$F$1])" office:value-type="float" office:value="0.000111376654234225" calcext:value-type="float">
            <text:p>0.000111376654234</text:p>
          </table:table-cell>
          <table:table-cell table:formula="of:=([.$S$11]/([.E1545]+[.$T$11])^[.$U$11])" office:value-type="float" office:value="0.000180632951203479" calcext:value-type="float">
            <text:p>0.000180632951203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D1545]^2" office:value-type="float" office:value="0.0000000326282630604783" calcext:value-type="float">
            <text:p>3.26282630604783E-08</text:p>
          </table:table-cell>
          <table:table-cell table:formula="of:=([.C1545]-[.D1545])^2" office:value-type="float" office:value="0.0000000047964346698935" calcext:value-type="float">
            <text:p>4.7964346698935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ighly</text:p>
          </table:table-cell>
          <table:table-cell office:value-type="float" office:value="201" calcext:value-type="float">
            <text:p>201</text:p>
          </table:table-cell>
          <table:table-cell table:formula="of:=([.B1546]/[.$F$1])" office:value-type="float" office:value="0.000111376654234225" calcext:value-type="float">
            <text:p>0.000111376654234</text:p>
          </table:table-cell>
          <table:table-cell table:formula="of:=([.$S$11]/([.E1546]+[.$T$11])^[.$U$11])" office:value-type="float" office:value="0.000180532659815591" calcext:value-type="float">
            <text:p>0.000180532659816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D1546]^2" office:value-type="float" office:value="0.000000032592041260092" calcext:value-type="float">
            <text:p>3.2592041260092E-08</text:p>
          </table:table-cell>
          <table:table-cell table:formula="of:=([.C1546]-[.D1546])^2" office:value-type="float" office:value="0.00000000478255310797001" calcext:value-type="float">
            <text:p>4.7825531079700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ages</text:p>
          </table:table-cell>
          <table:table-cell office:value-type="float" office:value="201" calcext:value-type="float">
            <text:p>201</text:p>
          </table:table-cell>
          <table:table-cell table:formula="of:=([.B1547]/[.$F$1])" office:value-type="float" office:value="0.000111376654234225" calcext:value-type="float">
            <text:p>0.000111376654234</text:p>
          </table:table-cell>
          <table:table-cell table:formula="of:=([.$S$11]/([.E1547]+[.$T$11])^[.$U$11])" office:value-type="float" office:value="0.000180432488782806" calcext:value-type="float">
            <text:p>0.000180432488783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1547]^2" office:value-type="float" office:value="0.0000000325558830083575" calcext:value-type="float">
            <text:p>3.25558830083575E-08</text:p>
          </table:table-cell>
          <table:table-cell table:formula="of:=([.C1547]-[.D1547])^2" office:value-type="float" office:value="0.0000000047687082852011" calcext:value-type="float">
            <text:p>4.7687082852011E-0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follows</text:p>
          </table:table-cell>
          <table:table-cell office:value-type="float" office:value="201" calcext:value-type="float">
            <text:p>201</text:p>
          </table:table-cell>
          <table:table-cell table:formula="of:=([.B1548]/[.$F$1])" office:value-type="float" office:value="0.000111376654234225" calcext:value-type="float">
            <text:p>0.000111376654234</text:p>
          </table:table-cell>
          <table:table-cell table:formula="of:=([.$S$11]/([.E1548]+[.$T$11])^[.$U$11])" office:value-type="float" office:value="0.000180332437883183" calcext:value-type="float">
            <text:p>0.000180332437883</text:p>
          </table:table-cell>
          <table:table-cell office:value-type="float" office:value="1547" calcext:value-type="float">
            <text:p>1547</text:p>
          </table:table-cell>
          <table:table-cell/>
          <table:table-cell table:formula="of:=[.D1548]^2" office:value-type="float" office:value="0.0000000325197881528919" calcext:value-type="float">
            <text:p>3.25197881528919E-08</text:p>
          </table:table-cell>
          <table:table-cell table:formula="of:=([.C1548]-[.D1548])^2" office:value-type="float" office:value="0.0000000047549000986419" calcext:value-type="float">
            <text:p>4.7549000986419E-09</text:p>
          </table:table-cell>
          <table:table-cell table:number-columns-repeated="14"/>
        </table:table-row>
        <table:table-row table:style-name="ro3">
          <table:table-cell/>
          <table:table-cell table:style-name="Default"/>
          <table:table-cell table:formula="of:=SUM([.C2:.C1548]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in</text:p>
          </table:table-cell>
          <table:table-cell table:style-name="ce2" office:value-type="float" office:value="57955" calcext:value-type="float">
            <text:p>57955</text:p>
          </table:table-cell>
          <table:table-cell table:number-columns-repeated="10"/>
        </table:table-row>
        <table:table-row table:style-name="ro3">
          <table:table-cell/>
          <table:table-cell table:style-name="Default"/>
          <table:table-cell table:number-columns-repeated="8"/>
          <table:table-cell office:value-type="string" calcext:value-type="string">
            <text:p><text:s/>a</text:p>
          </table:table-cell>
          <table:table-cell table:style-name="ce2" office:value-type="float" office:value="65238" calcext:value-type="float">
            <text:p>65238</text:p>
          </table:table-cell>
          <table:table-cell table:number-columns-repeated="10"/>
        </table:table-row>
        <table:table-row table:style-name="ro3">
          <table:table-cell/>
          <table:table-cell table:style-name="Default"/>
          <table:table-cell table:number-columns-repeated="8"/>
          <table:table-cell office:value-type="string" calcext:value-type="string">
            <text:p><text:s/>to</text:p>
          </table:table-cell>
          <table:table-cell table:style-name="ce2" office:value-type="float" office:value="84200" calcext:value-type="float">
            <text:p>84200</text:p>
          </table:table-cell>
          <table:table-cell table:number-columns-repeated="10"/>
        </table:table-row>
        <table:table-row table:style-name="ro3">
          <table:table-cell/>
          <table:table-cell table:style-name="Default"/>
          <table:table-cell table:number-columns-repeated="8"/>
          <table:table-cell office:value-type="string" calcext:value-type="string">
            <text:p><text:s/>and</text:p>
          </table:table-cell>
          <table:table-cell table:style-name="ce2" office:value-type="float" office:value="101586" calcext:value-type="float">
            <text:p>101586</text:p>
          </table:table-cell>
          <table:table-cell table:number-columns-repeated="10"/>
        </table:table-row>
        <table:table-row table:style-name="ro3">
          <table:table-cell/>
          <table:table-cell table:style-name="Default"/>
          <table:table-cell table:number-columns-repeated="8"/>
          <table:table-cell office:value-type="string" calcext:value-type="string">
            <text:p><text:s/>of</text:p>
          </table:table-cell>
          <table:table-cell table:style-name="ce2" office:value-type="float" office:value="116786" calcext:value-type="float">
            <text:p>116786</text:p>
          </table:table-cell>
          <table:table-cell table:number-columns-repeated="10"/>
        </table:table-row>
        <table:table-row table:style-name="ro3">
          <table:table-cell/>
          <table:table-cell table:style-name="Default"/>
          <table:table-cell table:number-columns-repeated="8"/>
          <table:table-cell office:value-type="string" calcext:value-type="string">
            <text:p><text:s/>the</text:p>
          </table:table-cell>
          <table:table-cell table:style-name="ce2" office:value-type="float" office:value="206546" calcext:value-type="float">
            <text:p>206546</text:p>
          </table:table-cell>
          <table:table-cell table:number-columns-repeated="10"/>
        </table:table-row>
        <table:table-row table:style-name="ro5">
          <table:table-cell/>
          <table:table-cell table:style-name="Default"/>
          <table:table-cell table:number-columns-repeated="5"/>
          <table:table-cell table:style-name="ce2" office:value-type="string" calcext:value-type="string">
            <text:p>1553 Words selected from a total of 61823</text:p>
          </table:table-cell>
          <table:table-cell table:number-columns-repeated="14"/>
        </table:table-row>
        <table:table-row table:style-name="ro5">
          <table:table-cell/>
          <table:table-cell table:style-name="Default"/>
          <table:table-cell table:number-columns-repeated="5"/>
          <table:table-cell table:style-name="ce2" office:value-type="string" calcext:value-type="string">
            <text:p>1553 Words selected from a total of 61823 </text:p>
          </table:table-cell>
          <table:table-cell table:number-columns-repeated="1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:Hoja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2:03:27.1570625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Enrique Reyes Illescas</meta:initial-creator>
    <meta:creation-date>2017-09-28T20:05:22.23</meta:creation-date>
    <dc:date>2017-09-29T13:20:48.740629366</dc:date>
    <meta:editing-duration>PT36M39S</meta:editing-duration>
    <meta:editing-cycles>5</meta:editing-cycles>
    <meta:generator>LibreOffice/5.2.5.1$Linux_X86_64 LibreOffice_project/20m0$Build-1</meta:generator>
    <meta:document-statistic meta:table-count="3" meta:cell-count="108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draw:stroke="dash" draw:stroke-dash="Ultrafine_20_Dashed" svg:stroke-width="0.102cm" svg:stroke-color="#99336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6cm" xlink:href=".." xlink:type="simple" chart:class="chart:area" chart:style-name="ch1">
        <chart:title svg:x="7.555cm" svg:y="0.315cm" chart:style-name="ch2">
          <text:p>Zipf</text:p>
        </chart:title>
        <chart:legend chart:legend-position="end" svg:x="10.944cm" svg:y="3.942cm" style:legend-expansion="high" chart:style-name="ch3"/>
        <chart:plot-area chart:style-name="ch4" table:cell-range-address="Hoja1.A1:Hoja1.B1556" chart:data-source-has-labels="both" svg:x="0.32cm" svg:y="1.283cm" svg:width="10.304cm" svg:height="7.534cm">
          <chartooo:coordinate-region svg:x="1.517cm" svg:y="1.283cm" svg:width="9.107cm" svg:height="5.687cm"/>
          <chart:axis chart:dimension="x" chart:name="primary-x" chart:style-name="ch5" chartooo:axis-type="auto">
            <chartooo:date-scale/>
            <chart:categories table:cell-range-address="Hoja1.A2:Hoja1.A15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1556" chart:label-cell-address="Hoja1.B1:Hoja1.B1" chart:class="chart:area">
            <chart:regression-curve chart:style-name="ch8">
              <chart:equation chart:display-equation="true" chart:display-r-square="false" svg:x="7.991cm" svg:y="0.71cm"/>
            </chart:regression-curve>
            <chart:data-point chart:repeated="15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urrence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</text:p>
                <draw:g>
                  <svg:desc>Hoja1.A2:Hoja1.A1556</svg:desc>
                </draw:g>
              </table:table-cell>
              <table:table-cell office:value-type="float" office:value="37791">
                <text:p>37791</text:p>
                <draw:g>
                  <svg:desc>Hoja1.B2:Hoja1.B1556</svg:desc>
                </draw:g>
              </table:table-cell>
            </table:table-row>
            <table:table-row>
              <table:table-cell office:value-type="string">
                <text:p> that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string">
                <text:p> was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 it</text:p>
              </table:table-cell>
              <table:table-cell office:value-type="float" office:value="31682">
                <text:p>31682</text:p>
              </table:table-cell>
            </table:table-row>
            <table:table-row>
              <table:table-cell office:value-type="string">
                <text:p> he</text:p>
              </table:table-cell>
              <table:table-cell office:value-type="float" office:value="27976">
                <text:p>27976</text:p>
              </table:table-cell>
            </table:table-row>
            <table:table-row>
              <table:table-cell office:value-type="string">
                <text:p> his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 as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 with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 for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 is</text:p>
              </table:table-cell>
              <table:table-cell office:value-type="float" office:value="22058">
                <text:p>22058</text:p>
              </table:table-cell>
            </table:table-row>
            <table:table-row>
              <table:table-cell office:value-type="string">
                <text:p> had</text:p>
              </table:table-cell>
              <table:table-cell office:value-type="float" office:value="20869">
                <text:p>20869</text:p>
              </table:table-cell>
            </table:table-row>
            <table:table-row>
              <table:table-cell office:value-type="string">
                <text:p> at</text:p>
              </table:table-cell>
              <table:table-cell office:value-type="float" office:value="19429">
                <text:p>19429</text:p>
              </table:table-cell>
            </table:table-row>
            <table:table-row>
              <table:table-cell office:value-type="string">
                <text:p> on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 by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 not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string">
                <text:p> you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string">
                <text:p> be</text:p>
              </table:table-cell>
              <table:table-cell office:value-type="float" office:value="17493">
                <text:p>17493</text:p>
              </table:table-cell>
            </table:table-row>
            <table:table-row>
              <table:table-cell office:value-type="string">
                <text:p> but</text:p>
              </table:table-cell>
              <table:table-cell office:value-type="float" office:value="17033">
                <text:p>17033</text:p>
              </table:table-cell>
            </table:table-row>
            <table:table-row>
              <table:table-cell office:value-type="string">
                <text:p> this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 which</text:p>
              </table:table-cell>
              <table:table-cell office:value-type="float" office:value="15440">
                <text:p>15440</text:p>
              </table:table-cell>
            </table:table-row>
            <table:table-row>
              <table:table-cell office:value-type="string">
                <text:p> have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 or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 from</text:p>
              </table:table-cell>
              <table:table-cell office:value-type="float" office:value="14012">
                <text:p>14012</text:p>
              </table:table-cell>
            </table:table-row>
            <table:table-row>
              <table:table-cell office:value-type="string">
                <text:p> my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 all</text:p>
              </table:table-cell>
              <table:table-cell office:value-type="float" office:value="12715">
                <text:p>12715</text:p>
              </table:table-cell>
            </table:table-row>
            <table:table-row>
              <table:table-cell office:value-type="string">
                <text:p> her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 we</text:p>
              </table:table-cell>
              <table:table-cell office:value-type="float" office:value="11684">
                <text:p>11684</text:p>
              </table:table-cell>
            </table:table-row>
            <table:table-row>
              <table:table-cell office:value-type="string">
                <text:p> they</text:p>
              </table:table-cell>
              <table:table-cell office:value-type="float" office:value="11665">
                <text:p>11665</text:p>
              </table:table-cell>
            </table:table-row>
            <table:table-row>
              <table:table-cell office:value-type="string">
                <text:p> were</text:p>
              </table:table-cell>
              <table:table-cell office:value-type="float" office:value="11286">
                <text:p>11286</text:p>
              </table:table-cell>
            </table:table-row>
            <table:table-row>
              <table:table-cell office:value-type="string">
                <text:p> him</text:p>
              </table:table-cell>
              <table:table-cell office:value-type="float" office:value="10536">
                <text:p>10536</text:p>
              </table:table-cell>
            </table:table-row>
            <table:table-row>
              <table:table-cell office:value-type="string">
                <text:p> said</text:p>
              </table:table-cell>
              <table:table-cell office:value-type="float" office:value="10489">
                <text:p>10489</text:p>
              </table:table-cell>
            </table:table-row>
            <table:table-row>
              <table:table-cell office:value-type="string">
                <text:p> an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 so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 are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 she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 one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 their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 no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 me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string">
                <text:p> been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 mr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 would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 when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 if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 there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 them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 who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 what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 up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 will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 out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 more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 its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 any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 very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 then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 into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 could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 some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 time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 other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 upon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 our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 about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 do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 than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 man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 has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 general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 only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 now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 old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 may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 these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 two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 your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 can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 little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such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great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 did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 see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 should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 made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 before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 must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 well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 how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 after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 like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 first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 down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 most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 over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 us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 same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 know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 much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 good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 where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 being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 never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 come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 here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 say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 back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 ow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 day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 men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 many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 project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 work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 came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 long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 way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 without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 gutenberg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 agai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 life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 under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 might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 through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 even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 himself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 go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 found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 those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 sir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 make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 new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 every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 each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 still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 pickwick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 hand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right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mrs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 while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 anoth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 too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 went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 think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 away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 place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 yet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 head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 just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 thought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 between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 am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 last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 people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 three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 young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 nothing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 years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 shall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 house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 left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 though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onc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having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 eyes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 night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 off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 mind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 part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 thus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 saw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 ever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 far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 also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 take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 name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 species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 took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 don't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 tm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 both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 lady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 whole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 against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 why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 because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 thing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 few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 god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 however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 full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 works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 tell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 seemed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 room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 got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 seen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 replied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 dear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 let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 quite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 get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 give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 face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 half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 always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 looked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 put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 soon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 look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 told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 among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course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sam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 yes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 case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 water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 things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 world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 knew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 called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 use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 country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heard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days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 better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 find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 several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 during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 war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 army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 door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 done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 going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 hundred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 state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 sid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 boy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 whose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 se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momen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point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 gwe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 end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 light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 large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 fact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 hands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 small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next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order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 less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 round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within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near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 known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 words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 word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 oh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 states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 until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 nature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 thousand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four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almost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 nor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 miss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 enough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annot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ertai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form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says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myself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 voice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 rather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 something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 love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 whom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 fire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 does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 heart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five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given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 taken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 gave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 letter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 looking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 gentleman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 asked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 till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 death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 present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 father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 perhaps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 best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 true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 believe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 together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 terms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 indeed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river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matter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 felt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 brought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 turned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 number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 morning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 it's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 mother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 means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 e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 often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 public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 manner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 since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 common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 home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 ground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 stood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 either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 law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 others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 whether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 weller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 labor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 themselves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 united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 high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 person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 began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 possible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 air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 feet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 short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 least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 reason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 friend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 open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became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nearly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 above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 black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 power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 hear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 earth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 gone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subject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road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 behind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 natural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passed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question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 sea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city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twenty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 second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 want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land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woman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times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 keep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alone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dead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 itself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 become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electronic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lord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spirit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 court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 joe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doubt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read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 character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 along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 body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 kind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lay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human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 anything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 different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 so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 s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 story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 white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 held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 music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towards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family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leave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 used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already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hour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 sent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chapter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book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 hop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uncl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period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coming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bibl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forc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suppose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 sure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o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close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call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foundatio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 red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 making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across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i'm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 followe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 aunt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strong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returned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moral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miles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p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 six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 divisio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 act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 therefore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 form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friend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mean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show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early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view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poor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 reached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 agreement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 line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te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truth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 strange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c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position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 fell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 reall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 return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london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de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beyond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 forth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 cause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 year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business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command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 sat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 king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 sort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 that's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 sense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sister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orders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 beautiful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age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history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 childre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 girl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 major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 account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 continued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 herself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 hold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 be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 lost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 appeared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 enemy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 table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 idea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xcep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ffec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purpose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 wife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 master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speak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kept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 following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eye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further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 help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colonel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writte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 cases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clear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money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 understan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important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free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 sometimes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south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around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front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latter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 arms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 non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part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certainl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toward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town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laws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length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answer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corps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 probably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 tur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actio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able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 company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m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child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 hors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chang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suddenly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 saying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north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knowledge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seems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past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although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taking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 mere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brother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necessary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 wish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 ready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 union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i'll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sound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below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rest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 street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remained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attention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answered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feel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met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carried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single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 john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grant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soul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dave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green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living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 sight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 winkl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liv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sun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 neither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 hard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 chief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animals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interest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 forward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license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low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 women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 later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generally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art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 merely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individual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ask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big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 class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bad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literary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 self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bring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copy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 movement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 sherm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slowly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hair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trade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english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government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 eight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 facts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office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evenin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 third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m'ria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christian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daughter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can't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 battle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cried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in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l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wrong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 greater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need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entered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 remember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 charge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information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particular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seem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 march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fie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wi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real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run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according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else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 hours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cut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immediately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donations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thou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feeling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fifty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cold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 outside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 f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various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ago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 troops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deep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pocket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appearance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future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 mine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objec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fear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unless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ye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 spoke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stopped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dr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mo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especially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fellow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 fine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 placed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 degre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car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struck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copyright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conditions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hatever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anted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paid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selection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heavy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 longer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conversatio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condition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varieties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follow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 window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late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added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t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ociety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meet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bloo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french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observe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chair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england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talk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 direction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dog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supposed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circumstanc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former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draw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tre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railroad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 happy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officers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perfect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gentlemen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cavalry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chance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 parts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reach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notice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 comes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 strength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 speech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 fall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 sleep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 property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 existence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 didn't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opened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expression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wall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arm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distance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instead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laid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impossible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minutes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foot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 lived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bear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paper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 ordered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 meaning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opinion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hardly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 won't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due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thirty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he's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includin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opera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church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t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instanc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 strike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r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mouth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 scarcel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prett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archive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ii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easy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died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 stop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etc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presiden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distinc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w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respect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u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ifficul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ought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remain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system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broke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stand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blue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military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influence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visit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west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learned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formed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ro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plea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experience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 standing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 walk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mean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languag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i'v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everything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 service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leaving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similar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 attempt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lines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personal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horses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middle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tried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picture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food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illustratio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 started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 american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importance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easily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plants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peace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 figur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 drew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bill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evil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ossession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erfectly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happened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know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succes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conclusio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glas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seven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 makes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evidenc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camp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judg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grew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speaking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pla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grann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paragraph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captain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send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fully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tre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mov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agree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 bridge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bound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husband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exampl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top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wid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special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trot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pleasure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crossed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thy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man'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boat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religio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science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 book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differenc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afterward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writing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sil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h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month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floor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musical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finally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escape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legs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gold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usual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result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beginn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occasio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kill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iscover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principl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o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olly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thoma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name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plain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york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 forty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 century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officer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caugh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arrived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bob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step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sav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trademark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fair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not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getting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pas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em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oint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there'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lace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giving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 iii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mai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quie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wardl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ill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seeing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eaven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presenc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original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belief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maisie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simply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explained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events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proper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yourself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letters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moved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house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cces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date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fort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carr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ppear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show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fast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person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lips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natio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buck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considered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 ordina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we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slight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ladies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thinking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pay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queen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beauty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 minut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inhabitants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you'r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effor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turning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start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page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religious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struggle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afraid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passage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opportunit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east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nine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ebook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washington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pip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closely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 scrooge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regard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ill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sectio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 exclaim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on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ennesse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figh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eat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ly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national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corner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ain't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lieutenant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 bor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birds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fun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ufficie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por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mith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amou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covere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domain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receive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stag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entirel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authorit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di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closed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gar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private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numerous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sud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wrote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animal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faith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headquar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occupied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progres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charac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tupm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qua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newt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raised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xactly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filled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inne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throughout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octo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bank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directly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department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roup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cros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lad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seriou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memory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difficul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suppor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t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ah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theo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showed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beneath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j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opposite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marked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wonder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ssociated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dvantage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ra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writ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pie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herbert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beside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ston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darknes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remarkabl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extent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 engag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limit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stranger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extreme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genius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deal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att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fresh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emb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simple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holy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pari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arried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expected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walk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danger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school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islan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hat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immediate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understood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prepared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os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ea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trouble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eculiar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distributio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mountai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author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method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beings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greates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rul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structur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safe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 clearly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 considerabl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provid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lea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mountains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buil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complete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 accepted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 lyin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 scen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wind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ilen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tom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mil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running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loss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 space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 direc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staff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commanding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rich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widow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sitting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cap'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thee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mississippi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permissio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king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rear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brok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coa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couldn'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lanatio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keeping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occurred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feelings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straigh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tal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apparently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ec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confide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provided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countena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possessed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moo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reading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desire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entir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roceed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b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grav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conduct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watch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richard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goes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unknow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instant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savannah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portio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lead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altogether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marrable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believ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ladyship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si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copies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compos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somewhat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what's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requir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otherwise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http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breath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relations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wizar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throw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itali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doctrin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chang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fix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soldier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logic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command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object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twelve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ear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iro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son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happines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attack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walls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hot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brigade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wouldn't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thoughts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wood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america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greatly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bi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sharp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fa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individual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even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ove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litica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evidently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wer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mil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act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beside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worth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hio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wner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servant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term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composer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steps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escribed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orothy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lives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threw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situatio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absenc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orgotte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broad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extraordinary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e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consider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presently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appea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morrow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houlder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tyle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flowe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caus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falle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physical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gard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brigh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vas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laugh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hill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alkin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lower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eported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ear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jame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uth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o'clo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wemmi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qually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mose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india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lie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ffort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succeeded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machine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possibly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groups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coach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 surfac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remark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creatur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allow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mention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fancy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unions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gun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quar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nyon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head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terribl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tatemen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liv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phoebe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 sho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dress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break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valley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waiting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spoke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cess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highe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ai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creat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v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rapidly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mise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volunteers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relatio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forced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box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etermine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curious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rawin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guar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justic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distant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larger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wors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slow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dogs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po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ail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awyer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rebel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dm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moder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tlant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wa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ish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gran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news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joy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davi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advance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capital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fourth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you'll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pread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havisham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ky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week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job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surpris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nobl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actually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minds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bottom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work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ecretary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try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hook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lea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passio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valu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marriag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carefull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europ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mar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gat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doze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couple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owis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assing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neck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tax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afternoon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wee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h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ighting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xpressed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arther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usually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stell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hu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mark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countries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warm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effects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bsolute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llow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atural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ecessit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cciden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stud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ash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spirit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loui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actual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road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soner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nces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domesti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ghost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inside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cr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teeth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represented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quickl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cos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ur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ecre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fre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distribut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rise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advanc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nearer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named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argument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organizatio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sea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habits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leasan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esented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claim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actica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kil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divin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bservatio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iddy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cas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fficia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establishe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puttin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l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oar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wonderfu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georg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quart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falkin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erformed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upp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judgment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roof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affair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gener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control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principle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warrior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nodgras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nth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orr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fate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offered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artian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graduall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rock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way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vin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popular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lou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hearin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dropp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ebooks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titl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nois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modifi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bor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produc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istributing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bodi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giv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estroy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honour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it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novel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hip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rin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tremely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thral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trai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division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henry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crow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admitte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knowing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size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parent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spooner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oyal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villag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penin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eferenc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laugh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at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â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forge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urselv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chang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palac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variet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mok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previou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rul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boy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infantr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id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holding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uggested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princ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virtu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july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regular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false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blind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vai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dream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frequently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stories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hun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le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highes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sland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point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dea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tex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remov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nobod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ta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likel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number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ganiz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ight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arch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igin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as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relat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tell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he's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grow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increas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distribut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h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aved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treets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michae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aching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l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ntellectu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confu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giment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devi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roposit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mpres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arriv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armie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odificatio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post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nation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youth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eeting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erro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eb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chamber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is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jagge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rincipal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dutie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god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arent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taught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christmas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medium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record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asleep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fallin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risin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federat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dollar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a'am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nos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iss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visibl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lie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adri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breakfa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touch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afterward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chri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april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wine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indians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i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findin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singular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ttache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lle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agre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play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generation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mowgli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roof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artillery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te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oblig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satisfi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direct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creature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nevertheles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pip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obtai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recen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shop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civil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employed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activ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buil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ext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bi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lov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ll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wice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desc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hick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using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greek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includ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accompani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onnect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ampaig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remember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phrase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declare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eav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ccep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comp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ook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high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g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follow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102cm"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83cm" xlink:href=".." xlink:type="simple" chart:class="chart:bar" chart:style-name="ch1">
        <chart:legend chart:legend-position="end" svg:x="11.775cm" svg:y="3.935cm" style:legend-expansion="high" chart:style-name="ch2"/>
        <chart:plot-area chart:style-name="ch3" table:cell-range-address="Hoja1.A1:Hoja1.A1548 Hoja1.D1:Hoja1.D1548" chart:data-source-has-labels="both" svg:x="0.32cm" svg:y="0.179cm" svg:width="11.135cm" svg:height="8.625cm">
          <chartooo:coordinate-region svg:x="1.436cm" svg:y="0.179cm" svg:width="10.019cm" svg:height="6.662cm"/>
          <chart:axis chart:dimension="x" chart:name="primary-x" chart:style-name="ch4" chartooo:axis-type="auto">
            <chartooo:date-scale/>
            <chart:categories table:cell-range-address="Hoja1.A2:Hoja1.A15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2:Hoja1.D1548" chart:label-cell-address="Hoja1.D1:Hoja1.D1" chart:class="chart:bar">
            <chart:regression-curve chart:style-name="ch8">
              <chart:equation chart:display-equation="true" chart:display-r-square="true" svg:x="1.264cm" svg:y="4.457cm"/>
            </chart:regression-curve>
            <chart:data-point chart:repeated="15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law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</text:p>
                <draw:g>
                  <svg:desc>Hoja1.A2:Hoja1.A1548</svg:desc>
                </draw:g>
              </table:table-cell>
              <table:table-cell office:value-type="float" office:value="0.0250545032365102">
                <text:p>0.0250545032365102</text:p>
                <draw:g>
                  <svg:desc>Hoja1.D2:Hoja1.D1548</svg:desc>
                </draw:g>
              </table:table-cell>
            </table:table-row>
            <table:table-row>
              <table:table-cell office:value-type="string">
                <text:p> that</text:p>
              </table:table-cell>
              <table:table-cell office:value-type="float" office:value="0.021418543006156">
                <text:p>0.021418543006156</text:p>
              </table:table-cell>
            </table:table-row>
            <table:table-row>
              <table:table-cell office:value-type="string">
                <text:p> was</text:p>
              </table:table-cell>
              <table:table-cell office:value-type="float" office:value="0.0187592592614375">
                <text:p>0.0187592592614375</text:p>
              </table:table-cell>
            </table:table-row>
            <table:table-row>
              <table:table-cell office:value-type="string">
                <text:p> it</text:p>
              </table:table-cell>
              <table:table-cell office:value-type="float" office:value="0.0167240944348264">
                <text:p>0.0167240944348264</text:p>
              </table:table-cell>
            </table:table-row>
            <table:table-row>
              <table:table-cell office:value-type="string">
                <text:p> he</text:p>
              </table:table-cell>
              <table:table-cell office:value-type="float" office:value="0.0151130264310122">
                <text:p>0.0151130264310122</text:p>
              </table:table-cell>
            </table:table-row>
            <table:table-row>
              <table:table-cell office:value-type="string">
                <text:p> his</text:p>
              </table:table-cell>
              <table:table-cell office:value-type="float" office:value="0.0138038426460288">
                <text:p>0.0138038426460288</text:p>
              </table:table-cell>
            </table:table-row>
            <table:table-row>
              <table:table-cell office:value-type="string">
                <text:p> as</text:p>
              </table:table-cell>
              <table:table-cell office:value-type="float" office:value="0.0127175159435164">
                <text:p>0.0127175159435164</text:p>
              </table:table-cell>
            </table:table-row>
            <table:table-row>
              <table:table-cell office:value-type="string">
                <text:p> with</text:p>
              </table:table-cell>
              <table:table-cell office:value-type="float" office:value="0.0118006010565532">
                <text:p>0.0118006010565532</text:p>
              </table:table-cell>
            </table:table-row>
            <table:table-row>
              <table:table-cell office:value-type="string">
                <text:p> for</text:p>
              </table:table-cell>
              <table:table-cell office:value-type="float" office:value="0.0110156141949833">
                <text:p>0.0110156141949833</text:p>
              </table:table-cell>
            </table:table-row>
            <table:table-row>
              <table:table-cell office:value-type="string">
                <text:p> is</text:p>
              </table:table-cell>
              <table:table-cell office:value-type="float" office:value="0.0103354618751168">
                <text:p>0.0103354618751168</text:p>
              </table:table-cell>
            </table:table-row>
            <table:table-row>
              <table:table-cell office:value-type="string">
                <text:p> had</text:p>
              </table:table-cell>
              <table:table-cell office:value-type="float" office:value="0.00974005742122644">
                <text:p>0.00974005742122644</text:p>
              </table:table-cell>
            </table:table-row>
            <table:table-row>
              <table:table-cell office:value-type="string">
                <text:p> at</text:p>
              </table:table-cell>
              <table:table-cell office:value-type="float" office:value="0.00921418260806938">
                <text:p>0.00921418260806938</text:p>
              </table:table-cell>
            </table:table-row>
            <table:table-row>
              <table:table-cell office:value-type="string">
                <text:p> on</text:p>
              </table:table-cell>
              <table:table-cell office:value-type="float" office:value="0.00874608970913554">
                <text:p>0.00874608970913554</text:p>
              </table:table-cell>
            </table:table-row>
            <table:table-row>
              <table:table-cell office:value-type="string">
                <text:p> by</text:p>
              </table:table-cell>
              <table:table-cell office:value-type="float" office:value="0.00832656057035538">
                <text:p>0.00832656057035538</text:p>
              </table:table-cell>
            </table:table-row>
            <table:table-row>
              <table:table-cell office:value-type="string">
                <text:p> not</text:p>
              </table:table-cell>
              <table:table-cell office:value-type="float" office:value="0.00794825703624001">
                <text:p>0.00794825703624001</text:p>
              </table:table-cell>
            </table:table-row>
            <table:table-row>
              <table:table-cell office:value-type="string">
                <text:p> you</text:p>
              </table:table-cell>
              <table:table-cell office:value-type="float" office:value="0.00760526241520746">
                <text:p>0.00760526241520746</text:p>
              </table:table-cell>
            </table:table-row>
            <table:table-row>
              <table:table-cell office:value-type="string">
                <text:p> be</text:p>
              </table:table-cell>
              <table:table-cell office:value-type="float" office:value="0.00729275135337007">
                <text:p>0.00729275135337007</text:p>
              </table:table-cell>
            </table:table-row>
            <table:table-row>
              <table:table-cell office:value-type="string">
                <text:p> but</text:p>
              </table:table-cell>
              <table:table-cell office:value-type="float" office:value="0.00700674793970153">
                <text:p>0.00700674793970153</text:p>
              </table:table-cell>
            </table:table-row>
            <table:table-row>
              <table:table-cell office:value-type="string">
                <text:p> this</text:p>
              </table:table-cell>
              <table:table-cell office:value-type="float" office:value="0.00674394564081045">
                <text:p>0.00674394564081045</text:p>
              </table:table-cell>
            </table:table-row>
            <table:table-row>
              <table:table-cell office:value-type="string">
                <text:p> which</text:p>
              </table:table-cell>
              <table:table-cell office:value-type="float" office:value="0.00650157133731747">
                <text:p>0.00650157133731747</text:p>
              </table:table-cell>
            </table:table-row>
            <table:table-row>
              <table:table-cell office:value-type="string">
                <text:p> have</text:p>
              </table:table-cell>
              <table:table-cell office:value-type="float" office:value="0.00627728132428301">
                <text:p>0.00627728132428301</text:p>
              </table:table-cell>
            </table:table-row>
            <table:table-row>
              <table:table-cell office:value-type="string">
                <text:p> or</text:p>
              </table:table-cell>
              <table:table-cell office:value-type="float" office:value="0.00606908081798757">
                <text:p>0.00606908081798757</text:p>
              </table:table-cell>
            </table:table-row>
            <table:table-row>
              <table:table-cell office:value-type="string">
                <text:p> from</text:p>
              </table:table-cell>
              <table:table-cell office:value-type="float" office:value="0.00587526098031209">
                <text:p>0.00587526098031209</text:p>
              </table:table-cell>
            </table:table-row>
            <table:table-row>
              <table:table-cell office:value-type="string">
                <text:p> my</text:p>
              </table:table-cell>
              <table:table-cell office:value-type="float" office:value="0.00569434915756944">
                <text:p>0.00569434915756944</text:p>
              </table:table-cell>
            </table:table-row>
            <table:table-row>
              <table:table-cell office:value-type="string">
                <text:p> all</text:p>
              </table:table-cell>
              <table:table-cell office:value-type="float" office:value="0.00552506919993074">
                <text:p>0.00552506919993074</text:p>
              </table:table-cell>
            </table:table-row>
            <table:table-row>
              <table:table-cell office:value-type="string">
                <text:p> her</text:p>
              </table:table-cell>
              <table:table-cell office:value-type="float" office:value="0.00536630955069068">
                <text:p>0.00536630955069068</text:p>
              </table:table-cell>
            </table:table-row>
            <table:table-row>
              <table:table-cell office:value-type="string">
                <text:p> we</text:p>
              </table:table-cell>
              <table:table-cell office:value-type="float" office:value="0.00521709738190358">
                <text:p>0.00521709738190358</text:p>
              </table:table-cell>
            </table:table-row>
            <table:table-row>
              <table:table-cell office:value-type="string">
                <text:p> they</text:p>
              </table:table-cell>
              <table:table-cell office:value-type="float" office:value="0.00507657747722647">
                <text:p>0.00507657747722647</text:p>
              </table:table-cell>
            </table:table-row>
            <table:table-row>
              <table:table-cell office:value-type="string">
                <text:p> were</text:p>
              </table:table-cell>
              <table:table-cell office:value-type="float" office:value="0.0049439948729339">
                <text:p>0.0049439948729339</text:p>
              </table:table-cell>
            </table:table-row>
            <table:table-row>
              <table:table-cell office:value-type="string">
                <text:p> him</text:p>
              </table:table-cell>
              <table:table-cell office:value-type="float" office:value="0.00481868049720611">
                <text:p>0.00481868049720611</text:p>
              </table:table-cell>
            </table:table-row>
            <table:table-row>
              <table:table-cell office:value-type="string">
                <text:p> said</text:p>
              </table:table-cell>
              <table:table-cell office:value-type="float" office:value="0.00470003921880219">
                <text:p>0.00470003921880219</text:p>
              </table:table-cell>
            </table:table-row>
            <table:table-row>
              <table:table-cell office:value-type="string">
                <text:p> an</text:p>
              </table:table-cell>
              <table:table-cell office:value-type="float" office:value="0.00458753984506553">
                <text:p>0.00458753984506553</text:p>
              </table:table-cell>
            </table:table-row>
            <table:table-row>
              <table:table-cell office:value-type="string">
                <text:p> so</text:p>
              </table:table-cell>
              <table:table-cell office:value-type="float" office:value="0.00448070670713315">
                <text:p>0.00448070670713315</text:p>
              </table:table-cell>
            </table:table-row>
            <table:table-row>
              <table:table-cell office:value-type="string">
                <text:p> are</text:p>
              </table:table-cell>
              <table:table-cell office:value-type="float" office:value="0.00437911254526757">
                <text:p>0.00437911254526757</text:p>
              </table:table-cell>
            </table:table-row>
            <table:table-row>
              <table:table-cell office:value-type="string">
                <text:p> she</text:p>
              </table:table-cell>
              <table:table-cell office:value-type="float" office:value="0.00428237246519677">
                <text:p>0.00428237246519677</text:p>
              </table:table-cell>
            </table:table-row>
            <table:table-row>
              <table:table-cell office:value-type="string">
                <text:p> one</text:p>
              </table:table-cell>
              <table:table-cell office:value-type="float" office:value="0.0041901387814506">
                <text:p>0.0041901387814506</text:p>
              </table:table-cell>
            </table:table-row>
            <table:table-row>
              <table:table-cell office:value-type="string">
                <text:p> their</text:p>
              </table:table-cell>
              <table:table-cell office:value-type="float" office:value="0.00410209659902136">
                <text:p>0.00410209659902136</text:p>
              </table:table-cell>
            </table:table-row>
            <table:table-row>
              <table:table-cell office:value-type="string">
                <text:p> no</text:p>
              </table:table-cell>
              <table:table-cell office:value-type="float" office:value="0.00401796001254728">
                <text:p>0.00401796001254728</text:p>
              </table:table-cell>
            </table:table-row>
            <table:table-row>
              <table:table-cell office:value-type="string">
                <text:p> me</text:p>
              </table:table-cell>
              <table:table-cell office:value-type="float" office:value="0.00393746882433668">
                <text:p>0.00393746882433668</text:p>
              </table:table-cell>
            </table:table-row>
            <table:table-row>
              <table:table-cell office:value-type="string">
                <text:p> been</text:p>
              </table:table-cell>
              <table:table-cell office:value-type="float" office:value="0.00386038570020751">
                <text:p>0.00386038570020751</text:p>
              </table:table-cell>
            </table:table-row>
            <table:table-row>
              <table:table-cell office:value-type="string">
                <text:p> mr</text:p>
              </table:table-cell>
              <table:table-cell office:value-type="float" office:value="0.00378649369629259">
                <text:p>0.00378649369629259</text:p>
              </table:table-cell>
            </table:table-row>
            <table:table-row>
              <table:table-cell office:value-type="string">
                <text:p> would</text:p>
              </table:table-cell>
              <table:table-cell office:value-type="float" office:value="0.0037155941014014">
                <text:p>0.0037155941014014</text:p>
              </table:table-cell>
            </table:table-row>
            <table:table-row>
              <table:table-cell office:value-type="string">
                <text:p> when</text:p>
              </table:table-cell>
              <table:table-cell office:value-type="float" office:value="0.00364750454880971">
                <text:p>0.00364750454880971</text:p>
              </table:table-cell>
            </table:table-row>
            <table:table-row>
              <table:table-cell office:value-type="string">
                <text:p> if</text:p>
              </table:table-cell>
              <table:table-cell office:value-type="float" office:value="0.00358205735891343">
                <text:p>0.00358205735891343</text:p>
              </table:table-cell>
            </table:table-row>
            <table:table-row>
              <table:table-cell office:value-type="string">
                <text:p> there</text:p>
              </table:table-cell>
              <table:table-cell office:value-type="float" office:value="0.00351909808037827">
                <text:p>0.00351909808037827</text:p>
              </table:table-cell>
            </table:table-row>
            <table:table-row>
              <table:table-cell office:value-type="string">
                <text:p> them</text:p>
              </table:table-cell>
              <table:table-cell office:value-type="float" office:value="0.00345848420251207">
                <text:p>0.00345848420251207</text:p>
              </table:table-cell>
            </table:table-row>
            <table:table-row>
              <table:table-cell office:value-type="string">
                <text:p> who</text:p>
              </table:table-cell>
              <table:table-cell office:value-type="float" office:value="0.00340008401579641">
                <text:p>0.00340008401579641</text:p>
              </table:table-cell>
            </table:table-row>
            <table:table-row>
              <table:table-cell office:value-type="string">
                <text:p> what</text:p>
              </table:table-cell>
              <table:table-cell office:value-type="float" office:value="0.00334377560100456">
                <text:p>0.00334377560100456</text:p>
              </table:table-cell>
            </table:table-row>
            <table:table-row>
              <table:table-cell office:value-type="string">
                <text:p> up</text:p>
              </table:table-cell>
              <table:table-cell office:value-type="float" office:value="0.00328944593023995">
                <text:p>0.00328944593023995</text:p>
              </table:table-cell>
            </table:table-row>
            <table:table-row>
              <table:table-cell office:value-type="string">
                <text:p> will</text:p>
              </table:table-cell>
              <table:table-cell office:value-type="float" office:value="0.00323699006565806">
                <text:p>0.00323699006565806</text:p>
              </table:table-cell>
            </table:table-row>
            <table:table-row>
              <table:table-cell office:value-type="string">
                <text:p> out</text:p>
              </table:table-cell>
              <table:table-cell office:value-type="float" office:value="0.00318631044367201">
                <text:p>0.00318631044367201</text:p>
              </table:table-cell>
            </table:table-row>
            <table:table-row>
              <table:table-cell office:value-type="string">
                <text:p> more</text:p>
              </table:table-cell>
              <table:table-cell office:value-type="float" office:value="0.00313731623415672">
                <text:p>0.00313731623415672</text:p>
              </table:table-cell>
            </table:table-row>
            <table:table-row>
              <table:table-cell office:value-type="string">
                <text:p> its</text:p>
              </table:table-cell>
              <table:table-cell office:value-type="float" office:value="0.00308992276561409">
                <text:p>0.00308992276561409</text:p>
              </table:table-cell>
            </table:table-row>
            <table:table-row>
              <table:table-cell office:value-type="string">
                <text:p> any</text:p>
              </table:table-cell>
              <table:table-cell office:value-type="float" office:value="0.00304405100848799">
                <text:p>0.00304405100848799</text:p>
              </table:table-cell>
            </table:table-row>
            <table:table-row>
              <table:table-cell office:value-type="string">
                <text:p> very</text:p>
              </table:table-cell>
              <table:table-cell office:value-type="float" office:value="0.00299962710985962">
                <text:p>0.00299962710985962</text:p>
              </table:table-cell>
            </table:table-row>
            <table:table-row>
              <table:table-cell office:value-type="string">
                <text:p> then</text:p>
              </table:table-cell>
              <table:table-cell office:value-type="float" office:value="0.00295658197364179">
                <text:p>0.00295658197364179</text:p>
              </table:table-cell>
            </table:table-row>
            <table:table-row>
              <table:table-cell office:value-type="string">
                <text:p> into</text:p>
              </table:table-cell>
              <table:table-cell office:value-type="float" office:value="0.00291485088114932">
                <text:p>0.00291485088114932</text:p>
              </table:table-cell>
            </table:table-row>
            <table:table-row>
              <table:table-cell office:value-type="string">
                <text:p> could</text:p>
              </table:table-cell>
              <table:table-cell office:value-type="float" office:value="0.00287437314757301">
                <text:p>0.00287437314757301</text:p>
              </table:table-cell>
            </table:table-row>
            <table:table-row>
              <table:table-cell office:value-type="string">
                <text:p> some</text:p>
              </table:table-cell>
              <table:table-cell office:value-type="float" office:value="0.00283509181044314">
                <text:p>0.00283509181044314</text:p>
              </table:table-cell>
            </table:table-row>
            <table:table-row>
              <table:table-cell office:value-type="string">
                <text:p> time</text:p>
              </table:table-cell>
              <table:table-cell office:value-type="float" office:value="0.00279695334664991">
                <text:p>0.00279695334664991</text:p>
              </table:table-cell>
            </table:table-row>
            <table:table-row>
              <table:table-cell office:value-type="string">
                <text:p> other</text:p>
              </table:table-cell>
              <table:table-cell office:value-type="float" office:value="0.00275990741500358">
                <text:p>0.00275990741500358</text:p>
              </table:table-cell>
            </table:table-row>
            <table:table-row>
              <table:table-cell office:value-type="string">
                <text:p> upon</text:p>
              </table:table-cell>
              <table:table-cell office:value-type="float" office:value="0.0027239066216768">
                <text:p>0.0027239066216768</text:p>
              </table:table-cell>
            </table:table-row>
            <table:table-row>
              <table:table-cell office:value-type="string">
                <text:p> our</text:p>
              </table:table-cell>
              <table:table-cell office:value-type="float" office:value="0.00268890630618392">
                <text:p>0.00268890630618392</text:p>
              </table:table-cell>
            </table:table-row>
            <table:table-row>
              <table:table-cell office:value-type="string">
                <text:p> about</text:p>
              </table:table-cell>
              <table:table-cell office:value-type="float" office:value="0.00265486434582313">
                <text:p>0.00265486434582313</text:p>
              </table:table-cell>
            </table:table-row>
            <table:table-row>
              <table:table-cell office:value-type="string">
                <text:p> do</text:p>
              </table:table-cell>
              <table:table-cell office:value-type="float" office:value="0.00262174097674398">
                <text:p>0.00262174097674398</text:p>
              </table:table-cell>
            </table:table-row>
            <table:table-row>
              <table:table-cell office:value-type="string">
                <text:p> than</text:p>
              </table:table-cell>
              <table:table-cell office:value-type="float" office:value="0.00258949863000942">
                <text:p>0.00258949863000942</text:p>
              </table:table-cell>
            </table:table-row>
            <table:table-row>
              <table:table-cell office:value-type="string">
                <text:p> man</text:p>
              </table:table-cell>
              <table:table-cell office:value-type="float" office:value="0.00255810178120203">
                <text:p>0.00255810178120203</text:p>
              </table:table-cell>
            </table:table-row>
            <table:table-row>
              <table:table-cell office:value-type="string">
                <text:p> has</text:p>
              </table:table-cell>
              <table:table-cell office:value-type="float" office:value="0.00252751681228275">
                <text:p>0.00252751681228275</text:p>
              </table:table-cell>
            </table:table-row>
            <table:table-row>
              <table:table-cell office:value-type="string">
                <text:p> general</text:p>
              </table:table-cell>
              <table:table-cell office:value-type="float" office:value="0.0024977118845496">
                <text:p>0.0024977118845496</text:p>
              </table:table-cell>
            </table:table-row>
            <table:table-row>
              <table:table-cell office:value-type="string">
                <text:p> only</text:p>
              </table:table-cell>
              <table:table-cell office:value-type="float" office:value="0.00246865682166633">
                <text:p>0.00246865682166633</text:p>
              </table:table-cell>
            </table:table-row>
            <table:table-row>
              <table:table-cell office:value-type="string">
                <text:p> now</text:p>
              </table:table-cell>
              <table:table-cell office:value-type="float" office:value="0.00244032300183913">
                <text:p>0.00244032300183913</text:p>
              </table:table-cell>
            </table:table-row>
            <table:table-row>
              <table:table-cell office:value-type="string">
                <text:p> old</text:p>
              </table:table-cell>
              <table:table-cell office:value-type="float" office:value="0.00241268325831489">
                <text:p>0.00241268325831489</text:p>
              </table:table-cell>
            </table:table-row>
            <table:table-row>
              <table:table-cell office:value-type="string">
                <text:p> may</text:p>
              </table:table-cell>
              <table:table-cell office:value-type="float" office:value="0.00238571178745888">
                <text:p>0.00238571178745888</text:p>
              </table:table-cell>
            </table:table-row>
            <table:table-row>
              <table:table-cell office:value-type="string">
                <text:p> these</text:p>
              </table:table-cell>
              <table:table-cell office:value-type="float" office:value="0.00235938406374473">
                <text:p>0.00235938406374473</text:p>
              </table:table-cell>
            </table:table-row>
            <table:table-row>
              <table:table-cell office:value-type="string">
                <text:p> two</text:p>
              </table:table-cell>
              <table:table-cell office:value-type="float" office:value="0.00233367676105585">
                <text:p>0.00233367676105585</text:p>
              </table:table-cell>
            </table:table-row>
            <table:table-row>
              <table:table-cell office:value-type="string">
                <text:p> your</text:p>
              </table:table-cell>
              <table:table-cell office:value-type="float" office:value="0.0023085676797567">
                <text:p>0.0023085676797567</text:p>
              </table:table-cell>
            </table:table-row>
            <table:table-row>
              <table:table-cell office:value-type="string">
                <text:p> can</text:p>
              </table:table-cell>
              <table:table-cell office:value-type="float" office:value="0.00228403567904473">
                <text:p>0.00228403567904473</text:p>
              </table:table-cell>
            </table:table-row>
            <table:table-row>
              <table:table-cell office:value-type="string">
                <text:p> little</text:p>
              </table:table-cell>
              <table:table-cell office:value-type="float" office:value="0.00226006061414084">
                <text:p>0.00226006061414084</text:p>
              </table:table-cell>
            </table:table-row>
            <table:table-row>
              <table:table-cell office:value-type="string">
                <text:p> such</text:p>
              </table:table-cell>
              <table:table-cell office:value-type="float" office:value="0.00223662327791824">
                <text:p>0.00223662327791824</text:p>
              </table:table-cell>
            </table:table-row>
            <table:table-row>
              <table:table-cell office:value-type="string">
                <text:p> great</text:p>
              </table:table-cell>
              <table:table-cell office:value-type="float" office:value="0.00221370534660675">
                <text:p>0.00221370534660675</text:p>
              </table:table-cell>
            </table:table-row>
            <table:table-row>
              <table:table-cell office:value-type="string">
                <text:p> did</text:p>
              </table:table-cell>
              <table:table-cell office:value-type="float" office:value="0.00219128932924345">
                <text:p>0.00219128932924345</text:p>
              </table:table-cell>
            </table:table-row>
            <table:table-row>
              <table:table-cell office:value-type="string">
                <text:p> see</text:p>
              </table:table-cell>
              <table:table-cell office:value-type="float" office:value="0.00216935852057063">
                <text:p>0.00216935852057063</text:p>
              </table:table-cell>
            </table:table-row>
            <table:table-row>
              <table:table-cell office:value-type="string">
                <text:p> should</text:p>
              </table:table-cell>
              <table:table-cell office:value-type="float" office:value="0.00214789695710889">
                <text:p>0.00214789695710889</text:p>
              </table:table-cell>
            </table:table-row>
            <table:table-row>
              <table:table-cell office:value-type="string">
                <text:p> made</text:p>
              </table:table-cell>
              <table:table-cell office:value-type="float" office:value="0.00212688937615778">
                <text:p>0.00212688937615778</text:p>
              </table:table-cell>
            </table:table-row>
            <table:table-row>
              <table:table-cell office:value-type="string">
                <text:p> before</text:p>
              </table:table-cell>
              <table:table-cell office:value-type="float" office:value="0.00210632117749809">
                <text:p>0.00210632117749809</text:p>
              </table:table-cell>
            </table:table-row>
            <table:table-row>
              <table:table-cell office:value-type="string">
                <text:p> must</text:p>
              </table:table-cell>
              <table:table-cell office:value-type="float" office:value="0.00208617838758967">
                <text:p>0.00208617838758967</text:p>
              </table:table-cell>
            </table:table-row>
            <table:table-row>
              <table:table-cell office:value-type="string">
                <text:p> well</text:p>
              </table:table-cell>
              <table:table-cell office:value-type="float" office:value="0.00206644762607663">
                <text:p>0.00206644762607663</text:p>
              </table:table-cell>
            </table:table-row>
            <table:table-row>
              <table:table-cell office:value-type="string">
                <text:p> how</text:p>
              </table:table-cell>
              <table:table-cell office:value-type="float" office:value="0.00204711607442758">
                <text:p>0.00204711607442758</text:p>
              </table:table-cell>
            </table:table-row>
            <table:table-row>
              <table:table-cell office:value-type="string">
                <text:p> after</text:p>
              </table:table-cell>
              <table:table-cell office:value-type="float" office:value="0.00202817144655345">
                <text:p>0.00202817144655345</text:p>
              </table:table-cell>
            </table:table-row>
            <table:table-row>
              <table:table-cell office:value-type="string">
                <text:p> like</text:p>
              </table:table-cell>
              <table:table-cell office:value-type="float" office:value="0.00200960196125831">
                <text:p>0.00200960196125831</text:p>
              </table:table-cell>
            </table:table-row>
            <table:table-row>
              <table:table-cell office:value-type="string">
                <text:p> first</text:p>
              </table:table-cell>
              <table:table-cell office:value-type="float" office:value="0.0019913963163909">
                <text:p>0.0019913963163909</text:p>
              </table:table-cell>
            </table:table-row>
            <table:table-row>
              <table:table-cell office:value-type="string">
                <text:p> down</text:p>
              </table:table-cell>
              <table:table-cell office:value-type="float" office:value="0.00197354366457509">
                <text:p>0.00197354366457509</text:p>
              </table:table-cell>
            </table:table-row>
            <table:table-row>
              <table:table-cell office:value-type="string">
                <text:p> most</text:p>
              </table:table-cell>
              <table:table-cell office:value-type="float" office:value="0.00195603359040758">
                <text:p>0.00195603359040758</text:p>
              </table:table-cell>
            </table:table-row>
            <table:table-row>
              <table:table-cell office:value-type="string">
                <text:p> over</text:p>
              </table:table-cell>
              <table:table-cell office:value-type="float" office:value="0.00193885608902019">
                <text:p>0.00193885608902019</text:p>
              </table:table-cell>
            </table:table-row>
            <table:table-row>
              <table:table-cell office:value-type="string">
                <text:p> us</text:p>
              </table:table-cell>
              <table:table-cell office:value-type="float" office:value="0.00192200154591182">
                <text:p>0.00192200154591182</text:p>
              </table:table-cell>
            </table:table-row>
            <table:table-row>
              <table:table-cell office:value-type="string">
                <text:p> same</text:p>
              </table:table-cell>
              <table:table-cell office:value-type="float" office:value="0.00190546071796325">
                <text:p>0.00190546071796325</text:p>
              </table:table-cell>
            </table:table-row>
            <table:table-row>
              <table:table-cell office:value-type="string">
                <text:p> know</text:p>
              </table:table-cell>
              <table:table-cell office:value-type="float" office:value="0.00188922471555414">
                <text:p>0.00188922471555414</text:p>
              </table:table-cell>
            </table:table-row>
            <table:table-row>
              <table:table-cell office:value-type="string">
                <text:p> much</text:p>
              </table:table-cell>
              <table:table-cell office:value-type="float" office:value="0.00187328498570818">
                <text:p>0.00187328498570818</text:p>
              </table:table-cell>
            </table:table-row>
            <table:table-row>
              <table:table-cell office:value-type="string">
                <text:p> good</text:p>
              </table:table-cell>
              <table:table-cell office:value-type="float" office:value="0.0018576332961978">
                <text:p>0.0018576332961978</text:p>
              </table:table-cell>
            </table:table-row>
            <table:table-row>
              <table:table-cell office:value-type="string">
                <text:p> where</text:p>
              </table:table-cell>
              <table:table-cell office:value-type="float" office:value="0.00184226172054515">
                <text:p>0.00184226172054515</text:p>
              </table:table-cell>
            </table:table-row>
            <table:table-row>
              <table:table-cell office:value-type="string">
                <text:p> being</text:p>
              </table:table-cell>
              <table:table-cell office:value-type="float" office:value="0.00182716262386075">
                <text:p>0.00182716262386075</text:p>
              </table:table-cell>
            </table:table-row>
            <table:table-row>
              <table:table-cell office:value-type="string">
                <text:p> never</text:p>
              </table:table-cell>
              <table:table-cell office:value-type="float" office:value="0.00181232864946545">
                <text:p>0.00181232864946545</text:p>
              </table:table-cell>
            </table:table-row>
            <table:table-row>
              <table:table-cell office:value-type="string">
                <text:p> come</text:p>
              </table:table-cell>
              <table:table-cell office:value-type="float" office:value="0.00179775270624569">
                <text:p>0.00179775270624569</text:p>
              </table:table-cell>
            </table:table-row>
            <table:table-row>
              <table:table-cell office:value-type="string">
                <text:p> here</text:p>
              </table:table-cell>
              <table:table-cell office:value-type="float" office:value="0.00178342795669519">
                <text:p>0.00178342795669519</text:p>
              </table:table-cell>
            </table:table-row>
            <table:table-row>
              <table:table-cell office:value-type="string">
                <text:p> say</text:p>
              </table:table-cell>
              <table:table-cell office:value-type="float" office:value="0.00176934780559998">
                <text:p>0.00176934780559998</text:p>
              </table:table-cell>
            </table:table-row>
            <table:table-row>
              <table:table-cell office:value-type="string">
                <text:p> back</text:p>
              </table:table-cell>
              <table:table-cell office:value-type="float" office:value="0.00175550588932663">
                <text:p>0.00175550588932663</text:p>
              </table:table-cell>
            </table:table-row>
            <table:table-row>
              <table:table-cell office:value-type="string">
                <text:p> own</text:p>
              </table:table-cell>
              <table:table-cell office:value-type="float" office:value="0.0017418960656763">
                <text:p>0.0017418960656763</text:p>
              </table:table-cell>
            </table:table-row>
            <table:table-row>
              <table:table-cell office:value-type="string">
                <text:p> day</text:p>
              </table:table-cell>
              <table:table-cell office:value-type="float" office:value="0.00172851240427001">
                <text:p>0.00172851240427001</text:p>
              </table:table-cell>
            </table:table-row>
            <table:table-row>
              <table:table-cell office:value-type="string">
                <text:p> men</text:p>
              </table:table-cell>
              <table:table-cell office:value-type="float" office:value="0.00171534917743283">
                <text:p>0.00171534917743283</text:p>
              </table:table-cell>
            </table:table-row>
            <table:table-row>
              <table:table-cell office:value-type="string">
                <text:p> many</text:p>
              </table:table-cell>
              <table:table-cell office:value-type="float" office:value="0.00170240085154688">
                <text:p>0.00170240085154688</text:p>
              </table:table-cell>
            </table:table-row>
            <table:table-row>
              <table:table-cell office:value-type="string">
                <text:p> project</text:p>
              </table:table-cell>
              <table:table-cell office:value-type="float" office:value="0.00168966207884534">
                <text:p>0.00168966207884534</text:p>
              </table:table-cell>
            </table:table-row>
            <table:table-row>
              <table:table-cell office:value-type="string">
                <text:p> work</text:p>
              </table:table-cell>
              <table:table-cell office:value-type="float" office:value="0.00167712768962114">
                <text:p>0.00167712768962114</text:p>
              </table:table-cell>
            </table:table-row>
            <table:table-row>
              <table:table-cell office:value-type="string">
                <text:p> came</text:p>
              </table:table-cell>
              <table:table-cell office:value-type="float" office:value="0.00166479268482616">
                <text:p>0.00166479268482616</text:p>
              </table:table-cell>
            </table:table-row>
            <table:table-row>
              <table:table-cell office:value-type="string">
                <text:p> long</text:p>
              </table:table-cell>
              <table:table-cell office:value-type="float" office:value="0.00165265222903824">
                <text:p>0.00165265222903824</text:p>
              </table:table-cell>
            </table:table-row>
            <table:table-row>
              <table:table-cell office:value-type="string">
                <text:p> way</text:p>
              </table:table-cell>
              <table:table-cell office:value-type="float" office:value="0.00164070164377464">
                <text:p>0.00164070164377464</text:p>
              </table:table-cell>
            </table:table-row>
            <table:table-row>
              <table:table-cell office:value-type="string">
                <text:p> without</text:p>
              </table:table-cell>
              <table:table-cell office:value-type="float" office:value="0.00162893640113223">
                <text:p>0.00162893640113223</text:p>
              </table:table-cell>
            </table:table-row>
            <table:table-row>
              <table:table-cell office:value-type="string">
                <text:p> gutenberg</text:p>
              </table:table-cell>
              <table:table-cell office:value-type="float" office:value="0.00161735211773593">
                <text:p>0.00161735211773593</text:p>
              </table:table-cell>
            </table:table-row>
            <table:table-row>
              <table:table-cell office:value-type="string">
                <text:p> again</text:p>
              </table:table-cell>
              <table:table-cell office:value-type="float" office:value="0.00160594454897794">
                <text:p>0.00160594454897794</text:p>
              </table:table-cell>
            </table:table-row>
            <table:table-row>
              <table:table-cell office:value-type="string">
                <text:p> life</text:p>
              </table:table-cell>
              <table:table-cell office:value-type="float" office:value="0.00159470958353157">
                <text:p>0.00159470958353157</text:p>
              </table:table-cell>
            </table:table-row>
            <table:table-row>
              <table:table-cell office:value-type="string">
                <text:p> under</text:p>
              </table:table-cell>
              <table:table-cell office:value-type="float" office:value="0.00158364323812453">
                <text:p>0.00158364323812453</text:p>
              </table:table-cell>
            </table:table-row>
            <table:table-row>
              <table:table-cell office:value-type="string">
                <text:p> might</text:p>
              </table:table-cell>
              <table:table-cell office:value-type="float" office:value="0.00157274165255734">
                <text:p>0.00157274165255734</text:p>
              </table:table-cell>
            </table:table-row>
            <table:table-row>
              <table:table-cell office:value-type="string">
                <text:p> through</text:p>
              </table:table-cell>
              <table:table-cell office:value-type="float" office:value="0.00156200108495359">
                <text:p>0.00156200108495359</text:p>
              </table:table-cell>
            </table:table-row>
            <table:table-row>
              <table:table-cell office:value-type="string">
                <text:p> even</text:p>
              </table:table-cell>
              <table:table-cell office:value-type="float" office:value="0.00155141790722949">
                <text:p>0.00155141790722949</text:p>
              </table:table-cell>
            </table:table-row>
            <table:table-row>
              <table:table-cell office:value-type="string">
                <text:p> himself</text:p>
              </table:table-cell>
              <table:table-cell office:value-type="float" office:value="0.00154098860077087">
                <text:p>0.00154098860077087</text:p>
              </table:table-cell>
            </table:table-row>
            <table:table-row>
              <table:table-cell office:value-type="string">
                <text:p> go</text:p>
              </table:table-cell>
              <table:table-cell office:value-type="float" office:value="0.00153070975230679">
                <text:p>0.00153070975230679</text:p>
              </table:table-cell>
            </table:table-row>
            <table:table-row>
              <table:table-cell office:value-type="string">
                <text:p> found</text:p>
              </table:table-cell>
              <table:table-cell office:value-type="float" office:value="0.00152057804996912">
                <text:p>0.00152057804996912</text:p>
              </table:table-cell>
            </table:table-row>
            <table:table-row>
              <table:table-cell office:value-type="string">
                <text:p> those</text:p>
              </table:table-cell>
              <table:table-cell office:value-type="float" office:value="0.00151059027952857">
                <text:p>0.00151059027952857</text:p>
              </table:table-cell>
            </table:table-row>
            <table:table-row>
              <table:table-cell office:value-type="string">
                <text:p> sir</text:p>
              </table:table-cell>
              <table:table-cell office:value-type="float" office:value="0.00150074332079792">
                <text:p>0.00150074332079792</text:p>
              </table:table-cell>
            </table:table-row>
            <table:table-row>
              <table:table-cell office:value-type="string">
                <text:p> make</text:p>
              </table:table-cell>
              <table:table-cell office:value-type="float" office:value="0.00149103414419371">
                <text:p>0.00149103414419371</text:p>
              </table:table-cell>
            </table:table-row>
            <table:table-row>
              <table:table-cell office:value-type="string">
                <text:p> new</text:p>
              </table:table-cell>
              <table:table-cell office:value-type="float" office:value="0.00148145980744847">
                <text:p>0.00148145980744847</text:p>
              </table:table-cell>
            </table:table-row>
            <table:table-row>
              <table:table-cell office:value-type="string">
                <text:p> every</text:p>
              </table:table-cell>
              <table:table-cell office:value-type="float" office:value="0.00147201745246571">
                <text:p>0.00147201745246571</text:p>
              </table:table-cell>
            </table:table-row>
            <table:table-row>
              <table:table-cell office:value-type="string">
                <text:p> each</text:p>
              </table:table-cell>
              <table:table-cell office:value-type="float" office:value="0.00146270430231046">
                <text:p>0.00146270430231046</text:p>
              </table:table-cell>
            </table:table-row>
            <table:table-row>
              <table:table-cell office:value-type="string">
                <text:p> still</text:p>
              </table:table-cell>
              <table:table-cell office:value-type="float" office:value="0.00145351765832863">
                <text:p>0.00145351765832863</text:p>
              </table:table-cell>
            </table:table-row>
            <table:table-row>
              <table:table-cell office:value-type="string">
                <text:p> pickwick</text:p>
              </table:table-cell>
              <table:table-cell office:value-type="float" office:value="0.00144445489738877">
                <text:p>0.00144445489738877</text:p>
              </table:table-cell>
            </table:table-row>
            <table:table-row>
              <table:table-cell office:value-type="string">
                <text:p> hand</text:p>
              </table:table-cell>
              <table:table-cell office:value-type="float" office:value="0.00143551346924013">
                <text:p>0.00143551346924013</text:p>
              </table:table-cell>
            </table:table-row>
            <table:table-row>
              <table:table-cell office:value-type="string">
                <text:p> right</text:p>
              </table:table-cell>
              <table:table-cell office:value-type="float" office:value="0.00142669089398143">
                <text:p>0.00142669089398143</text:p>
              </table:table-cell>
            </table:table-row>
            <table:table-row>
              <table:table-cell office:value-type="string">
                <text:p> mrs</text:p>
              </table:table-cell>
              <table:table-cell office:value-type="float" office:value="0.00141798475963476">
                <text:p>0.00141798475963476</text:p>
              </table:table-cell>
            </table:table-row>
            <table:table-row>
              <table:table-cell office:value-type="string">
                <text:p> while</text:p>
              </table:table-cell>
              <table:table-cell office:value-type="float" office:value="0.00140939271981979">
                <text:p>0.00140939271981979</text:p>
              </table:table-cell>
            </table:table-row>
            <table:table-row>
              <table:table-cell office:value-type="string">
                <text:p> another</text:p>
              </table:table-cell>
              <table:table-cell office:value-type="float" office:value="0.00140091249152326">
                <text:p>0.00140091249152326</text:p>
              </table:table-cell>
            </table:table-row>
            <table:table-row>
              <table:table-cell office:value-type="string">
                <text:p> too</text:p>
              </table:table-cell>
              <table:table-cell office:value-type="float" office:value="0.00139254185295925">
                <text:p>0.00139254185295925</text:p>
              </table:table-cell>
            </table:table-row>
            <table:table-row>
              <table:table-cell office:value-type="string">
                <text:p> went</text:p>
              </table:table-cell>
              <table:table-cell office:value-type="float" office:value="0.00138427864151608">
                <text:p>0.00138427864151608</text:p>
              </table:table-cell>
            </table:table-row>
            <table:table-row>
              <table:table-cell office:value-type="string">
                <text:p> think</text:p>
              </table:table-cell>
              <table:table-cell office:value-type="float" office:value="0.00137612075178551">
                <text:p>0.00137612075178551</text:p>
              </table:table-cell>
            </table:table-row>
            <table:table-row>
              <table:table-cell office:value-type="string">
                <text:p> away</text:p>
              </table:table-cell>
              <table:table-cell office:value-type="float" office:value="0.00136806613367068">
                <text:p>0.00136806613367068</text:p>
              </table:table-cell>
            </table:table-row>
            <table:table-row>
              <table:table-cell office:value-type="string">
                <text:p> place</text:p>
              </table:table-cell>
              <table:table-cell office:value-type="float" office:value="0.00136011279056891">
                <text:p>0.00136011279056891</text:p>
              </table:table-cell>
            </table:table-row>
            <table:table-row>
              <table:table-cell office:value-type="string">
                <text:p> yet</text:p>
              </table:table-cell>
              <table:table-cell office:value-type="float" office:value="0.00135225877762603">
                <text:p>0.00135225877762603</text:p>
              </table:table-cell>
            </table:table-row>
            <table:table-row>
              <table:table-cell office:value-type="string">
                <text:p> head</text:p>
              </table:table-cell>
              <table:table-cell office:value-type="float" office:value="0.00134450220005895">
                <text:p>0.00134450220005895</text:p>
              </table:table-cell>
            </table:table-row>
            <table:table-row>
              <table:table-cell office:value-type="string">
                <text:p> just</text:p>
              </table:table-cell>
              <table:table-cell office:value-type="float" office:value="0.00133684121154334">
                <text:p>0.00133684121154334</text:p>
              </table:table-cell>
            </table:table-row>
            <table:table-row>
              <table:table-cell office:value-type="string">
                <text:p> thought</text:p>
              </table:table-cell>
              <table:table-cell office:value-type="float" office:value="0.00132927401266351">
                <text:p>0.00132927401266351</text:p>
              </table:table-cell>
            </table:table-row>
            <table:table-row>
              <table:table-cell office:value-type="string">
                <text:p> between</text:p>
              </table:table-cell>
              <table:table-cell office:value-type="float" office:value="0.00132179884942169">
                <text:p>0.00132179884942169</text:p>
              </table:table-cell>
            </table:table-row>
            <table:table-row>
              <table:table-cell office:value-type="string">
                <text:p> am</text:p>
              </table:table-cell>
              <table:table-cell office:value-type="float" office:value="0.00131441401180404">
                <text:p>0.00131441401180404</text:p>
              </table:table-cell>
            </table:table-row>
            <table:table-row>
              <table:table-cell office:value-type="string">
                <text:p> last</text:p>
              </table:table-cell>
              <table:table-cell office:value-type="float" office:value="0.00130711783240092">
                <text:p>0.00130711783240092</text:p>
              </table:table-cell>
            </table:table-row>
            <table:table-row>
              <table:table-cell office:value-type="string">
                <text:p> people</text:p>
              </table:table-cell>
              <table:table-cell office:value-type="float" office:value="0.00129990868507903">
                <text:p>0.00129990868507903</text:p>
              </table:table-cell>
            </table:table-row>
            <table:table-row>
              <table:table-cell office:value-type="string">
                <text:p> three</text:p>
              </table:table-cell>
              <table:table-cell office:value-type="float" office:value="0.00129278498370307">
                <text:p>0.00129278498370307</text:p>
              </table:table-cell>
            </table:table-row>
            <table:table-row>
              <table:table-cell office:value-type="string">
                <text:p> young</text:p>
              </table:table-cell>
              <table:table-cell office:value-type="float" office:value="0.0012857451809049">
                <text:p>0.0012857451809049</text:p>
              </table:table-cell>
            </table:table-row>
            <table:table-row>
              <table:table-cell office:value-type="string">
                <text:p> nothing</text:p>
              </table:table-cell>
              <table:table-cell office:value-type="float" office:value="0.00127878776689804">
                <text:p>0.00127878776689804</text:p>
              </table:table-cell>
            </table:table-row>
            <table:table-row>
              <table:table-cell office:value-type="string">
                <text:p> years</text:p>
              </table:table-cell>
              <table:table-cell office:value-type="float" office:value="0.00127191126833565">
                <text:p>0.00127191126833565</text:p>
              </table:table-cell>
            </table:table-row>
            <table:table-row>
              <table:table-cell office:value-type="string">
                <text:p> shall</text:p>
              </table:table-cell>
              <table:table-cell office:value-type="float" office:value="0.00126511424721004">
                <text:p>0.00126511424721004</text:p>
              </table:table-cell>
            </table:table-row>
            <table:table-row>
              <table:table-cell office:value-type="string">
                <text:p> house</text:p>
              </table:table-cell>
              <table:table-cell office:value-type="float" office:value="0.00125839529979205">
                <text:p>0.00125839529979205</text:p>
              </table:table-cell>
            </table:table-row>
            <table:table-row>
              <table:table-cell office:value-type="string">
                <text:p> left</text:p>
              </table:table-cell>
              <table:table-cell office:value-type="float" office:value="0.00125175305560854">
                <text:p>0.00125175305560854</text:p>
              </table:table-cell>
            </table:table-row>
            <table:table-row>
              <table:table-cell office:value-type="string">
                <text:p> though</text:p>
              </table:table-cell>
              <table:table-cell office:value-type="float" office:value="0.00124518617645651">
                <text:p>0.00124518617645651</text:p>
              </table:table-cell>
            </table:table-row>
            <table:table-row>
              <table:table-cell office:value-type="string">
                <text:p> once</text:p>
              </table:table-cell>
              <table:table-cell office:value-type="float" office:value="0.00123869335545212">
                <text:p>0.00123869335545212</text:p>
              </table:table-cell>
            </table:table-row>
            <table:table-row>
              <table:table-cell office:value-type="string">
                <text:p> having</text:p>
              </table:table-cell>
              <table:table-cell office:value-type="float" office:value="0.00123227331611341">
                <text:p>0.00123227331611341</text:p>
              </table:table-cell>
            </table:table-row>
            <table:table-row>
              <table:table-cell office:value-type="string">
                <text:p> eyes</text:p>
              </table:table-cell>
              <table:table-cell office:value-type="float" office:value="0.00122592481147517">
                <text:p>0.00122592481147517</text:p>
              </table:table-cell>
            </table:table-row>
            <table:table-row>
              <table:table-cell office:value-type="string">
                <text:p> night</text:p>
              </table:table-cell>
              <table:table-cell office:value-type="float" office:value="0.00121964662323469">
                <text:p>0.00121964662323469</text:p>
              </table:table-cell>
            </table:table-row>
            <table:table-row>
              <table:table-cell office:value-type="string">
                <text:p> off</text:p>
              </table:table-cell>
              <table:table-cell office:value-type="float" office:value="0.00121343756092718">
                <text:p>0.00121343756092718</text:p>
              </table:table-cell>
            </table:table-row>
            <table:table-row>
              <table:table-cell office:value-type="string">
                <text:p> mind</text:p>
              </table:table-cell>
              <table:table-cell office:value-type="float" office:value="0.00120729646112959">
                <text:p>0.00120729646112959</text:p>
              </table:table-cell>
            </table:table-row>
            <table:table-row>
              <table:table-cell office:value-type="string">
                <text:p> part</text:p>
              </table:table-cell>
              <table:table-cell office:value-type="float" office:value="0.00120122218669174">
                <text:p>0.00120122218669174</text:p>
              </table:table-cell>
            </table:table-row>
            <table:table-row>
              <table:table-cell office:value-type="string">
                <text:p> thus</text:p>
              </table:table-cell>
              <table:table-cell office:value-type="float" office:value="0.00119521362599364">
                <text:p>0.00119521362599364</text:p>
              </table:table-cell>
            </table:table-row>
            <table:table-row>
              <table:table-cell office:value-type="string">
                <text:p> saw</text:p>
              </table:table-cell>
              <table:table-cell office:value-type="float" office:value="0.00118926969222804">
                <text:p>0.00118926969222804</text:p>
              </table:table-cell>
            </table:table-row>
            <table:table-row>
              <table:table-cell office:value-type="string">
                <text:p> ever</text:p>
              </table:table-cell>
              <table:table-cell office:value-type="float" office:value="0.00118338932270704">
                <text:p>0.00118338932270704</text:p>
              </table:table-cell>
            </table:table-row>
            <table:table-row>
              <table:table-cell office:value-type="string">
                <text:p> far</text:p>
              </table:table-cell>
              <table:table-cell office:value-type="float" office:value="0.00117757147819204">
                <text:p>0.00117757147819204</text:p>
              </table:table-cell>
            </table:table-row>
            <table:table-row>
              <table:table-cell office:value-type="string">
                <text:p> also</text:p>
              </table:table-cell>
              <table:table-cell office:value-type="float" office:value="0.00117181514224594">
                <text:p>0.00117181514224594</text:p>
              </table:table-cell>
            </table:table-row>
            <table:table-row>
              <table:table-cell office:value-type="string">
                <text:p> take</text:p>
              </table:table-cell>
              <table:table-cell office:value-type="float" office:value="0.0011661193206068">
                <text:p>0.0011661193206068</text:p>
              </table:table-cell>
            </table:table-row>
            <table:table-row>
              <table:table-cell office:value-type="string">
                <text:p> name</text:p>
              </table:table-cell>
              <table:table-cell office:value-type="float" office:value="0.0011604830405822">
                <text:p>0.0011604830405822</text:p>
              </table:table-cell>
            </table:table-row>
            <table:table-row>
              <table:table-cell office:value-type="string">
                <text:p> species</text:p>
              </table:table-cell>
              <table:table-cell office:value-type="float" office:value="0.0011549053504633">
                <text:p>0.0011549053504633</text:p>
              </table:table-cell>
            </table:table-row>
            <table:table-row>
              <table:table-cell office:value-type="string">
                <text:p> took</text:p>
              </table:table-cell>
              <table:table-cell office:value-type="float" office:value="0.00114938531895814">
                <text:p>0.00114938531895814</text:p>
              </table:table-cell>
            </table:table-row>
            <table:table-row>
              <table:table-cell office:value-type="string">
                <text:p> don't</text:p>
              </table:table-cell>
              <table:table-cell office:value-type="float" office:value="0.00114392203464316">
                <text:p>0.00114392203464316</text:p>
              </table:table-cell>
            </table:table-row>
            <table:table-row>
              <table:table-cell office:value-type="string">
                <text:p> tm</text:p>
              </table:table-cell>
              <table:table-cell office:value-type="float" office:value="0.00113851460543246">
                <text:p>0.00113851460543246</text:p>
              </table:table-cell>
            </table:table-row>
            <table:table-row>
              <table:table-cell office:value-type="string">
                <text:p> both</text:p>
              </table:table-cell>
              <table:table-cell office:value-type="float" office:value="0.00113316215806406">
                <text:p>0.00113316215806406</text:p>
              </table:table-cell>
            </table:table-row>
            <table:table-row>
              <table:table-cell office:value-type="string">
                <text:p> lady</text:p>
              </table:table-cell>
              <table:table-cell office:value-type="float" office:value="0.0011278638376025">
                <text:p>0.0011278638376025</text:p>
              </table:table-cell>
            </table:table-row>
            <table:table-row>
              <table:table-cell office:value-type="string">
                <text:p> whole</text:p>
              </table:table-cell>
              <table:table-cell office:value-type="float" office:value="0.0011226188069572">
                <text:p>0.0011226188069572</text:p>
              </table:table-cell>
            </table:table-row>
            <table:table-row>
              <table:table-cell office:value-type="string">
                <text:p> against</text:p>
              </table:table-cell>
              <table:table-cell office:value-type="float" office:value="0.00111742624641606">
                <text:p>0.00111742624641606</text:p>
              </table:table-cell>
            </table:table-row>
            <table:table-row>
              <table:table-cell office:value-type="string">
                <text:p> why</text:p>
              </table:table-cell>
              <table:table-cell office:value-type="float" office:value="0.00111228535319356">
                <text:p>0.00111228535319356</text:p>
              </table:table-cell>
            </table:table-row>
            <table:table-row>
              <table:table-cell office:value-type="string">
                <text:p> because</text:p>
              </table:table-cell>
              <table:table-cell office:value-type="float" office:value="0.0011071953409931">
                <text:p>0.0011071953409931</text:p>
              </table:table-cell>
            </table:table-row>
            <table:table-row>
              <table:table-cell office:value-type="string">
                <text:p> thing</text:p>
              </table:table-cell>
              <table:table-cell office:value-type="float" office:value="0.00110215543958282">
                <text:p>0.00110215543958282</text:p>
              </table:table-cell>
            </table:table-row>
            <table:table-row>
              <table:table-cell office:value-type="string">
                <text:p> few</text:p>
              </table:table-cell>
              <table:table-cell office:value-type="float" office:value="0.00109716489438449">
                <text:p>0.00109716489438449</text:p>
              </table:table-cell>
            </table:table-row>
            <table:table-row>
              <table:table-cell office:value-type="string">
                <text:p> god</text:p>
              </table:table-cell>
              <table:table-cell office:value-type="float" office:value="0.00109222296607511">
                <text:p>0.00109222296607511</text:p>
              </table:table-cell>
            </table:table-row>
            <table:table-row>
              <table:table-cell office:value-type="string">
                <text:p> however</text:p>
              </table:table-cell>
              <table:table-cell office:value-type="float" office:value="0.00108732893020058">
                <text:p>0.00108732893020058</text:p>
              </table:table-cell>
            </table:table-row>
            <table:table-row>
              <table:table-cell office:value-type="string">
                <text:p> full</text:p>
              </table:table-cell>
              <table:table-cell office:value-type="float" office:value="0.00108248207680118">
                <text:p>0.00108248207680118</text:p>
              </table:table-cell>
            </table:table-row>
            <table:table-row>
              <table:table-cell office:value-type="string">
                <text:p> works</text:p>
              </table:table-cell>
              <table:table-cell office:value-type="float" office:value="0.0010776817100483">
                <text:p>0.0010776817100483</text:p>
              </table:table-cell>
            </table:table-row>
            <table:table-row>
              <table:table-cell office:value-type="string">
                <text:p> tell</text:p>
              </table:table-cell>
              <table:table-cell office:value-type="float" office:value="0.00107292714789215">
                <text:p>0.00107292714789215</text:p>
              </table:table-cell>
            </table:table-row>
            <table:table-row>
              <table:table-cell office:value-type="string">
                <text:p> seemed</text:p>
              </table:table-cell>
              <table:table-cell office:value-type="float" office:value="0.00106821772171993">
                <text:p>0.00106821772171993</text:p>
              </table:table-cell>
            </table:table-row>
            <table:table-row>
              <table:table-cell office:value-type="string">
                <text:p> room</text:p>
              </table:table-cell>
              <table:table-cell office:value-type="float" office:value="0.00106355277602429">
                <text:p>0.00106355277602429</text:p>
              </table:table-cell>
            </table:table-row>
            <table:table-row>
              <table:table-cell office:value-type="string">
                <text:p> got</text:p>
              </table:table-cell>
              <table:table-cell office:value-type="float" office:value="0.00105893166808149">
                <text:p>0.00105893166808149</text:p>
              </table:table-cell>
            </table:table-row>
            <table:table-row>
              <table:table-cell office:value-type="string">
                <text:p> seen</text:p>
              </table:table-cell>
              <table:table-cell office:value-type="float" office:value="0.00105435376763909">
                <text:p>0.00105435376763909</text:p>
              </table:table-cell>
            </table:table-row>
            <table:table-row>
              <table:table-cell office:value-type="string">
                <text:p> replied</text:p>
              </table:table-cell>
              <table:table-cell office:value-type="float" office:value="0.00104981845661281">
                <text:p>0.00104981845661281</text:p>
              </table:table-cell>
            </table:table-row>
            <table:table-row>
              <table:table-cell office:value-type="string">
                <text:p> dear</text:p>
              </table:table-cell>
              <table:table-cell office:value-type="float" office:value="0.00104532512879219">
                <text:p>0.00104532512879219</text:p>
              </table:table-cell>
            </table:table-row>
            <table:table-row>
              <table:table-cell office:value-type="string">
                <text:p> let</text:p>
              </table:table-cell>
              <table:table-cell office:value-type="float" office:value="0.00104087318955482">
                <text:p>0.00104087318955482</text:p>
              </table:table-cell>
            </table:table-row>
            <table:table-row>
              <table:table-cell office:value-type="string">
                <text:p> quite</text:p>
              </table:table-cell>
              <table:table-cell office:value-type="float" office:value="0.00103646205558884">
                <text:p>0.00103646205558884</text:p>
              </table:table-cell>
            </table:table-row>
            <table:table-row>
              <table:table-cell office:value-type="string">
                <text:p> get</text:p>
              </table:table-cell>
              <table:table-cell office:value-type="float" office:value="0.00103209115462334">
                <text:p>0.00103209115462334</text:p>
              </table:table-cell>
            </table:table-row>
            <table:table-row>
              <table:table-cell office:value-type="string">
                <text:p> give</text:p>
              </table:table-cell>
              <table:table-cell office:value-type="float" office:value="0.00102775992516658">
                <text:p>0.00102775992516658</text:p>
              </table:table-cell>
            </table:table-row>
            <table:table-row>
              <table:table-cell office:value-type="string">
                <text:p> face</text:p>
              </table:table-cell>
              <table:table-cell office:value-type="float" office:value="0.00102346781625154">
                <text:p>0.00102346781625154</text:p>
              </table:table-cell>
            </table:table-row>
            <table:table-row>
              <table:table-cell office:value-type="string">
                <text:p> half</text:p>
              </table:table-cell>
              <table:table-cell office:value-type="float" office:value="0.00101921428718878">
                <text:p>0.00101921428718878</text:p>
              </table:table-cell>
            </table:table-row>
            <table:table-row>
              <table:table-cell office:value-type="string">
                <text:p> always</text:p>
              </table:table-cell>
              <table:table-cell office:value-type="float" office:value="0.00101499880732618">
                <text:p>0.00101499880732618</text:p>
              </table:table-cell>
            </table:table-row>
            <table:table-row>
              <table:table-cell office:value-type="string">
                <text:p> looked</text:p>
              </table:table-cell>
              <table:table-cell office:value-type="float" office:value="0.00101082085581549">
                <text:p>0.00101082085581549</text:p>
              </table:table-cell>
            </table:table-row>
            <table:table-row>
              <table:table-cell office:value-type="string">
                <text:p> put</text:p>
              </table:table-cell>
              <table:table-cell office:value-type="float" office:value="0.00100667992138534">
                <text:p>0.00100667992138534</text:p>
              </table:table-cell>
            </table:table-row>
            <table:table-row>
              <table:table-cell office:value-type="string">
                <text:p> soon</text:p>
              </table:table-cell>
              <table:table-cell office:value-type="float" office:value="0.00100257550212062">
                <text:p>0.00100257550212062</text:p>
              </table:table-cell>
            </table:table-row>
            <table:table-row>
              <table:table-cell office:value-type="string">
                <text:p> look</text:p>
              </table:table-cell>
              <table:table-cell office:value-type="float" office:value="0.000998507105247863">
                <text:p>0.000998507105247863</text:p>
              </table:table-cell>
            </table:table-row>
            <table:table-row>
              <table:table-cell office:value-type="string">
                <text:p> told</text:p>
              </table:table-cell>
              <table:table-cell office:value-type="float" office:value="0.000994474246926633">
                <text:p>0.000994474246926633</text:p>
              </table:table-cell>
            </table:table-row>
            <table:table-row>
              <table:table-cell office:value-type="string">
                <text:p> among</text:p>
              </table:table-cell>
              <table:table-cell office:value-type="float" office:value="0.000990476452046575">
                <text:p>0.000990476452046575</text:p>
              </table:table-cell>
            </table:table-row>
            <table:table-row>
              <table:table-cell office:value-type="string">
                <text:p> course</text:p>
              </table:table-cell>
              <table:table-cell office:value-type="float" office:value="0.000986513254030015">
                <text:p>0.000986513254030015</text:p>
              </table:table-cell>
            </table:table-row>
            <table:table-row>
              <table:table-cell office:value-type="string">
                <text:p> sam</text:p>
              </table:table-cell>
              <table:table-cell office:value-type="float" office:value="0.000982584194639902">
                <text:p>0.000982584194639902</text:p>
              </table:table-cell>
            </table:table-row>
            <table:table-row>
              <table:table-cell office:value-type="string">
                <text:p> yes</text:p>
              </table:table-cell>
              <table:table-cell office:value-type="float" office:value="0.000978688823792958">
                <text:p>0.000978688823792958</text:p>
              </table:table-cell>
            </table:table-row>
            <table:table-row>
              <table:table-cell office:value-type="string">
                <text:p> case</text:p>
              </table:table-cell>
              <table:table-cell office:value-type="float" office:value="0.000974826699377839">
                <text:p>0.000974826699377839</text:p>
              </table:table-cell>
            </table:table-row>
            <table:table-row>
              <table:table-cell office:value-type="string">
                <text:p> water</text:p>
              </table:table-cell>
              <table:table-cell office:value-type="float" office:value="0.000970997387078164">
                <text:p>0.000970997387078164</text:p>
              </table:table-cell>
            </table:table-row>
            <table:table-row>
              <table:table-cell office:value-type="string">
                <text:p> things</text:p>
              </table:table-cell>
              <table:table-cell office:value-type="float" office:value="0.000967200460200267">
                <text:p>0.000967200460200267</text:p>
              </table:table-cell>
            </table:table-row>
            <table:table-row>
              <table:table-cell office:value-type="string">
                <text:p> world</text:p>
              </table:table-cell>
              <table:table-cell office:value-type="float" office:value="0.000963435499505511">
                <text:p>0.000963435499505511</text:p>
              </table:table-cell>
            </table:table-row>
            <table:table-row>
              <table:table-cell office:value-type="string">
                <text:p> knew</text:p>
              </table:table-cell>
              <table:table-cell office:value-type="float" office:value="0.000959702093047028">
                <text:p>0.000959702093047028</text:p>
              </table:table-cell>
            </table:table-row>
            <table:table-row>
              <table:table-cell office:value-type="string">
                <text:p> called</text:p>
              </table:table-cell>
              <table:table-cell office:value-type="float" office:value="0.000955999836010762">
                <text:p>0.000955999836010762</text:p>
              </table:table-cell>
            </table:table-row>
            <table:table-row>
              <table:table-cell office:value-type="string">
                <text:p> use</text:p>
              </table:table-cell>
              <table:table-cell office:value-type="float" office:value="0.000952328330560655">
                <text:p>0.000952328330560655</text:p>
              </table:table-cell>
            </table:table-row>
            <table:table-row>
              <table:table-cell office:value-type="string">
                <text:p> country</text:p>
              </table:table-cell>
              <table:table-cell office:value-type="float" office:value="0.000948687185687882">
                <text:p>0.000948687185687882</text:p>
              </table:table-cell>
            </table:table-row>
            <table:table-row>
              <table:table-cell office:value-type="string">
                <text:p> heard</text:p>
              </table:table-cell>
              <table:table-cell office:value-type="float" office:value="0.000945076017063986">
                <text:p>0.000945076017063986</text:p>
              </table:table-cell>
            </table:table-row>
            <table:table-row>
              <table:table-cell office:value-type="string">
                <text:p> days</text:p>
              </table:table-cell>
              <table:table-cell office:value-type="float" office:value="0.000941494446897809">
                <text:p>0.000941494446897809</text:p>
              </table:table-cell>
            </table:table-row>
            <table:table-row>
              <table:table-cell office:value-type="string">
                <text:p> better</text:p>
              </table:table-cell>
              <table:table-cell office:value-type="float" office:value="0.000937942103796105">
                <text:p>0.000937942103796105</text:p>
              </table:table-cell>
            </table:table-row>
            <table:table-row>
              <table:table-cell office:value-type="string">
                <text:p> find</text:p>
              </table:table-cell>
              <table:table-cell office:value-type="float" office:value="0.000934418622627713">
                <text:p>0.000934418622627713</text:p>
              </table:table-cell>
            </table:table-row>
            <table:table-row>
              <table:table-cell office:value-type="string">
                <text:p> several</text:p>
              </table:table-cell>
              <table:table-cell office:value-type="float" office:value="0.000930923644391197">
                <text:p>0.000930923644391197</text:p>
              </table:table-cell>
            </table:table-row>
            <table:table-row>
              <table:table-cell office:value-type="string">
                <text:p> during</text:p>
              </table:table-cell>
              <table:table-cell office:value-type="float" office:value="0.000927456816085845">
                <text:p>0.000927456816085845</text:p>
              </table:table-cell>
            </table:table-row>
            <table:table-row>
              <table:table-cell office:value-type="string">
                <text:p> war</text:p>
              </table:table-cell>
              <table:table-cell office:value-type="float" office:value="0.000924017790585925">
                <text:p>0.000924017790585925</text:p>
              </table:table-cell>
            </table:table-row>
            <table:table-row>
              <table:table-cell office:value-type="string">
                <text:p> army</text:p>
              </table:table-cell>
              <table:table-cell office:value-type="float" office:value="0.000920606226518107">
                <text:p>0.000920606226518107</text:p>
              </table:table-cell>
            </table:table-row>
            <table:table-row>
              <table:table-cell office:value-type="string">
                <text:p> door</text:p>
              </table:table-cell>
              <table:table-cell office:value-type="float" office:value="0.000917221788141952">
                <text:p>0.000917221788141952</text:p>
              </table:table-cell>
            </table:table-row>
            <table:table-row>
              <table:table-cell office:value-type="string">
                <text:p> done</text:p>
              </table:table-cell>
              <table:table-cell office:value-type="float" office:value="0.000913864145233385">
                <text:p>0.000913864145233385</text:p>
              </table:table-cell>
            </table:table-row>
            <table:table-row>
              <table:table-cell office:value-type="string">
                <text:p> going</text:p>
              </table:table-cell>
              <table:table-cell office:value-type="float" office:value="0.000910532972971062">
                <text:p>0.000910532972971062</text:p>
              </table:table-cell>
            </table:table-row>
            <table:table-row>
              <table:table-cell office:value-type="string">
                <text:p> hundred</text:p>
              </table:table-cell>
              <table:table-cell office:value-type="float" office:value="0.000907227951825547">
                <text:p>0.000907227951825547</text:p>
              </table:table-cell>
            </table:table-row>
            <table:table-row>
              <table:table-cell office:value-type="string">
                <text:p> state</text:p>
              </table:table-cell>
              <table:table-cell office:value-type="float" office:value="0.000903948767451218">
                <text:p>0.000903948767451218</text:p>
              </table:table-cell>
            </table:table-row>
            <table:table-row>
              <table:table-cell office:value-type="string">
                <text:p> side</text:p>
              </table:table-cell>
              <table:table-cell office:value-type="float" office:value="0.000900695110580824">
                <text:p>0.000900695110580824</text:p>
              </table:table-cell>
            </table:table-row>
            <table:table-row>
              <table:table-cell office:value-type="string">
                <text:p> boy</text:p>
              </table:table-cell>
              <table:table-cell office:value-type="float" office:value="0.000897466676922618">
                <text:p>0.000897466676922618</text:p>
              </table:table-cell>
            </table:table-row>
            <table:table-row>
              <table:table-cell office:value-type="string">
                <text:p> whose</text:p>
              </table:table-cell>
              <table:table-cell office:value-type="float" office:value="0.000894263167059993">
                <text:p>0.000894263167059993</text:p>
              </table:table-cell>
            </table:table-row>
            <table:table-row>
              <table:table-cell office:value-type="string">
                <text:p> set</text:p>
              </table:table-cell>
              <table:table-cell office:value-type="float" office:value="0.000891084286353547">
                <text:p>0.000891084286353547</text:p>
              </table:table-cell>
            </table:table-row>
            <table:table-row>
              <table:table-cell office:value-type="string">
                <text:p> moment</text:p>
              </table:table-cell>
              <table:table-cell office:value-type="float" office:value="0.000887929744845512">
                <text:p>0.000887929744845512</text:p>
              </table:table-cell>
            </table:table-row>
            <table:table-row>
              <table:table-cell office:value-type="string">
                <text:p> point</text:p>
              </table:table-cell>
              <table:table-cell office:value-type="float" office:value="0.000884799257166476">
                <text:p>0.000884799257166476</text:p>
              </table:table-cell>
            </table:table-row>
            <table:table-row>
              <table:table-cell office:value-type="string">
                <text:p> gwen</text:p>
              </table:table-cell>
              <table:table-cell office:value-type="float" office:value="0.000881692542444342">
                <text:p>0.000881692542444342</text:p>
              </table:table-cell>
            </table:table-row>
            <table:table-row>
              <table:table-cell office:value-type="string">
                <text:p> end</text:p>
              </table:table-cell>
              <table:table-cell office:value-type="float" office:value="0.00087860932421545">
                <text:p>0.00087860932421545</text:p>
              </table:table-cell>
            </table:table-row>
            <table:table-row>
              <table:table-cell office:value-type="string">
                <text:p> light</text:p>
              </table:table-cell>
              <table:table-cell office:value-type="float" office:value="0.000875549330337816">
                <text:p>0.000875549330337816</text:p>
              </table:table-cell>
            </table:table-row>
            <table:table-row>
              <table:table-cell office:value-type="string">
                <text:p> large</text:p>
              </table:table-cell>
              <table:table-cell office:value-type="float" office:value="0.00087251229290641">
                <text:p>0.00087251229290641</text:p>
              </table:table-cell>
            </table:table-row>
            <table:table-row>
              <table:table-cell office:value-type="string">
                <text:p> fact</text:p>
              </table:table-cell>
              <table:table-cell office:value-type="float" office:value="0.000869497948170444">
                <text:p>0.000869497948170444</text:p>
              </table:table-cell>
            </table:table-row>
            <table:table-row>
              <table:table-cell office:value-type="string">
                <text:p> hands</text:p>
              </table:table-cell>
              <table:table-cell office:value-type="float" office:value="0.000866506036452582">
                <text:p>0.000866506036452582</text:p>
              </table:table-cell>
            </table:table-row>
            <table:table-row>
              <table:table-cell office:value-type="string">
                <text:p> small</text:p>
              </table:table-cell>
              <table:table-cell office:value-type="float" office:value="0.000863536302070053">
                <text:p>0.000863536302070053</text:p>
              </table:table-cell>
            </table:table-row>
            <table:table-row>
              <table:table-cell office:value-type="string">
                <text:p> next</text:p>
              </table:table-cell>
              <table:table-cell office:value-type="float" office:value="0.000860588493257589">
                <text:p>0.000860588493257589</text:p>
              </table:table-cell>
            </table:table-row>
            <table:table-row>
              <table:table-cell office:value-type="string">
                <text:p> order</text:p>
              </table:table-cell>
              <table:table-cell office:value-type="float" office:value="0.000857662362092147">
                <text:p>0.000857662362092147</text:p>
              </table:table-cell>
            </table:table-row>
            <table:table-row>
              <table:table-cell office:value-type="string">
                <text:p> less</text:p>
              </table:table-cell>
              <table:table-cell office:value-type="float" office:value="0.000854757664419378">
                <text:p>0.000854757664419378</text:p>
              </table:table-cell>
            </table:table-row>
            <table:table-row>
              <table:table-cell office:value-type="string">
                <text:p> round</text:p>
              </table:table-cell>
              <table:table-cell office:value-type="float" office:value="0.000851874159781778">
                <text:p>0.000851874159781778</text:p>
              </table:table-cell>
            </table:table-row>
            <table:table-row>
              <table:table-cell office:value-type="string">
                <text:p> within</text:p>
              </table:table-cell>
              <table:table-cell office:value-type="float" office:value="0.000849011611348483">
                <text:p>0.000849011611348483</text:p>
              </table:table-cell>
            </table:table-row>
            <table:table-row>
              <table:table-cell office:value-type="string">
                <text:p> near</text:p>
              </table:table-cell>
              <table:table-cell office:value-type="float" office:value="0.000846169785846675">
                <text:p>0.000846169785846675</text:p>
              </table:table-cell>
            </table:table-row>
            <table:table-row>
              <table:table-cell office:value-type="string">
                <text:p> known</text:p>
              </table:table-cell>
              <table:table-cell office:value-type="float" office:value="0.000843348453494536">
                <text:p>0.000843348453494536</text:p>
              </table:table-cell>
            </table:table-row>
            <table:table-row>
              <table:table-cell office:value-type="string">
                <text:p> words</text:p>
              </table:table-cell>
              <table:table-cell office:value-type="float" office:value="0.000840547387935724">
                <text:p>0.000840547387935724</text:p>
              </table:table-cell>
            </table:table-row>
            <table:table-row>
              <table:table-cell office:value-type="string">
                <text:p> word</text:p>
              </table:table-cell>
              <table:table-cell office:value-type="float" office:value="0.000837766366175325">
                <text:p>0.000837766366175325</text:p>
              </table:table-cell>
            </table:table-row>
            <table:table-row>
              <table:table-cell office:value-type="string">
                <text:p> oh</text:p>
              </table:table-cell>
              <table:table-cell office:value-type="float" office:value="0.000835005168517246">
                <text:p>0.000835005168517246</text:p>
              </table:table-cell>
            </table:table-row>
            <table:table-row>
              <table:table-cell office:value-type="string">
                <text:p> states</text:p>
              </table:table-cell>
              <table:table-cell office:value-type="float" office:value="0.000832263578503007">
                <text:p>0.000832263578503007</text:p>
              </table:table-cell>
            </table:table-row>
            <table:table-row>
              <table:table-cell office:value-type="string">
                <text:p> until</text:p>
              </table:table-cell>
              <table:table-cell office:value-type="float" office:value="0.000829541382851892">
                <text:p>0.000829541382851892</text:p>
              </table:table-cell>
            </table:table-row>
            <table:table-row>
              <table:table-cell office:value-type="string">
                <text:p> nature</text:p>
              </table:table-cell>
              <table:table-cell office:value-type="float" office:value="0.00082683837140244">
                <text:p>0.00082683837140244</text:p>
              </table:table-cell>
            </table:table-row>
            <table:table-row>
              <table:table-cell office:value-type="string">
                <text:p> thousand</text:p>
              </table:table-cell>
              <table:table-cell office:value-type="float" office:value="0.000824154337055222">
                <text:p>0.000824154337055222</text:p>
              </table:table-cell>
            </table:table-row>
            <table:table-row>
              <table:table-cell office:value-type="string">
                <text:p> four</text:p>
              </table:table-cell>
              <table:table-cell office:value-type="float" office:value="0.000821489075716876">
                <text:p>0.000821489075716876</text:p>
              </table:table-cell>
            </table:table-row>
            <table:table-row>
              <table:table-cell office:value-type="string">
                <text:p> almost</text:p>
              </table:table-cell>
              <table:table-cell office:value-type="float" office:value="0.000818842386245382">
                <text:p>0.000818842386245382</text:p>
              </table:table-cell>
            </table:table-row>
            <table:table-row>
              <table:table-cell office:value-type="string">
                <text:p> nor</text:p>
              </table:table-cell>
              <table:table-cell office:value-type="float" office:value="0.000816214070396526">
                <text:p>0.000816214070396526</text:p>
              </table:table-cell>
            </table:table-row>
            <table:table-row>
              <table:table-cell office:value-type="string">
                <text:p> miss</text:p>
              </table:table-cell>
              <table:table-cell office:value-type="float" office:value="0.000813603932771527">
                <text:p>0.000813603932771527</text:p>
              </table:table-cell>
            </table:table-row>
            <table:table-row>
              <table:table-cell office:value-type="string">
                <text:p> enough</text:p>
              </table:table-cell>
              <table:table-cell office:value-type="float" office:value="0.000811011780765813">
                <text:p>0.000811011780765813</text:p>
              </table:table-cell>
            </table:table-row>
            <table:table-row>
              <table:table-cell office:value-type="string">
                <text:p> cannot</text:p>
              </table:table-cell>
              <table:table-cell office:value-type="float" office:value="0.000808437424518892">
                <text:p>0.000808437424518892</text:p>
              </table:table-cell>
            </table:table-row>
            <table:table-row>
              <table:table-cell office:value-type="string">
                <text:p> certain</text:p>
              </table:table-cell>
              <table:table-cell office:value-type="float" office:value="0.000805880676865313">
                <text:p>0.000805880676865313</text:p>
              </table:table-cell>
            </table:table-row>
            <table:table-row>
              <table:table-cell office:value-type="string">
                <text:p> form</text:p>
              </table:table-cell>
              <table:table-cell office:value-type="float" office:value="0.000803341353286672">
                <text:p>0.000803341353286672</text:p>
              </table:table-cell>
            </table:table-row>
            <table:table-row>
              <table:table-cell office:value-type="string">
                <text:p> says</text:p>
              </table:table-cell>
              <table:table-cell office:value-type="float" office:value="0.000800819271864655">
                <text:p>0.000800819271864655</text:p>
              </table:table-cell>
            </table:table-row>
            <table:table-row>
              <table:table-cell office:value-type="string">
                <text:p> myself</text:p>
              </table:table-cell>
              <table:table-cell office:value-type="float" office:value="0.000798314253235067">
                <text:p>0.000798314253235067</text:p>
              </table:table-cell>
            </table:table-row>
            <table:table-row>
              <table:table-cell office:value-type="string">
                <text:p> voice</text:p>
              </table:table-cell>
              <table:table-cell office:value-type="float" office:value="0.000795826120542854">
                <text:p>0.000795826120542854</text:p>
              </table:table-cell>
            </table:table-row>
            <table:table-row>
              <table:table-cell office:value-type="string">
                <text:p> rather</text:p>
              </table:table-cell>
              <table:table-cell office:value-type="float" office:value="0.000793354699398064">
                <text:p>0.000793354699398064</text:p>
              </table:table-cell>
            </table:table-row>
            <table:table-row>
              <table:table-cell office:value-type="string">
                <text:p> something</text:p>
              </table:table-cell>
              <table:table-cell office:value-type="float" office:value="0.000790899817832743">
                <text:p>0.000790899817832743</text:p>
              </table:table-cell>
            </table:table-row>
            <table:table-row>
              <table:table-cell office:value-type="string">
                <text:p> love</text:p>
              </table:table-cell>
              <table:table-cell office:value-type="float" office:value="0.000788461306258732">
                <text:p>0.000788461306258732</text:p>
              </table:table-cell>
            </table:table-row>
            <table:table-row>
              <table:table-cell office:value-type="string">
                <text:p> whom</text:p>
              </table:table-cell>
              <table:table-cell office:value-type="float" office:value="0.000786038997426355">
                <text:p>0.000786038997426355</text:p>
              </table:table-cell>
            </table:table-row>
            <table:table-row>
              <table:table-cell office:value-type="string">
                <text:p> fire</text:p>
              </table:table-cell>
              <table:table-cell office:value-type="float" office:value="0.000783632726383959">
                <text:p>0.000783632726383959</text:p>
              </table:table-cell>
            </table:table-row>
            <table:table-row>
              <table:table-cell office:value-type="string">
                <text:p> does</text:p>
              </table:table-cell>
              <table:table-cell office:value-type="float" office:value="0.000781242330438302">
                <text:p>0.000781242330438302</text:p>
              </table:table-cell>
            </table:table-row>
            <table:table-row>
              <table:table-cell office:value-type="string">
                <text:p> heart</text:p>
              </table:table-cell>
              <table:table-cell office:value-type="float" office:value="0.000778867649115763">
                <text:p>0.000778867649115763</text:p>
              </table:table-cell>
            </table:table-row>
            <table:table-row>
              <table:table-cell office:value-type="string">
                <text:p> five</text:p>
              </table:table-cell>
              <table:table-cell office:value-type="float" office:value="0.00077650852412434">
                <text:p>0.00077650852412434</text:p>
              </table:table-cell>
            </table:table-row>
            <table:table-row>
              <table:table-cell office:value-type="string">
                <text:p> given</text:p>
              </table:table-cell>
              <table:table-cell office:value-type="float" office:value="0.000774164799316447">
                <text:p>0.000774164799316447</text:p>
              </table:table-cell>
            </table:table-row>
            <table:table-row>
              <table:table-cell office:value-type="string">
                <text:p> taken</text:p>
              </table:table-cell>
              <table:table-cell office:value-type="float" office:value="0.000771836320652464">
                <text:p>0.000771836320652464</text:p>
              </table:table-cell>
            </table:table-row>
            <table:table-row>
              <table:table-cell office:value-type="string">
                <text:p> gave</text:p>
              </table:table-cell>
              <table:table-cell office:value-type="float" office:value="0.000769522936165024">
                <text:p>0.000769522936165024</text:p>
              </table:table-cell>
            </table:table-row>
            <table:table-row>
              <table:table-cell office:value-type="string">
                <text:p> letter</text:p>
              </table:table-cell>
              <table:table-cell office:value-type="float" office:value="0.000767224495924048">
                <text:p>0.000767224495924048</text:p>
              </table:table-cell>
            </table:table-row>
            <table:table-row>
              <table:table-cell office:value-type="string">
                <text:p> looking</text:p>
              </table:table-cell>
              <table:table-cell office:value-type="float" office:value="0.000764940852002466">
                <text:p>0.000764940852002466</text:p>
              </table:table-cell>
            </table:table-row>
            <table:table-row>
              <table:table-cell office:value-type="string">
                <text:p> gentleman</text:p>
              </table:table-cell>
              <table:table-cell office:value-type="float" office:value="0.000762671858442645">
                <text:p>0.000762671858442645</text:p>
              </table:table-cell>
            </table:table-row>
            <table:table-row>
              <table:table-cell office:value-type="string">
                <text:p> asked</text:p>
              </table:table-cell>
              <table:table-cell office:value-type="float" office:value="0.000760417371223492">
                <text:p>0.000760417371223492</text:p>
              </table:table-cell>
            </table:table-row>
            <table:table-row>
              <table:table-cell office:value-type="string">
                <text:p> till</text:p>
              </table:table-cell>
              <table:table-cell office:value-type="float" office:value="0.00075817724822821">
                <text:p>0.00075817724822821</text:p>
              </table:table-cell>
            </table:table-row>
            <table:table-row>
              <table:table-cell office:value-type="string">
                <text:p> death</text:p>
              </table:table-cell>
              <table:table-cell office:value-type="float" office:value="0.000755951349212706">
                <text:p>0.000755951349212706</text:p>
              </table:table-cell>
            </table:table-row>
            <table:table-row>
              <table:table-cell office:value-type="string">
                <text:p> present</text:p>
              </table:table-cell>
              <table:table-cell office:value-type="float" office:value="0.000753739535774629">
                <text:p>0.000753739535774629</text:p>
              </table:table-cell>
            </table:table-row>
            <table:table-row>
              <table:table-cell office:value-type="string">
                <text:p> father</text:p>
              </table:table-cell>
              <table:table-cell office:value-type="float" office:value="0.000751541671323016">
                <text:p>0.000751541671323016</text:p>
              </table:table-cell>
            </table:table-row>
            <table:table-row>
              <table:table-cell office:value-type="string">
                <text:p> perhaps</text:p>
              </table:table-cell>
              <table:table-cell office:value-type="float" office:value="0.000749357621048548">
                <text:p>0.000749357621048548</text:p>
              </table:table-cell>
            </table:table-row>
            <table:table-row>
              <table:table-cell office:value-type="string">
                <text:p> best</text:p>
              </table:table-cell>
              <table:table-cell office:value-type="float" office:value="0.000747187251894387">
                <text:p>0.000747187251894387</text:p>
              </table:table-cell>
            </table:table-row>
            <table:table-row>
              <table:table-cell office:value-type="string">
                <text:p> true</text:p>
              </table:table-cell>
              <table:table-cell office:value-type="float" office:value="0.000745030432527588">
                <text:p>0.000745030432527588</text:p>
              </table:table-cell>
            </table:table-row>
            <table:table-row>
              <table:table-cell office:value-type="string">
                <text:p> believe</text:p>
              </table:table-cell>
              <table:table-cell office:value-type="float" office:value="0.000742887033311076">
                <text:p>0.000742887033311076</text:p>
              </table:table-cell>
            </table:table-row>
            <table:table-row>
              <table:table-cell office:value-type="string">
                <text:p> together</text:p>
              </table:table-cell>
              <table:table-cell office:value-type="float" office:value="0.000740756926276159">
                <text:p>0.000740756926276159</text:p>
              </table:table-cell>
            </table:table-row>
            <table:table-row>
              <table:table-cell office:value-type="string">
                <text:p> terms</text:p>
              </table:table-cell>
              <table:table-cell office:value-type="float" office:value="0.000738639985095591">
                <text:p>0.000738639985095591</text:p>
              </table:table-cell>
            </table:table-row>
            <table:table-row>
              <table:table-cell office:value-type="string">
                <text:p> indeed</text:p>
              </table:table-cell>
              <table:table-cell office:value-type="float" office:value="0.000736536085057148">
                <text:p>0.000736536085057148</text:p>
              </table:table-cell>
            </table:table-row>
            <table:table-row>
              <table:table-cell office:value-type="string">
                <text:p> river</text:p>
              </table:table-cell>
              <table:table-cell office:value-type="float" office:value="0.000734445103037714">
                <text:p>0.000734445103037714</text:p>
              </table:table-cell>
            </table:table-row>
            <table:table-row>
              <table:table-cell office:value-type="string">
                <text:p> matter</text:p>
              </table:table-cell>
              <table:table-cell office:value-type="float" office:value="0.000732366917477878">
                <text:p>0.000732366917477878</text:p>
              </table:table-cell>
            </table:table-row>
            <table:table-row>
              <table:table-cell office:value-type="string">
                <text:p> felt</text:p>
              </table:table-cell>
              <table:table-cell office:value-type="float" office:value="0.000730301408357004">
                <text:p>0.000730301408357004</text:p>
              </table:table-cell>
            </table:table-row>
            <table:table-row>
              <table:table-cell office:value-type="string">
                <text:p> brought</text:p>
              </table:table-cell>
              <table:table-cell office:value-type="float" office:value="0.000728248457168789">
                <text:p>0.000728248457168789</text:p>
              </table:table-cell>
            </table:table-row>
            <table:table-row>
              <table:table-cell office:value-type="string">
                <text:p> turned</text:p>
              </table:table-cell>
              <table:table-cell office:value-type="float" office:value="0.000726207946897287">
                <text:p>0.000726207946897287</text:p>
              </table:table-cell>
            </table:table-row>
            <table:table-row>
              <table:table-cell office:value-type="string">
                <text:p> number</text:p>
              </table:table-cell>
              <table:table-cell office:value-type="float" office:value="0.000724179761993384">
                <text:p>0.000724179761993384</text:p>
              </table:table-cell>
            </table:table-row>
            <table:table-row>
              <table:table-cell office:value-type="string">
                <text:p> morning</text:p>
              </table:table-cell>
              <table:table-cell office:value-type="float" office:value="0.000722163788351722">
                <text:p>0.000722163788351722</text:p>
              </table:table-cell>
            </table:table-row>
            <table:table-row>
              <table:table-cell office:value-type="string">
                <text:p> it's</text:p>
              </table:table-cell>
              <table:table-cell office:value-type="float" office:value="0.000720159913288061">
                <text:p>0.000720159913288061</text:p>
              </table:table-cell>
            </table:table-row>
            <table:table-row>
              <table:table-cell office:value-type="string">
                <text:p> mother</text:p>
              </table:table-cell>
              <table:table-cell office:value-type="float" office:value="0.000718168025517066">
                <text:p>0.000718168025517066</text:p>
              </table:table-cell>
            </table:table-row>
            <table:table-row>
              <table:table-cell office:value-type="string">
                <text:p> means</text:p>
              </table:table-cell>
              <table:table-cell office:value-type="float" office:value="0.000716188015130511">
                <text:p>0.000716188015130511</text:p>
              </table:table-cell>
            </table:table-row>
            <table:table-row>
              <table:table-cell office:value-type="string">
                <text:p> e</text:p>
              </table:table-cell>
              <table:table-cell office:value-type="float" office:value="0.000714219773575892">
                <text:p>0.000714219773575892</text:p>
              </table:table-cell>
            </table:table-row>
            <table:table-row>
              <table:table-cell office:value-type="string">
                <text:p> often</text:p>
              </table:table-cell>
              <table:table-cell office:value-type="float" office:value="0.000712263193635437">
                <text:p>0.000712263193635437</text:p>
              </table:table-cell>
            </table:table-row>
            <table:table-row>
              <table:table-cell office:value-type="string">
                <text:p> public</text:p>
              </table:table-cell>
              <table:table-cell office:value-type="float" office:value="0.000710318169405513">
                <text:p>0.000710318169405513</text:p>
              </table:table-cell>
            </table:table-row>
            <table:table-row>
              <table:table-cell office:value-type="string">
                <text:p> manner</text:p>
              </table:table-cell>
              <table:table-cell office:value-type="float" office:value="0.000708384596276404">
                <text:p>0.000708384596276404</text:p>
              </table:table-cell>
            </table:table-row>
            <table:table-row>
              <table:table-cell office:value-type="string">
                <text:p> since</text:p>
              </table:table-cell>
              <table:table-cell office:value-type="float" office:value="0.000706462370912474">
                <text:p>0.000706462370912474</text:p>
              </table:table-cell>
            </table:table-row>
            <table:table-row>
              <table:table-cell office:value-type="string">
                <text:p> common</text:p>
              </table:table-cell>
              <table:table-cell office:value-type="float" office:value="0.000704551391232691">
                <text:p>0.000704551391232691</text:p>
              </table:table-cell>
            </table:table-row>
            <table:table-row>
              <table:table-cell office:value-type="string">
                <text:p> home</text:p>
              </table:table-cell>
              <table:table-cell office:value-type="float" office:value="0.000702651556391505">
                <text:p>0.000702651556391505</text:p>
              </table:table-cell>
            </table:table-row>
            <table:table-row>
              <table:table-cell office:value-type="string">
                <text:p> ground</text:p>
              </table:table-cell>
              <table:table-cell office:value-type="float" office:value="0.000700762766760083">
                <text:p>0.000700762766760083</text:p>
              </table:table-cell>
            </table:table-row>
            <table:table-row>
              <table:table-cell office:value-type="string">
                <text:p> stood</text:p>
              </table:table-cell>
              <table:table-cell office:value-type="float" office:value="0.000698884923907884">
                <text:p>0.000698884923907884</text:p>
              </table:table-cell>
            </table:table-row>
            <table:table-row>
              <table:table-cell office:value-type="string">
                <text:p> either</text:p>
              </table:table-cell>
              <table:table-cell office:value-type="float" office:value="0.000697017930584566">
                <text:p>0.000697017930584566</text:p>
              </table:table-cell>
            </table:table-row>
            <table:table-row>
              <table:table-cell office:value-type="string">
                <text:p> law</text:p>
              </table:table-cell>
              <table:table-cell office:value-type="float" office:value="0.000695161690702229">
                <text:p>0.000695161690702229</text:p>
              </table:table-cell>
            </table:table-row>
            <table:table-row>
              <table:table-cell office:value-type="string">
                <text:p> others</text:p>
              </table:table-cell>
              <table:table-cell office:value-type="float" office:value="0.000693316109317969">
                <text:p>0.000693316109317969</text:p>
              </table:table-cell>
            </table:table-row>
            <table:table-row>
              <table:table-cell office:value-type="string">
                <text:p> whether</text:p>
              </table:table-cell>
              <table:table-cell office:value-type="float" office:value="0.000691481092616756">
                <text:p>0.000691481092616756</text:p>
              </table:table-cell>
            </table:table-row>
            <table:table-row>
              <table:table-cell office:value-type="string">
                <text:p> weller</text:p>
              </table:table-cell>
              <table:table-cell office:value-type="float" office:value="0.000689656547894617">
                <text:p>0.000689656547894617</text:p>
              </table:table-cell>
            </table:table-row>
            <table:table-row>
              <table:table-cell office:value-type="string">
                <text:p> labor</text:p>
              </table:table-cell>
              <table:table-cell office:value-type="float" office:value="0.000687842383542116">
                <text:p>0.000687842383542116</text:p>
              </table:table-cell>
            </table:table-row>
            <table:table-row>
              <table:table-cell office:value-type="string">
                <text:p> themselves</text:p>
              </table:table-cell>
              <table:table-cell office:value-type="float" office:value="0.000686038509028133">
                <text:p>0.000686038509028133</text:p>
              </table:table-cell>
            </table:table-row>
            <table:table-row>
              <table:table-cell office:value-type="string">
                <text:p> united</text:p>
              </table:table-cell>
              <table:table-cell office:value-type="float" office:value="0.000684244834883937">
                <text:p>0.000684244834883937</text:p>
              </table:table-cell>
            </table:table-row>
            <table:table-row>
              <table:table-cell office:value-type="string">
                <text:p> high</text:p>
              </table:table-cell>
              <table:table-cell office:value-type="float" office:value="0.000682461272687529">
                <text:p>0.000682461272687529</text:p>
              </table:table-cell>
            </table:table-row>
            <table:table-row>
              <table:table-cell office:value-type="string">
                <text:p> person</text:p>
              </table:table-cell>
              <table:table-cell office:value-type="float" office:value="0.000680687735048275">
                <text:p>0.000680687735048275</text:p>
              </table:table-cell>
            </table:table-row>
            <table:table-row>
              <table:table-cell office:value-type="string">
                <text:p> began</text:p>
              </table:table-cell>
              <table:table-cell office:value-type="float" office:value="0.000678924135591802">
                <text:p>0.000678924135591802</text:p>
              </table:table-cell>
            </table:table-row>
            <table:table-row>
              <table:table-cell office:value-type="string">
                <text:p> possible</text:p>
              </table:table-cell>
              <table:table-cell office:value-type="float" office:value="0.000677170388945168">
                <text:p>0.000677170388945168</text:p>
              </table:table-cell>
            </table:table-row>
            <table:table-row>
              <table:table-cell office:value-type="string">
                <text:p> air</text:p>
              </table:table-cell>
              <table:table-cell office:value-type="float" office:value="0.000675426410722279">
                <text:p>0.000675426410722279</text:p>
              </table:table-cell>
            </table:table-row>
            <table:table-row>
              <table:table-cell office:value-type="string">
                <text:p> feet</text:p>
              </table:table-cell>
              <table:table-cell office:value-type="float" office:value="0.000673692117509579">
                <text:p>0.000673692117509579</text:p>
              </table:table-cell>
            </table:table-row>
            <table:table-row>
              <table:table-cell office:value-type="string">
                <text:p> short</text:p>
              </table:table-cell>
              <table:table-cell office:value-type="float" office:value="0.00067196742685197">
                <text:p>0.00067196742685197</text:p>
              </table:table-cell>
            </table:table-row>
            <table:table-row>
              <table:table-cell office:value-type="string">
                <text:p> least</text:p>
              </table:table-cell>
              <table:table-cell office:value-type="float" office:value="0.000670252257238995">
                <text:p>0.000670252257238995</text:p>
              </table:table-cell>
            </table:table-row>
            <table:table-row>
              <table:table-cell office:value-type="string">
                <text:p> reason</text:p>
              </table:table-cell>
              <table:table-cell office:value-type="float" office:value="0.000668546528091249">
                <text:p>0.000668546528091249</text:p>
              </table:table-cell>
            </table:table-row>
            <table:table-row>
              <table:table-cell office:value-type="string">
                <text:p> friend</text:p>
              </table:table-cell>
              <table:table-cell office:value-type="float" office:value="0.000666850159747029">
                <text:p>0.000666850159747029</text:p>
              </table:table-cell>
            </table:table-row>
            <table:table-row>
              <table:table-cell office:value-type="string">
                <text:p> open</text:p>
              </table:table-cell>
              <table:table-cell office:value-type="float" office:value="0.000665163073449213">
                <text:p>0.000665163073449213</text:p>
              </table:table-cell>
            </table:table-row>
            <table:table-row>
              <table:table-cell office:value-type="string">
                <text:p> became</text:p>
              </table:table-cell>
              <table:table-cell office:value-type="float" office:value="0.000663485191332363">
                <text:p>0.000663485191332363</text:p>
              </table:table-cell>
            </table:table-row>
            <table:table-row>
              <table:table-cell office:value-type="string">
                <text:p> nearly</text:p>
              </table:table-cell>
              <table:table-cell office:value-type="float" office:value="0.000661816436410058">
                <text:p>0.000661816436410058</text:p>
              </table:table-cell>
            </table:table-row>
            <table:table-row>
              <table:table-cell office:value-type="string">
                <text:p> above</text:p>
              </table:table-cell>
              <table:table-cell office:value-type="float" office:value="0.000660156732562428">
                <text:p>0.000660156732562428</text:p>
              </table:table-cell>
            </table:table-row>
            <table:table-row>
              <table:table-cell office:value-type="string">
                <text:p> black</text:p>
              </table:table-cell>
              <table:table-cell office:value-type="float" office:value="0.000658506004523916">
                <text:p>0.000658506004523916</text:p>
              </table:table-cell>
            </table:table-row>
            <table:table-row>
              <table:table-cell office:value-type="string">
                <text:p> power</text:p>
              </table:table-cell>
              <table:table-cell office:value-type="float" office:value="0.000656864177871235">
                <text:p>0.000656864177871235</text:p>
              </table:table-cell>
            </table:table-row>
            <table:table-row>
              <table:table-cell office:value-type="string">
                <text:p> hear</text:p>
              </table:table-cell>
              <table:table-cell office:value-type="float" office:value="0.000655231179011541">
                <text:p>0.000655231179011541</text:p>
              </table:table-cell>
            </table:table-row>
            <table:table-row>
              <table:table-cell office:value-type="string">
                <text:p> earth</text:p>
              </table:table-cell>
              <table:table-cell office:value-type="float" office:value="0.000653606935170795">
                <text:p>0.000653606935170795</text:p>
              </table:table-cell>
            </table:table-row>
            <table:table-row>
              <table:table-cell office:value-type="string">
                <text:p> gone</text:p>
              </table:table-cell>
              <table:table-cell office:value-type="float" office:value="0.000651991374382325">
                <text:p>0.000651991374382325</text:p>
              </table:table-cell>
            </table:table-row>
            <table:table-row>
              <table:table-cell office:value-type="string">
                <text:p> subject</text:p>
              </table:table-cell>
              <table:table-cell office:value-type="float" office:value="0.000650384425475586">
                <text:p>0.000650384425475586</text:p>
              </table:table-cell>
            </table:table-row>
            <table:table-row>
              <table:table-cell office:value-type="string">
                <text:p> road</text:p>
              </table:table-cell>
              <table:table-cell office:value-type="float" office:value="0.000648786018065097">
                <text:p>0.000648786018065097</text:p>
              </table:table-cell>
            </table:table-row>
            <table:table-row>
              <table:table-cell office:value-type="string">
                <text:p> behind</text:p>
              </table:table-cell>
              <table:table-cell office:value-type="float" office:value="0.000647196082539576">
                <text:p>0.000647196082539576</text:p>
              </table:table-cell>
            </table:table-row>
            <table:table-row>
              <table:table-cell office:value-type="string">
                <text:p> natural</text:p>
              </table:table-cell>
              <table:table-cell office:value-type="float" office:value="0.000645614550051238">
                <text:p>0.000645614550051238</text:p>
              </table:table-cell>
            </table:table-row>
            <table:table-row>
              <table:table-cell office:value-type="string">
                <text:p> passed</text:p>
              </table:table-cell>
              <table:table-cell office:value-type="float" office:value="0.000644041352505292">
                <text:p>0.000644041352505292</text:p>
              </table:table-cell>
            </table:table-row>
            <table:table-row>
              <table:table-cell office:value-type="string">
                <text:p> question</text:p>
              </table:table-cell>
              <table:table-cell office:value-type="float" office:value="0.000642476422549596">
                <text:p>0.000642476422549596</text:p>
              </table:table-cell>
            </table:table-row>
            <table:table-row>
              <table:table-cell office:value-type="string">
                <text:p> sea</text:p>
              </table:table-cell>
              <table:table-cell office:value-type="float" office:value="0.000640919693564487">
                <text:p>0.000640919693564487</text:p>
              </table:table-cell>
            </table:table-row>
            <table:table-row>
              <table:table-cell office:value-type="string">
                <text:p> city</text:p>
              </table:table-cell>
              <table:table-cell office:value-type="float" office:value="0.000639371099652783">
                <text:p>0.000639371099652783</text:p>
              </table:table-cell>
            </table:table-row>
            <table:table-row>
              <table:table-cell office:value-type="string">
                <text:p> twenty</text:p>
              </table:table-cell>
              <table:table-cell office:value-type="float" office:value="0.000637830575629942">
                <text:p>0.000637830575629942</text:p>
              </table:table-cell>
            </table:table-row>
            <table:table-row>
              <table:table-cell office:value-type="string">
                <text:p> second</text:p>
              </table:table-cell>
              <table:table-cell office:value-type="float" office:value="0.00063629805701439">
                <text:p>0.00063629805701439</text:p>
              </table:table-cell>
            </table:table-row>
            <table:table-row>
              <table:table-cell office:value-type="string">
                <text:p> want</text:p>
              </table:table-cell>
              <table:table-cell office:value-type="float" office:value="0.000634773480017998">
                <text:p>0.000634773480017998</text:p>
              </table:table-cell>
            </table:table-row>
            <table:table-row>
              <table:table-cell office:value-type="string">
                <text:p> land</text:p>
              </table:table-cell>
              <table:table-cell office:value-type="float" office:value="0.000633256781536721">
                <text:p>0.000633256781536721</text:p>
              </table:table-cell>
            </table:table-row>
            <table:table-row>
              <table:table-cell office:value-type="string">
                <text:p> woman</text:p>
              </table:table-cell>
              <table:table-cell office:value-type="float" office:value="0.000631747899141388">
                <text:p>0.000631747899141388</text:p>
              </table:table-cell>
            </table:table-row>
            <table:table-row>
              <table:table-cell office:value-type="string">
                <text:p> times</text:p>
              </table:table-cell>
              <table:table-cell office:value-type="float" office:value="0.000630246771068637">
                <text:p>0.000630246771068637</text:p>
              </table:table-cell>
            </table:table-row>
            <table:table-row>
              <table:table-cell office:value-type="string">
                <text:p> keep</text:p>
              </table:table-cell>
              <table:table-cell office:value-type="float" office:value="0.000628753336212">
                <text:p>0.000628753336212</text:p>
              </table:table-cell>
            </table:table-row>
            <table:table-row>
              <table:table-cell office:value-type="string">
                <text:p> alone</text:p>
              </table:table-cell>
              <table:table-cell office:value-type="float" office:value="0.000627267534113133">
                <text:p>0.000627267534113133</text:p>
              </table:table-cell>
            </table:table-row>
            <table:table-row>
              <table:table-cell office:value-type="string">
                <text:p> dead</text:p>
              </table:table-cell>
              <table:table-cell office:value-type="float" office:value="0.00062578930495318">
                <text:p>0.00062578930495318</text:p>
              </table:table-cell>
            </table:table-row>
            <table:table-row>
              <table:table-cell office:value-type="string">
                <text:p> itself</text:p>
              </table:table-cell>
              <table:table-cell office:value-type="float" office:value="0.000624318589544284">
                <text:p>0.000624318589544284</text:p>
              </table:table-cell>
            </table:table-row>
            <table:table-row>
              <table:table-cell office:value-type="string">
                <text:p> become</text:p>
              </table:table-cell>
              <table:table-cell office:value-type="float" office:value="0.000622855329321228">
                <text:p>0.000622855329321228</text:p>
              </table:table-cell>
            </table:table-row>
            <table:table-row>
              <table:table-cell office:value-type="string">
                <text:p> electronic</text:p>
              </table:table-cell>
              <table:table-cell office:value-type="float" office:value="0.00062139946633321">
                <text:p>0.00062139946633321</text:p>
              </table:table-cell>
            </table:table-row>
            <table:table-row>
              <table:table-cell office:value-type="string">
                <text:p> lord</text:p>
              </table:table-cell>
              <table:table-cell office:value-type="float" office:value="0.000619950943235749">
                <text:p>0.000619950943235749</text:p>
              </table:table-cell>
            </table:table-row>
            <table:table-row>
              <table:table-cell office:value-type="string">
                <text:p> spirit</text:p>
              </table:table-cell>
              <table:table-cell office:value-type="float" office:value="0.00061850970328272">
                <text:p>0.00061850970328272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000617075690318515">
                <text:p>0.000617075690318515</text:p>
              </table:table-cell>
            </table:table-row>
            <table:table-row>
              <table:table-cell office:value-type="string">
                <text:p> court</text:p>
              </table:table-cell>
              <table:table-cell office:value-type="float" office:value="0.000615648848770325">
                <text:p>0.000615648848770325</text:p>
              </table:table-cell>
            </table:table-row>
            <table:table-row>
              <table:table-cell office:value-type="string">
                <text:p> joe</text:p>
              </table:table-cell>
              <table:table-cell office:value-type="float" office:value="0.000614229123640545">
                <text:p>0.000614229123640545</text:p>
              </table:table-cell>
            </table:table-row>
            <table:table-row>
              <table:table-cell office:value-type="string">
                <text:p> doubt</text:p>
              </table:table-cell>
              <table:table-cell office:value-type="float" office:value="0.000612816460499302">
                <text:p>0.000612816460499302</text:p>
              </table:table-cell>
            </table:table-row>
            <table:table-row>
              <table:table-cell office:value-type="string">
                <text:p> read</text:p>
              </table:table-cell>
              <table:table-cell office:value-type="float" office:value="0.000611410805477088">
                <text:p>0.000611410805477088</text:p>
              </table:table-cell>
            </table:table-row>
            <table:table-row>
              <table:table-cell office:value-type="string">
                <text:p> character</text:p>
              </table:table-cell>
              <table:table-cell office:value-type="float" office:value="0.000610012105257524">
                <text:p>0.000610012105257524</text:p>
              </table:table-cell>
            </table:table-row>
            <table:table-row>
              <table:table-cell office:value-type="string">
                <text:p> along</text:p>
              </table:table-cell>
              <table:table-cell office:value-type="float" office:value="0.000608620307070223">
                <text:p>0.000608620307070223</text:p>
              </table:table-cell>
            </table:table-row>
            <table:table-row>
              <table:table-cell office:value-type="string">
                <text:p> body</text:p>
              </table:table-cell>
              <table:table-cell office:value-type="float" office:value="0.00060723535868377">
                <text:p>0.00060723535868377</text:p>
              </table:table-cell>
            </table:table-row>
            <table:table-row>
              <table:table-cell office:value-type="string">
                <text:p> kind</text:p>
              </table:table-cell>
              <table:table-cell office:value-type="float" office:value="0.000605857208398811">
                <text:p>0.000605857208398811</text:p>
              </table:table-cell>
            </table:table-row>
            <table:table-row>
              <table:table-cell office:value-type="string">
                <text:p> lay</text:p>
              </table:table-cell>
              <table:table-cell office:value-type="float" office:value="0.000604485805041244">
                <text:p>0.000604485805041244</text:p>
              </table:table-cell>
            </table:table-row>
            <table:table-row>
              <table:table-cell office:value-type="string">
                <text:p> human</text:p>
              </table:table-cell>
              <table:table-cell office:value-type="float" office:value="0.000603121097955519">
                <text:p>0.000603121097955519</text:p>
              </table:table-cell>
            </table:table-row>
            <table:table-row>
              <table:table-cell office:value-type="string">
                <text:p> anything</text:p>
              </table:table-cell>
              <table:table-cell office:value-type="float" office:value="0.000601763036998042">
                <text:p>0.000601763036998042</text:p>
              </table:table-cell>
            </table:table-row>
            <table:table-row>
              <table:table-cell office:value-type="string">
                <text:p> different</text:p>
              </table:table-cell>
              <table:table-cell office:value-type="float" office:value="0.000600411572530673">
                <text:p>0.000600411572530673</text:p>
              </table:table-cell>
            </table:table-row>
            <table:table-row>
              <table:table-cell office:value-type="string">
                <text:p> son</text:p>
              </table:table-cell>
              <table:table-cell office:value-type="float" office:value="0.000599066655414331">
                <text:p>0.000599066655414331</text:p>
              </table:table-cell>
            </table:table-row>
            <table:table-row>
              <table:table-cell office:value-type="string">
                <text:p> s</text:p>
              </table:table-cell>
              <table:table-cell office:value-type="float" office:value="0.000597728237002691">
                <text:p>0.000597728237002691</text:p>
              </table:table-cell>
            </table:table-row>
            <table:table-row>
              <table:table-cell office:value-type="string">
                <text:p> story</text:p>
              </table:table-cell>
              <table:table-cell office:value-type="float" office:value="0.00059639626913598">
                <text:p>0.00059639626913598</text:p>
              </table:table-cell>
            </table:table-row>
            <table:table-row>
              <table:table-cell office:value-type="string">
                <text:p> white</text:p>
              </table:table-cell>
              <table:table-cell office:value-type="float" office:value="0.000595070704134867">
                <text:p>0.000595070704134867</text:p>
              </table:table-cell>
            </table:table-row>
            <table:table-row>
              <table:table-cell office:value-type="string">
                <text:p> held</text:p>
              </table:table-cell>
              <table:table-cell office:value-type="float" office:value="0.000593751494794441">
                <text:p>0.000593751494794441</text:p>
              </table:table-cell>
            </table:table-row>
            <table:table-row>
              <table:table-cell office:value-type="string">
                <text:p> music</text:p>
              </table:table-cell>
              <table:table-cell office:value-type="float" office:value="0.000592438594378282">
                <text:p>0.000592438594378282</text:p>
              </table:table-cell>
            </table:table-row>
            <table:table-row>
              <table:table-cell office:value-type="string">
                <text:p> towards</text:p>
              </table:table-cell>
              <table:table-cell office:value-type="float" office:value="0.000591131956612629">
                <text:p>0.000591131956612629</text:p>
              </table:table-cell>
            </table:table-row>
            <table:table-row>
              <table:table-cell office:value-type="string">
                <text:p> family</text:p>
              </table:table-cell>
              <table:table-cell office:value-type="float" office:value="0.000589831535680618">
                <text:p>0.000589831535680618</text:p>
              </table:table-cell>
            </table:table-row>
            <table:table-row>
              <table:table-cell office:value-type="string">
                <text:p> leave</text:p>
              </table:table-cell>
              <table:table-cell office:value-type="float" office:value="0.000588537286216625">
                <text:p>0.000588537286216625</text:p>
              </table:table-cell>
            </table:table-row>
            <table:table-row>
              <table:table-cell office:value-type="string">
                <text:p> used</text:p>
              </table:table-cell>
              <table:table-cell office:value-type="float" office:value="0.00058724916330068">
                <text:p>0.00058724916330068</text:p>
              </table:table-cell>
            </table:table-row>
            <table:table-row>
              <table:table-cell office:value-type="string">
                <text:p> already</text:p>
              </table:table-cell>
              <table:table-cell office:value-type="float" office:value="0.00058596712245297">
                <text:p>0.00058596712245297</text:p>
              </table:table-cell>
            </table:table-row>
            <table:table-row>
              <table:table-cell office:value-type="string">
                <text:p> hour</text:p>
              </table:table-cell>
              <table:table-cell office:value-type="float" office:value="0.000584691119628424">
                <text:p>0.000584691119628424</text:p>
              </table:table-cell>
            </table:table-row>
            <table:table-row>
              <table:table-cell office:value-type="string">
                <text:p> sent</text:p>
              </table:table-cell>
              <table:table-cell office:value-type="float" office:value="0.000583421111211375">
                <text:p>0.000583421111211375</text:p>
              </table:table-cell>
            </table:table-row>
            <table:table-row>
              <table:table-cell office:value-type="string">
                <text:p> chapter</text:p>
              </table:table-cell>
              <table:table-cell office:value-type="float" office:value="0.000582157054010301">
                <text:p>0.000582157054010301</text:p>
              </table:table-cell>
            </table:table-row>
            <table:table-row>
              <table:table-cell office:value-type="string">
                <text:p> book</text:p>
              </table:table-cell>
              <table:table-cell office:value-type="float" office:value="0.000580898905252649">
                <text:p>0.000580898905252649</text:p>
              </table:table-cell>
            </table:table-row>
            <table:table-row>
              <table:table-cell office:value-type="string">
                <text:p> hope</text:p>
              </table:table-cell>
              <table:table-cell office:value-type="float" office:value="0.000579646622579725">
                <text:p>0.000579646622579725</text:p>
              </table:table-cell>
            </table:table-row>
            <table:table-row>
              <table:table-cell office:value-type="string">
                <text:p> uncle</text:p>
              </table:table-cell>
              <table:table-cell office:value-type="float" office:value="0.000578400164041672">
                <text:p>0.000578400164041672</text:p>
              </table:table-cell>
            </table:table-row>
            <table:table-row>
              <table:table-cell office:value-type="string">
                <text:p> period</text:p>
              </table:table-cell>
              <table:table-cell office:value-type="float" office:value="0.000577159488092508">
                <text:p>0.000577159488092508</text:p>
              </table:table-cell>
            </table:table-row>
            <table:table-row>
              <table:table-cell office:value-type="string">
                <text:p> coming</text:p>
              </table:table-cell>
              <table:table-cell office:value-type="float" office:value="0.000575924553585244">
                <text:p>0.000575924553585244</text:p>
              </table:table-cell>
            </table:table-row>
            <table:table-row>
              <table:table-cell office:value-type="string">
                <text:p> bible</text:p>
              </table:table-cell>
              <table:table-cell office:value-type="float" office:value="0.000574695319767074">
                <text:p>0.000574695319767074</text:p>
              </table:table-cell>
            </table:table-row>
            <table:table-row>
              <table:table-cell office:value-type="string">
                <text:p> force</text:p>
              </table:table-cell>
              <table:table-cell office:value-type="float" office:value="0.000573471746274631">
                <text:p>0.000573471746274631</text:p>
              </table:table-cell>
            </table:table-row>
            <table:table-row>
              <table:table-cell office:value-type="string">
                <text:p> suppose</text:p>
              </table:table-cell>
              <table:table-cell office:value-type="float" office:value="0.000572253793129309">
                <text:p>0.000572253793129309</text:p>
              </table:table-cell>
            </table:table-row>
            <table:table-row>
              <table:table-cell office:value-type="string">
                <text:p> sure</text:p>
              </table:table-cell>
              <table:table-cell office:value-type="float" office:value="0.000571041420732663">
                <text:p>0.000571041420732663</text:p>
              </table:table-cell>
            </table:table-row>
            <table:table-row>
              <table:table-cell office:value-type="string">
                <text:p> o</text:p>
              </table:table-cell>
              <table:table-cell office:value-type="float" office:value="0.000569834589861866">
                <text:p>0.000569834589861866</text:p>
              </table:table-cell>
            </table:table-row>
            <table:table-row>
              <table:table-cell office:value-type="string">
                <text:p> close</text:p>
              </table:table-cell>
              <table:table-cell office:value-type="float" office:value="0.000568633261665229">
                <text:p>0.000568633261665229</text:p>
              </table:table-cell>
            </table:table-row>
            <table:table-row>
              <table:table-cell office:value-type="string">
                <text:p> call</text:p>
              </table:table-cell>
              <table:table-cell office:value-type="float" office:value="0.000567437397657801">
                <text:p>0.000567437397657801</text:p>
              </table:table-cell>
            </table:table-row>
            <table:table-row>
              <table:table-cell office:value-type="string">
                <text:p> foundation</text:p>
              </table:table-cell>
              <table:table-cell office:value-type="float" office:value="0.000566246959717009">
                <text:p>0.000566246959717009</text:p>
              </table:table-cell>
            </table:table-row>
            <table:table-row>
              <table:table-cell office:value-type="string">
                <text:p> red</text:p>
              </table:table-cell>
              <table:table-cell office:value-type="float" office:value="0.000565061910078381">
                <text:p>0.000565061910078381</text:p>
              </table:table-cell>
            </table:table-row>
            <table:table-row>
              <table:table-cell office:value-type="string">
                <text:p> making</text:p>
              </table:table-cell>
              <table:table-cell office:value-type="float" office:value="0.000563882211331319">
                <text:p>0.000563882211331319</text:p>
              </table:table-cell>
            </table:table-row>
            <table:table-row>
              <table:table-cell office:value-type="string">
                <text:p> across</text:p>
              </table:table-cell>
              <table:table-cell office:value-type="float" office:value="0.000562707826414929">
                <text:p>0.000562707826414929</text:p>
              </table:table-cell>
            </table:table-row>
            <table:table-row>
              <table:table-cell office:value-type="string">
                <text:p> i'm</text:p>
              </table:table-cell>
              <table:table-cell office:value-type="float" office:value="0.000561538718613923">
                <text:p>0.000561538718613923</text:p>
              </table:table-cell>
            </table:table-row>
            <table:table-row>
              <table:table-cell office:value-type="string">
                <text:p> followed</text:p>
              </table:table-cell>
              <table:table-cell office:value-type="float" office:value="0.000560374851554566">
                <text:p>0.000560374851554566</text:p>
              </table:table-cell>
            </table:table-row>
            <table:table-row>
              <table:table-cell office:value-type="string">
                <text:p> aunt</text:p>
              </table:table-cell>
              <table:table-cell office:value-type="float" office:value="0.000559216189200686">
                <text:p>0.000559216189200686</text:p>
              </table:table-cell>
            </table:table-row>
            <table:table-row>
              <table:table-cell office:value-type="string">
                <text:p> strong</text:p>
              </table:table-cell>
              <table:table-cell office:value-type="float" office:value="0.000558062695849738">
                <text:p>0.000558062695849738</text:p>
              </table:table-cell>
            </table:table-row>
            <table:table-row>
              <table:table-cell office:value-type="string">
                <text:p> returned</text:p>
              </table:table-cell>
              <table:table-cell office:value-type="float" office:value="0.000556914336128929">
                <text:p>0.000556914336128929</text:p>
              </table:table-cell>
            </table:table-row>
            <table:table-row>
              <table:table-cell office:value-type="string">
                <text:p> moral</text:p>
              </table:table-cell>
              <table:table-cell office:value-type="float" office:value="0.000555771074991385">
                <text:p>0.000555771074991385</text:p>
              </table:table-cell>
            </table:table-row>
            <table:table-row>
              <table:table-cell office:value-type="string">
                <text:p> miles</text:p>
              </table:table-cell>
              <table:table-cell office:value-type="float" office:value="0.000554632877712387">
                <text:p>0.000554632877712387</text:p>
              </table:table-cell>
            </table:table-row>
            <table:table-row>
              <table:table-cell office:value-type="string">
                <text:p> p</text:p>
              </table:table-cell>
              <table:table-cell office:value-type="float" office:value="0.000553499709885646">
                <text:p>0.000553499709885646</text:p>
              </table:table-cell>
            </table:table-row>
            <table:table-row>
              <table:table-cell office:value-type="string">
                <text:p> six</text:p>
              </table:table-cell>
              <table:table-cell office:value-type="float" office:value="0.000552371537419637">
                <text:p>0.000552371537419637</text:p>
              </table:table-cell>
            </table:table-row>
            <table:table-row>
              <table:table-cell office:value-type="string">
                <text:p> division</text:p>
              </table:table-cell>
              <table:table-cell office:value-type="float" office:value="0.000551248326533982">
                <text:p>0.000551248326533982</text:p>
              </table:table-cell>
            </table:table-row>
            <table:table-row>
              <table:table-cell office:value-type="string">
                <text:p> act</text:p>
              </table:table-cell>
              <table:table-cell office:value-type="float" office:value="0.000550130043755883">
                <text:p>0.000550130043755883</text:p>
              </table:table-cell>
            </table:table-row>
            <table:table-row>
              <table:table-cell office:value-type="string">
                <text:p> therefore</text:p>
              </table:table-cell>
              <table:table-cell office:value-type="float" office:value="0.000549016655916603">
                <text:p>0.000549016655916603</text:p>
              </table:table-cell>
            </table:table-row>
            <table:table-row>
              <table:table-cell office:value-type="string">
                <text:p> forms</text:p>
              </table:table-cell>
              <table:table-cell office:value-type="float" office:value="0.000547908130147998">
                <text:p>0.000547908130147998</text:p>
              </table:table-cell>
            </table:table-row>
            <table:table-row>
              <table:table-cell office:value-type="string">
                <text:p> friends</text:p>
              </table:table-cell>
              <table:table-cell office:value-type="float" office:value="0.000546804433879096">
                <text:p>0.000546804433879096</text:p>
              </table:table-cell>
            </table:table-row>
            <table:table-row>
              <table:table-cell office:value-type="string">
                <text:p> mean</text:p>
              </table:table-cell>
              <table:table-cell office:value-type="float" office:value="0.000545705534832718">
                <text:p>0.000545705534832718</text:p>
              </table:table-cell>
            </table:table-row>
            <table:table-row>
              <table:table-cell office:value-type="string">
                <text:p> show</text:p>
              </table:table-cell>
              <table:table-cell office:value-type="float" office:value="0.000544611401022154">
                <text:p>0.000544611401022154</text:p>
              </table:table-cell>
            </table:table-row>
            <table:table-row>
              <table:table-cell office:value-type="string">
                <text:p> early</text:p>
              </table:table-cell>
              <table:table-cell office:value-type="float" office:value="0.000543522000747878">
                <text:p>0.000543522000747878</text:p>
              </table:table-cell>
            </table:table-row>
            <table:table-row>
              <table:table-cell office:value-type="string">
                <text:p> view</text:p>
              </table:table-cell>
              <table:table-cell office:value-type="float" office:value="0.000542437302594305">
                <text:p>0.000542437302594305</text:p>
              </table:table-cell>
            </table:table-row>
            <table:table-row>
              <table:table-cell office:value-type="string">
                <text:p> poor</text:p>
              </table:table-cell>
              <table:table-cell office:value-type="float" office:value="0.000541357275426604">
                <text:p>0.000541357275426604</text:p>
              </table:table-cell>
            </table:table-row>
            <table:table-row>
              <table:table-cell office:value-type="string">
                <text:p> reached</text:p>
              </table:table-cell>
              <table:table-cell office:value-type="float" office:value="0.000540281888387538">
                <text:p>0.000540281888387538</text:p>
              </table:table-cell>
            </table:table-row>
            <table:table-row>
              <table:table-cell office:value-type="string">
                <text:p> agreement</text:p>
              </table:table-cell>
              <table:table-cell office:value-type="float" office:value="0.000539211110894362">
                <text:p>0.000539211110894362</text:p>
              </table:table-cell>
            </table:table-row>
            <table:table-row>
              <table:table-cell office:value-type="string">
                <text:p> line</text:p>
              </table:table-cell>
              <table:table-cell office:value-type="float" office:value="0.000538144912635751">
                <text:p>0.000538144912635751</text:p>
              </table:table-cell>
            </table:table-row>
            <table:table-row>
              <table:table-cell office:value-type="string">
                <text:p> ten</text:p>
              </table:table-cell>
              <table:table-cell office:value-type="float" office:value="0.000537083263568776">
                <text:p>0.000537083263568776</text:p>
              </table:table-cell>
            </table:table-row>
            <table:table-row>
              <table:table-cell office:value-type="string">
                <text:p> truth</text:p>
              </table:table-cell>
              <table:table-cell office:value-type="float" office:value="0.000536026133915918">
                <text:p>0.000536026133915918</text:p>
              </table:table-cell>
            </table:table-row>
            <table:table-row>
              <table:table-cell office:value-type="string">
                <text:p> strange</text:p>
              </table:table-cell>
              <table:table-cell office:value-type="float" office:value="0.000534973494162125">
                <text:p>0.000534973494162125</text:p>
              </table:table-cell>
            </table:table-row>
            <table:table-row>
              <table:table-cell office:value-type="string">
                <text:p> c</text:p>
              </table:table-cell>
              <table:table-cell office:value-type="float" office:value="0.000533925315051901">
                <text:p>0.000533925315051901</text:p>
              </table:table-cell>
            </table:table-row>
            <table:table-row>
              <table:table-cell office:value-type="string">
                <text:p> position</text:p>
              </table:table-cell>
              <table:table-cell office:value-type="float" office:value="0.000532881567586443">
                <text:p>0.000532881567586443</text:p>
              </table:table-cell>
            </table:table-row>
            <table:table-row>
              <table:table-cell office:value-type="string">
                <text:p> fell</text:p>
              </table:table-cell>
              <table:table-cell office:value-type="float" office:value="0.00053184222302081">
                <text:p>0.00053184222302081</text:p>
              </table:table-cell>
            </table:table-row>
            <table:table-row>
              <table:table-cell office:value-type="string">
                <text:p> really</text:p>
              </table:table-cell>
              <table:table-cell office:value-type="float" office:value="0.00053080725286113">
                <text:p>0.00053080725286113</text:p>
              </table:table-cell>
            </table:table-row>
            <table:table-row>
              <table:table-cell office:value-type="string">
                <text:p> return</text:p>
              </table:table-cell>
              <table:table-cell office:value-type="float" office:value="0.000529776628861848">
                <text:p>0.000529776628861848</text:p>
              </table:table-cell>
            </table:table-row>
            <table:table-row>
              <table:table-cell office:value-type="string">
                <text:p> london</text:p>
              </table:table-cell>
              <table:table-cell office:value-type="float" office:value="0.000528750323023006">
                <text:p>0.000528750323023006</text:p>
              </table:table-cell>
            </table:table-row>
            <table:table-row>
              <table:table-cell office:value-type="string">
                <text:p> de</text:p>
              </table:table-cell>
              <table:table-cell office:value-type="float" office:value="0.000527728307587559">
                <text:p>0.000527728307587559</text:p>
              </table:table-cell>
            </table:table-row>
            <table:table-row>
              <table:table-cell office:value-type="string">
                <text:p> beyond</text:p>
              </table:table-cell>
              <table:table-cell office:value-type="float" office:value="0.00052671055503873">
                <text:p>0.00052671055503873</text:p>
              </table:table-cell>
            </table:table-row>
            <table:table-row>
              <table:table-cell office:value-type="string">
                <text:p> forth</text:p>
              </table:table-cell>
              <table:table-cell office:value-type="float" office:value="0.000525697038097395">
                <text:p>0.000525697038097395</text:p>
              </table:table-cell>
            </table:table-row>
            <table:table-row>
              <table:table-cell office:value-type="string">
                <text:p> cause</text:p>
              </table:table-cell>
              <table:table-cell office:value-type="float" office:value="0.000524687729719509">
                <text:p>0.000524687729719509</text:p>
              </table:table-cell>
            </table:table-row>
            <table:table-row>
              <table:table-cell office:value-type="string">
                <text:p> year</text:p>
              </table:table-cell>
              <table:table-cell office:value-type="float" office:value="0.000523682603093553">
                <text:p>0.000523682603093553</text:p>
              </table:table-cell>
            </table:table-row>
            <table:table-row>
              <table:table-cell office:value-type="string">
                <text:p> business</text:p>
              </table:table-cell>
              <table:table-cell office:value-type="float" office:value="0.00052268163163803">
                <text:p>0.00052268163163803</text:p>
              </table:table-cell>
            </table:table-row>
            <table:table-row>
              <table:table-cell office:value-type="string">
                <text:p> command</text:p>
              </table:table-cell>
              <table:table-cell office:value-type="float" office:value="0.000521684788998984">
                <text:p>0.000521684788998984</text:p>
              </table:table-cell>
            </table:table-row>
            <table:table-row>
              <table:table-cell office:value-type="string">
                <text:p> sat</text:p>
              </table:table-cell>
              <table:table-cell office:value-type="float" office:value="0.000520692049047548">
                <text:p>0.000520692049047548</text:p>
              </table:table-cell>
            </table:table-row>
            <table:table-row>
              <table:table-cell office:value-type="string">
                <text:p> king</text:p>
              </table:table-cell>
              <table:table-cell office:value-type="float" office:value="0.000519703385877537">
                <text:p>0.000519703385877537</text:p>
              </table:table-cell>
            </table:table-row>
            <table:table-row>
              <table:table-cell office:value-type="string">
                <text:p> sort</text:p>
              </table:table-cell>
              <table:table-cell office:value-type="float" office:value="0.000518718773803058">
                <text:p>0.000518718773803058</text:p>
              </table:table-cell>
            </table:table-row>
            <table:table-row>
              <table:table-cell office:value-type="string">
                <text:p> that's</text:p>
              </table:table-cell>
              <table:table-cell office:value-type="float" office:value="0.000517738187356157">
                <text:p>0.000517738187356157</text:p>
              </table:table-cell>
            </table:table-row>
            <table:table-row>
              <table:table-cell office:value-type="string">
                <text:p> sense</text:p>
              </table:table-cell>
              <table:table-cell office:value-type="float" office:value="0.0005167616012845">
                <text:p>0.0005167616012845</text:p>
              </table:table-cell>
            </table:table-row>
            <table:table-row>
              <table:table-cell office:value-type="string">
                <text:p> sister</text:p>
              </table:table-cell>
              <table:table-cell office:value-type="float" office:value="0.000515788990549074">
                <text:p>0.000515788990549074</text:p>
              </table:table-cell>
            </table:table-row>
            <table:table-row>
              <table:table-cell office:value-type="string">
                <text:p> orders</text:p>
              </table:table-cell>
              <table:table-cell office:value-type="float" office:value="0.000514820330321927">
                <text:p>0.000514820330321927</text:p>
              </table:table-cell>
            </table:table-row>
            <table:table-row>
              <table:table-cell office:value-type="string">
                <text:p> beautiful</text:p>
              </table:table-cell>
              <table:table-cell office:value-type="float" office:value="0.000513855595983932">
                <text:p>0.000513855595983932</text:p>
              </table:table-cell>
            </table:table-row>
            <table:table-row>
              <table:table-cell office:value-type="string">
                <text:p> age</text:p>
              </table:table-cell>
              <table:table-cell office:value-type="float" office:value="0.000512894763122579">
                <text:p>0.000512894763122579</text:p>
              </table:table-cell>
            </table:table-row>
            <table:table-row>
              <table:table-cell office:value-type="string">
                <text:p> history</text:p>
              </table:table-cell>
              <table:table-cell office:value-type="float" office:value="0.0005119378075298">
                <text:p>0.0005119378075298</text:p>
              </table:table-cell>
            </table:table-row>
            <table:table-row>
              <table:table-cell office:value-type="string">
                <text:p> children</text:p>
              </table:table-cell>
              <table:table-cell office:value-type="float" office:value="0.000510984705199813">
                <text:p>0.000510984705199813</text:p>
              </table:table-cell>
            </table:table-row>
            <table:table-row>
              <table:table-cell office:value-type="string">
                <text:p> girl</text:p>
              </table:table-cell>
              <table:table-cell office:value-type="float" office:value="0.000510035432327001">
                <text:p>0.000510035432327001</text:p>
              </table:table-cell>
            </table:table-row>
            <table:table-row>
              <table:table-cell office:value-type="string">
                <text:p> major</text:p>
              </table:table-cell>
              <table:table-cell office:value-type="float" office:value="0.000509089965303817">
                <text:p>0.000509089965303817</text:p>
              </table:table-cell>
            </table:table-row>
            <table:table-row>
              <table:table-cell office:value-type="string">
                <text:p> account</text:p>
              </table:table-cell>
              <table:table-cell office:value-type="float" office:value="0.00050814828071871">
                <text:p>0.00050814828071871</text:p>
              </table:table-cell>
            </table:table-row>
            <table:table-row>
              <table:table-cell office:value-type="string">
                <text:p> continued</text:p>
              </table:table-cell>
              <table:table-cell office:value-type="float" office:value="0.000507210355354082">
                <text:p>0.000507210355354082</text:p>
              </table:table-cell>
            </table:table-row>
            <table:table-row>
              <table:table-cell office:value-type="string">
                <text:p> herself</text:p>
              </table:table-cell>
              <table:table-cell office:value-type="float" office:value="0.000506276166184271">
                <text:p>0.000506276166184271</text:p>
              </table:table-cell>
            </table:table-row>
            <table:table-row>
              <table:table-cell office:value-type="string">
                <text:p> hold</text:p>
              </table:table-cell>
              <table:table-cell office:value-type="float" office:value="0.000505345690373555">
                <text:p>0.000505345690373555</text:p>
              </table:table-cell>
            </table:table-row>
            <table:table-row>
              <table:table-cell office:value-type="string">
                <text:p> bed</text:p>
              </table:table-cell>
              <table:table-cell office:value-type="float" office:value="0.000504418905274184">
                <text:p>0.000504418905274184</text:p>
              </table:table-cell>
            </table:table-row>
            <table:table-row>
              <table:table-cell office:value-type="string">
                <text:p> lost</text:p>
              </table:table-cell>
              <table:table-cell office:value-type="float" office:value="0.000503495788424436">
                <text:p>0.000503495788424436</text:p>
              </table:table-cell>
            </table:table-row>
            <table:table-row>
              <table:table-cell office:value-type="string">
                <text:p> appeared</text:p>
              </table:table-cell>
              <table:table-cell office:value-type="float" office:value="0.000502576317546701">
                <text:p>0.000502576317546701</text:p>
              </table:table-cell>
            </table:table-row>
            <table:table-row>
              <table:table-cell office:value-type="string">
                <text:p> enemy</text:p>
              </table:table-cell>
              <table:table-cell office:value-type="float" office:value="0.000501660470545577">
                <text:p>0.000501660470545577</text:p>
              </table:table-cell>
            </table:table-row>
            <table:table-row>
              <table:table-cell office:value-type="string">
                <text:p> table</text:p>
              </table:table-cell>
              <table:table-cell office:value-type="float" office:value="0.000500748225506004">
                <text:p>0.000500748225506004</text:p>
              </table:table-cell>
            </table:table-row>
            <table:table-row>
              <table:table-cell office:value-type="string">
                <text:p> idea</text:p>
              </table:table-cell>
              <table:table-cell office:value-type="float" office:value="0.000499839560691415">
                <text:p>0.000499839560691415</text:p>
              </table:table-cell>
            </table:table-row>
            <table:table-row>
              <table:table-cell office:value-type="string">
                <text:p> except</text:p>
              </table:table-cell>
              <table:table-cell office:value-type="float" office:value="0.000498934454541904">
                <text:p>0.000498934454541904</text:p>
              </table:table-cell>
            </table:table-row>
            <table:table-row>
              <table:table-cell office:value-type="string">
                <text:p> effect</text:p>
              </table:table-cell>
              <table:table-cell office:value-type="float" office:value="0.000498032885672427">
                <text:p>0.000498032885672427</text:p>
              </table:table-cell>
            </table:table-row>
            <table:table-row>
              <table:table-cell office:value-type="string">
                <text:p> purpose</text:p>
              </table:table-cell>
              <table:table-cell office:value-type="float" office:value="0.000497134832871018">
                <text:p>0.000497134832871018</text:p>
              </table:table-cell>
            </table:table-row>
            <table:table-row>
              <table:table-cell office:value-type="string">
                <text:p> wife</text:p>
              </table:table-cell>
              <table:table-cell office:value-type="float" office:value="0.00049624027509703">
                <text:p>0.00049624027509703</text:p>
              </table:table-cell>
            </table:table-row>
            <table:table-row>
              <table:table-cell office:value-type="string">
                <text:p> master</text:p>
              </table:table-cell>
              <table:table-cell office:value-type="float" office:value="0.000495349191479394">
                <text:p>0.000495349191479394</text:p>
              </table:table-cell>
            </table:table-row>
            <table:table-row>
              <table:table-cell office:value-type="string">
                <text:p> speak</text:p>
              </table:table-cell>
              <table:table-cell office:value-type="float" office:value="0.000494461561314907">
                <text:p>0.000494461561314907</text:p>
              </table:table-cell>
            </table:table-row>
            <table:table-row>
              <table:table-cell office:value-type="string">
                <text:p> kept</text:p>
              </table:table-cell>
              <table:table-cell office:value-type="float" office:value="0.000493577364066529">
                <text:p>0.000493577364066529</text:p>
              </table:table-cell>
            </table:table-row>
            <table:table-row>
              <table:table-cell office:value-type="string">
                <text:p> following</text:p>
              </table:table-cell>
              <table:table-cell office:value-type="float" office:value="0.000492696579361713">
                <text:p>0.000492696579361713</text:p>
              </table:table-cell>
            </table:table-row>
            <table:table-row>
              <table:table-cell office:value-type="string">
                <text:p> eye</text:p>
              </table:table-cell>
              <table:table-cell office:value-type="float" office:value="0.000491819186990746">
                <text:p>0.000491819186990746</text:p>
              </table:table-cell>
            </table:table-row>
            <table:table-row>
              <table:table-cell office:value-type="string">
                <text:p> further</text:p>
              </table:table-cell>
              <table:table-cell office:value-type="float" office:value="0.000490945166905116">
                <text:p>0.000490945166905116</text:p>
              </table:table-cell>
            </table:table-row>
            <table:table-row>
              <table:table-cell office:value-type="string">
                <text:p> help</text:p>
              </table:table-cell>
              <table:table-cell office:value-type="float" office:value="0.000490074499215894">
                <text:p>0.000490074499215894</text:p>
              </table:table-cell>
            </table:table-row>
            <table:table-row>
              <table:table-cell office:value-type="string">
                <text:p> colonel</text:p>
              </table:table-cell>
              <table:table-cell office:value-type="float" office:value="0.000489207164192142">
                <text:p>0.000489207164192142</text:p>
              </table:table-cell>
            </table:table-row>
            <table:table-row>
              <table:table-cell office:value-type="string">
                <text:p> written</text:p>
              </table:table-cell>
              <table:table-cell office:value-type="float" office:value="0.000488343142259329">
                <text:p>0.000488343142259329</text:p>
              </table:table-cell>
            </table:table-row>
            <table:table-row>
              <table:table-cell office:value-type="string">
                <text:p> cases</text:p>
              </table:table-cell>
              <table:table-cell office:value-type="float" office:value="0.000487482413997782">
                <text:p>0.000487482413997782</text:p>
              </table:table-cell>
            </table:table-row>
            <table:table-row>
              <table:table-cell office:value-type="string">
                <text:p> clear</text:p>
              </table:table-cell>
              <table:table-cell office:value-type="float" office:value="0.000486624960141141">
                <text:p>0.000486624960141141</text:p>
              </table:table-cell>
            </table:table-row>
            <table:table-row>
              <table:table-cell office:value-type="string">
                <text:p> money</text:p>
              </table:table-cell>
              <table:table-cell office:value-type="float" office:value="0.000485770761574838">
                <text:p>0.000485770761574838</text:p>
              </table:table-cell>
            </table:table-row>
            <table:table-row>
              <table:table-cell office:value-type="string">
                <text:p> understand</text:p>
              </table:table-cell>
              <table:table-cell office:value-type="float" office:value="0.000484919799334597">
                <text:p>0.000484919799334597</text:p>
              </table:table-cell>
            </table:table-row>
            <table:table-row>
              <table:table-cell office:value-type="string">
                <text:p> important</text:p>
              </table:table-cell>
              <table:table-cell office:value-type="float" office:value="0.000484072054604948">
                <text:p>0.000484072054604948</text:p>
              </table:table-cell>
            </table:table-row>
            <table:table-row>
              <table:table-cell office:value-type="string">
                <text:p> free</text:p>
              </table:table-cell>
              <table:table-cell office:value-type="float" office:value="0.00048322750871776">
                <text:p>0.00048322750871776</text:p>
              </table:table-cell>
            </table:table-row>
            <table:table-row>
              <table:table-cell office:value-type="string">
                <text:p> sometimes</text:p>
              </table:table-cell>
              <table:table-cell office:value-type="float" office:value="0.00048238614315079">
                <text:p>0.00048238614315079</text:p>
              </table:table-cell>
            </table:table-row>
            <table:table-row>
              <table:table-cell office:value-type="string">
                <text:p> south</text:p>
              </table:table-cell>
              <table:table-cell office:value-type="float" office:value="0.000481547939526253">
                <text:p>0.000481547939526253</text:p>
              </table:table-cell>
            </table:table-row>
            <table:table-row>
              <table:table-cell office:value-type="string">
                <text:p> around</text:p>
              </table:table-cell>
              <table:table-cell office:value-type="float" office:value="0.000480712879609403">
                <text:p>0.000480712879609403</text:p>
              </table:table-cell>
            </table:table-row>
            <table:table-row>
              <table:table-cell office:value-type="string">
                <text:p> front</text:p>
              </table:table-cell>
              <table:table-cell office:value-type="float" office:value="0.000479880945307138">
                <text:p>0.000479880945307138</text:p>
              </table:table-cell>
            </table:table-row>
            <table:table-row>
              <table:table-cell office:value-type="string">
                <text:p> latter</text:p>
              </table:table-cell>
              <table:table-cell office:value-type="float" office:value="0.000479052118666614">
                <text:p>0.000479052118666614</text:p>
              </table:table-cell>
            </table:table-row>
            <table:table-row>
              <table:table-cell office:value-type="string">
                <text:p> arms</text:p>
              </table:table-cell>
              <table:table-cell office:value-type="float" office:value="0.000478226381873881">
                <text:p>0.000478226381873881</text:p>
              </table:table-cell>
            </table:table-row>
            <table:table-row>
              <table:table-cell office:value-type="string">
                <text:p> none</text:p>
              </table:table-cell>
              <table:table-cell office:value-type="float" office:value="0.000477403717252532">
                <text:p>0.000477403717252532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0.000476584107262369">
                <text:p>0.000476584107262369</text:p>
              </table:table-cell>
            </table:table-row>
            <table:table-row>
              <table:table-cell office:value-type="string">
                <text:p> party</text:p>
              </table:table-cell>
              <table:table-cell office:value-type="float" office:value="0.000475767534498081">
                <text:p>0.000475767534498081</text:p>
              </table:table-cell>
            </table:table-row>
            <table:table-row>
              <table:table-cell office:value-type="string">
                <text:p> certainly</text:p>
              </table:table-cell>
              <table:table-cell office:value-type="float" office:value="0.000474953981687947">
                <text:p>0.000474953981687947</text:p>
              </table:table-cell>
            </table:table-row>
            <table:table-row>
              <table:table-cell office:value-type="string">
                <text:p> toward</text:p>
              </table:table-cell>
              <table:table-cell office:value-type="float" office:value="0.000474143431692541">
                <text:p>0.000474143431692541</text:p>
              </table:table-cell>
            </table:table-row>
            <table:table-row>
              <table:table-cell office:value-type="string">
                <text:p> town</text:p>
              </table:table-cell>
              <table:table-cell office:value-type="float" office:value="0.000473335867503462">
                <text:p>0.000473335867503462</text:p>
              </table:table-cell>
            </table:table-row>
            <table:table-row>
              <table:table-cell office:value-type="string">
                <text:p> laws</text:p>
              </table:table-cell>
              <table:table-cell office:value-type="float" office:value="0.000472531272242077">
                <text:p>0.000472531272242077</text:p>
              </table:table-cell>
            </table:table-row>
            <table:table-row>
              <table:table-cell office:value-type="string">
                <text:p> length</text:p>
              </table:table-cell>
              <table:table-cell office:value-type="float" office:value="0.000471729629158273">
                <text:p>0.000471729629158273</text:p>
              </table:table-cell>
            </table:table-row>
            <table:table-row>
              <table:table-cell office:value-type="string">
                <text:p> answer</text:p>
              </table:table-cell>
              <table:table-cell office:value-type="float" office:value="0.000470930921629228">
                <text:p>0.000470930921629228</text:p>
              </table:table-cell>
            </table:table-row>
            <table:table-row>
              <table:table-cell office:value-type="string">
                <text:p> corps</text:p>
              </table:table-cell>
              <table:table-cell office:value-type="float" office:value="0.000470135133158199">
                <text:p>0.000470135133158199</text:p>
              </table:table-cell>
            </table:table-row>
            <table:table-row>
              <table:table-cell office:value-type="string">
                <text:p> probably</text:p>
              </table:table-cell>
              <table:table-cell office:value-type="float" office:value="0.000469342247373315">
                <text:p>0.000469342247373315</text:p>
              </table:table-cell>
            </table:table-row>
            <table:table-row>
              <table:table-cell office:value-type="string">
                <text:p> turn</text:p>
              </table:table-cell>
              <table:table-cell office:value-type="float" office:value="0.000468552248026395">
                <text:p>0.000468552248026395</text:p>
              </table:table-cell>
            </table:table-row>
            <table:table-row>
              <table:table-cell office:value-type="string">
                <text:p> action</text:p>
              </table:table-cell>
              <table:table-cell office:value-type="float" office:value="0.000467765118991769">
                <text:p>0.000467765118991769</text:p>
              </table:table-cell>
            </table:table-row>
            <table:table-row>
              <table:table-cell office:value-type="string">
                <text:p> able</text:p>
              </table:table-cell>
              <table:table-cell office:value-type="float" office:value="0.00046698084426512">
                <text:p>0.00046698084426512</text:p>
              </table:table-cell>
            </table:table-row>
            <table:table-row>
              <table:table-cell office:value-type="string">
                <text:p> company</text:p>
              </table:table-cell>
              <table:table-cell office:value-type="float" office:value="0.000466199407962334">
                <text:p>0.000466199407962334</text:p>
              </table:table-cell>
            </table:table-row>
            <table:table-row>
              <table:table-cell office:value-type="string">
                <text:p> m</text:p>
              </table:table-cell>
              <table:table-cell office:value-type="float" office:value="0.000465420794318368">
                <text:p>0.000465420794318368</text:p>
              </table:table-cell>
            </table:table-row>
            <table:table-row>
              <table:table-cell office:value-type="string">
                <text:p> child</text:p>
              </table:table-cell>
              <table:table-cell office:value-type="float" office:value="0.000464644987686129">
                <text:p>0.000464644987686129</text:p>
              </table:table-cell>
            </table:table-row>
            <table:table-row>
              <table:table-cell office:value-type="string">
                <text:p> horse</text:p>
              </table:table-cell>
              <table:table-cell office:value-type="float" office:value="0.000463871972535359">
                <text:p>0.000463871972535359</text:p>
              </table:table-cell>
            </table:table-row>
            <table:table-row>
              <table:table-cell office:value-type="string">
                <text:p> change</text:p>
              </table:table-cell>
              <table:table-cell office:value-type="float" office:value="0.000463101733451548">
                <text:p>0.000463101733451548</text:p>
              </table:table-cell>
            </table:table-row>
            <table:table-row>
              <table:table-cell office:value-type="string">
                <text:p> suddenly</text:p>
              </table:table-cell>
              <table:table-cell office:value-type="float" office:value="0.000462334255134842">
                <text:p>0.000462334255134842</text:p>
              </table:table-cell>
            </table:table-row>
            <table:table-row>
              <table:table-cell office:value-type="string">
                <text:p> saying</text:p>
              </table:table-cell>
              <table:table-cell office:value-type="float" office:value="0.000461569522398974">
                <text:p>0.000461569522398974</text:p>
              </table:table-cell>
            </table:table-row>
            <table:table-row>
              <table:table-cell office:value-type="string">
                <text:p> north</text:p>
              </table:table-cell>
              <table:table-cell office:value-type="float" office:value="0.000460807520170207">
                <text:p>0.000460807520170207</text:p>
              </table:table-cell>
            </table:table-row>
            <table:table-row>
              <table:table-cell office:value-type="string">
                <text:p> knowledge</text:p>
              </table:table-cell>
              <table:table-cell office:value-type="float" office:value="0.000460048233486283">
                <text:p>0.000460048233486283</text:p>
              </table:table-cell>
            </table:table-row>
            <table:table-row>
              <table:table-cell office:value-type="string">
                <text:p> seems</text:p>
              </table:table-cell>
              <table:table-cell office:value-type="float" office:value="0.000459291647495385">
                <text:p>0.000459291647495385</text:p>
              </table:table-cell>
            </table:table-row>
            <table:table-row>
              <table:table-cell office:value-type="string">
                <text:p> past</text:p>
              </table:table-cell>
              <table:table-cell office:value-type="float" office:value="0.000458537747455119">
                <text:p>0.000458537747455119</text:p>
              </table:table-cell>
            </table:table-row>
            <table:table-row>
              <table:table-cell office:value-type="string">
                <text:p> although</text:p>
              </table:table-cell>
              <table:table-cell office:value-type="float" office:value="0.000457786518731496">
                <text:p>0.000457786518731496</text:p>
              </table:table-cell>
            </table:table-row>
            <table:table-row>
              <table:table-cell office:value-type="string">
                <text:p> taking</text:p>
              </table:table-cell>
              <table:table-cell office:value-type="float" office:value="0.000457037946797929">
                <text:p>0.000457037946797929</text:p>
              </table:table-cell>
            </table:table-row>
            <table:table-row>
              <table:table-cell office:value-type="string">
                <text:p> mere</text:p>
              </table:table-cell>
              <table:table-cell office:value-type="float" office:value="0.000456292017234248">
                <text:p>0.000456292017234248</text:p>
              </table:table-cell>
            </table:table-row>
            <table:table-row>
              <table:table-cell office:value-type="string">
                <text:p> brother</text:p>
              </table:table-cell>
              <table:table-cell office:value-type="float" office:value="0.000455548715725717">
                <text:p>0.000455548715725717</text:p>
              </table:table-cell>
            </table:table-row>
            <table:table-row>
              <table:table-cell office:value-type="string">
                <text:p> necessary</text:p>
              </table:table-cell>
              <table:table-cell office:value-type="float" office:value="0.000454808028062063">
                <text:p>0.000454808028062063</text:p>
              </table:table-cell>
            </table:table-row>
            <table:table-row>
              <table:table-cell office:value-type="string">
                <text:p> wish</text:p>
              </table:table-cell>
              <table:table-cell office:value-type="float" office:value="0.000454069940136523">
                <text:p>0.000454069940136523</text:p>
              </table:table-cell>
            </table:table-row>
            <table:table-row>
              <table:table-cell office:value-type="string">
                <text:p> ready</text:p>
              </table:table-cell>
              <table:table-cell office:value-type="float" office:value="0.000453334437944891">
                <text:p>0.000453334437944891</text:p>
              </table:table-cell>
            </table:table-row>
            <table:table-row>
              <table:table-cell office:value-type="string">
                <text:p> union</text:p>
              </table:table-cell>
              <table:table-cell office:value-type="float" office:value="0.000452601507584587">
                <text:p>0.000452601507584587</text:p>
              </table:table-cell>
            </table:table-row>
            <table:table-row>
              <table:table-cell office:value-type="string">
                <text:p> i'll</text:p>
              </table:table-cell>
              <table:table-cell office:value-type="float" office:value="0.000451871135253725">
                <text:p>0.000451871135253725</text:p>
              </table:table-cell>
            </table:table-row>
            <table:table-row>
              <table:table-cell office:value-type="string">
                <text:p> sound</text:p>
              </table:table-cell>
              <table:table-cell office:value-type="float" office:value="0.000451143307250199">
                <text:p>0.000451143307250199</text:p>
              </table:table-cell>
            </table:table-row>
            <table:table-row>
              <table:table-cell office:value-type="string">
                <text:p> below</text:p>
              </table:table-cell>
              <table:table-cell office:value-type="float" office:value="0.000450418009970777">
                <text:p>0.000450418009970777</text:p>
              </table:table-cell>
            </table:table-row>
            <table:table-row>
              <table:table-cell office:value-type="string">
                <text:p> rest</text:p>
              </table:table-cell>
              <table:table-cell office:value-type="float" office:value="0.000449695229910202">
                <text:p>0.000449695229910202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000448974953660307">
                <text:p>0.000448974953660307</text:p>
              </table:table-cell>
            </table:table-row>
            <table:table-row>
              <table:table-cell office:value-type="string">
                <text:p> street</text:p>
              </table:table-cell>
              <table:table-cell office:value-type="float" office:value="0.000448257167909138">
                <text:p>0.000448257167909138</text:p>
              </table:table-cell>
            </table:table-row>
            <table:table-row>
              <table:table-cell office:value-type="string">
                <text:p> remained</text:p>
              </table:table-cell>
              <table:table-cell office:value-type="float" office:value="0.000447541859440085">
                <text:p>0.000447541859440085</text:p>
              </table:table-cell>
            </table:table-row>
            <table:table-row>
              <table:table-cell office:value-type="string">
                <text:p> attention</text:p>
              </table:table-cell>
              <table:table-cell office:value-type="float" office:value="0.000446829015131025">
                <text:p>0.000446829015131025</text:p>
              </table:table-cell>
            </table:table-row>
            <table:table-row>
              <table:table-cell office:value-type="string">
                <text:p> answered</text:p>
              </table:table-cell>
              <table:table-cell office:value-type="float" office:value="0.000446118621953472">
                <text:p>0.000446118621953472</text:p>
              </table:table-cell>
            </table:table-row>
            <table:table-row>
              <table:table-cell office:value-type="string">
                <text:p> feel</text:p>
              </table:table-cell>
              <table:table-cell office:value-type="float" office:value="0.000445410666971739">
                <text:p>0.000445410666971739</text:p>
              </table:table-cell>
            </table:table-row>
            <table:table-row>
              <table:table-cell office:value-type="string">
                <text:p> met</text:p>
              </table:table-cell>
              <table:table-cell office:value-type="float" office:value="0.000444705137342106">
                <text:p>0.000444705137342106</text:p>
              </table:table-cell>
            </table:table-row>
            <table:table-row>
              <table:table-cell office:value-type="string">
                <text:p> carried</text:p>
              </table:table-cell>
              <table:table-cell office:value-type="float" office:value="0.000444002020311997">
                <text:p>0.000444002020311997</text:p>
              </table:table-cell>
            </table:table-row>
            <table:table-row>
              <table:table-cell office:value-type="string">
                <text:p> single</text:p>
              </table:table-cell>
              <table:table-cell office:value-type="float" office:value="0.00044330130321917">
                <text:p>0.00044330130321917</text:p>
              </table:table-cell>
            </table:table-row>
            <table:table-row>
              <table:table-cell office:value-type="string">
                <text:p> john</text:p>
              </table:table-cell>
              <table:table-cell office:value-type="float" office:value="0.000442602973490912">
                <text:p>0.000442602973490912</text:p>
              </table:table-cell>
            </table:table-row>
            <table:table-row>
              <table:table-cell office:value-type="string">
                <text:p> grant</text:p>
              </table:table-cell>
              <table:table-cell office:value-type="float" office:value="0.000441907018643241">
                <text:p>0.000441907018643241</text:p>
              </table:table-cell>
            </table:table-row>
            <table:table-row>
              <table:table-cell office:value-type="string">
                <text:p> soul</text:p>
              </table:table-cell>
              <table:table-cell office:value-type="float" office:value="0.000441213426280123">
                <text:p>0.000441213426280123</text:p>
              </table:table-cell>
            </table:table-row>
            <table:table-row>
              <table:table-cell office:value-type="string">
                <text:p> dave</text:p>
              </table:table-cell>
              <table:table-cell office:value-type="float" office:value="0.000440522184092689">
                <text:p>0.000440522184092689</text:p>
              </table:table-cell>
            </table:table-row>
            <table:table-row>
              <table:table-cell office:value-type="string">
                <text:p> green</text:p>
              </table:table-cell>
              <table:table-cell office:value-type="float" office:value="0.000439833279858468">
                <text:p>0.000439833279858468</text:p>
              </table:table-cell>
            </table:table-row>
            <table:table-row>
              <table:table-cell office:value-type="string">
                <text:p> living</text:p>
              </table:table-cell>
              <table:table-cell office:value-type="float" office:value="0.000439146701440625">
                <text:p>0.000439146701440625</text:p>
              </table:table-cell>
            </table:table-row>
            <table:table-row>
              <table:table-cell office:value-type="string">
                <text:p> sight</text:p>
              </table:table-cell>
              <table:table-cell office:value-type="float" office:value="0.000438462436787204">
                <text:p>0.000438462436787204</text:p>
              </table:table-cell>
            </table:table-row>
            <table:table-row>
              <table:table-cell office:value-type="string">
                <text:p> winkle</text:p>
              </table:table-cell>
              <table:table-cell office:value-type="float" office:value="0.000437780473930383">
                <text:p>0.000437780473930383</text:p>
              </table:table-cell>
            </table:table-row>
            <table:table-row>
              <table:table-cell office:value-type="string">
                <text:p> live</text:p>
              </table:table-cell>
              <table:table-cell office:value-type="float" office:value="0.000437100800985739">
                <text:p>0.000437100800985739</text:p>
              </table:table-cell>
            </table:table-row>
            <table:table-row>
              <table:table-cell office:value-type="string">
                <text:p> sun</text:p>
              </table:table-cell>
              <table:table-cell office:value-type="float" office:value="0.000436423406151513">
                <text:p>0.000436423406151513</text:p>
              </table:table-cell>
            </table:table-row>
            <table:table-row>
              <table:table-cell office:value-type="string">
                <text:p> neither</text:p>
              </table:table-cell>
              <table:table-cell office:value-type="float" office:value="0.000435748277707889">
                <text:p>0.000435748277707889</text:p>
              </table:table-cell>
            </table:table-row>
            <table:table-row>
              <table:table-cell office:value-type="string">
                <text:p> hard</text:p>
              </table:table-cell>
              <table:table-cell office:value-type="float" office:value="0.000435075404016283">
                <text:p>0.000435075404016283</text:p>
              </table:table-cell>
            </table:table-row>
            <table:table-row>
              <table:table-cell office:value-type="string">
                <text:p> chief</text:p>
              </table:table-cell>
              <table:table-cell office:value-type="float" office:value="0.000434404773518626">
                <text:p>0.000434404773518626</text:p>
              </table:table-cell>
            </table:table-row>
            <table:table-row>
              <table:table-cell office:value-type="string">
                <text:p> animals</text:p>
              </table:table-cell>
              <table:table-cell office:value-type="float" office:value="0.000433736374736675">
                <text:p>0.000433736374736675</text:p>
              </table:table-cell>
            </table:table-row>
            <table:table-row>
              <table:table-cell office:value-type="string">
                <text:p> interest</text:p>
              </table:table-cell>
              <table:table-cell office:value-type="float" office:value="0.000433070196271311">
                <text:p>0.000433070196271311</text:p>
              </table:table-cell>
            </table:table-row>
            <table:table-row>
              <table:table-cell office:value-type="string">
                <text:p> forward</text:p>
              </table:table-cell>
              <table:table-cell office:value-type="float" office:value="0.00043240622680186">
                <text:p>0.00043240622680186</text:p>
              </table:table-cell>
            </table:table-row>
            <table:table-row>
              <table:table-cell office:value-type="string">
                <text:p> license</text:p>
              </table:table-cell>
              <table:table-cell office:value-type="float" office:value="0.00043174445508541">
                <text:p>0.00043174445508541</text:p>
              </table:table-cell>
            </table:table-row>
            <table:table-row>
              <table:table-cell office:value-type="string">
                <text:p> low</text:p>
              </table:table-cell>
              <table:table-cell office:value-type="float" office:value="0.000431084869956142">
                <text:p>0.000431084869956142</text:p>
              </table:table-cell>
            </table:table-row>
            <table:table-row>
              <table:table-cell office:value-type="string">
                <text:p> women</text:p>
              </table:table-cell>
              <table:table-cell office:value-type="float" office:value="0.000430427460324666">
                <text:p>0.000430427460324666</text:p>
              </table:table-cell>
            </table:table-row>
            <table:table-row>
              <table:table-cell office:value-type="string">
                <text:p> later</text:p>
              </table:table-cell>
              <table:table-cell office:value-type="float" office:value="0.00042977221517736">
                <text:p>0.00042977221517736</text:p>
              </table:table-cell>
            </table:table-row>
            <table:table-row>
              <table:table-cell office:value-type="string">
                <text:p> generally</text:p>
              </table:table-cell>
              <table:table-cell office:value-type="float" office:value="0.000429119123575724">
                <text:p>0.000429119123575724</text:p>
              </table:table-cell>
            </table:table-row>
            <table:table-row>
              <table:table-cell office:value-type="string">
                <text:p> art</text:p>
              </table:table-cell>
              <table:table-cell office:value-type="float" office:value="0.000428468174655734">
                <text:p>0.000428468174655734</text:p>
              </table:table-cell>
            </table:table-row>
            <table:table-row>
              <table:table-cell office:value-type="string">
                <text:p> merely</text:p>
              </table:table-cell>
              <table:table-cell office:value-type="float" office:value="0.000427819357627203">
                <text:p>0.000427819357627203</text:p>
              </table:table-cell>
            </table:table-row>
            <table:table-row>
              <table:table-cell office:value-type="string">
                <text:p> individual</text:p>
              </table:table-cell>
              <table:table-cell office:value-type="float" office:value="0.000427172661773154">
                <text:p>0.000427172661773154</text:p>
              </table:table-cell>
            </table:table-row>
            <table:table-row>
              <table:table-cell office:value-type="string">
                <text:p> ask</text:p>
              </table:table-cell>
              <table:table-cell office:value-type="float" office:value="0.000426528076449192">
                <text:p>0.000426528076449192</text:p>
              </table:table-cell>
            </table:table-row>
            <table:table-row>
              <table:table-cell office:value-type="string">
                <text:p> big</text:p>
              </table:table-cell>
              <table:table-cell office:value-type="float" office:value="0.000425885591082887">
                <text:p>0.000425885591082887</text:p>
              </table:table-cell>
            </table:table-row>
            <table:table-row>
              <table:table-cell office:value-type="string">
                <text:p> class</text:p>
              </table:table-cell>
              <table:table-cell office:value-type="float" office:value="0.000425245195173165">
                <text:p>0.000425245195173165</text:p>
              </table:table-cell>
            </table:table-row>
            <table:table-row>
              <table:table-cell office:value-type="string">
                <text:p> bad</text:p>
              </table:table-cell>
              <table:table-cell office:value-type="float" office:value="0.0004246068782897">
                <text:p>0.0004246068782897</text:p>
              </table:table-cell>
            </table:table-row>
            <table:table-row>
              <table:table-cell office:value-type="string">
                <text:p> literary</text:p>
              </table:table-cell>
              <table:table-cell office:value-type="float" office:value="0.000423970630072315">
                <text:p>0.000423970630072315</text:p>
              </table:table-cell>
            </table:table-row>
            <table:table-row>
              <table:table-cell office:value-type="string">
                <text:p> self</text:p>
              </table:table-cell>
              <table:table-cell office:value-type="float" office:value="0.000423336440230392">
                <text:p>0.000423336440230392</text:p>
              </table:table-cell>
            </table:table-row>
            <table:table-row>
              <table:table-cell office:value-type="string">
                <text:p> bring</text:p>
              </table:table-cell>
              <table:table-cell office:value-type="float" office:value="0.000422704298542281">
                <text:p>0.000422704298542281</text:p>
              </table:table-cell>
            </table:table-row>
            <table:table-row>
              <table:table-cell office:value-type="string">
                <text:p> copy</text:p>
              </table:table-cell>
              <table:table-cell office:value-type="float" office:value="0.000422074194854721">
                <text:p>0.000422074194854721</text:p>
              </table:table-cell>
            </table:table-row>
            <table:table-row>
              <table:table-cell office:value-type="string">
                <text:p> movement</text:p>
              </table:table-cell>
              <table:table-cell office:value-type="float" office:value="0.000421446119082265">
                <text:p>0.000421446119082265</text:p>
              </table:table-cell>
            </table:table-row>
            <table:table-row>
              <table:table-cell office:value-type="string">
                <text:p> sherman</text:p>
              </table:table-cell>
              <table:table-cell office:value-type="float" office:value="0.000420820061206711">
                <text:p>0.000420820061206711</text:p>
              </table:table-cell>
            </table:table-row>
            <table:table-row>
              <table:table-cell office:value-type="string">
                <text:p> slowly</text:p>
              </table:table-cell>
              <table:table-cell office:value-type="float" office:value="0.000420196011276536">
                <text:p>0.000420196011276536</text:p>
              </table:table-cell>
            </table:table-row>
            <table:table-row>
              <table:table-cell office:value-type="string">
                <text:p> hair</text:p>
              </table:table-cell>
              <table:table-cell office:value-type="float" office:value="0.000419573959406344">
                <text:p>0.000419573959406344</text:p>
              </table:table-cell>
            </table:table-row>
            <table:table-row>
              <table:table-cell office:value-type="string">
                <text:p> trade</text:p>
              </table:table-cell>
              <table:table-cell office:value-type="float" office:value="0.000418953895776305">
                <text:p>0.000418953895776305</text:p>
              </table:table-cell>
            </table:table-row>
            <table:table-row>
              <table:table-cell office:value-type="string">
                <text:p> english</text:p>
              </table:table-cell>
              <table:table-cell office:value-type="float" office:value="0.000418335810631616">
                <text:p>0.000418335810631616</text:p>
              </table:table-cell>
            </table:table-row>
            <table:table-row>
              <table:table-cell office:value-type="string">
                <text:p> government</text:p>
              </table:table-cell>
              <table:table-cell office:value-type="float" office:value="0.000417719694281958">
                <text:p>0.000417719694281958</text:p>
              </table:table-cell>
            </table:table-row>
            <table:table-row>
              <table:table-cell office:value-type="string">
                <text:p> eight</text:p>
              </table:table-cell>
              <table:table-cell office:value-type="float" office:value="0.000417105537100955">
                <text:p>0.000417105537100955</text:p>
              </table:table-cell>
            </table:table-row>
            <table:table-row>
              <table:table-cell office:value-type="string">
                <text:p> facts</text:p>
              </table:table-cell>
              <table:table-cell office:value-type="float" office:value="0.000416493329525653">
                <text:p>0.000416493329525653</text:p>
              </table:table-cell>
            </table:table-row>
            <table:table-row>
              <table:table-cell office:value-type="string">
                <text:p> office</text:p>
              </table:table-cell>
              <table:table-cell office:value-type="float" office:value="0.000415883062055987">
                <text:p>0.000415883062055987</text:p>
              </table:table-cell>
            </table:table-row>
            <table:table-row>
              <table:table-cell office:value-type="string">
                <text:p> evening</text:p>
              </table:table-cell>
              <table:table-cell office:value-type="float" office:value="0.000415274725254263">
                <text:p>0.000415274725254263</text:p>
              </table:table-cell>
            </table:table-row>
            <table:table-row>
              <table:table-cell office:value-type="string">
                <text:p> third</text:p>
              </table:table-cell>
              <table:table-cell office:value-type="float" office:value="0.000414668309744645">
                <text:p>0.000414668309744645</text:p>
              </table:table-cell>
            </table:table-row>
            <table:table-row>
              <table:table-cell office:value-type="string">
                <text:p> m'riar</text:p>
              </table:table-cell>
              <table:table-cell office:value-type="float" office:value="0.000414063806212645">
                <text:p>0.000414063806212645</text:p>
              </table:table-cell>
            </table:table-row>
            <table:table-row>
              <table:table-cell office:value-type="string">
                <text:p> christian</text:p>
              </table:table-cell>
              <table:table-cell office:value-type="float" office:value="0.000413461205404617">
                <text:p>0.000413461205404617</text:p>
              </table:table-cell>
            </table:table-row>
            <table:table-row>
              <table:table-cell office:value-type="string">
                <text:p> daughter</text:p>
              </table:table-cell>
              <table:table-cell office:value-type="float" office:value="0.000412860498127261">
                <text:p>0.000412860498127261</text:p>
              </table:table-cell>
            </table:table-row>
            <table:table-row>
              <table:table-cell office:value-type="string">
                <text:p> can't</text:p>
              </table:table-cell>
              <table:table-cell office:value-type="float" office:value="0.000412261675247121">
                <text:p>0.000412261675247121</text:p>
              </table:table-cell>
            </table:table-row>
            <table:table-row>
              <table:table-cell office:value-type="string">
                <text:p> battle</text:p>
              </table:table-cell>
              <table:table-cell office:value-type="float" office:value="0.000411664727690105">
                <text:p>0.000411664727690105</text:p>
              </table:table-cell>
            </table:table-row>
            <table:table-row>
              <table:table-cell office:value-type="string">
                <text:p> cried</text:p>
              </table:table-cell>
              <table:table-cell office:value-type="float" office:value="0.000411069646440992">
                <text:p>0.000411069646440992</text:p>
              </table:table-cell>
            </table:table-row>
            <table:table-row>
              <table:table-cell office:value-type="string">
                <text:p> inquired</text:p>
              </table:table-cell>
              <table:table-cell office:value-type="float" office:value="0.000410476422542957">
                <text:p>0.000410476422542957</text:p>
              </table:table-cell>
            </table:table-row>
            <table:table-row>
              <table:table-cell office:value-type="string">
                <text:p> led</text:p>
              </table:table-cell>
              <table:table-cell office:value-type="float" office:value="0.000409885047097091">
                <text:p>0.000409885047097091</text:p>
              </table:table-cell>
            </table:table-row>
            <table:table-row>
              <table:table-cell office:value-type="string">
                <text:p> wrong</text:p>
              </table:table-cell>
              <table:table-cell office:value-type="float" office:value="0.000409295511261936">
                <text:p>0.000409295511261936</text:p>
              </table:table-cell>
            </table:table-row>
            <table:table-row>
              <table:table-cell office:value-type="string">
                <text:p> greater</text:p>
              </table:table-cell>
              <table:table-cell office:value-type="float" office:value="0.000408707806253014">
                <text:p>0.000408707806253014</text:p>
              </table:table-cell>
            </table:table-row>
            <table:table-row>
              <table:table-cell office:value-type="string">
                <text:p> need</text:p>
              </table:table-cell>
              <table:table-cell office:value-type="float" office:value="0.000408121923342367">
                <text:p>0.000408121923342367</text:p>
              </table:table-cell>
            </table:table-row>
            <table:table-row>
              <table:table-cell office:value-type="string">
                <text:p> entered</text:p>
              </table:table-cell>
              <table:table-cell office:value-type="float" office:value="0.000407537853858099">
                <text:p>0.000407537853858099</text:p>
              </table:table-cell>
            </table:table-row>
            <table:table-row>
              <table:table-cell office:value-type="string">
                <text:p> remember</text:p>
              </table:table-cell>
              <table:table-cell office:value-type="float" office:value="0.000406955589183928">
                <text:p>0.000406955589183928</text:p>
              </table:table-cell>
            </table:table-row>
            <table:table-row>
              <table:table-cell office:value-type="string">
                <text:p> charge</text:p>
              </table:table-cell>
              <table:table-cell office:value-type="float" office:value="0.00040637512075873">
                <text:p>0.00040637512075873</text:p>
              </table:table-cell>
            </table:table-row>
            <table:table-row>
              <table:table-cell office:value-type="string">
                <text:p> information</text:p>
              </table:table-cell>
              <table:table-cell office:value-type="float" office:value="0.000405796440076101">
                <text:p>0.000405796440076101</text:p>
              </table:table-cell>
            </table:table-row>
            <table:table-row>
              <table:table-cell office:value-type="string">
                <text:p> particular</text:p>
              </table:table-cell>
              <table:table-cell office:value-type="float" office:value="0.000405219538683916">
                <text:p>0.000405219538683916</text:p>
              </table:table-cell>
            </table:table-row>
            <table:table-row>
              <table:table-cell office:value-type="string">
                <text:p> seem</text:p>
              </table:table-cell>
              <table:table-cell office:value-type="float" office:value="0.000404644408183891">
                <text:p>0.000404644408183891</text:p>
              </table:table-cell>
            </table:table-row>
            <table:table-row>
              <table:table-cell office:value-type="string">
                <text:p> march</text:p>
              </table:table-cell>
              <table:table-cell office:value-type="float" office:value="0.000404071040231157">
                <text:p>0.000404071040231157</text:p>
              </table:table-cell>
            </table:table-row>
            <table:table-row>
              <table:table-cell office:value-type="string">
                <text:p> field</text:p>
              </table:table-cell>
              <table:table-cell office:value-type="float" office:value="0.000403499426533829">
                <text:p>0.000403499426533829</text:p>
              </table:table-cell>
            </table:table-row>
            <table:table-row>
              <table:table-cell office:value-type="string">
                <text:p> wild</text:p>
              </table:table-cell>
              <table:table-cell office:value-type="float" office:value="0.000402929558852582">
                <text:p>0.000402929558852582</text:p>
              </table:table-cell>
            </table:table-row>
            <table:table-row>
              <table:table-cell office:value-type="string">
                <text:p> real</text:p>
              </table:table-cell>
              <table:table-cell office:value-type="float" office:value="0.000402361429000238">
                <text:p>0.000402361429000238</text:p>
              </table:table-cell>
            </table:table-row>
            <table:table-row>
              <table:table-cell office:value-type="string">
                <text:p> run</text:p>
              </table:table-cell>
              <table:table-cell office:value-type="float" office:value="0.000401795028841345">
                <text:p>0.000401795028841345</text:p>
              </table:table-cell>
            </table:table-row>
            <table:table-row>
              <table:table-cell office:value-type="string">
                <text:p> according</text:p>
              </table:table-cell>
              <table:table-cell office:value-type="float" office:value="0.000401230350291769">
                <text:p>0.000401230350291769</text:p>
              </table:table-cell>
            </table:table-row>
            <table:table-row>
              <table:table-cell office:value-type="string">
                <text:p> else</text:p>
              </table:table-cell>
              <table:table-cell office:value-type="float" office:value="0.000400667385318287">
                <text:p>0.000400667385318287</text:p>
              </table:table-cell>
            </table:table-row>
            <table:table-row>
              <table:table-cell office:value-type="string">
                <text:p> hours</text:p>
              </table:table-cell>
              <table:table-cell office:value-type="float" office:value="0.000400106125938185">
                <text:p>0.000400106125938185</text:p>
              </table:table-cell>
            </table:table-row>
            <table:table-row>
              <table:table-cell office:value-type="string">
                <text:p> cut</text:p>
              </table:table-cell>
              <table:table-cell office:value-type="float" office:value="0.000399546564218857">
                <text:p>0.000399546564218857</text:p>
              </table:table-cell>
            </table:table-row>
            <table:table-row>
              <table:table-cell office:value-type="string">
                <text:p> immediately</text:p>
              </table:table-cell>
              <table:table-cell office:value-type="float" office:value="0.000398988692277408">
                <text:p>0.000398988692277408</text:p>
              </table:table-cell>
            </table:table-row>
            <table:table-row>
              <table:table-cell office:value-type="string">
                <text:p> donations</text:p>
              </table:table-cell>
              <table:table-cell office:value-type="float" office:value="0.000398432502280268">
                <text:p>0.000398432502280268</text:p>
              </table:table-cell>
            </table:table-row>
            <table:table-row>
              <table:table-cell office:value-type="string">
                <text:p> thou</text:p>
              </table:table-cell>
              <table:table-cell office:value-type="float" office:value="0.000397877986442798">
                <text:p>0.000397877986442798</text:p>
              </table:table-cell>
            </table:table-row>
            <table:table-row>
              <table:table-cell office:value-type="string">
                <text:p> feeling</text:p>
              </table:table-cell>
              <table:table-cell office:value-type="float" office:value="0.00039732513702891">
                <text:p>0.00039732513702891</text:p>
              </table:table-cell>
            </table:table-row>
            <table:table-row>
              <table:table-cell office:value-type="string">
                <text:p> fifty</text:p>
              </table:table-cell>
              <table:table-cell office:value-type="float" office:value="0.000396773946350685">
                <text:p>0.000396773946350685</text:p>
              </table:table-cell>
            </table:table-row>
            <table:table-row>
              <table:table-cell office:value-type="string">
                <text:p> cold</text:p>
              </table:table-cell>
              <table:table-cell office:value-type="float" office:value="0.000396224406767995">
                <text:p>0.000396224406767995</text:p>
              </table:table-cell>
            </table:table-row>
            <table:table-row>
              <table:table-cell office:value-type="string">
                <text:p> outside</text:p>
              </table:table-cell>
              <table:table-cell office:value-type="float" office:value="0.00039567651068813">
                <text:p>0.00039567651068813</text:p>
              </table:table-cell>
            </table:table-row>
            <table:table-row>
              <table:table-cell office:value-type="string">
                <text:p> f</text:p>
              </table:table-cell>
              <table:table-cell office:value-type="float" office:value="0.000395130250565429">
                <text:p>0.000395130250565429</text:p>
              </table:table-cell>
            </table:table-row>
            <table:table-row>
              <table:table-cell office:value-type="string">
                <text:p> various</text:p>
              </table:table-cell>
              <table:table-cell office:value-type="float" office:value="0.000394585618900913">
                <text:p>0.000394585618900913</text:p>
              </table:table-cell>
            </table:table-row>
            <table:table-row>
              <table:table-cell office:value-type="string">
                <text:p> ago</text:p>
              </table:table-cell>
              <table:table-cell office:value-type="float" office:value="0.000394042608241922">
                <text:p>0.000394042608241922</text:p>
              </table:table-cell>
            </table:table-row>
            <table:table-row>
              <table:table-cell office:value-type="string">
                <text:p> troops</text:p>
              </table:table-cell>
              <table:table-cell office:value-type="float" office:value="0.000393501211181755">
                <text:p>0.000393501211181755</text:p>
              </table:table-cell>
            </table:table-row>
            <table:table-row>
              <table:table-cell office:value-type="string">
                <text:p> deep</text:p>
              </table:table-cell>
              <table:table-cell office:value-type="float" office:value="0.000392961420359314">
                <text:p>0.000392961420359314</text:p>
              </table:table-cell>
            </table:table-row>
            <table:table-row>
              <table:table-cell office:value-type="string">
                <text:p> pocket</text:p>
              </table:table-cell>
              <table:table-cell office:value-type="float" office:value="0.000392423228458751">
                <text:p>0.000392423228458751</text:p>
              </table:table-cell>
            </table:table-row>
            <table:table-row>
              <table:table-cell office:value-type="string">
                <text:p> appearance</text:p>
              </table:table-cell>
              <table:table-cell office:value-type="float" office:value="0.000391886628209118">
                <text:p>0.000391886628209118</text:p>
              </table:table-cell>
            </table:table-row>
            <table:table-row>
              <table:table-cell office:value-type="string">
                <text:p> future</text:p>
              </table:table-cell>
              <table:table-cell office:value-type="float" office:value="0.000391351612384022">
                <text:p>0.000391351612384022</text:p>
              </table:table-cell>
            </table:table-row>
            <table:table-row>
              <table:table-cell office:value-type="string">
                <text:p> mine</text:p>
              </table:table-cell>
              <table:table-cell office:value-type="float" office:value="0.000390818173801279">
                <text:p>0.000390818173801279</text:p>
              </table:table-cell>
            </table:table-row>
            <table:table-row>
              <table:table-cell office:value-type="string">
                <text:p> object</text:p>
              </table:table-cell>
              <table:table-cell office:value-type="float" office:value="0.000390286305322578">
                <text:p>0.000390286305322578</text:p>
              </table:table-cell>
            </table:table-row>
            <table:table-row>
              <table:table-cell office:value-type="string">
                <text:p> fear</text:p>
              </table:table-cell>
              <table:table-cell office:value-type="float" office:value="0.000389755999853141">
                <text:p>0.000389755999853141</text:p>
              </table:table-cell>
            </table:table-row>
            <table:table-row>
              <table:table-cell office:value-type="string">
                <text:p> unless</text:p>
              </table:table-cell>
              <table:table-cell office:value-type="float" office:value="0.000389227250341388">
                <text:p>0.000389227250341388</text:p>
              </table:table-cell>
            </table:table-row>
            <table:table-row>
              <table:table-cell office:value-type="string">
                <text:p> ye</text:p>
              </table:table-cell>
              <table:table-cell office:value-type="float" office:value="0.000388700049778611">
                <text:p>0.000388700049778611</text:p>
              </table:table-cell>
            </table:table-row>
            <table:table-row>
              <table:table-cell office:value-type="string">
                <text:p> spoke</text:p>
              </table:table-cell>
              <table:table-cell office:value-type="float" office:value="0.000388174391198643">
                <text:p>0.000388174391198643</text:p>
              </table:table-cell>
            </table:table-row>
            <table:table-row>
              <table:table-cell office:value-type="string">
                <text:p> stopped</text:p>
              </table:table-cell>
              <table:table-cell office:value-type="float" office:value="0.000387650267677534">
                <text:p>0.000387650267677534</text:p>
              </table:table-cell>
            </table:table-row>
            <table:table-row>
              <table:table-cell office:value-type="string">
                <text:p> dr</text:p>
              </table:table-cell>
              <table:table-cell office:value-type="float" office:value="0.000387127672333231">
                <text:p>0.000387127672333231</text:p>
              </table:table-cell>
            </table:table-row>
            <table:table-row>
              <table:table-cell office:value-type="string">
                <text:p> mo</text:p>
              </table:table-cell>
              <table:table-cell office:value-type="float" office:value="0.000386606598325256">
                <text:p>0.000386606598325256</text:p>
              </table:table-cell>
            </table:table-row>
            <table:table-row>
              <table:table-cell office:value-type="string">
                <text:p> especially</text:p>
              </table:table-cell>
              <table:table-cell office:value-type="float" office:value="0.000386087038854392">
                <text:p>0.000386087038854392</text:p>
              </table:table-cell>
            </table:table-row>
            <table:table-row>
              <table:table-cell office:value-type="string">
                <text:p> fellow</text:p>
              </table:table-cell>
              <table:table-cell office:value-type="float" office:value="0.000385568987162372">
                <text:p>0.000385568987162372</text:p>
              </table:table-cell>
            </table:table-row>
            <table:table-row>
              <table:table-cell office:value-type="string">
                <text:p> fine</text:p>
              </table:table-cell>
              <table:table-cell office:value-type="float" office:value="0.000385052436531567">
                <text:p>0.000385052436531567</text:p>
              </table:table-cell>
            </table:table-row>
            <table:table-row>
              <table:table-cell office:value-type="string">
                <text:p> placed</text:p>
              </table:table-cell>
              <table:table-cell office:value-type="float" office:value="0.000384537380284677">
                <text:p>0.000384537380284677</text:p>
              </table:table-cell>
            </table:table-row>
            <table:table-row>
              <table:table-cell office:value-type="string">
                <text:p> degree</text:p>
              </table:table-cell>
              <table:table-cell office:value-type="float" office:value="0.000384023811784431">
                <text:p>0.000384023811784431</text:p>
              </table:table-cell>
            </table:table-row>
            <table:table-row>
              <table:table-cell office:value-type="string">
                <text:p> care</text:p>
              </table:table-cell>
              <table:table-cell office:value-type="float" office:value="0.000383511724433282">
                <text:p>0.000383511724433282</text:p>
              </table:table-cell>
            </table:table-row>
            <table:table-row>
              <table:table-cell office:value-type="string">
                <text:p> struck</text:p>
              </table:table-cell>
              <table:table-cell office:value-type="float" office:value="0.00038300111167311">
                <text:p>0.00038300111167311</text:p>
              </table:table-cell>
            </table:table-row>
            <table:table-row>
              <table:table-cell office:value-type="string">
                <text:p> copyright</text:p>
              </table:table-cell>
              <table:table-cell office:value-type="float" office:value="0.000382491966984924">
                <text:p>0.000382491966984924</text:p>
              </table:table-cell>
            </table:table-row>
            <table:table-row>
              <table:table-cell office:value-type="string">
                <text:p> conditions</text:p>
              </table:table-cell>
              <table:table-cell office:value-type="float" office:value="0.000381984283888569">
                <text:p>0.000381984283888569</text:p>
              </table:table-cell>
            </table:table-row>
            <table:table-row>
              <table:table-cell office:value-type="string">
                <text:p> whatever</text:p>
              </table:table-cell>
              <table:table-cell office:value-type="float" office:value="0.000381478055942436">
                <text:p>0.000381478055942436</text:p>
              </table:table-cell>
            </table:table-row>
            <table:table-row>
              <table:table-cell office:value-type="string">
                <text:p> wanted</text:p>
              </table:table-cell>
              <table:table-cell office:value-type="float" office:value="0.000380973276743176">
                <text:p>0.000380973276743176</text:p>
              </table:table-cell>
            </table:table-row>
            <table:table-row>
              <table:table-cell office:value-type="string">
                <text:p> paid</text:p>
              </table:table-cell>
              <table:table-cell office:value-type="float" office:value="0.000380469939925408">
                <text:p>0.000380469939925408</text:p>
              </table:table-cell>
            </table:table-row>
            <table:table-row>
              <table:table-cell office:value-type="string">
                <text:p> selection</text:p>
              </table:table-cell>
              <table:table-cell office:value-type="float" office:value="0.000379968039161441">
                <text:p>0.000379968039161441</text:p>
              </table:table-cell>
            </table:table-row>
            <table:table-row>
              <table:table-cell office:value-type="string">
                <text:p> heavy</text:p>
              </table:table-cell>
              <table:table-cell office:value-type="float" office:value="0.000379467568160992">
                <text:p>0.000379467568160992</text:p>
              </table:table-cell>
            </table:table-row>
            <table:table-row>
              <table:table-cell office:value-type="string">
                <text:p> longer</text:p>
              </table:table-cell>
              <table:table-cell office:value-type="float" office:value="0.00037896852067091">
                <text:p>0.00037896852067091</text:p>
              </table:table-cell>
            </table:table-row>
            <table:table-row>
              <table:table-cell office:value-type="string">
                <text:p> conversation</text:p>
              </table:table-cell>
              <table:table-cell office:value-type="float" office:value="0.000378470890474895">
                <text:p>0.000378470890474895</text:p>
              </table:table-cell>
            </table:table-row>
            <table:table-row>
              <table:table-cell office:value-type="string">
                <text:p> condition</text:p>
              </table:table-cell>
              <table:table-cell office:value-type="float" office:value="0.000377974671393231">
                <text:p>0.000377974671393231</text:p>
              </table:table-cell>
            </table:table-row>
            <table:table-row>
              <table:table-cell office:value-type="string">
                <text:p> varieties</text:p>
              </table:table-cell>
              <table:table-cell office:value-type="float" office:value="0.000377479857282514">
                <text:p>0.000377479857282514</text:p>
              </table:table-cell>
            </table:table-row>
            <table:table-row>
              <table:table-cell office:value-type="string">
                <text:p> follow</text:p>
              </table:table-cell>
              <table:table-cell office:value-type="float" office:value="0.000376986442035379">
                <text:p>0.000376986442035379</text:p>
              </table:table-cell>
            </table:table-row>
            <table:table-row>
              <table:table-cell office:value-type="string">
                <text:p> window</text:p>
              </table:table-cell>
              <table:table-cell office:value-type="float" office:value="0.00037649441958024">
                <text:p>0.00037649441958024</text:p>
              </table:table-cell>
            </table:table-row>
            <table:table-row>
              <table:table-cell office:value-type="string">
                <text:p> late</text:p>
              </table:table-cell>
              <table:table-cell office:value-type="float" office:value="0.000376003783881025">
                <text:p>0.000376003783881025</text:p>
              </table:table-cell>
            </table:table-row>
            <table:table-row>
              <table:table-cell office:value-type="string">
                <text:p> added</text:p>
              </table:table-cell>
              <table:table-cell office:value-type="float" office:value="0.000375514528936914">
                <text:p>0.000375514528936914</text:p>
              </table:table-cell>
            </table:table-row>
            <table:table-row>
              <table:table-cell office:value-type="string">
                <text:p> st</text:p>
              </table:table-cell>
              <table:table-cell office:value-type="float" office:value="0.000375026648782078">
                <text:p>0.000375026648782078</text:p>
              </table:table-cell>
            </table:table-row>
            <table:table-row>
              <table:table-cell office:value-type="string">
                <text:p> society</text:p>
              </table:table-cell>
              <table:table-cell office:value-type="float" office:value="0.000374540137485428">
                <text:p>0.000374540137485428</text:p>
              </table:table-cell>
            </table:table-row>
            <table:table-row>
              <table:table-cell office:value-type="string">
                <text:p> meet</text:p>
              </table:table-cell>
              <table:table-cell office:value-type="float" office:value="0.000374054989150356">
                <text:p>0.000374054989150356</text:p>
              </table:table-cell>
            </table:table-row>
            <table:table-row>
              <table:table-cell office:value-type="string">
                <text:p> blood</text:p>
              </table:table-cell>
              <table:table-cell office:value-type="float" office:value="0.000373571197914485">
                <text:p>0.000373571197914485</text:p>
              </table:table-cell>
            </table:table-row>
            <table:table-row>
              <table:table-cell office:value-type="string">
                <text:p> french</text:p>
              </table:table-cell>
              <table:table-cell office:value-type="float" office:value="0.000373088757949417">
                <text:p>0.000373088757949417</text:p>
              </table:table-cell>
            </table:table-row>
            <table:table-row>
              <table:table-cell office:value-type="string">
                <text:p> observed</text:p>
              </table:table-cell>
              <table:table-cell office:value-type="float" office:value="0.00037260766346049">
                <text:p>0.00037260766346049</text:p>
              </table:table-cell>
            </table:table-row>
            <table:table-row>
              <table:table-cell office:value-type="string">
                <text:p> chair</text:p>
              </table:table-cell>
              <table:table-cell office:value-type="float" office:value="0.000372127908686528">
                <text:p>0.000372127908686528</text:p>
              </table:table-cell>
            </table:table-row>
            <table:table-row>
              <table:table-cell office:value-type="string">
                <text:p> england</text:p>
              </table:table-cell>
              <table:table-cell office:value-type="float" office:value="0.000371649487899599">
                <text:p>0.000371649487899599</text:p>
              </table:table-cell>
            </table:table-row>
            <table:table-row>
              <table:table-cell office:value-type="string">
                <text:p> talk</text:p>
              </table:table-cell>
              <table:table-cell office:value-type="float" office:value="0.000371172395404776">
                <text:p>0.000371172395404776</text:p>
              </table:table-cell>
            </table:table-row>
            <table:table-row>
              <table:table-cell office:value-type="string">
                <text:p> direction</text:p>
              </table:table-cell>
              <table:table-cell office:value-type="float" office:value="0.000370696625539893">
                <text:p>0.000370696625539893</text:p>
              </table:table-cell>
            </table:table-row>
            <table:table-row>
              <table:table-cell office:value-type="string">
                <text:p> dog</text:p>
              </table:table-cell>
              <table:table-cell office:value-type="float" office:value="0.000370222172675314">
                <text:p>0.000370222172675314</text:p>
              </table:table-cell>
            </table:table-row>
            <table:table-row>
              <table:table-cell office:value-type="string">
                <text:p> supposed</text:p>
              </table:table-cell>
              <table:table-cell office:value-type="float" office:value="0.000369749031213694">
                <text:p>0.000369749031213694</text:p>
              </table:table-cell>
            </table:table-row>
            <table:table-row>
              <table:table-cell office:value-type="string">
                <text:p> circumstances</text:p>
              </table:table-cell>
              <table:table-cell office:value-type="float" office:value="0.000369277195589747">
                <text:p>0.000369277195589747</text:p>
              </table:table-cell>
            </table:table-row>
            <table:table-row>
              <table:table-cell office:value-type="string">
                <text:p> former</text:p>
              </table:table-cell>
              <table:table-cell office:value-type="float" office:value="0.000368806660270018">
                <text:p>0.000368806660270018</text:p>
              </table:table-cell>
            </table:table-row>
            <table:table-row>
              <table:table-cell office:value-type="string">
                <text:p> drawn</text:p>
              </table:table-cell>
              <table:table-cell office:value-type="float" office:value="0.000368337419752647">
                <text:p>0.000368337419752647</text:p>
              </table:table-cell>
            </table:table-row>
            <table:table-row>
              <table:table-cell office:value-type="string">
                <text:p> trees</text:p>
              </table:table-cell>
              <table:table-cell office:value-type="float" office:value="0.000367869468567151">
                <text:p>0.000367869468567151</text:p>
              </table:table-cell>
            </table:table-row>
            <table:table-row>
              <table:table-cell office:value-type="string">
                <text:p> railroad</text:p>
              </table:table-cell>
              <table:table-cell office:value-type="float" office:value="0.000367402801274193">
                <text:p>0.000367402801274193</text:p>
              </table:table-cell>
            </table:table-row>
            <table:table-row>
              <table:table-cell office:value-type="string">
                <text:p> happy</text:p>
              </table:table-cell>
              <table:table-cell office:value-type="float" office:value="0.000366937412465362">
                <text:p>0.000366937412465362</text:p>
              </table:table-cell>
            </table:table-row>
            <table:table-row>
              <table:table-cell office:value-type="string">
                <text:p> officers</text:p>
              </table:table-cell>
              <table:table-cell office:value-type="float" office:value="0.000366473296762948">
                <text:p>0.000366473296762948</text:p>
              </table:table-cell>
            </table:table-row>
            <table:table-row>
              <table:table-cell office:value-type="string">
                <text:p> perfect</text:p>
              </table:table-cell>
              <table:table-cell office:value-type="float" office:value="0.00036601044881973">
                <text:p>0.00036601044881973</text:p>
              </table:table-cell>
            </table:table-row>
            <table:table-row>
              <table:table-cell office:value-type="string">
                <text:p> gentlemen</text:p>
              </table:table-cell>
              <table:table-cell office:value-type="float" office:value="0.000365548863318751">
                <text:p>0.000365548863318751</text:p>
              </table:table-cell>
            </table:table-row>
            <table:table-row>
              <table:table-cell office:value-type="string">
                <text:p> cavalry</text:p>
              </table:table-cell>
              <table:table-cell office:value-type="float" office:value="0.000365088534973108">
                <text:p>0.000365088534973108</text:p>
              </table:table-cell>
            </table:table-row>
            <table:table-row>
              <table:table-cell office:value-type="string">
                <text:p> chance</text:p>
              </table:table-cell>
              <table:table-cell office:value-type="float" office:value="0.000364629458525735">
                <text:p>0.000364629458525735</text:p>
              </table:table-cell>
            </table:table-row>
            <table:table-row>
              <table:table-cell office:value-type="string">
                <text:p> parts</text:p>
              </table:table-cell>
              <table:table-cell office:value-type="float" office:value="0.000364171628749194">
                <text:p>0.000364171628749194</text:p>
              </table:table-cell>
            </table:table-row>
            <table:table-row>
              <table:table-cell office:value-type="string">
                <text:p> reach</text:p>
              </table:table-cell>
              <table:table-cell office:value-type="float" office:value="0.000363715040445463">
                <text:p>0.000363715040445463</text:p>
              </table:table-cell>
            </table:table-row>
            <table:table-row>
              <table:table-cell office:value-type="string">
                <text:p> notice</text:p>
              </table:table-cell>
              <table:table-cell office:value-type="float" office:value="0.00036325968844573">
                <text:p>0.00036325968844573</text:p>
              </table:table-cell>
            </table:table-row>
            <table:table-row>
              <table:table-cell office:value-type="string">
                <text:p> comes</text:p>
              </table:table-cell>
              <table:table-cell office:value-type="float" office:value="0.000362805567610185">
                <text:p>0.000362805567610185</text:p>
              </table:table-cell>
            </table:table-row>
            <table:table-row>
              <table:table-cell office:value-type="string">
                <text:p> strength</text:p>
              </table:table-cell>
              <table:table-cell office:value-type="float" office:value="0.000362352672827813">
                <text:p>0.000362352672827813</text:p>
              </table:table-cell>
            </table:table-row>
            <table:table-row>
              <table:table-cell office:value-type="string">
                <text:p> speech</text:p>
              </table:table-cell>
              <table:table-cell office:value-type="float" office:value="0.000361900999016199">
                <text:p>0.000361900999016199</text:p>
              </table:table-cell>
            </table:table-row>
            <table:table-row>
              <table:table-cell office:value-type="string">
                <text:p> fall</text:p>
              </table:table-cell>
              <table:table-cell office:value-type="float" office:value="0.000361450541121318">
                <text:p>0.000361450541121318</text:p>
              </table:table-cell>
            </table:table-row>
            <table:table-row>
              <table:table-cell office:value-type="string">
                <text:p> sleep</text:p>
              </table:table-cell>
              <table:table-cell office:value-type="float" office:value="0.00036100129411734">
                <text:p>0.00036100129411734</text:p>
              </table:table-cell>
            </table:table-row>
            <table:table-row>
              <table:table-cell office:value-type="string">
                <text:p> property</text:p>
              </table:table-cell>
              <table:table-cell office:value-type="float" office:value="0.000360553253006434">
                <text:p>0.000360553253006434</text:p>
              </table:table-cell>
            </table:table-row>
            <table:table-row>
              <table:table-cell office:value-type="string">
                <text:p> existence</text:p>
              </table:table-cell>
              <table:table-cell office:value-type="float" office:value="0.000360106412818565">
                <text:p>0.000360106412818565</text:p>
              </table:table-cell>
            </table:table-row>
            <table:table-row>
              <table:table-cell office:value-type="string">
                <text:p> didn't</text:p>
              </table:table-cell>
              <table:table-cell office:value-type="float" office:value="0.000359660768611309">
                <text:p>0.000359660768611309</text:p>
              </table:table-cell>
            </table:table-row>
            <table:table-row>
              <table:table-cell office:value-type="string">
                <text:p> opened</text:p>
              </table:table-cell>
              <table:table-cell office:value-type="float" office:value="0.000359216315469653">
                <text:p>0.000359216315469653</text:p>
              </table:table-cell>
            </table:table-row>
            <table:table-row>
              <table:table-cell office:value-type="string">
                <text:p> expression</text:p>
              </table:table-cell>
              <table:table-cell office:value-type="float" office:value="0.000358773048505806">
                <text:p>0.000358773048505806</text:p>
              </table:table-cell>
            </table:table-row>
            <table:table-row>
              <table:table-cell office:value-type="string">
                <text:p> wall</text:p>
              </table:table-cell>
              <table:table-cell office:value-type="float" office:value="0.000358330962859009">
                <text:p>0.000358330962859009</text:p>
              </table:table-cell>
            </table:table-row>
            <table:table-row>
              <table:table-cell office:value-type="string">
                <text:p> arm</text:p>
              </table:table-cell>
              <table:table-cell office:value-type="float" office:value="0.00035789005369535">
                <text:p>0.00035789005369535</text:p>
              </table:table-cell>
            </table:table-row>
            <table:table-row>
              <table:table-cell office:value-type="string">
                <text:p> distance</text:p>
              </table:table-cell>
              <table:table-cell office:value-type="float" office:value="0.000357450316207573">
                <text:p>0.000357450316207573</text:p>
              </table:table-cell>
            </table:table-row>
            <table:table-row>
              <table:table-cell office:value-type="string">
                <text:p> instead</text:p>
              </table:table-cell>
              <table:table-cell office:value-type="float" office:value="0.000357011745614897">
                <text:p>0.000357011745614897</text:p>
              </table:table-cell>
            </table:table-row>
            <table:table-row>
              <table:table-cell office:value-type="string">
                <text:p> laid</text:p>
              </table:table-cell>
              <table:table-cell office:value-type="float" office:value="0.00035657433716283">
                <text:p>0.00035657433716283</text:p>
              </table:table-cell>
            </table:table-row>
            <table:table-row>
              <table:table-cell office:value-type="string">
                <text:p> impossible</text:p>
              </table:table-cell>
              <table:table-cell office:value-type="float" office:value="0.000356138086122988">
                <text:p>0.000356138086122988</text:p>
              </table:table-cell>
            </table:table-row>
            <table:table-row>
              <table:table-cell office:value-type="string">
                <text:p> minutes</text:p>
              </table:table-cell>
              <table:table-cell office:value-type="float" office:value="0.000355702987792918">
                <text:p>0.000355702987792918</text:p>
              </table:table-cell>
            </table:table-row>
            <table:table-row>
              <table:table-cell office:value-type="string">
                <text:p> foot</text:p>
              </table:table-cell>
              <table:table-cell office:value-type="float" office:value="0.000355269037495912">
                <text:p>0.000355269037495912</text:p>
              </table:table-cell>
            </table:table-row>
            <table:table-row>
              <table:table-cell office:value-type="string">
                <text:p> lived</text:p>
              </table:table-cell>
              <table:table-cell office:value-type="float" office:value="0.000354836230580837">
                <text:p>0.000354836230580837</text:p>
              </table:table-cell>
            </table:table-row>
            <table:table-row>
              <table:table-cell office:value-type="string">
                <text:p> bear</text:p>
              </table:table-cell>
              <table:table-cell office:value-type="float" office:value="0.000354404562421955">
                <text:p>0.000354404562421955</text:p>
              </table:table-cell>
            </table:table-row>
            <table:table-row>
              <table:table-cell office:value-type="string">
                <text:p> paper</text:p>
              </table:table-cell>
              <table:table-cell office:value-type="float" office:value="0.000353974028418751">
                <text:p>0.000353974028418751</text:p>
              </table:table-cell>
            </table:table-row>
            <table:table-row>
              <table:table-cell office:value-type="string">
                <text:p> ordered</text:p>
              </table:table-cell>
              <table:table-cell office:value-type="float" office:value="0.000353544623995759">
                <text:p>0.000353544623995759</text:p>
              </table:table-cell>
            </table:table-row>
            <table:table-row>
              <table:table-cell office:value-type="string">
                <text:p> meaning</text:p>
              </table:table-cell>
              <table:table-cell office:value-type="float" office:value="0.000353116344602389">
                <text:p>0.000353116344602389</text:p>
              </table:table-cell>
            </table:table-row>
            <table:table-row>
              <table:table-cell office:value-type="string">
                <text:p> opinion</text:p>
              </table:table-cell>
              <table:table-cell office:value-type="float" office:value="0.00035268918571276">
                <text:p>0.00035268918571276</text:p>
              </table:table-cell>
            </table:table-row>
            <table:table-row>
              <table:table-cell office:value-type="string">
                <text:p> hardly</text:p>
              </table:table-cell>
              <table:table-cell office:value-type="float" office:value="0.000352263142825528">
                <text:p>0.000352263142825528</text:p>
              </table:table-cell>
            </table:table-row>
            <table:table-row>
              <table:table-cell office:value-type="string">
                <text:p> won't</text:p>
              </table:table-cell>
              <table:table-cell office:value-type="float" office:value="0.000351838211463723">
                <text:p>0.000351838211463723</text:p>
              </table:table-cell>
            </table:table-row>
            <table:table-row>
              <table:table-cell office:value-type="string">
                <text:p> due</text:p>
              </table:table-cell>
              <table:table-cell office:value-type="float" office:value="0.000351414387174578">
                <text:p>0.000351414387174578</text:p>
              </table:table-cell>
            </table:table-row>
            <table:table-row>
              <table:table-cell office:value-type="string">
                <text:p> thirty</text:p>
              </table:table-cell>
              <table:table-cell office:value-type="float" office:value="0.00035099166552937">
                <text:p>0.00035099166552937</text:p>
              </table:table-cell>
            </table:table-row>
            <table:table-row>
              <table:table-cell office:value-type="string">
                <text:p> he's</text:p>
              </table:table-cell>
              <table:table-cell office:value-type="float" office:value="0.000350570042123252">
                <text:p>0.000350570042123252</text:p>
              </table:table-cell>
            </table:table-row>
            <table:table-row>
              <table:table-cell office:value-type="string">
                <text:p> including</text:p>
              </table:table-cell>
              <table:table-cell office:value-type="float" office:value="0.000350149512575092">
                <text:p>0.000350149512575092</text:p>
              </table:table-cell>
            </table:table-row>
            <table:table-row>
              <table:table-cell office:value-type="string">
                <text:p> opera</text:p>
              </table:table-cell>
              <table:table-cell office:value-type="float" office:value="0.000349730072527316">
                <text:p>0.000349730072527316</text:p>
              </table:table-cell>
            </table:table-row>
            <table:table-row>
              <table:table-cell office:value-type="string">
                <text:p> church</text:p>
              </table:table-cell>
              <table:table-cell office:value-type="float" office:value="0.000349311717645744">
                <text:p>0.000349311717645744</text:p>
              </table:table-cell>
            </table:table-row>
            <table:table-row>
              <table:table-cell office:value-type="string">
                <text:p> t</text:p>
              </table:table-cell>
              <table:table-cell office:value-type="float" office:value="0.000348894443619435">
                <text:p>0.000348894443619435</text:p>
              </table:table-cell>
            </table:table-row>
            <table:table-row>
              <table:table-cell office:value-type="string">
                <text:p> instance</text:p>
              </table:table-cell>
              <table:table-cell office:value-type="float" office:value="0.000348478246160531">
                <text:p>0.000348478246160531</text:p>
              </table:table-cell>
            </table:table-row>
            <table:table-row>
              <table:table-cell office:value-type="string">
                <text:p> strike</text:p>
              </table:table-cell>
              <table:table-cell office:value-type="float" office:value="0.000348063121004098">
                <text:p>0.000348063121004098</text:p>
              </table:table-cell>
            </table:table-row>
            <table:table-row>
              <table:table-cell office:value-type="string">
                <text:p> ran</text:p>
              </table:table-cell>
              <table:table-cell office:value-type="float" office:value="0.000347649063907976">
                <text:p>0.000347649063907976</text:p>
              </table:table-cell>
            </table:table-row>
            <table:table-row>
              <table:table-cell office:value-type="string">
                <text:p> mouth</text:p>
              </table:table-cell>
              <table:table-cell office:value-type="float" office:value="0.000347236070652623">
                <text:p>0.000347236070652623</text:p>
              </table:table-cell>
            </table:table-row>
            <table:table-row>
              <table:table-cell office:value-type="string">
                <text:p> scarcely</text:p>
              </table:table-cell>
              <table:table-cell office:value-type="float" office:value="0.000346824137040965">
                <text:p>0.000346824137040965</text:p>
              </table:table-cell>
            </table:table-row>
            <table:table-row>
              <table:table-cell office:value-type="string">
                <text:p> pretty</text:p>
              </table:table-cell>
              <table:table-cell office:value-type="float" office:value="0.000346413258898245">
                <text:p>0.000346413258898245</text:p>
              </table:table-cell>
            </table:table-row>
            <table:table-row>
              <table:table-cell office:value-type="string">
                <text:p> archive</text:p>
              </table:table-cell>
              <table:table-cell office:value-type="float" office:value="0.000346003432071874">
                <text:p>0.000346003432071874</text:p>
              </table:table-cell>
            </table:table-row>
            <table:table-row>
              <table:table-cell office:value-type="string">
                <text:p> ii</text:p>
              </table:table-cell>
              <table:table-cell office:value-type="float" office:value="0.000345594652431284">
                <text:p>0.000345594652431284</text:p>
              </table:table-cell>
            </table:table-row>
            <table:table-row>
              <table:table-cell office:value-type="string">
                <text:p> easy</text:p>
              </table:table-cell>
              <table:table-cell office:value-type="float" office:value="0.000345186915867778">
                <text:p>0.000345186915867778</text:p>
              </table:table-cell>
            </table:table-row>
            <table:table-row>
              <table:table-cell office:value-type="string">
                <text:p> died</text:p>
              </table:table-cell>
              <table:table-cell office:value-type="float" office:value="0.000344780218294389">
                <text:p>0.000344780218294389</text:p>
              </table:table-cell>
            </table:table-row>
            <table:table-row>
              <table:table-cell office:value-type="string">
                <text:p> stop</text:p>
              </table:table-cell>
              <table:table-cell office:value-type="float" office:value="0.000344374555645731">
                <text:p>0.000344374555645731</text:p>
              </table:table-cell>
            </table:table-row>
            <table:table-row>
              <table:table-cell office:value-type="string">
                <text:p> etc</text:p>
              </table:table-cell>
              <table:table-cell office:value-type="float" office:value="0.000343969923877858">
                <text:p>0.000343969923877858</text:p>
              </table:table-cell>
            </table:table-row>
            <table:table-row>
              <table:table-cell office:value-type="string">
                <text:p> president</text:p>
              </table:table-cell>
              <table:table-cell office:value-type="float" office:value="0.000343566318968124">
                <text:p>0.000343566318968124</text:p>
              </table:table-cell>
            </table:table-row>
            <table:table-row>
              <table:table-cell office:value-type="string">
                <text:p> distinct</text:p>
              </table:table-cell>
              <table:table-cell office:value-type="float" office:value="0.000343163736915036">
                <text:p>0.000343163736915036</text:p>
              </table:table-cell>
            </table:table-row>
            <table:table-row>
              <table:table-cell office:value-type="string">
                <text:p> w</text:p>
              </table:table-cell>
              <table:table-cell office:value-type="float" office:value="0.000342762173738121">
                <text:p>0.000342762173738121</text:p>
              </table:table-cell>
            </table:table-row>
            <table:table-row>
              <table:table-cell office:value-type="string">
                <text:p> respect</text:p>
              </table:table-cell>
              <table:table-cell office:value-type="float" office:value="0.00034236162547778">
                <text:p>0.00034236162547778</text:p>
              </table:table-cell>
            </table:table-row>
            <table:table-row>
              <table:table-cell office:value-type="string">
                <text:p> duty</text:p>
              </table:table-cell>
              <table:table-cell office:value-type="float" office:value="0.000341962088195158">
                <text:p>0.000341962088195158</text:p>
              </table:table-cell>
            </table:table-row>
            <table:table-row>
              <table:table-cell office:value-type="string">
                <text:p> difficulty</text:p>
              </table:table-cell>
              <table:table-cell office:value-type="float" office:value="0.000341563557972001">
                <text:p>0.000341563557972001</text:p>
              </table:table-cell>
            </table:table-row>
            <table:table-row>
              <table:table-cell office:value-type="string">
                <text:p> ought</text:p>
              </table:table-cell>
              <table:table-cell office:value-type="float" office:value="0.000341166030910525">
                <text:p>0.000341166030910525</text:p>
              </table:table-cell>
            </table:table-row>
            <table:table-row>
              <table:table-cell office:value-type="string">
                <text:p> remain</text:p>
              </table:table-cell>
              <table:table-cell office:value-type="float" office:value="0.000340769503133277">
                <text:p>0.000340769503133277</text:p>
              </table:table-cell>
            </table:table-row>
            <table:table-row>
              <table:table-cell office:value-type="string">
                <text:p> system</text:p>
              </table:table-cell>
              <table:table-cell office:value-type="float" office:value="0.000340373970783007">
                <text:p>0.000340373970783007</text:p>
              </table:table-cell>
            </table:table-row>
            <table:table-row>
              <table:table-cell office:value-type="string">
                <text:p> broken</text:p>
              </table:table-cell>
              <table:table-cell office:value-type="float" office:value="0.000339979430022532">
                <text:p>0.000339979430022532</text:p>
              </table:table-cell>
            </table:table-row>
            <table:table-row>
              <table:table-cell office:value-type="string">
                <text:p> stand</text:p>
              </table:table-cell>
              <table:table-cell office:value-type="float" office:value="0.000339585877034604">
                <text:p>0.000339585877034604</text:p>
              </table:table-cell>
            </table:table-row>
            <table:table-row>
              <table:table-cell office:value-type="string">
                <text:p> blue</text:p>
              </table:table-cell>
              <table:table-cell office:value-type="float" office:value="0.000339193308021783">
                <text:p>0.000339193308021783</text:p>
              </table:table-cell>
            </table:table-row>
            <table:table-row>
              <table:table-cell office:value-type="string">
                <text:p> military</text:p>
              </table:table-cell>
              <table:table-cell office:value-type="float" office:value="0.000338801719206308">
                <text:p>0.000338801719206308</text:p>
              </table:table-cell>
            </table:table-row>
            <table:table-row>
              <table:table-cell office:value-type="string">
                <text:p> influence</text:p>
              </table:table-cell>
              <table:table-cell office:value-type="float" office:value="0.000338411106829962">
                <text:p>0.000338411106829962</text:p>
              </table:table-cell>
            </table:table-row>
            <table:table-row>
              <table:table-cell office:value-type="string">
                <text:p> visit</text:p>
              </table:table-cell>
              <table:table-cell office:value-type="float" office:value="0.000338021467153955">
                <text:p>0.000338021467153955</text:p>
              </table:table-cell>
            </table:table-row>
            <table:table-row>
              <table:table-cell office:value-type="string">
                <text:p> west</text:p>
              </table:table-cell>
              <table:table-cell office:value-type="float" office:value="0.000337632796458789">
                <text:p>0.000337632796458789</text:p>
              </table:table-cell>
            </table:table-row>
            <table:table-row>
              <table:table-cell office:value-type="string">
                <text:p> learned</text:p>
              </table:table-cell>
              <table:table-cell office:value-type="float" office:value="0.000337245091044138">
                <text:p>0.000337245091044138</text:p>
              </table:table-cell>
            </table:table-row>
            <table:table-row>
              <table:table-cell office:value-type="string">
                <text:p> formed</text:p>
              </table:table-cell>
              <table:table-cell office:value-type="float" office:value="0.000336858347228721">
                <text:p>0.000336858347228721</text:p>
              </table:table-cell>
            </table:table-row>
            <table:table-row>
              <table:table-cell office:value-type="string">
                <text:p> rose</text:p>
              </table:table-cell>
              <table:table-cell office:value-type="float" office:value="0.000336472561350182">
                <text:p>0.000336472561350182</text:p>
              </table:table-cell>
            </table:table-row>
            <table:table-row>
              <table:table-cell office:value-type="string">
                <text:p> please</text:p>
              </table:table-cell>
              <table:table-cell office:value-type="float" office:value="0.000336087729764964">
                <text:p>0.000336087729764964</text:p>
              </table:table-cell>
            </table:table-row>
            <table:table-row>
              <table:table-cell office:value-type="string">
                <text:p> experience</text:p>
              </table:table-cell>
              <table:table-cell office:value-type="float" office:value="0.000335703848848188">
                <text:p>0.000335703848848188</text:p>
              </table:table-cell>
            </table:table-row>
            <table:table-row>
              <table:table-cell office:value-type="string">
                <text:p> standing</text:p>
              </table:table-cell>
              <table:table-cell office:value-type="float" office:value="0.000335320914993536">
                <text:p>0.000335320914993536</text:p>
              </table:table-cell>
            </table:table-row>
            <table:table-row>
              <table:table-cell office:value-type="string">
                <text:p> walked</text:p>
              </table:table-cell>
              <table:table-cell office:value-type="float" office:value="0.000334938924613129">
                <text:p>0.000334938924613129</text:p>
              </table:table-cell>
            </table:table-row>
            <table:table-row>
              <table:table-cell office:value-type="string">
                <text:p> meant</text:p>
              </table:table-cell>
              <table:table-cell office:value-type="float" office:value="0.000334557874137408">
                <text:p>0.000334557874137408</text:p>
              </table:table-cell>
            </table:table-row>
            <table:table-row>
              <table:table-cell office:value-type="string">
                <text:p> language</text:p>
              </table:table-cell>
              <table:table-cell office:value-type="float" office:value="0.000334177760015016">
                <text:p>0.000334177760015016</text:p>
              </table:table-cell>
            </table:table-row>
            <table:table-row>
              <table:table-cell office:value-type="string">
                <text:p> i've</text:p>
              </table:table-cell>
              <table:table-cell office:value-type="float" office:value="0.000333798578712686">
                <text:p>0.000333798578712686</text:p>
              </table:table-cell>
            </table:table-row>
            <table:table-row>
              <table:table-cell office:value-type="string">
                <text:p> everything</text:p>
              </table:table-cell>
              <table:table-cell office:value-type="float" office:value="0.000333420326715118">
                <text:p>0.000333420326715118</text:p>
              </table:table-cell>
            </table:table-row>
            <table:table-row>
              <table:table-cell office:value-type="string">
                <text:p> service</text:p>
              </table:table-cell>
              <table:table-cell office:value-type="float" office:value="0.000333043000524869">
                <text:p>0.000333043000524869</text:p>
              </table:table-cell>
            </table:table-row>
            <table:table-row>
              <table:table-cell office:value-type="string">
                <text:p> leaving</text:p>
              </table:table-cell>
              <table:table-cell office:value-type="float" office:value="0.000332666596662238">
                <text:p>0.000332666596662238</text:p>
              </table:table-cell>
            </table:table-row>
            <table:table-row>
              <table:table-cell office:value-type="string">
                <text:p> similar</text:p>
              </table:table-cell>
              <table:table-cell office:value-type="float" office:value="0.000332291111665153">
                <text:p>0.000332291111665153</text:p>
              </table:table-cell>
            </table:table-row>
            <table:table-row>
              <table:table-cell office:value-type="string">
                <text:p> attempt</text:p>
              </table:table-cell>
              <table:table-cell office:value-type="float" office:value="0.000331916542089055">
                <text:p>0.000331916542089055</text:p>
              </table:table-cell>
            </table:table-row>
            <table:table-row>
              <table:table-cell office:value-type="string">
                <text:p> lines</text:p>
              </table:table-cell>
              <table:table-cell office:value-type="float" office:value="0.000331542884506794">
                <text:p>0.000331542884506794</text:p>
              </table:table-cell>
            </table:table-row>
            <table:table-row>
              <table:table-cell office:value-type="string">
                <text:p> personal</text:p>
              </table:table-cell>
              <table:table-cell office:value-type="float" office:value="0.000331170135508512">
                <text:p>0.000331170135508512</text:p>
              </table:table-cell>
            </table:table-row>
            <table:table-row>
              <table:table-cell office:value-type="string">
                <text:p> horses</text:p>
              </table:table-cell>
              <table:table-cell office:value-type="float" office:value="0.000330798291701535">
                <text:p>0.000330798291701535</text:p>
              </table:table-cell>
            </table:table-row>
            <table:table-row>
              <table:table-cell office:value-type="string">
                <text:p> middle</text:p>
              </table:table-cell>
              <table:table-cell office:value-type="float" office:value="0.000330427349710264">
                <text:p>0.000330427349710264</text:p>
              </table:table-cell>
            </table:table-row>
            <table:table-row>
              <table:table-cell office:value-type="string">
                <text:p> tried</text:p>
              </table:table-cell>
              <table:table-cell office:value-type="float" office:value="0.000330057306176071">
                <text:p>0.000330057306176071</text:p>
              </table:table-cell>
            </table:table-row>
            <table:table-row>
              <table:table-cell office:value-type="string">
                <text:p> picture</text:p>
              </table:table-cell>
              <table:table-cell office:value-type="float" office:value="0.000329688157757184">
                <text:p>0.000329688157757184</text:p>
              </table:table-cell>
            </table:table-row>
            <table:table-row>
              <table:table-cell office:value-type="string">
                <text:p> food</text:p>
              </table:table-cell>
              <table:table-cell office:value-type="float" office:value="0.000329319901128586">
                <text:p>0.000329319901128586</text:p>
              </table:table-cell>
            </table:table-row>
            <table:table-row>
              <table:table-cell office:value-type="string">
                <text:p> illustration</text:p>
              </table:table-cell>
              <table:table-cell office:value-type="float" office:value="0.00032895253298191">
                <text:p>0.00032895253298191</text:p>
              </table:table-cell>
            </table:table-row>
            <table:table-row>
              <table:table-cell office:value-type="string">
                <text:p> started</text:p>
              </table:table-cell>
              <table:table-cell office:value-type="float" office:value="0.00032858605002533">
                <text:p>0.00032858605002533</text:p>
              </table:table-cell>
            </table:table-row>
            <table:table-row>
              <table:table-cell office:value-type="string">
                <text:p> american</text:p>
              </table:table-cell>
              <table:table-cell office:value-type="float" office:value="0.000328220448983461">
                <text:p>0.000328220448983461</text:p>
              </table:table-cell>
            </table:table-row>
            <table:table-row>
              <table:table-cell office:value-type="string">
                <text:p> importance</text:p>
              </table:table-cell>
              <table:table-cell office:value-type="float" office:value="0.000327855726597254">
                <text:p>0.000327855726597254</text:p>
              </table:table-cell>
            </table:table-row>
            <table:table-row>
              <table:table-cell office:value-type="string">
                <text:p> easily</text:p>
              </table:table-cell>
              <table:table-cell office:value-type="float" office:value="0.000327491879623891">
                <text:p>0.000327491879623891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000327128904836689">
                <text:p>0.000327128904836689</text:p>
              </table:table-cell>
            </table:table-row>
            <table:table-row>
              <table:table-cell office:value-type="string">
                <text:p> plants</text:p>
              </table:table-cell>
              <table:table-cell office:value-type="float" office:value="0.000326766799024996">
                <text:p>0.000326766799024996</text:p>
              </table:table-cell>
            </table:table-row>
            <table:table-row>
              <table:table-cell office:value-type="string">
                <text:p> peace</text:p>
              </table:table-cell>
              <table:table-cell office:value-type="float" office:value="0.000326405558994089">
                <text:p>0.000326405558994089</text:p>
              </table:table-cell>
            </table:table-row>
            <table:table-row>
              <table:table-cell office:value-type="string">
                <text:p> figure</text:p>
              </table:table-cell>
              <table:table-cell office:value-type="float" office:value="0.000326045181565077">
                <text:p>0.000326045181565077</text:p>
              </table:table-cell>
            </table:table-row>
            <table:table-row>
              <table:table-cell office:value-type="string">
                <text:p> drew</text:p>
              </table:table-cell>
              <table:table-cell office:value-type="float" office:value="0.000325685663574803">
                <text:p>0.000325685663574803</text:p>
              </table:table-cell>
            </table:table-row>
            <table:table-row>
              <table:table-cell office:value-type="string">
                <text:p> bill</text:p>
              </table:table-cell>
              <table:table-cell office:value-type="float" office:value="0.000325327001875744">
                <text:p>0.000325327001875744</text:p>
              </table:table-cell>
            </table:table-row>
            <table:table-row>
              <table:table-cell office:value-type="string">
                <text:p> evil</text:p>
              </table:table-cell>
              <table:table-cell office:value-type="float" office:value="0.000324969193335915">
                <text:p>0.000324969193335915</text:p>
              </table:table-cell>
            </table:table-row>
            <table:table-row>
              <table:table-cell office:value-type="string">
                <text:p> possession</text:p>
              </table:table-cell>
              <table:table-cell office:value-type="float" office:value="0.000324612234838772">
                <text:p>0.000324612234838772</text:p>
              </table:table-cell>
            </table:table-row>
            <table:table-row>
              <table:table-cell office:value-type="string">
                <text:p> perfectly</text:p>
              </table:table-cell>
              <table:table-cell office:value-type="float" office:value="0.000324256123283118">
                <text:p>0.000324256123283118</text:p>
              </table:table-cell>
            </table:table-row>
            <table:table-row>
              <table:table-cell office:value-type="string">
                <text:p> happened</text:p>
              </table:table-cell>
              <table:table-cell office:value-type="float" office:value="0.000323900855583004">
                <text:p>0.000323900855583004</text:p>
              </table:table-cell>
            </table:table-row>
            <table:table-row>
              <table:table-cell office:value-type="string">
                <text:p> knows</text:p>
              </table:table-cell>
              <table:table-cell office:value-type="float" office:value="0.000323546428667639">
                <text:p>0.000323546428667639</text:p>
              </table:table-cell>
            </table:table-row>
            <table:table-row>
              <table:table-cell office:value-type="string">
                <text:p> success</text:p>
              </table:table-cell>
              <table:table-cell office:value-type="float" office:value="0.000323192839481295">
                <text:p>0.000323192839481295</text:p>
              </table:table-cell>
            </table:table-row>
            <table:table-row>
              <table:table-cell office:value-type="string">
                <text:p> conclusion</text:p>
              </table:table-cell>
              <table:table-cell office:value-type="float" office:value="0.000322840084983212">
                <text:p>0.000322840084983212</text:p>
              </table:table-cell>
            </table:table-row>
            <table:table-row>
              <table:table-cell office:value-type="string">
                <text:p> glass</text:p>
              </table:table-cell>
              <table:table-cell office:value-type="float" office:value="0.00032248816214751">
                <text:p>0.00032248816214751</text:p>
              </table:table-cell>
            </table:table-row>
            <table:table-row>
              <table:table-cell office:value-type="string">
                <text:p> seven</text:p>
              </table:table-cell>
              <table:table-cell office:value-type="float" office:value="0.000322137067963092">
                <text:p>0.000322137067963092</text:p>
              </table:table-cell>
            </table:table-row>
            <table:table-row>
              <table:table-cell office:value-type="string">
                <text:p> makes</text:p>
              </table:table-cell>
              <table:table-cell office:value-type="float" office:value="0.000321786799433559">
                <text:p>0.000321786799433559</text:p>
              </table:table-cell>
            </table:table-row>
            <table:table-row>
              <table:table-cell office:value-type="string">
                <text:p> evidence</text:p>
              </table:table-cell>
              <table:table-cell office:value-type="float" office:value="0.000321437353577116">
                <text:p>0.000321437353577116</text:p>
              </table:table-cell>
            </table:table-row>
            <table:table-row>
              <table:table-cell office:value-type="string">
                <text:p> camp</text:p>
              </table:table-cell>
              <table:table-cell office:value-type="float" office:value="0.000321088727426482">
                <text:p>0.000321088727426482</text:p>
              </table:table-cell>
            </table:table-row>
            <table:table-row>
              <table:table-cell office:value-type="string">
                <text:p> judge</text:p>
              </table:table-cell>
              <table:table-cell office:value-type="float" office:value="0.000320740918028804">
                <text:p>0.000320740918028804</text:p>
              </table:table-cell>
            </table:table-row>
            <table:table-row>
              <table:table-cell office:value-type="string">
                <text:p> grew</text:p>
              </table:table-cell>
              <table:table-cell office:value-type="float" office:value="0.000320393922445567">
                <text:p>0.000320393922445567</text:p>
              </table:table-cell>
            </table:table-row>
            <table:table-row>
              <table:table-cell office:value-type="string">
                <text:p> speaking</text:p>
              </table:table-cell>
              <table:table-cell office:value-type="float" office:value="0.000320047737752508">
                <text:p>0.000320047737752508</text:p>
              </table:table-cell>
            </table:table-row>
            <table:table-row>
              <table:table-cell office:value-type="string">
                <text:p> play</text:p>
              </table:table-cell>
              <table:table-cell office:value-type="float" office:value="0.000319702361039526">
                <text:p>0.000319702361039526</text:p>
              </table:table-cell>
            </table:table-row>
            <table:table-row>
              <table:table-cell office:value-type="string">
                <text:p> granny</text:p>
              </table:table-cell>
              <table:table-cell office:value-type="float" office:value="0.000319357789410599">
                <text:p>0.000319357789410599</text:p>
              </table:table-cell>
            </table:table-row>
            <table:table-row>
              <table:table-cell office:value-type="string">
                <text:p> paragraph</text:p>
              </table:table-cell>
              <table:table-cell office:value-type="float" office:value="0.000319014019983696">
                <text:p>0.000319014019983696</text:p>
              </table:table-cell>
            </table:table-row>
            <table:table-row>
              <table:table-cell office:value-type="string">
                <text:p> captain</text:p>
              </table:table-cell>
              <table:table-cell office:value-type="float" office:value="0.000318671049890695">
                <text:p>0.000318671049890695</text:p>
              </table:table-cell>
            </table:table-row>
            <table:table-row>
              <table:table-cell office:value-type="string">
                <text:p> send</text:p>
              </table:table-cell>
              <table:table-cell office:value-type="float" office:value="0.000318328876277293">
                <text:p>0.000318328876277293</text:p>
              </table:table-cell>
            </table:table-row>
            <table:table-row>
              <table:table-cell office:value-type="string">
                <text:p> fully</text:p>
              </table:table-cell>
              <table:table-cell office:value-type="float" office:value="0.00031798749630293">
                <text:p>0.00031798749630293</text:p>
              </table:table-cell>
            </table:table-row>
            <table:table-row>
              <table:table-cell office:value-type="string">
                <text:p> tree</text:p>
              </table:table-cell>
              <table:table-cell office:value-type="float" office:value="0.000317646907140699">
                <text:p>0.000317646907140699</text:p>
              </table:table-cell>
            </table:table-row>
            <table:table-row>
              <table:table-cell office:value-type="string">
                <text:p> move</text:p>
              </table:table-cell>
              <table:table-cell office:value-type="float" office:value="0.000317307105977267">
                <text:p>0.000317307105977267</text:p>
              </table:table-cell>
            </table:table-row>
            <table:table-row>
              <table:table-cell office:value-type="string">
                <text:p> agree</text:p>
              </table:table-cell>
              <table:table-cell office:value-type="float" office:value="0.000316968090012792">
                <text:p>0.000316968090012792</text:p>
              </table:table-cell>
            </table:table-row>
            <table:table-row>
              <table:table-cell office:value-type="string">
                <text:p> bridge</text:p>
              </table:table-cell>
              <table:table-cell office:value-type="float" office:value="0.000316629856460842">
                <text:p>0.000316629856460842</text:p>
              </table:table-cell>
            </table:table-row>
            <table:table-row>
              <table:table-cell office:value-type="string">
                <text:p> bound</text:p>
              </table:table-cell>
              <table:table-cell office:value-type="float" office:value="0.000316292402548314">
                <text:p>0.000316292402548314</text:p>
              </table:table-cell>
            </table:table-row>
            <table:table-row>
              <table:table-cell office:value-type="string">
                <text:p> husband</text:p>
              </table:table-cell>
              <table:table-cell office:value-type="float" office:value="0.000315955725515355">
                <text:p>0.000315955725515355</text:p>
              </table:table-cell>
            </table:table-row>
            <table:table-row>
              <table:table-cell office:value-type="string">
                <text:p> example</text:p>
              </table:table-cell>
              <table:table-cell office:value-type="float" office:value="0.000315619822615278">
                <text:p>0.000315619822615278</text:p>
              </table:table-cell>
            </table:table-row>
            <table:table-row>
              <table:table-cell office:value-type="string">
                <text:p> top</text:p>
              </table:table-cell>
              <table:table-cell office:value-type="float" office:value="0.000315284691114491">
                <text:p>0.000315284691114491</text:p>
              </table:table-cell>
            </table:table-row>
            <table:table-row>
              <table:table-cell office:value-type="string">
                <text:p> wide</text:p>
              </table:table-cell>
              <table:table-cell office:value-type="float" office:value="0.000314950328292409">
                <text:p>0.000314950328292409</text:p>
              </table:table-cell>
            </table:table-row>
            <table:table-row>
              <table:table-cell office:value-type="string">
                <text:p> special</text:p>
              </table:table-cell>
              <table:table-cell office:value-type="float" office:value="0.000314616731441385">
                <text:p>0.000314616731441385</text:p>
              </table:table-cell>
            </table:table-row>
            <table:table-row>
              <table:table-cell office:value-type="string">
                <text:p> trot</text:p>
              </table:table-cell>
              <table:table-cell office:value-type="float" office:value="0.000314283897866626">
                <text:p>0.000314283897866626</text:p>
              </table:table-cell>
            </table:table-row>
            <table:table-row>
              <table:table-cell office:value-type="string">
                <text:p> pleasure</text:p>
              </table:table-cell>
              <table:table-cell office:value-type="float" office:value="0.00031395182488612">
                <text:p>0.00031395182488612</text:p>
              </table:table-cell>
            </table:table-row>
            <table:table-row>
              <table:table-cell office:value-type="string">
                <text:p> crossed</text:p>
              </table:table-cell>
              <table:table-cell office:value-type="float" office:value="0.000313620509830558">
                <text:p>0.000313620509830558</text:p>
              </table:table-cell>
            </table:table-row>
            <table:table-row>
              <table:table-cell office:value-type="string">
                <text:p> thy</text:p>
              </table:table-cell>
              <table:table-cell office:value-type="float" office:value="0.00031328995004326">
                <text:p>0.00031328995004326</text:p>
              </table:table-cell>
            </table:table-row>
            <table:table-row>
              <table:table-cell office:value-type="string">
                <text:p> man's</text:p>
              </table:table-cell>
              <table:table-cell office:value-type="float" office:value="0.000312960142880097">
                <text:p>0.000312960142880097</text:p>
              </table:table-cell>
            </table:table-row>
            <table:table-row>
              <table:table-cell office:value-type="string">
                <text:p> boat</text:p>
              </table:table-cell>
              <table:table-cell office:value-type="float" office:value="0.000312631085709421">
                <text:p>0.000312631085709421</text:p>
              </table:table-cell>
            </table:table-row>
            <table:table-row>
              <table:table-cell office:value-type="string">
                <text:p> religion</text:p>
              </table:table-cell>
              <table:table-cell office:value-type="float" office:value="0.000312302775911985">
                <text:p>0.000312302775911985</text:p>
              </table:table-cell>
            </table:table-row>
            <table:table-row>
              <table:table-cell office:value-type="string">
                <text:p> science</text:p>
              </table:table-cell>
              <table:table-cell office:value-type="float" office:value="0.000311975210880875">
                <text:p>0.000311975210880875</text:p>
              </table:table-cell>
            </table:table-row>
            <table:table-row>
              <table:table-cell office:value-type="string">
                <text:p> books</text:p>
              </table:table-cell>
              <table:table-cell office:value-type="float" office:value="0.000311648388021433">
                <text:p>0.000311648388021433</text:p>
              </table:table-cell>
            </table:table-row>
            <table:table-row>
              <table:table-cell office:value-type="string">
                <text:p> difference</text:p>
              </table:table-cell>
              <table:table-cell office:value-type="float" office:value="0.000311322304751189">
                <text:p>0.000311322304751189</text:p>
              </table:table-cell>
            </table:table-row>
            <table:table-row>
              <table:table-cell office:value-type="string">
                <text:p> afterwards</text:p>
              </table:table-cell>
              <table:table-cell office:value-type="float" office:value="0.000310996958499783">
                <text:p>0.000310996958499783</text:p>
              </table:table-cell>
            </table:table-row>
            <table:table-row>
              <table:table-cell office:value-type="string">
                <text:p> writing</text:p>
              </table:table-cell>
              <table:table-cell office:value-type="float" office:value="0.000310672346708898">
                <text:p>0.000310672346708898</text:p>
              </table:table-cell>
            </table:table-row>
            <table:table-row>
              <table:table-cell office:value-type="string">
                <text:p> silence</text:p>
              </table:table-cell>
              <table:table-cell office:value-type="float" office:value="0.000310348466832189">
                <text:p>0.000310348466832189</text:p>
              </table:table-cell>
            </table:table-row>
            <table:table-row>
              <table:table-cell office:value-type="string">
                <text:p> hence</text:p>
              </table:table-cell>
              <table:table-cell office:value-type="float" office:value="0.000310025316335209">
                <text:p>0.000310025316335209</text:p>
              </table:table-cell>
            </table:table-row>
            <table:table-row>
              <table:table-cell office:value-type="string">
                <text:p> months</text:p>
              </table:table-cell>
              <table:table-cell office:value-type="float" office:value="0.000309702892695344">
                <text:p>0.000309702892695344</text:p>
              </table:table-cell>
            </table:table-row>
            <table:table-row>
              <table:table-cell office:value-type="string">
                <text:p> floor</text:p>
              </table:table-cell>
              <table:table-cell office:value-type="float" office:value="0.000309381193401739">
                <text:p>0.000309381193401739</text:p>
              </table:table-cell>
            </table:table-row>
            <table:table-row>
              <table:table-cell office:value-type="string">
                <text:p> musical</text:p>
              </table:table-cell>
              <table:table-cell office:value-type="float" office:value="0.000309060215955233">
                <text:p>0.000309060215955233</text:p>
              </table:table-cell>
            </table:table-row>
            <table:table-row>
              <table:table-cell office:value-type="string">
                <text:p> finally</text:p>
              </table:table-cell>
              <table:table-cell office:value-type="float" office:value="0.000308739957868287">
                <text:p>0.000308739957868287</text:p>
              </table:table-cell>
            </table:table-row>
            <table:table-row>
              <table:table-cell office:value-type="string">
                <text:p> escape</text:p>
              </table:table-cell>
              <table:table-cell office:value-type="float" office:value="0.000308420416664917">
                <text:p>0.000308420416664917</text:p>
              </table:table-cell>
            </table:table-row>
            <table:table-row>
              <table:table-cell office:value-type="string">
                <text:p> legs</text:p>
              </table:table-cell>
              <table:table-cell office:value-type="float" office:value="0.000308101589880629">
                <text:p>0.000308101589880629</text:p>
              </table:table-cell>
            </table:table-row>
            <table:table-row>
              <table:table-cell office:value-type="string">
                <text:p> gold</text:p>
              </table:table-cell>
              <table:table-cell office:value-type="float" office:value="0.00030778347506235">
                <text:p>0.00030778347506235</text:p>
              </table:table-cell>
            </table:table-row>
            <table:table-row>
              <table:table-cell office:value-type="string">
                <text:p> usual</text:p>
              </table:table-cell>
              <table:table-cell office:value-type="float" office:value="0.00030746606976836">
                <text:p>0.00030746606976836</text:p>
              </table:table-cell>
            </table:table-row>
            <table:table-row>
              <table:table-cell office:value-type="string">
                <text:p> result</text:p>
              </table:table-cell>
              <table:table-cell office:value-type="float" office:value="0.000307149371568228">
                <text:p>0.000307149371568228</text:p>
              </table:table-cell>
            </table:table-row>
            <table:table-row>
              <table:table-cell office:value-type="string">
                <text:p> beginning</text:p>
              </table:table-cell>
              <table:table-cell office:value-type="float" office:value="0.000306833378042746">
                <text:p>0.000306833378042746</text:p>
              </table:table-cell>
            </table:table-row>
            <table:table-row>
              <table:table-cell office:value-type="string">
                <text:p> occasion</text:p>
              </table:table-cell>
              <table:table-cell office:value-type="float" office:value="0.000306518086783865">
                <text:p>0.000306518086783865</text:p>
              </table:table-cell>
            </table:table-row>
            <table:table-row>
              <table:table-cell office:value-type="string">
                <text:p> killed</text:p>
              </table:table-cell>
              <table:table-cell office:value-type="float" office:value="0.000306203495394625">
                <text:p>0.000306203495394625</text:p>
              </table:table-cell>
            </table:table-row>
            <table:table-row>
              <table:table-cell office:value-type="string">
                <text:p> discovered</text:p>
              </table:table-cell>
              <table:table-cell office:value-type="float" office:value="0.000305889601489099">
                <text:p>0.000305889601489099</text:p>
              </table:table-cell>
            </table:table-row>
            <table:table-row>
              <table:table-cell office:value-type="string">
                <text:p> principle</text:p>
              </table:table-cell>
              <table:table-cell office:value-type="float" office:value="0.000305576402692323">
                <text:p>0.000305576402692323</text:p>
              </table:table-cell>
            </table:table-row>
            <table:table-row>
              <table:table-cell office:value-type="string">
                <text:p> doing</text:p>
              </table:table-cell>
              <table:table-cell office:value-type="float" office:value="0.000305263896640233">
                <text:p>0.000305263896640233</text:p>
              </table:table-cell>
            </table:table-row>
            <table:table-row>
              <table:table-cell office:value-type="string">
                <text:p> dolly</text:p>
              </table:table-cell>
              <table:table-cell office:value-type="float" office:value="0.000304952080979607">
                <text:p>0.000304952080979607</text:p>
              </table:table-cell>
            </table:table-row>
            <table:table-row>
              <table:table-cell office:value-type="string">
                <text:p> thomas</text:p>
              </table:table-cell>
              <table:table-cell office:value-type="float" office:value="0.000304640953367995">
                <text:p>0.000304640953367995</text:p>
              </table:table-cell>
            </table:table-row>
            <table:table-row>
              <table:table-cell office:value-type="string">
                <text:p> names</text:p>
              </table:table-cell>
              <table:table-cell office:value-type="float" office:value="0.000304330511473664">
                <text:p>0.000304330511473664</text:p>
              </table:table-cell>
            </table:table-row>
            <table:table-row>
              <table:table-cell office:value-type="string">
                <text:p> plain</text:p>
              </table:table-cell>
              <table:table-cell office:value-type="float" office:value="0.000304020752975531">
                <text:p>0.000304020752975531</text:p>
              </table:table-cell>
            </table:table-row>
            <table:table-row>
              <table:table-cell office:value-type="string">
                <text:p> york</text:p>
              </table:table-cell>
              <table:table-cell office:value-type="float" office:value="0.000303711675563108">
                <text:p>0.000303711675563108</text:p>
              </table:table-cell>
            </table:table-row>
            <table:table-row>
              <table:table-cell office:value-type="string">
                <text:p> forty</text:p>
              </table:table-cell>
              <table:table-cell office:value-type="float" office:value="0.000303403276936433">
                <text:p>0.000303403276936433</text:p>
              </table:table-cell>
            </table:table-row>
            <table:table-row>
              <table:table-cell office:value-type="string">
                <text:p> century</text:p>
              </table:table-cell>
              <table:table-cell office:value-type="float" office:value="0.000303095554806016">
                <text:p>0.000303095554806016</text:p>
              </table:table-cell>
            </table:table-row>
            <table:table-row>
              <table:table-cell office:value-type="string">
                <text:p> officer</text:p>
              </table:table-cell>
              <table:table-cell office:value-type="float" office:value="0.000302788506892777">
                <text:p>0.000302788506892777</text:p>
              </table:table-cell>
            </table:table-row>
            <table:table-row>
              <table:table-cell office:value-type="string">
                <text:p> caught</text:p>
              </table:table-cell>
              <table:table-cell office:value-type="float" office:value="0.000302482130927987">
                <text:p>0.000302482130927987</text:p>
              </table:table-cell>
            </table:table-row>
            <table:table-row>
              <table:table-cell office:value-type="string">
                <text:p> arrived</text:p>
              </table:table-cell>
              <table:table-cell office:value-type="float" office:value="0.000302176424653207">
                <text:p>0.000302176424653207</text:p>
              </table:table-cell>
            </table:table-row>
            <table:table-row>
              <table:table-cell office:value-type="string">
                <text:p> bob</text:p>
              </table:table-cell>
              <table:table-cell office:value-type="float" office:value="0.000301871385820233">
                <text:p>0.000301871385820233</text:p>
              </table:table-cell>
            </table:table-row>
            <table:table-row>
              <table:table-cell office:value-type="string">
                <text:p> step</text:p>
              </table:table-cell>
              <table:table-cell office:value-type="float" office:value="0.000301567012191034">
                <text:p>0.000301567012191034</text:p>
              </table:table-cell>
            </table:table-row>
            <table:table-row>
              <table:table-cell office:value-type="string">
                <text:p> save</text:p>
              </table:table-cell>
              <table:table-cell office:value-type="float" office:value="0.000301263301537695">
                <text:p>0.000301263301537695</text:p>
              </table:table-cell>
            </table:table-row>
            <table:table-row>
              <table:table-cell office:value-type="string">
                <text:p> trademark</text:p>
              </table:table-cell>
              <table:table-cell office:value-type="float" office:value="0.00030096025164236">
                <text:p>0.00030096025164236</text:p>
              </table:table-cell>
            </table:table-row>
            <table:table-row>
              <table:table-cell office:value-type="string">
                <text:p> fair</text:p>
              </table:table-cell>
              <table:table-cell office:value-type="float" office:value="0.000300657860297177">
                <text:p>0.000300657860297177</text:p>
              </table:table-cell>
            </table:table-row>
            <table:table-row>
              <table:table-cell office:value-type="string">
                <text:p> note</text:p>
              </table:table-cell>
              <table:table-cell office:value-type="float" office:value="0.000300356125304237">
                <text:p>0.000300356125304237</text:p>
              </table:table-cell>
            </table:table-row>
            <table:table-row>
              <table:table-cell office:value-type="string">
                <text:p> getting</text:p>
              </table:table-cell>
              <table:table-cell office:value-type="float" office:value="0.00030005504447552">
                <text:p>0.00030005504447552</text:p>
              </table:table-cell>
            </table:table-row>
            <table:table-row>
              <table:table-cell office:value-type="string">
                <text:p> pass</text:p>
              </table:table-cell>
              <table:table-cell office:value-type="float" office:value="0.000299754615632841">
                <text:p>0.000299754615632841</text:p>
              </table:table-cell>
            </table:table-row>
            <table:table-row>
              <table:table-cell office:value-type="string">
                <text:p> em</text:p>
              </table:table-cell>
              <table:table-cell office:value-type="float" office:value="0.000299454836607789">
                <text:p>0.000299454836607789</text:p>
              </table:table-cell>
            </table:table-row>
            <table:table-row>
              <table:table-cell office:value-type="string">
                <text:p> points</text:p>
              </table:table-cell>
              <table:table-cell office:value-type="float" office:value="0.000299155705241677">
                <text:p>0.000299155705241677</text:p>
              </table:table-cell>
            </table:table-row>
            <table:table-row>
              <table:table-cell office:value-type="string">
                <text:p> there's</text:p>
              </table:table-cell>
              <table:table-cell office:value-type="float" office:value="0.000298857219385487">
                <text:p>0.000298857219385487</text:p>
              </table:table-cell>
            </table:table-row>
            <table:table-row>
              <table:table-cell office:value-type="string">
                <text:p> places</text:p>
              </table:table-cell>
              <table:table-cell office:value-type="float" office:value="0.00029855937689981">
                <text:p>0.00029855937689981</text:p>
              </table:table-cell>
            </table:table-row>
            <table:table-row>
              <table:table-cell office:value-type="string">
                <text:p> giving</text:p>
              </table:table-cell>
              <table:table-cell office:value-type="float" office:value="0.000298262175654799">
                <text:p>0.000298262175654799</text:p>
              </table:table-cell>
            </table:table-row>
            <table:table-row>
              <table:table-cell office:value-type="string">
                <text:p> iii</text:p>
              </table:table-cell>
              <table:table-cell office:value-type="float" office:value="0.00029796561353011">
                <text:p>0.00029796561353011</text:p>
              </table:table-cell>
            </table:table-row>
            <table:table-row>
              <table:table-cell office:value-type="string">
                <text:p> main</text:p>
              </table:table-cell>
              <table:table-cell office:value-type="float" office:value="0.000297669688414852">
                <text:p>0.000297669688414852</text:p>
              </table:table-cell>
            </table:table-row>
            <table:table-row>
              <table:table-cell office:value-type="string">
                <text:p> quiet</text:p>
              </table:table-cell>
              <table:table-cell office:value-type="float" office:value="0.000297374398207532">
                <text:p>0.000297374398207532</text:p>
              </table:table-cell>
            </table:table-row>
            <table:table-row>
              <table:table-cell office:value-type="string">
                <text:p> wardle</text:p>
              </table:table-cell>
              <table:table-cell office:value-type="float" office:value="0.000297079740816004">
                <text:p>0.000297079740816004</text:p>
              </table:table-cell>
            </table:table-row>
            <table:table-row>
              <table:table-cell office:value-type="string">
                <text:p> hill</text:p>
              </table:table-cell>
              <table:table-cell office:value-type="float" office:value="0.000296785714157414">
                <text:p>0.000296785714157414</text:p>
              </table:table-cell>
            </table:table-row>
            <table:table-row>
              <table:table-cell office:value-type="string">
                <text:p> seeing</text:p>
              </table:table-cell>
              <table:table-cell office:value-type="float" office:value="0.000296492316158153">
                <text:p>0.000296492316158153</text:p>
              </table:table-cell>
            </table:table-row>
            <table:table-row>
              <table:table-cell office:value-type="string">
                <text:p> heaven</text:p>
              </table:table-cell>
              <table:table-cell office:value-type="float" office:value="0.000296199544753798">
                <text:p>0.000296199544753798</text:p>
              </table:table-cell>
            </table:table-row>
            <table:table-row>
              <table:table-cell office:value-type="string">
                <text:p> presence</text:p>
              </table:table-cell>
              <table:table-cell office:value-type="float" office:value="0.00029590739788907">
                <text:p>0.00029590739788907</text:p>
              </table:table-cell>
            </table:table-row>
            <table:table-row>
              <table:table-cell office:value-type="string">
                <text:p> original</text:p>
              </table:table-cell>
              <table:table-cell office:value-type="float" office:value="0.000295615873517774">
                <text:p>0.000295615873517774</text:p>
              </table:table-cell>
            </table:table-row>
            <table:table-row>
              <table:table-cell office:value-type="string">
                <text:p> belief</text:p>
              </table:table-cell>
              <table:table-cell office:value-type="float" office:value="0.000295324969602756">
                <text:p>0.000295324969602756</text:p>
              </table:table-cell>
            </table:table-row>
            <table:table-row>
              <table:table-cell office:value-type="string">
                <text:p> maisie</text:p>
              </table:table-cell>
              <table:table-cell office:value-type="float" office:value="0.000295034684115847">
                <text:p>0.000295034684115847</text:p>
              </table:table-cell>
            </table:table-row>
            <table:table-row>
              <table:table-cell office:value-type="string">
                <text:p> simply</text:p>
              </table:table-cell>
              <table:table-cell office:value-type="float" office:value="0.000294745015037816">
                <text:p>0.000294745015037816</text:p>
              </table:table-cell>
            </table:table-row>
            <table:table-row>
              <table:table-cell office:value-type="string">
                <text:p> explained</text:p>
              </table:table-cell>
              <table:table-cell office:value-type="float" office:value="0.000294455960358322">
                <text:p>0.000294455960358322</text:p>
              </table:table-cell>
            </table:table-row>
            <table:table-row>
              <table:table-cell office:value-type="string">
                <text:p> events</text:p>
              </table:table-cell>
              <table:table-cell office:value-type="float" office:value="0.000294167518075861">
                <text:p>0.000294167518075861</text:p>
              </table:table-cell>
            </table:table-row>
            <table:table-row>
              <table:table-cell office:value-type="string">
                <text:p> proper</text:p>
              </table:table-cell>
              <table:table-cell office:value-type="float" office:value="0.000293879686197719">
                <text:p>0.000293879686197719</text:p>
              </table:table-cell>
            </table:table-row>
            <table:table-row>
              <table:table-cell office:value-type="string">
                <text:p> yourself</text:p>
              </table:table-cell>
              <table:table-cell office:value-type="float" office:value="0.000293592462739925">
                <text:p>0.000293592462739925</text:p>
              </table:table-cell>
            </table:table-row>
            <table:table-row>
              <table:table-cell office:value-type="string">
                <text:p> letters</text:p>
              </table:table-cell>
              <table:table-cell office:value-type="float" office:value="0.0002933058457272">
                <text:p>0.0002933058457272</text:p>
              </table:table-cell>
            </table:table-row>
            <table:table-row>
              <table:table-cell office:value-type="string">
                <text:p> moved</text:p>
              </table:table-cell>
              <table:table-cell office:value-type="float" office:value="0.00029301983319291">
                <text:p>0.00029301983319291</text:p>
              </table:table-cell>
            </table:table-row>
            <table:table-row>
              <table:table-cell office:value-type="string">
                <text:p> houses</text:p>
              </table:table-cell>
              <table:table-cell office:value-type="float" office:value="0.00029273442317902">
                <text:p>0.00029273442317902</text:p>
              </table:table-cell>
            </table:table-row>
            <table:table-row>
              <table:table-cell office:value-type="string">
                <text:p> access</text:p>
              </table:table-cell>
              <table:table-cell office:value-type="float" office:value="0.000292449613736044">
                <text:p>0.000292449613736044</text:p>
              </table:table-cell>
            </table:table-row>
            <table:table-row>
              <table:table-cell office:value-type="string">
                <text:p> date</text:p>
              </table:table-cell>
              <table:table-cell office:value-type="float" office:value="0.000292165402923002">
                <text:p>0.000292165402923002</text:p>
              </table:table-cell>
            </table:table-row>
            <table:table-row>
              <table:table-cell office:value-type="string">
                <text:p> fort</text:p>
              </table:table-cell>
              <table:table-cell office:value-type="float" office:value="0.000291881788807367">
                <text:p>0.000291881788807367</text:p>
              </table:table-cell>
            </table:table-row>
            <table:table-row>
              <table:table-cell office:value-type="string">
                <text:p> carry</text:p>
              </table:table-cell>
              <table:table-cell office:value-type="float" office:value="0.000291598769465027">
                <text:p>0.000291598769465027</text:p>
              </table:table-cell>
            </table:table-row>
            <table:table-row>
              <table:table-cell office:value-type="string">
                <text:p> appear</text:p>
              </table:table-cell>
              <table:table-cell office:value-type="float" office:value="0.00029131634298023">
                <text:p>0.00029131634298023</text:p>
              </table:table-cell>
            </table:table-row>
            <table:table-row>
              <table:table-cell office:value-type="string">
                <text:p> shown</text:p>
              </table:table-cell>
              <table:table-cell office:value-type="float" office:value="0.000291034507445547">
                <text:p>0.000291034507445547</text:p>
              </table:table-cell>
            </table:table-row>
            <table:table-row>
              <table:table-cell office:value-type="string">
                <text:p> fast</text:p>
              </table:table-cell>
              <table:table-cell office:value-type="float" office:value="0.000290753260961818">
                <text:p>0.000290753260961818</text:p>
              </table:table-cell>
            </table:table-row>
            <table:table-row>
              <table:table-cell office:value-type="string">
                <text:p> persons</text:p>
              </table:table-cell>
              <table:table-cell office:value-type="float" office:value="0.000290472601638116">
                <text:p>0.000290472601638116</text:p>
              </table:table-cell>
            </table:table-row>
            <table:table-row>
              <table:table-cell office:value-type="string">
                <text:p> lips</text:p>
              </table:table-cell>
              <table:table-cell office:value-type="float" office:value="0.000290192527591693">
                <text:p>0.000290192527591693</text:p>
              </table:table-cell>
            </table:table-row>
            <table:table-row>
              <table:table-cell office:value-type="string">
                <text:p> nation</text:p>
              </table:table-cell>
              <table:table-cell office:value-type="float" office:value="0.000289913036947942">
                <text:p>0.000289913036947942</text:p>
              </table:table-cell>
            </table:table-row>
            <table:table-row>
              <table:table-cell office:value-type="string">
                <text:p> buck</text:p>
              </table:table-cell>
              <table:table-cell office:value-type="float" office:value="0.000289634127840351">
                <text:p>0.000289634127840351</text:p>
              </table:table-cell>
            </table:table-row>
            <table:table-row>
              <table:table-cell office:value-type="string">
                <text:p> considered</text:p>
              </table:table-cell>
              <table:table-cell office:value-type="float" office:value="0.000289355798410457">
                <text:p>0.000289355798410457</text:p>
              </table:table-cell>
            </table:table-row>
            <table:table-row>
              <table:table-cell office:value-type="string">
                <text:p> ordinary</text:p>
              </table:table-cell>
              <table:table-cell office:value-type="float" office:value="0.000289078046807806">
                <text:p>0.000289078046807806</text:p>
              </table:table-cell>
            </table:table-row>
            <table:table-row>
              <table:table-cell office:value-type="string">
                <text:p> wery</text:p>
              </table:table-cell>
              <table:table-cell office:value-type="float" office:value="0.000288800871189905">
                <text:p>0.000288800871189905</text:p>
              </table:table-cell>
            </table:table-row>
            <table:table-row>
              <table:table-cell office:value-type="string">
                <text:p> slight</text:p>
              </table:table-cell>
              <table:table-cell office:value-type="float" office:value="0.000288524269722183">
                <text:p>0.000288524269722183</text:p>
              </table:table-cell>
            </table:table-row>
            <table:table-row>
              <table:table-cell office:value-type="string">
                <text:p> ladies</text:p>
              </table:table-cell>
              <table:table-cell office:value-type="float" office:value="0.000288248240577948">
                <text:p>0.000288248240577948</text:p>
              </table:table-cell>
            </table:table-row>
            <table:table-row>
              <table:table-cell office:value-type="string">
                <text:p> thinking</text:p>
              </table:table-cell>
              <table:table-cell office:value-type="float" office:value="0.00028797278193834">
                <text:p>0.00028797278193834</text:p>
              </table:table-cell>
            </table:table-row>
            <table:table-row>
              <table:table-cell office:value-type="string">
                <text:p> pay</text:p>
              </table:table-cell>
              <table:table-cell office:value-type="float" office:value="0.000287697891992294">
                <text:p>0.000287697891992294</text:p>
              </table:table-cell>
            </table:table-row>
            <table:table-row>
              <table:table-cell office:value-type="string">
                <text:p> queen</text:p>
              </table:table-cell>
              <table:table-cell office:value-type="float" office:value="0.000287423568936495">
                <text:p>0.000287423568936495</text:p>
              </table:table-cell>
            </table:table-row>
            <table:table-row>
              <table:table-cell office:value-type="string">
                <text:p> beauty</text:p>
              </table:table-cell>
              <table:table-cell office:value-type="float" office:value="0.000287149810975338">
                <text:p>0.000287149810975338</text:p>
              </table:table-cell>
            </table:table-row>
            <table:table-row>
              <table:table-cell office:value-type="string">
                <text:p> minute</text:p>
              </table:table-cell>
              <table:table-cell office:value-type="float" office:value="0.000286876616320884">
                <text:p>0.000286876616320884</text:p>
              </table:table-cell>
            </table:table-row>
            <table:table-row>
              <table:table-cell office:value-type="string">
                <text:p> inhabitants</text:p>
              </table:table-cell>
              <table:table-cell office:value-type="float" office:value="0.000286603983192823">
                <text:p>0.000286603983192823</text:p>
              </table:table-cell>
            </table:table-row>
            <table:table-row>
              <table:table-cell office:value-type="string">
                <text:p> you're</text:p>
              </table:table-cell>
              <table:table-cell office:value-type="float" office:value="0.000286331909818427">
                <text:p>0.000286331909818427</text:p>
              </table:table-cell>
            </table:table-row>
            <table:table-row>
              <table:table-cell office:value-type="string">
                <text:p> effort</text:p>
              </table:table-cell>
              <table:table-cell office:value-type="float" office:value="0.000286060394432517">
                <text:p>0.000286060394432517</text:p>
              </table:table-cell>
            </table:table-row>
            <table:table-row>
              <table:table-cell office:value-type="string">
                <text:p> turning</text:p>
              </table:table-cell>
              <table:table-cell office:value-type="float" office:value="0.000285789435277416">
                <text:p>0.000285789435277416</text:p>
              </table:table-cell>
            </table:table-row>
            <table:table-row>
              <table:table-cell office:value-type="string">
                <text:p> start</text:p>
              </table:table-cell>
              <table:table-cell office:value-type="float" office:value="0.000285519030602912">
                <text:p>0.000285519030602912</text:p>
              </table:table-cell>
            </table:table-row>
            <table:table-row>
              <table:table-cell office:value-type="string">
                <text:p> page</text:p>
              </table:table-cell>
              <table:table-cell office:value-type="float" office:value="0.000285249178666216">
                <text:p>0.000285249178666216</text:p>
              </table:table-cell>
            </table:table-row>
            <table:table-row>
              <table:table-cell office:value-type="string">
                <text:p> religious</text:p>
              </table:table-cell>
              <table:table-cell office:value-type="float" office:value="0.000284979877731928">
                <text:p>0.000284979877731928</text:p>
              </table:table-cell>
            </table:table-row>
            <table:table-row>
              <table:table-cell office:value-type="string">
                <text:p> struggle</text:p>
              </table:table-cell>
              <table:table-cell office:value-type="float" office:value="0.00028471112607199">
                <text:p>0.00028471112607199</text:p>
              </table:table-cell>
            </table:table-row>
            <table:table-row>
              <table:table-cell office:value-type="string">
                <text:p> afraid</text:p>
              </table:table-cell>
              <table:table-cell office:value-type="float" office:value="0.000284442921965651">
                <text:p>0.000284442921965651</text:p>
              </table:table-cell>
            </table:table-row>
            <table:table-row>
              <table:table-cell office:value-type="string">
                <text:p> passage</text:p>
              </table:table-cell>
              <table:table-cell office:value-type="float" office:value="0.000284175263699428">
                <text:p>0.000284175263699428</text:p>
              </table:table-cell>
            </table:table-row>
            <table:table-row>
              <table:table-cell office:value-type="string">
                <text:p> opportunity</text:p>
              </table:table-cell>
              <table:table-cell office:value-type="float" office:value="0.000283908149567069">
                <text:p>0.000283908149567069</text:p>
              </table:table-cell>
            </table:table-row>
            <table:table-row>
              <table:table-cell office:value-type="string">
                <text:p> east</text:p>
              </table:table-cell>
              <table:table-cell office:value-type="float" office:value="0.000283641577869509">
                <text:p>0.000283641577869509</text:p>
              </table:table-cell>
            </table:table-row>
            <table:table-row>
              <table:table-cell office:value-type="string">
                <text:p> nine</text:p>
              </table:table-cell>
              <table:table-cell office:value-type="float" office:value="0.000283375546914838">
                <text:p>0.000283375546914838</text:p>
              </table:table-cell>
            </table:table-row>
            <table:table-row>
              <table:table-cell office:value-type="string">
                <text:p> ebook</text:p>
              </table:table-cell>
              <table:table-cell office:value-type="float" office:value="0.00028311005501826">
                <text:p>0.00028311005501826</text:p>
              </table:table-cell>
            </table:table-row>
            <table:table-row>
              <table:table-cell office:value-type="string">
                <text:p> washington</text:p>
              </table:table-cell>
              <table:table-cell office:value-type="float" office:value="0.000282845100502055">
                <text:p>0.000282845100502055</text:p>
              </table:table-cell>
            </table:table-row>
            <table:table-row>
              <table:table-cell office:value-type="string">
                <text:p> pip</text:p>
              </table:table-cell>
              <table:table-cell office:value-type="float" office:value="0.000282580681695546">
                <text:p>0.000282580681695546</text:p>
              </table:table-cell>
            </table:table-row>
            <table:table-row>
              <table:table-cell office:value-type="string">
                <text:p> closely</text:p>
              </table:table-cell>
              <table:table-cell office:value-type="float" office:value="0.000282316796935055">
                <text:p>0.000282316796935055</text:p>
              </table:table-cell>
            </table:table-row>
            <table:table-row>
              <table:table-cell office:value-type="string">
                <text:p> scrooge</text:p>
              </table:table-cell>
              <table:table-cell office:value-type="float" office:value="0.000282053444563871">
                <text:p>0.000282053444563871</text:p>
              </table:table-cell>
            </table:table-row>
            <table:table-row>
              <table:table-cell office:value-type="string">
                <text:p> regard</text:p>
              </table:table-cell>
              <table:table-cell office:value-type="float" office:value="0.000281790622932212">
                <text:p>0.000281790622932212</text:p>
              </table:table-cell>
            </table:table-row>
            <table:table-row>
              <table:table-cell office:value-type="string">
                <text:p> ill</text:p>
              </table:table-cell>
              <table:table-cell office:value-type="float" office:value="0.000281528330397188">
                <text:p>0.000281528330397188</text:p>
              </table:table-cell>
            </table:table-row>
            <table:table-row>
              <table:table-cell office:value-type="string">
                <text:p> section</text:p>
              </table:table-cell>
              <table:table-cell office:value-type="float" office:value="0.000281266565322765">
                <text:p>0.000281266565322765</text:p>
              </table:table-cell>
            </table:table-row>
            <table:table-row>
              <table:table-cell office:value-type="string">
                <text:p> exclaimed</text:p>
              </table:table-cell>
              <table:table-cell office:value-type="float" office:value="0.000281005326079731">
                <text:p>0.000281005326079731</text:p>
              </table:table-cell>
            </table:table-row>
            <table:table-row>
              <table:table-cell office:value-type="string">
                <text:p> tone</text:p>
              </table:table-cell>
              <table:table-cell office:value-type="float" office:value="0.000280744611045656">
                <text:p>0.000280744611045656</text:p>
              </table:table-cell>
            </table:table-row>
            <table:table-row>
              <table:table-cell office:value-type="string">
                <text:p> tennessee</text:p>
              </table:table-cell>
              <table:table-cell office:value-type="float" office:value="0.000280484418604861">
                <text:p>0.000280484418604861</text:p>
              </table:table-cell>
            </table:table-row>
            <table:table-row>
              <table:table-cell office:value-type="string">
                <text:p> fight</text:p>
              </table:table-cell>
              <table:table-cell office:value-type="float" office:value="0.00028022474714838">
                <text:p>0.00028022474714838</text:p>
              </table:table-cell>
            </table:table-row>
            <table:table-row>
              <table:table-cell office:value-type="string">
                <text:p> repeated</text:p>
              </table:table-cell>
              <table:table-cell office:value-type="float" office:value="0.000279965595073925">
                <text:p>0.000279965595073925</text:p>
              </table:table-cell>
            </table:table-row>
            <table:table-row>
              <table:table-cell office:value-type="string">
                <text:p> reply</text:p>
              </table:table-cell>
              <table:table-cell office:value-type="float" office:value="0.000279706960785853">
                <text:p>0.000279706960785853</text:p>
              </table:table-cell>
            </table:table-row>
            <table:table-row>
              <table:table-cell office:value-type="string">
                <text:p> national</text:p>
              </table:table-cell>
              <table:table-cell office:value-type="float" office:value="0.000279448842695128">
                <text:p>0.000279448842695128</text:p>
              </table:table-cell>
            </table:table-row>
            <table:table-row>
              <table:table-cell office:value-type="string">
                <text:p> corner</text:p>
              </table:table-cell>
              <table:table-cell office:value-type="float" office:value="0.000279191239219292">
                <text:p>0.000279191239219292</text:p>
              </table:table-cell>
            </table:table-row>
            <table:table-row>
              <table:table-cell office:value-type="string">
                <text:p> ain't</text:p>
              </table:table-cell>
              <table:table-cell office:value-type="float" office:value="0.000278934148782423">
                <text:p>0.000278934148782423</text:p>
              </table:table-cell>
            </table:table-row>
            <table:table-row>
              <table:table-cell office:value-type="string">
                <text:p> lieutenant</text:p>
              </table:table-cell>
              <table:table-cell office:value-type="float" office:value="0.000278677569815109">
                <text:p>0.000278677569815109</text:p>
              </table:table-cell>
            </table:table-row>
            <table:table-row>
              <table:table-cell office:value-type="string">
                <text:p> born</text:p>
              </table:table-cell>
              <table:table-cell office:value-type="float" office:value="0.000278421500754409">
                <text:p>0.000278421500754409</text:p>
              </table:table-cell>
            </table:table-row>
            <table:table-row>
              <table:table-cell office:value-type="string">
                <text:p> birds</text:p>
              </table:table-cell>
              <table:table-cell office:value-type="float" office:value="0.000278165940043822">
                <text:p>0.000278165940043822</text:p>
              </table:table-cell>
            </table:table-row>
            <table:table-row>
              <table:table-cell office:value-type="string">
                <text:p> refund</text:p>
              </table:table-cell>
              <table:table-cell office:value-type="float" office:value="0.000277910886133251">
                <text:p>0.000277910886133251</text:p>
              </table:table-cell>
            </table:table-row>
            <table:table-row>
              <table:table-cell office:value-type="string">
                <text:p> sufficient</text:p>
              </table:table-cell>
              <table:table-cell office:value-type="float" office:value="0.000277656337478974">
                <text:p>0.000277656337478974</text:p>
              </table:table-cell>
            </table:table-row>
            <table:table-row>
              <table:table-cell office:value-type="string">
                <text:p> report</text:p>
              </table:table-cell>
              <table:table-cell office:value-type="float" office:value="0.000277402292543607">
                <text:p>0.000277402292543607</text:p>
              </table:table-cell>
            </table:table-row>
            <table:table-row>
              <table:table-cell office:value-type="string">
                <text:p> smith</text:p>
              </table:table-cell>
              <table:table-cell office:value-type="float" office:value="0.000277148749796073">
                <text:p>0.000277148749796073</text:p>
              </table:table-cell>
            </table:table-row>
            <table:table-row>
              <table:table-cell office:value-type="string">
                <text:p> amount</text:p>
              </table:table-cell>
              <table:table-cell office:value-type="float" office:value="0.000276895707711569">
                <text:p>0.000276895707711569</text:p>
              </table:table-cell>
            </table:table-row>
            <table:table-row>
              <table:table-cell office:value-type="string">
                <text:p> covered</text:p>
              </table:table-cell>
              <table:table-cell office:value-type="float" office:value="0.000276643164771535">
                <text:p>0.000276643164771535</text:p>
              </table:table-cell>
            </table:table-row>
            <table:table-row>
              <table:table-cell office:value-type="string">
                <text:p> domain</text:p>
              </table:table-cell>
              <table:table-cell office:value-type="float" office:value="0.000276391119463619">
                <text:p>0.000276391119463619</text:p>
              </table:table-cell>
            </table:table-row>
            <table:table-row>
              <table:table-cell office:value-type="string">
                <text:p> receive</text:p>
              </table:table-cell>
              <table:table-cell office:value-type="float" office:value="0.00027613957028165">
                <text:p>0.00027613957028165</text:p>
              </table:table-cell>
            </table:table-row>
            <table:table-row>
              <table:table-cell office:value-type="string">
                <text:p> stage</text:p>
              </table:table-cell>
              <table:table-cell office:value-type="float" office:value="0.0002758885157256">
                <text:p>0.0002758885157256</text:p>
              </table:table-cell>
            </table:table-row>
            <table:table-row>
              <table:table-cell office:value-type="string">
                <text:p> entirely</text:p>
              </table:table-cell>
              <table:table-cell office:value-type="float" office:value="0.000275637954301558">
                <text:p>0.000275637954301558</text:p>
              </table:table-cell>
            </table:table-row>
            <table:table-row>
              <table:table-cell office:value-type="string">
                <text:p> authority</text:p>
              </table:table-cell>
              <table:table-cell office:value-type="float" office:value="0.000275387884521694">
                <text:p>0.000275387884521694</text:p>
              </table:table-cell>
            </table:table-row>
            <table:table-row>
              <table:table-cell office:value-type="string">
                <text:p> die</text:p>
              </table:table-cell>
              <table:table-cell office:value-type="float" office:value="0.000275138304904232">
                <text:p>0.000275138304904232</text:p>
              </table:table-cell>
            </table:table-row>
            <table:table-row>
              <table:table-cell office:value-type="string">
                <text:p> closed</text:p>
              </table:table-cell>
              <table:table-cell office:value-type="float" office:value="0.000274889213973415">
                <text:p>0.000274889213973415</text:p>
              </table:table-cell>
            </table:table-row>
            <table:table-row>
              <table:table-cell office:value-type="string">
                <text:p> garden</text:p>
              </table:table-cell>
              <table:table-cell office:value-type="float" office:value="0.00027464061025948">
                <text:p>0.00027464061025948</text:p>
              </table:table-cell>
            </table:table-row>
            <table:table-row>
              <table:table-cell office:value-type="string">
                <text:p> private</text:p>
              </table:table-cell>
              <table:table-cell office:value-type="float" office:value="0.000274392492298619">
                <text:p>0.000274392492298619</text:p>
              </table:table-cell>
            </table:table-row>
            <table:table-row>
              <table:table-cell office:value-type="string">
                <text:p> numerous</text:p>
              </table:table-cell>
              <table:table-cell office:value-type="float" office:value="0.000274144858632958">
                <text:p>0.000274144858632958</text:p>
              </table:table-cell>
            </table:table-row>
            <table:table-row>
              <table:table-cell office:value-type="string">
                <text:p> sudden</text:p>
              </table:table-cell>
              <table:table-cell office:value-type="float" office:value="0.000273897707810519">
                <text:p>0.000273897707810519</text:p>
              </table:table-cell>
            </table:table-row>
            <table:table-row>
              <table:table-cell office:value-type="string">
                <text:p> wrote</text:p>
              </table:table-cell>
              <table:table-cell office:value-type="float" office:value="0.000273651038385195">
                <text:p>0.000273651038385195</text:p>
              </table:table-cell>
            </table:table-row>
            <table:table-row>
              <table:table-cell office:value-type="string">
                <text:p> animal</text:p>
              </table:table-cell>
              <table:table-cell office:value-type="float" office:value="0.000273404848916717">
                <text:p>0.000273404848916717</text:p>
              </table:table-cell>
            </table:table-row>
            <table:table-row>
              <table:table-cell office:value-type="string">
                <text:p> faith</text:p>
              </table:table-cell>
              <table:table-cell office:value-type="float" office:value="0.000273159137970626">
                <text:p>0.000273159137970626</text:p>
              </table:table-cell>
            </table:table-row>
            <table:table-row>
              <table:table-cell office:value-type="string">
                <text:p> headquarters</text:p>
              </table:table-cell>
              <table:table-cell office:value-type="float" office:value="0.000272913904118244">
                <text:p>0.000272913904118244</text:p>
              </table:table-cell>
            </table:table-row>
            <table:table-row>
              <table:table-cell office:value-type="string">
                <text:p> occupied</text:p>
              </table:table-cell>
              <table:table-cell office:value-type="float" office:value="0.000272669145936642">
                <text:p>0.000272669145936642</text:p>
              </table:table-cell>
            </table:table-row>
            <table:table-row>
              <table:table-cell office:value-type="string">
                <text:p> progress</text:p>
              </table:table-cell>
              <table:table-cell office:value-type="float" office:value="0.000272424862008616">
                <text:p>0.000272424862008616</text:p>
              </table:table-cell>
            </table:table-row>
            <table:table-row>
              <table:table-cell office:value-type="string">
                <text:p> characters</text:p>
              </table:table-cell>
              <table:table-cell office:value-type="float" office:value="0.000272181050922652">
                <text:p>0.000272181050922652</text:p>
              </table:table-cell>
            </table:table-row>
            <table:table-row>
              <table:table-cell office:value-type="string">
                <text:p> tupman</text:p>
              </table:table-cell>
              <table:table-cell office:value-type="float" office:value="0.0002719377112729">
                <text:p>0.0002719377112729</text:p>
              </table:table-cell>
            </table:table-row>
            <table:table-row>
              <table:table-cell office:value-type="string">
                <text:p> equal</text:p>
              </table:table-cell>
              <table:table-cell office:value-type="float" office:value="0.000271694841659148">
                <text:p>0.000271694841659148</text:p>
              </table:table-cell>
            </table:table-row>
            <table:table-row>
              <table:table-cell office:value-type="string">
                <text:p> newt</text:p>
              </table:table-cell>
              <table:table-cell office:value-type="float" office:value="0.000271452440686789">
                <text:p>0.000271452440686789</text:p>
              </table:table-cell>
            </table:table-row>
            <table:table-row>
              <table:table-cell office:value-type="string">
                <text:p> raised</text:p>
              </table:table-cell>
              <table:table-cell office:value-type="float" office:value="0.000271210506966795">
                <text:p>0.000271210506966795</text:p>
              </table:table-cell>
            </table:table-row>
            <table:table-row>
              <table:table-cell office:value-type="string">
                <text:p> exactly</text:p>
              </table:table-cell>
              <table:table-cell office:value-type="float" office:value="0.000270969039115689">
                <text:p>0.000270969039115689</text:p>
              </table:table-cell>
            </table:table-row>
            <table:table-row>
              <table:table-cell office:value-type="string">
                <text:p> filled</text:p>
              </table:table-cell>
              <table:table-cell office:value-type="float" office:value="0.000270728035755518">
                <text:p>0.000270728035755518</text:p>
              </table:table-cell>
            </table:table-row>
            <table:table-row>
              <table:table-cell office:value-type="string">
                <text:p> dinner</text:p>
              </table:table-cell>
              <table:table-cell office:value-type="float" office:value="0.000270487495513822">
                <text:p>0.000270487495513822</text:p>
              </table:table-cell>
            </table:table-row>
            <table:table-row>
              <table:table-cell office:value-type="string">
                <text:p> throughout</text:p>
              </table:table-cell>
              <table:table-cell office:value-type="float" office:value="0.00027024741702361">
                <text:p>0.00027024741702361</text:p>
              </table:table-cell>
            </table:table-row>
            <table:table-row>
              <table:table-cell office:value-type="string">
                <text:p> doctor</text:p>
              </table:table-cell>
              <table:table-cell office:value-type="float" office:value="0.000270007798923331">
                <text:p>0.000270007798923331</text:p>
              </table:table-cell>
            </table:table-row>
            <table:table-row>
              <table:table-cell office:value-type="string">
                <text:p> bank</text:p>
              </table:table-cell>
              <table:table-cell office:value-type="float" office:value="0.000269768639856847">
                <text:p>0.000269768639856847</text:p>
              </table:table-cell>
            </table:table-row>
            <table:table-row>
              <table:table-cell office:value-type="string">
                <text:p> directly</text:p>
              </table:table-cell>
              <table:table-cell office:value-type="float" office:value="0.000269529938473405">
                <text:p>0.000269529938473405</text:p>
              </table:table-cell>
            </table:table-row>
            <table:table-row>
              <table:table-cell office:value-type="string">
                <text:p> department</text:p>
              </table:table-cell>
              <table:table-cell office:value-type="float" office:value="0.000269291693427612">
                <text:p>0.000269291693427612</text:p>
              </table:table-cell>
            </table:table-row>
            <table:table-row>
              <table:table-cell office:value-type="string">
                <text:p> group</text:p>
              </table:table-cell>
              <table:table-cell office:value-type="float" office:value="0.000269053903379407">
                <text:p>0.000269053903379407</text:p>
              </table:table-cell>
            </table:table-row>
            <table:table-row>
              <table:table-cell office:value-type="string">
                <text:p> cross</text:p>
              </table:table-cell>
              <table:table-cell office:value-type="float" office:value="0.000268816566994034">
                <text:p>0.000268816566994034</text:p>
              </table:table-cell>
            </table:table-row>
            <table:table-row>
              <table:table-cell office:value-type="string">
                <text:p> glad</text:p>
              </table:table-cell>
              <table:table-cell office:value-type="float" office:value="0.000268579682942018">
                <text:p>0.000268579682942018</text:p>
              </table:table-cell>
            </table:table-row>
            <table:table-row>
              <table:table-cell office:value-type="string">
                <text:p> serious</text:p>
              </table:table-cell>
              <table:table-cell office:value-type="float" office:value="0.000268343249899135">
                <text:p>0.000268343249899135</text:p>
              </table:table-cell>
            </table:table-row>
            <table:table-row>
              <table:table-cell office:value-type="string">
                <text:p> memory</text:p>
              </table:table-cell>
              <table:table-cell office:value-type="float" office:value="0.000268107266546387">
                <text:p>0.000268107266546387</text:p>
              </table:table-cell>
            </table:table-row>
            <table:table-row>
              <table:table-cell office:value-type="string">
                <text:p> difficult</text:p>
              </table:table-cell>
              <table:table-cell office:value-type="float" office:value="0.000267871731569981">
                <text:p>0.000267871731569981</text:p>
              </table:table-cell>
            </table:table-row>
            <table:table-row>
              <table:table-cell office:value-type="string">
                <text:p> support</text:p>
              </table:table-cell>
              <table:table-cell office:value-type="float" office:value="0.000267636643661296">
                <text:p>0.000267636643661296</text:p>
              </table:table-cell>
            </table:table-row>
            <table:table-row>
              <table:table-cell office:value-type="string">
                <text:p> try</text:p>
              </table:table-cell>
              <table:table-cell office:value-type="float" office:value="0.00026740200151686">
                <text:p>0.00026740200151686</text:p>
              </table:table-cell>
            </table:table-row>
            <table:table-row>
              <table:table-cell office:value-type="string">
                <text:p> ah</text:p>
              </table:table-cell>
              <table:table-cell office:value-type="float" office:value="0.000267167803838326">
                <text:p>0.000267167803838326</text:p>
              </table:table-cell>
            </table:table-row>
            <table:table-row>
              <table:table-cell office:value-type="string">
                <text:p> theory</text:p>
              </table:table-cell>
              <table:table-cell office:value-type="float" office:value="0.000266934049332447">
                <text:p>0.000266934049332447</text:p>
              </table:table-cell>
            </table:table-row>
            <table:table-row>
              <table:table-cell office:value-type="string">
                <text:p> showed</text:p>
              </table:table-cell>
              <table:table-cell office:value-type="float" office:value="0.000266700736711047">
                <text:p>0.000266700736711047</text:p>
              </table:table-cell>
            </table:table-row>
            <table:table-row>
              <table:table-cell office:value-type="string">
                <text:p> beneath</text:p>
              </table:table-cell>
              <table:table-cell office:value-type="float" office:value="0.000266467864691001">
                <text:p>0.000266467864691001</text:p>
              </table:table-cell>
            </table:table-row>
            <table:table-row>
              <table:table-cell office:value-type="string">
                <text:p> j</text:p>
              </table:table-cell>
              <table:table-cell office:value-type="float" office:value="0.000266235431994205">
                <text:p>0.000266235431994205</text:p>
              </table:table-cell>
            </table:table-row>
            <table:table-row>
              <table:table-cell office:value-type="string">
                <text:p> opposite</text:p>
              </table:table-cell>
              <table:table-cell office:value-type="float" office:value="0.000266003437347555">
                <text:p>0.000266003437347555</text:p>
              </table:table-cell>
            </table:table-row>
            <table:table-row>
              <table:table-cell office:value-type="string">
                <text:p> marked</text:p>
              </table:table-cell>
              <table:table-cell office:value-type="float" office:value="0.000265771879482921">
                <text:p>0.000265771879482921</text:p>
              </table:table-cell>
            </table:table-row>
            <table:table-row>
              <table:table-cell office:value-type="string">
                <text:p> wonder</text:p>
              </table:table-cell>
              <table:table-cell office:value-type="float" office:value="0.000265540757137124">
                <text:p>0.000265540757137124</text:p>
              </table:table-cell>
            </table:table-row>
            <table:table-row>
              <table:table-cell office:value-type="string">
                <text:p> associated</text:p>
              </table:table-cell>
              <table:table-cell office:value-type="float" office:value="0.000265310069051909">
                <text:p>0.000265310069051909</text:p>
              </table:table-cell>
            </table:table-row>
            <table:table-row>
              <table:table-cell office:value-type="string">
                <text:p> advantage</text:p>
              </table:table-cell>
              <table:table-cell office:value-type="float" office:value="0.000265079813973923">
                <text:p>0.000265079813973923</text:p>
              </table:table-cell>
            </table:table-row>
            <table:table-row>
              <table:table-cell office:value-type="string">
                <text:p> race</text:p>
              </table:table-cell>
              <table:table-cell office:value-type="float" office:value="0.000264849990654689">
                <text:p>0.000264849990654689</text:p>
              </table:table-cell>
            </table:table-row>
            <table:table-row>
              <table:table-cell office:value-type="string">
                <text:p> write</text:p>
              </table:table-cell>
              <table:table-cell office:value-type="float" office:value="0.000264620597850586">
                <text:p>0.000264620597850586</text:p>
              </table:table-cell>
            </table:table-row>
            <table:table-row>
              <table:table-cell office:value-type="string">
                <text:p> piece</text:p>
              </table:table-cell>
              <table:table-cell office:value-type="float" office:value="0.00026439163432282">
                <text:p>0.00026439163432282</text:p>
              </table:table-cell>
            </table:table-row>
            <table:table-row>
              <table:table-cell office:value-type="string">
                <text:p> herbert</text:p>
              </table:table-cell>
              <table:table-cell office:value-type="float" office:value="0.000264163098837404">
                <text:p>0.000264163098837404</text:p>
              </table:table-cell>
            </table:table-row>
            <table:table-row>
              <table:table-cell office:value-type="string">
                <text:p> besides</text:p>
              </table:table-cell>
              <table:table-cell office:value-type="float" office:value="0.000263934990165136">
                <text:p>0.000263934990165136</text:p>
              </table:table-cell>
            </table:table-row>
            <table:table-row>
              <table:table-cell office:value-type="string">
                <text:p> stone</text:p>
              </table:table-cell>
              <table:table-cell office:value-type="float" office:value="0.000263707307081569">
                <text:p>0.000263707307081569</text:p>
              </table:table-cell>
            </table:table-row>
            <table:table-row>
              <table:table-cell office:value-type="string">
                <text:p> darkness</text:p>
              </table:table-cell>
              <table:table-cell office:value-type="float" office:value="0.000263480048366996">
                <text:p>0.000263480048366996</text:p>
              </table:table-cell>
            </table:table-row>
            <table:table-row>
              <table:table-cell office:value-type="string">
                <text:p> remarkable</text:p>
              </table:table-cell>
              <table:table-cell office:value-type="float" office:value="0.000263253212806421">
                <text:p>0.000263253212806421</text:p>
              </table:table-cell>
            </table:table-row>
            <table:table-row>
              <table:table-cell office:value-type="string">
                <text:p> extent</text:p>
              </table:table-cell>
              <table:table-cell office:value-type="float" office:value="0.000263026799189538">
                <text:p>0.000263026799189538</text:p>
              </table:table-cell>
            </table:table-row>
            <table:table-row>
              <table:table-cell office:value-type="string">
                <text:p> engaged</text:p>
              </table:table-cell>
              <table:table-cell office:value-type="float" office:value="0.000262800806310711">
                <text:p>0.000262800806310711</text:p>
              </table:table-cell>
            </table:table-row>
            <table:table-row>
              <table:table-cell office:value-type="string">
                <text:p> limited</text:p>
              </table:table-cell>
              <table:table-cell office:value-type="float" office:value="0.000262575232968946">
                <text:p>0.000262575232968946</text:p>
              </table:table-cell>
            </table:table-row>
            <table:table-row>
              <table:table-cell office:value-type="string">
                <text:p> stranger</text:p>
              </table:table-cell>
              <table:table-cell office:value-type="float" office:value="0.000262350077967872">
                <text:p>0.000262350077967872</text:p>
              </table:table-cell>
            </table:table-row>
            <table:table-row>
              <table:table-cell office:value-type="string">
                <text:p> extreme</text:p>
              </table:table-cell>
              <table:table-cell office:value-type="float" office:value="0.000262125340115719">
                <text:p>0.000262125340115719</text:p>
              </table:table-cell>
            </table:table-row>
            <table:table-row>
              <table:table-cell office:value-type="string">
                <text:p> genius</text:p>
              </table:table-cell>
              <table:table-cell office:value-type="float" office:value="0.000261901018225293">
                <text:p>0.000261901018225293</text:p>
              </table:table-cell>
            </table:table-row>
            <table:table-row>
              <table:table-cell office:value-type="string">
                <text:p> deal</text:p>
              </table:table-cell>
              <table:table-cell office:value-type="float" office:value="0.000261677111113957">
                <text:p>0.000261677111113957</text:p>
              </table:table-cell>
            </table:table-row>
            <table:table-row>
              <table:table-cell office:value-type="string">
                <text:p> matters</text:p>
              </table:table-cell>
              <table:table-cell office:value-type="float" office:value="0.000261453617603607">
                <text:p>0.000261453617603607</text:p>
              </table:table-cell>
            </table:table-row>
            <table:table-row>
              <table:table-cell office:value-type="string">
                <text:p> fresh</text:p>
              </table:table-cell>
              <table:table-cell office:value-type="float" office:value="0.000261230536520651">
                <text:p>0.000261230536520651</text:p>
              </table:table-cell>
            </table:table-row>
            <table:table-row>
              <table:table-cell office:value-type="string">
                <text:p> members</text:p>
              </table:table-cell>
              <table:table-cell office:value-type="float" office:value="0.000261007866695987">
                <text:p>0.000261007866695987</text:p>
              </table:table-cell>
            </table:table-row>
            <table:table-row>
              <table:table-cell office:value-type="string">
                <text:p> simple</text:p>
              </table:table-cell>
              <table:table-cell office:value-type="float" office:value="0.000260785606964979">
                <text:p>0.000260785606964979</text:p>
              </table:table-cell>
            </table:table-row>
            <table:table-row>
              <table:table-cell office:value-type="string">
                <text:p> holy</text:p>
              </table:table-cell>
              <table:table-cell office:value-type="float" office:value="0.000260563756167442">
                <text:p>0.000260563756167442</text:p>
              </table:table-cell>
            </table:table-row>
            <table:table-row>
              <table:table-cell office:value-type="string">
                <text:p> paris</text:p>
              </table:table-cell>
              <table:table-cell office:value-type="float" office:value="0.000260342313147614">
                <text:p>0.000260342313147614</text:p>
              </table:table-cell>
            </table:table-row>
            <table:table-row>
              <table:table-cell office:value-type="string">
                <text:p> married</text:p>
              </table:table-cell>
              <table:table-cell office:value-type="float" office:value="0.000260121276754138">
                <text:p>0.000260121276754138</text:p>
              </table:table-cell>
            </table:table-row>
            <table:table-row>
              <table:table-cell office:value-type="string">
                <text:p> expected</text:p>
              </table:table-cell>
              <table:table-cell office:value-type="float" office:value="0.000259900645840039">
                <text:p>0.000259900645840039</text:p>
              </table:table-cell>
            </table:table-row>
            <table:table-row>
              <table:table-cell office:value-type="string">
                <text:p> walk</text:p>
              </table:table-cell>
              <table:table-cell office:value-type="float" office:value="0.000259680419262705">
                <text:p>0.000259680419262705</text:p>
              </table:table-cell>
            </table:table-row>
            <table:table-row>
              <table:table-cell office:value-type="string">
                <text:p> danger</text:p>
              </table:table-cell>
              <table:table-cell office:value-type="float" office:value="0.000259460595883867">
                <text:p>0.000259460595883867</text:p>
              </table:table-cell>
            </table:table-row>
            <table:table-row>
              <table:table-cell office:value-type="string">
                <text:p> school</text:p>
              </table:table-cell>
              <table:table-cell office:value-type="float" office:value="0.000259241174569574">
                <text:p>0.000259241174569574</text:p>
              </table:table-cell>
            </table:table-row>
            <table:table-row>
              <table:table-cell office:value-type="string">
                <text:p> island</text:p>
              </table:table-cell>
              <table:table-cell office:value-type="float" office:value="0.000259022154190175">
                <text:p>0.000259022154190175</text:p>
              </table:table-cell>
            </table:table-row>
            <table:table-row>
              <table:table-cell office:value-type="string">
                <text:p> d</text:p>
              </table:table-cell>
              <table:table-cell office:value-type="float" office:value="0.000258803533620302">
                <text:p>0.000258803533620302</text:p>
              </table:table-cell>
            </table:table-row>
            <table:table-row>
              <table:table-cell office:value-type="string">
                <text:p> hat</text:p>
              </table:table-cell>
              <table:table-cell office:value-type="float" office:value="0.000258585311738841">
                <text:p>0.000258585311738841</text:p>
              </table:table-cell>
            </table:table-row>
            <table:table-row>
              <table:table-cell office:value-type="string">
                <text:p> immediate</text:p>
              </table:table-cell>
              <table:table-cell office:value-type="float" office:value="0.00025836748742892">
                <text:p>0.00025836748742892</text:p>
              </table:table-cell>
            </table:table-row>
            <table:table-row>
              <table:table-cell office:value-type="string">
                <text:p> understood</text:p>
              </table:table-cell>
              <table:table-cell office:value-type="float" office:value="0.000258150059577886">
                <text:p>0.000258150059577886</text:p>
              </table:table-cell>
            </table:table-row>
            <table:table-row>
              <table:table-cell office:value-type="string">
                <text:p> prepared</text:p>
              </table:table-cell>
              <table:table-cell office:value-type="float" office:value="0.000257933027077281">
                <text:p>0.000257933027077281</text:p>
              </table:table-cell>
            </table:table-row>
            <table:table-row>
              <table:table-cell office:value-type="string">
                <text:p> post</text:p>
              </table:table-cell>
              <table:table-cell office:value-type="float" office:value="0.000257716388822831">
                <text:p>0.000257716388822831</text:p>
              </table:table-cell>
            </table:table-row>
            <table:table-row>
              <table:table-cell office:value-type="string">
                <text:p> eat</text:p>
              </table:table-cell>
              <table:table-cell office:value-type="float" office:value="0.000257500143714416">
                <text:p>0.000257500143714416</text:p>
              </table:table-cell>
            </table:table-row>
            <table:table-row>
              <table:table-cell office:value-type="string">
                <text:p> trouble</text:p>
              </table:table-cell>
              <table:table-cell office:value-type="float" office:value="0.000257284290656057">
                <text:p>0.000257284290656057</text:p>
              </table:table-cell>
            </table:table-row>
            <table:table-row>
              <table:table-cell office:value-type="string">
                <text:p> peculiar</text:p>
              </table:table-cell>
              <table:table-cell office:value-type="float" office:value="0.000257068828555895">
                <text:p>0.000257068828555895</text:p>
              </table:table-cell>
            </table:table-row>
            <table:table-row>
              <table:table-cell office:value-type="string">
                <text:p> distribution</text:p>
              </table:table-cell>
              <table:table-cell office:value-type="float" office:value="0.000256853756326171">
                <text:p>0.000256853756326171</text:p>
              </table:table-cell>
            </table:table-row>
            <table:table-row>
              <table:table-cell office:value-type="string">
                <text:p> mountain</text:p>
              </table:table-cell>
              <table:table-cell office:value-type="float" office:value="0.000256639072883206">
                <text:p>0.000256639072883206</text:p>
              </table:table-cell>
            </table:table-row>
            <table:table-row>
              <table:table-cell office:value-type="string">
                <text:p> author</text:p>
              </table:table-cell>
              <table:table-cell office:value-type="float" office:value="0.000256424777147383">
                <text:p>0.000256424777147383</text:p>
              </table:table-cell>
            </table:table-row>
            <table:table-row>
              <table:table-cell office:value-type="string">
                <text:p> method</text:p>
              </table:table-cell>
              <table:table-cell office:value-type="float" office:value="0.000256210868043126">
                <text:p>0.000256210868043126</text:p>
              </table:table-cell>
            </table:table-row>
            <table:table-row>
              <table:table-cell office:value-type="string">
                <text:p> beings</text:p>
              </table:table-cell>
              <table:table-cell office:value-type="float" office:value="0.000255997344498885">
                <text:p>0.000255997344498885</text:p>
              </table:table-cell>
            </table:table-row>
            <table:table-row>
              <table:table-cell office:value-type="string">
                <text:p> greatest</text:p>
              </table:table-cell>
              <table:table-cell office:value-type="float" office:value="0.000255784205447111">
                <text:p>0.000255784205447111</text:p>
              </table:table-cell>
            </table:table-row>
            <table:table-row>
              <table:table-cell office:value-type="string">
                <text:p> rule</text:p>
              </table:table-cell>
              <table:table-cell office:value-type="float" office:value="0.000255571449824244">
                <text:p>0.000255571449824244</text:p>
              </table:table-cell>
            </table:table-row>
            <table:table-row>
              <table:table-cell office:value-type="string">
                <text:p> structure</text:p>
              </table:table-cell>
              <table:table-cell office:value-type="float" office:value="0.000255359076570687">
                <text:p>0.000255359076570687</text:p>
              </table:table-cell>
            </table:table-row>
            <table:table-row>
              <table:table-cell office:value-type="string">
                <text:p> safe</text:p>
              </table:table-cell>
              <table:table-cell office:value-type="float" office:value="0.000255147084630794">
                <text:p>0.000255147084630794</text:p>
              </table:table-cell>
            </table:table-row>
            <table:table-row>
              <table:table-cell office:value-type="string">
                <text:p> clearly</text:p>
              </table:table-cell>
              <table:table-cell office:value-type="float" office:value="0.000254935472952847">
                <text:p>0.000254935472952847</text:p>
              </table:table-cell>
            </table:table-row>
            <table:table-row>
              <table:table-cell office:value-type="string">
                <text:p> considerable</text:p>
              </table:table-cell>
              <table:table-cell office:value-type="float" office:value="0.000254724240489042">
                <text:p>0.000254724240489042</text:p>
              </table:table-cell>
            </table:table-row>
            <table:table-row>
              <table:table-cell office:value-type="string">
                <text:p> provide</text:p>
              </table:table-cell>
              <table:table-cell office:value-type="float" office:value="0.000254513386195465">
                <text:p>0.000254513386195465</text:p>
              </table:table-cell>
            </table:table-row>
            <table:table-row>
              <table:table-cell office:value-type="string">
                <text:p> leading</text:p>
              </table:table-cell>
              <table:table-cell office:value-type="float" office:value="0.000254302909032077">
                <text:p>0.000254302909032077</text:p>
              </table:table-cell>
            </table:table-row>
            <table:table-row>
              <table:table-cell office:value-type="string">
                <text:p> mountains</text:p>
              </table:table-cell>
              <table:table-cell office:value-type="float" office:value="0.000254092807962697">
                <text:p>0.000254092807962697</text:p>
              </table:table-cell>
            </table:table-row>
            <table:table-row>
              <table:table-cell office:value-type="string">
                <text:p> building</text:p>
              </table:table-cell>
              <table:table-cell office:value-type="float" office:value="0.000253883081954983">
                <text:p>0.000253883081954983</text:p>
              </table:table-cell>
            </table:table-row>
            <table:table-row>
              <table:table-cell office:value-type="string">
                <text:p> complete</text:p>
              </table:table-cell>
              <table:table-cell office:value-type="float" office:value="0.000253673729980412">
                <text:p>0.000253673729980412</text:p>
              </table:table-cell>
            </table:table-row>
            <table:table-row>
              <table:table-cell office:value-type="string">
                <text:p> accepted</text:p>
              </table:table-cell>
              <table:table-cell office:value-type="float" office:value="0.000253464751014266">
                <text:p>0.000253464751014266</text:p>
              </table:table-cell>
            </table:table-row>
            <table:table-row>
              <table:table-cell office:value-type="string">
                <text:p> lying</text:p>
              </table:table-cell>
              <table:table-cell office:value-type="float" office:value="0.000253256144035611">
                <text:p>0.000253256144035611</text:p>
              </table:table-cell>
            </table:table-row>
            <table:table-row>
              <table:table-cell office:value-type="string">
                <text:p> scene</text:p>
              </table:table-cell>
              <table:table-cell office:value-type="float" office:value="0.000253047908027281">
                <text:p>0.000253047908027281</text:p>
              </table:table-cell>
            </table:table-row>
            <table:table-row>
              <table:table-cell office:value-type="string">
                <text:p> wind</text:p>
              </table:table-cell>
              <table:table-cell office:value-type="float" office:value="0.00025284004197586">
                <text:p>0.00025284004197586</text:p>
              </table:table-cell>
            </table:table-row>
            <table:table-row>
              <table:table-cell office:value-type="string">
                <text:p> silent</text:p>
              </table:table-cell>
              <table:table-cell office:value-type="float" office:value="0.000252632544871667">
                <text:p>0.000252632544871667</text:p>
              </table:table-cell>
            </table:table-row>
            <table:table-row>
              <table:table-cell office:value-type="string">
                <text:p> tom</text:p>
              </table:table-cell>
              <table:table-cell office:value-type="float" office:value="0.000252425415708732">
                <text:p>0.000252425415708732</text:p>
              </table:table-cell>
            </table:table-row>
            <table:table-row>
              <table:table-cell office:value-type="string">
                <text:p> smile</text:p>
              </table:table-cell>
              <table:table-cell office:value-type="float" office:value="0.000252218653484789">
                <text:p>0.000252218653484789</text:p>
              </table:table-cell>
            </table:table-row>
            <table:table-row>
              <table:table-cell office:value-type="string">
                <text:p> running</text:p>
              </table:table-cell>
              <table:table-cell office:value-type="float" office:value="0.00025201225720125">
                <text:p>0.00025201225720125</text:p>
              </table:table-cell>
            </table:table-row>
            <table:table-row>
              <table:table-cell office:value-type="string">
                <text:p> loss</text:p>
              </table:table-cell>
              <table:table-cell office:value-type="float" office:value="0.00025180622586319">
                <text:p>0.00025180622586319</text:p>
              </table:table-cell>
            </table:table-row>
            <table:table-row>
              <table:table-cell office:value-type="string">
                <text:p> space</text:p>
              </table:table-cell>
              <table:table-cell office:value-type="float" office:value="0.000251600558479335">
                <text:p>0.000251600558479335</text:p>
              </table:table-cell>
            </table:table-row>
            <table:table-row>
              <table:table-cell office:value-type="string">
                <text:p> direct</text:p>
              </table:table-cell>
              <table:table-cell office:value-type="float" office:value="0.000251395254062038">
                <text:p>0.000251395254062038</text:p>
              </table:table-cell>
            </table:table-row>
            <table:table-row>
              <table:table-cell office:value-type="string">
                <text:p> staff</text:p>
              </table:table-cell>
              <table:table-cell office:value-type="float" office:value="0.00025119031162727">
                <text:p>0.00025119031162727</text:p>
              </table:table-cell>
            </table:table-row>
            <table:table-row>
              <table:table-cell office:value-type="string">
                <text:p> commanding</text:p>
              </table:table-cell>
              <table:table-cell office:value-type="float" office:value="0.000250985730194594">
                <text:p>0.000250985730194594</text:p>
              </table:table-cell>
            </table:table-row>
            <table:table-row>
              <table:table-cell office:value-type="string">
                <text:p> rich</text:p>
              </table:table-cell>
              <table:table-cell office:value-type="float" office:value="0.000250781508787157">
                <text:p>0.000250781508787157</text:p>
              </table:table-cell>
            </table:table-row>
            <table:table-row>
              <table:table-cell office:value-type="string">
                <text:p> widow</text:p>
              </table:table-cell>
              <table:table-cell office:value-type="float" office:value="0.00025057764643167">
                <text:p>0.00025057764643167</text:p>
              </table:table-cell>
            </table:table-row>
            <table:table-row>
              <table:table-cell office:value-type="string">
                <text:p> sitting</text:p>
              </table:table-cell>
              <table:table-cell office:value-type="float" office:value="0.000250374142158391">
                <text:p>0.000250374142158391</text:p>
              </table:table-cell>
            </table:table-row>
            <table:table-row>
              <table:table-cell office:value-type="string">
                <text:p> cap'n</text:p>
              </table:table-cell>
              <table:table-cell office:value-type="float" office:value="0.00025017099500111">
                <text:p>0.00025017099500111</text:p>
              </table:table-cell>
            </table:table-row>
            <table:table-row>
              <table:table-cell office:value-type="string">
                <text:p> thee</text:p>
              </table:table-cell>
              <table:table-cell office:value-type="float" office:value="0.000249968203997132">
                <text:p>0.000249968203997132</text:p>
              </table:table-cell>
            </table:table-row>
            <table:table-row>
              <table:table-cell office:value-type="string">
                <text:p> mississippi</text:p>
              </table:table-cell>
              <table:table-cell office:value-type="float" office:value="0.000249765768187262">
                <text:p>0.000249765768187262</text:p>
              </table:table-cell>
            </table:table-row>
            <table:table-row>
              <table:table-cell office:value-type="string">
                <text:p> permission</text:p>
              </table:table-cell>
              <table:table-cell office:value-type="float" office:value="0.000249563686615786">
                <text:p>0.000249563686615786</text:p>
              </table:table-cell>
            </table:table-row>
            <table:table-row>
              <table:table-cell office:value-type="string">
                <text:p> kings</text:p>
              </table:table-cell>
              <table:table-cell office:value-type="float" office:value="0.000249361958330461">
                <text:p>0.000249361958330461</text:p>
              </table:table-cell>
            </table:table-row>
            <table:table-row>
              <table:table-cell office:value-type="string">
                <text:p> rear</text:p>
              </table:table-cell>
              <table:table-cell office:value-type="float" office:value="0.000249160582382494">
                <text:p>0.000249160582382494</text:p>
              </table:table-cell>
            </table:table-row>
            <table:table-row>
              <table:table-cell office:value-type="string">
                <text:p> broke</text:p>
              </table:table-cell>
              <table:table-cell office:value-type="float" office:value="0.000248959557826526">
                <text:p>0.000248959557826526</text:p>
              </table:table-cell>
            </table:table-row>
            <table:table-row>
              <table:table-cell office:value-type="string">
                <text:p> coat</text:p>
              </table:table-cell>
              <table:table-cell office:value-type="float" office:value="0.00024875888372062">
                <text:p>0.00024875888372062</text:p>
              </table:table-cell>
            </table:table-row>
            <table:table-row>
              <table:table-cell office:value-type="string">
                <text:p> couldn't</text:p>
              </table:table-cell>
              <table:table-cell office:value-type="float" office:value="0.000248558559126244">
                <text:p>0.000248558559126244</text:p>
              </table:table-cell>
            </table:table-row>
            <table:table-row>
              <table:table-cell office:value-type="string">
                <text:p> explanation</text:p>
              </table:table-cell>
              <table:table-cell office:value-type="float" office:value="0.000248358583108254">
                <text:p>0.000248358583108254</text:p>
              </table:table-cell>
            </table:table-row>
            <table:table-row>
              <table:table-cell office:value-type="string">
                <text:p> keeping</text:p>
              </table:table-cell>
              <table:table-cell office:value-type="float" office:value="0.000248158954734881">
                <text:p>0.000248158954734881</text:p>
              </table:table-cell>
            </table:table-row>
            <table:table-row>
              <table:table-cell office:value-type="string">
                <text:p> occurred</text:p>
              </table:table-cell>
              <table:table-cell office:value-type="float" office:value="0.000247959673077712">
                <text:p>0.000247959673077712</text:p>
              </table:table-cell>
            </table:table-row>
            <table:table-row>
              <table:table-cell office:value-type="string">
                <text:p> feelings</text:p>
              </table:table-cell>
              <table:table-cell office:value-type="float" office:value="0.00024776073721168">
                <text:p>0.00024776073721168</text:p>
              </table:table-cell>
            </table:table-row>
            <table:table-row>
              <table:table-cell office:value-type="string">
                <text:p> straight</text:p>
              </table:table-cell>
              <table:table-cell office:value-type="float" office:value="0.000247562146215044">
                <text:p>0.000247562146215044</text:p>
              </table:table-cell>
            </table:table-row>
            <table:table-row>
              <table:table-cell office:value-type="string">
                <text:p> tale</text:p>
              </table:table-cell>
              <table:table-cell office:value-type="float" office:value="0.000247363899169378">
                <text:p>0.000247363899169378</text:p>
              </table:table-cell>
            </table:table-row>
            <table:table-row>
              <table:table-cell office:value-type="string">
                <text:p> apparently</text:p>
              </table:table-cell>
              <table:table-cell office:value-type="float" office:value="0.000247165995159552">
                <text:p>0.000247165995159552</text:p>
              </table:table-cell>
            </table:table-row>
            <table:table-row>
              <table:table-cell office:value-type="string">
                <text:p> expect</text:p>
              </table:table-cell>
              <table:table-cell office:value-type="float" office:value="0.00024696843327372">
                <text:p>0.00024696843327372</text:p>
              </table:table-cell>
            </table:table-row>
            <table:table-row>
              <table:table-cell office:value-type="string">
                <text:p> confidence</text:p>
              </table:table-cell>
              <table:table-cell office:value-type="float" office:value="0.000246771212603304">
                <text:p>0.000246771212603304</text:p>
              </table:table-cell>
            </table:table-row>
            <table:table-row>
              <table:table-cell office:value-type="string">
                <text:p> provided</text:p>
              </table:table-cell>
              <table:table-cell office:value-type="float" office:value="0.00024657433224298">
                <text:p>0.00024657433224298</text:p>
              </table:table-cell>
            </table:table-row>
            <table:table-row>
              <table:table-cell office:value-type="string">
                <text:p> countenance</text:p>
              </table:table-cell>
              <table:table-cell office:value-type="float" office:value="0.000246377791290663">
                <text:p>0.000246377791290663</text:p>
              </table:table-cell>
            </table:table-row>
            <table:table-row>
              <table:table-cell office:value-type="string">
                <text:p> possessed</text:p>
              </table:table-cell>
              <table:table-cell office:value-type="float" office:value="0.000246181588847492">
                <text:p>0.000246181588847492</text:p>
              </table:table-cell>
            </table:table-row>
            <table:table-row>
              <table:table-cell office:value-type="string">
                <text:p> moon</text:p>
              </table:table-cell>
              <table:table-cell office:value-type="float" office:value="0.000245985724017815">
                <text:p>0.000245985724017815</text:p>
              </table:table-cell>
            </table:table-row>
            <table:table-row>
              <table:table-cell office:value-type="string">
                <text:p> reading</text:p>
              </table:table-cell>
              <table:table-cell office:value-type="float" office:value="0.000245790195909177">
                <text:p>0.000245790195909177</text:p>
              </table:table-cell>
            </table:table-row>
            <table:table-row>
              <table:table-cell office:value-type="string">
                <text:p> desire</text:p>
              </table:table-cell>
              <table:table-cell office:value-type="float" office:value="0.000245595003632304">
                <text:p>0.000245595003632304</text:p>
              </table:table-cell>
            </table:table-row>
            <table:table-row>
              <table:table-cell office:value-type="string">
                <text:p> entire</text:p>
              </table:table-cell>
              <table:table-cell office:value-type="float" office:value="0.000245400146301086">
                <text:p>0.000245400146301086</text:p>
              </table:table-cell>
            </table:table-row>
            <table:table-row>
              <table:table-cell office:value-type="string">
                <text:p> proceeded</text:p>
              </table:table-cell>
              <table:table-cell office:value-type="float" office:value="0.00024520562303257">
                <text:p>0.00024520562303257</text:p>
              </table:table-cell>
            </table:table-row>
            <table:table-row>
              <table:table-cell office:value-type="string">
                <text:p> b</text:p>
              </table:table-cell>
              <table:table-cell office:value-type="float" office:value="0.000245011432946939">
                <text:p>0.000245011432946939</text:p>
              </table:table-cell>
            </table:table-row>
            <table:table-row>
              <table:table-cell office:value-type="string">
                <text:p> grave</text:p>
              </table:table-cell>
              <table:table-cell office:value-type="float" office:value="0.000244817575167499">
                <text:p>0.000244817575167499</text:p>
              </table:table-cell>
            </table:table-row>
            <table:table-row>
              <table:table-cell office:value-type="string">
                <text:p> conduct</text:p>
              </table:table-cell>
              <table:table-cell office:value-type="float" office:value="0.00024462404882067">
                <text:p>0.00024462404882067</text:p>
              </table:table-cell>
            </table:table-row>
            <table:table-row>
              <table:table-cell office:value-type="string">
                <text:p> watch</text:p>
              </table:table-cell>
              <table:table-cell office:value-type="float" office:value="0.000244430853035967">
                <text:p>0.000244430853035967</text:p>
              </table:table-cell>
            </table:table-row>
            <table:table-row>
              <table:table-cell office:value-type="string">
                <text:p> prichard</text:p>
              </table:table-cell>
              <table:table-cell office:value-type="float" office:value="0.000244237986945986">
                <text:p>0.000244237986945986</text:p>
              </table:table-cell>
            </table:table-row>
            <table:table-row>
              <table:table-cell office:value-type="string">
                <text:p> goes</text:p>
              </table:table-cell>
              <table:table-cell office:value-type="float" office:value="0.000244045449686396">
                <text:p>0.000244045449686396</text:p>
              </table:table-cell>
            </table:table-row>
            <table:table-row>
              <table:table-cell office:value-type="string">
                <text:p> unknown</text:p>
              </table:table-cell>
              <table:table-cell office:value-type="float" office:value="0.000243853240395918">
                <text:p>0.000243853240395918</text:p>
              </table:table-cell>
            </table:table-row>
            <table:table-row>
              <table:table-cell office:value-type="string">
                <text:p> instant</text:p>
              </table:table-cell>
              <table:table-cell office:value-type="float" office:value="0.000243661358216316">
                <text:p>0.000243661358216316</text:p>
              </table:table-cell>
            </table:table-row>
            <table:table-row>
              <table:table-cell office:value-type="string">
                <text:p> savannah</text:p>
              </table:table-cell>
              <table:table-cell office:value-type="float" office:value="0.000243469802292384">
                <text:p>0.000243469802292384</text:p>
              </table:table-cell>
            </table:table-row>
            <table:table-row>
              <table:table-cell office:value-type="string">
                <text:p> portion</text:p>
              </table:table-cell>
              <table:table-cell office:value-type="float" office:value="0.000243278571771928">
                <text:p>0.000243278571771928</text:p>
              </table:table-cell>
            </table:table-row>
            <table:table-row>
              <table:table-cell office:value-type="string">
                <text:p> lead</text:p>
              </table:table-cell>
              <table:table-cell office:value-type="float" office:value="0.000243087665805757">
                <text:p>0.000243087665805757</text:p>
              </table:table-cell>
            </table:table-row>
            <table:table-row>
              <table:table-cell office:value-type="string">
                <text:p> altogether</text:p>
              </table:table-cell>
              <table:table-cell office:value-type="float" office:value="0.000242897083547669">
                <text:p>0.000242897083547669</text:p>
              </table:table-cell>
            </table:table-row>
            <table:table-row>
              <table:table-cell office:value-type="string">
                <text:p> marrable</text:p>
              </table:table-cell>
              <table:table-cell office:value-type="float" office:value="0.000242706824154436">
                <text:p>0.000242706824154436</text:p>
              </table:table-cell>
            </table:table-row>
            <table:table-row>
              <table:table-cell office:value-type="string">
                <text:p> believed</text:p>
              </table:table-cell>
              <table:table-cell office:value-type="float" office:value="0.000242516886785791">
                <text:p>0.000242516886785791</text:p>
              </table:table-cell>
            </table:table-row>
            <table:table-row>
              <table:table-cell office:value-type="string">
                <text:p> ladyship</text:p>
              </table:table-cell>
              <table:table-cell office:value-type="float" office:value="0.000242327270604418">
                <text:p>0.000242327270604418</text:p>
              </table:table-cell>
            </table:table-row>
            <table:table-row>
              <table:table-cell office:value-type="string">
                <text:p> sit</text:p>
              </table:table-cell>
              <table:table-cell office:value-type="float" office:value="0.000242137974775934">
                <text:p>0.000242137974775934</text:p>
              </table:table-cell>
            </table:table-row>
            <table:table-row>
              <table:table-cell office:value-type="string">
                <text:p> copies</text:p>
              </table:table-cell>
              <table:table-cell office:value-type="float" office:value="0.000241948998468882">
                <text:p>0.000241948998468882</text:p>
              </table:table-cell>
            </table:table-row>
            <table:table-row>
              <table:table-cell office:value-type="string">
                <text:p> composed</text:p>
              </table:table-cell>
              <table:table-cell office:value-type="float" office:value="0.000241760340854712">
                <text:p>0.000241760340854712</text:p>
              </table:table-cell>
            </table:table-row>
            <table:table-row>
              <table:table-cell office:value-type="string">
                <text:p> somewhat</text:p>
              </table:table-cell>
              <table:table-cell office:value-type="float" office:value="0.000241572001107772">
                <text:p>0.000241572001107772</text:p>
              </table:table-cell>
            </table:table-row>
            <table:table-row>
              <table:table-cell office:value-type="string">
                <text:p> what's</text:p>
              </table:table-cell>
              <table:table-cell office:value-type="float" office:value="0.000241383978405296">
                <text:p>0.000241383978405296</text:p>
              </table:table-cell>
            </table:table-row>
            <table:table-row>
              <table:table-cell office:value-type="string">
                <text:p> required</text:p>
              </table:table-cell>
              <table:table-cell office:value-type="float" office:value="0.000241196271927388">
                <text:p>0.000241196271927388</text:p>
              </table:table-cell>
            </table:table-row>
            <table:table-row>
              <table:table-cell office:value-type="string">
                <text:p> otherwise</text:p>
              </table:table-cell>
              <table:table-cell office:value-type="float" office:value="0.000241008880857011">
                <text:p>0.000241008880857011</text:p>
              </table:table-cell>
            </table:table-row>
            <table:table-row>
              <table:table-cell office:value-type="string">
                <text:p> http</text:p>
              </table:table-cell>
              <table:table-cell office:value-type="float" office:value="0.000240821804379975">
                <text:p>0.000240821804379975</text:p>
              </table:table-cell>
            </table:table-row>
            <table:table-row>
              <table:table-cell office:value-type="string">
                <text:p> breath</text:p>
              </table:table-cell>
              <table:table-cell office:value-type="float" office:value="0.000240635041684924">
                <text:p>0.000240635041684924</text:p>
              </table:table-cell>
            </table:table-row>
            <table:table-row>
              <table:table-cell office:value-type="string">
                <text:p> relations</text:p>
              </table:table-cell>
              <table:table-cell office:value-type="float" office:value="0.000240448591963324">
                <text:p>0.000240448591963324</text:p>
              </table:table-cell>
            </table:table-row>
            <table:table-row>
              <table:table-cell office:value-type="string">
                <text:p> wizard</text:p>
              </table:table-cell>
              <table:table-cell office:value-type="float" office:value="0.000240262454409449">
                <text:p>0.000240262454409449</text:p>
              </table:table-cell>
            </table:table-row>
            <table:table-row>
              <table:table-cell office:value-type="string">
                <text:p> thrown</text:p>
              </table:table-cell>
              <table:table-cell office:value-type="float" office:value="0.000240076628220373">
                <text:p>0.000240076628220373</text:p>
              </table:table-cell>
            </table:table-row>
            <table:table-row>
              <table:table-cell office:value-type="string">
                <text:p> italian</text:p>
              </table:table-cell>
              <table:table-cell office:value-type="float" office:value="0.000239891112595951">
                <text:p>0.000239891112595951</text:p>
              </table:table-cell>
            </table:table-row>
            <table:table-row>
              <table:table-cell office:value-type="string">
                <text:p> doctrine</text:p>
              </table:table-cell>
              <table:table-cell office:value-type="float" office:value="0.000239705906738813">
                <text:p>0.000239705906738813</text:p>
              </table:table-cell>
            </table:table-row>
            <table:table-row>
              <table:table-cell office:value-type="string">
                <text:p> changed</text:p>
              </table:table-cell>
              <table:table-cell office:value-type="float" office:value="0.000239521009854349">
                <text:p>0.000239521009854349</text:p>
              </table:table-cell>
            </table:table-row>
            <table:table-row>
              <table:table-cell office:value-type="string">
                <text:p> fixed</text:p>
              </table:table-cell>
              <table:table-cell office:value-type="float" office:value="0.000239336421150697">
                <text:p>0.000239336421150697</text:p>
              </table:table-cell>
            </table:table-row>
            <table:table-row>
              <table:table-cell office:value-type="string">
                <text:p> soldiers</text:p>
              </table:table-cell>
              <table:table-cell office:value-type="float" office:value="0.000239152139838734">
                <text:p>0.000239152139838734</text:p>
              </table:table-cell>
            </table:table-row>
            <table:table-row>
              <table:table-cell office:value-type="string">
                <text:p> logic</text:p>
              </table:table-cell>
              <table:table-cell office:value-type="float" office:value="0.000238968165132058">
                <text:p>0.000238968165132058</text:p>
              </table:table-cell>
            </table:table-row>
            <table:table-row>
              <table:table-cell office:value-type="string">
                <text:p> commanded</text:p>
              </table:table-cell>
              <table:table-cell office:value-type="float" office:value="0.000238784496246983">
                <text:p>0.000238784496246983</text:p>
              </table:table-cell>
            </table:table-row>
            <table:table-row>
              <table:table-cell office:value-type="string">
                <text:p> objects</text:p>
              </table:table-cell>
              <table:table-cell office:value-type="float" office:value="0.000238601132402523">
                <text:p>0.000238601132402523</text:p>
              </table:table-cell>
            </table:table-row>
            <table:table-row>
              <table:table-cell office:value-type="string">
                <text:p> twelve</text:p>
              </table:table-cell>
              <table:table-cell office:value-type="float" office:value="0.00023841807282038">
                <text:p>0.00023841807282038</text:p>
              </table:table-cell>
            </table:table-row>
            <table:table-row>
              <table:table-cell office:value-type="string">
                <text:p> ears</text:p>
              </table:table-cell>
              <table:table-cell office:value-type="float" office:value="0.000238235316724936">
                <text:p>0.000238235316724936</text:p>
              </table:table-cell>
            </table:table-row>
            <table:table-row>
              <table:table-cell office:value-type="string">
                <text:p> iron</text:p>
              </table:table-cell>
              <table:table-cell office:value-type="float" office:value="0.000238052863343237">
                <text:p>0.000238052863343237</text:p>
              </table:table-cell>
            </table:table-row>
            <table:table-row>
              <table:table-cell office:value-type="string">
                <text:p> song</text:p>
              </table:table-cell>
              <table:table-cell office:value-type="float" office:value="0.000237870711904986">
                <text:p>0.000237870711904986</text:p>
              </table:table-cell>
            </table:table-row>
            <table:table-row>
              <table:table-cell office:value-type="string">
                <text:p> happiness</text:p>
              </table:table-cell>
              <table:table-cell office:value-type="float" office:value="0.000237688861642528">
                <text:p>0.000237688861642528</text:p>
              </table:table-cell>
            </table:table-row>
            <table:table-row>
              <table:table-cell office:value-type="string">
                <text:p> attack</text:p>
              </table:table-cell>
              <table:table-cell office:value-type="float" office:value="0.000237507311790838">
                <text:p>0.000237507311790838</text:p>
              </table:table-cell>
            </table:table-row>
            <table:table-row>
              <table:table-cell office:value-type="string">
                <text:p> walls</text:p>
              </table:table-cell>
              <table:table-cell office:value-type="float" office:value="0.000237326061587515">
                <text:p>0.000237326061587515</text:p>
              </table:table-cell>
            </table:table-row>
            <table:table-row>
              <table:table-cell office:value-type="string">
                <text:p> hot</text:p>
              </table:table-cell>
              <table:table-cell office:value-type="float" office:value="0.000237145110272763">
                <text:p>0.000237145110272763</text:p>
              </table:table-cell>
            </table:table-row>
            <table:table-row>
              <table:table-cell office:value-type="string">
                <text:p> brigade</text:p>
              </table:table-cell>
              <table:table-cell office:value-type="float" office:value="0.000236964457089387">
                <text:p>0.000236964457089387</text:p>
              </table:table-cell>
            </table:table-row>
            <table:table-row>
              <table:table-cell office:value-type="string">
                <text:p> wouldn't</text:p>
              </table:table-cell>
              <table:table-cell office:value-type="float" office:value="0.000236784101282778">
                <text:p>0.000236784101282778</text:p>
              </table:table-cell>
            </table:table-row>
            <table:table-row>
              <table:table-cell office:value-type="string">
                <text:p> thoughts</text:p>
              </table:table-cell>
              <table:table-cell office:value-type="float" office:value="0.000236604042100902">
                <text:p>0.000236604042100902</text:p>
              </table:table-cell>
            </table:table-row>
            <table:table-row>
              <table:table-cell office:value-type="string">
                <text:p> wood</text:p>
              </table:table-cell>
              <table:table-cell office:value-type="float" office:value="0.000236424278794289">
                <text:p>0.000236424278794289</text:p>
              </table:table-cell>
            </table:table-row>
            <table:table-row>
              <table:table-cell office:value-type="string">
                <text:p> america</text:p>
              </table:table-cell>
              <table:table-cell office:value-type="float" office:value="0.000236244810616024">
                <text:p>0.000236244810616024</text:p>
              </table:table-cell>
            </table:table-row>
            <table:table-row>
              <table:table-cell office:value-type="string">
                <text:p> greatly</text:p>
              </table:table-cell>
              <table:table-cell office:value-type="float" office:value="0.000236065636821733">
                <text:p>0.000236065636821733</text:p>
              </table:table-cell>
            </table:table-row>
            <table:table-row>
              <table:table-cell office:value-type="string">
                <text:p> bit</text:p>
              </table:table-cell>
              <table:table-cell office:value-type="float" office:value="0.000235886756669575">
                <text:p>0.000235886756669575</text:p>
              </table:table-cell>
            </table:table-row>
            <table:table-row>
              <table:table-cell office:value-type="string">
                <text:p> sharp</text:p>
              </table:table-cell>
              <table:table-cell office:value-type="float" office:value="0.00023570816942023">
                <text:p>0.00023570816942023</text:p>
              </table:table-cell>
            </table:table-row>
            <table:table-row>
              <table:table-cell office:value-type="string">
                <text:p> fat</text:p>
              </table:table-cell>
              <table:table-cell office:value-type="float" office:value="0.000235529874336887">
                <text:p>0.000235529874336887</text:p>
              </table:table-cell>
            </table:table-row>
            <table:table-row>
              <table:table-cell office:value-type="string">
                <text:p> individuals</text:p>
              </table:table-cell>
              <table:table-cell office:value-type="float" office:value="0.000235351870685234">
                <text:p>0.000235351870685234</text:p>
              </table:table-cell>
            </table:table-row>
            <table:table-row>
              <table:table-cell office:value-type="string">
                <text:p> prevent</text:p>
              </table:table-cell>
              <table:table-cell office:value-type="float" office:value="0.000235174157733449">
                <text:p>0.000235174157733449</text:p>
              </table:table-cell>
            </table:table-row>
            <table:table-row>
              <table:table-cell office:value-type="string">
                <text:p> prove</text:p>
              </table:table-cell>
              <table:table-cell office:value-type="float" office:value="0.000234996734752187">
                <text:p>0.000234996734752187</text:p>
              </table:table-cell>
            </table:table-row>
            <table:table-row>
              <table:table-cell office:value-type="string">
                <text:p> political</text:p>
              </table:table-cell>
              <table:table-cell office:value-type="float" office:value="0.000234819601014572">
                <text:p>0.000234819601014572</text:p>
              </table:table-cell>
            </table:table-row>
            <table:table-row>
              <table:table-cell office:value-type="string">
                <text:p> evidently</text:p>
              </table:table-cell>
              <table:table-cell office:value-type="float" office:value="0.000234642755796184">
                <text:p>0.000234642755796184</text:p>
              </table:table-cell>
            </table:table-row>
            <table:table-row>
              <table:table-cell office:value-type="string">
                <text:p> powers</text:p>
              </table:table-cell>
              <table:table-cell office:value-type="float" office:value="0.000234466198375048">
                <text:p>0.000234466198375048</text:p>
              </table:table-cell>
            </table:table-row>
            <table:table-row>
              <table:table-cell office:value-type="string">
                <text:p> mill</text:p>
              </table:table-cell>
              <table:table-cell office:value-type="float" office:value="0.000234289928031629">
                <text:p>0.000234289928031629</text:p>
              </table:table-cell>
            </table:table-row>
            <table:table-row>
              <table:table-cell office:value-type="string">
                <text:p> acts</text:p>
              </table:table-cell>
              <table:table-cell office:value-type="float" office:value="0.000234113944048814">
                <text:p>0.000234113944048814</text:p>
              </table:table-cell>
            </table:table-row>
            <table:table-row>
              <table:table-cell office:value-type="string">
                <text:p> beside</text:p>
              </table:table-cell>
              <table:table-cell office:value-type="float" office:value="0.000233938245711909">
                <text:p>0.000233938245711909</text:p>
              </table:table-cell>
            </table:table-row>
            <table:table-row>
              <table:table-cell office:value-type="string">
                <text:p> worth</text:p>
              </table:table-cell>
              <table:table-cell office:value-type="float" office:value="0.000233762832308621">
                <text:p>0.000233762832308621</text:p>
              </table:table-cell>
            </table:table-row>
            <table:table-row>
              <table:table-cell office:value-type="string">
                <text:p> ohio</text:p>
              </table:table-cell>
              <table:table-cell office:value-type="float" office:value="0.000233587703129057">
                <text:p>0.000233587703129057</text:p>
              </table:table-cell>
            </table:table-row>
            <table:table-row>
              <table:table-cell office:value-type="string">
                <text:p> owner</text:p>
              </table:table-cell>
              <table:table-cell office:value-type="float" office:value="0.000233412857465706">
                <text:p>0.000233412857465706</text:p>
              </table:table-cell>
            </table:table-row>
            <table:table-row>
              <table:table-cell office:value-type="string">
                <text:p> servant</text:p>
              </table:table-cell>
              <table:table-cell office:value-type="float" office:value="0.000233238294613431">
                <text:p>0.000233238294613431</text:p>
              </table:table-cell>
            </table:table-row>
            <table:table-row>
              <table:table-cell office:value-type="string">
                <text:p> term</text:p>
              </table:table-cell>
              <table:table-cell office:value-type="float" office:value="0.000233064013869464">
                <text:p>0.000233064013869464</text:p>
              </table:table-cell>
            </table:table-row>
            <table:table-row>
              <table:table-cell office:value-type="string">
                <text:p> composer</text:p>
              </table:table-cell>
              <table:table-cell office:value-type="float" office:value="0.000232890014533387">
                <text:p>0.000232890014533387</text:p>
              </table:table-cell>
            </table:table-row>
            <table:table-row>
              <table:table-cell office:value-type="string">
                <text:p> steps</text:p>
              </table:table-cell>
              <table:table-cell office:value-type="float" office:value="0.000232716295907131">
                <text:p>0.000232716295907131</text:p>
              </table:table-cell>
            </table:table-row>
            <table:table-row>
              <table:table-cell office:value-type="string">
                <text:p> described</text:p>
              </table:table-cell>
              <table:table-cell office:value-type="float" office:value="0.000232542857294959">
                <text:p>0.000232542857294959</text:p>
              </table:table-cell>
            </table:table-row>
            <table:table-row>
              <table:table-cell office:value-type="string">
                <text:p> dorothy</text:p>
              </table:table-cell>
              <table:table-cell office:value-type="float" office:value="0.000232369698003462">
                <text:p>0.000232369698003462</text:p>
              </table:table-cell>
            </table:table-row>
            <table:table-row>
              <table:table-cell office:value-type="string">
                <text:p> lives</text:p>
              </table:table-cell>
              <table:table-cell office:value-type="float" office:value="0.000232196817341546">
                <text:p>0.000232196817341546</text:p>
              </table:table-cell>
            </table:table-row>
            <table:table-row>
              <table:table-cell office:value-type="string">
                <text:p> threw</text:p>
              </table:table-cell>
              <table:table-cell office:value-type="float" office:value="0.00023202421462042">
                <text:p>0.00023202421462042</text:p>
              </table:table-cell>
            </table:table-row>
            <table:table-row>
              <table:table-cell office:value-type="string">
                <text:p> situation</text:p>
              </table:table-cell>
              <table:table-cell office:value-type="float" office:value="0.000231851889153591">
                <text:p>0.000231851889153591</text:p>
              </table:table-cell>
            </table:table-row>
            <table:table-row>
              <table:table-cell office:value-type="string">
                <text:p> absence</text:p>
              </table:table-cell>
              <table:table-cell office:value-type="float" office:value="0.000231679840256855">
                <text:p>0.000231679840256855</text:p>
              </table:table-cell>
            </table:table-row>
            <table:table-row>
              <table:table-cell office:value-type="string">
                <text:p> forgotten</text:p>
              </table:table-cell>
              <table:table-cell office:value-type="float" office:value="0.000231508067248281">
                <text:p>0.000231508067248281</text:p>
              </table:table-cell>
            </table:table-row>
            <table:table-row>
              <table:table-cell office:value-type="string">
                <text:p> broad</text:p>
              </table:table-cell>
              <table:table-cell office:value-type="float" office:value="0.000231336569448206">
                <text:p>0.000231336569448206</text:p>
              </table:table-cell>
            </table:table-row>
            <table:table-row>
              <table:table-cell office:value-type="string">
                <text:p> extraordinary</text:p>
              </table:table-cell>
              <table:table-cell office:value-type="float" office:value="0.000231165346179228">
                <text:p>0.000231165346179228</text:p>
              </table:table-cell>
            </table:table-row>
            <table:table-row>
              <table:table-cell office:value-type="string">
                <text:p> fee</text:p>
              </table:table-cell>
              <table:table-cell office:value-type="float" office:value="0.000230994396766189">
                <text:p>0.000230994396766189</text:p>
              </table:table-cell>
            </table:table-row>
            <table:table-row>
              <table:table-cell office:value-type="string">
                <text:p> consider</text:p>
              </table:table-cell>
              <table:table-cell office:value-type="float" office:value="0.000230823720536173">
                <text:p>0.000230823720536173</text:p>
              </table:table-cell>
            </table:table-row>
            <table:table-row>
              <table:table-cell office:value-type="string">
                <text:p> presently</text:p>
              </table:table-cell>
              <table:table-cell office:value-type="float" office:value="0.000230653316818494">
                <text:p>0.000230653316818494</text:p>
              </table:table-cell>
            </table:table-row>
            <table:table-row>
              <table:table-cell office:value-type="string">
                <text:p> appears</text:p>
              </table:table-cell>
              <table:table-cell office:value-type="float" office:value="0.000230483184944683">
                <text:p>0.000230483184944683</text:p>
              </table:table-cell>
            </table:table-row>
            <table:table-row>
              <table:table-cell office:value-type="string">
                <text:p> morrow</text:p>
              </table:table-cell>
              <table:table-cell office:value-type="float" office:value="0.000230313324248487">
                <text:p>0.000230313324248487</text:p>
              </table:table-cell>
            </table:table-row>
            <table:table-row>
              <table:table-cell office:value-type="string">
                <text:p> shoulder</text:p>
              </table:table-cell>
              <table:table-cell office:value-type="float" office:value="0.000230143734065851">
                <text:p>0.000230143734065851</text:p>
              </table:table-cell>
            </table:table-row>
            <table:table-row>
              <table:table-cell office:value-type="string">
                <text:p> style</text:p>
              </table:table-cell>
              <table:table-cell office:value-type="float" office:value="0.000229974413734915">
                <text:p>0.000229974413734915</text:p>
              </table:table-cell>
            </table:table-row>
            <table:table-row>
              <table:table-cell office:value-type="string">
                <text:p> flowers</text:p>
              </table:table-cell>
              <table:table-cell office:value-type="float" office:value="0.000229805362596002">
                <text:p>0.000229805362596002</text:p>
              </table:table-cell>
            </table:table-row>
            <table:table-row>
              <table:table-cell office:value-type="string">
                <text:p> caused</text:p>
              </table:table-cell>
              <table:table-cell office:value-type="float" office:value="0.000229636579991609">
                <text:p>0.000229636579991609</text:p>
              </table:table-cell>
            </table:table-row>
            <table:table-row>
              <table:table-cell office:value-type="string">
                <text:p> fallen</text:p>
              </table:table-cell>
              <table:table-cell office:value-type="float" office:value="0.0002294680652664">
                <text:p>0.0002294680652664</text:p>
              </table:table-cell>
            </table:table-row>
            <table:table-row>
              <table:table-cell office:value-type="string">
                <text:p> physical</text:p>
              </table:table-cell>
              <table:table-cell office:value-type="float" office:value="0.000229299817767195">
                <text:p>0.000229299817767195</text:p>
              </table:table-cell>
            </table:table-row>
            <table:table-row>
              <table:table-cell office:value-type="string">
                <text:p> regarded</text:p>
              </table:table-cell>
              <table:table-cell office:value-type="float" office:value="0.000229131836842961">
                <text:p>0.000229131836842961</text:p>
              </table:table-cell>
            </table:table-row>
            <table:table-row>
              <table:table-cell office:value-type="string">
                <text:p> re</text:p>
              </table:table-cell>
              <table:table-cell office:value-type="float" office:value="0.000228964121844805">
                <text:p>0.000228964121844805</text:p>
              </table:table-cell>
            </table:table-row>
            <table:table-row>
              <table:table-cell office:value-type="string">
                <text:p> bright</text:p>
              </table:table-cell>
              <table:table-cell office:value-type="float" office:value="0.000228796672125963">
                <text:p>0.000228796672125963</text:p>
              </table:table-cell>
            </table:table-row>
            <table:table-row>
              <table:table-cell office:value-type="string">
                <text:p> vast</text:p>
              </table:table-cell>
              <table:table-cell office:value-type="float" office:value="0.000228629487041793">
                <text:p>0.000228629487041793</text:p>
              </table:table-cell>
            </table:table-row>
            <table:table-row>
              <table:table-cell office:value-type="string">
                <text:p> laughed</text:p>
              </table:table-cell>
              <table:table-cell office:value-type="float" office:value="0.000228462565949765">
                <text:p>0.000228462565949765</text:p>
              </table:table-cell>
            </table:table-row>
            <table:table-row>
              <table:table-cell office:value-type="string">
                <text:p> hills</text:p>
              </table:table-cell>
              <table:table-cell office:value-type="float" office:value="0.000228295908209454">
                <text:p>0.000228295908209454</text:p>
              </table:table-cell>
            </table:table-row>
            <table:table-row>
              <table:table-cell office:value-type="string">
                <text:p> talking</text:p>
              </table:table-cell>
              <table:table-cell office:value-type="float" office:value="0.000228129513182527">
                <text:p>0.000228129513182527</text:p>
              </table:table-cell>
            </table:table-row>
            <table:table-row>
              <table:table-cell office:value-type="string">
                <text:p> lower</text:p>
              </table:table-cell>
              <table:table-cell office:value-type="float" office:value="0.000227963380232741">
                <text:p>0.000227963380232741</text:p>
              </table:table-cell>
            </table:table-row>
            <table:table-row>
              <table:table-cell office:value-type="string">
                <text:p> reported</text:p>
              </table:table-cell>
              <table:table-cell office:value-type="float" office:value="0.000227797508725929">
                <text:p>0.000227797508725929</text:p>
              </table:table-cell>
            </table:table-row>
            <table:table-row>
              <table:table-cell office:value-type="string">
                <text:p> tears</text:p>
              </table:table-cell>
              <table:table-cell office:value-type="float" office:value="0.000227631898029993">
                <text:p>0.000227631898029993</text:p>
              </table:table-cell>
            </table:table-row>
            <table:table-row>
              <table:table-cell office:value-type="string">
                <text:p> james</text:p>
              </table:table-cell>
              <table:table-cell office:value-type="float" office:value="0.000227466547514897">
                <text:p>0.000227466547514897</text:p>
              </table:table-cell>
            </table:table-row>
            <table:table-row>
              <table:table-cell office:value-type="string">
                <text:p> ruth</text:p>
              </table:table-cell>
              <table:table-cell office:value-type="float" office:value="0.000227301456552657">
                <text:p>0.000227301456552657</text:p>
              </table:table-cell>
            </table:table-row>
            <table:table-row>
              <table:table-cell office:value-type="string">
                <text:p> o'clock</text:p>
              </table:table-cell>
              <table:table-cell office:value-type="float" office:value="0.000227136624517332">
                <text:p>0.000227136624517332</text:p>
              </table:table-cell>
            </table:table-row>
            <table:table-row>
              <table:table-cell office:value-type="string">
                <text:p> wemmick</text:p>
              </table:table-cell>
              <table:table-cell office:value-type="float" office:value="0.000226972050785019">
                <text:p>0.000226972050785019</text:p>
              </table:table-cell>
            </table:table-row>
            <table:table-row>
              <table:table-cell office:value-type="string">
                <text:p> equally</text:p>
              </table:table-cell>
              <table:table-cell office:value-type="float" office:value="0.000226807734733839">
                <text:p>0.000226807734733839</text:p>
              </table:table-cell>
            </table:table-row>
            <table:table-row>
              <table:table-cell office:value-type="string">
                <text:p> moses</text:p>
              </table:table-cell>
              <table:table-cell office:value-type="float" office:value="0.000226643675743935">
                <text:p>0.000226643675743935</text:p>
              </table:table-cell>
            </table:table-row>
            <table:table-row>
              <table:table-cell office:value-type="string">
                <text:p> indian</text:p>
              </table:table-cell>
              <table:table-cell office:value-type="float" office:value="0.00022647987319746">
                <text:p>0.00022647987319746</text:p>
              </table:table-cell>
            </table:table-row>
            <table:table-row>
              <table:table-cell office:value-type="string">
                <text:p> lie</text:p>
              </table:table-cell>
              <table:table-cell office:value-type="float" office:value="0.000226316326478567">
                <text:p>0.000226316326478567</text:p>
              </table:table-cell>
            </table:table-row>
            <table:table-row>
              <table:table-cell office:value-type="string">
                <text:p> efforts</text:p>
              </table:table-cell>
              <table:table-cell office:value-type="float" office:value="0.000226153034973407">
                <text:p>0.000226153034973407</text:p>
              </table:table-cell>
            </table:table-row>
            <table:table-row>
              <table:table-cell office:value-type="string">
                <text:p> succeeded</text:p>
              </table:table-cell>
              <table:table-cell office:value-type="float" office:value="0.000225989998070115">
                <text:p>0.000225989998070115</text:p>
              </table:table-cell>
            </table:table-row>
            <table:table-row>
              <table:table-cell office:value-type="string">
                <text:p> machine</text:p>
              </table:table-cell>
              <table:table-cell office:value-type="float" office:value="0.000225827215158805">
                <text:p>0.000225827215158805</text:p>
              </table:table-cell>
            </table:table-row>
            <table:table-row>
              <table:table-cell office:value-type="string">
                <text:p> possibly</text:p>
              </table:table-cell>
              <table:table-cell office:value-type="float" office:value="0.000225664685631562">
                <text:p>0.000225664685631562</text:p>
              </table:table-cell>
            </table:table-row>
            <table:table-row>
              <table:table-cell office:value-type="string">
                <text:p> groups</text:p>
              </table:table-cell>
              <table:table-cell office:value-type="float" office:value="0.00022550240888243">
                <text:p>0.00022550240888243</text:p>
              </table:table-cell>
            </table:table-row>
            <table:table-row>
              <table:table-cell office:value-type="string">
                <text:p> coach</text:p>
              </table:table-cell>
              <table:table-cell office:value-type="float" office:value="0.000225340384307411">
                <text:p>0.000225340384307411</text:p>
              </table:table-cell>
            </table:table-row>
            <table:table-row>
              <table:table-cell office:value-type="string">
                <text:p> surface</text:p>
              </table:table-cell>
              <table:table-cell office:value-type="float" office:value="0.000225178611304451">
                <text:p>0.000225178611304451</text:p>
              </table:table-cell>
            </table:table-row>
            <table:table-row>
              <table:table-cell office:value-type="string">
                <text:p> remarked</text:p>
              </table:table-cell>
              <table:table-cell office:value-type="float" office:value="0.000225017089273435">
                <text:p>0.000225017089273435</text:p>
              </table:table-cell>
            </table:table-row>
            <table:table-row>
              <table:table-cell office:value-type="string">
                <text:p> creature</text:p>
              </table:table-cell>
              <table:table-cell office:value-type="float" office:value="0.000224855817616178">
                <text:p>0.000224855817616178</text:p>
              </table:table-cell>
            </table:table-row>
            <table:table-row>
              <table:table-cell office:value-type="string">
                <text:p> allowed</text:p>
              </table:table-cell>
              <table:table-cell office:value-type="float" office:value="0.000224694795736418">
                <text:p>0.000224694795736418</text:p>
              </table:table-cell>
            </table:table-row>
            <table:table-row>
              <table:table-cell office:value-type="string">
                <text:p> mentioned</text:p>
              </table:table-cell>
              <table:table-cell office:value-type="float" office:value="0.000224534023039807">
                <text:p>0.000224534023039807</text:p>
              </table:table-cell>
            </table:table-row>
            <table:table-row>
              <table:table-cell office:value-type="string">
                <text:p> fancy</text:p>
              </table:table-cell>
              <table:table-cell office:value-type="float" office:value="0.000224373498933906">
                <text:p>0.000224373498933906</text:p>
              </table:table-cell>
            </table:table-row>
            <table:table-row>
              <table:table-cell office:value-type="string">
                <text:p> unions</text:p>
              </table:table-cell>
              <table:table-cell office:value-type="float" office:value="0.000224213222828175">
                <text:p>0.000224213222828175</text:p>
              </table:table-cell>
            </table:table-row>
            <table:table-row>
              <table:table-cell office:value-type="string">
                <text:p> guns</text:p>
              </table:table-cell>
              <table:table-cell office:value-type="float" office:value="0.000224053194133965">
                <text:p>0.000224053194133965</text:p>
              </table:table-cell>
            </table:table-row>
            <table:table-row>
              <table:table-cell office:value-type="string">
                <text:p> square</text:p>
              </table:table-cell>
              <table:table-cell office:value-type="float" office:value="0.00022389341226451">
                <text:p>0.00022389341226451</text:p>
              </table:table-cell>
            </table:table-row>
            <table:table-row>
              <table:table-cell office:value-type="string">
                <text:p> anyone</text:p>
              </table:table-cell>
              <table:table-cell office:value-type="float" office:value="0.000223733876634923">
                <text:p>0.000223733876634923</text:p>
              </table:table-cell>
            </table:table-row>
            <table:table-row>
              <table:table-cell office:value-type="string">
                <text:p> heads</text:p>
              </table:table-cell>
              <table:table-cell office:value-type="float" office:value="0.000223574586662186">
                <text:p>0.000223574586662186</text:p>
              </table:table-cell>
            </table:table-row>
            <table:table-row>
              <table:table-cell office:value-type="string">
                <text:p> terrible</text:p>
              </table:table-cell>
              <table:table-cell office:value-type="float" office:value="0.00022341554176514">
                <text:p>0.00022341554176514</text:p>
              </table:table-cell>
            </table:table-row>
            <table:table-row>
              <table:table-cell office:value-type="string">
                <text:p> statement</text:p>
              </table:table-cell>
              <table:table-cell office:value-type="float" office:value="0.000223256741364483">
                <text:p>0.000223256741364483</text:p>
              </table:table-cell>
            </table:table-row>
            <table:table-row>
              <table:table-cell office:value-type="string">
                <text:p> alive</text:p>
              </table:table-cell>
              <table:table-cell office:value-type="float" office:value="0.000223098184882758">
                <text:p>0.000223098184882758</text:p>
              </table:table-cell>
            </table:table-row>
            <table:table-row>
              <table:table-cell office:value-type="string">
                <text:p> phoebe</text:p>
              </table:table-cell>
              <table:table-cell office:value-type="float" office:value="0.000222939871744346">
                <text:p>0.000222939871744346</text:p>
              </table:table-cell>
            </table:table-row>
            <table:table-row>
              <table:table-cell office:value-type="string">
                <text:p> shot</text:p>
              </table:table-cell>
              <table:table-cell office:value-type="float" office:value="0.000222781801375464">
                <text:p>0.000222781801375464</text:p>
              </table:table-cell>
            </table:table-row>
            <table:table-row>
              <table:table-cell office:value-type="string">
                <text:p> dress</text:p>
              </table:table-cell>
              <table:table-cell office:value-type="float" office:value="0.000222623973204148">
                <text:p>0.000222623973204148</text:p>
              </table:table-cell>
            </table:table-row>
            <table:table-row>
              <table:table-cell office:value-type="string">
                <text:p> break</text:p>
              </table:table-cell>
              <table:table-cell office:value-type="float" office:value="0.000222466386660255">
                <text:p>0.000222466386660255</text:p>
              </table:table-cell>
            </table:table-row>
            <table:table-row>
              <table:table-cell office:value-type="string">
                <text:p> valley</text:p>
              </table:table-cell>
              <table:table-cell office:value-type="float" office:value="0.000222309041175452">
                <text:p>0.000222309041175452</text:p>
              </table:table-cell>
            </table:table-row>
            <table:table-row>
              <table:table-cell office:value-type="string">
                <text:p> waiting</text:p>
              </table:table-cell>
              <table:table-cell office:value-type="float" office:value="0.000222151936183207">
                <text:p>0.000222151936183207</text:p>
              </table:table-cell>
            </table:table-row>
            <table:table-row>
              <table:table-cell office:value-type="string">
                <text:p> spoken</text:p>
              </table:table-cell>
              <table:table-cell office:value-type="float" office:value="0.000221995071118783">
                <text:p>0.000221995071118783</text:p>
              </table:table-cell>
            </table:table-row>
            <table:table-row>
              <table:table-cell office:value-type="string">
                <text:p> process</text:p>
              </table:table-cell>
              <table:table-cell office:value-type="float" office:value="0.000221838445419234">
                <text:p>0.000221838445419234</text:p>
              </table:table-cell>
            </table:table-row>
            <table:table-row>
              <table:table-cell office:value-type="string">
                <text:p> higher</text:p>
              </table:table-cell>
              <table:table-cell office:value-type="float" office:value="0.000221682058523393">
                <text:p>0.000221682058523393</text:p>
              </table:table-cell>
            </table:table-row>
            <table:table-row>
              <table:table-cell office:value-type="string">
                <text:p> pain</text:p>
              </table:table-cell>
              <table:table-cell office:value-type="float" office:value="0.000221525909871868">
                <text:p>0.000221525909871868</text:p>
              </table:table-cell>
            </table:table-row>
            <table:table-row>
              <table:table-cell office:value-type="string">
                <text:p> created</text:p>
              </table:table-cell>
              <table:table-cell office:value-type="float" office:value="0.000221369998907034">
                <text:p>0.000221369998907034</text:p>
              </table:table-cell>
            </table:table-row>
            <table:table-row>
              <table:table-cell office:value-type="string">
                <text:p> proved</text:p>
              </table:table-cell>
              <table:table-cell office:value-type="float" office:value="0.000221214325073026">
                <text:p>0.000221214325073026</text:p>
              </table:table-cell>
            </table:table-row>
            <table:table-row>
              <table:table-cell office:value-type="string">
                <text:p> rapidly</text:p>
              </table:table-cell>
              <table:table-cell office:value-type="float" office:value="0.000221058887815732">
                <text:p>0.000221058887815732</text:p>
              </table:table-cell>
            </table:table-row>
            <table:table-row>
              <table:table-cell office:value-type="string">
                <text:p> promise</text:p>
              </table:table-cell>
              <table:table-cell office:value-type="float" office:value="0.000220903686582787">
                <text:p>0.000220903686582787</text:p>
              </table:table-cell>
            </table:table-row>
            <table:table-row>
              <table:table-cell office:value-type="string">
                <text:p> volunteers</text:p>
              </table:table-cell>
              <table:table-cell office:value-type="float" office:value="0.000220748720823563">
                <text:p>0.000220748720823563</text:p>
              </table:table-cell>
            </table:table-row>
            <table:table-row>
              <table:table-cell office:value-type="string">
                <text:p> relation</text:p>
              </table:table-cell>
              <table:table-cell office:value-type="float" office:value="0.000220593989989167">
                <text:p>0.000220593989989167</text:p>
              </table:table-cell>
            </table:table-row>
            <table:table-row>
              <table:table-cell office:value-type="string">
                <text:p> forced</text:p>
              </table:table-cell>
              <table:table-cell office:value-type="float" office:value="0.000220439493532429">
                <text:p>0.000220439493532429</text:p>
              </table:table-cell>
            </table:table-row>
            <table:table-row>
              <table:table-cell office:value-type="string">
                <text:p> box</text:p>
              </table:table-cell>
              <table:table-cell office:value-type="float" office:value="0.0002202852309079">
                <text:p>0.0002202852309079</text:p>
              </table:table-cell>
            </table:table-row>
            <table:table-row>
              <table:table-cell office:value-type="string">
                <text:p> determined</text:p>
              </table:table-cell>
              <table:table-cell office:value-type="float" office:value="0.00022013120157184">
                <text:p>0.00022013120157184</text:p>
              </table:table-cell>
            </table:table-row>
            <table:table-row>
              <table:table-cell office:value-type="string">
                <text:p> curious</text:p>
              </table:table-cell>
              <table:table-cell office:value-type="float" office:value="0.000219977404982218">
                <text:p>0.000219977404982218</text:p>
              </table:table-cell>
            </table:table-row>
            <table:table-row>
              <table:table-cell office:value-type="string">
                <text:p> drawing</text:p>
              </table:table-cell>
              <table:table-cell office:value-type="float" office:value="0.000219823840598697">
                <text:p>0.000219823840598697</text:p>
              </table:table-cell>
            </table:table-row>
            <table:table-row>
              <table:table-cell office:value-type="string">
                <text:p> guard</text:p>
              </table:table-cell>
              <table:table-cell office:value-type="float" office:value="0.000219670507882635">
                <text:p>0.000219670507882635</text:p>
              </table:table-cell>
            </table:table-row>
            <table:table-row>
              <table:table-cell office:value-type="string">
                <text:p> justice</text:p>
              </table:table-cell>
              <table:table-cell office:value-type="float" office:value="0.000219517406297073">
                <text:p>0.000219517406297073</text:p>
              </table:table-cell>
            </table:table-row>
            <table:table-row>
              <table:table-cell office:value-type="string">
                <text:p> distant</text:p>
              </table:table-cell>
              <table:table-cell office:value-type="float" office:value="0.000219364535306731">
                <text:p>0.000219364535306731</text:p>
              </table:table-cell>
            </table:table-row>
            <table:table-row>
              <table:table-cell office:value-type="string">
                <text:p> larger</text:p>
              </table:table-cell>
              <table:table-cell office:value-type="float" office:value="0.000219211894378002">
                <text:p>0.000219211894378002</text:p>
              </table:table-cell>
            </table:table-row>
            <table:table-row>
              <table:table-cell office:value-type="string">
                <text:p> worse</text:p>
              </table:table-cell>
              <table:table-cell office:value-type="float" office:value="0.000219059482978942">
                <text:p>0.000219059482978942</text:p>
              </table:table-cell>
            </table:table-row>
            <table:table-row>
              <table:table-cell office:value-type="string">
                <text:p> slow</text:p>
              </table:table-cell>
              <table:table-cell office:value-type="float" office:value="0.000218907300579266">
                <text:p>0.000218907300579266</text:p>
              </table:table-cell>
            </table:table-row>
            <table:table-row>
              <table:table-cell office:value-type="string">
                <text:p> dogs</text:p>
              </table:table-cell>
              <table:table-cell office:value-type="float" office:value="0.000218755346650343">
                <text:p>0.000218755346650343</text:p>
              </table:table-cell>
            </table:table-row>
            <table:table-row>
              <table:table-cell office:value-type="string">
                <text:p> spot</text:p>
              </table:table-cell>
              <table:table-cell office:value-type="float" office:value="0.000218603620665186">
                <text:p>0.000218603620665186</text:p>
              </table:table-cell>
            </table:table-row>
            <table:table-row>
              <table:table-cell office:value-type="string">
                <text:p> failed</text:p>
              </table:table-cell>
              <table:table-cell office:value-type="float" office:value="0.000218452122098448">
                <text:p>0.000218452122098448</text:p>
              </table:table-cell>
            </table:table-row>
            <table:table-row>
              <table:table-cell office:value-type="string">
                <text:p> sawyer</text:p>
              </table:table-cell>
              <table:table-cell office:value-type="float" office:value="0.000218300850426414">
                <text:p>0.000218300850426414</text:p>
              </table:table-cell>
            </table:table-row>
            <table:table-row>
              <table:table-cell office:value-type="string">
                <text:p> rebel</text:p>
              </table:table-cell>
              <table:table-cell office:value-type="float" office:value="0.000218149805126997">
                <text:p>0.000218149805126997</text:p>
              </table:table-cell>
            </table:table-row>
            <table:table-row>
              <table:table-cell office:value-type="string">
                <text:p> admit</text:p>
              </table:table-cell>
              <table:table-cell office:value-type="float" office:value="0.000217998985679728">
                <text:p>0.000217998985679728</text:p>
              </table:table-cell>
            </table:table-row>
            <table:table-row>
              <table:table-cell office:value-type="string">
                <text:p> modern</text:p>
              </table:table-cell>
              <table:table-cell office:value-type="float" office:value="0.000217848391565754">
                <text:p>0.000217848391565754</text:p>
              </table:table-cell>
            </table:table-row>
            <table:table-row>
              <table:table-cell office:value-type="string">
                <text:p> atlanta</text:p>
              </table:table-cell>
              <table:table-cell office:value-type="float" office:value="0.000217698022267826">
                <text:p>0.000217698022267826</text:p>
              </table:table-cell>
            </table:table-row>
            <table:table-row>
              <table:table-cell office:value-type="string">
                <text:p> wait</text:p>
              </table:table-cell>
              <table:table-cell office:value-type="float" office:value="0.000217547877270301">
                <text:p>0.000217547877270301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000217397956059127">
                <text:p>0.000217397956059127</text:p>
              </table:table-cell>
            </table:table-row>
            <table:table-row>
              <table:table-cell office:value-type="string">
                <text:p> fish</text:p>
              </table:table-cell>
              <table:table-cell office:value-type="float" office:value="0.000217248258121843">
                <text:p>0.000217248258121843</text:p>
              </table:table-cell>
            </table:table-row>
            <table:table-row>
              <table:table-cell office:value-type="string">
                <text:p> grand</text:p>
              </table:table-cell>
              <table:table-cell office:value-type="float" office:value="0.000217098782947568">
                <text:p>0.000217098782947568</text:p>
              </table:table-cell>
            </table:table-row>
            <table:table-row>
              <table:table-cell office:value-type="string">
                <text:p> news</text:p>
              </table:table-cell>
              <table:table-cell office:value-type="float" office:value="0.000216949530027001">
                <text:p>0.000216949530027001</text:p>
              </table:table-cell>
            </table:table-row>
            <table:table-row>
              <table:table-cell office:value-type="string">
                <text:p> joy</text:p>
              </table:table-cell>
              <table:table-cell office:value-type="float" office:value="0.000216800498852409">
                <text:p>0.000216800498852409</text:p>
              </table:table-cell>
            </table:table-row>
            <table:table-row>
              <table:table-cell office:value-type="string">
                <text:p> david</text:p>
              </table:table-cell>
              <table:table-cell office:value-type="float" office:value="0.000216651688917623">
                <text:p>0.000216651688917623</text:p>
              </table:table-cell>
            </table:table-row>
            <table:table-row>
              <table:table-cell office:value-type="string">
                <text:p> advance</text:p>
              </table:table-cell>
              <table:table-cell office:value-type="float" office:value="0.000216503099718034">
                <text:p>0.000216503099718034</text:p>
              </table:table-cell>
            </table:table-row>
            <table:table-row>
              <table:table-cell office:value-type="string">
                <text:p> capital</text:p>
              </table:table-cell>
              <table:table-cell office:value-type="float" office:value="0.000216354730750582">
                <text:p>0.000216354730750582</text:p>
              </table:table-cell>
            </table:table-row>
            <table:table-row>
              <table:table-cell office:value-type="string">
                <text:p> fourth</text:p>
              </table:table-cell>
              <table:table-cell office:value-type="float" office:value="0.000216206581513757">
                <text:p>0.000216206581513757</text:p>
              </table:table-cell>
            </table:table-row>
            <table:table-row>
              <table:table-cell office:value-type="string">
                <text:p> you'll</text:p>
              </table:table-cell>
              <table:table-cell office:value-type="float" office:value="0.000216058651507586">
                <text:p>0.000216058651507586</text:p>
              </table:table-cell>
            </table:table-row>
            <table:table-row>
              <table:table-cell office:value-type="string">
                <text:p> spread</text:p>
              </table:table-cell>
              <table:table-cell office:value-type="float" office:value="0.000215910940233631">
                <text:p>0.000215910940233631</text:p>
              </table:table-cell>
            </table:table-row>
            <table:table-row>
              <table:table-cell office:value-type="string">
                <text:p> havisham</text:p>
              </table:table-cell>
              <table:table-cell office:value-type="float" office:value="0.000215763447194984">
                <text:p>0.000215763447194984</text:p>
              </table:table-cell>
            </table:table-row>
            <table:table-row>
              <table:table-cell office:value-type="string">
                <text:p> sky</text:p>
              </table:table-cell>
              <table:table-cell office:value-type="float" office:value="0.000215616171896257">
                <text:p>0.000215616171896257</text:p>
              </table:table-cell>
            </table:table-row>
            <table:table-row>
              <table:table-cell office:value-type="string">
                <text:p> week</text:p>
              </table:table-cell>
              <table:table-cell office:value-type="float" office:value="0.00021546911384358">
                <text:p>0.00021546911384358</text:p>
              </table:table-cell>
            </table:table-row>
            <table:table-row>
              <table:table-cell office:value-type="string">
                <text:p> job</text:p>
              </table:table-cell>
              <table:table-cell office:value-type="float" office:value="0.000215322272544592">
                <text:p>0.000215322272544592</text:p>
              </table:table-cell>
            </table:table-row>
            <table:table-row>
              <table:table-cell office:value-type="string">
                <text:p> surprise</text:p>
              </table:table-cell>
              <table:table-cell office:value-type="float" office:value="0.000215175647508439">
                <text:p>0.000215175647508439</text:p>
              </table:table-cell>
            </table:table-row>
            <table:table-row>
              <table:table-cell office:value-type="string">
                <text:p> noble</text:p>
              </table:table-cell>
              <table:table-cell office:value-type="float" office:value="0.000215029238245765">
                <text:p>0.000215029238245765</text:p>
              </table:table-cell>
            </table:table-row>
            <table:table-row>
              <table:table-cell office:value-type="string">
                <text:p> actually</text:p>
              </table:table-cell>
              <table:table-cell office:value-type="float" office:value="0.000214883044268707">
                <text:p>0.000214883044268707</text:p>
              </table:table-cell>
            </table:table-row>
            <table:table-row>
              <table:table-cell office:value-type="string">
                <text:p> minds</text:p>
              </table:table-cell>
              <table:table-cell office:value-type="float" office:value="0.00021473706509089">
                <text:p>0.00021473706509089</text:p>
              </table:table-cell>
            </table:table-row>
            <table:table-row>
              <table:table-cell office:value-type="string">
                <text:p> bottom</text:p>
              </table:table-cell>
              <table:table-cell office:value-type="float" office:value="0.00021459130022742">
                <text:p>0.00021459130022742</text:p>
              </table:table-cell>
            </table:table-row>
            <table:table-row>
              <table:table-cell office:value-type="string">
                <text:p> working</text:p>
              </table:table-cell>
              <table:table-cell office:value-type="float" office:value="0.000214445749194881">
                <text:p>0.000214445749194881</text:p>
              </table:table-cell>
            </table:table-row>
            <table:table-row>
              <table:table-cell office:value-type="string">
                <text:p> secretary</text:p>
              </table:table-cell>
              <table:table-cell office:value-type="float" office:value="0.000214300411511325">
                <text:p>0.000214300411511325</text:p>
              </table:table-cell>
            </table:table-row>
            <table:table-row>
              <table:table-cell office:value-type="string">
                <text:p> trying</text:p>
              </table:table-cell>
              <table:table-cell office:value-type="float" office:value="0.000214155286696272">
                <text:p>0.000214155286696272</text:p>
              </table:table-cell>
            </table:table-row>
            <table:table-row>
              <table:table-cell office:value-type="string">
                <text:p> shook</text:p>
              </table:table-cell>
              <table:table-cell office:value-type="float" office:value="0.000214010374270699">
                <text:p>0.000214010374270699</text:p>
              </table:table-cell>
            </table:table-row>
            <table:table-row>
              <table:table-cell office:value-type="string">
                <text:p> learn</text:p>
              </table:table-cell>
              <table:table-cell office:value-type="float" office:value="0.000213865673757037">
                <text:p>0.000213865673757037</text:p>
              </table:table-cell>
            </table:table-row>
            <table:table-row>
              <table:table-cell office:value-type="string">
                <text:p> passion</text:p>
              </table:table-cell>
              <table:table-cell office:value-type="float" office:value="0.000213721184679165">
                <text:p>0.000213721184679165</text:p>
              </table:table-cell>
            </table:table-row>
            <table:table-row>
              <table:table-cell office:value-type="string">
                <text:p> value</text:p>
              </table:table-cell>
              <table:table-cell office:value-type="float" office:value="0.000213576906562406">
                <text:p>0.000213576906562406</text:p>
              </table:table-cell>
            </table:table-row>
            <table:table-row>
              <table:table-cell office:value-type="string">
                <text:p> marriage</text:p>
              </table:table-cell>
              <table:table-cell office:value-type="float" office:value="0.00021343283893352">
                <text:p>0.00021343283893352</text:p>
              </table:table-cell>
            </table:table-row>
            <table:table-row>
              <table:table-cell office:value-type="string">
                <text:p> carefully</text:p>
              </table:table-cell>
              <table:table-cell office:value-type="float" office:value="0.000213288981320696">
                <text:p>0.000213288981320696</text:p>
              </table:table-cell>
            </table:table-row>
            <table:table-row>
              <table:table-cell office:value-type="string">
                <text:p> europe</text:p>
              </table:table-cell>
              <table:table-cell office:value-type="float" office:value="0.000213145333253552">
                <text:p>0.000213145333253552</text:p>
              </table:table-cell>
            </table:table-row>
            <table:table-row>
              <table:table-cell office:value-type="string">
                <text:p> mary</text:p>
              </table:table-cell>
              <table:table-cell office:value-type="float" office:value="0.000213001894263127">
                <text:p>0.000213001894263127</text:p>
              </table:table-cell>
            </table:table-row>
            <table:table-row>
              <table:table-cell office:value-type="string">
                <text:p> gate</text:p>
              </table:table-cell>
              <table:table-cell office:value-type="float" office:value="0.000212858663881872">
                <text:p>0.000212858663881872</text:p>
              </table:table-cell>
            </table:table-row>
            <table:table-row>
              <table:table-cell office:value-type="string">
                <text:p> dozen</text:p>
              </table:table-cell>
              <table:table-cell office:value-type="float" office:value="0.000212715641643653">
                <text:p>0.000212715641643653</text:p>
              </table:table-cell>
            </table:table-row>
            <table:table-row>
              <table:table-cell office:value-type="string">
                <text:p> couple</text:p>
              </table:table-cell>
              <table:table-cell office:value-type="float" office:value="0.000212572827083737">
                <text:p>0.000212572827083737</text:p>
              </table:table-cell>
            </table:table-row>
            <table:table-row>
              <table:table-cell office:value-type="string">
                <text:p> powis</text:p>
              </table:table-cell>
              <table:table-cell office:value-type="float" office:value="0.000212430219738791">
                <text:p>0.000212430219738791</text:p>
              </table:table-cell>
            </table:table-row>
            <table:table-row>
              <table:table-cell office:value-type="string">
                <text:p> passing</text:p>
              </table:table-cell>
              <table:table-cell office:value-type="float" office:value="0.000212287819146876">
                <text:p>0.000212287819146876</text:p>
              </table:table-cell>
            </table:table-row>
            <table:table-row>
              <table:table-cell office:value-type="string">
                <text:p> neck</text:p>
              </table:table-cell>
              <table:table-cell office:value-type="float" office:value="0.000212145624847444">
                <text:p>0.000212145624847444</text:p>
              </table:table-cell>
            </table:table-row>
            <table:table-row>
              <table:table-cell office:value-type="string">
                <text:p> tax</text:p>
              </table:table-cell>
              <table:table-cell office:value-type="float" office:value="0.000212003636381327">
                <text:p>0.000212003636381327</text:p>
              </table:table-cell>
            </table:table-row>
            <table:table-row>
              <table:table-cell office:value-type="string">
                <text:p> afternoon</text:p>
              </table:table-cell>
              <table:table-cell office:value-type="float" office:value="0.000211861853290738">
                <text:p>0.000211861853290738</text:p>
              </table:table-cell>
            </table:table-row>
            <table:table-row>
              <table:table-cell office:value-type="string">
                <text:p> sweet</text:p>
              </table:table-cell>
              <table:table-cell office:value-type="float" office:value="0.000211720275119261">
                <text:p>0.000211720275119261</text:p>
              </table:table-cell>
            </table:table-row>
            <table:table-row>
              <table:table-cell office:value-type="string">
                <text:p> ha</text:p>
              </table:table-cell>
              <table:table-cell office:value-type="float" office:value="0.000211578901411851">
                <text:p>0.000211578901411851</text:p>
              </table:table-cell>
            </table:table-row>
            <table:table-row>
              <table:table-cell office:value-type="string">
                <text:p> fighting</text:p>
              </table:table-cell>
              <table:table-cell office:value-type="float" office:value="0.000211437731714822">
                <text:p>0.000211437731714822</text:p>
              </table:table-cell>
            </table:table-row>
            <table:table-row>
              <table:table-cell office:value-type="string">
                <text:p> expressed</text:p>
              </table:table-cell>
              <table:table-cell office:value-type="float" office:value="0.000211296765575847">
                <text:p>0.000211296765575847</text:p>
              </table:table-cell>
            </table:table-row>
            <table:table-row>
              <table:table-cell office:value-type="string">
                <text:p> farther</text:p>
              </table:table-cell>
              <table:table-cell office:value-type="float" office:value="0.000211156002543954">
                <text:p>0.000211156002543954</text:p>
              </table:table-cell>
            </table:table-row>
            <table:table-row>
              <table:table-cell office:value-type="string">
                <text:p> usually</text:p>
              </table:table-cell>
              <table:table-cell office:value-type="float" office:value="0.000211015442169514">
                <text:p>0.000211015442169514</text:p>
              </table:table-cell>
            </table:table-row>
            <table:table-row>
              <table:table-cell office:value-type="string">
                <text:p> estella</text:p>
              </table:table-cell>
              <table:table-cell office:value-type="float" office:value="0.000210875084004245">
                <text:p>0.000210875084004245</text:p>
              </table:table-cell>
            </table:table-row>
            <table:table-row>
              <table:table-cell office:value-type="string">
                <text:p> shut</text:p>
              </table:table-cell>
              <table:table-cell office:value-type="float" office:value="0.000210734927601197">
                <text:p>0.000210734927601197</text:p>
              </table:table-cell>
            </table:table-row>
            <table:table-row>
              <table:table-cell office:value-type="string">
                <text:p> mark</text:p>
              </table:table-cell>
              <table:table-cell office:value-type="float" office:value="0.000210594972514758">
                <text:p>0.000210594972514758</text:p>
              </table:table-cell>
            </table:table-row>
            <table:table-row>
              <table:table-cell office:value-type="string">
                <text:p> countries</text:p>
              </table:table-cell>
              <table:table-cell office:value-type="float" office:value="0.000210455218300639">
                <text:p>0.000210455218300639</text:p>
              </table:table-cell>
            </table:table-row>
            <table:table-row>
              <table:table-cell office:value-type="string">
                <text:p> warm</text:p>
              </table:table-cell>
              <table:table-cell office:value-type="float" office:value="0.000210315664515874">
                <text:p>0.000210315664515874</text:p>
              </table:table-cell>
            </table:table-row>
            <table:table-row>
              <table:table-cell office:value-type="string">
                <text:p> effects</text:p>
              </table:table-cell>
              <table:table-cell office:value-type="float" office:value="0.000210176310718817">
                <text:p>0.000210176310718817</text:p>
              </table:table-cell>
            </table:table-row>
            <table:table-row>
              <table:table-cell office:value-type="string">
                <text:p> absolutely</text:p>
              </table:table-cell>
              <table:table-cell office:value-type="float" office:value="0.000210037156469132">
                <text:p>0.000210037156469132</text:p>
              </table:table-cell>
            </table:table-row>
            <table:table-row>
              <table:table-cell office:value-type="string">
                <text:p> allow</text:p>
              </table:table-cell>
              <table:table-cell office:value-type="float" office:value="0.000209898201327791">
                <text:p>0.000209898201327791</text:p>
              </table:table-cell>
            </table:table-row>
            <table:table-row>
              <table:table-cell office:value-type="string">
                <text:p> naturally</text:p>
              </table:table-cell>
              <table:table-cell office:value-type="float" office:value="0.000209759444857068">
                <text:p>0.000209759444857068</text:p>
              </table:table-cell>
            </table:table-row>
            <table:table-row>
              <table:table-cell office:value-type="string">
                <text:p> necessity</text:p>
              </table:table-cell>
              <table:table-cell office:value-type="float" office:value="0.000209620886620537">
                <text:p>0.000209620886620537</text:p>
              </table:table-cell>
            </table:table-row>
            <table:table-row>
              <table:table-cell office:value-type="string">
                <text:p> accident</text:p>
              </table:table-cell>
              <table:table-cell office:value-type="float" office:value="0.000209482526183062">
                <text:p>0.000209482526183062</text:p>
              </table:table-cell>
            </table:table-row>
            <table:table-row>
              <table:table-cell office:value-type="string">
                <text:p> study</text:p>
              </table:table-cell>
              <table:table-cell office:value-type="float" office:value="0.000209344363110798">
                <text:p>0.000209344363110798</text:p>
              </table:table-cell>
            </table:table-row>
            <table:table-row>
              <table:table-cell office:value-type="string">
                <text:p> nash</text:p>
              </table:table-cell>
              <table:table-cell office:value-type="float" office:value="0.000209206396971181">
                <text:p>0.000209206396971181</text:p>
              </table:table-cell>
            </table:table-row>
            <table:table-row>
              <table:table-cell office:value-type="string">
                <text:p> spirits</text:p>
              </table:table-cell>
              <table:table-cell office:value-type="float" office:value="0.000209068627332927">
                <text:p>0.000209068627332927</text:p>
              </table:table-cell>
            </table:table-row>
            <table:table-row>
              <table:table-cell office:value-type="string">
                <text:p> louis</text:p>
              </table:table-cell>
              <table:table-cell office:value-type="float" office:value="0.000208931053766025">
                <text:p>0.000208931053766025</text:p>
              </table:table-cell>
            </table:table-row>
            <table:table-row>
              <table:table-cell office:value-type="string">
                <text:p> actual</text:p>
              </table:table-cell>
              <table:table-cell office:value-type="float" office:value="0.000208793675841733">
                <text:p>0.000208793675841733</text:p>
              </table:table-cell>
            </table:table-row>
            <table:table-row>
              <table:table-cell office:value-type="string">
                <text:p> roads</text:p>
              </table:table-cell>
              <table:table-cell office:value-type="float" office:value="0.000208656493132575">
                <text:p>0.000208656493132575</text:p>
              </table:table-cell>
            </table:table-row>
            <table:table-row>
              <table:table-cell office:value-type="string">
                <text:p> prisoners</text:p>
              </table:table-cell>
              <table:table-cell office:value-type="float" office:value="0.000208519505212331">
                <text:p>0.000208519505212331</text:p>
              </table:table-cell>
            </table:table-row>
            <table:table-row>
              <table:table-cell office:value-type="string">
                <text:p> princess</text:p>
              </table:table-cell>
              <table:table-cell office:value-type="float" office:value="0.000208382711656041">
                <text:p>0.000208382711656041</text:p>
              </table:table-cell>
            </table:table-row>
            <table:table-row>
              <table:table-cell office:value-type="string">
                <text:p> domestic</text:p>
              </table:table-cell>
              <table:table-cell office:value-type="float" office:value="0.000208246112039991">
                <text:p>0.000208246112039991</text:p>
              </table:table-cell>
            </table:table-row>
            <table:table-row>
              <table:table-cell office:value-type="string">
                <text:p> ghost</text:p>
              </table:table-cell>
              <table:table-cell office:value-type="float" office:value="0.000208109705941715">
                <text:p>0.000208109705941715</text:p>
              </table:table-cell>
            </table:table-row>
            <table:table-row>
              <table:table-cell office:value-type="string">
                <text:p> inside</text:p>
              </table:table-cell>
              <table:table-cell office:value-type="float" office:value="0.000207973492939987">
                <text:p>0.000207973492939987</text:p>
              </table:table-cell>
            </table:table-row>
            <table:table-row>
              <table:table-cell office:value-type="string">
                <text:p> cry</text:p>
              </table:table-cell>
              <table:table-cell office:value-type="float" office:value="0.000207837472614819">
                <text:p>0.000207837472614819</text:p>
              </table:table-cell>
            </table:table-row>
            <table:table-row>
              <table:table-cell office:value-type="string">
                <text:p> teeth</text:p>
              </table:table-cell>
              <table:table-cell office:value-type="float" office:value="0.000207701644547453">
                <text:p>0.000207701644547453</text:p>
              </table:table-cell>
            </table:table-row>
            <table:table-row>
              <table:table-cell office:value-type="string">
                <text:p> represented</text:p>
              </table:table-cell>
              <table:table-cell office:value-type="float" office:value="0.000207566008320359">
                <text:p>0.000207566008320359</text:p>
              </table:table-cell>
            </table:table-row>
            <table:table-row>
              <table:table-cell office:value-type="string">
                <text:p> quickly</text:p>
              </table:table-cell>
              <table:table-cell office:value-type="float" office:value="0.000207430563517231">
                <text:p>0.000207430563517231</text:p>
              </table:table-cell>
            </table:table-row>
            <table:table-row>
              <table:table-cell office:value-type="string">
                <text:p> cost</text:p>
              </table:table-cell>
              <table:table-cell office:value-type="float" office:value="0.00020729530972298">
                <text:p>0.00020729530972298</text:p>
              </table:table-cell>
            </table:table-row>
            <table:table-row>
              <table:table-cell office:value-type="string">
                <text:p> surely</text:p>
              </table:table-cell>
              <table:table-cell office:value-type="float" office:value="0.000207160246523733">
                <text:p>0.000207160246523733</text:p>
              </table:table-cell>
            </table:table-row>
            <table:table-row>
              <table:table-cell office:value-type="string">
                <text:p> secret</text:p>
              </table:table-cell>
              <table:table-cell office:value-type="float" office:value="0.000207025373506823">
                <text:p>0.000207025373506823</text:p>
              </table:table-cell>
            </table:table-row>
            <table:table-row>
              <table:table-cell office:value-type="string">
                <text:p> freely</text:p>
              </table:table-cell>
              <table:table-cell office:value-type="float" office:value="0.000206890690260791">
                <text:p>0.000206890690260791</text:p>
              </table:table-cell>
            </table:table-row>
            <table:table-row>
              <table:table-cell office:value-type="string">
                <text:p> distributed</text:p>
              </table:table-cell>
              <table:table-cell office:value-type="float" office:value="0.000206756196375376">
                <text:p>0.000206756196375376</text:p>
              </table:table-cell>
            </table:table-row>
            <table:table-row>
              <table:table-cell office:value-type="string">
                <text:p> rise</text:p>
              </table:table-cell>
              <table:table-cell office:value-type="float" office:value="0.000206621891441517">
                <text:p>0.000206621891441517</text:p>
              </table:table-cell>
            </table:table-row>
            <table:table-row>
              <table:table-cell office:value-type="string">
                <text:p> advanced</text:p>
              </table:table-cell>
              <table:table-cell office:value-type="float" office:value="0.00020648777505134">
                <text:p>0.00020648777505134</text:p>
              </table:table-cell>
            </table:table-row>
            <table:table-row>
              <table:table-cell office:value-type="string">
                <text:p> nearer</text:p>
              </table:table-cell>
              <table:table-cell office:value-type="float" office:value="0.000206353846798161">
                <text:p>0.000206353846798161</text:p>
              </table:table-cell>
            </table:table-row>
            <table:table-row>
              <table:table-cell office:value-type="string">
                <text:p> named</text:p>
              </table:table-cell>
              <table:table-cell office:value-type="float" office:value="0.00020622010627648">
                <text:p>0.00020622010627648</text:p>
              </table:table-cell>
            </table:table-row>
            <table:table-row>
              <table:table-cell office:value-type="string">
                <text:p> argument</text:p>
              </table:table-cell>
              <table:table-cell office:value-type="float" office:value="0.000206086553081974">
                <text:p>0.000206086553081974</text:p>
              </table:table-cell>
            </table:table-row>
            <table:table-row>
              <table:table-cell office:value-type="string">
                <text:p> organization</text:p>
              </table:table-cell>
              <table:table-cell office:value-type="float" office:value="0.000205953186811494">
                <text:p>0.000205953186811494</text:p>
              </table:table-cell>
            </table:table-row>
            <table:table-row>
              <table:table-cell office:value-type="string">
                <text:p> seat</text:p>
              </table:table-cell>
              <table:table-cell office:value-type="float" office:value="0.000205820007063062">
                <text:p>0.000205820007063062</text:p>
              </table:table-cell>
            </table:table-row>
            <table:table-row>
              <table:table-cell office:value-type="string">
                <text:p> habits</text:p>
              </table:table-cell>
              <table:table-cell office:value-type="float" office:value="0.000205687013435867">
                <text:p>0.000205687013435867</text:p>
              </table:table-cell>
            </table:table-row>
            <table:table-row>
              <table:table-cell office:value-type="string">
                <text:p> pleasant</text:p>
              </table:table-cell>
              <table:table-cell office:value-type="float" office:value="0.000205554205530257">
                <text:p>0.000205554205530257</text:p>
              </table:table-cell>
            </table:table-row>
            <table:table-row>
              <table:table-cell office:value-type="string">
                <text:p> presented</text:p>
              </table:table-cell>
              <table:table-cell office:value-type="float" office:value="0.000205421582947739">
                <text:p>0.000205421582947739</text:p>
              </table:table-cell>
            </table:table-row>
            <table:table-row>
              <table:table-cell office:value-type="string">
                <text:p> claim</text:p>
              </table:table-cell>
              <table:table-cell office:value-type="float" office:value="0.000205289145290972">
                <text:p>0.000205289145290972</text:p>
              </table:table-cell>
            </table:table-row>
            <table:table-row>
              <table:table-cell office:value-type="string">
                <text:p> practical</text:p>
              </table:table-cell>
              <table:table-cell office:value-type="float" office:value="0.000205156892163767">
                <text:p>0.000205156892163767</text:p>
              </table:table-cell>
            </table:table-row>
            <table:table-row>
              <table:table-cell office:value-type="string">
                <text:p> kill</text:p>
              </table:table-cell>
              <table:table-cell office:value-type="float" office:value="0.000205024823171075">
                <text:p>0.000205024823171075</text:p>
              </table:table-cell>
            </table:table-row>
            <table:table-row>
              <table:table-cell office:value-type="string">
                <text:p> divine</text:p>
              </table:table-cell>
              <table:table-cell office:value-type="float" office:value="0.000204892937918991">
                <text:p>0.000204892937918991</text:p>
              </table:table-cell>
            </table:table-row>
            <table:table-row>
              <table:table-cell office:value-type="string">
                <text:p> observation</text:p>
              </table:table-cell>
              <table:table-cell office:value-type="float" office:value="0.000204761236014746">
                <text:p>0.000204761236014746</text:p>
              </table:table-cell>
            </table:table-row>
            <table:table-row>
              <table:table-cell office:value-type="string">
                <text:p> biddy</text:p>
              </table:table-cell>
              <table:table-cell office:value-type="float" office:value="0.000204629717066701">
                <text:p>0.000204629717066701</text:p>
              </table:table-cell>
            </table:table-row>
            <table:table-row>
              <table:table-cell office:value-type="string">
                <text:p> cast</text:p>
              </table:table-cell>
              <table:table-cell office:value-type="float" office:value="0.000204498380684349">
                <text:p>0.000204498380684349</text:p>
              </table:table-cell>
            </table:table-row>
            <table:table-row>
              <table:table-cell office:value-type="string">
                <text:p> official</text:p>
              </table:table-cell>
              <table:table-cell office:value-type="float" office:value="0.000204367226478304">
                <text:p>0.000204367226478304</text:p>
              </table:table-cell>
            </table:table-row>
            <table:table-row>
              <table:table-cell office:value-type="string">
                <text:p> established</text:p>
              </table:table-cell>
              <table:table-cell office:value-type="float" office:value="0.000204236254060302">
                <text:p>0.000204236254060302</text:p>
              </table:table-cell>
            </table:table-row>
            <table:table-row>
              <table:table-cell office:value-type="string">
                <text:p> putting</text:p>
              </table:table-cell>
              <table:table-cell office:value-type="float" office:value="0.000204105463043193">
                <text:p>0.000204105463043193</text:p>
              </table:table-cell>
            </table:table-row>
            <table:table-row>
              <table:table-cell office:value-type="string">
                <text:p> la</text:p>
              </table:table-cell>
              <table:table-cell office:value-type="float" office:value="0.000203974853040941">
                <text:p>0.000203974853040941</text:p>
              </table:table-cell>
            </table:table-row>
            <table:table-row>
              <table:table-cell office:value-type="string">
                <text:p> board</text:p>
              </table:table-cell>
              <table:table-cell office:value-type="float" office:value="0.000203844423668617">
                <text:p>0.000203844423668617</text:p>
              </table:table-cell>
            </table:table-row>
            <table:table-row>
              <table:table-cell office:value-type="string">
                <text:p> wonderful</text:p>
              </table:table-cell>
              <table:table-cell office:value-type="float" office:value="0.000203714174542395">
                <text:p>0.000203714174542395</text:p>
              </table:table-cell>
            </table:table-row>
            <table:table-row>
              <table:table-cell office:value-type="string">
                <text:p> george</text:p>
              </table:table-cell>
              <table:table-cell office:value-type="float" office:value="0.000203584105279551">
                <text:p>0.000203584105279551</text:p>
              </table:table-cell>
            </table:table-row>
            <table:table-row>
              <table:table-cell office:value-type="string">
                <text:p> quarter</text:p>
              </table:table-cell>
              <table:table-cell office:value-type="float" office:value="0.000203454215498455">
                <text:p>0.000203454215498455</text:p>
              </table:table-cell>
            </table:table-row>
            <table:table-row>
              <table:table-cell office:value-type="string">
                <text:p> falkins</text:p>
              </table:table-cell>
              <table:table-cell office:value-type="float" office:value="0.000203324504818571">
                <text:p>0.000203324504818571</text:p>
              </table:table-cell>
            </table:table-row>
            <table:table-row>
              <table:table-cell office:value-type="string">
                <text:p> performed</text:p>
              </table:table-cell>
              <table:table-cell office:value-type="float" office:value="0.00020319497286045">
                <text:p>0.00020319497286045</text:p>
              </table:table-cell>
            </table:table-row>
            <table:table-row>
              <table:table-cell office:value-type="string">
                <text:p> upper</text:p>
              </table:table-cell>
              <table:table-cell office:value-type="float" office:value="0.000203065619245726">
                <text:p>0.000203065619245726</text:p>
              </table:table-cell>
            </table:table-row>
            <table:table-row>
              <table:table-cell office:value-type="string">
                <text:p> judgment</text:p>
              </table:table-cell>
              <table:table-cell office:value-type="float" office:value="0.000202936443597116">
                <text:p>0.000202936443597116</text:p>
              </table:table-cell>
            </table:table-row>
            <table:table-row>
              <table:table-cell office:value-type="string">
                <text:p> proof</text:p>
              </table:table-cell>
              <table:table-cell office:value-type="float" office:value="0.000202807445538411">
                <text:p>0.000202807445538411</text:p>
              </table:table-cell>
            </table:table-row>
            <table:table-row>
              <table:table-cell office:value-type="string">
                <text:p> affairs</text:p>
              </table:table-cell>
              <table:table-cell office:value-type="float" office:value="0.000202678624694477">
                <text:p>0.000202678624694477</text:p>
              </table:table-cell>
            </table:table-row>
            <table:table-row>
              <table:table-cell office:value-type="string">
                <text:p> genera</text:p>
              </table:table-cell>
              <table:table-cell office:value-type="float" office:value="0.000202549980691246">
                <text:p>0.000202549980691246</text:p>
              </table:table-cell>
            </table:table-row>
            <table:table-row>
              <table:table-cell office:value-type="string">
                <text:p> control</text:p>
              </table:table-cell>
              <table:table-cell office:value-type="float" office:value="0.000202421513155716">
                <text:p>0.000202421513155716</text:p>
              </table:table-cell>
            </table:table-row>
            <table:table-row>
              <table:table-cell office:value-type="string">
                <text:p> principles</text:p>
              </table:table-cell>
              <table:table-cell office:value-type="float" office:value="0.000202293221715946">
                <text:p>0.000202293221715946</text:p>
              </table:table-cell>
            </table:table-row>
            <table:table-row>
              <table:table-cell office:value-type="string">
                <text:p> warriors</text:p>
              </table:table-cell>
              <table:table-cell office:value-type="float" office:value="0.000202165106001054">
                <text:p>0.000202165106001054</text:p>
              </table:table-cell>
            </table:table-row>
            <table:table-row>
              <table:table-cell office:value-type="string">
                <text:p> snodgrass</text:p>
              </table:table-cell>
              <table:table-cell office:value-type="float" office:value="0.000202037165641209">
                <text:p>0.000202037165641209</text:p>
              </table:table-cell>
            </table:table-row>
            <table:table-row>
              <table:table-cell office:value-type="string">
                <text:p> month</text:p>
              </table:table-cell>
              <table:table-cell office:value-type="float" office:value="0.00020190940026763">
                <text:p>0.00020190940026763</text:p>
              </table:table-cell>
            </table:table-row>
            <table:table-row>
              <table:table-cell office:value-type="string">
                <text:p> sorry</text:p>
              </table:table-cell>
              <table:table-cell office:value-type="float" office:value="0.000201781809512584">
                <text:p>0.000201781809512584</text:p>
              </table:table-cell>
            </table:table-row>
            <table:table-row>
              <table:table-cell office:value-type="string">
                <text:p> fate</text:p>
              </table:table-cell>
              <table:table-cell office:value-type="float" office:value="0.000201654393009378">
                <text:p>0.000201654393009378</text:p>
              </table:table-cell>
            </table:table-row>
            <table:table-row>
              <table:table-cell office:value-type="string">
                <text:p> offered</text:p>
              </table:table-cell>
              <table:table-cell office:value-type="float" office:value="0.000201527150392358">
                <text:p>0.000201527150392358</text:p>
              </table:table-cell>
            </table:table-row>
            <table:table-row>
              <table:table-cell office:value-type="string">
                <text:p> martians</text:p>
              </table:table-cell>
              <table:table-cell office:value-type="float" office:value="0.000201400081296906">
                <text:p>0.000201400081296906</text:p>
              </table:table-cell>
            </table:table-row>
            <table:table-row>
              <table:table-cell office:value-type="string">
                <text:p> gradually</text:p>
              </table:table-cell>
              <table:table-cell office:value-type="float" office:value="0.000201273185359434">
                <text:p>0.000201273185359434</text:p>
              </table:table-cell>
            </table:table-row>
            <table:table-row>
              <table:table-cell office:value-type="string">
                <text:p> rock</text:p>
              </table:table-cell>
              <table:table-cell office:value-type="float" office:value="0.000201146462217382">
                <text:p>0.000201146462217382</text:p>
              </table:table-cell>
            </table:table-row>
            <table:table-row>
              <table:table-cell office:value-type="string">
                <text:p> ways</text:p>
              </table:table-cell>
              <table:table-cell office:value-type="float" office:value="0.000201019911509214">
                <text:p>0.000201019911509214</text:p>
              </table:table-cell>
            </table:table-row>
            <table:table-row>
              <table:table-cell office:value-type="string">
                <text:p> moving</text:p>
              </table:table-cell>
              <table:table-cell office:value-type="float" office:value="0.000200893532874413">
                <text:p>0.000200893532874413</text:p>
              </table:table-cell>
            </table:table-row>
            <table:table-row>
              <table:table-cell office:value-type="string">
                <text:p> popular</text:p>
              </table:table-cell>
              <table:table-cell office:value-type="float" office:value="0.00020076732595348">
                <text:p>0.00020076732595348</text:p>
              </table:table-cell>
            </table:table-row>
            <table:table-row>
              <table:table-cell office:value-type="string">
                <text:p> loud</text:p>
              </table:table-cell>
              <table:table-cell office:value-type="float" office:value="0.000200641290387927">
                <text:p>0.000200641290387927</text:p>
              </table:table-cell>
            </table:table-row>
            <table:table-row>
              <table:table-cell office:value-type="string">
                <text:p> hearing</text:p>
              </table:table-cell>
              <table:table-cell office:value-type="float" office:value="0.000200515425820279">
                <text:p>0.000200515425820279</text:p>
              </table:table-cell>
            </table:table-row>
            <table:table-row>
              <table:table-cell office:value-type="string">
                <text:p> dropped</text:p>
              </table:table-cell>
              <table:table-cell office:value-type="float" office:value="0.000200389731894062">
                <text:p>0.000200389731894062</text:p>
              </table:table-cell>
            </table:table-row>
            <table:table-row>
              <table:table-cell office:value-type="string">
                <text:p> ebooks</text:p>
              </table:table-cell>
              <table:table-cell office:value-type="float" office:value="0.000200264208253809">
                <text:p>0.000200264208253809</text:p>
              </table:table-cell>
            </table:table-row>
            <table:table-row>
              <table:table-cell office:value-type="string">
                <text:p> title</text:p>
              </table:table-cell>
              <table:table-cell office:value-type="float" office:value="0.000200138854545047">
                <text:p>0.000200138854545047</text:p>
              </table:table-cell>
            </table:table-row>
            <table:table-row>
              <table:table-cell office:value-type="string">
                <text:p> noise</text:p>
              </table:table-cell>
              <table:table-cell office:value-type="float" office:value="0.000200013670414302">
                <text:p>0.000200013670414302</text:p>
              </table:table-cell>
            </table:table-row>
            <table:table-row>
              <table:table-cell office:value-type="string">
                <text:p> modified</text:p>
              </table:table-cell>
              <table:table-cell office:value-type="float" office:value="0.00019988865550909">
                <text:p>0.00019988865550909</text:p>
              </table:table-cell>
            </table:table-row>
            <table:table-row>
              <table:table-cell office:value-type="string">
                <text:p> bore</text:p>
              </table:table-cell>
              <table:table-cell office:value-type="float" office:value="0.000199763809477915">
                <text:p>0.000199763809477915</text:p>
              </table:table-cell>
            </table:table-row>
            <table:table-row>
              <table:table-cell office:value-type="string">
                <text:p> produce</text:p>
              </table:table-cell>
              <table:table-cell office:value-type="float" office:value="0.000199639131970266">
                <text:p>0.000199639131970266</text:p>
              </table:table-cell>
            </table:table-row>
            <table:table-row>
              <table:table-cell office:value-type="string">
                <text:p> distributing</text:p>
              </table:table-cell>
              <table:table-cell office:value-type="float" office:value="0.000199514622636612">
                <text:p>0.000199514622636612</text:p>
              </table:table-cell>
            </table:table-row>
            <table:table-row>
              <table:table-cell office:value-type="string">
                <text:p> bodies</text:p>
              </table:table-cell>
              <table:table-cell office:value-type="float" office:value="0.000199390281128403">
                <text:p>0.000199390281128403</text:p>
              </table:table-cell>
            </table:table-row>
            <table:table-row>
              <table:table-cell office:value-type="string">
                <text:p> gives</text:p>
              </table:table-cell>
              <table:table-cell office:value-type="float" office:value="0.000199266107098059">
                <text:p>0.000199266107098059</text:p>
              </table:table-cell>
            </table:table-row>
            <table:table-row>
              <table:table-cell office:value-type="string">
                <text:p> destroy</text:p>
              </table:table-cell>
              <table:table-cell office:value-type="float" office:value="0.000199142100198975">
                <text:p>0.000199142100198975</text:p>
              </table:table-cell>
            </table:table-row>
            <table:table-row>
              <table:table-cell office:value-type="string">
                <text:p> honour</text:p>
              </table:table-cell>
              <table:table-cell office:value-type="float" office:value="0.000199018260085509">
                <text:p>0.00019901826008550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000198894586412987">
                <text:p>0.000198894586412987</text:p>
              </table:table-cell>
            </table:table-row>
            <table:table-row>
              <table:table-cell office:value-type="string">
                <text:p> spite</text:p>
              </table:table-cell>
              <table:table-cell office:value-type="float" office:value="0.000198771078837694">
                <text:p>0.000198771078837694</text:p>
              </table:table-cell>
            </table:table-row>
            <table:table-row>
              <table:table-cell office:value-type="string">
                <text:p> novel</text:p>
              </table:table-cell>
              <table:table-cell office:value-type="float" office:value="0.000198647737016872">
                <text:p>0.000198647737016872</text:p>
              </table:table-cell>
            </table:table-row>
            <table:table-row>
              <table:table-cell office:value-type="string">
                <text:p> ship</text:p>
              </table:table-cell>
              <table:table-cell office:value-type="float" office:value="0.000198524560608717">
                <text:p>0.000198524560608717</text:p>
              </table:table-cell>
            </table:table-row>
            <table:table-row>
              <table:table-cell office:value-type="string">
                <text:p> spring</text:p>
              </table:table-cell>
              <table:table-cell office:value-type="float" office:value="0.000198401549272376">
                <text:p>0.000198401549272376</text:p>
              </table:table-cell>
            </table:table-row>
            <table:table-row>
              <table:table-cell office:value-type="string">
                <text:p> extremely</text:p>
              </table:table-cell>
              <table:table-cell office:value-type="float" office:value="0.000198278702667944">
                <text:p>0.000198278702667944</text:p>
              </table:table-cell>
            </table:table-row>
            <table:table-row>
              <table:table-cell office:value-type="string">
                <text:p> thrale</text:p>
              </table:table-cell>
              <table:table-cell office:value-type="float" office:value="0.000198156020456458">
                <text:p>0.000198156020456458</text:p>
              </table:table-cell>
            </table:table-row>
            <table:table-row>
              <table:table-cell office:value-type="string">
                <text:p> train</text:p>
              </table:table-cell>
              <table:table-cell office:value-type="float" office:value="0.000198033502299898">
                <text:p>0.000198033502299898</text:p>
              </table:table-cell>
            </table:table-row>
            <table:table-row>
              <table:table-cell office:value-type="string">
                <text:p> divisions</text:p>
              </table:table-cell>
              <table:table-cell office:value-type="float" office:value="0.000197911147861179">
                <text:p>0.000197911147861179</text:p>
              </table:table-cell>
            </table:table-row>
            <table:table-row>
              <table:table-cell office:value-type="string">
                <text:p> henry</text:p>
              </table:table-cell>
              <table:table-cell office:value-type="float" office:value="0.000197788956804152">
                <text:p>0.000197788956804152</text:p>
              </table:table-cell>
            </table:table-row>
            <table:table-row>
              <table:table-cell office:value-type="string">
                <text:p> crowd</text:p>
              </table:table-cell>
              <table:table-cell office:value-type="float" office:value="0.000197666928793597">
                <text:p>0.000197666928793597</text:p>
              </table:table-cell>
            </table:table-row>
            <table:table-row>
              <table:table-cell office:value-type="string">
                <text:p> admitted</text:p>
              </table:table-cell>
              <table:table-cell office:value-type="float" office:value="0.000197545063495225">
                <text:p>0.000197545063495225</text:p>
              </table:table-cell>
            </table:table-row>
            <table:table-row>
              <table:table-cell office:value-type="string">
                <text:p> knowing</text:p>
              </table:table-cell>
              <table:table-cell office:value-type="float" office:value="0.000197423360575667">
                <text:p>0.000197423360575667</text:p>
              </table:table-cell>
            </table:table-row>
            <table:table-row>
              <table:table-cell office:value-type="string">
                <text:p> size</text:p>
              </table:table-cell>
              <table:table-cell office:value-type="float" office:value="0.000197301819702478">
                <text:p>0.000197301819702478</text:p>
              </table:table-cell>
            </table:table-row>
            <table:table-row>
              <table:table-cell office:value-type="string">
                <text:p> parents</text:p>
              </table:table-cell>
              <table:table-cell office:value-type="float" office:value="0.00019718044054413">
                <text:p>0.00019718044054413</text:p>
              </table:table-cell>
            </table:table-row>
            <table:table-row>
              <table:table-cell office:value-type="string">
                <text:p> spooner</text:p>
              </table:table-cell>
              <table:table-cell office:value-type="float" office:value="0.000197059222770011">
                <text:p>0.000197059222770011</text:p>
              </table:table-cell>
            </table:table-row>
            <table:table-row>
              <table:table-cell office:value-type="string">
                <text:p> royal</text:p>
              </table:table-cell>
              <table:table-cell office:value-type="float" office:value="0.000196938166050418">
                <text:p>0.000196938166050418</text:p>
              </table:table-cell>
            </table:table-row>
            <table:table-row>
              <table:table-cell office:value-type="string">
                <text:p> village</text:p>
              </table:table-cell>
              <table:table-cell office:value-type="float" office:value="0.00019681727005656">
                <text:p>0.00019681727005656</text:p>
              </table:table-cell>
            </table:table-row>
            <table:table-row>
              <table:table-cell office:value-type="string">
                <text:p> opening</text:p>
              </table:table-cell>
              <table:table-cell office:value-type="float" office:value="0.000196696534460547">
                <text:p>0.000196696534460547</text:p>
              </table:table-cell>
            </table:table-row>
            <table:table-row>
              <table:table-cell office:value-type="string">
                <text:p> reference</text:p>
              </table:table-cell>
              <table:table-cell office:value-type="float" office:value="0.000196575958935395">
                <text:p>0.000196575958935395</text:p>
              </table:table-cell>
            </table:table-row>
            <table:table-row>
              <table:table-cell office:value-type="string">
                <text:p> laugh</text:p>
              </table:table-cell>
              <table:table-cell office:value-type="float" office:value="0.000196455543155017">
                <text:p>0.000196455543155017</text:p>
              </table:table-cell>
            </table:table-row>
            <table:table-row>
              <table:table-cell office:value-type="string">
                <text:p> rate</text:p>
              </table:table-cell>
              <table:table-cell office:value-type="float" office:value="0.000196335286794222">
                <text:p>0.000196335286794222</text:p>
              </table:table-cell>
            </table:table-row>
            <table:table-row>
              <table:table-cell office:value-type="string">
                <text:p> â</text:p>
              </table:table-cell>
              <table:table-cell office:value-type="float" office:value="0.000196215189528713">
                <text:p>0.000196215189528713</text:p>
              </table:table-cell>
            </table:table-row>
            <table:table-row>
              <table:table-cell office:value-type="string">
                <text:p> forget</text:p>
              </table:table-cell>
              <table:table-cell office:value-type="float" office:value="0.000196095251035081">
                <text:p>0.000196095251035081</text:p>
              </table:table-cell>
            </table:table-row>
            <table:table-row>
              <table:table-cell office:value-type="string">
                <text:p> ourselves</text:p>
              </table:table-cell>
              <table:table-cell office:value-type="float" office:value="0.000195975470990806">
                <text:p>0.000195975470990806</text:p>
              </table:table-cell>
            </table:table-row>
            <table:table-row>
              <table:table-cell office:value-type="string">
                <text:p> changes</text:p>
              </table:table-cell>
              <table:table-cell office:value-type="float" office:value="0.000195855849074249">
                <text:p>0.000195855849074249</text:p>
              </table:table-cell>
            </table:table-row>
            <table:table-row>
              <table:table-cell office:value-type="string">
                <text:p> palace</text:p>
              </table:table-cell>
              <table:table-cell office:value-type="float" office:value="0.000195736384964652">
                <text:p>0.000195736384964652</text:p>
              </table:table-cell>
            </table:table-row>
            <table:table-row>
              <table:table-cell office:value-type="string">
                <text:p> variety</text:p>
              </table:table-cell>
              <table:table-cell office:value-type="float" office:value="0.000195617078342137">
                <text:p>0.000195617078342137</text:p>
              </table:table-cell>
            </table:table-row>
            <table:table-row>
              <table:table-cell office:value-type="string">
                <text:p> smoke</text:p>
              </table:table-cell>
              <table:table-cell office:value-type="float" office:value="0.000195497928887698">
                <text:p>0.000195497928887698</text:p>
              </table:table-cell>
            </table:table-row>
            <table:table-row>
              <table:table-cell office:value-type="string">
                <text:p> previous</text:p>
              </table:table-cell>
              <table:table-cell office:value-type="float" office:value="0.000195378936283202">
                <text:p>0.000195378936283202</text:p>
              </table:table-cell>
            </table:table-row>
            <table:table-row>
              <table:table-cell office:value-type="string">
                <text:p> rules</text:p>
              </table:table-cell>
              <table:table-cell office:value-type="float" office:value="0.000195260100211382">
                <text:p>0.000195260100211382</text:p>
              </table:table-cell>
            </table:table-row>
            <table:table-row>
              <table:table-cell office:value-type="string">
                <text:p> boys</text:p>
              </table:table-cell>
              <table:table-cell office:value-type="float" office:value="0.00019514142035584">
                <text:p>0.00019514142035584</text:p>
              </table:table-cell>
            </table:table-row>
            <table:table-row>
              <table:table-cell office:value-type="string">
                <text:p> infantry</text:p>
              </table:table-cell>
              <table:table-cell office:value-type="float" office:value="0.000195022896401038">
                <text:p>0.000195022896401038</text:p>
              </table:table-cell>
            </table:table-row>
            <table:table-row>
              <table:table-cell office:value-type="string">
                <text:p> sides</text:p>
              </table:table-cell>
              <table:table-cell office:value-type="float" office:value="0.000194904528032298">
                <text:p>0.000194904528032298</text:p>
              </table:table-cell>
            </table:table-row>
            <table:table-row>
              <table:table-cell office:value-type="string">
                <text:p> holding</text:p>
              </table:table-cell>
              <table:table-cell office:value-type="float" office:value="0.0001947863149358">
                <text:p>0.0001947863149358</text:p>
              </table:table-cell>
            </table:table-row>
            <table:table-row>
              <table:table-cell office:value-type="string">
                <text:p> suggested</text:p>
              </table:table-cell>
              <table:table-cell office:value-type="float" office:value="0.000194668256798576">
                <text:p>0.000194668256798576</text:p>
              </table:table-cell>
            </table:table-row>
            <table:table-row>
              <table:table-cell office:value-type="string">
                <text:p> prince</text:p>
              </table:table-cell>
              <table:table-cell office:value-type="float" office:value="0.00019455035330851">
                <text:p>0.00019455035330851</text:p>
              </table:table-cell>
            </table:table-row>
            <table:table-row>
              <table:table-cell office:value-type="string">
                <text:p> virtue</text:p>
              </table:table-cell>
              <table:table-cell office:value-type="float" office:value="0.000194432604154334">
                <text:p>0.000194432604154334</text:p>
              </table:table-cell>
            </table:table-row>
            <table:table-row>
              <table:table-cell office:value-type="string">
                <text:p> july</text:p>
              </table:table-cell>
              <table:table-cell office:value-type="float" office:value="0.000194315009025623">
                <text:p>0.000194315009025623</text:p>
              </table:table-cell>
            </table:table-row>
            <table:table-row>
              <table:table-cell office:value-type="string">
                <text:p> regular</text:p>
              </table:table-cell>
              <table:table-cell office:value-type="float" office:value="0.000194197567612796">
                <text:p>0.000194197567612796</text:p>
              </table:table-cell>
            </table:table-row>
            <table:table-row>
              <table:table-cell office:value-type="string">
                <text:p> false</text:p>
              </table:table-cell>
              <table:table-cell office:value-type="float" office:value="0.000194080279607111">
                <text:p>0.000194080279607111</text:p>
              </table:table-cell>
            </table:table-row>
            <table:table-row>
              <table:table-cell office:value-type="string">
                <text:p> blind</text:p>
              </table:table-cell>
              <table:table-cell office:value-type="float" office:value="0.000193963144700662">
                <text:p>0.000193963144700662</text:p>
              </table:table-cell>
            </table:table-row>
            <table:table-row>
              <table:table-cell office:value-type="string">
                <text:p> vain</text:p>
              </table:table-cell>
              <table:table-cell office:value-type="float" office:value="0.000193846162586376">
                <text:p>0.000193846162586376</text:p>
              </table:table-cell>
            </table:table-row>
            <table:table-row>
              <table:table-cell office:value-type="string">
                <text:p> dream</text:p>
              </table:table-cell>
              <table:table-cell office:value-type="float" office:value="0.000193729332958012">
                <text:p>0.000193729332958012</text:p>
              </table:table-cell>
            </table:table-row>
            <table:table-row>
              <table:table-cell office:value-type="string">
                <text:p> frequently</text:p>
              </table:table-cell>
              <table:table-cell office:value-type="float" office:value="0.000193612655510156">
                <text:p>0.000193612655510156</text:p>
              </table:table-cell>
            </table:table-row>
            <table:table-row>
              <table:table-cell office:value-type="string">
                <text:p> stories</text:p>
              </table:table-cell>
              <table:table-cell office:value-type="float" office:value="0.000193496129938218">
                <text:p>0.000193496129938218</text:p>
              </table:table-cell>
            </table:table-row>
            <table:table-row>
              <table:table-cell office:value-type="string">
                <text:p> hung</text:p>
              </table:table-cell>
              <table:table-cell office:value-type="float" office:value="0.000193379755938433">
                <text:p>0.000193379755938433</text:p>
              </table:table-cell>
            </table:table-row>
            <table:table-row>
              <table:table-cell office:value-type="string">
                <text:p> leg</text:p>
              </table:table-cell>
              <table:table-cell office:value-type="float" office:value="0.000193263533207852">
                <text:p>0.000193263533207852</text:p>
              </table:table-cell>
            </table:table-row>
            <table:table-row>
              <table:table-cell office:value-type="string">
                <text:p> highest</text:p>
              </table:table-cell>
              <table:table-cell office:value-type="float" office:value="0.000193147461444345">
                <text:p>0.000193147461444345</text:p>
              </table:table-cell>
            </table:table-row>
            <table:table-row>
              <table:table-cell office:value-type="string">
                <text:p> islands</text:p>
              </table:table-cell>
              <table:table-cell office:value-type="float" office:value="0.000193031540346596">
                <text:p>0.000193031540346596</text:p>
              </table:table-cell>
            </table:table-row>
            <table:table-row>
              <table:table-cell office:value-type="string">
                <text:p> pointed</text:p>
              </table:table-cell>
              <table:table-cell office:value-type="float" office:value="0.000192915769614098">
                <text:p>0.000192915769614098</text:p>
              </table:table-cell>
            </table:table-row>
            <table:table-row>
              <table:table-cell office:value-type="string">
                <text:p> ideas</text:p>
              </table:table-cell>
              <table:table-cell office:value-type="float" office:value="0.000192800148947154">
                <text:p>0.000192800148947154</text:p>
              </table:table-cell>
            </table:table-row>
            <table:table-row>
              <table:table-cell office:value-type="string">
                <text:p> text</text:p>
              </table:table-cell>
              <table:table-cell office:value-type="float" office:value="0.000192684678046874">
                <text:p>0.000192684678046874</text:p>
              </table:table-cell>
            </table:table-row>
            <table:table-row>
              <table:table-cell office:value-type="string">
                <text:p> removed</text:p>
              </table:table-cell>
              <table:table-cell office:value-type="float" office:value="0.000192569356615167">
                <text:p>0.000192569356615167</text:p>
              </table:table-cell>
            </table:table-row>
            <table:table-row>
              <table:table-cell office:value-type="string">
                <text:p> nobody</text:p>
              </table:table-cell>
              <table:table-cell office:value-type="float" office:value="0.000192454184354746">
                <text:p>0.000192454184354746</text:p>
              </table:table-cell>
            </table:table-row>
            <table:table-row>
              <table:table-cell office:value-type="string">
                <text:p> stay</text:p>
              </table:table-cell>
              <table:table-cell office:value-type="float" office:value="0.000192339160969119">
                <text:p>0.000192339160969119</text:p>
              </table:table-cell>
            </table:table-row>
            <table:table-row>
              <table:table-cell office:value-type="string">
                <text:p> likely</text:p>
              </table:table-cell>
              <table:table-cell office:value-type="float" office:value="0.00019222428616259">
                <text:p>0.00019222428616259</text:p>
              </table:table-cell>
            </table:table-row>
            <table:table-row>
              <table:table-cell office:value-type="string">
                <text:p> numbers</text:p>
              </table:table-cell>
              <table:table-cell office:value-type="float" office:value="0.000192109559640255">
                <text:p>0.000192109559640255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000191994981107999">
                <text:p>0.000191994981107999</text:p>
              </table:table-cell>
            </table:table-row>
            <table:table-row>
              <table:table-cell office:value-type="string">
                <text:p> organized</text:p>
              </table:table-cell>
              <table:table-cell office:value-type="float" office:value="0.000191880550272495">
                <text:p>0.000191880550272495</text:p>
              </table:table-cell>
            </table:table-row>
            <table:table-row>
              <table:table-cell office:value-type="string">
                <text:p> mighty</text:p>
              </table:table-cell>
              <table:table-cell office:value-type="float" office:value="0.000191766266841198">
                <text:p>0.000191766266841198</text:p>
              </table:table-cell>
            </table:table-row>
            <table:table-row>
              <table:table-cell office:value-type="string">
                <text:p> search</text:p>
              </table:table-cell>
              <table:table-cell office:value-type="float" office:value="0.000191652130522346">
                <text:p>0.000191652130522346</text:p>
              </table:table-cell>
            </table:table-row>
            <table:table-row>
              <table:table-cell office:value-type="string">
                <text:p> origin</text:p>
              </table:table-cell>
              <table:table-cell office:value-type="float" office:value="0.000191538141024957">
                <text:p>0.000191538141024957</text:p>
              </table:table-cell>
            </table:table-row>
            <table:table-row>
              <table:table-cell office:value-type="string">
                <text:p> mass</text:p>
              </table:table-cell>
              <table:table-cell office:value-type="float" office:value="0.000191424298058822">
                <text:p>0.000191424298058822</text:p>
              </table:table-cell>
            </table:table-row>
            <table:table-row>
              <table:table-cell office:value-type="string">
                <text:p> related</text:p>
              </table:table-cell>
              <table:table-cell office:value-type="float" office:value="0.000191310601334509">
                <text:p>0.000191310601334509</text:p>
              </table:table-cell>
            </table:table-row>
            <table:table-row>
              <table:table-cell office:value-type="string">
                <text:p> telling</text:p>
              </table:table-cell>
              <table:table-cell office:value-type="float" office:value="0.000191197050563354">
                <text:p>0.000191197050563354</text:p>
              </table:table-cell>
            </table:table-row>
            <table:table-row>
              <table:table-cell office:value-type="string">
                <text:p> she's</text:p>
              </table:table-cell>
              <table:table-cell office:value-type="float" office:value="0.000191083645457465">
                <text:p>0.000191083645457465</text:p>
              </table:table-cell>
            </table:table-row>
            <table:table-row>
              <table:table-cell office:value-type="string">
                <text:p> growing</text:p>
              </table:table-cell>
              <table:table-cell office:value-type="float" office:value="0.000190970385729713">
                <text:p>0.000190970385729713</text:p>
              </table:table-cell>
            </table:table-row>
            <table:table-row>
              <table:table-cell office:value-type="string">
                <text:p> increase</text:p>
              </table:table-cell>
              <table:table-cell office:value-type="float" office:value="0.000190857271093732">
                <text:p>0.000190857271093732</text:p>
              </table:table-cell>
            </table:table-row>
            <table:table-row>
              <table:table-cell office:value-type="string">
                <text:p> distribute</text:p>
              </table:table-cell>
              <table:table-cell office:value-type="float" office:value="0.000190744301263921">
                <text:p>0.000190744301263921</text:p>
              </table:table-cell>
            </table:table-row>
            <table:table-row>
              <table:table-cell office:value-type="string">
                <text:p> h</text:p>
              </table:table-cell>
              <table:table-cell office:value-type="float" office:value="0.000190631475955432">
                <text:p>0.000190631475955432</text:p>
              </table:table-cell>
            </table:table-row>
            <table:table-row>
              <table:table-cell office:value-type="string">
                <text:p> saved</text:p>
              </table:table-cell>
              <table:table-cell office:value-type="float" office:value="0.000190518794884176">
                <text:p>0.000190518794884176</text:p>
              </table:table-cell>
            </table:table-row>
            <table:table-row>
              <table:table-cell office:value-type="string">
                <text:p> streets</text:p>
              </table:table-cell>
              <table:table-cell office:value-type="float" office:value="0.000190406257766815">
                <text:p>0.000190406257766815</text:p>
              </table:table-cell>
            </table:table-row>
            <table:table-row>
              <table:table-cell office:value-type="string">
                <text:p> michael</text:p>
              </table:table-cell>
              <table:table-cell office:value-type="float" office:value="0.000190293864320765">
                <text:p>0.000190293864320765</text:p>
              </table:table-cell>
            </table:table-row>
            <table:table-row>
              <table:table-cell office:value-type="string">
                <text:p> reaching</text:p>
              </table:table-cell>
              <table:table-cell office:value-type="float" office:value="0.000190181614264187">
                <text:p>0.000190181614264187</text:p>
              </table:table-cell>
            </table:table-row>
            <table:table-row>
              <table:table-cell office:value-type="string">
                <text:p> plan</text:p>
              </table:table-cell>
              <table:table-cell office:value-type="float" office:value="0.000190069507315988">
                <text:p>0.000190069507315988</text:p>
              </table:table-cell>
            </table:table-row>
            <table:table-row>
              <table:table-cell office:value-type="string">
                <text:p> intellectual</text:p>
              </table:table-cell>
              <table:table-cell office:value-type="float" office:value="0.000189957543195821">
                <text:p>0.000189957543195821</text:p>
              </table:table-cell>
            </table:table-row>
            <table:table-row>
              <table:table-cell office:value-type="string">
                <text:p> confusion</text:p>
              </table:table-cell>
              <table:table-cell office:value-type="float" office:value="0.000189845721624075">
                <text:p>0.000189845721624075</text:p>
              </table:table-cell>
            </table:table-row>
            <table:table-row>
              <table:table-cell office:value-type="string">
                <text:p> regiment</text:p>
              </table:table-cell>
              <table:table-cell office:value-type="float" office:value="0.000189734042321883">
                <text:p>0.000189734042321883</text:p>
              </table:table-cell>
            </table:table-row>
            <table:table-row>
              <table:table-cell office:value-type="string">
                <text:p> devil</text:p>
              </table:table-cell>
              <table:table-cell office:value-type="float" office:value="0.000189622505011108">
                <text:p>0.000189622505011108</text:p>
              </table:table-cell>
            </table:table-row>
            <table:table-row>
              <table:table-cell office:value-type="string">
                <text:p> proposition</text:p>
              </table:table-cell>
              <table:table-cell office:value-type="float" office:value="0.00018951110941435">
                <text:p>0.00018951110941435</text:p>
              </table:table-cell>
            </table:table-row>
            <table:table-row>
              <table:table-cell office:value-type="string">
                <text:p> impression</text:p>
              </table:table-cell>
              <table:table-cell office:value-type="float" office:value="0.00018939985525494">
                <text:p>0.00018939985525494</text:p>
              </table:table-cell>
            </table:table-row>
            <table:table-row>
              <table:table-cell office:value-type="string">
                <text:p> arrival</text:p>
              </table:table-cell>
              <table:table-cell office:value-type="float" office:value="0.000189288742256936">
                <text:p>0.000189288742256936</text:p>
              </table:table-cell>
            </table:table-row>
            <table:table-row>
              <table:table-cell office:value-type="string">
                <text:p> armies</text:p>
              </table:table-cell>
              <table:table-cell office:value-type="float" office:value="0.000189177770145122">
                <text:p>0.000189177770145122</text:p>
              </table:table-cell>
            </table:table-row>
            <table:table-row>
              <table:table-cell office:value-type="string">
                <text:p> modification</text:p>
              </table:table-cell>
              <table:table-cell office:value-type="float" office:value="0.000189066938645007">
                <text:p>0.000189066938645007</text:p>
              </table:table-cell>
            </table:table-row>
            <table:table-row>
              <table:table-cell office:value-type="string">
                <text:p> posted</text:p>
              </table:table-cell>
              <table:table-cell office:value-type="float" office:value="0.000188956247482821">
                <text:p>0.000188956247482821</text:p>
              </table:table-cell>
            </table:table-row>
            <table:table-row>
              <table:table-cell office:value-type="string">
                <text:p> nations</text:p>
              </table:table-cell>
              <table:table-cell office:value-type="float" office:value="0.000188845696385511">
                <text:p>0.000188845696385511</text:p>
              </table:table-cell>
            </table:table-row>
            <table:table-row>
              <table:table-cell office:value-type="string">
                <text:p> youth</text:p>
              </table:table-cell>
              <table:table-cell office:value-type="float" office:value="0.000188735285080744">
                <text:p>0.000188735285080744</text:p>
              </table:table-cell>
            </table:table-row>
            <table:table-row>
              <table:table-cell office:value-type="string">
                <text:p> meeting</text:p>
              </table:table-cell>
              <table:table-cell office:value-type="float" office:value="0.000188625013296899">
                <text:p>0.000188625013296899</text:p>
              </table:table-cell>
            </table:table-row>
            <table:table-row>
              <table:table-cell office:value-type="string">
                <text:p> errors</text:p>
              </table:table-cell>
              <table:table-cell office:value-type="float" office:value="0.000188514880763066">
                <text:p>0.000188514880763066</text:p>
              </table:table-cell>
            </table:table-row>
            <table:table-row>
              <table:table-cell office:value-type="string">
                <text:p> web</text:p>
              </table:table-cell>
              <table:table-cell office:value-type="float" office:value="0.000188404887209047">
                <text:p>0.000188404887209047</text:p>
              </table:table-cell>
            </table:table-row>
            <table:table-row>
              <table:table-cell office:value-type="string">
                <text:p> chamber</text:p>
              </table:table-cell>
              <table:table-cell office:value-type="float" office:value="0.000188295032365348">
                <text:p>0.000188295032365348</text:p>
              </table:table-cell>
            </table:table-row>
            <table:table-row>
              <table:table-cell office:value-type="string">
                <text:p> wise</text:p>
              </table:table-cell>
              <table:table-cell office:value-type="float" office:value="0.000188185315963183">
                <text:p>0.000188185315963183</text:p>
              </table:table-cell>
            </table:table-row>
            <table:table-row>
              <table:table-cell office:value-type="string">
                <text:p> jaggers</text:p>
              </table:table-cell>
              <table:table-cell office:value-type="float" office:value="0.000188075737734466">
                <text:p>0.000188075737734466</text:p>
              </table:table-cell>
            </table:table-row>
            <table:table-row>
              <table:table-cell office:value-type="string">
                <text:p> principal</text:p>
              </table:table-cell>
              <table:table-cell office:value-type="float" office:value="0.000187966297411812">
                <text:p>0.000187966297411812</text:p>
              </table:table-cell>
            </table:table-row>
            <table:table-row>
              <table:table-cell office:value-type="string">
                <text:p> duties</text:p>
              </table:table-cell>
              <table:table-cell office:value-type="float" office:value="0.000187856994728536">
                <text:p>0.000187856994728536</text:p>
              </table:table-cell>
            </table:table-row>
            <table:table-row>
              <table:table-cell office:value-type="string">
                <text:p> gods</text:p>
              </table:table-cell>
              <table:table-cell office:value-type="float" office:value="0.000187747829418644">
                <text:p>0.000187747829418644</text:p>
              </table:table-cell>
            </table:table-row>
            <table:table-row>
              <table:table-cell office:value-type="string">
                <text:p> parent</text:p>
              </table:table-cell>
              <table:table-cell office:value-type="float" office:value="0.00018763880121684">
                <text:p>0.00018763880121684</text:p>
              </table:table-cell>
            </table:table-row>
            <table:table-row>
              <table:table-cell office:value-type="string">
                <text:p> taught</text:p>
              </table:table-cell>
              <table:table-cell office:value-type="float" office:value="0.000187529909858516">
                <text:p>0.000187529909858516</text:p>
              </table:table-cell>
            </table:table-row>
            <table:table-row>
              <table:table-cell office:value-type="string">
                <text:p> christmas</text:p>
              </table:table-cell>
              <table:table-cell office:value-type="float" office:value="0.000187421155079753">
                <text:p>0.000187421155079753</text:p>
              </table:table-cell>
            </table:table-row>
            <table:table-row>
              <table:table-cell office:value-type="string">
                <text:p> medium</text:p>
              </table:table-cell>
              <table:table-cell office:value-type="float" office:value="0.000187312536617321">
                <text:p>0.000187312536617321</text:p>
              </table:table-cell>
            </table:table-row>
            <table:table-row>
              <table:table-cell office:value-type="string">
                <text:p> record</text:p>
              </table:table-cell>
              <table:table-cell office:value-type="float" office:value="0.000187204054208671">
                <text:p>0.000187204054208671</text:p>
              </table:table-cell>
            </table:table-row>
            <table:table-row>
              <table:table-cell office:value-type="string">
                <text:p> asleep</text:p>
              </table:table-cell>
              <table:table-cell office:value-type="float" office:value="0.000187095707591938">
                <text:p>0.000187095707591938</text:p>
              </table:table-cell>
            </table:table-row>
            <table:table-row>
              <table:table-cell office:value-type="string">
                <text:p> falling</text:p>
              </table:table-cell>
              <table:table-cell office:value-type="float" office:value="0.000186987496505936">
                <text:p>0.000186987496505936</text:p>
              </table:table-cell>
            </table:table-row>
            <table:table-row>
              <table:table-cell office:value-type="string">
                <text:p> rising</text:p>
              </table:table-cell>
              <table:table-cell office:value-type="float" office:value="0.000186879420690157">
                <text:p>0.000186879420690157</text:p>
              </table:table-cell>
            </table:table-row>
            <table:table-row>
              <table:table-cell office:value-type="string">
                <text:p> federation</text:p>
              </table:table-cell>
              <table:table-cell office:value-type="float" office:value="0.000186771479884769">
                <text:p>0.000186771479884769</text:p>
              </table:table-cell>
            </table:table-row>
            <table:table-row>
              <table:table-cell office:value-type="string">
                <text:p> dollars</text:p>
              </table:table-cell>
              <table:table-cell office:value-type="float" office:value="0.000186663673830611">
                <text:p>0.000186663673830611</text:p>
              </table:table-cell>
            </table:table-row>
            <table:table-row>
              <table:table-cell office:value-type="string">
                <text:p> ma'am</text:p>
              </table:table-cell>
              <table:table-cell office:value-type="float" office:value="0.000186556002269195">
                <text:p>0.000186556002269195</text:p>
              </table:table-cell>
            </table:table-row>
            <table:table-row>
              <table:table-cell office:value-type="string">
                <text:p> nose</text:p>
              </table:table-cell>
              <table:table-cell office:value-type="float" office:value="0.000186448464942701">
                <text:p>0.000186448464942701</text:p>
              </table:table-cell>
            </table:table-row>
            <table:table-row>
              <table:table-cell office:value-type="string">
                <text:p> mission</text:p>
              </table:table-cell>
              <table:table-cell office:value-type="float" office:value="0.000186341061593976">
                <text:p>0.000186341061593976</text:p>
              </table:table-cell>
            </table:table-row>
            <table:table-row>
              <table:table-cell office:value-type="string">
                <text:p> visible</text:p>
              </table:table-cell>
              <table:table-cell office:value-type="float" office:value="0.00018623379196653">
                <text:p>0.00018623379196653</text:p>
              </table:table-cell>
            </table:table-row>
            <table:table-row>
              <table:table-cell office:value-type="string">
                <text:p> lies</text:p>
              </table:table-cell>
              <table:table-cell office:value-type="float" office:value="0.000186126655804538">
                <text:p>0.000186126655804538</text:p>
              </table:table-cell>
            </table:table-row>
            <table:table-row>
              <table:table-cell office:value-type="string">
                <text:p> adrian</text:p>
              </table:table-cell>
              <table:table-cell office:value-type="float" office:value="0.000186019652852833">
                <text:p>0.000186019652852833</text:p>
              </table:table-cell>
            </table:table-row>
            <table:table-row>
              <table:table-cell office:value-type="string">
                <text:p> breakfast</text:p>
              </table:table-cell>
              <table:table-cell office:value-type="float" office:value="0.000185912782856906">
                <text:p>0.000185912782856906</text:p>
              </table:table-cell>
            </table:table-row>
            <table:table-row>
              <table:table-cell office:value-type="string">
                <text:p> touch</text:p>
              </table:table-cell>
              <table:table-cell office:value-type="float" office:value="0.000185806045562904">
                <text:p>0.000185806045562904</text:p>
              </table:table-cell>
            </table:table-row>
            <table:table-row>
              <table:table-cell office:value-type="string">
                <text:p> afterward</text:p>
              </table:table-cell>
              <table:table-cell office:value-type="float" office:value="0.000185699440717629">
                <text:p>0.000185699440717629</text:p>
              </table:table-cell>
            </table:table-row>
            <table:table-row>
              <table:table-cell office:value-type="string">
                <text:p> christ</text:p>
              </table:table-cell>
              <table:table-cell office:value-type="float" office:value="0.000185592968068534">
                <text:p>0.000185592968068534</text:p>
              </table:table-cell>
            </table:table-row>
            <table:table-row>
              <table:table-cell office:value-type="string">
                <text:p> april</text:p>
              </table:table-cell>
              <table:table-cell office:value-type="float" office:value="0.00018548662736372">
                <text:p>0.00018548662736372</text:p>
              </table:table-cell>
            </table:table-row>
            <table:table-row>
              <table:table-cell office:value-type="string">
                <text:p> wine</text:p>
              </table:table-cell>
              <table:table-cell office:value-type="float" office:value="0.000185380418351936">
                <text:p>0.000185380418351936</text:p>
              </table:table-cell>
            </table:table-row>
            <table:table-row>
              <table:table-cell office:value-type="string">
                <text:p> indians</text:p>
              </table:table-cell>
              <table:table-cell office:value-type="float" office:value="0.000185274340782579">
                <text:p>0.000185274340782579</text:p>
              </table:table-cell>
            </table:table-row>
            <table:table-row>
              <table:table-cell office:value-type="string">
                <text:p> aid</text:p>
              </table:table-cell>
              <table:table-cell office:value-type="float" office:value="0.000185168394405685">
                <text:p>0.000185168394405685</text:p>
              </table:table-cell>
            </table:table-row>
            <table:table-row>
              <table:table-cell office:value-type="string">
                <text:p> finding</text:p>
              </table:table-cell>
              <table:table-cell office:value-type="float" office:value="0.000185062578971933">
                <text:p>0.000185062578971933</text:p>
              </table:table-cell>
            </table:table-row>
            <table:table-row>
              <table:table-cell office:value-type="string">
                <text:p> singular</text:p>
              </table:table-cell>
              <table:table-cell office:value-type="float" office:value="0.000184956894232643">
                <text:p>0.000184956894232643</text:p>
              </table:table-cell>
            </table:table-row>
            <table:table-row>
              <table:table-cell office:value-type="string">
                <text:p> attached</text:p>
              </table:table-cell>
              <table:table-cell office:value-type="float" office:value="0.000184851339939769">
                <text:p>0.000184851339939769</text:p>
              </table:table-cell>
            </table:table-row>
            <table:table-row>
              <table:table-cell office:value-type="string">
                <text:p> allen</text:p>
              </table:table-cell>
              <table:table-cell office:value-type="float" office:value="0.000184745915845902">
                <text:p>0.000184745915845902</text:p>
              </table:table-cell>
            </table:table-row>
            <table:table-row>
              <table:table-cell office:value-type="string">
                <text:p> agreed</text:p>
              </table:table-cell>
              <table:table-cell office:value-type="float" office:value="0.000184640621704264">
                <text:p>0.000184640621704264</text:p>
              </table:table-cell>
            </table:table-row>
            <table:table-row>
              <table:table-cell office:value-type="string">
                <text:p> played</text:p>
              </table:table-cell>
              <table:table-cell office:value-type="float" office:value="0.000184535457268709">
                <text:p>0.000184535457268709</text:p>
              </table:table-cell>
            </table:table-row>
            <table:table-row>
              <table:table-cell office:value-type="string">
                <text:p> generations</text:p>
              </table:table-cell>
              <table:table-cell office:value-type="float" office:value="0.00018443042229372">
                <text:p>0.00018443042229372</text:p>
              </table:table-cell>
            </table:table-row>
            <table:table-row>
              <table:table-cell office:value-type="string">
                <text:p> mowgli</text:p>
              </table:table-cell>
              <table:table-cell office:value-type="float" office:value="0.000184325516534406">
                <text:p>0.000184325516534406</text:p>
              </table:table-cell>
            </table:table-row>
            <table:table-row>
              <table:table-cell office:value-type="string">
                <text:p> roof</text:p>
              </table:table-cell>
              <table:table-cell office:value-type="float" office:value="0.000184220739746503">
                <text:p>0.000184220739746503</text:p>
              </table:table-cell>
            </table:table-row>
            <table:table-row>
              <table:table-cell office:value-type="string">
                <text:p> artillery</text:p>
              </table:table-cell>
              <table:table-cell office:value-type="float" office:value="0.000184116091686366">
                <text:p>0.000184116091686366</text:p>
              </table:table-cell>
            </table:table-row>
            <table:table-row>
              <table:table-cell office:value-type="string">
                <text:p> tea</text:p>
              </table:table-cell>
              <table:table-cell office:value-type="float" office:value="0.000184011572110975">
                <text:p>0.000184011572110975</text:p>
              </table:table-cell>
            </table:table-row>
            <table:table-row>
              <table:table-cell office:value-type="string">
                <text:p> obliged</text:p>
              </table:table-cell>
              <table:table-cell office:value-type="float" office:value="0.000183907180777925">
                <text:p>0.000183907180777925</text:p>
              </table:table-cell>
            </table:table-row>
            <table:table-row>
              <table:table-cell office:value-type="string">
                <text:p> satisfied</text:p>
              </table:table-cell>
              <table:table-cell office:value-type="float" office:value="0.000183802917445431">
                <text:p>0.000183802917445431</text:p>
              </table:table-cell>
            </table:table-row>
            <table:table-row>
              <table:table-cell office:value-type="string">
                <text:p> directed</text:p>
              </table:table-cell>
              <table:table-cell office:value-type="float" office:value="0.00018369878187232">
                <text:p>0.00018369878187232</text:p>
              </table:table-cell>
            </table:table-row>
            <table:table-row>
              <table:table-cell office:value-type="string">
                <text:p> creatures</text:p>
              </table:table-cell>
              <table:table-cell office:value-type="float" office:value="0.000183594773818034">
                <text:p>0.000183594773818034</text:p>
              </table:table-cell>
            </table:table-row>
            <table:table-row>
              <table:table-cell office:value-type="string">
                <text:p> nevertheless</text:p>
              </table:table-cell>
              <table:table-cell office:value-type="float" office:value="0.000183490893042625">
                <text:p>0.000183490893042625</text:p>
              </table:table-cell>
            </table:table-row>
            <table:table-row>
              <table:table-cell office:value-type="string">
                <text:p> pipe</text:p>
              </table:table-cell>
              <table:table-cell office:value-type="float" office:value="0.000183387139306755">
                <text:p>0.000183387139306755</text:p>
              </table:table-cell>
            </table:table-row>
            <table:table-row>
              <table:table-cell office:value-type="string">
                <text:p> obtain</text:p>
              </table:table-cell>
              <table:table-cell office:value-type="float" office:value="0.000183283512371691">
                <text:p>0.000183283512371691</text:p>
              </table:table-cell>
            </table:table-row>
            <table:table-row>
              <table:table-cell office:value-type="string">
                <text:p> recent</text:p>
              </table:table-cell>
              <table:table-cell office:value-type="float" office:value="0.000183180011999307">
                <text:p>0.000183180011999307</text:p>
              </table:table-cell>
            </table:table-row>
            <table:table-row>
              <table:table-cell office:value-type="string">
                <text:p> shop</text:p>
              </table:table-cell>
              <table:table-cell office:value-type="float" office:value="0.000183076637952079">
                <text:p>0.000183076637952079</text:p>
              </table:table-cell>
            </table:table-row>
            <table:table-row>
              <table:table-cell office:value-type="string">
                <text:p> civil</text:p>
              </table:table-cell>
              <table:table-cell office:value-type="float" office:value="0.000182973389993085">
                <text:p>0.000182973389993085</text:p>
              </table:table-cell>
            </table:table-row>
            <table:table-row>
              <table:table-cell office:value-type="string">
                <text:p> employed</text:p>
              </table:table-cell>
              <table:table-cell office:value-type="float" office:value="0.000182870267886002">
                <text:p>0.000182870267886002</text:p>
              </table:table-cell>
            </table:table-row>
            <table:table-row>
              <table:table-cell office:value-type="string">
                <text:p> active</text:p>
              </table:table-cell>
              <table:table-cell office:value-type="float" office:value="0.000182767271395105">
                <text:p>0.000182767271395105</text:p>
              </table:table-cell>
            </table:table-row>
            <table:table-row>
              <table:table-cell office:value-type="string">
                <text:p> built</text:p>
              </table:table-cell>
              <table:table-cell office:value-type="float" office:value="0.000182664400285263">
                <text:p>0.000182664400285263</text:p>
              </table:table-cell>
            </table:table-row>
            <table:table-row>
              <table:table-cell office:value-type="string">
                <text:p> extended</text:p>
              </table:table-cell>
              <table:table-cell office:value-type="float" office:value="0.000182561654321939">
                <text:p>0.000182561654321939</text:p>
              </table:table-cell>
            </table:table-row>
            <table:table-row>
              <table:table-cell office:value-type="string">
                <text:p> habit</text:p>
              </table:table-cell>
              <table:table-cell office:value-type="float" office:value="0.00018245903327119">
                <text:p>0.00018245903327119</text:p>
              </table:table-cell>
            </table:table-row>
            <table:table-row>
              <table:table-cell office:value-type="string">
                <text:p> loved</text:p>
              </table:table-cell>
              <table:table-cell office:value-type="float" office:value="0.00018235653689966">
                <text:p>0.00018235653689966</text:p>
              </table:table-cell>
            </table:table-row>
            <table:table-row>
              <table:table-cell office:value-type="string">
                <text:p> hall</text:p>
              </table:table-cell>
              <table:table-cell office:value-type="float" office:value="0.000182254164974582">
                <text:p>0.000182254164974582</text:p>
              </table:table-cell>
            </table:table-row>
            <table:table-row>
              <table:table-cell office:value-type="string">
                <text:p> twice</text:p>
              </table:table-cell>
              <table:table-cell office:value-type="float" office:value="0.000182151917263776">
                <text:p>0.000182151917263776</text:p>
              </table:table-cell>
            </table:table-row>
            <table:table-row>
              <table:table-cell office:value-type="string">
                <text:p> descended</text:p>
              </table:table-cell>
              <table:table-cell office:value-type="float" office:value="0.000182049793535645">
                <text:p>0.000182049793535645</text:p>
              </table:table-cell>
            </table:table-row>
            <table:table-row>
              <table:table-cell office:value-type="string">
                <text:p> thick</text:p>
              </table:table-cell>
              <table:table-cell office:value-type="float" office:value="0.000181947793559175">
                <text:p>0.000181947793559175</text:p>
              </table:table-cell>
            </table:table-row>
            <table:table-row>
              <table:table-cell office:value-type="string">
                <text:p> using</text:p>
              </table:table-cell>
              <table:table-cell office:value-type="float" office:value="0.000181845917103933">
                <text:p>0.000181845917103933</text:p>
              </table:table-cell>
            </table:table-row>
            <table:table-row>
              <table:table-cell office:value-type="string">
                <text:p> greek</text:p>
              </table:table-cell>
              <table:table-cell office:value-type="float" office:value="0.000181744163940063">
                <text:p>0.000181744163940063</text:p>
              </table:table-cell>
            </table:table-row>
            <table:table-row>
              <table:table-cell office:value-type="string">
                <text:p> included</text:p>
              </table:table-cell>
              <table:table-cell office:value-type="float" office:value="0.000181642533838288">
                <text:p>0.000181642533838288</text:p>
              </table:table-cell>
            </table:table-row>
            <table:table-row>
              <table:table-cell office:value-type="string">
                <text:p> accompanied</text:p>
              </table:table-cell>
              <table:table-cell office:value-type="float" office:value="0.000181541026569905">
                <text:p>0.000181541026569905</text:p>
              </table:table-cell>
            </table:table-row>
            <table:table-row>
              <table:table-cell office:value-type="string">
                <text:p> connected</text:p>
              </table:table-cell>
              <table:table-cell office:value-type="float" office:value="0.000181439641906784">
                <text:p>0.000181439641906784</text:p>
              </table:table-cell>
            </table:table-row>
            <table:table-row>
              <table:table-cell office:value-type="string">
                <text:p> campaign</text:p>
              </table:table-cell>
              <table:table-cell office:value-type="float" office:value="0.000181338379621368">
                <text:p>0.000181338379621368</text:p>
              </table:table-cell>
            </table:table-row>
            <table:table-row>
              <table:table-cell office:value-type="string">
                <text:p> remembered</text:p>
              </table:table-cell>
              <table:table-cell office:value-type="float" office:value="0.000181237239486668">
                <text:p>0.000181237239486668</text:p>
              </table:table-cell>
            </table:table-row>
            <table:table-row>
              <table:table-cell office:value-type="string">
                <text:p> phrase</text:p>
              </table:table-cell>
              <table:table-cell office:value-type="float" office:value="0.000181136221276263">
                <text:p>0.000181136221276263</text:p>
              </table:table-cell>
            </table:table-row>
            <table:table-row>
              <table:table-cell office:value-type="string">
                <text:p> declared</text:p>
              </table:table-cell>
              <table:table-cell office:value-type="float" office:value="0.0001810353247643">
                <text:p>0.0001810353247643</text:p>
              </table:table-cell>
            </table:table-row>
            <table:table-row>
              <table:table-cell office:value-type="string">
                <text:p> leaves</text:p>
              </table:table-cell>
              <table:table-cell office:value-type="float" office:value="0.000180934549725487">
                <text:p>0.000180934549725487</text:p>
              </table:table-cell>
            </table:table-row>
            <table:table-row>
              <table:table-cell office:value-type="string">
                <text:p> accept</text:p>
              </table:table-cell>
              <table:table-cell office:value-type="float" office:value="0.000180833895935097">
                <text:p>0.000180833895935097</text:p>
              </table:table-cell>
            </table:table-row>
            <table:table-row>
              <table:table-cell office:value-type="string">
                <text:p> comply</text:p>
              </table:table-cell>
              <table:table-cell office:value-type="float" office:value="0.000180733363168964">
                <text:p>0.000180733363168964</text:p>
              </table:table-cell>
            </table:table-row>
            <table:table-row>
              <table:table-cell office:value-type="string">
                <text:p> looks</text:p>
              </table:table-cell>
              <table:table-cell office:value-type="float" office:value="0.000180632951203479">
                <text:p>0.000180632951203479</text:p>
              </table:table-cell>
            </table:table-row>
            <table:table-row>
              <table:table-cell office:value-type="string">
                <text:p> highly</text:p>
              </table:table-cell>
              <table:table-cell office:value-type="float" office:value="0.000180532659815591">
                <text:p>0.000180532659815591</text:p>
              </table:table-cell>
            </table:table-row>
            <table:table-row>
              <table:table-cell office:value-type="string">
                <text:p> ages</text:p>
              </table:table-cell>
              <table:table-cell office:value-type="float" office:value="0.000180432488782806">
                <text:p>0.000180432488782806</text:p>
              </table:table-cell>
            </table:table-row>
            <table:table-row>
              <table:table-cell office:value-type="string">
                <text:p> follows</text:p>
              </table:table-cell>
              <table:table-cell office:value-type="float" office:value="0.000180332437883183">
                <text:p>0.000180332437883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